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24.77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6.53mm"/>
    </style:style>
    <style:style style:name="co16" style:family="table-column">
      <style:table-column-properties fo:break-before="auto" style:column-width="28.05mm"/>
    </style:style>
    <style:style style:name="co17" style:family="table-column">
      <style:table-column-properties fo:break-before="auto" style:column-width="37.8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20.41mm"/>
    </style:style>
    <style:style style:name="co20" style:family="table-column">
      <style:table-column-properties fo:break-before="auto" style:column-width="11.99mm"/>
    </style:style>
    <style:style style:name="co21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default-cell-style-name="ce4"/>
        <table:table-column table:style-name="co5" table:number-columns-repeated="5" table:default-cell-style-name="ce4"/>
        <table:table-row table:style-name="ro1">
          <table:table-cell/>
          <table:table-cell office:value-type="string" calcext:value-type="string">
            <text:p>Sensitivitiy (Standard error)</text:p>
          </table:table-cell>
          <table:table-cell table:number-columns-repeated="16"/>
          <table:table-cell office:value-type="string" calcext:value-type="string">
            <text:p>W matrix</text:p>
          </table:table-cell>
          <table:table-cell table:number-columns-repeated="2"/>
          <table:table-cell office:value-type="string" calcext:value-type="string">
            <text:p>V matri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V CRBM2</text:p>
          </table:table-cell>
          <table:table-cell office:value-type="string" calcext:value-type="string">
            <text:p>LV CRBM2 10%</text:p>
          </table:table-cell>
          <table:table-cell office:value-type="string" calcext:value-type="string">
            <text:p>+/- %</text:p>
          </table:table-cell>
          <table:table-cell/>
          <table:table-cell office:value-type="string" calcext:value-type="string">
            <text:p>LV CRBM4</text:p>
          </table:table-cell>
          <table:table-cell office:value-type="string" calcext:value-type="string">
            <text:p>LV CRBM4 10%</text:p>
          </table:table-cell>
          <table:table-cell table:number-columns-repeated="2"/>
          <table:table-cell office:value-type="string" calcext:value-type="string">
            <text:p>LV CRBM8</text:p>
          </table:table-cell>
          <table:table-cell office:value-type="string" calcext:value-type="string">
            <text:p>LV CRBM8 10%</text:p>
          </table:table-cell>
          <table:table-cell table:number-columns-repeated="3"/>
          <table:table-cell office:value-type="string" calcext:value-type="string">
            <text:p>LV CRBM16 10%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5605838618922" calcext:value-type="float">
            <text:p>20.5605838618922</text:p>
          </table:table-cell>
          <table:table-cell table:style-name="Default" office:value-type="float" office:value="771.006349315036" calcext:value-type="float">
            <text:p>771.006349315036</text:p>
          </table:table-cell>
          <table:table-cell table:formula="of:=([.C3]-[.B3])" office:value-type="float" office:value="750.445765453144" calcext:value-type="float">
            <text:p>750.446</text:p>
          </table:table-cell>
          <table:table-cell/>
          <table:table-cell table:style-name="Default" office:value-type="float" office:value="1.95300046446812" calcext:value-type="float">
            <text:p>1.95300046446812</text:p>
          </table:table-cell>
          <table:table-cell table:style-name="Default" office:value-type="float" office:value="5.16533551861601" calcext:value-type="float">
            <text:p>5.16533551861601</text:p>
          </table:table-cell>
          <table:table-cell table:formula="of:=([.G3]-[.F3])" office:value-type="float" office:value="3.21233505414789" calcext:value-type="float">
            <text:p>3.212</text:p>
          </table:table-cell>
          <table:table-cell/>
          <table:table-cell table:style-name="Default" office:value-type="float" office:value="2.08210703797552" calcext:value-type="float">
            <text:p>2.08210703797552</text:p>
          </table:table-cell>
          <table:table-cell table:style-name="Default" office:value-type="float" office:value="11.3366341522901" calcext:value-type="float">
            <text:p>11.3366341522901</text:p>
          </table:table-cell>
          <table:table-cell table:formula="of:=([.K3]-[.J3])" office:value-type="float" office:value="9.25452711431458" calcext:value-type="float">
            <text:p>9.255</text:p>
          </table:table-cell>
          <table:table-cell/>
          <table:table-cell table:style-name="Default" office:value-type="float" office:value="1.94377173365773" calcext:value-type="float">
            <text:p>1.94377173365773</text:p>
          </table:table-cell>
          <table:table-cell table:style-name="Default" office:value-type="float" office:value="6.67281209331933" calcext:value-type="float">
            <text:p>6.67281209331933</text:p>
          </table:table-cell>
          <table:table-cell table:number-columns-repeated="2"/>
          <table:table-cell office:value-type="string" calcext:value-type="string">
            <text:p>COND CRBM2</text:p>
          </table:table-cell>
          <table:table-cell table:formula="of:=AVERAGEIF([.B3:.B275];&quot;&lt;100&quot;)" office:value-type="float" office:value="2.90415635285987" calcext:value-type="float">
            <text:p>2.90415635285987</text:p>
          </table:table-cell>
          <table:table-cell/>
          <table:table-cell office:value-type="string" calcext:value-type="string">
            <text:p>LV</text:p>
          </table:table-cell>
          <table:table-cell table:formula="of:=AVERAGEIF([.B276:.B343];&quot;&lt;100&quot;)" office:value-type="float" office:value="0.394153335889251" calcext:value-type="float">
            <text:p>0.394153335889251</text:p>
          </table:table-cell>
          <table:table-cell/>
          <table:table-cell table:formula="of:=343-276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8713008358548" calcext:value-type="float">
            <text:p>0.118713008358548</text:p>
          </table:table-cell>
          <table:table-cell table:style-name="Default" office:value-type="float" office:value="0.31909755068047" calcext:value-type="float">
            <text:p>0.31909755068047</text:p>
          </table:table-cell>
          <table:table-cell table:formula="of:=([.C4]-[.B4])" office:value-type="float" office:value="0.200384542321922" calcext:value-type="float">
            <text:p>0.200</text:p>
          </table:table-cell>
          <table:table-cell/>
          <table:table-cell table:style-name="Default" office:value-type="float" office:value="0.116942456926406" calcext:value-type="float">
            <text:p>0.116942456926406</text:p>
          </table:table-cell>
          <table:table-cell table:style-name="Default" office:value-type="float" office:value="0.300311816305938" calcext:value-type="float">
            <text:p>0.300311816305938</text:p>
          </table:table-cell>
          <table:table-cell table:formula="of:=([.G4]-[.F4])" office:value-type="float" office:value="0.183369359379532" calcext:value-type="float">
            <text:p>0.183</text:p>
          </table:table-cell>
          <table:table-cell/>
          <table:table-cell table:style-name="Default" office:value-type="float" office:value="0.118064084836076" calcext:value-type="float">
            <text:p>0.118064084836076</text:p>
          </table:table-cell>
          <table:table-cell table:style-name="Default" office:value-type="float" office:value="0.305285378031088" calcext:value-type="float">
            <text:p>0.305285378031088</text:p>
          </table:table-cell>
          <table:table-cell table:formula="of:=([.K4]-[.J4])" office:value-type="float" office:value="0.187221293195012" calcext:value-type="float">
            <text:p>0.187</text:p>
          </table:table-cell>
          <table:table-cell/>
          <table:table-cell table:style-name="Default" office:value-type="float" office:value="0.117166195870212" calcext:value-type="float">
            <text:p>0.117166195870212</text:p>
          </table:table-cell>
          <table:table-cell table:style-name="Default" office:value-type="float" office:value="0.306874677396275" calcext:value-type="float">
            <text:p>0.306874677396275</text:p>
          </table:table-cell>
          <table:table-cell table:number-columns-repeated="2"/>
          <table:table-cell office:value-type="string" calcext:value-type="string">
            <text:p>COND CRBM2 10%</text:p>
          </table:table-cell>
          <table:table-cell table:formula="of:=AVERAGEIF([.C3:.C275];&quot;&lt;100&quot;)" office:value-type="float" office:value="3.25536735318205" calcext:value-type="float">
            <text:p>3.25536735318205</text:p>
          </table:table-cell>
          <table:table-cell/>
          <table:table-cell office:value-type="string" calcext:value-type="string">
            <text:p>LV 10%</text:p>
          </table:table-cell>
          <table:table-cell table:formula="of:=AVERAGEIF([.C276:.C343];&quot;&lt;100&quot;)" office:value-type="float" office:value="0.453990988898785" calcext:value-type="float">
            <text:p>0.45399098889878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5834179567097" calcext:value-type="float">
            <text:p>0.335834179567097</text:p>
          </table:table-cell>
          <table:table-cell table:style-name="Default" office:value-type="float" office:value="0.73032360036982" calcext:value-type="float">
            <text:p>0.73032360036982</text:p>
          </table:table-cell>
          <table:table-cell table:formula="of:=([.C5]-[.B5])" office:value-type="float" office:value="0.394489420802723" calcext:value-type="float">
            <text:p>0.394</text:p>
          </table:table-cell>
          <table:table-cell/>
          <table:table-cell table:style-name="Default" office:value-type="float" office:value="0.346040115990863" calcext:value-type="float">
            <text:p>0.346040115990863</text:p>
          </table:table-cell>
          <table:table-cell table:style-name="Default" office:value-type="float" office:value="0.918503127833329" calcext:value-type="float">
            <text:p>0.918503127833329</text:p>
          </table:table-cell>
          <table:table-cell table:formula="of:=([.G5]-[.F5])" office:value-type="float" office:value="0.572463011842466" calcext:value-type="float">
            <text:p>0.572</text:p>
          </table:table-cell>
          <table:table-cell/>
          <table:table-cell table:style-name="Default" office:value-type="float" office:value="0.337435012653833" calcext:value-type="float">
            <text:p>0.337435012653833</text:p>
          </table:table-cell>
          <table:table-cell table:style-name="Default" office:value-type="float" office:value="0.719479125420173" calcext:value-type="float">
            <text:p>0.719479125420173</text:p>
          </table:table-cell>
          <table:table-cell table:formula="of:=([.K5]-[.J5])" office:value-type="float" office:value="0.38204411276634" calcext:value-type="float">
            <text:p>0.382</text:p>
          </table:table-cell>
          <table:table-cell/>
          <table:table-cell table:style-name="Default" office:value-type="float" office:value="0.33596161698737" calcext:value-type="float">
            <text:p>0.33596161698737</text:p>
          </table:table-cell>
          <table:table-cell table:style-name="Default" office:value-type="float" office:value="0.742553763650119" calcext:value-type="float">
            <text:p>0.74255376365011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5843637825133" calcext:value-type="float">
            <text:p>0.043584363782513</text:p>
          </table:table-cell>
          <table:table-cell table:style-name="Default" office:value-type="float" office:value="0.115766691692733" calcext:value-type="float">
            <text:p>0.115766691692733</text:p>
          </table:table-cell>
          <table:table-cell table:formula="of:=([.C6]-[.B6])" office:value-type="float" office:value="0.0721823279102197" calcext:value-type="float">
            <text:p>0.072</text:p>
          </table:table-cell>
          <table:table-cell/>
          <table:table-cell table:style-name="Default" office:value-type="float" office:value="0.0438385093160491" calcext:value-type="float">
            <text:p>0.043838509316049</text:p>
          </table:table-cell>
          <table:table-cell table:style-name="Default" office:value-type="float" office:value="0.117007015752486" calcext:value-type="float">
            <text:p>0.117007015752486</text:p>
          </table:table-cell>
          <table:table-cell table:formula="of:=([.G6]-[.F6])" office:value-type="float" office:value="0.0731685064364369" calcext:value-type="float">
            <text:p>0.073</text:p>
          </table:table-cell>
          <table:table-cell/>
          <table:table-cell table:style-name="Default" office:value-type="float" office:value="0.043956410639167" calcext:value-type="float">
            <text:p>0.043956410639167</text:p>
          </table:table-cell>
          <table:table-cell table:style-name="Default" office:value-type="float" office:value="0.116321313475478" calcext:value-type="float">
            <text:p>0.116321313475478</text:p>
          </table:table-cell>
          <table:table-cell table:formula="of:=([.K6]-[.J6])" office:value-type="float" office:value="0.072364902836311" calcext:value-type="float">
            <text:p>0.072</text:p>
          </table:table-cell>
          <table:table-cell/>
          <table:table-cell table:style-name="Default" office:value-type="float" office:value="0.0442874713887565" calcext:value-type="float">
            <text:p>0.044287471388757</text:p>
          </table:table-cell>
          <table:table-cell table:style-name="Default" office:value-type="float" office:value="0.11745434992007" calcext:value-type="float">
            <text:p>0.11745434992007</text:p>
          </table:table-cell>
          <table:table-cell table:number-columns-repeated="2"/>
          <table:table-cell office:value-type="string" calcext:value-type="string">
            <text:p>COND CRBM4</text:p>
          </table:table-cell>
          <table:table-cell table:formula="of:=AVERAGEIF([.F3:.F275];&quot;&lt;100&quot;)" office:value-type="float" office:value="1.98330784996201" calcext:value-type="float">
            <text:p>1.98330784996201</text:p>
          </table:table-cell>
          <table:table-cell/>
          <table:table-cell office:value-type="string" calcext:value-type="string">
            <text:p>LV</text:p>
          </table:table-cell>
          <table:table-cell table:formula="of:=AVERAGEIF([.F276:.F411];&quot;&lt;100&quot;)" office:value-type="float" office:value="0.434211991976341" calcext:value-type="float">
            <text:p>0.434211991976341</text:p>
          </table:table-cell>
          <table:table-cell/>
          <table:table-cell table:formula="of:=411-276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150537264677" calcext:value-type="float">
            <text:p>0.08150537264677</text:p>
          </table:table-cell>
          <table:table-cell table:style-name="Default" office:value-type="float" office:value="0.227737644982454" calcext:value-type="float">
            <text:p>0.227737644982454</text:p>
          </table:table-cell>
          <table:table-cell table:formula="of:=([.C7]-[.B7])" office:value-type="float" office:value="0.146232272335684" calcext:value-type="float">
            <text:p>0.146</text:p>
          </table:table-cell>
          <table:table-cell/>
          <table:table-cell table:style-name="Default" office:value-type="float" office:value="0.0821436002016656" calcext:value-type="float">
            <text:p>0.082143600201666</text:p>
          </table:table-cell>
          <table:table-cell table:style-name="Default" office:value-type="float" office:value="0.220030797195573" calcext:value-type="float">
            <text:p>0.220030797195573</text:p>
          </table:table-cell>
          <table:table-cell table:formula="of:=([.G7]-[.F7])" office:value-type="float" office:value="0.137887196993907" calcext:value-type="float">
            <text:p>0.138</text:p>
          </table:table-cell>
          <table:table-cell/>
          <table:table-cell table:style-name="Default" office:value-type="float" office:value="0.0820318185650334" calcext:value-type="float">
            <text:p>0.082031818565033</text:p>
          </table:table-cell>
          <table:table-cell table:style-name="Default" office:value-type="float" office:value="0.235131113151648" calcext:value-type="float">
            <text:p>0.235131113151648</text:p>
          </table:table-cell>
          <table:table-cell table:formula="of:=([.K7]-[.J7])" office:value-type="float" office:value="0.153099294586615" calcext:value-type="float">
            <text:p>0.153</text:p>
          </table:table-cell>
          <table:table-cell/>
          <table:table-cell table:style-name="Default" office:value-type="float" office:value="0.0820390962874913" calcext:value-type="float">
            <text:p>0.082039096287491</text:p>
          </table:table-cell>
          <table:table-cell table:style-name="Default" office:value-type="float" office:value="0.231402017356442" calcext:value-type="float">
            <text:p>0.231402017356442</text:p>
          </table:table-cell>
          <table:table-cell table:number-columns-repeated="2"/>
          <table:table-cell office:value-type="string" calcext:value-type="string">
            <text:p>COND CRBM4 10%</text:p>
          </table:table-cell>
          <table:table-cell table:formula="of:=AVERAGEIF([.G3:.G275];&quot;&lt;100&quot;)" office:value-type="float" office:value="3.87678040820479" calcext:value-type="float">
            <text:p>3.87678040820479</text:p>
          </table:table-cell>
          <table:table-cell/>
          <table:table-cell office:value-type="string" calcext:value-type="string">
            <text:p>LV 10%</text:p>
          </table:table-cell>
          <table:table-cell table:formula="of:=AVERAGEIF([.G276:.G411];&quot;&lt;100&quot;)" office:value-type="float" office:value="0.757416588441423" calcext:value-type="float">
            <text:p>0.75741658844142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5738580358948" calcext:value-type="float">
            <text:p>0.655738580358948</text:p>
          </table:table-cell>
          <table:table-cell table:style-name="Default" office:value-type="float" office:value="2.92447267105695" calcext:value-type="float">
            <text:p>2.92447267105695</text:p>
          </table:table-cell>
          <table:table-cell table:formula="of:=([.C8]-[.B8])" office:value-type="float" office:value="2.268734090698" calcext:value-type="float">
            <text:p>2.269</text:p>
          </table:table-cell>
          <table:table-cell/>
          <table:table-cell table:style-name="Default" office:value-type="float" office:value="0.626532193095498" calcext:value-type="float">
            <text:p>0.626532193095498</text:p>
          </table:table-cell>
          <table:table-cell table:style-name="Default" office:value-type="float" office:value="1.67796203894662" calcext:value-type="float">
            <text:p>1.67796203894662</text:p>
          </table:table-cell>
          <table:table-cell table:formula="of:=([.G8]-[.F8])" office:value-type="float" office:value="1.05142984585112" calcext:value-type="float">
            <text:p>1.051</text:p>
          </table:table-cell>
          <table:table-cell/>
          <table:table-cell table:style-name="Default" office:value-type="float" office:value="0.626508781975175" calcext:value-type="float">
            <text:p>0.626508781975175</text:p>
          </table:table-cell>
          <table:table-cell table:style-name="Default" office:value-type="float" office:value="1.81037947180153" calcext:value-type="float">
            <text:p>1.81037947180153</text:p>
          </table:table-cell>
          <table:table-cell table:formula="of:=([.K8]-[.J8])" office:value-type="float" office:value="1.18387068982636" calcext:value-type="float">
            <text:p>1.184</text:p>
          </table:table-cell>
          <table:table-cell/>
          <table:table-cell table:style-name="Default" office:value-type="float" office:value="0.637073448120903" calcext:value-type="float">
            <text:p>0.637073448120903</text:p>
          </table:table-cell>
          <table:table-cell table:style-name="Default" office:value-type="float" office:value="1.81924722915501" calcext:value-type="float">
            <text:p>1.81924722915501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3855132318547" calcext:value-type="float">
            <text:p>0.233855132318547</text:p>
          </table:table-cell>
          <table:table-cell table:style-name="Default" office:value-type="float" office:value="0.615530180391519" calcext:value-type="float">
            <text:p>0.615530180391519</text:p>
          </table:table-cell>
          <table:table-cell table:formula="of:=([.C9]-[.B9])" office:value-type="float" office:value="0.381675048072972" calcext:value-type="float">
            <text:p>0.382</text:p>
          </table:table-cell>
          <table:table-cell/>
          <table:table-cell table:style-name="Default" office:value-type="float" office:value="0.228975790644677" calcext:value-type="float">
            <text:p>0.228975790644677</text:p>
          </table:table-cell>
          <table:table-cell table:style-name="Default" office:value-type="float" office:value="0.608016619201933" calcext:value-type="float">
            <text:p>0.608016619201933</text:p>
          </table:table-cell>
          <table:table-cell table:formula="of:=([.G9]-[.F9])" office:value-type="float" office:value="0.379040828557256" calcext:value-type="float">
            <text:p>0.379</text:p>
          </table:table-cell>
          <table:table-cell/>
          <table:table-cell table:style-name="Default" office:value-type="float" office:value="0.228346649660058" calcext:value-type="float">
            <text:p>0.228346649660058</text:p>
          </table:table-cell>
          <table:table-cell table:style-name="Default" office:value-type="float" office:value="0.567518326891257" calcext:value-type="float">
            <text:p>0.567518326891257</text:p>
          </table:table-cell>
          <table:table-cell table:formula="of:=([.K9]-[.J9])" office:value-type="float" office:value="0.339171677231199" calcext:value-type="float">
            <text:p>0.339</text:p>
          </table:table-cell>
          <table:table-cell/>
          <table:table-cell table:style-name="Default" office:value-type="float" office:value="0.226074695117644" calcext:value-type="float">
            <text:p>0.226074695117644</text:p>
          </table:table-cell>
          <table:table-cell table:style-name="Default" office:value-type="float" office:value="0.587349180006834" calcext:value-type="float">
            <text:p>0.587349180006834</text:p>
          </table:table-cell>
          <table:table-cell table:number-columns-repeated="2"/>
          <table:table-cell office:value-type="string" calcext:value-type="string">
            <text:p>COND CRBM8</text:p>
          </table:table-cell>
          <table:table-cell table:formula="of:=AVERAGEIF([.J3:.J275];&quot;&lt;100&quot;)" office:value-type="float" office:value="2.21669658524871" calcext:value-type="float">
            <text:p>2.21669658524871</text:p>
          </table:table-cell>
          <table:table-cell/>
          <table:table-cell office:value-type="string" calcext:value-type="string">
            <text:p>LV</text:p>
          </table:table-cell>
          <table:table-cell table:formula="of:=AVERAGEIF([.J276:.J547];&quot;&lt;100&quot;)" office:value-type="float" office:value="1.80771374542066" calcext:value-type="float">
            <text:p>1.80771374542066</text:p>
          </table:table-cell>
          <table:table-cell/>
          <table:table-cell table:formula="of:=547-276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8874667643579" calcext:value-type="float">
            <text:p>0.488874667643579</text:p>
          </table:table-cell>
          <table:table-cell table:style-name="Default" office:value-type="float" office:value="2.33592419485768" calcext:value-type="float">
            <text:p>2.33592419485768</text:p>
          </table:table-cell>
          <table:table-cell table:formula="of:=([.C10]-[.B10])" office:value-type="float" office:value="1.8470495272141" calcext:value-type="float">
            <text:p>1.847</text:p>
          </table:table-cell>
          <table:table-cell/>
          <table:table-cell table:style-name="Default" office:value-type="float" office:value="0.469794893738355" calcext:value-type="float">
            <text:p>0.469794893738355</text:p>
          </table:table-cell>
          <table:table-cell table:style-name="Default" office:value-type="float" office:value="1.24736479581943" calcext:value-type="float">
            <text:p>1.24736479581943</text:p>
          </table:table-cell>
          <table:table-cell table:formula="of:=([.G10]-[.F10])" office:value-type="float" office:value="0.777569902081075" calcext:value-type="float">
            <text:p>0.778</text:p>
          </table:table-cell>
          <table:table-cell/>
          <table:table-cell table:style-name="Default" office:value-type="float" office:value="0.46773246628703" calcext:value-type="float">
            <text:p>0.46773246628703</text:p>
          </table:table-cell>
          <table:table-cell table:style-name="Default" office:value-type="float" office:value="1.40037097766936" calcext:value-type="float">
            <text:p>1.40037097766936</text:p>
          </table:table-cell>
          <table:table-cell table:formula="of:=([.K10]-[.J10])" office:value-type="float" office:value="0.93263851138233" calcext:value-type="float">
            <text:p>0.933</text:p>
          </table:table-cell>
          <table:table-cell/>
          <table:table-cell table:style-name="Default" office:value-type="float" office:value="0.470374790154151" calcext:value-type="float">
            <text:p>0.470374790154151</text:p>
          </table:table-cell>
          <table:table-cell table:style-name="Default" office:value-type="float" office:value="1.34840966101469" calcext:value-type="float">
            <text:p>1.34840966101469</text:p>
          </table:table-cell>
          <table:table-cell table:number-columns-repeated="2"/>
          <table:table-cell office:value-type="string" calcext:value-type="string">
            <text:p>COND CRBM8 10%</text:p>
          </table:table-cell>
          <table:table-cell table:formula="of:=AVERAGEIF([.K3:.K275];&quot;&lt;100&quot;)" office:value-type="float" office:value="4.28410274147274" calcext:value-type="float">
            <text:p>4.28410274147274</text:p>
          </table:table-cell>
          <table:table-cell/>
          <table:table-cell office:value-type="string" calcext:value-type="string">
            <text:p>LV 10%</text:p>
          </table:table-cell>
          <table:table-cell table:formula="of:=AVERAGEIF([.K276:.K547];&quot;&lt;100&quot;)" office:value-type="float" office:value="3.1507455787353" calcext:value-type="float">
            <text:p>3.1507455787353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6828527386261" calcext:value-type="float">
            <text:p>0.061682852738626</text:p>
          </table:table-cell>
          <table:table-cell table:style-name="Default" office:value-type="float" office:value="0.160155433668146" calcext:value-type="float">
            <text:p>0.160155433668146</text:p>
          </table:table-cell>
          <table:table-cell table:formula="of:=([.C11]-[.B11])" office:value-type="float" office:value="0.0984725809295199" calcext:value-type="float">
            <text:p>0.098</text:p>
          </table:table-cell>
          <table:table-cell/>
          <table:table-cell table:style-name="Default" office:value-type="float" office:value="0.0629779090189371" calcext:value-type="float">
            <text:p>0.062977909018937</text:p>
          </table:table-cell>
          <table:table-cell table:style-name="Default" office:value-type="float" office:value="0.167084591546095" calcext:value-type="float">
            <text:p>0.167084591546095</text:p>
          </table:table-cell>
          <table:table-cell table:formula="of:=([.G11]-[.F11])" office:value-type="float" office:value="0.104106682527158" calcext:value-type="float">
            <text:p>0.104</text:p>
          </table:table-cell>
          <table:table-cell/>
          <table:table-cell table:style-name="Default" office:value-type="float" office:value="0.0629679289405219" calcext:value-type="float">
            <text:p>0.062967928940522</text:p>
          </table:table-cell>
          <table:table-cell table:style-name="Default" office:value-type="float" office:value="0.162835697249591" calcext:value-type="float">
            <text:p>0.162835697249591</text:p>
          </table:table-cell>
          <table:table-cell table:formula="of:=([.K11]-[.J11])" office:value-type="float" office:value="0.0998677683090691" calcext:value-type="float">
            <text:p>0.100</text:p>
          </table:table-cell>
          <table:table-cell/>
          <table:table-cell table:style-name="Default" office:value-type="float" office:value="0.0633389039206246" calcext:value-type="float">
            <text:p>0.063338903920625</text:p>
          </table:table-cell>
          <table:table-cell table:style-name="Default" office:value-type="float" office:value="0.162559504781893" calcext:value-type="float">
            <text:p>0.162559504781893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2869630451897" calcext:value-type="float">
            <text:p>0.02328696304519</text:p>
          </table:table-cell>
          <table:table-cell table:style-name="Default" office:value-type="float" office:value="0.0618910101656128" calcext:value-type="float">
            <text:p>0.061891010165613</text:p>
          </table:table-cell>
          <table:table-cell table:formula="of:=([.C12]-[.B12])" office:value-type="float" office:value="0.0386040471204231" calcext:value-type="float">
            <text:p>0.039</text:p>
          </table:table-cell>
          <table:table-cell/>
          <table:table-cell table:style-name="Default" office:value-type="float" office:value="0.0232238091388474" calcext:value-type="float">
            <text:p>0.023223809138847</text:p>
          </table:table-cell>
          <table:table-cell table:style-name="Default" office:value-type="float" office:value="0.0616696294417271" calcext:value-type="float">
            <text:p>0.061669629441727</text:p>
          </table:table-cell>
          <table:table-cell table:formula="of:=([.G12]-[.F12])" office:value-type="float" office:value="0.0384458203028797" calcext:value-type="float">
            <text:p>0.038</text:p>
          </table:table-cell>
          <table:table-cell/>
          <table:table-cell table:style-name="Default" office:value-type="float" office:value="0.0234670023236831" calcext:value-type="float">
            <text:p>0.023467002323683</text:p>
          </table:table-cell>
          <table:table-cell table:style-name="Default" office:value-type="float" office:value="0.0621233824515937" calcext:value-type="float">
            <text:p>0.062123382451594</text:p>
          </table:table-cell>
          <table:table-cell table:formula="of:=([.K12]-[.J12])" office:value-type="float" office:value="0.0386563801279106" calcext:value-type="float">
            <text:p>0.039</text:p>
          </table:table-cell>
          <table:table-cell/>
          <table:table-cell table:style-name="Default" office:value-type="float" office:value="0.0234743703684172" calcext:value-type="float">
            <text:p>0.023474370368417</text:p>
          </table:table-cell>
          <table:table-cell table:style-name="Default" office:value-type="float" office:value="0.0624669541706978" calcext:value-type="float">
            <text:p>0.062466954170698</text:p>
          </table:table-cell>
          <table:table-cell table:number-columns-repeated="2"/>
          <table:table-cell office:value-type="string" calcext:value-type="string">
            <text:p>COND CRBM16</text:p>
          </table:table-cell>
          <table:table-cell table:formula="of:=AVERAGEIF([.N3:.N275];&quot;&lt;100&quot;)" office:value-type="float" office:value="2.17603778295805" calcext:value-type="float">
            <text:p>2.17603778295805</text:p>
          </table:table-cell>
          <table:table-cell/>
          <table:table-cell office:value-type="string" calcext:value-type="string">
            <text:p>LV</text:p>
          </table:table-cell>
          <table:table-cell table:formula="of:=AVERAGEIF([.N276:.N819];&quot;&lt;100&quot;)" office:value-type="float" office:value="1.27454845861443" calcext:value-type="float">
            <text:p>1.27454845861443</text:p>
          </table:table-cell>
          <table:table-cell/>
          <table:table-cell table:formula="of:=819-276" office:value-type="float" office:value="543" calcext:value-type="float">
            <text:p>54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54691818304123" calcext:value-type="float">
            <text:p>0.075469181830412</text:p>
          </table:table-cell>
          <table:table-cell table:style-name="Default" office:value-type="float" office:value="0.202446018705527" calcext:value-type="float">
            <text:p>0.202446018705527</text:p>
          </table:table-cell>
          <table:table-cell table:formula="of:=([.C13]-[.B13])" office:value-type="float" office:value="0.126976836875115" calcext:value-type="float">
            <text:p>0.127</text:p>
          </table:table-cell>
          <table:table-cell/>
          <table:table-cell table:style-name="Default" office:value-type="float" office:value="0.0757919509020913" calcext:value-type="float">
            <text:p>0.075791950902091</text:p>
          </table:table-cell>
          <table:table-cell table:style-name="Default" office:value-type="float" office:value="0.200826195585531" calcext:value-type="float">
            <text:p>0.200826195585531</text:p>
          </table:table-cell>
          <table:table-cell table:formula="of:=([.G13]-[.F13])" office:value-type="float" office:value="0.12503424468344" calcext:value-type="float">
            <text:p>0.125</text:p>
          </table:table-cell>
          <table:table-cell/>
          <table:table-cell table:style-name="Default" office:value-type="float" office:value="0.0759539318801707" calcext:value-type="float">
            <text:p>0.075953931880171</text:p>
          </table:table-cell>
          <table:table-cell table:style-name="Default" office:value-type="float" office:value="0.199510543685351" calcext:value-type="float">
            <text:p>0.199510543685351</text:p>
          </table:table-cell>
          <table:table-cell table:formula="of:=([.K13]-[.J13])" office:value-type="float" office:value="0.12355661180518" calcext:value-type="float">
            <text:p>0.124</text:p>
          </table:table-cell>
          <table:table-cell/>
          <table:table-cell table:style-name="Default" office:value-type="float" office:value="0.0759335364260613" calcext:value-type="float">
            <text:p>0.075933536426061</text:p>
          </table:table-cell>
          <table:table-cell table:style-name="Default" office:value-type="float" office:value="0.203533249466482" calcext:value-type="float">
            <text:p>0.203533249466482</text:p>
          </table:table-cell>
          <table:table-cell table:number-columns-repeated="2"/>
          <table:table-cell office:value-type="string" calcext:value-type="string">
            <text:p>COND CRBM16 10%</text:p>
          </table:table-cell>
          <table:table-cell table:formula="of:=AVERAGEIF([.O3:.O275];&quot;&lt;100&quot;)" office:value-type="float" office:value="4.18038702597678" calcext:value-type="float">
            <text:p>4.18038702597678</text:p>
          </table:table-cell>
          <table:table-cell/>
          <table:table-cell office:value-type="string" calcext:value-type="string">
            <text:p>LV 10%</text:p>
          </table:table-cell>
          <table:table-cell table:formula="of:=AVERAGEIF([.O276:.O819];&quot;&lt;100&quot;)" office:value-type="float" office:value="1.85743309447165" calcext:value-type="float">
            <text:p>1.8574330944716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03982443607119" calcext:value-type="float">
            <text:p>0.030398244360712</text:p>
          </table:table-cell>
          <table:table-cell table:style-name="Default" office:value-type="float" office:value="0.0809492649308472" calcext:value-type="float">
            <text:p>0.080949264930847</text:p>
          </table:table-cell>
          <table:table-cell table:formula="of:=([.C14]-[.B14])" office:value-type="float" office:value="0.0505510205701353" calcext:value-type="float">
            <text:p>0.051</text:p>
          </table:table-cell>
          <table:table-cell/>
          <table:table-cell table:style-name="Default" office:value-type="float" office:value="0.0304148354890652" calcext:value-type="float">
            <text:p>0.030414835489065</text:p>
          </table:table-cell>
          <table:table-cell table:style-name="Default" office:value-type="float" office:value="0.0804449806042246" calcext:value-type="float">
            <text:p>0.080444980604225</text:p>
          </table:table-cell>
          <table:table-cell table:formula="of:=([.G14]-[.F14])" office:value-type="float" office:value="0.0500301451151594" calcext:value-type="float">
            <text:p>0.050</text:p>
          </table:table-cell>
          <table:table-cell/>
          <table:table-cell table:style-name="Default" office:value-type="float" office:value="0.0306781674645438" calcext:value-type="float">
            <text:p>0.030678167464544</text:p>
          </table:table-cell>
          <table:table-cell table:style-name="Default" office:value-type="float" office:value="0.081246297975011" calcext:value-type="float">
            <text:p>0.081246297975011</text:p>
          </table:table-cell>
          <table:table-cell table:formula="of:=([.K14]-[.J14])" office:value-type="float" office:value="0.0505681305104672" calcext:value-type="float">
            <text:p>0.051</text:p>
          </table:table-cell>
          <table:table-cell/>
          <table:table-cell table:style-name="Default" office:value-type="float" office:value="0.0306722768019833" calcext:value-type="float">
            <text:p>0.030672276801983</text:p>
          </table:table-cell>
          <table:table-cell table:style-name="Default" office:value-type="float" office:value="0.0815911777414371" calcext:value-type="float">
            <text:p>0.081591177741437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21543895129842" calcext:value-type="float">
            <text:p>0.022154389512984</text:p>
          </table:table-cell>
          <table:table-cell table:style-name="Default" office:value-type="float" office:value="0.0591777658123356" calcext:value-type="float">
            <text:p>0.059177765812336</text:p>
          </table:table-cell>
          <table:table-cell table:formula="of:=([.C15]-[.B15])" office:value-type="float" office:value="0.0370233762993514" calcext:value-type="float">
            <text:p>0.037</text:p>
          </table:table-cell>
          <table:table-cell/>
          <table:table-cell table:style-name="Default" office:value-type="float" office:value="0.0220432979003696" calcext:value-type="float">
            <text:p>0.02204329790037</text:p>
          </table:table-cell>
          <table:table-cell table:style-name="Default" office:value-type="float" office:value="0.0585253910722005" calcext:value-type="float">
            <text:p>0.058525391072201</text:p>
          </table:table-cell>
          <table:table-cell table:formula="of:=([.G15]-[.F15])" office:value-type="float" office:value="0.0364820931718309" calcext:value-type="float">
            <text:p>0.036</text:p>
          </table:table-cell>
          <table:table-cell/>
          <table:table-cell table:style-name="Default" office:value-type="float" office:value="0.0221749612033093" calcext:value-type="float">
            <text:p>0.022174961203309</text:p>
          </table:table-cell>
          <table:table-cell table:style-name="Default" office:value-type="float" office:value="0.0594070227322334" calcext:value-type="float">
            <text:p>0.059407022732233</text:p>
          </table:table-cell>
          <table:table-cell table:formula="of:=([.K15]-[.J15])" office:value-type="float" office:value="0.0372320615289241" calcext:value-type="float">
            <text:p>0.037</text:p>
          </table:table-cell>
          <table:table-cell/>
          <table:table-cell table:style-name="Default" office:value-type="float" office:value="0.0221902781131227" calcext:value-type="float">
            <text:p>0.022190278113123</text:p>
          </table:table-cell>
          <table:table-cell table:style-name="Default" office:value-type="float" office:value="0.0593233249450798" calcext:value-type="float">
            <text:p>0.05932332494508</text:p>
          </table:table-cell>
          <table:table-cell table:number-columns-repeated="2"/>
          <table:table-cell office:value-type="string" calcext:value-type="string">
            <text:p>Ex variables params std err.</text:p>
          </table:table-cell>
          <table:table-cell table:number-columns-repeated="2"/>
          <table:table-cell office:value-type="string" calcext:value-type="string">
            <text:p>Latent variables params std err.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91532608684009" calcext:value-type="float">
            <text:p>9.91532608684009</text:p>
          </table:table-cell>
          <table:table-cell table:style-name="Default" office:value-type="float" office:value="777.680064707411" calcext:value-type="float">
            <text:p>777.680064707411</text:p>
          </table:table-cell>
          <table:table-cell table:formula="of:=([.C16]-[.B16])" office:value-type="float" office:value="767.764738620571" calcext:value-type="float">
            <text:p>767.765</text:p>
          </table:table-cell>
          <table:table-cell/>
          <table:table-cell table:style-name="Default" office:value-type="float" office:value="1.39074044301165" calcext:value-type="float">
            <text:p>1.39074044301165</text:p>
          </table:table-cell>
          <table:table-cell table:style-name="Default" office:value-type="float" office:value="3.70123714361526" calcext:value-type="float">
            <text:p>3.70123714361526</text:p>
          </table:table-cell>
          <table:table-cell table:formula="of:=([.G16]-[.F16])" office:value-type="float" office:value="2.31049670060361" calcext:value-type="float">
            <text:p>2.310</text:p>
          </table:table-cell>
          <table:table-cell/>
          <table:table-cell table:style-name="Default" office:value-type="float" office:value="1.32952332410161" calcext:value-type="float">
            <text:p>1.32952332410161</text:p>
          </table:table-cell>
          <table:table-cell table:style-name="Default" office:value-type="float" office:value="9.2402222985546" calcext:value-type="float">
            <text:p>9.2402222985546</text:p>
          </table:table-cell>
          <table:table-cell table:formula="of:=([.K16]-[.J16])" office:value-type="float" office:value="7.91069897445299" calcext:value-type="float">
            <text:p>7.911</text:p>
          </table:table-cell>
          <table:table-cell/>
          <table:table-cell table:style-name="Default" office:value-type="float" office:value="1.27531743006233" calcext:value-type="float">
            <text:p>1.27531743006233</text:p>
          </table:table-cell>
          <table:table-cell table:style-name="Default" office:value-type="float" office:value="4.87550547397614" calcext:value-type="float">
            <text:p>4.87550547397614</text:p>
          </table:table-cell>
          <table:table-cell/>
          <table:table-cell table:style-name="Default"/>
          <table:table-cell office:value-type="string" calcext:value-type="string">
            <text:p>Full</text:p>
          </table:table-cell>
          <table:table-cell office:value-type="string" calcext:value-type="string">
            <text:p>10pc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10pc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2485984083552" calcext:value-type="float">
            <text:p>0.222485984083552</text:p>
          </table:table-cell>
          <table:table-cell table:style-name="Default" office:value-type="float" office:value="0.792145088531739" calcext:value-type="float">
            <text:p>0.792145088531739</text:p>
          </table:table-cell>
          <table:table-cell table:formula="of:=([.C17]-[.B17])" office:value-type="float" office:value="0.569659104448187" calcext:value-type="float">
            <text:p>0.570</text:p>
          </table:table-cell>
          <table:table-cell/>
          <table:table-cell table:style-name="Default" office:value-type="float" office:value="0.207297558636235" calcext:value-type="float">
            <text:p>0.207297558636235</text:p>
          </table:table-cell>
          <table:table-cell table:style-name="Default" office:value-type="float" office:value="0.561731137349172" calcext:value-type="float">
            <text:p>0.561731137349172</text:p>
          </table:table-cell>
          <table:table-cell table:formula="of:=([.G17]-[.F17])" office:value-type="float" office:value="0.354433578712937" calcext:value-type="float">
            <text:p>0.354</text:p>
          </table:table-cell>
          <table:table-cell/>
          <table:table-cell table:style-name="Default" office:value-type="float" office:value="0.209317584153525" calcext:value-type="float">
            <text:p>0.209317584153525</text:p>
          </table:table-cell>
          <table:table-cell table:style-name="Default" office:value-type="float" office:value="0.680946887833134" calcext:value-type="float">
            <text:p>0.680946887833134</text:p>
          </table:table-cell>
          <table:table-cell table:formula="of:=([.K17]-[.J17])" office:value-type="float" office:value="0.471629303679609" calcext:value-type="float">
            <text:p>0.472</text:p>
          </table:table-cell>
          <table:table-cell/>
          <table:table-cell table:style-name="Default" office:value-type="float" office:value="0.229467198568186" calcext:value-type="float">
            <text:p>0.229467198568186</text:p>
          </table:table-cell>
          <table:table-cell table:style-name="Default" office:value-type="float" office:value="0.690308678217757" calcext:value-type="float">
            <text:p>0.690308678217757</text:p>
          </table:table-cell>
          <table:table-cell/>
          <table:table-cell office:value-type="string" calcext:value-type="string">
            <text:p>2 LV</text:p>
          </table:table-cell>
          <table:table-cell table:style-name="ce3" table:formula="of:=SQRT(SUMSQ([.B3:.B275])/(372*372))" office:value-type="float" office:value="21.1926111035185" calcext:value-type="float">
            <text:p>21.193</text:p>
          </table:table-cell>
          <table:table-cell table:style-name="ce3" table:formula="of:=SQRT(SUMSQ([.C3:.C275])/(372*372))" office:value-type="float" office:value="1231.35648097846" calcext:value-type="float">
            <text:p>1231.356</text:p>
          </table:table-cell>
          <table:table-cell table:style-name="ce1"/>
          <table:table-cell table:style-name="ce3" table:formula="of:=SQRT(SUMSQ([.$B$276:.$B$343])/(67*67))" office:value-type="float" office:value="0.156860490202502" calcext:value-type="float">
            <text:p>0.157</text:p>
          </table:table-cell>
          <table:table-cell table:style-name="ce3" table:formula="of:=SQRT(SUMSQ([.$C$276:.$C$343])/(67*67))" office:value-type="float" office:value="23.6546853265316" calcext:value-type="float">
            <text:p>23.65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7008981353201" calcext:value-type="float">
            <text:p>0.267008981353201</text:p>
          </table:table-cell>
          <table:table-cell table:style-name="Default" office:value-type="float" office:value="0.547062741846791" calcext:value-type="float">
            <text:p>0.547062741846791</text:p>
          </table:table-cell>
          <table:table-cell table:formula="of:=([.C18]-[.B18])" office:value-type="float" office:value="0.28005376049359" calcext:value-type="float">
            <text:p>0.280</text:p>
          </table:table-cell>
          <table:table-cell/>
          <table:table-cell table:style-name="Default" office:value-type="float" office:value="0.265302462402647" calcext:value-type="float">
            <text:p>0.265302462402647</text:p>
          </table:table-cell>
          <table:table-cell table:style-name="Default" office:value-type="float" office:value="0.701497239467056" calcext:value-type="float">
            <text:p>0.701497239467056</text:p>
          </table:table-cell>
          <table:table-cell table:formula="of:=([.G18]-[.F18])" office:value-type="float" office:value="0.436194777064409" calcext:value-type="float">
            <text:p>0.436</text:p>
          </table:table-cell>
          <table:table-cell/>
          <table:table-cell table:style-name="Default" office:value-type="float" office:value="0.25607916666549" calcext:value-type="float">
            <text:p>0.25607916666549</text:p>
          </table:table-cell>
          <table:table-cell table:style-name="Default" office:value-type="float" office:value="0.511328907067099" calcext:value-type="float">
            <text:p>0.511328907067099</text:p>
          </table:table-cell>
          <table:table-cell table:formula="of:=([.K18]-[.J18])" office:value-type="float" office:value="0.255249740401609" calcext:value-type="float">
            <text:p>0.255</text:p>
          </table:table-cell>
          <table:table-cell/>
          <table:table-cell table:style-name="Default" office:value-type="float" office:value="0.263898134279849" calcext:value-type="float">
            <text:p>0.263898134279849</text:p>
          </table:table-cell>
          <table:table-cell table:style-name="Default" office:value-type="float" office:value="0.511923196978273" calcext:value-type="float">
            <text:p>0.511923196978273</text:p>
          </table:table-cell>
          <table:table-cell/>
          <table:table-cell office:value-type="string" calcext:value-type="string">
            <text:p>stdev</text:p>
          </table:table-cell>
          <table:table-cell table:formula="of:=STDEV([.B$3:.B$275])" office:value-type="float" office:value="474.917467180098" calcext:value-type="float">
            <text:p>474.917</text:p>
          </table:table-cell>
          <table:table-cell table:style-name="ce1" table:formula="of:=STDEV([.C$3:.C$275])" office:value-type="float" office:value="27673.8757386716" calcext:value-type="float">
            <text:p>27673.876</text:p>
          </table:table-cell>
          <table:table-cell table:style-name="ce1"/>
          <table:table-cell table:style-name="ce1" table:formula="of:=STDEV([.B$276:.B$343])" office:value-type="float" office:value="1.22101338474219" calcext:value-type="float">
            <text:p>1.221</text:p>
          </table:table-cell>
          <table:table-cell table:style-name="ce1" table:formula="of:=STDEV([.C$276:.C$343])" office:value-type="float" office:value="193.127480020124" calcext:value-type="float">
            <text:p>193.12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69385400666333" calcext:value-type="float">
            <text:p>0.036938540066633</text:p>
          </table:table-cell>
          <table:table-cell table:style-name="Default" office:value-type="float" office:value="0.0976698117572106" calcext:value-type="float">
            <text:p>0.097669811757211</text:p>
          </table:table-cell>
          <table:table-cell table:formula="of:=([.C19]-[.B19])" office:value-type="float" office:value="0.0607312716905773" calcext:value-type="float">
            <text:p>0.061</text:p>
          </table:table-cell>
          <table:table-cell/>
          <table:table-cell table:style-name="Default" office:value-type="float" office:value="0.0368339091508732" calcext:value-type="float">
            <text:p>0.036833909150873</text:p>
          </table:table-cell>
          <table:table-cell table:style-name="Default" office:value-type="float" office:value="0.0980584655689167" calcext:value-type="float">
            <text:p>0.098058465568917</text:p>
          </table:table-cell>
          <table:table-cell table:formula="of:=([.G19]-[.F19])" office:value-type="float" office:value="0.0612245564180435" calcext:value-type="float">
            <text:p>0.061</text:p>
          </table:table-cell>
          <table:table-cell/>
          <table:table-cell table:style-name="Default" office:value-type="float" office:value="0.0367491976594798" calcext:value-type="float">
            <text:p>0.03674919765948</text:p>
          </table:table-cell>
          <table:table-cell table:style-name="Default" office:value-type="float" office:value="0.0981187535724091" calcext:value-type="float">
            <text:p>0.098118753572409</text:p>
          </table:table-cell>
          <table:table-cell table:formula="of:=([.K19]-[.J19])" office:value-type="float" office:value="0.0613695559129293" calcext:value-type="float">
            <text:p>0.061</text:p>
          </table:table-cell>
          <table:table-cell/>
          <table:table-cell table:style-name="Default" office:value-type="float" office:value="0.0370024890368581" calcext:value-type="float">
            <text:p>0.037002489036858</text:p>
          </table:table-cell>
          <table:table-cell table:style-name="Default" office:value-type="float" office:value="0.0983124463330685" calcext:value-type="float">
            <text:p>0.098312446333069</text:p>
          </table:table-cell>
          <table:table-cell/>
          <table:table-cell office:value-type="string" calcext:value-type="string">
            <text:p>4 LV</text:p>
          </table:table-cell>
          <table:table-cell table:style-name="ce3" table:formula="of:=SQRT(SUMSQ([.F3:.F275])/(372*372))" office:value-type="float" office:value="0.872975059271244" calcext:value-type="float">
            <text:p>0.873</text:p>
          </table:table-cell>
          <table:table-cell table:style-name="ce3" table:formula="of:=SQRT(SUMSQ([.G3:.G275])/(372*372))" office:value-type="float" office:value="6.35036463206298" calcext:value-type="float">
            <text:p>6.350</text:p>
          </table:table-cell>
          <table:table-cell table:style-name="ce1"/>
          <table:table-cell table:style-name="ce3" table:formula="of:=SQRT(SUMSQ([.$F$276:.$F$411])/(135*135))" office:value-type="float" office:value="0.122217268371437" calcext:value-type="float">
            <text:p>0.122</text:p>
          </table:table-cell>
          <table:table-cell table:style-name="ce3" table:formula="of:=SQRT(SUMSQ([.$G$276:.$G$411])/(135*135))" office:value-type="float" office:value="0.848794440721662" calcext:value-type="float">
            <text:p>0.849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31903205518451" calcext:value-type="float">
            <text:p>0.063190320551845</text:p>
          </table:table-cell>
          <table:table-cell table:style-name="Default" office:value-type="float" office:value="0.167669005752029" calcext:value-type="float">
            <text:p>0.167669005752029</text:p>
          </table:table-cell>
          <table:table-cell table:formula="of:=([.C20]-[.B20])" office:value-type="float" office:value="0.104478685200184" calcext:value-type="float">
            <text:p>0.104</text:p>
          </table:table-cell>
          <table:table-cell/>
          <table:table-cell table:style-name="Default" office:value-type="float" office:value="0.0634294900109716" calcext:value-type="float">
            <text:p>0.063429490010972</text:p>
          </table:table-cell>
          <table:table-cell table:style-name="Default" office:value-type="float" office:value="0.168421980958173" calcext:value-type="float">
            <text:p>0.168421980958173</text:p>
          </table:table-cell>
          <table:table-cell table:formula="of:=([.G20]-[.F20])" office:value-type="float" office:value="0.104992490947201" calcext:value-type="float">
            <text:p>0.105</text:p>
          </table:table-cell>
          <table:table-cell/>
          <table:table-cell table:style-name="Default" office:value-type="float" office:value="0.0626236526575154" calcext:value-type="float">
            <text:p>0.062623652657515</text:p>
          </table:table-cell>
          <table:table-cell table:style-name="Default" office:value-type="float" office:value="0.17262158534597" calcext:value-type="float">
            <text:p>0.17262158534597</text:p>
          </table:table-cell>
          <table:table-cell table:formula="of:=([.K20]-[.J20])" office:value-type="float" office:value="0.109997932688455" calcext:value-type="float">
            <text:p>0.110</text:p>
          </table:table-cell>
          <table:table-cell/>
          <table:table-cell table:style-name="Default" office:value-type="float" office:value="0.0638799040694325" calcext:value-type="float">
            <text:p>0.063879904069433</text:p>
          </table:table-cell>
          <table:table-cell table:style-name="Default" office:value-type="float" office:value="0.170505717786334" calcext:value-type="float">
            <text:p>0.170505717786334</text:p>
          </table:table-cell>
          <table:table-cell/>
          <table:table-cell office:value-type="string" calcext:value-type="string">
            <text:p>stdev</text:p>
          </table:table-cell>
          <table:table-cell table:formula="of:=STDEV([.F$3:.F$275])" office:value-type="float" office:value="19.3275706946266" calcext:value-type="float">
            <text:p>19.328</text:p>
          </table:table-cell>
          <table:table-cell table:style-name="ce1" table:formula="of:=STDEV([.G$3:.G$275])" office:value-type="float" office:value="141.599931099561" calcext:value-type="float">
            <text:p>141.600</text:p>
          </table:table-cell>
          <table:table-cell table:style-name="ce1"/>
          <table:table-cell table:style-name="ce1" table:formula="of:=STDEV([.F$276:.F$411])" office:value-type="float" office:value="1.35705735136354" calcext:value-type="float">
            <text:p>1.357</text:p>
          </table:table-cell>
          <table:table-cell table:style-name="ce1" table:formula="of:=STDEV([.G$276:.G$411])" office:value-type="float" office:value="9.95752016382156" calcext:value-type="float">
            <text:p>9.95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6526258337444" calcext:value-type="float">
            <text:p>0.366526258337444</text:p>
          </table:table-cell>
          <table:table-cell table:style-name="Default" office:value-type="float" office:value="1.61163803847841" calcext:value-type="float">
            <text:p>1.61163803847841</text:p>
          </table:table-cell>
          <table:table-cell table:formula="of:=([.C21]-[.B21])" office:value-type="float" office:value="1.24511178014097" calcext:value-type="float">
            <text:p>1.245</text:p>
          </table:table-cell>
          <table:table-cell/>
          <table:table-cell table:style-name="Default" office:value-type="float" office:value="0.384884775759384" calcext:value-type="float">
            <text:p>0.384884775759384</text:p>
          </table:table-cell>
          <table:table-cell table:style-name="Default" office:value-type="float" office:value="1.02527196697351" calcext:value-type="float">
            <text:p>1.02527196697351</text:p>
          </table:table-cell>
          <table:table-cell table:formula="of:=([.G21]-[.F21])" office:value-type="float" office:value="0.640387191214126" calcext:value-type="float">
            <text:p>0.640</text:p>
          </table:table-cell>
          <table:table-cell/>
          <table:table-cell table:style-name="Default" office:value-type="float" office:value="0.374580325215844" calcext:value-type="float">
            <text:p>0.374580325215844</text:p>
          </table:table-cell>
          <table:table-cell table:style-name="Default" office:value-type="float" office:value="1.08413771063328" calcext:value-type="float">
            <text:p>1.08413771063328</text:p>
          </table:table-cell>
          <table:table-cell table:formula="of:=([.K21]-[.J21])" office:value-type="float" office:value="0.709557385417436" calcext:value-type="float">
            <text:p>0.710</text:p>
          </table:table-cell>
          <table:table-cell/>
          <table:table-cell table:style-name="Default" office:value-type="float" office:value="0.375673781114132" calcext:value-type="float">
            <text:p>0.375673781114132</text:p>
          </table:table-cell>
          <table:table-cell table:style-name="Default" office:value-type="float" office:value="1.05561379343612" calcext:value-type="float">
            <text:p>1.05561379343612</text:p>
          </table:table-cell>
          <table:table-cell/>
          <table:table-cell office:value-type="string" calcext:value-type="string">
            <text:p>8 LV</text:p>
          </table:table-cell>
          <table:table-cell table:style-name="ce3" table:formula="of:=SQRT(SUMSQ([.J3:.J275])/(372*372))" office:value-type="float" office:value="0.799629772777898" calcext:value-type="float">
            <text:p>0.800</text:p>
          </table:table-cell>
          <table:table-cell table:style-name="ce3" table:formula="of:=SQRT(SUMSQ([.K3:.K275])/(372*372))" office:value-type="float" office:value="7.06823761620657" calcext:value-type="float">
            <text:p>7.068</text:p>
          </table:table-cell>
          <table:table-cell table:style-name="ce1"/>
          <table:table-cell table:style-name="ce3" table:formula="of:=SQRT(SUMSQ([.$J$276:.$J$547])/(271*271))" office:value-type="float" office:value="0.803578275566399" calcext:value-type="float">
            <text:p>0.804</text:p>
          </table:table-cell>
          <table:table-cell table:style-name="ce3" table:formula="of:=SQRT(SUMSQ([.$K$276:.$K$547])/(271*271))" office:value-type="float" office:value="0.973322518913405" calcext:value-type="float">
            <text:p>0.973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8491411386224" calcext:value-type="float">
            <text:p>0.158491411386224</text:p>
          </table:table-cell>
          <table:table-cell table:style-name="Default" office:value-type="float" office:value="0.379825339003687" calcext:value-type="float">
            <text:p>0.379825339003687</text:p>
          </table:table-cell>
          <table:table-cell table:formula="of:=([.C22]-[.B22])" office:value-type="float" office:value="0.221333927617463" calcext:value-type="float">
            <text:p>0.221</text:p>
          </table:table-cell>
          <table:table-cell/>
          <table:table-cell table:style-name="Default" office:value-type="float" office:value="0.155481627104757" calcext:value-type="float">
            <text:p>0.155481627104757</text:p>
          </table:table-cell>
          <table:table-cell table:style-name="Default" office:value-type="float" office:value="0.411811788595071" calcext:value-type="float">
            <text:p>0.411811788595071</text:p>
          </table:table-cell>
          <table:table-cell table:formula="of:=([.G22]-[.F22])" office:value-type="float" office:value="0.256330161490314" calcext:value-type="float">
            <text:p>0.256</text:p>
          </table:table-cell>
          <table:table-cell/>
          <table:table-cell table:style-name="Default" office:value-type="float" office:value="0.153964494845799" calcext:value-type="float">
            <text:p>0.153964494845799</text:p>
          </table:table-cell>
          <table:table-cell table:style-name="Default" office:value-type="float" office:value="0.363475268235374" calcext:value-type="float">
            <text:p>0.363475268235374</text:p>
          </table:table-cell>
          <table:table-cell table:formula="of:=([.K22]-[.J22])" office:value-type="float" office:value="0.209510773389575" calcext:value-type="float">
            <text:p>0.210</text:p>
          </table:table-cell>
          <table:table-cell/>
          <table:table-cell table:style-name="Default" office:value-type="float" office:value="0.153135004757416" calcext:value-type="float">
            <text:p>0.153135004757416</text:p>
          </table:table-cell>
          <table:table-cell table:style-name="Default" office:value-type="float" office:value="0.364365856926415" calcext:value-type="float">
            <text:p>0.364365856926415</text:p>
          </table:table-cell>
          <table:table-cell/>
          <table:table-cell table:style-name="Default" office:value-type="string" calcext:value-type="string">
            <text:p>stdev</text:p>
          </table:table-cell>
          <table:table-cell table:formula="of:=STDEV([.J$3:.J$275])" office:value-type="float" office:value="17.6691741269404" calcext:value-type="float">
            <text:p>17.669</text:p>
          </table:table-cell>
          <table:table-cell table:style-name="ce1" table:formula="of:=STDEV([.K$3:.K$275])" office:value-type="float" office:value="157.780564173926" calcext:value-type="float">
            <text:p>157.781</text:p>
          </table:table-cell>
          <table:table-cell table:style-name="ce1"/>
          <table:table-cell table:style-name="ce1" table:formula="of:=STDEV([.J$276:.J$547])" office:value-type="float" office:value="13.2732595550613" calcext:value-type="float">
            <text:p>13.273</text:p>
          </table:table-cell>
          <table:table-cell table:style-name="ce1" table:formula="of:=STDEV([.K$276:.K$547])" office:value-type="float" office:value="15.8185633692995" calcext:value-type="float">
            <text:p>15.819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82649032728111" calcext:value-type="float">
            <text:p>0.282649032728111</text:p>
          </table:table-cell>
          <table:table-cell table:style-name="Default" office:value-type="float" office:value="1.46267511042463" calcext:value-type="float">
            <text:p>1.46267511042463</text:p>
          </table:table-cell>
          <table:table-cell table:formula="of:=([.C23]-[.B23])" office:value-type="float" office:value="1.18002607769652" calcext:value-type="float">
            <text:p>1.180</text:p>
          </table:table-cell>
          <table:table-cell/>
          <table:table-cell table:style-name="Default" office:value-type="float" office:value="0.284106347100695" calcext:value-type="float">
            <text:p>0.284106347100695</text:p>
          </table:table-cell>
          <table:table-cell table:style-name="Default" office:value-type="float" office:value="0.752891489059193" calcext:value-type="float">
            <text:p>0.752891489059193</text:p>
          </table:table-cell>
          <table:table-cell table:formula="of:=([.G23]-[.F23])" office:value-type="float" office:value="0.468785141958498" calcext:value-type="float">
            <text:p>0.469</text:p>
          </table:table-cell>
          <table:table-cell/>
          <table:table-cell table:style-name="Default" office:value-type="float" office:value="0.281049011211352" calcext:value-type="float">
            <text:p>0.281049011211352</text:p>
          </table:table-cell>
          <table:table-cell table:style-name="Default" office:value-type="float" office:value="0.998840500947504" calcext:value-type="float">
            <text:p>0.998840500947504</text:p>
          </table:table-cell>
          <table:table-cell table:formula="of:=([.K23]-[.J23])" office:value-type="float" office:value="0.717791489736152" calcext:value-type="float">
            <text:p>0.718</text:p>
          </table:table-cell>
          <table:table-cell/>
          <table:table-cell table:style-name="Default" office:value-type="float" office:value="0.284976797985583" calcext:value-type="float">
            <text:p>0.284976797985583</text:p>
          </table:table-cell>
          <table:table-cell table:style-name="Default" office:value-type="float" office:value="0.930092344075851" calcext:value-type="float">
            <text:p>0.930092344075851</text:p>
          </table:table-cell>
          <table:table-cell/>
          <table:table-cell office:value-type="string" calcext:value-type="string">
            <text:p>16 LV</text:p>
          </table:table-cell>
          <table:table-cell table:style-name="ce3" table:formula="of:=SQRT(SUMSQ([.N3:.N275])/(372*372))" office:value-type="float" office:value="0.721309493510979" calcext:value-type="float">
            <text:p>0.721</text:p>
          </table:table-cell>
          <table:table-cell table:style-name="ce3" table:formula="of:=SQRT(SUMSQ([.O3:.O275])/(372*372))" office:value-type="float" office:value="4.31810600669651" calcext:value-type="float">
            <text:p>4.318</text:p>
          </table:table-cell>
          <table:table-cell table:style-name="ce1"/>
          <table:table-cell table:style-name="ce3" table:formula="of:=SQRT(SUMSQ([.$N$276:.$N$819])/(543*543))" office:value-type="float" office:value="0.258976961613173" calcext:value-type="float">
            <text:p>0.259</text:p>
          </table:table-cell>
          <table:table-cell table:style-name="ce3" table:formula="of:=SQRT(SUMSQ([.$O$276:.$O$819])/(543*543))" office:value-type="float" office:value="0.361405151987285" calcext:value-type="float">
            <text:p>0.36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65677319630889" calcext:value-type="float">
            <text:p>0.046567731963089</text:p>
          </table:table-cell>
          <table:table-cell table:style-name="Default" office:value-type="float" office:value="0.124454523175137" calcext:value-type="float">
            <text:p>0.124454523175137</text:p>
          </table:table-cell>
          <table:table-cell table:formula="of:=([.C24]-[.B24])" office:value-type="float" office:value="0.0778867912120481" calcext:value-type="float">
            <text:p>0.078</text:p>
          </table:table-cell>
          <table:table-cell/>
          <table:table-cell table:style-name="Default" office:value-type="float" office:value="0.0478996573096751" calcext:value-type="float">
            <text:p>0.047899657309675</text:p>
          </table:table-cell>
          <table:table-cell table:style-name="Default" office:value-type="float" office:value="0.126678149218123" calcext:value-type="float">
            <text:p>0.126678149218123</text:p>
          </table:table-cell>
          <table:table-cell table:formula="of:=([.G24]-[.F24])" office:value-type="float" office:value="0.0787784919084479" calcext:value-type="float">
            <text:p>0.079</text:p>
          </table:table-cell>
          <table:table-cell/>
          <table:table-cell table:style-name="Default" office:value-type="float" office:value="0.0469993513386853" calcext:value-type="float">
            <text:p>0.046999351338685</text:p>
          </table:table-cell>
          <table:table-cell table:style-name="Default" office:value-type="float" office:value="0.124733499588217" calcext:value-type="float">
            <text:p>0.124733499588217</text:p>
          </table:table-cell>
          <table:table-cell table:formula="of:=([.K24]-[.J24])" office:value-type="float" office:value="0.0777341482495317" calcext:value-type="float">
            <text:p>0.078</text:p>
          </table:table-cell>
          <table:table-cell/>
          <table:table-cell table:style-name="Default" office:value-type="float" office:value="0.0468803526914239" calcext:value-type="float">
            <text:p>0.046880352691424</text:p>
          </table:table-cell>
          <table:table-cell table:style-name="Default" office:value-type="float" office:value="0.123188398857526" calcext:value-type="float">
            <text:p>0.123188398857526</text:p>
          </table:table-cell>
          <table:table-cell/>
          <table:table-cell table:style-name="Default" office:value-type="string" calcext:value-type="string">
            <text:p>stdev</text:p>
          </table:table-cell>
          <table:table-cell table:formula="of:=STDEV([.N$3:.N$275])" office:value-type="float" office:value="15.9083719518829" calcext:value-type="float">
            <text:p>15.908</text:p>
          </table:table-cell>
          <table:table-cell table:style-name="ce1" table:formula="of:=STDEV([.O$3:.O$275])" office:value-type="float" office:value="95.8784024187549" calcext:value-type="float">
            <text:p>95.878</text:p>
          </table:table-cell>
          <table:table-cell table:style-name="ce1"/>
          <table:table-cell table:style-name="ce1" table:formula="of:=STDEV([.N$276:.N$819])" office:value-type="float" office:value="5.95019178913445" calcext:value-type="float">
            <text:p>5.950</text:p>
          </table:table-cell>
          <table:table-cell table:style-name="ce1" table:formula="of:=STDEV([.O$276:.O$819])" office:value-type="float" office:value="8.23660342054785" calcext:value-type="float">
            <text:p>8.23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557149632041" calcext:value-type="float">
            <text:p>0.015557149632041</text:p>
          </table:table-cell>
          <table:table-cell table:style-name="Default" office:value-type="float" office:value="0.0411820296605179" calcext:value-type="float">
            <text:p>0.041182029660518</text:p>
          </table:table-cell>
          <table:table-cell table:formula="of:=([.C25]-[.B25])" office:value-type="float" office:value="0.0256248800284769" calcext:value-type="float">
            <text:p>0.026</text:p>
          </table:table-cell>
          <table:table-cell/>
          <table:table-cell table:style-name="Default" office:value-type="float" office:value="0.0155433941221859" calcext:value-type="float">
            <text:p>0.015543394122186</text:p>
          </table:table-cell>
          <table:table-cell table:style-name="Default" office:value-type="float" office:value="0.0410868696216101" calcext:value-type="float">
            <text:p>0.04108686962161</text:p>
          </table:table-cell>
          <table:table-cell table:formula="of:=([.G25]-[.F25])" office:value-type="float" office:value="0.0255434754994242" calcext:value-type="float">
            <text:p>0.026</text:p>
          </table:table-cell>
          <table:table-cell/>
          <table:table-cell table:style-name="Default" office:value-type="float" office:value="0.0156300316878879" calcext:value-type="float">
            <text:p>0.015630031687888</text:p>
          </table:table-cell>
          <table:table-cell table:style-name="Default" office:value-type="float" office:value="0.0412534438180394" calcext:value-type="float">
            <text:p>0.041253443818039</text:p>
          </table:table-cell>
          <table:table-cell table:formula="of:=([.K25]-[.J25])" office:value-type="float" office:value="0.0256234121301515" calcext:value-type="float">
            <text:p>0.026</text:p>
          </table:table-cell>
          <table:table-cell/>
          <table:table-cell table:style-name="Default" office:value-type="float" office:value="0.0156455105946671" calcext:value-type="float">
            <text:p>0.015645510594667</text:p>
          </table:table-cell>
          <table:table-cell table:style-name="Default" office:value-type="float" office:value="0.0414314309360291" calcext:value-type="float">
            <text:p>0.041431430936029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15370306149394" calcext:value-type="float">
            <text:p>0.051537030614939</text:p>
          </table:table-cell>
          <table:table-cell table:style-name="Default" office:value-type="float" office:value="0.138792304263335" calcext:value-type="float">
            <text:p>0.138792304263335</text:p>
          </table:table-cell>
          <table:table-cell table:formula="of:=([.C26]-[.B26])" office:value-type="float" office:value="0.0872552736483956" calcext:value-type="float">
            <text:p>0.087</text:p>
          </table:table-cell>
          <table:table-cell/>
          <table:table-cell table:style-name="Default" office:value-type="float" office:value="0.0516416174585408" calcext:value-type="float">
            <text:p>0.051641617458541</text:p>
          </table:table-cell>
          <table:table-cell table:style-name="Default" office:value-type="float" office:value="0.136521288519068" calcext:value-type="float">
            <text:p>0.136521288519068</text:p>
          </table:table-cell>
          <table:table-cell table:formula="of:=([.G26]-[.F26])" office:value-type="float" office:value="0.0848796710605272" calcext:value-type="float">
            <text:p>0.085</text:p>
          </table:table-cell>
          <table:table-cell/>
          <table:table-cell table:style-name="Default" office:value-type="float" office:value="0.051278495522592" calcext:value-type="float">
            <text:p>0.051278495522592</text:p>
          </table:table-cell>
          <table:table-cell table:style-name="Default" office:value-type="float" office:value="0.137536541079981" calcext:value-type="float">
            <text:p>0.137536541079981</text:p>
          </table:table-cell>
          <table:table-cell table:formula="of:=([.K26]-[.J26])" office:value-type="float" office:value="0.086258045557389" calcext:value-type="float">
            <text:p>0.086</text:p>
          </table:table-cell>
          <table:table-cell/>
          <table:table-cell table:style-name="Default" office:value-type="float" office:value="0.0513183277924574" calcext:value-type="float">
            <text:p>0.051318327792457</text:p>
          </table:table-cell>
          <table:table-cell table:style-name="Default" office:value-type="float" office:value="0.139148401296296" calcext:value-type="float">
            <text:p>0.139148401296296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4012878209672" calcext:value-type="float">
            <text:p>0.020401287820967</text:p>
          </table:table-cell>
          <table:table-cell table:style-name="Default" office:value-type="float" office:value="0.0539036718044959" calcext:value-type="float">
            <text:p>0.053903671804496</text:p>
          </table:table-cell>
          <table:table-cell table:formula="of:=([.C27]-[.B27])" office:value-type="float" office:value="0.0335023839835287" calcext:value-type="float">
            <text:p>0.034</text:p>
          </table:table-cell>
          <table:table-cell/>
          <table:table-cell table:style-name="Default" office:value-type="float" office:value="0.0202646894889985" calcext:value-type="float">
            <text:p>0.020264689488999</text:p>
          </table:table-cell>
          <table:table-cell table:style-name="Default" office:value-type="float" office:value="0.0533677552512848" calcext:value-type="float">
            <text:p>0.053367755251285</text:p>
          </table:table-cell>
          <table:table-cell table:formula="of:=([.G27]-[.F27])" office:value-type="float" office:value="0.0331030657622863" calcext:value-type="float">
            <text:p>0.033</text:p>
          </table:table-cell>
          <table:table-cell/>
          <table:table-cell table:style-name="Default" office:value-type="float" office:value="0.0202508510452506" calcext:value-type="float">
            <text:p>0.020250851045251</text:p>
          </table:table-cell>
          <table:table-cell table:style-name="Default" office:value-type="float" office:value="0.0532045732801624" calcext:value-type="float">
            <text:p>0.053204573280162</text:p>
          </table:table-cell>
          <table:table-cell table:formula="of:=([.K27]-[.J27])" office:value-type="float" office:value="0.0329537222349118" calcext:value-type="float">
            <text:p>0.033</text:p>
          </table:table-cell>
          <table:table-cell/>
          <table:table-cell table:style-name="Default" office:value-type="float" office:value="0.0202920619154428" calcext:value-type="float">
            <text:p>0.020292061915443</text:p>
          </table:table-cell>
          <table:table-cell table:style-name="Default" office:value-type="float" office:value="0.0537899655020075" calcext:value-type="float">
            <text:p>0.053789965502008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7311386065626" calcext:value-type="float">
            <text:p>0.015731138606563</text:p>
          </table:table-cell>
          <table:table-cell table:style-name="Default" office:value-type="float" office:value="0.0417323566916835" calcext:value-type="float">
            <text:p>0.041732356691684</text:p>
          </table:table-cell>
          <table:table-cell table:formula="of:=([.C28]-[.B28])" office:value-type="float" office:value="0.0260012180851209" calcext:value-type="float">
            <text:p>0.026</text:p>
          </table:table-cell>
          <table:table-cell/>
          <table:table-cell table:style-name="Default" office:value-type="float" office:value="0.0157291967516931" calcext:value-type="float">
            <text:p>0.015729196751693</text:p>
          </table:table-cell>
          <table:table-cell table:style-name="Default" office:value-type="float" office:value="0.0416058905555708" calcext:value-type="float">
            <text:p>0.041605890555571</text:p>
          </table:table-cell>
          <table:table-cell table:formula="of:=([.G28]-[.F28])" office:value-type="float" office:value="0.0258766938038777" calcext:value-type="float">
            <text:p>0.026</text:p>
          </table:table-cell>
          <table:table-cell/>
          <table:table-cell table:style-name="Default" office:value-type="float" office:value="0.0157714890029913" calcext:value-type="float">
            <text:p>0.015771489002991</text:p>
          </table:table-cell>
          <table:table-cell table:style-name="Default" office:value-type="float" office:value="0.0417103910271201" calcext:value-type="float">
            <text:p>0.04171039102712</text:p>
          </table:table-cell>
          <table:table-cell table:formula="of:=([.K28]-[.J28])" office:value-type="float" office:value="0.0259389020241288" calcext:value-type="float">
            <text:p>0.026</text:p>
          </table:table-cell>
          <table:table-cell/>
          <table:table-cell table:style-name="Default" office:value-type="float" office:value="0.0158504322864363" calcext:value-type="float">
            <text:p>0.015850432286436</text:p>
          </table:table-cell>
          <table:table-cell table:style-name="Default" office:value-type="float" office:value="0.0419732393955491" calcext:value-type="float">
            <text:p>0.041973239395549</text:p>
          </table:table-cell>
          <table:table-cell table:number-columns-repeated="2"/>
          <table:table-cell office:value-type="string" calcext:value-type="string">
            <text:p>sampling effects on ex. var </text:p>
          </table:table-cell>
          <table:table-cell table:number-columns-repeated="3"/>
          <table:table-cell office:value-type="string" calcext:value-type="string">
            <text:p>sampling effects on number of latent variables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5.90403838802" calcext:value-type="float">
            <text:p>1375.90403838802</text:p>
          </table:table-cell>
          <table:table-cell table:style-name="Default" office:value-type="float" office:value="49306.472259409" calcext:value-type="float">
            <text:p>49306.472259409</text:p>
          </table:table-cell>
          <table:table-cell table:formula="of:=([.C29]-[.B29])" office:value-type="float" office:value="47930.568221021" calcext:value-type="float">
            <text:p>47930.568</text:p>
          </table:table-cell>
          <table:table-cell/>
          <table:table-cell table:style-name="Default" office:value-type="float" office:value="66.6530829747909" calcext:value-type="float">
            <text:p>66.6530829747909</text:p>
          </table:table-cell>
          <table:table-cell table:style-name="Default" office:value-type="float" office:value="247.29220375479" calcext:value-type="float">
            <text:p>247.29220375479</text:p>
          </table:table-cell>
          <table:table-cell table:formula="of:=([.G29]-[.F29])" office:value-type="float" office:value="180.639120779999" calcext:value-type="float">
            <text:p>180.639</text:p>
          </table:table-cell>
          <table:table-cell/>
          <table:table-cell table:style-name="Default" office:value-type="float" office:value="54.3228594507282" calcext:value-type="float">
            <text:p>54.3228594507282</text:p>
          </table:table-cell>
          <table:table-cell table:style-name="Default" office:value-type="float" office:value="447.805092043927" calcext:value-type="float">
            <text:p>447.805092043927</text:p>
          </table:table-cell>
          <table:table-cell table:formula="of:=([.K29]-[.J29])" office:value-type="float" office:value="393.482232593199" calcext:value-type="float">
            <text:p>393.482</text:p>
          </table:table-cell>
          <table:table-cell/>
          <table:table-cell table:style-name="Default" office:value-type="float" office:value="75.9803124435373" calcext:value-type="float">
            <text:p>75.9803124435373</text:p>
          </table:table-cell>
          <table:table-cell table:style-name="Default" office:value-type="float" office:value="358.745087980474" calcext:value-type="float">
            <text:p>358.745087980474</text:p>
          </table:table-cell>
          <table:table-cell table:number-columns-repeated="2"/>
          <table:table-cell office:value-type="string" calcext:value-type="string">
            <text:p>assuming that mean is constant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33375899949946" calcext:value-type="float">
            <text:p>4.33375899949946</text:p>
          </table:table-cell>
          <table:table-cell table:style-name="Default" office:value-type="float" office:value="18.158327558618" calcext:value-type="float">
            <text:p>18.158327558618</text:p>
          </table:table-cell>
          <table:table-cell table:formula="of:=([.C30]-[.B30])" office:value-type="float" office:value="13.8245685591185" calcext:value-type="float">
            <text:p>13.825</text:p>
          </table:table-cell>
          <table:table-cell/>
          <table:table-cell table:style-name="Default" office:value-type="float" office:value="4.35906400290434" calcext:value-type="float">
            <text:p>4.35906400290434</text:p>
          </table:table-cell>
          <table:table-cell table:style-name="Default" office:value-type="float" office:value="16.0139478470941" calcext:value-type="float">
            <text:p>16.0139478470941</text:p>
          </table:table-cell>
          <table:table-cell table:formula="of:=([.G30]-[.F30])" office:value-type="float" office:value="11.6548838441898" calcext:value-type="float">
            <text:p>11.655</text:p>
          </table:table-cell>
          <table:table-cell/>
          <table:table-cell table:style-name="Default" office:value-type="float" office:value="4.60199888787107" calcext:value-type="float">
            <text:p>4.60199888787107</text:p>
          </table:table-cell>
          <table:table-cell table:style-name="Default" office:value-type="float" office:value="17.8009046186148" calcext:value-type="float">
            <text:p>17.8009046186148</text:p>
          </table:table-cell>
          <table:table-cell table:formula="of:=([.K30]-[.J30])" office:value-type="float" office:value="13.1989057307437" calcext:value-type="float">
            <text:p>13.199</text:p>
          </table:table-cell>
          <table:table-cell/>
          <table:table-cell table:style-name="Default" office:value-type="float" office:value="4.17951459131633" calcext:value-type="float">
            <text:p>4.17951459131633</text:p>
          </table:table-cell>
          <table:table-cell table:style-name="Default" office:value-type="float" office:value="16.695037055942" calcext:value-type="float">
            <text:p>16.695037055942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8738803299747" calcext:value-type="float">
            <text:p>13.8738803299747</text:p>
          </table:table-cell>
          <table:table-cell table:style-name="Default" office:value-type="float" office:value="29.3245832325649" calcext:value-type="float">
            <text:p>29.3245832325649</text:p>
          </table:table-cell>
          <table:table-cell table:formula="of:=([.C31]-[.B31])" office:value-type="float" office:value="15.4507029025902" calcext:value-type="float">
            <text:p>15.451</text:p>
          </table:table-cell>
          <table:table-cell/>
          <table:table-cell table:style-name="Default" office:value-type="float" office:value="10.2867411692961" calcext:value-type="float">
            <text:p>10.2867411692961</text:p>
          </table:table-cell>
          <table:table-cell table:style-name="Default" office:value-type="float" office:value="29.9909356866746" calcext:value-type="float">
            <text:p>29.9909356866746</text:p>
          </table:table-cell>
          <table:table-cell table:formula="of:=([.G31]-[.F31])" office:value-type="float" office:value="19.7041945173785" calcext:value-type="float">
            <text:p>19.704</text:p>
          </table:table-cell>
          <table:table-cell/>
          <table:table-cell table:style-name="Default" office:value-type="float" office:value="7.54934674300369" calcext:value-type="float">
            <text:p>7.54934674300369</text:p>
          </table:table-cell>
          <table:table-cell table:style-name="Default" office:value-type="float" office:value="16.4825777405212" calcext:value-type="float">
            <text:p>16.4825777405212</text:p>
          </table:table-cell>
          <table:table-cell table:formula="of:=([.K31]-[.J31])" office:value-type="float" office:value="8.93323099751751" calcext:value-type="float">
            <text:p>8.933</text:p>
          </table:table-cell>
          <table:table-cell/>
          <table:table-cell table:style-name="Default" office:value-type="float" office:value="11.9176216521704" calcext:value-type="float">
            <text:p>11.9176216521704</text:p>
          </table:table-cell>
          <table:table-cell table:style-name="Default" office:value-type="float" office:value="23.2889362486688" calcext:value-type="float">
            <text:p>23.2889362486688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6185564177848" calcext:value-type="float">
            <text:p>1.86185564177848</text:p>
          </table:table-cell>
          <table:table-cell table:style-name="Default" office:value-type="float" office:value="5.92272767798031" calcext:value-type="float">
            <text:p>5.92272767798031</text:p>
          </table:table-cell>
          <table:table-cell table:formula="of:=([.C32]-[.B32])" office:value-type="float" office:value="4.06087203620183" calcext:value-type="float">
            <text:p>4.061</text:p>
          </table:table-cell>
          <table:table-cell/>
          <table:table-cell table:style-name="Default" office:value-type="float" office:value="1.42061357398802" calcext:value-type="float">
            <text:p>1.42061357398802</text:p>
          </table:table-cell>
          <table:table-cell table:style-name="Default" office:value-type="float" office:value="4.89513199477507" calcext:value-type="float">
            <text:p>4.89513199477507</text:p>
          </table:table-cell>
          <table:table-cell table:formula="of:=([.G32]-[.F32])" office:value-type="float" office:value="3.47451842078705" calcext:value-type="float">
            <text:p>3.475</text:p>
          </table:table-cell>
          <table:table-cell/>
          <table:table-cell table:style-name="Default" office:value-type="float" office:value="1.70496974157187" calcext:value-type="float">
            <text:p>1.70496974157187</text:p>
          </table:table-cell>
          <table:table-cell table:style-name="Default" office:value-type="float" office:value="5.43666233188801" calcext:value-type="float">
            <text:p>5.43666233188801</text:p>
          </table:table-cell>
          <table:table-cell table:formula="of:=([.K32]-[.J32])" office:value-type="float" office:value="3.73169259031614" calcext:value-type="float">
            <text:p>3.732</text:p>
          </table:table-cell>
          <table:table-cell/>
          <table:table-cell table:style-name="Default" office:value-type="float" office:value="1.446975719408" calcext:value-type="float">
            <text:p>1.446975719408</text:p>
          </table:table-cell>
          <table:table-cell table:style-name="Default" office:value-type="float" office:value="5.59450752540302" calcext:value-type="float">
            <text:p>5.59450752540302</text:p>
          </table:table-cell>
          <table:table-cell table:number-columns-repeated="3"/>
          <table:table-cell office:value-type="string" calcext:value-type="string">
            <text:p>sampling standard error mean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60571883366687" calcext:value-type="float">
            <text:p>2.60571883366687</text:p>
          </table:table-cell>
          <table:table-cell table:style-name="Default" office:value-type="float" office:value="8.64186838750191" calcext:value-type="float">
            <text:p>8.64186838750191</text:p>
          </table:table-cell>
          <table:table-cell table:formula="of:=([.C33]-[.B33])" office:value-type="float" office:value="6.03614955383504" calcext:value-type="float">
            <text:p>6.036</text:p>
          </table:table-cell>
          <table:table-cell/>
          <table:table-cell table:style-name="Default" office:value-type="float" office:value="3.14417259414757" calcext:value-type="float">
            <text:p>3.14417259414757</text:p>
          </table:table-cell>
          <table:table-cell table:style-name="Default" office:value-type="float" office:value="9.21677779676512" calcext:value-type="float">
            <text:p>9.21677779676512</text:p>
          </table:table-cell>
          <table:table-cell table:formula="of:=([.G33]-[.F33])" office:value-type="float" office:value="6.07260520261755" calcext:value-type="float">
            <text:p>6.073</text:p>
          </table:table-cell>
          <table:table-cell/>
          <table:table-cell table:style-name="Default" office:value-type="float" office:value="2.27461591563709" calcext:value-type="float">
            <text:p>2.27461591563709</text:p>
          </table:table-cell>
          <table:table-cell table:style-name="Default" office:value-type="float" office:value="8.1343365547159" calcext:value-type="float">
            <text:p>8.1343365547159</text:p>
          </table:table-cell>
          <table:table-cell table:formula="of:=([.K33]-[.J33])" office:value-type="float" office:value="5.85972063907881" calcext:value-type="float">
            <text:p>5.860</text:p>
          </table:table-cell>
          <table:table-cell/>
          <table:table-cell table:style-name="Default" office:value-type="float" office:value="2.44221747861652" calcext:value-type="float">
            <text:p>2.44221747861652</text:p>
          </table:table-cell>
          <table:table-cell table:style-name="Default" office:value-type="float" office:value="9.13050867783497" calcext:value-type="float">
            <text:p>9.13050867783497</text:p>
          </table:table-cell>
          <table:table-cell table:number-columns-repeated="3"/>
          <table:table-cell office:value-type="string" calcext:value-type="string">
            <text:p>sampling standard error deviation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8145003529063" calcext:value-type="float">
            <text:p>13.8145003529063</text:p>
          </table:table-cell>
          <table:table-cell table:style-name="Default" office:value-type="float" office:value="165.529257926915" calcext:value-type="float">
            <text:p>165.529257926915</text:p>
          </table:table-cell>
          <table:table-cell table:formula="of:=([.C34]-[.B34])" office:value-type="float" office:value="151.714757574009" calcext:value-type="float">
            <text:p>151.715</text:p>
          </table:table-cell>
          <table:table-cell/>
          <table:table-cell table:style-name="Default" office:value-type="float" office:value="23.7449116332748" calcext:value-type="float">
            <text:p>23.7449116332748</text:p>
          </table:table-cell>
          <table:table-cell table:style-name="Default" office:value-type="float" office:value="76.4993537946356" calcext:value-type="float">
            <text:p>76.4993537946356</text:p>
          </table:table-cell>
          <table:table-cell table:formula="of:=([.G34]-[.F34])" office:value-type="float" office:value="52.7544421613608" calcext:value-type="float">
            <text:p>52.754</text:p>
          </table:table-cell>
          <table:table-cell/>
          <table:table-cell table:style-name="Default" office:value-type="float" office:value="27.9097070909233" calcext:value-type="float">
            <text:p>27.9097070909233</text:p>
          </table:table-cell>
          <table:table-cell table:style-name="Default" office:value-type="float" office:value="92.5570862770038" calcext:value-type="float">
            <text:p>92.5570862770038</text:p>
          </table:table-cell>
          <table:table-cell table:formula="of:=([.K34]-[.J34])" office:value-type="float" office:value="64.6473791860805" calcext:value-type="float">
            <text:p>64.647</text:p>
          </table:table-cell>
          <table:table-cell/>
          <table:table-cell table:style-name="Default" office:value-type="float" office:value="20.2185174112781" calcext:value-type="float">
            <text:p>20.2185174112781</text:p>
          </table:table-cell>
          <table:table-cell table:style-name="Default" office:value-type="float" office:value="88.1485931478797" calcext:value-type="float">
            <text:p>88.1485931478797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25346305088654" calcext:value-type="float">
            <text:p>7.25346305088654</text:p>
          </table:table-cell>
          <table:table-cell table:style-name="Default" office:value-type="float" office:value="28.9093384576729" calcext:value-type="float">
            <text:p>28.9093384576729</text:p>
          </table:table-cell>
          <table:table-cell table:formula="of:=([.C35]-[.B35])" office:value-type="float" office:value="21.6558754067864" calcext:value-type="float">
            <text:p>21.656</text:p>
          </table:table-cell>
          <table:table-cell/>
          <table:table-cell table:style-name="Default" office:value-type="float" office:value="4.90678458730409" calcext:value-type="float">
            <text:p>4.90678458730409</text:p>
          </table:table-cell>
          <table:table-cell table:style-name="Default" office:value-type="float" office:value="22.495536974928" calcext:value-type="float">
            <text:p>22.495536974928</text:p>
          </table:table-cell>
          <table:table-cell table:formula="of:=([.G35]-[.F35])" office:value-type="float" office:value="17.5887523876239" calcext:value-type="float">
            <text:p>17.589</text:p>
          </table:table-cell>
          <table:table-cell/>
          <table:table-cell table:style-name="Default" office:value-type="float" office:value="9.22911465842413" calcext:value-type="float">
            <text:p>9.22911465842413</text:p>
          </table:table-cell>
          <table:table-cell table:style-name="Default" office:value-type="float" office:value="27.7861880379391" calcext:value-type="float">
            <text:p>27.7861880379391</text:p>
          </table:table-cell>
          <table:table-cell table:formula="of:=([.K35]-[.J35])" office:value-type="float" office:value="18.557073379515" calcext:value-type="float">
            <text:p>18.557</text:p>
          </table:table-cell>
          <table:table-cell/>
          <table:table-cell table:style-name="Default" office:value-type="float" office:value="8.74007983796943" calcext:value-type="float">
            <text:p>8.74007983796943</text:p>
          </table:table-cell>
          <table:table-cell table:style-name="Default" office:value-type="float" office:value="27.0097191617129" calcext:value-type="float">
            <text:p>27.0097191617129</text:p>
          </table:table-cell>
          <table:table-cell table:number-columns-repeated="2"/>
          <table:table-cell table:style-name="Default" office:value-type="string" calcext:value-type="string">
            <text:p>The results of the sensitivity analysis shows that the parameter estimates of latent variables are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9416922796363" calcext:value-type="float">
            <text:p>13.9416922796363</text:p>
          </table:table-cell>
          <table:table-cell table:style-name="Default" office:value-type="float" office:value="121.908337231517" calcext:value-type="float">
            <text:p>121.908337231517</text:p>
          </table:table-cell>
          <table:table-cell table:formula="of:=([.C36]-[.B36])" office:value-type="float" office:value="107.966644951881" calcext:value-type="float">
            <text:p>107.967</text:p>
          </table:table-cell>
          <table:table-cell/>
          <table:table-cell table:style-name="Default" office:value-type="float" office:value="14.5700510413657" calcext:value-type="float">
            <text:p>14.5700510413657</text:p>
          </table:table-cell>
          <table:table-cell table:style-name="Default" office:value-type="float" office:value="53.4526019098403" calcext:value-type="float">
            <text:p>53.4526019098403</text:p>
          </table:table-cell>
          <table:table-cell table:formula="of:=([.G36]-[.F36])" office:value-type="float" office:value="38.8825508684746" calcext:value-type="float">
            <text:p>38.883</text:p>
          </table:table-cell>
          <table:table-cell/>
          <table:table-cell table:style-name="Default" office:value-type="float" office:value="12.4449427632085" calcext:value-type="float">
            <text:p>12.4449427632085</text:p>
          </table:table-cell>
          <table:table-cell table:style-name="Default" office:value-type="float" office:value="46.8564788126448" calcext:value-type="float">
            <text:p>46.8564788126448</text:p>
          </table:table-cell>
          <table:table-cell table:formula="of:=([.K36]-[.J36])" office:value-type="float" office:value="34.4115360494363" calcext:value-type="float">
            <text:p>34.412</text:p>
          </table:table-cell>
          <table:table-cell/>
          <table:table-cell table:style-name="Default" office:value-type="float" office:value="12.2568401099644" calcext:value-type="float">
            <text:p>12.2568401099644</text:p>
          </table:table-cell>
          <table:table-cell table:style-name="Default" office:value-type="float" office:value="55.9020422884102" calcext:value-type="float">
            <text:p>55.9020422884102</text:p>
          </table:table-cell>
          <table:table-cell table:number-columns-repeated="2"/>
          <table:table-cell table:style-name="Default" office:value-type="string" calcext:value-type="string">
            <text:p>more robust to sampling size effects than the estimates of observed variables.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3221299162856" calcext:value-type="float">
            <text:p>1.53221299162856</text:p>
          </table:table-cell>
          <table:table-cell table:style-name="Default" office:value-type="float" office:value="7.23409163993592" calcext:value-type="float">
            <text:p>7.23409163993592</text:p>
          </table:table-cell>
          <table:table-cell table:formula="of:=([.C37]-[.B37])" office:value-type="float" office:value="5.70187864830736" calcext:value-type="float">
            <text:p>5.702</text:p>
          </table:table-cell>
          <table:table-cell/>
          <table:table-cell table:style-name="Default" office:value-type="float" office:value="1.69129924014401" calcext:value-type="float">
            <text:p>1.69129924014401</text:p>
          </table:table-cell>
          <table:table-cell table:style-name="Default" office:value-type="float" office:value="6.52011678850618" calcext:value-type="float">
            <text:p>6.52011678850618</text:p>
          </table:table-cell>
          <table:table-cell table:formula="of:=([.G37]-[.F37])" office:value-type="float" office:value="4.82881754836217" calcext:value-type="float">
            <text:p>4.829</text:p>
          </table:table-cell>
          <table:table-cell/>
          <table:table-cell table:style-name="Default" office:value-type="float" office:value="1.54534121960669" calcext:value-type="float">
            <text:p>1.54534121960669</text:p>
          </table:table-cell>
          <table:table-cell table:style-name="Default" office:value-type="float" office:value="6.29619230917167" calcext:value-type="float">
            <text:p>6.29619230917167</text:p>
          </table:table-cell>
          <table:table-cell table:formula="of:=([.K37]-[.J37])" office:value-type="float" office:value="4.75085108956498" calcext:value-type="float">
            <text:p>4.751</text:p>
          </table:table-cell>
          <table:table-cell/>
          <table:table-cell table:style-name="Default" office:value-type="float" office:value="1.73080859591494" calcext:value-type="float">
            <text:p>1.73080859591494</text:p>
          </table:table-cell>
          <table:table-cell table:style-name="Default" office:value-type="float" office:value="7.53908596983766" calcext:value-type="float">
            <text:p>7.53908596983766</text:p>
          </table:table-cell>
          <table:table-cell table:number-columns-repeated="2"/>
          <table:table-cell office:value-type="string" calcext:value-type="string">
            <text:p>With a 10% sample size, parameter estimates for explanatory variables were highly biased, for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12169317014348" calcext:value-type="float">
            <text:p>0.712169317014348</text:p>
          </table:table-cell>
          <table:table-cell table:style-name="Default" office:value-type="float" office:value="2.52496517189132" calcext:value-type="float">
            <text:p>2.52496517189132</text:p>
          </table:table-cell>
          <table:table-cell table:formula="of:=([.C38]-[.B38])" office:value-type="float" office:value="1.81279585487697" calcext:value-type="float">
            <text:p>1.813</text:p>
          </table:table-cell>
          <table:table-cell/>
          <table:table-cell table:style-name="Default" office:value-type="float" office:value="0.719623308260695" calcext:value-type="float">
            <text:p>0.719623308260695</text:p>
          </table:table-cell>
          <table:table-cell table:style-name="Default" office:value-type="float" office:value="2.49807524550742" calcext:value-type="float">
            <text:p>2.49807524550742</text:p>
          </table:table-cell>
          <table:table-cell table:formula="of:=([.G38]-[.F38])" office:value-type="float" office:value="1.77845193724672" calcext:value-type="float">
            <text:p>1.778</text:p>
          </table:table-cell>
          <table:table-cell/>
          <table:table-cell table:style-name="Default" office:value-type="float" office:value="0.724598089157363" calcext:value-type="float">
            <text:p>0.724598089157363</text:p>
          </table:table-cell>
          <table:table-cell table:style-name="Default" office:value-type="float" office:value="2.60880213767637" calcext:value-type="float">
            <text:p>2.60880213767637</text:p>
          </table:table-cell>
          <table:table-cell table:formula="of:=([.K38]-[.J38])" office:value-type="float" office:value="1.88420404851901" calcext:value-type="float">
            <text:p>1.884</text:p>
          </table:table-cell>
          <table:table-cell/>
          <table:table-cell table:style-name="Default" office:value-type="float" office:value="0.722168339886327" calcext:value-type="float">
            <text:p>0.722168339886327</text:p>
          </table:table-cell>
          <table:table-cell table:style-name="Default" office:value-type="float" office:value="2.62988607396893" calcext:value-type="float">
            <text:p>2.62988607396893</text:p>
          </table:table-cell>
          <table:table-cell table:number-columns-repeated="2"/>
          <table:table-cell office:value-type="string" calcext:value-type="string">
            <text:p>instance, the relative mean standard error of a 8 LV CRBM model with full sampling 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56359814197927" calcext:value-type="float">
            <text:p>2.56359814197927</text:p>
          </table:table-cell>
          <table:table-cell table:style-name="Default" office:value-type="float" office:value="8.4772427234052" calcext:value-type="float">
            <text:p>8.4772427234052</text:p>
          </table:table-cell>
          <table:table-cell table:formula="of:=([.C39]-[.B39])" office:value-type="float" office:value="5.91364458142593" calcext:value-type="float">
            <text:p>5.914</text:p>
          </table:table-cell>
          <table:table-cell/>
          <table:table-cell table:style-name="Default" office:value-type="float" office:value="2.6065470887973" calcext:value-type="float">
            <text:p>2.6065470887973</text:p>
          </table:table-cell>
          <table:table-cell table:style-name="Default" office:value-type="float" office:value="7.92324882428049" calcext:value-type="float">
            <text:p>7.92324882428049</text:p>
          </table:table-cell>
          <table:table-cell table:formula="of:=([.G39]-[.F39])" office:value-type="float" office:value="5.31670173548319" calcext:value-type="float">
            <text:p>5.317</text:p>
          </table:table-cell>
          <table:table-cell/>
          <table:table-cell table:style-name="Default" office:value-type="float" office:value="2.83456046200479" calcext:value-type="float">
            <text:p>2.83456046200479</text:p>
          </table:table-cell>
          <table:table-cell table:style-name="Default" office:value-type="float" office:value="8.30207536490043" calcext:value-type="float">
            <text:p>8.30207536490043</text:p>
          </table:table-cell>
          <table:table-cell table:formula="of:=([.K39]-[.J39])" office:value-type="float" office:value="5.46751490289564" calcext:value-type="float">
            <text:p>5.468</text:p>
          </table:table-cell>
          <table:table-cell/>
          <table:table-cell table:style-name="Default" office:value-type="float" office:value="2.97541888336395" calcext:value-type="float">
            <text:p>2.97541888336395</text:p>
          </table:table-cell>
          <table:table-cell table:style-name="Default" office:value-type="float" office:value="9.51444361621435" calcext:value-type="float">
            <text:p>9.51444361621435</text:p>
          </table:table-cell>
          <table:table-cell table:number-columns-repeated="2"/>
          <table:table-cell office:value-type="string" calcext:value-type="string">
            <text:p>were 0.8 and 0.084 for observed and latent parameters respectively. However, taking a smaller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0791530097294" calcext:value-type="float">
            <text:p>1.10791530097294</text:p>
          </table:table-cell>
          <table:table-cell table:style-name="Default" office:value-type="float" office:value="3.56634770086737" calcext:value-type="float">
            <text:p>3.56634770086737</text:p>
          </table:table-cell>
          <table:table-cell table:formula="of:=([.C40]-[.B40])" office:value-type="float" office:value="2.45843239989443" calcext:value-type="float">
            <text:p>2.458</text:p>
          </table:table-cell>
          <table:table-cell/>
          <table:table-cell table:style-name="Default" office:value-type="float" office:value="1.2269429459751" calcext:value-type="float">
            <text:p>1.2269429459751</text:p>
          </table:table-cell>
          <table:table-cell table:style-name="Default" office:value-type="float" office:value="3.62153886704175" calcext:value-type="float">
            <text:p>3.62153886704175</text:p>
          </table:table-cell>
          <table:table-cell table:formula="of:=([.G40]-[.F40])" office:value-type="float" office:value="2.39459592106665" calcext:value-type="float">
            <text:p>2.395</text:p>
          </table:table-cell>
          <table:table-cell/>
          <table:table-cell table:style-name="Default" office:value-type="float" office:value="1.15299444342048" calcext:value-type="float">
            <text:p>1.15299444342048</text:p>
          </table:table-cell>
          <table:table-cell table:style-name="Default" office:value-type="float" office:value="3.59385310992161" calcext:value-type="float">
            <text:p>3.59385310992161</text:p>
          </table:table-cell>
          <table:table-cell table:formula="of:=([.K40]-[.J40])" office:value-type="float" office:value="2.44085866650113" calcext:value-type="float">
            <text:p>2.441</text:p>
          </table:table-cell>
          <table:table-cell/>
          <table:table-cell table:style-name="Default" office:value-type="float" office:value="1.16100473760577" calcext:value-type="float">
            <text:p>1.16100473760577</text:p>
          </table:table-cell>
          <table:table-cell table:style-name="Default" office:value-type="float" office:value="3.62751536346272" calcext:value-type="float">
            <text:p>3.62751536346272</text:p>
          </table:table-cell>
          <table:table-cell table:number-columns-repeated="2"/>
          <table:table-cell office:value-type="string" calcext:value-type="string">
            <text:p>sample size, <text:s/>the mean standard error increased to 7.068 and 0.973 respectively. The sampling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21606176192194" calcext:value-type="float">
            <text:p>0.721606176192194</text:p>
          </table:table-cell>
          <table:table-cell table:style-name="Default" office:value-type="float" office:value="2.39835860642429" calcext:value-type="float">
            <text:p>2.39835860642429</text:p>
          </table:table-cell>
          <table:table-cell table:formula="of:=([.C41]-[.B41])" office:value-type="float" office:value="1.6767524302321" calcext:value-type="float">
            <text:p>1.677</text:p>
          </table:table-cell>
          <table:table-cell/>
          <table:table-cell table:style-name="Default" office:value-type="float" office:value="0.72546108798443" calcext:value-type="float">
            <text:p>0.72546108798443</text:p>
          </table:table-cell>
          <table:table-cell table:style-name="Default" office:value-type="float" office:value="2.33520055205993" calcext:value-type="float">
            <text:p>2.33520055205993</text:p>
          </table:table-cell>
          <table:table-cell table:formula="of:=([.G41]-[.F41])" office:value-type="float" office:value="1.6097394640755" calcext:value-type="float">
            <text:p>1.610</text:p>
          </table:table-cell>
          <table:table-cell/>
          <table:table-cell table:style-name="Default" office:value-type="float" office:value="0.746470654528528" calcext:value-type="float">
            <text:p>0.746470654528528</text:p>
          </table:table-cell>
          <table:table-cell table:style-name="Default" office:value-type="float" office:value="2.40623583469226" calcext:value-type="float">
            <text:p>2.40623583469226</text:p>
          </table:table-cell>
          <table:table-cell table:formula="of:=([.K41]-[.J41])" office:value-type="float" office:value="1.65976518016373" calcext:value-type="float">
            <text:p>1.660</text:p>
          </table:table-cell>
          <table:table-cell/>
          <table:table-cell table:style-name="Default" office:value-type="float" office:value="0.758510627129165" calcext:value-type="float">
            <text:p>0.758510627129165</text:p>
          </table:table-cell>
          <table:table-cell table:style-name="Default" office:value-type="float" office:value="2.42392786407312" calcext:value-type="float">
            <text:p>2.42392786407312</text:p>
          </table:table-cell>
          <table:table-cell table:number-columns-repeated="2"/>
          <table:table-cell office:value-type="string" calcext:value-type="string">
            <text:p>approach resulted in poorer estimates for observed variables but estimates for latent parameters 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7147543030933" calcext:value-type="float">
            <text:p>87.7147543030933</text:p>
          </table:table-cell>
          <table:table-cell table:style-name="Default" office:value-type="float" office:value="958.205177569942" calcext:value-type="float">
            <text:p>958.205177569942</text:p>
          </table:table-cell>
          <table:table-cell table:formula="of:=([.C42]-[.B42])" office:value-type="float" office:value="870.490423266849" calcext:value-type="float">
            <text:p>870.490</text:p>
          </table:table-cell>
          <table:table-cell/>
          <table:table-cell table:style-name="Default" office:value-type="float" office:value="1.78784712456912" calcext:value-type="float">
            <text:p>1.78784712456912</text:p>
          </table:table-cell>
          <table:table-cell table:style-name="Default" office:value-type="float" office:value="4.81570849418919" calcext:value-type="float">
            <text:p>4.81570849418919</text:p>
          </table:table-cell>
          <table:table-cell table:formula="of:=([.G42]-[.F42])" office:value-type="float" office:value="3.02786136962007" calcext:value-type="float">
            <text:p>3.028</text:p>
          </table:table-cell>
          <table:table-cell/>
          <table:table-cell table:style-name="Default" office:value-type="float" office:value="1.6709387966837" calcext:value-type="float">
            <text:p>1.6709387966837</text:p>
          </table:table-cell>
          <table:table-cell table:style-name="Default" office:value-type="float" office:value="10.5928618873934" calcext:value-type="float">
            <text:p>10.5928618873934</text:p>
          </table:table-cell>
          <table:table-cell table:formula="of:=([.K42]-[.J42])" office:value-type="float" office:value="8.9219230907097" calcext:value-type="float">
            <text:p>8.922</text:p>
          </table:table-cell>
          <table:table-cell/>
          <table:table-cell table:style-name="Default" office:value-type="float" office:value="1.4714586744628" calcext:value-type="float">
            <text:p>1.4714586744628</text:p>
          </table:table-cell>
          <table:table-cell table:style-name="Default" office:value-type="float" office:value="5.20060206717598" calcext:value-type="float">
            <text:p>5.20060206717598</text:p>
          </table:table-cell>
          <table:table-cell table:number-columns-repeated="2"/>
          <table:table-cell office:value-type="string" calcext:value-type="string">
            <text:p>remained in close agreement with full sampling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75055881916027" calcext:value-type="float">
            <text:p>0.067505588191603</text:p>
          </table:table-cell>
          <table:table-cell table:style-name="Default" office:value-type="float" office:value="0.180305629837624" calcext:value-type="float">
            <text:p>0.180305629837624</text:p>
          </table:table-cell>
          <table:table-cell table:formula="of:=([.C43]-[.B43])" office:value-type="float" office:value="0.112800041646021" calcext:value-type="float">
            <text:p>0.113</text:p>
          </table:table-cell>
          <table:table-cell/>
          <table:table-cell table:style-name="Default" office:value-type="float" office:value="0.0665478303521704" calcext:value-type="float">
            <text:p>0.06654783035217</text:p>
          </table:table-cell>
          <table:table-cell table:style-name="Default" office:value-type="float" office:value="0.176664725880876" calcext:value-type="float">
            <text:p>0.176664725880876</text:p>
          </table:table-cell>
          <table:table-cell table:formula="of:=([.G43]-[.F43])" office:value-type="float" office:value="0.110116895528706" calcext:value-type="float">
            <text:p>0.110</text:p>
          </table:table-cell>
          <table:table-cell/>
          <table:table-cell table:style-name="Default" office:value-type="float" office:value="0.0677934514718397" calcext:value-type="float">
            <text:p>0.06779345147184</text:p>
          </table:table-cell>
          <table:table-cell table:style-name="Default" office:value-type="float" office:value="0.179938973613329" calcext:value-type="float">
            <text:p>0.179938973613329</text:p>
          </table:table-cell>
          <table:table-cell table:formula="of:=([.K43]-[.J43])" office:value-type="float" office:value="0.112145522141489" calcext:value-type="float">
            <text:p>0.112</text:p>
          </table:table-cell>
          <table:table-cell/>
          <table:table-cell table:style-name="Default" office:value-type="float" office:value="0.0671399546613854" calcext:value-type="float">
            <text:p>0.067139954661385</text:p>
          </table:table-cell>
          <table:table-cell table:style-name="Default" office:value-type="float" office:value="0.181715128933718" calcext:value-type="float">
            <text:p>0.181715128933718</text:p>
          </table:table-cell>
          <table:table-cell table:number-columns-repeated="2"/>
          <table:table-cell office:value-type="string" calcext:value-type="string">
            <text:p>The nominal effects on standard errors can be reduced with increased number of latent variables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40131384173528" calcext:value-type="float">
            <text:p>0.240131384173528</text:p>
          </table:table-cell>
          <table:table-cell table:style-name="Default" office:value-type="float" office:value="0.517502783633411" calcext:value-type="float">
            <text:p>0.517502783633411</text:p>
          </table:table-cell>
          <table:table-cell table:formula="of:=([.C44]-[.B44])" office:value-type="float" office:value="0.277371399459883" calcext:value-type="float">
            <text:p>0.277</text:p>
          </table:table-cell>
          <table:table-cell/>
          <table:table-cell table:style-name="Default" office:value-type="float" office:value="0.228793996096496" calcext:value-type="float">
            <text:p>0.228793996096496</text:p>
          </table:table-cell>
          <table:table-cell table:style-name="Default" office:value-type="float" office:value="0.610318786370784" calcext:value-type="float">
            <text:p>0.610318786370784</text:p>
          </table:table-cell>
          <table:table-cell table:formula="of:=([.G44]-[.F44])" office:value-type="float" office:value="0.381524790274288" calcext:value-type="float">
            <text:p>0.382</text:p>
          </table:table-cell>
          <table:table-cell/>
          <table:table-cell table:style-name="Default" office:value-type="float" office:value="0.22883327953083" calcext:value-type="float">
            <text:p>0.22883327953083</text:p>
          </table:table-cell>
          <table:table-cell table:style-name="Default" office:value-type="float" office:value="0.473579317985553" calcext:value-type="float">
            <text:p>0.473579317985553</text:p>
          </table:table-cell>
          <table:table-cell table:formula="of:=([.K44]-[.J44])" office:value-type="float" office:value="0.244746038454723" calcext:value-type="float">
            <text:p>0.245</text:p>
          </table:table-cell>
          <table:table-cell/>
          <table:table-cell table:style-name="Default" office:value-type="float" office:value="0.229431723221149" calcext:value-type="float">
            <text:p>0.229431723221149</text:p>
          </table:table-cell>
          <table:table-cell table:style-name="Default" office:value-type="float" office:value="0.462418711152984" calcext:value-type="float">
            <text:p>0.462418711152984</text:p>
          </table:table-cell>
          <table:table-cell table:number-columns-repeated="2"/>
          <table:table-cell office:value-type="string" calcext:value-type="string">
            <text:p>Both explanatory and latent variable parameter estimates show markedly reduced standard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93134092710175" calcext:value-type="float">
            <text:p>0.029313409271018</text:p>
          </table:table-cell>
          <table:table-cell table:style-name="Default" office:value-type="float" office:value="0.0813669724863137" calcext:value-type="float">
            <text:p>0.081366972486314</text:p>
          </table:table-cell>
          <table:table-cell table:formula="of:=([.C45]-[.B45])" office:value-type="float" office:value="0.0520535632152962" calcext:value-type="float">
            <text:p>0.052</text:p>
          </table:table-cell>
          <table:table-cell/>
          <table:table-cell table:style-name="Default" office:value-type="float" office:value="0.0294539532166757" calcext:value-type="float">
            <text:p>0.029453953216676</text:p>
          </table:table-cell>
          <table:table-cell table:style-name="Default" office:value-type="float" office:value="0.0789926262443496" calcext:value-type="float">
            <text:p>0.07899262624435</text:p>
          </table:table-cell>
          <table:table-cell table:formula="of:=([.G45]-[.F45])" office:value-type="float" office:value="0.0495386730276739" calcext:value-type="float">
            <text:p>0.050</text:p>
          </table:table-cell>
          <table:table-cell/>
          <table:table-cell table:style-name="Default" office:value-type="float" office:value="0.029504885780142" calcext:value-type="float">
            <text:p>0.029504885780142</text:p>
          </table:table-cell>
          <table:table-cell table:style-name="Default" office:value-type="float" office:value="0.0810969944795158" calcext:value-type="float">
            <text:p>0.081096994479516</text:p>
          </table:table-cell>
          <table:table-cell table:formula="of:=([.K45]-[.J45])" office:value-type="float" office:value="0.0515921086993738" calcext:value-type="float">
            <text:p>0.052</text:p>
          </table:table-cell>
          <table:table-cell/>
          <table:table-cell table:style-name="Default" office:value-type="float" office:value="0.029607687063883" calcext:value-type="float">
            <text:p>0.029607687063883</text:p>
          </table:table-cell>
          <table:table-cell table:style-name="Default" office:value-type="float" office:value="0.0815596336885288" calcext:value-type="float">
            <text:p>0.081559633688529</text:p>
          </table:table-cell>
          <table:table-cell table:number-columns-repeated="2"/>
          <table:table-cell office:value-type="string" calcext:value-type="string">
            <text:p>error mean when going from 2 to 4 latent variables while having similar but reduced effects 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18494785028027" calcext:value-type="float">
            <text:p>0.061849478502803</text:p>
          </table:table-cell>
          <table:table-cell table:style-name="Default" office:value-type="float" office:value="0.159822482041244" calcext:value-type="float">
            <text:p>0.159822482041244</text:p>
          </table:table-cell>
          <table:table-cell table:formula="of:=([.C46]-[.B46])" office:value-type="float" office:value="0.0979730035384413" calcext:value-type="float">
            <text:p>0.098</text:p>
          </table:table-cell>
          <table:table-cell/>
          <table:table-cell table:style-name="Default" office:value-type="float" office:value="0.0622354778416258" calcext:value-type="float">
            <text:p>0.062235477841626</text:p>
          </table:table-cell>
          <table:table-cell table:style-name="Default" office:value-type="float" office:value="0.166705864400178" calcext:value-type="float">
            <text:p>0.166705864400178</text:p>
          </table:table-cell>
          <table:table-cell table:formula="of:=([.G46]-[.F46])" office:value-type="float" office:value="0.104470386558552" calcext:value-type="float">
            <text:p>0.104</text:p>
          </table:table-cell>
          <table:table-cell/>
          <table:table-cell table:style-name="Default" office:value-type="float" office:value="0.0623168998874123" calcext:value-type="float">
            <text:p>0.062316899887412</text:p>
          </table:table-cell>
          <table:table-cell table:style-name="Default" office:value-type="float" office:value="0.164979457395669" calcext:value-type="float">
            <text:p>0.164979457395669</text:p>
          </table:table-cell>
          <table:table-cell table:formula="of:=([.K46]-[.J46])" office:value-type="float" office:value="0.102662557508257" calcext:value-type="float">
            <text:p>0.103</text:p>
          </table:table-cell>
          <table:table-cell/>
          <table:table-cell table:style-name="Default" office:value-type="float" office:value="0.0622682385883592" calcext:value-type="float">
            <text:p>0.062268238588359</text:p>
          </table:table-cell>
          <table:table-cell table:style-name="Default" office:value-type="float" office:value="0.161046444620005" calcext:value-type="float">
            <text:p>0.161046444620005</text:p>
          </table:table-cell>
          <table:table-cell table:number-columns-repeated="2"/>
          <table:table-cell office:value-type="string" calcext:value-type="string">
            <text:p>Similar observations held for variance of standard errors across parameter estimates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25892720771971" calcext:value-type="float">
            <text:p>0.425892720771971</text:p>
          </table:table-cell>
          <table:table-cell table:style-name="Default" office:value-type="float" office:value="3.65604242797151" calcext:value-type="float">
            <text:p>3.65604242797151</text:p>
          </table:table-cell>
          <table:table-cell table:formula="of:=([.C47]-[.B47])" office:value-type="float" office:value="3.23014970719954" calcext:value-type="float">
            <text:p>3.230</text:p>
          </table:table-cell>
          <table:table-cell/>
          <table:table-cell table:style-name="Default" office:value-type="float" office:value="0.391941347965343" calcext:value-type="float">
            <text:p>0.391941347965343</text:p>
          </table:table-cell>
          <table:table-cell table:style-name="Default" office:value-type="float" office:value="1.05292447950737" calcext:value-type="float">
            <text:p>1.05292447950737</text:p>
          </table:table-cell>
          <table:table-cell table:formula="of:=([.G47]-[.F47])" office:value-type="float" office:value="0.660983131542027" calcext:value-type="float">
            <text:p>0.661</text:p>
          </table:table-cell>
          <table:table-cell/>
          <table:table-cell table:style-name="Default" office:value-type="float" office:value="0.389094814205155" calcext:value-type="float">
            <text:p>0.389094814205155</text:p>
          </table:table-cell>
          <table:table-cell table:style-name="Default" office:value-type="float" office:value="1.37341263324843" calcext:value-type="float">
            <text:p>1.37341263324843</text:p>
          </table:table-cell>
          <table:table-cell table:formula="of:=([.K47]-[.J47])" office:value-type="float" office:value="0.984317819043275" calcext:value-type="float">
            <text:p>0.984</text:p>
          </table:table-cell>
          <table:table-cell/>
          <table:table-cell table:style-name="Default" office:value-type="float" office:value="0.390257075788072" calcext:value-type="float">
            <text:p>0.390257075788072</text:p>
          </table:table-cell>
          <table:table-cell table:style-name="Default" office:value-type="float" office:value="1.45026521483903" calcext:value-type="float">
            <text:p>1.45026521483903</text:p>
          </table:table-cell>
          <table:table-cell table:number-columns-repeated="2"/>
          <table:table-cell office:value-type="string" calcext:value-type="string">
            <text:p>When number latent variables increases, the variance over the standard errors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57815145580089" calcext:value-type="float">
            <text:p>0.157815145580089</text:p>
          </table:table-cell>
          <table:table-cell table:style-name="Default" office:value-type="float" office:value="0.563379290498606" calcext:value-type="float">
            <text:p>0.563379290498606</text:p>
          </table:table-cell>
          <table:table-cell table:formula="of:=([.C48]-[.B48])" office:value-type="float" office:value="0.405564144918517" calcext:value-type="float">
            <text:p>0.406</text:p>
          </table:table-cell>
          <table:table-cell/>
          <table:table-cell table:style-name="Default" office:value-type="float" office:value="0.150113004093411" calcext:value-type="float">
            <text:p>0.150113004093411</text:p>
          </table:table-cell>
          <table:table-cell table:style-name="Default" office:value-type="float" office:value="0.401908849994218" calcext:value-type="float">
            <text:p>0.401908849994218</text:p>
          </table:table-cell>
          <table:table-cell table:formula="of:=([.G48]-[.F48])" office:value-type="float" office:value="0.251795845900807" calcext:value-type="float">
            <text:p>0.252</text:p>
          </table:table-cell>
          <table:table-cell/>
          <table:table-cell table:style-name="Default" office:value-type="float" office:value="0.15028784883554" calcext:value-type="float">
            <text:p>0.15028784883554</text:p>
          </table:table-cell>
          <table:table-cell table:style-name="Default" office:value-type="float" office:value="0.44443718372195" calcext:value-type="float">
            <text:p>0.44443718372195</text:p>
          </table:table-cell>
          <table:table-cell table:formula="of:=([.K48]-[.J48])" office:value-type="float" office:value="0.29414933488641" calcext:value-type="float">
            <text:p>0.294</text:p>
          </table:table-cell>
          <table:table-cell/>
          <table:table-cell table:style-name="Default" office:value-type="float" office:value="0.150072158226322" calcext:value-type="float">
            <text:p>0.150072158226322</text:p>
          </table:table-cell>
          <table:table-cell table:style-name="Default" office:value-type="float" office:value="0.436942107322466" calcext:value-type="float">
            <text:p>0.436942107322466</text:p>
          </table:table-cell>
          <table:table-cell table:number-columns-repeated="2"/>
          <table:table-cell office:value-type="string" calcext:value-type="string">
            <text:p>for explanatory variables show a significant decrease.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378938170271" calcext:value-type="float">
            <text:p>0.376378938170271</text:p>
          </table:table-cell>
          <table:table-cell table:style-name="Default" office:value-type="float" office:value="3.09843705505129" calcext:value-type="float">
            <text:p>3.09843705505129</text:p>
          </table:table-cell>
          <table:table-cell table:formula="of:=([.C49]-[.B49])" office:value-type="float" office:value="2.72205811688102" calcext:value-type="float">
            <text:p>2.722</text:p>
          </table:table-cell>
          <table:table-cell/>
          <table:table-cell table:style-name="Default" office:value-type="float" office:value="0.314983283398545" calcext:value-type="float">
            <text:p>0.314983283398545</text:p>
          </table:table-cell>
          <table:table-cell table:style-name="Default" office:value-type="float" office:value="0.847647631251109" calcext:value-type="float">
            <text:p>0.847647631251109</text:p>
          </table:table-cell>
          <table:table-cell table:formula="of:=([.G49]-[.F49])" office:value-type="float" office:value="0.532664347852564" calcext:value-type="float">
            <text:p>0.533</text:p>
          </table:table-cell>
          <table:table-cell/>
          <table:table-cell table:style-name="Default" office:value-type="float" office:value="0.31430547667277" calcext:value-type="float">
            <text:p>0.31430547667277</text:p>
          </table:table-cell>
          <table:table-cell table:style-name="Default" office:value-type="float" office:value="1.2232684132309" calcext:value-type="float">
            <text:p>1.2232684132309</text:p>
          </table:table-cell>
          <table:table-cell table:formula="of:=([.K49]-[.J49])" office:value-type="float" office:value="0.90896293655813" calcext:value-type="float">
            <text:p>0.909</text:p>
          </table:table-cell>
          <table:table-cell/>
          <table:table-cell table:style-name="Default" office:value-type="float" office:value="0.316869651605088" calcext:value-type="float">
            <text:p>0.316869651605088</text:p>
          </table:table-cell>
          <table:table-cell table:style-name="Default" office:value-type="float" office:value="1.27098130225359" calcext:value-type="float">
            <text:p>1.2709813022535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51161711694133" calcext:value-type="float">
            <text:p>0.035116171169413</text:p>
          </table:table-cell>
          <table:table-cell table:style-name="Default" office:value-type="float" office:value="0.0917650287269399" calcext:value-type="float">
            <text:p>0.09176502872694</text:p>
          </table:table-cell>
          <table:table-cell table:formula="of:=([.C50]-[.B50])" office:value-type="float" office:value="0.0566488575575266" calcext:value-type="float">
            <text:p>0.057</text:p>
          </table:table-cell>
          <table:table-cell/>
          <table:table-cell table:style-name="Default" office:value-type="float" office:value="0.0349654877924231" calcext:value-type="float">
            <text:p>0.034965487792423</text:p>
          </table:table-cell>
          <table:table-cell table:style-name="Default" office:value-type="float" office:value="0.093989868568933" calcext:value-type="float">
            <text:p>0.093989868568933</text:p>
          </table:table-cell>
          <table:table-cell table:formula="of:=([.G50]-[.F50])" office:value-type="float" office:value="0.0590243807765099" calcext:value-type="float">
            <text:p>0.059</text:p>
          </table:table-cell>
          <table:table-cell/>
          <table:table-cell table:style-name="Default" office:value-type="float" office:value="0.035199252160859" calcext:value-type="float">
            <text:p>0.035199252160859</text:p>
          </table:table-cell>
          <table:table-cell table:style-name="Default" office:value-type="float" office:value="0.0923677855693541" calcext:value-type="float">
            <text:p>0.092367785569354</text:p>
          </table:table-cell>
          <table:table-cell table:formula="of:=([.K50]-[.J50])" office:value-type="float" office:value="0.0571685334084951" calcext:value-type="float">
            <text:p>0.057</text:p>
          </table:table-cell>
          <table:table-cell/>
          <table:table-cell table:style-name="Default" office:value-type="float" office:value="0.0352224597066031" calcext:value-type="float">
            <text:p>0.035222459706603</text:p>
          </table:table-cell>
          <table:table-cell table:style-name="Default" office:value-type="float" office:value="0.0921679736875555" calcext:value-type="float">
            <text:p>0.09216797368755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42009386516242" calcext:value-type="float">
            <text:p>0.014200938651624</text:p>
          </table:table-cell>
          <table:table-cell table:style-name="Default" office:value-type="float" office:value="0.0380963471513154" calcext:value-type="float">
            <text:p>0.038096347151315</text:p>
          </table:table-cell>
          <table:table-cell table:formula="of:=([.C51]-[.B51])" office:value-type="float" office:value="0.0238954084996912" calcext:value-type="float">
            <text:p>0.024</text:p>
          </table:table-cell>
          <table:table-cell/>
          <table:table-cell table:style-name="Default" office:value-type="float" office:value="0.014204810613791" calcext:value-type="float">
            <text:p>0.014204810613791</text:p>
          </table:table-cell>
          <table:table-cell table:style-name="Default" office:value-type="float" office:value="0.0379518765285941" calcext:value-type="float">
            <text:p>0.037951876528594</text:p>
          </table:table-cell>
          <table:table-cell table:formula="of:=([.G51]-[.F51])" office:value-type="float" office:value="0.0237470659148031" calcext:value-type="float">
            <text:p>0.024</text:p>
          </table:table-cell>
          <table:table-cell/>
          <table:table-cell table:style-name="Default" office:value-type="float" office:value="0.0142660606633845" calcext:value-type="float">
            <text:p>0.014266060663385</text:p>
          </table:table-cell>
          <table:table-cell table:style-name="Default" office:value-type="float" office:value="0.0381213767557227" calcext:value-type="float">
            <text:p>0.038121376755723</text:p>
          </table:table-cell>
          <table:table-cell table:formula="of:=([.K51]-[.J51])" office:value-type="float" office:value="0.0238553160923382" calcext:value-type="float">
            <text:p>0.024</text:p>
          </table:table-cell>
          <table:table-cell/>
          <table:table-cell table:style-name="Default" office:value-type="float" office:value="0.0142940734464668" calcext:value-type="float">
            <text:p>0.014294073446467</text:p>
          </table:table-cell>
          <table:table-cell table:style-name="Default" office:value-type="float" office:value="0.0383809697881977" calcext:value-type="float">
            <text:p>0.038380969788198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76820913195529" calcext:value-type="float">
            <text:p>0.057682091319553</text:p>
          </table:table-cell>
          <table:table-cell table:style-name="Default" office:value-type="float" office:value="0.160942673526087" calcext:value-type="float">
            <text:p>0.160942673526087</text:p>
          </table:table-cell>
          <table:table-cell table:formula="of:=([.C52]-[.B52])" office:value-type="float" office:value="0.103260582206534" calcext:value-type="float">
            <text:p>0.103</text:p>
          </table:table-cell>
          <table:table-cell/>
          <table:table-cell table:style-name="Default" office:value-type="float" office:value="0.0575297032803308" calcext:value-type="float">
            <text:p>0.057529703280331</text:p>
          </table:table-cell>
          <table:table-cell table:style-name="Default" office:value-type="float" office:value="0.153188074005103" calcext:value-type="float">
            <text:p>0.153188074005103</text:p>
          </table:table-cell>
          <table:table-cell table:formula="of:=([.G52]-[.F52])" office:value-type="float" office:value="0.0956583707247722" calcext:value-type="float">
            <text:p>0.096</text:p>
          </table:table-cell>
          <table:table-cell/>
          <table:table-cell table:style-name="Default" office:value-type="float" office:value="0.0575282729922012" calcext:value-type="float">
            <text:p>0.057528272992201</text:p>
          </table:table-cell>
          <table:table-cell table:style-name="Default" office:value-type="float" office:value="0.158348026470694" calcext:value-type="float">
            <text:p>0.158348026470694</text:p>
          </table:table-cell>
          <table:table-cell table:formula="of:=([.K52]-[.J52])" office:value-type="float" office:value="0.100819753478493" calcext:value-type="float">
            <text:p>0.101</text:p>
          </table:table-cell>
          <table:table-cell/>
          <table:table-cell table:style-name="Default" office:value-type="float" office:value="0.0575579314623066" calcext:value-type="float">
            <text:p>0.057557931462307</text:p>
          </table:table-cell>
          <table:table-cell table:style-name="Default" office:value-type="float" office:value="0.161207106112777" calcext:value-type="float">
            <text:p>0.161207106112777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45936284529303" calcext:value-type="float">
            <text:p>0.01459362845293</text:p>
          </table:table-cell>
          <table:table-cell table:style-name="Default" office:value-type="float" office:value="0.0390224961345939" calcext:value-type="float">
            <text:p>0.039022496134594</text:p>
          </table:table-cell>
          <table:table-cell table:formula="of:=([.C53]-[.B53])" office:value-type="float" office:value="0.0244288676816636" calcext:value-type="float">
            <text:p>0.024</text:p>
          </table:table-cell>
          <table:table-cell/>
          <table:table-cell table:style-name="Default" office:value-type="float" office:value="0.0145958084008456" calcext:value-type="float">
            <text:p>0.014595808400846</text:p>
          </table:table-cell>
          <table:table-cell table:style-name="Default" office:value-type="float" office:value="0.039161025445207" calcext:value-type="float">
            <text:p>0.039161025445207</text:p>
          </table:table-cell>
          <table:table-cell table:formula="of:=([.G53]-[.F53])" office:value-type="float" office:value="0.0245652170443614" calcext:value-type="float">
            <text:p>0.025</text:p>
          </table:table-cell>
          <table:table-cell/>
          <table:table-cell table:style-name="Default" office:value-type="float" office:value="0.0145912865055052" calcext:value-type="float">
            <text:p>0.014591286505505</text:p>
          </table:table-cell>
          <table:table-cell table:style-name="Default" office:value-type="float" office:value="0.0392751273885234" calcext:value-type="float">
            <text:p>0.039275127388523</text:p>
          </table:table-cell>
          <table:table-cell table:formula="of:=([.K53]-[.J53])" office:value-type="float" office:value="0.0246838408830182" calcext:value-type="float">
            <text:p>0.025</text:p>
          </table:table-cell>
          <table:table-cell/>
          <table:table-cell table:style-name="Default" office:value-type="float" office:value="0.0145972501950514" calcext:value-type="float">
            <text:p>0.014597250195051</text:p>
          </table:table-cell>
          <table:table-cell table:style-name="Default" office:value-type="float" office:value="0.0391767367338091" calcext:value-type="float">
            <text:p>0.03917673673380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22210820597756" calcext:value-type="float">
            <text:p>0.012221082059776</text:p>
          </table:table-cell>
          <table:table-cell table:style-name="Default" office:value-type="float" office:value="0.0325978481505095" calcext:value-type="float">
            <text:p>0.03259784815051</text:p>
          </table:table-cell>
          <table:table-cell table:formula="of:=([.C54]-[.B54])" office:value-type="float" office:value="0.0203767660907339" calcext:value-type="float">
            <text:p>0.020</text:p>
          </table:table-cell>
          <table:table-cell/>
          <table:table-cell table:style-name="Default" office:value-type="float" office:value="0.012259455225904" calcext:value-type="float">
            <text:p>0.012259455225904</text:p>
          </table:table-cell>
          <table:table-cell table:style-name="Default" office:value-type="float" office:value="0.0327831165009713" calcext:value-type="float">
            <text:p>0.032783116500971</text:p>
          </table:table-cell>
          <table:table-cell table:formula="of:=([.G54]-[.F54])" office:value-type="float" office:value="0.0205236612750673" calcext:value-type="float">
            <text:p>0.021</text:p>
          </table:table-cell>
          <table:table-cell/>
          <table:table-cell table:style-name="Default" office:value-type="float" office:value="0.0122615133437531" calcext:value-type="float">
            <text:p>0.012261513343753</text:p>
          </table:table-cell>
          <table:table-cell table:style-name="Default" office:value-type="float" office:value="0.0329232438308934" calcext:value-type="float">
            <text:p>0.032923243830893</text:p>
          </table:table-cell>
          <table:table-cell table:formula="of:=([.K54]-[.J54])" office:value-type="float" office:value="0.0206617304871403" calcext:value-type="float">
            <text:p>0.021</text:p>
          </table:table-cell>
          <table:table-cell/>
          <table:table-cell table:style-name="Default" office:value-type="float" office:value="0.0122583735713821" calcext:value-type="float">
            <text:p>0.012258373571382</text:p>
          </table:table-cell>
          <table:table-cell table:style-name="Default" office:value-type="float" office:value="0.0329454148032463" calcext:value-type="float">
            <text:p>0.03294541480324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3.156803849891" calcext:value-type="float">
            <text:p>633.156803849891</text:p>
          </table:table-cell>
          <table:table-cell table:style-name="Default" office:value-type="float" office:value="55963.7764003143" calcext:value-type="float">
            <text:p>55963.7764003143</text:p>
          </table:table-cell>
          <table:table-cell table:formula="of:=([.C55]-[.B55])" office:value-type="float" office:value="55330.6195964644" calcext:value-type="float">
            <text:p>55330.620</text:p>
          </table:table-cell>
          <table:table-cell/>
          <table:table-cell table:style-name="Default" office:value-type="float" office:value="39.0999798889666" calcext:value-type="float">
            <text:p>39.0999798889666</text:p>
          </table:table-cell>
          <table:table-cell table:style-name="Default" office:value-type="float" office:value="105.15679591003" calcext:value-type="float">
            <text:p>105.15679591003</text:p>
          </table:table-cell>
          <table:table-cell table:formula="of:=([.G55]-[.F55])" office:value-type="float" office:value="66.0568160210634" calcext:value-type="float">
            <text:p>66.057</text:p>
          </table:table-cell>
          <table:table-cell/>
          <table:table-cell table:style-name="Default" office:value-type="float" office:value="18.0732185643957" calcext:value-type="float">
            <text:p>18.0732185643957</text:p>
          </table:table-cell>
          <table:table-cell table:style-name="Default" office:value-type="float" office:value="245.788942327968" calcext:value-type="float">
            <text:p>245.788942327968</text:p>
          </table:table-cell>
          <table:table-cell table:formula="of:=([.K55]-[.J55])" office:value-type="float" office:value="227.715723763572" calcext:value-type="float">
            <text:p>227.716</text:p>
          </table:table-cell>
          <table:table-cell/>
          <table:table-cell table:style-name="Default" office:value-type="float" office:value="37.0010245535463" calcext:value-type="float">
            <text:p>37.0010245535463</text:p>
          </table:table-cell>
          <table:table-cell table:style-name="Default" office:value-type="float" office:value="360.818347458072" calcext:value-type="float">
            <text:p>360.818347458072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140711121571" calcext:value-type="float">
            <text:p>14.9140711121571</text:p>
          </table:table-cell>
          <table:table-cell table:style-name="Default" office:value-type="float" office:value="123.445394000368" calcext:value-type="float">
            <text:p>123.445394000368</text:p>
          </table:table-cell>
          <table:table-cell table:formula="of:=([.C56]-[.B56])" office:value-type="float" office:value="108.531322888211" calcext:value-type="float">
            <text:p>108.531</text:p>
          </table:table-cell>
          <table:table-cell/>
          <table:table-cell table:style-name="Default" office:value-type="float" office:value="10.6097224022066" calcext:value-type="float">
            <text:p>10.6097224022066</text:p>
          </table:table-cell>
          <table:table-cell table:style-name="Default" office:value-type="float" office:value="80.3314558623266" calcext:value-type="float">
            <text:p>80.3314558623266</text:p>
          </table:table-cell>
          <table:table-cell table:formula="of:=([.G56]-[.F56])" office:value-type="float" office:value="69.72173346012" calcext:value-type="float">
            <text:p>69.722</text:p>
          </table:table-cell>
          <table:table-cell/>
          <table:table-cell table:style-name="Default" office:value-type="float" office:value="6.27139737808876" calcext:value-type="float">
            <text:p>6.27139737808876</text:p>
          </table:table-cell>
          <table:table-cell table:style-name="Default" office:value-type="float" office:value="33.3383428870355" calcext:value-type="float">
            <text:p>33.3383428870355</text:p>
          </table:table-cell>
          <table:table-cell table:formula="of:=([.K56]-[.J56])" office:value-type="float" office:value="27.0669455089467" calcext:value-type="float">
            <text:p>27.067</text:p>
          </table:table-cell>
          <table:table-cell/>
          <table:table-cell table:style-name="Default" office:value-type="float" office:value="12.1776146280735" calcext:value-type="float">
            <text:p>12.1776146280735</text:p>
          </table:table-cell>
          <table:table-cell table:style-name="Default" office:value-type="float" office:value="74.6349214528936" calcext:value-type="float">
            <text:p>74.6349214528936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62791497902115" calcext:value-type="float">
            <text:p>5.62791497902115</text:p>
          </table:table-cell>
          <table:table-cell table:style-name="Default" office:value-type="float" office:value="11.8710804783869" calcext:value-type="float">
            <text:p>11.8710804783869</text:p>
          </table:table-cell>
          <table:table-cell table:formula="of:=([.C57]-[.B57])" office:value-type="float" office:value="6.24316549936575" calcext:value-type="float">
            <text:p>6.243</text:p>
          </table:table-cell>
          <table:table-cell/>
          <table:table-cell table:style-name="Default" office:value-type="float" office:value="8.1909055173441" calcext:value-type="float">
            <text:p>8.1909055173441</text:p>
          </table:table-cell>
          <table:table-cell table:style-name="Default" office:value-type="float" office:value="26.6607366159517" calcext:value-type="float">
            <text:p>26.6607366159517</text:p>
          </table:table-cell>
          <table:table-cell table:formula="of:=([.G57]-[.F57])" office:value-type="float" office:value="18.4698310986076" calcext:value-type="float">
            <text:p>18.470</text:p>
          </table:table-cell>
          <table:table-cell/>
          <table:table-cell table:style-name="Default" office:value-type="float" office:value="4.14150959531359" calcext:value-type="float">
            <text:p>4.14150959531359</text:p>
          </table:table-cell>
          <table:table-cell table:style-name="Default" office:value-type="float" office:value="7.93099333148174" calcext:value-type="float">
            <text:p>7.93099333148174</text:p>
          </table:table-cell>
          <table:table-cell table:formula="of:=([.K57]-[.J57])" office:value-type="float" office:value="3.78948373616815" calcext:value-type="float">
            <text:p>3.789</text:p>
          </table:table-cell>
          <table:table-cell/>
          <table:table-cell table:style-name="Default" office:value-type="float" office:value="14.4443784485941" calcext:value-type="float">
            <text:p>14.4443784485941</text:p>
          </table:table-cell>
          <table:table-cell table:style-name="Default" office:value-type="float" office:value="34.4046567704109" calcext:value-type="float">
            <text:p>34.404656770410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30859032687133" calcext:value-type="float">
            <text:p>0.530859032687133</text:p>
          </table:table-cell>
          <table:table-cell table:style-name="Default" office:value-type="float" office:value="2.03264130274091" calcext:value-type="float">
            <text:p>2.03264130274091</text:p>
          </table:table-cell>
          <table:table-cell table:formula="of:=([.C58]-[.B58])" office:value-type="float" office:value="1.50178227005378" calcext:value-type="float">
            <text:p>1.502</text:p>
          </table:table-cell>
          <table:table-cell/>
          <table:table-cell table:style-name="Default" office:value-type="float" office:value="0.521141498246127" calcext:value-type="float">
            <text:p>0.521141498246127</text:p>
          </table:table-cell>
          <table:table-cell table:style-name="Default" office:value-type="float" office:value="1.4183703267041" calcext:value-type="float">
            <text:p>1.4183703267041</text:p>
          </table:table-cell>
          <table:table-cell table:formula="of:=([.G58]-[.F58])" office:value-type="float" office:value="0.897228828457973" calcext:value-type="float">
            <text:p>0.897</text:p>
          </table:table-cell>
          <table:table-cell/>
          <table:table-cell table:style-name="Default" office:value-type="float" office:value="0.524240219583398" calcext:value-type="float">
            <text:p>0.524240219583398</text:p>
          </table:table-cell>
          <table:table-cell table:style-name="Default" office:value-type="float" office:value="2.47981219217883" calcext:value-type="float">
            <text:p>2.47981219217883</text:p>
          </table:table-cell>
          <table:table-cell table:formula="of:=([.K58]-[.J58])" office:value-type="float" office:value="1.95557197259543" calcext:value-type="float">
            <text:p>1.956</text:p>
          </table:table-cell>
          <table:table-cell/>
          <table:table-cell table:style-name="Default" office:value-type="float" office:value="0.515352937340637" calcext:value-type="float">
            <text:p>0.515352937340637</text:p>
          </table:table-cell>
          <table:table-cell table:style-name="Default" office:value-type="float" office:value="3.15063289577964" calcext:value-type="float">
            <text:p>3.15063289577964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49748879534627" calcext:value-type="float">
            <text:p>0.749748879534627</text:p>
          </table:table-cell>
          <table:table-cell table:style-name="Default" office:value-type="float" office:value="1.45894325849001" calcext:value-type="float">
            <text:p>1.45894325849001</text:p>
          </table:table-cell>
          <table:table-cell table:formula="of:=([.C59]-[.B59])" office:value-type="float" office:value="0.709194378955383" calcext:value-type="float">
            <text:p>0.709</text:p>
          </table:table-cell>
          <table:table-cell/>
          <table:table-cell table:style-name="Default" office:value-type="float" office:value="0.73015567375899" calcext:value-type="float">
            <text:p>0.73015567375899</text:p>
          </table:table-cell>
          <table:table-cell table:style-name="Default" office:value-type="float" office:value="2.040991212353" calcext:value-type="float">
            <text:p>2.040991212353</text:p>
          </table:table-cell>
          <table:table-cell table:formula="of:=([.G59]-[.F59])" office:value-type="float" office:value="1.31083553859401" calcext:value-type="float">
            <text:p>1.311</text:p>
          </table:table-cell>
          <table:table-cell/>
          <table:table-cell table:style-name="Default" office:value-type="float" office:value="0.782520390452639" calcext:value-type="float">
            <text:p>0.782520390452639</text:p>
          </table:table-cell>
          <table:table-cell table:style-name="Default" office:value-type="float" office:value="1.41504852970073" calcext:value-type="float">
            <text:p>1.41504852970073</text:p>
          </table:table-cell>
          <table:table-cell table:formula="of:=([.K59]-[.J59])" office:value-type="float" office:value="0.632528139248091" calcext:value-type="float">
            <text:p>0.633</text:p>
          </table:table-cell>
          <table:table-cell/>
          <table:table-cell table:style-name="Default" office:value-type="float" office:value="0.698999723769869" calcext:value-type="float">
            <text:p>0.698999723769869</text:p>
          </table:table-cell>
          <table:table-cell table:style-name="Default" office:value-type="float" office:value="1.3261788803583" calcext:value-type="float">
            <text:p>1.3261788803583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48998992137285" calcext:value-type="float">
            <text:p>2.48998992137285</text:p>
          </table:table-cell>
          <table:table-cell table:style-name="Default" office:value-type="float" office:value="14.6032173551616" calcext:value-type="float">
            <text:p>14.6032173551616</text:p>
          </table:table-cell>
          <table:table-cell table:formula="of:=([.C60]-[.B60])" office:value-type="float" office:value="12.1132274337888" calcext:value-type="float">
            <text:p>12.113</text:p>
          </table:table-cell>
          <table:table-cell/>
          <table:table-cell table:style-name="Default" office:value-type="float" office:value="2.11935665095127" calcext:value-type="float">
            <text:p>2.11935665095127</text:p>
          </table:table-cell>
          <table:table-cell table:style-name="Default" office:value-type="float" office:value="6.2616177148572" calcext:value-type="float">
            <text:p>6.2616177148572</text:p>
          </table:table-cell>
          <table:table-cell table:formula="of:=([.G60]-[.F60])" office:value-type="float" office:value="4.14226106390593" calcext:value-type="float">
            <text:p>4.142</text:p>
          </table:table-cell>
          <table:table-cell/>
          <table:table-cell table:style-name="Default" office:value-type="float" office:value="1.66649030706908" calcext:value-type="float">
            <text:p>1.66649030706908</text:p>
          </table:table-cell>
          <table:table-cell table:style-name="Default" office:value-type="float" office:value="4.4351243175414" calcext:value-type="float">
            <text:p>4.4351243175414</text:p>
          </table:table-cell>
          <table:table-cell table:formula="of:=([.K60]-[.J60])" office:value-type="float" office:value="2.76863401047232" calcext:value-type="float">
            <text:p>2.769</text:p>
          </table:table-cell>
          <table:table-cell/>
          <table:table-cell table:style-name="Default" office:value-type="float" office:value="1.78842215940185" calcext:value-type="float">
            <text:p>1.78842215940185</text:p>
          </table:table-cell>
          <table:table-cell table:style-name="Default" office:value-type="float" office:value="4.36572436222145" calcext:value-type="float">
            <text:p>4.36572436222145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93324476098921" calcext:value-type="float">
            <text:p>1.93324476098921</text:p>
          </table:table-cell>
          <table:table-cell table:style-name="Default" office:value-type="float" office:value="3.08349794852631" calcext:value-type="float">
            <text:p>3.08349794852631</text:p>
          </table:table-cell>
          <table:table-cell table:formula="of:=([.C61]-[.B61])" office:value-type="float" office:value="1.1502531875371" calcext:value-type="float">
            <text:p>1.150</text:p>
          </table:table-cell>
          <table:table-cell/>
          <table:table-cell table:style-name="Default" office:value-type="float" office:value="2.11211719733503" calcext:value-type="float">
            <text:p>2.11211719733503</text:p>
          </table:table-cell>
          <table:table-cell table:style-name="Default" office:value-type="float" office:value="6.14171071994461" calcext:value-type="float">
            <text:p>6.14171071994461</text:p>
          </table:table-cell>
          <table:table-cell table:formula="of:=([.G61]-[.F61])" office:value-type="float" office:value="4.02959352260958" calcext:value-type="float">
            <text:p>4.030</text:p>
          </table:table-cell>
          <table:table-cell/>
          <table:table-cell table:style-name="Default" office:value-type="float" office:value="2.89751993326984" calcext:value-type="float">
            <text:p>2.89751993326984</text:p>
          </table:table-cell>
          <table:table-cell table:style-name="Default" office:value-type="float" office:value="5.71090374991412" calcext:value-type="float">
            <text:p>5.71090374991412</text:p>
          </table:table-cell>
          <table:table-cell table:formula="of:=([.K61]-[.J61])" office:value-type="float" office:value="2.81338381664428" calcext:value-type="float">
            <text:p>2.813</text:p>
          </table:table-cell>
          <table:table-cell/>
          <table:table-cell table:style-name="Default" office:value-type="float" office:value="4.22847770144193" calcext:value-type="float">
            <text:p>4.22847770144193</text:p>
          </table:table-cell>
          <table:table-cell table:style-name="Default" office:value-type="float" office:value="9.33189860949733" calcext:value-type="float">
            <text:p>9.33189860949733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7757890657842" calcext:value-type="float">
            <text:p>3.87757890657842</text:p>
          </table:table-cell>
          <table:table-cell table:style-name="Default" office:value-type="float" office:value="19.8205000520279" calcext:value-type="float">
            <text:p>19.8205000520279</text:p>
          </table:table-cell>
          <table:table-cell table:formula="of:=([.C62]-[.B62])" office:value-type="float" office:value="15.9429211454495" calcext:value-type="float">
            <text:p>15.943</text:p>
          </table:table-cell>
          <table:table-cell/>
          <table:table-cell table:style-name="Default" office:value-type="float" office:value="3.58846787570669" calcext:value-type="float">
            <text:p>3.58846787570669</text:p>
          </table:table-cell>
          <table:table-cell table:style-name="Default" office:value-type="float" office:value="10.5267969427668" calcext:value-type="float">
            <text:p>10.5267969427668</text:p>
          </table:table-cell>
          <table:table-cell table:formula="of:=([.G62]-[.F62])" office:value-type="float" office:value="6.93832906706011" calcext:value-type="float">
            <text:p>6.938</text:p>
          </table:table-cell>
          <table:table-cell/>
          <table:table-cell table:style-name="Default" office:value-type="float" office:value="2.44958897650549" calcext:value-type="float">
            <text:p>2.44958897650549</text:p>
          </table:table-cell>
          <table:table-cell table:style-name="Default" office:value-type="float" office:value="8.30769304788375" calcext:value-type="float">
            <text:p>8.30769304788375</text:p>
          </table:table-cell>
          <table:table-cell table:formula="of:=([.K62]-[.J62])" office:value-type="float" office:value="5.85810407137826" calcext:value-type="float">
            <text:p>5.858</text:p>
          </table:table-cell>
          <table:table-cell/>
          <table:table-cell table:style-name="Default" office:value-type="float" office:value="7.00512041919849" calcext:value-type="float">
            <text:p>7.00512041919849</text:p>
          </table:table-cell>
          <table:table-cell table:style-name="Default" office:value-type="float" office:value="25.0408925512479" calcext:value-type="float">
            <text:p>25.040892551247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88387578019587" calcext:value-type="float">
            <text:p>1.88387578019587</text:p>
          </table:table-cell>
          <table:table-cell table:style-name="Default" office:value-type="float" office:value="2.57063777013199" calcext:value-type="float">
            <text:p>2.57063777013199</text:p>
          </table:table-cell>
          <table:table-cell table:formula="of:=([.C63]-[.B63])" office:value-type="float" office:value="0.68676198993612" calcext:value-type="float">
            <text:p>0.687</text:p>
          </table:table-cell>
          <table:table-cell/>
          <table:table-cell table:style-name="Default" office:value-type="float" office:value="1.79110329600559" calcext:value-type="float">
            <text:p>1.79110329600559</text:p>
          </table:table-cell>
          <table:table-cell table:style-name="Default" office:value-type="float" office:value="5.43872413939091" calcext:value-type="float">
            <text:p>5.43872413939091</text:p>
          </table:table-cell>
          <table:table-cell table:formula="of:=([.G63]-[.F63])" office:value-type="float" office:value="3.64762084338532" calcext:value-type="float">
            <text:p>3.648</text:p>
          </table:table-cell>
          <table:table-cell/>
          <table:table-cell table:style-name="Default" office:value-type="float" office:value="1.68453010012035" calcext:value-type="float">
            <text:p>1.68453010012035</text:p>
          </table:table-cell>
          <table:table-cell table:style-name="Default" office:value-type="float" office:value="1.91911622446368" calcext:value-type="float">
            <text:p>1.91911622446368</text:p>
          </table:table-cell>
          <table:table-cell table:formula="of:=([.K63]-[.J63])" office:value-type="float" office:value="0.23458612434333" calcext:value-type="float">
            <text:p>0.235</text:p>
          </table:table-cell>
          <table:table-cell/>
          <table:table-cell table:style-name="Default" office:value-type="float" office:value="1.84898897374992" calcext:value-type="float">
            <text:p>1.84898897374992</text:p>
          </table:table-cell>
          <table:table-cell table:style-name="Default" office:value-type="float" office:value="2.0478389890335" calcext:value-type="float">
            <text:p>2.0478389890335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50352795475539" calcext:value-type="float">
            <text:p>0.350352795475539</text:p>
          </table:table-cell>
          <table:table-cell table:style-name="Default" office:value-type="float" office:value="1.09823995296658" calcext:value-type="float">
            <text:p>1.09823995296658</text:p>
          </table:table-cell>
          <table:table-cell table:formula="of:=([.C64]-[.B64])" office:value-type="float" office:value="0.747887157491041" calcext:value-type="float">
            <text:p>0.748</text:p>
          </table:table-cell>
          <table:table-cell/>
          <table:table-cell table:style-name="Default" office:value-type="float" office:value="0.349473819419514" calcext:value-type="float">
            <text:p>0.349473819419514</text:p>
          </table:table-cell>
          <table:table-cell table:style-name="Default" office:value-type="float" office:value="1.05930076301321" calcext:value-type="float">
            <text:p>1.05930076301321</text:p>
          </table:table-cell>
          <table:table-cell table:formula="of:=([.G64]-[.F64])" office:value-type="float" office:value="0.709826943593696" calcext:value-type="float">
            <text:p>0.710</text:p>
          </table:table-cell>
          <table:table-cell/>
          <table:table-cell table:style-name="Default" office:value-type="float" office:value="0.349956833290534" calcext:value-type="float">
            <text:p>0.349956833290534</text:p>
          </table:table-cell>
          <table:table-cell table:style-name="Default" office:value-type="float" office:value="1.07914117254686" calcext:value-type="float">
            <text:p>1.07914117254686</text:p>
          </table:table-cell>
          <table:table-cell table:formula="of:=([.K64]-[.J64])" office:value-type="float" office:value="0.729184339256326" calcext:value-type="float">
            <text:p>0.729</text:p>
          </table:table-cell>
          <table:table-cell/>
          <table:table-cell table:style-name="Default" office:value-type="float" office:value="0.353784452676996" calcext:value-type="float">
            <text:p>0.353784452676996</text:p>
          </table:table-cell>
          <table:table-cell table:style-name="Default" office:value-type="float" office:value="1.22078456251175" calcext:value-type="float">
            <text:p>1.22078456251175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57015167753179" calcext:value-type="float">
            <text:p>0.457015167753179</text:p>
          </table:table-cell>
          <table:table-cell table:style-name="Default" office:value-type="float" office:value="2.18064491238844" calcext:value-type="float">
            <text:p>2.18064491238844</text:p>
          </table:table-cell>
          <table:table-cell table:formula="of:=([.C65]-[.B65])" office:value-type="float" office:value="1.72362974463526" calcext:value-type="float">
            <text:p>1.724</text:p>
          </table:table-cell>
          <table:table-cell/>
          <table:table-cell table:style-name="Default" office:value-type="float" office:value="0.456714601395826" calcext:value-type="float">
            <text:p>0.456714601395826</text:p>
          </table:table-cell>
          <table:table-cell table:style-name="Default" office:value-type="float" office:value="1.49531632890991" calcext:value-type="float">
            <text:p>1.49531632890991</text:p>
          </table:table-cell>
          <table:table-cell table:formula="of:=([.G65]-[.F65])" office:value-type="float" office:value="1.03860172751408" calcext:value-type="float">
            <text:p>1.039</text:p>
          </table:table-cell>
          <table:table-cell/>
          <table:table-cell table:style-name="Default" office:value-type="float" office:value="0.458456018484768" calcext:value-type="float">
            <text:p>0.458456018484768</text:p>
          </table:table-cell>
          <table:table-cell table:style-name="Default" office:value-type="float" office:value="1.85343155043592" calcext:value-type="float">
            <text:p>1.85343155043592</text:p>
          </table:table-cell>
          <table:table-cell table:formula="of:=([.K65]-[.J65])" office:value-type="float" office:value="1.39497553195115" calcext:value-type="float">
            <text:p>1.395</text:p>
          </table:table-cell>
          <table:table-cell/>
          <table:table-cell table:style-name="Default" office:value-type="float" office:value="0.466315318729539" calcext:value-type="float">
            <text:p>0.466315318729539</text:p>
          </table:table-cell>
          <table:table-cell table:style-name="Default" office:value-type="float" office:value="1.23250763716528" calcext:value-type="float">
            <text:p>1.23250763716528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42384260411608" calcext:value-type="float">
            <text:p>0.542384260411608</text:p>
          </table:table-cell>
          <table:table-cell table:style-name="Default" office:value-type="float" office:value="1.19108403214326" calcext:value-type="float">
            <text:p>1.19108403214326</text:p>
          </table:table-cell>
          <table:table-cell table:formula="of:=([.C66]-[.B66])" office:value-type="float" office:value="0.648699771731652" calcext:value-type="float">
            <text:p>0.649</text:p>
          </table:table-cell>
          <table:table-cell/>
          <table:table-cell table:style-name="Default" office:value-type="float" office:value="0.554787104884362" calcext:value-type="float">
            <text:p>0.554787104884362</text:p>
          </table:table-cell>
          <table:table-cell table:style-name="Default" office:value-type="float" office:value="1.60926230027759" calcext:value-type="float">
            <text:p>1.60926230027759</text:p>
          </table:table-cell>
          <table:table-cell table:formula="of:=([.G66]-[.F66])" office:value-type="float" office:value="1.05447519539323" calcext:value-type="float">
            <text:p>1.054</text:p>
          </table:table-cell>
          <table:table-cell/>
          <table:table-cell table:style-name="Default" office:value-type="float" office:value="0.522657606930531" calcext:value-type="float">
            <text:p>0.522657606930531</text:p>
          </table:table-cell>
          <table:table-cell table:style-name="Default" office:value-type="float" office:value="1.33657874192482" calcext:value-type="float">
            <text:p>1.33657874192482</text:p>
          </table:table-cell>
          <table:table-cell table:formula="of:=([.K66]-[.J66])" office:value-type="float" office:value="0.813921134994289" calcext:value-type="float">
            <text:p>0.814</text:p>
          </table:table-cell>
          <table:table-cell/>
          <table:table-cell table:style-name="Default" office:value-type="float" office:value="0.538908516172751" calcext:value-type="float">
            <text:p>0.538908516172751</text:p>
          </table:table-cell>
          <table:table-cell table:style-name="Default" office:value-type="float" office:value="1.4111685284015" calcext:value-type="float">
            <text:p>1.4111685284015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99610344227074" calcext:value-type="float">
            <text:p>0.299610344227074</text:p>
          </table:table-cell>
          <table:table-cell table:style-name="Default" office:value-type="float" office:value="1.01040255750197" calcext:value-type="float">
            <text:p>1.01040255750197</text:p>
          </table:table-cell>
          <table:table-cell table:formula="of:=([.C67]-[.B67])" office:value-type="float" office:value="0.710792213274896" calcext:value-type="float">
            <text:p>0.711</text:p>
          </table:table-cell>
          <table:table-cell/>
          <table:table-cell table:style-name="Default" office:value-type="float" office:value="0.308526538711914" calcext:value-type="float">
            <text:p>0.308526538711914</text:p>
          </table:table-cell>
          <table:table-cell table:style-name="Default" office:value-type="float" office:value="0.96707532175691" calcext:value-type="float">
            <text:p>0.96707532175691</text:p>
          </table:table-cell>
          <table:table-cell table:formula="of:=([.G67]-[.F67])" office:value-type="float" office:value="0.658548783044996" calcext:value-type="float">
            <text:p>0.659</text:p>
          </table:table-cell>
          <table:table-cell/>
          <table:table-cell table:style-name="Default" office:value-type="float" office:value="0.299637581859352" calcext:value-type="float">
            <text:p>0.299637581859352</text:p>
          </table:table-cell>
          <table:table-cell table:style-name="Default" office:value-type="float" office:value="1.05431603912932" calcext:value-type="float">
            <text:p>1.05431603912932</text:p>
          </table:table-cell>
          <table:table-cell table:formula="of:=([.K67]-[.J67])" office:value-type="float" office:value="0.754678457269968" calcext:value-type="float">
            <text:p>0.755</text:p>
          </table:table-cell>
          <table:table-cell/>
          <table:table-cell table:style-name="Default" office:value-type="float" office:value="0.316211254394854" calcext:value-type="float">
            <text:p>0.316211254394854</text:p>
          </table:table-cell>
          <table:table-cell table:style-name="Default" office:value-type="float" office:value="1.06139421679033" calcext:value-type="float">
            <text:p>1.06139421679033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88930019363273" calcext:value-type="float">
            <text:p>6.88930019363273</text:p>
          </table:table-cell>
          <table:table-cell table:style-name="Default" office:value-type="float" office:value="627.514545361521" calcext:value-type="float">
            <text:p>627.514545361521</text:p>
          </table:table-cell>
          <table:table-cell table:formula="of:=([.C68]-[.B68])" office:value-type="float" office:value="620.625245167888" calcext:value-type="float">
            <text:p>620.625</text:p>
          </table:table-cell>
          <table:table-cell/>
          <table:table-cell table:style-name="Default" office:value-type="float" office:value="0.738397233010642" calcext:value-type="float">
            <text:p>0.738397233010642</text:p>
          </table:table-cell>
          <table:table-cell table:style-name="Default" office:value-type="float" office:value="1.94352739591566" calcext:value-type="float">
            <text:p>1.94352739591566</text:p>
          </table:table-cell>
          <table:table-cell table:formula="of:=([.G68]-[.F68])" office:value-type="float" office:value="1.20513016290502" calcext:value-type="float">
            <text:p>1.205</text:p>
          </table:table-cell>
          <table:table-cell/>
          <table:table-cell table:style-name="Default" office:value-type="float" office:value="0.771870772115098" calcext:value-type="float">
            <text:p>0.771870772115098</text:p>
          </table:table-cell>
          <table:table-cell table:style-name="Default" office:value-type="float" office:value="3.78332283366035" calcext:value-type="float">
            <text:p>3.78332283366035</text:p>
          </table:table-cell>
          <table:table-cell table:formula="of:=([.K68]-[.J68])" office:value-type="float" office:value="3.01145206154525" calcext:value-type="float">
            <text:p>3.011</text:p>
          </table:table-cell>
          <table:table-cell/>
          <table:table-cell table:style-name="Default" office:value-type="float" office:value="0.771644395145882" calcext:value-type="float">
            <text:p>0.771644395145882</text:p>
          </table:table-cell>
          <table:table-cell table:style-name="Default" office:value-type="float" office:value="2.84893211740329" calcext:value-type="float">
            <text:p>2.8489321174032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47275072868855" calcext:value-type="float">
            <text:p>0.044727507286886</text:p>
          </table:table-cell>
          <table:table-cell table:style-name="Default" office:value-type="float" office:value="0.119713173359924" calcext:value-type="float">
            <text:p>0.119713173359924</text:p>
          </table:table-cell>
          <table:table-cell table:formula="of:=([.C69]-[.B69])" office:value-type="float" office:value="0.0749856660730385" calcext:value-type="float">
            <text:p>0.075</text:p>
          </table:table-cell>
          <table:table-cell/>
          <table:table-cell table:style-name="Default" office:value-type="float" office:value="0.0440829306657967" calcext:value-type="float">
            <text:p>0.044082930665797</text:p>
          </table:table-cell>
          <table:table-cell table:style-name="Default" office:value-type="float" office:value="0.115832761967734" calcext:value-type="float">
            <text:p>0.115832761967734</text:p>
          </table:table-cell>
          <table:table-cell table:formula="of:=([.G69]-[.F69])" office:value-type="float" office:value="0.0717498313019373" calcext:value-type="float">
            <text:p>0.072</text:p>
          </table:table-cell>
          <table:table-cell/>
          <table:table-cell table:style-name="Default" office:value-type="float" office:value="0.0445198116865632" calcext:value-type="float">
            <text:p>0.044519811686563</text:p>
          </table:table-cell>
          <table:table-cell table:style-name="Default" office:value-type="float" office:value="0.116384241155447" calcext:value-type="float">
            <text:p>0.116384241155447</text:p>
          </table:table-cell>
          <table:table-cell table:formula="of:=([.K69]-[.J69])" office:value-type="float" office:value="0.0718644294688838" calcext:value-type="float">
            <text:p>0.072</text:p>
          </table:table-cell>
          <table:table-cell/>
          <table:table-cell table:style-name="Default" office:value-type="float" office:value="0.0444826120925702" calcext:value-type="float">
            <text:p>0.04448261209257</text:p>
          </table:table-cell>
          <table:table-cell table:style-name="Default" office:value-type="float" office:value="0.117669208264469" calcext:value-type="float">
            <text:p>0.11766920826446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3557209744032" calcext:value-type="float">
            <text:p>0.133557209744032</text:p>
          </table:table-cell>
          <table:table-cell table:style-name="Default" office:value-type="float" office:value="0.295637775831022" calcext:value-type="float">
            <text:p>0.295637775831022</text:p>
          </table:table-cell>
          <table:table-cell table:formula="of:=([.C70]-[.B70])" office:value-type="float" office:value="0.16208056608699" calcext:value-type="float">
            <text:p>0.162</text:p>
          </table:table-cell>
          <table:table-cell/>
          <table:table-cell table:style-name="Default" office:value-type="float" office:value="0.129396153151462" calcext:value-type="float">
            <text:p>0.129396153151462</text:p>
          </table:table-cell>
          <table:table-cell table:style-name="Default" office:value-type="float" office:value="0.342518987944429" calcext:value-type="float">
            <text:p>0.342518987944429</text:p>
          </table:table-cell>
          <table:table-cell table:formula="of:=([.G70]-[.F70])" office:value-type="float" office:value="0.213122834792967" calcext:value-type="float">
            <text:p>0.213</text:p>
          </table:table-cell>
          <table:table-cell/>
          <table:table-cell table:style-name="Default" office:value-type="float" office:value="0.129177572214997" calcext:value-type="float">
            <text:p>0.129177572214997</text:p>
          </table:table-cell>
          <table:table-cell table:style-name="Default" office:value-type="float" office:value="0.267923089446766" calcext:value-type="float">
            <text:p>0.267923089446766</text:p>
          </table:table-cell>
          <table:table-cell table:formula="of:=([.K70]-[.J70])" office:value-type="float" office:value="0.138745517231769" calcext:value-type="float">
            <text:p>0.139</text:p>
          </table:table-cell>
          <table:table-cell/>
          <table:table-cell table:style-name="Default" office:value-type="float" office:value="0.129185740391716" calcext:value-type="float">
            <text:p>0.129185740391716</text:p>
          </table:table-cell>
          <table:table-cell table:style-name="Default" office:value-type="float" office:value="0.269399203437741" calcext:value-type="float">
            <text:p>0.269399203437741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90586615487981" calcext:value-type="float">
            <text:p>0.019058661548798</text:p>
          </table:table-cell>
          <table:table-cell table:style-name="Default" office:value-type="float" office:value="0.0508634792577367" calcext:value-type="float">
            <text:p>0.050863479257737</text:p>
          </table:table-cell>
          <table:table-cell table:formula="of:=([.C71]-[.B71])" office:value-type="float" office:value="0.0318048177089386" calcext:value-type="float">
            <text:p>0.032</text:p>
          </table:table-cell>
          <table:table-cell/>
          <table:table-cell table:style-name="Default" office:value-type="float" office:value="0.019160861355936" calcext:value-type="float">
            <text:p>0.019160861355936</text:p>
          </table:table-cell>
          <table:table-cell table:style-name="Default" office:value-type="float" office:value="0.0507671148939239" calcext:value-type="float">
            <text:p>0.050767114893924</text:p>
          </table:table-cell>
          <table:table-cell table:formula="of:=([.G71]-[.F71])" office:value-type="float" office:value="0.0316062535379879" calcext:value-type="float">
            <text:p>0.032</text:p>
          </table:table-cell>
          <table:table-cell/>
          <table:table-cell table:style-name="Default" office:value-type="float" office:value="0.0192255942243941" calcext:value-type="float">
            <text:p>0.019225594224394</text:p>
          </table:table-cell>
          <table:table-cell table:style-name="Default" office:value-type="float" office:value="0.0511112548179756" calcext:value-type="float">
            <text:p>0.051111254817976</text:p>
          </table:table-cell>
          <table:table-cell table:formula="of:=([.K71]-[.J71])" office:value-type="float" office:value="0.0318856605935815" calcext:value-type="float">
            <text:p>0.032</text:p>
          </table:table-cell>
          <table:table-cell/>
          <table:table-cell table:style-name="Default" office:value-type="float" office:value="0.0192409340118615" calcext:value-type="float">
            <text:p>0.019240934011862</text:p>
          </table:table-cell>
          <table:table-cell table:style-name="Default" office:value-type="float" office:value="0.0513842207812024" calcext:value-type="float">
            <text:p>0.051384220781202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40860631125992" calcext:value-type="float">
            <text:p>0.034086063112599</text:p>
          </table:table-cell>
          <table:table-cell table:style-name="Default" office:value-type="float" office:value="0.0916446587666226" calcext:value-type="float">
            <text:p>0.091644658766623</text:p>
          </table:table-cell>
          <table:table-cell table:formula="of:=([.C72]-[.B72])" office:value-type="float" office:value="0.0575585956540234" calcext:value-type="float">
            <text:p>0.058</text:p>
          </table:table-cell>
          <table:table-cell/>
          <table:table-cell table:style-name="Default" office:value-type="float" office:value="0.034302501243752" calcext:value-type="float">
            <text:p>0.034302501243752</text:p>
          </table:table-cell>
          <table:table-cell table:style-name="Default" office:value-type="float" office:value="0.0909843312521277" calcext:value-type="float">
            <text:p>0.090984331252128</text:p>
          </table:table-cell>
          <table:table-cell table:formula="of:=([.G72]-[.F72])" office:value-type="float" office:value="0.0566818300083757" calcext:value-type="float">
            <text:p>0.057</text:p>
          </table:table-cell>
          <table:table-cell/>
          <table:table-cell table:style-name="Default" office:value-type="float" office:value="0.0343444247146695" calcext:value-type="float">
            <text:p>0.03434442471467</text:p>
          </table:table-cell>
          <table:table-cell table:style-name="Default" office:value-type="float" office:value="0.0941153759453663" calcext:value-type="float">
            <text:p>0.094115375945366</text:p>
          </table:table-cell>
          <table:table-cell table:formula="of:=([.K72]-[.J72])" office:value-type="float" office:value="0.0597709512306968" calcext:value-type="float">
            <text:p>0.060</text:p>
          </table:table-cell>
          <table:table-cell/>
          <table:table-cell table:style-name="Default" office:value-type="float" office:value="0.034307015065571" calcext:value-type="float">
            <text:p>0.034307015065571</text:p>
          </table:table-cell>
          <table:table-cell table:style-name="Default" office:value-type="float" office:value="0.0923166310015089" calcext:value-type="float">
            <text:p>0.092316631001509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67194123235576" calcext:value-type="float">
            <text:p>0.267194123235576</text:p>
          </table:table-cell>
          <table:table-cell table:style-name="Default" office:value-type="float" office:value="1.18791707914657" calcext:value-type="float">
            <text:p>1.18791707914657</text:p>
          </table:table-cell>
          <table:table-cell table:formula="of:=([.C73]-[.B73])" office:value-type="float" office:value="0.920722955910994" calcext:value-type="float">
            <text:p>0.921</text:p>
          </table:table-cell>
          <table:table-cell/>
          <table:table-cell table:style-name="Default" office:value-type="float" office:value="0.247085580198951" calcext:value-type="float">
            <text:p>0.247085580198951</text:p>
          </table:table-cell>
          <table:table-cell table:style-name="Default" office:value-type="float" office:value="0.65638361381906" calcext:value-type="float">
            <text:p>0.65638361381906</text:p>
          </table:table-cell>
          <table:table-cell table:formula="of:=([.G73]-[.F73])" office:value-type="float" office:value="0.409298033620109" calcext:value-type="float">
            <text:p>0.409</text:p>
          </table:table-cell>
          <table:table-cell/>
          <table:table-cell table:style-name="Default" office:value-type="float" office:value="0.245447222101641" calcext:value-type="float">
            <text:p>0.245447222101641</text:p>
          </table:table-cell>
          <table:table-cell table:style-name="Default" office:value-type="float" office:value="0.671793554901949" calcext:value-type="float">
            <text:p>0.671793554901949</text:p>
          </table:table-cell>
          <table:table-cell table:formula="of:=([.K73]-[.J73])" office:value-type="float" office:value="0.426346332800308" calcext:value-type="float">
            <text:p>0.426</text:p>
          </table:table-cell>
          <table:table-cell/>
          <table:table-cell table:style-name="Default" office:value-type="float" office:value="0.247495113731148" calcext:value-type="float">
            <text:p>0.247495113731148</text:p>
          </table:table-cell>
          <table:table-cell table:style-name="Default" office:value-type="float" office:value="0.678134498910882" calcext:value-type="float">
            <text:p>0.678134498910882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96026481880037" calcext:value-type="float">
            <text:p>0.089602648188004</text:p>
          </table:table-cell>
          <table:table-cell table:style-name="Default" office:value-type="float" office:value="0.242573098242148" calcext:value-type="float">
            <text:p>0.242573098242148</text:p>
          </table:table-cell>
          <table:table-cell table:formula="of:=([.C74]-[.B74])" office:value-type="float" office:value="0.152970450054144" calcext:value-type="float">
            <text:p>0.153</text:p>
          </table:table-cell>
          <table:table-cell/>
          <table:table-cell table:style-name="Default" office:value-type="float" office:value="0.0861176088118754" calcext:value-type="float">
            <text:p>0.086117608811875</text:p>
          </table:table-cell>
          <table:table-cell table:style-name="Default" office:value-type="float" office:value="0.227412078059793" calcext:value-type="float">
            <text:p>0.227412078059793</text:p>
          </table:table-cell>
          <table:table-cell table:formula="of:=([.G74]-[.F74])" office:value-type="float" office:value="0.141294469247918" calcext:value-type="float">
            <text:p>0.141</text:p>
          </table:table-cell>
          <table:table-cell/>
          <table:table-cell table:style-name="Default" office:value-type="float" office:value="0.0860735566231734" calcext:value-type="float">
            <text:p>0.086073556623173</text:p>
          </table:table-cell>
          <table:table-cell table:style-name="Default" office:value-type="float" office:value="0.22011217271849" calcext:value-type="float">
            <text:p>0.22011217271849</text:p>
          </table:table-cell>
          <table:table-cell table:formula="of:=([.K74]-[.J74])" office:value-type="float" office:value="0.134038616095317" calcext:value-type="float">
            <text:p>0.134</text:p>
          </table:table-cell>
          <table:table-cell/>
          <table:table-cell table:style-name="Default" office:value-type="float" office:value="0.0861186598335811" calcext:value-type="float">
            <text:p>0.086118659833581</text:p>
          </table:table-cell>
          <table:table-cell table:style-name="Default" office:value-type="float" office:value="0.217690644150494" calcext:value-type="float">
            <text:p>0.217690644150494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07497090846569" calcext:value-type="float">
            <text:p>0.207497090846569</text:p>
          </table:table-cell>
          <table:table-cell table:style-name="Default" office:value-type="float" office:value="1.00357529637136" calcext:value-type="float">
            <text:p>1.00357529637136</text:p>
          </table:table-cell>
          <table:table-cell table:formula="of:=([.C75]-[.B75])" office:value-type="float" office:value="0.796078205524791" calcext:value-type="float">
            <text:p>0.796</text:p>
          </table:table-cell>
          <table:table-cell/>
          <table:table-cell table:style-name="Default" office:value-type="float" office:value="0.182423527368248" calcext:value-type="float">
            <text:p>0.182423527368248</text:p>
          </table:table-cell>
          <table:table-cell table:style-name="Default" office:value-type="float" office:value="0.481241846604394" calcext:value-type="float">
            <text:p>0.481241846604394</text:p>
          </table:table-cell>
          <table:table-cell table:formula="of:=([.G75]-[.F75])" office:value-type="float" office:value="0.298818319236146" calcext:value-type="float">
            <text:p>0.299</text:p>
          </table:table-cell>
          <table:table-cell/>
          <table:table-cell table:style-name="Default" office:value-type="float" office:value="0.181654815592852" calcext:value-type="float">
            <text:p>0.181654815592852</text:p>
          </table:table-cell>
          <table:table-cell table:style-name="Default" office:value-type="float" office:value="0.553504434685659" calcext:value-type="float">
            <text:p>0.553504434685659</text:p>
          </table:table-cell>
          <table:table-cell table:formula="of:=([.K75]-[.J75])" office:value-type="float" office:value="0.371849619092807" calcext:value-type="float">
            <text:p>0.372</text:p>
          </table:table-cell>
          <table:table-cell/>
          <table:table-cell table:style-name="Default" office:value-type="float" office:value="0.182989051231584" calcext:value-type="float">
            <text:p>0.182989051231584</text:p>
          </table:table-cell>
          <table:table-cell table:style-name="Default" office:value-type="float" office:value="0.554490453643901" calcext:value-type="float">
            <text:p>0.554490453643901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18796022034755" calcext:value-type="float">
            <text:p>0.021879602203476</text:p>
          </table:table-cell>
          <table:table-cell table:style-name="Default" office:value-type="float" office:value="0.0564113544925221" calcext:value-type="float">
            <text:p>0.056411354492522</text:p>
          </table:table-cell>
          <table:table-cell table:formula="of:=([.C76]-[.B76])" office:value-type="float" office:value="0.0345317522890466" calcext:value-type="float">
            <text:p>0.035</text:p>
          </table:table-cell>
          <table:table-cell/>
          <table:table-cell table:style-name="Default" office:value-type="float" office:value="0.0218500142681871" calcext:value-type="float">
            <text:p>0.021850014268187</text:p>
          </table:table-cell>
          <table:table-cell table:style-name="Default" office:value-type="float" office:value="0.0577604710304501" calcext:value-type="float">
            <text:p>0.05776047103045</text:p>
          </table:table-cell>
          <table:table-cell table:formula="of:=([.G76]-[.F76])" office:value-type="float" office:value="0.035910456762263" calcext:value-type="float">
            <text:p>0.036</text:p>
          </table:table-cell>
          <table:table-cell/>
          <table:table-cell table:style-name="Default" office:value-type="float" office:value="0.0218786698232045" calcext:value-type="float">
            <text:p>0.021878669823205</text:p>
          </table:table-cell>
          <table:table-cell table:style-name="Default" office:value-type="float" office:value="0.0568131636782358" calcext:value-type="float">
            <text:p>0.056813163678236</text:p>
          </table:table-cell>
          <table:table-cell table:formula="of:=([.K76]-[.J76])" office:value-type="float" office:value="0.0349344938550313" calcext:value-type="float">
            <text:p>0.035</text:p>
          </table:table-cell>
          <table:table-cell/>
          <table:table-cell table:style-name="Default" office:value-type="float" office:value="0.0219178549498282" calcext:value-type="float">
            <text:p>0.021917854949828</text:p>
          </table:table-cell>
          <table:table-cell table:style-name="Default" office:value-type="float" office:value="0.0566117262577513" calcext:value-type="float">
            <text:p>0.056611726257751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859465048768585" calcext:value-type="float">
            <text:p>0.008594650487686</text:p>
          </table:table-cell>
          <table:table-cell table:style-name="Default" office:value-type="float" office:value="0.0228436614077321" calcext:value-type="float">
            <text:p>0.022843661407732</text:p>
          </table:table-cell>
          <table:table-cell table:formula="of:=([.C77]-[.B77])" office:value-type="float" office:value="0.0142490109200462" calcext:value-type="float">
            <text:p>0.014</text:p>
          </table:table-cell>
          <table:table-cell/>
          <table:table-cell table:style-name="Default" office:value-type="float" office:value="0.00858933769411793" calcext:value-type="float">
            <text:p>0.008589337694118</text:p>
          </table:table-cell>
          <table:table-cell table:style-name="Default" office:value-type="float" office:value="0.0226850391244892" calcext:value-type="float">
            <text:p>0.022685039124489</text:p>
          </table:table-cell>
          <table:table-cell table:formula="of:=([.G77]-[.F77])" office:value-type="float" office:value="0.0140957014303713" calcext:value-type="float">
            <text:p>0.014</text:p>
          </table:table-cell>
          <table:table-cell/>
          <table:table-cell table:style-name="Default" office:value-type="float" office:value="0.00862831260398149" calcext:value-type="float">
            <text:p>0.008628312603981</text:p>
          </table:table-cell>
          <table:table-cell table:style-name="Default" office:value-type="float" office:value="0.022892587595578" calcext:value-type="float">
            <text:p>0.022892587595578</text:p>
          </table:table-cell>
          <table:table-cell table:formula="of:=([.K77]-[.J77])" office:value-type="float" office:value="0.0142642749915965" calcext:value-type="float">
            <text:p>0.014</text:p>
          </table:table-cell>
          <table:table-cell/>
          <table:table-cell table:style-name="Default" office:value-type="float" office:value="0.00863623136294478" calcext:value-type="float">
            <text:p>0.008636231362945</text:p>
          </table:table-cell>
          <table:table-cell table:style-name="Default" office:value-type="float" office:value="0.0229759679124026" calcext:value-type="float">
            <text:p>0.022975967912403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87821058558727" calcext:value-type="float">
            <text:p>0.028782105855873</text:p>
          </table:table-cell>
          <table:table-cell table:style-name="Default" office:value-type="float" office:value="0.0767799068510351" calcext:value-type="float">
            <text:p>0.076779906851035</text:p>
          </table:table-cell>
          <table:table-cell table:formula="of:=([.C78]-[.B78])" office:value-type="float" office:value="0.0479978009951624" calcext:value-type="float">
            <text:p>0.048</text:p>
          </table:table-cell>
          <table:table-cell/>
          <table:table-cell table:style-name="Default" office:value-type="float" office:value="0.0288737271568149" calcext:value-type="float">
            <text:p>0.028873727156815</text:p>
          </table:table-cell>
          <table:table-cell table:style-name="Default" office:value-type="float" office:value="0.0761531104826731" calcext:value-type="float">
            <text:p>0.076153110482673</text:p>
          </table:table-cell>
          <table:table-cell table:formula="of:=([.G78]-[.F78])" office:value-type="float" office:value="0.0472793833258582" calcext:value-type="float">
            <text:p>0.047</text:p>
          </table:table-cell>
          <table:table-cell/>
          <table:table-cell table:style-name="Default" office:value-type="float" office:value="0.0288709764137306" calcext:value-type="float">
            <text:p>0.028870976413731</text:p>
          </table:table-cell>
          <table:table-cell table:style-name="Default" office:value-type="float" office:value="0.0759106166907207" calcext:value-type="float">
            <text:p>0.075910616690721</text:p>
          </table:table-cell>
          <table:table-cell table:formula="of:=([.K78]-[.J78])" office:value-type="float" office:value="0.0470396402769901" calcext:value-type="float">
            <text:p>0.047</text:p>
          </table:table-cell>
          <table:table-cell/>
          <table:table-cell table:style-name="Default" office:value-type="float" office:value="0.0288668721499758" calcext:value-type="float">
            <text:p>0.028866872149976</text:p>
          </table:table-cell>
          <table:table-cell table:style-name="Default" office:value-type="float" office:value="0.0771835235620766" calcext:value-type="float">
            <text:p>0.077183523562077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958345104859516" calcext:value-type="float">
            <text:p>0.009583451048595</text:p>
          </table:table-cell>
          <table:table-cell table:style-name="Default" office:value-type="float" office:value="0.025314536308662" calcext:value-type="float">
            <text:p>0.025314536308662</text:p>
          </table:table-cell>
          <table:table-cell table:formula="of:=([.C79]-[.B79])" office:value-type="float" office:value="0.0157310852600668" calcext:value-type="float">
            <text:p>0.016</text:p>
          </table:table-cell>
          <table:table-cell/>
          <table:table-cell table:style-name="Default" office:value-type="float" office:value="0.00956844362699137" calcext:value-type="float">
            <text:p>0.009568443626991</text:p>
          </table:table-cell>
          <table:table-cell table:style-name="Default" office:value-type="float" office:value="0.0252555900555063" calcext:value-type="float">
            <text:p>0.025255590055506</text:p>
          </table:table-cell>
          <table:table-cell table:formula="of:=([.G79]-[.F79])" office:value-type="float" office:value="0.0156871464285149" calcext:value-type="float">
            <text:p>0.016</text:p>
          </table:table-cell>
          <table:table-cell/>
          <table:table-cell table:style-name="Default" office:value-type="float" office:value="0.00957713151595558" calcext:value-type="float">
            <text:p>0.009577131515956</text:p>
          </table:table-cell>
          <table:table-cell table:style-name="Default" office:value-type="float" office:value="0.0253047736717014" calcext:value-type="float">
            <text:p>0.025304773671701</text:p>
          </table:table-cell>
          <table:table-cell table:formula="of:=([.K79]-[.J79])" office:value-type="float" office:value="0.0157276421557458" calcext:value-type="float">
            <text:p>0.016</text:p>
          </table:table-cell>
          <table:table-cell/>
          <table:table-cell table:style-name="Default" office:value-type="float" office:value="0.00957385262196408" calcext:value-type="float">
            <text:p>0.009573852621964</text:p>
          </table:table-cell>
          <table:table-cell table:style-name="Default" office:value-type="float" office:value="0.0253470843492341" calcext:value-type="float">
            <text:p>0.025347084349234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767940090402411" calcext:value-type="float">
            <text:p>0.007679400904024</text:p>
          </table:table-cell>
          <table:table-cell table:style-name="Default" office:value-type="float" office:value="0.0203799801499754" calcext:value-type="float">
            <text:p>0.020379980149975</text:p>
          </table:table-cell>
          <table:table-cell table:formula="of:=([.C80]-[.B80])" office:value-type="float" office:value="0.0127005792459513" calcext:value-type="float">
            <text:p>0.013</text:p>
          </table:table-cell>
          <table:table-cell/>
          <table:table-cell table:style-name="Default" office:value-type="float" office:value="0.00768711250269907" calcext:value-type="float">
            <text:p>0.007687112502699</text:p>
          </table:table-cell>
          <table:table-cell table:style-name="Default" office:value-type="float" office:value="0.0203326634941413" calcext:value-type="float">
            <text:p>0.020332663494141</text:p>
          </table:table-cell>
          <table:table-cell table:formula="of:=([.G80]-[.F80])" office:value-type="float" office:value="0.0126455509914422" calcext:value-type="float">
            <text:p>0.013</text:p>
          </table:table-cell>
          <table:table-cell/>
          <table:table-cell table:style-name="Default" office:value-type="float" office:value="0.00770819496253695" calcext:value-type="float">
            <text:p>0.007708194962537</text:p>
          </table:table-cell>
          <table:table-cell table:style-name="Default" office:value-type="float" office:value="0.0204589060413547" calcext:value-type="float">
            <text:p>0.020458906041355</text:p>
          </table:table-cell>
          <table:table-cell table:formula="of:=([.K80]-[.J80])" office:value-type="float" office:value="0.0127507110788178" calcext:value-type="float">
            <text:p>0.013</text:p>
          </table:table-cell>
          <table:table-cell/>
          <table:table-cell table:style-name="Default" office:value-type="float" office:value="0.00771527408780964" calcext:value-type="float">
            <text:p>0.00771527408781</text:p>
          </table:table-cell>
          <table:table-cell table:style-name="Default" office:value-type="float" office:value="0.0205148739310653" calcext:value-type="float">
            <text:p>0.020514873931065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0.272018451114" calcext:value-type="float">
            <text:p>270.272018451114</text:p>
          </table:table-cell>
          <table:table-cell table:style-name="Default" office:value-type="float" office:value="959.489021700066" calcext:value-type="float">
            <text:p>959.489021700066</text:p>
          </table:table-cell>
          <table:table-cell table:formula="of:=([.C81]-[.B81])" office:value-type="float" office:value="689.217003248952" calcext:value-type="float">
            <text:p>689.217</text:p>
          </table:table-cell>
          <table:table-cell/>
          <table:table-cell table:style-name="Default" office:value-type="float" office:value="3.1867038409238" calcext:value-type="float">
            <text:p>3.1867038409238</text:p>
          </table:table-cell>
          <table:table-cell table:style-name="Default" office:value-type="float" office:value="8.56043365387708" calcext:value-type="float">
            <text:p>8.56043365387708</text:p>
          </table:table-cell>
          <table:table-cell table:formula="of:=([.G81]-[.F81])" office:value-type="float" office:value="5.37372981295328" calcext:value-type="float">
            <text:p>5.374</text:p>
          </table:table-cell>
          <table:table-cell/>
          <table:table-cell table:style-name="Default" office:value-type="float" office:value="6.63589159221483" calcext:value-type="float">
            <text:p>6.63589159221483</text:p>
          </table:table-cell>
          <table:table-cell table:style-name="Default" office:value-type="float" office:value="13.6419263550125" calcext:value-type="float">
            <text:p>13.6419263550125</text:p>
          </table:table-cell>
          <table:table-cell table:formula="of:=([.K81]-[.J81])" office:value-type="float" office:value="7.00603476279767" calcext:value-type="float">
            <text:p>7.006</text:p>
          </table:table-cell>
          <table:table-cell/>
          <table:table-cell table:style-name="Default" office:value-type="float" office:value="7.68478915322966" calcext:value-type="float">
            <text:p>7.68478915322966</text:p>
          </table:table-cell>
          <table:table-cell table:style-name="Default" office:value-type="float" office:value="10.1402963286947" calcext:value-type="float">
            <text:p>10.1402963286947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8340500276652" calcext:value-type="float">
            <text:p>0.050834050027665</text:p>
          </table:table-cell>
          <table:table-cell table:style-name="Default" office:value-type="float" office:value="0.13461139254669" calcext:value-type="float">
            <text:p>0.13461139254669</text:p>
          </table:table-cell>
          <table:table-cell table:formula="of:=([.C82]-[.B82])" office:value-type="float" office:value="0.0837773425190248" calcext:value-type="float">
            <text:p>0.084</text:p>
          </table:table-cell>
          <table:table-cell/>
          <table:table-cell table:style-name="Default" office:value-type="float" office:value="0.0508966292377543" calcext:value-type="float">
            <text:p>0.050896629237754</text:p>
          </table:table-cell>
          <table:table-cell table:style-name="Default" office:value-type="float" office:value="0.133281316674537" calcext:value-type="float">
            <text:p>0.133281316674537</text:p>
          </table:table-cell>
          <table:table-cell table:formula="of:=([.G82]-[.F82])" office:value-type="float" office:value="0.0823846874367827" calcext:value-type="float">
            <text:p>0.082</text:p>
          </table:table-cell>
          <table:table-cell/>
          <table:table-cell table:style-name="Default" office:value-type="float" office:value="0.0511070063798727" calcext:value-type="float">
            <text:p>0.051107006379873</text:p>
          </table:table-cell>
          <table:table-cell table:style-name="Default" office:value-type="float" office:value="0.133549209024472" calcext:value-type="float">
            <text:p>0.133549209024472</text:p>
          </table:table-cell>
          <table:table-cell table:formula="of:=([.K82]-[.J82])" office:value-type="float" office:value="0.0824422026445993" calcext:value-type="float">
            <text:p>0.082</text:p>
          </table:table-cell>
          <table:table-cell/>
          <table:table-cell table:style-name="Default" office:value-type="float" office:value="0.0511452198403596" calcext:value-type="float">
            <text:p>0.05114521984036</text:p>
          </table:table-cell>
          <table:table-cell table:style-name="Default" office:value-type="float" office:value="0.136486875808292" calcext:value-type="float">
            <text:p>0.136486875808292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846380659544" calcext:value-type="float">
            <text:p>0.675846380659544</text:p>
          </table:table-cell>
          <table:table-cell table:style-name="Default" office:value-type="float" office:value="1.56944278198558" calcext:value-type="float">
            <text:p>1.56944278198558</text:p>
          </table:table-cell>
          <table:table-cell table:formula="of:=([.C83]-[.B83])" office:value-type="float" office:value="0.893596401326036" calcext:value-type="float">
            <text:p>0.894</text:p>
          </table:table-cell>
          <table:table-cell/>
          <table:table-cell table:style-name="Default" office:value-type="float" office:value="0.641740222124674" calcext:value-type="float">
            <text:p>0.641740222124674</text:p>
          </table:table-cell>
          <table:table-cell table:style-name="Default" office:value-type="float" office:value="1.67305007285452" calcext:value-type="float">
            <text:p>1.67305007285452</text:p>
          </table:table-cell>
          <table:table-cell table:formula="of:=([.G83]-[.F83])" office:value-type="float" office:value="1.03130985072985" calcext:value-type="float">
            <text:p>1.031</text:p>
          </table:table-cell>
          <table:table-cell/>
          <table:table-cell table:style-name="Default" office:value-type="float" office:value="0.606457893974153" calcext:value-type="float">
            <text:p>0.606457893974153</text:p>
          </table:table-cell>
          <table:table-cell table:style-name="Default" office:value-type="float" office:value="1.21837124835765" calcext:value-type="float">
            <text:p>1.21837124835765</text:p>
          </table:table-cell>
          <table:table-cell table:formula="of:=([.K83]-[.J83])" office:value-type="float" office:value="0.611913354383497" calcext:value-type="float">
            <text:p>0.612</text:p>
          </table:table-cell>
          <table:table-cell/>
          <table:table-cell table:style-name="Default" office:value-type="float" office:value="0.56621129763009" calcext:value-type="float">
            <text:p>0.56621129763009</text:p>
          </table:table-cell>
          <table:table-cell table:style-name="Default" office:value-type="float" office:value="1.35252936395318" calcext:value-type="float">
            <text:p>1.3525293639531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92057178504597" calcext:value-type="float">
            <text:p>0.05920571785046</text:p>
          </table:table-cell>
          <table:table-cell table:style-name="Default" office:value-type="float" office:value="0.155130249869824" calcext:value-type="float">
            <text:p>0.155130249869824</text:p>
          </table:table-cell>
          <table:table-cell table:formula="of:=([.C84]-[.B84])" office:value-type="float" office:value="0.0959245320193643" calcext:value-type="float">
            <text:p>0.096</text:p>
          </table:table-cell>
          <table:table-cell/>
          <table:table-cell table:style-name="Default" office:value-type="float" office:value="0.0595301170808687" calcext:value-type="float">
            <text:p>0.059530117080869</text:p>
          </table:table-cell>
          <table:table-cell table:style-name="Default" office:value-type="float" office:value="0.155138925418089" calcext:value-type="float">
            <text:p>0.155138925418089</text:p>
          </table:table-cell>
          <table:table-cell table:formula="of:=([.G84]-[.F84])" office:value-type="float" office:value="0.0956088083372203" calcext:value-type="float">
            <text:p>0.096</text:p>
          </table:table-cell>
          <table:table-cell/>
          <table:table-cell table:style-name="Default" office:value-type="float" office:value="0.0592477884694765" calcext:value-type="float">
            <text:p>0.059247788469477</text:p>
          </table:table-cell>
          <table:table-cell table:style-name="Default" office:value-type="float" office:value="0.158406579369063" calcext:value-type="float">
            <text:p>0.158406579369063</text:p>
          </table:table-cell>
          <table:table-cell table:formula="of:=([.K84]-[.J84])" office:value-type="float" office:value="0.0991587908995865" calcext:value-type="float">
            <text:p>0.099</text:p>
          </table:table-cell>
          <table:table-cell/>
          <table:table-cell table:style-name="Default" office:value-type="float" office:value="0.0611175510562352" calcext:value-type="float">
            <text:p>0.061117551056235</text:p>
          </table:table-cell>
          <table:table-cell table:style-name="Default" office:value-type="float" office:value="0.160590069566876" calcext:value-type="float">
            <text:p>0.1605900695668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79931315142254" calcext:value-type="float">
            <text:p>0.179931315142254</text:p>
          </table:table-cell>
          <table:table-cell table:style-name="Default" office:value-type="float" office:value="0.389037738573371" calcext:value-type="float">
            <text:p>0.389037738573371</text:p>
          </table:table-cell>
          <table:table-cell table:formula="of:=([.C85]-[.B85])" office:value-type="float" office:value="0.209106423431117" calcext:value-type="float">
            <text:p>0.209</text:p>
          </table:table-cell>
          <table:table-cell/>
          <table:table-cell table:style-name="Default" office:value-type="float" office:value="0.179050882113698" calcext:value-type="float">
            <text:p>0.179050882113698</text:p>
          </table:table-cell>
          <table:table-cell table:style-name="Default" office:value-type="float" office:value="0.46472676314579" calcext:value-type="float">
            <text:p>0.46472676314579</text:p>
          </table:table-cell>
          <table:table-cell table:formula="of:=([.G85]-[.F85])" office:value-type="float" office:value="0.285675881032092" calcext:value-type="float">
            <text:p>0.286</text:p>
          </table:table-cell>
          <table:table-cell/>
          <table:table-cell table:style-name="Default" office:value-type="float" office:value="0.177678794864205" calcext:value-type="float">
            <text:p>0.177678794864205</text:p>
          </table:table-cell>
          <table:table-cell table:style-name="Default" office:value-type="float" office:value="0.402244151301146" calcext:value-type="float">
            <text:p>0.402244151301146</text:p>
          </table:table-cell>
          <table:table-cell table:formula="of:=([.K85]-[.J85])" office:value-type="float" office:value="0.224565356436941" calcext:value-type="float">
            <text:p>0.225</text:p>
          </table:table-cell>
          <table:table-cell/>
          <table:table-cell table:style-name="Default" office:value-type="float" office:value="0.179903935267553" calcext:value-type="float">
            <text:p>0.179903935267553</text:p>
          </table:table-cell>
          <table:table-cell table:style-name="Default" office:value-type="float" office:value="0.387347316729517" calcext:value-type="float">
            <text:p>0.387347316729517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32718059842841" calcext:value-type="float">
            <text:p>4.32718059842841</text:p>
          </table:table-cell>
          <table:table-cell table:style-name="Default" office:value-type="float" office:value="12.3037805208283" calcext:value-type="float">
            <text:p>12.3037805208283</text:p>
          </table:table-cell>
          <table:table-cell table:formula="of:=([.C86]-[.B86])" office:value-type="float" office:value="7.97659992239989" calcext:value-type="float">
            <text:p>7.977</text:p>
          </table:table-cell>
          <table:table-cell/>
          <table:table-cell table:style-name="Default" office:value-type="float" office:value="4.92703386895708" calcext:value-type="float">
            <text:p>4.92703386895708</text:p>
          </table:table-cell>
          <table:table-cell table:style-name="Default" office:value-type="float" office:value="12.9747680648147" calcext:value-type="float">
            <text:p>12.9747680648147</text:p>
          </table:table-cell>
          <table:table-cell table:formula="of:=([.G86]-[.F86])" office:value-type="float" office:value="8.04773419585762" calcext:value-type="float">
            <text:p>8.048</text:p>
          </table:table-cell>
          <table:table-cell/>
          <table:table-cell table:style-name="Default" office:value-type="float" office:value="2.70668481129489" calcext:value-type="float">
            <text:p>2.70668481129489</text:p>
          </table:table-cell>
          <table:table-cell table:style-name="Default" office:value-type="float" office:value="9.41045410587542" calcext:value-type="float">
            <text:p>9.41045410587542</text:p>
          </table:table-cell>
          <table:table-cell table:formula="of:=([.K86]-[.J86])" office:value-type="float" office:value="6.70376929458053" calcext:value-type="float">
            <text:p>6.704</text:p>
          </table:table-cell>
          <table:table-cell/>
          <table:table-cell table:style-name="Default" office:value-type="float" office:value="2.81163404604925" calcext:value-type="float">
            <text:p>2.81163404604925</text:p>
          </table:table-cell>
          <table:table-cell table:style-name="Default" office:value-type="float" office:value="5.45384620469094" calcext:value-type="float">
            <text:p>5.45384620469094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13259969914666" calcext:value-type="float">
            <text:p>0.413259969914666</text:p>
          </table:table-cell>
          <table:table-cell table:style-name="Default" office:value-type="float" office:value="1.13913129914613" calcext:value-type="float">
            <text:p>1.13913129914613</text:p>
          </table:table-cell>
          <table:table-cell table:formula="of:=([.C87]-[.B87])" office:value-type="float" office:value="0.725871329231464" calcext:value-type="float">
            <text:p>0.726</text:p>
          </table:table-cell>
          <table:table-cell/>
          <table:table-cell table:style-name="Default" office:value-type="float" office:value="0.391879220046909" calcext:value-type="float">
            <text:p>0.391879220046909</text:p>
          </table:table-cell>
          <table:table-cell table:style-name="Default" office:value-type="float" office:value="1.02634879841348" calcext:value-type="float">
            <text:p>1.02634879841348</text:p>
          </table:table-cell>
          <table:table-cell table:formula="of:=([.G87]-[.F87])" office:value-type="float" office:value="0.634469578366571" calcext:value-type="float">
            <text:p>0.634</text:p>
          </table:table-cell>
          <table:table-cell/>
          <table:table-cell table:style-name="Default" office:value-type="float" office:value="0.391180922685337" calcext:value-type="float">
            <text:p>0.391180922685337</text:p>
          </table:table-cell>
          <table:table-cell table:style-name="Default" office:value-type="float" office:value="1.18825435686193" calcext:value-type="float">
            <text:p>1.18825435686193</text:p>
          </table:table-cell>
          <table:table-cell table:formula="of:=([.K87]-[.J87])" office:value-type="float" office:value="0.797073434176593" calcext:value-type="float">
            <text:p>0.797</text:p>
          </table:table-cell>
          <table:table-cell/>
          <table:table-cell table:style-name="Default" office:value-type="float" office:value="0.372255637137817" calcext:value-type="float">
            <text:p>0.372255637137817</text:p>
          </table:table-cell>
          <table:table-cell table:style-name="Default" office:value-type="float" office:value="1.07121107008722" calcext:value-type="float">
            <text:p>1.0712110700872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4739550514549" calcext:value-type="float">
            <text:p>3.54739550514549</text:p>
          </table:table-cell>
          <table:table-cell table:style-name="Default" office:value-type="float" office:value="4.84587749394139" calcext:value-type="float">
            <text:p>4.84587749394139</text:p>
          </table:table-cell>
          <table:table-cell table:formula="of:=([.C88]-[.B88])" office:value-type="float" office:value="1.2984819887959" calcext:value-type="float">
            <text:p>1.298</text:p>
          </table:table-cell>
          <table:table-cell/>
          <table:table-cell table:style-name="Default" office:value-type="float" office:value="1.88972898502603" calcext:value-type="float">
            <text:p>1.88972898502603</text:p>
          </table:table-cell>
          <table:table-cell table:style-name="Default" office:value-type="float" office:value="5.02961103786168" calcext:value-type="float">
            <text:p>5.02961103786168</text:p>
          </table:table-cell>
          <table:table-cell table:formula="of:=([.G88]-[.F88])" office:value-type="float" office:value="3.13988205283565" calcext:value-type="float">
            <text:p>3.140</text:p>
          </table:table-cell>
          <table:table-cell/>
          <table:table-cell table:style-name="Default" office:value-type="float" office:value="2.27674289310389" calcext:value-type="float">
            <text:p>2.27674289310389</text:p>
          </table:table-cell>
          <table:table-cell table:style-name="Default" office:value-type="float" office:value="3.44458035984234" calcext:value-type="float">
            <text:p>3.44458035984234</text:p>
          </table:table-cell>
          <table:table-cell table:formula="of:=([.K88]-[.J88])" office:value-type="float" office:value="1.16783746673845" calcext:value-type="float">
            <text:p>1.168</text:p>
          </table:table-cell>
          <table:table-cell/>
          <table:table-cell table:style-name="Default" office:value-type="float" office:value="2.92257842629805" calcext:value-type="float">
            <text:p>2.92257842629805</text:p>
          </table:table-cell>
          <table:table-cell table:style-name="Default" office:value-type="float" office:value="7.16434748811102" calcext:value-type="float">
            <text:p>7.16434748811102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01644228903225" calcext:value-type="float">
            <text:p>0.101644228903225</text:p>
          </table:table-cell>
          <table:table-cell table:style-name="Default" office:value-type="float" office:value="0.241748465901971" calcext:value-type="float">
            <text:p>0.241748465901971</text:p>
          </table:table-cell>
          <table:table-cell table:formula="of:=([.C89]-[.B89])" office:value-type="float" office:value="0.140104236998746" calcext:value-type="float">
            <text:p>0.140</text:p>
          </table:table-cell>
          <table:table-cell/>
          <table:table-cell table:style-name="Default" office:value-type="float" office:value="0.0986141660381665" calcext:value-type="float">
            <text:p>0.098614166038167</text:p>
          </table:table-cell>
          <table:table-cell table:style-name="Default" office:value-type="float" office:value="0.26051965019101" calcext:value-type="float">
            <text:p>0.26051965019101</text:p>
          </table:table-cell>
          <table:table-cell table:formula="of:=([.G89]-[.F89])" office:value-type="float" office:value="0.161905484152843" calcext:value-type="float">
            <text:p>0.162</text:p>
          </table:table-cell>
          <table:table-cell/>
          <table:table-cell table:style-name="Default" office:value-type="float" office:value="0.0991684054941581" calcext:value-type="float">
            <text:p>0.099168405494158</text:p>
          </table:table-cell>
          <table:table-cell table:style-name="Default" office:value-type="float" office:value="0.248112166451531" calcext:value-type="float">
            <text:p>0.248112166451531</text:p>
          </table:table-cell>
          <table:table-cell table:formula="of:=([.K89]-[.J89])" office:value-type="float" office:value="0.148943760957373" calcext:value-type="float">
            <text:p>0.149</text:p>
          </table:table-cell>
          <table:table-cell/>
          <table:table-cell table:style-name="Default" office:value-type="float" office:value="0.100323797568545" calcext:value-type="float">
            <text:p>0.100323797568545</text:p>
          </table:table-cell>
          <table:table-cell table:style-name="Default" office:value-type="float" office:value="0.243209200450704" calcext:value-type="float">
            <text:p>0.243209200450704</text:p>
          </table:table-cell>
          <table:table-cell table:number-columns-repeated="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1074275900223" calcext:value-type="float">
            <text:p>0.111074275900223</text:p>
          </table:table-cell>
          <table:table-cell table:style-name="Default" office:value-type="float" office:value="0.310566627476093" calcext:value-type="float">
            <text:p>0.310566627476093</text:p>
          </table:table-cell>
          <table:table-cell table:formula="of:=([.C90]-[.B90])" office:value-type="float" office:value="0.19949235157587" calcext:value-type="float">
            <text:p>0.199</text:p>
          </table:table-cell>
          <table:table-cell/>
          <table:table-cell table:style-name="Default" office:value-type="float" office:value="0.112109203500767" calcext:value-type="float">
            <text:p>0.112109203500767</text:p>
          </table:table-cell>
          <table:table-cell table:style-name="Default" office:value-type="float" office:value="0.292828668975036" calcext:value-type="float">
            <text:p>0.292828668975036</text:p>
          </table:table-cell>
          <table:table-cell table:formula="of:=([.G90]-[.F90])" office:value-type="float" office:value="0.180719465474269" calcext:value-type="float">
            <text:p>0.181</text:p>
          </table:table-cell>
          <table:table-cell/>
          <table:table-cell table:style-name="Default" office:value-type="float" office:value="0.111883399356245" calcext:value-type="float">
            <text:p>0.111883399356245</text:p>
          </table:table-cell>
          <table:table-cell table:style-name="Default" office:value-type="float" office:value="0.315747406293242" calcext:value-type="float">
            <text:p>0.315747406293242</text:p>
          </table:table-cell>
          <table:table-cell table:formula="of:=([.K90]-[.J90])" office:value-type="float" office:value="0.203864006936997" calcext:value-type="float">
            <text:p>0.204</text:p>
          </table:table-cell>
          <table:table-cell/>
          <table:table-cell table:style-name="Default" office:value-type="float" office:value="0.113172657501903" calcext:value-type="float">
            <text:p>0.113172657501903</text:p>
          </table:table-cell>
          <table:table-cell table:style-name="Default" office:value-type="float" office:value="0.318322174596262" calcext:value-type="float">
            <text:p>0.318322174596262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1671560959635" calcext:value-type="float">
            <text:p>0.131671560959635</text:p>
          </table:table-cell>
          <table:table-cell table:style-name="Default" office:value-type="float" office:value="0.300223350251422" calcext:value-type="float">
            <text:p>0.300223350251422</text:p>
          </table:table-cell>
          <table:table-cell table:formula="of:=([.C91]-[.B91])" office:value-type="float" office:value="0.168551789291787" calcext:value-type="float">
            <text:p>0.169</text:p>
          </table:table-cell>
          <table:table-cell/>
          <table:table-cell table:style-name="Default" office:value-type="float" office:value="0.130347234539128" calcext:value-type="float">
            <text:p>0.130347234539128</text:p>
          </table:table-cell>
          <table:table-cell table:style-name="Default" office:value-type="float" office:value="0.339688058730721" calcext:value-type="float">
            <text:p>0.339688058730721</text:p>
          </table:table-cell>
          <table:table-cell table:formula="of:=([.G91]-[.F91])" office:value-type="float" office:value="0.209340824191593" calcext:value-type="float">
            <text:p>0.209</text:p>
          </table:table-cell>
          <table:table-cell/>
          <table:table-cell table:style-name="Default" office:value-type="float" office:value="0.130792043273794" calcext:value-type="float">
            <text:p>0.130792043273794</text:p>
          </table:table-cell>
          <table:table-cell table:style-name="Default" office:value-type="float" office:value="0.298956587475023" calcext:value-type="float">
            <text:p>0.298956587475023</text:p>
          </table:table-cell>
          <table:table-cell table:formula="of:=([.K91]-[.J91])" office:value-type="float" office:value="0.168164544201229" calcext:value-type="float">
            <text:p>0.168</text:p>
          </table:table-cell>
          <table:table-cell/>
          <table:table-cell table:style-name="Default" office:value-type="float" office:value="0.130653445999711" calcext:value-type="float">
            <text:p>0.130653445999711</text:p>
          </table:table-cell>
          <table:table-cell table:style-name="Default" office:value-type="float" office:value="0.296173823152176" calcext:value-type="float">
            <text:p>0.296173823152176</text:p>
          </table:table-cell>
          <table:table-cell table:number-columns-repeated="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30987004288517" calcext:value-type="float">
            <text:p>0.053098700428852</text:p>
          </table:table-cell>
          <table:table-cell table:style-name="Default" office:value-type="float" office:value="0.136320152195323" calcext:value-type="float">
            <text:p>0.136320152195323</text:p>
          </table:table-cell>
          <table:table-cell table:formula="of:=([.C92]-[.B92])" office:value-type="float" office:value="0.0832214517664713" calcext:value-type="float">
            <text:p>0.083</text:p>
          </table:table-cell>
          <table:table-cell/>
          <table:table-cell table:style-name="Default" office:value-type="float" office:value="0.0545016164827431" calcext:value-type="float">
            <text:p>0.054501616482743</text:p>
          </table:table-cell>
          <table:table-cell table:style-name="Default" office:value-type="float" office:value="0.144393488807946" calcext:value-type="float">
            <text:p>0.144393488807946</text:p>
          </table:table-cell>
          <table:table-cell table:formula="of:=([.G92]-[.F92])" office:value-type="float" office:value="0.0898918723252029" calcext:value-type="float">
            <text:p>0.090</text:p>
          </table:table-cell>
          <table:table-cell/>
          <table:table-cell table:style-name="Default" office:value-type="float" office:value="0.0548218641602828" calcext:value-type="float">
            <text:p>0.054821864160283</text:p>
          </table:table-cell>
          <table:table-cell table:style-name="Default" office:value-type="float" office:value="0.144945408135247" calcext:value-type="float">
            <text:p>0.144945408135247</text:p>
          </table:table-cell>
          <table:table-cell table:formula="of:=([.K92]-[.J92])" office:value-type="float" office:value="0.0901235439749642" calcext:value-type="float">
            <text:p>0.090</text:p>
          </table:table-cell>
          <table:table-cell/>
          <table:table-cell table:style-name="Default" office:value-type="float" office:value="0.0544982815061661" calcext:value-type="float">
            <text:p>0.054498281506166</text:p>
          </table:table-cell>
          <table:table-cell table:style-name="Default" office:value-type="float" office:value="0.139260497283366" calcext:value-type="float">
            <text:p>0.139260497283366</text:p>
          </table:table-cell>
          <table:table-cell table:number-columns-repeated="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62976641758652" calcext:value-type="float">
            <text:p>0.036297664175865</text:p>
          </table:table-cell>
          <table:table-cell table:style-name="Default" office:value-type="float" office:value="0.0943441591194833" calcext:value-type="float">
            <text:p>0.094344159119483</text:p>
          </table:table-cell>
          <table:table-cell table:formula="of:=([.C93]-[.B93])" office:value-type="float" office:value="0.0580464949436181" calcext:value-type="float">
            <text:p>0.058</text:p>
          </table:table-cell>
          <table:table-cell/>
          <table:table-cell table:style-name="Default" office:value-type="float" office:value="0.0370133078202032" calcext:value-type="float">
            <text:p>0.037013307820203</text:p>
          </table:table-cell>
          <table:table-cell table:style-name="Default" office:value-type="float" office:value="0.097331226848238" calcext:value-type="float">
            <text:p>0.097331226848238</text:p>
          </table:table-cell>
          <table:table-cell table:formula="of:=([.G93]-[.F93])" office:value-type="float" office:value="0.0603179190280348" calcext:value-type="float">
            <text:p>0.060</text:p>
          </table:table-cell>
          <table:table-cell/>
          <table:table-cell table:style-name="Default" office:value-type="float" office:value="0.0372831459740064" calcext:value-type="float">
            <text:p>0.037283145974006</text:p>
          </table:table-cell>
          <table:table-cell table:style-name="Default" office:value-type="float" office:value="0.0978020959914765" calcext:value-type="float">
            <text:p>0.097802095991477</text:p>
          </table:table-cell>
          <table:table-cell table:formula="of:=([.K93]-[.J93])" office:value-type="float" office:value="0.0605189500174701" calcext:value-type="float">
            <text:p>0.061</text:p>
          </table:table-cell>
          <table:table-cell/>
          <table:table-cell table:style-name="Default" office:value-type="float" office:value="0.0367918590110631" calcext:value-type="float">
            <text:p>0.036791859011063</text:p>
          </table:table-cell>
          <table:table-cell table:style-name="Default" office:value-type="float" office:value="0.0966126214497393" calcext:value-type="float">
            <text:p>0.096612621449739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.849610193258" calcext:value-type="float">
            <text:p>21.849610193258</text:p>
          </table:table-cell>
          <table:table-cell table:style-name="Default" office:value-type="float" office:value="235.579684384444" calcext:value-type="float">
            <text:p>235.579684384444</text:p>
          </table:table-cell>
          <table:table-cell table:formula="of:=([.C94]-[.B94])" office:value-type="float" office:value="213.730074191186" calcext:value-type="float">
            <text:p>213.730</text:p>
          </table:table-cell>
          <table:table-cell/>
          <table:table-cell table:style-name="Default" office:value-type="float" office:value="0.736894235084328" calcext:value-type="float">
            <text:p>0.736894235084328</text:p>
          </table:table-cell>
          <table:table-cell table:style-name="Default" office:value-type="float" office:value="1.92186454950496" calcext:value-type="float">
            <text:p>1.92186454950496</text:p>
          </table:table-cell>
          <table:table-cell table:formula="of:=([.G94]-[.F94])" office:value-type="float" office:value="1.18497031442063" calcext:value-type="float">
            <text:p>1.185</text:p>
          </table:table-cell>
          <table:table-cell/>
          <table:table-cell table:style-name="Default" office:value-type="float" office:value="0.764846716020064" calcext:value-type="float">
            <text:p>0.764846716020064</text:p>
          </table:table-cell>
          <table:table-cell table:style-name="Default" office:value-type="float" office:value="3.52286588821021" calcext:value-type="float">
            <text:p>3.52286588821021</text:p>
          </table:table-cell>
          <table:table-cell table:formula="of:=([.K94]-[.J94])" office:value-type="float" office:value="2.75801917219015" calcext:value-type="float">
            <text:p>2.758</text:p>
          </table:table-cell>
          <table:table-cell/>
          <table:table-cell table:style-name="Default" office:value-type="float" office:value="0.758249178946456" calcext:value-type="float">
            <text:p>0.758249178946456</text:p>
          </table:table-cell>
          <table:table-cell table:style-name="Default" office:value-type="float" office:value="2.39470976230176" calcext:value-type="float">
            <text:p>2.39470976230176</text:p>
          </table:table-cell>
          <table:table-cell table:number-columns-repeated="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36727482231279" calcext:value-type="float">
            <text:p>0.043672748223128</text:p>
          </table:table-cell>
          <table:table-cell table:style-name="Default" office:value-type="float" office:value="0.117895879880337" calcext:value-type="float">
            <text:p>0.117895879880337</text:p>
          </table:table-cell>
          <table:table-cell table:formula="of:=([.C95]-[.B95])" office:value-type="float" office:value="0.0742231316572091" calcext:value-type="float">
            <text:p>0.074</text:p>
          </table:table-cell>
          <table:table-cell/>
          <table:table-cell table:style-name="Default" office:value-type="float" office:value="0.043024849951082" calcext:value-type="float">
            <text:p>0.043024849951082</text:p>
          </table:table-cell>
          <table:table-cell table:style-name="Default" office:value-type="float" office:value="0.113119120034748" calcext:value-type="float">
            <text:p>0.113119120034748</text:p>
          </table:table-cell>
          <table:table-cell table:formula="of:=([.G95]-[.F95])" office:value-type="float" office:value="0.070094270083666" calcext:value-type="float">
            <text:p>0.070</text:p>
          </table:table-cell>
          <table:table-cell/>
          <table:table-cell table:style-name="Default" office:value-type="float" office:value="0.0435478659613703" calcext:value-type="float">
            <text:p>0.04354786596137</text:p>
          </table:table-cell>
          <table:table-cell table:style-name="Default" office:value-type="float" office:value="0.114576641385923" calcext:value-type="float">
            <text:p>0.114576641385923</text:p>
          </table:table-cell>
          <table:table-cell table:formula="of:=([.K95]-[.J95])" office:value-type="float" office:value="0.0710287754245527" calcext:value-type="float">
            <text:p>0.071</text:p>
          </table:table-cell>
          <table:table-cell/>
          <table:table-cell table:style-name="Default" office:value-type="float" office:value="0.0433989385917106" calcext:value-type="float">
            <text:p>0.043398938591711</text:p>
          </table:table-cell>
          <table:table-cell table:style-name="Default" office:value-type="float" office:value="0.11591330741551" calcext:value-type="float">
            <text:p>0.11591330741551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3292544296125" calcext:value-type="float">
            <text:p>0.133292544296125</text:p>
          </table:table-cell>
          <table:table-cell table:style-name="Default" office:value-type="float" office:value="0.29156162299801" calcext:value-type="float">
            <text:p>0.29156162299801</text:p>
          </table:table-cell>
          <table:table-cell table:formula="of:=([.C96]-[.B96])" office:value-type="float" office:value="0.158269078701885" calcext:value-type="float">
            <text:p>0.158</text:p>
          </table:table-cell>
          <table:table-cell/>
          <table:table-cell table:style-name="Default" office:value-type="float" office:value="0.1289028841672" calcext:value-type="float">
            <text:p>0.1289028841672</text:p>
          </table:table-cell>
          <table:table-cell table:style-name="Default" office:value-type="float" office:value="0.341176937847657" calcext:value-type="float">
            <text:p>0.341176937847657</text:p>
          </table:table-cell>
          <table:table-cell table:formula="of:=([.G96]-[.F96])" office:value-type="float" office:value="0.212274053680457" calcext:value-type="float">
            <text:p>0.212</text:p>
          </table:table-cell>
          <table:table-cell/>
          <table:table-cell table:style-name="Default" office:value-type="float" office:value="0.128786600963517" calcext:value-type="float">
            <text:p>0.128786600963517</text:p>
          </table:table-cell>
          <table:table-cell table:style-name="Default" office:value-type="float" office:value="0.266450406140989" calcext:value-type="float">
            <text:p>0.266450406140989</text:p>
          </table:table-cell>
          <table:table-cell table:formula="of:=([.K96]-[.J96])" office:value-type="float" office:value="0.137663805177472" calcext:value-type="float">
            <text:p>0.138</text:p>
          </table:table-cell>
          <table:table-cell/>
          <table:table-cell table:style-name="Default" office:value-type="float" office:value="0.129038008061971" calcext:value-type="float">
            <text:p>0.129038008061971</text:p>
          </table:table-cell>
          <table:table-cell table:style-name="Default" office:value-type="float" office:value="0.268542883299248" calcext:value-type="float">
            <text:p>0.268542883299248</text:p>
          </table:table-cell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82753718067384" calcext:value-type="float">
            <text:p>0.018275371806738</text:p>
          </table:table-cell>
          <table:table-cell table:style-name="Default" office:value-type="float" office:value="0.0487287034831407" calcext:value-type="float">
            <text:p>0.048728703483141</text:p>
          </table:table-cell>
          <table:table-cell table:formula="of:=([.C97]-[.B97])" office:value-type="float" office:value="0.0304533316764023" calcext:value-type="float">
            <text:p>0.030</text:p>
          </table:table-cell>
          <table:table-cell/>
          <table:table-cell table:style-name="Default" office:value-type="float" office:value="0.0183651606358704" calcext:value-type="float">
            <text:p>0.01836516063587</text:p>
          </table:table-cell>
          <table:table-cell table:style-name="Default" office:value-type="float" office:value="0.0487434425107137" calcext:value-type="float">
            <text:p>0.048743442510714</text:p>
          </table:table-cell>
          <table:table-cell table:formula="of:=([.G97]-[.F97])" office:value-type="float" office:value="0.0303782818748433" calcext:value-type="float">
            <text:p>0.030</text:p>
          </table:table-cell>
          <table:table-cell/>
          <table:table-cell table:style-name="Default" office:value-type="float" office:value="0.0184189223459956" calcext:value-type="float">
            <text:p>0.018418922345996</text:p>
          </table:table-cell>
          <table:table-cell table:style-name="Default" office:value-type="float" office:value="0.0489755520781498" calcext:value-type="float">
            <text:p>0.04897555207815</text:p>
          </table:table-cell>
          <table:table-cell table:formula="of:=([.K97]-[.J97])" office:value-type="float" office:value="0.0305566297321542" calcext:value-type="float">
            <text:p>0.031</text:p>
          </table:table-cell>
          <table:table-cell/>
          <table:table-cell table:style-name="Default" office:value-type="float" office:value="0.0184758691585466" calcext:value-type="float">
            <text:p>0.018475869158547</text:p>
          </table:table-cell>
          <table:table-cell table:style-name="Default" office:value-type="float" office:value="0.0492701040813022" calcext:value-type="float">
            <text:p>0.049270104081302</text:p>
          </table:table-cell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39480927706889" calcext:value-type="float">
            <text:p>0.033948092770689</text:p>
          </table:table-cell>
          <table:table-cell table:style-name="Default" office:value-type="float" office:value="0.0915008756468286" calcext:value-type="float">
            <text:p>0.091500875646829</text:p>
          </table:table-cell>
          <table:table-cell table:formula="of:=([.C98]-[.B98])" office:value-type="float" office:value="0.0575527828761397" calcext:value-type="float">
            <text:p>0.058</text:p>
          </table:table-cell>
          <table:table-cell/>
          <table:table-cell table:style-name="Default" office:value-type="float" office:value="0.0341592634196057" calcext:value-type="float">
            <text:p>0.034159263419606</text:p>
          </table:table-cell>
          <table:table-cell table:style-name="Default" office:value-type="float" office:value="0.090605869967144" calcext:value-type="float">
            <text:p>0.090605869967144</text:p>
          </table:table-cell>
          <table:table-cell table:formula="of:=([.G98]-[.F98])" office:value-type="float" office:value="0.0564466065475383" calcext:value-type="float">
            <text:p>0.056</text:p>
          </table:table-cell>
          <table:table-cell/>
          <table:table-cell table:style-name="Default" office:value-type="float" office:value="0.03417501662918" calcext:value-type="float">
            <text:p>0.03417501662918</text:p>
          </table:table-cell>
          <table:table-cell table:style-name="Default" office:value-type="float" office:value="0.0940091595369372" calcext:value-type="float">
            <text:p>0.094009159536937</text:p>
          </table:table-cell>
          <table:table-cell table:formula="of:=([.K98]-[.J98])" office:value-type="float" office:value="0.0598341429077572" calcext:value-type="float">
            <text:p>0.060</text:p>
          </table:table-cell>
          <table:table-cell/>
          <table:table-cell table:style-name="Default" office:value-type="float" office:value="0.0341773558888165" calcext:value-type="float">
            <text:p>0.034177355888817</text:p>
          </table:table-cell>
          <table:table-cell table:style-name="Default" office:value-type="float" office:value="0.0922421504113476" calcext:value-type="float">
            <text:p>0.092242150411348</text:p>
          </table:table-cell>
          <table:table-cell table:number-columns-repeated="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67551100758537" calcext:value-type="float">
            <text:p>0.267551100758537</text:p>
          </table:table-cell>
          <table:table-cell table:style-name="Default" office:value-type="float" office:value="1.17439863488099" calcext:value-type="float">
            <text:p>1.17439863488099</text:p>
          </table:table-cell>
          <table:table-cell table:formula="of:=([.C99]-[.B99])" office:value-type="float" office:value="0.906847534122453" calcext:value-type="float">
            <text:p>0.907</text:p>
          </table:table-cell>
          <table:table-cell/>
          <table:table-cell table:style-name="Default" office:value-type="float" office:value="0.245863851378732" calcext:value-type="float">
            <text:p>0.245863851378732</text:p>
          </table:table-cell>
          <table:table-cell table:style-name="Default" office:value-type="float" office:value="0.651133575770613" calcext:value-type="float">
            <text:p>0.651133575770613</text:p>
          </table:table-cell>
          <table:table-cell table:formula="of:=([.G99]-[.F99])" office:value-type="float" office:value="0.405269724391881" calcext:value-type="float">
            <text:p>0.405</text:p>
          </table:table-cell>
          <table:table-cell/>
          <table:table-cell table:style-name="Default" office:value-type="float" office:value="0.24501310756702" calcext:value-type="float">
            <text:p>0.24501310756702</text:p>
          </table:table-cell>
          <table:table-cell table:style-name="Default" office:value-type="float" office:value="0.670515207326875" calcext:value-type="float">
            <text:p>0.670515207326875</text:p>
          </table:table-cell>
          <table:table-cell table:formula="of:=([.K99]-[.J99])" office:value-type="float" office:value="0.425502099759855" calcext:value-type="float">
            <text:p>0.426</text:p>
          </table:table-cell>
          <table:table-cell/>
          <table:table-cell table:style-name="Default" office:value-type="float" office:value="0.246877384286573" calcext:value-type="float">
            <text:p>0.246877384286573</text:p>
          </table:table-cell>
          <table:table-cell table:style-name="Default" office:value-type="float" office:value="0.672227915654101" calcext:value-type="float">
            <text:p>0.672227915654101</text:p>
          </table:table-cell>
          <table:table-cell table:number-columns-repeated="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83917760807212" calcext:value-type="float">
            <text:p>0.088391776080721</text:p>
          </table:table-cell>
          <table:table-cell table:style-name="Default" office:value-type="float" office:value="0.23892795169259" calcext:value-type="float">
            <text:p>0.23892795169259</text:p>
          </table:table-cell>
          <table:table-cell table:formula="of:=([.C100]-[.B100])" office:value-type="float" office:value="0.150536175611869" calcext:value-type="float">
            <text:p>0.151</text:p>
          </table:table-cell>
          <table:table-cell/>
          <table:table-cell table:style-name="Default" office:value-type="float" office:value="0.0848202755293542" calcext:value-type="float">
            <text:p>0.084820275529354</text:p>
          </table:table-cell>
          <table:table-cell table:style-name="Default" office:value-type="float" office:value="0.223961337230028" calcext:value-type="float">
            <text:p>0.223961337230028</text:p>
          </table:table-cell>
          <table:table-cell table:formula="of:=([.G100]-[.F100])" office:value-type="float" office:value="0.139141061700674" calcext:value-type="float">
            <text:p>0.139</text:p>
          </table:table-cell>
          <table:table-cell/>
          <table:table-cell table:style-name="Default" office:value-type="float" office:value="0.0848745772073983" calcext:value-type="float">
            <text:p>0.084874577207398</text:p>
          </table:table-cell>
          <table:table-cell table:style-name="Default" office:value-type="float" office:value="0.215029909368494" calcext:value-type="float">
            <text:p>0.215029909368494</text:p>
          </table:table-cell>
          <table:table-cell table:formula="of:=([.K100]-[.J100])" office:value-type="float" office:value="0.130155332161096" calcext:value-type="float">
            <text:p>0.130</text:p>
          </table:table-cell>
          <table:table-cell/>
          <table:table-cell table:style-name="Default" office:value-type="float" office:value="0.084904228679822" calcext:value-type="float">
            <text:p>0.084904228679822</text:p>
          </table:table-cell>
          <table:table-cell table:style-name="Default" office:value-type="float" office:value="0.213600244043646" calcext:value-type="float">
            <text:p>0.213600244043646</text:p>
          </table:table-cell>
          <table:table-cell table:number-columns-repeated="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02514783285008" calcext:value-type="float">
            <text:p>0.202514783285008</text:p>
          </table:table-cell>
          <table:table-cell table:style-name="Default" office:value-type="float" office:value="0.961122976277251" calcext:value-type="float">
            <text:p>0.961122976277251</text:p>
          </table:table-cell>
          <table:table-cell table:formula="of:=([.C101]-[.B101])" office:value-type="float" office:value="0.758608192992243" calcext:value-type="float">
            <text:p>0.759</text:p>
          </table:table-cell>
          <table:table-cell/>
          <table:table-cell table:style-name="Default" office:value-type="float" office:value="0.17788422963095" calcext:value-type="float">
            <text:p>0.17788422963095</text:p>
          </table:table-cell>
          <table:table-cell table:style-name="Default" office:value-type="float" office:value="0.470551371785966" calcext:value-type="float">
            <text:p>0.470551371785966</text:p>
          </table:table-cell>
          <table:table-cell table:formula="of:=([.G101]-[.F101])" office:value-type="float" office:value="0.292667142155016" calcext:value-type="float">
            <text:p>0.293</text:p>
          </table:table-cell>
          <table:table-cell/>
          <table:table-cell table:style-name="Default" office:value-type="float" office:value="0.177570633607301" calcext:value-type="float">
            <text:p>0.177570633607301</text:p>
          </table:table-cell>
          <table:table-cell table:style-name="Default" office:value-type="float" office:value="0.529022601995731" calcext:value-type="float">
            <text:p>0.529022601995731</text:p>
          </table:table-cell>
          <table:table-cell table:formula="of:=([.K101]-[.J101])" office:value-type="float" office:value="0.35145196838843" calcext:value-type="float">
            <text:p>0.351</text:p>
          </table:table-cell>
          <table:table-cell/>
          <table:table-cell table:style-name="Default" office:value-type="float" office:value="0.178192255898574" calcext:value-type="float">
            <text:p>0.178192255898574</text:p>
          </table:table-cell>
          <table:table-cell table:style-name="Default" office:value-type="float" office:value="0.534103913935947" calcext:value-type="float">
            <text:p>0.534103913935947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9170224459902" calcext:value-type="float">
            <text:p>0.02091702244599</text:p>
          </table:table-cell>
          <table:table-cell table:style-name="Default" office:value-type="float" office:value="0.0537611905505082" calcext:value-type="float">
            <text:p>0.053761190550508</text:p>
          </table:table-cell>
          <table:table-cell table:formula="of:=([.C102]-[.B102])" office:value-type="float" office:value="0.032844168104518" calcext:value-type="float">
            <text:p>0.033</text:p>
          </table:table-cell>
          <table:table-cell/>
          <table:table-cell table:style-name="Default" office:value-type="float" office:value="0.0209025411565725" calcext:value-type="float">
            <text:p>0.020902541156573</text:p>
          </table:table-cell>
          <table:table-cell table:style-name="Default" office:value-type="float" office:value="0.0552977190848032" calcext:value-type="float">
            <text:p>0.055297719084803</text:p>
          </table:table-cell>
          <table:table-cell table:formula="of:=([.G102]-[.F102])" office:value-type="float" office:value="0.0343951779282307" calcext:value-type="float">
            <text:p>0.034</text:p>
          </table:table-cell>
          <table:table-cell/>
          <table:table-cell table:style-name="Default" office:value-type="float" office:value="0.0209837263212755" calcext:value-type="float">
            <text:p>0.020983726321276</text:p>
          </table:table-cell>
          <table:table-cell table:style-name="Default" office:value-type="float" office:value="0.0542336502996617" calcext:value-type="float">
            <text:p>0.054233650299662</text:p>
          </table:table-cell>
          <table:table-cell table:formula="of:=([.K102]-[.J102])" office:value-type="float" office:value="0.0332499239783862" calcext:value-type="float">
            <text:p>0.033</text:p>
          </table:table-cell>
          <table:table-cell/>
          <table:table-cell table:style-name="Default" office:value-type="float" office:value="0.0210523430072112" calcext:value-type="float">
            <text:p>0.021052343007211</text:p>
          </table:table-cell>
          <table:table-cell table:style-name="Default" office:value-type="float" office:value="0.0541646587469936" calcext:value-type="float">
            <text:p>0.054164658746994</text:p>
          </table:table-cell>
          <table:table-cell table:number-columns-repeated="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854257656600259" calcext:value-type="float">
            <text:p>0.008542576566003</text:p>
          </table:table-cell>
          <table:table-cell table:style-name="Default" office:value-type="float" office:value="0.0227165979378437" calcext:value-type="float">
            <text:p>0.022716597937844</text:p>
          </table:table-cell>
          <table:table-cell table:formula="of:=([.C103]-[.B103])" office:value-type="float" office:value="0.0141740213718411" calcext:value-type="float">
            <text:p>0.014</text:p>
          </table:table-cell>
          <table:table-cell/>
          <table:table-cell table:style-name="Default" office:value-type="float" office:value="0.00853854470246503" calcext:value-type="float">
            <text:p>0.008538544702465</text:p>
          </table:table-cell>
          <table:table-cell table:style-name="Default" office:value-type="float" office:value="0.0225600152511494" calcext:value-type="float">
            <text:p>0.022560015251149</text:p>
          </table:table-cell>
          <table:table-cell table:formula="of:=([.G103]-[.F103])" office:value-type="float" office:value="0.0140214705486844" calcext:value-type="float">
            <text:p>0.014</text:p>
          </table:table-cell>
          <table:table-cell/>
          <table:table-cell table:style-name="Default" office:value-type="float" office:value="0.00857669566257432" calcext:value-type="float">
            <text:p>0.008576695662574</text:p>
          </table:table-cell>
          <table:table-cell table:style-name="Default" office:value-type="float" office:value="0.0227671104618964" calcext:value-type="float">
            <text:p>0.022767110461896</text:p>
          </table:table-cell>
          <table:table-cell table:formula="of:=([.K103]-[.J103])" office:value-type="float" office:value="0.0141904147993221" calcext:value-type="float">
            <text:p>0.014</text:p>
          </table:table-cell>
          <table:table-cell/>
          <table:table-cell table:style-name="Default" office:value-type="float" office:value="0.00858543037025344" calcext:value-type="float">
            <text:p>0.008585430370253</text:p>
          </table:table-cell>
          <table:table-cell table:style-name="Default" office:value-type="float" office:value="0.0228546936404369" calcext:value-type="float">
            <text:p>0.022854693640437</text:p>
          </table:table-cell>
          <table:table-cell table:number-columns-repeated="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84164811323674" calcext:value-type="float">
            <text:p>0.028416481132367</text:p>
          </table:table-cell>
          <table:table-cell table:style-name="Default" office:value-type="float" office:value="0.0757078808809726" calcext:value-type="float">
            <text:p>0.075707880880973</text:p>
          </table:table-cell>
          <table:table-cell table:formula="of:=([.C104]-[.B104])" office:value-type="float" office:value="0.0472913997486052" calcext:value-type="float">
            <text:p>0.047</text:p>
          </table:table-cell>
          <table:table-cell/>
          <table:table-cell table:style-name="Default" office:value-type="float" office:value="0.0285089963559841" calcext:value-type="float">
            <text:p>0.028508996355984</text:p>
          </table:table-cell>
          <table:table-cell table:style-name="Default" office:value-type="float" office:value="0.0752235396773223" calcext:value-type="float">
            <text:p>0.075223539677322</text:p>
          </table:table-cell>
          <table:table-cell table:formula="of:=([.G104]-[.F104])" office:value-type="float" office:value="0.0467145433213382" calcext:value-type="float">
            <text:p>0.047</text:p>
          </table:table-cell>
          <table:table-cell/>
          <table:table-cell table:style-name="Default" office:value-type="float" office:value="0.0285036837984371" calcext:value-type="float">
            <text:p>0.028503683798437</text:p>
          </table:table-cell>
          <table:table-cell table:style-name="Default" office:value-type="float" office:value="0.0748501244874455" calcext:value-type="float">
            <text:p>0.074850124487446</text:p>
          </table:table-cell>
          <table:table-cell table:formula="of:=([.K104]-[.J104])" office:value-type="float" office:value="0.0463464406890084" calcext:value-type="float">
            <text:p>0.046</text:p>
          </table:table-cell>
          <table:table-cell/>
          <table:table-cell table:style-name="Default" office:value-type="float" office:value="0.0284978927049014" calcext:value-type="float">
            <text:p>0.028497892704901</text:p>
          </table:table-cell>
          <table:table-cell table:style-name="Default" office:value-type="float" office:value="0.0761259714825518" calcext:value-type="float">
            <text:p>0.076125971482552</text:p>
          </table:table-cell>
          <table:table-cell table:number-columns-repeated="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943424902263285" calcext:value-type="float">
            <text:p>0.009434249022633</text:p>
          </table:table-cell>
          <table:table-cell table:style-name="Default" office:value-type="float" office:value="0.0249689007956606" calcext:value-type="float">
            <text:p>0.024968900795661</text:p>
          </table:table-cell>
          <table:table-cell table:formula="of:=([.C105]-[.B105])" office:value-type="float" office:value="0.0155346517730277" calcext:value-type="float">
            <text:p>0.016</text:p>
          </table:table-cell>
          <table:table-cell/>
          <table:table-cell table:style-name="Default" office:value-type="float" office:value="0.00944841048049062" calcext:value-type="float">
            <text:p>0.009448410480491</text:p>
          </table:table-cell>
          <table:table-cell table:style-name="Default" office:value-type="float" office:value="0.0249548099577713" calcext:value-type="float">
            <text:p>0.024954809957771</text:p>
          </table:table-cell>
          <table:table-cell table:formula="of:=([.G105]-[.F105])" office:value-type="float" office:value="0.0155063994772807" calcext:value-type="float">
            <text:p>0.016</text:p>
          </table:table-cell>
          <table:table-cell/>
          <table:table-cell table:style-name="Default" office:value-type="float" office:value="0.00945256566269918" calcext:value-type="float">
            <text:p>0.009452565662699</text:p>
          </table:table-cell>
          <table:table-cell table:style-name="Default" office:value-type="float" office:value="0.024998284628106" calcext:value-type="float">
            <text:p>0.024998284628106</text:p>
          </table:table-cell>
          <table:table-cell table:formula="of:=([.K105]-[.J105])" office:value-type="float" office:value="0.0155457189654068" calcext:value-type="float">
            <text:p>0.016</text:p>
          </table:table-cell>
          <table:table-cell/>
          <table:table-cell table:style-name="Default" office:value-type="float" office:value="0.00945415423502978" calcext:value-type="float">
            <text:p>0.00945415423503</text:p>
          </table:table-cell>
          <table:table-cell table:style-name="Default" office:value-type="float" office:value="0.0250660168795036" calcext:value-type="float">
            <text:p>0.025066016879504</text:p>
          </table:table-cell>
          <table:table-cell table:number-columns-repeated="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753287474754058" calcext:value-type="float">
            <text:p>0.007532874747541</text:p>
          </table:table-cell>
          <table:table-cell table:style-name="Default" office:value-type="float" office:value="0.0200105675915968" calcext:value-type="float">
            <text:p>0.020010567591597</text:p>
          </table:table-cell>
          <table:table-cell table:formula="of:=([.C106]-[.B106])" office:value-type="float" office:value="0.0124776928440562" calcext:value-type="float">
            <text:p>0.012</text:p>
          </table:table-cell>
          <table:table-cell/>
          <table:table-cell table:style-name="Default" office:value-type="float" office:value="0.00755127871724007" calcext:value-type="float">
            <text:p>0.00755127871724</text:p>
          </table:table-cell>
          <table:table-cell table:style-name="Default" office:value-type="float" office:value="0.0199832289285973" calcext:value-type="float">
            <text:p>0.019983228928597</text:p>
          </table:table-cell>
          <table:table-cell table:formula="of:=([.G106]-[.F106])" office:value-type="float" office:value="0.0124319502113572" calcext:value-type="float">
            <text:p>0.012</text:p>
          </table:table-cell>
          <table:table-cell/>
          <table:table-cell table:style-name="Default" office:value-type="float" office:value="0.00756917005859073" calcext:value-type="float">
            <text:p>0.007569170058591</text:p>
          </table:table-cell>
          <table:table-cell table:style-name="Default" office:value-type="float" office:value="0.0200845431703063" calcext:value-type="float">
            <text:p>0.020084543170306</text:p>
          </table:table-cell>
          <table:table-cell table:formula="of:=([.K106]-[.J106])" office:value-type="float" office:value="0.0125153731117156" calcext:value-type="float">
            <text:p>0.013</text:p>
          </table:table-cell>
          <table:table-cell/>
          <table:table-cell table:style-name="Default" office:value-type="float" office:value="0.00757933879173258" calcext:value-type="float">
            <text:p>0.007579338791733</text:p>
          </table:table-cell>
          <table:table-cell table:style-name="Default" office:value-type="float" office:value="0.0201559034097047" calcext:value-type="float">
            <text:p>0.020155903409705</text:p>
          </table:table-cell>
          <table:table-cell table:number-columns-repeated="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4.295166339398" calcext:value-type="float">
            <text:p>134.295166339398</text:p>
          </table:table-cell>
          <table:table-cell table:style-name="Default" office:value-type="float" office:value="494.956330458418" calcext:value-type="float">
            <text:p>494.956330458418</text:p>
          </table:table-cell>
          <table:table-cell table:formula="of:=([.C107]-[.B107])" office:value-type="float" office:value="360.66116411902" calcext:value-type="float">
            <text:p>360.661</text:p>
          </table:table-cell>
          <table:table-cell/>
          <table:table-cell table:style-name="Default" office:value-type="float" office:value="4.55450958583874" calcext:value-type="float">
            <text:p>4.55450958583874</text:p>
          </table:table-cell>
          <table:table-cell table:style-name="Default" office:value-type="float" office:value="12.3339250338955" calcext:value-type="float">
            <text:p>12.3339250338955</text:p>
          </table:table-cell>
          <table:table-cell table:formula="of:=([.G107]-[.F107])" office:value-type="float" office:value="7.77941544805676" calcext:value-type="float">
            <text:p>7.779</text:p>
          </table:table-cell>
          <table:table-cell/>
          <table:table-cell table:style-name="Default" office:value-type="float" office:value="3.06141848466682" calcext:value-type="float">
            <text:p>3.06141848466682</text:p>
          </table:table-cell>
          <table:table-cell table:style-name="Default" office:value-type="float" office:value="8.56825487593499" calcext:value-type="float">
            <text:p>8.56825487593499</text:p>
          </table:table-cell>
          <table:table-cell table:formula="of:=([.K107]-[.J107])" office:value-type="float" office:value="5.50683639126817" calcext:value-type="float">
            <text:p>5.507</text:p>
          </table:table-cell>
          <table:table-cell/>
          <table:table-cell table:style-name="Default" office:value-type="float" office:value="11.707706391489" calcext:value-type="float">
            <text:p>11.707706391489</text:p>
          </table:table-cell>
          <table:table-cell table:style-name="Default" office:value-type="float" office:value="23.1842018657979" calcext:value-type="float">
            <text:p>23.1842018657979</text:p>
          </table:table-cell>
          <table:table-cell table:number-columns-repeated="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8616587304175" calcext:value-type="float">
            <text:p>0.288616587304175</text:p>
          </table:table-cell>
          <table:table-cell table:style-name="Default" office:value-type="float" office:value="0.585522116460725" calcext:value-type="float">
            <text:p>0.585522116460725</text:p>
          </table:table-cell>
          <table:table-cell table:formula="of:=([.C108]-[.B108])" office:value-type="float" office:value="0.29690552915655" calcext:value-type="float">
            <text:p>0.297</text:p>
          </table:table-cell>
          <table:table-cell/>
          <table:table-cell table:style-name="Default" office:value-type="float" office:value="0.28073167773977" calcext:value-type="float">
            <text:p>0.28073167773977</text:p>
          </table:table-cell>
          <table:table-cell table:style-name="Default" office:value-type="float" office:value="0.676334757704746" calcext:value-type="float">
            <text:p>0.676334757704746</text:p>
          </table:table-cell>
          <table:table-cell table:formula="of:=([.G108]-[.F108])" office:value-type="float" office:value="0.395603079964976" calcext:value-type="float">
            <text:p>0.396</text:p>
          </table:table-cell>
          <table:table-cell/>
          <table:table-cell table:style-name="Default" office:value-type="float" office:value="0.284950499668391" calcext:value-type="float">
            <text:p>0.284950499668391</text:p>
          </table:table-cell>
          <table:table-cell table:style-name="Default" office:value-type="float" office:value="0.589267323359525" calcext:value-type="float">
            <text:p>0.589267323359525</text:p>
          </table:table-cell>
          <table:table-cell table:formula="of:=([.K108]-[.J108])" office:value-type="float" office:value="0.304316823691134" calcext:value-type="float">
            <text:p>0.304</text:p>
          </table:table-cell>
          <table:table-cell/>
          <table:table-cell table:style-name="Default" office:value-type="float" office:value="0.282310066321307" calcext:value-type="float">
            <text:p>0.282310066321307</text:p>
          </table:table-cell>
          <table:table-cell table:style-name="Default" office:value-type="float" office:value="0.608651991294071" calcext:value-type="float">
            <text:p>0.608651991294071</text:p>
          </table:table-cell>
          <table:table-cell table:number-columns-repeated="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12909263631998" calcext:value-type="float">
            <text:p>2.12909263631998</text:p>
          </table:table-cell>
          <table:table-cell table:style-name="Default" office:value-type="float" office:value="1.80568553312342" calcext:value-type="float">
            <text:p>1.80568553312342</text:p>
          </table:table-cell>
          <table:table-cell table:formula="of:=([.C109]-[.B109])" office:value-type="float" office:value="-0.32340710319656" calcext:value-type="float">
            <text:p>-0.323</text:p>
          </table:table-cell>
          <table:table-cell/>
          <table:table-cell table:style-name="Default" office:value-type="float" office:value="1.83705859897248" calcext:value-type="float">
            <text:p>1.83705859897248</text:p>
          </table:table-cell>
          <table:table-cell table:style-name="Default" office:value-type="float" office:value="5.03041593393419" calcext:value-type="float">
            <text:p>5.03041593393419</text:p>
          </table:table-cell>
          <table:table-cell table:formula="of:=([.G109]-[.F109])" office:value-type="float" office:value="3.19335733496171" calcext:value-type="float">
            <text:p>3.193</text:p>
          </table:table-cell>
          <table:table-cell/>
          <table:table-cell table:style-name="Default" office:value-type="float" office:value="2.07950295880842" calcext:value-type="float">
            <text:p>2.07950295880842</text:p>
          </table:table-cell>
          <table:table-cell table:style-name="Default" office:value-type="float" office:value="2.85724306590416" calcext:value-type="float">
            <text:p>2.85724306590416</text:p>
          </table:table-cell>
          <table:table-cell table:formula="of:=([.K109]-[.J109])" office:value-type="float" office:value="0.77774010709574" calcext:value-type="float">
            <text:p>0.778</text:p>
          </table:table-cell>
          <table:table-cell/>
          <table:table-cell table:style-name="Default" office:value-type="float" office:value="2.6900203169706" calcext:value-type="float">
            <text:p>2.6900203169706</text:p>
          </table:table-cell>
          <table:table-cell table:style-name="Default" office:value-type="float" office:value="4.86107754450898" calcext:value-type="float">
            <text:p>4.86107754450898</text:p>
          </table:table-cell>
          <table:table-cell table:number-columns-repeated="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60306108066476" calcext:value-type="float">
            <text:p>0.160306108066476</text:p>
          </table:table-cell>
          <table:table-cell table:style-name="Default" office:value-type="float" office:value="0.436269812600262" calcext:value-type="float">
            <text:p>0.436269812600262</text:p>
          </table:table-cell>
          <table:table-cell table:formula="of:=([.C110]-[.B110])" office:value-type="float" office:value="0.275963704533786" calcext:value-type="float">
            <text:p>0.276</text:p>
          </table:table-cell>
          <table:table-cell/>
          <table:table-cell table:style-name="Default" office:value-type="float" office:value="0.162542486644194" calcext:value-type="float">
            <text:p>0.162542486644194</text:p>
          </table:table-cell>
          <table:table-cell table:style-name="Default" office:value-type="float" office:value="0.437781796868485" calcext:value-type="float">
            <text:p>0.437781796868485</text:p>
          </table:table-cell>
          <table:table-cell table:formula="of:=([.G110]-[.F110])" office:value-type="float" office:value="0.275239310224291" calcext:value-type="float">
            <text:p>0.275</text:p>
          </table:table-cell>
          <table:table-cell/>
          <table:table-cell table:style-name="Default" office:value-type="float" office:value="0.161113422717202" calcext:value-type="float">
            <text:p>0.161113422717202</text:p>
          </table:table-cell>
          <table:table-cell table:style-name="Default" office:value-type="float" office:value="0.42512934279486" calcext:value-type="float">
            <text:p>0.42512934279486</text:p>
          </table:table-cell>
          <table:table-cell table:formula="of:=([.K110]-[.J110])" office:value-type="float" office:value="0.264015920077658" calcext:value-type="float">
            <text:p>0.264</text:p>
          </table:table-cell>
          <table:table-cell/>
          <table:table-cell table:style-name="Default" office:value-type="float" office:value="0.162095136961718" calcext:value-type="float">
            <text:p>0.162095136961718</text:p>
          </table:table-cell>
          <table:table-cell table:style-name="Default" office:value-type="float" office:value="0.444267633459279" calcext:value-type="float">
            <text:p>0.444267633459279</text:p>
          </table:table-cell>
          <table:table-cell table:number-columns-repeated="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87126263950104" calcext:value-type="float">
            <text:p>0.287126263950104</text:p>
          </table:table-cell>
          <table:table-cell table:style-name="Default" office:value-type="float" office:value="0.634577555537058" calcext:value-type="float">
            <text:p>0.634577555537058</text:p>
          </table:table-cell>
          <table:table-cell table:formula="of:=([.C111]-[.B111])" office:value-type="float" office:value="0.347451291586954" calcext:value-type="float">
            <text:p>0.347</text:p>
          </table:table-cell>
          <table:table-cell/>
          <table:table-cell table:style-name="Default" office:value-type="float" office:value="0.286944258815119" calcext:value-type="float">
            <text:p>0.286944258815119</text:p>
          </table:table-cell>
          <table:table-cell table:style-name="Default" office:value-type="float" office:value="0.783940677642268" calcext:value-type="float">
            <text:p>0.783940677642268</text:p>
          </table:table-cell>
          <table:table-cell table:formula="of:=([.G111]-[.F111])" office:value-type="float" office:value="0.496996418827149" calcext:value-type="float">
            <text:p>0.497</text:p>
          </table:table-cell>
          <table:table-cell/>
          <table:table-cell table:style-name="Default" office:value-type="float" office:value="0.286997028268672" calcext:value-type="float">
            <text:p>0.286997028268672</text:p>
          </table:table-cell>
          <table:table-cell table:style-name="Default" office:value-type="float" office:value="0.672340077469757" calcext:value-type="float">
            <text:p>0.672340077469757</text:p>
          </table:table-cell>
          <table:table-cell table:formula="of:=([.K111]-[.J111])" office:value-type="float" office:value="0.385343049201085" calcext:value-type="float">
            <text:p>0.385</text:p>
          </table:table-cell>
          <table:table-cell/>
          <table:table-cell table:style-name="Default" office:value-type="float" office:value="0.2858187895448" calcext:value-type="float">
            <text:p>0.2858187895448</text:p>
          </table:table-cell>
          <table:table-cell table:style-name="Default" office:value-type="float" office:value="0.642279050041746" calcext:value-type="float">
            <text:p>0.642279050041746</text:p>
          </table:table-cell>
          <table:table-cell table:number-columns-repeated="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52203547098748" calcext:value-type="float">
            <text:p>7.52203547098748</text:p>
          </table:table-cell>
          <table:table-cell table:style-name="Default" office:value-type="float" office:value="21.8645025168253" calcext:value-type="float">
            <text:p>21.8645025168253</text:p>
          </table:table-cell>
          <table:table-cell table:formula="of:=([.C112]-[.B112])" office:value-type="float" office:value="14.3424670458378" calcext:value-type="float">
            <text:p>14.342</text:p>
          </table:table-cell>
          <table:table-cell/>
          <table:table-cell table:style-name="Default" office:value-type="float" office:value="2.20851978475678" calcext:value-type="float">
            <text:p>2.20851978475678</text:p>
          </table:table-cell>
          <table:table-cell table:style-name="Default" office:value-type="float" office:value="5.815832051588" calcext:value-type="float">
            <text:p>5.815832051588</text:p>
          </table:table-cell>
          <table:table-cell table:formula="of:=([.G112]-[.F112])" office:value-type="float" office:value="3.60731226683122" calcext:value-type="float">
            <text:p>3.607</text:p>
          </table:table-cell>
          <table:table-cell/>
          <table:table-cell table:style-name="Default" office:value-type="float" office:value="2.20878945419912" calcext:value-type="float">
            <text:p>2.20878945419912</text:p>
          </table:table-cell>
          <table:table-cell table:style-name="Default" office:value-type="float" office:value="2.86792839784299" calcext:value-type="float">
            <text:p>2.86792839784299</text:p>
          </table:table-cell>
          <table:table-cell table:formula="of:=([.K112]-[.J112])" office:value-type="float" office:value="0.65913894364387" calcext:value-type="float">
            <text:p>0.659</text:p>
          </table:table-cell>
          <table:table-cell/>
          <table:table-cell table:style-name="Default" office:value-type="float" office:value="2.04532325270737" calcext:value-type="float">
            <text:p>2.04532325270737</text:p>
          </table:table-cell>
          <table:table-cell table:style-name="Default" office:value-type="float" office:value="2.81805175984982" calcext:value-type="float">
            <text:p>2.81805175984982</text:p>
          </table:table-cell>
          <table:table-cell table:number-columns-repeated="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75468913074718" calcext:value-type="float">
            <text:p>0.475468913074718</text:p>
          </table:table-cell>
          <table:table-cell table:style-name="Default" office:value-type="float" office:value="1.10897552859894" calcext:value-type="float">
            <text:p>1.10897552859894</text:p>
          </table:table-cell>
          <table:table-cell table:formula="of:=([.C113]-[.B113])" office:value-type="float" office:value="0.633506615524222" calcext:value-type="float">
            <text:p>0.634</text:p>
          </table:table-cell>
          <table:table-cell/>
          <table:table-cell table:style-name="Default" office:value-type="float" office:value="0.449816843961621" calcext:value-type="float">
            <text:p>0.449816843961621</text:p>
          </table:table-cell>
          <table:table-cell table:style-name="Default" office:value-type="float" office:value="1.18678348213886" calcext:value-type="float">
            <text:p>1.18678348213886</text:p>
          </table:table-cell>
          <table:table-cell table:formula="of:=([.G113]-[.F113])" office:value-type="float" office:value="0.736966638177239" calcext:value-type="float">
            <text:p>0.737</text:p>
          </table:table-cell>
          <table:table-cell/>
          <table:table-cell table:style-name="Default" office:value-type="float" office:value="0.448733345132499" calcext:value-type="float">
            <text:p>0.448733345132499</text:p>
          </table:table-cell>
          <table:table-cell table:style-name="Default" office:value-type="float" office:value="0.884046309572307" calcext:value-type="float">
            <text:p>0.884046309572307</text:p>
          </table:table-cell>
          <table:table-cell table:formula="of:=([.K113]-[.J113])" office:value-type="float" office:value="0.435312964439808" calcext:value-type="float">
            <text:p>0.435</text:p>
          </table:table-cell>
          <table:table-cell/>
          <table:table-cell table:style-name="Default" office:value-type="float" office:value="0.446646183989708" calcext:value-type="float">
            <text:p>0.446646183989708</text:p>
          </table:table-cell>
          <table:table-cell table:style-name="Default" office:value-type="float" office:value="0.839703883408127" calcext:value-type="float">
            <text:p>0.839703883408127</text:p>
          </table:table-cell>
          <table:table-cell table:number-columns-repeated="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2195810112926" calcext:value-type="float">
            <text:p>0.952195810112926</text:p>
          </table:table-cell>
          <table:table-cell table:style-name="Default" office:value-type="float" office:value="2.96377974226826" calcext:value-type="float">
            <text:p>2.96377974226826</text:p>
          </table:table-cell>
          <table:table-cell table:formula="of:=([.C114]-[.B114])" office:value-type="float" office:value="2.01158393215533" calcext:value-type="float">
            <text:p>2.012</text:p>
          </table:table-cell>
          <table:table-cell/>
          <table:table-cell table:style-name="Default" office:value-type="float" office:value="0.827989920723929" calcext:value-type="float">
            <text:p>0.827989920723929</text:p>
          </table:table-cell>
          <table:table-cell table:style-name="Default" office:value-type="float" office:value="2.2224228794548" calcext:value-type="float">
            <text:p>2.2224228794548</text:p>
          </table:table-cell>
          <table:table-cell table:formula="of:=([.G114]-[.F114])" office:value-type="float" office:value="1.39443295873087" calcext:value-type="float">
            <text:p>1.394</text:p>
          </table:table-cell>
          <table:table-cell/>
          <table:table-cell table:style-name="Default" office:value-type="float" office:value="0.830500101226394" calcext:value-type="float">
            <text:p>0.830500101226394</text:p>
          </table:table-cell>
          <table:table-cell table:style-name="Default" office:value-type="float" office:value="1.61312393734705" calcext:value-type="float">
            <text:p>1.61312393734705</text:p>
          </table:table-cell>
          <table:table-cell table:formula="of:=([.K114]-[.J114])" office:value-type="float" office:value="0.782623836120656" calcext:value-type="float">
            <text:p>0.783</text:p>
          </table:table-cell>
          <table:table-cell/>
          <table:table-cell table:style-name="Default" office:value-type="float" office:value="0.823477101581958" calcext:value-type="float">
            <text:p>0.823477101581958</text:p>
          </table:table-cell>
          <table:table-cell table:style-name="Default" office:value-type="float" office:value="1.80705735036189" calcext:value-type="float">
            <text:p>1.80705735036189</text:p>
          </table:table-cell>
          <table:table-cell table:number-columns-repeated="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834931674222859" calcext:value-type="float">
            <text:p>0.083493167422286</text:p>
          </table:table-cell>
          <table:table-cell table:style-name="Default" office:value-type="float" office:value="0.214192813994535" calcext:value-type="float">
            <text:p>0.214192813994535</text:p>
          </table:table-cell>
          <table:table-cell table:formula="of:=([.C115]-[.B115])" office:value-type="float" office:value="0.130699646572249" calcext:value-type="float">
            <text:p>0.131</text:p>
          </table:table-cell>
          <table:table-cell/>
          <table:table-cell table:style-name="Default" office:value-type="float" office:value="0.0832413382470451" calcext:value-type="float">
            <text:p>0.083241338247045</text:p>
          </table:table-cell>
          <table:table-cell table:style-name="Default" office:value-type="float" office:value="0.222736790435273" calcext:value-type="float">
            <text:p>0.222736790435273</text:p>
          </table:table-cell>
          <table:table-cell table:formula="of:=([.G115]-[.F115])" office:value-type="float" office:value="0.139495452188228" calcext:value-type="float">
            <text:p>0.139</text:p>
          </table:table-cell>
          <table:table-cell/>
          <table:table-cell table:style-name="Default" office:value-type="float" office:value="0.0832944627799235" calcext:value-type="float">
            <text:p>0.083294462779924</text:p>
          </table:table-cell>
          <table:table-cell table:style-name="Default" office:value-type="float" office:value="0.220498362650772" calcext:value-type="float">
            <text:p>0.220498362650772</text:p>
          </table:table-cell>
          <table:table-cell table:formula="of:=([.K115]-[.J115])" office:value-type="float" office:value="0.137203899870849" calcext:value-type="float">
            <text:p>0.137</text:p>
          </table:table-cell>
          <table:table-cell/>
          <table:table-cell table:style-name="Default" office:value-type="float" office:value="0.0840988758087262" calcext:value-type="float">
            <text:p>0.084098875808726</text:p>
          </table:table-cell>
          <table:table-cell table:style-name="Default" office:value-type="float" office:value="0.220689529645461" calcext:value-type="float">
            <text:p>0.220689529645461</text:p>
          </table:table-cell>
          <table:table-cell table:number-columns-repeated="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24660264376679" calcext:value-type="float">
            <text:p>0.042466026437668</text:p>
          </table:table-cell>
          <table:table-cell table:style-name="Default" office:value-type="float" office:value="0.117205076858032" calcext:value-type="float">
            <text:p>0.117205076858032</text:p>
          </table:table-cell>
          <table:table-cell table:formula="of:=([.C116]-[.B116])" office:value-type="float" office:value="0.0747390504203641" calcext:value-type="float">
            <text:p>0.075</text:p>
          </table:table-cell>
          <table:table-cell/>
          <table:table-cell table:style-name="Default" office:value-type="float" office:value="0.042353727506413" calcext:value-type="float">
            <text:p>0.042353727506413</text:p>
          </table:table-cell>
          <table:table-cell table:style-name="Default" office:value-type="float" office:value="0.112754261544089" calcext:value-type="float">
            <text:p>0.112754261544089</text:p>
          </table:table-cell>
          <table:table-cell table:formula="of:=([.G116]-[.F116])" office:value-type="float" office:value="0.070400534037676" calcext:value-type="float">
            <text:p>0.070</text:p>
          </table:table-cell>
          <table:table-cell/>
          <table:table-cell table:style-name="Default" office:value-type="float" office:value="0.0428214565496047" calcext:value-type="float">
            <text:p>0.042821456549605</text:p>
          </table:table-cell>
          <table:table-cell table:style-name="Default" office:value-type="float" office:value="0.117848317810594" calcext:value-type="float">
            <text:p>0.117848317810594</text:p>
          </table:table-cell>
          <table:table-cell table:formula="of:=([.K116]-[.J116])" office:value-type="float" office:value="0.0750268612609893" calcext:value-type="float">
            <text:p>0.075</text:p>
          </table:table-cell>
          <table:table-cell/>
          <table:table-cell table:style-name="Default" office:value-type="float" office:value="0.0426033127475123" calcext:value-type="float">
            <text:p>0.042603312747512</text:p>
          </table:table-cell>
          <table:table-cell table:style-name="Default" office:value-type="float" office:value="0.118196108826939" calcext:value-type="float">
            <text:p>0.118196108826939</text:p>
          </table:table-cell>
          <table:table-cell table:number-columns-repeated="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11572486127614" calcext:value-type="float">
            <text:p>0.211572486127614</text:p>
          </table:table-cell>
          <table:table-cell table:style-name="Default" office:value-type="float" office:value="0.630669775093367" calcext:value-type="float">
            <text:p>0.630669775093367</text:p>
          </table:table-cell>
          <table:table-cell table:formula="of:=([.C117]-[.B117])" office:value-type="float" office:value="0.419097288965753" calcext:value-type="float">
            <text:p>0.419</text:p>
          </table:table-cell>
          <table:table-cell/>
          <table:table-cell table:style-name="Default" office:value-type="float" office:value="0.211873261584435" calcext:value-type="float">
            <text:p>0.211873261584435</text:p>
          </table:table-cell>
          <table:table-cell table:style-name="Default" office:value-type="float" office:value="0.557085402357461" calcext:value-type="float">
            <text:p>0.557085402357461</text:p>
          </table:table-cell>
          <table:table-cell table:formula="of:=([.G117]-[.F117])" office:value-type="float" office:value="0.345212140773026" calcext:value-type="float">
            <text:p>0.345</text:p>
          </table:table-cell>
          <table:table-cell/>
          <table:table-cell table:style-name="Default" office:value-type="float" office:value="0.211465680810833" calcext:value-type="float">
            <text:p>0.211465680810833</text:p>
          </table:table-cell>
          <table:table-cell table:style-name="Default" office:value-type="float" office:value="0.621982172684968" calcext:value-type="float">
            <text:p>0.621982172684968</text:p>
          </table:table-cell>
          <table:table-cell table:formula="of:=([.K117]-[.J117])" office:value-type="float" office:value="0.410516491874135" calcext:value-type="float">
            <text:p>0.411</text:p>
          </table:table-cell>
          <table:table-cell/>
          <table:table-cell table:style-name="Default" office:value-type="float" office:value="0.21136274818349" calcext:value-type="float">
            <text:p>0.21136274818349</text:p>
          </table:table-cell>
          <table:table-cell table:style-name="Default" office:value-type="float" office:value="0.616358847698206" calcext:value-type="float">
            <text:p>0.616358847698206</text:p>
          </table:table-cell>
          <table:table-cell table:number-columns-repeated="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10820583808722" calcext:value-type="float">
            <text:p>0.041082058380872</text:p>
          </table:table-cell>
          <table:table-cell table:style-name="Default" office:value-type="float" office:value="0.109396272040619" calcext:value-type="float">
            <text:p>0.109396272040619</text:p>
          </table:table-cell>
          <table:table-cell table:formula="of:=([.C118]-[.B118])" office:value-type="float" office:value="0.0683142136597468" calcext:value-type="float">
            <text:p>0.068</text:p>
          </table:table-cell>
          <table:table-cell/>
          <table:table-cell table:style-name="Default" office:value-type="float" office:value="0.0417314231783325" calcext:value-type="float">
            <text:p>0.041731423178333</text:p>
          </table:table-cell>
          <table:table-cell table:style-name="Default" office:value-type="float" office:value="0.111045402008965" calcext:value-type="float">
            <text:p>0.111045402008965</text:p>
          </table:table-cell>
          <table:table-cell table:formula="of:=([.G118]-[.F118])" office:value-type="float" office:value="0.0693139788306325" calcext:value-type="float">
            <text:p>0.069</text:p>
          </table:table-cell>
          <table:table-cell/>
          <table:table-cell table:style-name="Default" office:value-type="float" office:value="0.0418013135107434" calcext:value-type="float">
            <text:p>0.041801313510743</text:p>
          </table:table-cell>
          <table:table-cell table:style-name="Default" office:value-type="float" office:value="0.111279347256145" calcext:value-type="float">
            <text:p>0.111279347256145</text:p>
          </table:table-cell>
          <table:table-cell table:formula="of:=([.K118]-[.J118])" office:value-type="float" office:value="0.0694780337454016" calcext:value-type="float">
            <text:p>0.069</text:p>
          </table:table-cell>
          <table:table-cell/>
          <table:table-cell table:style-name="Default" office:value-type="float" office:value="0.0417007812660087" calcext:value-type="float">
            <text:p>0.041700781266009</text:p>
          </table:table-cell>
          <table:table-cell table:style-name="Default" office:value-type="float" office:value="0.111649688417607" calcext:value-type="float">
            <text:p>0.111649688417607</text:p>
          </table:table-cell>
          <table:table-cell table:number-columns-repeated="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55092068542465" calcext:value-type="float">
            <text:p>0.035509206854247</text:p>
          </table:table-cell>
          <table:table-cell table:style-name="Default" office:value-type="float" office:value="0.0948812459626755" calcext:value-type="float">
            <text:p>0.094881245962676</text:p>
          </table:table-cell>
          <table:table-cell table:formula="of:=([.C119]-[.B119])" office:value-type="float" office:value="0.059372039108429" calcext:value-type="float">
            <text:p>0.059</text:p>
          </table:table-cell>
          <table:table-cell/>
          <table:table-cell table:style-name="Default" office:value-type="float" office:value="0.0356823333292096" calcext:value-type="float">
            <text:p>0.03568233332921</text:p>
          </table:table-cell>
          <table:table-cell table:style-name="Default" office:value-type="float" office:value="0.0952376948695126" calcext:value-type="float">
            <text:p>0.095237694869513</text:p>
          </table:table-cell>
          <table:table-cell table:formula="of:=([.G119]-[.F119])" office:value-type="float" office:value="0.059555361540303" calcext:value-type="float">
            <text:p>0.060</text:p>
          </table:table-cell>
          <table:table-cell/>
          <table:table-cell table:style-name="Default" office:value-type="float" office:value="0.0356386017892685" calcext:value-type="float">
            <text:p>0.035638601789269</text:p>
          </table:table-cell>
          <table:table-cell table:style-name="Default" office:value-type="float" office:value="0.095111960694759" calcext:value-type="float">
            <text:p>0.095111960694759</text:p>
          </table:table-cell>
          <table:table-cell table:formula="of:=([.K119]-[.J119])" office:value-type="float" office:value="0.0594733589054905" calcext:value-type="float">
            <text:p>0.059</text:p>
          </table:table-cell>
          <table:table-cell/>
          <table:table-cell table:style-name="Default" office:value-type="float" office:value="0.0357750611442298" calcext:value-type="float">
            <text:p>0.03577506114423</text:p>
          </table:table-cell>
          <table:table-cell table:style-name="Default" office:value-type="float" office:value="0.0959318241568165" calcext:value-type="float">
            <text:p>0.095931824156817</text:p>
          </table:table-cell>
          <table:table-cell table:number-columns-repeated="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.8388977749501" calcext:value-type="float">
            <text:p>21.8388977749501</text:p>
          </table:table-cell>
          <table:table-cell table:style-name="Default" office:value-type="float" office:value="235.579684384444" calcext:value-type="float">
            <text:p>235.579684384444</text:p>
          </table:table-cell>
          <table:table-cell table:formula="of:=([.C120]-[.B120])" office:value-type="float" office:value="213.740786609494" calcext:value-type="float">
            <text:p>213.741</text:p>
          </table:table-cell>
          <table:table-cell/>
          <table:table-cell table:style-name="Default" office:value-type="float" office:value="0.736842809561899" calcext:value-type="float">
            <text:p>0.736842809561899</text:p>
          </table:table-cell>
          <table:table-cell table:style-name="Default" office:value-type="float" office:value="1.92186454950496" calcext:value-type="float">
            <text:p>1.92186454950496</text:p>
          </table:table-cell>
          <table:table-cell table:formula="of:=([.G120]-[.F120])" office:value-type="float" office:value="1.18502173994306" calcext:value-type="float">
            <text:p>1.185</text:p>
          </table:table-cell>
          <table:table-cell/>
          <table:table-cell table:style-name="Default" office:value-type="float" office:value="0.764794020580628" calcext:value-type="float">
            <text:p>0.764794020580628</text:p>
          </table:table-cell>
          <table:table-cell table:style-name="Default" office:value-type="float" office:value="3.52286588821021" calcext:value-type="float">
            <text:p>3.52286588821021</text:p>
          </table:table-cell>
          <table:table-cell table:formula="of:=([.K120]-[.J120])" office:value-type="float" office:value="2.75807186762958" calcext:value-type="float">
            <text:p>2.758</text:p>
          </table:table-cell>
          <table:table-cell/>
          <table:table-cell table:style-name="Default" office:value-type="float" office:value="0.758235986758413" calcext:value-type="float">
            <text:p>0.758235986758413</text:p>
          </table:table-cell>
          <table:table-cell table:style-name="Default" office:value-type="float" office:value="2.39470976230176" calcext:value-type="float">
            <text:p>2.39470976230176</text:p>
          </table:table-cell>
          <table:table-cell table:number-columns-repeated="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3672673223174" calcext:value-type="float">
            <text:p>0.043672673223174</text:p>
          </table:table-cell>
          <table:table-cell table:style-name="Default" office:value-type="float" office:value="0.117895879880337" calcext:value-type="float">
            <text:p>0.117895879880337</text:p>
          </table:table-cell>
          <table:table-cell table:formula="of:=([.C121]-[.B121])" office:value-type="float" office:value="0.074223206657163" calcext:value-type="float">
            <text:p>0.074</text:p>
          </table:table-cell>
          <table:table-cell/>
          <table:table-cell table:style-name="Default" office:value-type="float" office:value="0.0430246759757979" calcext:value-type="float">
            <text:p>0.043024675975798</text:p>
          </table:table-cell>
          <table:table-cell table:style-name="Default" office:value-type="float" office:value="0.113119120034748" calcext:value-type="float">
            <text:p>0.113119120034748</text:p>
          </table:table-cell>
          <table:table-cell table:formula="of:=([.G121]-[.F121])" office:value-type="float" office:value="0.0700944440589501" calcext:value-type="float">
            <text:p>0.070</text:p>
          </table:table-cell>
          <table:table-cell/>
          <table:table-cell table:style-name="Default" office:value-type="float" office:value="0.0435478419498477" calcext:value-type="float">
            <text:p>0.043547841949848</text:p>
          </table:table-cell>
          <table:table-cell table:style-name="Default" office:value-type="float" office:value="0.114576641385923" calcext:value-type="float">
            <text:p>0.114576641385923</text:p>
          </table:table-cell>
          <table:table-cell table:formula="of:=([.K121]-[.J121])" office:value-type="float" office:value="0.0710287994360753" calcext:value-type="float">
            <text:p>0.071</text:p>
          </table:table-cell>
          <table:table-cell/>
          <table:table-cell table:style-name="Default" office:value-type="float" office:value="0.0433988533508803" calcext:value-type="float">
            <text:p>0.04339885335088</text:p>
          </table:table-cell>
          <table:table-cell table:style-name="Default" office:value-type="float" office:value="0.11591330741551" calcext:value-type="float">
            <text:p>0.11591330741551</text:p>
          </table:table-cell>
          <table:table-cell table:number-columns-repeated="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3279198245629" calcext:value-type="float">
            <text:p>0.133279198245629</text:p>
          </table:table-cell>
          <table:table-cell table:style-name="Default" office:value-type="float" office:value="0.29156162299801" calcext:value-type="float">
            <text:p>0.29156162299801</text:p>
          </table:table-cell>
          <table:table-cell table:formula="of:=([.C122]-[.B122])" office:value-type="float" office:value="0.158282424752381" calcext:value-type="float">
            <text:p>0.158</text:p>
          </table:table-cell>
          <table:table-cell/>
          <table:table-cell table:style-name="Default" office:value-type="float" office:value="0.128899833518356" calcext:value-type="float">
            <text:p>0.128899833518356</text:p>
          </table:table-cell>
          <table:table-cell table:style-name="Default" office:value-type="float" office:value="0.341176937847657" calcext:value-type="float">
            <text:p>0.341176937847657</text:p>
          </table:table-cell>
          <table:table-cell table:formula="of:=([.G122]-[.F122])" office:value-type="float" office:value="0.212277104329301" calcext:value-type="float">
            <text:p>0.212</text:p>
          </table:table-cell>
          <table:table-cell/>
          <table:table-cell table:style-name="Default" office:value-type="float" office:value="0.128776724341994" calcext:value-type="float">
            <text:p>0.128776724341994</text:p>
          </table:table-cell>
          <table:table-cell table:style-name="Default" office:value-type="float" office:value="0.266450406140989" calcext:value-type="float">
            <text:p>0.266450406140989</text:p>
          </table:table-cell>
          <table:table-cell table:formula="of:=([.K122]-[.J122])" office:value-type="float" office:value="0.137673681798995" calcext:value-type="float">
            <text:p>0.138</text:p>
          </table:table-cell>
          <table:table-cell/>
          <table:table-cell table:style-name="Default" office:value-type="float" office:value="0.129033808487783" calcext:value-type="float">
            <text:p>0.129033808487783</text:p>
          </table:table-cell>
          <table:table-cell table:style-name="Default" office:value-type="float" office:value="0.268542883299248" calcext:value-type="float">
            <text:p>0.268542883299248</text:p>
          </table:table-cell>
          <table:table-cell table:number-columns-repeated="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82753364964645" calcext:value-type="float">
            <text:p>0.018275336496465</text:p>
          </table:table-cell>
          <table:table-cell table:style-name="Default" office:value-type="float" office:value="0.0487287034831407" calcext:value-type="float">
            <text:p>0.048728703483141</text:p>
          </table:table-cell>
          <table:table-cell table:formula="of:=([.C123]-[.B123])" office:value-type="float" office:value="0.0304533669866762" calcext:value-type="float">
            <text:p>0.030</text:p>
          </table:table-cell>
          <table:table-cell/>
          <table:table-cell table:style-name="Default" office:value-type="float" office:value="0.0183649528478949" calcext:value-type="float">
            <text:p>0.018364952847895</text:p>
          </table:table-cell>
          <table:table-cell table:style-name="Default" office:value-type="float" office:value="0.0487434425107137" calcext:value-type="float">
            <text:p>0.048743442510714</text:p>
          </table:table-cell>
          <table:table-cell table:formula="of:=([.G123]-[.F123])" office:value-type="float" office:value="0.0303784896628188" calcext:value-type="float">
            <text:p>0.030</text:p>
          </table:table-cell>
          <table:table-cell/>
          <table:table-cell table:style-name="Default" office:value-type="float" office:value="0.0184186932686603" calcext:value-type="float">
            <text:p>0.01841869326866</text:p>
          </table:table-cell>
          <table:table-cell table:style-name="Default" office:value-type="float" office:value="0.0489755520781498" calcext:value-type="float">
            <text:p>0.04897555207815</text:p>
          </table:table-cell>
          <table:table-cell table:formula="of:=([.K123]-[.J123])" office:value-type="float" office:value="0.0305568588094895" calcext:value-type="float">
            <text:p>0.031</text:p>
          </table:table-cell>
          <table:table-cell/>
          <table:table-cell table:style-name="Default" office:value-type="float" office:value="0.0184758596305903" calcext:value-type="float">
            <text:p>0.01847585963059</text:p>
          </table:table-cell>
          <table:table-cell table:style-name="Default" office:value-type="float" office:value="0.0492701040813022" calcext:value-type="float">
            <text:p>0.049270104081302</text:p>
          </table:table-cell>
          <table:table-cell table:number-columns-repeated="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39475335216254" calcext:value-type="float">
            <text:p>0.033947533521625</text:p>
          </table:table-cell>
          <table:table-cell table:style-name="Default" office:value-type="float" office:value="0.0915008756468286" calcext:value-type="float">
            <text:p>0.091500875646829</text:p>
          </table:table-cell>
          <table:table-cell table:formula="of:=([.C124]-[.B124])" office:value-type="float" office:value="0.0575533421252032" calcext:value-type="float">
            <text:p>0.058</text:p>
          </table:table-cell>
          <table:table-cell/>
          <table:table-cell table:style-name="Default" office:value-type="float" office:value="0.0341582531912585" calcext:value-type="float">
            <text:p>0.034158253191259</text:p>
          </table:table-cell>
          <table:table-cell table:style-name="Default" office:value-type="float" office:value="0.090605869967144" calcext:value-type="float">
            <text:p>0.090605869967144</text:p>
          </table:table-cell>
          <table:table-cell table:formula="of:=([.G124]-[.F124])" office:value-type="float" office:value="0.0564476167758855" calcext:value-type="float">
            <text:p>0.056</text:p>
          </table:table-cell>
          <table:table-cell/>
          <table:table-cell table:style-name="Default" office:value-type="float" office:value="0.0341743449346512" calcext:value-type="float">
            <text:p>0.034174344934651</text:p>
          </table:table-cell>
          <table:table-cell table:style-name="Default" office:value-type="float" office:value="0.0940091595369372" calcext:value-type="float">
            <text:p>0.094009159536937</text:p>
          </table:table-cell>
          <table:table-cell table:formula="of:=([.K124]-[.J124])" office:value-type="float" office:value="0.059834814602286" calcext:value-type="float">
            <text:p>0.060</text:p>
          </table:table-cell>
          <table:table-cell/>
          <table:table-cell table:style-name="Default" office:value-type="float" office:value="0.0341768610683501" calcext:value-type="float">
            <text:p>0.03417686106835</text:p>
          </table:table-cell>
          <table:table-cell table:style-name="Default" office:value-type="float" office:value="0.0922421504113476" calcext:value-type="float">
            <text:p>0.092242150411348</text:p>
          </table:table-cell>
          <table:table-cell table:number-columns-repeated="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67490649124069" calcext:value-type="float">
            <text:p>0.267490649124069</text:p>
          </table:table-cell>
          <table:table-cell table:style-name="Default" office:value-type="float" office:value="1.17439863488099" calcext:value-type="float">
            <text:p>1.17439863488099</text:p>
          </table:table-cell>
          <table:table-cell table:formula="of:=([.C125]-[.B125])" office:value-type="float" office:value="0.906907985756921" calcext:value-type="float">
            <text:p>0.907</text:p>
          </table:table-cell>
          <table:table-cell/>
          <table:table-cell table:style-name="Default" office:value-type="float" office:value="0.24579722014044" calcext:value-type="float">
            <text:p>0.24579722014044</text:p>
          </table:table-cell>
          <table:table-cell table:style-name="Default" office:value-type="float" office:value="0.651133575770613" calcext:value-type="float">
            <text:p>0.651133575770613</text:p>
          </table:table-cell>
          <table:table-cell table:formula="of:=([.G125]-[.F125])" office:value-type="float" office:value="0.405336355630173" calcext:value-type="float">
            <text:p>0.405</text:p>
          </table:table-cell>
          <table:table-cell/>
          <table:table-cell table:style-name="Default" office:value-type="float" office:value="0.244994787566373" calcext:value-type="float">
            <text:p>0.244994787566373</text:p>
          </table:table-cell>
          <table:table-cell table:style-name="Default" office:value-type="float" office:value="0.670515207326875" calcext:value-type="float">
            <text:p>0.670515207326875</text:p>
          </table:table-cell>
          <table:table-cell table:formula="of:=([.K125]-[.J125])" office:value-type="float" office:value="0.425520419760502" calcext:value-type="float">
            <text:p>0.426</text:p>
          </table:table-cell>
          <table:table-cell/>
          <table:table-cell table:style-name="Default" office:value-type="float" office:value="0.246873259077428" calcext:value-type="float">
            <text:p>0.246873259077428</text:p>
          </table:table-cell>
          <table:table-cell table:style-name="Default" office:value-type="float" office:value="0.672227915654101" calcext:value-type="float">
            <text:p>0.672227915654101</text:p>
          </table:table-cell>
          <table:table-cell table:number-columns-repeated="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883804557780325" calcext:value-type="float">
            <text:p>0.088380455778033</text:p>
          </table:table-cell>
          <table:table-cell table:style-name="Default" office:value-type="float" office:value="0.23892795169259" calcext:value-type="float">
            <text:p>0.23892795169259</text:p>
          </table:table-cell>
          <table:table-cell table:formula="of:=([.C126]-[.B126])" office:value-type="float" office:value="0.150547495914558" calcext:value-type="float">
            <text:p>0.151</text:p>
          </table:table-cell>
          <table:table-cell/>
          <table:table-cell table:style-name="Default" office:value-type="float" office:value="0.0848186680913506" calcext:value-type="float">
            <text:p>0.084818668091351</text:p>
          </table:table-cell>
          <table:table-cell table:style-name="Default" office:value-type="float" office:value="0.223961337230028" calcext:value-type="float">
            <text:p>0.223961337230028</text:p>
          </table:table-cell>
          <table:table-cell table:formula="of:=([.G126]-[.F126])" office:value-type="float" office:value="0.139142669138677" calcext:value-type="float">
            <text:p>0.139</text:p>
          </table:table-cell>
          <table:table-cell/>
          <table:table-cell table:style-name="Default" office:value-type="float" office:value="0.0848652154632472" calcext:value-type="float">
            <text:p>0.084865215463247</text:p>
          </table:table-cell>
          <table:table-cell table:style-name="Default" office:value-type="float" office:value="0.215029909368494" calcext:value-type="float">
            <text:p>0.215029909368494</text:p>
          </table:table-cell>
          <table:table-cell table:formula="of:=([.K126]-[.J126])" office:value-type="float" office:value="0.130164693905247" calcext:value-type="float">
            <text:p>0.130</text:p>
          </table:table-cell>
          <table:table-cell/>
          <table:table-cell table:style-name="Default" office:value-type="float" office:value="0.0849038753736814" calcext:value-type="float">
            <text:p>0.084903875373681</text:p>
          </table:table-cell>
          <table:table-cell table:style-name="Default" office:value-type="float" office:value="0.213600244043646" calcext:value-type="float">
            <text:p>0.213600244043646</text:p>
          </table:table-cell>
          <table:table-cell table:number-columns-repeated="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02422560591045" calcext:value-type="float">
            <text:p>0.202422560591045</text:p>
          </table:table-cell>
          <table:table-cell table:style-name="Default" office:value-type="float" office:value="0.961122976277251" calcext:value-type="float">
            <text:p>0.961122976277251</text:p>
          </table:table-cell>
          <table:table-cell table:formula="of:=([.C127]-[.B127])" office:value-type="float" office:value="0.758700415686206" calcext:value-type="float">
            <text:p>0.759</text:p>
          </table:table-cell>
          <table:table-cell/>
          <table:table-cell table:style-name="Default" office:value-type="float" office:value="0.177882493870553" calcext:value-type="float">
            <text:p>0.177882493870553</text:p>
          </table:table-cell>
          <table:table-cell table:style-name="Default" office:value-type="float" office:value="0.470551371785966" calcext:value-type="float">
            <text:p>0.470551371785966</text:p>
          </table:table-cell>
          <table:table-cell table:formula="of:=([.G127]-[.F127])" office:value-type="float" office:value="0.292668877915413" calcext:value-type="float">
            <text:p>0.293</text:p>
          </table:table-cell>
          <table:table-cell/>
          <table:table-cell table:style-name="Default" office:value-type="float" office:value="0.177567572281602" calcext:value-type="float">
            <text:p>0.177567572281602</text:p>
          </table:table-cell>
          <table:table-cell table:style-name="Default" office:value-type="float" office:value="0.529022601995731" calcext:value-type="float">
            <text:p>0.529022601995731</text:p>
          </table:table-cell>
          <table:table-cell table:formula="of:=([.K127]-[.J127])" office:value-type="float" office:value="0.351455029714129" calcext:value-type="float">
            <text:p>0.351</text:p>
          </table:table-cell>
          <table:table-cell/>
          <table:table-cell table:style-name="Default" office:value-type="float" office:value="0.178190285723893" calcext:value-type="float">
            <text:p>0.178190285723893</text:p>
          </table:table-cell>
          <table:table-cell table:style-name="Default" office:value-type="float" office:value="0.534103913935947" calcext:value-type="float">
            <text:p>0.534103913935947</text:p>
          </table:table-cell>
          <table:table-cell table:number-columns-repeated="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0916074995821" calcext:value-type="float">
            <text:p>0.020916074995821</text:p>
          </table:table-cell>
          <table:table-cell table:style-name="Default" office:value-type="float" office:value="0.0537611905505082" calcext:value-type="float">
            <text:p>0.053761190550508</text:p>
          </table:table-cell>
          <table:table-cell table:formula="of:=([.C128]-[.B128])" office:value-type="float" office:value="0.0328451155546872" calcext:value-type="float">
            <text:p>0.033</text:p>
          </table:table-cell>
          <table:table-cell/>
          <table:table-cell table:style-name="Default" office:value-type="float" office:value="0.0209022512748754" calcext:value-type="float">
            <text:p>0.020902251274875</text:p>
          </table:table-cell>
          <table:table-cell table:style-name="Default" office:value-type="float" office:value="0.0552977190848032" calcext:value-type="float">
            <text:p>0.055297719084803</text:p>
          </table:table-cell>
          <table:table-cell table:formula="of:=([.G128]-[.F128])" office:value-type="float" office:value="0.0343954678099278" calcext:value-type="float">
            <text:p>0.034</text:p>
          </table:table-cell>
          <table:table-cell/>
          <table:table-cell table:style-name="Default" office:value-type="float" office:value="0.0209835256005935" calcext:value-type="float">
            <text:p>0.020983525600594</text:p>
          </table:table-cell>
          <table:table-cell table:style-name="Default" office:value-type="float" office:value="0.0542336502996617" calcext:value-type="float">
            <text:p>0.054233650299662</text:p>
          </table:table-cell>
          <table:table-cell table:formula="of:=([.K128]-[.J128])" office:value-type="float" office:value="0.0332501246990682" calcext:value-type="float">
            <text:p>0.033</text:p>
          </table:table-cell>
          <table:table-cell/>
          <table:table-cell table:style-name="Default" office:value-type="float" office:value="0.0210522571664666" calcext:value-type="float">
            <text:p>0.021052257166467</text:p>
          </table:table-cell>
          <table:table-cell table:style-name="Default" office:value-type="float" office:value="0.0541646587469936" calcext:value-type="float">
            <text:p>0.054164658746994</text:p>
          </table:table-cell>
          <table:table-cell table:number-columns-repeated="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54248950437017" calcext:value-type="float">
            <text:p>0.00854248950437</text:p>
          </table:table-cell>
          <table:table-cell table:style-name="Default" office:value-type="float" office:value="0.0227165979378437" calcext:value-type="float">
            <text:p>0.022716597937844</text:p>
          </table:table-cell>
          <table:table-cell table:formula="of:=([.C129]-[.B129])" office:value-type="float" office:value="0.0141741084334735" calcext:value-type="float">
            <text:p>0.014</text:p>
          </table:table-cell>
          <table:table-cell/>
          <table:table-cell table:style-name="Default" office:value-type="float" office:value="0.00853850675524876" calcext:value-type="float">
            <text:p>0.008538506755249</text:p>
          </table:table-cell>
          <table:table-cell table:style-name="Default" office:value-type="float" office:value="0.0225600152511494" calcext:value-type="float">
            <text:p>0.022560015251149</text:p>
          </table:table-cell>
          <table:table-cell table:formula="of:=([.G129]-[.F129])" office:value-type="float" office:value="0.0140215084959006" calcext:value-type="float">
            <text:p>0.014</text:p>
          </table:table-cell>
          <table:table-cell/>
          <table:table-cell table:style-name="Default" office:value-type="float" office:value="0.00857658124190499" calcext:value-type="float">
            <text:p>0.008576581241905</text:p>
          </table:table-cell>
          <table:table-cell table:style-name="Default" office:value-type="float" office:value="0.0227671104618964" calcext:value-type="float">
            <text:p>0.022767110461896</text:p>
          </table:table-cell>
          <table:table-cell table:formula="of:=([.K129]-[.J129])" office:value-type="float" office:value="0.0141905292199914" calcext:value-type="float">
            <text:p>0.014</text:p>
          </table:table-cell>
          <table:table-cell/>
          <table:table-cell table:style-name="Default" office:value-type="float" office:value="0.00858531760562676" calcext:value-type="float">
            <text:p>0.008585317605627</text:p>
          </table:table-cell>
          <table:table-cell table:style-name="Default" office:value-type="float" office:value="0.0228546936404369" calcext:value-type="float">
            <text:p>0.022854693640437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4158493085045" calcext:value-type="float">
            <text:p>0.028415849308505</text:p>
          </table:table-cell>
          <table:table-cell table:style-name="Default" office:value-type="float" office:value="0.0757078808809726" calcext:value-type="float">
            <text:p>0.075707880880973</text:p>
          </table:table-cell>
          <table:table-cell table:formula="of:=([.C130]-[.B130])" office:value-type="float" office:value="0.0472920315724681" calcext:value-type="float">
            <text:p>0.047</text:p>
          </table:table-cell>
          <table:table-cell/>
          <table:table-cell table:style-name="Default" office:value-type="float" office:value="0.0285089471315785" calcext:value-type="float">
            <text:p>0.028508947131579</text:p>
          </table:table-cell>
          <table:table-cell table:style-name="Default" office:value-type="float" office:value="0.0752235396773223" calcext:value-type="float">
            <text:p>0.075223539677322</text:p>
          </table:table-cell>
          <table:table-cell table:formula="of:=([.G130]-[.F130])" office:value-type="float" office:value="0.0467145925457438" calcext:value-type="float">
            <text:p>0.047</text:p>
          </table:table-cell>
          <table:table-cell/>
          <table:table-cell table:style-name="Default" office:value-type="float" office:value="0.0285034655658409" calcext:value-type="float">
            <text:p>0.028503465565841</text:p>
          </table:table-cell>
          <table:table-cell table:style-name="Default" office:value-type="float" office:value="0.0748501244874455" calcext:value-type="float">
            <text:p>0.074850124487446</text:p>
          </table:table-cell>
          <table:table-cell table:formula="of:=([.K130]-[.J130])" office:value-type="float" office:value="0.0463466589216046" calcext:value-type="float">
            <text:p>0.046</text:p>
          </table:table-cell>
          <table:table-cell/>
          <table:table-cell table:style-name="Default" office:value-type="float" office:value="0.028497888240295" calcext:value-type="float">
            <text:p>0.028497888240295</text:p>
          </table:table-cell>
          <table:table-cell table:style-name="Default" office:value-type="float" office:value="0.0761259714825518" calcext:value-type="float">
            <text:p>0.076125971482552</text:p>
          </table:table-cell>
          <table:table-cell table:number-columns-repeated="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94341959153443" calcext:value-type="float">
            <text:p>0.009434195915344</text:p>
          </table:table-cell>
          <table:table-cell table:style-name="Default" office:value-type="float" office:value="0.0249689007956606" calcext:value-type="float">
            <text:p>0.024968900795661</text:p>
          </table:table-cell>
          <table:table-cell table:formula="of:=([.C131]-[.B131])" office:value-type="float" office:value="0.0155347048803163" calcext:value-type="float">
            <text:p>0.016</text:p>
          </table:table-cell>
          <table:table-cell/>
          <table:table-cell table:style-name="Default" office:value-type="float" office:value="0.00944836924005782" calcext:value-type="float">
            <text:p>0.009448369240058</text:p>
          </table:table-cell>
          <table:table-cell table:style-name="Default" office:value-type="float" office:value="0.0249548099577713" calcext:value-type="float">
            <text:p>0.024954809957771</text:p>
          </table:table-cell>
          <table:table-cell table:formula="of:=([.G131]-[.F131])" office:value-type="float" office:value="0.0155064407177135" calcext:value-type="float">
            <text:p>0.016</text:p>
          </table:table-cell>
          <table:table-cell/>
          <table:table-cell table:style-name="Default" office:value-type="float" office:value="0.00945253697692459" calcext:value-type="float">
            <text:p>0.009452536976925</text:p>
          </table:table-cell>
          <table:table-cell table:style-name="Default" office:value-type="float" office:value="0.024998284628106" calcext:value-type="float">
            <text:p>0.024998284628106</text:p>
          </table:table-cell>
          <table:table-cell table:formula="of:=([.K131]-[.J131])" office:value-type="float" office:value="0.0155457476511814" calcext:value-type="float">
            <text:p>0.016</text:p>
          </table:table-cell>
          <table:table-cell/>
          <table:table-cell table:style-name="Default" office:value-type="float" office:value="0.0094541220069248" calcext:value-type="float">
            <text:p>0.009454122006925</text:p>
          </table:table-cell>
          <table:table-cell table:style-name="Default" office:value-type="float" office:value="0.0250660168795036" calcext:value-type="float">
            <text:p>0.025066016879504</text:p>
          </table:table-cell>
          <table:table-cell table:number-columns-repeated="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753281308820443" calcext:value-type="float">
            <text:p>0.007532813088204</text:p>
          </table:table-cell>
          <table:table-cell table:style-name="Default" office:value-type="float" office:value="0.0200105675915968" calcext:value-type="float">
            <text:p>0.020010567591597</text:p>
          </table:table-cell>
          <table:table-cell table:formula="of:=([.C132]-[.B132])" office:value-type="float" office:value="0.0124777545033924" calcext:value-type="float">
            <text:p>0.012</text:p>
          </table:table-cell>
          <table:table-cell/>
          <table:table-cell table:style-name="Default" office:value-type="float" office:value="0.00755124085052177" calcext:value-type="float">
            <text:p>0.007551240850522</text:p>
          </table:table-cell>
          <table:table-cell table:style-name="Default" office:value-type="float" office:value="0.0199832289285973" calcext:value-type="float">
            <text:p>0.019983228928597</text:p>
          </table:table-cell>
          <table:table-cell table:formula="of:=([.G132]-[.F132])" office:value-type="float" office:value="0.0124319880780755" calcext:value-type="float">
            <text:p>0.012</text:p>
          </table:table-cell>
          <table:table-cell/>
          <table:table-cell table:style-name="Default" office:value-type="float" office:value="0.00756909580133108" calcext:value-type="float">
            <text:p>0.007569095801331</text:p>
          </table:table-cell>
          <table:table-cell table:style-name="Default" office:value-type="float" office:value="0.0200845431703063" calcext:value-type="float">
            <text:p>0.020084543170306</text:p>
          </table:table-cell>
          <table:table-cell table:formula="of:=([.K132]-[.J132])" office:value-type="float" office:value="0.0125154473689752" calcext:value-type="float">
            <text:p>0.013</text:p>
          </table:table-cell>
          <table:table-cell/>
          <table:table-cell table:style-name="Default" office:value-type="float" office:value="0.00757926318844088" calcext:value-type="float">
            <text:p>0.007579263188441</text:p>
          </table:table-cell>
          <table:table-cell table:style-name="Default" office:value-type="float" office:value="0.0201559034097047" calcext:value-type="float">
            <text:p>0.020155903409705</text:p>
          </table:table-cell>
          <table:table-cell table:number-columns-repeated="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0605374133178" calcext:value-type="float">
            <text:p>7.00605374133178</text:p>
          </table:table-cell>
          <table:table-cell table:style-name="Default" office:value-type="float" office:value="1598.76645764797" calcext:value-type="float">
            <text:p>1598.76645764797</text:p>
          </table:table-cell>
          <table:table-cell table:formula="of:=([.C133]-[.B133])" office:value-type="float" office:value="1591.76040390664" calcext:value-type="float">
            <text:p>1591.760</text:p>
          </table:table-cell>
          <table:table-cell/>
          <table:table-cell table:style-name="Default" office:value-type="float" office:value="1.06573872705715" calcext:value-type="float">
            <text:p>1.06573872705715</text:p>
          </table:table-cell>
          <table:table-cell table:style-name="Default" office:value-type="float" office:value="2.80904291504151" calcext:value-type="float">
            <text:p>2.80904291504151</text:p>
          </table:table-cell>
          <table:table-cell table:formula="of:=([.G133]-[.F133])" office:value-type="float" office:value="1.74330418798436" calcext:value-type="float">
            <text:p>1.743</text:p>
          </table:table-cell>
          <table:table-cell/>
          <table:table-cell table:style-name="Default" office:value-type="float" office:value="1.0661149256609" calcext:value-type="float">
            <text:p>1.0661149256609</text:p>
          </table:table-cell>
          <table:table-cell table:style-name="Default" office:value-type="float" office:value="11.5809799462005" calcext:value-type="float">
            <text:p>11.5809799462005</text:p>
          </table:table-cell>
          <table:table-cell table:formula="of:=([.K133]-[.J133])" office:value-type="float" office:value="10.5148650205396" calcext:value-type="float">
            <text:p>10.515</text:p>
          </table:table-cell>
          <table:table-cell/>
          <table:table-cell table:style-name="Default" office:value-type="float" office:value="1.13412864105829" calcext:value-type="float">
            <text:p>1.13412864105829</text:p>
          </table:table-cell>
          <table:table-cell table:style-name="Default" office:value-type="float" office:value="7.64254262558269" calcext:value-type="float">
            <text:p>7.64254262558269</text:p>
          </table:table-cell>
          <table:table-cell table:number-columns-repeated="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948905351545621" calcext:value-type="float">
            <text:p>0.094890535154562</text:p>
          </table:table-cell>
          <table:table-cell table:style-name="Default" office:value-type="float" office:value="0.256333102488537" calcext:value-type="float">
            <text:p>0.256333102488537</text:p>
          </table:table-cell>
          <table:table-cell table:formula="of:=([.C134]-[.B134])" office:value-type="float" office:value="0.161442567333975" calcext:value-type="float">
            <text:p>0.161</text:p>
          </table:table-cell>
          <table:table-cell/>
          <table:table-cell table:style-name="Default" office:value-type="float" office:value="0.0943132079357166" calcext:value-type="float">
            <text:p>0.094313207935717</text:p>
          </table:table-cell>
          <table:table-cell table:style-name="Default" office:value-type="float" office:value="0.234685920509034" calcext:value-type="float">
            <text:p>0.234685920509034</text:p>
          </table:table-cell>
          <table:table-cell table:formula="of:=([.G134]-[.F134])" office:value-type="float" office:value="0.140372712573317" calcext:value-type="float">
            <text:p>0.140</text:p>
          </table:table-cell>
          <table:table-cell/>
          <table:table-cell table:style-name="Default" office:value-type="float" office:value="0.0922466450359292" calcext:value-type="float">
            <text:p>0.092246645035929</text:p>
          </table:table-cell>
          <table:table-cell table:style-name="Default" office:value-type="float" office:value="0.240955544873456" calcext:value-type="float">
            <text:p>0.240955544873456</text:p>
          </table:table-cell>
          <table:table-cell table:formula="of:=([.K134]-[.J134])" office:value-type="float" office:value="0.148708899837527" calcext:value-type="float">
            <text:p>0.149</text:p>
          </table:table-cell>
          <table:table-cell/>
          <table:table-cell table:style-name="Default" office:value-type="float" office:value="0.0883037672995731" calcext:value-type="float">
            <text:p>0.088303767299573</text:p>
          </table:table-cell>
          <table:table-cell table:style-name="Default" office:value-type="float" office:value="0.236779211374135" calcext:value-type="float">
            <text:p>0.236779211374135</text:p>
          </table:table-cell>
          <table:table-cell table:number-columns-repeated="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18298288230103" calcext:value-type="float">
            <text:p>0.218298288230103</text:p>
          </table:table-cell>
          <table:table-cell table:style-name="Default" office:value-type="float" office:value="0.421372159258568" calcext:value-type="float">
            <text:p>0.421372159258568</text:p>
          </table:table-cell>
          <table:table-cell table:formula="of:=([.C135]-[.B135])" office:value-type="float" office:value="0.203073871028465" calcext:value-type="float">
            <text:p>0.203</text:p>
          </table:table-cell>
          <table:table-cell/>
          <table:table-cell table:style-name="Default" office:value-type="float" office:value="0.219418724461941" calcext:value-type="float">
            <text:p>0.219418724461941</text:p>
          </table:table-cell>
          <table:table-cell table:style-name="Default" office:value-type="float" office:value="0.582913114946761" calcext:value-type="float">
            <text:p>0.582913114946761</text:p>
          </table:table-cell>
          <table:table-cell table:formula="of:=([.G135]-[.F135])" office:value-type="float" office:value="0.36349439048482" calcext:value-type="float">
            <text:p>0.363</text:p>
          </table:table-cell>
          <table:table-cell/>
          <table:table-cell table:style-name="Default" office:value-type="float" office:value="0.219091753227239" calcext:value-type="float">
            <text:p>0.219091753227239</text:p>
          </table:table-cell>
          <table:table-cell table:style-name="Default" office:value-type="float" office:value="0.422588928216683" calcext:value-type="float">
            <text:p>0.422588928216683</text:p>
          </table:table-cell>
          <table:table-cell table:formula="of:=([.K135]-[.J135])" office:value-type="float" office:value="0.203497174989444" calcext:value-type="float">
            <text:p>0.203</text:p>
          </table:table-cell>
          <table:table-cell/>
          <table:table-cell table:style-name="Default" office:value-type="float" office:value="0.218760804253961" calcext:value-type="float">
            <text:p>0.218760804253961</text:p>
          </table:table-cell>
          <table:table-cell table:style-name="Default" office:value-type="float" office:value="0.42197532715373" calcext:value-type="float">
            <text:p>0.42197532715373</text:p>
          </table:table-cell>
          <table:table-cell table:number-columns-repeated="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84628781567614" calcext:value-type="float">
            <text:p>0.038462878156761</text:p>
          </table:table-cell>
          <table:table-cell table:style-name="Default" office:value-type="float" office:value="0.10048223318988" calcext:value-type="float">
            <text:p>0.10048223318988</text:p>
          </table:table-cell>
          <table:table-cell table:formula="of:=([.C136]-[.B136])" office:value-type="float" office:value="0.0620193550331186" calcext:value-type="float">
            <text:p>0.062</text:p>
          </table:table-cell>
          <table:table-cell/>
          <table:table-cell table:style-name="Default" office:value-type="float" office:value="0.0382968037821687" calcext:value-type="float">
            <text:p>0.038296803782169</text:p>
          </table:table-cell>
          <table:table-cell table:style-name="Default" office:value-type="float" office:value="0.1016302502237" calcext:value-type="float">
            <text:p>0.1016302502237</text:p>
          </table:table-cell>
          <table:table-cell table:formula="of:=([.G136]-[.F136])" office:value-type="float" office:value="0.0633334464415313" calcext:value-type="float">
            <text:p>0.063</text:p>
          </table:table-cell>
          <table:table-cell/>
          <table:table-cell table:style-name="Default" office:value-type="float" office:value="0.0386884545071694" calcext:value-type="float">
            <text:p>0.038688454507169</text:p>
          </table:table-cell>
          <table:table-cell table:style-name="Default" office:value-type="float" office:value="0.10157709850812" calcext:value-type="float">
            <text:p>0.10157709850812</text:p>
          </table:table-cell>
          <table:table-cell table:formula="of:=([.K136]-[.J136])" office:value-type="float" office:value="0.0628886440009506" calcext:value-type="float">
            <text:p>0.063</text:p>
          </table:table-cell>
          <table:table-cell/>
          <table:table-cell table:style-name="Default" office:value-type="float" office:value="0.0390795510883017" calcext:value-type="float">
            <text:p>0.039079551088302</text:p>
          </table:table-cell>
          <table:table-cell table:style-name="Default" office:value-type="float" office:value="0.103743368015081" calcext:value-type="float">
            <text:p>0.103743368015081</text:p>
          </table:table-cell>
          <table:table-cell table:number-columns-repeated="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73525827166655" calcext:value-type="float">
            <text:p>0.057352582716666</text:p>
          </table:table-cell>
          <table:table-cell table:style-name="Default" office:value-type="float" office:value="0.150216410605288" calcext:value-type="float">
            <text:p>0.150216410605288</text:p>
          </table:table-cell>
          <table:table-cell table:formula="of:=([.C137]-[.B137])" office:value-type="float" office:value="0.0928638278886225" calcext:value-type="float">
            <text:p>0.093</text:p>
          </table:table-cell>
          <table:table-cell/>
          <table:table-cell table:style-name="Default" office:value-type="float" office:value="0.0573229997910098" calcext:value-type="float">
            <text:p>0.05732299979101</text:p>
          </table:table-cell>
          <table:table-cell table:style-name="Default" office:value-type="float" office:value="0.152860209470895" calcext:value-type="float">
            <text:p>0.152860209470895</text:p>
          </table:table-cell>
          <table:table-cell table:formula="of:=([.G137]-[.F137])" office:value-type="float" office:value="0.0955372096798852" calcext:value-type="float">
            <text:p>0.096</text:p>
          </table:table-cell>
          <table:table-cell/>
          <table:table-cell table:style-name="Default" office:value-type="float" office:value="0.0574474778415708" calcext:value-type="float">
            <text:p>0.057447477841571</text:p>
          </table:table-cell>
          <table:table-cell table:style-name="Default" office:value-type="float" office:value="0.154411692410797" calcext:value-type="float">
            <text:p>0.154411692410797</text:p>
          </table:table-cell>
          <table:table-cell table:formula="of:=([.K137]-[.J137])" office:value-type="float" office:value="0.0969642145692262" calcext:value-type="float">
            <text:p>0.097</text:p>
          </table:table-cell>
          <table:table-cell/>
          <table:table-cell table:style-name="Default" office:value-type="float" office:value="0.0574976796420445" calcext:value-type="float">
            <text:p>0.057497679642045</text:p>
          </table:table-cell>
          <table:table-cell table:style-name="Default" office:value-type="float" office:value="0.151397969324765" calcext:value-type="float">
            <text:p>0.151397969324765</text:p>
          </table:table-cell>
          <table:table-cell table:number-columns-repeated="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91693221446277" calcext:value-type="float">
            <text:p>0.391693221446277</text:p>
          </table:table-cell>
          <table:table-cell table:style-name="Default" office:value-type="float" office:value="1.43981487649366" calcext:value-type="float">
            <text:p>1.43981487649366</text:p>
          </table:table-cell>
          <table:table-cell table:formula="of:=([.C138]-[.B138])" office:value-type="float" office:value="1.04812165504738" calcext:value-type="float">
            <text:p>1.048</text:p>
          </table:table-cell>
          <table:table-cell/>
          <table:table-cell table:style-name="Default" office:value-type="float" office:value="0.395356100092641" calcext:value-type="float">
            <text:p>0.395356100092641</text:p>
          </table:table-cell>
          <table:table-cell table:style-name="Default" office:value-type="float" office:value="1.05050468074647" calcext:value-type="float">
            <text:p>1.05050468074647</text:p>
          </table:table-cell>
          <table:table-cell table:formula="of:=([.G138]-[.F138])" office:value-type="float" office:value="0.655148580653829" calcext:value-type="float">
            <text:p>0.655</text:p>
          </table:table-cell>
          <table:table-cell/>
          <table:table-cell table:style-name="Default" office:value-type="float" office:value="0.390905769341501" calcext:value-type="float">
            <text:p>0.390905769341501</text:p>
          </table:table-cell>
          <table:table-cell table:style-name="Default" office:value-type="float" office:value="1.21724202001649" calcext:value-type="float">
            <text:p>1.21724202001649</text:p>
          </table:table-cell>
          <table:table-cell table:formula="of:=([.K138]-[.J138])" office:value-type="float" office:value="0.826336250674989" calcext:value-type="float">
            <text:p>0.826</text:p>
          </table:table-cell>
          <table:table-cell/>
          <table:table-cell table:style-name="Default" office:value-type="float" office:value="0.395292761674577" calcext:value-type="float">
            <text:p>0.395292761674577</text:p>
          </table:table-cell>
          <table:table-cell table:style-name="Default" office:value-type="float" office:value="1.17027602845447" calcext:value-type="float">
            <text:p>1.17027602845447</text:p>
          </table:table-cell>
          <table:table-cell table:number-columns-repeated="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01604541130542" calcext:value-type="float">
            <text:p>0.201604541130542</text:p>
          </table:table-cell>
          <table:table-cell table:style-name="Default" office:value-type="float" office:value="0.403275529831691" calcext:value-type="float">
            <text:p>0.403275529831691</text:p>
          </table:table-cell>
          <table:table-cell table:formula="of:=([.C139]-[.B139])" office:value-type="float" office:value="0.201670988701149" calcext:value-type="float">
            <text:p>0.202</text:p>
          </table:table-cell>
          <table:table-cell/>
          <table:table-cell table:style-name="Default" office:value-type="float" office:value="0.194753358012324" calcext:value-type="float">
            <text:p>0.194753358012324</text:p>
          </table:table-cell>
          <table:table-cell table:style-name="Default" office:value-type="float" office:value="0.51434041693131" calcext:value-type="float">
            <text:p>0.51434041693131</text:p>
          </table:table-cell>
          <table:table-cell table:formula="of:=([.G139]-[.F139])" office:value-type="float" office:value="0.319587058918986" calcext:value-type="float">
            <text:p>0.320</text:p>
          </table:table-cell>
          <table:table-cell/>
          <table:table-cell table:style-name="Default" office:value-type="float" office:value="0.194703940604934" calcext:value-type="float">
            <text:p>0.194703940604934</text:p>
          </table:table-cell>
          <table:table-cell table:style-name="Default" office:value-type="float" office:value="0.399310116376502" calcext:value-type="float">
            <text:p>0.399310116376502</text:p>
          </table:table-cell>
          <table:table-cell table:formula="of:=([.K139]-[.J139])" office:value-type="float" office:value="0.204606175771568" calcext:value-type="float">
            <text:p>0.205</text:p>
          </table:table-cell>
          <table:table-cell/>
          <table:table-cell table:style-name="Default" office:value-type="float" office:value="0.194599986549391" calcext:value-type="float">
            <text:p>0.194599986549391</text:p>
          </table:table-cell>
          <table:table-cell table:style-name="Default" office:value-type="float" office:value="0.398014136866169" calcext:value-type="float">
            <text:p>0.398014136866169</text:p>
          </table:table-cell>
          <table:table-cell table:number-columns-repeated="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8730920515619" calcext:value-type="float">
            <text:p>0.388730920515619</text:p>
          </table:table-cell>
          <table:table-cell table:style-name="Default" office:value-type="float" office:value="1.07355831342527" calcext:value-type="float">
            <text:p>1.07355831342527</text:p>
          </table:table-cell>
          <table:table-cell table:formula="of:=([.C140]-[.B140])" office:value-type="float" office:value="0.684827392909651" calcext:value-type="float">
            <text:p>0.685</text:p>
          </table:table-cell>
          <table:table-cell/>
          <table:table-cell table:style-name="Default" office:value-type="float" office:value="0.379155357434989" calcext:value-type="float">
            <text:p>0.379155357434989</text:p>
          </table:table-cell>
          <table:table-cell table:style-name="Default" office:value-type="float" office:value="1.00219006822904" calcext:value-type="float">
            <text:p>1.00219006822904</text:p>
          </table:table-cell>
          <table:table-cell table:formula="of:=([.G140]-[.F140])" office:value-type="float" office:value="0.623034710794051" calcext:value-type="float">
            <text:p>0.623</text:p>
          </table:table-cell>
          <table:table-cell/>
          <table:table-cell table:style-name="Default" office:value-type="float" office:value="0.37597369305607" calcext:value-type="float">
            <text:p>0.37597369305607</text:p>
          </table:table-cell>
          <table:table-cell table:style-name="Default" office:value-type="float" office:value="0.820790259955486" calcext:value-type="float">
            <text:p>0.820790259955486</text:p>
          </table:table-cell>
          <table:table-cell table:formula="of:=([.K140]-[.J140])" office:value-type="float" office:value="0.444816566899416" calcext:value-type="float">
            <text:p>0.445</text:p>
          </table:table-cell>
          <table:table-cell/>
          <table:table-cell table:style-name="Default" office:value-type="float" office:value="0.376039870662684" calcext:value-type="float">
            <text:p>0.376039870662684</text:p>
          </table:table-cell>
          <table:table-cell table:style-name="Default" office:value-type="float" office:value="0.868210763738663" calcext:value-type="float">
            <text:p>0.868210763738663</text:p>
          </table:table-cell>
          <table:table-cell table:number-columns-repeated="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41201164542345" calcext:value-type="float">
            <text:p>0.064120116454235</text:p>
          </table:table-cell>
          <table:table-cell table:style-name="Default" office:value-type="float" office:value="0.169081467993092" calcext:value-type="float">
            <text:p>0.169081467993092</text:p>
          </table:table-cell>
          <table:table-cell table:formula="of:=([.C141]-[.B141])" office:value-type="float" office:value="0.104961351538858" calcext:value-type="float">
            <text:p>0.105</text:p>
          </table:table-cell>
          <table:table-cell/>
          <table:table-cell table:style-name="Default" office:value-type="float" office:value="0.0645012431005314" calcext:value-type="float">
            <text:p>0.064501243100531</text:p>
          </table:table-cell>
          <table:table-cell table:style-name="Default" office:value-type="float" office:value="0.170318238846845" calcext:value-type="float">
            <text:p>0.170318238846845</text:p>
          </table:table-cell>
          <table:table-cell table:formula="of:=([.G141]-[.F141])" office:value-type="float" office:value="0.105816995746314" calcext:value-type="float">
            <text:p>0.106</text:p>
          </table:table-cell>
          <table:table-cell/>
          <table:table-cell table:style-name="Default" office:value-type="float" office:value="0.0644427294914114" calcext:value-type="float">
            <text:p>0.064442729491411</text:p>
          </table:table-cell>
          <table:table-cell table:style-name="Default" office:value-type="float" office:value="0.169229425044402" calcext:value-type="float">
            <text:p>0.169229425044402</text:p>
          </table:table-cell>
          <table:table-cell table:formula="of:=([.K141]-[.J141])" office:value-type="float" office:value="0.104786695552991" calcext:value-type="float">
            <text:p>0.105</text:p>
          </table:table-cell>
          <table:table-cell/>
          <table:table-cell table:style-name="Default" office:value-type="float" office:value="0.064615592535375" calcext:value-type="float">
            <text:p>0.064615592535375</text:p>
          </table:table-cell>
          <table:table-cell table:style-name="Default" office:value-type="float" office:value="0.169168329336749" calcext:value-type="float">
            <text:p>0.169168329336749</text:p>
          </table:table-cell>
          <table:table-cell table:number-columns-repeated="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09892694479657" calcext:value-type="float">
            <text:p>0.020989269447966</text:p>
          </table:table-cell>
          <table:table-cell table:style-name="Default" office:value-type="float" office:value="0.0552232101509198" calcext:value-type="float">
            <text:p>0.05522321015092</text:p>
          </table:table-cell>
          <table:table-cell table:formula="of:=([.C142]-[.B142])" office:value-type="float" office:value="0.0342339407029541" calcext:value-type="float">
            <text:p>0.034</text:p>
          </table:table-cell>
          <table:table-cell/>
          <table:table-cell table:style-name="Default" office:value-type="float" office:value="0.0209658461592446" calcext:value-type="float">
            <text:p>0.020965846159245</text:p>
          </table:table-cell>
          <table:table-cell table:style-name="Default" office:value-type="float" office:value="0.0554355243496926" calcext:value-type="float">
            <text:p>0.055435524349693</text:p>
          </table:table-cell>
          <table:table-cell table:formula="of:=([.G142]-[.F142])" office:value-type="float" office:value="0.034469678190448" calcext:value-type="float">
            <text:p>0.034</text:p>
          </table:table-cell>
          <table:table-cell/>
          <table:table-cell table:style-name="Default" office:value-type="float" office:value="0.021100286084852" calcext:value-type="float">
            <text:p>0.021100286084852</text:p>
          </table:table-cell>
          <table:table-cell table:style-name="Default" office:value-type="float" office:value="0.0551152582962952" calcext:value-type="float">
            <text:p>0.055115258296295</text:p>
          </table:table-cell>
          <table:table-cell table:formula="of:=([.K142]-[.J142])" office:value-type="float" office:value="0.0340149722114432" calcext:value-type="float">
            <text:p>0.034</text:p>
          </table:table-cell>
          <table:table-cell/>
          <table:table-cell table:style-name="Default" office:value-type="float" office:value="0.021045817558173" calcext:value-type="float">
            <text:p>0.021045817558173</text:p>
          </table:table-cell>
          <table:table-cell table:style-name="Default" office:value-type="float" office:value="0.0555582204302789" calcext:value-type="float">
            <text:p>0.055558220430279</text:p>
          </table:table-cell>
          <table:table-cell table:number-columns-repeated="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08363806304184" calcext:value-type="float">
            <text:p>0.060836380630418</text:p>
          </table:table-cell>
          <table:table-cell table:style-name="Default" office:value-type="float" office:value="0.153560871522733" calcext:value-type="float">
            <text:p>0.153560871522733</text:p>
          </table:table-cell>
          <table:table-cell table:formula="of:=([.C143]-[.B143])" office:value-type="float" office:value="0.0927244908923146" calcext:value-type="float">
            <text:p>0.093</text:p>
          </table:table-cell>
          <table:table-cell/>
          <table:table-cell table:style-name="Default" office:value-type="float" office:value="0.0606377634376223" calcext:value-type="float">
            <text:p>0.060637763437622</text:p>
          </table:table-cell>
          <table:table-cell table:style-name="Default" office:value-type="float" office:value="0.160521872458264" calcext:value-type="float">
            <text:p>0.160521872458264</text:p>
          </table:table-cell>
          <table:table-cell table:formula="of:=([.G143]-[.F143])" office:value-type="float" office:value="0.0998841090206417" calcext:value-type="float">
            <text:p>0.100</text:p>
          </table:table-cell>
          <table:table-cell/>
          <table:table-cell table:style-name="Default" office:value-type="float" office:value="0.0606206106486397" calcext:value-type="float">
            <text:p>0.06062061064864</text:p>
          </table:table-cell>
          <table:table-cell table:style-name="Default" office:value-type="float" office:value="0.151831408768633" calcext:value-type="float">
            <text:p>0.151831408768633</text:p>
          </table:table-cell>
          <table:table-cell table:formula="of:=([.K143]-[.J143])" office:value-type="float" office:value="0.0912107981199933" calcext:value-type="float">
            <text:p>0.091</text:p>
          </table:table-cell>
          <table:table-cell/>
          <table:table-cell table:style-name="Default" office:value-type="float" office:value="0.0606617347087088" calcext:value-type="float">
            <text:p>0.060661734708709</text:p>
          </table:table-cell>
          <table:table-cell table:style-name="Default" office:value-type="float" office:value="0.154980609020513" calcext:value-type="float">
            <text:p>0.154980609020513</text:p>
          </table:table-cell>
          <table:table-cell table:number-columns-repeated="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285108603713114" calcext:value-type="float">
            <text:p>0.028510860371311</text:p>
          </table:table-cell>
          <table:table-cell table:style-name="Default" office:value-type="float" office:value="0.073847184388662" calcext:value-type="float">
            <text:p>0.073847184388662</text:p>
          </table:table-cell>
          <table:table-cell table:formula="of:=([.C144]-[.B144])" office:value-type="float" office:value="0.0453363240173506" calcext:value-type="float">
            <text:p>0.045</text:p>
          </table:table-cell>
          <table:table-cell/>
          <table:table-cell table:style-name="Default" office:value-type="float" office:value="0.0282935232382777" calcext:value-type="float">
            <text:p>0.028293523238278</text:p>
          </table:table-cell>
          <table:table-cell table:style-name="Default" office:value-type="float" office:value="0.0739882881833357" calcext:value-type="float">
            <text:p>0.073988288183336</text:p>
          </table:table-cell>
          <table:table-cell table:formula="of:=([.G144]-[.F144])" office:value-type="float" office:value="0.045694764945058" calcext:value-type="float">
            <text:p>0.046</text:p>
          </table:table-cell>
          <table:table-cell/>
          <table:table-cell table:style-name="Default" office:value-type="float" office:value="0.0282664984653246" calcext:value-type="float">
            <text:p>0.028266498465325</text:p>
          </table:table-cell>
          <table:table-cell table:style-name="Default" office:value-type="float" office:value="0.0739092317258607" calcext:value-type="float">
            <text:p>0.073909231725861</text:p>
          </table:table-cell>
          <table:table-cell table:formula="of:=([.K144]-[.J144])" office:value-type="float" office:value="0.0456427332605361" calcext:value-type="float">
            <text:p>0.046</text:p>
          </table:table-cell>
          <table:table-cell/>
          <table:table-cell table:style-name="Default" office:value-type="float" office:value="0.0281666853156898" calcext:value-type="float">
            <text:p>0.02816668531569</text:p>
          </table:table-cell>
          <table:table-cell table:style-name="Default" office:value-type="float" office:value="0.0737326136956146" calcext:value-type="float">
            <text:p>0.073732613695615</text:p>
          </table:table-cell>
          <table:table-cell table:number-columns-repeated="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23488881162629" calcext:value-type="float">
            <text:p>0.022348888116263</text:p>
          </table:table-cell>
          <table:table-cell table:style-name="Default" office:value-type="float" office:value="0.0600098296761951" calcext:value-type="float">
            <text:p>0.060009829676195</text:p>
          </table:table-cell>
          <table:table-cell table:formula="of:=([.C145]-[.B145])" office:value-type="float" office:value="0.0376609415599322" calcext:value-type="float">
            <text:p>0.038</text:p>
          </table:table-cell>
          <table:table-cell/>
          <table:table-cell table:style-name="Default" office:value-type="float" office:value="0.0224141426547697" calcext:value-type="float">
            <text:p>0.02241414265477</text:p>
          </table:table-cell>
          <table:table-cell table:style-name="Default" office:value-type="float" office:value="0.0594079822829577" calcext:value-type="float">
            <text:p>0.059407982282958</text:p>
          </table:table-cell>
          <table:table-cell table:formula="of:=([.G145]-[.F145])" office:value-type="float" office:value="0.036993839628188" calcext:value-type="float">
            <text:p>0.037</text:p>
          </table:table-cell>
          <table:table-cell/>
          <table:table-cell table:style-name="Default" office:value-type="float" office:value="0.0224268104050075" calcext:value-type="float">
            <text:p>0.022426810405008</text:p>
          </table:table-cell>
          <table:table-cell table:style-name="Default" office:value-type="float" office:value="0.0603418826312573" calcext:value-type="float">
            <text:p>0.060341882631257</text:p>
          </table:table-cell>
          <table:table-cell table:formula="of:=([.K145]-[.J145])" office:value-type="float" office:value="0.0379150722262498" calcext:value-type="float">
            <text:p>0.038</text:p>
          </table:table-cell>
          <table:table-cell/>
          <table:table-cell table:style-name="Default" office:value-type="float" office:value="0.0223169154950018" calcext:value-type="float">
            <text:p>0.022316915495002</text:p>
          </table:table-cell>
          <table:table-cell table:style-name="Default" office:value-type="float" office:value="0.059923058062893" calcext:value-type="float">
            <text:p>0.059923058062893</text:p>
          </table:table-cell>
          <table:table-cell table:number-columns-repeated="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732.01761567051" calcext:value-type="float">
            <text:p>6732.01761567051</text:p>
          </table:table-cell>
          <table:table-cell table:style-name="Default" office:value-type="float" office:value="449275.539456071" calcext:value-type="float">
            <text:p>449275.539456071</text:p>
          </table:table-cell>
          <table:table-cell table:formula="of:=([.C146]-[.B146])" office:value-type="float" office:value="442543.5218404" calcext:value-type="float">
            <text:p>442543.522</text:p>
          </table:table-cell>
          <table:table-cell/>
          <table:table-cell table:style-name="Default" office:value-type="float" office:value="109.940078811305" calcext:value-type="float">
            <text:p>109.940078811305</text:p>
          </table:table-cell>
          <table:table-cell table:style-name="Default" office:value-type="float" office:value="2025.72820664859" calcext:value-type="float">
            <text:p>2025.72820664859</text:p>
          </table:table-cell>
          <table:table-cell table:formula="of:=([.G146]-[.F146])" office:value-type="float" office:value="1915.78812783729" calcext:value-type="float">
            <text:p>1915.788</text:p>
          </table:table-cell>
          <table:table-cell/>
          <table:table-cell table:style-name="Default" office:value-type="float" office:value="190.11629696387" calcext:value-type="float">
            <text:p>190.11629696387</text:p>
          </table:table-cell>
          <table:table-cell table:style-name="Default" office:value-type="float" office:value="2417.11014014924" calcext:value-type="float">
            <text:p>2417.11014014924</text:p>
          </table:table-cell>
          <table:table-cell table:formula="of:=([.K146]-[.J146])" office:value-type="float" office:value="2226.99384318537" calcext:value-type="float">
            <text:p>2226.994</text:p>
          </table:table-cell>
          <table:table-cell/>
          <table:table-cell table:style-name="Default" office:value-type="float" office:value="151.349170241626" calcext:value-type="float">
            <text:p>151.349170241626</text:p>
          </table:table-cell>
          <table:table-cell table:style-name="Default" office:value-type="float" office:value="1027.38067922386" calcext:value-type="float">
            <text:p>1027.38067922386</text:p>
          </table:table-cell>
          <table:table-cell table:number-columns-repeated="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0865736766554" calcext:value-type="float">
            <text:p>11.0865736766554</text:p>
          </table:table-cell>
          <table:table-cell table:style-name="Default" office:value-type="float" office:value="161.081923153702" calcext:value-type="float">
            <text:p>161.081923153702</text:p>
          </table:table-cell>
          <table:table-cell table:formula="of:=([.C147]-[.B147])" office:value-type="float" office:value="149.995349477047" calcext:value-type="float">
            <text:p>149.995</text:p>
          </table:table-cell>
          <table:table-cell/>
          <table:table-cell table:style-name="Default" office:value-type="float" office:value="13.1481150627943" calcext:value-type="float">
            <text:p>13.1481150627943</text:p>
          </table:table-cell>
          <table:table-cell table:style-name="Default" office:value-type="float" office:value="225.031556391741" calcext:value-type="float">
            <text:p>225.031556391741</text:p>
          </table:table-cell>
          <table:table-cell table:formula="of:=([.G147]-[.F147])" office:value-type="float" office:value="211.883441328947" calcext:value-type="float">
            <text:p>211.883</text:p>
          </table:table-cell>
          <table:table-cell/>
          <table:table-cell table:style-name="Default" office:value-type="float" office:value="40.8802108959643" calcext:value-type="float">
            <text:p>40.8802108959643</text:p>
          </table:table-cell>
          <table:table-cell table:style-name="Default" office:value-type="float" office:value="292.78090403381" calcext:value-type="float">
            <text:p>292.78090403381</text:p>
          </table:table-cell>
          <table:table-cell table:formula="of:=([.K147]-[.J147])" office:value-type="float" office:value="251.900693137846" calcext:value-type="float">
            <text:p>251.901</text:p>
          </table:table-cell>
          <table:table-cell/>
          <table:table-cell table:style-name="Default" office:value-type="float" office:value="10.8722816997376" calcext:value-type="float">
            <text:p>10.8722816997376</text:p>
          </table:table-cell>
          <table:table-cell table:style-name="Default" office:value-type="float" office:value="157.063762063825" calcext:value-type="float">
            <text:p>157.063762063825</text:p>
          </table:table-cell>
          <table:table-cell table:number-columns-repeated="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52625009122325" calcext:value-type="float">
            <text:p>8.52625009122325</text:p>
          </table:table-cell>
          <table:table-cell table:style-name="Default" office:value-type="float" office:value="69.8848277974648" calcext:value-type="float">
            <text:p>69.8848277974648</text:p>
          </table:table-cell>
          <table:table-cell table:formula="of:=([.C148]-[.B148])" office:value-type="float" office:value="61.3585777062415" calcext:value-type="float">
            <text:p>61.359</text:p>
          </table:table-cell>
          <table:table-cell/>
          <table:table-cell table:style-name="Default" office:value-type="float" office:value="22.4858245838099" calcext:value-type="float">
            <text:p>22.4858245838099</text:p>
          </table:table-cell>
          <table:table-cell table:style-name="Default" office:value-type="float" office:value="175.848168778124" calcext:value-type="float">
            <text:p>175.848168778124</text:p>
          </table:table-cell>
          <table:table-cell table:formula="of:=([.G148]-[.F148])" office:value-type="float" office:value="153.362344194314" calcext:value-type="float">
            <text:p>153.362</text:p>
          </table:table-cell>
          <table:table-cell/>
          <table:table-cell table:style-name="Default" office:value-type="float" office:value="13.1882999591444" calcext:value-type="float">
            <text:p>13.1882999591444</text:p>
          </table:table-cell>
          <table:table-cell table:style-name="Default" office:value-type="float" office:value="65.6462365062293" calcext:value-type="float">
            <text:p>65.6462365062293</text:p>
          </table:table-cell>
          <table:table-cell table:formula="of:=([.K148]-[.J148])" office:value-type="float" office:value="52.4579365470849" calcext:value-type="float">
            <text:p>52.458</text:p>
          </table:table-cell>
          <table:table-cell/>
          <table:table-cell table:style-name="Default" office:value-type="float" office:value="12.6552407602326" calcext:value-type="float">
            <text:p>12.6552407602326</text:p>
          </table:table-cell>
          <table:table-cell table:style-name="Default" office:value-type="float" office:value="81.7185407861544" calcext:value-type="float">
            <text:p>81.7185407861544</text:p>
          </table:table-cell>
          <table:table-cell table:number-columns-repeated="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93067337965254" calcext:value-type="float">
            <text:p>5.93067337965254</text:p>
          </table:table-cell>
          <table:table-cell table:style-name="Default" office:value-type="float" office:value="15.0353324668265" calcext:value-type="float">
            <text:p>15.0353324668265</text:p>
          </table:table-cell>
          <table:table-cell table:formula="of:=([.C149]-[.B149])" office:value-type="float" office:value="9.10465908717396" calcext:value-type="float">
            <text:p>9.105</text:p>
          </table:table-cell>
          <table:table-cell/>
          <table:table-cell table:style-name="Default" office:value-type="float" office:value="3.56803043423163" calcext:value-type="float">
            <text:p>3.56803043423163</text:p>
          </table:table-cell>
          <table:table-cell table:style-name="Default" office:value-type="float" office:value="23.6468157417042" calcext:value-type="float">
            <text:p>23.6468157417042</text:p>
          </table:table-cell>
          <table:table-cell table:formula="of:=([.G149]-[.F149])" office:value-type="float" office:value="20.0787853074726" calcext:value-type="float">
            <text:p>20.079</text:p>
          </table:table-cell>
          <table:table-cell/>
          <table:table-cell table:style-name="Default" office:value-type="float" office:value="4.65075995904059" calcext:value-type="float">
            <text:p>4.65075995904059</text:p>
          </table:table-cell>
          <table:table-cell table:style-name="Default" office:value-type="float" office:value="16.5479546621701" calcext:value-type="float">
            <text:p>16.5479546621701</text:p>
          </table:table-cell>
          <table:table-cell table:formula="of:=([.K149]-[.J149])" office:value-type="float" office:value="11.8971947031295" calcext:value-type="float">
            <text:p>11.897</text:p>
          </table:table-cell>
          <table:table-cell/>
          <table:table-cell table:style-name="Default" office:value-type="float" office:value="3.4409190134342" calcext:value-type="float">
            <text:p>3.4409190134342</text:p>
          </table:table-cell>
          <table:table-cell table:style-name="Default" office:value-type="float" office:value="14.9255798030762" calcext:value-type="float">
            <text:p>14.9255798030762</text:p>
          </table:table-cell>
          <table:table-cell table:number-columns-repeated="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86571810232623" calcext:value-type="float">
            <text:p>3.86571810232623</text:p>
          </table:table-cell>
          <table:table-cell table:style-name="Default" office:value-type="float" office:value="12.0274526022939" calcext:value-type="float">
            <text:p>12.0274526022939</text:p>
          </table:table-cell>
          <table:table-cell table:formula="of:=([.C150]-[.B150])" office:value-type="float" office:value="8.16173449996767" calcext:value-type="float">
            <text:p>8.162</text:p>
          </table:table-cell>
          <table:table-cell/>
          <table:table-cell table:style-name="Default" office:value-type="float" office:value="3.07721232343431" calcext:value-type="float">
            <text:p>3.07721232343431</text:p>
          </table:table-cell>
          <table:table-cell table:style-name="Default" office:value-type="float" office:value="25.4488643298102" calcext:value-type="float">
            <text:p>25.4488643298102</text:p>
          </table:table-cell>
          <table:table-cell table:formula="of:=([.G150]-[.F150])" office:value-type="float" office:value="22.3716520063759" calcext:value-type="float">
            <text:p>22.372</text:p>
          </table:table-cell>
          <table:table-cell/>
          <table:table-cell table:style-name="Default" office:value-type="float" office:value="4.19651387128229" calcext:value-type="float">
            <text:p>4.19651387128229</text:p>
          </table:table-cell>
          <table:table-cell table:style-name="Default" office:value-type="float" office:value="22.3299268850378" calcext:value-type="float">
            <text:p>22.3299268850378</text:p>
          </table:table-cell>
          <table:table-cell table:formula="of:=([.K150]-[.J150])" office:value-type="float" office:value="18.1334130137555" calcext:value-type="float">
            <text:p>18.133</text:p>
          </table:table-cell>
          <table:table-cell/>
          <table:table-cell table:style-name="Default" office:value-type="float" office:value="3.75875570702129" calcext:value-type="float">
            <text:p>3.75875570702129</text:p>
          </table:table-cell>
          <table:table-cell table:style-name="Default" office:value-type="float" office:value="23.1521252573398" calcext:value-type="float">
            <text:p>23.1521252573398</text:p>
          </table:table-cell>
          <table:table-cell table:number-columns-repeated="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0318575298828" calcext:value-type="float">
            <text:p>6.70318575298828</text:p>
          </table:table-cell>
          <table:table-cell table:style-name="Default" office:value-type="float" office:value="648.060587236101" calcext:value-type="float">
            <text:p>648.060587236101</text:p>
          </table:table-cell>
          <table:table-cell table:formula="of:=([.C151]-[.B151])" office:value-type="float" office:value="641.357401483113" calcext:value-type="float">
            <text:p>641.357</text:p>
          </table:table-cell>
          <table:table-cell/>
          <table:table-cell table:style-name="Default" office:value-type="float" office:value="38.2156753146925" calcext:value-type="float">
            <text:p>38.2156753146925</text:p>
          </table:table-cell>
          <table:table-cell table:style-name="Default" office:value-type="float" office:value="735.422552070309" calcext:value-type="float">
            <text:p>735.422552070309</text:p>
          </table:table-cell>
          <table:table-cell table:formula="of:=([.G151]-[.F151])" office:value-type="float" office:value="697.206876755617" calcext:value-type="float">
            <text:p>697.207</text:p>
          </table:table-cell>
          <table:table-cell/>
          <table:table-cell table:style-name="Default" office:value-type="float" office:value="23.3122813772058" calcext:value-type="float">
            <text:p>23.3122813772058</text:p>
          </table:table-cell>
          <table:table-cell table:style-name="Default" office:value-type="float" office:value="578.813086513918" calcext:value-type="float">
            <text:p>578.813086513918</text:p>
          </table:table-cell>
          <table:table-cell table:formula="of:=([.K151]-[.J151])" office:value-type="float" office:value="555.500805136712" calcext:value-type="float">
            <text:p>555.501</text:p>
          </table:table-cell>
          <table:table-cell/>
          <table:table-cell table:style-name="Default" office:value-type="float" office:value="24.2579126431472" calcext:value-type="float">
            <text:p>24.2579126431472</text:p>
          </table:table-cell>
          <table:table-cell table:style-name="Default" office:value-type="float" office:value="1048.39699126223" calcext:value-type="float">
            <text:p>1048.39699126223</text:p>
          </table:table-cell>
          <table:table-cell table:number-columns-repeated="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9663913494055" calcext:value-type="float">
            <text:p>13.9663913494055</text:p>
          </table:table-cell>
          <table:table-cell table:style-name="Default" office:value-type="float" office:value="69.8342783099263" calcext:value-type="float">
            <text:p>69.8342783099263</text:p>
          </table:table-cell>
          <table:table-cell table:formula="of:=([.C152]-[.B152])" office:value-type="float" office:value="55.8678869605208" calcext:value-type="float">
            <text:p>55.868</text:p>
          </table:table-cell>
          <table:table-cell/>
          <table:table-cell table:style-name="Default" office:value-type="float" office:value="24.4231219107716" calcext:value-type="float">
            <text:p>24.4231219107716</text:p>
          </table:table-cell>
          <table:table-cell table:style-name="Default" office:value-type="float" office:value="201.473517883601" calcext:value-type="float">
            <text:p>201.473517883601</text:p>
          </table:table-cell>
          <table:table-cell table:formula="of:=([.G152]-[.F152])" office:value-type="float" office:value="177.050395972829" calcext:value-type="float">
            <text:p>177.050</text:p>
          </table:table-cell>
          <table:table-cell/>
          <table:table-cell table:style-name="Default" office:value-type="float" office:value="4.896105728825" calcext:value-type="float">
            <text:p>4.896105728825</text:p>
          </table:table-cell>
          <table:table-cell table:style-name="Default" office:value-type="float" office:value="24.9574465991631" calcext:value-type="float">
            <text:p>24.9574465991631</text:p>
          </table:table-cell>
          <table:table-cell table:formula="of:=([.K152]-[.J152])" office:value-type="float" office:value="20.0613408703381" calcext:value-type="float">
            <text:p>20.061</text:p>
          </table:table-cell>
          <table:table-cell/>
          <table:table-cell table:style-name="Default" office:value-type="float" office:value="10.6299277265521" calcext:value-type="float">
            <text:p>10.6299277265521</text:p>
          </table:table-cell>
          <table:table-cell table:style-name="Default" office:value-type="float" office:value="64.5009171223795" calcext:value-type="float">
            <text:p>64.5009171223795</text:p>
          </table:table-cell>
          <table:table-cell table:number-columns-repeated="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1267276657771" calcext:value-type="float">
            <text:p>13.1267276657771</text:p>
          </table:table-cell>
          <table:table-cell table:style-name="Default" office:value-type="float" office:value="831.573484497377" calcext:value-type="float">
            <text:p>831.573484497377</text:p>
          </table:table-cell>
          <table:table-cell table:formula="of:=([.C153]-[.B153])" office:value-type="float" office:value="818.4467568316" calcext:value-type="float">
            <text:p>818.447</text:p>
          </table:table-cell>
          <table:table-cell/>
          <table:table-cell table:style-name="Default" office:value-type="float" office:value="15.9954370195047" calcext:value-type="float">
            <text:p>15.9954370195047</text:p>
          </table:table-cell>
          <table:table-cell table:style-name="Default" office:value-type="float" office:value="113.674566701828" calcext:value-type="float">
            <text:p>113.674566701828</text:p>
          </table:table-cell>
          <table:table-cell table:formula="of:=([.G153]-[.F153])" office:value-type="float" office:value="97.6791296823233" calcext:value-type="float">
            <text:p>97.679</text:p>
          </table:table-cell>
          <table:table-cell/>
          <table:table-cell table:style-name="Default" office:value-type="float" office:value="17.3387928615257" calcext:value-type="float">
            <text:p>17.3387928615257</text:p>
          </table:table-cell>
          <table:table-cell table:style-name="Default" office:value-type="float" office:value="175.628044577708" calcext:value-type="float">
            <text:p>175.628044577708</text:p>
          </table:table-cell>
          <table:table-cell table:formula="of:=([.K153]-[.J153])" office:value-type="float" office:value="158.289251716182" calcext:value-type="float">
            <text:p>158.289</text:p>
          </table:table-cell>
          <table:table-cell/>
          <table:table-cell table:style-name="Default" office:value-type="float" office:value="20.4238995222446" calcext:value-type="float">
            <text:p>20.4238995222446</text:p>
          </table:table-cell>
          <table:table-cell table:style-name="Default" office:value-type="float" office:value="145.063623008629" calcext:value-type="float">
            <text:p>145.063623008629</text:p>
          </table:table-cell>
          <table:table-cell table:number-columns-repeated="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19511089375972" calcext:value-type="float">
            <text:p>2.19511089375972</text:p>
          </table:table-cell>
          <table:table-cell table:style-name="Default" office:value-type="float" office:value="5.37033022264036" calcext:value-type="float">
            <text:p>5.37033022264036</text:p>
          </table:table-cell>
          <table:table-cell table:formula="of:=([.C154]-[.B154])" office:value-type="float" office:value="3.17521932888064" calcext:value-type="float">
            <text:p>3.175</text:p>
          </table:table-cell>
          <table:table-cell/>
          <table:table-cell table:style-name="Default" office:value-type="float" office:value="3.65851037602001" calcext:value-type="float">
            <text:p>3.65851037602001</text:p>
          </table:table-cell>
          <table:table-cell table:style-name="Default" office:value-type="float" office:value="23.2140595688488" calcext:value-type="float">
            <text:p>23.2140595688488</text:p>
          </table:table-cell>
          <table:table-cell table:formula="of:=([.G154]-[.F154])" office:value-type="float" office:value="19.5555491928288" calcext:value-type="float">
            <text:p>19.556</text:p>
          </table:table-cell>
          <table:table-cell/>
          <table:table-cell table:style-name="Default" office:value-type="float" office:value="2.77349495377434" calcext:value-type="float">
            <text:p>2.77349495377434</text:p>
          </table:table-cell>
          <table:table-cell table:style-name="Default" office:value-type="float" office:value="8.20539444756384" calcext:value-type="float">
            <text:p>8.20539444756384</text:p>
          </table:table-cell>
          <table:table-cell table:formula="of:=([.K154]-[.J154])" office:value-type="float" office:value="5.4318994937895" calcext:value-type="float">
            <text:p>5.432</text:p>
          </table:table-cell>
          <table:table-cell/>
          <table:table-cell table:style-name="Default" office:value-type="float" office:value="5.46737751157766" calcext:value-type="float">
            <text:p>5.46737751157766</text:p>
          </table:table-cell>
          <table:table-cell table:style-name="Default" office:value-type="float" office:value="15.5723339884901" calcext:value-type="float">
            <text:p>15.5723339884901</text:p>
          </table:table-cell>
          <table:table-cell table:number-columns-repeated="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8070215837427" calcext:value-type="float">
            <text:p>1.08070215837427</text:p>
          </table:table-cell>
          <table:table-cell table:style-name="Default" office:value-type="float" office:value="3.44211841433513" calcext:value-type="float">
            <text:p>3.44211841433513</text:p>
          </table:table-cell>
          <table:table-cell table:formula="of:=([.C155]-[.B155])" office:value-type="float" office:value="2.36141625596086" calcext:value-type="float">
            <text:p>2.361</text:p>
          </table:table-cell>
          <table:table-cell/>
          <table:table-cell table:style-name="Default" office:value-type="float" office:value="1.05418797904526" calcext:value-type="float">
            <text:p>1.05418797904526</text:p>
          </table:table-cell>
          <table:table-cell table:style-name="Default" office:value-type="float" office:value="7.99121601079979" calcext:value-type="float">
            <text:p>7.99121601079979</text:p>
          </table:table-cell>
          <table:table-cell table:formula="of:=([.G155]-[.F155])" office:value-type="float" office:value="6.93702803175453" calcext:value-type="float">
            <text:p>6.937</text:p>
          </table:table-cell>
          <table:table-cell/>
          <table:table-cell table:style-name="Default" office:value-type="float" office:value="1.10678676176057" calcext:value-type="float">
            <text:p>1.10678676176057</text:p>
          </table:table-cell>
          <table:table-cell table:style-name="Default" office:value-type="float" office:value="3.21147341635955" calcext:value-type="float">
            <text:p>3.21147341635955</text:p>
          </table:table-cell>
          <table:table-cell table:formula="of:=([.K155]-[.J155])" office:value-type="float" office:value="2.10468665459898" calcext:value-type="float">
            <text:p>2.105</text:p>
          </table:table-cell>
          <table:table-cell/>
          <table:table-cell table:style-name="Default" office:value-type="float" office:value="1.06729389220974" calcext:value-type="float">
            <text:p>1.06729389220974</text:p>
          </table:table-cell>
          <table:table-cell table:style-name="Default" office:value-type="float" office:value="3.5544980777127" calcext:value-type="float">
            <text:p>3.5544980777127</text:p>
          </table:table-cell>
          <table:table-cell table:number-columns-repeated="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8725656246" calcext:value-type="float">
            <text:p>1.58725656246</text:p>
          </table:table-cell>
          <table:table-cell table:style-name="Default" office:value-type="float" office:value="4.44426331438805" calcext:value-type="float">
            <text:p>4.44426331438805</text:p>
          </table:table-cell>
          <table:table-cell table:formula="of:=([.C156]-[.B156])" office:value-type="float" office:value="2.85700675192805" calcext:value-type="float">
            <text:p>2.857</text:p>
          </table:table-cell>
          <table:table-cell/>
          <table:table-cell table:style-name="Default" office:value-type="float" office:value="1.57746742662897" calcext:value-type="float">
            <text:p>1.57746742662897</text:p>
          </table:table-cell>
          <table:table-cell table:style-name="Default" office:value-type="float" office:value="9.41635955677342" calcext:value-type="float">
            <text:p>9.41635955677342</text:p>
          </table:table-cell>
          <table:table-cell table:formula="of:=([.G156]-[.F156])" office:value-type="float" office:value="7.83889213014445" calcext:value-type="float">
            <text:p>7.839</text:p>
          </table:table-cell>
          <table:table-cell/>
          <table:table-cell table:style-name="Default" office:value-type="float" office:value="1.66001947635293" calcext:value-type="float">
            <text:p>1.66001947635293</text:p>
          </table:table-cell>
          <table:table-cell table:style-name="Default" office:value-type="float" office:value="5.71919003148772" calcext:value-type="float">
            <text:p>5.71919003148772</text:p>
          </table:table-cell>
          <table:table-cell table:formula="of:=([.K156]-[.J156])" office:value-type="float" office:value="4.05917055513479" calcext:value-type="float">
            <text:p>4.059</text:p>
          </table:table-cell>
          <table:table-cell/>
          <table:table-cell table:style-name="Default" office:value-type="float" office:value="1.97623188231469" calcext:value-type="float">
            <text:p>1.97623188231469</text:p>
          </table:table-cell>
          <table:table-cell table:style-name="Default" office:value-type="float" office:value="16.50759309241" calcext:value-type="float">
            <text:p>16.50759309241</text:p>
          </table:table-cell>
          <table:table-cell table:number-columns-repeated="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07113527393374" calcext:value-type="float">
            <text:p>1.07113527393374</text:p>
          </table:table-cell>
          <table:table-cell table:style-name="Default" office:value-type="float" office:value="5.53944020346595" calcext:value-type="float">
            <text:p>5.53944020346595</text:p>
          </table:table-cell>
          <table:table-cell table:formula="of:=([.C157]-[.B157])" office:value-type="float" office:value="4.46830492953221" calcext:value-type="float">
            <text:p>4.468</text:p>
          </table:table-cell>
          <table:table-cell/>
          <table:table-cell table:style-name="Default" office:value-type="float" office:value="1.09400485218241" calcext:value-type="float">
            <text:p>1.09400485218241</text:p>
          </table:table-cell>
          <table:table-cell table:style-name="Default" office:value-type="float" office:value="25.8106963907067" calcext:value-type="float">
            <text:p>25.8106963907067</text:p>
          </table:table-cell>
          <table:table-cell table:formula="of:=([.G157]-[.F157])" office:value-type="float" office:value="24.7166915385243" calcext:value-type="float">
            <text:p>24.717</text:p>
          </table:table-cell>
          <table:table-cell/>
          <table:table-cell table:style-name="Default" office:value-type="float" office:value="1.11492898379741" calcext:value-type="float">
            <text:p>1.11492898379741</text:p>
          </table:table-cell>
          <table:table-cell table:style-name="Default" office:value-type="float" office:value="4.50331780973377" calcext:value-type="float">
            <text:p>4.50331780973377</text:p>
          </table:table-cell>
          <table:table-cell table:formula="of:=([.K157]-[.J157])" office:value-type="float" office:value="3.38838882593636" calcext:value-type="float">
            <text:p>3.388</text:p>
          </table:table-cell>
          <table:table-cell/>
          <table:table-cell table:style-name="Default" office:value-type="float" office:value="1.12944838693852" calcext:value-type="float">
            <text:p>1.12944838693852</text:p>
          </table:table-cell>
          <table:table-cell table:style-name="Default" office:value-type="float" office:value="9.42158315158388" calcext:value-type="float">
            <text:p>9.42158315158388</text:p>
          </table:table-cell>
          <table:table-cell table:number-columns-repeated="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50433484605866" calcext:value-type="float">
            <text:p>0.750433484605866</text:p>
          </table:table-cell>
          <table:table-cell table:style-name="Default" office:value-type="float" office:value="2.82849898610888" calcext:value-type="float">
            <text:p>2.82849898610888</text:p>
          </table:table-cell>
          <table:table-cell table:formula="of:=([.C158]-[.B158])" office:value-type="float" office:value="2.07806550150301" calcext:value-type="float">
            <text:p>2.078</text:p>
          </table:table-cell>
          <table:table-cell/>
          <table:table-cell table:style-name="Default" office:value-type="float" office:value="0.751639642556492" calcext:value-type="float">
            <text:p>0.751639642556492</text:p>
          </table:table-cell>
          <table:table-cell table:style-name="Default" office:value-type="float" office:value="5.57260680612512" calcext:value-type="float">
            <text:p>5.57260680612512</text:p>
          </table:table-cell>
          <table:table-cell table:formula="of:=([.G158]-[.F158])" office:value-type="float" office:value="4.82096716356863" calcext:value-type="float">
            <text:p>4.821</text:p>
          </table:table-cell>
          <table:table-cell/>
          <table:table-cell table:style-name="Default" office:value-type="float" office:value="0.75186711270087" calcext:value-type="float">
            <text:p>0.75186711270087</text:p>
          </table:table-cell>
          <table:table-cell table:style-name="Default" office:value-type="float" office:value="7.12933222291358" calcext:value-type="float">
            <text:p>7.12933222291358</text:p>
          </table:table-cell>
          <table:table-cell table:formula="of:=([.K158]-[.J158])" office:value-type="float" office:value="6.37746511021271" calcext:value-type="float">
            <text:p>6.377</text:p>
          </table:table-cell>
          <table:table-cell/>
          <table:table-cell table:style-name="Default" office:value-type="float" office:value="0.77336148974232" calcext:value-type="float">
            <text:p>0.77336148974232</text:p>
          </table:table-cell>
          <table:table-cell table:style-name="Default" office:value-type="float" office:value="4.02067888465961" calcext:value-type="float">
            <text:p>4.02067888465961</text:p>
          </table:table-cell>
          <table:table-cell table:number-columns-repeated="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8.468033496398" calcext:value-type="float">
            <text:p>188.468033496398</text:p>
          </table:table-cell>
          <table:table-cell table:style-name="Default" office:value-type="float" office:value="1007.62193714659" calcext:value-type="float">
            <text:p>1007.62193714659</text:p>
          </table:table-cell>
          <table:table-cell table:formula="of:=([.C159]-[.B159])" office:value-type="float" office:value="819.153903650192" calcext:value-type="float">
            <text:p>819.154</text:p>
          </table:table-cell>
          <table:table-cell/>
          <table:table-cell table:style-name="Default" office:value-type="float" office:value="2.11218439419521" calcext:value-type="float">
            <text:p>2.11218439419521</text:p>
          </table:table-cell>
          <table:table-cell table:style-name="Default" office:value-type="float" office:value="5.56980382986824" calcext:value-type="float">
            <text:p>5.56980382986824</text:p>
          </table:table-cell>
          <table:table-cell table:formula="of:=([.G159]-[.F159])" office:value-type="float" office:value="3.45761943567303" calcext:value-type="float">
            <text:p>3.458</text:p>
          </table:table-cell>
          <table:table-cell/>
          <table:table-cell table:style-name="Default" office:value-type="float" office:value="2.86602891168803" calcext:value-type="float">
            <text:p>2.86602891168803</text:p>
          </table:table-cell>
          <table:table-cell table:style-name="Default" office:value-type="float" office:value="5.59460033693189" calcext:value-type="float">
            <text:p>5.59460033693189</text:p>
          </table:table-cell>
          <table:table-cell table:formula="of:=([.K159]-[.J159])" office:value-type="float" office:value="2.72857142524386" calcext:value-type="float">
            <text:p>2.729</text:p>
          </table:table-cell>
          <table:table-cell/>
          <table:table-cell table:style-name="Default" office:value-type="float" office:value="2.82760208616835" calcext:value-type="float">
            <text:p>2.82760208616835</text:p>
          </table:table-cell>
          <table:table-cell table:style-name="Default" office:value-type="float" office:value="5.34759587522724" calcext:value-type="float">
            <text:p>5.34759587522724</text:p>
          </table:table-cell>
          <table:table-cell table:number-columns-repeated="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26669891814405" calcext:value-type="float">
            <text:p>0.052666989181441</text:p>
          </table:table-cell>
          <table:table-cell table:style-name="Default" office:value-type="float" office:value="0.142739726412133" calcext:value-type="float">
            <text:p>0.142739726412133</text:p>
          </table:table-cell>
          <table:table-cell table:formula="of:=([.C160]-[.B160])" office:value-type="float" office:value="0.0900727372306925" calcext:value-type="float">
            <text:p>0.090</text:p>
          </table:table-cell>
          <table:table-cell/>
          <table:table-cell table:style-name="Default" office:value-type="float" office:value="0.0523543266304934" calcext:value-type="float">
            <text:p>0.052354326630493</text:p>
          </table:table-cell>
          <table:table-cell table:style-name="Default" office:value-type="float" office:value="0.136192466337025" calcext:value-type="float">
            <text:p>0.136192466337025</text:p>
          </table:table-cell>
          <table:table-cell table:formula="of:=([.G160]-[.F160])" office:value-type="float" office:value="0.0838381397065316" calcext:value-type="float">
            <text:p>0.084</text:p>
          </table:table-cell>
          <table:table-cell/>
          <table:table-cell table:style-name="Default" office:value-type="float" office:value="0.0529152051267806" calcext:value-type="float">
            <text:p>0.052915205126781</text:p>
          </table:table-cell>
          <table:table-cell table:style-name="Default" office:value-type="float" office:value="0.14109159444682" calcext:value-type="float">
            <text:p>0.14109159444682</text:p>
          </table:table-cell>
          <table:table-cell table:formula="of:=([.K160]-[.J160])" office:value-type="float" office:value="0.0881763893200394" calcext:value-type="float">
            <text:p>0.088</text:p>
          </table:table-cell>
          <table:table-cell/>
          <table:table-cell table:style-name="Default" office:value-type="float" office:value="0.0523593991424073" calcext:value-type="float">
            <text:p>0.052359399142407</text:p>
          </table:table-cell>
          <table:table-cell table:style-name="Default" office:value-type="float" office:value="0.144831972349099" calcext:value-type="float">
            <text:p>0.144831972349099</text:p>
          </table:table-cell>
          <table:table-cell table:number-columns-repeated="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9224531827741" calcext:value-type="float">
            <text:p>0.159224531827741</text:p>
          </table:table-cell>
          <table:table-cell table:style-name="Default" office:value-type="float" office:value="0.332323274306865" calcext:value-type="float">
            <text:p>0.332323274306865</text:p>
          </table:table-cell>
          <table:table-cell table:formula="of:=([.C161]-[.B161])" office:value-type="float" office:value="0.173098742479124" calcext:value-type="float">
            <text:p>0.173</text:p>
          </table:table-cell>
          <table:table-cell/>
          <table:table-cell table:style-name="Default" office:value-type="float" office:value="0.154345543303675" calcext:value-type="float">
            <text:p>0.154345543303675</text:p>
          </table:table-cell>
          <table:table-cell table:style-name="Default" office:value-type="float" office:value="0.409850321474081" calcext:value-type="float">
            <text:p>0.409850321474081</text:p>
          </table:table-cell>
          <table:table-cell table:formula="of:=([.G161]-[.F161])" office:value-type="float" office:value="0.255504778170406" calcext:value-type="float">
            <text:p>0.256</text:p>
          </table:table-cell>
          <table:table-cell/>
          <table:table-cell table:style-name="Default" office:value-type="float" office:value="0.155348548040804" calcext:value-type="float">
            <text:p>0.155348548040804</text:p>
          </table:table-cell>
          <table:table-cell table:style-name="Default" office:value-type="float" office:value="0.312346455509831" calcext:value-type="float">
            <text:p>0.312346455509831</text:p>
          </table:table-cell>
          <table:table-cell table:formula="of:=([.K161]-[.J161])" office:value-type="float" office:value="0.156997907469027" calcext:value-type="float">
            <text:p>0.157</text:p>
          </table:table-cell>
          <table:table-cell/>
          <table:table-cell table:style-name="Default" office:value-type="float" office:value="0.154736588276679" calcext:value-type="float">
            <text:p>0.154736588276679</text:p>
          </table:table-cell>
          <table:table-cell table:style-name="Default" office:value-type="float" office:value="0.309773328154424" calcext:value-type="float">
            <text:p>0.309773328154424</text:p>
          </table:table-cell>
          <table:table-cell table:number-columns-repeated="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22187095728693" calcext:value-type="float">
            <text:p>0.022218709572869</text:p>
          </table:table-cell>
          <table:table-cell table:style-name="Default" office:value-type="float" office:value="0.0592775218924376" calcext:value-type="float">
            <text:p>0.059277521892438</text:p>
          </table:table-cell>
          <table:table-cell table:formula="of:=([.C162]-[.B162])" office:value-type="float" office:value="0.0370588123195683" calcext:value-type="float">
            <text:p>0.037</text:p>
          </table:table-cell>
          <table:table-cell/>
          <table:table-cell table:style-name="Default" office:value-type="float" office:value="0.0222400039160962" calcext:value-type="float">
            <text:p>0.022240003916096</text:p>
          </table:table-cell>
          <table:table-cell table:style-name="Default" office:value-type="float" office:value="0.0588332451115735" calcext:value-type="float">
            <text:p>0.058833245111574</text:p>
          </table:table-cell>
          <table:table-cell table:formula="of:=([.G162]-[.F162])" office:value-type="float" office:value="0.0365932411954773" calcext:value-type="float">
            <text:p>0.037</text:p>
          </table:table-cell>
          <table:table-cell/>
          <table:table-cell table:style-name="Default" office:value-type="float" office:value="0.02229663444142" calcext:value-type="float">
            <text:p>0.02229663444142</text:p>
          </table:table-cell>
          <table:table-cell table:style-name="Default" office:value-type="float" office:value="0.0594555098983472" calcext:value-type="float">
            <text:p>0.059455509898347</text:p>
          </table:table-cell>
          <table:table-cell table:formula="of:=([.K162]-[.J162])" office:value-type="float" office:value="0.0371588754569272" calcext:value-type="float">
            <text:p>0.037</text:p>
          </table:table-cell>
          <table:table-cell/>
          <table:table-cell table:style-name="Default" office:value-type="float" office:value="0.0222296423571889" calcext:value-type="float">
            <text:p>0.022229642357189</text:p>
          </table:table-cell>
          <table:table-cell table:style-name="Default" office:value-type="float" office:value="0.0594229246067054" calcext:value-type="float">
            <text:p>0.059422924606705</text:p>
          </table:table-cell>
          <table:table-cell table:number-columns-repeated="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10838893145353" calcext:value-type="float">
            <text:p>0.041083889314535</text:p>
          </table:table-cell>
          <table:table-cell table:style-name="Default" office:value-type="float" office:value="0.115120910965225" calcext:value-type="float">
            <text:p>0.115120910965225</text:p>
          </table:table-cell>
          <table:table-cell table:formula="of:=([.C163]-[.B163])" office:value-type="float" office:value="0.0740370216506897" calcext:value-type="float">
            <text:p>0.074</text:p>
          </table:table-cell>
          <table:table-cell/>
          <table:table-cell table:style-name="Default" office:value-type="float" office:value="0.0412794639197929" calcext:value-type="float">
            <text:p>0.041279463919793</text:p>
          </table:table-cell>
          <table:table-cell table:style-name="Default" office:value-type="float" office:value="0.109592569954108" calcext:value-type="float">
            <text:p>0.109592569954108</text:p>
          </table:table-cell>
          <table:table-cell table:formula="of:=([.G163]-[.F163])" office:value-type="float" office:value="0.0683131060343151" calcext:value-type="float">
            <text:p>0.068</text:p>
          </table:table-cell>
          <table:table-cell/>
          <table:table-cell table:style-name="Default" office:value-type="float" office:value="0.0413167076725063" calcext:value-type="float">
            <text:p>0.041316707672506</text:p>
          </table:table-cell>
          <table:table-cell table:style-name="Default" office:value-type="float" office:value="0.118328679551749" calcext:value-type="float">
            <text:p>0.118328679551749</text:p>
          </table:table-cell>
          <table:table-cell table:formula="of:=([.K163]-[.J163])" office:value-type="float" office:value="0.0770119718792427" calcext:value-type="float">
            <text:p>0.077</text:p>
          </table:table-cell>
          <table:table-cell/>
          <table:table-cell table:style-name="Default" office:value-type="float" office:value="0.0412794954826945" calcext:value-type="float">
            <text:p>0.041279495482695</text:p>
          </table:table-cell>
          <table:table-cell table:style-name="Default" office:value-type="float" office:value="0.116175944588237" calcext:value-type="float">
            <text:p>0.116175944588237</text:p>
          </table:table-cell>
          <table:table-cell table:number-columns-repeated="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30585705333654" calcext:value-type="float">
            <text:p>0.430585705333654</text:p>
          </table:table-cell>
          <table:table-cell table:style-name="Default" office:value-type="float" office:value="11.3826940235461" calcext:value-type="float">
            <text:p>11.3826940235461</text:p>
          </table:table-cell>
          <table:table-cell table:formula="of:=([.C164]-[.B164])" office:value-type="float" office:value="10.9521083182124" calcext:value-type="float">
            <text:p>10.952</text:p>
          </table:table-cell>
          <table:table-cell/>
          <table:table-cell table:style-name="Default" office:value-type="float" office:value="0.35210136784764" calcext:value-type="float">
            <text:p>0.35210136784764</text:p>
          </table:table-cell>
          <table:table-cell table:style-name="Default" office:value-type="float" office:value="0.935732329016213" calcext:value-type="float">
            <text:p>0.935732329016213</text:p>
          </table:table-cell>
          <table:table-cell table:formula="of:=([.G164]-[.F164])" office:value-type="float" office:value="0.583630961168573" calcext:value-type="float">
            <text:p>0.584</text:p>
          </table:table-cell>
          <table:table-cell/>
          <table:table-cell table:style-name="Default" office:value-type="float" office:value="0.361118514093296" calcext:value-type="float">
            <text:p>0.361118514093296</text:p>
          </table:table-cell>
          <table:table-cell table:style-name="Default" office:value-type="float" office:value="1.32331239027274" calcext:value-type="float">
            <text:p>1.32331239027274</text:p>
          </table:table-cell>
          <table:table-cell table:formula="of:=([.K164]-[.J164])" office:value-type="float" office:value="0.962193876179444" calcext:value-type="float">
            <text:p>0.962</text:p>
          </table:table-cell>
          <table:table-cell/>
          <table:table-cell table:style-name="Default" office:value-type="float" office:value="0.36689770874" calcext:value-type="float">
            <text:p>0.36689770874</text:p>
          </table:table-cell>
          <table:table-cell table:style-name="Default" office:value-type="float" office:value="1.62080621793333" calcext:value-type="float">
            <text:p>1.62080621793333</text:p>
          </table:table-cell>
          <table:table-cell table:number-columns-repeated="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14040350258884" calcext:value-type="float">
            <text:p>0.114040350258884</text:p>
          </table:table-cell>
          <table:table-cell table:style-name="Default" office:value-type="float" office:value="0.42878518006522" calcext:value-type="float">
            <text:p>0.42878518006522</text:p>
          </table:table-cell>
          <table:table-cell table:formula="of:=([.C165]-[.B165])" office:value-type="float" office:value="0.314744829806336" calcext:value-type="float">
            <text:p>0.315</text:p>
          </table:table-cell>
          <table:table-cell/>
          <table:table-cell table:style-name="Default" office:value-type="float" office:value="0.109160901463569" calcext:value-type="float">
            <text:p>0.109160901463569</text:p>
          </table:table-cell>
          <table:table-cell table:style-name="Default" office:value-type="float" office:value="0.288779831833798" calcext:value-type="float">
            <text:p>0.288779831833798</text:p>
          </table:table-cell>
          <table:table-cell table:formula="of:=([.G165]-[.F165])" office:value-type="float" office:value="0.179618930370229" calcext:value-type="float">
            <text:p>0.180</text:p>
          </table:table-cell>
          <table:table-cell/>
          <table:table-cell table:style-name="Default" office:value-type="float" office:value="0.109388470651633" calcext:value-type="float">
            <text:p>0.109388470651633</text:p>
          </table:table-cell>
          <table:table-cell table:style-name="Default" office:value-type="float" office:value="0.343170994147106" calcext:value-type="float">
            <text:p>0.343170994147106</text:p>
          </table:table-cell>
          <table:table-cell table:formula="of:=([.K165]-[.J165])" office:value-type="float" office:value="0.233782523495473" calcext:value-type="float">
            <text:p>0.234</text:p>
          </table:table-cell>
          <table:table-cell/>
          <table:table-cell table:style-name="Default" office:value-type="float" office:value="0.109151400062321" calcext:value-type="float">
            <text:p>0.109151400062321</text:p>
          </table:table-cell>
          <table:table-cell table:style-name="Default" office:value-type="float" office:value="0.333768073788017" calcext:value-type="float">
            <text:p>0.333768073788017</text:p>
          </table:table-cell>
          <table:table-cell table:number-columns-repeated="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5543747915211" calcext:value-type="float">
            <text:p>0.45543747915211</text:p>
          </table:table-cell>
          <table:table-cell table:style-name="Default" office:value-type="float" office:value="3.90218228712431" calcext:value-type="float">
            <text:p>3.90218228712431</text:p>
          </table:table-cell>
          <table:table-cell table:formula="of:=([.C166]-[.B166])" office:value-type="float" office:value="3.4467448079722" calcext:value-type="float">
            <text:p>3.447</text:p>
          </table:table-cell>
          <table:table-cell/>
          <table:table-cell table:style-name="Default" office:value-type="float" office:value="0.308455146939919" calcext:value-type="float">
            <text:p>0.308455146939919</text:p>
          </table:table-cell>
          <table:table-cell table:style-name="Default" office:value-type="float" office:value="0.820193509781362" calcext:value-type="float">
            <text:p>0.820193509781362</text:p>
          </table:table-cell>
          <table:table-cell table:formula="of:=([.G166]-[.F166])" office:value-type="float" office:value="0.511738362841443" calcext:value-type="float">
            <text:p>0.512</text:p>
          </table:table-cell>
          <table:table-cell/>
          <table:table-cell table:style-name="Default" office:value-type="float" office:value="0.313665979431868" calcext:value-type="float">
            <text:p>0.313665979431868</text:p>
          </table:table-cell>
          <table:table-cell table:style-name="Default" office:value-type="float" office:value="0.850677429900123" calcext:value-type="float">
            <text:p>0.850677429900123</text:p>
          </table:table-cell>
          <table:table-cell table:formula="of:=([.K166]-[.J166])" office:value-type="float" office:value="0.537011450468255" calcext:value-type="float">
            <text:p>0.537</text:p>
          </table:table-cell>
          <table:table-cell/>
          <table:table-cell table:style-name="Default" office:value-type="float" office:value="0.314612734006659" calcext:value-type="float">
            <text:p>0.314612734006659</text:p>
          </table:table-cell>
          <table:table-cell table:style-name="Default" office:value-type="float" office:value="0.907423327123423" calcext:value-type="float">
            <text:p>0.907423327123423</text:p>
          </table:table-cell>
          <table:table-cell table:number-columns-repeated="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299322200664606" calcext:value-type="float">
            <text:p>0.029932220066461</text:p>
          </table:table-cell>
          <table:table-cell table:style-name="Default" office:value-type="float" office:value="0.0778346419019641" calcext:value-type="float">
            <text:p>0.077834641901964</text:p>
          </table:table-cell>
          <table:table-cell table:formula="of:=([.C167]-[.B167])" office:value-type="float" office:value="0.0479024218355035" calcext:value-type="float">
            <text:p>0.048</text:p>
          </table:table-cell>
          <table:table-cell/>
          <table:table-cell table:style-name="Default" office:value-type="float" office:value="0.0296498012551747" calcext:value-type="float">
            <text:p>0.029649801255175</text:p>
          </table:table-cell>
          <table:table-cell table:style-name="Default" office:value-type="float" office:value="0.0783683720052246" calcext:value-type="float">
            <text:p>0.078368372005225</text:p>
          </table:table-cell>
          <table:table-cell table:formula="of:=([.G167]-[.F167])" office:value-type="float" office:value="0.0487185707500499" calcext:value-type="float">
            <text:p>0.049</text:p>
          </table:table-cell>
          <table:table-cell/>
          <table:table-cell table:style-name="Default" office:value-type="float" office:value="0.0296455501177145" calcext:value-type="float">
            <text:p>0.029645550117715</text:p>
          </table:table-cell>
          <table:table-cell table:style-name="Default" office:value-type="float" office:value="0.0786390626171976" calcext:value-type="float">
            <text:p>0.078639062617198</text:p>
          </table:table-cell>
          <table:table-cell table:formula="of:=([.K167]-[.J167])" office:value-type="float" office:value="0.0489935124994831" calcext:value-type="float">
            <text:p>0.049</text:p>
          </table:table-cell>
          <table:table-cell/>
          <table:table-cell table:style-name="Default" office:value-type="float" office:value="0.0297322996845658" calcext:value-type="float">
            <text:p>0.029732299684566</text:p>
          </table:table-cell>
          <table:table-cell table:style-name="Default" office:value-type="float" office:value="0.0779374078126243" calcext:value-type="float">
            <text:p>0.077937407812624</text:p>
          </table:table-cell>
          <table:table-cell table:number-columns-repeated="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14859400305759" calcext:value-type="float">
            <text:p>0.011485940030576</text:p>
          </table:table-cell>
          <table:table-cell table:style-name="Default" office:value-type="float" office:value="0.0305569757269653" calcext:value-type="float">
            <text:p>0.030556975726965</text:p>
          </table:table-cell>
          <table:table-cell table:formula="of:=([.C168]-[.B168])" office:value-type="float" office:value="0.0190710356963894" calcext:value-type="float">
            <text:p>0.019</text:p>
          </table:table-cell>
          <table:table-cell/>
          <table:table-cell table:style-name="Default" office:value-type="float" office:value="0.0114991718151252" calcext:value-type="float">
            <text:p>0.011499171815125</text:p>
          </table:table-cell>
          <table:table-cell table:style-name="Default" office:value-type="float" office:value="0.0304481204798869" calcext:value-type="float">
            <text:p>0.030448120479887</text:p>
          </table:table-cell>
          <table:table-cell table:formula="of:=([.G168]-[.F168])" office:value-type="float" office:value="0.0189489486647617" calcext:value-type="float">
            <text:p>0.019</text:p>
          </table:table-cell>
          <table:table-cell/>
          <table:table-cell table:style-name="Default" office:value-type="float" office:value="0.0115463342937152" calcext:value-type="float">
            <text:p>0.011546334293715</text:p>
          </table:table-cell>
          <table:table-cell table:style-name="Default" office:value-type="float" office:value="0.0306164153309085" calcext:value-type="float">
            <text:p>0.030616415330909</text:p>
          </table:table-cell>
          <table:table-cell table:formula="of:=([.K168]-[.J168])" office:value-type="float" office:value="0.0190700810371933" calcext:value-type="float">
            <text:p>0.019</text:p>
          </table:table-cell>
          <table:table-cell/>
          <table:table-cell table:style-name="Default" office:value-type="float" office:value="0.011550403308315" calcext:value-type="float">
            <text:p>0.011550403308315</text:p>
          </table:table-cell>
          <table:table-cell table:style-name="Default" office:value-type="float" office:value="0.030807104381774" calcext:value-type="float">
            <text:p>0.030807104381774</text:p>
          </table:table-cell>
          <table:table-cell table:number-columns-repeated="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2535144302321" calcext:value-type="float">
            <text:p>0.032535144302321</text:p>
          </table:table-cell>
          <table:table-cell table:style-name="Default" office:value-type="float" office:value="0.0854820274083442" calcext:value-type="float">
            <text:p>0.085482027408344</text:p>
          </table:table-cell>
          <table:table-cell table:formula="of:=([.C169]-[.B169])" office:value-type="float" office:value="0.0529468831060232" calcext:value-type="float">
            <text:p>0.053</text:p>
          </table:table-cell>
          <table:table-cell/>
          <table:table-cell table:style-name="Default" office:value-type="float" office:value="0.0327169783176092" calcext:value-type="float">
            <text:p>0.032716978317609</text:p>
          </table:table-cell>
          <table:table-cell table:style-name="Default" office:value-type="float" office:value="0.0864811411161901" calcext:value-type="float">
            <text:p>0.08648114111619</text:p>
          </table:table-cell>
          <table:table-cell table:formula="of:=([.G169]-[.F169])" office:value-type="float" office:value="0.0537641627985809" calcext:value-type="float">
            <text:p>0.054</text:p>
          </table:table-cell>
          <table:table-cell/>
          <table:table-cell table:style-name="Default" office:value-type="float" office:value="0.0326930868589725" calcext:value-type="float">
            <text:p>0.032693086858973</text:p>
          </table:table-cell>
          <table:table-cell table:style-name="Default" office:value-type="float" office:value="0.084750045381175" calcext:value-type="float">
            <text:p>0.084750045381175</text:p>
          </table:table-cell>
          <table:table-cell table:formula="of:=([.K169]-[.J169])" office:value-type="float" office:value="0.0520569585222025" calcext:value-type="float">
            <text:p>0.052</text:p>
          </table:table-cell>
          <table:table-cell/>
          <table:table-cell table:style-name="Default" office:value-type="float" office:value="0.0327079308356862" calcext:value-type="float">
            <text:p>0.032707930835686</text:p>
          </table:table-cell>
          <table:table-cell table:style-name="Default" office:value-type="float" office:value="0.0860221358287312" calcext:value-type="float">
            <text:p>0.086022135828731</text:p>
          </table:table-cell>
          <table:table-cell table:number-columns-repeated="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181076168756668" calcext:value-type="float">
            <text:p>0.018107616875667</text:p>
          </table:table-cell>
          <table:table-cell table:style-name="Default" office:value-type="float" office:value="0.0482707129752158" calcext:value-type="float">
            <text:p>0.048270712975216</text:p>
          </table:table-cell>
          <table:table-cell table:formula="of:=([.C170]-[.B170])" office:value-type="float" office:value="0.030163096099549" calcext:value-type="float">
            <text:p>0.030</text:p>
          </table:table-cell>
          <table:table-cell/>
          <table:table-cell table:style-name="Default" office:value-type="float" office:value="0.0181179259371368" calcext:value-type="float">
            <text:p>0.018117925937137</text:p>
          </table:table-cell>
          <table:table-cell table:style-name="Default" office:value-type="float" office:value="0.0477869517852086" calcext:value-type="float">
            <text:p>0.047786951785209</text:p>
          </table:table-cell>
          <table:table-cell table:formula="of:=([.G170]-[.F170])" office:value-type="float" office:value="0.0296690258480718" calcext:value-type="float">
            <text:p>0.030</text:p>
          </table:table-cell>
          <table:table-cell/>
          <table:table-cell table:style-name="Default" office:value-type="float" office:value="0.0181448766753838" calcext:value-type="float">
            <text:p>0.018144876675384</text:p>
          </table:table-cell>
          <table:table-cell table:style-name="Default" office:value-type="float" office:value="0.0480533302742172" calcext:value-type="float">
            <text:p>0.048053330274217</text:p>
          </table:table-cell>
          <table:table-cell table:formula="of:=([.K170]-[.J170])" office:value-type="float" office:value="0.0299084535988334" calcext:value-type="float">
            <text:p>0.030</text:p>
          </table:table-cell>
          <table:table-cell/>
          <table:table-cell table:style-name="Default" office:value-type="float" office:value="0.0181346232441822" calcext:value-type="float">
            <text:p>0.018134623244182</text:p>
          </table:table-cell>
          <table:table-cell table:style-name="Default" office:value-type="float" office:value="0.0480450480371646" calcext:value-type="float">
            <text:p>0.048045048037165</text:p>
          </table:table-cell>
          <table:table-cell table:number-columns-repeated="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979618584889386" calcext:value-type="float">
            <text:p>0.009796185848894</text:p>
          </table:table-cell>
          <table:table-cell table:style-name="Default" office:value-type="float" office:value="0.0260528062478658" calcext:value-type="float">
            <text:p>0.026052806247866</text:p>
          </table:table-cell>
          <table:table-cell table:formula="of:=([.C171]-[.B171])" office:value-type="float" office:value="0.0162566203989719" calcext:value-type="float">
            <text:p>0.016</text:p>
          </table:table-cell>
          <table:table-cell/>
          <table:table-cell table:style-name="Default" office:value-type="float" office:value="0.00983559352438001" calcext:value-type="float">
            <text:p>0.00983559352438</text:p>
          </table:table-cell>
          <table:table-cell table:style-name="Default" office:value-type="float" office:value="0.0260149471857212" calcext:value-type="float">
            <text:p>0.026014947185721</text:p>
          </table:table-cell>
          <table:table-cell table:formula="of:=([.G171]-[.F171])" office:value-type="float" office:value="0.0161793536613412" calcext:value-type="float">
            <text:p>0.016</text:p>
          </table:table-cell>
          <table:table-cell/>
          <table:table-cell table:style-name="Default" office:value-type="float" office:value="0.00985580226479933" calcext:value-type="float">
            <text:p>0.009855802264799</text:p>
          </table:table-cell>
          <table:table-cell table:style-name="Default" office:value-type="float" office:value="0.0261315256150723" calcext:value-type="float">
            <text:p>0.026131525615072</text:p>
          </table:table-cell>
          <table:table-cell table:formula="of:=([.K171]-[.J171])" office:value-type="float" office:value="0.016275723350273" calcext:value-type="float">
            <text:p>0.016</text:p>
          </table:table-cell>
          <table:table-cell/>
          <table:table-cell table:style-name="Default" office:value-type="float" office:value="0.00987810133478497" calcext:value-type="float">
            <text:p>0.009878101334785</text:p>
          </table:table-cell>
          <table:table-cell table:style-name="Default" office:value-type="float" office:value="0.0262991627981734" calcext:value-type="float">
            <text:p>0.026299162798173</text:p>
          </table:table-cell>
          <table:table-cell table:number-columns-repeated="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52.686351221301" calcext:value-type="float">
            <text:p>752.686351221301</text:p>
          </table:table-cell>
          <table:table-cell table:style-name="Default" office:value-type="float" office:value="41139.2431908146" calcext:value-type="float">
            <text:p>41139.2431908146</text:p>
          </table:table-cell>
          <table:table-cell table:formula="of:=([.C172]-[.B172])" office:value-type="float" office:value="40386.5568395933" calcext:value-type="float">
            <text:p>40386.557</text:p>
          </table:table-cell>
          <table:table-cell/>
          <table:table-cell table:style-name="Default" office:value-type="float" office:value="22.3689335540489" calcext:value-type="float">
            <text:p>22.3689335540489</text:p>
          </table:table-cell>
          <table:table-cell table:style-name="Default" office:value-type="float" office:value="47.9920254395191" calcext:value-type="float">
            <text:p>47.9920254395191</text:p>
          </table:table-cell>
          <table:table-cell table:formula="of:=([.G172]-[.F172])" office:value-type="float" office:value="25.6230918854702" calcext:value-type="float">
            <text:p>25.623</text:p>
          </table:table-cell>
          <table:table-cell/>
          <table:table-cell table:style-name="Default" office:value-type="float" office:value="52.2173365230989" calcext:value-type="float">
            <text:p>52.2173365230989</text:p>
          </table:table-cell>
          <table:table-cell table:style-name="Default" office:value-type="float" office:value="266.965007144051" calcext:value-type="float">
            <text:p>266.965007144051</text:p>
          </table:table-cell>
          <table:table-cell table:formula="of:=([.K172]-[.J172])" office:value-type="float" office:value="214.747670620952" calcext:value-type="float">
            <text:p>214.748</text:p>
          </table:table-cell>
          <table:table-cell/>
          <table:table-cell table:style-name="Default" office:value-type="float" office:value="8.89703045678618" calcext:value-type="float">
            <text:p>8.89703045678618</text:p>
          </table:table-cell>
          <table:table-cell table:style-name="Default" office:value-type="float" office:value="26.3791491119129" calcext:value-type="float">
            <text:p>26.3791491119129</text:p>
          </table:table-cell>
          <table:table-cell table:number-columns-repeated="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33576348845635" calcext:value-type="float">
            <text:p>3.33576348845635</text:p>
          </table:table-cell>
          <table:table-cell table:style-name="Default" office:value-type="float" office:value="11.4690158628432" calcext:value-type="float">
            <text:p>11.4690158628432</text:p>
          </table:table-cell>
          <table:table-cell table:formula="of:=([.C173]-[.B173])" office:value-type="float" office:value="8.13325237438685" calcext:value-type="float">
            <text:p>8.133</text:p>
          </table:table-cell>
          <table:table-cell/>
          <table:table-cell table:style-name="Default" office:value-type="float" office:value="3.44065035292264" calcext:value-type="float">
            <text:p>3.44065035292264</text:p>
          </table:table-cell>
          <table:table-cell table:style-name="Default" office:value-type="float" office:value="14.3713830371969" calcext:value-type="float">
            <text:p>14.3713830371969</text:p>
          </table:table-cell>
          <table:table-cell table:formula="of:=([.G173]-[.F173])" office:value-type="float" office:value="10.9307326842743" calcext:value-type="float">
            <text:p>10.931</text:p>
          </table:table-cell>
          <table:table-cell/>
          <table:table-cell table:style-name="Default" office:value-type="float" office:value="3.90145511696795" calcext:value-type="float">
            <text:p>3.90145511696795</text:p>
          </table:table-cell>
          <table:table-cell table:style-name="Default" office:value-type="float" office:value="14.980900041477" calcext:value-type="float">
            <text:p>14.980900041477</text:p>
          </table:table-cell>
          <table:table-cell table:formula="of:=([.K173]-[.J173])" office:value-type="float" office:value="11.0794449245091" calcext:value-type="float">
            <text:p>11.079</text:p>
          </table:table-cell>
          <table:table-cell/>
          <table:table-cell table:style-name="Default" office:value-type="float" office:value="2.76208065252156" calcext:value-type="float">
            <text:p>2.76208065252156</text:p>
          </table:table-cell>
          <table:table-cell table:style-name="Default" office:value-type="float" office:value="4.2359170466291" calcext:value-type="float">
            <text:p>4.2359170466291</text:p>
          </table:table-cell>
          <table:table-cell table:number-columns-repeated="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0085500818958" calcext:value-type="float">
            <text:p>6.60085500818958</text:p>
          </table:table-cell>
          <table:table-cell table:style-name="Default" office:value-type="float" office:value="7.80797243149189" calcext:value-type="float">
            <text:p>7.80797243149189</text:p>
          </table:table-cell>
          <table:table-cell table:formula="of:=([.C174]-[.B174])" office:value-type="float" office:value="1.20711742330231" calcext:value-type="float">
            <text:p>1.207</text:p>
          </table:table-cell>
          <table:table-cell/>
          <table:table-cell table:style-name="Default" office:value-type="float" office:value="2.96742985742674" calcext:value-type="float">
            <text:p>2.96742985742674</text:p>
          </table:table-cell>
          <table:table-cell table:style-name="Default" office:value-type="float" office:value="5.91627893126555" calcext:value-type="float">
            <text:p>5.91627893126555</text:p>
          </table:table-cell>
          <table:table-cell table:formula="of:=([.G174]-[.F174])" office:value-type="float" office:value="2.94884907383881" calcext:value-type="float">
            <text:p>2.949</text:p>
          </table:table-cell>
          <table:table-cell/>
          <table:table-cell table:style-name="Default" office:value-type="float" office:value="5.2631727032144" calcext:value-type="float">
            <text:p>5.2631727032144</text:p>
          </table:table-cell>
          <table:table-cell table:style-name="Default" office:value-type="float" office:value="7.68202181282695" calcext:value-type="float">
            <text:p>7.68202181282695</text:p>
          </table:table-cell>
          <table:table-cell table:formula="of:=([.K174]-[.J174])" office:value-type="float" office:value="2.41884910961255" calcext:value-type="float">
            <text:p>2.419</text:p>
          </table:table-cell>
          <table:table-cell/>
          <table:table-cell table:style-name="Default" office:value-type="float" office:value="4.41594663076381" calcext:value-type="float">
            <text:p>4.41594663076381</text:p>
          </table:table-cell>
          <table:table-cell table:style-name="Default" office:value-type="float" office:value="7.60604363629016" calcext:value-type="float">
            <text:p>7.60604363629016</text:p>
          </table:table-cell>
          <table:table-cell table:number-columns-repeated="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03879079305651" calcext:value-type="float">
            <text:p>1.03879079305651</text:p>
          </table:table-cell>
          <table:table-cell table:style-name="Default" office:value-type="float" office:value="2.08809292777203" calcext:value-type="float">
            <text:p>2.08809292777203</text:p>
          </table:table-cell>
          <table:table-cell table:formula="of:=([.C175]-[.B175])" office:value-type="float" office:value="1.04930213471552" calcext:value-type="float">
            <text:p>1.049</text:p>
          </table:table-cell>
          <table:table-cell/>
          <table:table-cell table:style-name="Default" office:value-type="float" office:value="1.02027535440347" calcext:value-type="float">
            <text:p>1.02027535440347</text:p>
          </table:table-cell>
          <table:table-cell table:style-name="Default" office:value-type="float" office:value="1.95433626964527" calcext:value-type="float">
            <text:p>1.95433626964527</text:p>
          </table:table-cell>
          <table:table-cell table:formula="of:=([.G175]-[.F175])" office:value-type="float" office:value="0.9340609152418" calcext:value-type="float">
            <text:p>0.934</text:p>
          </table:table-cell>
          <table:table-cell/>
          <table:table-cell table:style-name="Default" office:value-type="float" office:value="1.02656270557225" calcext:value-type="float">
            <text:p>1.02656270557225</text:p>
          </table:table-cell>
          <table:table-cell table:style-name="Default" office:value-type="float" office:value="2.58072534410431" calcext:value-type="float">
            <text:p>2.58072534410431</text:p>
          </table:table-cell>
          <table:table-cell table:formula="of:=([.K175]-[.J175])" office:value-type="float" office:value="1.55416263853206" calcext:value-type="float">
            <text:p>1.554</text:p>
          </table:table-cell>
          <table:table-cell/>
          <table:table-cell table:style-name="Default" office:value-type="float" office:value="1.10609915422171" calcext:value-type="float">
            <text:p>1.10609915422171</text:p>
          </table:table-cell>
          <table:table-cell table:style-name="Default" office:value-type="float" office:value="2.26999013288653" calcext:value-type="float">
            <text:p>2.26999013288653</text:p>
          </table:table-cell>
          <table:table-cell table:number-columns-repeated="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05852121168857" calcext:value-type="float">
            <text:p>1.05852121168857</text:p>
          </table:table-cell>
          <table:table-cell table:style-name="Default" office:value-type="float" office:value="2.00503260911437" calcext:value-type="float">
            <text:p>2.00503260911437</text:p>
          </table:table-cell>
          <table:table-cell table:formula="of:=([.C176]-[.B176])" office:value-type="float" office:value="0.9465113974258" calcext:value-type="float">
            <text:p>0.947</text:p>
          </table:table-cell>
          <table:table-cell/>
          <table:table-cell table:style-name="Default" office:value-type="float" office:value="1.05802543560416" calcext:value-type="float">
            <text:p>1.05802543560416</text:p>
          </table:table-cell>
          <table:table-cell table:style-name="Default" office:value-type="float" office:value="1.99971384831833" calcext:value-type="float">
            <text:p>1.99971384831833</text:p>
          </table:table-cell>
          <table:table-cell table:formula="of:=([.G176]-[.F176])" office:value-type="float" office:value="0.94168841271417" calcext:value-type="float">
            <text:p>0.942</text:p>
          </table:table-cell>
          <table:table-cell/>
          <table:table-cell table:style-name="Default" office:value-type="float" office:value="1.1176516367359" calcext:value-type="float">
            <text:p>1.1176516367359</text:p>
          </table:table-cell>
          <table:table-cell table:style-name="Default" office:value-type="float" office:value="4.47608007345289" calcext:value-type="float">
            <text:p>4.47608007345289</text:p>
          </table:table-cell>
          <table:table-cell table:formula="of:=([.K176]-[.J176])" office:value-type="float" office:value="3.35842843671699" calcext:value-type="float">
            <text:p>3.358</text:p>
          </table:table-cell>
          <table:table-cell/>
          <table:table-cell table:style-name="Default" office:value-type="float" office:value="1.16766683347189" calcext:value-type="float">
            <text:p>1.16766683347189</text:p>
          </table:table-cell>
          <table:table-cell table:style-name="Default" office:value-type="float" office:value="1.86166807659739" calcext:value-type="float">
            <text:p>1.86166807659739</text:p>
          </table:table-cell>
          <table:table-cell table:number-columns-repeated="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4061760771596" calcext:value-type="float">
            <text:p>16.4061760771596</text:p>
          </table:table-cell>
          <table:table-cell table:style-name="Default" office:value-type="float" office:value="58.46819751233" calcext:value-type="float">
            <text:p>58.46819751233</text:p>
          </table:table-cell>
          <table:table-cell table:formula="of:=([.C177]-[.B177])" office:value-type="float" office:value="42.0620214351704" calcext:value-type="float">
            <text:p>42.062</text:p>
          </table:table-cell>
          <table:table-cell/>
          <table:table-cell table:style-name="Default" office:value-type="float" office:value="7.31241450662967" calcext:value-type="float">
            <text:p>7.31241450662967</text:p>
          </table:table-cell>
          <table:table-cell table:style-name="Default" office:value-type="float" office:value="17.0111069025334" calcext:value-type="float">
            <text:p>17.0111069025334</text:p>
          </table:table-cell>
          <table:table-cell table:formula="of:=([.G177]-[.F177])" office:value-type="float" office:value="9.69869239590373" calcext:value-type="float">
            <text:p>9.699</text:p>
          </table:table-cell>
          <table:table-cell/>
          <table:table-cell table:style-name="Default" office:value-type="float" office:value="10.4553346264129" calcext:value-type="float">
            <text:p>10.4553346264129</text:p>
          </table:table-cell>
          <table:table-cell table:style-name="Default" office:value-type="float" office:value="24.5667347251736" calcext:value-type="float">
            <text:p>24.5667347251736</text:p>
          </table:table-cell>
          <table:table-cell table:formula="of:=([.K177]-[.J177])" office:value-type="float" office:value="14.1114000987607" calcext:value-type="float">
            <text:p>14.111</text:p>
          </table:table-cell>
          <table:table-cell/>
          <table:table-cell table:style-name="Default" office:value-type="float" office:value="4.21555251701736" calcext:value-type="float">
            <text:p>4.21555251701736</text:p>
          </table:table-cell>
          <table:table-cell table:style-name="Default" office:value-type="float" office:value="9.15874543385869" calcext:value-type="float">
            <text:p>9.15874543385869</text:p>
          </table:table-cell>
          <table:table-cell table:number-columns-repeated="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95716064675527" calcext:value-type="float">
            <text:p>6.95716064675527</text:p>
          </table:table-cell>
          <table:table-cell table:style-name="Default" office:value-type="float" office:value="12.7722015024084" calcext:value-type="float">
            <text:p>12.7722015024084</text:p>
          </table:table-cell>
          <table:table-cell table:formula="of:=([.C178]-[.B178])" office:value-type="float" office:value="5.81504085565313" calcext:value-type="float">
            <text:p>5.815</text:p>
          </table:table-cell>
          <table:table-cell/>
          <table:table-cell table:style-name="Default" office:value-type="float" office:value="2.74110324288717" calcext:value-type="float">
            <text:p>2.74110324288717</text:p>
          </table:table-cell>
          <table:table-cell table:style-name="Default" office:value-type="float" office:value="6.09520323692523" calcext:value-type="float">
            <text:p>6.09520323692523</text:p>
          </table:table-cell>
          <table:table-cell table:formula="of:=([.G178]-[.F178])" office:value-type="float" office:value="3.35409999403806" calcext:value-type="float">
            <text:p>3.354</text:p>
          </table:table-cell>
          <table:table-cell/>
          <table:table-cell table:style-name="Default" office:value-type="float" office:value="2.431834666533" calcext:value-type="float">
            <text:p>2.431834666533</text:p>
          </table:table-cell>
          <table:table-cell table:style-name="Default" office:value-type="float" office:value="3.74050913243341" calcext:value-type="float">
            <text:p>3.74050913243341</text:p>
          </table:table-cell>
          <table:table-cell table:formula="of:=([.K178]-[.J178])" office:value-type="float" office:value="1.30867446590041" calcext:value-type="float">
            <text:p>1.309</text:p>
          </table:table-cell>
          <table:table-cell/>
          <table:table-cell table:style-name="Default" office:value-type="float" office:value="2.17675191396787" calcext:value-type="float">
            <text:p>2.17675191396787</text:p>
          </table:table-cell>
          <table:table-cell table:style-name="Default" office:value-type="float" office:value="3.55266086637451" calcext:value-type="float">
            <text:p>3.55266086637451</text:p>
          </table:table-cell>
          <table:table-cell table:number-columns-repeated="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21257939783876" calcext:value-type="float">
            <text:p>6.21257939783876</text:p>
          </table:table-cell>
          <table:table-cell table:style-name="Default" office:value-type="float" office:value="19.7562395601942" calcext:value-type="float">
            <text:p>19.7562395601942</text:p>
          </table:table-cell>
          <table:table-cell table:formula="of:=([.C179]-[.B179])" office:value-type="float" office:value="13.5436601623554" calcext:value-type="float">
            <text:p>13.544</text:p>
          </table:table-cell>
          <table:table-cell/>
          <table:table-cell table:style-name="Default" office:value-type="float" office:value="3.42564596330723" calcext:value-type="float">
            <text:p>3.42564596330723</text:p>
          </table:table-cell>
          <table:table-cell table:style-name="Default" office:value-type="float" office:value="6.89144500804756" calcext:value-type="float">
            <text:p>6.89144500804756</text:p>
          </table:table-cell>
          <table:table-cell table:formula="of:=([.G179]-[.F179])" office:value-type="float" office:value="3.46579904474033" calcext:value-type="float">
            <text:p>3.466</text:p>
          </table:table-cell>
          <table:table-cell/>
          <table:table-cell table:style-name="Default" office:value-type="float" office:value="5.86376712154281" calcext:value-type="float">
            <text:p>5.86376712154281</text:p>
          </table:table-cell>
          <table:table-cell table:style-name="Default" office:value-type="float" office:value="11.4770855497593" calcext:value-type="float">
            <text:p>11.4770855497593</text:p>
          </table:table-cell>
          <table:table-cell table:formula="of:=([.K179]-[.J179])" office:value-type="float" office:value="5.61331842821649" calcext:value-type="float">
            <text:p>5.613</text:p>
          </table:table-cell>
          <table:table-cell/>
          <table:table-cell table:style-name="Default" office:value-type="float" office:value="5.57498560954897" calcext:value-type="float">
            <text:p>5.57498560954897</text:p>
          </table:table-cell>
          <table:table-cell table:style-name="Default" office:value-type="float" office:value="9.95882986123578" calcext:value-type="float">
            <text:p>9.95882986123578</text:p>
          </table:table-cell>
          <table:table-cell table:number-columns-repeated="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28936408203007" calcext:value-type="float">
            <text:p>1.28936408203007</text:p>
          </table:table-cell>
          <table:table-cell table:style-name="Default" office:value-type="float" office:value="1.43423010741626" calcext:value-type="float">
            <text:p>1.43423010741626</text:p>
          </table:table-cell>
          <table:table-cell table:formula="of:=([.C180]-[.B180])" office:value-type="float" office:value="0.14486602538619" calcext:value-type="float">
            <text:p>0.145</text:p>
          </table:table-cell>
          <table:table-cell/>
          <table:table-cell table:style-name="Default" office:value-type="float" office:value="1.49086234528956" calcext:value-type="float">
            <text:p>1.49086234528956</text:p>
          </table:table-cell>
          <table:table-cell table:style-name="Default" office:value-type="float" office:value="3.26777692185439" calcext:value-type="float">
            <text:p>3.26777692185439</text:p>
          </table:table-cell>
          <table:table-cell table:formula="of:=([.G180]-[.F180])" office:value-type="float" office:value="1.77691457656483" calcext:value-type="float">
            <text:p>1.777</text:p>
          </table:table-cell>
          <table:table-cell/>
          <table:table-cell table:style-name="Default" office:value-type="float" office:value="1.25001401363486" calcext:value-type="float">
            <text:p>1.25001401363486</text:p>
          </table:table-cell>
          <table:table-cell table:style-name="Default" office:value-type="float" office:value="1.35358869976604" calcext:value-type="float">
            <text:p>1.35358869976604</text:p>
          </table:table-cell>
          <table:table-cell table:formula="of:=([.K180]-[.J180])" office:value-type="float" office:value="0.10357468613118" calcext:value-type="float">
            <text:p>0.104</text:p>
          </table:table-cell>
          <table:table-cell/>
          <table:table-cell table:style-name="Default" office:value-type="float" office:value="1.20808635839539" calcext:value-type="float">
            <text:p>1.20808635839539</text:p>
          </table:table-cell>
          <table:table-cell table:style-name="Default" office:value-type="float" office:value="1.57666973392782" calcext:value-type="float">
            <text:p>1.57666973392782</text:p>
          </table:table-cell>
          <table:table-cell table:number-columns-repeated="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32056886024486" calcext:value-type="float">
            <text:p>0.232056886024486</text:p>
          </table:table-cell>
          <table:table-cell table:style-name="Default" office:value-type="float" office:value="0.505605263877989" calcext:value-type="float">
            <text:p>0.505605263877989</text:p>
          </table:table-cell>
          <table:table-cell table:formula="of:=([.C181]-[.B181])" office:value-type="float" office:value="0.273548377853503" calcext:value-type="float">
            <text:p>0.274</text:p>
          </table:table-cell>
          <table:table-cell/>
          <table:table-cell table:style-name="Default" office:value-type="float" office:value="0.231580258657531" calcext:value-type="float">
            <text:p>0.231580258657531</text:p>
          </table:table-cell>
          <table:table-cell table:style-name="Default" office:value-type="float" office:value="0.508233409800451" calcext:value-type="float">
            <text:p>0.508233409800451</text:p>
          </table:table-cell>
          <table:table-cell table:formula="of:=([.G181]-[.F181])" office:value-type="float" office:value="0.27665315114292" calcext:value-type="float">
            <text:p>0.277</text:p>
          </table:table-cell>
          <table:table-cell/>
          <table:table-cell table:style-name="Default" office:value-type="float" office:value="0.232425788883722" calcext:value-type="float">
            <text:p>0.232425788883722</text:p>
          </table:table-cell>
          <table:table-cell table:style-name="Default" office:value-type="float" office:value="0.509704977396065" calcext:value-type="float">
            <text:p>0.509704977396065</text:p>
          </table:table-cell>
          <table:table-cell table:formula="of:=([.K181]-[.J181])" office:value-type="float" office:value="0.277279188512343" calcext:value-type="float">
            <text:p>0.277</text:p>
          </table:table-cell>
          <table:table-cell/>
          <table:table-cell table:style-name="Default" office:value-type="float" office:value="0.233351429508769" calcext:value-type="float">
            <text:p>0.233351429508769</text:p>
          </table:table-cell>
          <table:table-cell table:style-name="Default" office:value-type="float" office:value="0.51073529572651" calcext:value-type="float">
            <text:p>0.51073529572651</text:p>
          </table:table-cell>
          <table:table-cell table:number-columns-repeated="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67169741831264" calcext:value-type="float">
            <text:p>0.367169741831264</text:p>
          </table:table-cell>
          <table:table-cell table:style-name="Default" office:value-type="float" office:value="0.865205210554826" calcext:value-type="float">
            <text:p>0.865205210554826</text:p>
          </table:table-cell>
          <table:table-cell table:formula="of:=([.C182]-[.B182])" office:value-type="float" office:value="0.498035468723562" calcext:value-type="float">
            <text:p>0.498</text:p>
          </table:table-cell>
          <table:table-cell/>
          <table:table-cell table:style-name="Default" office:value-type="float" office:value="0.366624342353541" calcext:value-type="float">
            <text:p>0.366624342353541</text:p>
          </table:table-cell>
          <table:table-cell table:style-name="Default" office:value-type="float" office:value="0.799208455354814" calcext:value-type="float">
            <text:p>0.799208455354814</text:p>
          </table:table-cell>
          <table:table-cell table:formula="of:=([.G182]-[.F182])" office:value-type="float" office:value="0.432584113001273" calcext:value-type="float">
            <text:p>0.433</text:p>
          </table:table-cell>
          <table:table-cell/>
          <table:table-cell table:style-name="Default" office:value-type="float" office:value="0.367496805714846" calcext:value-type="float">
            <text:p>0.367496805714846</text:p>
          </table:table-cell>
          <table:table-cell table:style-name="Default" office:value-type="float" office:value="0.875616617805258" calcext:value-type="float">
            <text:p>0.875616617805258</text:p>
          </table:table-cell>
          <table:table-cell table:formula="of:=([.K182]-[.J182])" office:value-type="float" office:value="0.508119812090412" calcext:value-type="float">
            <text:p>0.508</text:p>
          </table:table-cell>
          <table:table-cell/>
          <table:table-cell table:style-name="Default" office:value-type="float" office:value="0.377566756385079" calcext:value-type="float">
            <text:p>0.377566756385079</text:p>
          </table:table-cell>
          <table:table-cell table:style-name="Default" office:value-type="float" office:value="0.961330742652642" calcext:value-type="float">
            <text:p>0.961330742652642</text:p>
          </table:table-cell>
          <table:table-cell table:number-columns-repeated="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29517632793755" calcext:value-type="float">
            <text:p>0.329517632793755</text:p>
          </table:table-cell>
          <table:table-cell table:style-name="Default" office:value-type="float" office:value="0.756805815332307" calcext:value-type="float">
            <text:p>0.756805815332307</text:p>
          </table:table-cell>
          <table:table-cell table:formula="of:=([.C183]-[.B183])" office:value-type="float" office:value="0.427288182538552" calcext:value-type="float">
            <text:p>0.427</text:p>
          </table:table-cell>
          <table:table-cell/>
          <table:table-cell table:style-name="Default" office:value-type="float" office:value="0.326166906569395" calcext:value-type="float">
            <text:p>0.326166906569395</text:p>
          </table:table-cell>
          <table:table-cell table:style-name="Default" office:value-type="float" office:value="0.766009448835952" calcext:value-type="float">
            <text:p>0.766009448835952</text:p>
          </table:table-cell>
          <table:table-cell table:formula="of:=([.G183]-[.F183])" office:value-type="float" office:value="0.439842542266557" calcext:value-type="float">
            <text:p>0.440</text:p>
          </table:table-cell>
          <table:table-cell/>
          <table:table-cell table:style-name="Default" office:value-type="float" office:value="0.327394868690692" calcext:value-type="float">
            <text:p>0.327394868690692</text:p>
          </table:table-cell>
          <table:table-cell table:style-name="Default" office:value-type="float" office:value="0.701362375171118" calcext:value-type="float">
            <text:p>0.701362375171118</text:p>
          </table:table-cell>
          <table:table-cell table:formula="of:=([.K183]-[.J183])" office:value-type="float" office:value="0.373967506480426" calcext:value-type="float">
            <text:p>0.374</text:p>
          </table:table-cell>
          <table:table-cell/>
          <table:table-cell table:style-name="Default" office:value-type="float" office:value="0.325091111852206" calcext:value-type="float">
            <text:p>0.325091111852206</text:p>
          </table:table-cell>
          <table:table-cell table:style-name="Default" office:value-type="float" office:value="0.715189074209473" calcext:value-type="float">
            <text:p>0.715189074209473</text:p>
          </table:table-cell>
          <table:table-cell table:number-columns-repeated="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57707833629951" calcext:value-type="float">
            <text:p>0.257707833629951</text:p>
          </table:table-cell>
          <table:table-cell table:style-name="Default" office:value-type="float" office:value="0.548693916535495" calcext:value-type="float">
            <text:p>0.548693916535495</text:p>
          </table:table-cell>
          <table:table-cell table:formula="of:=([.C184]-[.B184])" office:value-type="float" office:value="0.290986082905544" calcext:value-type="float">
            <text:p>0.291</text:p>
          </table:table-cell>
          <table:table-cell/>
          <table:table-cell table:style-name="Default" office:value-type="float" office:value="0.259567215040949" calcext:value-type="float">
            <text:p>0.259567215040949</text:p>
          </table:table-cell>
          <table:table-cell table:style-name="Default" office:value-type="float" office:value="0.5580294884126" calcext:value-type="float">
            <text:p>0.5580294884126</text:p>
          </table:table-cell>
          <table:table-cell table:formula="of:=([.G184]-[.F184])" office:value-type="float" office:value="0.298462273371651" calcext:value-type="float">
            <text:p>0.298</text:p>
          </table:table-cell>
          <table:table-cell/>
          <table:table-cell table:style-name="Default" office:value-type="float" office:value="0.25529077202147" calcext:value-type="float">
            <text:p>0.25529077202147</text:p>
          </table:table-cell>
          <table:table-cell table:style-name="Default" office:value-type="float" office:value="0.55822236688196" calcext:value-type="float">
            <text:p>0.55822236688196</text:p>
          </table:table-cell>
          <table:table-cell table:formula="of:=([.K184]-[.J184])" office:value-type="float" office:value="0.30293159486049" calcext:value-type="float">
            <text:p>0.303</text:p>
          </table:table-cell>
          <table:table-cell/>
          <table:table-cell table:style-name="Default" office:value-type="float" office:value="0.253136943655145" calcext:value-type="float">
            <text:p>0.253136943655145</text:p>
          </table:table-cell>
          <table:table-cell table:style-name="Default" office:value-type="float" office:value="0.55585198710362" calcext:value-type="float">
            <text:p>0.55585198710362</text:p>
          </table:table-cell>
          <table:table-cell table:number-columns-repeated="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869167802711" calcext:value-type="float">
            <text:p>6.8869167802711</text:p>
          </table:table-cell>
          <table:table-cell table:style-name="Default" office:value-type="float" office:value="459.616287315954" calcext:value-type="float">
            <text:p>459.616287315954</text:p>
          </table:table-cell>
          <table:table-cell table:formula="of:=([.C185]-[.B185])" office:value-type="float" office:value="452.729370535683" calcext:value-type="float">
            <text:p>452.729</text:p>
          </table:table-cell>
          <table:table-cell/>
          <table:table-cell table:style-name="Default" office:value-type="float" office:value="0.782451194658021" calcext:value-type="float">
            <text:p>0.782451194658021</text:p>
          </table:table-cell>
          <table:table-cell table:style-name="Default" office:value-type="float" office:value="2.06082488269288" calcext:value-type="float">
            <text:p>2.06082488269288</text:p>
          </table:table-cell>
          <table:table-cell table:formula="of:=([.G185]-[.F185])" office:value-type="float" office:value="1.27837368803486" calcext:value-type="float">
            <text:p>1.278</text:p>
          </table:table-cell>
          <table:table-cell/>
          <table:table-cell table:style-name="Default" office:value-type="float" office:value="0.798146021921892" calcext:value-type="float">
            <text:p>0.798146021921892</text:p>
          </table:table-cell>
          <table:table-cell table:style-name="Default" office:value-type="float" office:value="5.21413275308584" calcext:value-type="float">
            <text:p>5.21413275308584</text:p>
          </table:table-cell>
          <table:table-cell table:formula="of:=([.K185]-[.J185])" office:value-type="float" office:value="4.41598673116395" calcext:value-type="float">
            <text:p>4.416</text:p>
          </table:table-cell>
          <table:table-cell/>
          <table:table-cell table:style-name="Default" office:value-type="float" office:value="0.814138055469616" calcext:value-type="float">
            <text:p>0.814138055469616</text:p>
          </table:table-cell>
          <table:table-cell table:style-name="Default" office:value-type="float" office:value="3.88523252323521" calcext:value-type="float">
            <text:p>3.88523252323521</text:p>
          </table:table-cell>
          <table:table-cell table:number-columns-repeated="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.621781882975" calcext:value-type="float">
            <text:p>133.621781882975</text:p>
          </table:table-cell>
          <table:table-cell table:style-name="Default" office:value-type="float" office:value="1.8711057475249" calcext:value-type="float">
            <text:p>1.8711057475249</text:p>
          </table:table-cell>
          <table:table-cell table:formula="of:=([.C186]-[.B186])" office:value-type="float" office:value="-131.75067613545" calcext:value-type="float">
            <text:p>-131.751</text:p>
          </table:table-cell>
          <table:table-cell/>
          <table:table-cell table:style-name="Default" office:value-type="float" office:value="0.360732691093523" calcext:value-type="float">
            <text:p>0.360732691093523</text:p>
          </table:table-cell>
          <table:table-cell table:style-name="Default" office:value-type="float" office:value="0.959078423114303" calcext:value-type="float">
            <text:p>0.959078423114303</text:p>
          </table:table-cell>
          <table:table-cell table:formula="of:=([.G186]-[.F186])" office:value-type="float" office:value="0.59834573202078" calcext:value-type="float">
            <text:p>0.598</text:p>
          </table:table-cell>
          <table:table-cell/>
          <table:table-cell table:style-name="Default" office:value-type="float" office:value="0.405103693868049" calcext:value-type="float">
            <text:p>0.405103693868049</text:p>
          </table:table-cell>
          <table:table-cell table:style-name="Default" office:value-type="float" office:value="0.865435584739533" calcext:value-type="float">
            <text:p>0.865435584739533</text:p>
          </table:table-cell>
          <table:table-cell table:formula="of:=([.K186]-[.J186])" office:value-type="float" office:value="0.460331890871484" calcext:value-type="float">
            <text:p>0.460</text:p>
          </table:table-cell>
          <table:table-cell/>
          <table:table-cell table:style-name="Default" office:value-type="float" office:value="0.399906128042716" calcext:value-type="float">
            <text:p>0.399906128042716</text:p>
          </table:table-cell>
          <table:table-cell table:style-name="Default" office:value-type="float" office:value="0.754535739193453" calcext:value-type="float">
            <text:p>0.754535739193453</text:p>
          </table:table-cell>
          <table:table-cell table:number-columns-repeated="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83334603176125" calcext:value-type="float">
            <text:p>0.283334603176125</text:p>
          </table:table-cell>
          <table:table-cell table:style-name="Default" office:value-type="float" office:value="0.803600596386746" calcext:value-type="float">
            <text:p>0.803600596386746</text:p>
          </table:table-cell>
          <table:table-cell table:formula="of:=([.C187]-[.B187])" office:value-type="float" office:value="0.520265993210621" calcext:value-type="float">
            <text:p>0.520</text:p>
          </table:table-cell>
          <table:table-cell/>
          <table:table-cell table:style-name="Default" office:value-type="float" office:value="0.263494077799579" calcext:value-type="float">
            <text:p>0.263494077799579</text:p>
          </table:table-cell>
          <table:table-cell table:style-name="Default" office:value-type="float" office:value="0.691294602114646" calcext:value-type="float">
            <text:p>0.691294602114646</text:p>
          </table:table-cell>
          <table:table-cell table:formula="of:=([.G187]-[.F187])" office:value-type="float" office:value="0.427800524315067" calcext:value-type="float">
            <text:p>0.428</text:p>
          </table:table-cell>
          <table:table-cell/>
          <table:table-cell table:style-name="Default" office:value-type="float" office:value="0.261340391655718" calcext:value-type="float">
            <text:p>0.261340391655718</text:p>
          </table:table-cell>
          <table:table-cell table:style-name="Default" office:value-type="float" office:value="0.634909728599416" calcext:value-type="float">
            <text:p>0.634909728599416</text:p>
          </table:table-cell>
          <table:table-cell table:formula="of:=([.K187]-[.J187])" office:value-type="float" office:value="0.373569336943698" calcext:value-type="float">
            <text:p>0.374</text:p>
          </table:table-cell>
          <table:table-cell/>
          <table:table-cell table:style-name="Default" office:value-type="float" office:value="0.261573330813562" calcext:value-type="float">
            <text:p>0.261573330813562</text:p>
          </table:table-cell>
          <table:table-cell table:style-name="Default" office:value-type="float" office:value="0.602772925277973" calcext:value-type="float">
            <text:p>0.602772925277973</text:p>
          </table:table-cell>
          <table:table-cell table:number-columns-repeated="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59171149483915" calcext:value-type="float">
            <text:p>0.045917114948392</text:p>
          </table:table-cell>
          <table:table-cell table:style-name="Default" office:value-type="float" office:value="0.117975743571043" calcext:value-type="float">
            <text:p>0.117975743571043</text:p>
          </table:table-cell>
          <table:table-cell table:formula="of:=([.C188]-[.B188])" office:value-type="float" office:value="0.0720586286226515" calcext:value-type="float">
            <text:p>0.072</text:p>
          </table:table-cell>
          <table:table-cell/>
          <table:table-cell table:style-name="Default" office:value-type="float" office:value="0.0463246264595107" calcext:value-type="float">
            <text:p>0.046324626459511</text:p>
          </table:table-cell>
          <table:table-cell table:style-name="Default" office:value-type="float" office:value="0.122267304144028" calcext:value-type="float">
            <text:p>0.122267304144028</text:p>
          </table:table-cell>
          <table:table-cell table:formula="of:=([.G188]-[.F188])" office:value-type="float" office:value="0.0759426776845173" calcext:value-type="float">
            <text:p>0.076</text:p>
          </table:table-cell>
          <table:table-cell/>
          <table:table-cell table:style-name="Default" office:value-type="float" office:value="0.0462460324761953" calcext:value-type="float">
            <text:p>0.046246032476195</text:p>
          </table:table-cell>
          <table:table-cell table:style-name="Default" office:value-type="float" office:value="0.116198675150046" calcext:value-type="float">
            <text:p>0.116198675150046</text:p>
          </table:table-cell>
          <table:table-cell table:formula="of:=([.K188]-[.J188])" office:value-type="float" office:value="0.0699526426738507" calcext:value-type="float">
            <text:p>0.070</text:p>
          </table:table-cell>
          <table:table-cell/>
          <table:table-cell table:style-name="Default" office:value-type="float" office:value="0.0462633523366372" calcext:value-type="float">
            <text:p>0.046263352336637</text:p>
          </table:table-cell>
          <table:table-cell table:style-name="Default" office:value-type="float" office:value="0.117334238053644" calcext:value-type="float">
            <text:p>0.117334238053644</text:p>
          </table:table-cell>
          <table:table-cell table:number-columns-repeated="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691682861262616" calcext:value-type="float">
            <text:p>0.069168286126262</text:p>
          </table:table-cell>
          <table:table-cell table:style-name="Default" office:value-type="float" office:value="0.165121425513658" calcext:value-type="float">
            <text:p>0.165121425513658</text:p>
          </table:table-cell>
          <table:table-cell table:formula="of:=([.C189]-[.B189])" office:value-type="float" office:value="0.0959531393873964" calcext:value-type="float">
            <text:p>0.096</text:p>
          </table:table-cell>
          <table:table-cell/>
          <table:table-cell table:style-name="Default" office:value-type="float" office:value="0.0697009734203138" calcext:value-type="float">
            <text:p>0.069700973420314</text:p>
          </table:table-cell>
          <table:table-cell table:style-name="Default" office:value-type="float" office:value="0.183263099610665" calcext:value-type="float">
            <text:p>0.183263099610665</text:p>
          </table:table-cell>
          <table:table-cell table:formula="of:=([.G189]-[.F189])" office:value-type="float" office:value="0.113562126190351" calcext:value-type="float">
            <text:p>0.114</text:p>
          </table:table-cell>
          <table:table-cell/>
          <table:table-cell table:style-name="Default" office:value-type="float" office:value="0.0695950817179414" calcext:value-type="float">
            <text:p>0.069595081717941</text:p>
          </table:table-cell>
          <table:table-cell table:style-name="Default" office:value-type="float" office:value="0.168592718412336" calcext:value-type="float">
            <text:p>0.168592718412336</text:p>
          </table:table-cell>
          <table:table-cell table:formula="of:=([.K189]-[.J189])" office:value-type="float" office:value="0.0989976366943946" calcext:value-type="float">
            <text:p>0.099</text:p>
          </table:table-cell>
          <table:table-cell/>
          <table:table-cell table:style-name="Default" office:value-type="float" office:value="0.0696619841060803" calcext:value-type="float">
            <text:p>0.06966198410608</text:p>
          </table:table-cell>
          <table:table-cell table:style-name="Default" office:value-type="float" office:value="0.165066159660015" calcext:value-type="float">
            <text:p>0.165066159660015</text:p>
          </table:table-cell>
          <table:table-cell table:number-columns-repeated="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03744100891795" calcext:value-type="float">
            <text:p>0.303744100891795</text:p>
          </table:table-cell>
          <table:table-cell table:style-name="Default" office:value-type="float" office:value="1.19384066415709" calcext:value-type="float">
            <text:p>1.19384066415709</text:p>
          </table:table-cell>
          <table:table-cell table:formula="of:=([.C190]-[.B190])" office:value-type="float" office:value="0.890096563265295" calcext:value-type="float">
            <text:p>0.890</text:p>
          </table:table-cell>
          <table:table-cell/>
          <table:table-cell table:style-name="Default" office:value-type="float" office:value="0.285099575544358" calcext:value-type="float">
            <text:p>0.285099575544358</text:p>
          </table:table-cell>
          <table:table-cell table:style-name="Default" office:value-type="float" office:value="0.758017483215261" calcext:value-type="float">
            <text:p>0.758017483215261</text:p>
          </table:table-cell>
          <table:table-cell table:formula="of:=([.G190]-[.F190])" office:value-type="float" office:value="0.472917907670903" calcext:value-type="float">
            <text:p>0.473</text:p>
          </table:table-cell>
          <table:table-cell/>
          <table:table-cell table:style-name="Default" office:value-type="float" office:value="0.289257380354902" calcext:value-type="float">
            <text:p>0.289257380354902</text:p>
          </table:table-cell>
          <table:table-cell table:style-name="Default" office:value-type="float" office:value="0.721029918429519" calcext:value-type="float">
            <text:p>0.721029918429519</text:p>
          </table:table-cell>
          <table:table-cell table:formula="of:=([.K190]-[.J190])" office:value-type="float" office:value="0.431772538074617" calcext:value-type="float">
            <text:p>0.432</text:p>
          </table:table-cell>
          <table:table-cell/>
          <table:table-cell table:style-name="Default" office:value-type="float" office:value="0.287579632766202" calcext:value-type="float">
            <text:p>0.287579632766202</text:p>
          </table:table-cell>
          <table:table-cell table:style-name="Default" office:value-type="float" office:value="0.732746151187537" calcext:value-type="float">
            <text:p>0.732746151187537</text:p>
          </table:table-cell>
          <table:table-cell table:number-columns-repeated="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0128122865867" calcext:value-type="float">
            <text:p>0.130128122865867</text:p>
          </table:table-cell>
          <table:table-cell table:style-name="Default" office:value-type="float" office:value="0.303716503645264" calcext:value-type="float">
            <text:p>0.303716503645264</text:p>
          </table:table-cell>
          <table:table-cell table:formula="of:=([.C191]-[.B191])" office:value-type="float" office:value="0.173588380779397" calcext:value-type="float">
            <text:p>0.174</text:p>
          </table:table-cell>
          <table:table-cell/>
          <table:table-cell table:style-name="Default" office:value-type="float" office:value="0.125848589071511" calcext:value-type="float">
            <text:p>0.125848589071511</text:p>
          </table:table-cell>
          <table:table-cell table:style-name="Default" office:value-type="float" office:value="0.331824596693531" calcext:value-type="float">
            <text:p>0.331824596693531</text:p>
          </table:table-cell>
          <table:table-cell table:formula="of:=([.G191]-[.F191])" office:value-type="float" office:value="0.20597600762202" calcext:value-type="float">
            <text:p>0.206</text:p>
          </table:table-cell>
          <table:table-cell/>
          <table:table-cell table:style-name="Default" office:value-type="float" office:value="0.125510305491932" calcext:value-type="float">
            <text:p>0.125510305491932</text:p>
          </table:table-cell>
          <table:table-cell table:style-name="Default" office:value-type="float" office:value="0.280102443377378" calcext:value-type="float">
            <text:p>0.280102443377378</text:p>
          </table:table-cell>
          <table:table-cell table:formula="of:=([.K191]-[.J191])" office:value-type="float" office:value="0.154592137885446" calcext:value-type="float">
            <text:p>0.155</text:p>
          </table:table-cell>
          <table:table-cell/>
          <table:table-cell table:style-name="Default" office:value-type="float" office:value="0.126131421759217" calcext:value-type="float">
            <text:p>0.126131421759217</text:p>
          </table:table-cell>
          <table:table-cell table:style-name="Default" office:value-type="float" office:value="0.282711329687444" calcext:value-type="float">
            <text:p>0.282711329687444</text:p>
          </table:table-cell>
          <table:table-cell table:number-columns-repeated="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6767070700916" calcext:value-type="float">
            <text:p>0.26767070700916</text:p>
          </table:table-cell>
          <table:table-cell table:style-name="Default" office:value-type="float" office:value="1.15415748815652" calcext:value-type="float">
            <text:p>1.15415748815652</text:p>
          </table:table-cell>
          <table:table-cell table:formula="of:=([.C192]-[.B192])" office:value-type="float" office:value="0.88648678114736" calcext:value-type="float">
            <text:p>0.886</text:p>
          </table:table-cell>
          <table:table-cell/>
          <table:table-cell table:style-name="Default" office:value-type="float" office:value="0.24604129146712" calcext:value-type="float">
            <text:p>0.24604129146712</text:p>
          </table:table-cell>
          <table:table-cell table:style-name="Default" office:value-type="float" office:value="0.648620657579428" calcext:value-type="float">
            <text:p>0.648620657579428</text:p>
          </table:table-cell>
          <table:table-cell table:formula="of:=([.G192]-[.F192])" office:value-type="float" office:value="0.402579366112308" calcext:value-type="float">
            <text:p>0.403</text:p>
          </table:table-cell>
          <table:table-cell/>
          <table:table-cell table:style-name="Default" office:value-type="float" office:value="0.243995118800781" calcext:value-type="float">
            <text:p>0.243995118800781</text:p>
          </table:table-cell>
          <table:table-cell table:style-name="Default" office:value-type="float" office:value="0.813473396624458" calcext:value-type="float">
            <text:p>0.813473396624458</text:p>
          </table:table-cell>
          <table:table-cell table:formula="of:=([.K192]-[.J192])" office:value-type="float" office:value="0.569478277823677" calcext:value-type="float">
            <text:p>0.569</text:p>
          </table:table-cell>
          <table:table-cell/>
          <table:table-cell table:style-name="Default" office:value-type="float" office:value="0.246624012662574" calcext:value-type="float">
            <text:p>0.246624012662574</text:p>
          </table:table-cell>
          <table:table-cell table:style-name="Default" office:value-type="float" office:value="0.834761952324846" calcext:value-type="float">
            <text:p>0.834761952324846</text:p>
          </table:table-cell>
          <table:table-cell table:number-columns-repeated="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328271726426468" calcext:value-type="float">
            <text:p>0.032827172642647</text:p>
          </table:table-cell>
          <table:table-cell table:style-name="Default" office:value-type="float" office:value="0.083226811475343" calcext:value-type="float">
            <text:p>0.083226811475343</text:p>
          </table:table-cell>
          <table:table-cell table:formula="of:=([.C193]-[.B193])" office:value-type="float" office:value="0.0503996388326962" calcext:value-type="float">
            <text:p>0.050</text:p>
          </table:table-cell>
          <table:table-cell/>
          <table:table-cell table:style-name="Default" office:value-type="float" office:value="0.0329732559567777" calcext:value-type="float">
            <text:p>0.032973255956778</text:p>
          </table:table-cell>
          <table:table-cell table:style-name="Default" office:value-type="float" office:value="0.0868839388149377" calcext:value-type="float">
            <text:p>0.086883938814938</text:p>
          </table:table-cell>
          <table:table-cell table:formula="of:=([.G193]-[.F193])" office:value-type="float" office:value="0.05391068285816" calcext:value-type="float">
            <text:p>0.054</text:p>
          </table:table-cell>
          <table:table-cell/>
          <table:table-cell table:style-name="Default" office:value-type="float" office:value="0.0329844782394553" calcext:value-type="float">
            <text:p>0.032984478239455</text:p>
          </table:table-cell>
          <table:table-cell table:style-name="Default" office:value-type="float" office:value="0.0827962745654486" calcext:value-type="float">
            <text:p>0.082796274565449</text:p>
          </table:table-cell>
          <table:table-cell table:formula="of:=([.K193]-[.J193])" office:value-type="float" office:value="0.0498117963259933" calcext:value-type="float">
            <text:p>0.050</text:p>
          </table:table-cell>
          <table:table-cell/>
          <table:table-cell table:style-name="Default" office:value-type="float" office:value="0.0330531093767164" calcext:value-type="float">
            <text:p>0.033053109376716</text:p>
          </table:table-cell>
          <table:table-cell table:style-name="Default" office:value-type="float" office:value="0.0830754143028031" calcext:value-type="float">
            <text:p>0.083075414302803</text:p>
          </table:table-cell>
          <table:table-cell table:number-columns-repeated="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26568917214118" calcext:value-type="float">
            <text:p>0.012656891721412</text:p>
          </table:table-cell>
          <table:table-cell table:style-name="Default" office:value-type="float" office:value="0.0336331486434631" calcext:value-type="float">
            <text:p>0.033633148643463</text:p>
          </table:table-cell>
          <table:table-cell table:formula="of:=([.C194]-[.B194])" office:value-type="float" office:value="0.0209762569220513" calcext:value-type="float">
            <text:p>0.021</text:p>
          </table:table-cell>
          <table:table-cell/>
          <table:table-cell table:style-name="Default" office:value-type="float" office:value="0.0126205188735756" calcext:value-type="float">
            <text:p>0.012620518873576</text:p>
          </table:table-cell>
          <table:table-cell table:style-name="Default" office:value-type="float" office:value="0.0332558824426447" calcext:value-type="float">
            <text:p>0.033255882442645</text:p>
          </table:table-cell>
          <table:table-cell table:formula="of:=([.G194]-[.F194])" office:value-type="float" office:value="0.0206353635690691" calcext:value-type="float">
            <text:p>0.021</text:p>
          </table:table-cell>
          <table:table-cell/>
          <table:table-cell table:style-name="Default" office:value-type="float" office:value="0.0126549265457938" calcext:value-type="float">
            <text:p>0.012654926545794</text:p>
          </table:table-cell>
          <table:table-cell table:style-name="Default" office:value-type="float" office:value="0.0336310706704033" calcext:value-type="float">
            <text:p>0.033631070670403</text:p>
          </table:table-cell>
          <table:table-cell table:formula="of:=([.K194]-[.J194])" office:value-type="float" office:value="0.0209761441246095" calcext:value-type="float">
            <text:p>0.021</text:p>
          </table:table-cell>
          <table:table-cell/>
          <table:table-cell table:style-name="Default" office:value-type="float" office:value="0.012650253204442" calcext:value-type="float">
            <text:p>0.012650253204442</text:p>
          </table:table-cell>
          <table:table-cell table:style-name="Default" office:value-type="float" office:value="0.033644381776215" calcext:value-type="float">
            <text:p>0.033644381776215</text:p>
          </table:table-cell>
          <table:table-cell table:number-columns-repeated="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68246540785682" calcext:value-type="float">
            <text:p>0.056824654078568</text:p>
          </table:table-cell>
          <table:table-cell table:style-name="Default" office:value-type="float" office:value="0.160230503628516" calcext:value-type="float">
            <text:p>0.160230503628516</text:p>
          </table:table-cell>
          <table:table-cell table:formula="of:=([.C195]-[.B195])" office:value-type="float" office:value="0.103405849549948" calcext:value-type="float">
            <text:p>0.103</text:p>
          </table:table-cell>
          <table:table-cell/>
          <table:table-cell table:style-name="Default" office:value-type="float" office:value="0.0566877521656705" calcext:value-type="float">
            <text:p>0.056687752165671</text:p>
          </table:table-cell>
          <table:table-cell table:style-name="Default" office:value-type="float" office:value="0.148990779664244" calcext:value-type="float">
            <text:p>0.148990779664244</text:p>
          </table:table-cell>
          <table:table-cell table:formula="of:=([.G195]-[.F195])" office:value-type="float" office:value="0.0923030274985735" calcext:value-type="float">
            <text:p>0.092</text:p>
          </table:table-cell>
          <table:table-cell/>
          <table:table-cell table:style-name="Default" office:value-type="float" office:value="0.0566213289455805" calcext:value-type="float">
            <text:p>0.056621328945581</text:p>
          </table:table-cell>
          <table:table-cell table:style-name="Default" office:value-type="float" office:value="0.157243406682006" calcext:value-type="float">
            <text:p>0.157243406682006</text:p>
          </table:table-cell>
          <table:table-cell table:formula="of:=([.K195]-[.J195])" office:value-type="float" office:value="0.100622077736426" calcext:value-type="float">
            <text:p>0.101</text:p>
          </table:table-cell>
          <table:table-cell/>
          <table:table-cell table:style-name="Default" office:value-type="float" office:value="0.0566105656754785" calcext:value-type="float">
            <text:p>0.056610565675479</text:p>
          </table:table-cell>
          <table:table-cell table:style-name="Default" office:value-type="float" office:value="0.161257122804261" calcext:value-type="float">
            <text:p>0.161257122804261</text:p>
          </table:table-cell>
          <table:table-cell table:number-columns-repeated="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107995859377376" calcext:value-type="float">
            <text:p>0.010799585937738</text:p>
          </table:table-cell>
          <table:table-cell table:style-name="Default" office:value-type="float" office:value="0.0285704122150661" calcext:value-type="float">
            <text:p>0.028570412215066</text:p>
          </table:table-cell>
          <table:table-cell table:formula="of:=([.C196]-[.B196])" office:value-type="float" office:value="0.0177708262773285" calcext:value-type="float">
            <text:p>0.018</text:p>
          </table:table-cell>
          <table:table-cell/>
          <table:table-cell table:style-name="Default" office:value-type="float" office:value="0.0108093105254647" calcext:value-type="float">
            <text:p>0.010809310525465</text:p>
          </table:table-cell>
          <table:table-cell table:style-name="Default" office:value-type="float" office:value="0.0285701935565591" calcext:value-type="float">
            <text:p>0.028570193556559</text:p>
          </table:table-cell>
          <table:table-cell table:formula="of:=([.G196]-[.F196])" office:value-type="float" office:value="0.0177608830310944" calcext:value-type="float">
            <text:p>0.018</text:p>
          </table:table-cell>
          <table:table-cell/>
          <table:table-cell table:style-name="Default" office:value-type="float" office:value="0.0108135907949592" calcext:value-type="float">
            <text:p>0.010813590794959</text:p>
          </table:table-cell>
          <table:table-cell table:style-name="Default" office:value-type="float" office:value="0.0285606780587892" calcext:value-type="float">
            <text:p>0.028560678058789</text:p>
          </table:table-cell>
          <table:table-cell table:formula="of:=([.K196]-[.J196])" office:value-type="float" office:value="0.01774708726383" calcext:value-type="float">
            <text:p>0.018</text:p>
          </table:table-cell>
          <table:table-cell/>
          <table:table-cell table:style-name="Default" office:value-type="float" office:value="0.0108097915548089" calcext:value-type="float">
            <text:p>0.010809791554809</text:p>
          </table:table-cell>
          <table:table-cell table:style-name="Default" office:value-type="float" office:value="0.0286698541537315" calcext:value-type="float">
            <text:p>0.028669854153732</text:p>
          </table:table-cell>
          <table:table-cell table:number-columns-repeated="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21589320834454" calcext:value-type="float">
            <text:p>0.012158932083445</text:p>
          </table:table-cell>
          <table:table-cell table:style-name="Default" office:value-type="float" office:value="0.0322547871315504" calcext:value-type="float">
            <text:p>0.03225478713155</text:p>
          </table:table-cell>
          <table:table-cell table:formula="of:=([.C197]-[.B197])" office:value-type="float" office:value="0.020095855048105" calcext:value-type="float">
            <text:p>0.020</text:p>
          </table:table-cell>
          <table:table-cell/>
          <table:table-cell table:style-name="Default" office:value-type="float" office:value="0.0121701427971059" calcext:value-type="float">
            <text:p>0.012170142797106</text:p>
          </table:table-cell>
          <table:table-cell table:style-name="Default" office:value-type="float" office:value="0.0321869336408632" calcext:value-type="float">
            <text:p>0.032186933640863</text:p>
          </table:table-cell>
          <table:table-cell table:formula="of:=([.G197]-[.F197])" office:value-type="float" office:value="0.0200167908437573" calcext:value-type="float">
            <text:p>0.020</text:p>
          </table:table-cell>
          <table:table-cell/>
          <table:table-cell table:style-name="Default" office:value-type="float" office:value="0.0121933867945615" calcext:value-type="float">
            <text:p>0.012193386794562</text:p>
          </table:table-cell>
          <table:table-cell table:style-name="Default" office:value-type="float" office:value="0.032280401513067" calcext:value-type="float">
            <text:p>0.032280401513067</text:p>
          </table:table-cell>
          <table:table-cell table:formula="of:=([.K197]-[.J197])" office:value-type="float" office:value="0.0200870147185055" calcext:value-type="float">
            <text:p>0.020</text:p>
          </table:table-cell>
          <table:table-cell/>
          <table:table-cell table:style-name="Default" office:value-type="float" office:value="0.0121975416636174" calcext:value-type="float">
            <text:p>0.012197541663617</text:p>
          </table:table-cell>
          <table:table-cell table:style-name="Default" office:value-type="float" office:value="0.0323803596250725" calcext:value-type="float">
            <text:p>0.032380359625073</text:p>
          </table:table-cell>
          <table:table-cell table:number-columns-repeated="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12.74023993067" calcext:value-type="float">
            <text:p>3712.74023993067</text:p>
          </table:table-cell>
          <table:table-cell table:style-name="Default" office:value-type="float" office:value="26233.3955425129" calcext:value-type="float">
            <text:p>26233.3955425129</text:p>
          </table:table-cell>
          <table:table-cell table:formula="of:=([.C198]-[.B198])" office:value-type="float" office:value="22520.6553025822" calcext:value-type="float">
            <text:p>22520.655</text:p>
          </table:table-cell>
          <table:table-cell/>
          <table:table-cell table:style-name="Default" office:value-type="float" office:value="258.792895497525" calcext:value-type="float">
            <text:p>258.792895497525</text:p>
          </table:table-cell>
          <table:table-cell table:style-name="Default" office:value-type="float" office:value="802.646788509367" calcext:value-type="float">
            <text:p>802.646788509367</text:p>
          </table:table-cell>
          <table:table-cell table:formula="of:=([.G198]-[.F198])" office:value-type="float" office:value="543.853893011842" calcext:value-type="float">
            <text:p>543.854</text:p>
          </table:table-cell>
          <table:table-cell/>
          <table:table-cell table:style-name="Default" office:value-type="float" office:value="195.757564093184" calcext:value-type="float">
            <text:p>195.757564093184</text:p>
          </table:table-cell>
          <table:table-cell table:style-name="Default" office:value-type="float" office:value="435.991601597985" calcext:value-type="float">
            <text:p>435.991601597985</text:p>
          </table:table-cell>
          <table:table-cell table:formula="of:=([.K198]-[.J198])" office:value-type="float" office:value="240.234037504801" calcext:value-type="float">
            <text:p>240.234</text:p>
          </table:table-cell>
          <table:table-cell/>
          <table:table-cell table:style-name="Default" office:value-type="float" office:value="188.146468381288" calcext:value-type="float">
            <text:p>188.146468381288</text:p>
          </table:table-cell>
          <table:table-cell table:style-name="Default" office:value-type="float" office:value="233.604079846846" calcext:value-type="float">
            <text:p>233.604079846846</text:p>
          </table:table-cell>
          <table:table-cell table:number-columns-repeated="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70525715606695" calcext:value-type="float">
            <text:p>3.70525715606695</text:p>
          </table:table-cell>
          <table:table-cell table:style-name="Default" office:value-type="float" office:value="13.2673352297129" calcext:value-type="float">
            <text:p>13.2673352297129</text:p>
          </table:table-cell>
          <table:table-cell table:formula="of:=([.C199]-[.B199])" office:value-type="float" office:value="9.56207807364595" calcext:value-type="float">
            <text:p>9.562</text:p>
          </table:table-cell>
          <table:table-cell/>
          <table:table-cell table:style-name="Default" office:value-type="float" office:value="5.32474891752602" calcext:value-type="float">
            <text:p>5.32474891752602</text:p>
          </table:table-cell>
          <table:table-cell table:style-name="Default" office:value-type="float" office:value="29.9694367252951" calcext:value-type="float">
            <text:p>29.9694367252951</text:p>
          </table:table-cell>
          <table:table-cell table:formula="of:=([.G199]-[.F199])" office:value-type="float" office:value="24.6446878077691" calcext:value-type="float">
            <text:p>24.645</text:p>
          </table:table-cell>
          <table:table-cell/>
          <table:table-cell table:style-name="Default" office:value-type="float" office:value="3.40743970684505" calcext:value-type="float">
            <text:p>3.40743970684505</text:p>
          </table:table-cell>
          <table:table-cell table:style-name="Default" office:value-type="float" office:value="18.2797292107004" calcext:value-type="float">
            <text:p>18.2797292107004</text:p>
          </table:table-cell>
          <table:table-cell table:formula="of:=([.K199]-[.J199])" office:value-type="float" office:value="14.8722895038554" calcext:value-type="float">
            <text:p>14.872</text:p>
          </table:table-cell>
          <table:table-cell/>
          <table:table-cell table:style-name="Default" office:value-type="float" office:value="5.84823578195308" calcext:value-type="float">
            <text:p>5.84823578195308</text:p>
          </table:table-cell>
          <table:table-cell table:style-name="Default" office:value-type="float" office:value="31.0599635618581" calcext:value-type="float">
            <text:p>31.0599635618581</text:p>
          </table:table-cell>
          <table:table-cell table:number-columns-repeated="1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7500066282315" calcext:value-type="float">
            <text:p>6.77500066282315</text:p>
          </table:table-cell>
          <table:table-cell table:style-name="Default" office:value-type="float" office:value="17.4899662834958" calcext:value-type="float">
            <text:p>17.4899662834958</text:p>
          </table:table-cell>
          <table:table-cell table:formula="of:=([.C200]-[.B200])" office:value-type="float" office:value="10.7149656206727" calcext:value-type="float">
            <text:p>10.715</text:p>
          </table:table-cell>
          <table:table-cell/>
          <table:table-cell table:style-name="Default" office:value-type="float" office:value="12.4247239155102" calcext:value-type="float">
            <text:p>12.4247239155102</text:p>
          </table:table-cell>
          <table:table-cell table:style-name="Default" office:value-type="float" office:value="35.0662428217589" calcext:value-type="float">
            <text:p>35.0662428217589</text:p>
          </table:table-cell>
          <table:table-cell table:formula="of:=([.G200]-[.F200])" office:value-type="float" office:value="22.6415189062487" calcext:value-type="float">
            <text:p>22.642</text:p>
          </table:table-cell>
          <table:table-cell/>
          <table:table-cell table:style-name="Default" office:value-type="float" office:value="28.0272957757014" calcext:value-type="float">
            <text:p>28.0272957757014</text:p>
          </table:table-cell>
          <table:table-cell table:style-name="Default" office:value-type="float" office:value="71.6724075802112" calcext:value-type="float">
            <text:p>71.6724075802112</text:p>
          </table:table-cell>
          <table:table-cell table:formula="of:=([.K200]-[.J200])" office:value-type="float" office:value="43.6451118045098" calcext:value-type="float">
            <text:p>43.645</text:p>
          </table:table-cell>
          <table:table-cell/>
          <table:table-cell table:style-name="Default" office:value-type="float" office:value="25.7573858826491" calcext:value-type="float">
            <text:p>25.7573858826491</text:p>
          </table:table-cell>
          <table:table-cell table:style-name="Default" office:value-type="float" office:value="29.9728365587035" calcext:value-type="float">
            <text:p>29.9728365587035</text:p>
          </table:table-cell>
          <table:table-cell table:number-columns-repeated="1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01953888021685" calcext:value-type="float">
            <text:p>2.01953888021685</text:p>
          </table:table-cell>
          <table:table-cell table:style-name="Default" office:value-type="float" office:value="6.41639914688896" calcext:value-type="float">
            <text:p>6.41639914688896</text:p>
          </table:table-cell>
          <table:table-cell table:formula="of:=([.C201]-[.B201])" office:value-type="float" office:value="4.39686026667211" calcext:value-type="float">
            <text:p>4.397</text:p>
          </table:table-cell>
          <table:table-cell/>
          <table:table-cell table:style-name="Default" office:value-type="float" office:value="2.77373688848001" calcext:value-type="float">
            <text:p>2.77373688848001</text:p>
          </table:table-cell>
          <table:table-cell table:style-name="Default" office:value-type="float" office:value="7.85135431244724" calcext:value-type="float">
            <text:p>7.85135431244724</text:p>
          </table:table-cell>
          <table:table-cell table:formula="of:=([.G201]-[.F201])" office:value-type="float" office:value="5.07761742396723" calcext:value-type="float">
            <text:p>5.078</text:p>
          </table:table-cell>
          <table:table-cell/>
          <table:table-cell table:style-name="Default" office:value-type="float" office:value="2.29013088324063" calcext:value-type="float">
            <text:p>2.29013088324063</text:p>
          </table:table-cell>
          <table:table-cell table:style-name="Default" office:value-type="float" office:value="14.1852190283252" calcext:value-type="float">
            <text:p>14.1852190283252</text:p>
          </table:table-cell>
          <table:table-cell table:formula="of:=([.K201]-[.J201])" office:value-type="float" office:value="11.8950881450846" calcext:value-type="float">
            <text:p>11.895</text:p>
          </table:table-cell>
          <table:table-cell/>
          <table:table-cell table:style-name="Default" office:value-type="float" office:value="1.60850288686105" calcext:value-type="float">
            <text:p>1.60850288686105</text:p>
          </table:table-cell>
          <table:table-cell table:style-name="Default" office:value-type="float" office:value="4.65314173456432" calcext:value-type="float">
            <text:p>4.65314173456432</text:p>
          </table:table-cell>
          <table:table-cell table:number-columns-repeated="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70335986326884" calcext:value-type="float">
            <text:p>3.70335986326884</text:p>
          </table:table-cell>
          <table:table-cell table:style-name="Default" office:value-type="float" office:value="6.34819532840277" calcext:value-type="float">
            <text:p>6.34819532840277</text:p>
          </table:table-cell>
          <table:table-cell table:formula="of:=([.C202]-[.B202])" office:value-type="float" office:value="2.64483546513393" calcext:value-type="float">
            <text:p>2.645</text:p>
          </table:table-cell>
          <table:table-cell/>
          <table:table-cell table:style-name="Default" office:value-type="float" office:value="5.04810960952904" calcext:value-type="float">
            <text:p>5.04810960952904</text:p>
          </table:table-cell>
          <table:table-cell table:style-name="Default" office:value-type="float" office:value="12.9505260936559" calcext:value-type="float">
            <text:p>12.9505260936559</text:p>
          </table:table-cell>
          <table:table-cell table:formula="of:=([.G202]-[.F202])" office:value-type="float" office:value="7.90241648412686" calcext:value-type="float">
            <text:p>7.902</text:p>
          </table:table-cell>
          <table:table-cell/>
          <table:table-cell table:style-name="Default" office:value-type="float" office:value="5.99398431368709" calcext:value-type="float">
            <text:p>5.99398431368709</text:p>
          </table:table-cell>
          <table:table-cell table:style-name="Default" office:value-type="float" office:value="17.0621853664201" calcext:value-type="float">
            <text:p>17.0621853664201</text:p>
          </table:table-cell>
          <table:table-cell table:formula="of:=([.K202]-[.J202])" office:value-type="float" office:value="11.068201052733" calcext:value-type="float">
            <text:p>11.068</text:p>
          </table:table-cell>
          <table:table-cell/>
          <table:table-cell table:style-name="Default" office:value-type="float" office:value="5.58742095405822" calcext:value-type="float">
            <text:p>5.58742095405822</text:p>
          </table:table-cell>
          <table:table-cell table:style-name="Default" office:value-type="float" office:value="21.9286368490529" calcext:value-type="float">
            <text:p>21.9286368490529</text:p>
          </table:table-cell>
          <table:table-cell table:number-columns-repeated="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.8680951373279" calcext:value-type="float">
            <text:p>52.8680951373279</text:p>
          </table:table-cell>
          <table:table-cell table:style-name="Default" office:value-type="float" office:value="301.220328021303" calcext:value-type="float">
            <text:p>301.220328021303</text:p>
          </table:table-cell>
          <table:table-cell table:formula="of:=([.C203]-[.B203])" office:value-type="float" office:value="248.352232883975" calcext:value-type="float">
            <text:p>248.352</text:p>
          </table:table-cell>
          <table:table-cell/>
          <table:table-cell table:style-name="Default" office:value-type="float" office:value="121.443970379259" calcext:value-type="float">
            <text:p>121.443970379259</text:p>
          </table:table-cell>
          <table:table-cell table:style-name="Default" office:value-type="float" office:value="233.620579088516" calcext:value-type="float">
            <text:p>233.620579088516</text:p>
          </table:table-cell>
          <table:table-cell table:formula="of:=([.G203]-[.F203])" office:value-type="float" office:value="112.176608709257" calcext:value-type="float">
            <text:p>112.177</text:p>
          </table:table-cell>
          <table:table-cell/>
          <table:table-cell table:style-name="Default" office:value-type="float" office:value="43.8079442512766" calcext:value-type="float">
            <text:p>43.8079442512766</text:p>
          </table:table-cell>
          <table:table-cell table:style-name="Default" office:value-type="float" office:value="240.969238640481" calcext:value-type="float">
            <text:p>240.969238640481</text:p>
          </table:table-cell>
          <table:table-cell table:formula="of:=([.K203]-[.J203])" office:value-type="float" office:value="197.161294389204" calcext:value-type="float">
            <text:p>197.161</text:p>
          </table:table-cell>
          <table:table-cell/>
          <table:table-cell table:style-name="Default" office:value-type="float" office:value="38.323985316148" calcext:value-type="float">
            <text:p>38.323985316148</text:p>
          </table:table-cell>
          <table:table-cell table:style-name="Default" office:value-type="float" office:value="122.461612841738" calcext:value-type="float">
            <text:p>122.461612841738</text:p>
          </table:table-cell>
          <table:table-cell table:number-columns-repeated="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84683978669562" calcext:value-type="float">
            <text:p>8.84683978669562</text:p>
          </table:table-cell>
          <table:table-cell table:style-name="Default" office:value-type="float" office:value="14.0491470102217" calcext:value-type="float">
            <text:p>14.0491470102217</text:p>
          </table:table-cell>
          <table:table-cell table:formula="of:=([.C204]-[.B204])" office:value-type="float" office:value="5.20230722352608" calcext:value-type="float">
            <text:p>5.202</text:p>
          </table:table-cell>
          <table:table-cell/>
          <table:table-cell table:style-name="Default" office:value-type="float" office:value="7.79368264278889" calcext:value-type="float">
            <text:p>7.79368264278889</text:p>
          </table:table-cell>
          <table:table-cell table:style-name="Default" office:value-type="float" office:value="16.1061761366556" calcext:value-type="float">
            <text:p>16.1061761366556</text:p>
          </table:table-cell>
          <table:table-cell table:formula="of:=([.G204]-[.F204])" office:value-type="float" office:value="8.31249349386671" calcext:value-type="float">
            <text:p>8.312</text:p>
          </table:table-cell>
          <table:table-cell/>
          <table:table-cell table:style-name="Default" office:value-type="float" office:value="11.9006118402572" calcext:value-type="float">
            <text:p>11.9006118402572</text:p>
          </table:table-cell>
          <table:table-cell table:style-name="Default" office:value-type="float" office:value="22.5256750047571" calcext:value-type="float">
            <text:p>22.5256750047571</text:p>
          </table:table-cell>
          <table:table-cell table:formula="of:=([.K204]-[.J204])" office:value-type="float" office:value="10.6250631644999" calcext:value-type="float">
            <text:p>10.625</text:p>
          </table:table-cell>
          <table:table-cell/>
          <table:table-cell table:style-name="Default" office:value-type="float" office:value="15.865293001794" calcext:value-type="float">
            <text:p>15.865293001794</text:p>
          </table:table-cell>
          <table:table-cell table:style-name="Default" office:value-type="float" office:value="21.6392798326739" calcext:value-type="float">
            <text:p>21.6392798326739</text:p>
          </table:table-cell>
          <table:table-cell table:number-columns-repeated="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48693956850388" calcext:value-type="float">
            <text:p>6.48693956850388</text:p>
          </table:table-cell>
          <table:table-cell table:style-name="Default" office:value-type="float" office:value="63.9912770528313" calcext:value-type="float">
            <text:p>63.9912770528313</text:p>
          </table:table-cell>
          <table:table-cell table:formula="of:=([.C205]-[.B205])" office:value-type="float" office:value="57.5043374843274" calcext:value-type="float">
            <text:p>57.504</text:p>
          </table:table-cell>
          <table:table-cell/>
          <table:table-cell table:style-name="Default" office:value-type="float" office:value="16.8353951165259" calcext:value-type="float">
            <text:p>16.8353951165259</text:p>
          </table:table-cell>
          <table:table-cell table:style-name="Default" office:value-type="float" office:value="40.4430860711813" calcext:value-type="float">
            <text:p>40.4430860711813</text:p>
          </table:table-cell>
          <table:table-cell table:formula="of:=([.G205]-[.F205])" office:value-type="float" office:value="23.6076909546554" calcext:value-type="float">
            <text:p>23.608</text:p>
          </table:table-cell>
          <table:table-cell/>
          <table:table-cell table:style-name="Default" office:value-type="float" office:value="22.0193850400552" calcext:value-type="float">
            <text:p>22.0193850400552</text:p>
          </table:table-cell>
          <table:table-cell table:style-name="Default" office:value-type="float" office:value="72.6515876251329" calcext:value-type="float">
            <text:p>72.6515876251329</text:p>
          </table:table-cell>
          <table:table-cell table:formula="of:=([.K205]-[.J205])" office:value-type="float" office:value="50.6322025850777" calcext:value-type="float">
            <text:p>50.632</text:p>
          </table:table-cell>
          <table:table-cell/>
          <table:table-cell table:style-name="Default" office:value-type="float" office:value="26.6410007908815" calcext:value-type="float">
            <text:p>26.6410007908815</text:p>
          </table:table-cell>
          <table:table-cell table:style-name="Default" office:value-type="float" office:value="113.478975465591" calcext:value-type="float">
            <text:p>113.478975465591</text:p>
          </table:table-cell>
          <table:table-cell table:number-columns-repeated="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27397395996578" calcext:value-type="float">
            <text:p>1.27397395996578</text:p>
          </table:table-cell>
          <table:table-cell table:style-name="Default" office:value-type="float" office:value="5.74152764519477" calcext:value-type="float">
            <text:p>5.74152764519477</text:p>
          </table:table-cell>
          <table:table-cell table:formula="of:=([.C206]-[.B206])" office:value-type="float" office:value="4.46755368522899" calcext:value-type="float">
            <text:p>4.468</text:p>
          </table:table-cell>
          <table:table-cell/>
          <table:table-cell table:style-name="Default" office:value-type="float" office:value="1.19625836425282" calcext:value-type="float">
            <text:p>1.19625836425282</text:p>
          </table:table-cell>
          <table:table-cell table:style-name="Default" office:value-type="float" office:value="3.12502300066887" calcext:value-type="float">
            <text:p>3.12502300066887</text:p>
          </table:table-cell>
          <table:table-cell table:formula="of:=([.G206]-[.F206])" office:value-type="float" office:value="1.92876463641605" calcext:value-type="float">
            <text:p>1.929</text:p>
          </table:table-cell>
          <table:table-cell/>
          <table:table-cell table:style-name="Default" office:value-type="float" office:value="1.21153839535138" calcext:value-type="float">
            <text:p>1.21153839535138</text:p>
          </table:table-cell>
          <table:table-cell table:style-name="Default" office:value-type="float" office:value="4.28176602681343" calcext:value-type="float">
            <text:p>4.28176602681343</text:p>
          </table:table-cell>
          <table:table-cell table:formula="of:=([.K206]-[.J206])" office:value-type="float" office:value="3.07022763146205" calcext:value-type="float">
            <text:p>3.070</text:p>
          </table:table-cell>
          <table:table-cell/>
          <table:table-cell table:style-name="Default" office:value-type="float" office:value="1.25815787284896" calcext:value-type="float">
            <text:p>1.25815787284896</text:p>
          </table:table-cell>
          <table:table-cell table:style-name="Default" office:value-type="float" office:value="13.8019485605705" calcext:value-type="float">
            <text:p>13.8019485605705</text:p>
          </table:table-cell>
          <table:table-cell table:number-columns-repeated="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40496357450868" calcext:value-type="float">
            <text:p>2.40496357450868</text:p>
          </table:table-cell>
          <table:table-cell table:style-name="Default" office:value-type="float" office:value="5.8567387191132" calcext:value-type="float">
            <text:p>5.8567387191132</text:p>
          </table:table-cell>
          <table:table-cell table:formula="of:=([.C207]-[.B207])" office:value-type="float" office:value="3.45177514460452" calcext:value-type="float">
            <text:p>3.452</text:p>
          </table:table-cell>
          <table:table-cell/>
          <table:table-cell table:style-name="Default" office:value-type="float" office:value="2.07062805402618" calcext:value-type="float">
            <text:p>2.07062805402618</text:p>
          </table:table-cell>
          <table:table-cell table:style-name="Default" office:value-type="float" office:value="4.19431911562535" calcext:value-type="float">
            <text:p>4.19431911562535</text:p>
          </table:table-cell>
          <table:table-cell table:formula="of:=([.G207]-[.F207])" office:value-type="float" office:value="2.12369106159917" calcext:value-type="float">
            <text:p>2.124</text:p>
          </table:table-cell>
          <table:table-cell/>
          <table:table-cell table:style-name="Default" office:value-type="float" office:value="2.00360621103176" calcext:value-type="float">
            <text:p>2.00360621103176</text:p>
          </table:table-cell>
          <table:table-cell table:style-name="Default" office:value-type="float" office:value="4.30315300460912" calcext:value-type="float">
            <text:p>4.30315300460912</text:p>
          </table:table-cell>
          <table:table-cell table:formula="of:=([.K207]-[.J207])" office:value-type="float" office:value="2.29954679357736" calcext:value-type="float">
            <text:p>2.300</text:p>
          </table:table-cell>
          <table:table-cell/>
          <table:table-cell table:style-name="Default" office:value-type="float" office:value="1.99335611193835" calcext:value-type="float">
            <text:p>1.99335611193835</text:p>
          </table:table-cell>
          <table:table-cell table:style-name="Default" office:value-type="float" office:value="4.12959553874978" calcext:value-type="float">
            <text:p>4.12959553874978</text:p>
          </table:table-cell>
          <table:table-cell table:number-columns-repeated="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44353865439306" calcext:value-type="float">
            <text:p>3.44353865439306</text:p>
          </table:table-cell>
          <table:table-cell table:style-name="Default" office:value-type="float" office:value="6.12649596315281" calcext:value-type="float">
            <text:p>6.12649596315281</text:p>
          </table:table-cell>
          <table:table-cell table:formula="of:=([.C208]-[.B208])" office:value-type="float" office:value="2.68295730875975" calcext:value-type="float">
            <text:p>2.683</text:p>
          </table:table-cell>
          <table:table-cell/>
          <table:table-cell table:style-name="Default" office:value-type="float" office:value="2.66148357179013" calcext:value-type="float">
            <text:p>2.66148357179013</text:p>
          </table:table-cell>
          <table:table-cell table:style-name="Default" office:value-type="float" office:value="5.24384915107523" calcext:value-type="float">
            <text:p>5.24384915107523</text:p>
          </table:table-cell>
          <table:table-cell table:formula="of:=([.G208]-[.F208])" office:value-type="float" office:value="2.5823655792851" calcext:value-type="float">
            <text:p>2.582</text:p>
          </table:table-cell>
          <table:table-cell/>
          <table:table-cell table:style-name="Default" office:value-type="float" office:value="2.6235940267637" calcext:value-type="float">
            <text:p>2.6235940267637</text:p>
          </table:table-cell>
          <table:table-cell table:style-name="Default" office:value-type="float" office:value="5.50074295337295" calcext:value-type="float">
            <text:p>5.50074295337295</text:p>
          </table:table-cell>
          <table:table-cell table:formula="of:=([.K208]-[.J208])" office:value-type="float" office:value="2.87714892660925" calcext:value-type="float">
            <text:p>2.877</text:p>
          </table:table-cell>
          <table:table-cell/>
          <table:table-cell table:style-name="Default" office:value-type="float" office:value="3.33960575838494" calcext:value-type="float">
            <text:p>3.33960575838494</text:p>
          </table:table-cell>
          <table:table-cell table:style-name="Default" office:value-type="float" office:value="8.00132682625608" calcext:value-type="float">
            <text:p>8.00132682625608</text:p>
          </table:table-cell>
          <table:table-cell table:number-columns-repeated="1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887750295902311" calcext:value-type="float">
            <text:p>0.887750295902311</text:p>
          </table:table-cell>
          <table:table-cell table:style-name="Default" office:value-type="float" office:value="1.66060989032228" calcext:value-type="float">
            <text:p>1.66060989032228</text:p>
          </table:table-cell>
          <table:table-cell table:formula="of:=([.C209]-[.B209])" office:value-type="float" office:value="0.772859594419969" calcext:value-type="float">
            <text:p>0.773</text:p>
          </table:table-cell>
          <table:table-cell/>
          <table:table-cell table:style-name="Default" office:value-type="float" office:value="0.879776138585146" calcext:value-type="float">
            <text:p>0.879776138585146</text:p>
          </table:table-cell>
          <table:table-cell table:style-name="Default" office:value-type="float" office:value="2.0628326073407" calcext:value-type="float">
            <text:p>2.0628326073407</text:p>
          </table:table-cell>
          <table:table-cell table:formula="of:=([.G209]-[.F209])" office:value-type="float" office:value="1.18305646875555" calcext:value-type="float">
            <text:p>1.183</text:p>
          </table:table-cell>
          <table:table-cell/>
          <table:table-cell table:style-name="Default" office:value-type="float" office:value="1.00885876449912" calcext:value-type="float">
            <text:p>1.00885876449912</text:p>
          </table:table-cell>
          <table:table-cell table:style-name="Default" office:value-type="float" office:value="1.71294401239705" calcext:value-type="float">
            <text:p>1.71294401239705</text:p>
          </table:table-cell>
          <table:table-cell table:formula="of:=([.K209]-[.J209])" office:value-type="float" office:value="0.70408524789793" calcext:value-type="float">
            <text:p>0.704</text:p>
          </table:table-cell>
          <table:table-cell/>
          <table:table-cell table:style-name="Default" office:value-type="float" office:value="0.87055283795925" calcext:value-type="float">
            <text:p>0.87055283795925</text:p>
          </table:table-cell>
          <table:table-cell table:style-name="Default" office:value-type="float" office:value="1.86483740189969" calcext:value-type="float">
            <text:p>1.86483740189969</text:p>
          </table:table-cell>
          <table:table-cell table:number-columns-repeated="1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68141956564585" calcext:value-type="float">
            <text:p>1.68141956564585</text:p>
          </table:table-cell>
          <table:table-cell table:style-name="Default" office:value-type="float" office:value="1.6770084332611" calcext:value-type="float">
            <text:p>1.6770084332611</text:p>
          </table:table-cell>
          <table:table-cell table:formula="of:=([.C210]-[.B210])" office:value-type="float" office:value="-0.00441113238474999" calcext:value-type="float">
            <text:p>-0.004</text:p>
          </table:table-cell>
          <table:table-cell/>
          <table:table-cell table:style-name="Default" office:value-type="float" office:value="1.61540797486355" calcext:value-type="float">
            <text:p>1.61540797486355</text:p>
          </table:table-cell>
          <table:table-cell table:style-name="Default" office:value-type="float" office:value="3.40524766276743" calcext:value-type="float">
            <text:p>3.40524766276743</text:p>
          </table:table-cell>
          <table:table-cell table:formula="of:=([.G210]-[.F210])" office:value-type="float" office:value="1.78983968790388" calcext:value-type="float">
            <text:p>1.790</text:p>
          </table:table-cell>
          <table:table-cell/>
          <table:table-cell table:style-name="Default" office:value-type="float" office:value="1.67156523288289" calcext:value-type="float">
            <text:p>1.67156523288289</text:p>
          </table:table-cell>
          <table:table-cell table:style-name="Default" office:value-type="float" office:value="1.74086258198884" calcext:value-type="float">
            <text:p>1.74086258198884</text:p>
          </table:table-cell>
          <table:table-cell table:formula="of:=([.K210]-[.J210])" office:value-type="float" office:value="0.0692973491059501" calcext:value-type="float">
            <text:p>0.069</text:p>
          </table:table-cell>
          <table:table-cell/>
          <table:table-cell table:style-name="Default" office:value-type="float" office:value="1.41260718844478" calcext:value-type="float">
            <text:p>1.41260718844478</text:p>
          </table:table-cell>
          <table:table-cell table:style-name="Default" office:value-type="float" office:value="1.70950841598442" calcext:value-type="float">
            <text:p>1.70950841598442</text:p>
          </table:table-cell>
          <table:table-cell table:number-columns-repeated="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7.2888687846849" calcext:value-type="float">
            <text:p>97.2888687846849</text:p>
          </table:table-cell>
          <table:table-cell table:style-name="Default" office:value-type="float" office:value="2496.06798530989" calcext:value-type="float">
            <text:p>2496.06798530989</text:p>
          </table:table-cell>
          <table:table-cell table:formula="of:=([.C211]-[.B211])" office:value-type="float" office:value="2398.77911652521" calcext:value-type="float">
            <text:p>2398.779</text:p>
          </table:table-cell>
          <table:table-cell/>
          <table:table-cell table:style-name="Default" office:value-type="float" office:value="4.75798929830883" calcext:value-type="float">
            <text:p>4.75798929830883</text:p>
          </table:table-cell>
          <table:table-cell table:style-name="Default" office:value-type="float" office:value="12.4634593622262" calcext:value-type="float">
            <text:p>12.4634593622262</text:p>
          </table:table-cell>
          <table:table-cell table:formula="of:=([.G211]-[.F211])" office:value-type="float" office:value="7.70547006391737" calcext:value-type="float">
            <text:p>7.705</text:p>
          </table:table-cell>
          <table:table-cell/>
          <table:table-cell table:style-name="Default" office:value-type="float" office:value="7.95148186818736" calcext:value-type="float">
            <text:p>7.95148186818736</text:p>
          </table:table-cell>
          <table:table-cell table:style-name="Default" office:value-type="float" office:value="60.5931795485064" calcext:value-type="float">
            <text:p>60.5931795485064</text:p>
          </table:table-cell>
          <table:table-cell table:formula="of:=([.K211]-[.J211])" office:value-type="float" office:value="52.641697680319" calcext:value-type="float">
            <text:p>52.642</text:p>
          </table:table-cell>
          <table:table-cell/>
          <table:table-cell table:style-name="Default" office:value-type="float" office:value="4.45386136038469" calcext:value-type="float">
            <text:p>4.45386136038469</text:p>
          </table:table-cell>
          <table:table-cell table:style-name="Default" office:value-type="float" office:value="21.9490688672814" calcext:value-type="float">
            <text:p>21.9490688672814</text:p>
          </table:table-cell>
          <table:table-cell table:number-columns-repeated="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10346095528553" calcext:value-type="float">
            <text:p>0.210346095528553</text:p>
          </table:table-cell>
          <table:table-cell table:style-name="Default" office:value-type="float" office:value="0.516917874005403" calcext:value-type="float">
            <text:p>0.516917874005403</text:p>
          </table:table-cell>
          <table:table-cell table:formula="of:=([.C212]-[.B212])" office:value-type="float" office:value="0.30657177847685" calcext:value-type="float">
            <text:p>0.307</text:p>
          </table:table-cell>
          <table:table-cell/>
          <table:table-cell table:style-name="Default" office:value-type="float" office:value="0.206425706466179" calcext:value-type="float">
            <text:p>0.206425706466179</text:p>
          </table:table-cell>
          <table:table-cell table:style-name="Default" office:value-type="float" office:value="0.536304372741122" calcext:value-type="float">
            <text:p>0.536304372741122</text:p>
          </table:table-cell>
          <table:table-cell table:formula="of:=([.G212]-[.F212])" office:value-type="float" office:value="0.329878666274943" calcext:value-type="float">
            <text:p>0.330</text:p>
          </table:table-cell>
          <table:table-cell/>
          <table:table-cell table:style-name="Default" office:value-type="float" office:value="0.207465462615102" calcext:value-type="float">
            <text:p>0.207465462615102</text:p>
          </table:table-cell>
          <table:table-cell table:style-name="Default" office:value-type="float" office:value="0.515751500272593" calcext:value-type="float">
            <text:p>0.515751500272593</text:p>
          </table:table-cell>
          <table:table-cell table:formula="of:=([.K212]-[.J212])" office:value-type="float" office:value="0.308286037657491" calcext:value-type="float">
            <text:p>0.308</text:p>
          </table:table-cell>
          <table:table-cell/>
          <table:table-cell table:style-name="Default" office:value-type="float" office:value="0.20351799728772" calcext:value-type="float">
            <text:p>0.20351799728772</text:p>
          </table:table-cell>
          <table:table-cell table:style-name="Default" office:value-type="float" office:value="0.509080527825086" calcext:value-type="float">
            <text:p>0.509080527825086</text:p>
          </table:table-cell>
          <table:table-cell table:number-columns-repeated="1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6777163736015" calcext:value-type="float">
            <text:p>0.996777163736015</text:p>
          </table:table-cell>
          <table:table-cell table:style-name="Default" office:value-type="float" office:value="3.32842269237599" calcext:value-type="float">
            <text:p>3.32842269237599</text:p>
          </table:table-cell>
          <table:table-cell table:formula="of:=([.C213]-[.B213])" office:value-type="float" office:value="2.33164552863997" calcext:value-type="float">
            <text:p>2.332</text:p>
          </table:table-cell>
          <table:table-cell/>
          <table:table-cell table:style-name="Default" office:value-type="float" office:value="1.08179768474076" calcext:value-type="float">
            <text:p>1.08179768474076</text:p>
          </table:table-cell>
          <table:table-cell table:style-name="Default" office:value-type="float" office:value="2.90856679947823" calcext:value-type="float">
            <text:p>2.90856679947823</text:p>
          </table:table-cell>
          <table:table-cell table:formula="of:=([.G213]-[.F213])" office:value-type="float" office:value="1.82676911473747" calcext:value-type="float">
            <text:p>1.827</text:p>
          </table:table-cell>
          <table:table-cell/>
          <table:table-cell table:style-name="Default" office:value-type="float" office:value="1.07087650402091" calcext:value-type="float">
            <text:p>1.07087650402091</text:p>
          </table:table-cell>
          <table:table-cell table:style-name="Default" office:value-type="float" office:value="4.45207797164486" calcext:value-type="float">
            <text:p>4.45207797164486</text:p>
          </table:table-cell>
          <table:table-cell table:formula="of:=([.K213]-[.J213])" office:value-type="float" office:value="3.38120146762395" calcext:value-type="float">
            <text:p>3.381</text:p>
          </table:table-cell>
          <table:table-cell/>
          <table:table-cell table:style-name="Default" office:value-type="float" office:value="0.934910207984907" calcext:value-type="float">
            <text:p>0.934910207984907</text:p>
          </table:table-cell>
          <table:table-cell table:style-name="Default" office:value-type="float" office:value="3.77809400460809" calcext:value-type="float">
            <text:p>3.77809400460809</text:p>
          </table:table-cell>
          <table:table-cell table:number-columns-repeated="1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40393660920507" calcext:value-type="float">
            <text:p>0.140393660920507</text:p>
          </table:table-cell>
          <table:table-cell table:style-name="Default" office:value-type="float" office:value="0.375857306049957" calcext:value-type="float">
            <text:p>0.375857306049957</text:p>
          </table:table-cell>
          <table:table-cell table:formula="of:=([.C214]-[.B214])" office:value-type="float" office:value="0.23546364512945" calcext:value-type="float">
            <text:p>0.235</text:p>
          </table:table-cell>
          <table:table-cell/>
          <table:table-cell table:style-name="Default" office:value-type="float" office:value="0.139649847244489" calcext:value-type="float">
            <text:p>0.139649847244489</text:p>
          </table:table-cell>
          <table:table-cell table:style-name="Default" office:value-type="float" office:value="0.3789182479704" calcext:value-type="float">
            <text:p>0.3789182479704</text:p>
          </table:table-cell>
          <table:table-cell table:formula="of:=([.G214]-[.F214])" office:value-type="float" office:value="0.239268400725911" calcext:value-type="float">
            <text:p>0.239</text:p>
          </table:table-cell>
          <table:table-cell/>
          <table:table-cell table:style-name="Default" office:value-type="float" office:value="0.140266136604983" calcext:value-type="float">
            <text:p>0.140266136604983</text:p>
          </table:table-cell>
          <table:table-cell table:style-name="Default" office:value-type="float" office:value="0.375167183195907" calcext:value-type="float">
            <text:p>0.375167183195907</text:p>
          </table:table-cell>
          <table:table-cell table:formula="of:=([.K214]-[.J214])" office:value-type="float" office:value="0.234901046590924" calcext:value-type="float">
            <text:p>0.235</text:p>
          </table:table-cell>
          <table:table-cell/>
          <table:table-cell table:style-name="Default" office:value-type="float" office:value="0.139764335958627" calcext:value-type="float">
            <text:p>0.139764335958627</text:p>
          </table:table-cell>
          <table:table-cell table:style-name="Default" office:value-type="float" office:value="0.406151220345374" calcext:value-type="float">
            <text:p>0.406151220345374</text:p>
          </table:table-cell>
          <table:table-cell table:number-columns-repeated="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64525614915742" calcext:value-type="float">
            <text:p>0.264525614915742</text:p>
          </table:table-cell>
          <table:table-cell table:style-name="Default" office:value-type="float" office:value="1.27497620083501" calcext:value-type="float">
            <text:p>1.27497620083501</text:p>
          </table:table-cell>
          <table:table-cell table:formula="of:=([.C215]-[.B215])" office:value-type="float" office:value="1.01045058591927" calcext:value-type="float">
            <text:p>1.010</text:p>
          </table:table-cell>
          <table:table-cell/>
          <table:table-cell table:style-name="Default" office:value-type="float" office:value="0.26498591208427" calcext:value-type="float">
            <text:p>0.26498591208427</text:p>
          </table:table-cell>
          <table:table-cell table:style-name="Default" office:value-type="float" office:value="0.724656724639524" calcext:value-type="float">
            <text:p>0.724656724639524</text:p>
          </table:table-cell>
          <table:table-cell table:formula="of:=([.G215]-[.F215])" office:value-type="float" office:value="0.459670812555254" calcext:value-type="float">
            <text:p>0.460</text:p>
          </table:table-cell>
          <table:table-cell/>
          <table:table-cell table:style-name="Default" office:value-type="float" office:value="0.265405565999853" calcext:value-type="float">
            <text:p>0.265405565999853</text:p>
          </table:table-cell>
          <table:table-cell table:style-name="Default" office:value-type="float" office:value="1.47992428118741" calcext:value-type="float">
            <text:p>1.47992428118741</text:p>
          </table:table-cell>
          <table:table-cell table:formula="of:=([.K215]-[.J215])" office:value-type="float" office:value="1.21451871518756" calcext:value-type="float">
            <text:p>1.215</text:p>
          </table:table-cell>
          <table:table-cell/>
          <table:table-cell table:style-name="Default" office:value-type="float" office:value="0.266489367272035" calcext:value-type="float">
            <text:p>0.266489367272035</text:p>
          </table:table-cell>
          <table:table-cell table:style-name="Default" office:value-type="float" office:value="1.26501178439169" calcext:value-type="float">
            <text:p>1.26501178439169</text:p>
          </table:table-cell>
          <table:table-cell table:number-columns-repeated="1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52073935424981" calcext:value-type="float">
            <text:p>1.52073935424981</text:p>
          </table:table-cell>
          <table:table-cell table:style-name="Default" office:value-type="float" office:value="9.76618130428786" calcext:value-type="float">
            <text:p>9.76618130428786</text:p>
          </table:table-cell>
          <table:table-cell table:formula="of:=([.C216]-[.B216])" office:value-type="float" office:value="8.24544195003805" calcext:value-type="float">
            <text:p>8.245</text:p>
          </table:table-cell>
          <table:table-cell/>
          <table:table-cell table:style-name="Default" office:value-type="float" office:value="1.4462680995759" calcext:value-type="float">
            <text:p>1.4462680995759</text:p>
          </table:table-cell>
          <table:table-cell table:style-name="Default" office:value-type="float" office:value="3.79436672426727" calcext:value-type="float">
            <text:p>3.79436672426727</text:p>
          </table:table-cell>
          <table:table-cell table:formula="of:=([.G216]-[.F216])" office:value-type="float" office:value="2.34809862469137" calcext:value-type="float">
            <text:p>2.348</text:p>
          </table:table-cell>
          <table:table-cell/>
          <table:table-cell table:style-name="Default" office:value-type="float" office:value="1.38748840699938" calcext:value-type="float">
            <text:p>1.38748840699938</text:p>
          </table:table-cell>
          <table:table-cell table:style-name="Default" office:value-type="float" office:value="3.43287542462202" calcext:value-type="float">
            <text:p>3.43287542462202</text:p>
          </table:table-cell>
          <table:table-cell table:formula="of:=([.K216]-[.J216])" office:value-type="float" office:value="2.04538701762264" calcext:value-type="float">
            <text:p>2.045</text:p>
          </table:table-cell>
          <table:table-cell/>
          <table:table-cell table:style-name="Default" office:value-type="float" office:value="1.45593260725073" calcext:value-type="float">
            <text:p>1.45593260725073</text:p>
          </table:table-cell>
          <table:table-cell table:style-name="Default" office:value-type="float" office:value="5.00776256740323" calcext:value-type="float">
            <text:p>5.00776256740323</text:p>
          </table:table-cell>
          <table:table-cell table:number-columns-repeated="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78979886402011" calcext:value-type="float">
            <text:p>0.478979886402011</text:p>
          </table:table-cell>
          <table:table-cell table:style-name="Default" office:value-type="float" office:value="2.34445080614789" calcext:value-type="float">
            <text:p>2.34445080614789</text:p>
          </table:table-cell>
          <table:table-cell table:formula="of:=([.C217]-[.B217])" office:value-type="float" office:value="1.86547091974588" calcext:value-type="float">
            <text:p>1.865</text:p>
          </table:table-cell>
          <table:table-cell/>
          <table:table-cell table:style-name="Default" office:value-type="float" office:value="0.469052661057256" calcext:value-type="float">
            <text:p>0.469052661057256</text:p>
          </table:table-cell>
          <table:table-cell table:style-name="Default" office:value-type="float" office:value="1.24461895903198" calcext:value-type="float">
            <text:p>1.24461895903198</text:p>
          </table:table-cell>
          <table:table-cell table:formula="of:=([.G217]-[.F217])" office:value-type="float" office:value="0.775566297974724" calcext:value-type="float">
            <text:p>0.776</text:p>
          </table:table-cell>
          <table:table-cell/>
          <table:table-cell table:style-name="Default" office:value-type="float" office:value="0.46682098656073" calcext:value-type="float">
            <text:p>0.46682098656073</text:p>
          </table:table-cell>
          <table:table-cell table:style-name="Default" office:value-type="float" office:value="1.81836455267421" calcext:value-type="float">
            <text:p>1.81836455267421</text:p>
          </table:table-cell>
          <table:table-cell table:formula="of:=([.K217]-[.J217])" office:value-type="float" office:value="1.35154356611348" calcext:value-type="float">
            <text:p>1.352</text:p>
          </table:table-cell>
          <table:table-cell/>
          <table:table-cell table:style-name="Default" office:value-type="float" office:value="0.463628246245082" calcext:value-type="float">
            <text:p>0.463628246245082</text:p>
          </table:table-cell>
          <table:table-cell table:style-name="Default" office:value-type="float" office:value="1.68261617659328" calcext:value-type="float">
            <text:p>1.68261617659328</text:p>
          </table:table-cell>
          <table:table-cell table:number-columns-repeated="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78989962687178" calcext:value-type="float">
            <text:p>1.78989962687178</text:p>
          </table:table-cell>
          <table:table-cell table:style-name="Default" office:value-type="float" office:value="5.35197281600801" calcext:value-type="float">
            <text:p>5.35197281600801</text:p>
          </table:table-cell>
          <table:table-cell table:formula="of:=([.C218]-[.B218])" office:value-type="float" office:value="3.56207318913623" calcext:value-type="float">
            <text:p>3.562</text:p>
          </table:table-cell>
          <table:table-cell/>
          <table:table-cell table:style-name="Default" office:value-type="float" office:value="2.1483288400302" calcext:value-type="float">
            <text:p>2.1483288400302</text:p>
          </table:table-cell>
          <table:table-cell table:style-name="Default" office:value-type="float" office:value="5.84499999730995" calcext:value-type="float">
            <text:p>5.84499999730995</text:p>
          </table:table-cell>
          <table:table-cell table:formula="of:=([.G218]-[.F218])" office:value-type="float" office:value="3.69667115727975" calcext:value-type="float">
            <text:p>3.697</text:p>
          </table:table-cell>
          <table:table-cell/>
          <table:table-cell table:style-name="Default" office:value-type="float" office:value="1.94972323761932" calcext:value-type="float">
            <text:p>1.94972323761932</text:p>
          </table:table-cell>
          <table:table-cell table:style-name="Default" office:value-type="float" office:value="4.78425050677716" calcext:value-type="float">
            <text:p>4.78425050677716</text:p>
          </table:table-cell>
          <table:table-cell table:formula="of:=([.K218]-[.J218])" office:value-type="float" office:value="2.83452726915784" calcext:value-type="float">
            <text:p>2.835</text:p>
          </table:table-cell>
          <table:table-cell/>
          <table:table-cell table:style-name="Default" office:value-type="float" office:value="1.60653179287443" calcext:value-type="float">
            <text:p>1.60653179287443</text:p>
          </table:table-cell>
          <table:table-cell table:style-name="Default" office:value-type="float" office:value="3.86296060065339" calcext:value-type="float">
            <text:p>3.86296060065339</text:p>
          </table:table-cell>
          <table:table-cell table:number-columns-repeated="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53833088057199" calcext:value-type="float">
            <text:p>0.153833088057199</text:p>
          </table:table-cell>
          <table:table-cell table:style-name="Default" office:value-type="float" office:value="0.414709055320696" calcext:value-type="float">
            <text:p>0.414709055320696</text:p>
          </table:table-cell>
          <table:table-cell table:formula="of:=([.C219]-[.B219])" office:value-type="float" office:value="0.260875967263497" calcext:value-type="float">
            <text:p>0.261</text:p>
          </table:table-cell>
          <table:table-cell/>
          <table:table-cell table:style-name="Default" office:value-type="float" office:value="0.154589568963955" calcext:value-type="float">
            <text:p>0.154589568963955</text:p>
          </table:table-cell>
          <table:table-cell table:style-name="Default" office:value-type="float" office:value="0.404933592664013" calcext:value-type="float">
            <text:p>0.404933592664013</text:p>
          </table:table-cell>
          <table:table-cell table:formula="of:=([.G219]-[.F219])" office:value-type="float" office:value="0.250344023700058" calcext:value-type="float">
            <text:p>0.250</text:p>
          </table:table-cell>
          <table:table-cell/>
          <table:table-cell table:style-name="Default" office:value-type="float" office:value="0.154796081791564" calcext:value-type="float">
            <text:p>0.154796081791564</text:p>
          </table:table-cell>
          <table:table-cell table:style-name="Default" office:value-type="float" office:value="0.421240754130595" calcext:value-type="float">
            <text:p>0.421240754130595</text:p>
          </table:table-cell>
          <table:table-cell table:formula="of:=([.K219]-[.J219])" office:value-type="float" office:value="0.266444672339031" calcext:value-type="float">
            <text:p>0.266</text:p>
          </table:table-cell>
          <table:table-cell/>
          <table:table-cell table:style-name="Default" office:value-type="float" office:value="0.154615105671314" calcext:value-type="float">
            <text:p>0.154615105671314</text:p>
          </table:table-cell>
          <table:table-cell table:style-name="Default" office:value-type="float" office:value="0.422307863879532" calcext:value-type="float">
            <text:p>0.422307863879532</text:p>
          </table:table-cell>
          <table:table-cell table:number-columns-repeated="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609971712861556" calcext:value-type="float">
            <text:p>0.060997171286156</text:p>
          </table:table-cell>
          <table:table-cell table:style-name="Default" office:value-type="float" office:value="0.170274132757275" calcext:value-type="float">
            <text:p>0.170274132757275</text:p>
          </table:table-cell>
          <table:table-cell table:formula="of:=([.C220]-[.B220])" office:value-type="float" office:value="0.109276961471119" calcext:value-type="float">
            <text:p>0.109</text:p>
          </table:table-cell>
          <table:table-cell/>
          <table:table-cell table:style-name="Default" office:value-type="float" office:value="0.0601828345708382" calcext:value-type="float">
            <text:p>0.060182834570838</text:p>
          </table:table-cell>
          <table:table-cell table:style-name="Default" office:value-type="float" office:value="0.160178442742927" calcext:value-type="float">
            <text:p>0.160178442742927</text:p>
          </table:table-cell>
          <table:table-cell table:formula="of:=([.G220]-[.F220])" office:value-type="float" office:value="0.0999956081720888" calcext:value-type="float">
            <text:p>0.100</text:p>
          </table:table-cell>
          <table:table-cell/>
          <table:table-cell table:style-name="Default" office:value-type="float" office:value="0.0604808823631303" calcext:value-type="float">
            <text:p>0.06048088236313</text:p>
          </table:table-cell>
          <table:table-cell table:style-name="Default" office:value-type="float" office:value="0.17033419462161" calcext:value-type="float">
            <text:p>0.17033419462161</text:p>
          </table:table-cell>
          <table:table-cell table:formula="of:=([.K220]-[.J220])" office:value-type="float" office:value="0.10985331225848" calcext:value-type="float">
            <text:p>0.110</text:p>
          </table:table-cell>
          <table:table-cell/>
          <table:table-cell table:style-name="Default" office:value-type="float" office:value="0.0603899845417072" calcext:value-type="float">
            <text:p>0.060389984541707</text:p>
          </table:table-cell>
          <table:table-cell table:style-name="Default" office:value-type="float" office:value="0.169524578912058" calcext:value-type="float">
            <text:p>0.169524578912058</text:p>
          </table:table-cell>
          <table:table-cell table:number-columns-repeated="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29687310102859" calcext:value-type="float">
            <text:p>0.229687310102859</text:p>
          </table:table-cell>
          <table:table-cell table:style-name="Default" office:value-type="float" office:value="0.476521160108188" calcext:value-type="float">
            <text:p>0.476521160108188</text:p>
          </table:table-cell>
          <table:table-cell table:formula="of:=([.C221]-[.B221])" office:value-type="float" office:value="0.246833850005329" calcext:value-type="float">
            <text:p>0.247</text:p>
          </table:table-cell>
          <table:table-cell/>
          <table:table-cell table:style-name="Default" office:value-type="float" office:value="0.230219981400431" calcext:value-type="float">
            <text:p>0.230219981400431</text:p>
          </table:table-cell>
          <table:table-cell table:style-name="Default" office:value-type="float" office:value="0.613433116578505" calcext:value-type="float">
            <text:p>0.613433116578505</text:p>
          </table:table-cell>
          <table:table-cell table:formula="of:=([.G221]-[.F221])" office:value-type="float" office:value="0.383213135178074" calcext:value-type="float">
            <text:p>0.383</text:p>
          </table:table-cell>
          <table:table-cell/>
          <table:table-cell table:style-name="Default" office:value-type="float" office:value="0.23056447243555" calcext:value-type="float">
            <text:p>0.23056447243555</text:p>
          </table:table-cell>
          <table:table-cell table:style-name="Default" office:value-type="float" office:value="0.473755026213092" calcext:value-type="float">
            <text:p>0.473755026213092</text:p>
          </table:table-cell>
          <table:table-cell table:formula="of:=([.K221]-[.J221])" office:value-type="float" office:value="0.243190553777542" calcext:value-type="float">
            <text:p>0.243</text:p>
          </table:table-cell>
          <table:table-cell/>
          <table:table-cell table:style-name="Default" office:value-type="float" office:value="0.229167455350155" calcext:value-type="float">
            <text:p>0.229167455350155</text:p>
          </table:table-cell>
          <table:table-cell table:style-name="Default" office:value-type="float" office:value="0.488643138099615" calcext:value-type="float">
            <text:p>0.488643138099615</text:p>
          </table:table-cell>
          <table:table-cell table:number-columns-repeated="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0242269719392" calcext:value-type="float">
            <text:p>0.070242269719392</text:p>
          </table:table-cell>
          <table:table-cell table:style-name="Default" office:value-type="float" office:value="0.183134670791823" calcext:value-type="float">
            <text:p>0.183134670791823</text:p>
          </table:table-cell>
          <table:table-cell table:formula="of:=([.C222]-[.B222])" office:value-type="float" office:value="0.112892401072431" calcext:value-type="float">
            <text:p>0.113</text:p>
          </table:table-cell>
          <table:table-cell/>
          <table:table-cell table:style-name="Default" office:value-type="float" office:value="0.0697801488011702" calcext:value-type="float">
            <text:p>0.06978014880117</text:p>
          </table:table-cell>
          <table:table-cell table:style-name="Default" office:value-type="float" office:value="0.182958569763216" calcext:value-type="float">
            <text:p>0.182958569763216</text:p>
          </table:table-cell>
          <table:table-cell table:formula="of:=([.G222]-[.F222])" office:value-type="float" office:value="0.113178420962046" calcext:value-type="float">
            <text:p>0.113</text:p>
          </table:table-cell>
          <table:table-cell/>
          <table:table-cell table:style-name="Default" office:value-type="float" office:value="0.0691663522184824" calcext:value-type="float">
            <text:p>0.069166352218482</text:p>
          </table:table-cell>
          <table:table-cell table:style-name="Default" office:value-type="float" office:value="0.190356051565387" calcext:value-type="float">
            <text:p>0.190356051565387</text:p>
          </table:table-cell>
          <table:table-cell table:formula="of:=([.K222]-[.J222])" office:value-type="float" office:value="0.121189699346905" calcext:value-type="float">
            <text:p>0.121</text:p>
          </table:table-cell>
          <table:table-cell/>
          <table:table-cell table:style-name="Default" office:value-type="float" office:value="0.0701049424056006" calcext:value-type="float">
            <text:p>0.070104942405601</text:p>
          </table:table-cell>
          <table:table-cell table:style-name="Default" office:value-type="float" office:value="0.195338173107532" calcext:value-type="float">
            <text:p>0.195338173107532</text:p>
          </table:table-cell>
          <table:table-cell table:number-columns-repeated="1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574358926903306" calcext:value-type="float">
            <text:p>0.057435892690331</text:p>
          </table:table-cell>
          <table:table-cell table:style-name="Default" office:value-type="float" office:value="0.151246099484772" calcext:value-type="float">
            <text:p>0.151246099484772</text:p>
          </table:table-cell>
          <table:table-cell table:formula="of:=([.C223]-[.B223])" office:value-type="float" office:value="0.0938102067944414" calcext:value-type="float">
            <text:p>0.094</text:p>
          </table:table-cell>
          <table:table-cell/>
          <table:table-cell table:style-name="Default" office:value-type="float" office:value="0.0571609015143084" calcext:value-type="float">
            <text:p>0.057160901514308</text:p>
          </table:table-cell>
          <table:table-cell table:style-name="Default" office:value-type="float" office:value="0.15167685899971" calcext:value-type="float">
            <text:p>0.15167685899971</text:p>
          </table:table-cell>
          <table:table-cell table:formula="of:=([.G223]-[.F223])" office:value-type="float" office:value="0.0945159574854016" calcext:value-type="float">
            <text:p>0.095</text:p>
          </table:table-cell>
          <table:table-cell/>
          <table:table-cell table:style-name="Default" office:value-type="float" office:value="0.0571818951812322" calcext:value-type="float">
            <text:p>0.057181895181232</text:p>
          </table:table-cell>
          <table:table-cell table:style-name="Default" office:value-type="float" office:value="0.150992929145618" calcext:value-type="float">
            <text:p>0.150992929145618</text:p>
          </table:table-cell>
          <table:table-cell table:formula="of:=([.K223]-[.J223])" office:value-type="float" office:value="0.0938110339643858" calcext:value-type="float">
            <text:p>0.094</text:p>
          </table:table-cell>
          <table:table-cell/>
          <table:table-cell table:style-name="Default" office:value-type="float" office:value="0.0573854408231506" calcext:value-type="float">
            <text:p>0.057385440823151</text:p>
          </table:table-cell>
          <table:table-cell table:style-name="Default" office:value-type="float" office:value="0.153290003451274" calcext:value-type="float">
            <text:p>0.153290003451274</text:p>
          </table:table-cell>
          <table:table-cell table:number-columns-repeated="1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.9941225935874" calcext:value-type="float">
            <text:p>39.9941225935874</text:p>
          </table:table-cell>
          <table:table-cell table:style-name="Default" office:value-type="float" office:value="2196.31006262655" calcext:value-type="float">
            <text:p>2196.31006262655</text:p>
          </table:table-cell>
          <table:table-cell table:formula="of:=([.C224]-[.B224])" office:value-type="float" office:value="2156.31594003296" calcext:value-type="float">
            <text:p>2156.316</text:p>
          </table:table-cell>
          <table:table-cell/>
          <table:table-cell table:style-name="Default" office:value-type="float" office:value="2.65934293584851" calcext:value-type="float">
            <text:p>2.65934293584851</text:p>
          </table:table-cell>
          <table:table-cell table:style-name="Default" office:value-type="float" office:value="7.06329879062379" calcext:value-type="float">
            <text:p>7.06329879062379</text:p>
          </table:table-cell>
          <table:table-cell table:formula="of:=([.G224]-[.F224])" office:value-type="float" office:value="4.40395585477528" calcext:value-type="float">
            <text:p>4.404</text:p>
          </table:table-cell>
          <table:table-cell/>
          <table:table-cell table:style-name="Default" office:value-type="float" office:value="1.49926898906615" calcext:value-type="float">
            <text:p>1.49926898906615</text:p>
          </table:table-cell>
          <table:table-cell table:style-name="Default" office:value-type="float" office:value="8.54045643549643" calcext:value-type="float">
            <text:p>8.54045643549643</text:p>
          </table:table-cell>
          <table:table-cell table:formula="of:=([.K224]-[.J224])" office:value-type="float" office:value="7.04118744643028" calcext:value-type="float">
            <text:p>7.041</text:p>
          </table:table-cell>
          <table:table-cell/>
          <table:table-cell table:style-name="Default" office:value-type="float" office:value="1.76764139503874" calcext:value-type="float">
            <text:p>1.76764139503874</text:p>
          </table:table-cell>
          <table:table-cell table:style-name="Default" office:value-type="float" office:value="5.04721580694439" calcext:value-type="float">
            <text:p>5.04721580694439</text:p>
          </table:table-cell>
          <table:table-cell table:number-columns-repeated="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53007183380117" calcext:value-type="float">
            <text:p>1.53007183380117</text:p>
          </table:table-cell>
          <table:table-cell table:style-name="Default" office:value-type="float" office:value="6.52213143364348" calcext:value-type="float">
            <text:p>6.52213143364348</text:p>
          </table:table-cell>
          <table:table-cell table:formula="of:=([.C225]-[.B225])" office:value-type="float" office:value="4.99205959984231" calcext:value-type="float">
            <text:p>4.992</text:p>
          </table:table-cell>
          <table:table-cell/>
          <table:table-cell table:style-name="Default" office:value-type="float" office:value="0.436464126187638" calcext:value-type="float">
            <text:p>0.436464126187638</text:p>
          </table:table-cell>
          <table:table-cell table:style-name="Default" office:value-type="float" office:value="1.15930756546991" calcext:value-type="float">
            <text:p>1.15930756546991</text:p>
          </table:table-cell>
          <table:table-cell table:formula="of:=([.G225]-[.F225])" office:value-type="float" office:value="0.722843439282272" calcext:value-type="float">
            <text:p>0.723</text:p>
          </table:table-cell>
          <table:table-cell/>
          <table:table-cell table:style-name="Default" office:value-type="float" office:value="0.496014072775515" calcext:value-type="float">
            <text:p>0.496014072775515</text:p>
          </table:table-cell>
          <table:table-cell table:style-name="Default" office:value-type="float" office:value="1.98073781350286" calcext:value-type="float">
            <text:p>1.98073781350286</text:p>
          </table:table-cell>
          <table:table-cell table:formula="of:=([.K225]-[.J225])" office:value-type="float" office:value="1.48472374072735" calcext:value-type="float">
            <text:p>1.485</text:p>
          </table:table-cell>
          <table:table-cell/>
          <table:table-cell table:style-name="Default" office:value-type="float" office:value="0.47706315155737" calcext:value-type="float">
            <text:p>0.47706315155737</text:p>
          </table:table-cell>
          <table:table-cell table:style-name="Default" office:value-type="float" office:value="1.75475258684088" calcext:value-type="float">
            <text:p>1.75475258684088</text:p>
          </table:table-cell>
          <table:table-cell table:number-columns-repeated="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76488133082219" calcext:value-type="float">
            <text:p>0.276488133082219</text:p>
          </table:table-cell>
          <table:table-cell table:style-name="Default" office:value-type="float" office:value="0.431610762604921" calcext:value-type="float">
            <text:p>0.431610762604921</text:p>
          </table:table-cell>
          <table:table-cell table:formula="of:=([.C226]-[.B226])" office:value-type="float" office:value="0.155122629522702" calcext:value-type="float">
            <text:p>0.155</text:p>
          </table:table-cell>
          <table:table-cell/>
          <table:table-cell table:style-name="Default" office:value-type="float" office:value="0.272090717846942" calcext:value-type="float">
            <text:p>0.272090717846942</text:p>
          </table:table-cell>
          <table:table-cell table:style-name="Default" office:value-type="float" office:value="0.719602675431081" calcext:value-type="float">
            <text:p>0.719602675431081</text:p>
          </table:table-cell>
          <table:table-cell table:formula="of:=([.G226]-[.F226])" office:value-type="float" office:value="0.447511957584139" calcext:value-type="float">
            <text:p>0.448</text:p>
          </table:table-cell>
          <table:table-cell/>
          <table:table-cell table:style-name="Default" office:value-type="float" office:value="0.272051308690401" calcext:value-type="float">
            <text:p>0.272051308690401</text:p>
          </table:table-cell>
          <table:table-cell table:style-name="Default" office:value-type="float" office:value="0.427848315247734" calcext:value-type="float">
            <text:p>0.427848315247734</text:p>
          </table:table-cell>
          <table:table-cell table:formula="of:=([.K226]-[.J226])" office:value-type="float" office:value="0.155797006557333" calcext:value-type="float">
            <text:p>0.156</text:p>
          </table:table-cell>
          <table:table-cell/>
          <table:table-cell table:style-name="Default" office:value-type="float" office:value="0.27141553631963" calcext:value-type="float">
            <text:p>0.27141553631963</text:p>
          </table:table-cell>
          <table:table-cell table:style-name="Default" office:value-type="float" office:value="0.426823491789954" calcext:value-type="float">
            <text:p>0.426823491789954</text:p>
          </table:table-cell>
          <table:table-cell table:number-columns-repeated="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05010835561611" calcext:value-type="float">
            <text:p>0.040501083556161</text:p>
          </table:table-cell>
          <table:table-cell table:style-name="Default" office:value-type="float" office:value="0.104439173609707" calcext:value-type="float">
            <text:p>0.104439173609707</text:p>
          </table:table-cell>
          <table:table-cell table:formula="of:=([.C227]-[.B227])" office:value-type="float" office:value="0.0639380900535459" calcext:value-type="float">
            <text:p>0.064</text:p>
          </table:table-cell>
          <table:table-cell/>
          <table:table-cell table:style-name="Default" office:value-type="float" office:value="0.0405038389830593" calcext:value-type="float">
            <text:p>0.040503838983059</text:p>
          </table:table-cell>
          <table:table-cell table:style-name="Default" office:value-type="float" office:value="0.10812868847772" calcext:value-type="float">
            <text:p>0.10812868847772</text:p>
          </table:table-cell>
          <table:table-cell table:formula="of:=([.G227]-[.F227])" office:value-type="float" office:value="0.0676248494946607" calcext:value-type="float">
            <text:p>0.068</text:p>
          </table:table-cell>
          <table:table-cell/>
          <table:table-cell table:style-name="Default" office:value-type="float" office:value="0.0404963559543922" calcext:value-type="float">
            <text:p>0.040496355954392</text:p>
          </table:table-cell>
          <table:table-cell table:style-name="Default" office:value-type="float" office:value="0.105229391938545" calcext:value-type="float">
            <text:p>0.105229391938545</text:p>
          </table:table-cell>
          <table:table-cell table:formula="of:=([.K227]-[.J227])" office:value-type="float" office:value="0.0647330359841528" calcext:value-type="float">
            <text:p>0.065</text:p>
          </table:table-cell>
          <table:table-cell/>
          <table:table-cell table:style-name="Default" office:value-type="float" office:value="0.040928984623186" calcext:value-type="float">
            <text:p>0.040928984623186</text:p>
          </table:table-cell>
          <table:table-cell table:style-name="Default" office:value-type="float" office:value="0.105453340131798" calcext:value-type="float">
            <text:p>0.105453340131798</text:p>
          </table:table-cell>
          <table:table-cell table:number-columns-repeated="1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96511058962461" calcext:value-type="float">
            <text:p>0.069651105896246</text:p>
          </table:table-cell>
          <table:table-cell table:style-name="Default" office:value-type="float" office:value="0.20430977802576" calcext:value-type="float">
            <text:p>0.20430977802576</text:p>
          </table:table-cell>
          <table:table-cell table:formula="of:=([.C228]-[.B228])" office:value-type="float" office:value="0.134658672129514" calcext:value-type="float">
            <text:p>0.135</text:p>
          </table:table-cell>
          <table:table-cell/>
          <table:table-cell table:style-name="Default" office:value-type="float" office:value="0.0696705707300534" calcext:value-type="float">
            <text:p>0.069670570730053</text:p>
          </table:table-cell>
          <table:table-cell table:style-name="Default" office:value-type="float" office:value="0.186095644555869" calcext:value-type="float">
            <text:p>0.186095644555869</text:p>
          </table:table-cell>
          <table:table-cell table:formula="of:=([.G228]-[.F228])" office:value-type="float" office:value="0.116425073825816" calcext:value-type="float">
            <text:p>0.116</text:p>
          </table:table-cell>
          <table:table-cell/>
          <table:table-cell table:style-name="Default" office:value-type="float" office:value="0.0695831870380563" calcext:value-type="float">
            <text:p>0.069583187038056</text:p>
          </table:table-cell>
          <table:table-cell table:style-name="Default" office:value-type="float" office:value="0.212815377376141" calcext:value-type="float">
            <text:p>0.212815377376141</text:p>
          </table:table-cell>
          <table:table-cell table:formula="of:=([.K228]-[.J228])" office:value-type="float" office:value="0.143232190338085" calcext:value-type="float">
            <text:p>0.143</text:p>
          </table:table-cell>
          <table:table-cell/>
          <table:table-cell table:style-name="Default" office:value-type="float" office:value="0.0698063239664432" calcext:value-type="float">
            <text:p>0.069806323966443</text:p>
          </table:table-cell>
          <table:table-cell table:style-name="Default" office:value-type="float" office:value="0.205648792584878" calcext:value-type="float">
            <text:p>0.205648792584878</text:p>
          </table:table-cell>
          <table:table-cell table:number-columns-repeated="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16442762021102" calcext:value-type="float">
            <text:p>0.516442762021102</text:p>
          </table:table-cell>
          <table:table-cell table:style-name="Default" office:value-type="float" office:value="2.21775249336048" calcext:value-type="float">
            <text:p>2.21775249336048</text:p>
          </table:table-cell>
          <table:table-cell table:formula="of:=([.C229]-[.B229])" office:value-type="float" office:value="1.70130973133938" calcext:value-type="float">
            <text:p>1.701</text:p>
          </table:table-cell>
          <table:table-cell/>
          <table:table-cell table:style-name="Default" office:value-type="float" office:value="0.493773702651476" calcext:value-type="float">
            <text:p>0.493773702651476</text:p>
          </table:table-cell>
          <table:table-cell table:style-name="Default" office:value-type="float" office:value="1.30512038253248" calcext:value-type="float">
            <text:p>1.30512038253248</text:p>
          </table:table-cell>
          <table:table-cell table:formula="of:=([.G229]-[.F229])" office:value-type="float" office:value="0.811346679881004" calcext:value-type="float">
            <text:p>0.811</text:p>
          </table:table-cell>
          <table:table-cell/>
          <table:table-cell table:style-name="Default" office:value-type="float" office:value="0.494166909904248" calcext:value-type="float">
            <text:p>0.494166909904248</text:p>
          </table:table-cell>
          <table:table-cell table:style-name="Default" office:value-type="float" office:value="1.16387531762696" calcext:value-type="float">
            <text:p>1.16387531762696</text:p>
          </table:table-cell>
          <table:table-cell table:formula="of:=([.K229]-[.J229])" office:value-type="float" office:value="0.669708407722712" calcext:value-type="float">
            <text:p>0.670</text:p>
          </table:table-cell>
          <table:table-cell/>
          <table:table-cell table:style-name="Default" office:value-type="float" office:value="0.497412794891396" calcext:value-type="float">
            <text:p>0.497412794891396</text:p>
          </table:table-cell>
          <table:table-cell table:style-name="Default" office:value-type="float" office:value="1.04394017468547" calcext:value-type="float">
            <text:p>1.04394017468547</text:p>
          </table:table-cell>
          <table:table-cell table:number-columns-repeated="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22685600399809" calcext:value-type="float">
            <text:p>0.222685600399809</text:p>
          </table:table-cell>
          <table:table-cell table:style-name="Default" office:value-type="float" office:value="0.637023934404546" calcext:value-type="float">
            <text:p>0.637023934404546</text:p>
          </table:table-cell>
          <table:table-cell table:formula="of:=([.C230]-[.B230])" office:value-type="float" office:value="0.414338334004737" calcext:value-type="float">
            <text:p>0.414</text:p>
          </table:table-cell>
          <table:table-cell/>
          <table:table-cell table:style-name="Default" office:value-type="float" office:value="0.213027088177476" calcext:value-type="float">
            <text:p>0.213027088177476</text:p>
          </table:table-cell>
          <table:table-cell table:style-name="Default" office:value-type="float" office:value="0.562677073787717" calcext:value-type="float">
            <text:p>0.562677073787717</text:p>
          </table:table-cell>
          <table:table-cell table:formula="of:=([.G230]-[.F230])" office:value-type="float" office:value="0.349649985610241" calcext:value-type="float">
            <text:p>0.350</text:p>
          </table:table-cell>
          <table:table-cell/>
          <table:table-cell table:style-name="Default" office:value-type="float" office:value="0.21307801049358" calcext:value-type="float">
            <text:p>0.21307801049358</text:p>
          </table:table-cell>
          <table:table-cell table:style-name="Default" office:value-type="float" office:value="0.557889800981903" calcext:value-type="float">
            <text:p>0.557889800981903</text:p>
          </table:table-cell>
          <table:table-cell table:formula="of:=([.K230]-[.J230])" office:value-type="float" office:value="0.344811790488323" calcext:value-type="float">
            <text:p>0.345</text:p>
          </table:table-cell>
          <table:table-cell/>
          <table:table-cell table:style-name="Default" office:value-type="float" office:value="0.213147827730078" calcext:value-type="float">
            <text:p>0.213147827730078</text:p>
          </table:table-cell>
          <table:table-cell table:style-name="Default" office:value-type="float" office:value="0.568702471424469" calcext:value-type="float">
            <text:p>0.568702471424469</text:p>
          </table:table-cell>
          <table:table-cell table:number-columns-repeated="1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08309337806712" calcext:value-type="float">
            <text:p>0.508309337806712</text:p>
          </table:table-cell>
          <table:table-cell table:style-name="Default" office:value-type="float" office:value="1.74294150409" calcext:value-type="float">
            <text:p>1.74294150409</text:p>
          </table:table-cell>
          <table:table-cell table:formula="of:=([.C231]-[.B231])" office:value-type="float" office:value="1.23463216628329" calcext:value-type="float">
            <text:p>1.235</text:p>
          </table:table-cell>
          <table:table-cell/>
          <table:table-cell table:style-name="Default" office:value-type="float" office:value="0.444050497422776" calcext:value-type="float">
            <text:p>0.444050497422776</text:p>
          </table:table-cell>
          <table:table-cell table:style-name="Default" office:value-type="float" office:value="1.17313810978543" calcext:value-type="float">
            <text:p>1.17313810978543</text:p>
          </table:table-cell>
          <table:table-cell table:formula="of:=([.G231]-[.F231])" office:value-type="float" office:value="0.729087612362654" calcext:value-type="float">
            <text:p>0.729</text:p>
          </table:table-cell>
          <table:table-cell/>
          <table:table-cell table:style-name="Default" office:value-type="float" office:value="0.441560195564866" calcext:value-type="float">
            <text:p>0.441560195564866</text:p>
          </table:table-cell>
          <table:table-cell table:style-name="Default" office:value-type="float" office:value="1.00083228133794" calcext:value-type="float">
            <text:p>1.00083228133794</text:p>
          </table:table-cell>
          <table:table-cell table:formula="of:=([.K231]-[.J231])" office:value-type="float" office:value="0.559272085773074" calcext:value-type="float">
            <text:p>0.559</text:p>
          </table:table-cell>
          <table:table-cell/>
          <table:table-cell table:style-name="Default" office:value-type="float" office:value="0.449338444913388" calcext:value-type="float">
            <text:p>0.449338444913388</text:p>
          </table:table-cell>
          <table:table-cell table:style-name="Default" office:value-type="float" office:value="1.14868765731187" calcext:value-type="float">
            <text:p>1.14868765731187</text:p>
          </table:table-cell>
          <table:table-cell table:number-columns-repeated="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559271952920704" calcext:value-type="float">
            <text:p>0.05592719529207</text:p>
          </table:table-cell>
          <table:table-cell table:style-name="Default" office:value-type="float" office:value="0.152017225257122" calcext:value-type="float">
            <text:p>0.152017225257122</text:p>
          </table:table-cell>
          <table:table-cell table:formula="of:=([.C232]-[.B232])" office:value-type="float" office:value="0.0960900299650516" calcext:value-type="float">
            <text:p>0.096</text:p>
          </table:table-cell>
          <table:table-cell/>
          <table:table-cell table:style-name="Default" office:value-type="float" office:value="0.0559117594079709" calcext:value-type="float">
            <text:p>0.055911759407971</text:p>
          </table:table-cell>
          <table:table-cell table:style-name="Default" office:value-type="float" office:value="0.147683973919337" calcext:value-type="float">
            <text:p>0.147683973919337</text:p>
          </table:table-cell>
          <table:table-cell table:formula="of:=([.G232]-[.F232])" office:value-type="float" office:value="0.0917722145113661" calcext:value-type="float">
            <text:p>0.092</text:p>
          </table:table-cell>
          <table:table-cell/>
          <table:table-cell table:style-name="Default" office:value-type="float" office:value="0.0558118983112496" calcext:value-type="float">
            <text:p>0.05581189831125</text:p>
          </table:table-cell>
          <table:table-cell table:style-name="Default" office:value-type="float" office:value="0.15332094884585" calcext:value-type="float">
            <text:p>0.15332094884585</text:p>
          </table:table-cell>
          <table:table-cell table:formula="of:=([.K232]-[.J232])" office:value-type="float" office:value="0.0975090505346004" calcext:value-type="float">
            <text:p>0.098</text:p>
          </table:table-cell>
          <table:table-cell/>
          <table:table-cell table:style-name="Default" office:value-type="float" office:value="0.0558986574842158" calcext:value-type="float">
            <text:p>0.055898657484216</text:p>
          </table:table-cell>
          <table:table-cell table:style-name="Default" office:value-type="float" office:value="0.152534866590004" calcext:value-type="float">
            <text:p>0.152534866590004</text:p>
          </table:table-cell>
          <table:table-cell table:number-columns-repeated="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178811785945019" calcext:value-type="float">
            <text:p>0.017881178594502</text:p>
          </table:table-cell>
          <table:table-cell table:style-name="Default" office:value-type="float" office:value="0.0473073479609511" calcext:value-type="float">
            <text:p>0.047307347960951</text:p>
          </table:table-cell>
          <table:table-cell table:formula="of:=([.C233]-[.B233])" office:value-type="float" office:value="0.0294261693664492" calcext:value-type="float">
            <text:p>0.029</text:p>
          </table:table-cell>
          <table:table-cell/>
          <table:table-cell table:style-name="Default" office:value-type="float" office:value="0.0178892338739142" calcext:value-type="float">
            <text:p>0.017889233873914</text:p>
          </table:table-cell>
          <table:table-cell table:style-name="Default" office:value-type="float" office:value="0.0472718848104044" calcext:value-type="float">
            <text:p>0.047271884810404</text:p>
          </table:table-cell>
          <table:table-cell table:formula="of:=([.G233]-[.F233])" office:value-type="float" office:value="0.0293826509364902" calcext:value-type="float">
            <text:p>0.029</text:p>
          </table:table-cell>
          <table:table-cell/>
          <table:table-cell table:style-name="Default" office:value-type="float" office:value="0.0179272196790132" calcext:value-type="float">
            <text:p>0.017927219679013</text:p>
          </table:table-cell>
          <table:table-cell table:style-name="Default" office:value-type="float" office:value="0.0474055907454987" calcext:value-type="float">
            <text:p>0.047405590745499</text:p>
          </table:table-cell>
          <table:table-cell table:formula="of:=([.K233]-[.J233])" office:value-type="float" office:value="0.0294783710664855" calcext:value-type="float">
            <text:p>0.029</text:p>
          </table:table-cell>
          <table:table-cell/>
          <table:table-cell table:style-name="Default" office:value-type="float" office:value="0.017946672948698" calcext:value-type="float">
            <text:p>0.017946672948698</text:p>
          </table:table-cell>
          <table:table-cell table:style-name="Default" office:value-type="float" office:value="0.047499178572781" calcext:value-type="float">
            <text:p>0.047499178572781</text:p>
          </table:table-cell>
          <table:table-cell table:number-columns-repeated="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649983577222271" calcext:value-type="float">
            <text:p>0.064998357722227</text:p>
          </table:table-cell>
          <table:table-cell table:style-name="Default" office:value-type="float" office:value="0.180840761504527" calcext:value-type="float">
            <text:p>0.180840761504527</text:p>
          </table:table-cell>
          <table:table-cell table:formula="of:=([.C234]-[.B234])" office:value-type="float" office:value="0.1158424037823" calcext:value-type="float">
            <text:p>0.116</text:p>
          </table:table-cell>
          <table:table-cell/>
          <table:table-cell table:style-name="Default" office:value-type="float" office:value="0.0642887215708235" calcext:value-type="float">
            <text:p>0.064288721570824</text:p>
          </table:table-cell>
          <table:table-cell table:style-name="Default" office:value-type="float" office:value="0.169828416444717" calcext:value-type="float">
            <text:p>0.169828416444717</text:p>
          </table:table-cell>
          <table:table-cell table:formula="of:=([.G234]-[.F234])" office:value-type="float" office:value="0.105539694873894" calcext:value-type="float">
            <text:p>0.106</text:p>
          </table:table-cell>
          <table:table-cell/>
          <table:table-cell table:style-name="Default" office:value-type="float" office:value="0.0641984052855972" calcext:value-type="float">
            <text:p>0.064198405285597</text:p>
          </table:table-cell>
          <table:table-cell table:style-name="Default" office:value-type="float" office:value="0.178581814760497" calcext:value-type="float">
            <text:p>0.178581814760497</text:p>
          </table:table-cell>
          <table:table-cell table:formula="of:=([.K234]-[.J234])" office:value-type="float" office:value="0.1143834094749" calcext:value-type="float">
            <text:p>0.114</text:p>
          </table:table-cell>
          <table:table-cell/>
          <table:table-cell table:style-name="Default" office:value-type="float" office:value="0.0640187280957687" calcext:value-type="float">
            <text:p>0.064018728095769</text:p>
          </table:table-cell>
          <table:table-cell table:style-name="Default" office:value-type="float" office:value="0.182330276037972" calcext:value-type="float">
            <text:p>0.182330276037972</text:p>
          </table:table-cell>
          <table:table-cell table:number-columns-repeated="1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245887222092721" calcext:value-type="float">
            <text:p>0.024588722209272</text:p>
          </table:table-cell>
          <table:table-cell table:style-name="Default" office:value-type="float" office:value="0.0653879170509379" calcext:value-type="float">
            <text:p>0.065387917050938</text:p>
          </table:table-cell>
          <table:table-cell table:formula="of:=([.C235]-[.B235])" office:value-type="float" office:value="0.0407991948416658" calcext:value-type="float">
            <text:p>0.041</text:p>
          </table:table-cell>
          <table:table-cell/>
          <table:table-cell table:style-name="Default" office:value-type="float" office:value="0.024599259742339" calcext:value-type="float">
            <text:p>0.024599259742339</text:p>
          </table:table-cell>
          <table:table-cell table:style-name="Default" office:value-type="float" office:value="0.0645907219735816" calcext:value-type="float">
            <text:p>0.064590721973582</text:p>
          </table:table-cell>
          <table:table-cell table:formula="of:=([.G235]-[.F235])" office:value-type="float" office:value="0.0399914622312426" calcext:value-type="float">
            <text:p>0.040</text:p>
          </table:table-cell>
          <table:table-cell/>
          <table:table-cell table:style-name="Default" office:value-type="float" office:value="0.0245181910095088" calcext:value-type="float">
            <text:p>0.024518191009509</text:p>
          </table:table-cell>
          <table:table-cell table:style-name="Default" office:value-type="float" office:value="0.064787472382154" calcext:value-type="float">
            <text:p>0.064787472382154</text:p>
          </table:table-cell>
          <table:table-cell table:formula="of:=([.K235]-[.J235])" office:value-type="float" office:value="0.0402692813726452" calcext:value-type="float">
            <text:p>0.040</text:p>
          </table:table-cell>
          <table:table-cell/>
          <table:table-cell table:style-name="Default" office:value-type="float" office:value="0.0245746551999857" calcext:value-type="float">
            <text:p>0.024574655199986</text:p>
          </table:table-cell>
          <table:table-cell table:style-name="Default" office:value-type="float" office:value="0.0658334032362248" calcext:value-type="float">
            <text:p>0.065833403236225</text:p>
          </table:table-cell>
          <table:table-cell table:number-columns-repeated="1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174598691803682" calcext:value-type="float">
            <text:p>0.017459869180368</text:p>
          </table:table-cell>
          <table:table-cell table:style-name="Default" office:value-type="float" office:value="0.0465018396170545" calcext:value-type="float">
            <text:p>0.046501839617055</text:p>
          </table:table-cell>
          <table:table-cell table:formula="of:=([.C236]-[.B236])" office:value-type="float" office:value="0.0290419704366863" calcext:value-type="float">
            <text:p>0.029</text:p>
          </table:table-cell>
          <table:table-cell/>
          <table:table-cell table:style-name="Default" office:value-type="float" office:value="0.0174078482650352" calcext:value-type="float">
            <text:p>0.017407848265035</text:p>
          </table:table-cell>
          <table:table-cell table:style-name="Default" office:value-type="float" office:value="0.0460700901582234" calcext:value-type="float">
            <text:p>0.046070090158223</text:p>
          </table:table-cell>
          <table:table-cell table:formula="of:=([.G236]-[.F236])" office:value-type="float" office:value="0.0286622418931882" calcext:value-type="float">
            <text:p>0.029</text:p>
          </table:table-cell>
          <table:table-cell/>
          <table:table-cell table:style-name="Default" office:value-type="float" office:value="0.0174367951100821" calcext:value-type="float">
            <text:p>0.017436795110082</text:p>
          </table:table-cell>
          <table:table-cell table:style-name="Default" office:value-type="float" office:value="0.0460339858097792" calcext:value-type="float">
            <text:p>0.046033985809779</text:p>
          </table:table-cell>
          <table:table-cell table:formula="of:=([.K236]-[.J236])" office:value-type="float" office:value="0.0285971906996971" calcext:value-type="float">
            <text:p>0.029</text:p>
          </table:table-cell>
          <table:table-cell/>
          <table:table-cell table:style-name="Default" office:value-type="float" office:value="0.0174445057204465" calcext:value-type="float">
            <text:p>0.017444505720447</text:p>
          </table:table-cell>
          <table:table-cell table:style-name="Default" office:value-type="float" office:value="0.0465682714142699" calcext:value-type="float">
            <text:p>0.04656827141427</text:p>
          </table:table-cell>
          <table:table-cell table:number-columns-repeated="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1.699042830853" calcext:value-type="float">
            <text:p>111.699042830853</text:p>
          </table:table-cell>
          <table:table-cell table:style-name="Default" office:value-type="float" office:value="2576.28002347715" calcext:value-type="float">
            <text:p>2576.28002347715</text:p>
          </table:table-cell>
          <table:table-cell table:formula="of:=([.C237]-[.B237])" office:value-type="float" office:value="2464.5809806463" calcext:value-type="float">
            <text:p>2464.581</text:p>
          </table:table-cell>
          <table:table-cell/>
          <table:table-cell table:style-name="Default" office:value-type="float" office:value="2.20838100076025" calcext:value-type="float">
            <text:p>2.20838100076025</text:p>
          </table:table-cell>
          <table:table-cell table:style-name="Default" office:value-type="float" office:value="5.90288774461612" calcext:value-type="float">
            <text:p>5.90288774461612</text:p>
          </table:table-cell>
          <table:table-cell table:formula="of:=([.G237]-[.F237])" office:value-type="float" office:value="3.69450674385587" calcext:value-type="float">
            <text:p>3.695</text:p>
          </table:table-cell>
          <table:table-cell/>
          <table:table-cell table:style-name="Default" office:value-type="float" office:value="2.49693660488771" calcext:value-type="float">
            <text:p>2.49693660488771</text:p>
          </table:table-cell>
          <table:table-cell table:style-name="Default" office:value-type="float" office:value="16.1685325936401" calcext:value-type="float">
            <text:p>16.1685325936401</text:p>
          </table:table-cell>
          <table:table-cell table:formula="of:=([.K237]-[.J237])" office:value-type="float" office:value="13.6715959887524" calcext:value-type="float">
            <text:p>13.672</text:p>
          </table:table-cell>
          <table:table-cell/>
          <table:table-cell table:style-name="Default" office:value-type="float" office:value="2.50419557861802" calcext:value-type="float">
            <text:p>2.50419557861802</text:p>
          </table:table-cell>
          <table:table-cell table:style-name="Default" office:value-type="float" office:value="6.63134798770881" calcext:value-type="float">
            <text:p>6.63134798770881</text:p>
          </table:table-cell>
          <table:table-cell table:number-columns-repeated="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2032504786786" calcext:value-type="float">
            <text:p>7.2032504786786</text:p>
          </table:table-cell>
          <table:table-cell table:style-name="Default" office:value-type="float" office:value="3.57099755236335" calcext:value-type="float">
            <text:p>3.57099755236335</text:p>
          </table:table-cell>
          <table:table-cell table:formula="of:=([.C238]-[.B238])" office:value-type="float" office:value="-3.63225292631525" calcext:value-type="float">
            <text:p>-3.632</text:p>
          </table:table-cell>
          <table:table-cell/>
          <table:table-cell table:style-name="Default" office:value-type="float" office:value="0.971870450234061" calcext:value-type="float">
            <text:p>0.971870450234061</text:p>
          </table:table-cell>
          <table:table-cell table:style-name="Default" office:value-type="float" office:value="2.52682817931737" calcext:value-type="float">
            <text:p>2.52682817931737</text:p>
          </table:table-cell>
          <table:table-cell table:formula="of:=([.G238]-[.F238])" office:value-type="float" office:value="1.55495772908331" calcext:value-type="float">
            <text:p>1.555</text:p>
          </table:table-cell>
          <table:table-cell/>
          <table:table-cell table:style-name="Default" office:value-type="float" office:value="1.0067851332261" calcext:value-type="float">
            <text:p>1.0067851332261</text:p>
          </table:table-cell>
          <table:table-cell table:style-name="Default" office:value-type="float" office:value="2.3129636193908" calcext:value-type="float">
            <text:p>2.3129636193908</text:p>
          </table:table-cell>
          <table:table-cell table:formula="of:=([.K238]-[.J238])" office:value-type="float" office:value="1.3061784861647" calcext:value-type="float">
            <text:p>1.306</text:p>
          </table:table-cell>
          <table:table-cell/>
          <table:table-cell table:style-name="Default" office:value-type="float" office:value="0.778029461615575" calcext:value-type="float">
            <text:p>0.778029461615575</text:p>
          </table:table-cell>
          <table:table-cell table:style-name="Default" office:value-type="float" office:value="3.17824800956058" calcext:value-type="float">
            <text:p>3.17824800956058</text:p>
          </table:table-cell>
          <table:table-cell table:number-columns-repeated="1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94526859927275" calcext:value-type="float">
            <text:p>0.394526859927275</text:p>
          </table:table-cell>
          <table:table-cell table:style-name="Default" office:value-type="float" office:value="1.43777639140569" calcext:value-type="float">
            <text:p>1.43777639140569</text:p>
          </table:table-cell>
          <table:table-cell table:formula="of:=([.C239]-[.B239])" office:value-type="float" office:value="1.04324953147842" calcext:value-type="float">
            <text:p>1.043</text:p>
          </table:table-cell>
          <table:table-cell/>
          <table:table-cell table:style-name="Default" office:value-type="float" office:value="0.376338566374284" calcext:value-type="float">
            <text:p>0.376338566374284</text:p>
          </table:table-cell>
          <table:table-cell table:style-name="Default" office:value-type="float" office:value="1.0167054637317" calcext:value-type="float">
            <text:p>1.0167054637317</text:p>
          </table:table-cell>
          <table:table-cell table:formula="of:=([.G239]-[.F239])" office:value-type="float" office:value="0.640366897357416" calcext:value-type="float">
            <text:p>0.640</text:p>
          </table:table-cell>
          <table:table-cell/>
          <table:table-cell table:style-name="Default" office:value-type="float" office:value="0.377022657761521" calcext:value-type="float">
            <text:p>0.377022657761521</text:p>
          </table:table-cell>
          <table:table-cell table:style-name="Default" office:value-type="float" office:value="0.946492708912036" calcext:value-type="float">
            <text:p>0.946492708912036</text:p>
          </table:table-cell>
          <table:table-cell table:formula="of:=([.K239]-[.J239])" office:value-type="float" office:value="0.569470051150515" calcext:value-type="float">
            <text:p>0.569</text:p>
          </table:table-cell>
          <table:table-cell/>
          <table:table-cell table:style-name="Default" office:value-type="float" office:value="0.383162593839351" calcext:value-type="float">
            <text:p>0.383162593839351</text:p>
          </table:table-cell>
          <table:table-cell table:style-name="Default" office:value-type="float" office:value="1.02302602273952" calcext:value-type="float">
            <text:p>1.02302602273952</text:p>
          </table:table-cell>
          <table:table-cell table:number-columns-repeated="1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630736521345508" calcext:value-type="float">
            <text:p>0.063073652134551</text:p>
          </table:table-cell>
          <table:table-cell table:style-name="Default" office:value-type="float" office:value="0.162124426365382" calcext:value-type="float">
            <text:p>0.162124426365382</text:p>
          </table:table-cell>
          <table:table-cell table:formula="of:=([.C240]-[.B240])" office:value-type="float" office:value="0.0990507742308312" calcext:value-type="float">
            <text:p>0.099</text:p>
          </table:table-cell>
          <table:table-cell/>
          <table:table-cell table:style-name="Default" office:value-type="float" office:value="0.062571588940738" calcext:value-type="float">
            <text:p>0.062571588940738</text:p>
          </table:table-cell>
          <table:table-cell table:style-name="Default" office:value-type="float" office:value="0.166145700776593" calcext:value-type="float">
            <text:p>0.166145700776593</text:p>
          </table:table-cell>
          <table:table-cell table:formula="of:=([.G240]-[.F240])" office:value-type="float" office:value="0.103574111835855" calcext:value-type="float">
            <text:p>0.104</text:p>
          </table:table-cell>
          <table:table-cell/>
          <table:table-cell table:style-name="Default" office:value-type="float" office:value="0.0627839234466426" calcext:value-type="float">
            <text:p>0.062783923446643</text:p>
          </table:table-cell>
          <table:table-cell table:style-name="Default" office:value-type="float" office:value="0.161382395012878" calcext:value-type="float">
            <text:p>0.161382395012878</text:p>
          </table:table-cell>
          <table:table-cell table:formula="of:=([.K240]-[.J240])" office:value-type="float" office:value="0.0985984715662354" calcext:value-type="float">
            <text:p>0.099</text:p>
          </table:table-cell>
          <table:table-cell/>
          <table:table-cell table:style-name="Default" office:value-type="float" office:value="0.0626605375411814" calcext:value-type="float">
            <text:p>0.062660537541181</text:p>
          </table:table-cell>
          <table:table-cell table:style-name="Default" office:value-type="float" office:value="0.162093076668261" calcext:value-type="float">
            <text:p>0.162093076668261</text:p>
          </table:table-cell>
          <table:table-cell table:number-columns-repeated="1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07628844325622" calcext:value-type="float">
            <text:p>0.107628844325622</text:p>
          </table:table-cell>
          <table:table-cell table:style-name="Default" office:value-type="float" office:value="0.296516127162887" calcext:value-type="float">
            <text:p>0.296516127162887</text:p>
          </table:table-cell>
          <table:table-cell table:formula="of:=([.C241]-[.B241])" office:value-type="float" office:value="0.188887282837265" calcext:value-type="float">
            <text:p>0.189</text:p>
          </table:table-cell>
          <table:table-cell/>
          <table:table-cell table:style-name="Default" office:value-type="float" office:value="0.107341182139372" calcext:value-type="float">
            <text:p>0.107341182139372</text:p>
          </table:table-cell>
          <table:table-cell table:style-name="Default" office:value-type="float" office:value="0.288181771432655" calcext:value-type="float">
            <text:p>0.288181771432655</text:p>
          </table:table-cell>
          <table:table-cell table:formula="of:=([.G241]-[.F241])" office:value-type="float" office:value="0.180840589293283" calcext:value-type="float">
            <text:p>0.181</text:p>
          </table:table-cell>
          <table:table-cell/>
          <table:table-cell table:style-name="Default" office:value-type="float" office:value="0.107242939867285" calcext:value-type="float">
            <text:p>0.107242939867285</text:p>
          </table:table-cell>
          <table:table-cell table:style-name="Default" office:value-type="float" office:value="0.298246140050732" calcext:value-type="float">
            <text:p>0.298246140050732</text:p>
          </table:table-cell>
          <table:table-cell table:formula="of:=([.K241]-[.J241])" office:value-type="float" office:value="0.191003200183447" calcext:value-type="float">
            <text:p>0.191</text:p>
          </table:table-cell>
          <table:table-cell/>
          <table:table-cell table:style-name="Default" office:value-type="float" office:value="0.107173954027899" calcext:value-type="float">
            <text:p>0.107173954027899</text:p>
          </table:table-cell>
          <table:table-cell table:style-name="Default" office:value-type="float" office:value="0.29490337728039" calcext:value-type="float">
            <text:p>0.29490337728039</text:p>
          </table:table-cell>
          <table:table-cell table:number-columns-repeated="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1101303791954" calcext:value-type="float">
            <text:p>0.551101303791954</text:p>
          </table:table-cell>
          <table:table-cell table:style-name="Default" office:value-type="float" office:value="2.39888623705556" calcext:value-type="float">
            <text:p>2.39888623705556</text:p>
          </table:table-cell>
          <table:table-cell table:formula="of:=([.C242]-[.B242])" office:value-type="float" office:value="1.84778493326361" calcext:value-type="float">
            <text:p>1.848</text:p>
          </table:table-cell>
          <table:table-cell/>
          <table:table-cell table:style-name="Default" office:value-type="float" office:value="0.527713410706963" calcext:value-type="float">
            <text:p>0.527713410706963</text:p>
          </table:table-cell>
          <table:table-cell table:style-name="Default" office:value-type="float" office:value="1.41567281458986" calcext:value-type="float">
            <text:p>1.41567281458986</text:p>
          </table:table-cell>
          <table:table-cell table:formula="of:=([.G242]-[.F242])" office:value-type="float" office:value="0.887959403882897" calcext:value-type="float">
            <text:p>0.888</text:p>
          </table:table-cell>
          <table:table-cell/>
          <table:table-cell table:style-name="Default" office:value-type="float" office:value="0.531004355794238" calcext:value-type="float">
            <text:p>0.531004355794238</text:p>
          </table:table-cell>
          <table:table-cell table:style-name="Default" office:value-type="float" office:value="2.42398593550693" calcext:value-type="float">
            <text:p>2.42398593550693</text:p>
          </table:table-cell>
          <table:table-cell table:formula="of:=([.K242]-[.J242])" office:value-type="float" office:value="1.89298157971269" calcext:value-type="float">
            <text:p>1.893</text:p>
          </table:table-cell>
          <table:table-cell/>
          <table:table-cell table:style-name="Default" office:value-type="float" office:value="0.54021744350093" calcext:value-type="float">
            <text:p>0.54021744350093</text:p>
          </table:table-cell>
          <table:table-cell table:style-name="Default" office:value-type="float" office:value="2.56380062617629" calcext:value-type="float">
            <text:p>2.56380062617629</text:p>
          </table:table-cell>
          <table:table-cell table:number-columns-repeated="1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67603556648589" calcext:value-type="float">
            <text:p>0.267603556648589</text:p>
          </table:table-cell>
          <table:table-cell table:style-name="Default" office:value-type="float" office:value="0.685792294089089" calcext:value-type="float">
            <text:p>0.685792294089089</text:p>
          </table:table-cell>
          <table:table-cell table:formula="of:=([.C243]-[.B243])" office:value-type="float" office:value="0.4181887374405" calcext:value-type="float">
            <text:p>0.418</text:p>
          </table:table-cell>
          <table:table-cell/>
          <table:table-cell table:style-name="Default" office:value-type="float" office:value="0.254368628580489" calcext:value-type="float">
            <text:p>0.254368628580489</text:p>
          </table:table-cell>
          <table:table-cell table:style-name="Default" office:value-type="float" office:value="0.674673374917546" calcext:value-type="float">
            <text:p>0.674673374917546</text:p>
          </table:table-cell>
          <table:table-cell table:formula="of:=([.G243]-[.F243])" office:value-type="float" office:value="0.420304746337057" calcext:value-type="float">
            <text:p>0.420</text:p>
          </table:table-cell>
          <table:table-cell/>
          <table:table-cell table:style-name="Default" office:value-type="float" office:value="0.254742272594856" calcext:value-type="float">
            <text:p>0.254742272594856</text:p>
          </table:table-cell>
          <table:table-cell table:style-name="Default" office:value-type="float" office:value="0.629883019049966" calcext:value-type="float">
            <text:p>0.629883019049966</text:p>
          </table:table-cell>
          <table:table-cell table:formula="of:=([.K243]-[.J243])" office:value-type="float" office:value="0.37514074645511" calcext:value-type="float">
            <text:p>0.375</text:p>
          </table:table-cell>
          <table:table-cell/>
          <table:table-cell table:style-name="Default" office:value-type="float" office:value="0.255580290080133" calcext:value-type="float">
            <text:p>0.255580290080133</text:p>
          </table:table-cell>
          <table:table-cell table:style-name="Default" office:value-type="float" office:value="0.615799293476588" calcext:value-type="float">
            <text:p>0.615799293476588</text:p>
          </table:table-cell>
          <table:table-cell table:number-columns-repeated="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10197248143343" calcext:value-type="float">
            <text:p>0.410197248143343</text:p>
          </table:table-cell>
          <table:table-cell table:style-name="Default" office:value-type="float" office:value="2.20264076022505" calcext:value-type="float">
            <text:p>2.20264076022505</text:p>
          </table:table-cell>
          <table:table-cell table:formula="of:=([.C244]-[.B244])" office:value-type="float" office:value="1.79244351208171" calcext:value-type="float">
            <text:p>1.792</text:p>
          </table:table-cell>
          <table:table-cell/>
          <table:table-cell table:style-name="Default" office:value-type="float" office:value="0.391149366125448" calcext:value-type="float">
            <text:p>0.391149366125448</text:p>
          </table:table-cell>
          <table:table-cell table:style-name="Default" office:value-type="float" office:value="1.03221871155458" calcext:value-type="float">
            <text:p>1.03221871155458</text:p>
          </table:table-cell>
          <table:table-cell table:formula="of:=([.G244]-[.F244])" office:value-type="float" office:value="0.641069345429132" calcext:value-type="float">
            <text:p>0.641</text:p>
          </table:table-cell>
          <table:table-cell/>
          <table:table-cell table:style-name="Default" office:value-type="float" office:value="0.390510107967801" calcext:value-type="float">
            <text:p>0.390510107967801</text:p>
          </table:table-cell>
          <table:table-cell table:style-name="Default" office:value-type="float" office:value="1.544262131623" calcext:value-type="float">
            <text:p>1.544262131623</text:p>
          </table:table-cell>
          <table:table-cell table:formula="of:=([.K244]-[.J244])" office:value-type="float" office:value="1.1537520236552" calcext:value-type="float">
            <text:p>1.154</text:p>
          </table:table-cell>
          <table:table-cell/>
          <table:table-cell table:style-name="Default" office:value-type="float" office:value="0.394150267942383" calcext:value-type="float">
            <text:p>0.394150267942383</text:p>
          </table:table-cell>
          <table:table-cell table:style-name="Default" office:value-type="float" office:value="1.31353316776794" calcext:value-type="float">
            <text:p>1.31353316776794</text:p>
          </table:table-cell>
          <table:table-cell table:number-columns-repeated="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747809431926" calcext:value-type="float">
            <text:p>0.06747809431926</text:p>
          </table:table-cell>
          <table:table-cell table:style-name="Default" office:value-type="float" office:value="0.163374449795573" calcext:value-type="float">
            <text:p>0.163374449795573</text:p>
          </table:table-cell>
          <table:table-cell table:formula="of:=([.C245]-[.B245])" office:value-type="float" office:value="0.095896355476313" calcext:value-type="float">
            <text:p>0.096</text:p>
          </table:table-cell>
          <table:table-cell/>
          <table:table-cell table:style-name="Default" office:value-type="float" office:value="0.0676272452167381" calcext:value-type="float">
            <text:p>0.067627245216738</text:p>
          </table:table-cell>
          <table:table-cell table:style-name="Default" office:value-type="float" office:value="0.177999104418324" calcext:value-type="float">
            <text:p>0.177999104418324</text:p>
          </table:table-cell>
          <table:table-cell table:formula="of:=([.G245]-[.F245])" office:value-type="float" office:value="0.110371859201586" calcext:value-type="float">
            <text:p>0.110</text:p>
          </table:table-cell>
          <table:table-cell/>
          <table:table-cell table:style-name="Default" office:value-type="float" office:value="0.067654155501617" calcext:value-type="float">
            <text:p>0.067654155501617</text:p>
          </table:table-cell>
          <table:table-cell table:style-name="Default" office:value-type="float" office:value="0.163253909351662" calcext:value-type="float">
            <text:p>0.163253909351662</text:p>
          </table:table-cell>
          <table:table-cell table:formula="of:=([.K245]-[.J245])" office:value-type="float" office:value="0.095599753850045" calcext:value-type="float">
            <text:p>0.096</text:p>
          </table:table-cell>
          <table:table-cell/>
          <table:table-cell table:style-name="Default" office:value-type="float" office:value="0.067721307093452" calcext:value-type="float">
            <text:p>0.067721307093452</text:p>
          </table:table-cell>
          <table:table-cell table:style-name="Default" office:value-type="float" office:value="0.162033823992846" calcext:value-type="float">
            <text:p>0.162033823992846</text:p>
          </table:table-cell>
          <table:table-cell table:number-columns-repeated="1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213927449704353" calcext:value-type="float">
            <text:p>0.021392744970435</text:p>
          </table:table-cell>
          <table:table-cell table:style-name="Default" office:value-type="float" office:value="0.0568088991181089" calcext:value-type="float">
            <text:p>0.056808899118109</text:p>
          </table:table-cell>
          <table:table-cell table:formula="of:=([.C246]-[.B246])" office:value-type="float" office:value="0.0354161541476736" calcext:value-type="float">
            <text:p>0.035</text:p>
          </table:table-cell>
          <table:table-cell/>
          <table:table-cell table:style-name="Default" office:value-type="float" office:value="0.0213433244001111" calcext:value-type="float">
            <text:p>0.021343324400111</text:p>
          </table:table-cell>
          <table:table-cell table:style-name="Default" office:value-type="float" office:value="0.0564363676112306" calcext:value-type="float">
            <text:p>0.056436367611231</text:p>
          </table:table-cell>
          <table:table-cell table:formula="of:=([.G246]-[.F246])" office:value-type="float" office:value="0.0350930432111195" calcext:value-type="float">
            <text:p>0.035</text:p>
          </table:table-cell>
          <table:table-cell/>
          <table:table-cell table:style-name="Default" office:value-type="float" office:value="0.0214167180960757" calcext:value-type="float">
            <text:p>0.021416718096076</text:p>
          </table:table-cell>
          <table:table-cell table:style-name="Default" office:value-type="float" office:value="0.0568663327469635" calcext:value-type="float">
            <text:p>0.056866332746964</text:p>
          </table:table-cell>
          <table:table-cell table:formula="of:=([.K246]-[.J246])" office:value-type="float" office:value="0.0354496146508878" calcext:value-type="float">
            <text:p>0.035</text:p>
          </table:table-cell>
          <table:table-cell/>
          <table:table-cell table:style-name="Default" office:value-type="float" office:value="0.0214100131630342" calcext:value-type="float">
            <text:p>0.021410013163034</text:p>
          </table:table-cell>
          <table:table-cell table:style-name="Default" office:value-type="float" office:value="0.0569751487506706" calcext:value-type="float">
            <text:p>0.056975148750671</text:p>
          </table:table-cell>
          <table:table-cell table:number-columns-repeated="1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98343070880082" calcext:value-type="float">
            <text:p>0.079834307088008</text:p>
          </table:table-cell>
          <table:table-cell table:style-name="Default" office:value-type="float" office:value="0.227190272198686" calcext:value-type="float">
            <text:p>0.227190272198686</text:p>
          </table:table-cell>
          <table:table-cell table:formula="of:=([.C247]-[.B247])" office:value-type="float" office:value="0.147355965110678" calcext:value-type="float">
            <text:p>0.147</text:p>
          </table:table-cell>
          <table:table-cell/>
          <table:table-cell table:style-name="Default" office:value-type="float" office:value="0.0800010045906752" calcext:value-type="float">
            <text:p>0.080001004590675</text:p>
          </table:table-cell>
          <table:table-cell table:style-name="Default" office:value-type="float" office:value="0.213176362619469" calcext:value-type="float">
            <text:p>0.213176362619469</text:p>
          </table:table-cell>
          <table:table-cell table:formula="of:=([.G247]-[.F247])" office:value-type="float" office:value="0.133175358028794" calcext:value-type="float">
            <text:p>0.133</text:p>
          </table:table-cell>
          <table:table-cell/>
          <table:table-cell table:style-name="Default" office:value-type="float" office:value="0.0798883677967613" calcext:value-type="float">
            <text:p>0.079888367796761</text:p>
          </table:table-cell>
          <table:table-cell table:style-name="Default" office:value-type="float" office:value="0.223489964368874" calcext:value-type="float">
            <text:p>0.223489964368874</text:p>
          </table:table-cell>
          <table:table-cell table:formula="of:=([.K247]-[.J247])" office:value-type="float" office:value="0.143601596572113" calcext:value-type="float">
            <text:p>0.144</text:p>
          </table:table-cell>
          <table:table-cell/>
          <table:table-cell table:style-name="Default" office:value-type="float" office:value="0.0800099351891028" calcext:value-type="float">
            <text:p>0.080009935189103</text:p>
          </table:table-cell>
          <table:table-cell table:style-name="Default" office:value-type="float" office:value="0.229840950028697" calcext:value-type="float">
            <text:p>0.229840950028697</text:p>
          </table:table-cell>
          <table:table-cell table:number-columns-repeated="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259583315177885" calcext:value-type="float">
            <text:p>0.025958331517789</text:p>
          </table:table-cell>
          <table:table-cell table:style-name="Default" office:value-type="float" office:value="0.0675378195802458" calcext:value-type="float">
            <text:p>0.067537819580246</text:p>
          </table:table-cell>
          <table:table-cell table:formula="of:=([.C248]-[.B248])" office:value-type="float" office:value="0.0415794880624573" calcext:value-type="float">
            <text:p>0.042</text:p>
          </table:table-cell>
          <table:table-cell/>
          <table:table-cell table:style-name="Default" office:value-type="float" office:value="0.0254524408283095" calcext:value-type="float">
            <text:p>0.02545244082831</text:p>
          </table:table-cell>
          <table:table-cell table:style-name="Default" office:value-type="float" office:value="0.0670623029381449" calcext:value-type="float">
            <text:p>0.067062302938145</text:p>
          </table:table-cell>
          <table:table-cell table:formula="of:=([.G248]-[.F248])" office:value-type="float" office:value="0.0416098621098354" calcext:value-type="float">
            <text:p>0.042</text:p>
          </table:table-cell>
          <table:table-cell/>
          <table:table-cell table:style-name="Default" office:value-type="float" office:value="0.0254321648843664" calcext:value-type="float">
            <text:p>0.025432164884366</text:p>
          </table:table-cell>
          <table:table-cell table:style-name="Default" office:value-type="float" office:value="0.0662869585849599" calcext:value-type="float">
            <text:p>0.06628695858496</text:p>
          </table:table-cell>
          <table:table-cell table:formula="of:=([.K248]-[.J248])" office:value-type="float" office:value="0.0408547937005935" calcext:value-type="float">
            <text:p>0.041</text:p>
          </table:table-cell>
          <table:table-cell/>
          <table:table-cell table:style-name="Default" office:value-type="float" office:value="0.0254468502512132" calcext:value-type="float">
            <text:p>0.025446850251213</text:p>
          </table:table-cell>
          <table:table-cell table:style-name="Default" office:value-type="float" office:value="0.0668312162361564" calcext:value-type="float">
            <text:p>0.066831216236156</text:p>
          </table:table-cell>
          <table:table-cell table:number-columns-repeated="1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23150247289406" calcext:value-type="float">
            <text:p>0.022315024728941</text:p>
          </table:table-cell>
          <table:table-cell table:style-name="Default" office:value-type="float" office:value="0.0595668263491943" calcext:value-type="float">
            <text:p>0.059566826349194</text:p>
          </table:table-cell>
          <table:table-cell table:formula="of:=([.C249]-[.B249])" office:value-type="float" office:value="0.0372518016202537" calcext:value-type="float">
            <text:p>0.037</text:p>
          </table:table-cell>
          <table:table-cell/>
          <table:table-cell table:style-name="Default" office:value-type="float" office:value="0.0223257528145009" calcext:value-type="float">
            <text:p>0.022325752814501</text:p>
          </table:table-cell>
          <table:table-cell table:style-name="Default" office:value-type="float" office:value="0.0590935371135697" calcext:value-type="float">
            <text:p>0.05909353711357</text:p>
          </table:table-cell>
          <table:table-cell table:formula="of:=([.G249]-[.F249])" office:value-type="float" office:value="0.0367677842990688" calcext:value-type="float">
            <text:p>0.037</text:p>
          </table:table-cell>
          <table:table-cell/>
          <table:table-cell table:style-name="Default" office:value-type="float" office:value="0.0223915838134976" calcext:value-type="float">
            <text:p>0.022391583813498</text:p>
          </table:table-cell>
          <table:table-cell table:style-name="Default" office:value-type="float" office:value="0.0595371694685859" calcext:value-type="float">
            <text:p>0.059537169468586</text:p>
          </table:table-cell>
          <table:table-cell table:formula="of:=([.K249]-[.J249])" office:value-type="float" office:value="0.0371455856550883" calcext:value-type="float">
            <text:p>0.037</text:p>
          </table:table-cell>
          <table:table-cell/>
          <table:table-cell table:style-name="Default" office:value-type="float" office:value="0.0225262206402482" calcext:value-type="float">
            <text:p>0.022526220640248</text:p>
          </table:table-cell>
          <table:table-cell table:style-name="Default" office:value-type="float" office:value="0.060067352843969" calcext:value-type="float">
            <text:p>0.060067352843969</text:p>
          </table:table-cell>
          <table:table-cell table:number-columns-repeated="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93072341900967" calcext:value-type="float">
            <text:p>6.93072341900967</text:p>
          </table:table-cell>
          <table:table-cell table:style-name="Default" office:value-type="float" office:value="2074.90315192725" calcext:value-type="float">
            <text:p>2074.90315192725</text:p>
          </table:table-cell>
          <table:table-cell table:formula="of:=([.C250]-[.B250])" office:value-type="float" office:value="2067.97242850824" calcext:value-type="float">
            <text:p>2067.972</text:p>
          </table:table-cell>
          <table:table-cell/>
          <table:table-cell table:style-name="Default" office:value-type="float" office:value="0.904525736159014" calcext:value-type="float">
            <text:p>0.904525736159014</text:p>
          </table:table-cell>
          <table:table-cell table:style-name="Default" office:value-type="float" office:value="2.39222530502322" calcext:value-type="float">
            <text:p>2.39222530502322</text:p>
          </table:table-cell>
          <table:table-cell table:formula="of:=([.G250]-[.F250])" office:value-type="float" office:value="1.48769956886421" calcext:value-type="float">
            <text:p>1.488</text:p>
          </table:table-cell>
          <table:table-cell/>
          <table:table-cell table:style-name="Default" office:value-type="float" office:value="0.892026966507692" calcext:value-type="float">
            <text:p>0.892026966507692</text:p>
          </table:table-cell>
          <table:table-cell table:style-name="Default" office:value-type="float" office:value="8.95851961376877" calcext:value-type="float">
            <text:p>8.95851961376877</text:p>
          </table:table-cell>
          <table:table-cell table:formula="of:=([.K250]-[.J250])" office:value-type="float" office:value="8.06649264726108" calcext:value-type="float">
            <text:p>8.066</text:p>
          </table:table-cell>
          <table:table-cell/>
          <table:table-cell table:style-name="Default" office:value-type="float" office:value="0.934152809964811" calcext:value-type="float">
            <text:p>0.934152809964811</text:p>
          </table:table-cell>
          <table:table-cell table:style-name="Default" office:value-type="float" office:value="10.3788362471332" calcext:value-type="float">
            <text:p>10.3788362471332</text:p>
          </table:table-cell>
          <table:table-cell table:number-columns-repeated="1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18628509112298" calcext:value-type="float">
            <text:p>0.418628509112298</text:p>
          </table:table-cell>
          <table:table-cell table:style-name="Default" office:value-type="float" office:value="1.3481378249856" calcext:value-type="float">
            <text:p>1.3481378249856</text:p>
          </table:table-cell>
          <table:table-cell table:formula="of:=([.C251]-[.B251])" office:value-type="float" office:value="0.929509315873302" calcext:value-type="float">
            <text:p>0.930</text:p>
          </table:table-cell>
          <table:table-cell/>
          <table:table-cell table:style-name="Default" office:value-type="float" office:value="0.29444020289492" calcext:value-type="float">
            <text:p>0.29444020289492</text:p>
          </table:table-cell>
          <table:table-cell table:style-name="Default" office:value-type="float" office:value="0.875125919235755" calcext:value-type="float">
            <text:p>0.875125919235755</text:p>
          </table:table-cell>
          <table:table-cell table:formula="of:=([.G251]-[.F251])" office:value-type="float" office:value="0.580685716340835" calcext:value-type="float">
            <text:p>0.581</text:p>
          </table:table-cell>
          <table:table-cell/>
          <table:table-cell table:style-name="Default" office:value-type="float" office:value="0.312121866075096" calcext:value-type="float">
            <text:p>0.312121866075096</text:p>
          </table:table-cell>
          <table:table-cell table:style-name="Default" office:value-type="float" office:value="0.791781140713171" calcext:value-type="float">
            <text:p>0.791781140713171</text:p>
          </table:table-cell>
          <table:table-cell table:formula="of:=([.K251]-[.J251])" office:value-type="float" office:value="0.479659274638075" calcext:value-type="float">
            <text:p>0.480</text:p>
          </table:table-cell>
          <table:table-cell/>
          <table:table-cell table:style-name="Default" office:value-type="float" office:value="0.316384620682818" calcext:value-type="float">
            <text:p>0.316384620682818</text:p>
          </table:table-cell>
          <table:table-cell table:style-name="Default" office:value-type="float" office:value="0.738040731354313" calcext:value-type="float">
            <text:p>0.738040731354313</text:p>
          </table:table-cell>
          <table:table-cell table:number-columns-repeated="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6442967382311" calcext:value-type="float">
            <text:p>0.266442967382311</text:p>
          </table:table-cell>
          <table:table-cell table:style-name="Default" office:value-type="float" office:value="0.531292874168117" calcext:value-type="float">
            <text:p>0.531292874168117</text:p>
          </table:table-cell>
          <table:table-cell table:formula="of:=([.C252]-[.B252])" office:value-type="float" office:value="0.264849906785806" calcext:value-type="float">
            <text:p>0.265</text:p>
          </table:table-cell>
          <table:table-cell/>
          <table:table-cell table:style-name="Default" office:value-type="float" office:value="0.259361440520969" calcext:value-type="float">
            <text:p>0.259361440520969</text:p>
          </table:table-cell>
          <table:table-cell table:style-name="Default" office:value-type="float" office:value="0.680833501780418" calcext:value-type="float">
            <text:p>0.680833501780418</text:p>
          </table:table-cell>
          <table:table-cell table:formula="of:=([.G252]-[.F252])" office:value-type="float" office:value="0.421472061259449" calcext:value-type="float">
            <text:p>0.421</text:p>
          </table:table-cell>
          <table:table-cell/>
          <table:table-cell table:style-name="Default" office:value-type="float" office:value="0.257763128344364" calcext:value-type="float">
            <text:p>0.257763128344364</text:p>
          </table:table-cell>
          <table:table-cell table:style-name="Default" office:value-type="float" office:value="0.494162065765931" calcext:value-type="float">
            <text:p>0.494162065765931</text:p>
          </table:table-cell>
          <table:table-cell table:formula="of:=([.K252]-[.J252])" office:value-type="float" office:value="0.236398937421567" calcext:value-type="float">
            <text:p>0.236</text:p>
          </table:table-cell>
          <table:table-cell/>
          <table:table-cell table:style-name="Default" office:value-type="float" office:value="0.256901062259101" calcext:value-type="float">
            <text:p>0.256901062259101</text:p>
          </table:table-cell>
          <table:table-cell table:style-name="Default" office:value-type="float" office:value="0.496277673817883" calcext:value-type="float">
            <text:p>0.496277673817883</text:p>
          </table:table-cell>
          <table:table-cell table:number-columns-repeated="1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323165947844604" calcext:value-type="float">
            <text:p>0.03231659478446</text:p>
          </table:table-cell>
          <table:table-cell table:style-name="Default" office:value-type="float" office:value="0.0856680162598678" calcext:value-type="float">
            <text:p>0.085668016259868</text:p>
          </table:table-cell>
          <table:table-cell table:formula="of:=([.C253]-[.B253])" office:value-type="float" office:value="0.0533514214754074" calcext:value-type="float">
            <text:p>0.053</text:p>
          </table:table-cell>
          <table:table-cell/>
          <table:table-cell table:style-name="Default" office:value-type="float" office:value="0.0323175333306237" calcext:value-type="float">
            <text:p>0.032317533330624</text:p>
          </table:table-cell>
          <table:table-cell table:style-name="Default" office:value-type="float" office:value="0.0859677056271167" calcext:value-type="float">
            <text:p>0.085967705627117</text:p>
          </table:table-cell>
          <table:table-cell table:formula="of:=([.G253]-[.F253])" office:value-type="float" office:value="0.053650172296493" calcext:value-type="float">
            <text:p>0.054</text:p>
          </table:table-cell>
          <table:table-cell/>
          <table:table-cell table:style-name="Default" office:value-type="float" office:value="0.0326465185633349" calcext:value-type="float">
            <text:p>0.032646518563335</text:p>
          </table:table-cell>
          <table:table-cell table:style-name="Default" office:value-type="float" office:value="0.0856940267463306" calcext:value-type="float">
            <text:p>0.085694026746331</text:p>
          </table:table-cell>
          <table:table-cell table:formula="of:=([.K253]-[.J253])" office:value-type="float" office:value="0.0530475081829957" calcext:value-type="float">
            <text:p>0.053</text:p>
          </table:table-cell>
          <table:table-cell/>
          <table:table-cell table:style-name="Default" office:value-type="float" office:value="0.0325914302435384" calcext:value-type="float">
            <text:p>0.032591430243538</text:p>
          </table:table-cell>
          <table:table-cell table:style-name="Default" office:value-type="float" office:value="0.0861416779998778" calcext:value-type="float">
            <text:p>0.086141677999878</text:p>
          </table:table-cell>
          <table:table-cell table:number-columns-repeated="1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549493773298118" calcext:value-type="float">
            <text:p>0.054949377329812</text:p>
          </table:table-cell>
          <table:table-cell table:style-name="Default" office:value-type="float" office:value="0.137360748579258" calcext:value-type="float">
            <text:p>0.137360748579258</text:p>
          </table:table-cell>
          <table:table-cell table:formula="of:=([.C254]-[.B254])" office:value-type="float" office:value="0.0824113712494462" calcext:value-type="float">
            <text:p>0.082</text:p>
          </table:table-cell>
          <table:table-cell/>
          <table:table-cell table:style-name="Default" office:value-type="float" office:value="0.055248247984421" calcext:value-type="float">
            <text:p>0.055248247984421</text:p>
          </table:table-cell>
          <table:table-cell table:style-name="Default" office:value-type="float" office:value="0.146444420765671" calcext:value-type="float">
            <text:p>0.146444420765671</text:p>
          </table:table-cell>
          <table:table-cell table:formula="of:=([.G254]-[.F254])" office:value-type="float" office:value="0.09119617278125" calcext:value-type="float">
            <text:p>0.091</text:p>
          </table:table-cell>
          <table:table-cell/>
          <table:table-cell table:style-name="Default" office:value-type="float" office:value="0.0552809840647966" calcext:value-type="float">
            <text:p>0.055280984064797</text:p>
          </table:table-cell>
          <table:table-cell table:style-name="Default" office:value-type="float" office:value="0.141316837977748" calcext:value-type="float">
            <text:p>0.141316837977748</text:p>
          </table:table-cell>
          <table:table-cell table:formula="of:=([.K254]-[.J254])" office:value-type="float" office:value="0.0860358539129514" calcext:value-type="float">
            <text:p>0.086</text:p>
          </table:table-cell>
          <table:table-cell/>
          <table:table-cell table:style-name="Default" office:value-type="float" office:value="0.0552077603091084" calcext:value-type="float">
            <text:p>0.055207760309108</text:p>
          </table:table-cell>
          <table:table-cell table:style-name="Default" office:value-type="float" office:value="0.13830971925566" calcext:value-type="float">
            <text:p>0.13830971925566</text:p>
          </table:table-cell>
          <table:table-cell table:number-columns-repeated="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61765120129079" calcext:value-type="float">
            <text:p>0.361765120129079</text:p>
          </table:table-cell>
          <table:table-cell table:style-name="Default" office:value-type="float" office:value="1.56986333835145" calcext:value-type="float">
            <text:p>1.56986333835145</text:p>
          </table:table-cell>
          <table:table-cell table:formula="of:=([.C255]-[.B255])" office:value-type="float" office:value="1.20809821822237" calcext:value-type="float">
            <text:p>1.208</text:p>
          </table:table-cell>
          <table:table-cell/>
          <table:table-cell table:style-name="Default" office:value-type="float" office:value="0.353519114435124" calcext:value-type="float">
            <text:p>0.353519114435124</text:p>
          </table:table-cell>
          <table:table-cell table:style-name="Default" office:value-type="float" office:value="0.942651666457282" calcext:value-type="float">
            <text:p>0.942651666457282</text:p>
          </table:table-cell>
          <table:table-cell table:formula="of:=([.G255]-[.F255])" office:value-type="float" office:value="0.589132552022158" calcext:value-type="float">
            <text:p>0.589</text:p>
          </table:table-cell>
          <table:table-cell/>
          <table:table-cell table:style-name="Default" office:value-type="float" office:value="0.35114112120893" calcext:value-type="float">
            <text:p>0.35114112120893</text:p>
          </table:table-cell>
          <table:table-cell table:style-name="Default" office:value-type="float" office:value="1.0150446242089" calcext:value-type="float">
            <text:p>1.0150446242089</text:p>
          </table:table-cell>
          <table:table-cell table:formula="of:=([.K255]-[.J255])" office:value-type="float" office:value="0.66390350299997" calcext:value-type="float">
            <text:p>0.664</text:p>
          </table:table-cell>
          <table:table-cell/>
          <table:table-cell table:style-name="Default" office:value-type="float" office:value="0.351510033256868" calcext:value-type="float">
            <text:p>0.351510033256868</text:p>
          </table:table-cell>
          <table:table-cell table:style-name="Default" office:value-type="float" office:value="1.01886803504739" calcext:value-type="float">
            <text:p>1.01886803504739</text:p>
          </table:table-cell>
          <table:table-cell table:number-columns-repeated="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36456037877991" calcext:value-type="float">
            <text:p>0.136456037877991</text:p>
          </table:table-cell>
          <table:table-cell table:style-name="Default" office:value-type="float" office:value="0.364659830034942" calcext:value-type="float">
            <text:p>0.364659830034942</text:p>
          </table:table-cell>
          <table:table-cell table:formula="of:=([.C256]-[.B256])" office:value-type="float" office:value="0.228203792156951" calcext:value-type="float">
            <text:p>0.228</text:p>
          </table:table-cell>
          <table:table-cell/>
          <table:table-cell table:style-name="Default" office:value-type="float" office:value="0.132759312571697" calcext:value-type="float">
            <text:p>0.132759312571697</text:p>
          </table:table-cell>
          <table:table-cell table:style-name="Default" office:value-type="float" office:value="0.349109223618591" calcext:value-type="float">
            <text:p>0.349109223618591</text:p>
          </table:table-cell>
          <table:table-cell table:formula="of:=([.G256]-[.F256])" office:value-type="float" office:value="0.216349911046894" calcext:value-type="float">
            <text:p>0.216</text:p>
          </table:table-cell>
          <table:table-cell/>
          <table:table-cell table:style-name="Default" office:value-type="float" office:value="0.132527092610896" calcext:value-type="float">
            <text:p>0.132527092610896</text:p>
          </table:table-cell>
          <table:table-cell table:style-name="Default" office:value-type="float" office:value="0.346266892146099" calcext:value-type="float">
            <text:p>0.346266892146099</text:p>
          </table:table-cell>
          <table:table-cell table:formula="of:=([.K256]-[.J256])" office:value-type="float" office:value="0.213739799535203" calcext:value-type="float">
            <text:p>0.214</text:p>
          </table:table-cell>
          <table:table-cell/>
          <table:table-cell table:style-name="Default" office:value-type="float" office:value="0.132274262454931" calcext:value-type="float">
            <text:p>0.132274262454931</text:p>
          </table:table-cell>
          <table:table-cell table:style-name="Default" office:value-type="float" office:value="0.348665794192058" calcext:value-type="float">
            <text:p>0.348665794192058</text:p>
          </table:table-cell>
          <table:table-cell table:number-columns-repeated="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60850095587791" calcext:value-type="float">
            <text:p>0.460850095587791</text:p>
          </table:table-cell>
          <table:table-cell table:style-name="Default" office:value-type="float" office:value="1.46310563324672" calcext:value-type="float">
            <text:p>1.46310563324672</text:p>
          </table:table-cell>
          <table:table-cell table:formula="of:=([.C257]-[.B257])" office:value-type="float" office:value="1.00225553765893" calcext:value-type="float">
            <text:p>1.002</text:p>
          </table:table-cell>
          <table:table-cell/>
          <table:table-cell table:style-name="Default" office:value-type="float" office:value="0.38795087907561" calcext:value-type="float">
            <text:p>0.38795087907561</text:p>
          </table:table-cell>
          <table:table-cell table:style-name="Default" office:value-type="float" office:value="1.01134176039857" calcext:value-type="float">
            <text:p>1.01134176039857</text:p>
          </table:table-cell>
          <table:table-cell table:formula="of:=([.G257]-[.F257])" office:value-type="float" office:value="0.62339088132296" calcext:value-type="float">
            <text:p>0.623</text:p>
          </table:table-cell>
          <table:table-cell/>
          <table:table-cell table:style-name="Default" office:value-type="float" office:value="0.386534511739238" calcext:value-type="float">
            <text:p>0.386534511739238</text:p>
          </table:table-cell>
          <table:table-cell table:style-name="Default" office:value-type="float" office:value="0.985236693693838" calcext:value-type="float">
            <text:p>0.985236693693838</text:p>
          </table:table-cell>
          <table:table-cell table:formula="of:=([.K257]-[.J257])" office:value-type="float" office:value="0.5987021819546" calcext:value-type="float">
            <text:p>0.599</text:p>
          </table:table-cell>
          <table:table-cell/>
          <table:table-cell table:style-name="Default" office:value-type="float" office:value="0.383857404692831" calcext:value-type="float">
            <text:p>0.383857404692831</text:p>
          </table:table-cell>
          <table:table-cell table:style-name="Default" office:value-type="float" office:value="0.925276910581201" calcext:value-type="float">
            <text:p>0.925276910581201</text:p>
          </table:table-cell>
          <table:table-cell table:number-columns-repeated="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08428734439361" calcext:value-type="float">
            <text:p>0.040842873443936</text:p>
          </table:table-cell>
          <table:table-cell table:style-name="Default" office:value-type="float" office:value="0.106175230659854" calcext:value-type="float">
            <text:p>0.106175230659854</text:p>
          </table:table-cell>
          <table:table-cell table:formula="of:=([.C258]-[.B258])" office:value-type="float" office:value="0.0653323572159179" calcext:value-type="float">
            <text:p>0.065</text:p>
          </table:table-cell>
          <table:table-cell/>
          <table:table-cell table:style-name="Default" office:value-type="float" office:value="0.0415733057309501" calcext:value-type="float">
            <text:p>0.04157330573095</text:p>
          </table:table-cell>
          <table:table-cell table:style-name="Default" office:value-type="float" office:value="0.109039776163725" calcext:value-type="float">
            <text:p>0.109039776163725</text:p>
          </table:table-cell>
          <table:table-cell table:formula="of:=([.G258]-[.F258])" office:value-type="float" office:value="0.0674664704327749" calcext:value-type="float">
            <text:p>0.067</text:p>
          </table:table-cell>
          <table:table-cell/>
          <table:table-cell table:style-name="Default" office:value-type="float" office:value="0.0415637453150363" calcext:value-type="float">
            <text:p>0.041563745315036</text:p>
          </table:table-cell>
          <table:table-cell table:style-name="Default" office:value-type="float" office:value="0.106453229952109" calcext:value-type="float">
            <text:p>0.106453229952109</text:p>
          </table:table-cell>
          <table:table-cell table:formula="of:=([.K258]-[.J258])" office:value-type="float" office:value="0.0648894846370727" calcext:value-type="float">
            <text:p>0.065</text:p>
          </table:table-cell>
          <table:table-cell/>
          <table:table-cell table:style-name="Default" office:value-type="float" office:value="0.0416152081919708" calcext:value-type="float">
            <text:p>0.041615208191971</text:p>
          </table:table-cell>
          <table:table-cell table:style-name="Default" office:value-type="float" office:value="0.106268314387271" calcext:value-type="float">
            <text:p>0.106268314387271</text:p>
          </table:table-cell>
          <table:table-cell table:number-columns-repeated="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142614647683367" calcext:value-type="float">
            <text:p>0.014261464768337</text:p>
          </table:table-cell>
          <table:table-cell table:style-name="Default" office:value-type="float" office:value="0.0375725249500462" calcext:value-type="float">
            <text:p>0.037572524950046</text:p>
          </table:table-cell>
          <table:table-cell table:formula="of:=([.C259]-[.B259])" office:value-type="float" office:value="0.0233110601817095" calcext:value-type="float">
            <text:p>0.023</text:p>
          </table:table-cell>
          <table:table-cell/>
          <table:table-cell table:style-name="Default" office:value-type="float" office:value="0.0142118118329372" calcext:value-type="float">
            <text:p>0.014211811832937</text:p>
          </table:table-cell>
          <table:table-cell table:style-name="Default" office:value-type="float" office:value="0.0372309163364413" calcext:value-type="float">
            <text:p>0.037230916336441</text:p>
          </table:table-cell>
          <table:table-cell table:formula="of:=([.G259]-[.F259])" office:value-type="float" office:value="0.0230191045035041" calcext:value-type="float">
            <text:p>0.023</text:p>
          </table:table-cell>
          <table:table-cell/>
          <table:table-cell table:style-name="Default" office:value-type="float" office:value="0.014302011220627" calcext:value-type="float">
            <text:p>0.014302011220627</text:p>
          </table:table-cell>
          <table:table-cell table:style-name="Default" office:value-type="float" office:value="0.0374346797475427" calcext:value-type="float">
            <text:p>0.037434679747543</text:p>
          </table:table-cell>
          <table:table-cell table:formula="of:=([.K259]-[.J259])" office:value-type="float" office:value="0.0231326685269157" calcext:value-type="float">
            <text:p>0.023</text:p>
          </table:table-cell>
          <table:table-cell/>
          <table:table-cell table:style-name="Default" office:value-type="float" office:value="0.0142660164996003" calcext:value-type="float">
            <text:p>0.0142660164996</text:p>
          </table:table-cell>
          <table:table-cell table:style-name="Default" office:value-type="float" office:value="0.0376354927845986" calcext:value-type="float">
            <text:p>0.037635492784599</text:p>
          </table:table-cell>
          <table:table-cell table:number-columns-repeated="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460472479877784" calcext:value-type="float">
            <text:p>0.046047247987778</text:p>
          </table:table-cell>
          <table:table-cell table:style-name="Default" office:value-type="float" office:value="0.121238313328738" calcext:value-type="float">
            <text:p>0.121238313328738</text:p>
          </table:table-cell>
          <table:table-cell table:formula="of:=([.C260]-[.B260])" office:value-type="float" office:value="0.0751910653409596" calcext:value-type="float">
            <text:p>0.075</text:p>
          </table:table-cell>
          <table:table-cell/>
          <table:table-cell table:style-name="Default" office:value-type="float" office:value="0.0461266448401153" calcext:value-type="float">
            <text:p>0.046126644840115</text:p>
          </table:table-cell>
          <table:table-cell table:style-name="Default" office:value-type="float" office:value="0.120614765384202" calcext:value-type="float">
            <text:p>0.120614765384202</text:p>
          </table:table-cell>
          <table:table-cell table:formula="of:=([.G260]-[.F260])" office:value-type="float" office:value="0.0744881205440867" calcext:value-type="float">
            <text:p>0.074</text:p>
          </table:table-cell>
          <table:table-cell/>
          <table:table-cell table:style-name="Default" office:value-type="float" office:value="0.0460876103017878" calcext:value-type="float">
            <text:p>0.046087610301788</text:p>
          </table:table-cell>
          <table:table-cell table:style-name="Default" office:value-type="float" office:value="0.119938271665829" calcext:value-type="float">
            <text:p>0.119938271665829</text:p>
          </table:table-cell>
          <table:table-cell table:formula="of:=([.K260]-[.J260])" office:value-type="float" office:value="0.0738506613640412" calcext:value-type="float">
            <text:p>0.074</text:p>
          </table:table-cell>
          <table:table-cell/>
          <table:table-cell table:style-name="Default" office:value-type="float" office:value="0.0461089929337862" calcext:value-type="float">
            <text:p>0.046108992933786</text:p>
          </table:table-cell>
          <table:table-cell table:style-name="Default" office:value-type="float" office:value="0.122481290070452" calcext:value-type="float">
            <text:p>0.122481290070452</text:p>
          </table:table-cell>
          <table:table-cell table:number-columns-repeated="1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17328612903121" calcext:value-type="float">
            <text:p>0.017328612903121</text:p>
          </table:table-cell>
          <table:table-cell table:style-name="Default" office:value-type="float" office:value="0.0452193634428946" calcext:value-type="float">
            <text:p>0.045219363442895</text:p>
          </table:table-cell>
          <table:table-cell table:formula="of:=([.C261]-[.B261])" office:value-type="float" office:value="0.0278907505397736" calcext:value-type="float">
            <text:p>0.028</text:p>
          </table:table-cell>
          <table:table-cell/>
          <table:table-cell table:style-name="Default" office:value-type="float" office:value="0.0170040104348621" calcext:value-type="float">
            <text:p>0.017004010434862</text:p>
          </table:table-cell>
          <table:table-cell table:style-name="Default" office:value-type="float" office:value="0.0445089328401016" calcext:value-type="float">
            <text:p>0.044508932840102</text:p>
          </table:table-cell>
          <table:table-cell table:formula="of:=([.G261]-[.F261])" office:value-type="float" office:value="0.0275049224052395" calcext:value-type="float">
            <text:p>0.028</text:p>
          </table:table-cell>
          <table:table-cell/>
          <table:table-cell table:style-name="Default" office:value-type="float" office:value="0.0169286039408688" calcext:value-type="float">
            <text:p>0.016928603940869</text:p>
          </table:table-cell>
          <table:table-cell table:style-name="Default" office:value-type="float" office:value="0.0443016706819446" calcext:value-type="float">
            <text:p>0.044301670681945</text:p>
          </table:table-cell>
          <table:table-cell table:formula="of:=([.K261]-[.J261])" office:value-type="float" office:value="0.0273730667410758" calcext:value-type="float">
            <text:p>0.027</text:p>
          </table:table-cell>
          <table:table-cell/>
          <table:table-cell table:style-name="Default" office:value-type="float" office:value="0.0169302259684728" calcext:value-type="float">
            <text:p>0.016930225968473</text:p>
          </table:table-cell>
          <table:table-cell table:style-name="Default" office:value-type="float" office:value="0.0444325894758036" calcext:value-type="float">
            <text:p>0.044432589475804</text:p>
          </table:table-cell>
          <table:table-cell table:number-columns-repeated="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50387832748393" calcext:value-type="float">
            <text:p>0.015038783274839</text:p>
          </table:table-cell>
          <table:table-cell table:style-name="Default" office:value-type="float" office:value="0.0393528381156417" calcext:value-type="float">
            <text:p>0.039352838115642</text:p>
          </table:table-cell>
          <table:table-cell table:formula="of:=([.C262]-[.B262])" office:value-type="float" office:value="0.0243140548408024" calcext:value-type="float">
            <text:p>0.024</text:p>
          </table:table-cell>
          <table:table-cell/>
          <table:table-cell table:style-name="Default" office:value-type="float" office:value="0.0150382460329157" calcext:value-type="float">
            <text:p>0.015038246032916</text:p>
          </table:table-cell>
          <table:table-cell table:style-name="Default" office:value-type="float" office:value="0.03933570890194" calcext:value-type="float">
            <text:p>0.03933570890194</text:p>
          </table:table-cell>
          <table:table-cell table:formula="of:=([.G262]-[.F262])" office:value-type="float" office:value="0.0242974628690243" calcext:value-type="float">
            <text:p>0.024</text:p>
          </table:table-cell>
          <table:table-cell/>
          <table:table-cell table:style-name="Default" office:value-type="float" office:value="0.0150188932416112" calcext:value-type="float">
            <text:p>0.015018893241611</text:p>
          </table:table-cell>
          <table:table-cell table:style-name="Default" office:value-type="float" office:value="0.0395617872195408" calcext:value-type="float">
            <text:p>0.039561787219541</text:p>
          </table:table-cell>
          <table:table-cell table:formula="of:=([.K262]-[.J262])" office:value-type="float" office:value="0.0245428939779296" calcext:value-type="float">
            <text:p>0.025</text:p>
          </table:table-cell>
          <table:table-cell/>
          <table:table-cell table:style-name="Default" office:value-type="float" office:value="0.0149896570498511" calcext:value-type="float">
            <text:p>0.014989657049851</text:p>
          </table:table-cell>
          <table:table-cell table:style-name="Default" office:value-type="float" office:value="0.0394581014935082" calcext:value-type="float">
            <text:p>0.039458101493508</text:p>
          </table:table-cell>
          <table:table-cell table:number-columns-repeated="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.7415861824827" calcext:value-type="float">
            <text:p>65.7415861824827</text:p>
          </table:table-cell>
          <table:table-cell table:style-name="Default" office:value-type="float" office:value="316.862226921292" calcext:value-type="float">
            <text:p>316.862226921292</text:p>
          </table:table-cell>
          <table:table-cell table:formula="of:=([.C263]-[.B263])" office:value-type="float" office:value="251.120640738809" calcext:value-type="float">
            <text:p>251.121</text:p>
          </table:table-cell>
          <table:table-cell/>
          <table:table-cell table:style-name="Default" office:value-type="float" office:value="11.8645890475772" calcext:value-type="float">
            <text:p>11.8645890475772</text:p>
          </table:table-cell>
          <table:table-cell table:style-name="Default" office:value-type="float" office:value="31.4750724305077" calcext:value-type="float">
            <text:p>31.4750724305077</text:p>
          </table:table-cell>
          <table:table-cell table:formula="of:=([.G263]-[.F263])" office:value-type="float" office:value="19.6104833829305" calcext:value-type="float">
            <text:p>19.610</text:p>
          </table:table-cell>
          <table:table-cell/>
          <table:table-cell table:style-name="Default" office:value-type="float" office:value="14.484921231672" calcext:value-type="float">
            <text:p>14.484921231672</text:p>
          </table:table-cell>
          <table:table-cell table:style-name="Default" office:value-type="float" office:value="37.3074486315047" calcext:value-type="float">
            <text:p>37.3074486315047</text:p>
          </table:table-cell>
          <table:table-cell table:formula="of:=([.K263]-[.J263])" office:value-type="float" office:value="22.8225273998327" calcext:value-type="float">
            <text:p>22.823</text:p>
          </table:table-cell>
          <table:table-cell/>
          <table:table-cell table:style-name="Default" office:value-type="float" office:value="13.1442075764068" calcext:value-type="float">
            <text:p>13.1442075764068</text:p>
          </table:table-cell>
          <table:table-cell table:style-name="Default" office:value-type="float" office:value="14.5532485174996" calcext:value-type="float">
            <text:p>14.5532485174996</text:p>
          </table:table-cell>
          <table:table-cell table:number-columns-repeated="1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58186004547626" calcext:value-type="float">
            <text:p>0.358186004547626</text:p>
          </table:table-cell>
          <table:table-cell table:style-name="Default" office:value-type="float" office:value="0.275998149447445" calcext:value-type="float">
            <text:p>0.275998149447445</text:p>
          </table:table-cell>
          <table:table-cell table:formula="of:=([.C264]-[.B264])" office:value-type="float" office:value="-0.082187855100181" calcext:value-type="float">
            <text:p>-0.082</text:p>
          </table:table-cell>
          <table:table-cell/>
          <table:table-cell table:style-name="Default" office:value-type="float" office:value="0.324593983419099" calcext:value-type="float">
            <text:p>0.324593983419099</text:p>
          </table:table-cell>
          <table:table-cell table:style-name="Default" office:value-type="float" office:value="0.863521958204885" calcext:value-type="float">
            <text:p>0.863521958204885</text:p>
          </table:table-cell>
          <table:table-cell table:formula="of:=([.G264]-[.F264])" office:value-type="float" office:value="0.538927974785786" calcext:value-type="float">
            <text:p>0.539</text:p>
          </table:table-cell>
          <table:table-cell/>
          <table:table-cell table:style-name="Default" office:value-type="float" office:value="1.63141438008136" calcext:value-type="float">
            <text:p>1.63141438008136</text:p>
          </table:table-cell>
          <table:table-cell table:style-name="Default" office:value-type="float" office:value="1.39615729390851" calcext:value-type="float">
            <text:p>1.39615729390851</text:p>
          </table:table-cell>
          <table:table-cell table:formula="of:=([.K264]-[.J264])" office:value-type="float" office:value="-0.23525708617285" calcext:value-type="float">
            <text:p>-0.235</text:p>
          </table:table-cell>
          <table:table-cell/>
          <table:table-cell table:style-name="Default" office:value-type="float" office:value="0.601393855253329" calcext:value-type="float">
            <text:p>0.601393855253329</text:p>
          </table:table-cell>
          <table:table-cell table:style-name="Default" office:value-type="float" office:value="0.577296015978979" calcext:value-type="float">
            <text:p>0.577296015978979</text:p>
          </table:table-cell>
          <table:table-cell table:number-columns-repeated="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82558542367054" calcext:value-type="float">
            <text:p>1.82558542367054</text:p>
          </table:table-cell>
          <table:table-cell table:style-name="Default" office:value-type="float" office:value="0.994828256950581" calcext:value-type="float">
            <text:p>0.994828256950581</text:p>
          </table:table-cell>
          <table:table-cell table:formula="of:=([.C265]-[.B265])" office:value-type="float" office:value="-0.830757166719959" calcext:value-type="float">
            <text:p>-0.831</text:p>
          </table:table-cell>
          <table:table-cell/>
          <table:table-cell table:style-name="Default" office:value-type="float" office:value="1.59557878301175" calcext:value-type="float">
            <text:p>1.59557878301175</text:p>
          </table:table-cell>
          <table:table-cell table:style-name="Default" office:value-type="float" office:value="4.21418415371988" calcext:value-type="float">
            <text:p>4.21418415371988</text:p>
          </table:table-cell>
          <table:table-cell table:formula="of:=([.G265]-[.F265])" office:value-type="float" office:value="2.61860537070813" calcext:value-type="float">
            <text:p>2.619</text:p>
          </table:table-cell>
          <table:table-cell/>
          <table:table-cell table:style-name="Default" office:value-type="float" office:value="4.24268811697193" calcext:value-type="float">
            <text:p>4.24268811697193</text:p>
          </table:table-cell>
          <table:table-cell table:style-name="Default" office:value-type="float" office:value="6.39510831796479" calcext:value-type="float">
            <text:p>6.39510831796479</text:p>
          </table:table-cell>
          <table:table-cell table:formula="of:=([.K265]-[.J265])" office:value-type="float" office:value="2.15242020099286" calcext:value-type="float">
            <text:p>2.152</text:p>
          </table:table-cell>
          <table:table-cell/>
          <table:table-cell table:style-name="Default" office:value-type="float" office:value="2.10968385203813" calcext:value-type="float">
            <text:p>2.10968385203813</text:p>
          </table:table-cell>
          <table:table-cell table:style-name="Default" office:value-type="float" office:value="1.61767608863291" calcext:value-type="float">
            <text:p>1.61767608863291</text:p>
          </table:table-cell>
          <table:table-cell table:number-columns-repeated="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87192702159749" calcext:value-type="float">
            <text:p>0.187192702159749</text:p>
          </table:table-cell>
          <table:table-cell table:style-name="Default" office:value-type="float" office:value="0.132023839795044" calcext:value-type="float">
            <text:p>0.132023839795044</text:p>
          </table:table-cell>
          <table:table-cell table:formula="of:=([.C266]-[.B266])" office:value-type="float" office:value="-0.055168862364705" calcext:value-type="float">
            <text:p>-0.055</text:p>
          </table:table-cell>
          <table:table-cell/>
          <table:table-cell table:style-name="Default" office:value-type="float" office:value="0.301825456290428" calcext:value-type="float">
            <text:p>0.301825456290428</text:p>
          </table:table-cell>
          <table:table-cell table:style-name="Default" office:value-type="float" office:value="0.798620149798185" calcext:value-type="float">
            <text:p>0.798620149798185</text:p>
          </table:table-cell>
          <table:table-cell table:formula="of:=([.G266]-[.F266])" office:value-type="float" office:value="0.496794693507757" calcext:value-type="float">
            <text:p>0.497</text:p>
          </table:table-cell>
          <table:table-cell/>
          <table:table-cell table:style-name="Default" office:value-type="float" office:value="0.631488647061863" calcext:value-type="float">
            <text:p>0.631488647061863</text:p>
          </table:table-cell>
          <table:table-cell table:style-name="Default" office:value-type="float" office:value="1.17880243099565" calcext:value-type="float">
            <text:p>1.17880243099565</text:p>
          </table:table-cell>
          <table:table-cell table:formula="of:=([.K266]-[.J266])" office:value-type="float" office:value="0.547313783933787" calcext:value-type="float">
            <text:p>0.547</text:p>
          </table:table-cell>
          <table:table-cell/>
          <table:table-cell table:style-name="Default" office:value-type="float" office:value="0.390862635495827" calcext:value-type="float">
            <text:p>0.390862635495827</text:p>
          </table:table-cell>
          <table:table-cell table:style-name="Default" office:value-type="float" office:value="0.338444457104534" calcext:value-type="float">
            <text:p>0.338444457104534</text:p>
          </table:table-cell>
          <table:table-cell table:number-columns-repeated="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55851032896501" calcext:value-type="float">
            <text:p>0.455851032896501</text:p>
          </table:table-cell>
          <table:table-cell table:style-name="Default" office:value-type="float" office:value="0.276340017008284" calcext:value-type="float">
            <text:p>0.276340017008284</text:p>
          </table:table-cell>
          <table:table-cell table:formula="of:=([.C267]-[.B267])" office:value-type="float" office:value="-0.179511015888217" calcext:value-type="float">
            <text:p>-0.180</text:p>
          </table:table-cell>
          <table:table-cell/>
          <table:table-cell table:style-name="Default" office:value-type="float" office:value="0.5738493271883" calcext:value-type="float">
            <text:p>0.5738493271883</text:p>
          </table:table-cell>
          <table:table-cell table:style-name="Default" office:value-type="float" office:value="1.51552276797469" calcext:value-type="float">
            <text:p>1.51552276797469</text:p>
          </table:table-cell>
          <table:table-cell table:formula="of:=([.G267]-[.F267])" office:value-type="float" office:value="0.94167344078639" calcext:value-type="float">
            <text:p>0.942</text:p>
          </table:table-cell>
          <table:table-cell/>
          <table:table-cell table:style-name="Default" office:value-type="float" office:value="1.09137326704701" calcext:value-type="float">
            <text:p>1.09137326704701</text:p>
          </table:table-cell>
          <table:table-cell table:style-name="Default" office:value-type="float" office:value="2.14812459880196" calcext:value-type="float">
            <text:p>2.14812459880196</text:p>
          </table:table-cell>
          <table:table-cell table:formula="of:=([.K267]-[.J267])" office:value-type="float" office:value="1.05675133175495" calcext:value-type="float">
            <text:p>1.057</text:p>
          </table:table-cell>
          <table:table-cell/>
          <table:table-cell table:style-name="Default" office:value-type="float" office:value="0.628764976833603" calcext:value-type="float">
            <text:p>0.628764976833603</text:p>
          </table:table-cell>
          <table:table-cell table:style-name="Default" office:value-type="float" office:value="0.66634353763984" calcext:value-type="float">
            <text:p>0.66634353763984</text:p>
          </table:table-cell>
          <table:table-cell table:number-columns-repeated="1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03471176348718" calcext:value-type="float">
            <text:p>4.03471176348718</text:p>
          </table:table-cell>
          <table:table-cell table:style-name="Default" office:value-type="float" office:value="2.78181829276728" calcext:value-type="float">
            <text:p>2.78181829276728</text:p>
          </table:table-cell>
          <table:table-cell table:formula="of:=([.C268]-[.B268])" office:value-type="float" office:value="-1.2528934707199" calcext:value-type="float">
            <text:p>-1.253</text:p>
          </table:table-cell>
          <table:table-cell/>
          <table:table-cell table:style-name="Default" office:value-type="float" office:value="5.31974044051926" calcext:value-type="float">
            <text:p>5.31974044051926</text:p>
          </table:table-cell>
          <table:table-cell table:style-name="Default" office:value-type="float" office:value="14.1241526891604" calcext:value-type="float">
            <text:p>14.1241526891604</text:p>
          </table:table-cell>
          <table:table-cell table:formula="of:=([.G268]-[.F268])" office:value-type="float" office:value="8.80441224864114" calcext:value-type="float">
            <text:p>8.804</text:p>
          </table:table-cell>
          <table:table-cell/>
          <table:table-cell table:style-name="Default" office:value-type="float" office:value="4.88770822943366" calcext:value-type="float">
            <text:p>4.88770822943366</text:p>
          </table:table-cell>
          <table:table-cell table:style-name="Default" office:value-type="float" office:value="12.2172775831371" calcext:value-type="float">
            <text:p>12.2172775831371</text:p>
          </table:table-cell>
          <table:table-cell table:formula="of:=([.K268]-[.J268])" office:value-type="float" office:value="7.32956935370344" calcext:value-type="float">
            <text:p>7.330</text:p>
          </table:table-cell>
          <table:table-cell/>
          <table:table-cell table:style-name="Default" office:value-type="float" office:value="4.84637483401347" calcext:value-type="float">
            <text:p>4.84637483401347</text:p>
          </table:table-cell>
          <table:table-cell table:style-name="Default" office:value-type="float" office:value="8.17997612602924" calcext:value-type="float">
            <text:p>8.17997612602924</text:p>
          </table:table-cell>
          <table:table-cell table:number-columns-repeated="1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0205901219758" calcext:value-type="float">
            <text:p>1.40205901219758</text:p>
          </table:table-cell>
          <table:table-cell table:style-name="Default" office:value-type="float" office:value="0.553887875317073" calcext:value-type="float">
            <text:p>0.553887875317073</text:p>
          </table:table-cell>
          <table:table-cell table:formula="of:=([.C269]-[.B269])" office:value-type="float" office:value="-0.848171136880507" calcext:value-type="float">
            <text:p>-0.848</text:p>
          </table:table-cell>
          <table:table-cell/>
          <table:table-cell table:style-name="Default" office:value-type="float" office:value="1.15912940645124" calcext:value-type="float">
            <text:p>1.15912940645124</text:p>
          </table:table-cell>
          <table:table-cell table:style-name="Default" office:value-type="float" office:value="3.06199747165438" calcext:value-type="float">
            <text:p>3.06199747165438</text:p>
          </table:table-cell>
          <table:table-cell table:formula="of:=([.G269]-[.F269])" office:value-type="float" office:value="1.90286806520314" calcext:value-type="float">
            <text:p>1.903</text:p>
          </table:table-cell>
          <table:table-cell/>
          <table:table-cell table:style-name="Default" office:value-type="float" office:value="2.05759058940127" calcext:value-type="float">
            <text:p>2.05759058940127</text:p>
          </table:table-cell>
          <table:table-cell table:style-name="Default" office:value-type="float" office:value="4.01817816292587" calcext:value-type="float">
            <text:p>4.01817816292587</text:p>
          </table:table-cell>
          <table:table-cell table:formula="of:=([.K269]-[.J269])" office:value-type="float" office:value="1.9605875735246" calcext:value-type="float">
            <text:p>1.961</text:p>
          </table:table-cell>
          <table:table-cell/>
          <table:table-cell table:style-name="Default" office:value-type="float" office:value="1.55567621140854" calcext:value-type="float">
            <text:p>1.55567621140854</text:p>
          </table:table-cell>
          <table:table-cell table:style-name="Default" office:value-type="float" office:value="1.57846696083219" calcext:value-type="float">
            <text:p>1.57846696083219</text:p>
          </table:table-cell>
          <table:table-cell table:number-columns-repeated="1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036373914756" calcext:value-type="float">
            <text:p>1.47036373914756</text:p>
          </table:table-cell>
          <table:table-cell table:style-name="Default" office:value-type="float" office:value="1.97714025777298" calcext:value-type="float">
            <text:p>1.97714025777298</text:p>
          </table:table-cell>
          <table:table-cell table:formula="of:=([.C270]-[.B270])" office:value-type="float" office:value="0.50677651862542" calcext:value-type="float">
            <text:p>0.507</text:p>
          </table:table-cell>
          <table:table-cell/>
          <table:table-cell table:style-name="Default" office:value-type="float" office:value="2.95365478640661" calcext:value-type="float">
            <text:p>2.95365478640661</text:p>
          </table:table-cell>
          <table:table-cell table:style-name="Default" office:value-type="float" office:value="7.86739765728755" calcext:value-type="float">
            <text:p>7.86739765728755</text:p>
          </table:table-cell>
          <table:table-cell table:formula="of:=([.G270]-[.F270])" office:value-type="float" office:value="4.91374287088094" calcext:value-type="float">
            <text:p>4.914</text:p>
          </table:table-cell>
          <table:table-cell/>
          <table:table-cell table:style-name="Default" office:value-type="float" office:value="3.27585384232011" calcext:value-type="float">
            <text:p>3.27585384232011</text:p>
          </table:table-cell>
          <table:table-cell table:style-name="Default" office:value-type="float" office:value="9.83900030196438" calcext:value-type="float">
            <text:p>9.83900030196438</text:p>
          </table:table-cell>
          <table:table-cell table:formula="of:=([.K270]-[.J270])" office:value-type="float" office:value="6.56314645964427" calcext:value-type="float">
            <text:p>6.563</text:p>
          </table:table-cell>
          <table:table-cell/>
          <table:table-cell table:style-name="Default" office:value-type="float" office:value="2.54170397900885" calcext:value-type="float">
            <text:p>2.54170397900885</text:p>
          </table:table-cell>
          <table:table-cell table:style-name="Default" office:value-type="float" office:value="4.39999462807352" calcext:value-type="float">
            <text:p>4.39999462807352</text:p>
          </table:table-cell>
          <table:table-cell table:number-columns-repeated="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2311050706787" calcext:value-type="float">
            <text:p>0.22311050706787</text:p>
          </table:table-cell>
          <table:table-cell table:style-name="Default" office:value-type="float" office:value="0.128373327255101" calcext:value-type="float">
            <text:p>0.128373327255101</text:p>
          </table:table-cell>
          <table:table-cell table:formula="of:=([.C271]-[.B271])" office:value-type="float" office:value="-0.094737179812769" calcext:value-type="float">
            <text:p>-0.095</text:p>
          </table:table-cell>
          <table:table-cell/>
          <table:table-cell table:style-name="Default" office:value-type="float" office:value="0.185457349019158" calcext:value-type="float">
            <text:p>0.185457349019158</text:p>
          </table:table-cell>
          <table:table-cell table:style-name="Default" office:value-type="float" office:value="0.492667540480684" calcext:value-type="float">
            <text:p>0.492667540480684</text:p>
          </table:table-cell>
          <table:table-cell table:formula="of:=([.G271]-[.F271])" office:value-type="float" office:value="0.307210191461526" calcext:value-type="float">
            <text:p>0.307</text:p>
          </table:table-cell>
          <table:table-cell/>
          <table:table-cell table:style-name="Default" office:value-type="float" office:value="0.550655303919612" calcext:value-type="float">
            <text:p>0.550655303919612</text:p>
          </table:table-cell>
          <table:table-cell table:style-name="Default" office:value-type="float" office:value="0.842406308308801" calcext:value-type="float">
            <text:p>0.842406308308801</text:p>
          </table:table-cell>
          <table:table-cell table:formula="of:=([.K271]-[.J271])" office:value-type="float" office:value="0.291751004389189" calcext:value-type="float">
            <text:p>0.292</text:p>
          </table:table-cell>
          <table:table-cell/>
          <table:table-cell table:style-name="Default" office:value-type="float" office:value="0.186814349652213" calcext:value-type="float">
            <text:p>0.186814349652213</text:p>
          </table:table-cell>
          <table:table-cell table:style-name="Default" office:value-type="float" office:value="0.255006718117046" calcext:value-type="float">
            <text:p>0.255006718117046</text:p>
          </table:table-cell>
          <table:table-cell table:number-columns-repeated="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8718497867922" calcext:value-type="float">
            <text:p>0.118718497867922</text:p>
          </table:table-cell>
          <table:table-cell table:style-name="Default" office:value-type="float" office:value="0.0671107856084247" calcext:value-type="float">
            <text:p>0.067110785608425</text:p>
          </table:table-cell>
          <table:table-cell table:formula="of:=([.C272]-[.B272])" office:value-type="float" office:value="-0.0516077122594973" calcext:value-type="float">
            <text:p>-0.052</text:p>
          </table:table-cell>
          <table:table-cell/>
          <table:table-cell table:style-name="Default" office:value-type="float" office:value="0.141196689906131" calcext:value-type="float">
            <text:p>0.141196689906131</text:p>
          </table:table-cell>
          <table:table-cell table:style-name="Default" office:value-type="float" office:value="0.374271355080489" calcext:value-type="float">
            <text:p>0.374271355080489</text:p>
          </table:table-cell>
          <table:table-cell table:formula="of:=([.G272]-[.F272])" office:value-type="float" office:value="0.233074665174358" calcext:value-type="float">
            <text:p>0.233</text:p>
          </table:table-cell>
          <table:table-cell/>
          <table:table-cell table:style-name="Default" office:value-type="float" office:value="0.199649975104416" calcext:value-type="float">
            <text:p>0.199649975104416</text:p>
          </table:table-cell>
          <table:table-cell table:style-name="Default" office:value-type="float" office:value="0.470233312373935" calcext:value-type="float">
            <text:p>0.470233312373935</text:p>
          </table:table-cell>
          <table:table-cell table:formula="of:=([.K272]-[.J272])" office:value-type="float" office:value="0.270583337269519" calcext:value-type="float">
            <text:p>0.271</text:p>
          </table:table-cell>
          <table:table-cell/>
          <table:table-cell table:style-name="Default" office:value-type="float" office:value="0.142083692211963" calcext:value-type="float">
            <text:p>0.142083692211963</text:p>
          </table:table-cell>
          <table:table-cell table:style-name="Default" office:value-type="float" office:value="0.151633729358379" calcext:value-type="float">
            <text:p>0.151633729358379</text:p>
          </table:table-cell>
          <table:table-cell table:number-columns-repeated="1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18815834388791" calcext:value-type="float">
            <text:p>0.518815834388791</text:p>
          </table:table-cell>
          <table:table-cell table:style-name="Default" office:value-type="float" office:value="0.315883134932559" calcext:value-type="float">
            <text:p>0.315883134932559</text:p>
          </table:table-cell>
          <table:table-cell table:formula="of:=([.C273]-[.B273])" office:value-type="float" office:value="-0.202932699456232" calcext:value-type="float">
            <text:p>-0.203</text:p>
          </table:table-cell>
          <table:table-cell/>
          <table:table-cell table:style-name="Default" office:value-type="float" office:value="0.372852401407563" calcext:value-type="float">
            <text:p>0.372852401407563</text:p>
          </table:table-cell>
          <table:table-cell table:style-name="Default" office:value-type="float" office:value="0.983720290910584" calcext:value-type="float">
            <text:p>0.983720290910584</text:p>
          </table:table-cell>
          <table:table-cell table:formula="of:=([.G273]-[.F273])" office:value-type="float" office:value="0.610867889503021" calcext:value-type="float">
            <text:p>0.611</text:p>
          </table:table-cell>
          <table:table-cell/>
          <table:table-cell table:style-name="Default" office:value-type="float" office:value="0.883047323117174" calcext:value-type="float">
            <text:p>0.883047323117174</text:p>
          </table:table-cell>
          <table:table-cell table:style-name="Default" office:value-type="float" office:value="1.41743126848652" calcext:value-type="float">
            <text:p>1.41743126848652</text:p>
          </table:table-cell>
          <table:table-cell table:formula="of:=([.K273]-[.J273])" office:value-type="float" office:value="0.534383945369346" calcext:value-type="float">
            <text:p>0.534</text:p>
          </table:table-cell>
          <table:table-cell/>
          <table:table-cell table:style-name="Default" office:value-type="float" office:value="0.444878520468474" calcext:value-type="float">
            <text:p>0.444878520468474</text:p>
          </table:table-cell>
          <table:table-cell table:style-name="Default" office:value-type="float" office:value="0.481652105646488" calcext:value-type="float">
            <text:p>0.481652105646488</text:p>
          </table:table-cell>
          <table:table-cell table:number-columns-repeated="1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12981371939328" calcext:value-type="float">
            <text:p>0.112981371939328</text:p>
          </table:table-cell>
          <table:table-cell table:style-name="Default" office:value-type="float" office:value="0.0594918483140044" calcext:value-type="float">
            <text:p>0.059491848314004</text:p>
          </table:table-cell>
          <table:table-cell table:formula="of:=([.C274]-[.B274])" office:value-type="float" office:value="-0.0534895236253236" calcext:value-type="float">
            <text:p>-0.053</text:p>
          </table:table-cell>
          <table:table-cell/>
          <table:table-cell table:style-name="Default" office:value-type="float" office:value="0.0797071579726762" calcext:value-type="float">
            <text:p>0.079707157972676</text:p>
          </table:table-cell>
          <table:table-cell table:style-name="Default" office:value-type="float" office:value="0.212179676806628" calcext:value-type="float">
            <text:p>0.212179676806628</text:p>
          </table:table-cell>
          <table:table-cell table:formula="of:=([.G274]-[.F274])" office:value-type="float" office:value="0.132472518833952" calcext:value-type="float">
            <text:p>0.132</text:p>
          </table:table-cell>
          <table:table-cell/>
          <table:table-cell table:style-name="Default" office:value-type="float" office:value="0.186552183680404" calcext:value-type="float">
            <text:p>0.186552183680404</text:p>
          </table:table-cell>
          <table:table-cell table:style-name="Default" office:value-type="float" office:value="0.359724316069445" calcext:value-type="float">
            <text:p>0.359724316069445</text:p>
          </table:table-cell>
          <table:table-cell table:formula="of:=([.K274]-[.J274])" office:value-type="float" office:value="0.173172132389041" calcext:value-type="float">
            <text:p>0.173</text:p>
          </table:table-cell>
          <table:table-cell/>
          <table:table-cell table:style-name="Default" office:value-type="float" office:value="0.0661066813086049" calcext:value-type="float">
            <text:p>0.066106681308605</text:p>
          </table:table-cell>
          <table:table-cell table:style-name="Default" office:value-type="float" office:value="0.121486156246988" calcext:value-type="float">
            <text:p>0.121486156246988</text:p>
          </table:table-cell>
          <table:table-cell table:number-columns-repeated="1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04622437162799" calcext:value-type="float">
            <text:p>0.104622437162799</text:p>
          </table:table-cell>
          <table:table-cell table:style-name="Default" office:value-type="float" office:value="0.0598803658773954" calcext:value-type="float">
            <text:p>0.059880365877395</text:p>
          </table:table-cell>
          <table:table-cell table:formula="of:=([.C275]-[.B275])" office:value-type="float" office:value="-0.0447420712854036" calcext:value-type="float">
            <text:p>-0.045</text:p>
          </table:table-cell>
          <table:table-cell/>
          <table:table-cell table:style-name="Default" office:value-type="float" office:value="0.0690366557459344" calcext:value-type="float">
            <text:p>0.069036655745934</text:p>
          </table:table-cell>
          <table:table-cell table:style-name="Default" office:value-type="float" office:value="0.183428432594159" calcext:value-type="float">
            <text:p>0.183428432594159</text:p>
          </table:table-cell>
          <table:table-cell table:formula="of:=([.G275]-[.F275])" office:value-type="float" office:value="0.114391776848225" calcext:value-type="float">
            <text:p>0.114</text:p>
          </table:table-cell>
          <table:table-cell/>
          <table:table-cell table:style-name="Default" office:value-type="float" office:value="0.205143589972991" calcext:value-type="float">
            <text:p>0.205143589972991</text:p>
          </table:table-cell>
          <table:table-cell table:style-name="Default" office:value-type="float" office:value="0.332624831989111" calcext:value-type="float">
            <text:p>0.332624831989111</text:p>
          </table:table-cell>
          <table:table-cell table:formula="of:=([.K275]-[.J275])" office:value-type="float" office:value="0.12748124201612" calcext:value-type="float">
            <text:p>0.127</text:p>
          </table:table-cell>
          <table:table-cell/>
          <table:table-cell table:style-name="Default" office:value-type="float" office:value="0.0615476144865921" calcext:value-type="float">
            <text:p>0.061547614486592</text:p>
          </table:table-cell>
          <table:table-cell table:style-name="Default" office:value-type="float" office:value="0.0959092795530317" calcext:value-type="float">
            <text:p>0.0959092795530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.22907439214798" calcext:value-type="float">
            <text:p>7.22907439214798</text:p>
          </table:table-cell>
          <table:table-cell table:style-name="Default" office:value-type="float" office:value="1567.23976535066" calcext:value-type="float">
            <text:p>1567.23976535066</text:p>
          </table:table-cell>
          <table:table-cell table:formula="of:=([.C276]-[.B276])" office:value-type="float" office:value="1560.01069095851" calcext:value-type="float">
            <text:p>1560.011</text:p>
          </table:table-cell>
          <table:table-cell/>
          <table:table-cell table:style-name="Default" office:value-type="float" office:value="0.751235137729546" calcext:value-type="float">
            <text:p>0.751235137729546</text:p>
          </table:table-cell>
          <table:table-cell table:style-name="Default" office:value-type="float" office:value="1.96386171412115" calcext:value-type="float">
            <text:p>1.96386171412115</text:p>
          </table:table-cell>
          <table:table-cell table:formula="of:=([.G276]-[.F276])" office:value-type="float" office:value="1.2126265763916" calcext:value-type="float">
            <text:p>1.213</text:p>
          </table:table-cell>
          <table:table-cell/>
          <table:table-cell table:style-name="Default" office:value-type="float" office:value="0.778718092498788" calcext:value-type="float">
            <text:p>0.778718092498788</text:p>
          </table:table-cell>
          <table:table-cell table:style-name="Default" office:value-type="float" office:value="3.7887639990044" calcext:value-type="float">
            <text:p>3.7887639990044</text:p>
          </table:table-cell>
          <table:table-cell table:formula="of:=([.K276]-[.J276])" office:value-type="float" office:value="3.01004590650561" calcext:value-type="float">
            <text:p>3.010</text:p>
          </table:table-cell>
          <table:table-cell/>
          <table:table-cell table:style-name="Default" office:value-type="float" office:value="0.956588468512348" calcext:value-type="float">
            <text:p>0.956588468512348</text:p>
          </table:table-cell>
          <table:table-cell table:style-name="Default" office:value-type="float" office:value="3.28113100475089" calcext:value-type="float">
            <text:p>3.2811310047508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91173660130786" calcext:value-type="float">
            <text:p>0.291173660130786</text:p>
          </table:table-cell>
          <table:table-cell table:style-name="Default" office:value-type="float" office:value="1.0138021316072" calcext:value-type="float">
            <text:p>1.0138021316072</text:p>
          </table:table-cell>
          <table:table-cell table:formula="of:=([.C277]-[.B277])" office:value-type="float" office:value="0.722628471476414" calcext:value-type="float">
            <text:p>0.723</text:p>
          </table:table-cell>
          <table:table-cell/>
          <table:table-cell table:style-name="Default" office:value-type="float" office:value="0.0441012895969267" calcext:value-type="float">
            <text:p>0.044101289596927</text:p>
          </table:table-cell>
          <table:table-cell table:style-name="Default" office:value-type="float" office:value="0.115793455923635" calcext:value-type="float">
            <text:p>0.115793455923635</text:p>
          </table:table-cell>
          <table:table-cell table:formula="of:=([.G277]-[.F277])" office:value-type="float" office:value="0.0716921663267083" calcext:value-type="float">
            <text:p>0.072</text:p>
          </table:table-cell>
          <table:table-cell/>
          <table:table-cell table:style-name="Default" office:value-type="float" office:value="0.0490673641795386" calcext:value-type="float">
            <text:p>0.049067364179539</text:p>
          </table:table-cell>
          <table:table-cell table:style-name="Default" office:value-type="float" office:value="0.133043934929159" calcext:value-type="float">
            <text:p>0.133043934929159</text:p>
          </table:table-cell>
          <table:table-cell table:formula="of:=([.K277]-[.J277])" office:value-type="float" office:value="0.0839765707496204" calcext:value-type="float">
            <text:p>0.084</text:p>
          </table:table-cell>
          <table:table-cell/>
          <table:table-cell table:style-name="Default" office:value-type="float" office:value="0.0687127802473903" calcext:value-type="float">
            <text:p>0.06871278024739</text:p>
          </table:table-cell>
          <table:table-cell table:style-name="Default" office:value-type="float" office:value="0.156163984896915" calcext:value-type="float">
            <text:p>0.1561639848969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333303202182721" calcext:value-type="float">
            <text:p>0.333303202182721</text:p>
          </table:table-cell>
          <table:table-cell table:style-name="Default" office:value-type="float" office:value="0.70710618233491" calcext:value-type="float">
            <text:p>0.70710618233491</text:p>
          </table:table-cell>
          <table:table-cell table:formula="of:=([.C278]-[.B278])" office:value-type="float" office:value="0.373802980152189" calcext:value-type="float">
            <text:p>0.374</text:p>
          </table:table-cell>
          <table:table-cell/>
          <table:table-cell table:style-name="Default" office:value-type="float" office:value="0.131094284876123" calcext:value-type="float">
            <text:p>0.131094284876123</text:p>
          </table:table-cell>
          <table:table-cell table:style-name="Default" office:value-type="float" office:value="0.347027863999315" calcext:value-type="float">
            <text:p>0.347027863999315</text:p>
          </table:table-cell>
          <table:table-cell table:formula="of:=([.G278]-[.F278])" office:value-type="float" office:value="0.215933579123192" calcext:value-type="float">
            <text:p>0.216</text:p>
          </table:table-cell>
          <table:table-cell/>
          <table:table-cell table:style-name="Default" office:value-type="float" office:value="0.13643898858835" calcext:value-type="float">
            <text:p>0.13643898858835</text:p>
          </table:table-cell>
          <table:table-cell table:style-name="Default" office:value-type="float" office:value="0.292297190709539" calcext:value-type="float">
            <text:p>0.292297190709539</text:p>
          </table:table-cell>
          <table:table-cell table:formula="of:=([.K278]-[.J278])" office:value-type="float" office:value="0.155858202121189" calcext:value-type="float">
            <text:p>0.156</text:p>
          </table:table-cell>
          <table:table-cell/>
          <table:table-cell table:style-name="Default" office:value-type="float" office:value="0.171913955361781" calcext:value-type="float">
            <text:p>0.171913955361781</text:p>
          </table:table-cell>
          <table:table-cell table:style-name="Default" office:value-type="float" office:value="0.340175701561719" calcext:value-type="float">
            <text:p>0.3401757015617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511462236964224" calcext:value-type="float">
            <text:p>0.051146223696422</text:p>
          </table:table-cell>
          <table:table-cell table:style-name="Default" office:value-type="float" office:value="0.133031379781699" calcext:value-type="float">
            <text:p>0.133031379781699</text:p>
          </table:table-cell>
          <table:table-cell table:formula="of:=([.C279]-[.B279])" office:value-type="float" office:value="0.0818851560852766" calcext:value-type="float">
            <text:p>0.082</text:p>
          </table:table-cell>
          <table:table-cell/>
          <table:table-cell table:style-name="Default" office:value-type="float" office:value="0.0187985094337498" calcext:value-type="float">
            <text:p>0.01879850943375</text:p>
          </table:table-cell>
          <table:table-cell table:style-name="Default" office:value-type="float" office:value="0.0498676672061168" calcext:value-type="float">
            <text:p>0.049867667206117</text:p>
          </table:table-cell>
          <table:table-cell table:formula="of:=([.G279]-[.F279])" office:value-type="float" office:value="0.031069157772367" calcext:value-type="float">
            <text:p>0.031</text:p>
          </table:table-cell>
          <table:table-cell/>
          <table:table-cell table:style-name="Default" office:value-type="float" office:value="0.0191827085745223" calcext:value-type="float">
            <text:p>0.019182708574522</text:p>
          </table:table-cell>
          <table:table-cell table:style-name="Default" office:value-type="float" office:value="0.054262945768203" calcext:value-type="float">
            <text:p>0.054262945768203</text:p>
          </table:table-cell>
          <table:table-cell table:formula="of:=([.K279]-[.J279])" office:value-type="float" office:value="0.0350802371936807" calcext:value-type="float">
            <text:p>0.035</text:p>
          </table:table-cell>
          <table:table-cell/>
          <table:table-cell table:style-name="Default" office:value-type="float" office:value="0.023874753608914" calcext:value-type="float">
            <text:p>0.023874753608914</text:p>
          </table:table-cell>
          <table:table-cell table:style-name="Default" office:value-type="float" office:value="0.0621107805264457" calcext:value-type="float">
            <text:p>0.06211078052644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803610369931036" calcext:value-type="float">
            <text:p>0.080361036993104</text:p>
          </table:table-cell>
          <table:table-cell table:style-name="Default" office:value-type="float" office:value="0.208171598594919" calcext:value-type="float">
            <text:p>0.208171598594919</text:p>
          </table:table-cell>
          <table:table-cell table:formula="of:=([.C280]-[.B280])" office:value-type="float" office:value="0.127810561601815" calcext:value-type="float">
            <text:p>0.128</text:p>
          </table:table-cell>
          <table:table-cell/>
          <table:table-cell table:style-name="Default" office:value-type="float" office:value="0.0347651703672543" calcext:value-type="float">
            <text:p>0.034765170367254</text:p>
          </table:table-cell>
          <table:table-cell table:style-name="Default" office:value-type="float" office:value="0.0922081622353861" calcext:value-type="float">
            <text:p>0.092208162235386</text:p>
          </table:table-cell>
          <table:table-cell table:formula="of:=([.G280]-[.F280])" office:value-type="float" office:value="0.0574429918681318" calcext:value-type="float">
            <text:p>0.057</text:p>
          </table:table-cell>
          <table:table-cell/>
          <table:table-cell table:style-name="Default" office:value-type="float" office:value="0.0356105876959409" calcext:value-type="float">
            <text:p>0.035610587695941</text:p>
          </table:table-cell>
          <table:table-cell table:style-name="Default" office:value-type="float" office:value="0.102808356069205" calcext:value-type="float">
            <text:p>0.102808356069205</text:p>
          </table:table-cell>
          <table:table-cell table:formula="of:=([.K280]-[.J280])" office:value-type="float" office:value="0.0671977683732641" calcext:value-type="float">
            <text:p>0.067</text:p>
          </table:table-cell>
          <table:table-cell/>
          <table:table-cell table:style-name="Default" office:value-type="float" office:value="0.0439551834418598" calcext:value-type="float">
            <text:p>0.04395518344186</text:p>
          </table:table-cell>
          <table:table-cell table:style-name="Default" office:value-type="float" office:value="0.112232656629656" calcext:value-type="float">
            <text:p>0.1122326566296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453210277071996" calcext:value-type="float">
            <text:p>0.453210277071996</text:p>
          </table:table-cell>
          <table:table-cell table:style-name="Default" office:value-type="float" office:value="1.84836288402028" calcext:value-type="float">
            <text:p>1.84836288402028</text:p>
          </table:table-cell>
          <table:table-cell table:formula="of:=([.C281]-[.B281])" office:value-type="float" office:value="1.39515260694828" calcext:value-type="float">
            <text:p>1.395</text:p>
          </table:table-cell>
          <table:table-cell/>
          <table:table-cell table:style-name="Default" office:value-type="float" office:value="0.249631994755361" calcext:value-type="float">
            <text:p>0.249631994755361</text:p>
          </table:table-cell>
          <table:table-cell table:style-name="Default" office:value-type="float" office:value="0.6617952485046" calcext:value-type="float">
            <text:p>0.6617952485046</text:p>
          </table:table-cell>
          <table:table-cell table:formula="of:=([.G281]-[.F281])" office:value-type="float" office:value="0.412163253749239" calcext:value-type="float">
            <text:p>0.412</text:p>
          </table:table-cell>
          <table:table-cell/>
          <table:table-cell table:style-name="Default" office:value-type="float" office:value="0.24894285617131" calcext:value-type="float">
            <text:p>0.24894285617131</text:p>
          </table:table-cell>
          <table:table-cell table:style-name="Default" office:value-type="float" office:value="0.704002826867684" calcext:value-type="float">
            <text:p>0.704002826867684</text:p>
          </table:table-cell>
          <table:table-cell table:formula="of:=([.K281]-[.J281])" office:value-type="float" office:value="0.455059970696374" calcext:value-type="float">
            <text:p>0.455</text:p>
          </table:table-cell>
          <table:table-cell/>
          <table:table-cell table:style-name="Default" office:value-type="float" office:value="0.287795217200613" calcext:value-type="float">
            <text:p>0.287795217200613</text:p>
          </table:table-cell>
          <table:table-cell table:style-name="Default" office:value-type="float" office:value="0.768808383595802" calcext:value-type="float">
            <text:p>0.76880838359580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17390921744082" calcext:value-type="float">
            <text:p>0.217390921744082</text:p>
          </table:table-cell>
          <table:table-cell table:style-name="Default" office:value-type="float" office:value="0.478312613302315" calcext:value-type="float">
            <text:p>0.478312613302315</text:p>
          </table:table-cell>
          <table:table-cell table:formula="of:=([.C282]-[.B282])" office:value-type="float" office:value="0.260921691558233" calcext:value-type="float">
            <text:p>0.261</text:p>
          </table:table-cell>
          <table:table-cell/>
          <table:table-cell table:style-name="Default" office:value-type="float" office:value="0.0862526514396748" calcext:value-type="float">
            <text:p>0.086252651439675</text:p>
          </table:table-cell>
          <table:table-cell table:style-name="Default" office:value-type="float" office:value="0.227764891983152" calcext:value-type="float">
            <text:p>0.227764891983152</text:p>
          </table:table-cell>
          <table:table-cell table:formula="of:=([.G282]-[.F282])" office:value-type="float" office:value="0.141512240543477" calcext:value-type="float">
            <text:p>0.142</text:p>
          </table:table-cell>
          <table:table-cell/>
          <table:table-cell table:style-name="Default" office:value-type="float" office:value="0.087452382939682" calcext:value-type="float">
            <text:p>0.087452382939682</text:p>
          </table:table-cell>
          <table:table-cell table:style-name="Default" office:value-type="float" office:value="0.227202782998644" calcext:value-type="float">
            <text:p>0.227202782998644</text:p>
          </table:table-cell>
          <table:table-cell table:formula="of:=([.K282]-[.J282])" office:value-type="float" office:value="0.139750400058962" calcext:value-type="float">
            <text:p>0.140</text:p>
          </table:table-cell>
          <table:table-cell/>
          <table:table-cell table:style-name="Default" office:value-type="float" office:value="0.101566927513541" calcext:value-type="float">
            <text:p>0.101566927513541</text:p>
          </table:table-cell>
          <table:table-cell table:style-name="Default" office:value-type="float" office:value="0.249739698552234" calcext:value-type="float">
            <text:p>0.24973969855223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394958358302668" calcext:value-type="float">
            <text:p>0.394958358302668</text:p>
          </table:table-cell>
          <table:table-cell table:style-name="Default" office:value-type="float" office:value="1.58849731541115" calcext:value-type="float">
            <text:p>1.58849731541115</text:p>
          </table:table-cell>
          <table:table-cell table:formula="of:=([.C283]-[.B283])" office:value-type="float" office:value="1.19353895710848" calcext:value-type="float">
            <text:p>1.194</text:p>
          </table:table-cell>
          <table:table-cell/>
          <table:table-cell table:style-name="Default" office:value-type="float" office:value="0.183739989877366" calcext:value-type="float">
            <text:p>0.183739989877366</text:p>
          </table:table-cell>
          <table:table-cell table:style-name="Default" office:value-type="float" office:value="0.485978411751002" calcext:value-type="float">
            <text:p>0.485978411751002</text:p>
          </table:table-cell>
          <table:table-cell table:formula="of:=([.G283]-[.F283])" office:value-type="float" office:value="0.302238421873636" calcext:value-type="float">
            <text:p>0.302</text:p>
          </table:table-cell>
          <table:table-cell/>
          <table:table-cell table:style-name="Default" office:value-type="float" office:value="0.181336163719997" calcext:value-type="float">
            <text:p>0.181336163719997</text:p>
          </table:table-cell>
          <table:table-cell table:style-name="Default" office:value-type="float" office:value="0.570960571300033" calcext:value-type="float">
            <text:p>0.570960571300033</text:p>
          </table:table-cell>
          <table:table-cell table:formula="of:=([.K283]-[.J283])" office:value-type="float" office:value="0.389624407580036" calcext:value-type="float">
            <text:p>0.390</text:p>
          </table:table-cell>
          <table:table-cell/>
          <table:table-cell table:style-name="Default" office:value-type="float" office:value="0.233499464496216" calcext:value-type="float">
            <text:p>0.233499464496216</text:p>
          </table:table-cell>
          <table:table-cell table:style-name="Default" office:value-type="float" office:value="0.672087700490816" calcext:value-type="float">
            <text:p>0.6720877004908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677432041057165" calcext:value-type="float">
            <text:p>0.067743204105717</text:p>
          </table:table-cell>
          <table:table-cell table:style-name="Default" office:value-type="float" office:value="0.188453164667089" calcext:value-type="float">
            <text:p>0.188453164667089</text:p>
          </table:table-cell>
          <table:table-cell table:formula="of:=([.C284]-[.B284])" office:value-type="float" office:value="0.120709960561373" calcext:value-type="float">
            <text:p>0.121</text:p>
          </table:table-cell>
          <table:table-cell/>
          <table:table-cell table:style-name="Default" office:value-type="float" office:value="0.0214447877332419" calcext:value-type="float">
            <text:p>0.021444787733242</text:p>
          </table:table-cell>
          <table:table-cell table:style-name="Default" office:value-type="float" office:value="0.0567135712034464" calcext:value-type="float">
            <text:p>0.056713571203446</text:p>
          </table:table-cell>
          <table:table-cell table:formula="of:=([.G284]-[.F284])" office:value-type="float" office:value="0.0352687834702045" calcext:value-type="float">
            <text:p>0.035</text:p>
          </table:table-cell>
          <table:table-cell/>
          <table:table-cell table:style-name="Default" office:value-type="float" office:value="0.0222782727161402" calcext:value-type="float">
            <text:p>0.02227827271614</text:p>
          </table:table-cell>
          <table:table-cell table:style-name="Default" office:value-type="float" office:value="0.0592190327612864" calcext:value-type="float">
            <text:p>0.059219032761286</text:p>
          </table:table-cell>
          <table:table-cell table:formula="of:=([.K284]-[.J284])" office:value-type="float" office:value="0.0369407600451462" calcext:value-type="float">
            <text:p>0.037</text:p>
          </table:table-cell>
          <table:table-cell/>
          <table:table-cell table:style-name="Default" office:value-type="float" office:value="0.0272957139953475" calcext:value-type="float">
            <text:p>0.027295713995348</text:p>
          </table:table-cell>
          <table:table-cell table:style-name="Default" office:value-type="float" office:value="0.069785599766134" calcext:value-type="float">
            <text:p>0.06978559976613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231977053839821" calcext:value-type="float">
            <text:p>0.023197705383982</text:p>
          </table:table-cell>
          <table:table-cell table:style-name="Default" office:value-type="float" office:value="0.0621849762008084" calcext:value-type="float">
            <text:p>0.062184976200808</text:p>
          </table:table-cell>
          <table:table-cell table:formula="of:=([.C285]-[.B285])" office:value-type="float" office:value="0.0389872708168263" calcext:value-type="float">
            <text:p>0.039</text:p>
          </table:table-cell>
          <table:table-cell/>
          <table:table-cell table:style-name="Default" office:value-type="float" office:value="0.00870375783352937" calcext:value-type="float">
            <text:p>0.008703757833529</text:p>
          </table:table-cell>
          <table:table-cell table:style-name="Default" office:value-type="float" office:value="0.0229952717960971" calcext:value-type="float">
            <text:p>0.022995271796097</text:p>
          </table:table-cell>
          <table:table-cell table:formula="of:=([.G285]-[.F285])" office:value-type="float" office:value="0.0142915139625677" calcext:value-type="float">
            <text:p>0.014</text:p>
          </table:table-cell>
          <table:table-cell/>
          <table:table-cell table:style-name="Default" office:value-type="float" office:value="0.00874396977980236" calcext:value-type="float">
            <text:p>0.008743969779802</text:p>
          </table:table-cell>
          <table:table-cell table:style-name="Default" office:value-type="float" office:value="0.024388852525508" calcext:value-type="float">
            <text:p>0.024388852525508</text:p>
          </table:table-cell>
          <table:table-cell table:formula="of:=([.K285]-[.J285])" office:value-type="float" office:value="0.0156448827457056" calcext:value-type="float">
            <text:p>0.016</text:p>
          </table:table-cell>
          <table:table-cell/>
          <table:table-cell table:style-name="Default" office:value-type="float" office:value="0.0104196869315185" calcext:value-type="float">
            <text:p>0.010419686931519</text:p>
          </table:table-cell>
          <table:table-cell table:style-name="Default" office:value-type="float" office:value="0.027426186390155" calcext:value-type="float">
            <text:p>0.02742618639015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732133385444485" calcext:value-type="float">
            <text:p>0.073213338544449</text:p>
          </table:table-cell>
          <table:table-cell table:style-name="Default" office:value-type="float" office:value="0.19125413079547" calcext:value-type="float">
            <text:p>0.19125413079547</text:p>
          </table:table-cell>
          <table:table-cell table:formula="of:=([.C286]-[.B286])" office:value-type="float" office:value="0.118040792251021" calcext:value-type="float">
            <text:p>0.118</text:p>
          </table:table-cell>
          <table:table-cell/>
          <table:table-cell table:style-name="Default" office:value-type="float" office:value="0.0288979312014903" calcext:value-type="float">
            <text:p>0.02889793120149</text:p>
          </table:table-cell>
          <table:table-cell table:style-name="Default" office:value-type="float" office:value="0.0762487001953289" calcext:value-type="float">
            <text:p>0.076248700195329</text:p>
          </table:table-cell>
          <table:table-cell table:formula="of:=([.G286]-[.F286])" office:value-type="float" office:value="0.0473507689938386" calcext:value-type="float">
            <text:p>0.047</text:p>
          </table:table-cell>
          <table:table-cell/>
          <table:table-cell table:style-name="Default" office:value-type="float" office:value="0.0295179126876575" calcext:value-type="float">
            <text:p>0.029517912687658</text:p>
          </table:table-cell>
          <table:table-cell table:style-name="Default" office:value-type="float" office:value="0.0794700422882742" calcext:value-type="float">
            <text:p>0.079470042288274</text:p>
          </table:table-cell>
          <table:table-cell table:formula="of:=([.K286]-[.J286])" office:value-type="float" office:value="0.0499521296006167" calcext:value-type="float">
            <text:p>0.050</text:p>
          </table:table-cell>
          <table:table-cell/>
          <table:table-cell table:style-name="Default" office:value-type="float" office:value="0.0343038793780525" calcext:value-type="float">
            <text:p>0.034303879378053</text:p>
          </table:table-cell>
          <table:table-cell table:style-name="Default" office:value-type="float" office:value="0.0906720698947321" calcext:value-type="float">
            <text:p>0.0906720698947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30647179828656" calcext:value-type="float">
            <text:p>0.030647179828656</text:p>
          </table:table-cell>
          <table:table-cell table:style-name="Default" office:value-type="float" office:value="0.0829022693840562" calcext:value-type="float">
            <text:p>0.082902269384056</text:p>
          </table:table-cell>
          <table:table-cell table:formula="of:=([.C287]-[.B287])" office:value-type="float" office:value="0.0522550895554002" calcext:value-type="float">
            <text:p>0.052</text:p>
          </table:table-cell>
          <table:table-cell/>
          <table:table-cell table:style-name="Default" office:value-type="float" office:value="0.00968809256361763" calcext:value-type="float">
            <text:p>0.009688092563618</text:p>
          </table:table-cell>
          <table:table-cell table:style-name="Default" office:value-type="float" office:value="0.0255841383803345" calcext:value-type="float">
            <text:p>0.025584138380335</text:p>
          </table:table-cell>
          <table:table-cell table:formula="of:=([.G287]-[.F287])" office:value-type="float" office:value="0.0158960458167169" calcext:value-type="float">
            <text:p>0.016</text:p>
          </table:table-cell>
          <table:table-cell/>
          <table:table-cell table:style-name="Default" office:value-type="float" office:value="0.00979382020599535" calcext:value-type="float">
            <text:p>0.009793820205995</text:p>
          </table:table-cell>
          <table:table-cell table:style-name="Default" office:value-type="float" office:value="0.0265349969408411" calcext:value-type="float">
            <text:p>0.026534996940841</text:p>
          </table:table-cell>
          <table:table-cell table:formula="of:=([.K287]-[.J287])" office:value-type="float" office:value="0.0167411767348458" calcext:value-type="float">
            <text:p>0.017</text:p>
          </table:table-cell>
          <table:table-cell/>
          <table:table-cell table:style-name="Default" office:value-type="float" office:value="0.0119487463841426" calcext:value-type="float">
            <text:p>0.011948746384143</text:p>
          </table:table-cell>
          <table:table-cell table:style-name="Default" office:value-type="float" office:value="0.0302059250244231" calcext:value-type="float">
            <text:p>0.0302059250244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245380652233839" calcext:value-type="float">
            <text:p>0.024538065223384</text:p>
          </table:table-cell>
          <table:table-cell table:style-name="Default" office:value-type="float" office:value="0.0660036952644009" calcext:value-type="float">
            <text:p>0.066003695264401</text:p>
          </table:table-cell>
          <table:table-cell table:formula="of:=([.C288]-[.B288])" office:value-type="float" office:value="0.041465630041017" calcext:value-type="float">
            <text:p>0.041</text:p>
          </table:table-cell>
          <table:table-cell/>
          <table:table-cell table:style-name="Default" office:value-type="float" office:value="0.00769605696937889" calcext:value-type="float">
            <text:p>0.007696056969379</text:p>
          </table:table-cell>
          <table:table-cell table:style-name="Default" office:value-type="float" office:value="0.0203637808813027" calcext:value-type="float">
            <text:p>0.020363780881303</text:p>
          </table:table-cell>
          <table:table-cell table:formula="of:=([.G288]-[.F288])" office:value-type="float" office:value="0.0126677239119238" calcext:value-type="float">
            <text:p>0.013</text:p>
          </table:table-cell>
          <table:table-cell/>
          <table:table-cell table:style-name="Default" office:value-type="float" office:value="0.00788951486081032" calcext:value-type="float">
            <text:p>0.00788951486081</text:p>
          </table:table-cell>
          <table:table-cell table:style-name="Default" office:value-type="float" office:value="0.0216269734701981" calcext:value-type="float">
            <text:p>0.021626973470198</text:p>
          </table:table-cell>
          <table:table-cell table:formula="of:=([.K288]-[.J288])" office:value-type="float" office:value="0.0137374586093878" calcext:value-type="float">
            <text:p>0.014</text:p>
          </table:table-cell>
          <table:table-cell/>
          <table:table-cell table:style-name="Default" office:value-type="float" office:value="0.00953211262490075" calcext:value-type="float">
            <text:p>0.009532112624901</text:p>
          </table:table-cell>
          <table:table-cell table:style-name="Default" office:value-type="float" office:value="0.0252416137043586" calcext:value-type="float">
            <text:p>0.02524161370435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.87192833651804" calcext:value-type="float">
            <text:p>6.87192833651804</text:p>
          </table:table-cell>
          <table:table-cell table:style-name="Default" office:value-type="float" office:value="235.579682028647" calcext:value-type="float">
            <text:p>235.579682028647</text:p>
          </table:table-cell>
          <table:table-cell table:formula="of:=([.C289]-[.B289])" office:value-type="float" office:value="228.707753692129" calcext:value-type="float">
            <text:p>228.708</text:p>
          </table:table-cell>
          <table:table-cell/>
          <table:table-cell table:style-name="Default" office:value-type="float" office:value="4.88540865958948" calcext:value-type="float">
            <text:p>4.88540865958948</text:p>
          </table:table-cell>
          <table:table-cell table:style-name="Default" office:value-type="float" office:value="13.2612534952488" calcext:value-type="float">
            <text:p>13.2612534952488</text:p>
          </table:table-cell>
          <table:table-cell table:formula="of:=([.G289]-[.F289])" office:value-type="float" office:value="8.37584483565932" calcext:value-type="float">
            <text:p>8.376</text:p>
          </table:table-cell>
          <table:table-cell/>
          <table:table-cell table:style-name="Default" office:value-type="float" office:value="0.764119186963974" calcext:value-type="float">
            <text:p>0.764119186963974</text:p>
          </table:table-cell>
          <table:table-cell table:style-name="Default" office:value-type="float" office:value="3.52845585783429" calcext:value-type="float">
            <text:p>3.52845585783429</text:p>
          </table:table-cell>
          <table:table-cell table:formula="of:=([.K289]-[.J289])" office:value-type="float" office:value="2.76433667087032" calcext:value-type="float">
            <text:p>2.764</text:p>
          </table:table-cell>
          <table:table-cell/>
          <table:table-cell table:style-name="Default" office:value-type="float" office:value="0.790293819469988" calcext:value-type="float">
            <text:p>0.790293819469988</text:p>
          </table:table-cell>
          <table:table-cell table:style-name="Default" office:value-type="float" office:value="2.60263494593679" calcext:value-type="float">
            <text:p>2.602634945936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436726392771963" calcext:value-type="float">
            <text:p>0.043672639277196</text:p>
          </table:table-cell>
          <table:table-cell table:style-name="Default" office:value-type="float" office:value="0.117895878701378" calcext:value-type="float">
            <text:p>0.117895878701378</text:p>
          </table:table-cell>
          <table:table-cell table:formula="of:=([.C290]-[.B290])" office:value-type="float" office:value="0.0742232394241817" calcext:value-type="float">
            <text:p>0.074</text:p>
          </table:table-cell>
          <table:table-cell/>
          <table:table-cell table:style-name="Default" office:value-type="float" office:value="0.154240253311567" calcext:value-type="float">
            <text:p>0.154240253311567</text:p>
          </table:table-cell>
          <table:table-cell table:style-name="Default" office:value-type="float" office:value="0.406245563469344" calcext:value-type="float">
            <text:p>0.406245563469344</text:p>
          </table:table-cell>
          <table:table-cell table:formula="of:=([.G290]-[.F290])" office:value-type="float" office:value="0.252005310157777" calcext:value-type="float">
            <text:p>0.252</text:p>
          </table:table-cell>
          <table:table-cell/>
          <table:table-cell table:style-name="Default" office:value-type="float" office:value="0.0435505877769068" calcext:value-type="float">
            <text:p>0.043550587776907</text:p>
          </table:table-cell>
          <table:table-cell table:style-name="Default" office:value-type="float" office:value="0.114673280669121" calcext:value-type="float">
            <text:p>0.114673280669121</text:p>
          </table:table-cell>
          <table:table-cell table:formula="of:=([.K290]-[.J290])" office:value-type="float" office:value="0.0711226928922142" calcext:value-type="float">
            <text:p>0.071</text:p>
          </table:table-cell>
          <table:table-cell/>
          <table:table-cell table:style-name="Default" office:value-type="float" office:value="0.0990056489374367" calcext:value-type="float">
            <text:p>0.099005648937437</text:p>
          </table:table-cell>
          <table:table-cell table:style-name="Default" office:value-type="float" office:value="0.173118205264399" calcext:value-type="float">
            <text:p>0.1731182052643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33167026056831" calcext:value-type="float">
            <text:p>0.133167026056831</text:p>
          </table:table-cell>
          <table:table-cell table:style-name="Default" office:value-type="float" office:value="0.291561620082392" calcext:value-type="float">
            <text:p>0.291561620082392</text:p>
          </table:table-cell>
          <table:table-cell table:formula="of:=([.C291]-[.B291])" office:value-type="float" office:value="0.158394594025561" calcext:value-type="float">
            <text:p>0.158</text:p>
          </table:table-cell>
          <table:table-cell/>
          <table:table-cell table:style-name="Default" office:value-type="float" office:value="0.436247919129576" calcext:value-type="float">
            <text:p>0.436247919129576</text:p>
          </table:table-cell>
          <table:table-cell table:style-name="Default" office:value-type="float" office:value="1.1621276041042" calcext:value-type="float">
            <text:p>1.1621276041042</text:p>
          </table:table-cell>
          <table:table-cell table:formula="of:=([.G291]-[.F291])" office:value-type="float" office:value="0.725879684974624" calcext:value-type="float">
            <text:p>0.726</text:p>
          </table:table-cell>
          <table:table-cell/>
          <table:table-cell table:style-name="Default" office:value-type="float" office:value="0.128767445662721" calcext:value-type="float">
            <text:p>0.128767445662721</text:p>
          </table:table-cell>
          <table:table-cell table:style-name="Default" office:value-type="float" office:value="0.266520913598985" calcext:value-type="float">
            <text:p>0.266520913598985</text:p>
          </table:table-cell>
          <table:table-cell table:formula="of:=([.K291]-[.J291])" office:value-type="float" office:value="0.137753467936264" calcext:value-type="float">
            <text:p>0.138</text:p>
          </table:table-cell>
          <table:table-cell/>
          <table:table-cell table:style-name="Default" office:value-type="float" office:value="0.150267701522203" calcext:value-type="float">
            <text:p>0.150267701522203</text:p>
          </table:table-cell>
          <table:table-cell table:style-name="Default" office:value-type="float" office:value="0.312593833063087" calcext:value-type="float">
            <text:p>0.3125938330630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82753201660454" calcext:value-type="float">
            <text:p>0.018275320166045</text:p>
          </table:table-cell>
          <table:table-cell table:style-name="Default" office:value-type="float" office:value="0.0487287029958536" calcext:value-type="float">
            <text:p>0.048728702995854</text:p>
          </table:table-cell>
          <table:table-cell table:formula="of:=([.C292]-[.B292])" office:value-type="float" office:value="0.0304533828298082" calcext:value-type="float">
            <text:p>0.030</text:p>
          </table:table-cell>
          <table:table-cell/>
          <table:table-cell table:style-name="Default" office:value-type="float" office:value="0.0703998648072283" calcext:value-type="float">
            <text:p>0.070399864807228</text:p>
          </table:table-cell>
          <table:table-cell table:style-name="Default" office:value-type="float" office:value="0.186221858480911" calcext:value-type="float">
            <text:p>0.186221858480911</text:p>
          </table:table-cell>
          <table:table-cell table:formula="of:=([.G292]-[.F292])" office:value-type="float" office:value="0.115821993673683" calcext:value-type="float">
            <text:p>0.116</text:p>
          </table:table-cell>
          <table:table-cell/>
          <table:table-cell table:style-name="Default" office:value-type="float" office:value="0.0184193953653326" calcext:value-type="float">
            <text:p>0.018419395365333</text:p>
          </table:table-cell>
          <table:table-cell table:style-name="Default" office:value-type="float" office:value="0.0490036593515063" calcext:value-type="float">
            <text:p>0.049003659351506</text:p>
          </table:table-cell>
          <table:table-cell table:formula="of:=([.K292]-[.J292])" office:value-type="float" office:value="0.0305842639861737" calcext:value-type="float">
            <text:p>0.031</text:p>
          </table:table-cell>
          <table:table-cell/>
          <table:table-cell table:style-name="Default" office:value-type="float" office:value="0.0216035739936534" calcext:value-type="float">
            <text:p>0.021603573993653</text:p>
          </table:table-cell>
          <table:table-cell table:style-name="Default" office:value-type="float" office:value="0.0576374136601151" calcext:value-type="float">
            <text:p>0.0576374136601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339459005092774" calcext:value-type="float">
            <text:p>0.033945900509277</text:p>
          </table:table-cell>
          <table:table-cell table:style-name="Default" office:value-type="float" office:value="0.0915008747318201" calcext:value-type="float">
            <text:p>0.09150087473182</text:p>
          </table:table-cell>
          <table:table-cell table:formula="of:=([.C293]-[.B293])" office:value-type="float" office:value="0.0575549742225427" calcext:value-type="float">
            <text:p>0.058</text:p>
          </table:table-cell>
          <table:table-cell/>
          <table:table-cell table:style-name="Default" office:value-type="float" office:value="0.127528743258015" calcext:value-type="float">
            <text:p>0.127528743258015</text:p>
          </table:table-cell>
          <table:table-cell table:style-name="Default" office:value-type="float" office:value="0.338071595028085" calcext:value-type="float">
            <text:p>0.338071595028085</text:p>
          </table:table-cell>
          <table:table-cell table:formula="of:=([.G293]-[.F293])" office:value-type="float" office:value="0.21054285177007" calcext:value-type="float">
            <text:p>0.211</text:p>
          </table:table-cell>
          <table:table-cell/>
          <table:table-cell table:style-name="Default" office:value-type="float" office:value="0.0341739907173459" calcext:value-type="float">
            <text:p>0.034173990717346</text:p>
          </table:table-cell>
          <table:table-cell table:style-name="Default" office:value-type="float" office:value="0.0940351724395821" calcext:value-type="float">
            <text:p>0.094035172439582</text:p>
          </table:table-cell>
          <table:table-cell table:formula="of:=([.K293]-[.J293])" office:value-type="float" office:value="0.0598611817222362" calcext:value-type="float">
            <text:p>0.060</text:p>
          </table:table-cell>
          <table:table-cell/>
          <table:table-cell table:style-name="Default" office:value-type="float" office:value="0.0387478413284284" calcext:value-type="float">
            <text:p>0.038747841328428</text:p>
          </table:table-cell>
          <table:table-cell table:style-name="Default" office:value-type="float" office:value="0.107218092051085" calcext:value-type="float">
            <text:p>0.1072180920510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64546497120735" calcext:value-type="float">
            <text:p>0.264546497120735</text:p>
          </table:table-cell>
          <table:table-cell table:style-name="Default" office:value-type="float" office:value="1.174398623137" calcext:value-type="float">
            <text:p>1.174398623137</text:p>
          </table:table-cell>
          <table:table-cell table:formula="of:=([.C294]-[.B294])" office:value-type="float" office:value="0.909852126016265" calcext:value-type="float">
            <text:p>0.910</text:p>
          </table:table-cell>
          <table:table-cell/>
          <table:table-cell table:style-name="Default" office:value-type="float" office:value="0.529736561700388" calcext:value-type="float">
            <text:p>0.529736561700388</text:p>
          </table:table-cell>
          <table:table-cell table:style-name="Default" office:value-type="float" office:value="1.40979853943211" calcext:value-type="float">
            <text:p>1.40979853943211</text:p>
          </table:table-cell>
          <table:table-cell table:formula="of:=([.G294]-[.F294])" office:value-type="float" office:value="0.880061977731722" calcext:value-type="float">
            <text:p>0.880</text:p>
          </table:table-cell>
          <table:table-cell/>
          <table:table-cell table:style-name="Default" office:value-type="float" office:value="0.244691299240142" calcext:value-type="float">
            <text:p>0.244691299240142</text:p>
          </table:table-cell>
          <table:table-cell table:style-name="Default" office:value-type="float" office:value="0.670769049028946" calcext:value-type="float">
            <text:p>0.670769049028946</text:p>
          </table:table-cell>
          <table:table-cell table:formula="of:=([.K294]-[.J294])" office:value-type="float" office:value="0.426077749788804" calcext:value-type="float">
            <text:p>0.426</text:p>
          </table:table-cell>
          <table:table-cell/>
          <table:table-cell table:style-name="Default" office:value-type="float" office:value="0.257317495992741" calcext:value-type="float">
            <text:p>0.257317495992741</text:p>
          </table:table-cell>
          <table:table-cell table:style-name="Default" office:value-type="float" office:value="0.740198716196879" calcext:value-type="float">
            <text:p>0.7401987161968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883038771828053" calcext:value-type="float">
            <text:p>0.088303877182805</text:p>
          </table:table-cell>
          <table:table-cell table:style-name="Default" office:value-type="float" office:value="0.23892794930331" calcext:value-type="float">
            <text:p>0.23892794930331</text:p>
          </table:table-cell>
          <table:table-cell table:formula="of:=([.C295]-[.B295])" office:value-type="float" office:value="0.150624072120505" calcext:value-type="float">
            <text:p>0.151</text:p>
          </table:table-cell>
          <table:table-cell/>
          <table:table-cell table:style-name="Default" office:value-type="float" office:value="0.242698706095683" calcext:value-type="float">
            <text:p>0.242698706095683</text:p>
          </table:table-cell>
          <table:table-cell table:style-name="Default" office:value-type="float" office:value="0.643733814340621" calcext:value-type="float">
            <text:p>0.643733814340621</text:p>
          </table:table-cell>
          <table:table-cell table:formula="of:=([.G295]-[.F295])" office:value-type="float" office:value="0.401035108244938" calcext:value-type="float">
            <text:p>0.401</text:p>
          </table:table-cell>
          <table:table-cell/>
          <table:table-cell table:style-name="Default" office:value-type="float" office:value="0.0848594556598031" calcext:value-type="float">
            <text:p>0.084859455659803</text:p>
          </table:table-cell>
          <table:table-cell table:style-name="Default" office:value-type="float" office:value="0.215159317696709" calcext:value-type="float">
            <text:p>0.215159317696709</text:p>
          </table:table-cell>
          <table:table-cell table:formula="of:=([.K295]-[.J295])" office:value-type="float" office:value="0.130299862036906" calcext:value-type="float">
            <text:p>0.130</text:p>
          </table:table-cell>
          <table:table-cell/>
          <table:table-cell table:style-name="Default" office:value-type="float" office:value="0.0937303720714946" calcext:value-type="float">
            <text:p>0.093730372071495</text:p>
          </table:table-cell>
          <table:table-cell table:style-name="Default" office:value-type="float" office:value="0.236837319250993" calcext:value-type="float">
            <text:p>0.23683731925099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0229305716405" calcext:value-type="float">
            <text:p>0.20229305716405</text:p>
          </table:table-cell>
          <table:table-cell table:style-name="Default" office:value-type="float" office:value="0.961122966666022" calcext:value-type="float">
            <text:p>0.961122966666022</text:p>
          </table:table-cell>
          <table:table-cell table:formula="of:=([.C296]-[.B296])" office:value-type="float" office:value="0.758829909501972" calcext:value-type="float">
            <text:p>0.759</text:p>
          </table:table-cell>
          <table:table-cell/>
          <table:table-cell table:style-name="Default" office:value-type="float" office:value="1.09755049027876" calcext:value-type="float">
            <text:p>1.09755049027876</text:p>
          </table:table-cell>
          <table:table-cell table:style-name="Default" office:value-type="float" office:value="2.92108483596947" calcext:value-type="float">
            <text:p>2.92108483596947</text:p>
          </table:table-cell>
          <table:table-cell table:formula="of:=([.G296]-[.F296])" office:value-type="float" office:value="1.82353434569071" calcext:value-type="float">
            <text:p>1.824</text:p>
          </table:table-cell>
          <table:table-cell/>
          <table:table-cell table:style-name="Default" office:value-type="float" office:value="0.177574779339231" calcext:value-type="float">
            <text:p>0.177574779339231</text:p>
          </table:table-cell>
          <table:table-cell table:style-name="Default" office:value-type="float" office:value="0.529572176037815" calcext:value-type="float">
            <text:p>0.529572176037815</text:p>
          </table:table-cell>
          <table:table-cell table:formula="of:=([.K296]-[.J296])" office:value-type="float" office:value="0.351997396698584" calcext:value-type="float">
            <text:p>0.352</text:p>
          </table:table-cell>
          <table:table-cell/>
          <table:table-cell table:style-name="Default" office:value-type="float" office:value="0.189157310046633" calcext:value-type="float">
            <text:p>0.189157310046633</text:p>
          </table:table-cell>
          <table:table-cell table:style-name="Default" office:value-type="float" office:value="0.585645871393056" calcext:value-type="float">
            <text:p>0.5856458713930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209149503588277" calcext:value-type="float">
            <text:p>0.020914950358828</text:p>
          </table:table-cell>
          <table:table-cell table:style-name="Default" office:value-type="float" office:value="0.0537611900128963" calcext:value-type="float">
            <text:p>0.053761190012896</text:p>
          </table:table-cell>
          <table:table-cell table:formula="of:=([.C297]-[.B297])" office:value-type="float" office:value="0.0328462396540686" calcext:value-type="float">
            <text:p>0.033</text:p>
          </table:table-cell>
          <table:table-cell/>
          <table:table-cell table:style-name="Default" office:value-type="float" office:value="0.0692294489770988" calcext:value-type="float">
            <text:p>0.069229448977099</text:p>
          </table:table-cell>
          <table:table-cell table:style-name="Default" office:value-type="float" office:value="0.182927905250666" calcext:value-type="float">
            <text:p>0.182927905250666</text:p>
          </table:table-cell>
          <table:table-cell table:formula="of:=([.G297]-[.F297])" office:value-type="float" office:value="0.113698456273567" calcext:value-type="float">
            <text:p>0.114</text:p>
          </table:table-cell>
          <table:table-cell/>
          <table:table-cell table:style-name="Default" office:value-type="float" office:value="0.0209846697110598" calcext:value-type="float">
            <text:p>0.02098466971106</text:p>
          </table:table-cell>
          <table:table-cell table:style-name="Default" office:value-type="float" office:value="0.0542819711823981" calcext:value-type="float">
            <text:p>0.054281971182398</text:p>
          </table:table-cell>
          <table:table-cell table:formula="of:=([.K297]-[.J297])" office:value-type="float" office:value="0.0332973014713383" calcext:value-type="float">
            <text:p>0.033</text:p>
          </table:table-cell>
          <table:table-cell/>
          <table:table-cell table:style-name="Default" office:value-type="float" office:value="0.0236719356639419" calcext:value-type="float">
            <text:p>0.023671935663942</text:p>
          </table:table-cell>
          <table:table-cell table:style-name="Default" office:value-type="float" office:value="0.0614814234357809" calcext:value-type="float">
            <text:p>0.06148142343578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854238012751924" calcext:value-type="float">
            <text:p>0.008542380127519</text:p>
          </table:table-cell>
          <table:table-cell table:style-name="Default" office:value-type="float" office:value="0.0227165977106777" calcext:value-type="float">
            <text:p>0.022716597710678</text:p>
          </table:table-cell>
          <table:table-cell table:formula="of:=([.C298]-[.B298])" office:value-type="float" office:value="0.0141742175831585" calcext:value-type="float">
            <text:p>0.014</text:p>
          </table:table-cell>
          <table:table-cell/>
          <table:table-cell table:style-name="Default" office:value-type="float" office:value="0.0303286870192058" calcext:value-type="float">
            <text:p>0.030328687019206</text:p>
          </table:table-cell>
          <table:table-cell table:style-name="Default" office:value-type="float" office:value="0.0803510099688945" calcext:value-type="float">
            <text:p>0.080351009968895</text:p>
          </table:table-cell>
          <table:table-cell table:formula="of:=([.G298]-[.F298])" office:value-type="float" office:value="0.0500223229496887" calcext:value-type="float">
            <text:p>0.050</text:p>
          </table:table-cell>
          <table:table-cell/>
          <table:table-cell table:style-name="Default" office:value-type="float" office:value="0.00857661160625542" calcext:value-type="float">
            <text:p>0.008576611606255</text:p>
          </table:table-cell>
          <table:table-cell table:style-name="Default" office:value-type="float" office:value="0.0227751800863677" calcext:value-type="float">
            <text:p>0.022775180086368</text:p>
          </table:table-cell>
          <table:table-cell table:formula="of:=([.K298]-[.J298])" office:value-type="float" office:value="0.0141985684801123" calcext:value-type="float">
            <text:p>0.014</text:p>
          </table:table-cell>
          <table:table-cell/>
          <table:table-cell table:style-name="Default" office:value-type="float" office:value="0.00924952772387083" calcext:value-type="float">
            <text:p>0.009249527723871</text:p>
          </table:table-cell>
          <table:table-cell table:style-name="Default" office:value-type="float" office:value="0.0255496977623742" calcext:value-type="float">
            <text:p>0.0255496977623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284151283822865" calcext:value-type="float">
            <text:p>0.028415128382287</text:p>
          </table:table-cell>
          <table:table-cell table:style-name="Default" office:value-type="float" office:value="0.0757078801238936" calcext:value-type="float">
            <text:p>0.075707880123894</text:p>
          </table:table-cell>
          <table:table-cell table:formula="of:=([.C299]-[.B299])" office:value-type="float" office:value="0.0472927517416071" calcext:value-type="float">
            <text:p>0.047</text:p>
          </table:table-cell>
          <table:table-cell/>
          <table:table-cell table:style-name="Default" office:value-type="float" office:value="0.0949795775850311" calcext:value-type="float">
            <text:p>0.094979577585031</text:p>
          </table:table-cell>
          <table:table-cell table:style-name="Default" office:value-type="float" office:value="0.251747433900137" calcext:value-type="float">
            <text:p>0.251747433900137</text:p>
          </table:table-cell>
          <table:table-cell table:formula="of:=([.G299]-[.F299])" office:value-type="float" office:value="0.156767856315106" calcext:value-type="float">
            <text:p>0.157</text:p>
          </table:table-cell>
          <table:table-cell/>
          <table:table-cell table:style-name="Default" office:value-type="float" office:value="0.0285037848060764" calcext:value-type="float">
            <text:p>0.028503784806076</text:p>
          </table:table-cell>
          <table:table-cell table:style-name="Default" office:value-type="float" office:value="0.0748744252747268" calcext:value-type="float">
            <text:p>0.074874425274727</text:p>
          </table:table-cell>
          <table:table-cell table:formula="of:=([.K299]-[.J299])" office:value-type="float" office:value="0.0463706404686504" calcext:value-type="float">
            <text:p>0.046</text:p>
          </table:table-cell>
          <table:table-cell/>
          <table:table-cell table:style-name="Default" office:value-type="float" office:value="0.0320607080242338" calcext:value-type="float">
            <text:p>0.032060708024234</text:p>
          </table:table-cell>
          <table:table-cell table:style-name="Default" office:value-type="float" office:value="0.0883335130988453" calcext:value-type="float">
            <text:p>0.0883335130988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943410062455259" calcext:value-type="float">
            <text:p>0.009434100624553</text:p>
          </table:table-cell>
          <table:table-cell table:style-name="Default" office:value-type="float" office:value="0.0249689005459716" calcext:value-type="float">
            <text:p>0.024968900545972</text:p>
          </table:table-cell>
          <table:table-cell table:formula="of:=([.C300]-[.B300])" office:value-type="float" office:value="0.015534799921419" calcext:value-type="float">
            <text:p>0.016</text:p>
          </table:table-cell>
          <table:table-cell/>
          <table:table-cell table:style-name="Default" office:value-type="float" office:value="0.0299963535847521" calcext:value-type="float">
            <text:p>0.029996353584752</text:p>
          </table:table-cell>
          <table:table-cell table:style-name="Default" office:value-type="float" office:value="0.0794457092503369" calcext:value-type="float">
            <text:p>0.079445709250337</text:p>
          </table:table-cell>
          <table:table-cell table:formula="of:=([.G300]-[.F300])" office:value-type="float" office:value="0.0494493556655848" calcext:value-type="float">
            <text:p>0.049</text:p>
          </table:table-cell>
          <table:table-cell/>
          <table:table-cell table:style-name="Default" office:value-type="float" office:value="0.00945281789091658" calcext:value-type="float">
            <text:p>0.009452817890917</text:p>
          </table:table-cell>
          <table:table-cell table:style-name="Default" office:value-type="float" office:value="0.0250126987458455" calcext:value-type="float">
            <text:p>0.025012698745846</text:p>
          </table:table-cell>
          <table:table-cell table:formula="of:=([.K300]-[.J300])" office:value-type="float" office:value="0.0155598808549289" calcext:value-type="float">
            <text:p>0.016</text:p>
          </table:table-cell>
          <table:table-cell/>
          <table:table-cell table:style-name="Default" office:value-type="float" office:value="0.0101655909698887" calcext:value-type="float">
            <text:p>0.010165590969889</text:p>
          </table:table-cell>
          <table:table-cell table:style-name="Default" office:value-type="float" office:value="0.0280053929549413" calcext:value-type="float">
            <text:p>0.0280053929549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753271382359852" calcext:value-type="float">
            <text:p>0.007532713823599</text:p>
          </table:table-cell>
          <table:table-cell table:style-name="Default" office:value-type="float" office:value="0.0200105673914911" calcext:value-type="float">
            <text:p>0.020010567391491</text:p>
          </table:table-cell>
          <table:table-cell table:formula="of:=([.C301]-[.B301])" office:value-type="float" office:value="0.0124778535678926" calcext:value-type="float">
            <text:p>0.012</text:p>
          </table:table-cell>
          <table:table-cell/>
          <table:table-cell table:style-name="Default" office:value-type="float" office:value="0.0267972081173841" calcext:value-type="float">
            <text:p>0.026797208117384</text:p>
          </table:table-cell>
          <table:table-cell table:style-name="Default" office:value-type="float" office:value="0.0709232081400254" calcext:value-type="float">
            <text:p>0.070923208140025</text:p>
          </table:table-cell>
          <table:table-cell table:formula="of:=([.G301]-[.F301])" office:value-type="float" office:value="0.0441260000226413" calcext:value-type="float">
            <text:p>0.044</text:p>
          </table:table-cell>
          <table:table-cell/>
          <table:table-cell table:style-name="Default" office:value-type="float" office:value="0.00756922140922665" calcext:value-type="float">
            <text:p>0.007569221409227</text:p>
          </table:table-cell>
          <table:table-cell table:style-name="Default" office:value-type="float" office:value="0.0200946736592613" calcext:value-type="float">
            <text:p>0.020094673659261</text:p>
          </table:table-cell>
          <table:table-cell table:formula="of:=([.K301]-[.J301])" office:value-type="float" office:value="0.0125254522500346" calcext:value-type="float">
            <text:p>0.013</text:p>
          </table:table-cell>
          <table:table-cell/>
          <table:table-cell table:style-name="Default" office:value-type="float" office:value="0.00846704428414401" calcext:value-type="float">
            <text:p>0.008467044284144</text:p>
          </table:table-cell>
          <table:table-cell table:style-name="Default" office:value-type="float" office:value="0.0228983738284233" calcext:value-type="float">
            <text:p>0.0228983738284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374136440166866" calcext:value-type="float">
            <text:p>0.037413644016687</text:p>
          </table:table-cell>
          <table:table-cell table:style-name="Default" office:value-type="float" office:value="0.0863595273344694" calcext:value-type="float">
            <text:p>0.086359527334469</text:p>
          </table:table-cell>
          <table:table-cell table:formula="of:=([.C302]-[.B302])" office:value-type="float" office:value="0.0489458833177828" calcext:value-type="float">
            <text:p>0.049</text:p>
          </table:table-cell>
          <table:table-cell/>
          <table:table-cell table:style-name="Default" office:value-type="float" office:value="1.22116891364352" calcext:value-type="float">
            <text:p>1.22116891364352</text:p>
          </table:table-cell>
          <table:table-cell table:style-name="Default" office:value-type="float" office:value="3.19982870229032" calcext:value-type="float">
            <text:p>3.19982870229032</text:p>
          </table:table-cell>
          <table:table-cell table:formula="of:=([.G302]-[.F302])" office:value-type="float" office:value="1.9786597886468" calcext:value-type="float">
            <text:p>1.979</text:p>
          </table:table-cell>
          <table:table-cell/>
          <table:table-cell table:style-name="Default" office:value-type="float" office:value="14.9693161575276" calcext:value-type="float">
            <text:p>14.9693161575276</text:p>
          </table:table-cell>
          <table:table-cell table:style-name="Default" office:value-type="float" office:value="49.7665062920246" calcext:value-type="float">
            <text:p>49.7665062920246</text:p>
          </table:table-cell>
          <table:table-cell table:formula="of:=([.K302]-[.J302])" office:value-type="float" office:value="34.797190134497" calcext:value-type="float">
            <text:p>34.797</text:p>
          </table:table-cell>
          <table:table-cell/>
          <table:table-cell table:style-name="Default" office:value-type="float" office:value="48.4094360199503" calcext:value-type="float">
            <text:p>48.4094360199503</text:p>
          </table:table-cell>
          <table:table-cell table:style-name="Default" office:value-type="float" office:value="12.9858287856544" calcext:value-type="float">
            <text:p>12.98582878565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54880839320135" calcext:value-type="float">
            <text:p>0.015488083932014</text:p>
          </table:table-cell>
          <table:table-cell table:style-name="Default" office:value-type="float" office:value="0.0497811559194348" calcext:value-type="float">
            <text:p>0.049781155919435</text:p>
          </table:table-cell>
          <table:table-cell table:formula="of:=([.C303]-[.B303])" office:value-type="float" office:value="0.0342930719874213" calcext:value-type="float">
            <text:p>0.034</text:p>
          </table:table-cell>
          <table:table-cell/>
          <table:table-cell table:style-name="Default" office:value-type="float" office:value="0.0433470968101284" calcext:value-type="float">
            <text:p>0.043347096810128</text:p>
          </table:table-cell>
          <table:table-cell table:style-name="Default" office:value-type="float" office:value="0.113948116409706" calcext:value-type="float">
            <text:p>0.113948116409706</text:p>
          </table:table-cell>
          <table:table-cell table:formula="of:=([.G303]-[.F303])" office:value-type="float" office:value="0.0706010195995776" calcext:value-type="float">
            <text:p>0.071</text:p>
          </table:table-cell>
          <table:table-cell/>
          <table:table-cell table:style-name="Default" office:value-type="float" office:value="0.613760424652031" calcext:value-type="float">
            <text:p>0.613760424652031</text:p>
          </table:table-cell>
          <table:table-cell table:style-name="Default" office:value-type="float" office:value="1.32220122583707" calcext:value-type="float">
            <text:p>1.32220122583707</text:p>
          </table:table-cell>
          <table:table-cell table:formula="of:=([.K303]-[.J303])" office:value-type="float" office:value="0.708440801185039" calcext:value-type="float">
            <text:p>0.708</text:p>
          </table:table-cell>
          <table:table-cell/>
          <table:table-cell table:style-name="Default" office:value-type="float" office:value="2.44325037456443" calcext:value-type="float">
            <text:p>2.44325037456443</text:p>
          </table:table-cell>
          <table:table-cell table:style-name="Default" office:value-type="float" office:value="0.423240720983983" calcext:value-type="float">
            <text:p>0.42324072098398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289376341296034" calcext:value-type="float">
            <text:p>0.028937634129603</text:p>
          </table:table-cell>
          <table:table-cell table:style-name="Default" office:value-type="float" office:value="0.0595038572883208" calcext:value-type="float">
            <text:p>0.059503857288321</text:p>
          </table:table-cell>
          <table:table-cell table:formula="of:=([.C304]-[.B304])" office:value-type="float" office:value="0.0305662231587174" calcext:value-type="float">
            <text:p>0.031</text:p>
          </table:table-cell>
          <table:table-cell/>
          <table:table-cell table:style-name="Default" office:value-type="float" office:value="0.141705703592819" calcext:value-type="float">
            <text:p>0.141705703592819</text:p>
          </table:table-cell>
          <table:table-cell table:style-name="Default" office:value-type="float" office:value="0.375909436288448" calcext:value-type="float">
            <text:p>0.375909436288448</text:p>
          </table:table-cell>
          <table:table-cell table:formula="of:=([.G304]-[.F304])" office:value-type="float" office:value="0.234203732695629" calcext:value-type="float">
            <text:p>0.234</text:p>
          </table:table-cell>
          <table:table-cell/>
          <table:table-cell table:style-name="Default" office:value-type="float" office:value="2.31482758610721" calcext:value-type="float">
            <text:p>2.31482758610721</text:p>
          </table:table-cell>
          <table:table-cell table:style-name="Default" office:value-type="float" office:value="2.7113940438736" calcext:value-type="float">
            <text:p>2.7113940438736</text:p>
          </table:table-cell>
          <table:table-cell table:formula="of:=([.K304]-[.J304])" office:value-type="float" office:value="0.39656645776639" calcext:value-type="float">
            <text:p>0.397</text:p>
          </table:table-cell>
          <table:table-cell/>
          <table:table-cell table:style-name="Default" office:value-type="float" office:value="12.6834159458021" calcext:value-type="float">
            <text:p>12.6834159458021</text:p>
          </table:table-cell>
          <table:table-cell table:style-name="Default" office:value-type="float" office:value="2.36422908658152" calcext:value-type="float">
            <text:p>2.3642290865815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972278327309581" calcext:value-type="float">
            <text:p>0.009722783273096</text:p>
          </table:table-cell>
          <table:table-cell table:style-name="Default" office:value-type="float" office:value="0.0304402617527462" calcext:value-type="float">
            <text:p>0.030440261752746</text:p>
          </table:table-cell>
          <table:table-cell table:formula="of:=([.C305]-[.B305])" office:value-type="float" office:value="0.0207174784796504" calcext:value-type="float">
            <text:p>0.021</text:p>
          </table:table-cell>
          <table:table-cell/>
          <table:table-cell table:style-name="Default" office:value-type="float" office:value="0.0194211190571955" calcext:value-type="float">
            <text:p>0.019421119057196</text:p>
          </table:table-cell>
          <table:table-cell table:style-name="Default" office:value-type="float" office:value="0.0515807762957178" calcext:value-type="float">
            <text:p>0.051580776295718</text:p>
          </table:table-cell>
          <table:table-cell table:formula="of:=([.G305]-[.F305])" office:value-type="float" office:value="0.0321596572385223" calcext:value-type="float">
            <text:p>0.032</text:p>
          </table:table-cell>
          <table:table-cell/>
          <table:table-cell table:style-name="Default" office:value-type="float" office:value="0.260538040419208" calcext:value-type="float">
            <text:p>0.260538040419208</text:p>
          </table:table-cell>
          <table:table-cell table:style-name="Default" office:value-type="float" office:value="0.342718107858325" calcext:value-type="float">
            <text:p>0.342718107858325</text:p>
          </table:table-cell>
          <table:table-cell table:formula="of:=([.K305]-[.J305])" office:value-type="float" office:value="0.082180067439117" calcext:value-type="float">
            <text:p>0.082</text:p>
          </table:table-cell>
          <table:table-cell/>
          <table:table-cell table:style-name="Default" office:value-type="float" office:value="1.52494141481429" calcext:value-type="float">
            <text:p>1.52494141481429</text:p>
          </table:table-cell>
          <table:table-cell table:style-name="Default" office:value-type="float" office:value="0.356200008064234" calcext:value-type="float">
            <text:p>0.35620000806423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00917911116868" calcext:value-type="float">
            <text:p>2.00917911116868</text:p>
          </table:table-cell>
          <table:table-cell table:style-name="Default" office:value-type="float" office:value="3.9557653649237" calcext:value-type="float">
            <text:p>3.9557653649237</text:p>
          </table:table-cell>
          <table:table-cell table:formula="of:=([.C306]-[.B306])" office:value-type="float" office:value="1.94658625375502" calcext:value-type="float">
            <text:p>1.947</text:p>
          </table:table-cell>
          <table:table-cell/>
          <table:table-cell table:style-name="Default" office:value-type="float" office:value="0.0371733069131472" calcext:value-type="float">
            <text:p>0.037173306913147</text:p>
          </table:table-cell>
          <table:table-cell table:style-name="Default" office:value-type="float" office:value="0.0987953064404098" calcext:value-type="float">
            <text:p>0.09879530644041</text:p>
          </table:table-cell>
          <table:table-cell table:formula="of:=([.G306]-[.F306])" office:value-type="float" office:value="0.0616219995272626" calcext:value-type="float">
            <text:p>0.062</text:p>
          </table:table-cell>
          <table:table-cell/>
          <table:table-cell table:style-name="Default" office:value-type="float" office:value="0.479276002716508" calcext:value-type="float">
            <text:p>0.479276002716508</text:p>
          </table:table-cell>
          <table:table-cell table:style-name="Default" office:value-type="float" office:value="0.847137685639327" calcext:value-type="float">
            <text:p>0.847137685639327</text:p>
          </table:table-cell>
          <table:table-cell table:formula="of:=([.K306]-[.J306])" office:value-type="float" office:value="0.367861682922819" calcext:value-type="float">
            <text:p>0.368</text:p>
          </table:table-cell>
          <table:table-cell/>
          <table:table-cell table:style-name="Default" office:value-type="float" office:value="3.73179726786147" calcext:value-type="float">
            <text:p>3.73179726786147</text:p>
          </table:table-cell>
          <table:table-cell table:style-name="Default" office:value-type="float" office:value="0.816246111892873" calcext:value-type="float">
            <text:p>0.81624611189287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477187900075118" calcext:value-type="float">
            <text:p>0.477187900075118</text:p>
          </table:table-cell>
          <table:table-cell table:style-name="Default" office:value-type="float" office:value="1.98320096104457" calcext:value-type="float">
            <text:p>1.98320096104457</text:p>
          </table:table-cell>
          <table:table-cell table:formula="of:=([.C307]-[.B307])" office:value-type="float" office:value="1.50601306096945" calcext:value-type="float">
            <text:p>1.506</text:p>
          </table:table-cell>
          <table:table-cell/>
          <table:table-cell table:style-name="Default" office:value-type="float" office:value="0.322100891635097" calcext:value-type="float">
            <text:p>0.322100891635097</text:p>
          </table:table-cell>
          <table:table-cell table:style-name="Default" office:value-type="float" office:value="0.854313750500428" calcext:value-type="float">
            <text:p>0.854313750500428</text:p>
          </table:table-cell>
          <table:table-cell table:formula="of:=([.G307]-[.F307])" office:value-type="float" office:value="0.532212858865331" calcext:value-type="float">
            <text:p>0.532</text:p>
          </table:table-cell>
          <table:table-cell/>
          <table:table-cell table:style-name="Default" office:value-type="float" office:value="3.97991682408913" calcext:value-type="float">
            <text:p>3.97991682408913</text:p>
          </table:table-cell>
          <table:table-cell table:style-name="Default" office:value-type="float" office:value="11.123207309944" calcext:value-type="float">
            <text:p>11.123207309944</text:p>
          </table:table-cell>
          <table:table-cell table:formula="of:=([.K307]-[.J307])" office:value-type="float" office:value="7.14329048585487" calcext:value-type="float">
            <text:p>7.143</text:p>
          </table:table-cell>
          <table:table-cell/>
          <table:table-cell table:style-name="Default" office:value-type="float" office:value="22.0479143194545" calcext:value-type="float">
            <text:p>22.0479143194545</text:p>
          </table:table-cell>
          <table:table-cell table:style-name="Default" office:value-type="float" office:value="4.25472287792225" calcext:value-type="float">
            <text:p>4.254722877922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87113575796645" calcext:value-type="float">
            <text:p>0.018711357579665</text:p>
          </table:table-cell>
          <table:table-cell table:style-name="Default" office:value-type="float" office:value="0.0404309395368127" calcext:value-type="float">
            <text:p>0.040430939536813</text:p>
          </table:table-cell>
          <table:table-cell table:formula="of:=([.C308]-[.B308])" office:value-type="float" office:value="0.0217195819571482" calcext:value-type="float">
            <text:p>0.022</text:p>
          </table:table-cell>
          <table:table-cell/>
          <table:table-cell table:style-name="Default" office:value-type="float" office:value="0.100294434506081" calcext:value-type="float">
            <text:p>0.100294434506081</text:p>
          </table:table-cell>
          <table:table-cell table:style-name="Default" office:value-type="float" office:value="0.265250478165694" calcext:value-type="float">
            <text:p>0.265250478165694</text:p>
          </table:table-cell>
          <table:table-cell table:formula="of:=([.G308]-[.F308])" office:value-type="float" office:value="0.164956043659613" calcext:value-type="float">
            <text:p>0.165</text:p>
          </table:table-cell>
          <table:table-cell/>
          <table:table-cell table:style-name="Default" office:value-type="float" office:value="1.75403091349691" calcext:value-type="float">
            <text:p>1.75403091349691</text:p>
          </table:table-cell>
          <table:table-cell table:style-name="Default" office:value-type="float" office:value="2.50389778486816" calcext:value-type="float">
            <text:p>2.50389778486816</text:p>
          </table:table-cell>
          <table:table-cell table:formula="of:=([.K308]-[.J308])" office:value-type="float" office:value="0.74986687137125" calcext:value-type="float">
            <text:p>0.750</text:p>
          </table:table-cell>
          <table:table-cell/>
          <table:table-cell table:style-name="Default" office:value-type="float" office:value="6.51763416727556" calcext:value-type="float">
            <text:p>6.51763416727556</text:p>
          </table:table-cell>
          <table:table-cell table:style-name="Default" office:value-type="float" office:value="1.29554658127738" calcext:value-type="float">
            <text:p>1.295546581277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05647885129511" calcext:value-type="float">
            <text:p>0.010564788512951</text:p>
          </table:table-cell>
          <table:table-cell table:style-name="Default" office:value-type="float" office:value="0.0348949864688188" calcext:value-type="float">
            <text:p>0.034894986468819</text:p>
          </table:table-cell>
          <table:table-cell table:formula="of:=([.C309]-[.B309])" office:value-type="float" office:value="0.0243301979558677" calcext:value-type="float">
            <text:p>0.024</text:p>
          </table:table-cell>
          <table:table-cell/>
          <table:table-cell table:style-name="Default" office:value-type="float" office:value="0.229955666851699" calcext:value-type="float">
            <text:p>0.229955666851699</text:p>
          </table:table-cell>
          <table:table-cell table:style-name="Default" office:value-type="float" office:value="0.609888795115018" calcext:value-type="float">
            <text:p>0.609888795115018</text:p>
          </table:table-cell>
          <table:table-cell table:formula="of:=([.G309]-[.F309])" office:value-type="float" office:value="0.379933128263319" calcext:value-type="float">
            <text:p>0.380</text:p>
          </table:table-cell>
          <table:table-cell/>
          <table:table-cell table:style-name="Default" office:value-type="float" office:value="4.03508623736675" calcext:value-type="float">
            <text:p>4.03508623736675</text:p>
          </table:table-cell>
          <table:table-cell table:style-name="Default" office:value-type="float" office:value="6.74234798591634" calcext:value-type="float">
            <text:p>6.74234798591634</text:p>
          </table:table-cell>
          <table:table-cell table:formula="of:=([.K309]-[.J309])" office:value-type="float" office:value="2.70726174854959" calcext:value-type="float">
            <text:p>2.707</text:p>
          </table:table-cell>
          <table:table-cell/>
          <table:table-cell table:style-name="Default" office:value-type="float" office:value="13.0897114015971" calcext:value-type="float">
            <text:p>13.0897114015971</text:p>
          </table:table-cell>
          <table:table-cell table:style-name="Default" office:value-type="float" office:value="4.43139395784316" calcext:value-type="float">
            <text:p>4.431393957843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29810553181247" calcext:value-type="float">
            <text:p>1.29810553181247</text:p>
          </table:table-cell>
          <table:table-cell table:style-name="Default" office:value-type="float" office:value="1.53989864187362" calcext:value-type="float">
            <text:p>1.53989864187362</text:p>
          </table:table-cell>
          <table:table-cell table:formula="of:=([.C310]-[.B310])" office:value-type="float" office:value="0.24179311006115" calcext:value-type="float">
            <text:p>0.242</text:p>
          </table:table-cell>
          <table:table-cell/>
          <table:table-cell table:style-name="Default" office:value-type="float" office:value="0.0249477138223952" calcext:value-type="float">
            <text:p>0.024947713822395</text:p>
          </table:table-cell>
          <table:table-cell table:style-name="Default" office:value-type="float" office:value="0.0660939557498197" calcext:value-type="float">
            <text:p>0.06609395574982</text:p>
          </table:table-cell>
          <table:table-cell table:formula="of:=([.G310]-[.F310])" office:value-type="float" office:value="0.0411462419274245" calcext:value-type="float">
            <text:p>0.041</text:p>
          </table:table-cell>
          <table:table-cell/>
          <table:table-cell table:style-name="Default" office:value-type="float" office:value="0.522189885904827" calcext:value-type="float">
            <text:p>0.522189885904827</text:p>
          </table:table-cell>
          <table:table-cell table:style-name="Default" office:value-type="float" office:value="0.621075721454098" calcext:value-type="float">
            <text:p>0.621075721454098</text:p>
          </table:table-cell>
          <table:table-cell table:formula="of:=([.K310]-[.J310])" office:value-type="float" office:value="0.098885835549271" calcext:value-type="float">
            <text:p>0.099</text:p>
          </table:table-cell>
          <table:table-cell/>
          <table:table-cell table:style-name="Default" office:value-type="float" office:value="1.01708238377064" calcext:value-type="float">
            <text:p>1.01708238377064</text:p>
          </table:table-cell>
          <table:table-cell table:style-name="Default" office:value-type="float" office:value="0.324949440333419" calcext:value-type="float">
            <text:p>0.3249494403334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12700049781363" calcext:value-type="float">
            <text:p>0.212700049781363</text:p>
          </table:table-cell>
          <table:table-cell table:style-name="Default" office:value-type="float" office:value="0.786916048080509" calcext:value-type="float">
            <text:p>0.786916048080509</text:p>
          </table:table-cell>
          <table:table-cell table:formula="of:=([.C311]-[.B311])" office:value-type="float" office:value="0.574215998299146" calcext:value-type="float">
            <text:p>0.574</text:p>
          </table:table-cell>
          <table:table-cell/>
          <table:table-cell table:style-name="Default" office:value-type="float" office:value="0.0103313676320329" calcext:value-type="float">
            <text:p>0.010331367632033</text:p>
          </table:table-cell>
          <table:table-cell table:style-name="Default" office:value-type="float" office:value="0.0273322194523387" calcext:value-type="float">
            <text:p>0.027332219452339</text:p>
          </table:table-cell>
          <table:table-cell table:formula="of:=([.G311]-[.F311])" office:value-type="float" office:value="0.0170008518203058" calcext:value-type="float">
            <text:p>0.017</text:p>
          </table:table-cell>
          <table:table-cell/>
          <table:table-cell table:style-name="Default" office:value-type="float" office:value="0.19424732198733" calcext:value-type="float">
            <text:p>0.19424732198733</text:p>
          </table:table-cell>
          <table:table-cell table:style-name="Default" office:value-type="float" office:value="0.22352230800382" calcext:value-type="float">
            <text:p>0.22352230800382</text:p>
          </table:table-cell>
          <table:table-cell table:formula="of:=([.K311]-[.J311])" office:value-type="float" office:value="0.02927498601649" calcext:value-type="float">
            <text:p>0.029</text:p>
          </table:table-cell>
          <table:table-cell/>
          <table:table-cell table:style-name="Default" office:value-type="float" office:value="0.700741707433272" calcext:value-type="float">
            <text:p>0.700741707433272</text:p>
          </table:table-cell>
          <table:table-cell table:style-name="Default" office:value-type="float" office:value="0.175285520836985" calcext:value-type="float">
            <text:p>0.1752855208369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27708874860874" calcext:value-type="float">
            <text:p>0.012770887486087</text:p>
          </table:table-cell>
          <table:table-cell table:style-name="Default" office:value-type="float" office:value="0.0263103939288671" calcext:value-type="float">
            <text:p>0.026310393928867</text:p>
          </table:table-cell>
          <table:table-cell table:formula="of:=([.C312]-[.B312])" office:value-type="float" office:value="0.0135395064427797" calcext:value-type="float">
            <text:p>0.014</text:p>
          </table:table-cell>
          <table:table-cell/>
          <table:table-cell table:style-name="Default" office:value-type="float" office:value="0.0310562065692347" calcext:value-type="float">
            <text:p>0.031056206569235</text:p>
          </table:table-cell>
          <table:table-cell table:style-name="Default" office:value-type="float" office:value="0.08203898485614" calcext:value-type="float">
            <text:p>0.08203898485614</text:p>
          </table:table-cell>
          <table:table-cell table:formula="of:=([.G312]-[.F312])" office:value-type="float" office:value="0.0509827782869053" calcext:value-type="float">
            <text:p>0.051</text:p>
          </table:table-cell>
          <table:table-cell/>
          <table:table-cell table:style-name="Default" office:value-type="float" office:value="0.61227063678286" calcext:value-type="float">
            <text:p>0.61227063678286</text:p>
          </table:table-cell>
          <table:table-cell table:style-name="Default" office:value-type="float" office:value="0.652412535886311" calcext:value-type="float">
            <text:p>0.652412535886311</text:p>
          </table:table-cell>
          <table:table-cell table:formula="of:=([.K312]-[.J312])" office:value-type="float" office:value="0.0401418991034511" calcext:value-type="float">
            <text:p>0.040</text:p>
          </table:table-cell>
          <table:table-cell/>
          <table:table-cell table:style-name="Default" office:value-type="float" office:value="2.49750562296795" calcext:value-type="float">
            <text:p>2.49750562296795</text:p>
          </table:table-cell>
          <table:table-cell table:style-name="Default" office:value-type="float" office:value="0.497097069633804" calcext:value-type="float">
            <text:p>0.4970970696338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618576011580619" calcext:value-type="float">
            <text:p>0.006185760115806</text:p>
          </table:table-cell>
          <table:table-cell table:style-name="Default" office:value-type="float" office:value="0.0197740115951558" calcext:value-type="float">
            <text:p>0.019774011595156</text:p>
          </table:table-cell>
          <table:table-cell table:formula="of:=([.C313]-[.B313])" office:value-type="float" office:value="0.0135882514793496" calcext:value-type="float">
            <text:p>0.014</text:p>
          </table:table-cell>
          <table:table-cell/>
          <table:table-cell table:style-name="Default" office:value-type="float" office:value="0.0144297215728123" calcext:value-type="float">
            <text:p>0.014429721572812</text:p>
          </table:table-cell>
          <table:table-cell table:style-name="Default" office:value-type="float" office:value="0.0380297760494244" calcext:value-type="float">
            <text:p>0.038029776049424</text:p>
          </table:table-cell>
          <table:table-cell table:formula="of:=([.G313]-[.F313])" office:value-type="float" office:value="0.0236000544766121" calcext:value-type="float">
            <text:p>0.024</text:p>
          </table:table-cell>
          <table:table-cell/>
          <table:table-cell table:style-name="Default" office:value-type="float" office:value="0.280503923329964" calcext:value-type="float">
            <text:p>0.280503923329964</text:p>
          </table:table-cell>
          <table:table-cell table:style-name="Default" office:value-type="float" office:value="0.496251804918617" calcext:value-type="float">
            <text:p>0.496251804918617</text:p>
          </table:table-cell>
          <table:table-cell table:formula="of:=([.K313]-[.J313])" office:value-type="float" office:value="0.215747881588653" calcext:value-type="float">
            <text:p>0.216</text:p>
          </table:table-cell>
          <table:table-cell/>
          <table:table-cell table:style-name="Default" office:value-type="float" office:value="0.37332999723598" calcext:value-type="float">
            <text:p>0.37332999723598</text:p>
          </table:table-cell>
          <table:table-cell table:style-name="Default" office:value-type="float" office:value="0.132591244835953" calcext:value-type="float">
            <text:p>0.13259124483595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633931399082652" calcext:value-type="float">
            <text:p>0.063393139908265</text:p>
          </table:table-cell>
          <table:table-cell table:style-name="Default" office:value-type="float" office:value="0.149044115616325" calcext:value-type="float">
            <text:p>0.149044115616325</text:p>
          </table:table-cell>
          <table:table-cell table:formula="of:=([.C314]-[.B314])" office:value-type="float" office:value="0.0856509757080598" calcext:value-type="float">
            <text:p>0.086</text:p>
          </table:table-cell>
          <table:table-cell/>
          <table:table-cell table:style-name="Default" office:value-type="float" office:value="0.00900523753768721" calcext:value-type="float">
            <text:p>0.009005237537687</text:p>
          </table:table-cell>
          <table:table-cell table:style-name="Default" office:value-type="float" office:value="0.0238272419573521" calcext:value-type="float">
            <text:p>0.023827241957352</text:p>
          </table:table-cell>
          <table:table-cell table:formula="of:=([.G314]-[.F314])" office:value-type="float" office:value="0.0148220044196649" calcext:value-type="float">
            <text:p>0.015</text:p>
          </table:table-cell>
          <table:table-cell/>
          <table:table-cell table:style-name="Default" office:value-type="float" office:value="0.167339537024643" calcext:value-type="float">
            <text:p>0.167339537024643</text:p>
          </table:table-cell>
          <table:table-cell table:style-name="Default" office:value-type="float" office:value="0.194019532195592" calcext:value-type="float">
            <text:p>0.194019532195592</text:p>
          </table:table-cell>
          <table:table-cell table:formula="of:=([.K314]-[.J314])" office:value-type="float" office:value="0.026679995170949" calcext:value-type="float">
            <text:p>0.027</text:p>
          </table:table-cell>
          <table:table-cell/>
          <table:table-cell table:style-name="Default" office:value-type="float" office:value="0.36451459068804" calcext:value-type="float">
            <text:p>0.36451459068804</text:p>
          </table:table-cell>
          <table:table-cell table:style-name="Default" office:value-type="float" office:value="0.126897997776328" calcext:value-type="float">
            <text:p>0.1268979977763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781441747748907" calcext:value-type="float">
            <text:p>0.078144174774891</text:p>
          </table:table-cell>
          <table:table-cell table:style-name="Default" office:value-type="float" office:value="0.324745303300363" calcext:value-type="float">
            <text:p>0.324745303300363</text:p>
          </table:table-cell>
          <table:table-cell table:formula="of:=([.C315]-[.B315])" office:value-type="float" office:value="0.246601128525472" calcext:value-type="float">
            <text:p>0.247</text:p>
          </table:table-cell>
          <table:table-cell/>
          <table:table-cell table:style-name="Default" office:value-type="float" office:value="0.729529207261323" calcext:value-type="float">
            <text:p>0.729529207261323</text:p>
          </table:table-cell>
          <table:table-cell table:style-name="Default" office:value-type="float" office:value="1.92186453028632" calcext:value-type="float">
            <text:p>1.92186453028632</text:p>
          </table:table-cell>
          <table:table-cell table:formula="of:=([.G315]-[.F315])" office:value-type="float" office:value="1.192335323025" calcext:value-type="float">
            <text:p>1.192</text:p>
          </table:table-cell>
          <table:table-cell/>
          <table:table-cell table:style-name="Default" office:value-type="float" office:value="12.2582553868742" calcext:value-type="float">
            <text:p>12.2582553868742</text:p>
          </table:table-cell>
          <table:table-cell table:style-name="Default" office:value-type="float" office:value="18.2952558774545" calcext:value-type="float">
            <text:p>18.2952558774545</text:p>
          </table:table-cell>
          <table:table-cell table:formula="of:=([.K315]-[.J315])" office:value-type="float" office:value="6.0370004905803" calcext:value-type="float">
            <text:p>6.037</text:p>
          </table:table-cell>
          <table:table-cell/>
          <table:table-cell table:style-name="Default" office:value-type="float" office:value="7.94171183955153" calcext:value-type="float">
            <text:p>7.94171183955153</text:p>
          </table:table-cell>
          <table:table-cell table:style-name="Default" office:value-type="float" office:value="15.7679834198735" calcext:value-type="float">
            <text:p>15.767983419873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23143507295211" calcext:value-type="float">
            <text:p>0.012314350729521</text:p>
          </table:table-cell>
          <table:table-cell table:style-name="Default" office:value-type="float" office:value="0.0260517380158136" calcext:value-type="float">
            <text:p>0.026051738015814</text:p>
          </table:table-cell>
          <table:table-cell table:formula="of:=([.C316]-[.B316])" office:value-type="float" office:value="0.0137373872862925" calcext:value-type="float">
            <text:p>0.014</text:p>
          </table:table-cell>
          <table:table-cell/>
          <table:table-cell table:style-name="Default" office:value-type="float" office:value="0.0430246501404508" calcext:value-type="float">
            <text:p>0.043024650140451</text:p>
          </table:table-cell>
          <table:table-cell table:style-name="Default" office:value-type="float" office:value="0.113119118903556" calcext:value-type="float">
            <text:p>0.113119118903556</text:p>
          </table:table-cell>
          <table:table-cell table:formula="of:=([.G316]-[.F316])" office:value-type="float" office:value="0.0700944687631052" calcext:value-type="float">
            <text:p>0.070</text:p>
          </table:table-cell>
          <table:table-cell/>
          <table:table-cell table:style-name="Default" office:value-type="float" office:value="0.286969408415001" calcext:value-type="float">
            <text:p>0.286969408415001</text:p>
          </table:table-cell>
          <table:table-cell table:style-name="Default" office:value-type="float" office:value="0.294748312983569" calcext:value-type="float">
            <text:p>0.294748312983569</text:p>
          </table:table-cell>
          <table:table-cell table:formula="of:=([.K316]-[.J316])" office:value-type="float" office:value="0.007778904568568" calcext:value-type="float">
            <text:p>0.008</text:p>
          </table:table-cell>
          <table:table-cell/>
          <table:table-cell table:style-name="Default" office:value-type="float" office:value="0.271459513707129" calcext:value-type="float">
            <text:p>0.271459513707129</text:p>
          </table:table-cell>
          <table:table-cell table:style-name="Default" office:value-type="float" office:value="1.072976615397" calcext:value-type="float">
            <text:p>1.0729766153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615174226589075" calcext:value-type="float">
            <text:p>0.006151742265891</text:p>
          </table:table-cell>
          <table:table-cell table:style-name="Default" office:value-type="float" office:value="0.0196865251561144" calcext:value-type="float">
            <text:p>0.019686525156114</text:p>
          </table:table-cell>
          <table:table-cell table:formula="of:=([.C317]-[.B317])" office:value-type="float" office:value="0.0135347828902236" calcext:value-type="float">
            <text:p>0.014</text:p>
          </table:table-cell>
          <table:table-cell/>
          <table:table-cell table:style-name="Default" office:value-type="float" office:value="0.128878463120995" calcext:value-type="float">
            <text:p>0.128878463120995</text:p>
          </table:table-cell>
          <table:table-cell table:style-name="Default" office:value-type="float" office:value="0.341176934435887" calcext:value-type="float">
            <text:p>0.341176934435887</text:p>
          </table:table-cell>
          <table:table-cell table:formula="of:=([.G317]-[.F317])" office:value-type="float" office:value="0.212298471314892" calcext:value-type="float">
            <text:p>0.212</text:p>
          </table:table-cell>
          <table:table-cell/>
          <table:table-cell table:style-name="Default" office:value-type="float" office:value="1.21798496626139" calcext:value-type="float">
            <text:p>1.21798496626139</text:p>
          </table:table-cell>
          <table:table-cell table:style-name="Default" office:value-type="float" office:value="1.92950559740407" calcext:value-type="float">
            <text:p>1.92950559740407</text:p>
          </table:table-cell>
          <table:table-cell table:formula="of:=([.K317]-[.J317])" office:value-type="float" office:value="0.71152063114268" calcext:value-type="float">
            <text:p>0.712</text:p>
          </table:table-cell>
          <table:table-cell/>
          <table:table-cell table:style-name="Default" office:value-type="float" office:value="0.354832234400771" calcext:value-type="float">
            <text:p>0.354832234400771</text:p>
          </table:table-cell>
          <table:table-cell table:style-name="Default" office:value-type="float" office:value="1.22809635232835" calcext:value-type="float">
            <text:p>1.2280963523283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6390764601207" calcext:value-type="float">
            <text:p>0.06390764601207</text:p>
          </table:table-cell>
          <table:table-cell table:style-name="Default" office:value-type="float" office:value="0.112784930097123" calcext:value-type="float">
            <text:p>0.112784930097123</text:p>
          </table:table-cell>
          <table:table-cell table:formula="of:=([.C318]-[.B318])" office:value-type="float" office:value="0.048877284085053" calcext:value-type="float">
            <text:p>0.049</text:p>
          </table:table-cell>
          <table:table-cell/>
          <table:table-cell table:style-name="Default" office:value-type="float" office:value="0.0183640043678528" calcext:value-type="float">
            <text:p>0.018364004367853</text:p>
          </table:table-cell>
          <table:table-cell table:style-name="Default" office:value-type="float" office:value="0.0487434420232794" calcext:value-type="float">
            <text:p>0.048743442023279</text:p>
          </table:table-cell>
          <table:table-cell table:formula="of:=([.G318]-[.F318])" office:value-type="float" office:value="0.0303794376554266" calcext:value-type="float">
            <text:p>0.030</text:p>
          </table:table-cell>
          <table:table-cell/>
          <table:table-cell table:style-name="Default" office:value-type="float" office:value="0.137406224895863" calcext:value-type="float">
            <text:p>0.137406224895863</text:p>
          </table:table-cell>
          <table:table-cell table:style-name="Default" office:value-type="float" office:value="0.24910602815929" calcext:value-type="float">
            <text:p>0.24910602815929</text:p>
          </table:table-cell>
          <table:table-cell table:formula="of:=([.K318]-[.J318])" office:value-type="float" office:value="0.111699803263427" calcext:value-type="float">
            <text:p>0.112</text:p>
          </table:table-cell>
          <table:table-cell/>
          <table:table-cell table:style-name="Default" office:value-type="float" office:value="0.0414497885665032" calcext:value-type="float">
            <text:p>0.041449788566503</text:p>
          </table:table-cell>
          <table:table-cell table:style-name="Default" office:value-type="float" office:value="0.161325647742414" calcext:value-type="float">
            <text:p>0.1613256477424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378041400595341" calcext:value-type="float">
            <text:p>0.037804140059534</text:p>
          </table:table-cell>
          <table:table-cell table:style-name="Default" office:value-type="float" office:value="0.119971435979762" calcext:value-type="float">
            <text:p>0.119971435979762</text:p>
          </table:table-cell>
          <table:table-cell table:formula="of:=([.C319]-[.B319])" office:value-type="float" office:value="0.0821672959202279" calcext:value-type="float">
            <text:p>0.082</text:p>
          </table:table-cell>
          <table:table-cell/>
          <table:table-cell table:style-name="Default" office:value-type="float" office:value="0.0341546685247253" calcext:value-type="float">
            <text:p>0.034154668524725</text:p>
          </table:table-cell>
          <table:table-cell table:style-name="Default" office:value-type="float" office:value="0.0906058690610854" calcext:value-type="float">
            <text:p>0.090605869061085</text:p>
          </table:table-cell>
          <table:table-cell table:formula="of:=([.G319]-[.F319])" office:value-type="float" office:value="0.0564512005363601" calcext:value-type="float">
            <text:p>0.056</text:p>
          </table:table-cell>
          <table:table-cell/>
          <table:table-cell table:style-name="Default" office:value-type="float" office:value="0.305929863191071" calcext:value-type="float">
            <text:p>0.305929863191071</text:p>
          </table:table-cell>
          <table:table-cell table:style-name="Default" office:value-type="float" office:value="0.665390012622969" calcext:value-type="float">
            <text:p>0.665390012622969</text:p>
          </table:table-cell>
          <table:table-cell table:formula="of:=([.K319]-[.J319])" office:value-type="float" office:value="0.359460149431898" calcext:value-type="float">
            <text:p>0.359</text:p>
          </table:table-cell>
          <table:table-cell/>
          <table:table-cell table:style-name="Default" office:value-type="float" office:value="0.0811246001902369" calcext:value-type="float">
            <text:p>0.081124600190237</text:p>
          </table:table-cell>
          <table:table-cell table:style-name="Default" office:value-type="float" office:value="0.395857884965228" calcext:value-type="float">
            <text:p>0.3958578849652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23143148545936" calcext:value-type="float">
            <text:p>0.012314314854594</text:p>
          </table:table-cell>
          <table:table-cell table:style-name="Default" office:value-type="float" office:value="0.0260517380158136" calcext:value-type="float">
            <text:p>0.026051738015814</text:p>
          </table:table-cell>
          <table:table-cell table:formula="of:=([.C320]-[.B320])" office:value-type="float" office:value="0.01373742316122" calcext:value-type="float">
            <text:p>0.014</text:p>
          </table:table-cell>
          <table:table-cell/>
          <table:table-cell table:style-name="Default" office:value-type="float" office:value="0.245036814301904" calcext:value-type="float">
            <text:p>0.245036814301904</text:p>
          </table:table-cell>
          <table:table-cell table:style-name="Default" office:value-type="float" office:value="0.651133569259278" calcext:value-type="float">
            <text:p>0.651133569259278</text:p>
          </table:table-cell>
          <table:table-cell table:formula="of:=([.G320]-[.F320])" office:value-type="float" office:value="0.406096754957374" calcext:value-type="float">
            <text:p>0.406</text:p>
          </table:table-cell>
          <table:table-cell/>
          <table:table-cell table:style-name="Default" office:value-type="float" office:value="2.49547000059297" calcext:value-type="float">
            <text:p>2.49547000059297</text:p>
          </table:table-cell>
          <table:table-cell table:style-name="Default" office:value-type="float" office:value="8.76461317230625" calcext:value-type="float">
            <text:p>8.76461317230625</text:p>
          </table:table-cell>
          <table:table-cell table:formula="of:=([.K320]-[.J320])" office:value-type="float" office:value="6.26914317171328" calcext:value-type="float">
            <text:p>6.269</text:p>
          </table:table-cell>
          <table:table-cell/>
          <table:table-cell table:style-name="Default" office:value-type="float" office:value="0.901456524628287" calcext:value-type="float">
            <text:p>0.901456524628287</text:p>
          </table:table-cell>
          <table:table-cell table:style-name="Default" office:value-type="float" office:value="5.38920785452239" calcext:value-type="float">
            <text:p>5.389207854522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615173541053894" calcext:value-type="float">
            <text:p>0.006151735410539</text:p>
          </table:table-cell>
          <table:table-cell table:style-name="Default" office:value-type="float" office:value="0.0196865251561144" calcext:value-type="float">
            <text:p>0.019686525156114</text:p>
          </table:table-cell>
          <table:table-cell table:formula="of:=([.C321]-[.B321])" office:value-type="float" office:value="0.0135347897455755" calcext:value-type="float">
            <text:p>0.014</text:p>
          </table:table-cell>
          <table:table-cell/>
          <table:table-cell table:style-name="Default" office:value-type="float" office:value="0.0847783972343017" calcext:value-type="float">
            <text:p>0.084778397234302</text:p>
          </table:table-cell>
          <table:table-cell table:style-name="Default" office:value-type="float" office:value="0.223961334990415" calcext:value-type="float">
            <text:p>0.223961334990415</text:p>
          </table:table-cell>
          <table:table-cell table:formula="of:=([.G321]-[.F321])" office:value-type="float" office:value="0.139182937756113" calcext:value-type="float">
            <text:p>0.139</text:p>
          </table:table-cell>
          <table:table-cell/>
          <table:table-cell table:style-name="Default" office:value-type="float" office:value="1.15468121720638" calcext:value-type="float">
            <text:p>1.15468121720638</text:p>
          </table:table-cell>
          <table:table-cell table:style-name="Default" office:value-type="float" office:value="1.89560784702691" calcext:value-type="float">
            <text:p>1.89560784702691</text:p>
          </table:table-cell>
          <table:table-cell table:formula="of:=([.K321]-[.J321])" office:value-type="float" office:value="0.74092662982053" calcext:value-type="float">
            <text:p>0.741</text:p>
          </table:table-cell>
          <table:table-cell/>
          <table:table-cell table:style-name="Default" office:value-type="float" office:value="0.222086542696726" calcext:value-type="float">
            <text:p>0.222086542696726</text:p>
          </table:table-cell>
          <table:table-cell table:style-name="Default" office:value-type="float" office:value="1.29155847758137" calcext:value-type="float">
            <text:p>1.291558477581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839313938105715" calcext:value-type="float">
            <text:p>0.083931393810572</text:p>
          </table:table-cell>
          <table:table-cell table:style-name="Default" office:value-type="float" office:value="0.0923093876224068" calcext:value-type="float">
            <text:p>0.092309387622407</text:p>
          </table:table-cell>
          <table:table-cell table:formula="of:=([.C322]-[.B322])" office:value-type="float" office:value="0.00837799381183531" calcext:value-type="float">
            <text:p>0.008</text:p>
          </table:table-cell>
          <table:table-cell/>
          <table:table-cell table:style-name="Default" office:value-type="float" office:value="0.177862141263615" calcext:value-type="float">
            <text:p>0.177862141263615</text:p>
          </table:table-cell>
          <table:table-cell table:style-name="Default" office:value-type="float" office:value="0.470551367080452" calcext:value-type="float">
            <text:p>0.470551367080452</text:p>
          </table:table-cell>
          <table:table-cell table:formula="of:=([.G322]-[.F322])" office:value-type="float" office:value="0.292689225816837" calcext:value-type="float">
            <text:p>0.293</text:p>
          </table:table-cell>
          <table:table-cell/>
          <table:table-cell table:style-name="Default" office:value-type="float" office:value="1.27759158782983" calcext:value-type="float">
            <text:p>1.27759158782983</text:p>
          </table:table-cell>
          <table:table-cell table:style-name="Default" office:value-type="float" office:value="2.64361704823393" calcext:value-type="float">
            <text:p>2.64361704823393</text:p>
          </table:table-cell>
          <table:table-cell table:formula="of:=([.K322]-[.J322])" office:value-type="float" office:value="1.3660254604041" calcext:value-type="float">
            <text:p>1.366</text:p>
          </table:table-cell>
          <table:table-cell/>
          <table:table-cell table:style-name="Default" office:value-type="float" office:value="0.621928360891429" calcext:value-type="float">
            <text:p>0.621928360891429</text:p>
          </table:table-cell>
          <table:table-cell table:style-name="Default" office:value-type="float" office:value="3.05636762652031" calcext:value-type="float">
            <text:p>3.056367626520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30870460570742" calcext:value-type="float">
            <text:p>0.013087046057074</text:p>
          </table:table-cell>
          <table:table-cell table:style-name="Default" office:value-type="float" office:value="0.0418969765803" calcext:value-type="float">
            <text:p>0.0418969765803</text:p>
          </table:table-cell>
          <table:table-cell table:formula="of:=([.C323]-[.B323])" office:value-type="float" office:value="0.0288099305232258" calcext:value-type="float">
            <text:p>0.029</text:p>
          </table:table-cell>
          <table:table-cell/>
          <table:table-cell table:style-name="Default" office:value-type="float" office:value="0.0209013277234495" calcext:value-type="float">
            <text:p>0.02090132772345</text:p>
          </table:table-cell>
          <table:table-cell table:style-name="Default" office:value-type="float" office:value="0.055297718531826" calcext:value-type="float">
            <text:p>0.055297718531826</text:p>
          </table:table-cell>
          <table:table-cell table:formula="of:=([.G323]-[.F323])" office:value-type="float" office:value="0.0343963908083765" calcext:value-type="float">
            <text:p>0.034</text:p>
          </table:table-cell>
          <table:table-cell/>
          <table:table-cell table:style-name="Default" office:value-type="float" office:value="0.201498037808274" calcext:value-type="float">
            <text:p>0.201498037808274</text:p>
          </table:table-cell>
          <table:table-cell table:style-name="Default" office:value-type="float" office:value="0.317224224074903" calcext:value-type="float">
            <text:p>0.317224224074903</text:p>
          </table:table-cell>
          <table:table-cell table:formula="of:=([.K323]-[.J323])" office:value-type="float" office:value="0.115726186266629" calcext:value-type="float">
            <text:p>0.116</text:p>
          </table:table-cell>
          <table:table-cell/>
          <table:table-cell table:style-name="Default" office:value-type="float" office:value="0.0675565120798801" calcext:value-type="float">
            <text:p>0.06755651207988</text:p>
          </table:table-cell>
          <table:table-cell table:style-name="Default" office:value-type="float" office:value="0.271668714093845" calcext:value-type="float">
            <text:p>0.2716687140938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41047982956057" calcext:value-type="float">
            <text:p>0.541047982956057</text:p>
          </table:table-cell>
          <table:table-cell table:style-name="Default" office:value-type="string" calcext:value-type="string">
            <text:p>nan</text:p>
          </table:table-cell>
          <table:table-cell table:formula="of:=([.C324]-[.B324])" office:value-type="string" office:string-value="" calcext:value-type="error">
            <text:p>#VALUE!</text:p>
          </table:table-cell>
          <table:table-cell/>
          <table:table-cell table:style-name="Default" office:value-type="float" office:value="0.00853845784319178" calcext:value-type="float">
            <text:p>0.008538457843192</text:p>
          </table:table-cell>
          <table:table-cell table:style-name="Default" office:value-type="float" office:value="0.0225600150255493" calcext:value-type="float">
            <text:p>0.022560015025549</text:p>
          </table:table-cell>
          <table:table-cell table:formula="of:=([.G324]-[.F324])" office:value-type="float" office:value="0.0140215571823575" calcext:value-type="float">
            <text:p>0.014</text:p>
          </table:table-cell>
          <table:table-cell/>
          <table:table-cell table:style-name="Default" office:value-type="float" office:value="0.119524305016541" calcext:value-type="float">
            <text:p>0.119524305016541</text:p>
          </table:table-cell>
          <table:table-cell table:style-name="Default" office:value-type="float" office:value="0.283022062238723" calcext:value-type="float">
            <text:p>0.283022062238723</text:p>
          </table:table-cell>
          <table:table-cell table:formula="of:=([.K324]-[.J324])" office:value-type="float" office:value="0.163497757222182" calcext:value-type="float">
            <text:p>0.163</text:p>
          </table:table-cell>
          <table:table-cell/>
          <table:table-cell table:style-name="Default" office:value-type="float" office:value="0.0220824915036763" calcext:value-type="float">
            <text:p>0.022082491503676</text:p>
          </table:table-cell>
          <table:table-cell table:style-name="Default" office:value-type="float" office:value="0.0936932487586627" calcext:value-type="float">
            <text:p>0.0936932487586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634479325599228" calcext:value-type="float">
            <text:p>0.634479325599228</text:p>
          </table:table-cell>
          <table:table-cell table:style-name="Default" office:value-type="float" office:value="1.87112044006986" calcext:value-type="float">
            <text:p>1.87112044006986</text:p>
          </table:table-cell>
          <table:table-cell table:formula="of:=([.C325]-[.B325])" office:value-type="float" office:value="1.23664111447063" calcext:value-type="float">
            <text:p>1.237</text:p>
          </table:table-cell>
          <table:table-cell/>
          <table:table-cell table:style-name="Default" office:value-type="float" office:value="0.0285088381060191" calcext:value-type="float">
            <text:p>0.028508838106019</text:p>
          </table:table-cell>
          <table:table-cell table:style-name="Default" office:value-type="float" office:value="0.075223538925087" calcext:value-type="float">
            <text:p>0.075223538925087</text:p>
          </table:table-cell>
          <table:table-cell table:formula="of:=([.G325]-[.F325])" office:value-type="float" office:value="0.0467147008190679" calcext:value-type="float">
            <text:p>0.047</text:p>
          </table:table-cell>
          <table:table-cell/>
          <table:table-cell table:style-name="Default" office:value-type="float" office:value="0.453588940975326" calcext:value-type="float">
            <text:p>0.453588940975326</text:p>
          </table:table-cell>
          <table:table-cell table:style-name="Default" office:value-type="float" office:value="0.759671280952427" calcext:value-type="float">
            <text:p>0.759671280952427</text:p>
          </table:table-cell>
          <table:table-cell table:formula="of:=([.K325]-[.J325])" office:value-type="float" office:value="0.306082339977101" calcext:value-type="float">
            <text:p>0.306</text:p>
          </table:table-cell>
          <table:table-cell/>
          <table:table-cell table:style-name="Default" office:value-type="float" office:value="0.0636272087918465" calcext:value-type="float">
            <text:p>0.063627208791847</text:p>
          </table:table-cell>
          <table:table-cell table:style-name="Default" office:value-type="float" office:value="0.270592471670627" calcext:value-type="float">
            <text:p>0.27059247167062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3074367683825" calcext:value-type="float">
            <text:p>1.03074367683825</text:p>
          </table:table-cell>
          <table:table-cell table:style-name="Default" office:value-type="float" office:value="0.534105647063695" calcext:value-type="float">
            <text:p>0.534105647063695</text:p>
          </table:table-cell>
          <table:table-cell table:formula="of:=([.C326]-[.B326])" office:value-type="float" office:value="-0.496638029774555" calcext:value-type="float">
            <text:p>-0.497</text:p>
          </table:table-cell>
          <table:table-cell/>
          <table:table-cell table:style-name="Default" office:value-type="float" office:value="0.00944831041696718" calcext:value-type="float">
            <text:p>0.009448310416967</text:p>
          </table:table-cell>
          <table:table-cell table:style-name="Default" office:value-type="float" office:value="0.0249548097082232" calcext:value-type="float">
            <text:p>0.024954809708223</text:p>
          </table:table-cell>
          <table:table-cell table:formula="of:=([.G326]-[.F326])" office:value-type="float" office:value="0.015506499291256" calcext:value-type="float">
            <text:p>0.016</text:p>
          </table:table-cell>
          <table:table-cell/>
          <table:table-cell table:style-name="Default" office:value-type="float" office:value="0.146759575266016" calcext:value-type="float">
            <text:p>0.146759575266016</text:p>
          </table:table-cell>
          <table:table-cell table:style-name="Default" office:value-type="float" office:value="0.302866842394637" calcext:value-type="float">
            <text:p>0.302866842394637</text:p>
          </table:table-cell>
          <table:table-cell table:formula="of:=([.K326]-[.J326])" office:value-type="float" office:value="0.156107267128621" calcext:value-type="float">
            <text:p>0.156</text:p>
          </table:table-cell>
          <table:table-cell/>
          <table:table-cell table:style-name="Default" office:value-type="float" office:value="0.0579740317643752" calcext:value-type="float">
            <text:p>0.057974031764375</text:p>
          </table:table-cell>
          <table:table-cell table:style-name="Default" office:value-type="float" office:value="0.210058876529971" calcext:value-type="float">
            <text:p>0.21005887652997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829554970452943" calcext:value-type="float">
            <text:p>0.008295549704529</text:p>
          </table:table-cell>
          <table:table-cell table:style-name="Default" office:value-type="float" office:value="0.0268253289508652" calcext:value-type="float">
            <text:p>0.026825328950865</text:p>
          </table:table-cell>
          <table:table-cell table:formula="of:=([.C327]-[.B327])" office:value-type="float" office:value="0.0185297792463358" calcext:value-type="float">
            <text:p>0.019</text:p>
          </table:table-cell>
          <table:table-cell/>
          <table:table-cell table:style-name="Default" office:value-type="float" office:value="0.00755111837124604" calcext:value-type="float">
            <text:p>0.007551118371246</text:p>
          </table:table-cell>
          <table:table-cell table:style-name="Default" office:value-type="float" office:value="0.019983228728765" calcext:value-type="float">
            <text:p>0.019983228728765</text:p>
          </table:table-cell>
          <table:table-cell table:formula="of:=([.G327]-[.F327])" office:value-type="float" office:value="0.012432110357519" calcext:value-type="float">
            <text:p>0.012</text:p>
          </table:table-cell>
          <table:table-cell/>
          <table:table-cell table:style-name="Default" office:value-type="float" office:value="0.104787872478202" calcext:value-type="float">
            <text:p>0.104787872478202</text:p>
          </table:table-cell>
          <table:table-cell table:style-name="Default" office:value-type="float" office:value="0.198321838579027" calcext:value-type="float">
            <text:p>0.198321838579027</text:p>
          </table:table-cell>
          <table:table-cell table:formula="of:=([.K327]-[.J327])" office:value-type="float" office:value="0.093533966100825" calcext:value-type="float">
            <text:p>0.094</text:p>
          </table:table-cell>
          <table:table-cell/>
          <table:table-cell table:style-name="Default" office:value-type="float" office:value="0.0197956620976117" calcext:value-type="float">
            <text:p>0.019795662097612</text:p>
          </table:table-cell>
          <table:table-cell table:style-name="Default" office:value-type="float" office:value="0.0827319193064663" calcext:value-type="float">
            <text:p>0.08273191930646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626651756426657" calcext:value-type="float">
            <text:p>0.626651756426657</text:p>
          </table:table-cell>
          <table:table-cell table:style-name="Default" office:value-type="float" office:value="1.50225362521174" calcext:value-type="float">
            <text:p>1.50225362521174</text:p>
          </table:table-cell>
          <table:table-cell table:formula="of:=([.C328]-[.B328])" office:value-type="float" office:value="0.875601868785083" calcext:value-type="float">
            <text:p>0.876</text:p>
          </table:table-cell>
          <table:table-cell/>
          <table:table-cell table:style-name="Default" office:value-type="float" office:value="0.0499984668105964" calcext:value-type="float">
            <text:p>0.049998466810596</text:p>
          </table:table-cell>
          <table:table-cell table:style-name="Default" office:value-type="float" office:value="0.1347831244647" calcext:value-type="float">
            <text:p>0.1347831244647</text:p>
          </table:table-cell>
          <table:table-cell table:formula="of:=([.G328]-[.F328])" office:value-type="float" office:value="0.0847846576541036" calcext:value-type="float">
            <text:p>0.085</text:p>
          </table:table-cell>
          <table:table-cell/>
          <table:table-cell table:style-name="Default" office:value-type="float" office:value="3.121363104998" calcext:value-type="float">
            <text:p>3.121363104998</text:p>
          </table:table-cell>
          <table:table-cell table:style-name="Default" office:value-type="float" office:value="6.49833073322513" calcext:value-type="float">
            <text:p>6.49833073322513</text:p>
          </table:table-cell>
          <table:table-cell table:formula="of:=([.K328]-[.J328])" office:value-type="float" office:value="3.37696762822713" calcext:value-type="float">
            <text:p>3.377</text:p>
          </table:table-cell>
          <table:table-cell/>
          <table:table-cell table:style-name="Default" office:value-type="float" office:value="2.33029137505427" calcext:value-type="float">
            <text:p>2.33029137505427</text:p>
          </table:table-cell>
          <table:table-cell table:style-name="Default" office:value-type="float" office:value="4.55736699453358" calcext:value-type="float">
            <text:p>4.557366994533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47355942980486" calcext:value-type="float">
            <text:p>0.147355942980486</text:p>
          </table:table-cell>
          <table:table-cell table:style-name="Default" office:value-type="float" office:value="0.372364206086983" calcext:value-type="float">
            <text:p>0.372364206086983</text:p>
          </table:table-cell>
          <table:table-cell table:formula="of:=([.C329]-[.B329])" office:value-type="float" office:value="0.225008263106497" calcext:value-type="float">
            <text:p>0.225</text:p>
          </table:table-cell>
          <table:table-cell/>
          <table:table-cell table:style-name="Default" office:value-type="float" office:value="0.0339096617596177" calcext:value-type="float">
            <text:p>0.033909661759618</text:p>
          </table:table-cell>
          <table:table-cell table:style-name="Default" office:value-type="float" office:value="0.0897830779724838" calcext:value-type="float">
            <text:p>0.089783077972484</text:p>
          </table:table-cell>
          <table:table-cell table:formula="of:=([.G329]-[.F329])" office:value-type="float" office:value="0.0558734162128661" calcext:value-type="float">
            <text:p>0.056</text:p>
          </table:table-cell>
          <table:table-cell/>
          <table:table-cell table:style-name="Default" office:value-type="float" office:value="0.0498399599562649" calcext:value-type="float">
            <text:p>0.049839959956265</text:p>
          </table:table-cell>
          <table:table-cell table:style-name="Default" office:value-type="float" office:value="0.127621839767771" calcext:value-type="float">
            <text:p>0.127621839767771</text:p>
          </table:table-cell>
          <table:table-cell table:formula="of:=([.K329]-[.J329])" office:value-type="float" office:value="0.0777818798115061" calcext:value-type="float">
            <text:p>0.078</text:p>
          </table:table-cell>
          <table:table-cell/>
          <table:table-cell table:style-name="Default" office:value-type="float" office:value="0.402214113315349" calcext:value-type="float">
            <text:p>0.402214113315349</text:p>
          </table:table-cell>
          <table:table-cell table:style-name="Default" office:value-type="float" office:value="0.446696284059575" calcext:value-type="float">
            <text:p>0.44669628405957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46526105978574" calcext:value-type="float">
            <text:p>0.014652610597857</text:p>
          </table:table-cell>
          <table:table-cell table:style-name="Default" office:value-type="float" office:value="0.0267642239801196" calcext:value-type="float">
            <text:p>0.02676422398012</text:p>
          </table:table-cell>
          <table:table-cell table:formula="of:=([.C330]-[.B330])" office:value-type="float" office:value="0.0121116133822622" calcext:value-type="float">
            <text:p>0.012</text:p>
          </table:table-cell>
          <table:table-cell/>
          <table:table-cell table:style-name="Default" office:value-type="float" office:value="0.0735783303548154" calcext:value-type="float">
            <text:p>0.073578330354815</text:p>
          </table:table-cell>
          <table:table-cell table:style-name="Default" office:value-type="float" office:value="0.193337959004321" calcext:value-type="float">
            <text:p>0.193337959004321</text:p>
          </table:table-cell>
          <table:table-cell table:formula="of:=([.G330]-[.F330])" office:value-type="float" office:value="0.119759628649506" calcext:value-type="float">
            <text:p>0.120</text:p>
          </table:table-cell>
          <table:table-cell/>
          <table:table-cell table:style-name="Default" office:value-type="float" office:value="0.154543699146766" calcext:value-type="float">
            <text:p>0.154543699146766</text:p>
          </table:table-cell>
          <table:table-cell table:style-name="Default" office:value-type="float" office:value="0.380400768278377" calcext:value-type="float">
            <text:p>0.380400768278377</text:p>
          </table:table-cell>
          <table:table-cell table:formula="of:=([.K330]-[.J330])" office:value-type="float" office:value="0.225857069131611" calcext:value-type="float">
            <text:p>0.226</text:p>
          </table:table-cell>
          <table:table-cell/>
          <table:table-cell table:style-name="Default" office:value-type="float" office:value="0.447355793088644" calcext:value-type="float">
            <text:p>0.447355793088644</text:p>
          </table:table-cell>
          <table:table-cell table:style-name="Default" office:value-type="float" office:value="0.682291435280487" calcext:value-type="float">
            <text:p>0.6822914352804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906145895530809" calcext:value-type="float">
            <text:p>0.009061458955308</text:p>
          </table:table-cell>
          <table:table-cell table:style-name="Default" office:value-type="float" office:value="0.0286319323991628" calcext:value-type="float">
            <text:p>0.028631932399163</text:p>
          </table:table-cell>
          <table:table-cell table:formula="of:=([.C331]-[.B331])" office:value-type="float" office:value="0.0195704734438547" calcext:value-type="float">
            <text:p>0.020</text:p>
          </table:table-cell>
          <table:table-cell/>
          <table:table-cell table:style-name="Default" office:value-type="float" office:value="0.0385285491511676" calcext:value-type="float">
            <text:p>0.038528549151168</text:p>
          </table:table-cell>
          <table:table-cell table:style-name="Default" office:value-type="float" office:value="0.101604380791811" calcext:value-type="float">
            <text:p>0.101604380791811</text:p>
          </table:table-cell>
          <table:table-cell table:formula="of:=([.G331]-[.F331])" office:value-type="float" office:value="0.0630758316406434" calcext:value-type="float">
            <text:p>0.063</text:p>
          </table:table-cell>
          <table:table-cell/>
          <table:table-cell table:style-name="Default" office:value-type="float" office:value="0.0214258319723897" calcext:value-type="float">
            <text:p>0.02142583197239</text:p>
          </table:table-cell>
          <table:table-cell table:style-name="Default" office:value-type="float" office:value="0.0753680082375415" calcext:value-type="float">
            <text:p>0.075368008237542</text:p>
          </table:table-cell>
          <table:table-cell table:formula="of:=([.K331]-[.J331])" office:value-type="float" office:value="0.0539421762651518" calcext:value-type="float">
            <text:p>0.054</text:p>
          </table:table-cell>
          <table:table-cell/>
          <table:table-cell table:style-name="Default" office:value-type="float" office:value="0.0755803532227274" calcext:value-type="float">
            <text:p>0.075580353222727</text:p>
          </table:table-cell>
          <table:table-cell table:style-name="Default" office:value-type="float" office:value="0.127333920204651" calcext:value-type="float">
            <text:p>0.12733392020465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731930301993883" calcext:value-type="float">
            <text:p>0.731930301993883</text:p>
          </table:table-cell>
          <table:table-cell table:style-name="Default" office:value-type="float" office:value="1.46739746543427" calcext:value-type="float">
            <text:p>1.46739746543427</text:p>
          </table:table-cell>
          <table:table-cell table:formula="of:=([.C332]-[.B332])" office:value-type="float" office:value="0.735467163440387" calcext:value-type="float">
            <text:p>0.735</text:p>
          </table:table-cell>
          <table:table-cell/>
          <table:table-cell table:style-name="Default" office:value-type="float" office:value="0.0669810505180386" calcext:value-type="float">
            <text:p>0.066981050518039</text:p>
          </table:table-cell>
          <table:table-cell table:style-name="Default" office:value-type="float" office:value="0.179747916821598" calcext:value-type="float">
            <text:p>0.179747916821598</text:p>
          </table:table-cell>
          <table:table-cell table:formula="of:=([.G332]-[.F332])" office:value-type="float" office:value="0.112766866303559" calcext:value-type="float">
            <text:p>0.113</text:p>
          </table:table-cell>
          <table:table-cell/>
          <table:table-cell table:style-name="Default" office:value-type="float" office:value="0.0404558289743348" calcext:value-type="float">
            <text:p>0.040455828974335</text:p>
          </table:table-cell>
          <table:table-cell table:style-name="Default" office:value-type="float" office:value="0.1556171945251" calcext:value-type="float">
            <text:p>0.1556171945251</text:p>
          </table:table-cell>
          <table:table-cell table:formula="of:=([.K332]-[.J332])" office:value-type="float" office:value="0.115161365550765" calcext:value-type="float">
            <text:p>0.115</text:p>
          </table:table-cell>
          <table:table-cell/>
          <table:table-cell table:style-name="Default" office:value-type="float" office:value="0.132987853358788" calcext:value-type="float">
            <text:p>0.132987853358788</text:p>
          </table:table-cell>
          <table:table-cell table:style-name="Default" office:value-type="float" office:value="0.226862045297506" calcext:value-type="float">
            <text:p>0.22686204529750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20468897734891" calcext:value-type="float">
            <text:p>1.20468897734891</text:p>
          </table:table-cell>
          <table:table-cell table:style-name="Default" office:value-type="float" office:value="3.7230509976202" calcext:value-type="float">
            <text:p>3.7230509976202</text:p>
          </table:table-cell>
          <table:table-cell table:formula="of:=([.C333]-[.B333])" office:value-type="float" office:value="2.51836202027129" calcext:value-type="float">
            <text:p>2.518</text:p>
          </table:table-cell>
          <table:table-cell/>
          <table:table-cell table:style-name="Default" office:value-type="float" office:value="0.0263458314982708" calcext:value-type="float">
            <text:p>0.026345831498271</text:p>
          </table:table-cell>
          <table:table-cell table:style-name="Default" office:value-type="float" office:value="0.0685041433690724" calcext:value-type="float">
            <text:p>0.068504143369072</text:p>
          </table:table-cell>
          <table:table-cell table:formula="of:=([.G333]-[.F333])" office:value-type="float" office:value="0.0421583118708016" calcext:value-type="float">
            <text:p>0.042</text:p>
          </table:table-cell>
          <table:table-cell/>
          <table:table-cell table:style-name="Default" office:value-type="float" office:value="0.502743968100282" calcext:value-type="float">
            <text:p>0.502743968100282</text:p>
          </table:table-cell>
          <table:table-cell table:style-name="Default" office:value-type="float" office:value="2.26874603675526" calcext:value-type="float">
            <text:p>2.26874603675526</text:p>
          </table:table-cell>
          <table:table-cell table:formula="of:=([.K333]-[.J333])" office:value-type="float" office:value="1.76600206865498" calcext:value-type="float">
            <text:p>1.766</text:p>
          </table:table-cell>
          <table:table-cell/>
          <table:table-cell table:style-name="Default" office:value-type="float" office:value="0.568704986627658" calcext:value-type="float">
            <text:p>0.568704986627658</text:p>
          </table:table-cell>
          <table:table-cell table:style-name="Default" office:value-type="float" office:value="1.31462635163655" calcext:value-type="float">
            <text:p>1.3146263516365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21395040002391" calcext:value-type="float">
            <text:p>0.121395040002391</text:p>
          </table:table-cell>
          <table:table-cell table:style-name="Default" office:value-type="float" office:value="0.196865736089324" calcext:value-type="float">
            <text:p>0.196865736089324</text:p>
          </table:table-cell>
          <table:table-cell table:formula="of:=([.C334]-[.B334])" office:value-type="float" office:value="0.075470696086933" calcext:value-type="float">
            <text:p>0.075</text:p>
          </table:table-cell>
          <table:table-cell/>
          <table:table-cell table:style-name="Default" office:value-type="float" office:value="0.061295548007914" calcext:value-type="float">
            <text:p>0.061295548007914</text:p>
          </table:table-cell>
          <table:table-cell table:style-name="Default" office:value-type="float" office:value="0.161571177054173" calcext:value-type="float">
            <text:p>0.161571177054173</text:p>
          </table:table-cell>
          <table:table-cell table:formula="of:=([.G334]-[.F334])" office:value-type="float" office:value="0.100275629046259" calcext:value-type="float">
            <text:p>0.100</text:p>
          </table:table-cell>
          <table:table-cell/>
          <table:table-cell table:style-name="Default" office:value-type="float" office:value="0.119110112203018" calcext:value-type="float">
            <text:p>0.119110112203018</text:p>
          </table:table-cell>
          <table:table-cell table:style-name="Default" office:value-type="float" office:value="0.45863744722666" calcext:value-type="float">
            <text:p>0.45863744722666</text:p>
          </table:table-cell>
          <table:table-cell table:formula="of:=([.K334]-[.J334])" office:value-type="float" office:value="0.339527335023642" calcext:value-type="float">
            <text:p>0.340</text:p>
          </table:table-cell>
          <table:table-cell/>
          <table:table-cell table:style-name="Default" office:value-type="float" office:value="0.262911575178445" calcext:value-type="float">
            <text:p>0.262911575178445</text:p>
          </table:table-cell>
          <table:table-cell table:style-name="Default" office:value-type="float" office:value="0.420018708134004" calcext:value-type="float">
            <text:p>0.4200187081340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471350670278592" calcext:value-type="float">
            <text:p>0.047135067027859</text:p>
          </table:table-cell>
          <table:table-cell table:style-name="Default" office:value-type="float" office:value="0.168921563722091" calcext:value-type="float">
            <text:p>0.168921563722091</text:p>
          </table:table-cell>
          <table:table-cell table:formula="of:=([.C335]-[.B335])" office:value-type="float" office:value="0.121786496694232" calcext:value-type="float">
            <text:p>0.122</text:p>
          </table:table-cell>
          <table:table-cell/>
          <table:table-cell table:style-name="Default" office:value-type="float" office:value="0.0250931225277413" calcext:value-type="float">
            <text:p>0.025093122527741</text:p>
          </table:table-cell>
          <table:table-cell table:style-name="Default" office:value-type="float" office:value="0.0657089898060035" calcext:value-type="float">
            <text:p>0.065708989806004</text:p>
          </table:table-cell>
          <table:table-cell table:formula="of:=([.G335]-[.F335])" office:value-type="float" office:value="0.0406158672782622" calcext:value-type="float">
            <text:p>0.041</text:p>
          </table:table-cell>
          <table:table-cell/>
          <table:table-cell table:style-name="Default" office:value-type="float" office:value="0.296957641121168" calcext:value-type="float">
            <text:p>0.296957641121168</text:p>
          </table:table-cell>
          <table:table-cell table:style-name="Default" office:value-type="float" office:value="0.899479916538775" calcext:value-type="float">
            <text:p>0.899479916538775</text:p>
          </table:table-cell>
          <table:table-cell table:formula="of:=([.K335]-[.J335])" office:value-type="float" office:value="0.602522275417607" calcext:value-type="float">
            <text:p>0.603</text:p>
          </table:table-cell>
          <table:table-cell/>
          <table:table-cell table:style-name="Default" office:value-type="float" office:value="0.402329107540467" calcext:value-type="float">
            <text:p>0.402329107540467</text:p>
          </table:table-cell>
          <table:table-cell table:style-name="Default" office:value-type="float" office:value="1.12099735688056" calcext:value-type="float">
            <text:p>1.120997356880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42862961825828" calcext:value-type="float">
            <text:p>0.042862961825828</text:p>
          </table:table-cell>
          <table:table-cell table:style-name="Default" office:value-type="float" office:value="0.0742133384135908" calcext:value-type="float">
            <text:p>0.074213338413591</text:p>
          </table:table-cell>
          <table:table-cell table:formula="of:=([.C336]-[.B336])" office:value-type="float" office:value="0.0313503765877628" calcext:value-type="float">
            <text:p>0.031</text:p>
          </table:table-cell>
          <table:table-cell/>
          <table:table-cell table:style-name="Default" office:value-type="float" office:value="3.39107277075972" calcext:value-type="float">
            <text:p>3.39107277075972</text:p>
          </table:table-cell>
          <table:table-cell table:style-name="Default" office:value-type="float" office:value="6.28210928276077" calcext:value-type="float">
            <text:p>6.28210928276077</text:p>
          </table:table-cell>
          <table:table-cell table:formula="of:=([.G336]-[.F336])" office:value-type="float" office:value="2.89103651200105" calcext:value-type="float">
            <text:p>2.891</text:p>
          </table:table-cell>
          <table:table-cell/>
          <table:table-cell table:style-name="Default" office:value-type="float" office:value="0.0301422922227919" calcext:value-type="float">
            <text:p>0.030142292222792</text:p>
          </table:table-cell>
          <table:table-cell table:style-name="Default" office:value-type="float" office:value="0.0993576646124602" calcext:value-type="float">
            <text:p>0.09935766461246</text:p>
          </table:table-cell>
          <table:table-cell table:formula="of:=([.K336]-[.J336])" office:value-type="float" office:value="0.0692153723896683" calcext:value-type="float">
            <text:p>0.069</text:p>
          </table:table-cell>
          <table:table-cell/>
          <table:table-cell table:style-name="Default" office:value-type="float" office:value="0.0707656927851812" calcext:value-type="float">
            <text:p>0.070765692785181</text:p>
          </table:table-cell>
          <table:table-cell table:style-name="Default" office:value-type="float" office:value="0.113049663483245" calcext:value-type="float">
            <text:p>0.1130496634832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12039901430359" calcext:value-type="float">
            <text:p>0.011203990143036</text:p>
          </table:table-cell>
          <table:table-cell table:style-name="Default" office:value-type="float" office:value="0.035701956603693" calcext:value-type="float">
            <text:p>0.035701956603693</text:p>
          </table:table-cell>
          <table:table-cell table:formula="of:=([.C337]-[.B337])" office:value-type="float" office:value="0.0244979664606571" calcext:value-type="float">
            <text:p>0.024</text:p>
          </table:table-cell>
          <table:table-cell/>
          <table:table-cell table:style-name="Default" office:value-type="float" office:value="0.978827656378379" calcext:value-type="float">
            <text:p>0.978827656378379</text:p>
          </table:table-cell>
          <table:table-cell table:style-name="Default" office:value-type="float" office:value="4.46599620319328" calcext:value-type="float">
            <text:p>4.46599620319328</text:p>
          </table:table-cell>
          <table:table-cell table:formula="of:=([.G337]-[.F337])" office:value-type="float" office:value="3.4871685468149" calcext:value-type="float">
            <text:p>3.487</text:p>
          </table:table-cell>
          <table:table-cell/>
          <table:table-cell table:style-name="Default" office:value-type="float" office:value="0.0120028715978709" calcext:value-type="float">
            <text:p>0.012002871597871</text:p>
          </table:table-cell>
          <table:table-cell table:style-name="Default" office:value-type="float" office:value="0.0425347753930094" calcext:value-type="float">
            <text:p>0.042534775393009</text:p>
          </table:table-cell>
          <table:table-cell table:formula="of:=([.K337]-[.J337])" office:value-type="float" office:value="0.0305319037951385" calcext:value-type="float">
            <text:p>0.031</text:p>
          </table:table-cell>
          <table:table-cell/>
          <table:table-cell table:style-name="Default" office:value-type="float" office:value="0.0239460654031163" calcext:value-type="float">
            <text:p>0.023946065403116</text:p>
          </table:table-cell>
          <table:table-cell table:style-name="Default" office:value-type="float" office:value="0.0454873097958175" calcext:value-type="float">
            <text:p>0.0454873097958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415934704797409" calcext:value-type="float">
            <text:p>0.041593470479741</text:p>
          </table:table-cell>
          <table:table-cell table:style-name="Default" office:value-type="float" office:value="0.075721322100263" calcext:value-type="float">
            <text:p>0.075721322100263</text:p>
          </table:table-cell>
          <table:table-cell table:formula="of:=([.C338]-[.B338])" office:value-type="float" office:value="0.0341278516205221" calcext:value-type="float">
            <text:p>0.034</text:p>
          </table:table-cell>
          <table:table-cell/>
          <table:table-cell table:style-name="Default" office:value-type="float" office:value="2.41567886659996" calcext:value-type="float">
            <text:p>2.41567886659996</text:p>
          </table:table-cell>
          <table:table-cell table:style-name="Default" office:value-type="float" office:value="5.83895965669684" calcext:value-type="float">
            <text:p>5.83895965669684</text:p>
          </table:table-cell>
          <table:table-cell table:formula="of:=([.G338]-[.F338])" office:value-type="float" office:value="3.42328079009688" calcext:value-type="float">
            <text:p>3.423</text:p>
          </table:table-cell>
          <table:table-cell/>
          <table:table-cell table:style-name="Default" office:value-type="float" office:value="0.0335285631508518" calcext:value-type="float">
            <text:p>0.033528563150852</text:p>
          </table:table-cell>
          <table:table-cell table:style-name="Default" office:value-type="float" office:value="0.118179997276485" calcext:value-type="float">
            <text:p>0.118179997276485</text:p>
          </table:table-cell>
          <table:table-cell table:formula="of:=([.K338]-[.J338])" office:value-type="float" office:value="0.0846514341256332" calcext:value-type="float">
            <text:p>0.085</text:p>
          </table:table-cell>
          <table:table-cell/>
          <table:table-cell table:style-name="Default" office:value-type="float" office:value="0.0948959303317563" calcext:value-type="float">
            <text:p>0.094895930331756</text:p>
          </table:table-cell>
          <table:table-cell table:style-name="Default" office:value-type="float" office:value="0.188123804956632" calcext:value-type="float">
            <text:p>0.1881238049566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38120904258519" calcext:value-type="float">
            <text:p>0.013812090425852</text:p>
          </table:table-cell>
          <table:table-cell table:style-name="Default" office:value-type="float" office:value="0.0447536695794109" calcext:value-type="float">
            <text:p>0.044753669579411</text:p>
          </table:table-cell>
          <table:table-cell table:formula="of:=([.C339]-[.B339])" office:value-type="float" office:value="0.030941579153559" calcext:value-type="float">
            <text:p>0.031</text:p>
          </table:table-cell>
          <table:table-cell/>
          <table:table-cell table:style-name="Default" office:value-type="float" office:value="1.99426366759122" calcext:value-type="float">
            <text:p>1.99426366759122</text:p>
          </table:table-cell>
          <table:table-cell table:style-name="Default" office:value-type="float" office:value="4.89886772108413" calcext:value-type="float">
            <text:p>4.89886772108413</text:p>
          </table:table-cell>
          <table:table-cell table:formula="of:=([.G339]-[.F339])" office:value-type="float" office:value="2.90460405349291" calcext:value-type="float">
            <text:p>2.905</text:p>
          </table:table-cell>
          <table:table-cell/>
          <table:table-cell table:style-name="Default" office:value-type="float" office:value="0.0204313833571681" calcext:value-type="float">
            <text:p>0.020431383357168</text:p>
          </table:table-cell>
          <table:table-cell table:style-name="Default" office:value-type="float" office:value="0.063062286511434" calcext:value-type="float">
            <text:p>0.063062286511434</text:p>
          </table:table-cell>
          <table:table-cell table:formula="of:=([.K339]-[.J339])" office:value-type="float" office:value="0.0426309031542659" calcext:value-type="float">
            <text:p>0.043</text:p>
          </table:table-cell>
          <table:table-cell/>
          <table:table-cell table:style-name="Default" office:value-type="float" office:value="0.0254262043781632" calcext:value-type="float">
            <text:p>0.025426204378163</text:p>
          </table:table-cell>
          <table:table-cell table:style-name="Default" office:value-type="float" office:value="0.0434088614808364" calcext:value-type="float">
            <text:p>0.0434088614808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323542608609991" calcext:value-type="float">
            <text:p>0.032354260860999</text:p>
          </table:table-cell>
          <table:table-cell table:style-name="Default" office:value-type="float" office:value="0.0497733525835195" calcext:value-type="float">
            <text:p>0.04977335258352</text:p>
          </table:table-cell>
          <table:table-cell table:formula="of:=([.C340]-[.B340])" office:value-type="float" office:value="0.0174190917225204" calcext:value-type="float">
            <text:p>0.017</text:p>
          </table:table-cell>
          <table:table-cell/>
          <table:table-cell table:style-name="Default" office:value-type="float" office:value="0.0185854762329834" calcext:value-type="float">
            <text:p>0.018585476232983</text:p>
          </table:table-cell>
          <table:table-cell table:style-name="Default" office:value-type="float" office:value="0.0508304889336007" calcext:value-type="float">
            <text:p>0.050830488933601</text:p>
          </table:table-cell>
          <table:table-cell table:formula="of:=([.G340]-[.F340])" office:value-type="float" office:value="0.0322450127006173" calcext:value-type="float">
            <text:p>0.032</text:p>
          </table:table-cell>
          <table:table-cell/>
          <table:table-cell table:style-name="Default" office:value-type="float" office:value="0.00996731655871293" calcext:value-type="float">
            <text:p>0.009967316558713</text:p>
          </table:table-cell>
          <table:table-cell table:style-name="Default" office:value-type="float" office:value="0.0354131499886739" calcext:value-type="float">
            <text:p>0.035413149988674</text:p>
          </table:table-cell>
          <table:table-cell table:formula="of:=([.K340]-[.J340])" office:value-type="float" office:value="0.025445833429961" calcext:value-type="float">
            <text:p>0.025</text:p>
          </table:table-cell>
          <table:table-cell/>
          <table:table-cell table:style-name="Default" office:value-type="float" office:value="0.0248603579659791" calcext:value-type="float">
            <text:p>0.024860357965979</text:p>
          </table:table-cell>
          <table:table-cell table:style-name="Default" office:value-type="float" office:value="0.0419473500079493" calcext:value-type="float">
            <text:p>0.04194735000794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959981804868479" calcext:value-type="float">
            <text:p>0.009599818048685</text:p>
          </table:table-cell>
          <table:table-cell table:style-name="Default" office:value-type="float" office:value="0.0303222917435593" calcext:value-type="float">
            <text:p>0.030322291743559</text:p>
          </table:table-cell>
          <table:table-cell table:formula="of:=([.C341]-[.B341])" office:value-type="float" office:value="0.0207224736948745" calcext:value-type="float">
            <text:p>0.021</text:p>
          </table:table-cell>
          <table:table-cell/>
          <table:table-cell table:style-name="Default" office:value-type="float" office:value="0.0178593828449829" calcext:value-type="float">
            <text:p>0.017859382844983</text:p>
          </table:table-cell>
          <table:table-cell table:style-name="Default" office:value-type="float" office:value="0.0478405114336367" calcext:value-type="float">
            <text:p>0.047840511433637</text:p>
          </table:table-cell>
          <table:table-cell table:formula="of:=([.G341]-[.F341])" office:value-type="float" office:value="0.0299811285886538" calcext:value-type="float">
            <text:p>0.030</text:p>
          </table:table-cell>
          <table:table-cell/>
          <table:table-cell table:style-name="Default" office:value-type="float" office:value="0.802559116015363" calcext:value-type="float">
            <text:p>0.802559116015363</text:p>
          </table:table-cell>
          <table:table-cell table:style-name="Default" office:value-type="float" office:value="4.51604618568578" calcext:value-type="float">
            <text:p>4.51604618568578</text:p>
          </table:table-cell>
          <table:table-cell table:formula="of:=([.K341]-[.J341])" office:value-type="float" office:value="3.71348706967042" calcext:value-type="float">
            <text:p>3.713</text:p>
          </table:table-cell>
          <table:table-cell/>
          <table:table-cell table:style-name="Default" office:value-type="float" office:value="3.45785128189102" calcext:value-type="float">
            <text:p>3.45785128189102</text:p>
          </table:table-cell>
          <table:table-cell table:style-name="Default" office:value-type="float" office:value="4.73316726423467" calcext:value-type="float">
            <text:p>4.733167264234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123141366960082" calcext:value-type="float">
            <text:p>0.012314136696008</text:p>
          </table:table-cell>
          <table:table-cell table:style-name="Default" office:value-type="float" office:value="0.0260517377552962" calcext:value-type="float">
            <text:p>0.026051737755296</text:p>
          </table:table-cell>
          <table:table-cell table:formula="of:=([.C342]-[.B342])" office:value-type="float" office:value="0.013737601059288" calcext:value-type="float">
            <text:p>0.014</text:p>
          </table:table-cell>
          <table:table-cell/>
          <table:table-cell table:style-name="Default" office:value-type="float" office:value="0.0291498024806153" calcext:value-type="float">
            <text:p>0.029149802480615</text:p>
          </table:table-cell>
          <table:table-cell table:style-name="Default" office:value-type="float" office:value="0.0775233575215362" calcext:value-type="float">
            <text:p>0.077523357521536</text:p>
          </table:table-cell>
          <table:table-cell table:formula="of:=([.G342]-[.F342])" office:value-type="float" office:value="0.0483735550409209" calcext:value-type="float">
            <text:p>0.048</text:p>
          </table:table-cell>
          <table:table-cell/>
          <table:table-cell table:style-name="Default" office:value-type="float" office:value="0.0556803384797944" calcext:value-type="float">
            <text:p>0.055680338479794</text:p>
          </table:table-cell>
          <table:table-cell table:style-name="Default" office:value-type="float" office:value="0.159834555313628" calcext:value-type="float">
            <text:p>0.159834555313628</text:p>
          </table:table-cell>
          <table:table-cell table:formula="of:=([.K342]-[.J342])" office:value-type="float" office:value="0.104154216833834" calcext:value-type="float">
            <text:p>0.104</text:p>
          </table:table-cell>
          <table:table-cell/>
          <table:table-cell table:style-name="Default" office:value-type="float" office:value="0.0503350829531196" calcext:value-type="float">
            <text:p>0.05033508295312</text:p>
          </table:table-cell>
          <table:table-cell table:style-name="Default" office:value-type="float" office:value="0.138587052473454" calcext:value-type="float">
            <text:p>0.13858705247345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00615171312334054" calcext:value-type="float">
            <text:p>0.006151713123341</text:p>
          </table:table-cell>
          <table:table-cell table:style-name="Default" office:value-type="float" office:value="0.0196865249592491" calcext:value-type="float">
            <text:p>0.019686524959249</text:p>
          </table:table-cell>
          <table:table-cell table:formula="of:=([.C343]-[.B343])" office:value-type="float" office:value="0.0135348118359086" calcext:value-type="float">
            <text:p>0.014</text:p>
          </table:table-cell>
          <table:table-cell/>
          <table:table-cell table:style-name="Default" office:value-type="float" office:value="0.0195241256705439" calcext:value-type="float">
            <text:p>0.019524125670544</text:p>
          </table:table-cell>
          <table:table-cell table:style-name="Default" office:value-type="float" office:value="0.052568674710629" calcext:value-type="float">
            <text:p>0.052568674710629</text:p>
          </table:table-cell>
          <table:table-cell table:formula="of:=([.G343]-[.F343])" office:value-type="float" office:value="0.0330445490400851" calcext:value-type="float">
            <text:p>0.033</text:p>
          </table:table-cell>
          <table:table-cell/>
          <table:table-cell table:style-name="Default" office:value-type="float" office:value="0.140228502768425" calcext:value-type="float">
            <text:p>0.140228502768425</text:p>
          </table:table-cell>
          <table:table-cell table:style-name="Default" office:value-type="float" office:value="0.291956824573361" calcext:value-type="float">
            <text:p>0.291956824573361</text:p>
          </table:table-cell>
          <table:table-cell table:formula="of:=([.K343]-[.J343])" office:value-type="float" office:value="0.151728321804936" calcext:value-type="float">
            <text:p>0.152</text:p>
          </table:table-cell>
          <table:table-cell/>
          <table:table-cell table:style-name="Default" office:value-type="float" office:value="0.194716601142182" calcext:value-type="float">
            <text:p>0.194716601142182</text:p>
          </table:table-cell>
          <table:table-cell table:style-name="Default" office:value-type="float" office:value="0.368508717118574" calcext:value-type="float">
            <text:p>0.36850871711857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1.97377585872251" calcext:value-type="float">
            <text:p>1.97377585872251</text:p>
          </table:table-cell>
          <table:table-cell table:style-name="Default" office:value-type="string" calcext:value-type="string">
            <text:p>nan</text:p>
          </table:table-cell>
          <table:table-cell table:formula="of:=([.G344]-[.F344])" office:value-type="string" office:string-value="" calcext:value-type="error">
            <text:p>#VALUE!</text:p>
          </table:table-cell>
          <table:table-cell/>
          <table:table-cell table:style-name="Default" office:value-type="float" office:value="0.0196898442770346" calcext:value-type="float">
            <text:p>0.019689844277035</text:p>
          </table:table-cell>
          <table:table-cell table:style-name="Default" office:value-type="float" office:value="0.0529502969183194" calcext:value-type="float">
            <text:p>0.052950296918319</text:p>
          </table:table-cell>
          <table:table-cell table:formula="of:=([.K344]-[.J344])" office:value-type="float" office:value="0.0332604526412848" calcext:value-type="float">
            <text:p>0.033</text:p>
          </table:table-cell>
          <table:table-cell/>
          <table:table-cell table:style-name="Default" office:value-type="float" office:value="0.0273922520913657" calcext:value-type="float">
            <text:p>0.027392252091366</text:p>
          </table:table-cell>
          <table:table-cell table:style-name="Default" office:value-type="float" office:value="0.0673624348652239" calcext:value-type="float">
            <text:p>0.06736243486522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991807934423123" calcext:value-type="float">
            <text:p>0.991807934423123</text:p>
          </table:table-cell>
          <table:table-cell table:style-name="Default" office:value-type="float" office:value="2.69630493482022" calcext:value-type="float">
            <text:p>2.69630493482022</text:p>
          </table:table-cell>
          <table:table-cell table:formula="of:=([.G345]-[.F345])" office:value-type="float" office:value="1.7044970003971" calcext:value-type="float">
            <text:p>1.704</text:p>
          </table:table-cell>
          <table:table-cell/>
          <table:table-cell table:style-name="Default" office:value-type="float" office:value="0.0360533849057301" calcext:value-type="float">
            <text:p>0.03605338490573</text:p>
          </table:table-cell>
          <table:table-cell table:style-name="Default" office:value-type="float" office:value="0.101433312353574" calcext:value-type="float">
            <text:p>0.101433312353574</text:p>
          </table:table-cell>
          <table:table-cell table:formula="of:=([.K345]-[.J345])" office:value-type="float" office:value="0.0653799274478439" calcext:value-type="float">
            <text:p>0.065</text:p>
          </table:table-cell>
          <table:table-cell/>
          <table:table-cell table:style-name="Default" office:value-type="float" office:value="0.0533727178165238" calcext:value-type="float">
            <text:p>0.053372717816524</text:p>
          </table:table-cell>
          <table:table-cell table:style-name="Default" office:value-type="float" office:value="0.140808644031424" calcext:value-type="float">
            <text:p>0.14080864403142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981193453788374" calcext:value-type="float">
            <text:p>0.981193453788374</text:p>
          </table:table-cell>
          <table:table-cell table:style-name="Default" office:value-type="float" office:value="4.147337507705" calcext:value-type="float">
            <text:p>4.147337507705</text:p>
          </table:table-cell>
          <table:table-cell table:formula="of:=([.G346]-[.F346])" office:value-type="float" office:value="3.16614405391663" calcext:value-type="float">
            <text:p>3.166</text:p>
          </table:table-cell>
          <table:table-cell/>
          <table:table-cell table:style-name="Default" office:value-type="float" office:value="0.254694353975515" calcext:value-type="float">
            <text:p>0.254694353975515</text:p>
          </table:table-cell>
          <table:table-cell table:style-name="Default" office:value-type="float" office:value="0.703532028217256" calcext:value-type="float">
            <text:p>0.703532028217256</text:p>
          </table:table-cell>
          <table:table-cell table:formula="of:=([.K346]-[.J346])" office:value-type="float" office:value="0.448837674241741" calcext:value-type="float">
            <text:p>0.449</text:p>
          </table:table-cell>
          <table:table-cell/>
          <table:table-cell table:style-name="Default" office:value-type="float" office:value="0.669730260492773" calcext:value-type="float">
            <text:p>0.669730260492773</text:p>
          </table:table-cell>
          <table:table-cell table:style-name="Default" office:value-type="float" office:value="2.23553118197497" calcext:value-type="float">
            <text:p>2.2355311819749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1.20200285244461" calcext:value-type="float">
            <text:p>1.20200285244461</text:p>
          </table:table-cell>
          <table:table-cell table:style-name="Default" office:value-type="string" calcext:value-type="string">
            <text:p>nan</text:p>
          </table:table-cell>
          <table:table-cell table:formula="of:=([.G347]-[.F347])" office:value-type="string" office:string-value="" calcext:value-type="error">
            <text:p>#VALUE!</text:p>
          </table:table-cell>
          <table:table-cell/>
          <table:table-cell table:style-name="Default" office:value-type="float" office:value="0.0912928393898292" calcext:value-type="float">
            <text:p>0.091292839389829</text:p>
          </table:table-cell>
          <table:table-cell table:style-name="Default" office:value-type="float" office:value="0.229650093522767" calcext:value-type="float">
            <text:p>0.229650093522767</text:p>
          </table:table-cell>
          <table:table-cell table:formula="of:=([.K347]-[.J347])" office:value-type="float" office:value="0.138357254132938" calcext:value-type="float">
            <text:p>0.138</text:p>
          </table:table-cell>
          <table:table-cell/>
          <table:table-cell table:style-name="Default" office:value-type="float" office:value="0.150776208164778" calcext:value-type="float">
            <text:p>0.150776208164778</text:p>
          </table:table-cell>
          <table:table-cell table:style-name="Default" office:value-type="float" office:value="0.42481551545899" calcext:value-type="float">
            <text:p>0.4248155154589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6769939488331" calcext:value-type="float">
            <text:p>0.012676993948833</text:p>
          </table:table-cell>
          <table:table-cell table:style-name="Default" office:value-type="float" office:value="0.0341958005341752" calcext:value-type="float">
            <text:p>0.034195800534175</text:p>
          </table:table-cell>
          <table:table-cell table:formula="of:=([.G348]-[.F348])" office:value-type="float" office:value="0.0215188065853421" calcext:value-type="float">
            <text:p>0.022</text:p>
          </table:table-cell>
          <table:table-cell/>
          <table:table-cell table:style-name="Default" office:value-type="float" office:value="0.189251134977439" calcext:value-type="float">
            <text:p>0.189251134977439</text:p>
          </table:table-cell>
          <table:table-cell table:style-name="Default" office:value-type="float" office:value="0.585172844415768" calcext:value-type="float">
            <text:p>0.585172844415768</text:p>
          </table:table-cell>
          <table:table-cell table:formula="of:=([.K348]-[.J348])" office:value-type="float" office:value="0.395921709438329" calcext:value-type="float">
            <text:p>0.396</text:p>
          </table:table-cell>
          <table:table-cell/>
          <table:table-cell table:style-name="Default" office:value-type="float" office:value="0.386003569142149" calcext:value-type="float">
            <text:p>0.386003569142149</text:p>
          </table:table-cell>
          <table:table-cell table:style-name="Default" office:value-type="float" office:value="1.01712564333724" calcext:value-type="float">
            <text:p>1.0171256433372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3246076467262" calcext:value-type="float">
            <text:p>0.013246076467262</text:p>
          </table:table-cell>
          <table:table-cell table:style-name="Default" office:value-type="float" office:value="0.0348254592232502" calcext:value-type="float">
            <text:p>0.03482545922325</text:p>
          </table:table-cell>
          <table:table-cell table:formula="of:=([.G349]-[.F349])" office:value-type="float" office:value="0.0215793827559882" calcext:value-type="float">
            <text:p>0.022</text:p>
          </table:table-cell>
          <table:table-cell/>
          <table:table-cell table:style-name="Default" office:value-type="float" office:value="0.0246143378748137" calcext:value-type="float">
            <text:p>0.024614337874814</text:p>
          </table:table-cell>
          <table:table-cell table:style-name="Default" office:value-type="float" office:value="0.0644049552767667" calcext:value-type="float">
            <text:p>0.064404955276767</text:p>
          </table:table-cell>
          <table:table-cell table:formula="of:=([.K349]-[.J349])" office:value-type="float" office:value="0.039790617401953" calcext:value-type="float">
            <text:p>0.040</text:p>
          </table:table-cell>
          <table:table-cell/>
          <table:table-cell table:style-name="Default" office:value-type="float" office:value="0.0351117415223757" calcext:value-type="float">
            <text:p>0.035111741522376</text:p>
          </table:table-cell>
          <table:table-cell table:style-name="Default" office:value-type="float" office:value="0.0877901824885888" calcext:value-type="float">
            <text:p>0.08779018248858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10897650292246" calcext:value-type="float">
            <text:p>0.021089765029225</text:p>
          </table:table-cell>
          <table:table-cell table:style-name="Default" office:value-type="float" office:value="0.0560777471856018" calcext:value-type="float">
            <text:p>0.056077747185602</text:p>
          </table:table-cell>
          <table:table-cell table:formula="of:=([.G350]-[.F350])" office:value-type="float" office:value="0.0349879821563772" calcext:value-type="float">
            <text:p>0.035</text:p>
          </table:table-cell>
          <table:table-cell/>
          <table:table-cell table:style-name="Default" office:value-type="float" office:value="0.00910615651537511" calcext:value-type="float">
            <text:p>0.009106156515375</text:p>
          </table:table-cell>
          <table:table-cell table:style-name="Default" office:value-type="float" office:value="0.0242269655402876" calcext:value-type="float">
            <text:p>0.024226965540288</text:p>
          </table:table-cell>
          <table:table-cell table:formula="of:=([.K350]-[.J350])" office:value-type="float" office:value="0.0151208090249125" calcext:value-type="float">
            <text:p>0.015</text:p>
          </table:table-cell>
          <table:table-cell/>
          <table:table-cell table:style-name="Default" office:value-type="float" office:value="0.0154777058309835" calcext:value-type="float">
            <text:p>0.015477705830984</text:p>
          </table:table-cell>
          <table:table-cell table:style-name="Default" office:value-type="float" office:value="0.038027705058831" calcext:value-type="float">
            <text:p>0.03802770505883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4799329274507" calcext:value-type="float">
            <text:p>0.012479932927451</text:p>
          </table:table-cell>
          <table:table-cell table:style-name="Default" office:value-type="float" office:value="0.0328190722606276" calcext:value-type="float">
            <text:p>0.032819072260628</text:p>
          </table:table-cell>
          <table:table-cell table:formula="of:=([.G351]-[.F351])" office:value-type="float" office:value="0.0203391393331769" calcext:value-type="float">
            <text:p>0.020</text:p>
          </table:table-cell>
          <table:table-cell/>
          <table:table-cell table:style-name="Default" office:value-type="float" office:value="0.0306878221366366" calcext:value-type="float">
            <text:p>0.030687822136637</text:p>
          </table:table-cell>
          <table:table-cell table:style-name="Default" office:value-type="float" office:value="0.0827686068253394" calcext:value-type="float">
            <text:p>0.082768606825339</text:p>
          </table:table-cell>
          <table:table-cell table:formula="of:=([.K351]-[.J351])" office:value-type="float" office:value="0.0520807846887028" calcext:value-type="float">
            <text:p>0.052</text:p>
          </table:table-cell>
          <table:table-cell/>
          <table:table-cell table:style-name="Default" office:value-type="float" office:value="0.0437768465440018" calcext:value-type="float">
            <text:p>0.043776846544002</text:p>
          </table:table-cell>
          <table:table-cell table:style-name="Default" office:value-type="float" office:value="0.103795576794454" calcext:value-type="float">
            <text:p>0.10379557679445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335441487394551" calcext:value-type="float">
            <text:p>0.033544148739455</text:p>
          </table:table-cell>
          <table:table-cell table:style-name="Default" office:value-type="float" office:value="0.0890630473980916" calcext:value-type="float">
            <text:p>0.089063047398092</text:p>
          </table:table-cell>
          <table:table-cell table:formula="of:=([.G352]-[.F352])" office:value-type="float" office:value="0.0555188986586365" calcext:value-type="float">
            <text:p>0.056</text:p>
          </table:table-cell>
          <table:table-cell/>
          <table:table-cell table:style-name="Default" office:value-type="float" office:value="0.0109280199639438" calcext:value-type="float">
            <text:p>0.010928019963944</text:p>
          </table:table-cell>
          <table:table-cell table:style-name="Default" office:value-type="float" office:value="0.028829502941969" calcext:value-type="float">
            <text:p>0.028829502941969</text:p>
          </table:table-cell>
          <table:table-cell table:formula="of:=([.K352]-[.J352])" office:value-type="float" office:value="0.0179014829780252" calcext:value-type="float">
            <text:p>0.018</text:p>
          </table:table-cell>
          <table:table-cell/>
          <table:table-cell table:style-name="Default" office:value-type="float" office:value="0.0237303329830835" calcext:value-type="float">
            <text:p>0.023730332983084</text:p>
          </table:table-cell>
          <table:table-cell table:style-name="Default" office:value-type="float" office:value="0.0602125823448819" calcext:value-type="float">
            <text:p>0.06021258234488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122673082221725" calcext:value-type="float">
            <text:p>0.122673082221725</text:p>
          </table:table-cell>
          <table:table-cell table:style-name="Default" office:value-type="float" office:value="0.317786581662473" calcext:value-type="float">
            <text:p>0.317786581662473</text:p>
          </table:table-cell>
          <table:table-cell table:formula="of:=([.G353]-[.F353])" office:value-type="float" office:value="0.195113499440748" calcext:value-type="float">
            <text:p>0.195</text:p>
          </table:table-cell>
          <table:table-cell/>
          <table:table-cell table:style-name="Default" office:value-type="float" office:value="0.00863521585799256" calcext:value-type="float">
            <text:p>0.008635215857993</text:p>
          </table:table-cell>
          <table:table-cell table:style-name="Default" office:value-type="float" office:value="0.023152581750282" calcext:value-type="float">
            <text:p>0.023152581750282</text:p>
          </table:table-cell>
          <table:table-cell table:formula="of:=([.K353]-[.J353])" office:value-type="float" office:value="0.0145173658922894" calcext:value-type="float">
            <text:p>0.015</text:p>
          </table:table-cell>
          <table:table-cell/>
          <table:table-cell table:style-name="Default" office:value-type="float" office:value="0.0123660520974084" calcext:value-type="float">
            <text:p>0.012366052097408</text:p>
          </table:table-cell>
          <table:table-cell table:style-name="Default" office:value-type="float" office:value="0.0306850455878597" calcext:value-type="float">
            <text:p>0.0306850455878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835961425183658" calcext:value-type="float">
            <text:p>0.083596142518366</text:p>
          </table:table-cell>
          <table:table-cell table:style-name="Default" office:value-type="float" office:value="0.210921127447544" calcext:value-type="float">
            <text:p>0.210921127447544</text:p>
          </table:table-cell>
          <table:table-cell table:formula="of:=([.G354]-[.F354])" office:value-type="float" office:value="0.127324984929178" calcext:value-type="float">
            <text:p>0.127</text:p>
          </table:table-cell>
          <table:table-cell/>
          <table:table-cell table:style-name="Default" office:value-type="float" office:value="0.794492802568021" calcext:value-type="float">
            <text:p>0.794492802568021</text:p>
          </table:table-cell>
          <table:table-cell table:style-name="Default" office:value-type="float" office:value="5.00469641176062" calcext:value-type="float">
            <text:p>5.00469641176062</text:p>
          </table:table-cell>
          <table:table-cell table:formula="of:=([.K354]-[.J354])" office:value-type="float" office:value="4.2102036091926" calcext:value-type="float">
            <text:p>4.210</text:p>
          </table:table-cell>
          <table:table-cell/>
          <table:table-cell table:style-name="Default" office:value-type="float" office:value="0.851954871315277" calcext:value-type="float">
            <text:p>0.851954871315277</text:p>
          </table:table-cell>
          <table:table-cell table:style-name="Default" office:value-type="float" office:value="3.12976921601653" calcext:value-type="float">
            <text:p>3.1297692160165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991465937857632" calcext:value-type="float">
            <text:p>0.099146593785763</text:p>
          </table:table-cell>
          <table:table-cell table:style-name="Default" office:value-type="float" office:value="0.26584753248658" calcext:value-type="float">
            <text:p>0.26584753248658</text:p>
          </table:table-cell>
          <table:table-cell table:formula="of:=([.G355]-[.F355])" office:value-type="float" office:value="0.166700938700817" calcext:value-type="float">
            <text:p>0.167</text:p>
          </table:table-cell>
          <table:table-cell/>
          <table:table-cell table:style-name="Default" office:value-type="float" office:value="0.124044474791711" calcext:value-type="float">
            <text:p>0.124044474791711</text:p>
          </table:table-cell>
          <table:table-cell table:style-name="Default" office:value-type="float" office:value="0.498475403926528" calcext:value-type="float">
            <text:p>0.498475403926528</text:p>
          </table:table-cell>
          <table:table-cell table:formula="of:=([.K355]-[.J355])" office:value-type="float" office:value="0.374430929134817" calcext:value-type="float">
            <text:p>0.374</text:p>
          </table:table-cell>
          <table:table-cell/>
          <table:table-cell table:style-name="Default" office:value-type="float" office:value="0.0457273131403472" calcext:value-type="float">
            <text:p>0.045727313140347</text:p>
          </table:table-cell>
          <table:table-cell table:style-name="Default" office:value-type="float" office:value="0.132901776793304" calcext:value-type="float">
            <text:p>0.13290177679330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0945943332666" calcext:value-type="float">
            <text:p>0.012094594333267</text:p>
          </table:table-cell>
          <table:table-cell table:style-name="Default" office:value-type="float" office:value="0.0325313012242109" calcext:value-type="float">
            <text:p>0.032531301224211</text:p>
          </table:table-cell>
          <table:table-cell table:formula="of:=([.G356]-[.F356])" office:value-type="float" office:value="0.0204367068909443" calcext:value-type="float">
            <text:p>0.020</text:p>
          </table:table-cell>
          <table:table-cell/>
          <table:table-cell table:style-name="Default" office:value-type="float" office:value="0.202995612481185" calcext:value-type="float">
            <text:p>0.202995612481185</text:p>
          </table:table-cell>
          <table:table-cell table:style-name="Default" office:value-type="float" office:value="0.458006243326263" calcext:value-type="float">
            <text:p>0.458006243326263</text:p>
          </table:table-cell>
          <table:table-cell table:formula="of:=([.K356]-[.J356])" office:value-type="float" office:value="0.255010630845078" calcext:value-type="float">
            <text:p>0.255</text:p>
          </table:table-cell>
          <table:table-cell/>
          <table:table-cell table:style-name="Default" office:value-type="float" office:value="0.140789571623797" calcext:value-type="float">
            <text:p>0.140789571623797</text:p>
          </table:table-cell>
          <table:table-cell table:style-name="Default" office:value-type="float" office:value="0.311125144194808" calcext:value-type="float">
            <text:p>0.31112514419480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5033276440527" calcext:value-type="float">
            <text:p>0.012503327644053</text:p>
          </table:table-cell>
          <table:table-cell table:style-name="Default" office:value-type="float" office:value="0.033008567522946" calcext:value-type="float">
            <text:p>0.033008567522946</text:p>
          </table:table-cell>
          <table:table-cell table:formula="of:=([.G357]-[.F357])" office:value-type="float" office:value="0.0205052398788933" calcext:value-type="float">
            <text:p>0.021</text:p>
          </table:table-cell>
          <table:table-cell/>
          <table:table-cell table:style-name="Default" office:value-type="float" office:value="0.033176503693013" calcext:value-type="float">
            <text:p>0.033176503693013</text:p>
          </table:table-cell>
          <table:table-cell table:style-name="Default" office:value-type="float" office:value="0.0891294893263213" calcext:value-type="float">
            <text:p>0.089129489326321</text:p>
          </table:table-cell>
          <table:table-cell table:formula="of:=([.K357]-[.J357])" office:value-type="float" office:value="0.0559529856333083" calcext:value-type="float">
            <text:p>0.056</text:p>
          </table:table-cell>
          <table:table-cell/>
          <table:table-cell table:style-name="Default" office:value-type="float" office:value="0.0198928158011385" calcext:value-type="float">
            <text:p>0.019892815801139</text:p>
          </table:table-cell>
          <table:table-cell table:style-name="Default" office:value-type="float" office:value="0.0589622320452504" calcext:value-type="float">
            <text:p>0.05896223204525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04471671040311" calcext:value-type="float">
            <text:p>0.020447167104031</text:p>
          </table:table-cell>
          <table:table-cell table:style-name="Default" office:value-type="float" office:value="0.0542152757973966" calcext:value-type="float">
            <text:p>0.054215275797397</text:p>
          </table:table-cell>
          <table:table-cell table:formula="of:=([.G358]-[.F358])" office:value-type="float" office:value="0.0337681086933655" calcext:value-type="float">
            <text:p>0.034</text:p>
          </table:table-cell>
          <table:table-cell/>
          <table:table-cell table:style-name="Default" office:value-type="float" office:value="0.0536350812234331" calcext:value-type="float">
            <text:p>0.053635081223433</text:p>
          </table:table-cell>
          <table:table-cell table:style-name="Default" office:value-type="float" office:value="0.141795431323745" calcext:value-type="float">
            <text:p>0.141795431323745</text:p>
          </table:table-cell>
          <table:table-cell table:formula="of:=([.K358]-[.J358])" office:value-type="float" office:value="0.0881603501003119" calcext:value-type="float">
            <text:p>0.088</text:p>
          </table:table-cell>
          <table:table-cell/>
          <table:table-cell table:style-name="Default" office:value-type="float" office:value="0.0371330518226653" calcext:value-type="float">
            <text:p>0.037133051822665</text:p>
          </table:table-cell>
          <table:table-cell table:style-name="Default" office:value-type="float" office:value="0.110993590068731" calcext:value-type="float">
            <text:p>0.11099359006873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4737495706667" calcext:value-type="float">
            <text:p>0.012473749570667</text:p>
          </table:table-cell>
          <table:table-cell table:style-name="Default" office:value-type="float" office:value="0.0328033918908423" calcext:value-type="float">
            <text:p>0.032803391890842</text:p>
          </table:table-cell>
          <table:table-cell table:formula="of:=([.G359]-[.F359])" office:value-type="float" office:value="0.0203296423201756" calcext:value-type="float">
            <text:p>0.020</text:p>
          </table:table-cell>
          <table:table-cell/>
          <table:table-cell table:style-name="Default" office:value-type="float" office:value="0.279308353166497" calcext:value-type="float">
            <text:p>0.279308353166497</text:p>
          </table:table-cell>
          <table:table-cell table:style-name="Default" office:value-type="float" office:value="0.721046460785484" calcext:value-type="float">
            <text:p>0.721046460785484</text:p>
          </table:table-cell>
          <table:table-cell table:formula="of:=([.K359]-[.J359])" office:value-type="float" office:value="0.441738107618987" calcext:value-type="float">
            <text:p>0.442</text:p>
          </table:table-cell>
          <table:table-cell/>
          <table:table-cell table:style-name="Default" office:value-type="float" office:value="0.26979903600159" calcext:value-type="float">
            <text:p>0.26979903600159</text:p>
          </table:table-cell>
          <table:table-cell table:style-name="Default" office:value-type="float" office:value="0.880286600319783" calcext:value-type="float">
            <text:p>0.88028660031978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49129249193295" calcext:value-type="float">
            <text:p>0.049129249193295</text:p>
          </table:table-cell>
          <table:table-cell table:style-name="Default" office:value-type="float" office:value="0.135083475765712" calcext:value-type="float">
            <text:p>0.135083475765712</text:p>
          </table:table-cell>
          <table:table-cell table:formula="of:=([.G360]-[.F360])" office:value-type="float" office:value="0.085954226572417" calcext:value-type="float">
            <text:p>0.086</text:p>
          </table:table-cell>
          <table:table-cell/>
          <table:table-cell table:style-name="Default" office:value-type="float" office:value="0.11094343720521" calcext:value-type="float">
            <text:p>0.11094343720521</text:p>
          </table:table-cell>
          <table:table-cell table:style-name="Default" office:value-type="float" office:value="0.266313595548948" calcext:value-type="float">
            <text:p>0.266313595548948</text:p>
          </table:table-cell>
          <table:table-cell table:formula="of:=([.K360]-[.J360])" office:value-type="float" office:value="0.155370158343738" calcext:value-type="float">
            <text:p>0.155</text:p>
          </table:table-cell>
          <table:table-cell/>
          <table:table-cell table:style-name="Default" office:value-type="float" office:value="0.0920939268910677" calcext:value-type="float">
            <text:p>0.092093926891068</text:p>
          </table:table-cell>
          <table:table-cell table:style-name="Default" office:value-type="float" office:value="0.265215530515456" calcext:value-type="float">
            <text:p>0.26521553051545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830247938881868" calcext:value-type="float">
            <text:p>0.083024793888187</text:p>
          </table:table-cell>
          <table:table-cell table:style-name="Default" office:value-type="float" office:value="0.225842104556721" calcext:value-type="float">
            <text:p>0.225842104556721</text:p>
          </table:table-cell>
          <table:table-cell table:formula="of:=([.G361]-[.F361])" office:value-type="float" office:value="0.142817310668534" calcext:value-type="float">
            <text:p>0.143</text:p>
          </table:table-cell>
          <table:table-cell/>
          <table:table-cell table:style-name="Default" office:value-type="float" office:value="0.228869126894963" calcext:value-type="float">
            <text:p>0.228869126894963</text:p>
          </table:table-cell>
          <table:table-cell table:style-name="Default" office:value-type="float" office:value="0.747717502845277" calcext:value-type="float">
            <text:p>0.747717502845277</text:p>
          </table:table-cell>
          <table:table-cell table:formula="of:=([.K361]-[.J361])" office:value-type="float" office:value="0.518848375950314" calcext:value-type="float">
            <text:p>0.519</text:p>
          </table:table-cell>
          <table:table-cell/>
          <table:table-cell table:style-name="Default" office:value-type="float" office:value="0.195896826451401" calcext:value-type="float">
            <text:p>0.195896826451401</text:p>
          </table:table-cell>
          <table:table-cell table:style-name="Default" office:value-type="float" office:value="0.676366621731354" calcext:value-type="float">
            <text:p>0.67636662173135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896897662410687" calcext:value-type="float">
            <text:p>0.089689766241069</text:p>
          </table:table-cell>
          <table:table-cell table:style-name="Default" office:value-type="float" office:value="0.247348893161579" calcext:value-type="float">
            <text:p>0.247348893161579</text:p>
          </table:table-cell>
          <table:table-cell table:formula="of:=([.G362]-[.F362])" office:value-type="float" office:value="0.15765912692051" calcext:value-type="float">
            <text:p>0.158</text:p>
          </table:table-cell>
          <table:table-cell/>
          <table:table-cell table:style-name="Default" office:value-type="float" office:value="0.0290936548508402" calcext:value-type="float">
            <text:p>0.02909365485084</text:p>
          </table:table-cell>
          <table:table-cell table:style-name="Default" office:value-type="float" office:value="0.0766717658061163" calcext:value-type="float">
            <text:p>0.076671765806116</text:p>
          </table:table-cell>
          <table:table-cell table:formula="of:=([.K362]-[.J362])" office:value-type="float" office:value="0.0475781109552761" calcext:value-type="float">
            <text:p>0.048</text:p>
          </table:table-cell>
          <table:table-cell/>
          <table:table-cell table:style-name="Default" office:value-type="float" office:value="0.0234459521216461" calcext:value-type="float">
            <text:p>0.023445952121646</text:p>
          </table:table-cell>
          <table:table-cell table:style-name="Default" office:value-type="float" office:value="0.0656174284343045" calcext:value-type="float">
            <text:p>0.065617428434305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581569370241613" calcext:value-type="float">
            <text:p>0.058156937024161</text:p>
          </table:table-cell>
          <table:table-cell table:style-name="Default" office:value-type="float" office:value="0.150736860560104" calcext:value-type="float">
            <text:p>0.150736860560104</text:p>
          </table:table-cell>
          <table:table-cell table:formula="of:=([.G363]-[.F363])" office:value-type="float" office:value="0.0925799235359427" calcext:value-type="float">
            <text:p>0.093</text:p>
          </table:table-cell>
          <table:table-cell/>
          <table:table-cell table:style-name="Default" office:value-type="float" office:value="0.0110888370532702" calcext:value-type="float">
            <text:p>0.01108883705327</text:p>
          </table:table-cell>
          <table:table-cell table:style-name="Default" office:value-type="float" office:value="0.0301694928993957" calcext:value-type="float">
            <text:p>0.030169492899396</text:p>
          </table:table-cell>
          <table:table-cell table:formula="of:=([.K363]-[.J363])" office:value-type="float" office:value="0.0190806558461255" calcext:value-type="float">
            <text:p>0.019</text:p>
          </table:table-cell>
          <table:table-cell/>
          <table:table-cell table:style-name="Default" office:value-type="float" office:value="0.00937925050772803" calcext:value-type="float">
            <text:p>0.009379250507728</text:p>
          </table:table-cell>
          <table:table-cell table:style-name="Default" office:value-type="float" office:value="0.0276495992793092" calcext:value-type="float">
            <text:p>0.02764959927930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0945387573591" calcext:value-type="float">
            <text:p>0.012094538757359</text:p>
          </table:table-cell>
          <table:table-cell table:style-name="Default" office:value-type="float" office:value="0.0325313012242109" calcext:value-type="float">
            <text:p>0.032531301224211</text:p>
          </table:table-cell>
          <table:table-cell table:formula="of:=([.G364]-[.F364])" office:value-type="float" office:value="0.0204367624668518" calcext:value-type="float">
            <text:p>0.020</text:p>
          </table:table-cell>
          <table:table-cell/>
          <table:table-cell table:style-name="Default" office:value-type="float" office:value="0.0424461173598091" calcext:value-type="float">
            <text:p>0.042446117359809</text:p>
          </table:table-cell>
          <table:table-cell table:style-name="Default" office:value-type="float" office:value="0.121637138862541" calcext:value-type="float">
            <text:p>0.121637138862541</text:p>
          </table:table-cell>
          <table:table-cell table:formula="of:=([.K364]-[.J364])" office:value-type="float" office:value="0.0791910215027319" calcext:value-type="float">
            <text:p>0.079</text:p>
          </table:table-cell>
          <table:table-cell/>
          <table:table-cell table:style-name="Default" office:value-type="float" office:value="0.0309532855860284" calcext:value-type="float">
            <text:p>0.030953285586028</text:p>
          </table:table-cell>
          <table:table-cell table:style-name="Default" office:value-type="float" office:value="0.0907945465658329" calcext:value-type="float">
            <text:p>0.09079454656583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502439766894" calcext:value-type="float">
            <text:p>0.012502439766894</text:p>
          </table:table-cell>
          <table:table-cell table:style-name="Default" office:value-type="float" office:value="0.033008567522946" calcext:value-type="float">
            <text:p>0.033008567522946</text:p>
          </table:table-cell>
          <table:table-cell table:formula="of:=([.G365]-[.F365])" office:value-type="float" office:value="0.020506127756052" calcext:value-type="float">
            <text:p>0.021</text:p>
          </table:table-cell>
          <table:table-cell/>
          <table:table-cell table:style-name="Default" office:value-type="float" office:value="0.0104167781596191" calcext:value-type="float">
            <text:p>0.010416778159619</text:p>
          </table:table-cell>
          <table:table-cell table:style-name="Default" office:value-type="float" office:value="0.0281290208226263" calcext:value-type="float">
            <text:p>0.028129020822626</text:p>
          </table:table-cell>
          <table:table-cell table:formula="of:=([.K365]-[.J365])" office:value-type="float" office:value="0.0177122426630072" calcext:value-type="float">
            <text:p>0.018</text:p>
          </table:table-cell>
          <table:table-cell/>
          <table:table-cell table:style-name="Default" office:value-type="float" office:value="0.0106512515354191" calcext:value-type="float">
            <text:p>0.010651251535419</text:p>
          </table:table-cell>
          <table:table-cell table:style-name="Default" office:value-type="float" office:value="0.0306865084708901" calcext:value-type="float">
            <text:p>0.0306865084708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04469968415386" calcext:value-type="float">
            <text:p>0.020446996841539</text:p>
          </table:table-cell>
          <table:table-cell table:style-name="Default" office:value-type="float" office:value="0.0542152757973966" calcext:value-type="float">
            <text:p>0.054215275797397</text:p>
          </table:table-cell>
          <table:table-cell table:formula="of:=([.G366]-[.F366])" office:value-type="float" office:value="0.033768278955858" calcext:value-type="float">
            <text:p>0.034</text:p>
          </table:table-cell>
          <table:table-cell/>
          <table:table-cell table:style-name="Default" office:value-type="float" office:value="0.0103445149957022" calcext:value-type="float">
            <text:p>0.010344514995702</text:p>
          </table:table-cell>
          <table:table-cell table:style-name="Default" office:value-type="float" office:value="0.0285045003327957" calcext:value-type="float">
            <text:p>0.028504500332796</text:p>
          </table:table-cell>
          <table:table-cell table:formula="of:=([.K366]-[.J366])" office:value-type="float" office:value="0.0181599853370935" calcext:value-type="float">
            <text:p>0.018</text:p>
          </table:table-cell>
          <table:table-cell/>
          <table:table-cell table:style-name="Default" office:value-type="float" office:value="0.00836092362101332" calcext:value-type="float">
            <text:p>0.008360923621013</text:p>
          </table:table-cell>
          <table:table-cell table:style-name="Default" office:value-type="float" office:value="0.0238785801062372" calcext:value-type="float">
            <text:p>0.02387858010623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4737652897089" calcext:value-type="float">
            <text:p>0.012473765289709</text:p>
          </table:table-cell>
          <table:table-cell table:style-name="Default" office:value-type="float" office:value="0.0328033918908423" calcext:value-type="float">
            <text:p>0.032803391890842</text:p>
          </table:table-cell>
          <table:table-cell table:formula="of:=([.G367]-[.F367])" office:value-type="float" office:value="0.0203296266011334" calcext:value-type="float">
            <text:p>0.020</text:p>
          </table:table-cell>
          <table:table-cell/>
          <table:table-cell table:style-name="Default" office:value-type="float" office:value="0.764095055511146" calcext:value-type="float">
            <text:p>0.764095055511146</text:p>
          </table:table-cell>
          <table:table-cell table:style-name="Default" office:value-type="float" office:value="3.52286585298155" calcext:value-type="float">
            <text:p>3.52286585298155</text:p>
          </table:table-cell>
          <table:table-cell table:formula="of:=([.K367]-[.J367])" office:value-type="float" office:value="2.7587707974704" calcext:value-type="float">
            <text:p>2.759</text:p>
          </table:table-cell>
          <table:table-cell/>
          <table:table-cell table:style-name="Default" office:value-type="float" office:value="0.882872816418994" calcext:value-type="float">
            <text:p>0.882872816418994</text:p>
          </table:table-cell>
          <table:table-cell table:style-name="Default" office:value-type="float" office:value="2.73868021712823" calcext:value-type="float">
            <text:p>2.7386802171282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749580878023483" calcext:value-type="float">
            <text:p>0.749580878023483</text:p>
          </table:table-cell>
          <table:table-cell table:style-name="Default" office:value-type="float" office:value="2.83002862108034" calcext:value-type="float">
            <text:p>2.83002862108034</text:p>
          </table:table-cell>
          <table:table-cell table:formula="of:=([.G368]-[.F368])" office:value-type="float" office:value="2.08044774305686" calcext:value-type="float">
            <text:p>2.080</text:p>
          </table:table-cell>
          <table:table-cell/>
          <table:table-cell table:style-name="Default" office:value-type="float" office:value="0.043547841388421" calcext:value-type="float">
            <text:p>0.043547841388421</text:p>
          </table:table-cell>
          <table:table-cell table:style-name="Default" office:value-type="float" office:value="0.114576640240157" calcext:value-type="float">
            <text:p>0.114576640240157</text:p>
          </table:table-cell>
          <table:table-cell table:formula="of:=([.K368]-[.J368])" office:value-type="float" office:value="0.071028798851736" calcext:value-type="float">
            <text:p>0.071</text:p>
          </table:table-cell>
          <table:table-cell/>
          <table:table-cell table:style-name="Default" office:value-type="float" office:value="0.0537472191507078" calcext:value-type="float">
            <text:p>0.053747219150708</text:p>
          </table:table-cell>
          <table:table-cell table:style-name="Default" office:value-type="float" office:value="0.119970437878" calcext:value-type="float">
            <text:p>0.11997043787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72133087968534" calcext:value-type="float">
            <text:p>0.072133087968534</text:p>
          </table:table-cell>
          <table:table-cell table:style-name="Default" office:value-type="float" office:value="0.18547102877377" calcext:value-type="float">
            <text:p>0.18547102877377</text:p>
          </table:table-cell>
          <table:table-cell table:formula="of:=([.G369]-[.F369])" office:value-type="float" office:value="0.113337940805236" calcext:value-type="float">
            <text:p>0.113</text:p>
          </table:table-cell>
          <table:table-cell/>
          <table:table-cell table:style-name="Default" office:value-type="float" office:value="0.128764601344531" calcext:value-type="float">
            <text:p>0.128764601344531</text:p>
          </table:table-cell>
          <table:table-cell table:style-name="Default" office:value-type="float" office:value="0.266450403476485" calcext:value-type="float">
            <text:p>0.266450403476485</text:p>
          </table:table-cell>
          <table:table-cell table:formula="of:=([.K369]-[.J369])" office:value-type="float" office:value="0.137685802131954" calcext:value-type="float">
            <text:p>0.138</text:p>
          </table:table-cell>
          <table:table-cell/>
          <table:table-cell table:style-name="Default" office:value-type="float" office:value="0.150369976397516" calcext:value-type="float">
            <text:p>0.150369976397516</text:p>
          </table:table-cell>
          <table:table-cell table:style-name="Default" office:value-type="float" office:value="0.308475260389946" calcext:value-type="float">
            <text:p>0.30847526038994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69019976467618" calcext:value-type="float">
            <text:p>0.069019976467618</text:p>
          </table:table-cell>
          <table:table-cell table:style-name="Default" office:value-type="float" office:value="0.180440045992476" calcext:value-type="float">
            <text:p>0.180440045992476</text:p>
          </table:table-cell>
          <table:table-cell table:formula="of:=([.G370]-[.F370])" office:value-type="float" office:value="0.111420069524858" calcext:value-type="float">
            <text:p>0.111</text:p>
          </table:table-cell>
          <table:table-cell/>
          <table:table-cell table:style-name="Default" office:value-type="float" office:value="0.0184186614461355" calcext:value-type="float">
            <text:p>0.018418661446136</text:p>
          </table:table-cell>
          <table:table-cell table:style-name="Default" office:value-type="float" office:value="0.0489755515883943" calcext:value-type="float">
            <text:p>0.048975551588394</text:p>
          </table:table-cell>
          <table:table-cell table:formula="of:=([.K370]-[.J370])" office:value-type="float" office:value="0.0305568901422588" calcext:value-type="float">
            <text:p>0.031</text:p>
          </table:table-cell>
          <table:table-cell/>
          <table:table-cell table:style-name="Default" office:value-type="float" office:value="0.0219670748975279" calcext:value-type="float">
            <text:p>0.021967074897528</text:p>
          </table:table-cell>
          <table:table-cell table:style-name="Default" office:value-type="float" office:value="0.0548923358249237" calcext:value-type="float">
            <text:p>0.05489233582492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335882329532681" calcext:value-type="float">
            <text:p>0.033588232953268</text:p>
          </table:table-cell>
          <table:table-cell table:style-name="Default" office:value-type="float" office:value="0.0878939945934251" calcext:value-type="float">
            <text:p>0.087893994593425</text:p>
          </table:table-cell>
          <table:table-cell table:formula="of:=([.G371]-[.F371])" office:value-type="float" office:value="0.054305761640157" calcext:value-type="float">
            <text:p>0.054</text:p>
          </table:table-cell>
          <table:table-cell/>
          <table:table-cell table:style-name="Default" office:value-type="float" office:value="0.0341733369887091" calcext:value-type="float">
            <text:p>0.034173336988709</text:p>
          </table:table-cell>
          <table:table-cell table:style-name="Default" office:value-type="float" office:value="0.0940091585968456" calcext:value-type="float">
            <text:p>0.094009158596846</text:p>
          </table:table-cell>
          <table:table-cell table:formula="of:=([.K371]-[.J371])" office:value-type="float" office:value="0.0598358216081365" calcext:value-type="float">
            <text:p>0.060</text:p>
          </table:table-cell>
          <table:table-cell/>
          <table:table-cell table:style-name="Default" office:value-type="float" office:value="0.0398199487025424" calcext:value-type="float">
            <text:p>0.039819948702542</text:p>
          </table:table-cell>
          <table:table-cell table:style-name="Default" office:value-type="float" office:value="0.10181368140377" calcext:value-type="float">
            <text:p>0.1018136814037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13.5009338494921" calcext:value-type="float">
            <text:p>13.5009338494921</text:p>
          </table:table-cell>
          <table:table-cell table:style-name="Default" office:value-type="float" office:value="5.68997206235016" calcext:value-type="float">
            <text:p>5.68997206235016</text:p>
          </table:table-cell>
          <table:table-cell table:formula="of:=([.G372]-[.F372])" office:value-type="float" office:value="-7.81096178714194" calcext:value-type="float">
            <text:p>-7.811</text:p>
          </table:table-cell>
          <table:table-cell/>
          <table:table-cell table:style-name="Default" office:value-type="float" office:value="0.244686600378708" calcext:value-type="float">
            <text:p>0.244686600378708</text:p>
          </table:table-cell>
          <table:table-cell table:style-name="Default" office:value-type="float" office:value="0.670515200621724" calcext:value-type="float">
            <text:p>0.670515200621724</text:p>
          </table:table-cell>
          <table:table-cell table:formula="of:=([.K372]-[.J372])" office:value-type="float" office:value="0.425828600243016" calcext:value-type="float">
            <text:p>0.426</text:p>
          </table:table-cell>
          <table:table-cell/>
          <table:table-cell table:style-name="Default" office:value-type="float" office:value="0.289909936922381" calcext:value-type="float">
            <text:p>0.289909936922381</text:p>
          </table:table-cell>
          <table:table-cell table:style-name="Default" office:value-type="float" office:value="0.732031705375542" calcext:value-type="float">
            <text:p>0.73203170537554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414795914142172" calcext:value-type="float">
            <text:p>0.414795914142172</text:p>
          </table:table-cell>
          <table:table-cell table:style-name="Default" office:value-type="string" calcext:value-type="string">
            <text:p>nan</text:p>
          </table:table-cell>
          <table:table-cell table:formula="of:=([.G373]-[.F373])" office:value-type="string" office:string-value="" calcext:value-type="error">
            <text:p>#VALUE!</text:p>
          </table:table-cell>
          <table:table-cell/>
          <table:table-cell table:style-name="Default" office:value-type="float" office:value="0.0848570740619898" calcext:value-type="float">
            <text:p>0.08485707406199</text:p>
          </table:table-cell>
          <table:table-cell table:style-name="Default" office:value-type="float" office:value="0.215029907218194" calcext:value-type="float">
            <text:p>0.215029907218194</text:p>
          </table:table-cell>
          <table:table-cell table:formula="of:=([.K373]-[.J373])" office:value-type="float" office:value="0.130172833156204" calcext:value-type="float">
            <text:p>0.130</text:p>
          </table:table-cell>
          <table:table-cell/>
          <table:table-cell table:style-name="Default" office:value-type="float" office:value="0.100256268637591" calcext:value-type="float">
            <text:p>0.100256268637591</text:p>
          </table:table-cell>
          <table:table-cell table:style-name="Default" office:value-type="float" office:value="0.234722840642044" calcext:value-type="float">
            <text:p>0.23472284064204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3.11733022856464" calcext:value-type="float">
            <text:p>3.11733022856464</text:p>
          </table:table-cell>
          <table:table-cell table:style-name="Default" office:value-type="float" office:value="8.99391372975411" calcext:value-type="float">
            <text:p>8.99391372975411</text:p>
          </table:table-cell>
          <table:table-cell table:formula="of:=([.G374]-[.F374])" office:value-type="float" office:value="5.87658350118947" calcext:value-type="float">
            <text:p>5.877</text:p>
          </table:table-cell>
          <table:table-cell/>
          <table:table-cell table:style-name="Default" office:value-type="float" office:value="0.177565590346099" calcext:value-type="float">
            <text:p>0.177565590346099</text:p>
          </table:table-cell>
          <table:table-cell table:style-name="Default" office:value-type="float" office:value="0.529022596705506" calcext:value-type="float">
            <text:p>0.529022596705506</text:p>
          </table:table-cell>
          <table:table-cell table:formula="of:=([.K374]-[.J374])" office:value-type="float" office:value="0.351457006359407" calcext:value-type="float">
            <text:p>0.351</text:p>
          </table:table-cell>
          <table:table-cell/>
          <table:table-cell table:style-name="Default" office:value-type="float" office:value="0.229180366985517" calcext:value-type="float">
            <text:p>0.229180366985517</text:p>
          </table:table-cell>
          <table:table-cell table:style-name="Default" office:value-type="float" office:value="0.606226856003399" calcext:value-type="float">
            <text:p>0.60622685600339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1.63662002556577" calcext:value-type="float">
            <text:p>1.63662002556577</text:p>
          </table:table-cell>
          <table:table-cell table:style-name="Default" office:value-type="float" office:value="112.408424078568" calcext:value-type="float">
            <text:p>112.408424078568</text:p>
          </table:table-cell>
          <table:table-cell table:formula="of:=([.G375]-[.F375])" office:value-type="float" office:value="110.771804053002" calcext:value-type="float">
            <text:p>110.772</text:p>
          </table:table-cell>
          <table:table-cell/>
          <table:table-cell table:style-name="Default" office:value-type="float" office:value="0.0209832981934482" calcext:value-type="float">
            <text:p>0.020983298193448</text:p>
          </table:table-cell>
          <table:table-cell table:style-name="Default" office:value-type="float" office:value="0.0542336497573251" calcext:value-type="float">
            <text:p>0.054233649757325</text:p>
          </table:table-cell>
          <table:table-cell table:formula="of:=([.K375]-[.J375])" office:value-type="float" office:value="0.0332503515638769" calcext:value-type="float">
            <text:p>0.033</text:p>
          </table:table-cell>
          <table:table-cell/>
          <table:table-cell table:style-name="Default" office:value-type="float" office:value="0.0250055902563846" calcext:value-type="float">
            <text:p>0.025005590256385</text:p>
          </table:table-cell>
          <table:table-cell table:style-name="Default" office:value-type="float" office:value="0.058669567102514" calcext:value-type="float">
            <text:p>0.05866956710251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47045365843102" calcext:value-type="float">
            <text:p>0.01470453658431</text:p>
          </table:table-cell>
          <table:table-cell table:style-name="Default" office:value-type="float" office:value="0.0395071438136363" calcext:value-type="float">
            <text:p>0.039507143813636</text:p>
          </table:table-cell>
          <table:table-cell table:formula="of:=([.G376]-[.F376])" office:value-type="float" office:value="0.0248026072293261" calcext:value-type="float">
            <text:p>0.025</text:p>
          </table:table-cell>
          <table:table-cell/>
          <table:table-cell table:style-name="Default" office:value-type="float" office:value="0.00857640114299905" calcext:value-type="float">
            <text:p>0.008576401142999</text:p>
          </table:table-cell>
          <table:table-cell table:style-name="Default" office:value-type="float" office:value="0.0227671102342252" calcext:value-type="float">
            <text:p>0.022767110234225</text:p>
          </table:table-cell>
          <table:table-cell table:formula="of:=([.K376]-[.J376])" office:value-type="float" office:value="0.0141907090912261" calcext:value-type="float">
            <text:p>0.014</text:p>
          </table:table-cell>
          <table:table-cell/>
          <table:table-cell table:style-name="Default" office:value-type="float" office:value="0.0101091906235277" calcext:value-type="float">
            <text:p>0.010109190623528</text:p>
          </table:table-cell>
          <table:table-cell table:style-name="Default" office:value-type="float" office:value="0.0251720088731869" calcext:value-type="float">
            <text:p>0.02517200887318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599464144993831" calcext:value-type="float">
            <text:p>0.059946414499383</text:p>
          </table:table-cell>
          <table:table-cell table:style-name="Default" office:value-type="float" office:value="0.151484061486521" calcext:value-type="float">
            <text:p>0.151484061486521</text:p>
          </table:table-cell>
          <table:table-cell table:formula="of:=([.G377]-[.F377])" office:value-type="float" office:value="0.0915376469871379" calcext:value-type="float">
            <text:p>0.092</text:p>
          </table:table-cell>
          <table:table-cell/>
          <table:table-cell table:style-name="Default" office:value-type="float" office:value="0.0285031128303906" calcext:value-type="float">
            <text:p>0.028503112830391</text:p>
          </table:table-cell>
          <table:table-cell table:style-name="Default" office:value-type="float" office:value="0.0748501237389442" calcext:value-type="float">
            <text:p>0.074850123738944</text:p>
          </table:table-cell>
          <table:table-cell table:formula="of:=([.K377]-[.J377])" office:value-type="float" office:value="0.0463470109085536" calcext:value-type="float">
            <text:p>0.046</text:p>
          </table:table-cell>
          <table:table-cell/>
          <table:table-cell table:style-name="Default" office:value-type="float" office:value="0.0340140518294084" calcext:value-type="float">
            <text:p>0.034014051829408</text:p>
          </table:table-cell>
          <table:table-cell table:style-name="Default" office:value-type="float" office:value="0.0852870554092008" calcext:value-type="float">
            <text:p>0.08528705540920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37080056059697" calcext:value-type="float">
            <text:p>0.02370800560597</text:p>
          </table:table-cell>
          <table:table-cell table:style-name="Default" office:value-type="float" office:value="0.0622256934565701" calcext:value-type="float">
            <text:p>0.06222569345657</text:p>
          </table:table-cell>
          <table:table-cell table:formula="of:=([.G378]-[.F378])" office:value-type="float" office:value="0.0385176878506004" calcext:value-type="float">
            <text:p>0.039</text:p>
          </table:table-cell>
          <table:table-cell/>
          <table:table-cell table:style-name="Default" office:value-type="float" office:value="0.00945247615009527" calcext:value-type="float">
            <text:p>0.009452476150095</text:p>
          </table:table-cell>
          <table:table-cell table:style-name="Default" office:value-type="float" office:value="0.0249982843781232" calcext:value-type="float">
            <text:p>0.024998284378123</text:p>
          </table:table-cell>
          <table:table-cell table:formula="of:=([.K378]-[.J378])" office:value-type="float" office:value="0.0155458082280279" calcext:value-type="float">
            <text:p>0.016</text:p>
          </table:table-cell>
          <table:table-cell/>
          <table:table-cell table:style-name="Default" office:value-type="float" office:value="0.0109132523083406" calcext:value-type="float">
            <text:p>0.010913252308341</text:p>
          </table:table-cell>
          <table:table-cell table:style-name="Default" office:value-type="float" office:value="0.0263918009148612" calcext:value-type="float">
            <text:p>0.02639180091486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701043499414131" calcext:value-type="float">
            <text:p>0.070104349941413</text:p>
          </table:table-cell>
          <table:table-cell table:style-name="Default" office:value-type="float" office:value="0.181230335590213" calcext:value-type="float">
            <text:p>0.181230335590213</text:p>
          </table:table-cell>
          <table:table-cell table:formula="of:=([.G379]-[.F379])" office:value-type="float" office:value="0.1111259856488" calcext:value-type="float">
            <text:p>0.111</text:p>
          </table:table-cell>
          <table:table-cell/>
          <table:table-cell table:style-name="Default" office:value-type="float" office:value="0.00756895721324285" calcext:value-type="float">
            <text:p>0.007568957213243</text:p>
          </table:table-cell>
          <table:table-cell table:style-name="Default" office:value-type="float" office:value="0.0200845429694609" calcext:value-type="float">
            <text:p>0.020084542969461</text:p>
          </table:table-cell>
          <table:table-cell table:formula="of:=([.K379]-[.J379])" office:value-type="float" office:value="0.012515585756218" calcext:value-type="float">
            <text:p>0.013</text:p>
          </table:table-cell>
          <table:table-cell/>
          <table:table-cell table:style-name="Default" office:value-type="float" office:value="0.0089275372903273" calcext:value-type="float">
            <text:p>0.008927537290327</text:p>
          </table:table-cell>
          <table:table-cell table:style-name="Default" office:value-type="float" office:value="0.0220826062783512" calcext:value-type="float">
            <text:p>0.02208260627835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2.13737049535215" calcext:value-type="float">
            <text:p>2.13737049535215</text:p>
          </table:table-cell>
          <table:table-cell table:style-name="Default" office:value-type="string" calcext:value-type="string">
            <text:p>nan</text:p>
          </table:table-cell>
          <table:table-cell table:formula="of:=([.G380]-[.F380])" office:value-type="string" office:string-value="" calcext:value-type="error">
            <text:p>#VALUE!</text:p>
          </table:table-cell>
          <table:table-cell/>
          <table:table-cell table:style-name="Default" office:value-type="float" office:value="0.0570731947498868" calcext:value-type="float">
            <text:p>0.057073194749887</text:p>
          </table:table-cell>
          <table:table-cell table:style-name="Default" office:value-type="float" office:value="0.365590810423379" calcext:value-type="float">
            <text:p>0.365590810423379</text:p>
          </table:table-cell>
          <table:table-cell table:formula="of:=([.K380]-[.J380])" office:value-type="float" office:value="0.308517615673492" calcext:value-type="float">
            <text:p>0.309</text:p>
          </table:table-cell>
          <table:table-cell/>
          <table:table-cell table:style-name="Default" office:value-type="float" office:value="35.8607846655794" calcext:value-type="float">
            <text:p>35.8607846655794</text:p>
          </table:table-cell>
          <table:table-cell table:style-name="Default" office:value-type="float" office:value="27.0040273077564" calcext:value-type="float">
            <text:p>27.004027307756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426554596589079" calcext:value-type="float">
            <text:p>0.426554596589079</text:p>
          </table:table-cell>
          <table:table-cell table:style-name="Default" office:value-type="float" office:value="0.750754109614934" calcext:value-type="float">
            <text:p>0.750754109614934</text:p>
          </table:table-cell>
          <table:table-cell table:formula="of:=([.G381]-[.F381])" office:value-type="float" office:value="0.324199513025855" calcext:value-type="float">
            <text:p>0.324</text:p>
          </table:table-cell>
          <table:table-cell/>
          <table:table-cell table:style-name="Default" office:value-type="float" office:value="0.0735878442525996" calcext:value-type="float">
            <text:p>0.0735878442526</text:p>
          </table:table-cell>
          <table:table-cell table:style-name="Default" office:value-type="float" office:value="0.274460273204349" calcext:value-type="float">
            <text:p>0.274460273204349</text:p>
          </table:table-cell>
          <table:table-cell table:formula="of:=([.K381]-[.J381])" office:value-type="float" office:value="0.200872428951749" calcext:value-type="float">
            <text:p>0.201</text:p>
          </table:table-cell>
          <table:table-cell/>
          <table:table-cell table:style-name="Default" office:value-type="float" office:value="4.61085542509015" calcext:value-type="float">
            <text:p>4.61085542509015</text:p>
          </table:table-cell>
          <table:table-cell table:style-name="Default" office:value-type="float" office:value="1.63939625445816" calcext:value-type="float">
            <text:p>1.6393962544581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675578049401881" calcext:value-type="float">
            <text:p>0.675578049401881</text:p>
          </table:table-cell>
          <table:table-cell table:style-name="Default" office:value-type="float" office:value="1.75718789041288" calcext:value-type="float">
            <text:p>1.75718789041288</text:p>
          </table:table-cell>
          <table:table-cell table:formula="of:=([.G382]-[.F382])" office:value-type="float" office:value="1.081609841011" calcext:value-type="float">
            <text:p>1.082</text:p>
          </table:table-cell>
          <table:table-cell/>
          <table:table-cell table:style-name="Default" office:value-type="float" office:value="13.6255191102553" calcext:value-type="float">
            <text:p>13.6255191102553</text:p>
          </table:table-cell>
          <table:table-cell table:style-name="Default" office:value-type="float" office:value="14.1492812952951" calcext:value-type="float">
            <text:p>14.1492812952951</text:p>
          </table:table-cell>
          <table:table-cell table:formula="of:=([.K382]-[.J382])" office:value-type="float" office:value="0.5237621850398" calcext:value-type="float">
            <text:p>0.524</text:p>
          </table:table-cell>
          <table:table-cell/>
          <table:table-cell table:style-name="Default" office:value-type="float" office:value="6.25225347642045" calcext:value-type="float">
            <text:p>6.25225347642045</text:p>
          </table:table-cell>
          <table:table-cell table:style-name="Default" office:value-type="float" office:value="3.9528841159867" calcext:value-type="float">
            <text:p>3.952884115986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435271956100088" calcext:value-type="float">
            <text:p>0.435271956100088</text:p>
          </table:table-cell>
          <table:table-cell table:style-name="Default" office:value-type="float" office:value="0.912301541013941" calcext:value-type="float">
            <text:p>0.912301541013941</text:p>
          </table:table-cell>
          <table:table-cell table:formula="of:=([.G383]-[.F383])" office:value-type="float" office:value="0.477029584913853" calcext:value-type="float">
            <text:p>0.477</text:p>
          </table:table-cell>
          <table:table-cell/>
          <table:table-cell table:style-name="Default" office:value-type="float" office:value="0.0345180818948981" calcext:value-type="float">
            <text:p>0.034518081894898</text:p>
          </table:table-cell>
          <table:table-cell table:style-name="Default" office:value-type="float" office:value="0.078555856516436" calcext:value-type="float">
            <text:p>0.078555856516436</text:p>
          </table:table-cell>
          <table:table-cell table:formula="of:=([.K383]-[.J383])" office:value-type="float" office:value="0.0440377746215379" calcext:value-type="float">
            <text:p>0.044</text:p>
          </table:table-cell>
          <table:table-cell/>
          <table:table-cell table:style-name="Default" office:value-type="float" office:value="1.11706625975829" calcext:value-type="float">
            <text:p>1.11706625975829</text:p>
          </table:table-cell>
          <table:table-cell table:style-name="Default" office:value-type="float" office:value="0.826625385873103" calcext:value-type="float">
            <text:p>0.82662538587310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32843059176127" calcext:value-type="float">
            <text:p>0.023284305917613</text:p>
          </table:table-cell>
          <table:table-cell table:style-name="Default" office:value-type="float" office:value="0.0629510649979705" calcext:value-type="float">
            <text:p>0.062951064997971</text:p>
          </table:table-cell>
          <table:table-cell table:formula="of:=([.G384]-[.F384])" office:value-type="float" office:value="0.0396667590803578" calcext:value-type="float">
            <text:p>0.040</text:p>
          </table:table-cell>
          <table:table-cell/>
          <table:table-cell table:style-name="Default" office:value-type="float" office:value="0.055702160807426" calcext:value-type="float">
            <text:p>0.055702160807426</text:p>
          </table:table-cell>
          <table:table-cell table:style-name="Default" office:value-type="float" office:value="0.240322743052928" calcext:value-type="float">
            <text:p>0.240322743052928</text:p>
          </table:table-cell>
          <table:table-cell table:formula="of:=([.K384]-[.J384])" office:value-type="float" office:value="0.184620582245502" calcext:value-type="float">
            <text:p>0.185</text:p>
          </table:table-cell>
          <table:table-cell/>
          <table:table-cell table:style-name="Default" office:value-type="float" office:value="1.7683277693806" calcext:value-type="float">
            <text:p>1.7683277693806</text:p>
          </table:table-cell>
          <table:table-cell table:style-name="Default" office:value-type="float" office:value="1.38636958983042" calcext:value-type="float">
            <text:p>1.3863695898304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82388188948804" calcext:value-type="float">
            <text:p>0.01823881889488</text:p>
          </table:table-cell>
          <table:table-cell table:style-name="Default" office:value-type="float" office:value="0.0482213653172264" calcext:value-type="float">
            <text:p>0.048221365317226</text:p>
          </table:table-cell>
          <table:table-cell table:formula="of:=([.G385]-[.F385])" office:value-type="float" office:value="0.029982546422346" calcext:value-type="float">
            <text:p>0.030</text:p>
          </table:table-cell>
          <table:table-cell/>
          <table:table-cell table:style-name="Default" office:value-type="float" office:value="0.142842458579641" calcext:value-type="float">
            <text:p>0.142842458579641</text:p>
          </table:table-cell>
          <table:table-cell table:style-name="Default" office:value-type="float" office:value="0.414647569010096" calcext:value-type="float">
            <text:p>0.414647569010096</text:p>
          </table:table-cell>
          <table:table-cell table:formula="of:=([.K385]-[.J385])" office:value-type="float" office:value="0.271805110430455" calcext:value-type="float">
            <text:p>0.272</text:p>
          </table:table-cell>
          <table:table-cell/>
          <table:table-cell table:style-name="Default" office:value-type="float" office:value="9.15103527334689" calcext:value-type="float">
            <text:p>9.15103527334689</text:p>
          </table:table-cell>
          <table:table-cell table:style-name="Default" office:value-type="float" office:value="6.78692372814688" calcext:value-type="float">
            <text:p>6.7869237281468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382481348156228" calcext:value-type="float">
            <text:p>0.038248134815623</text:p>
          </table:table-cell>
          <table:table-cell table:style-name="Default" office:value-type="float" office:value="0.104673668152375" calcext:value-type="float">
            <text:p>0.104673668152375</text:p>
          </table:table-cell>
          <table:table-cell table:formula="of:=([.G386]-[.F386])" office:value-type="float" office:value="0.0664255333367522" calcext:value-type="float">
            <text:p>0.066</text:p>
          </table:table-cell>
          <table:table-cell/>
          <table:table-cell table:style-name="Default" office:value-type="float" office:value="0.0686092355892097" calcext:value-type="float">
            <text:p>0.06860923558921</text:p>
          </table:table-cell>
          <table:table-cell table:style-name="Default" office:value-type="float" office:value="0.182664076312004" calcext:value-type="float">
            <text:p>0.182664076312004</text:p>
          </table:table-cell>
          <table:table-cell table:formula="of:=([.K386]-[.J386])" office:value-type="float" office:value="0.114054840722794" calcext:value-type="float">
            <text:p>0.114</text:p>
          </table:table-cell>
          <table:table-cell/>
          <table:table-cell table:style-name="Default" office:value-type="float" office:value="4.28982239644163" calcext:value-type="float">
            <text:p>4.28982239644163</text:p>
          </table:table-cell>
          <table:table-cell table:style-name="Default" office:value-type="float" office:value="2.43785527194866" calcext:value-type="float">
            <text:p>2.4378552719486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4747790408769" calcext:value-type="float">
            <text:p>0.012474779040877</text:p>
          </table:table-cell>
          <table:table-cell table:style-name="Default" office:value-type="float" office:value="0.0328075073753959" calcext:value-type="float">
            <text:p>0.032807507375396</text:p>
          </table:table-cell>
          <table:table-cell table:formula="of:=([.G387]-[.F387])" office:value-type="float" office:value="0.020332728334519" calcext:value-type="float">
            <text:p>0.020</text:p>
          </table:table-cell>
          <table:table-cell/>
          <table:table-cell table:style-name="Default" office:value-type="float" office:value="0.0608241120082459" calcext:value-type="float">
            <text:p>0.060824112008246</text:p>
          </table:table-cell>
          <table:table-cell table:style-name="Default" office:value-type="float" office:value="0.133766196554777" calcext:value-type="float">
            <text:p>0.133766196554777</text:p>
          </table:table-cell>
          <table:table-cell table:formula="of:=([.K387]-[.J387])" office:value-type="float" office:value="0.0729420845465311" calcext:value-type="float">
            <text:p>0.073</text:p>
          </table:table-cell>
          <table:table-cell/>
          <table:table-cell table:style-name="Default" office:value-type="float" office:value="6.66118182468325" calcext:value-type="float">
            <text:p>6.66118182468325</text:p>
          </table:table-cell>
          <table:table-cell table:style-name="Default" office:value-type="float" office:value="7.50845863805056" calcext:value-type="float">
            <text:p>7.5084586380505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1.46447784925941" calcext:value-type="float">
            <text:p>1.46447784925941</text:p>
          </table:table-cell>
          <table:table-cell table:style-name="Default" office:value-type="string" calcext:value-type="string">
            <text:p>nan</text:p>
          </table:table-cell>
          <table:table-cell table:formula="of:=([.G388]-[.F388])" office:value-type="string" office:string-value="" calcext:value-type="error">
            <text:p>#VALUE!</text:p>
          </table:table-cell>
          <table:table-cell/>
          <table:table-cell table:style-name="Default" office:value-type="float" office:value="0.0330604035374273" calcext:value-type="float">
            <text:p>0.033060403537427</text:p>
          </table:table-cell>
          <table:table-cell table:style-name="Default" office:value-type="float" office:value="0.30711004127061" calcext:value-type="float">
            <text:p>0.30711004127061</text:p>
          </table:table-cell>
          <table:table-cell table:formula="of:=([.K388]-[.J388])" office:value-type="float" office:value="0.274049637733183" calcext:value-type="float">
            <text:p>0.274</text:p>
          </table:table-cell>
          <table:table-cell/>
          <table:table-cell table:style-name="Default" office:value-type="float" office:value="1.08693342576046" calcext:value-type="float">
            <text:p>1.08693342576046</text:p>
          </table:table-cell>
          <table:table-cell table:style-name="Default" office:value-type="float" office:value="0.646746024505317" calcext:value-type="float">
            <text:p>0.64674602450531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918476100975721" calcext:value-type="float">
            <text:p>0.918476100975721</text:p>
          </table:table-cell>
          <table:table-cell table:style-name="Default" office:value-type="float" office:value="2.61694147262417" calcext:value-type="float">
            <text:p>2.61694147262417</text:p>
          </table:table-cell>
          <table:table-cell table:formula="of:=([.G389]-[.F389])" office:value-type="float" office:value="1.69846537164845" calcext:value-type="float">
            <text:p>1.698</text:p>
          </table:table-cell>
          <table:table-cell/>
          <table:table-cell table:style-name="Default" office:value-type="float" office:value="0.470162055136597" calcext:value-type="float">
            <text:p>0.470162055136597</text:p>
          </table:table-cell>
          <table:table-cell table:style-name="Default" office:value-type="float" office:value="0.20798787773745" calcext:value-type="float">
            <text:p>0.20798787773745</text:p>
          </table:table-cell>
          <table:table-cell table:formula="of:=([.K389]-[.J389])" office:value-type="float" office:value="-0.262174177399147" calcext:value-type="float">
            <text:p>-0.262</text:p>
          </table:table-cell>
          <table:table-cell/>
          <table:table-cell table:style-name="Default" office:value-type="float" office:value="0.38921946216083" calcext:value-type="float">
            <text:p>0.38921946216083</text:p>
          </table:table-cell>
          <table:table-cell table:style-name="Default" office:value-type="float" office:value="0.298050840061679" calcext:value-type="float">
            <text:p>0.29805084006167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3.15663166466365" calcext:value-type="float">
            <text:p>3.15663166466365</text:p>
          </table:table-cell>
          <table:table-cell table:style-name="Default" office:value-type="float" office:value="2.98913605283185" calcext:value-type="float">
            <text:p>2.98913605283185</text:p>
          </table:table-cell>
          <table:table-cell table:formula="of:=([.G390]-[.F390])" office:value-type="float" office:value="-0.1674956118318" calcext:value-type="float">
            <text:p>-0.167</text:p>
          </table:table-cell>
          <table:table-cell/>
          <table:table-cell table:style-name="Default" office:value-type="float" office:value="8.50388093796449" calcext:value-type="float">
            <text:p>8.50388093796449</text:p>
          </table:table-cell>
          <table:table-cell table:style-name="Default" office:value-type="float" office:value="32.2656916690235" calcext:value-type="float">
            <text:p>32.2656916690235</text:p>
          </table:table-cell>
          <table:table-cell table:formula="of:=([.K390]-[.J390])" office:value-type="float" office:value="23.761810731059" calcext:value-type="float">
            <text:p>23.762</text:p>
          </table:table-cell>
          <table:table-cell/>
          <table:table-cell table:style-name="Default" office:value-type="float" office:value="1.51918316128828" calcext:value-type="float">
            <text:p>1.51918316128828</text:p>
          </table:table-cell>
          <table:table-cell table:style-name="Default" office:value-type="float" office:value="1.18056142098906" calcext:value-type="float">
            <text:p>1.1805614209890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number-columns-repeated="2" table:style-name="Default" office:value-type="string" calcext:value-type="string">
            <text:p>nan</text:p>
          </table:table-cell>
          <table:table-cell table:formula="of:=([.G391]-[.F391])" office:value-type="string" office:string-value="" calcext:value-type="error">
            <text:p>#VALUE!</text:p>
          </table:table-cell>
          <table:table-cell/>
          <table:table-cell table:style-name="Default" office:value-type="float" office:value="0.0385448866226423" calcext:value-type="float">
            <text:p>0.038544886622642</text:p>
          </table:table-cell>
          <table:table-cell table:style-name="Default" office:value-type="float" office:value="0.0629501607443247" calcext:value-type="float">
            <text:p>0.062950160744325</text:p>
          </table:table-cell>
          <table:table-cell table:formula="of:=([.K391]-[.J391])" office:value-type="float" office:value="0.0244052741216824" calcext:value-type="float">
            <text:p>0.024</text:p>
          </table:table-cell>
          <table:table-cell/>
          <table:table-cell table:style-name="Default" office:value-type="float" office:value="0.408881873728123" calcext:value-type="float">
            <text:p>0.408881873728123</text:p>
          </table:table-cell>
          <table:table-cell table:style-name="Default" office:value-type="float" office:value="0.241282082499315" calcext:value-type="float">
            <text:p>0.241282082499315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144509279360857" calcext:value-type="float">
            <text:p>0.144509279360857</text:p>
          </table:table-cell>
          <table:table-cell table:style-name="Default" office:value-type="float" office:value="0.474721583473763" calcext:value-type="float">
            <text:p>0.474721583473763</text:p>
          </table:table-cell>
          <table:table-cell table:formula="of:=([.G392]-[.F392])" office:value-type="float" office:value="0.330212304112906" calcext:value-type="float">
            <text:p>0.330</text:p>
          </table:table-cell>
          <table:table-cell/>
          <table:table-cell table:style-name="Default" office:value-type="float" office:value="0.0400854723792004" calcext:value-type="float">
            <text:p>0.0400854723792</text:p>
          </table:table-cell>
          <table:table-cell table:style-name="Default" office:value-type="float" office:value="0.229551786654863" calcext:value-type="float">
            <text:p>0.229551786654863</text:p>
          </table:table-cell>
          <table:table-cell table:formula="of:=([.K392]-[.J392])" office:value-type="float" office:value="0.189466314275663" calcext:value-type="float">
            <text:p>0.189</text:p>
          </table:table-cell>
          <table:table-cell/>
          <table:table-cell table:style-name="Default" office:value-type="float" office:value="0.385505483329654" calcext:value-type="float">
            <text:p>0.385505483329654</text:p>
          </table:table-cell>
          <table:table-cell table:style-name="Default" office:value-type="float" office:value="0.246162732987402" calcext:value-type="float">
            <text:p>0.24616273298740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144201092503227" calcext:value-type="float">
            <text:p>0.144201092503227</text:p>
          </table:table-cell>
          <table:table-cell table:style-name="Default" office:value-type="float" office:value="0.355311301752039" calcext:value-type="float">
            <text:p>0.355311301752039</text:p>
          </table:table-cell>
          <table:table-cell table:formula="of:=([.G393]-[.F393])" office:value-type="float" office:value="0.211110209248812" calcext:value-type="float">
            <text:p>0.211</text:p>
          </table:table-cell>
          <table:table-cell/>
          <table:table-cell table:style-name="Default" office:value-type="float" office:value="0.121771635523998" calcext:value-type="float">
            <text:p>0.121771635523998</text:p>
          </table:table-cell>
          <table:table-cell table:style-name="Default" office:value-type="float" office:value="0.287663632372781" calcext:value-type="float">
            <text:p>0.287663632372781</text:p>
          </table:table-cell>
          <table:table-cell table:formula="of:=([.K393]-[.J393])" office:value-type="float" office:value="0.165891996848783" calcext:value-type="float">
            <text:p>0.166</text:p>
          </table:table-cell>
          <table:table-cell/>
          <table:table-cell table:style-name="Default" office:value-type="float" office:value="1.08004400071108" calcext:value-type="float">
            <text:p>1.08004400071108</text:p>
          </table:table-cell>
          <table:table-cell table:style-name="Default" office:value-type="float" office:value="3.2165335686015" calcext:value-type="float">
            <text:p>3.2165335686015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17451359810964" calcext:value-type="float">
            <text:p>0.17451359810964</text:p>
          </table:table-cell>
          <table:table-cell table:style-name="Default" office:value-type="float" office:value="0.430742128999224" calcext:value-type="float">
            <text:p>0.430742128999224</text:p>
          </table:table-cell>
          <table:table-cell table:formula="of:=([.G394]-[.F394])" office:value-type="float" office:value="0.256228530889584" calcext:value-type="float">
            <text:p>0.256</text:p>
          </table:table-cell>
          <table:table-cell/>
          <table:table-cell table:style-name="Default" office:value-type="float" office:value="0.126796942200957" calcext:value-type="float">
            <text:p>0.126796942200957</text:p>
          </table:table-cell>
          <table:table-cell table:style-name="Default" office:value-type="float" office:value="0.295452267642022" calcext:value-type="float">
            <text:p>0.295452267642022</text:p>
          </table:table-cell>
          <table:table-cell table:formula="of:=([.K394]-[.J394])" office:value-type="float" office:value="0.168655325441065" calcext:value-type="float">
            <text:p>0.169</text:p>
          </table:table-cell>
          <table:table-cell/>
          <table:table-cell table:style-name="Default" office:value-type="float" office:value="0.0529564698301659" calcext:value-type="float">
            <text:p>0.052956469830166</text:p>
          </table:table-cell>
          <table:table-cell table:style-name="Default" office:value-type="float" office:value="0.162116913398448" calcext:value-type="float">
            <text:p>0.16211691339844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865533423925239" calcext:value-type="float">
            <text:p>0.086553342392524</text:p>
          </table:table-cell>
          <table:table-cell table:style-name="Default" office:value-type="float" office:value="0.226731642189895" calcext:value-type="float">
            <text:p>0.226731642189895</text:p>
          </table:table-cell>
          <table:table-cell table:formula="of:=([.G395]-[.F395])" office:value-type="float" office:value="0.140178299797371" calcext:value-type="float">
            <text:p>0.140</text:p>
          </table:table-cell>
          <table:table-cell/>
          <table:table-cell table:style-name="Default" office:value-type="float" office:value="0.0436356950279064" calcext:value-type="float">
            <text:p>0.043635695027906</text:p>
          </table:table-cell>
          <table:table-cell table:style-name="Default" office:value-type="float" office:value="0.0901988055755562" calcext:value-type="float">
            <text:p>0.090198805575556</text:p>
          </table:table-cell>
          <table:table-cell table:formula="of:=([.K395]-[.J395])" office:value-type="float" office:value="0.0465631105476498" calcext:value-type="float">
            <text:p>0.047</text:p>
          </table:table-cell>
          <table:table-cell/>
          <table:table-cell table:style-name="Default" office:value-type="float" office:value="0.193897166163224" calcext:value-type="float">
            <text:p>0.193897166163224</text:p>
          </table:table-cell>
          <table:table-cell table:style-name="Default" office:value-type="float" office:value="0.418849752540699" calcext:value-type="float">
            <text:p>0.41884975254069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934303443963844" calcext:value-type="float">
            <text:p>0.093430344396384</text:p>
          </table:table-cell>
          <table:table-cell table:style-name="Default" office:value-type="float" office:value="0.263979676781155" calcext:value-type="float">
            <text:p>0.263979676781155</text:p>
          </table:table-cell>
          <table:table-cell table:formula="of:=([.G396]-[.F396])" office:value-type="float" office:value="0.170549332384771" calcext:value-type="float">
            <text:p>0.171</text:p>
          </table:table-cell>
          <table:table-cell/>
          <table:table-cell table:style-name="Default" office:value-type="float" office:value="1.26344287254553" calcext:value-type="float">
            <text:p>1.26344287254553</text:p>
          </table:table-cell>
          <table:table-cell table:style-name="Default" office:value-type="float" office:value="17.6877028580002" calcext:value-type="float">
            <text:p>17.6877028580002</text:p>
          </table:table-cell>
          <table:table-cell table:formula="of:=([.K396]-[.J396])" office:value-type="float" office:value="16.4242599854547" calcext:value-type="float">
            <text:p>16.424</text:p>
          </table:table-cell>
          <table:table-cell/>
          <table:table-cell table:style-name="Default" office:value-type="float" office:value="0.0309986243908895" calcext:value-type="float">
            <text:p>0.03099862439089</text:p>
          </table:table-cell>
          <table:table-cell table:style-name="Default" office:value-type="float" office:value="0.0709109450945081" calcext:value-type="float">
            <text:p>0.07091094509450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465682558923545" calcext:value-type="float">
            <text:p>0.046568255892355</text:p>
          </table:table-cell>
          <table:table-cell table:style-name="Default" office:value-type="float" office:value="0.123278075176195" calcext:value-type="float">
            <text:p>0.123278075176195</text:p>
          </table:table-cell>
          <table:table-cell table:formula="of:=([.G397]-[.F397])" office:value-type="float" office:value="0.0767098192838405" calcext:value-type="float">
            <text:p>0.077</text:p>
          </table:table-cell>
          <table:table-cell/>
          <table:table-cell table:style-name="Default" office:value-type="float" office:value="2.51762444383877" calcext:value-type="float">
            <text:p>2.51762444383877</text:p>
          </table:table-cell>
          <table:table-cell table:style-name="Default" office:value-type="float" office:value="8.57269714969333" calcext:value-type="float">
            <text:p>8.57269714969333</text:p>
          </table:table-cell>
          <table:table-cell table:formula="of:=([.K397]-[.J397])" office:value-type="float" office:value="6.05507270585456" calcext:value-type="float">
            <text:p>6.055</text:p>
          </table:table-cell>
          <table:table-cell/>
          <table:table-cell table:style-name="Default" office:value-type="float" office:value="0.0524056584923333" calcext:value-type="float">
            <text:p>0.052405658492333</text:p>
          </table:table-cell>
          <table:table-cell table:style-name="Default" office:value-type="float" office:value="0.124412405905406" calcext:value-type="float">
            <text:p>0.12441240590540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574797477865988" calcext:value-type="float">
            <text:p>0.057479747786599</text:p>
          </table:table-cell>
          <table:table-cell table:style-name="Default" office:value-type="float" office:value="0.151213370212266" calcext:value-type="float">
            <text:p>0.151213370212266</text:p>
          </table:table-cell>
          <table:table-cell table:formula="of:=([.G398]-[.F398])" office:value-type="float" office:value="0.0937336224256672" calcext:value-type="float">
            <text:p>0.094</text:p>
          </table:table-cell>
          <table:table-cell/>
          <table:table-cell table:style-name="Default" office:value-type="float" office:value="179.637926411844" calcext:value-type="float">
            <text:p>179.637926411844</text:p>
          </table:table-cell>
          <table:table-cell table:style-name="Default" office:value-type="string" calcext:value-type="string">
            <text:p>nan</text:p>
          </table:table-cell>
          <table:table-cell table:formula="of:=([.K398]-[.J398])" office:value-type="string" office:string-value="" calcext:value-type="error">
            <text:p>#VALUE!</text:p>
          </table:table-cell>
          <table:table-cell/>
          <table:table-cell table:style-name="Default" office:value-type="float" office:value="0.368066813645287" calcext:value-type="float">
            <text:p>0.368066813645287</text:p>
          </table:table-cell>
          <table:table-cell table:style-name="Default" office:value-type="float" office:value="0.770455783656627" calcext:value-type="float">
            <text:p>0.77045578365662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314243815778657" calcext:value-type="float">
            <text:p>0.031424381577866</text:p>
          </table:table-cell>
          <table:table-cell table:style-name="Default" office:value-type="float" office:value="0.0824270142783916" calcext:value-type="float">
            <text:p>0.082427014278392</text:p>
          </table:table-cell>
          <table:table-cell table:formula="of:=([.G399]-[.F399])" office:value-type="float" office:value="0.0510026327005259" calcext:value-type="float">
            <text:p>0.051</text:p>
          </table:table-cell>
          <table:table-cell/>
          <table:table-cell table:style-name="Default" office:value-type="string" calcext:value-type="string">
            <text:p>nan</text:p>
          </table:table-cell>
          <table:table-cell table:style-name="Default" office:value-type="float" office:value="4.72336505262384" calcext:value-type="float">
            <text:p>4.72336505262384</text:p>
          </table:table-cell>
          <table:table-cell table:formula="of:=([.K399]-[.J399])" office:value-type="string" office:string-value="" calcext:value-type="error">
            <text:p>#VALUE!</text:p>
          </table:table-cell>
          <table:table-cell/>
          <table:table-cell table:style-name="Default" office:value-type="float" office:value="0.147395557250063" calcext:value-type="float">
            <text:p>0.147395557250063</text:p>
          </table:table-cell>
          <table:table-cell table:style-name="Default" office:value-type="float" office:value="0.262499146091746" calcext:value-type="float">
            <text:p>0.26249914609174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130011049533443" calcext:value-type="float">
            <text:p>0.130011049533443</text:p>
          </table:table-cell>
          <table:table-cell table:style-name="Default" office:value-type="float" office:value="0.335903408067826" calcext:value-type="float">
            <text:p>0.335903408067826</text:p>
          </table:table-cell>
          <table:table-cell table:formula="of:=([.G400]-[.F400])" office:value-type="float" office:value="0.205892358534383" calcext:value-type="float">
            <text:p>0.206</text:p>
          </table:table-cell>
          <table:table-cell/>
          <table:table-cell table:style-name="Default" office:value-type="float" office:value="3.32295342921135" calcext:value-type="float">
            <text:p>3.32295342921135</text:p>
          </table:table-cell>
          <table:table-cell table:style-name="Default" office:value-type="float" office:value="9.84054759862396" calcext:value-type="float">
            <text:p>9.84054759862396</text:p>
          </table:table-cell>
          <table:table-cell table:formula="of:=([.K400]-[.J400])" office:value-type="float" office:value="6.51759416941261" calcext:value-type="float">
            <text:p>6.518</text:p>
          </table:table-cell>
          <table:table-cell/>
          <table:table-cell table:style-name="Default" office:value-type="float" office:value="0.26778911152439" calcext:value-type="float">
            <text:p>0.26778911152439</text:p>
          </table:table-cell>
          <table:table-cell table:style-name="Default" office:value-type="float" office:value="0.677020035534077" calcext:value-type="float">
            <text:p>0.677020035534077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408591940293638" calcext:value-type="float">
            <text:p>0.040859194029364</text:p>
          </table:table-cell>
          <table:table-cell table:style-name="Default" office:value-type="float" office:value="0.104757409470763" calcext:value-type="float">
            <text:p>0.104757409470763</text:p>
          </table:table-cell>
          <table:table-cell table:formula="of:=([.G401]-[.F401])" office:value-type="float" office:value="0.0638982154413992" calcext:value-type="float">
            <text:p>0.064</text:p>
          </table:table-cell>
          <table:table-cell/>
          <table:table-cell table:style-name="Default" office:value-type="float" office:value="4.26371475517846" calcext:value-type="float">
            <text:p>4.26371475517846</text:p>
          </table:table-cell>
          <table:table-cell table:style-name="Default" office:value-type="float" office:value="16.5987552935256" calcext:value-type="float">
            <text:p>16.5987552935256</text:p>
          </table:table-cell>
          <table:table-cell table:formula="of:=([.K401]-[.J401])" office:value-type="float" office:value="12.3350405383471" calcext:value-type="float">
            <text:p>12.335</text:p>
          </table:table-cell>
          <table:table-cell/>
          <table:table-cell table:style-name="Default" office:value-type="float" office:value="0.0361409766511601" calcext:value-type="float">
            <text:p>0.03614097665116</text:p>
          </table:table-cell>
          <table:table-cell table:style-name="Default" office:value-type="float" office:value="0.0706176886930725" calcext:value-type="float">
            <text:p>0.07061768869307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718757724997188" calcext:value-type="float">
            <text:p>0.071875772499719</text:p>
          </table:table-cell>
          <table:table-cell table:style-name="Default" office:value-type="float" office:value="0.200974242154376" calcext:value-type="float">
            <text:p>0.200974242154376</text:p>
          </table:table-cell>
          <table:table-cell table:formula="of:=([.G402]-[.F402])" office:value-type="float" office:value="0.129098469654657" calcext:value-type="float">
            <text:p>0.129</text:p>
          </table:table-cell>
          <table:table-cell/>
          <table:table-cell table:style-name="Default" office:value-type="float" office:value="4.47453795791464" calcext:value-type="float">
            <text:p>4.47453795791464</text:p>
          </table:table-cell>
          <table:table-cell table:style-name="Default" office:value-type="float" office:value="6.87301006435099" calcext:value-type="float">
            <text:p>6.87301006435099</text:p>
          </table:table-cell>
          <table:table-cell table:formula="of:=([.K402]-[.J402])" office:value-type="float" office:value="2.39847210643635" calcext:value-type="float">
            <text:p>2.398</text:p>
          </table:table-cell>
          <table:table-cell/>
          <table:table-cell table:style-name="Default" office:value-type="float" office:value="0.0151086676229906" calcext:value-type="float">
            <text:p>0.015108667622991</text:p>
          </table:table-cell>
          <table:table-cell table:style-name="Default" office:value-type="float" office:value="0.0293833384637976" calcext:value-type="float">
            <text:p>0.02938333846379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312076377463091" calcext:value-type="float">
            <text:p>0.031207637746309</text:p>
          </table:table-cell>
          <table:table-cell table:style-name="Default" office:value-type="float" office:value="0.0830920305863778" calcext:value-type="float">
            <text:p>0.083092030586378</text:p>
          </table:table-cell>
          <table:table-cell table:formula="of:=([.G403]-[.F403])" office:value-type="float" office:value="0.0518843928400687" calcext:value-type="float">
            <text:p>0.052</text:p>
          </table:table-cell>
          <table:table-cell/>
          <table:table-cell table:style-name="Default" office:value-type="float" office:value="1.97339484048617" calcext:value-type="float">
            <text:p>1.97339484048617</text:p>
          </table:table-cell>
          <table:table-cell table:style-name="Default" office:value-type="float" office:value="5.25920661792448" calcext:value-type="float">
            <text:p>5.25920661792448</text:p>
          </table:table-cell>
          <table:table-cell table:formula="of:=([.K403]-[.J403])" office:value-type="float" office:value="3.28581177743831" calcext:value-type="float">
            <text:p>3.286</text:p>
          </table:table-cell>
          <table:table-cell/>
          <table:table-cell table:style-name="Default" office:value-type="float" office:value="0.0486705854440343" calcext:value-type="float">
            <text:p>0.048670585444034</text:p>
          </table:table-cell>
          <table:table-cell table:style-name="Default" office:value-type="float" office:value="0.108850963036621" calcext:value-type="float">
            <text:p>0.10885096303662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428767402260599" calcext:value-type="float">
            <text:p>0.04287674022606</text:p>
          </table:table-cell>
          <table:table-cell table:style-name="Default" office:value-type="float" office:value="0.114623377718901" calcext:value-type="float">
            <text:p>0.114623377718901</text:p>
          </table:table-cell>
          <table:table-cell table:formula="of:=([.G404]-[.F404])" office:value-type="float" office:value="0.0717466374928411" calcext:value-type="float">
            <text:p>0.072</text:p>
          </table:table-cell>
          <table:table-cell/>
          <table:table-cell table:style-name="Default" office:value-type="float" office:value="0.0330625754038864" calcext:value-type="float">
            <text:p>0.033062575403886</text:p>
          </table:table-cell>
          <table:table-cell table:style-name="Default" office:value-type="float" office:value="0.815864500954158" calcext:value-type="float">
            <text:p>0.815864500954158</text:p>
          </table:table-cell>
          <table:table-cell table:formula="of:=([.K404]-[.J404])" office:value-type="float" office:value="0.782801925550272" calcext:value-type="float">
            <text:p>0.783</text:p>
          </table:table-cell>
          <table:table-cell/>
          <table:table-cell table:style-name="Default" office:value-type="float" office:value="0.0159238633424663" calcext:value-type="float">
            <text:p>0.015923863342466</text:p>
          </table:table-cell>
          <table:table-cell table:style-name="Default" office:value-type="float" office:value="0.0293581210671364" calcext:value-type="float">
            <text:p>0.02935812106713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312116821365948" calcext:value-type="float">
            <text:p>0.031211682136595</text:p>
          </table:table-cell>
          <table:table-cell table:style-name="Default" office:value-type="float" office:value="0.0820474232623298" calcext:value-type="float">
            <text:p>0.08204742326233</text:p>
          </table:table-cell>
          <table:table-cell table:formula="of:=([.G405]-[.F405])" office:value-type="float" office:value="0.050835741125735" calcext:value-type="float">
            <text:p>0.051</text:p>
          </table:table-cell>
          <table:table-cell/>
          <table:table-cell table:style-name="Default" office:value-type="float" office:value="0.0375390041617701" calcext:value-type="float">
            <text:p>0.03753900416177</text:p>
          </table:table-cell>
          <table:table-cell table:style-name="Default" office:value-type="float" office:value="0.122283431609838" calcext:value-type="float">
            <text:p>0.122283431609838</text:p>
          </table:table-cell>
          <table:table-cell table:formula="of:=([.K405]-[.J405])" office:value-type="float" office:value="0.0847444274480679" calcext:value-type="float">
            <text:p>0.085</text:p>
          </table:table-cell>
          <table:table-cell/>
          <table:table-cell table:style-name="Default" office:value-type="float" office:value="0.0132791793890117" calcext:value-type="float">
            <text:p>0.013279179389012</text:p>
          </table:table-cell>
          <table:table-cell table:style-name="Default" office:value-type="float" office:value="0.027014022513144" calcext:value-type="float">
            <text:p>0.02701402251314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493593304814924" calcext:value-type="float">
            <text:p>0.049359330481492</text:p>
          </table:table-cell>
          <table:table-cell table:style-name="Default" office:value-type="float" office:value="0.129123341916175" calcext:value-type="float">
            <text:p>0.129123341916175</text:p>
          </table:table-cell>
          <table:table-cell table:formula="of:=([.G406]-[.F406])" office:value-type="float" office:value="0.0797640114346826" calcext:value-type="float">
            <text:p>0.080</text:p>
          </table:table-cell>
          <table:table-cell/>
          <table:table-cell table:style-name="Default" office:value-type="string" calcext:value-type="string">
            <text:p>nan</text:p>
          </table:table-cell>
          <table:table-cell table:style-name="Default" office:value-type="float" office:value="5.56473229992349" calcext:value-type="float">
            <text:p>5.56473229992349</text:p>
          </table:table-cell>
          <table:table-cell table:formula="of:=([.K406]-[.J406])" office:value-type="string" office:string-value="" calcext:value-type="error">
            <text:p>#VALUE!</text:p>
          </table:table-cell>
          <table:table-cell/>
          <table:table-cell table:style-name="Default" office:value-type="float" office:value="7.58352920478196" calcext:value-type="float">
            <text:p>7.58352920478196</text:p>
          </table:table-cell>
          <table:table-cell table:style-name="Default" office:value-type="float" office:value="9.73644995093842" calcext:value-type="float">
            <text:p>9.7364499509384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02844914880845" calcext:value-type="float">
            <text:p>0.020284491488085</text:p>
          </table:table-cell>
          <table:table-cell table:style-name="Default" office:value-type="float" office:value="0.0529216082100697" calcext:value-type="float">
            <text:p>0.05292160821007</text:p>
          </table:table-cell>
          <table:table-cell table:formula="of:=([.G407]-[.F407])" office:value-type="float" office:value="0.0326371167219852" calcext:value-type="float">
            <text:p>0.033</text:p>
          </table:table-cell>
          <table:table-cell/>
          <table:table-cell table:style-name="Default" office:value-type="float" office:value="0.0255526801771214" calcext:value-type="float">
            <text:p>0.025552680177121</text:p>
          </table:table-cell>
          <table:table-cell table:style-name="Default" office:value-type="float" office:value="0.0522631142412199" calcext:value-type="float">
            <text:p>0.05226311424122</text:p>
          </table:table-cell>
          <table:table-cell table:formula="of:=([.K407]-[.J407])" office:value-type="float" office:value="0.0267104340640985" calcext:value-type="float">
            <text:p>0.027</text:p>
          </table:table-cell>
          <table:table-cell/>
          <table:table-cell table:style-name="Default" office:value-type="float" office:value="0.0977562178065395" calcext:value-type="float">
            <text:p>0.09775621780654</text:p>
          </table:table-cell>
          <table:table-cell table:style-name="Default" office:value-type="float" office:value="0.35180904620678" calcext:value-type="float">
            <text:p>0.3518090462067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0946673465194" calcext:value-type="float">
            <text:p>0.012094667346519</text:p>
          </table:table-cell>
          <table:table-cell table:style-name="Default" office:value-type="float" office:value="0.0325313008988979" calcext:value-type="float">
            <text:p>0.032531300898898</text:p>
          </table:table-cell>
          <table:table-cell table:formula="of:=([.G408]-[.F408])" office:value-type="float" office:value="0.0204366335523785" calcext:value-type="float">
            <text:p>0.020</text:p>
          </table:table-cell>
          <table:table-cell/>
          <table:table-cell table:style-name="Default" office:value-type="float" office:value="0.0317365714243166" calcext:value-type="float">
            <text:p>0.031736571424317</text:p>
          </table:table-cell>
          <table:table-cell table:style-name="Default" office:value-type="float" office:value="0.212317709518879" calcext:value-type="float">
            <text:p>0.212317709518879</text:p>
          </table:table-cell>
          <table:table-cell table:formula="of:=([.K408]-[.J408])" office:value-type="float" office:value="0.180581138094562" calcext:value-type="float">
            <text:p>0.181</text:p>
          </table:table-cell>
          <table:table-cell/>
          <table:table-cell table:style-name="Default" office:value-type="float" office:value="0.640114840490667" calcext:value-type="float">
            <text:p>0.640114840490667</text:p>
          </table:table-cell>
          <table:table-cell table:style-name="Default" office:value-type="float" office:value="1.48050778640565" calcext:value-type="float">
            <text:p>1.48050778640565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4972772562081" calcext:value-type="float">
            <text:p>0.012497277256208</text:p>
          </table:table-cell>
          <table:table-cell table:style-name="Default" office:value-type="float" office:value="0.0330085671928603" calcext:value-type="float">
            <text:p>0.03300856719286</text:p>
          </table:table-cell>
          <table:table-cell table:formula="of:=([.G409]-[.F409])" office:value-type="float" office:value="0.0205112899366522" calcext:value-type="float">
            <text:p>0.021</text:p>
          </table:table-cell>
          <table:table-cell/>
          <table:table-cell table:style-name="Default" office:value-type="float" office:value="0.0735707987379034" calcext:value-type="float">
            <text:p>0.073570798737903</text:p>
          </table:table-cell>
          <table:table-cell table:style-name="Default" office:value-type="float" office:value="0.226381947221213" calcext:value-type="float">
            <text:p>0.226381947221213</text:p>
          </table:table-cell>
          <table:table-cell table:formula="of:=([.K409]-[.J409])" office:value-type="float" office:value="0.15281114848331" calcext:value-type="float">
            <text:p>0.153</text:p>
          </table:table-cell>
          <table:table-cell/>
          <table:table-cell table:style-name="Default" office:value-type="float" office:value="0.0879242433369445" calcext:value-type="float">
            <text:p>0.087924243336945</text:p>
          </table:table-cell>
          <table:table-cell table:style-name="Default" office:value-type="float" office:value="0.331132691117813" calcext:value-type="float">
            <text:p>0.33113269111781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204465269298506" calcext:value-type="float">
            <text:p>0.020446526929851</text:p>
          </table:table-cell>
          <table:table-cell table:style-name="Default" office:value-type="float" office:value="0.0542152752552437" calcext:value-type="float">
            <text:p>0.054215275255244</text:p>
          </table:table-cell>
          <table:table-cell table:formula="of:=([.G410]-[.F410])" office:value-type="float" office:value="0.0337687483253931" calcext:value-type="float">
            <text:p>0.034</text:p>
          </table:table-cell>
          <table:table-cell/>
          <table:table-cell table:style-name="Default" office:value-type="float" office:value="0.0288269342884081" calcext:value-type="float">
            <text:p>0.028826934288408</text:p>
          </table:table-cell>
          <table:table-cell table:style-name="Default" office:value-type="float" office:value="0.0814643380783269" calcext:value-type="float">
            <text:p>0.081464338078327</text:p>
          </table:table-cell>
          <table:table-cell table:formula="of:=([.K410]-[.J410])" office:value-type="float" office:value="0.0526374037899188" calcext:value-type="float">
            <text:p>0.053</text:p>
          </table:table-cell>
          <table:table-cell/>
          <table:table-cell table:style-name="Default" office:value-type="float" office:value="0.194937117133482" calcext:value-type="float">
            <text:p>0.194937117133482</text:p>
          </table:table-cell>
          <table:table-cell table:style-name="Default" office:value-type="float" office:value="0.606552031420399" calcext:value-type="float">
            <text:p>0.60655203142039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Default" office:value-type="float" office:value="0.0124738777844938" calcext:value-type="float">
            <text:p>0.012473877784494</text:p>
          </table:table-cell>
          <table:table-cell table:style-name="Default" office:value-type="float" office:value="0.0328033915628083" calcext:value-type="float">
            <text:p>0.032803391562808</text:p>
          </table:table-cell>
          <table:table-cell table:formula="of:=([.G411]-[.F411])" office:value-type="float" office:value="0.0203295137783145" calcext:value-type="float">
            <text:p>0.020</text:p>
          </table:table-cell>
          <table:table-cell/>
          <table:table-cell table:style-name="Default" office:value-type="float" office:value="0.0286749067282219" calcext:value-type="float">
            <text:p>0.028674906728222</text:p>
          </table:table-cell>
          <table:table-cell table:style-name="Default" office:value-type="float" office:value="0.074448338082841" calcext:value-type="float">
            <text:p>0.074448338082841</text:p>
          </table:table-cell>
          <table:table-cell table:formula="of:=([.K411]-[.J411])" office:value-type="float" office:value="0.0457734313546191" calcext:value-type="float">
            <text:p>0.046</text:p>
          </table:table-cell>
          <table:table-cell/>
          <table:table-cell table:style-name="Default" office:value-type="float" office:value="3.02236978753726" calcext:value-type="float">
            <text:p>3.02236978753726</text:p>
          </table:table-cell>
          <table:table-cell table:style-name="Default" office:value-type="float" office:value="7.7887659240159" calcext:value-type="float">
            <text:p>7.788765924015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49806879042222" calcext:value-type="float">
            <text:p>2.49806879042222</text:p>
          </table:table-cell>
          <table:table-cell table:style-name="Default" office:value-type="string" calcext:value-type="string">
            <text:p>nan</text:p>
          </table:table-cell>
          <table:table-cell table:formula="of:=([.K412]-[.J412])" office:value-type="string" office:string-value="" calcext:value-type="error">
            <text:p>#VALUE!</text:p>
          </table:table-cell>
          <table:table-cell/>
          <table:table-cell table:style-name="Default" office:value-type="float" office:value="0.454971194747106" calcext:value-type="float">
            <text:p>0.454971194747106</text:p>
          </table:table-cell>
          <table:table-cell table:style-name="Default" office:value-type="float" office:value="1.38906823291871" calcext:value-type="float">
            <text:p>1.3890682329187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4.3388984055384" calcext:value-type="float">
            <text:p>14.3388984055384</text:p>
          </table:table-cell>
          <table:table-cell table:style-name="Default" office:value-type="float" office:value="2.71540280226535" calcext:value-type="float">
            <text:p>2.71540280226535</text:p>
          </table:table-cell>
          <table:table-cell table:formula="of:=([.K413]-[.J413])" office:value-type="float" office:value="-11.623495603273" calcext:value-type="float">
            <text:p>-11.623</text:p>
          </table:table-cell>
          <table:table-cell/>
          <table:table-cell table:style-name="Default" office:value-type="float" office:value="1.10672724120876" calcext:value-type="float">
            <text:p>1.10672724120876</text:p>
          </table:table-cell>
          <table:table-cell table:style-name="Default" office:value-type="float" office:value="3.50619411005606" calcext:value-type="float">
            <text:p>3.5061941100560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59.4900942720723" calcext:value-type="float">
            <text:p>59.4900942720723</text:p>
          </table:table-cell>
          <table:table-cell table:style-name="Default" office:value-type="float" office:value="153.441007660028" calcext:value-type="float">
            <text:p>153.441007660028</text:p>
          </table:table-cell>
          <table:table-cell table:formula="of:=([.K414]-[.J414])" office:value-type="float" office:value="93.9509133879557" calcext:value-type="float">
            <text:p>93.951</text:p>
          </table:table-cell>
          <table:table-cell/>
          <table:table-cell table:style-name="Default" office:value-type="float" office:value="0.0712194802601101" calcext:value-type="float">
            <text:p>0.07121948026011</text:p>
          </table:table-cell>
          <table:table-cell table:style-name="Default" office:value-type="float" office:value="0.210133948933072" calcext:value-type="float">
            <text:p>0.21013394893307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605365022157603" calcext:value-type="float">
            <text:p>0.605365022157603</text:p>
          </table:table-cell>
          <table:table-cell table:style-name="Default" office:value-type="float" office:value="1.21392151687091" calcext:value-type="float">
            <text:p>1.21392151687091</text:p>
          </table:table-cell>
          <table:table-cell table:formula="of:=([.K415]-[.J415])" office:value-type="float" office:value="0.608556494713307" calcext:value-type="float">
            <text:p>0.609</text:p>
          </table:table-cell>
          <table:table-cell/>
          <table:table-cell table:style-name="Default" office:value-type="float" office:value="0.060547169767515" calcext:value-type="float">
            <text:p>0.060547169767515</text:p>
          </table:table-cell>
          <table:table-cell table:style-name="Default" office:value-type="float" office:value="0.187497386675112" calcext:value-type="float">
            <text:p>0.18749738667511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854716950319942" calcext:value-type="float">
            <text:p>0.854716950319942</text:p>
          </table:table-cell>
          <table:table-cell table:style-name="Default" office:value-type="float" office:value="9.61613636968549" calcext:value-type="float">
            <text:p>9.61613636968549</text:p>
          </table:table-cell>
          <table:table-cell table:formula="of:=([.K416]-[.J416])" office:value-type="float" office:value="8.76141941936555" calcext:value-type="float">
            <text:p>8.761</text:p>
          </table:table-cell>
          <table:table-cell/>
          <table:table-cell table:style-name="Default" office:value-type="float" office:value="0.143687780092047" calcext:value-type="float">
            <text:p>0.143687780092047</text:p>
          </table:table-cell>
          <table:table-cell table:style-name="Default" office:value-type="float" office:value="0.398132401806864" calcext:value-type="float">
            <text:p>0.39813240180686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42388958566078" calcext:value-type="float">
            <text:p>2.42388958566078</text:p>
          </table:table-cell>
          <table:table-cell table:style-name="Default" office:value-type="float" office:value="8.25090207463946" calcext:value-type="float">
            <text:p>8.25090207463946</text:p>
          </table:table-cell>
          <table:table-cell table:formula="of:=([.K417]-[.J417])" office:value-type="float" office:value="5.82701248897868" calcext:value-type="float">
            <text:p>5.827</text:p>
          </table:table-cell>
          <table:table-cell/>
          <table:table-cell table:style-name="Default" office:value-type="float" office:value="0.0458323116491072" calcext:value-type="float">
            <text:p>0.045832311649107</text:p>
          </table:table-cell>
          <table:table-cell table:style-name="Default" office:value-type="float" office:value="0.11266978520404" calcext:value-type="float">
            <text:p>0.1126697852040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4.09460969567302" calcext:value-type="float">
            <text:p>4.09460969567302</text:p>
          </table:table-cell>
          <table:table-cell table:style-name="Default" office:value-type="float" office:value="93.6850731736427" calcext:value-type="float">
            <text:p>93.6850731736427</text:p>
          </table:table-cell>
          <table:table-cell table:formula="of:=([.K418]-[.J418])" office:value-type="float" office:value="89.5904634779697" calcext:value-type="float">
            <text:p>89.590</text:p>
          </table:table-cell>
          <table:table-cell/>
          <table:table-cell table:style-name="Default" office:value-type="float" office:value="0.0327977160495647" calcext:value-type="float">
            <text:p>0.032797716049565</text:p>
          </table:table-cell>
          <table:table-cell table:style-name="Default" office:value-type="float" office:value="0.091027179267893" calcext:value-type="float">
            <text:p>0.09102717926789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16383326054795" calcext:value-type="float">
            <text:p>1.16383326054795</text:p>
          </table:table-cell>
          <table:table-cell table:style-name="Default" office:value-type="float" office:value="10.5563365791139" calcext:value-type="float">
            <text:p>10.5563365791139</text:p>
          </table:table-cell>
          <table:table-cell table:formula="of:=([.K419]-[.J419])" office:value-type="float" office:value="9.39250331856595" calcext:value-type="float">
            <text:p>9.393</text:p>
          </table:table-cell>
          <table:table-cell/>
          <table:table-cell table:style-name="Default" office:value-type="float" office:value="0.800374871143076" calcext:value-type="float">
            <text:p>0.800374871143076</text:p>
          </table:table-cell>
          <table:table-cell table:style-name="Default" office:value-type="float" office:value="3.25297515975653" calcext:value-type="float">
            <text:p>3.2529751597565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09312321564094" calcext:value-type="float">
            <text:p>0.020931232156409</text:p>
          </table:table-cell>
          <table:table-cell table:style-name="Default" office:value-type="float" office:value="0.117645929826658" calcext:value-type="float">
            <text:p>0.117645929826658</text:p>
          </table:table-cell>
          <table:table-cell table:formula="of:=([.K420]-[.J420])" office:value-type="float" office:value="0.0967146976702486" calcext:value-type="float">
            <text:p>0.097</text:p>
          </table:table-cell>
          <table:table-cell/>
          <table:table-cell table:style-name="Default" office:value-type="float" office:value="0.0489243535692744" calcext:value-type="float">
            <text:p>0.048924353569274</text:p>
          </table:table-cell>
          <table:table-cell table:style-name="Default" office:value-type="float" office:value="0.170504765053442" calcext:value-type="float">
            <text:p>0.17050476505344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40870910849359" calcext:value-type="float">
            <text:p>0.024087091084936</text:p>
          </table:table-cell>
          <table:table-cell table:style-name="Default" office:value-type="float" office:value="0.0976664195931327" calcext:value-type="float">
            <text:p>0.097666419593133</text:p>
          </table:table-cell>
          <table:table-cell table:formula="of:=([.K421]-[.J421])" office:value-type="float" office:value="0.0735793285081968" calcext:value-type="float">
            <text:p>0.074</text:p>
          </table:table-cell>
          <table:table-cell/>
          <table:table-cell table:style-name="Default" office:value-type="float" office:value="0.136349971347432" calcext:value-type="float">
            <text:p>0.136349971347432</text:p>
          </table:table-cell>
          <table:table-cell table:style-name="Default" office:value-type="float" office:value="0.304416742323463" calcext:value-type="float">
            <text:p>0.30441674232346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8.64612917330168" calcext:value-type="float">
            <text:p>8.64612917330168</text:p>
          </table:table-cell>
          <table:table-cell table:style-name="Default" office:value-type="float" office:value="9.8344239183933" calcext:value-type="float">
            <text:p>9.8344239183933</text:p>
          </table:table-cell>
          <table:table-cell table:formula="of:=([.K422]-[.J422])" office:value-type="float" office:value="1.18829474509162" calcext:value-type="float">
            <text:p>1.188</text:p>
          </table:table-cell>
          <table:table-cell/>
          <table:table-cell table:style-name="Default" office:value-type="float" office:value="0.0204909870946355" calcext:value-type="float">
            <text:p>0.020490987094636</text:p>
          </table:table-cell>
          <table:table-cell table:style-name="Default" office:value-type="float" office:value="0.0595169708464895" calcext:value-type="float">
            <text:p>0.0595169708464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8017145083478" calcext:value-type="float">
            <text:p>0.018801714508348</text:p>
          </table:table-cell>
          <table:table-cell table:style-name="Default" office:value-type="float" office:value="0.0343350329191416" calcext:value-type="float">
            <text:p>0.034335032919142</text:p>
          </table:table-cell>
          <table:table-cell table:formula="of:=([.K423]-[.J423])" office:value-type="float" office:value="0.0155333184107938" calcext:value-type="float">
            <text:p>0.016</text:p>
          </table:table-cell>
          <table:table-cell/>
          <table:table-cell table:style-name="Default" office:value-type="float" office:value="0.0362164990633291" calcext:value-type="float">
            <text:p>0.036216499063329</text:p>
          </table:table-cell>
          <table:table-cell table:style-name="Default" office:value-type="float" office:value="0.103614246262988" calcext:value-type="float">
            <text:p>0.10361424626298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7869917512289" calcext:value-type="float">
            <text:p>0.019786991751229</text:p>
          </table:table-cell>
          <table:table-cell table:style-name="Default" office:value-type="float" office:value="0.0999610242042485" calcext:value-type="float">
            <text:p>0.099961024204249</text:p>
          </table:table-cell>
          <table:table-cell table:formula="of:=([.K424]-[.J424])" office:value-type="float" office:value="0.0801740324530196" calcext:value-type="float">
            <text:p>0.080</text:p>
          </table:table-cell>
          <table:table-cell/>
          <table:table-cell table:style-name="Default" office:value-type="float" office:value="0.255500002105527" calcext:value-type="float">
            <text:p>0.255500002105527</text:p>
          </table:table-cell>
          <table:table-cell table:style-name="Default" office:value-type="float" office:value="0.702969726093172" calcext:value-type="float">
            <text:p>0.70296972609317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53190663958051" calcext:value-type="float">
            <text:p>0.053190663958051</text:p>
          </table:table-cell>
          <table:table-cell table:style-name="Default" office:value-type="float" office:value="0.143095168208896" calcext:value-type="float">
            <text:p>0.143095168208896</text:p>
          </table:table-cell>
          <table:table-cell table:formula="of:=([.K425]-[.J425])" office:value-type="float" office:value="0.089904504250845" calcext:value-type="float">
            <text:p>0.090</text:p>
          </table:table-cell>
          <table:table-cell/>
          <table:table-cell table:style-name="Default" office:value-type="float" office:value="0.0898760218134223" calcext:value-type="float">
            <text:p>0.089876021813422</text:p>
          </table:table-cell>
          <table:table-cell table:style-name="Default" office:value-type="float" office:value="0.234232412831244" calcext:value-type="float">
            <text:p>0.23423241283124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7522488798653" calcext:value-type="float">
            <text:p>0.019752248879865</text:p>
          </table:table-cell>
          <table:table-cell table:style-name="Default" office:value-type="float" office:value="0.0518031156838015" calcext:value-type="float">
            <text:p>0.051803115683802</text:p>
          </table:table-cell>
          <table:table-cell table:formula="of:=([.K426]-[.J426])" office:value-type="float" office:value="0.0320508668039362" calcext:value-type="float">
            <text:p>0.032</text:p>
          </table:table-cell>
          <table:table-cell/>
          <table:table-cell table:style-name="Default" office:value-type="float" office:value="0.193115685676848" calcext:value-type="float">
            <text:p>0.193115685676848</text:p>
          </table:table-cell>
          <table:table-cell table:style-name="Default" office:value-type="float" office:value="0.631246351976541" calcext:value-type="float">
            <text:p>0.63124635197654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1232456190379" calcext:value-type="float">
            <text:p>0.019123245619038</text:p>
          </table:table-cell>
          <table:table-cell table:style-name="Default" office:value-type="float" office:value="0.0458097345628702" calcext:value-type="float">
            <text:p>0.04580973456287</text:p>
          </table:table-cell>
          <table:table-cell table:formula="of:=([.K427]-[.J427])" office:value-type="float" office:value="0.0266864889438323" calcext:value-type="float">
            <text:p>0.027</text:p>
          </table:table-cell>
          <table:table-cell/>
          <table:table-cell table:style-name="Default" office:value-type="float" office:value="0.0230435719646015" calcext:value-type="float">
            <text:p>0.023043571964602</text:p>
          </table:table-cell>
          <table:table-cell table:style-name="Default" office:value-type="float" office:value="0.0630694213894323" calcext:value-type="float">
            <text:p>0.06306942138943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217098777479905" calcext:value-type="float">
            <text:p>0.217098777479905</text:p>
          </table:table-cell>
          <table:table-cell table:style-name="Default" office:value-type="float" office:value="0.697801684625473" calcext:value-type="float">
            <text:p>0.697801684625473</text:p>
          </table:table-cell>
          <table:table-cell table:formula="of:=([.K428]-[.J428])" office:value-type="float" office:value="0.480702907145568" calcext:value-type="float">
            <text:p>0.481</text:p>
          </table:table-cell>
          <table:table-cell/>
          <table:table-cell table:style-name="Default" office:value-type="float" office:value="0.0090274875743069" calcext:value-type="float">
            <text:p>0.009027487574307</text:p>
          </table:table-cell>
          <table:table-cell table:style-name="Default" office:value-type="float" office:value="0.0248426709116864" calcext:value-type="float">
            <text:p>0.02484267091168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521317947445777" calcext:value-type="float">
            <text:p>0.052131794744578</text:p>
          </table:table-cell>
          <table:table-cell table:style-name="Default" office:value-type="float" office:value="0.347234260214499" calcext:value-type="float">
            <text:p>0.347234260214499</text:p>
          </table:table-cell>
          <table:table-cell table:formula="of:=([.K429]-[.J429])" office:value-type="float" office:value="0.295102465469921" calcext:value-type="float">
            <text:p>0.295</text:p>
          </table:table-cell>
          <table:table-cell/>
          <table:table-cell table:style-name="Default" office:value-type="float" office:value="0.0302124458351801" calcext:value-type="float">
            <text:p>0.03021244583518</text:p>
          </table:table-cell>
          <table:table-cell table:style-name="Default" office:value-type="float" office:value="0.0854428075062432" calcext:value-type="float">
            <text:p>0.08544280750624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7.11794515709002" calcext:value-type="float">
            <text:p>7.11794515709002</text:p>
          </table:table-cell>
          <table:table-cell table:style-name="Default" office:value-type="float" office:value="5.20498842927992" calcext:value-type="float">
            <text:p>5.20498842927992</text:p>
          </table:table-cell>
          <table:table-cell table:formula="of:=([.K430]-[.J430])" office:value-type="float" office:value="-1.9129567278101" calcext:value-type="float">
            <text:p>-1.913</text:p>
          </table:table-cell>
          <table:table-cell/>
          <table:table-cell table:style-name="Default" office:value-type="float" office:value="0.00992945293523423" calcext:value-type="float">
            <text:p>0.009929452935234</text:p>
          </table:table-cell>
          <table:table-cell table:style-name="Default" office:value-type="float" office:value="0.0266024824700801" calcext:value-type="float">
            <text:p>0.0266024824700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968842835776975" calcext:value-type="float">
            <text:p>0.096884283577698</text:p>
          </table:table-cell>
          <table:table-cell table:style-name="Default" office:value-type="float" office:value="0.304619105452825" calcext:value-type="float">
            <text:p>0.304619105452825</text:p>
          </table:table-cell>
          <table:table-cell table:formula="of:=([.K431]-[.J431])" office:value-type="float" office:value="0.207734821875127" calcext:value-type="float">
            <text:p>0.208</text:p>
          </table:table-cell>
          <table:table-cell/>
          <table:table-cell table:style-name="Default" office:value-type="float" office:value="0.00807913481191123" calcext:value-type="float">
            <text:p>0.008079134811911</text:p>
          </table:table-cell>
          <table:table-cell table:style-name="Default" office:value-type="float" office:value="0.0224954312710174" calcext:value-type="float">
            <text:p>0.02249543127101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1708084391018" calcext:value-type="float">
            <text:p>0.11708084391018</text:p>
          </table:table-cell>
          <table:table-cell table:style-name="Default" office:value-type="float" office:value="0.211566340424216" calcext:value-type="float">
            <text:p>0.211566340424216</text:p>
          </table:table-cell>
          <table:table-cell table:formula="of:=([.K432]-[.J432])" office:value-type="float" office:value="0.094485496514036" calcext:value-type="float">
            <text:p>0.094</text:p>
          </table:table-cell>
          <table:table-cell/>
          <table:table-cell table:style-name="Default" office:value-type="float" office:value="0.769415805908833" calcext:value-type="float">
            <text:p>0.769415805908833</text:p>
          </table:table-cell>
          <table:table-cell table:style-name="Default" office:value-type="float" office:value="2.7060391286951" calcext:value-type="float">
            <text:p>2.706039128695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9551275626345" calcext:value-type="float">
            <text:p>0.19551275626345</text:p>
          </table:table-cell>
          <table:table-cell table:style-name="Default" office:value-type="float" office:value="0.727297866592792" calcext:value-type="float">
            <text:p>0.727297866592792</text:p>
          </table:table-cell>
          <table:table-cell table:formula="of:=([.K433]-[.J433])" office:value-type="float" office:value="0.531785110329342" calcext:value-type="float">
            <text:p>0.532</text:p>
          </table:table-cell>
          <table:table-cell/>
          <table:table-cell table:style-name="Default" office:value-type="float" office:value="0.046906675353266" calcext:value-type="float">
            <text:p>0.046906675353266</text:p>
          </table:table-cell>
          <table:table-cell table:style-name="Default" office:value-type="float" office:value="0.12768583814067" calcext:value-type="float">
            <text:p>0.1276858381406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6688420854973" calcext:value-type="float">
            <text:p>0.046688420854973</text:p>
          </table:table-cell>
          <table:table-cell table:style-name="Default" office:value-type="float" office:value="0.180748527088441" calcext:value-type="float">
            <text:p>0.180748527088441</text:p>
          </table:table-cell>
          <table:table-cell table:formula="of:=([.K434]-[.J434])" office:value-type="float" office:value="0.134060106233468" calcext:value-type="float">
            <text:p>0.134</text:p>
          </table:table-cell>
          <table:table-cell/>
          <table:table-cell table:style-name="Default" office:value-type="float" office:value="0.131536832235866" calcext:value-type="float">
            <text:p>0.131536832235866</text:p>
          </table:table-cell>
          <table:table-cell table:style-name="Default" office:value-type="float" office:value="0.273859074837896" calcext:value-type="float">
            <text:p>0.27385907483789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606584043771504" calcext:value-type="float">
            <text:p>0.06065840437715</text:p>
          </table:table-cell>
          <table:table-cell table:style-name="Default" office:value-type="float" office:value="0.295234123045749" calcext:value-type="float">
            <text:p>0.295234123045749</text:p>
          </table:table-cell>
          <table:table-cell table:formula="of:=([.K435]-[.J435])" office:value-type="float" office:value="0.234575718668599" calcext:value-type="float">
            <text:p>0.235</text:p>
          </table:table-cell>
          <table:table-cell/>
          <table:table-cell table:style-name="Default" office:value-type="float" office:value="0.0190547793241385" calcext:value-type="float">
            <text:p>0.019054779324139</text:p>
          </table:table-cell>
          <table:table-cell table:style-name="Default" office:value-type="float" office:value="0.0511827989941619" calcext:value-type="float">
            <text:p>0.05118279899416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09217873154477" calcext:value-type="float">
            <text:p>0.020921787315448</text:p>
          </table:table-cell>
          <table:table-cell table:style-name="Default" office:value-type="float" office:value="0.116258319769411" calcext:value-type="float">
            <text:p>0.116258319769411</text:p>
          </table:table-cell>
          <table:table-cell table:formula="of:=([.K436]-[.J436])" office:value-type="float" office:value="0.0953365324539633" calcext:value-type="float">
            <text:p>0.095</text:p>
          </table:table-cell>
          <table:table-cell/>
          <table:table-cell table:style-name="Default" office:value-type="float" office:value="0.0345653675843116" calcext:value-type="float">
            <text:p>0.034565367584312</text:p>
          </table:table-cell>
          <table:table-cell table:style-name="Default" office:value-type="float" office:value="0.0942897292394681" calcext:value-type="float">
            <text:p>0.09428972923946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38390405083125" calcext:value-type="float">
            <text:p>0.023839040508313</text:p>
          </table:table-cell>
          <table:table-cell table:style-name="Default" office:value-type="float" office:value="0.0957150086544016" calcext:value-type="float">
            <text:p>0.095715008654402</text:p>
          </table:table-cell>
          <table:table-cell table:formula="of:=([.K437]-[.J437])" office:value-type="float" office:value="0.0718759681460891" calcext:value-type="float">
            <text:p>0.072</text:p>
          </table:table-cell>
          <table:table-cell/>
          <table:table-cell table:style-name="Default" office:value-type="float" office:value="0.24838943584635" calcext:value-type="float">
            <text:p>0.24838943584635</text:p>
          </table:table-cell>
          <table:table-cell table:style-name="Default" office:value-type="float" office:value="0.679867438711705" calcext:value-type="float">
            <text:p>0.67986743871170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3.73184479008061" calcext:value-type="float">
            <text:p>3.73184479008061</text:p>
          </table:table-cell>
          <table:table-cell table:style-name="Default" office:value-type="float" office:value="4.29796975583966" calcext:value-type="float">
            <text:p>4.29796975583966</text:p>
          </table:table-cell>
          <table:table-cell table:formula="of:=([.K438]-[.J438])" office:value-type="float" office:value="0.56612496575905" calcext:value-type="float">
            <text:p>0.566</text:p>
          </table:table-cell>
          <table:table-cell/>
          <table:table-cell table:style-name="Default" office:value-type="float" office:value="0.0857047012110494" calcext:value-type="float">
            <text:p>0.085704701211049</text:p>
          </table:table-cell>
          <table:table-cell table:style-name="Default" office:value-type="float" office:value="0.219175503155089" calcext:value-type="float">
            <text:p>0.21917550315508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6609937723431" calcext:value-type="float">
            <text:p>0.018660993772343</text:p>
          </table:table-cell>
          <table:table-cell table:style-name="Default" office:value-type="float" office:value="0.0336900420197406" calcext:value-type="float">
            <text:p>0.033690042019741</text:p>
          </table:table-cell>
          <table:table-cell table:formula="of:=([.K439]-[.J439])" office:value-type="float" office:value="0.0150290482473975" calcext:value-type="float">
            <text:p>0.015</text:p>
          </table:table-cell>
          <table:table-cell/>
          <table:table-cell table:style-name="Default" office:value-type="float" office:value="0.185737703299362" calcext:value-type="float">
            <text:p>0.185737703299362</text:p>
          </table:table-cell>
          <table:table-cell table:style-name="Default" office:value-type="float" office:value="0.560467918351384" calcext:value-type="float">
            <text:p>0.56046791835138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3707946172356" calcext:value-type="float">
            <text:p>0.019370794617236</text:p>
          </table:table-cell>
          <table:table-cell table:style-name="Default" office:value-type="float" office:value="0.0899932328537164" calcext:value-type="float">
            <text:p>0.089993232853716</text:p>
          </table:table-cell>
          <table:table-cell table:formula="of:=([.K440]-[.J440])" office:value-type="float" office:value="0.0706224382364808" calcext:value-type="float">
            <text:p>0.071</text:p>
          </table:table-cell>
          <table:table-cell/>
          <table:table-cell table:style-name="Default" office:value-type="float" office:value="0.0219266167832205" calcext:value-type="float">
            <text:p>0.021926616783221</text:p>
          </table:table-cell>
          <table:table-cell table:style-name="Default" office:value-type="float" office:value="0.0569002153804861" calcext:value-type="float">
            <text:p>0.05690021538048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97470533251683" calcext:value-type="float">
            <text:p>0.049747053325168</text:p>
          </table:table-cell>
          <table:table-cell table:style-name="Default" office:value-type="float" office:value="0.140039394474061" calcext:value-type="float">
            <text:p>0.140039394474061</text:p>
          </table:table-cell>
          <table:table-cell table:formula="of:=([.K441]-[.J441])" office:value-type="float" office:value="0.0902923411488927" calcext:value-type="float">
            <text:p>0.090</text:p>
          </table:table-cell>
          <table:table-cell/>
          <table:table-cell table:style-name="Default" office:value-type="float" office:value="0.00867102149221271" calcext:value-type="float">
            <text:p>0.008671021492213</text:p>
          </table:table-cell>
          <table:table-cell table:style-name="Default" office:value-type="float" office:value="0.0232793228677963" calcext:value-type="float">
            <text:p>0.02327932286779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9526724995497" calcext:value-type="float">
            <text:p>0.01895267249955</text:p>
          </table:table-cell>
          <table:table-cell table:style-name="Default" office:value-type="float" office:value="0.0503505003574583" calcext:value-type="float">
            <text:p>0.050350500357458</text:p>
          </table:table-cell>
          <table:table-cell table:formula="of:=([.K442]-[.J442])" office:value-type="float" office:value="0.0313978278579086" calcext:value-type="float">
            <text:p>0.031</text:p>
          </table:table-cell>
          <table:table-cell/>
          <table:table-cell table:style-name="Default" office:value-type="float" office:value="0.0286868238620917" calcext:value-type="float">
            <text:p>0.028686823862092</text:p>
          </table:table-cell>
          <table:table-cell table:style-name="Default" office:value-type="float" office:value="0.0770552187631056" calcext:value-type="float">
            <text:p>0.07705521876310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45527781154" calcext:value-type="float">
            <text:p>0.01845527781154</text:p>
          </table:table-cell>
          <table:table-cell table:style-name="Default" office:value-type="float" office:value="0.045092819535615" calcext:value-type="float">
            <text:p>0.045092819535615</text:p>
          </table:table-cell>
          <table:table-cell table:formula="of:=([.K443]-[.J443])" office:value-type="float" office:value="0.026637541724075" calcext:value-type="float">
            <text:p>0.027</text:p>
          </table:table-cell>
          <table:table-cell/>
          <table:table-cell table:style-name="Default" office:value-type="float" office:value="0.00953168183287671" calcext:value-type="float">
            <text:p>0.009531681832877</text:p>
          </table:table-cell>
          <table:table-cell table:style-name="Default" office:value-type="float" office:value="0.025655513588883" calcext:value-type="float">
            <text:p>0.02565551358888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411244837603919" calcext:value-type="float">
            <text:p>0.411244837603919</text:p>
          </table:table-cell>
          <table:table-cell table:style-name="Default" office:value-type="float" office:value="0.383310603797821" calcext:value-type="float">
            <text:p>0.383310603797821</text:p>
          </table:table-cell>
          <table:table-cell table:formula="of:=([.K444]-[.J444])" office:value-type="float" office:value="-0.0279342338060981" calcext:value-type="float">
            <text:p>-0.028</text:p>
          </table:table-cell>
          <table:table-cell/>
          <table:table-cell table:style-name="Default" office:value-type="float" office:value="0.00767428232875754" calcext:value-type="float">
            <text:p>0.007674282328758</text:p>
          </table:table-cell>
          <table:table-cell table:style-name="Default" office:value-type="float" office:value="0.0206677841653528" calcext:value-type="float">
            <text:p>0.02066778416535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19221463756664" calcext:value-type="float">
            <text:p>0.119221463756664</text:p>
          </table:table-cell>
          <table:table-cell table:style-name="Default" office:value-type="float" office:value="0.88419992447701" calcext:value-type="float">
            <text:p>0.88419992447701</text:p>
          </table:table-cell>
          <table:table-cell table:formula="of:=([.K445]-[.J445])" office:value-type="float" office:value="0.764978460720346" calcext:value-type="float">
            <text:p>0.765</text:p>
          </table:table-cell>
          <table:table-cell/>
          <table:table-cell table:style-name="Default" office:value-type="float" office:value="5.50970626135113" calcext:value-type="float">
            <text:p>5.50970626135113</text:p>
          </table:table-cell>
          <table:table-cell table:style-name="Default" office:value-type="float" office:value="27.1378471155302" calcext:value-type="float">
            <text:p>27.137847115530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5.22424246956956" calcext:value-type="float">
            <text:p>5.22424246956956</text:p>
          </table:table-cell>
          <table:table-cell table:style-name="Default" office:value-type="float" office:value="5.30910071267998" calcext:value-type="float">
            <text:p>5.30910071267998</text:p>
          </table:table-cell>
          <table:table-cell table:formula="of:=([.K446]-[.J446])" office:value-type="float" office:value="0.0848582431104195" calcext:value-type="float">
            <text:p>0.085</text:p>
          </table:table-cell>
          <table:table-cell/>
          <table:table-cell table:style-name="Default" office:value-type="float" office:value="0.0476104598909868" calcext:value-type="float">
            <text:p>0.047610459890987</text:p>
          </table:table-cell>
          <table:table-cell table:style-name="Default" office:value-type="float" office:value="0.562347976690395" calcext:value-type="float">
            <text:p>0.56234797669039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951460825374923" calcext:value-type="float">
            <text:p>0.095146082537492</text:p>
          </table:table-cell>
          <table:table-cell table:style-name="Default" office:value-type="float" office:value="0.204742467368976" calcext:value-type="float">
            <text:p>0.204742467368976</text:p>
          </table:table-cell>
          <table:table-cell table:formula="of:=([.K447]-[.J447])" office:value-type="float" office:value="0.109596384831484" calcext:value-type="float">
            <text:p>0.110</text:p>
          </table:table-cell>
          <table:table-cell/>
          <table:table-cell table:style-name="Default" office:value-type="float" office:value="0.260043338407575" calcext:value-type="float">
            <text:p>0.260043338407575</text:p>
          </table:table-cell>
          <table:table-cell table:style-name="Default" office:value-type="float" office:value="3.12494992094918" calcext:value-type="float">
            <text:p>3.1249499209491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859631014078303" calcext:value-type="float">
            <text:p>0.08596310140783</text:p>
          </table:table-cell>
          <table:table-cell table:style-name="Default" office:value-type="float" office:value="0.306398091604281" calcext:value-type="float">
            <text:p>0.306398091604281</text:p>
          </table:table-cell>
          <table:table-cell table:formula="of:=([.K448]-[.J448])" office:value-type="float" office:value="0.220434990196451" calcext:value-type="float">
            <text:p>0.220</text:p>
          </table:table-cell>
          <table:table-cell/>
          <table:table-cell table:style-name="Default" office:value-type="float" office:value="0.0361280911375541" calcext:value-type="float">
            <text:p>0.036128091137554</text:p>
          </table:table-cell>
          <table:table-cell table:style-name="Default" office:value-type="float" office:value="0.315651834476288" calcext:value-type="float">
            <text:p>0.31565183447628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94736150668131" calcext:value-type="float">
            <text:p>0.194736150668131</text:p>
          </table:table-cell>
          <table:table-cell table:style-name="Default" office:value-type="float" office:value="0.853300201929857" calcext:value-type="float">
            <text:p>0.853300201929857</text:p>
          </table:table-cell>
          <table:table-cell table:formula="of:=([.K449]-[.J449])" office:value-type="float" office:value="0.658564051261726" calcext:value-type="float">
            <text:p>0.659</text:p>
          </table:table-cell>
          <table:table-cell/>
          <table:table-cell table:style-name="Default" office:value-type="float" office:value="0.0747749645611194" calcext:value-type="float">
            <text:p>0.074774964561119</text:p>
          </table:table-cell>
          <table:table-cell table:style-name="Default" office:value-type="float" office:value="0.725210386669524" calcext:value-type="float">
            <text:p>0.72521038666952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784488877787141" calcext:value-type="float">
            <text:p>0.078448887778714</text:p>
          </table:table-cell>
          <table:table-cell table:style-name="Default" office:value-type="float" office:value="0.195576526578323" calcext:value-type="float">
            <text:p>0.195576526578323</text:p>
          </table:table-cell>
          <table:table-cell table:formula="of:=([.K450]-[.J450])" office:value-type="float" office:value="0.117127638799609" calcext:value-type="float">
            <text:p>0.117</text:p>
          </table:table-cell>
          <table:table-cell/>
          <table:table-cell table:style-name="Default" office:value-type="float" office:value="1.45344656055792" calcext:value-type="float">
            <text:p>1.45344656055792</text:p>
          </table:table-cell>
          <table:table-cell table:style-name="Default" office:value-type="float" office:value="12.5946766669893" calcext:value-type="float">
            <text:p>12.594676666989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871404980179912" calcext:value-type="float">
            <text:p>0.087140498017991</text:p>
          </table:table-cell>
          <table:table-cell table:style-name="Default" office:value-type="float" office:value="0.252408782318375" calcext:value-type="float">
            <text:p>0.252408782318375</text:p>
          </table:table-cell>
          <table:table-cell table:formula="of:=([.K451]-[.J451])" office:value-type="float" office:value="0.165268284300384" calcext:value-type="float">
            <text:p>0.165</text:p>
          </table:table-cell>
          <table:table-cell/>
          <table:table-cell table:style-name="Default" office:value-type="float" office:value="0.220239353459592" calcext:value-type="float">
            <text:p>0.220239353459592</text:p>
          </table:table-cell>
          <table:table-cell table:style-name="Default" office:value-type="float" office:value="2.91167402134417" calcext:value-type="float">
            <text:p>2.9116740213441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09221770586321" calcext:value-type="float">
            <text:p>0.020922177058632</text:p>
          </table:table-cell>
          <table:table-cell table:style-name="Default" office:value-type="float" office:value="0.116258319769411" calcext:value-type="float">
            <text:p>0.116258319769411</text:p>
          </table:table-cell>
          <table:table-cell table:formula="of:=([.K452]-[.J452])" office:value-type="float" office:value="0.0953361427107789" calcext:value-type="float">
            <text:p>0.095</text:p>
          </table:table-cell>
          <table:table-cell/>
          <table:table-cell table:style-name="Default" office:value-type="float" office:value="0.673887377269331" calcext:value-type="float">
            <text:p>0.673887377269331</text:p>
          </table:table-cell>
          <table:table-cell table:style-name="Default" office:value-type="float" office:value="5.60468061343868" calcext:value-type="float">
            <text:p>5.6046806134386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38373747298187" calcext:value-type="float">
            <text:p>0.023837374729819</text:p>
          </table:table-cell>
          <table:table-cell table:style-name="Default" office:value-type="float" office:value="0.0957150086544016" calcext:value-type="float">
            <text:p>0.095715008654402</text:p>
          </table:table-cell>
          <table:table-cell table:formula="of:=([.K453]-[.J453])" office:value-type="float" office:value="0.0718776339245829" calcext:value-type="float">
            <text:p>0.072</text:p>
          </table:table-cell>
          <table:table-cell/>
          <table:table-cell table:style-name="Default" office:value-type="float" office:value="0.0497019888657541" calcext:value-type="float">
            <text:p>0.049701988865754</text:p>
          </table:table-cell>
          <table:table-cell table:style-name="Default" office:value-type="float" office:value="0.721235909398006" calcext:value-type="float">
            <text:p>0.72123590939800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3.73173659559659" calcext:value-type="float">
            <text:p>3.73173659559659</text:p>
          </table:table-cell>
          <table:table-cell table:style-name="Default" office:value-type="float" office:value="4.29796975583966" calcext:value-type="float">
            <text:p>4.29796975583966</text:p>
          </table:table-cell>
          <table:table-cell table:formula="of:=([.K454]-[.J454])" office:value-type="float" office:value="0.56623316024307" calcext:value-type="float">
            <text:p>0.566</text:p>
          </table:table-cell>
          <table:table-cell/>
          <table:table-cell table:style-name="Default" office:value-type="float" office:value="0.028158057582183" calcext:value-type="float">
            <text:p>0.028158057582183</text:p>
          </table:table-cell>
          <table:table-cell table:style-name="Default" office:value-type="float" office:value="0.287903749372439" calcext:value-type="float">
            <text:p>0.28790374937243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6565387865304" calcext:value-type="float">
            <text:p>0.01865653878653</text:p>
          </table:table-cell>
          <table:table-cell table:style-name="Default" office:value-type="float" office:value="0.0336900420197406" calcext:value-type="float">
            <text:p>0.033690042019741</text:p>
          </table:table-cell>
          <table:table-cell table:formula="of:=([.K455]-[.J455])" office:value-type="float" office:value="0.0150335032332102" calcext:value-type="float">
            <text:p>0.015</text:p>
          </table:table-cell>
          <table:table-cell/>
          <table:table-cell table:style-name="Default" office:value-type="float" office:value="0.067585245600832" calcext:value-type="float">
            <text:p>0.067585245600832</text:p>
          </table:table-cell>
          <table:table-cell table:style-name="Default" office:value-type="float" office:value="0.717688170384296" calcext:value-type="float">
            <text:p>0.71768817038429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3707423163052" calcext:value-type="float">
            <text:p>0.019370742316305</text:p>
          </table:table-cell>
          <table:table-cell table:style-name="Default" office:value-type="float" office:value="0.0899932328537164" calcext:value-type="float">
            <text:p>0.089993232853716</text:p>
          </table:table-cell>
          <table:table-cell table:formula="of:=([.K456]-[.J456])" office:value-type="float" office:value="0.0706224905374112" calcext:value-type="float">
            <text:p>0.071</text:p>
          </table:table-cell>
          <table:table-cell/>
          <table:table-cell table:style-name="Default" office:value-type="float" office:value="0.0383320500751756" calcext:value-type="float">
            <text:p>0.038332050075176</text:p>
          </table:table-cell>
          <table:table-cell table:style-name="Default" office:value-type="float" office:value="0.56237329059973" calcext:value-type="float">
            <text:p>0.5623732905997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97468052191515" calcext:value-type="float">
            <text:p>0.049746805219152</text:p>
          </table:table-cell>
          <table:table-cell table:style-name="Default" office:value-type="float" office:value="0.140039394474061" calcext:value-type="float">
            <text:p>0.140039394474061</text:p>
          </table:table-cell>
          <table:table-cell table:formula="of:=([.K457]-[.J457])" office:value-type="float" office:value="0.0902925892549095" calcext:value-type="float">
            <text:p>0.090</text:p>
          </table:table-cell>
          <table:table-cell/>
          <table:table-cell table:style-name="Default" office:value-type="float" office:value="0.0195297188539092" calcext:value-type="float">
            <text:p>0.019529718853909</text:p>
          </table:table-cell>
          <table:table-cell table:style-name="Default" office:value-type="float" office:value="0.226674365875027" calcext:value-type="float">
            <text:p>0.22667436587502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9528396182849" calcext:value-type="float">
            <text:p>0.018952839618285</text:p>
          </table:table-cell>
          <table:table-cell table:style-name="Default" office:value-type="float" office:value="0.0503505003574583" calcext:value-type="float">
            <text:p>0.050350500357458</text:p>
          </table:table-cell>
          <table:table-cell table:formula="of:=([.K458]-[.J458])" office:value-type="float" office:value="0.0313976607391734" calcext:value-type="float">
            <text:p>0.031</text:p>
          </table:table-cell>
          <table:table-cell/>
          <table:table-cell table:style-name="Default" office:value-type="float" office:value="16.4543882697022" calcext:value-type="float">
            <text:p>16.4543882697022</text:p>
          </table:table-cell>
          <table:table-cell table:style-name="Default" office:value-type="float" office:value="10.9442078724176" calcext:value-type="float">
            <text:p>10.944207872417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4551097601422" calcext:value-type="float">
            <text:p>0.018455109760142</text:p>
          </table:table-cell>
          <table:table-cell table:style-name="Default" office:value-type="float" office:value="0.045092819535615" calcext:value-type="float">
            <text:p>0.045092819535615</text:p>
          </table:table-cell>
          <table:table-cell table:formula="of:=([.K459]-[.J459])" office:value-type="float" office:value="0.0266377097754728" calcext:value-type="float">
            <text:p>0.027</text:p>
          </table:table-cell>
          <table:table-cell/>
          <table:table-cell table:style-name="Default" office:value-type="float" office:value="0.836337665476174" calcext:value-type="float">
            <text:p>0.836337665476174</text:p>
          </table:table-cell>
          <table:table-cell table:style-name="Default" office:value-type="float" office:value="0.62610901556746" calcext:value-type="float">
            <text:p>0.6261090155674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680102551477605" calcext:value-type="float">
            <text:p>0.068010255147761</text:p>
          </table:table-cell>
          <table:table-cell table:style-name="Default" office:value-type="float" office:value="1.16606611358753" calcext:value-type="float">
            <text:p>1.16606611358753</text:p>
          </table:table-cell>
          <table:table-cell table:formula="of:=([.K460]-[.J460])" office:value-type="float" office:value="1.09805585843977" calcext:value-type="float">
            <text:p>1.098</text:p>
          </table:table-cell>
          <table:table-cell/>
          <table:table-cell table:style-name="Default" office:value-type="float" office:value="2.87280203427871" calcext:value-type="float">
            <text:p>2.87280203427871</text:p>
          </table:table-cell>
          <table:table-cell table:style-name="Default" office:value-type="float" office:value="2.50340445063193" calcext:value-type="float">
            <text:p>2.5034044506319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563322738302761" calcext:value-type="float">
            <text:p>0.056332273830276</text:p>
          </table:table-cell>
          <table:table-cell table:style-name="Default" office:value-type="float" office:value="0.480715919320165" calcext:value-type="float">
            <text:p>0.480715919320165</text:p>
          </table:table-cell>
          <table:table-cell table:formula="of:=([.K461]-[.J461])" office:value-type="float" office:value="0.424383645489889" calcext:value-type="float">
            <text:p>0.424</text:p>
          </table:table-cell>
          <table:table-cell/>
          <table:table-cell table:style-name="Default" office:value-type="float" office:value="0.316717512880385" calcext:value-type="float">
            <text:p>0.316717512880385</text:p>
          </table:table-cell>
          <table:table-cell table:style-name="Default" office:value-type="float" office:value="0.279013148631379" calcext:value-type="float">
            <text:p>0.27901314863137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number-columns-repeated="2" table:style-name="Default" office:value-type="string" calcext:value-type="string">
            <text:p>nan</text:p>
          </table:table-cell>
          <table:table-cell table:formula="of:=([.K462]-[.J462])" office:value-type="string" office:string-value="" calcext:value-type="error">
            <text:p>#VALUE!</text:p>
          </table:table-cell>
          <table:table-cell/>
          <table:table-cell table:style-name="Default" office:value-type="float" office:value="0.601644966512521" calcext:value-type="float">
            <text:p>0.601644966512521</text:p>
          </table:table-cell>
          <table:table-cell table:style-name="Default" office:value-type="float" office:value="0.695962934850536" calcext:value-type="float">
            <text:p>0.69596293485053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01399636144571" calcext:value-type="float">
            <text:p>0.040139963614457</text:p>
          </table:table-cell>
          <table:table-cell table:style-name="Default" office:value-type="float" office:value="0.148722774290522" calcext:value-type="float">
            <text:p>0.148722774290522</text:p>
          </table:table-cell>
          <table:table-cell table:formula="of:=([.K463]-[.J463])" office:value-type="float" office:value="0.108582810676065" calcext:value-type="float">
            <text:p>0.109</text:p>
          </table:table-cell>
          <table:table-cell/>
          <table:table-cell table:style-name="Default" office:value-type="float" office:value="5.57729642776318" calcext:value-type="float">
            <text:p>5.57729642776318</text:p>
          </table:table-cell>
          <table:table-cell table:style-name="Default" office:value-type="float" office:value="7.25184485653613" calcext:value-type="float">
            <text:p>7.2518448565361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865630878219424" calcext:value-type="float">
            <text:p>0.086563087821942</text:p>
          </table:table-cell>
          <table:table-cell table:style-name="Default" office:value-type="float" office:value="0.219357959432082" calcext:value-type="float">
            <text:p>0.219357959432082</text:p>
          </table:table-cell>
          <table:table-cell table:formula="of:=([.K464]-[.J464])" office:value-type="float" office:value="0.13279487161014" calcext:value-type="float">
            <text:p>0.133</text:p>
          </table:table-cell>
          <table:table-cell/>
          <table:table-cell table:style-name="Default" office:value-type="float" office:value="2.23448327005302" calcext:value-type="float">
            <text:p>2.23448327005302</text:p>
          </table:table-cell>
          <table:table-cell table:style-name="Default" office:value-type="float" office:value="1.61267137368063" calcext:value-type="float">
            <text:p>1.6126713736806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274582614079617" calcext:value-type="float">
            <text:p>0.274582614079617</text:p>
          </table:table-cell>
          <table:table-cell table:style-name="Default" office:value-type="float" office:value="0.338676367073843" calcext:value-type="float">
            <text:p>0.338676367073843</text:p>
          </table:table-cell>
          <table:table-cell table:formula="of:=([.K465]-[.J465])" office:value-type="float" office:value="0.064093752994226" calcext:value-type="float">
            <text:p>0.064</text:p>
          </table:table-cell>
          <table:table-cell/>
          <table:table-cell table:style-name="Default" office:value-type="float" office:value="4.50769945455609" calcext:value-type="float">
            <text:p>4.50769945455609</text:p>
          </table:table-cell>
          <table:table-cell table:style-name="Default" office:value-type="float" office:value="2.71044650408401" calcext:value-type="float">
            <text:p>2.7104465040840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3701304771654" calcext:value-type="float">
            <text:p>2.3701304771654</text:p>
          </table:table-cell>
          <table:table-cell table:style-name="Default" office:value-type="float" office:value="1.02161271307638" calcext:value-type="float">
            <text:p>1.02161271307638</text:p>
          </table:table-cell>
          <table:table-cell table:formula="of:=([.K466]-[.J466])" office:value-type="float" office:value="-1.34851776408902" calcext:value-type="float">
            <text:p>-1.349</text:p>
          </table:table-cell>
          <table:table-cell/>
          <table:table-cell table:style-name="Default" office:value-type="float" office:value="0.644638399269565" calcext:value-type="float">
            <text:p>0.644638399269565</text:p>
          </table:table-cell>
          <table:table-cell table:style-name="Default" office:value-type="float" office:value="0.369724277815879" calcext:value-type="float">
            <text:p>0.36972427781587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601523092744804" calcext:value-type="float">
            <text:p>0.06015230927448</text:p>
          </table:table-cell>
          <table:table-cell table:style-name="Default" office:value-type="float" office:value="0.139488164210893" calcext:value-type="float">
            <text:p>0.139488164210893</text:p>
          </table:table-cell>
          <table:table-cell table:formula="of:=([.K467]-[.J467])" office:value-type="float" office:value="0.0793358549364126" calcext:value-type="float">
            <text:p>0.079</text:p>
          </table:table-cell>
          <table:table-cell/>
          <table:table-cell table:style-name="Default" office:value-type="float" office:value="0.251570222068684" calcext:value-type="float">
            <text:p>0.251570222068684</text:p>
          </table:table-cell>
          <table:table-cell table:style-name="Default" office:value-type="float" office:value="0.187959379832767" calcext:value-type="float">
            <text:p>0.18795937983276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73652839467021" calcext:value-type="float">
            <text:p>2.73652839467021</text:p>
          </table:table-cell>
          <table:table-cell table:style-name="Default" office:value-type="string" calcext:value-type="string">
            <text:p>nan</text:p>
          </table:table-cell>
          <table:table-cell table:formula="of:=([.K468]-[.J468])" office:value-type="string" office:string-value="" calcext:value-type="error">
            <text:p>#VALUE!</text:p>
          </table:table-cell>
          <table:table-cell/>
          <table:table-cell table:style-name="Default" office:value-type="float" office:value="0.789366607704701" calcext:value-type="float">
            <text:p>0.789366607704701</text:p>
          </table:table-cell>
          <table:table-cell table:style-name="Default" office:value-type="float" office:value="0.749149829406758" calcext:value-type="float">
            <text:p>0.74914982940675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4.9104057403706" calcext:value-type="float">
            <text:p>24.9104057403706</text:p>
          </table:table-cell>
          <table:table-cell table:style-name="Default" office:value-type="float" office:value="83.7420956714479" calcext:value-type="float">
            <text:p>83.7420956714479</text:p>
          </table:table-cell>
          <table:table-cell table:formula="of:=([.K469]-[.J469])" office:value-type="float" office:value="58.8316899310773" calcext:value-type="float">
            <text:p>58.832</text:p>
          </table:table-cell>
          <table:table-cell/>
          <table:table-cell table:style-name="Default" office:value-type="float" office:value="0.369098851316029" calcext:value-type="float">
            <text:p>0.369098851316029</text:p>
          </table:table-cell>
          <table:table-cell table:style-name="Default" office:value-type="float" office:value="0.235771368641876" calcext:value-type="float">
            <text:p>0.23577136864187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number-columns-repeated="2" table:style-name="Default" office:value-type="string" calcext:value-type="string">
            <text:p>nan</text:p>
          </table:table-cell>
          <table:table-cell table:formula="of:=([.K470]-[.J470])" office:value-type="string" office:string-value="" calcext:value-type="error">
            <text:p>#VALUE!</text:p>
          </table:table-cell>
          <table:table-cell/>
          <table:table-cell table:style-name="Default" office:value-type="float" office:value="0.212499890557866" calcext:value-type="float">
            <text:p>0.212499890557866</text:p>
          </table:table-cell>
          <table:table-cell table:style-name="Default" office:value-type="float" office:value="0.170653616808931" calcext:value-type="float">
            <text:p>0.17065361680893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7.51204289546911" calcext:value-type="float">
            <text:p>7.51204289546911</text:p>
          </table:table-cell>
          <table:table-cell table:style-name="Default" office:value-type="float" office:value="13.9006446308475" calcext:value-type="float">
            <text:p>13.9006446308475</text:p>
          </table:table-cell>
          <table:table-cell table:formula="of:=([.K471]-[.J471])" office:value-type="float" office:value="6.38860173537839" calcext:value-type="float">
            <text:p>6.389</text:p>
          </table:table-cell>
          <table:table-cell/>
          <table:table-cell table:style-name="Default" office:value-type="float" office:value="0.75819487400727" calcext:value-type="float">
            <text:p>0.75819487400727</text:p>
          </table:table-cell>
          <table:table-cell table:style-name="Default" office:value-type="float" office:value="2.39470973835467" calcext:value-type="float">
            <text:p>2.3947097383546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38022396027124" calcext:value-type="float">
            <text:p>2.38022396027124</text:p>
          </table:table-cell>
          <table:table-cell table:style-name="Default" office:value-type="float" office:value="7.82289013377822" calcext:value-type="float">
            <text:p>7.82289013377822</text:p>
          </table:table-cell>
          <table:table-cell table:formula="of:=([.K472]-[.J472])" office:value-type="float" office:value="5.44266617350698" calcext:value-type="float">
            <text:p>5.443</text:p>
          </table:table-cell>
          <table:table-cell/>
          <table:table-cell table:style-name="Default" office:value-type="float" office:value="0.0433988474530535" calcext:value-type="float">
            <text:p>0.043398847453054</text:p>
          </table:table-cell>
          <table:table-cell table:style-name="Default" office:value-type="float" office:value="0.115913306256377" calcext:value-type="float">
            <text:p>0.11591330625637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20392165922101" calcext:value-type="float">
            <text:p>2.20392165922101</text:p>
          </table:table-cell>
          <table:table-cell table:style-name="Default" office:value-type="float" office:value="11.8590314230344" calcext:value-type="float">
            <text:p>11.8590314230344</text:p>
          </table:table-cell>
          <table:table-cell table:formula="of:=([.K473]-[.J473])" office:value-type="float" office:value="9.65510976381339" calcext:value-type="float">
            <text:p>9.655</text:p>
          </table:table-cell>
          <table:table-cell/>
          <table:table-cell table:style-name="Default" office:value-type="float" office:value="0.129032317086082" calcext:value-type="float">
            <text:p>0.129032317086082</text:p>
          </table:table-cell>
          <table:table-cell table:style-name="Default" office:value-type="float" office:value="0.26854288061382" calcext:value-type="float">
            <text:p>0.2685428806138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9.45300565216203" calcext:value-type="float">
            <text:p>9.45300565216203</text:p>
          </table:table-cell>
          <table:table-cell table:style-name="Default" office:value-type="float" office:value="28.5499931865751" calcext:value-type="float">
            <text:p>28.5499931865751</text:p>
          </table:table-cell>
          <table:table-cell table:formula="of:=([.K474]-[.J474])" office:value-type="float" office:value="19.0969875344131" calcext:value-type="float">
            <text:p>19.097</text:p>
          </table:table-cell>
          <table:table-cell/>
          <table:table-cell table:style-name="Default" office:value-type="float" office:value="0.0184758548584681" calcext:value-type="float">
            <text:p>0.018475854858468</text:p>
          </table:table-cell>
          <table:table-cell table:style-name="Default" office:value-type="float" office:value="0.0492701035886013" calcext:value-type="float">
            <text:p>0.04927010358860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3.71411812326972" calcext:value-type="float">
            <text:p>3.71411812326972</text:p>
          </table:table-cell>
          <table:table-cell table:style-name="Default" office:value-type="float" office:value="4.03532068394375" calcext:value-type="float">
            <text:p>4.03532068394375</text:p>
          </table:table-cell>
          <table:table-cell table:formula="of:=([.K475]-[.J475])" office:value-type="float" office:value="0.32120256067403" calcext:value-type="float">
            <text:p>0.321</text:p>
          </table:table-cell>
          <table:table-cell/>
          <table:table-cell table:style-name="Default" office:value-type="float" office:value="0.0341710518809788" calcext:value-type="float">
            <text:p>0.034171051880979</text:p>
          </table:table-cell>
          <table:table-cell table:style-name="Default" office:value-type="float" office:value="0.0922421494889262" calcext:value-type="float">
            <text:p>0.09224214948892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829285634399103" calcext:value-type="float">
            <text:p>0.08292856343991</text:p>
          </table:table-cell>
          <table:table-cell table:style-name="Default" office:value-type="float" office:value="0.159661505611674" calcext:value-type="float">
            <text:p>0.159661505611674</text:p>
          </table:table-cell>
          <table:table-cell table:formula="of:=([.K476]-[.J476])" office:value-type="float" office:value="0.0767329421717637" calcext:value-type="float">
            <text:p>0.077</text:p>
          </table:table-cell>
          <table:table-cell/>
          <table:table-cell table:style-name="Default" office:value-type="float" office:value="0.246842830867118" calcext:value-type="float">
            <text:p>0.246842830867118</text:p>
          </table:table-cell>
          <table:table-cell table:style-name="Default" office:value-type="float" office:value="0.672227908931824" calcext:value-type="float">
            <text:p>0.67222790893182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84514601387247" calcext:value-type="float">
            <text:p>0.028451460138725</text:p>
          </table:table-cell>
          <table:table-cell table:style-name="Default" office:value-type="float" office:value="0.158735371519109" calcext:value-type="float">
            <text:p>0.158735371519109</text:p>
          </table:table-cell>
          <table:table-cell table:formula="of:=([.K477]-[.J477])" office:value-type="float" office:value="0.130283911380384" calcext:value-type="float">
            <text:p>0.130</text:p>
          </table:table-cell>
          <table:table-cell/>
          <table:table-cell table:style-name="Default" office:value-type="float" office:value="0.0849031020556346" calcext:value-type="float">
            <text:p>0.084903102055635</text:p>
          </table:table-cell>
          <table:table-cell table:style-name="Default" office:value-type="float" office:value="0.213600241907644" calcext:value-type="float">
            <text:p>0.21360024190764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9.80499539975606" calcext:value-type="float">
            <text:p>9.80499539975606</text:p>
          </table:table-cell>
          <table:table-cell table:style-name="Default" office:value-type="float" office:value="8.59094219021934" calcext:value-type="float">
            <text:p>8.59094219021934</text:p>
          </table:table-cell>
          <table:table-cell table:formula="of:=([.K478]-[.J478])" office:value-type="float" office:value="-1.21405320953672" calcext:value-type="float">
            <text:p>-1.214</text:p>
          </table:table-cell>
          <table:table-cell/>
          <table:table-cell table:style-name="Default" office:value-type="float" office:value="0.178188727376781" calcext:value-type="float">
            <text:p>0.178188727376781</text:p>
          </table:table-cell>
          <table:table-cell table:style-name="Default" office:value-type="float" office:value="0.534103908594909" calcext:value-type="float">
            <text:p>0.53410390859490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4508419682573" calcext:value-type="float">
            <text:p>0.024508419682573</text:p>
          </table:table-cell>
          <table:table-cell table:style-name="Default" office:value-type="float" office:value="0.0348891535973057" calcext:value-type="float">
            <text:p>0.034889153597306</text:p>
          </table:table-cell>
          <table:table-cell table:formula="of:=([.K479]-[.J479])" office:value-type="float" office:value="0.0103807339147327" calcext:value-type="float">
            <text:p>0.010</text:p>
          </table:table-cell>
          <table:table-cell/>
          <table:table-cell table:style-name="Default" office:value-type="float" office:value="0.0210517303347787" calcext:value-type="float">
            <text:p>0.021051730334779</text:p>
          </table:table-cell>
          <table:table-cell table:style-name="Default" office:value-type="float" office:value="0.0541646582053473" calcext:value-type="float">
            <text:p>0.05416465820534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531395462351262" calcext:value-type="float">
            <text:p>0.531395462351262</text:p>
          </table:table-cell>
          <table:table-cell table:style-name="Default" office:value-type="float" office:value="0.185030022337599" calcext:value-type="float">
            <text:p>0.185030022337599</text:p>
          </table:table-cell>
          <table:table-cell table:formula="of:=([.K480]-[.J480])" office:value-type="float" office:value="-0.346365440013663" calcext:value-type="float">
            <text:p>-0.346</text:p>
          </table:table-cell>
          <table:table-cell/>
          <table:table-cell table:style-name="Default" office:value-type="float" office:value="0.0085851334750577" calcext:value-type="float">
            <text:p>0.008585133475058</text:p>
          </table:table-cell>
          <table:table-cell table:style-name="Default" office:value-type="float" office:value="0.0228546934118901" calcext:value-type="float">
            <text:p>0.0228546934118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252707561325415" calcext:value-type="float">
            <text:p>0.252707561325415</text:p>
          </table:table-cell>
          <table:table-cell table:style-name="Default" office:value-type="float" office:value="0.197773971674975" calcext:value-type="float">
            <text:p>0.197773971674975</text:p>
          </table:table-cell>
          <table:table-cell table:formula="of:=([.K481]-[.J481])" office:value-type="float" office:value="-0.05493358965044" calcext:value-type="float">
            <text:p>-0.055</text:p>
          </table:table-cell>
          <table:table-cell/>
          <table:table-cell table:style-name="Default" office:value-type="float" office:value="0.0284978647932007" calcext:value-type="float">
            <text:p>0.028497864793201</text:p>
          </table:table-cell>
          <table:table-cell table:style-name="Default" office:value-type="float" office:value="0.0761259707212924" calcext:value-type="float">
            <text:p>0.07612597072129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37969313775918" calcext:value-type="float">
            <text:p>0.023796931377592</text:p>
          </table:table-cell>
          <table:table-cell table:style-name="Default" office:value-type="float" office:value="0.062926187480558" calcext:value-type="float">
            <text:p>0.062926187480558</text:p>
          </table:table-cell>
          <table:table-cell table:formula="of:=([.K482]-[.J482])" office:value-type="float" office:value="0.0391292561029662" calcext:value-type="float">
            <text:p>0.039</text:p>
          </table:table-cell>
          <table:table-cell/>
          <table:table-cell table:style-name="Default" office:value-type="float" office:value="0.00945408837614533" calcext:value-type="float">
            <text:p>0.009454088376145</text:p>
          </table:table-cell>
          <table:table-cell table:style-name="Default" office:value-type="float" office:value="0.0250660166288435" calcext:value-type="float">
            <text:p>0.02506601662884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1998330959843" calcext:value-type="float">
            <text:p>0.019199833095984</text:p>
          </table:table-cell>
          <table:table-cell table:style-name="Default" office:value-type="float" office:value="0.0495403379046259" calcext:value-type="float">
            <text:p>0.049540337904626</text:p>
          </table:table-cell>
          <table:table-cell table:formula="of:=([.K483]-[.J483])" office:value-type="float" office:value="0.0303405048086416" calcext:value-type="float">
            <text:p>0.030</text:p>
          </table:table-cell>
          <table:table-cell/>
          <table:table-cell table:style-name="Default" office:value-type="float" office:value="0.00757914022819074" calcext:value-type="float">
            <text:p>0.007579140228191</text:p>
          </table:table-cell>
          <table:table-cell table:style-name="Default" office:value-type="float" office:value="0.0201559032081457" calcext:value-type="float">
            <text:p>0.02015590320814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45805252178157" calcext:value-type="float">
            <text:p>1.45805252178157</text:p>
          </table:table-cell>
          <table:table-cell table:style-name="Default" office:value-type="float" office:value="19.9789225517444" calcext:value-type="float">
            <text:p>19.9789225517444</text:p>
          </table:table-cell>
          <table:table-cell table:formula="of:=([.K484]-[.J484])" office:value-type="float" office:value="18.5208700299628" calcext:value-type="float">
            <text:p>18.521</text:p>
          </table:table-cell>
          <table:table-cell/>
          <table:table-cell table:style-name="Default" office:value-type="float" office:value="0.184114312294647" calcext:value-type="float">
            <text:p>0.184114312294647</text:p>
          </table:table-cell>
          <table:table-cell table:style-name="Default" office:value-type="float" office:value="0.215324973661619" calcext:value-type="float">
            <text:p>0.21532497366161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string" calcext:value-type="string">
            <text:p>nan</text:p>
          </table:table-cell>
          <table:table-cell table:style-name="Default" office:value-type="float" office:value="6.83164105908779" calcext:value-type="float">
            <text:p>6.83164105908779</text:p>
          </table:table-cell>
          <table:table-cell table:formula="of:=([.K485]-[.J485])" office:value-type="string" office:string-value="" calcext:value-type="error">
            <text:p>#VALUE!</text:p>
          </table:table-cell>
          <table:table-cell/>
          <table:table-cell table:style-name="Default" office:value-type="float" office:value="0.086543605126815" calcext:value-type="float">
            <text:p>0.086543605126815</text:p>
          </table:table-cell>
          <table:table-cell table:style-name="Default" office:value-type="float" office:value="0.289117131969612" calcext:value-type="float">
            <text:p>0.28911713196961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string" calcext:value-type="string">
            <text:p>nan</text:p>
          </table:table-cell>
          <table:table-cell table:style-name="Default" office:value-type="float" office:value="91.8394172891042" calcext:value-type="float">
            <text:p>91.8394172891042</text:p>
          </table:table-cell>
          <table:table-cell table:formula="of:=([.K486]-[.J486])" office:value-type="string" office:string-value="" calcext:value-type="error">
            <text:p>#VALUE!</text:p>
          </table:table-cell>
          <table:table-cell/>
          <table:table-cell table:style-name="Default" office:value-type="float" office:value="0.0559281285020231" calcext:value-type="float">
            <text:p>0.055928128502023</text:p>
          </table:table-cell>
          <table:table-cell table:style-name="Default" office:value-type="float" office:value="0.190630035055408" calcext:value-type="float">
            <text:p>0.19063003505540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58491652538661" calcext:value-type="float">
            <text:p>1.58491652538661</text:p>
          </table:table-cell>
          <table:table-cell table:style-name="Default" office:value-type="float" office:value="1.08635422900808" calcext:value-type="float">
            <text:p>1.08635422900808</text:p>
          </table:table-cell>
          <table:table-cell table:formula="of:=([.K487]-[.J487])" office:value-type="float" office:value="-0.49856229637853" calcext:value-type="float">
            <text:p>-0.499</text:p>
          </table:table-cell>
          <table:table-cell/>
          <table:table-cell table:style-name="Default" office:value-type="float" office:value="0.148665063525184" calcext:value-type="float">
            <text:p>0.148665063525184</text:p>
          </table:table-cell>
          <table:table-cell table:style-name="Default" office:value-type="float" office:value="0.148480025402468" calcext:value-type="float">
            <text:p>0.14848002540246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5260957123881" calcext:value-type="float">
            <text:p>1.5260957123881</text:p>
          </table:table-cell>
          <table:table-cell table:style-name="Default" office:value-type="float" office:value="2.33976741319062" calcext:value-type="float">
            <text:p>2.33976741319062</text:p>
          </table:table-cell>
          <table:table-cell table:formula="of:=([.K488]-[.J488])" office:value-type="float" office:value="0.81367170080252" calcext:value-type="float">
            <text:p>0.814</text:p>
          </table:table-cell>
          <table:table-cell/>
          <table:table-cell table:style-name="Default" office:value-type="float" office:value="0.113803408815907" calcext:value-type="float">
            <text:p>0.113803408815907</text:p>
          </table:table-cell>
          <table:table-cell table:style-name="Default" office:value-type="float" office:value="0.158055384584899" calcext:value-type="float">
            <text:p>0.15805538458489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string" calcext:value-type="string">
            <text:p>nan</text:p>
          </table:table-cell>
          <table:table-cell table:style-name="Default" office:value-type="float" office:value="3.91023186005361" calcext:value-type="float">
            <text:p>3.91023186005361</text:p>
          </table:table-cell>
          <table:table-cell table:formula="of:=([.K489]-[.J489])" office:value-type="string" office:string-value="" calcext:value-type="error">
            <text:p>#VALUE!</text:p>
          </table:table-cell>
          <table:table-cell/>
          <table:table-cell table:style-name="Default" office:value-type="float" office:value="0.171418983958184" calcext:value-type="float">
            <text:p>0.171418983958184</text:p>
          </table:table-cell>
          <table:table-cell table:style-name="Default" office:value-type="float" office:value="0.164031252474792" calcext:value-type="float">
            <text:p>0.16403125247479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2.32039244374997" calcext:value-type="float">
            <text:p>2.32039244374997</text:p>
          </table:table-cell>
          <table:table-cell table:style-name="Default" office:value-type="float" office:value="14.51593934331" calcext:value-type="float">
            <text:p>14.51593934331</text:p>
          </table:table-cell>
          <table:table-cell table:formula="of:=([.K490]-[.J490])" office:value-type="float" office:value="12.19554689956" calcext:value-type="float">
            <text:p>12.196</text:p>
          </table:table-cell>
          <table:table-cell/>
          <table:table-cell table:style-name="Default" office:value-type="float" office:value="0.100363821617907" calcext:value-type="float">
            <text:p>0.100363821617907</text:p>
          </table:table-cell>
          <table:table-cell table:style-name="Default" office:value-type="float" office:value="0.188337424240847" calcext:value-type="float">
            <text:p>0.18833742424084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72177640441423" calcext:value-type="float">
            <text:p>0.72177640441423</text:p>
          </table:table-cell>
          <table:table-cell table:style-name="Default" office:value-type="float" office:value="1.54170251972046" calcext:value-type="float">
            <text:p>1.54170251972046</text:p>
          </table:table-cell>
          <table:table-cell table:formula="of:=([.K491]-[.J491])" office:value-type="float" office:value="0.81992611530623" calcext:value-type="float">
            <text:p>0.820</text:p>
          </table:table-cell>
          <table:table-cell/>
          <table:table-cell table:style-name="Default" office:value-type="float" office:value="0.0655319130611366" calcext:value-type="float">
            <text:p>0.065531913061137</text:p>
          </table:table-cell>
          <table:table-cell table:style-name="Default" office:value-type="float" office:value="0.162975391558895" calcext:value-type="float">
            <text:p>0.16297539155889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19480031880727" calcext:value-type="float">
            <text:p>0.021948003188073</text:p>
          </table:table-cell>
          <table:table-cell table:style-name="Default" office:value-type="float" office:value="0.14678426022517" calcext:value-type="float">
            <text:p>0.14678426022517</text:p>
          </table:table-cell>
          <table:table-cell table:formula="of:=([.K492]-[.J492])" office:value-type="float" office:value="0.124836257037097" calcext:value-type="float">
            <text:p>0.125</text:p>
          </table:table-cell>
          <table:table-cell/>
          <table:table-cell table:style-name="Default" office:value-type="float" office:value="0.074549796510308" calcext:value-type="float">
            <text:p>0.074549796510308</text:p>
          </table:table-cell>
          <table:table-cell table:style-name="Default" office:value-type="float" office:value="0.242244440388409" calcext:value-type="float">
            <text:p>0.24224444038840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372260518876" calcext:value-type="float">
            <text:p>0.1372260518876</text:p>
          </table:table-cell>
          <table:table-cell table:style-name="Default" office:value-type="float" office:value="0.243515953739601" calcext:value-type="float">
            <text:p>0.243515953739601</text:p>
          </table:table-cell>
          <table:table-cell table:formula="of:=([.K493]-[.J493])" office:value-type="float" office:value="0.106289901852001" calcext:value-type="float">
            <text:p>0.106</text:p>
          </table:table-cell>
          <table:table-cell/>
          <table:table-cell table:style-name="Default" office:value-type="float" office:value="0.0960356733465647" calcext:value-type="float">
            <text:p>0.096035673346565</text:p>
          </table:table-cell>
          <table:table-cell table:style-name="Default" office:value-type="float" office:value="0.129281388762838" calcext:value-type="float">
            <text:p>0.12928138876283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number-columns-repeated="2" table:style-name="Default" office:value-type="string" calcext:value-type="string">
            <text:p>nan</text:p>
          </table:table-cell>
          <table:table-cell table:formula="of:=([.K494]-[.J494])" office:value-type="string" office:string-value="" calcext:value-type="error">
            <text:p>#VALUE!</text:p>
          </table:table-cell>
          <table:table-cell/>
          <table:table-cell table:style-name="Default" office:value-type="float" office:value="0.0757230079835397" calcext:value-type="float">
            <text:p>0.07572300798354</text:p>
          </table:table-cell>
          <table:table-cell table:style-name="Default" office:value-type="float" office:value="0.195498480368468" calcext:value-type="float">
            <text:p>0.19549848036846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89675347525515" calcext:value-type="float">
            <text:p>0.028967534752552</text:p>
          </table:table-cell>
          <table:table-cell table:style-name="Default" office:value-type="float" office:value="0.130397056294431" calcext:value-type="float">
            <text:p>0.130397056294431</text:p>
          </table:table-cell>
          <table:table-cell table:formula="of:=([.K495]-[.J495])" office:value-type="float" office:value="0.10142952154188" calcext:value-type="float">
            <text:p>0.101</text:p>
          </table:table-cell>
          <table:table-cell/>
          <table:table-cell table:style-name="Default" office:value-type="float" office:value="0.0725169643734472" calcext:value-type="float">
            <text:p>0.072516964373447</text:p>
          </table:table-cell>
          <table:table-cell table:style-name="Default" office:value-type="float" office:value="0.192917679389732" calcext:value-type="float">
            <text:p>0.19291767938973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03471355247446" calcext:value-type="float">
            <text:p>0.040347135524745</text:p>
          </table:table-cell>
          <table:table-cell table:style-name="Default" office:value-type="float" office:value="0.221896627038891" calcext:value-type="float">
            <text:p>0.221896627038891</text:p>
          </table:table-cell>
          <table:table-cell table:formula="of:=([.K496]-[.J496])" office:value-type="float" office:value="0.181549491514146" calcext:value-type="float">
            <text:p>0.182</text:p>
          </table:table-cell>
          <table:table-cell/>
          <table:table-cell table:style-name="Default" office:value-type="float" office:value="0.0379537650170539" calcext:value-type="float">
            <text:p>0.037953765017054</text:p>
          </table:table-cell>
          <table:table-cell table:style-name="Default" office:value-type="float" office:value="0.103521692830674" calcext:value-type="float">
            <text:p>0.10352169283067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352080380713265" calcext:value-type="float">
            <text:p>0.352080380713265</text:p>
          </table:table-cell>
          <table:table-cell table:style-name="Default" office:value-type="float" office:value="0.220532080105504" calcext:value-type="float">
            <text:p>0.220532080105504</text:p>
          </table:table-cell>
          <table:table-cell table:formula="of:=([.K497]-[.J497])" office:value-type="float" office:value="-0.131548300607761" calcext:value-type="float">
            <text:p>-0.132</text:p>
          </table:table-cell>
          <table:table-cell/>
          <table:table-cell table:style-name="Default" office:value-type="float" office:value="0.113159000084794" calcext:value-type="float">
            <text:p>0.113159000084794</text:p>
          </table:table-cell>
          <table:table-cell table:style-name="Default" office:value-type="float" office:value="0.307254077924861" calcext:value-type="float">
            <text:p>0.30725407792486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36563757861346" calcext:value-type="float">
            <text:p>0.036563757861346</text:p>
          </table:table-cell>
          <table:table-cell table:style-name="Default" office:value-type="float" office:value="0.0892017327328057" calcext:value-type="float">
            <text:p>0.089201732732806</text:p>
          </table:table-cell>
          <table:table-cell table:formula="of:=([.K498]-[.J498])" office:value-type="float" office:value="0.0526379748714597" calcext:value-type="float">
            <text:p>0.053</text:p>
          </table:table-cell>
          <table:table-cell/>
          <table:table-cell table:style-name="Default" office:value-type="float" office:value="0.100844393280031" calcext:value-type="float">
            <text:p>0.100844393280031</text:p>
          </table:table-cell>
          <table:table-cell table:style-name="Default" office:value-type="float" office:value="0.129451680841187" calcext:value-type="float">
            <text:p>0.12945168084118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32484626388898" calcext:value-type="float">
            <text:p>0.32484626388898</text:p>
          </table:table-cell>
          <table:table-cell table:style-name="Default" office:value-type="float" office:value="0.281116855058555" calcext:value-type="float">
            <text:p>0.281116855058555</text:p>
          </table:table-cell>
          <table:table-cell table:formula="of:=([.K499]-[.J499])" office:value-type="float" office:value="-0.043729408830425" calcext:value-type="float">
            <text:p>-0.044</text:p>
          </table:table-cell>
          <table:table-cell/>
          <table:table-cell table:style-name="Default" office:value-type="float" office:value="0.0552972123489426" calcext:value-type="float">
            <text:p>0.055297212348943</text:p>
          </table:table-cell>
          <table:table-cell table:style-name="Default" office:value-type="float" office:value="0.218258658159849" calcext:value-type="float">
            <text:p>0.21825865815984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6.93296350340751" calcext:value-type="float">
            <text:p>6.93296350340751</text:p>
          </table:table-cell>
          <table:table-cell table:style-name="Default" office:value-type="float" office:value="15.5043525611429" calcext:value-type="float">
            <text:p>15.5043525611429</text:p>
          </table:table-cell>
          <table:table-cell table:formula="of:=([.K500]-[.J500])" office:value-type="float" office:value="8.57138905773539" calcext:value-type="float">
            <text:p>8.571</text:p>
          </table:table-cell>
          <table:table-cell/>
          <table:table-cell table:style-name="Default" office:value-type="float" office:value="0.155835827485201" calcext:value-type="float">
            <text:p>0.155835827485201</text:p>
          </table:table-cell>
          <table:table-cell table:style-name="Default" office:value-type="float" office:value="0.151664362156939" calcext:value-type="float">
            <text:p>0.15166436215693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17182564235314" calcext:value-type="float">
            <text:p>1.17182564235314</text:p>
          </table:table-cell>
          <table:table-cell table:style-name="Default" office:value-type="float" office:value="4.34506099606914" calcext:value-type="float">
            <text:p>4.34506099606914</text:p>
          </table:table-cell>
          <table:table-cell table:formula="of:=([.K501]-[.J501])" office:value-type="float" office:value="3.173235353716" calcext:value-type="float">
            <text:p>3.173</text:p>
          </table:table-cell>
          <table:table-cell/>
          <table:table-cell table:style-name="Default" office:value-type="float" office:value="0.0809799453462558" calcext:value-type="float">
            <text:p>0.080979945346256</text:p>
          </table:table-cell>
          <table:table-cell table:style-name="Default" office:value-type="float" office:value="0.298005516971535" calcext:value-type="float">
            <text:p>0.29800551697153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string" calcext:value-type="string">
            <text:p>nan</text:p>
          </table:table-cell>
          <table:table-cell table:style-name="Default" office:value-type="float" office:value="116.162595889622" calcext:value-type="float">
            <text:p>116.162595889622</text:p>
          </table:table-cell>
          <table:table-cell table:formula="of:=([.K502]-[.J502])" office:value-type="string" office:string-value="" calcext:value-type="error">
            <text:p>#VALUE!</text:p>
          </table:table-cell>
          <table:table-cell/>
          <table:table-cell table:style-name="Default" office:value-type="float" office:value="0.0744279639297444" calcext:value-type="float">
            <text:p>0.074427963929744</text:p>
          </table:table-cell>
          <table:table-cell table:style-name="Default" office:value-type="float" office:value="0.175923068127875" calcext:value-type="float">
            <text:p>0.17592306812787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number-columns-repeated="2" table:style-name="Default" office:value-type="string" calcext:value-type="string">
            <text:p>nan</text:p>
          </table:table-cell>
          <table:table-cell table:formula="of:=([.K503]-[.J503])" office:value-type="string" office:string-value="" calcext:value-type="error">
            <text:p>#VALUE!</text:p>
          </table:table-cell>
          <table:table-cell/>
          <table:table-cell table:style-name="Default" office:value-type="float" office:value="0.173067663557292" calcext:value-type="float">
            <text:p>0.173067663557292</text:p>
          </table:table-cell>
          <table:table-cell table:style-name="Default" office:value-type="float" office:value="0.121091347025022" calcext:value-type="float">
            <text:p>0.12109134702502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536804886089559" calcext:value-type="float">
            <text:p>0.536804886089559</text:p>
          </table:table-cell>
          <table:table-cell table:style-name="Default" office:value-type="float" office:value="5.50456915900763" calcext:value-type="float">
            <text:p>5.50456915900763</text:p>
          </table:table-cell>
          <table:table-cell table:formula="of:=([.K504]-[.J504])" office:value-type="float" office:value="4.96776427291807" calcext:value-type="float">
            <text:p>4.968</text:p>
          </table:table-cell>
          <table:table-cell/>
          <table:table-cell table:style-name="Default" office:value-type="float" office:value="0.0777041418301291" calcext:value-type="float">
            <text:p>0.077704141830129</text:p>
          </table:table-cell>
          <table:table-cell table:style-name="Default" office:value-type="float" office:value="0.109960771853291" calcext:value-type="float">
            <text:p>0.10996077185329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4.17429785179115" calcext:value-type="float">
            <text:p>4.17429785179115</text:p>
          </table:table-cell>
          <table:table-cell table:style-name="Default" office:value-type="float" office:value="11.5736383875127" calcext:value-type="float">
            <text:p>11.5736383875127</text:p>
          </table:table-cell>
          <table:table-cell table:formula="of:=([.K505]-[.J505])" office:value-type="float" office:value="7.39934053572155" calcext:value-type="float">
            <text:p>7.399</text:p>
          </table:table-cell>
          <table:table-cell/>
          <table:table-cell table:style-name="Default" office:value-type="float" office:value="0.105740939042613" calcext:value-type="float">
            <text:p>0.105740939042613</text:p>
          </table:table-cell>
          <table:table-cell table:style-name="Default" office:value-type="float" office:value="0.109159884777715" calcext:value-type="float">
            <text:p>0.10915988477771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65877555142539" calcext:value-type="float">
            <text:p>1.65877555142539</text:p>
          </table:table-cell>
          <table:table-cell table:style-name="Default" office:value-type="float" office:value="4.0514097692642" calcext:value-type="float">
            <text:p>4.0514097692642</text:p>
          </table:table-cell>
          <table:table-cell table:formula="of:=([.K506]-[.J506])" office:value-type="float" office:value="2.39263421783881" calcext:value-type="float">
            <text:p>2.393</text:p>
          </table:table-cell>
          <table:table-cell/>
          <table:table-cell table:style-name="Default" office:value-type="float" office:value="0.0730016121713549" calcext:value-type="float">
            <text:p>0.073001612171355</text:p>
          </table:table-cell>
          <table:table-cell table:style-name="Default" office:value-type="float" office:value="0.117782068722147" calcext:value-type="float">
            <text:p>0.11778206872214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10309803713447" calcext:value-type="float">
            <text:p>1.10309803713447</text:p>
          </table:table-cell>
          <table:table-cell table:style-name="Default" office:value-type="float" office:value="2.35585873701455" calcext:value-type="float">
            <text:p>2.35585873701455</text:p>
          </table:table-cell>
          <table:table-cell table:formula="of:=([.K507]-[.J507])" office:value-type="float" office:value="1.25276069988008" calcext:value-type="float">
            <text:p>1.253</text:p>
          </table:table-cell>
          <table:table-cell/>
          <table:table-cell table:style-name="Default" office:value-type="float" office:value="0.0448677958654903" calcext:value-type="float">
            <text:p>0.04486779586549</text:p>
          </table:table-cell>
          <table:table-cell table:style-name="Default" office:value-type="float" office:value="0.103367386838724" calcext:value-type="float">
            <text:p>0.10336738683872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61046161367381" calcext:value-type="float">
            <text:p>0.161046161367381</text:p>
          </table:table-cell>
          <table:table-cell table:style-name="Default" office:value-type="float" office:value="4.92688638874001" calcext:value-type="float">
            <text:p>4.92688638874001</text:p>
          </table:table-cell>
          <table:table-cell table:formula="of:=([.K508]-[.J508])" office:value-type="float" office:value="4.76584022737263" calcext:value-type="float">
            <text:p>4.766</text:p>
          </table:table-cell>
          <table:table-cell/>
          <table:table-cell table:style-name="Default" office:value-type="float" office:value="0.0444068276111706" calcext:value-type="float">
            <text:p>0.044406827611171</text:p>
          </table:table-cell>
          <table:table-cell table:style-name="Default" office:value-type="float" office:value="0.137755273373029" calcext:value-type="float">
            <text:p>0.13775527337302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65825118570346" calcext:value-type="float">
            <text:p>0.165825118570346</text:p>
          </table:table-cell>
          <table:table-cell table:style-name="Default" office:value-type="float" office:value="0.448477546003524" calcext:value-type="float">
            <text:p>0.448477546003524</text:p>
          </table:table-cell>
          <table:table-cell table:formula="of:=([.K509]-[.J509])" office:value-type="float" office:value="0.282652427433178" calcext:value-type="float">
            <text:p>0.283</text:p>
          </table:table-cell>
          <table:table-cell/>
          <table:table-cell table:style-name="Default" office:value-type="float" office:value="0.058712162621854" calcext:value-type="float">
            <text:p>0.058712162621854</text:p>
          </table:table-cell>
          <table:table-cell table:style-name="Default" office:value-type="float" office:value="0.0959839771497013" calcext:value-type="float">
            <text:p>0.09598397714970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74.7607201398241" calcext:value-type="float">
            <text:p>74.7607201398241</text:p>
          </table:table-cell>
          <table:table-cell table:style-name="Default" office:value-type="string" calcext:value-type="string">
            <text:p>nan</text:p>
          </table:table-cell>
          <table:table-cell table:formula="of:=([.K510]-[.J510])" office:value-type="string" office:string-value="" calcext:value-type="error">
            <text:p>#VALUE!</text:p>
          </table:table-cell>
          <table:table-cell/>
          <table:table-cell table:style-name="Default" office:value-type="float" office:value="0.0600770654362375" calcext:value-type="float">
            <text:p>0.060077065436238</text:p>
          </table:table-cell>
          <table:table-cell table:style-name="Default" office:value-type="float" office:value="0.161240885474027" calcext:value-type="float">
            <text:p>0.16124088547402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34450748118688" calcext:value-type="float">
            <text:p>0.134450748118688</text:p>
          </table:table-cell>
          <table:table-cell table:style-name="Default" office:value-type="float" office:value="0.260581804424396" calcext:value-type="float">
            <text:p>0.260581804424396</text:p>
          </table:table-cell>
          <table:table-cell table:formula="of:=([.K511]-[.J511])" office:value-type="float" office:value="0.126131056305708" calcext:value-type="float">
            <text:p>0.126</text:p>
          </table:table-cell>
          <table:table-cell/>
          <table:table-cell table:style-name="Default" office:value-type="float" office:value="0.176806181799778" calcext:value-type="float">
            <text:p>0.176806181799778</text:p>
          </table:table-cell>
          <table:table-cell table:style-name="Default" office:value-type="float" office:value="0.37387336730675" calcext:value-type="float">
            <text:p>0.3738733673067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3008440409568" calcext:value-type="float">
            <text:p>0.13008440409568</text:p>
          </table:table-cell>
          <table:table-cell table:style-name="Default" office:value-type="float" office:value="0.5230342944173" calcext:value-type="float">
            <text:p>0.5230342944173</text:p>
          </table:table-cell>
          <table:table-cell table:formula="of:=([.K512]-[.J512])" office:value-type="float" office:value="0.39294989032162" calcext:value-type="float">
            <text:p>0.393</text:p>
          </table:table-cell>
          <table:table-cell/>
          <table:table-cell table:style-name="Default" office:value-type="float" office:value="0.0358559181313547" calcext:value-type="float">
            <text:p>0.035855918131355</text:p>
          </table:table-cell>
          <table:table-cell table:style-name="Default" office:value-type="float" office:value="0.111712438485426" calcext:value-type="float">
            <text:p>0.11171243848542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435399606279757" calcext:value-type="float">
            <text:p>0.435399606279757</text:p>
          </table:table-cell>
          <table:table-cell table:style-name="Default" office:value-type="float" office:value="1.11977515143714" calcext:value-type="float">
            <text:p>1.11977515143714</text:p>
          </table:table-cell>
          <table:table-cell table:formula="of:=([.K513]-[.J513])" office:value-type="float" office:value="0.684375545157383" calcext:value-type="float">
            <text:p>0.684</text:p>
          </table:table-cell>
          <table:table-cell/>
          <table:table-cell table:style-name="Default" office:value-type="float" office:value="0.110062972711308" calcext:value-type="float">
            <text:p>0.110062972711308</text:p>
          </table:table-cell>
          <table:table-cell table:style-name="Default" office:value-type="float" office:value="0.302337837275877" calcext:value-type="float">
            <text:p>0.30233783727587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292714434804295" calcext:value-type="float">
            <text:p>0.292714434804295</text:p>
          </table:table-cell>
          <table:table-cell table:style-name="Default" office:value-type="float" office:value="0.496197650716029" calcext:value-type="float">
            <text:p>0.496197650716029</text:p>
          </table:table-cell>
          <table:table-cell table:formula="of:=([.K514]-[.J514])" office:value-type="float" office:value="0.203483215911734" calcext:value-type="float">
            <text:p>0.203</text:p>
          </table:table-cell>
          <table:table-cell/>
          <table:table-cell table:style-name="Default" office:value-type="float" office:value="0.0853445161787548" calcext:value-type="float">
            <text:p>0.085344516178755</text:p>
          </table:table-cell>
          <table:table-cell table:style-name="Default" office:value-type="float" office:value="0.146023233334343" calcext:value-type="float">
            <text:p>0.14602323333434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2878301523391" calcext:value-type="float">
            <text:p>0.12878301523391</text:p>
          </table:table-cell>
          <table:table-cell table:style-name="Default" office:value-type="float" office:value="0.430355168440204" calcext:value-type="float">
            <text:p>0.430355168440204</text:p>
          </table:table-cell>
          <table:table-cell table:formula="of:=([.K515]-[.J515])" office:value-type="float" office:value="0.301572153206294" calcext:value-type="float">
            <text:p>0.302</text:p>
          </table:table-cell>
          <table:table-cell/>
          <table:table-cell table:style-name="Default" office:value-type="float" office:value="0.0642890911135356" calcext:value-type="float">
            <text:p>0.064289091113536</text:p>
          </table:table-cell>
          <table:table-cell table:style-name="Default" office:value-type="float" office:value="0.211941175509777" calcext:value-type="float">
            <text:p>0.211941175509777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537500234977076" calcext:value-type="float">
            <text:p>0.053750023497708</text:p>
          </table:table-cell>
          <table:table-cell table:style-name="Default" office:value-type="float" office:value="0.691887150696405" calcext:value-type="float">
            <text:p>0.691887150696405</text:p>
          </table:table-cell>
          <table:table-cell table:formula="of:=([.K516]-[.J516])" office:value-type="float" office:value="0.638137127198697" calcext:value-type="float">
            <text:p>0.638</text:p>
          </table:table-cell>
          <table:table-cell/>
          <table:table-cell table:style-name="Default" office:value-type="float" office:value="7.61267419146486" calcext:value-type="float">
            <text:p>7.61267419146486</text:p>
          </table:table-cell>
          <table:table-cell table:style-name="Default" office:value-type="float" office:value="8.02031411863564" calcext:value-type="float">
            <text:p>8.0203141186356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.06447238707871" calcext:value-type="float">
            <text:p>1.06447238707871</text:p>
          </table:table-cell>
          <table:table-cell table:style-name="Default" office:value-type="float" office:value="0.194222239380811" calcext:value-type="float">
            <text:p>0.194222239380811</text:p>
          </table:table-cell>
          <table:table-cell table:formula="of:=([.K517]-[.J517])" office:value-type="float" office:value="-0.870250147697899" calcext:value-type="float">
            <text:p>-0.870</text:p>
          </table:table-cell>
          <table:table-cell/>
          <table:table-cell table:style-name="Default" office:value-type="float" office:value="2.73867581999103" calcext:value-type="float">
            <text:p>2.73867581999103</text:p>
          </table:table-cell>
          <table:table-cell table:style-name="Default" office:value-type="float" office:value="11.7470579068728" calcext:value-type="float">
            <text:p>11.747057906872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14.4392700153872" calcext:value-type="float">
            <text:p>14.4392700153872</text:p>
          </table:table-cell>
          <table:table-cell table:style-name="Default" office:value-type="string" calcext:value-type="string">
            <text:p>nan</text:p>
          </table:table-cell>
          <table:table-cell table:formula="of:=([.K518]-[.J518])" office:value-type="string" office:string-value="" calcext:value-type="error">
            <text:p>#VALUE!</text:p>
          </table:table-cell>
          <table:table-cell/>
          <table:table-cell table:style-name="Default" office:value-type="float" office:value="2.56615114188897" calcext:value-type="float">
            <text:p>2.56615114188897</text:p>
          </table:table-cell>
          <table:table-cell table:style-name="Default" office:value-type="float" office:value="7.46529158629162" calcext:value-type="float">
            <text:p>7.4652915862916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22517613343644" calcext:value-type="float">
            <text:p>0.042251761334364</text:p>
          </table:table-cell>
          <table:table-cell table:style-name="Default" office:value-type="float" office:value="0.0745138735399437" calcext:value-type="float">
            <text:p>0.074513873539944</text:p>
          </table:table-cell>
          <table:table-cell table:formula="of:=([.K519]-[.J519])" office:value-type="float" office:value="0.0322621122055793" calcext:value-type="float">
            <text:p>0.032</text:p>
          </table:table-cell>
          <table:table-cell/>
          <table:table-cell table:style-name="Default" office:value-type="float" office:value="4.0258449411946" calcext:value-type="float">
            <text:p>4.0258449411946</text:p>
          </table:table-cell>
          <table:table-cell table:style-name="Default" office:value-type="float" office:value="6.05107642531506" calcext:value-type="float">
            <text:p>6.0510764253150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524722439073926" calcext:value-type="float">
            <text:p>0.052472243907393</text:p>
          </table:table-cell>
          <table:table-cell table:style-name="Default" office:value-type="float" office:value="0.218065980165621" calcext:value-type="float">
            <text:p>0.218065980165621</text:p>
          </table:table-cell>
          <table:table-cell table:formula="of:=([.K520]-[.J520])" office:value-type="float" office:value="0.165593736258228" calcext:value-type="float">
            <text:p>0.166</text:p>
          </table:table-cell>
          <table:table-cell/>
          <table:table-cell table:style-name="Default" office:value-type="float" office:value="3.78001603684009" calcext:value-type="float">
            <text:p>3.78001603684009</text:p>
          </table:table-cell>
          <table:table-cell table:style-name="Default" office:value-type="float" office:value="8.17018706423001" calcext:value-type="float">
            <text:p>8.1701870642300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18994432278959" calcext:value-type="float">
            <text:p>0.18994432278959</text:p>
          </table:table-cell>
          <table:table-cell table:style-name="Default" office:value-type="float" office:value="0.336884962539308" calcext:value-type="float">
            <text:p>0.336884962539308</text:p>
          </table:table-cell>
          <table:table-cell table:formula="of:=([.K521]-[.J521])" office:value-type="float" office:value="0.146940639749718" calcext:value-type="float">
            <text:p>0.147</text:p>
          </table:table-cell>
          <table:table-cell/>
          <table:table-cell table:style-name="Default" office:value-type="string" calcext:value-type="string">
            <text:p>nan</text:p>
          </table:table-cell>
          <table:table-cell table:style-name="Default" office:value-type="float" office:value="8.88262034409329" calcext:value-type="float">
            <text:p>8.8826203440932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35157434296672" calcext:value-type="float">
            <text:p>0.35157434296672</text:p>
          </table:table-cell>
          <table:table-cell table:style-name="Default" office:value-type="float" office:value="0.361995058667916" calcext:value-type="float">
            <text:p>0.361995058667916</text:p>
          </table:table-cell>
          <table:table-cell table:formula="of:=([.K522]-[.J522])" office:value-type="float" office:value="0.010420715701196" calcext:value-type="float">
            <text:p>0.010</text:p>
          </table:table-cell>
          <table:table-cell/>
          <table:table-cell table:style-name="Default" office:value-type="float" office:value="5.25067938620511" calcext:value-type="float">
            <text:p>5.25067938620511</text:p>
          </table:table-cell>
          <table:table-cell table:style-name="Default" office:value-type="float" office:value="8.33862276182048" calcext:value-type="float">
            <text:p>8.3386227618204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41851756438283" calcext:value-type="float">
            <text:p>0.044185175643828</text:p>
          </table:table-cell>
          <table:table-cell table:style-name="Default" office:value-type="float" office:value="0.0936032708670688" calcext:value-type="float">
            <text:p>0.093603270867069</text:p>
          </table:table-cell>
          <table:table-cell table:formula="of:=([.K523]-[.J523])" office:value-type="float" office:value="0.0494180952232405" calcext:value-type="float">
            <text:p>0.049</text:p>
          </table:table-cell>
          <table:table-cell/>
          <table:table-cell table:style-name="Default" office:value-type="float" office:value="1.89309236838579" calcext:value-type="float">
            <text:p>1.89309236838579</text:p>
          </table:table-cell>
          <table:table-cell table:style-name="Default" office:value-type="float" office:value="7.00515733919393" calcext:value-type="float">
            <text:p>7.0051573391939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393517621628428" calcext:value-type="float">
            <text:p>0.039351762162843</text:p>
          </table:table-cell>
          <table:table-cell table:style-name="Default" office:value-type="float" office:value="0.256715927448759" calcext:value-type="float">
            <text:p>0.256715927448759</text:p>
          </table:table-cell>
          <table:table-cell table:formula="of:=([.K524]-[.J524])" office:value-type="float" office:value="0.217364165285916" calcext:value-type="float">
            <text:p>0.217</text:p>
          </table:table-cell>
          <table:table-cell/>
          <table:table-cell table:style-name="Default" office:value-type="float" office:value="2.69139581175381" calcext:value-type="float">
            <text:p>2.69139581175381</text:p>
          </table:table-cell>
          <table:table-cell table:style-name="Default" office:value-type="float" office:value="14.77867173093" calcext:value-type="float">
            <text:p>14.7786717309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352105804477564" calcext:value-type="float">
            <text:p>0.352105804477564</text:p>
          </table:table-cell>
          <table:table-cell table:style-name="Default" office:value-type="float" office:value="2.03541773775902" calcext:value-type="float">
            <text:p>2.03541773775902</text:p>
          </table:table-cell>
          <table:table-cell table:formula="of:=([.K525]-[.J525])" office:value-type="float" office:value="1.68331193328146" calcext:value-type="float">
            <text:p>1.683</text:p>
          </table:table-cell>
          <table:table-cell/>
          <table:table-cell table:style-name="Default" office:value-type="float" office:value="1.38170970493333" calcext:value-type="float">
            <text:p>1.38170970493333</text:p>
          </table:table-cell>
          <table:table-cell table:style-name="Default" office:value-type="float" office:value="5.61838708499681" calcext:value-type="float">
            <text:p>5.6183870849968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60.3187755787967" calcext:value-type="float">
            <text:p>60.3187755787967</text:p>
          </table:table-cell>
          <table:table-cell table:style-name="Default" office:value-type="string" calcext:value-type="string">
            <text:p>nan</text:p>
          </table:table-cell>
          <table:table-cell table:formula="of:=([.K526]-[.J526])" office:value-type="string" office:string-value="" calcext:value-type="error">
            <text:p>#VALUE!</text:p>
          </table:table-cell>
          <table:table-cell/>
          <table:table-cell table:style-name="Default" office:value-type="float" office:value="2.02734452785681" calcext:value-type="float">
            <text:p>2.02734452785681</text:p>
          </table:table-cell>
          <table:table-cell table:style-name="Default" office:value-type="float" office:value="7.57814135238064" calcext:value-type="float">
            <text:p>7.5781413523806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535928879982745" calcext:value-type="float">
            <text:p>0.053592887998275</text:p>
          </table:table-cell>
          <table:table-cell table:style-name="Default" office:value-type="float" office:value="0.108547236779876" calcext:value-type="float">
            <text:p>0.108547236779876</text:p>
          </table:table-cell>
          <table:table-cell table:formula="of:=([.K527]-[.J527])" office:value-type="float" office:value="0.0549543487816015" calcext:value-type="float">
            <text:p>0.055</text:p>
          </table:table-cell>
          <table:table-cell/>
          <table:table-cell table:style-name="Default" office:value-type="float" office:value="6.7564930956295" calcext:value-type="float">
            <text:p>6.7564930956295</text:p>
          </table:table-cell>
          <table:table-cell table:style-name="Default" office:value-type="float" office:value="8.4892835883449" calcext:value-type="float">
            <text:p>8.489283588344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623919229788315" calcext:value-type="float">
            <text:p>0.062391922978832</text:p>
          </table:table-cell>
          <table:table-cell table:style-name="Default" office:value-type="float" office:value="0.280756789013755" calcext:value-type="float">
            <text:p>0.280756789013755</text:p>
          </table:table-cell>
          <table:table-cell table:formula="of:=([.K528]-[.J528])" office:value-type="float" office:value="0.218364866034923" calcext:value-type="float">
            <text:p>0.218</text:p>
          </table:table-cell>
          <table:table-cell/>
          <table:table-cell table:style-name="Default" office:value-type="float" office:value="1.50118653895717" calcext:value-type="float">
            <text:p>1.50118653895717</text:p>
          </table:table-cell>
          <table:table-cell table:style-name="Default" office:value-type="float" office:value="5.77534413806306" calcext:value-type="float">
            <text:p>5.7753441380630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243880912228268" calcext:value-type="float">
            <text:p>0.243880912228268</text:p>
          </table:table-cell>
          <table:table-cell table:style-name="Default" office:value-type="float" office:value="0.290698535760711" calcext:value-type="float">
            <text:p>0.290698535760711</text:p>
          </table:table-cell>
          <table:table-cell table:formula="of:=([.K529]-[.J529])" office:value-type="float" office:value="0.046817623532443" calcext:value-type="float">
            <text:p>0.047</text:p>
          </table:table-cell>
          <table:table-cell/>
          <table:table-cell table:style-name="Default" office:value-type="string" calcext:value-type="string">
            <text:p>nan</text:p>
          </table:table-cell>
          <table:table-cell table:style-name="Default" office:value-type="float" office:value="15.8315337337974" calcext:value-type="float">
            <text:p>15.831533733797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303994765825526" calcext:value-type="float">
            <text:p>0.303994765825526</text:p>
          </table:table-cell>
          <table:table-cell table:style-name="Default" office:value-type="float" office:value="0.383224955188801" calcext:value-type="float">
            <text:p>0.383224955188801</text:p>
          </table:table-cell>
          <table:table-cell table:formula="of:=([.K530]-[.J530])" office:value-type="float" office:value="0.079230189363275" calcext:value-type="float">
            <text:p>0.079</text:p>
          </table:table-cell>
          <table:table-cell/>
          <table:table-cell table:style-name="Default" office:value-type="float" office:value="6.13881608714757" calcext:value-type="float">
            <text:p>6.13881608714757</text:p>
          </table:table-cell>
          <table:table-cell table:style-name="Default" office:value-type="float" office:value="9.09496419117808" calcext:value-type="float">
            <text:p>9.0949641911780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661636683610854" calcext:value-type="float">
            <text:p>0.066163668361085</text:p>
          </table:table-cell>
          <table:table-cell table:style-name="Default" office:value-type="float" office:value="0.143122632765086" calcext:value-type="float">
            <text:p>0.143122632765086</text:p>
          </table:table-cell>
          <table:table-cell table:formula="of:=([.K531]-[.J531])" office:value-type="float" office:value="0.0769589644040006" calcext:value-type="float">
            <text:p>0.077</text:p>
          </table:table-cell>
          <table:table-cell/>
          <table:table-cell table:style-name="Default" office:value-type="string" calcext:value-type="string">
            <text:p>nan</text:p>
          </table:table-cell>
          <table:table-cell table:style-name="Default" office:value-type="float" office:value="24.6871319174328" calcext:value-type="float">
            <text:p>24.6871319174328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316358159495959" calcext:value-type="float">
            <text:p>0.031635815949596</text:p>
          </table:table-cell>
          <table:table-cell table:style-name="Default" office:value-type="float" office:value="0.215110597195308" calcext:value-type="float">
            <text:p>0.215110597195308</text:p>
          </table:table-cell>
          <table:table-cell table:formula="of:=([.K532]-[.J532])" office:value-type="float" office:value="0.183474781245712" calcext:value-type="float">
            <text:p>0.183</text:p>
          </table:table-cell>
          <table:table-cell/>
          <table:table-cell table:style-name="Default" office:value-type="float" office:value="0.048769645981988" calcext:value-type="float">
            <text:p>0.048769645981988</text:p>
          </table:table-cell>
          <table:table-cell table:style-name="Default" office:value-type="float" office:value="0.0750598585179727" calcext:value-type="float">
            <text:p>0.07505985851797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728930446900962" calcext:value-type="float">
            <text:p>0.072893044690096</text:p>
          </table:table-cell>
          <table:table-cell table:style-name="Default" office:value-type="float" office:value="0.185397159376789" calcext:value-type="float">
            <text:p>0.185397159376789</text:p>
          </table:table-cell>
          <table:table-cell table:formula="of:=([.K533]-[.J533])" office:value-type="float" office:value="0.112504114686693" calcext:value-type="float">
            <text:p>0.113</text:p>
          </table:table-cell>
          <table:table-cell/>
          <table:table-cell table:style-name="Default" office:value-type="float" office:value="0.0524240941628018" calcext:value-type="float">
            <text:p>0.052424094162802</text:p>
          </table:table-cell>
          <table:table-cell table:style-name="Default" office:value-type="float" office:value="0.151251793965851" calcext:value-type="float">
            <text:p>0.15125179396585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number-columns-repeated="2" table:style-name="Default" office:value-type="string" calcext:value-type="string">
            <text:p>nan</text:p>
          </table:table-cell>
          <table:table-cell table:formula="of:=([.K534]-[.J534])" office:value-type="string" office:string-value="" calcext:value-type="error">
            <text:p>#VALUE!</text:p>
          </table:table-cell>
          <table:table-cell/>
          <table:table-cell table:style-name="Default" office:value-type="float" office:value="0.0348059976328709" calcext:value-type="float">
            <text:p>0.034805997632871</text:p>
          </table:table-cell>
          <table:table-cell table:style-name="Default" office:value-type="float" office:value="0.108402060954143" calcext:value-type="float">
            <text:p>0.10840206095414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331134868463412" calcext:value-type="float">
            <text:p>0.033113486846341</text:p>
          </table:table-cell>
          <table:table-cell table:style-name="Default" office:value-type="float" office:value="0.0800932429746965" calcext:value-type="float">
            <text:p>0.080093242974697</text:p>
          </table:table-cell>
          <table:table-cell table:formula="of:=([.K535]-[.J535])" office:value-type="float" office:value="0.0469797561283553" calcext:value-type="float">
            <text:p>0.047</text:p>
          </table:table-cell>
          <table:table-cell/>
          <table:table-cell table:style-name="Default" office:value-type="float" office:value="0.0483537983267066" calcext:value-type="float">
            <text:p>0.048353798326707</text:p>
          </table:table-cell>
          <table:table-cell table:style-name="Default" office:value-type="float" office:value="0.0723869870785788" calcext:value-type="float">
            <text:p>0.07238698707857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377235496861767" calcext:value-type="float">
            <text:p>0.037723549686177</text:p>
          </table:table-cell>
          <table:table-cell table:style-name="Default" office:value-type="float" office:value="0.208176001523617" calcext:value-type="float">
            <text:p>0.208176001523617</text:p>
          </table:table-cell>
          <table:table-cell table:formula="of:=([.K536]-[.J536])" office:value-type="float" office:value="0.17045245183744" calcext:value-type="float">
            <text:p>0.170</text:p>
          </table:table-cell>
          <table:table-cell/>
          <table:table-cell table:style-name="Default" office:value-type="float" office:value="0.058617948166396" calcext:value-type="float">
            <text:p>0.058617948166396</text:p>
          </table:table-cell>
          <table:table-cell table:style-name="Default" office:value-type="float" office:value="0.105365765345233" calcext:value-type="float">
            <text:p>0.10536576534523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240329073843955" calcext:value-type="float">
            <text:p>0.240329073843955</text:p>
          </table:table-cell>
          <table:table-cell table:style-name="Default" office:value-type="float" office:value="0.286417755109241" calcext:value-type="float">
            <text:p>0.286417755109241</text:p>
          </table:table-cell>
          <table:table-cell table:formula="of:=([.K537]-[.J537])" office:value-type="float" office:value="0.046088681265286" calcext:value-type="float">
            <text:p>0.046</text:p>
          </table:table-cell>
          <table:table-cell/>
          <table:table-cell table:style-name="Default" office:value-type="float" office:value="0.114205783690128" calcext:value-type="float">
            <text:p>0.114205783690128</text:p>
          </table:table-cell>
          <table:table-cell table:style-name="Default" office:value-type="float" office:value="0.0919381474305749" calcext:value-type="float">
            <text:p>0.091938147430575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694406239982663" calcext:value-type="float">
            <text:p>0.069440623998266</text:p>
          </table:table-cell>
          <table:table-cell table:style-name="Default" office:value-type="float" office:value="0.156332580277498" calcext:value-type="float">
            <text:p>0.156332580277498</text:p>
          </table:table-cell>
          <table:table-cell table:formula="of:=([.K538]-[.J538])" office:value-type="float" office:value="0.0868919562792317" calcext:value-type="float">
            <text:p>0.087</text:p>
          </table:table-cell>
          <table:table-cell/>
          <table:table-cell table:style-name="Default" office:value-type="float" office:value="0.0653918580784191" calcext:value-type="float">
            <text:p>0.065391858078419</text:p>
          </table:table-cell>
          <table:table-cell table:style-name="Default" office:value-type="float" office:value="0.103082441928302" calcext:value-type="float">
            <text:p>0.10308244192830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06542860730498" calcext:value-type="float">
            <text:p>0.04065428607305</text:p>
          </table:table-cell>
          <table:table-cell table:style-name="Default" office:value-type="float" office:value="0.0880518093385827" calcext:value-type="float">
            <text:p>0.088051809338583</text:p>
          </table:table-cell>
          <table:table-cell table:formula="of:=([.K539]-[.J539])" office:value-type="float" office:value="0.0473975232655329" calcext:value-type="float">
            <text:p>0.047</text:p>
          </table:table-cell>
          <table:table-cell/>
          <table:table-cell table:style-name="Default" office:value-type="float" office:value="0.0354796146405321" calcext:value-type="float">
            <text:p>0.035479614640532</text:p>
          </table:table-cell>
          <table:table-cell table:style-name="Default" office:value-type="float" office:value="0.116495796648593" calcext:value-type="float">
            <text:p>0.11649579664859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09104326742322" calcext:value-type="float">
            <text:p>0.020910432674232</text:p>
          </table:table-cell>
          <table:table-cell table:style-name="Default" office:value-type="float" office:value="0.116258318606827" calcext:value-type="float">
            <text:p>0.116258318606827</text:p>
          </table:table-cell>
          <table:table-cell table:formula="of:=([.K540]-[.J540])" office:value-type="float" office:value="0.0953478859325948" calcext:value-type="float">
            <text:p>0.095</text:p>
          </table:table-cell>
          <table:table-cell/>
          <table:table-cell table:style-name="Default" office:value-type="float" office:value="0.0489536100602899" calcext:value-type="float">
            <text:p>0.04895361006029</text:p>
          </table:table-cell>
          <table:table-cell table:style-name="Default" office:value-type="float" office:value="0.181218409689111" calcext:value-type="float">
            <text:p>0.18121840968911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238374048886789" calcext:value-type="float">
            <text:p>0.023837404888679</text:p>
          </table:table-cell>
          <table:table-cell table:style-name="Default" office:value-type="float" office:value="0.0957150076972517" calcext:value-type="float">
            <text:p>0.095715007697252</text:p>
          </table:table-cell>
          <table:table-cell table:formula="of:=([.K541]-[.J541])" office:value-type="float" office:value="0.0718776028085728" calcext:value-type="float">
            <text:p>0.072</text:p>
          </table:table-cell>
          <table:table-cell/>
          <table:table-cell table:style-name="Default" office:value-type="float" office:value="0.0658347053865109" calcext:value-type="float">
            <text:p>0.065834705386511</text:p>
          </table:table-cell>
          <table:table-cell table:style-name="Default" office:value-type="float" office:value="0.0770291439990261" calcext:value-type="float">
            <text:p>0.077029143999026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3.67346040597853" calcext:value-type="float">
            <text:p>3.67346040597853</text:p>
          </table:table-cell>
          <table:table-cell table:style-name="Default" office:value-type="float" office:value="4.29796971285997" calcext:value-type="float">
            <text:p>4.29796971285997</text:p>
          </table:table-cell>
          <table:table-cell table:formula="of:=([.K542]-[.J542])" office:value-type="float" office:value="0.62450930688144" calcext:value-type="float">
            <text:p>0.625</text:p>
          </table:table-cell>
          <table:table-cell/>
          <table:table-cell table:style-name="Default" office:value-type="float" office:value="0.0483258809006605" calcext:value-type="float">
            <text:p>0.048325880900661</text:p>
          </table:table-cell>
          <table:table-cell table:style-name="Default" office:value-type="float" office:value="0.130712572227951" calcext:value-type="float">
            <text:p>0.13071257222795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6438131115553" calcext:value-type="float">
            <text:p>0.018643813111555</text:p>
          </table:table-cell>
          <table:table-cell table:style-name="Default" office:value-type="float" office:value="0.0336900416828401" calcext:value-type="float">
            <text:p>0.03369004168284</text:p>
          </table:table-cell>
          <table:table-cell table:formula="of:=([.K543]-[.J543])" office:value-type="float" office:value="0.0150462285712848" calcext:value-type="float">
            <text:p>0.015</text:p>
          </table:table-cell>
          <table:table-cell/>
          <table:table-cell table:style-name="Default" office:value-type="float" office:value="0.036464487345508" calcext:value-type="float">
            <text:p>0.036464487345508</text:p>
          </table:table-cell>
          <table:table-cell table:style-name="Default" office:value-type="float" office:value="0.0902715475877136" calcext:value-type="float">
            <text:p>0.090271547587714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9370598878487" calcext:value-type="float">
            <text:p>0.019370598878487</text:p>
          </table:table-cell>
          <table:table-cell table:style-name="Default" office:value-type="float" office:value="0.089993231953784" calcext:value-type="float">
            <text:p>0.089993231953784</text:p>
          </table:table-cell>
          <table:table-cell table:formula="of:=([.K544]-[.J544])" office:value-type="float" office:value="0.070622633075297" calcext:value-type="float">
            <text:p>0.071</text:p>
          </table:table-cell>
          <table:table-cell/>
          <table:table-cell table:style-name="Default" office:value-type="float" office:value="0.0252291401596662" calcext:value-type="float">
            <text:p>0.025229140159666</text:p>
          </table:table-cell>
          <table:table-cell table:style-name="Default" office:value-type="float" office:value="0.0692297925169901" calcext:value-type="float">
            <text:p>0.06922979251699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497451715010268" calcext:value-type="float">
            <text:p>0.049745171501027</text:p>
          </table:table-cell>
          <table:table-cell table:style-name="Default" office:value-type="float" office:value="0.140039393073667" calcext:value-type="float">
            <text:p>0.140039393073667</text:p>
          </table:table-cell>
          <table:table-cell table:formula="of:=([.K545]-[.J545])" office:value-type="float" office:value="0.0902942215726402" calcext:value-type="float">
            <text:p>0.090</text:p>
          </table:table-cell>
          <table:table-cell/>
          <table:table-cell table:style-name="Default" office:value-type="float" office:value="0.0538858690030585" calcext:value-type="float">
            <text:p>0.053885869003059</text:p>
          </table:table-cell>
          <table:table-cell table:style-name="Default" office:value-type="float" office:value="0.138862921552302" calcext:value-type="float">
            <text:p>0.138862921552302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9528961132517" calcext:value-type="float">
            <text:p>0.018952896113252</text:p>
          </table:table-cell>
          <table:table-cell table:style-name="Default" office:value-type="float" office:value="0.0503504998539533" calcext:value-type="float">
            <text:p>0.050350499853953</text:p>
          </table:table-cell>
          <table:table-cell table:formula="of:=([.K546]-[.J546])" office:value-type="float" office:value="0.0313976037407016" calcext:value-type="float">
            <text:p>0.031</text:p>
          </table:table-cell>
          <table:table-cell/>
          <table:table-cell table:style-name="Default" office:value-type="float" office:value="0.0534276595650403" calcext:value-type="float">
            <text:p>0.05342765956504</text:p>
          </table:table-cell>
          <table:table-cell table:style-name="Default" office:value-type="float" office:value="0.0850594077181528" calcext:value-type="float">
            <text:p>0.08505940771815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Default" office:value-type="float" office:value="0.018455192282132" calcext:value-type="float">
            <text:p>0.018455192282132</text:p>
          </table:table-cell>
          <table:table-cell table:style-name="Default" office:value-type="float" office:value="0.0450928190846869" calcext:value-type="float">
            <text:p>0.045092819084687</text:p>
          </table:table-cell>
          <table:table-cell table:formula="of:=([.K547]-[.J547])" office:value-type="float" office:value="0.0266376268025549" calcext:value-type="float">
            <text:p>0.027</text:p>
          </table:table-cell>
          <table:table-cell/>
          <table:table-cell table:style-name="Default" office:value-type="float" office:value="0.0402473367664078" calcext:value-type="float">
            <text:p>0.040247336766408</text:p>
          </table:table-cell>
          <table:table-cell table:style-name="Default" office:value-type="float" office:value="0.116911477504128" calcext:value-type="float">
            <text:p>0.1169114775041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36646850396195" calcext:value-type="float">
            <text:p>1.36646850396195</text:p>
          </table:table-cell>
          <table:table-cell table:style-name="Default" office:value-type="float" office:value="3.89941610013441" calcext:value-type="float">
            <text:p>3.8994161001344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4.72369316021656" calcext:value-type="float">
            <text:p>4.72369316021656</text:p>
          </table:table-cell>
          <table:table-cell table:style-name="Default" office:value-type="float" office:value="9.05124163424013" calcext:value-type="float">
            <text:p>9.0512416342401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41572052025007" calcext:value-type="float">
            <text:p>1.41572052025007</text:p>
          </table:table-cell>
          <table:table-cell table:style-name="Default" office:value-type="float" office:value="2.64480694907786" calcext:value-type="float">
            <text:p>2.6448069490778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4.80889096805572" calcext:value-type="float">
            <text:p>4.80889096805572</text:p>
          </table:table-cell>
          <table:table-cell table:style-name="Default" office:value-type="float" office:value="4.49329499077288" calcext:value-type="float">
            <text:p>4.4932949907728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68416117566981" calcext:value-type="float">
            <text:p>1.68416117566981</text:p>
          </table:table-cell>
          <table:table-cell table:style-name="Default" office:value-type="float" office:value="5.71776995110625" calcext:value-type="float">
            <text:p>5.7177699511062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36034728833306" calcext:value-type="float">
            <text:p>1.36034728833306</text:p>
          </table:table-cell>
          <table:table-cell table:style-name="Default" office:value-type="float" office:value="3.44727199839324" calcext:value-type="float">
            <text:p>3.4472719983932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750100966330478" calcext:value-type="float">
            <text:p>0.750100966330478</text:p>
          </table:table-cell>
          <table:table-cell table:style-name="Default" office:value-type="float" office:value="7.13466418966936" calcext:value-type="float">
            <text:p>7.1346641896693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98665769150536" calcext:value-type="float">
            <text:p>0.198665769150536</text:p>
          </table:table-cell>
          <table:table-cell table:style-name="Default" office:value-type="float" office:value="1.20083735968568" calcext:value-type="float">
            <text:p>1.2008373596856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49680560802398" calcext:value-type="float">
            <text:p>0.649680560802398</text:p>
          </table:table-cell>
          <table:table-cell table:style-name="Default" office:value-type="float" office:value="1.79453977655864" calcext:value-type="float">
            <text:p>1.7945397765586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996782962322282" calcext:value-type="float">
            <text:p>0.996782962322282</text:p>
          </table:table-cell>
          <table:table-cell table:style-name="Default" office:value-type="float" office:value="2.62286538663702" calcext:value-type="float">
            <text:p>2.6228653866370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25165988453435" calcext:value-type="float">
            <text:p>1.25165988453435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96849845393483" calcext:value-type="float">
            <text:p>2.96849845393483</text:p>
          </table:table-cell>
          <table:table-cell table:style-name="Default" office:value-type="float" office:value="42.9630975830574" calcext:value-type="float">
            <text:p>42.963097583057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75928060284101" calcext:value-type="float">
            <text:p>2.75928060284101</text:p>
          </table:table-cell>
          <table:table-cell table:style-name="Default" office:value-type="float" office:value="7.18548754631708" calcext:value-type="float">
            <text:p>7.1854875463170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3.01543428186657" calcext:value-type="float">
            <text:p>3.01543428186657</text:p>
          </table:table-cell>
          <table:table-cell table:style-name="Default" office:value-type="float" office:value="7.96117210900545" calcext:value-type="float">
            <text:p>7.9611721090054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41063217354545" calcext:value-type="float">
            <text:p>2.41063217354545</text:p>
          </table:table-cell>
          <table:table-cell table:style-name="Default" office:value-type="float" office:value="2.20950479562462" calcext:value-type="float">
            <text:p>2.2095047956246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0.6600331314655" calcext:value-type="float">
            <text:p>20.6600331314655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43695243638766" calcext:value-type="float">
            <text:p>0.034369524363877</text:p>
          </table:table-cell>
          <table:table-cell table:style-name="Default" office:value-type="float" office:value="0.0597105579756541" calcext:value-type="float">
            <text:p>0.05971055797565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22117981435273" calcext:value-type="float">
            <text:p>0.032211798143527</text:p>
          </table:table-cell>
          <table:table-cell table:style-name="Default" office:value-type="float" office:value="0.10115333241615" calcext:value-type="float">
            <text:p>0.1011533324161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24743341573015" calcext:value-type="float">
            <text:p>0.022474334157302</text:p>
          </table:table-cell>
          <table:table-cell table:style-name="Default" office:value-type="float" office:value="0.0672024960514516" calcext:value-type="float">
            <text:p>0.06720249605145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14965055785975" calcext:value-type="float">
            <text:p>0.041496505578598</text:p>
          </table:table-cell>
          <table:table-cell table:style-name="Default" office:value-type="float" office:value="0.0454038358303773" calcext:value-type="float">
            <text:p>0.04540383583037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60133685434511" calcext:value-type="float">
            <text:p>0.036013368543451</text:p>
          </table:table-cell>
          <table:table-cell table:style-name="Default" office:value-type="float" office:value="0.0598462103533931" calcext:value-type="float">
            <text:p>0.05984621035339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94399739694609" calcext:value-type="float">
            <text:p>0.069439973969461</text:p>
          </table:table-cell>
          <table:table-cell table:style-name="Default" office:value-type="float" office:value="0.0568213850543268" calcext:value-type="float">
            <text:p>0.05682138505432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92214778008105" calcext:value-type="float">
            <text:p>0.039221477800811</text:p>
          </table:table-cell>
          <table:table-cell table:style-name="Default" office:value-type="float" office:value="0.0658167144943545" calcext:value-type="float">
            <text:p>0.06581671449435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93101851611064" calcext:value-type="float">
            <text:p>0.019310185161106</text:p>
          </table:table-cell>
          <table:table-cell table:style-name="Default" office:value-type="float" office:value="0.0608883065183267" calcext:value-type="float">
            <text:p>0.06088830651832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7953904048527" calcext:value-type="float">
            <text:p>0.027953904048527</text:p>
          </table:table-cell>
          <table:table-cell table:style-name="Default" office:value-type="float" office:value="0.0943636916795829" calcext:value-type="float">
            <text:p>0.0943636916795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8397369198817" calcext:value-type="float">
            <text:p>0.035839736919882</text:p>
          </table:table-cell>
          <table:table-cell table:style-name="Default" office:value-type="float" office:value="0.0444138827958582" calcext:value-type="float">
            <text:p>0.04441388279585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09625639617327" calcext:value-type="float">
            <text:p>0.030962563961733</text:p>
          </table:table-cell>
          <table:table-cell table:style-name="Default" office:value-type="float" office:value="0.0785009288994978" calcext:value-type="float">
            <text:p>0.07850092889949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45220762449925" calcext:value-type="float">
            <text:p>0.024522076244993</text:p>
          </table:table-cell>
          <table:table-cell table:style-name="Default" office:value-type="float" office:value="0.0580546286916888" calcext:value-type="float">
            <text:p>0.05805462869168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94593897511625" calcext:value-type="float">
            <text:p>0.019459389751163</text:p>
          </table:table-cell>
          <table:table-cell table:style-name="Default" office:value-type="float" office:value="0.0459291328948071" calcext:value-type="float">
            <text:p>0.04592913289480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68768051142375" calcext:value-type="float">
            <text:p>0.046876805114238</text:p>
          </table:table-cell>
          <table:table-cell table:style-name="Default" office:value-type="float" office:value="0.129229278856289" calcext:value-type="float">
            <text:p>0.12922927885628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9456492228991" calcext:value-type="float">
            <text:p>0.033945649222899</text:p>
          </table:table-cell>
          <table:table-cell table:style-name="Default" office:value-type="float" office:value="0.0659561956987287" calcext:value-type="float">
            <text:p>0.06595619569872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2557072375113" calcext:value-type="float">
            <text:p>0.032557072375113</text:p>
          </table:table-cell>
          <table:table-cell table:style-name="Default" office:value-type="float" office:value="0.0873219868859901" calcext:value-type="float">
            <text:p>0.0873219868859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28156902362939" calcext:value-type="float">
            <text:p>0.128156902362939</text:p>
          </table:table-cell>
          <table:table-cell table:style-name="Default" office:value-type="float" office:value="0.251774743011049" calcext:value-type="float">
            <text:p>0.25177474301104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84627679533867" calcext:value-type="float">
            <text:p>0.078462767953387</text:p>
          </table:table-cell>
          <table:table-cell table:style-name="Default" office:value-type="float" office:value="0.203679751823756" calcext:value-type="float">
            <text:p>0.20367975182375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87248904158282" calcext:value-type="float">
            <text:p>0.078724890415828</text:p>
          </table:table-cell>
          <table:table-cell table:style-name="Default" office:value-type="float" office:value="0.164828349574671" calcext:value-type="float">
            <text:p>0.16482834957467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965330859715314" calcext:value-type="float">
            <text:p>0.096533085971531</text:p>
          </table:table-cell>
          <table:table-cell table:style-name="Default" office:value-type="float" office:value="0.13522279348485" calcext:value-type="float">
            <text:p>0.1352227934848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852097850431769" calcext:value-type="float">
            <text:p>0.852097850431769</text:p>
          </table:table-cell>
          <table:table-cell table:style-name="Default" office:value-type="float" office:value="1.0335625510816" calcext:value-type="float">
            <text:p>1.033562551081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79025142422092" calcext:value-type="float">
            <text:p>0.279025142422092</text:p>
          </table:table-cell>
          <table:table-cell table:style-name="Default" office:value-type="float" office:value="0.428609656275757" calcext:value-type="float">
            <text:p>0.42860965627575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53274925049803" calcext:value-type="float">
            <text:p>0.153274925049803</text:p>
          </table:table-cell>
          <table:table-cell table:style-name="Default" office:value-type="float" office:value="0.378336579028604" calcext:value-type="float">
            <text:p>0.37833657902860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27319573294566" calcext:value-type="float">
            <text:p>0.227319573294566</text:p>
          </table:table-cell>
          <table:table-cell table:style-name="Default" office:value-type="float" office:value="0.30227397402761" calcext:value-type="float">
            <text:p>0.3022739740276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47585858356757" calcext:value-type="float">
            <text:p>0.074758585835676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27802691921237" calcext:value-type="float">
            <text:p>1.27802691921237</text:p>
          </table:table-cell>
          <table:table-cell table:style-name="Default" office:value-type="float" office:value="0.225374841062205" calcext:value-type="float">
            <text:p>0.22537484106220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2334605748216" calcext:value-type="float">
            <text:p>0.12334605748216</text:p>
          </table:table-cell>
          <table:table-cell table:style-name="Default" office:value-type="float" office:value="0.268311461356164" calcext:value-type="float">
            <text:p>0.26831146135616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03965250234967" calcext:value-type="float">
            <text:p>0.070396525023497</text:p>
          </table:table-cell>
          <table:table-cell table:style-name="Default" office:value-type="float" office:value="0.174508397621397" calcext:value-type="float">
            <text:p>0.17450839762139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59120960218519" calcext:value-type="float">
            <text:p>0.045912096021852</text:p>
          </table:table-cell>
          <table:table-cell table:style-name="Default" office:value-type="float" office:value="0.107939859118404" calcext:value-type="float">
            <text:p>0.10793985911840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28290479066995" calcext:value-type="float">
            <text:p>0.228290479066995</text:p>
          </table:table-cell>
          <table:table-cell table:style-name="Default" office:value-type="float" office:value="0.661303616660482" calcext:value-type="float">
            <text:p>0.66130361666048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68834433833358" calcext:value-type="float">
            <text:p>0.368834433833358</text:p>
          </table:table-cell>
          <table:table-cell table:style-name="Default" office:value-type="float" office:value="0.217376990385972" calcext:value-type="float">
            <text:p>0.21737699038597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76100000765023" calcext:value-type="float">
            <text:p>0.176100000765023</text:p>
          </table:table-cell>
          <table:table-cell table:style-name="Default" office:value-type="float" office:value="0.612800640206816" calcext:value-type="float">
            <text:p>0.61280064020681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0995084821653" calcext:value-type="float">
            <text:p>0.033099508482165</text:p>
          </table:table-cell>
          <table:table-cell table:style-name="Default" office:value-type="float" office:value="0.0585938845241136" calcext:value-type="float">
            <text:p>0.05859388452411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17806557428435" calcext:value-type="float">
            <text:p>0.031780655742844</text:p>
          </table:table-cell>
          <table:table-cell table:style-name="Default" office:value-type="float" office:value="0.0989019266243578" calcext:value-type="float">
            <text:p>0.09890192662435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22916549290668" calcext:value-type="float">
            <text:p>0.022291654929067</text:p>
          </table:table-cell>
          <table:table-cell table:style-name="Default" office:value-type="float" office:value="0.0665558308625431" calcext:value-type="float">
            <text:p>0.06655583086254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4019663249826" calcext:value-type="float">
            <text:p>0.033401966324983</text:p>
          </table:table-cell>
          <table:table-cell table:style-name="Default" office:value-type="float" office:value="0.0439378041487185" calcext:value-type="float">
            <text:p>0.04393780414871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664777437397" calcext:value-type="float">
            <text:p>0.035664777437397</text:p>
          </table:table-cell>
          <table:table-cell table:style-name="Default" office:value-type="float" office:value="0.0588782424268282" calcext:value-type="float">
            <text:p>0.0588782424268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70592511788233" calcext:value-type="float">
            <text:p>0.067059251178823</text:p>
          </table:table-cell>
          <table:table-cell table:style-name="Default" office:value-type="float" office:value="0.0562863089577831" calcext:value-type="float">
            <text:p>0.0562863089577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84022515113849" calcext:value-type="float">
            <text:p>0.038402251511385</text:p>
          </table:table-cell>
          <table:table-cell table:style-name="Default" office:value-type="float" office:value="0.0647385273629186" calcext:value-type="float">
            <text:p>0.06473852736291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88375896090716" calcext:value-type="float">
            <text:p>0.018837589609072</text:p>
          </table:table-cell>
          <table:table-cell table:style-name="Default" office:value-type="float" office:value="0.0579198099075992" calcext:value-type="float">
            <text:p>0.05791980990759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61069158016199" calcext:value-type="float">
            <text:p>0.02610691580162</text:p>
          </table:table-cell>
          <table:table-cell table:style-name="Default" office:value-type="float" office:value="0.0904262625401342" calcext:value-type="float">
            <text:p>0.09042626254013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8285348818641" calcext:value-type="float">
            <text:p>0.035828534881864</text:p>
          </table:table-cell>
          <table:table-cell table:style-name="Default" office:value-type="float" office:value="0.0437407819225728" calcext:value-type="float">
            <text:p>0.04374078192257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95282928934308" calcext:value-type="float">
            <text:p>0.029528292893431</text:p>
          </table:table-cell>
          <table:table-cell table:style-name="Default" office:value-type="float" office:value="0.0744846239407372" calcext:value-type="float">
            <text:p>0.07448462394073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36614673188313" calcext:value-type="float">
            <text:p>0.023661467318831</text:p>
          </table:table-cell>
          <table:table-cell table:style-name="Default" office:value-type="float" office:value="0.0558188797319511" calcext:value-type="float">
            <text:p>0.0558188797319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56872545006725" calcext:value-type="float">
            <text:p>0.015687254500673</text:p>
          </table:table-cell>
          <table:table-cell table:style-name="Default" office:value-type="float" office:value="0.0418345772248005" calcext:value-type="float">
            <text:p>0.04183457722480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15413765320798" calcext:value-type="float">
            <text:p>0.04154137653208</text:p>
          </table:table-cell>
          <table:table-cell table:style-name="Default" office:value-type="float" office:value="0.116691703833259" calcext:value-type="float">
            <text:p>0.11669170383325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0180809470871" calcext:value-type="float">
            <text:p>0.033018080947087</text:p>
          </table:table-cell>
          <table:table-cell table:style-name="Default" office:value-type="float" office:value="0.064467122941357" calcext:value-type="float">
            <text:p>0.06446712294135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19301671484176" calcext:value-type="float">
            <text:p>0.031930167148418</text:p>
          </table:table-cell>
          <table:table-cell table:style-name="Default" office:value-type="float" office:value="0.0816566890221278" calcext:value-type="float">
            <text:p>0.0816566890221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58105043227718" calcext:value-type="float">
            <text:p>0.158105043227718</text:p>
          </table:table-cell>
          <table:table-cell table:style-name="Default" office:value-type="float" office:value="0.205045734576582" calcext:value-type="float">
            <text:p>0.20504573457658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88168985451748" calcext:value-type="float">
            <text:p>0.188168985451748</text:p>
          </table:table-cell>
          <table:table-cell table:style-name="Default" office:value-type="float" office:value="0.462924478532906" calcext:value-type="float">
            <text:p>0.46292447853290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81388729265386" calcext:value-type="float">
            <text:p>0.281388729265386</text:p>
          </table:table-cell>
          <table:table-cell table:style-name="Default" office:value-type="float" office:value="0.51291658003022" calcext:value-type="float">
            <text:p>0.5129165800302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31809114386652" calcext:value-type="float">
            <text:p>0.131809114386652</text:p>
          </table:table-cell>
          <table:table-cell table:style-name="Default" office:value-type="float" office:value="0.139568477159741" calcext:value-type="float">
            <text:p>0.13956847715974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12233378445519" calcext:value-type="float">
            <text:p>0.212233378445519</text:p>
          </table:table-cell>
          <table:table-cell table:style-name="Default" office:value-type="float" office:value="0.452447940368245" calcext:value-type="float">
            <text:p>0.45244794036824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85877781904495" calcext:value-type="float">
            <text:p>0.685877781904495</text:p>
          </table:table-cell>
          <table:table-cell table:style-name="Default" office:value-type="float" office:value="0.356599809098101" calcext:value-type="float">
            <text:p>0.35659980909810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31556960243678" calcext:value-type="float">
            <text:p>0.231556960243678</text:p>
          </table:table-cell>
          <table:table-cell table:style-name="Default" office:value-type="float" office:value="0.298988869659103" calcext:value-type="float">
            <text:p>0.29898886965910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834884928455039" calcext:value-type="float">
            <text:p>0.083488492845504</text:p>
          </table:table-cell>
          <table:table-cell table:style-name="Default" office:value-type="float" office:value="0.291330684366057" calcext:value-type="float">
            <text:p>0.29133068436605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2106675389867" calcext:value-type="float">
            <text:p>0.12106675389867</text:p>
          </table:table-cell>
          <table:table-cell table:style-name="Default" office:value-type="float" office:value="0.364133809926026" calcext:value-type="float">
            <text:p>0.36413380992602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37500957228375" calcext:value-type="float">
            <text:p>0.237500957228375</text:p>
          </table:table-cell>
          <table:table-cell table:style-name="Default" office:value-type="float" office:value="0.194768906593278" calcext:value-type="float">
            <text:p>0.19476890659327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5593470630027" calcext:value-type="float">
            <text:p>0.35593470630027</text:p>
          </table:table-cell>
          <table:table-cell table:style-name="Default" office:value-type="float" office:value="0.628716123185956" calcext:value-type="float">
            <text:p>0.62871612318595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885442496743093" calcext:value-type="float">
            <text:p>0.088544249674309</text:p>
          </table:table-cell>
          <table:table-cell table:style-name="Default" office:value-type="float" office:value="0.239932498859443" calcext:value-type="float">
            <text:p>0.23993249885944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88073779286662" calcext:value-type="float">
            <text:p>0.088073779286662</text:p>
          </table:table-cell>
          <table:table-cell table:style-name="Default" office:value-type="float" office:value="0.20995532868569" calcext:value-type="float">
            <text:p>0.2099553286856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18552157828697" calcext:value-type="float">
            <text:p>0.218552157828697</text:p>
          </table:table-cell>
          <table:table-cell table:style-name="Default" office:value-type="float" office:value="1.24691959653051" calcext:value-type="float">
            <text:p>1.246919596530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64495417155059" calcext:value-type="float">
            <text:p>0.164495417155059</text:p>
          </table:table-cell>
          <table:table-cell table:style-name="Default" office:value-type="float" office:value="0.378565761804913" calcext:value-type="float">
            <text:p>0.37856576180491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80276482421766" calcext:value-type="float">
            <text:p>0.180276482421766</text:p>
          </table:table-cell>
          <table:table-cell table:style-name="Default" office:value-type="float" office:value="0.267084812279757" calcext:value-type="float">
            <text:p>0.26708481227975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0998009903862" calcext:value-type="float">
            <text:p>0.033099800990386</text:p>
          </table:table-cell>
          <table:table-cell table:style-name="Default" office:value-type="float" office:value="0.0585938845241136" calcext:value-type="float">
            <text:p>0.05859388452411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17802841201272" calcext:value-type="float">
            <text:p>0.031780284120127</text:p>
          </table:table-cell>
          <table:table-cell table:style-name="Default" office:value-type="float" office:value="0.0989019266243578" calcext:value-type="float">
            <text:p>0.09890192662435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22915186629093" calcext:value-type="float">
            <text:p>0.022291518662909</text:p>
          </table:table-cell>
          <table:table-cell table:style-name="Default" office:value-type="float" office:value="0.0665558308625431" calcext:value-type="float">
            <text:p>0.06655583086254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4018666760806" calcext:value-type="float">
            <text:p>0.033401866676081</text:p>
          </table:table-cell>
          <table:table-cell table:style-name="Default" office:value-type="float" office:value="0.0439378041487185" calcext:value-type="float">
            <text:p>0.04393780414871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6648024712821" calcext:value-type="float">
            <text:p>0.035664802471282</text:p>
          </table:table-cell>
          <table:table-cell table:style-name="Default" office:value-type="float" office:value="0.0588782424268282" calcext:value-type="float">
            <text:p>0.0588782424268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70613299719791" calcext:value-type="float">
            <text:p>0.067061329971979</text:p>
          </table:table-cell>
          <table:table-cell table:style-name="Default" office:value-type="float" office:value="0.0562863089577831" calcext:value-type="float">
            <text:p>0.0562863089577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84022694964854" calcext:value-type="float">
            <text:p>0.038402269496485</text:p>
          </table:table-cell>
          <table:table-cell table:style-name="Default" office:value-type="float" office:value="0.0647385273629186" calcext:value-type="float">
            <text:p>0.06473852736291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88371581028248" calcext:value-type="float">
            <text:p>0.018837158102825</text:p>
          </table:table-cell>
          <table:table-cell table:style-name="Default" office:value-type="float" office:value="0.0579198099075992" calcext:value-type="float">
            <text:p>0.05791980990759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61064642999546" calcext:value-type="float">
            <text:p>0.026106464299955</text:p>
          </table:table-cell>
          <table:table-cell table:style-name="Default" office:value-type="float" office:value="0.0904262625401342" calcext:value-type="float">
            <text:p>0.09042626254013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8260737688938" calcext:value-type="float">
            <text:p>0.035826073768894</text:p>
          </table:table-cell>
          <table:table-cell table:style-name="Default" office:value-type="float" office:value="0.0437407819225728" calcext:value-type="float">
            <text:p>0.04374078192257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95283029262273" calcext:value-type="float">
            <text:p>0.029528302926227</text:p>
          </table:table-cell>
          <table:table-cell table:style-name="Default" office:value-type="float" office:value="0.0744846239407372" calcext:value-type="float">
            <text:p>0.07448462394073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36616148604192" calcext:value-type="float">
            <text:p>0.023661614860419</text:p>
          </table:table-cell>
          <table:table-cell table:style-name="Default" office:value-type="float" office:value="0.0558188797319511" calcext:value-type="float">
            <text:p>0.0558188797319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56872086155841" calcext:value-type="float">
            <text:p>0.015687208615584</text:p>
          </table:table-cell>
          <table:table-cell table:style-name="Default" office:value-type="float" office:value="0.0418345772248005" calcext:value-type="float">
            <text:p>0.04183457722480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15413592237571" calcext:value-type="float">
            <text:p>0.041541359223757</text:p>
          </table:table-cell>
          <table:table-cell table:style-name="Default" office:value-type="float" office:value="0.116691703833259" calcext:value-type="float">
            <text:p>0.11669170383325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0176220153337" calcext:value-type="float">
            <text:p>0.033017622015334</text:p>
          </table:table-cell>
          <table:table-cell table:style-name="Default" office:value-type="float" office:value="0.064467122941357" calcext:value-type="float">
            <text:p>0.06446712294135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19217428235916" calcext:value-type="float">
            <text:p>0.031921742823592</text:p>
          </table:table-cell>
          <table:table-cell table:style-name="Default" office:value-type="float" office:value="0.0816566890221278" calcext:value-type="float">
            <text:p>0.0816566890221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04991223038529" calcext:value-type="float">
            <text:p>1.04991223038529</text:p>
          </table:table-cell>
          <table:table-cell table:style-name="Default" office:value-type="float" office:value="0.657338863405368" calcext:value-type="float">
            <text:p>0.65733886340536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32599070196908" calcext:value-type="float">
            <text:p>0.063259907019691</text:p>
          </table:table-cell>
          <table:table-cell table:style-name="Default" office:value-type="float" office:value="0.276955250604124" calcext:value-type="float">
            <text:p>0.27695525060412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44051298988893" calcext:value-type="float">
            <text:p>0.044405129898889</text:p>
          </table:table-cell>
          <table:table-cell table:style-name="Default" office:value-type="float" office:value="0.162534848922997" calcext:value-type="float">
            <text:p>0.16253484892299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18649287177025" calcext:value-type="float">
            <text:p>0.318649287177025</text:p>
          </table:table-cell>
          <table:table-cell table:style-name="Default" office:value-type="float" office:value="0.154006249847827" calcext:value-type="float">
            <text:p>0.15400624984782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36517699888773" calcext:value-type="float">
            <text:p>0.136517699888773</text:p>
          </table:table-cell>
          <table:table-cell table:style-name="Default" office:value-type="float" office:value="0.649962669432626" calcext:value-type="float">
            <text:p>0.64996266943262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72441676865106" calcext:value-type="float">
            <text:p>0.172441676865106</text:p>
          </table:table-cell>
          <table:table-cell table:style-name="Default" office:value-type="float" office:value="0.141231238229663" calcext:value-type="float">
            <text:p>0.14123123822966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829736878252839" calcext:value-type="float">
            <text:p>0.082973687825284</text:p>
          </table:table-cell>
          <table:table-cell table:style-name="Default" office:value-type="float" office:value="0.156660793762988" calcext:value-type="float">
            <text:p>0.15666079376298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00690646415851" calcext:value-type="float">
            <text:p>0.040069064641585</text:p>
          </table:table-cell>
          <table:table-cell table:style-name="Default" office:value-type="float" office:value="0.137422982311589" calcext:value-type="float">
            <text:p>0.13742298231158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2380773825612" calcext:value-type="float">
            <text:p>0.072380773825612</text:p>
          </table:table-cell>
          <table:table-cell table:style-name="Default" office:value-type="float" office:value="0.203984773123132" calcext:value-type="float">
            <text:p>0.20398477312313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8432837292233" calcext:value-type="float">
            <text:p>0.078432837292233</text:p>
          </table:table-cell>
          <table:table-cell table:style-name="Default" office:value-type="float" office:value="0.119455951666784" calcext:value-type="float">
            <text:p>0.11945595166678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51500825185384" calcext:value-type="float">
            <text:p>0.151500825185384</text:p>
          </table:table-cell>
          <table:table-cell table:style-name="Default" office:value-type="float" office:value="0.185941458109307" calcext:value-type="float">
            <text:p>0.18594145810930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45107491287382" calcext:value-type="float">
            <text:p>0.145107491287382</text:p>
          </table:table-cell>
          <table:table-cell table:style-name="Default" office:value-type="float" office:value="1.15244276587926" calcext:value-type="float">
            <text:p>1.1524427658792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100417611061" calcext:value-type="float">
            <text:p>0.06100417611061</text:p>
          </table:table-cell>
          <table:table-cell table:style-name="Default" office:value-type="float" office:value="0.109651804482071" calcext:value-type="float">
            <text:p>0.10965180448207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07588760982564" calcext:value-type="float">
            <text:p>1.07588760982564</text:p>
          </table:table-cell>
          <table:table-cell table:style-name="Default" office:value-type="float" office:value="0.941806119289674" calcext:value-type="float">
            <text:p>0.94180611928967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927243043643578" calcext:value-type="float">
            <text:p>0.092724304364358</text:p>
          </table:table-cell>
          <table:table-cell table:style-name="Default" office:value-type="float" office:value="0.160434857916489" calcext:value-type="float">
            <text:p>0.16043485791648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7509912501208" calcext:value-type="float">
            <text:p>0.067509912501208</text:p>
          </table:table-cell>
          <table:table-cell table:style-name="Default" office:value-type="float" office:value="0.227111432266653" calcext:value-type="float">
            <text:p>0.22711143226665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5.9073852577471" calcext:value-type="float">
            <text:p>15.9073852577471</text:p>
          </table:table-cell>
          <table:table-cell table:style-name="Default" office:value-type="float" office:value="5.35229024813113" calcext:value-type="float">
            <text:p>5.3522902481311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string" calcext:value-type="string">
            <text:p>nan</text:p>
          </table:table-cell>
          <table:table-cell table:style-name="Default" office:value-type="float" office:value="147.463263937794" calcext:value-type="float">
            <text:p>147.46326393779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3.09037269226416" calcext:value-type="float">
            <text:p>3.09037269226416</text:p>
          </table:table-cell>
          <table:table-cell table:style-name="Default" office:value-type="float" office:value="18.5932207765978" calcext:value-type="float">
            <text:p>18.593220776597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string" calcext:value-type="string">
            <text:p>nan</text:p>
          </table:table-cell>
          <table:table-cell table:style-name="Default" office:value-type="float" office:value="25.2712157195804" calcext:value-type="float">
            <text:p>25.271215719580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90.6415977785516" calcext:value-type="float">
            <text:p>90.6415977785516</text:p>
          </table:table-cell>
          <table:table-cell table:style-name="Default" office:value-type="float" office:value="5.98814594297166" calcext:value-type="float">
            <text:p>5.9881459429716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3.66494311613902" calcext:value-type="float">
            <text:p>3.66494311613902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60233948834573" calcext:value-type="float">
            <text:p>2.60233948834573</text:p>
          </table:table-cell>
          <table:table-cell table:style-name="Default" office:value-type="float" office:value="12.2373754929736" calcext:value-type="float">
            <text:p>12.237375492973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66168988807102" calcext:value-type="float">
            <text:p>2.66168988807102</text:p>
          </table:table-cell>
          <table:table-cell table:style-name="Default" office:value-type="float" office:value="10.2571399095785" calcext:value-type="float">
            <text:p>10.257139909578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3.94122027268488" calcext:value-type="float">
            <text:p>3.94122027268488</text:p>
          </table:table-cell>
          <table:table-cell table:style-name="Default" office:value-type="float" office:value="6.31293909478481" calcext:value-type="float">
            <text:p>6.3129390947848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72183311482918" calcext:value-type="float">
            <text:p>1.72183311482918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3.6490551834011" calcext:value-type="float">
            <text:p>3.6490551834011</text:p>
          </table:table-cell>
          <table:table-cell table:style-name="Default" office:value-type="float" office:value="50.0936723017574" calcext:value-type="float">
            <text:p>50.093672301757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3.3341461674027" calcext:value-type="float">
            <text:p>3.3341461674027</text:p>
          </table:table-cell>
          <table:table-cell table:style-name="Default" office:value-type="float" office:value="43.3102153030718" calcext:value-type="float">
            <text:p>43.310215303071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71457662990807" calcext:value-type="float">
            <text:p>1.71457662990807</text:p>
          </table:table-cell>
          <table:table-cell table:style-name="Default" office:value-type="float" office:value="27.8999632614502" calcext:value-type="float">
            <text:p>27.899963261450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number-columns-repeated="2"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4.84942158145379" calcext:value-type="float">
            <text:p>4.84942158145379</text:p>
          </table:table-cell>
          <table:table-cell table:style-name="Default" office:value-type="float" office:value="11.7542996805647" calcext:value-type="float">
            <text:p>11.754299680564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5.44693100163214" calcext:value-type="float">
            <text:p>5.44693100163214</text:p>
          </table:table-cell>
          <table:table-cell table:style-name="Default" office:value-type="float" office:value="8.04940886968385" calcext:value-type="float">
            <text:p>8.0494088696838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32233637462182" calcext:value-type="float">
            <text:p>0.043223363746218</text:p>
          </table:table-cell>
          <table:table-cell table:style-name="Default" office:value-type="float" office:value="0.0711745299484443" calcext:value-type="float">
            <text:p>0.07117452994844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00291823547984" calcext:value-type="float">
            <text:p>0.040029182354798</text:p>
          </table:table-cell>
          <table:table-cell table:style-name="Default" office:value-type="float" office:value="0.13709938222056" calcext:value-type="float">
            <text:p>0.1370993822205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54673734828802" calcext:value-type="float">
            <text:p>0.02546737348288</text:p>
          </table:table-cell>
          <table:table-cell table:style-name="Default" office:value-type="float" office:value="0.0851082734477563" calcext:value-type="float">
            <text:p>0.08510827344775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27360068037291" calcext:value-type="float">
            <text:p>0.072736006803729</text:p>
          </table:table-cell>
          <table:table-cell table:style-name="Default" office:value-type="float" office:value="0.0784724021756216" calcext:value-type="float">
            <text:p>0.07847240217562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7470036067624" calcext:value-type="float">
            <text:p>0.035747003606762</text:p>
          </table:table-cell>
          <table:table-cell table:style-name="Default" office:value-type="float" office:value="0.0599662751826467" calcext:value-type="float">
            <text:p>0.05996627518264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877444956379998" calcext:value-type="float">
            <text:p>0.087744495638</text:p>
          </table:table-cell>
          <table:table-cell table:style-name="Default" office:value-type="float" office:value="0.0939191663007218" calcext:value-type="float">
            <text:p>0.09391916630072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56443584624278" calcext:value-type="float">
            <text:p>0.045644358462428</text:p>
          </table:table-cell>
          <table:table-cell table:style-name="Default" office:value-type="float" office:value="0.0748474779669559" calcext:value-type="float">
            <text:p>0.07484747796695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07170494036047" calcext:value-type="float">
            <text:p>0.030717049403605</text:p>
          </table:table-cell>
          <table:table-cell table:style-name="Default" office:value-type="float" office:value="0.091354894896788" calcext:value-type="float">
            <text:p>0.09135489489678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3873968594343" calcext:value-type="float">
            <text:p>0.035387396859434</text:p>
          </table:table-cell>
          <table:table-cell table:style-name="Default" office:value-type="float" office:value="0.0988291322627872" calcext:value-type="float">
            <text:p>0.09882913226278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63927517771433" calcext:value-type="float">
            <text:p>0.056392751777143</text:p>
          </table:table-cell>
          <table:table-cell table:style-name="Default" office:value-type="float" office:value="0.0739064277875861" calcext:value-type="float">
            <text:p>0.07390642778758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60861758618843" calcext:value-type="float">
            <text:p>0.036086175861884</text:p>
          </table:table-cell>
          <table:table-cell table:style-name="Default" office:value-type="float" office:value="0.0815782021503717" calcext:value-type="float">
            <text:p>0.08157820215037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91519231011682" calcext:value-type="float">
            <text:p>0.029151923101168</text:p>
          </table:table-cell>
          <table:table-cell table:style-name="Default" office:value-type="float" office:value="0.0691522582344913" calcext:value-type="float">
            <text:p>0.06915225823449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11384591640577" calcext:value-type="float">
            <text:p>0.021138459164058</text:p>
          </table:table-cell>
          <table:table-cell table:style-name="Default" office:value-type="float" office:value="0.0527662311432797" calcext:value-type="float">
            <text:p>0.052766231143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13548431703135" calcext:value-type="float">
            <text:p>1.13548431703135</text:p>
          </table:table-cell>
          <table:table-cell table:style-name="Default" office:value-type="float" office:value="0.457233938471694" calcext:value-type="float">
            <text:p>0.45723393847169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8200832068675" calcext:value-type="float">
            <text:p>0.035820083206868</text:p>
          </table:table-cell>
          <table:table-cell table:style-name="Default" office:value-type="float" office:value="0.080127977110465" calcext:value-type="float">
            <text:p>0.08012797711046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45113562220549" calcext:value-type="float">
            <text:p>0.044511356222055</text:p>
          </table:table-cell>
          <table:table-cell table:style-name="Default" office:value-type="float" office:value="0.13653360099426" calcext:value-type="float">
            <text:p>0.1365336009942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89964087765931" calcext:value-type="float">
            <text:p>1.89964087765931</text:p>
          </table:table-cell>
          <table:table-cell table:style-name="Default" office:value-type="float" office:value="2.58154494873358" calcext:value-type="float">
            <text:p>2.5815449487335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02770299176087" calcext:value-type="float">
            <text:p>1.02770299176087</text:p>
          </table:table-cell>
          <table:table-cell table:style-name="Default" office:value-type="float" office:value="2.26885783102451" calcext:value-type="float">
            <text:p>2.268857831024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553119759127089" calcext:value-type="float">
            <text:p>0.553119759127089</text:p>
          </table:table-cell>
          <table:table-cell table:style-name="Default" office:value-type="float" office:value="1.99534891132858" calcext:value-type="float">
            <text:p>1.9953489113285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95473820623913" calcext:value-type="float">
            <text:p>2.95473820623913</text:p>
          </table:table-cell>
          <table:table-cell table:style-name="Default" office:value-type="float" office:value="1.7031835874387" calcext:value-type="float">
            <text:p>1.703183587438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3975524182172" calcext:value-type="float">
            <text:p>1.3975524182172</text:p>
          </table:table-cell>
          <table:table-cell table:style-name="Default" office:value-type="float" office:value="2.06418536740651" calcext:value-type="float">
            <text:p>2.064185367406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16911491963381" calcext:value-type="float">
            <text:p>1.16911491963381</text:p>
          </table:table-cell>
          <table:table-cell table:style-name="Default" office:value-type="float" office:value="1.40455383578253" calcext:value-type="float">
            <text:p>1.4045538357825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718517772110091" calcext:value-type="float">
            <text:p>0.718517772110091</text:p>
          </table:table-cell>
          <table:table-cell table:style-name="Default" office:value-type="float" office:value="0.974025620655183" calcext:value-type="float">
            <text:p>0.9740256206551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853145268672222" calcext:value-type="float">
            <text:p>0.853145268672222</text:p>
          </table:table-cell>
          <table:table-cell table:style-name="Default" office:value-type="float" office:value="0.957079550148931" calcext:value-type="float">
            <text:p>0.95707955014893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47907918903217" calcext:value-type="float">
            <text:p>0.47907918903217</text:p>
          </table:table-cell>
          <table:table-cell table:style-name="Default" office:value-type="float" office:value="8.41029301142083" calcext:value-type="float">
            <text:p>8.410293011420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17438348282729" calcext:value-type="float">
            <text:p>2.17438348282729</text:p>
          </table:table-cell>
          <table:table-cell table:style-name="Default" office:value-type="float" office:value="3.29602281302663" calcext:value-type="float">
            <text:p>3.2960228130266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2543248055536" calcext:value-type="float">
            <text:p>1.2543248055536</text:p>
          </table:table-cell>
          <table:table-cell table:style-name="Default" office:value-type="float" office:value="1.61077202650226" calcext:value-type="float">
            <text:p>1.6107720265022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63962146617717" calcext:value-type="float">
            <text:p>1.63962146617717</text:p>
          </table:table-cell>
          <table:table-cell table:style-name="Default" office:value-type="float" office:value="2.54855078913402" calcext:value-type="float">
            <text:p>2.5485507891340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564034915998486" calcext:value-type="float">
            <text:p>0.564034915998486</text:p>
          </table:table-cell>
          <table:table-cell table:style-name="Default" office:value-type="float" office:value="2.17577134972161" calcext:value-type="float">
            <text:p>2.1757713497216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number-columns-repeated="2"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942895193550199" calcext:value-type="float">
            <text:p>0.942895193550199</text:p>
          </table:table-cell>
          <table:table-cell table:style-name="Default" office:value-type="float" office:value="1.40574824518841" calcext:value-type="float">
            <text:p>1.4057482451884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72400116676099" calcext:value-type="float">
            <text:p>1.72400116676099</text:p>
          </table:table-cell>
          <table:table-cell table:style-name="Default" office:value-type="float" office:value="1.70630802171309" calcext:value-type="float">
            <text:p>1.7063080217130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73017718720463" calcext:value-type="float">
            <text:p>0.057301771872046</text:p>
          </table:table-cell>
          <table:table-cell table:style-name="Default" office:value-type="float" office:value="0.103333839846009" calcext:value-type="float">
            <text:p>0.10333383984600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0420940267074" calcext:value-type="float">
            <text:p>0.060420940267074</text:p>
          </table:table-cell>
          <table:table-cell table:style-name="Default" office:value-type="float" office:value="0.228178314927671" calcext:value-type="float">
            <text:p>0.22817831492767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34892401780912" calcext:value-type="float">
            <text:p>0.134892401780912</text:p>
          </table:table-cell>
          <table:table-cell table:style-name="Default" office:value-type="float" office:value="0.111053882232857" calcext:value-type="float">
            <text:p>0.11105388223285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69762691794934" calcext:value-type="float">
            <text:p>0.036976269179493</text:p>
          </table:table-cell>
          <table:table-cell table:style-name="Default" office:value-type="float" office:value="0.0475040824871016" calcext:value-type="float">
            <text:p>0.04750408248710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50204326671394" calcext:value-type="float">
            <text:p>0.650204326671394</text:p>
          </table:table-cell>
          <table:table-cell table:style-name="Default" office:value-type="float" office:value="0.318044223480467" calcext:value-type="float">
            <text:p>0.31804422348046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1138377397166" calcext:value-type="float">
            <text:p>0.11138377397166</text:p>
          </table:table-cell>
          <table:table-cell table:style-name="Default" office:value-type="float" office:value="0.0681948642855425" calcext:value-type="float">
            <text:p>0.06819486428554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968638008241985" calcext:value-type="float">
            <text:p>0.096863800824199</text:p>
          </table:table-cell>
          <table:table-cell table:style-name="Default" office:value-type="float" office:value="0.0964410965687138" calcext:value-type="float">
            <text:p>0.09644109656871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72899492679721" calcext:value-type="float">
            <text:p>0.027289949267972</text:p>
          </table:table-cell>
          <table:table-cell table:style-name="Default" office:value-type="float" office:value="0.0843413229274079" calcext:value-type="float">
            <text:p>0.08434132292740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31677574047064" calcext:value-type="float">
            <text:p>0.053167757404706</text:p>
          </table:table-cell>
          <table:table-cell table:style-name="Default" office:value-type="float" office:value="0.316539101794666" calcext:value-type="float">
            <text:p>0.31653910179466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39560079956245" calcext:value-type="float">
            <text:p>0.043956007995625</text:p>
          </table:table-cell>
          <table:table-cell table:style-name="Default" office:value-type="float" office:value="0.0503769741514008" calcext:value-type="float">
            <text:p>0.05037697415140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84094502316002" calcext:value-type="float">
            <text:p>0.0684094502316</text:p>
          </table:table-cell>
          <table:table-cell table:style-name="Default" office:value-type="float" office:value="0.267210103982777" calcext:value-type="float">
            <text:p>0.26721010398277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69119470660985" calcext:value-type="float">
            <text:p>0.056911947066099</text:p>
          </table:table-cell>
          <table:table-cell table:style-name="Default" office:value-type="float" office:value="0.112408284784612" calcext:value-type="float">
            <text:p>0.11240828478461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53109723852812" calcext:value-type="float">
            <text:p>0.065310972385281</text:p>
          </table:table-cell>
          <table:table-cell table:style-name="Default" office:value-type="float" office:value="0.303647513336635" calcext:value-type="float">
            <text:p>0.30364751333663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19070442233272" calcext:value-type="float">
            <text:p>0.619070442233272</text:p>
          </table:table-cell>
          <table:table-cell table:style-name="Default" office:value-type="float" office:value="0.334164982390251" calcext:value-type="float">
            <text:p>0.3341649823902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492844358234644" calcext:value-type="float">
            <text:p>0.492844358234644</text:p>
          </table:table-cell>
          <table:table-cell table:style-name="Default" office:value-type="float" office:value="0.114568770684166" calcext:value-type="float">
            <text:p>0.11456877068416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88058615842488" calcext:value-type="float">
            <text:p>0.048805861584249</text:p>
          </table:table-cell>
          <table:table-cell table:style-name="Default" office:value-type="float" office:value="0.150908055453564" calcext:value-type="float">
            <text:p>0.15090805545356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33896310653956" calcext:value-type="float">
            <text:p>1.33896310653956</text:p>
          </table:table-cell>
          <table:table-cell table:style-name="Default" office:value-type="float" office:value="3.55813066829283" calcext:value-type="float">
            <text:p>3.558130668292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string" calcext:value-type="string">
            <text:p>nan</text:p>
          </table:table-cell>
          <table:table-cell table:style-name="Default" office:value-type="float" office:value="5.50038062322552" calcext:value-type="float">
            <text:p>5.5003806232255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95329185734473" calcext:value-type="float">
            <text:p>1.95329185734473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number-columns-repeated="2"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49718425499263" calcext:value-type="float">
            <text:p>2.49718425499263</text:p>
          </table:table-cell>
          <table:table-cell table:style-name="Default" office:value-type="float" office:value="3.01925600501378" calcext:value-type="float">
            <text:p>3.0192560050137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4.66606366907138" calcext:value-type="float">
            <text:p>4.66606366907138</text:p>
          </table:table-cell>
          <table:table-cell table:style-name="Default" office:value-type="float" office:value="4.03172868221738" calcext:value-type="float">
            <text:p>4.0317286822173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43761240974818" calcext:value-type="float">
            <text:p>2.43761240974818</text:p>
          </table:table-cell>
          <table:table-cell table:style-name="Default" office:value-type="float" office:value="2.38745199446249" calcext:value-type="float">
            <text:p>2.3874519944624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29941624472006" calcext:value-type="float">
            <text:p>0.629941624472006</text:p>
          </table:table-cell>
          <table:table-cell table:style-name="Default" office:value-type="float" office:value="7.12378881931716" calcext:value-type="float">
            <text:p>7.1237888193171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6359676779311" calcext:value-type="float">
            <text:p>1.6359676779311</text:p>
          </table:table-cell>
          <table:table-cell table:style-name="Default" office:value-type="float" office:value="5.31886208944895" calcext:value-type="float">
            <text:p>5.3188620894489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08768840401816" calcext:value-type="float">
            <text:p>2.08768840401816</text:p>
          </table:table-cell>
          <table:table-cell table:style-name="Default" office:value-type="float" office:value="26.1045383008985" calcext:value-type="float">
            <text:p>26.104538300898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01476655842045" calcext:value-type="float">
            <text:p>2.01476655842045</text:p>
          </table:table-cell>
          <table:table-cell table:style-name="Default" office:value-type="float" office:value="41.4116875985249" calcext:value-type="float">
            <text:p>41.411687598524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21931729522473" calcext:value-type="float">
            <text:p>2.21931729522473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04428709560482" calcext:value-type="float">
            <text:p>2.04428709560482</text:p>
          </table:table-cell>
          <table:table-cell table:style-name="Default" office:value-type="float" office:value="7.45783182259846" calcext:value-type="float">
            <text:p>7.4578318225984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2.79878519253594" calcext:value-type="float">
            <text:p>2.79878519253594</text:p>
          </table:table-cell>
          <table:table-cell table:style-name="Default" office:value-type="string" calcext:value-type="string">
            <text:p>nan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5.58423246914776" calcext:value-type="float">
            <text:p>5.58423246914776</text:p>
          </table:table-cell>
          <table:table-cell table:style-name="Default" office:value-type="float" office:value="18.8844228807003" calcext:value-type="float">
            <text:p>18.884422880700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70.7699000640709" calcext:value-type="float">
            <text:p>70.7699000640709</text:p>
          </table:table-cell>
          <table:table-cell table:style-name="Default" office:value-type="float" office:value="4.40193895336042" calcext:value-type="float">
            <text:p>4.4019389533604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86436992501773" calcext:value-type="float">
            <text:p>0.386436992501773</text:p>
          </table:table-cell>
          <table:table-cell table:style-name="Default" office:value-type="float" office:value="1.23520930968929" calcext:value-type="float">
            <text:p>1.2352093096892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44069228439835" calcext:value-type="float">
            <text:p>0.244069228439835</text:p>
          </table:table-cell>
          <table:table-cell table:style-name="Default" office:value-type="float" office:value="0.439093450627815" calcext:value-type="float">
            <text:p>0.43909345062781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19237825772495" calcext:value-type="float">
            <text:p>0.219237825772495</text:p>
          </table:table-cell>
          <table:table-cell table:style-name="Default" office:value-type="float" office:value="0.944380150001728" calcext:value-type="float">
            <text:p>0.9443801500017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788500751512343" calcext:value-type="float">
            <text:p>0.788500751512343</text:p>
          </table:table-cell>
          <table:table-cell table:style-name="Default" office:value-type="float" office:value="0.190910603069607" calcext:value-type="float">
            <text:p>0.19091060306960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44936280593206" calcext:value-type="float">
            <text:p>0.244936280593206</text:p>
          </table:table-cell>
          <table:table-cell table:style-name="Default" office:value-type="float" office:value="0.408633803723254" calcext:value-type="float">
            <text:p>0.40863380372325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1.58077508623565" calcext:value-type="float">
            <text:p>1.58077508623565</text:p>
          </table:table-cell>
          <table:table-cell table:style-name="Default" office:value-type="float" office:value="0.483600976941359" calcext:value-type="float">
            <text:p>0.48360097694135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19687722477017" calcext:value-type="float">
            <text:p>0.319687722477017</text:p>
          </table:table-cell>
          <table:table-cell table:style-name="Default" office:value-type="float" office:value="0.528341479003104" calcext:value-type="float">
            <text:p>0.52834147900310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12637984618916" calcext:value-type="float">
            <text:p>0.112637984618916</text:p>
          </table:table-cell>
          <table:table-cell table:style-name="Default" office:value-type="float" office:value="0.560216139826332" calcext:value-type="float">
            <text:p>0.56021613982633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58658860302746" calcext:value-type="float">
            <text:p>0.258658860302746</text:p>
          </table:table-cell>
          <table:table-cell table:style-name="Default" office:value-type="float" office:value="1.53804020709135" calcext:value-type="float">
            <text:p>1.5380402070913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39016988634073" calcext:value-type="float">
            <text:p>0.239016988634073</text:p>
          </table:table-cell>
          <table:table-cell table:style-name="Default" office:value-type="float" office:value="0.286877608061936" calcext:value-type="float">
            <text:p>0.28687760806193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03382864482016" calcext:value-type="float">
            <text:p>0.303382864482016</text:p>
          </table:table-cell>
          <table:table-cell table:style-name="Default" office:value-type="float" office:value="0.62268372670693" calcext:value-type="float">
            <text:p>0.6226837267069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21340810020688" calcext:value-type="float">
            <text:p>0.221340810020688</text:p>
          </table:table-cell>
          <table:table-cell table:style-name="Default" office:value-type="float" office:value="0.361621198582169" calcext:value-type="float">
            <text:p>0.36162119858216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19122195735412" calcext:value-type="float">
            <text:p>0.119122195735412</text:p>
          </table:table-cell>
          <table:table-cell table:style-name="Default" office:value-type="float" office:value="0.216064968127805" calcext:value-type="float">
            <text:p>0.21606496812780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563061635658282" calcext:value-type="float">
            <text:p>0.563061635658282</text:p>
          </table:table-cell>
          <table:table-cell table:style-name="Default" office:value-type="float" office:value="0.778117342003172" calcext:value-type="float">
            <text:p>0.77811734200317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04356548120952" calcext:value-type="float">
            <text:p>0.204356548120952</text:p>
          </table:table-cell>
          <table:table-cell table:style-name="Default" office:value-type="float" office:value="0.976383140783745" calcext:value-type="float">
            <text:p>0.97638314078374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28105101238336" calcext:value-type="float">
            <text:p>0.228105101238336</text:p>
          </table:table-cell>
          <table:table-cell table:style-name="Default" office:value-type="float" office:value="0.277312856762221" calcext:value-type="float">
            <text:p>0.27731285676222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17603488418486" calcext:value-type="float">
            <text:p>0.217603488418486</text:p>
          </table:table-cell>
          <table:table-cell table:style-name="Default" office:value-type="float" office:value="0.179677410274187" calcext:value-type="float">
            <text:p>0.17967741027418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70703047422302" calcext:value-type="float">
            <text:p>0.07707030474223</text:p>
          </table:table-cell>
          <table:table-cell table:style-name="Default" office:value-type="float" office:value="0.263913813733429" calcext:value-type="float">
            <text:p>0.26391381373342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56345615913642" calcext:value-type="float">
            <text:p>0.075634561591364</text:p>
          </table:table-cell>
          <table:table-cell table:style-name="Default" office:value-type="float" office:value="0.173265936497393" calcext:value-type="float">
            <text:p>0.17326593649739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49948085151409" calcext:value-type="float">
            <text:p>0.149948085151409</text:p>
          </table:table-cell>
          <table:table-cell table:style-name="Default" office:value-type="float" office:value="0.115738516489051" calcext:value-type="float">
            <text:p>0.11573851648905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59818581094777" calcext:value-type="float">
            <text:p>0.075981858109478</text:p>
          </table:table-cell>
          <table:table-cell table:style-name="Default" office:value-type="float" office:value="0.119851753776495" calcext:value-type="float">
            <text:p>0.11985175377649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09827240370222" calcext:value-type="float">
            <text:p>0.109827240370222</text:p>
          </table:table-cell>
          <table:table-cell table:style-name="Default" office:value-type="float" office:value="0.130045133190047" calcext:value-type="float">
            <text:p>0.13004513319004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08040194652171" calcext:value-type="float">
            <text:p>0.108040194652171</text:p>
          </table:table-cell>
          <table:table-cell table:style-name="Default" office:value-type="float" office:value="0.142143016720517" calcext:value-type="float">
            <text:p>0.14214301672051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1536343341455" calcext:value-type="float">
            <text:p>0.051536343341455</text:p>
          </table:table-cell>
          <table:table-cell table:style-name="Default" office:value-type="float" office:value="0.140735859209216" calcext:value-type="float">
            <text:p>0.14073585920921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22187635390614" calcext:value-type="float">
            <text:p>0.062218763539061</text:p>
          </table:table-cell>
          <table:table-cell table:style-name="Default" office:value-type="float" office:value="0.127493042674747" calcext:value-type="float">
            <text:p>0.12749304267474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617427436887" calcext:value-type="float">
            <text:p>0.05617427436887</text:p>
          </table:table-cell>
          <table:table-cell table:style-name="Default" office:value-type="float" office:value="0.100827458827696" calcext:value-type="float">
            <text:p>0.10082745882769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57269128452926" calcext:value-type="float">
            <text:p>0.065726912845293</text:p>
          </table:table-cell>
          <table:table-cell table:style-name="Default" office:value-type="float" office:value="0.161715576631783" calcext:value-type="float">
            <text:p>0.16171557663178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75286890726359" calcext:value-type="float">
            <text:p>0.675286890726359</text:p>
          </table:table-cell>
          <table:table-cell table:style-name="Default" office:value-type="float" office:value="0.548487904831539" calcext:value-type="float">
            <text:p>0.54848790483153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78662016149578" calcext:value-type="float">
            <text:p>0.037866201614958</text:p>
          </table:table-cell>
          <table:table-cell table:style-name="Default" office:value-type="float" office:value="0.113777530154345" calcext:value-type="float">
            <text:p>0.11377753015434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53539801737758" calcext:value-type="float">
            <text:p>0.53539801737758</text:p>
          </table:table-cell>
          <table:table-cell table:style-name="Default" office:value-type="float" office:value="0.963580456178572" calcext:value-type="float">
            <text:p>0.96358045617857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59754836445315" calcext:value-type="float">
            <text:p>0.075975483644532</text:p>
          </table:table-cell>
          <table:table-cell table:style-name="Default" office:value-type="float" office:value="0.202333012840873" calcext:value-type="float">
            <text:p>0.20233301284087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96770740496631" calcext:value-type="float">
            <text:p>0.069677074049663</text:p>
          </table:table-cell>
          <table:table-cell table:style-name="Default" office:value-type="float" office:value="0.378119912256168" calcext:value-type="float">
            <text:p>0.37811991225616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306903907840625" calcext:value-type="float">
            <text:p>0.306903907840625</text:p>
          </table:table-cell>
          <table:table-cell table:style-name="Default" office:value-type="float" office:value="0.141170505655861" calcext:value-type="float">
            <text:p>0.14117050565586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48533764135424" calcext:value-type="float">
            <text:p>0.148533764135424</text:p>
          </table:table-cell>
          <table:table-cell table:style-name="Default" office:value-type="float" office:value="0.911435654159725" calcext:value-type="float">
            <text:p>0.91143565415972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996819657705004" calcext:value-type="float">
            <text:p>0.0996819657705</text:p>
          </table:table-cell>
          <table:table-cell table:style-name="Default" office:value-type="float" office:value="0.590533441830264" calcext:value-type="float">
            <text:p>0.59053344183026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62937090363776" calcext:value-type="float">
            <text:p>0.162937090363776</text:p>
          </table:table-cell>
          <table:table-cell table:style-name="Default" office:value-type="float" office:value="0.145726315957318" calcext:value-type="float">
            <text:p>0.14572631595731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06001264176375" calcext:value-type="float">
            <text:p>0.106001264176375</text:p>
          </table:table-cell>
          <table:table-cell table:style-name="Default" office:value-type="float" office:value="0.191532497257529" calcext:value-type="float">
            <text:p>0.19153249725752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38727230864812" calcext:value-type="float">
            <text:p>0.138727230864812</text:p>
          </table:table-cell>
          <table:table-cell table:style-name="Default" office:value-type="float" office:value="0.273666992286255" calcext:value-type="float">
            <text:p>0.27366699228625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18669888344104" calcext:value-type="float">
            <text:p>0.118669888344104</text:p>
          </table:table-cell>
          <table:table-cell table:style-name="Default" office:value-type="float" office:value="0.160071524603109" calcext:value-type="float">
            <text:p>0.16007152460310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86610834039386" calcext:value-type="float">
            <text:p>0.058661083403939</text:p>
          </table:table-cell>
          <table:table-cell table:style-name="Default" office:value-type="float" office:value="0.156896405711305" calcext:value-type="float">
            <text:p>0.15689640571130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81879638491527" calcext:value-type="float">
            <text:p>0.081879638491527</text:p>
          </table:table-cell>
          <table:table-cell table:style-name="Default" office:value-type="float" office:value="0.199498794985069" calcext:value-type="float">
            <text:p>0.19949879498506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521599751051624" calcext:value-type="float">
            <text:p>0.052159975105162</text:p>
          </table:table-cell>
          <table:table-cell table:style-name="Default" office:value-type="float" office:value="0.128830020103981" calcext:value-type="float">
            <text:p>0.12883002010398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992411688828727" calcext:value-type="float">
            <text:p>0.099241168882873</text:p>
          </table:table-cell>
          <table:table-cell table:style-name="Default" office:value-type="float" office:value="0.259148770922122" calcext:value-type="float">
            <text:p>0.25914877092212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648364126451312" calcext:value-type="float">
            <text:p>0.648364126451312</text:p>
          </table:table-cell>
          <table:table-cell table:style-name="Default" office:value-type="float" office:value="1.3037945316134" calcext:value-type="float">
            <text:p>1.303794531613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33041172864983" calcext:value-type="float">
            <text:p>0.073304117286498</text:p>
          </table:table-cell>
          <table:table-cell table:style-name="Default" office:value-type="float" office:value="0.179273177335777" calcext:value-type="float">
            <text:p>0.179273177335777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940551046494929" calcext:value-type="float">
            <text:p>0.940551046494929</text:p>
          </table:table-cell>
          <table:table-cell table:style-name="Default" office:value-type="float" office:value="0.414885088548208" calcext:value-type="float">
            <text:p>0.41488508854820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82814697962447" calcext:value-type="float">
            <text:p>0.182814697962447</text:p>
          </table:table-cell>
          <table:table-cell table:style-name="Default" office:value-type="float" office:value="0.302859489151504" calcext:value-type="float">
            <text:p>0.30285948915150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921153168786194" calcext:value-type="float">
            <text:p>0.092115316878619</text:p>
          </table:table-cell>
          <table:table-cell table:style-name="Default" office:value-type="float" office:value="0.1602123074285" calcext:value-type="float">
            <text:p>0.160212307428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06385449512501" calcext:value-type="float">
            <text:p>0.106385449512501</text:p>
          </table:table-cell>
          <table:table-cell table:style-name="Default" office:value-type="float" office:value="0.149219791661444" calcext:value-type="float">
            <text:p>0.14921979166144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61697893551389" calcext:value-type="float">
            <text:p>0.076169789355139</text:p>
          </table:table-cell>
          <table:table-cell table:style-name="Default" office:value-type="float" office:value="0.248540350358505" calcext:value-type="float">
            <text:p>0.24854035035850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99832912688851" calcext:value-type="float">
            <text:p>0.039983291268885</text:p>
          </table:table-cell>
          <table:table-cell table:style-name="Default" office:value-type="float" office:value="0.0878948169861388" calcext:value-type="float">
            <text:p>0.08789481698613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209948135321086" calcext:value-type="float">
            <text:p>0.209948135321086</text:p>
          </table:table-cell>
          <table:table-cell table:style-name="Default" office:value-type="float" office:value="0.118006180522345" calcext:value-type="float">
            <text:p>0.11800618052234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89191170037707" calcext:value-type="float">
            <text:p>0.078919117003771</text:p>
          </table:table-cell>
          <table:table-cell table:style-name="Default" office:value-type="float" office:value="0.109430259911556" calcext:value-type="float">
            <text:p>0.10943025991155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57668317557006" calcext:value-type="float">
            <text:p>0.157668317557006</text:p>
          </table:table-cell>
          <table:table-cell table:style-name="Default" office:value-type="float" office:value="0.0992435958492546" calcext:value-type="float">
            <text:p>0.09924359584925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29571607160884" calcext:value-type="float">
            <text:p>0.062957160716088</text:p>
          </table:table-cell>
          <table:table-cell table:style-name="Default" office:value-type="float" office:value="0.101093832073695" calcext:value-type="float">
            <text:p>0.10109383207369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05602915229886" calcext:value-type="float">
            <text:p>0.030560291522989</text:p>
          </table:table-cell>
          <table:table-cell table:style-name="Default" office:value-type="float" office:value="0.0750949421787383" calcext:value-type="float">
            <text:p>0.07509494217873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29122259002746" calcext:value-type="float">
            <text:p>0.062912225900275</text:p>
          </table:table-cell>
          <table:table-cell table:style-name="Default" office:value-type="float" office:value="0.261957816837323" calcext:value-type="float">
            <text:p>0.261957816837323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128902002468676" calcext:value-type="float">
            <text:p>0.128902002468676</text:p>
          </table:table-cell>
          <table:table-cell table:style-name="Default" office:value-type="float" office:value="0.117249911295824" calcext:value-type="float">
            <text:p>0.11724991129582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38644402442168" calcext:value-type="float">
            <text:p>0.063864440244217</text:p>
          </table:table-cell>
          <table:table-cell table:style-name="Default" office:value-type="float" office:value="0.198836917406598" calcext:value-type="float">
            <text:p>0.19883691740659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9120182205975" calcext:value-type="float">
            <text:p>0.079120182205975</text:p>
          </table:table-cell>
          <table:table-cell table:style-name="Default" office:value-type="float" office:value="0.246333165237544" calcext:value-type="float">
            <text:p>0.24633316523754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64356603460639" calcext:value-type="float">
            <text:p>0.036435660346064</text:p>
          </table:table-cell>
          <table:table-cell table:style-name="Default" office:value-type="float" office:value="0.139544149004236" calcext:value-type="float">
            <text:p>0.13954414900423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850432449786934" calcext:value-type="float">
            <text:p>0.850432449786934</text:p>
          </table:table-cell>
          <table:table-cell table:style-name="Default" office:value-type="float" office:value="0.830074115003928" calcext:value-type="float">
            <text:p>0.830074115003928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759373461869417" calcext:value-type="float">
            <text:p>0.075937346186942</text:p>
          </table:table-cell>
          <table:table-cell table:style-name="Default" office:value-type="float" office:value="0.192890315687326" calcext:value-type="float">
            <text:p>0.19289031568732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28320888312961" calcext:value-type="float">
            <text:p>0.062832088831296</text:p>
          </table:table-cell>
          <table:table-cell table:style-name="Default" office:value-type="float" office:value="0.166992152926636" calcext:value-type="float">
            <text:p>0.16699215292663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1008429807564" calcext:value-type="float">
            <text:p>0.033100842980756</text:p>
          </table:table-cell>
          <table:table-cell table:style-name="Default" office:value-type="float" office:value="0.0585938839381748" calcext:value-type="float">
            <text:p>0.05859388393817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17782495135136" calcext:value-type="float">
            <text:p>0.031778249513514</text:p>
          </table:table-cell>
          <table:table-cell table:style-name="Default" office:value-type="float" office:value="0.0989019256353388" calcext:value-type="float">
            <text:p>0.098901925635339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22914807350444" calcext:value-type="float">
            <text:p>0.022291480735044</text:p>
          </table:table-cell>
          <table:table-cell table:style-name="Default" office:value-type="float" office:value="0.0665558301969847" calcext:value-type="float">
            <text:p>0.06655583019698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4017692799674" calcext:value-type="float">
            <text:p>0.033401769279967</text:p>
          </table:table-cell>
          <table:table-cell table:style-name="Default" office:value-type="float" office:value="0.0439378037093404" calcext:value-type="float">
            <text:p>0.0439378037093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6643876914931" calcext:value-type="float">
            <text:p>0.035664387691493</text:p>
          </table:table-cell>
          <table:table-cell table:style-name="Default" office:value-type="float" office:value="0.0588782418380459" calcext:value-type="float">
            <text:p>0.05887824183804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670637064016228" calcext:value-type="float">
            <text:p>0.067063706401623</text:p>
          </table:table-cell>
          <table:table-cell table:style-name="Default" office:value-type="float" office:value="0.0562863083949201" calcext:value-type="float">
            <text:p>0.0562863083949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84028354707285" calcext:value-type="float">
            <text:p>0.038402835470729</text:p>
          </table:table-cell>
          <table:table-cell table:style-name="Default" office:value-type="float" office:value="0.0647385267155335" calcext:value-type="float">
            <text:p>0.064738526715534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88341981573247" calcext:value-type="float">
            <text:p>0.018834198157325</text:p>
          </table:table-cell>
          <table:table-cell table:style-name="Default" office:value-type="float" office:value="0.0579198093284012" calcext:value-type="float">
            <text:p>0.05791980932840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61088312530312" calcext:value-type="float">
            <text:p>0.026108831253031</text:p>
          </table:table-cell>
          <table:table-cell table:style-name="Default" office:value-type="float" office:value="0.0904262616358713" calcext:value-type="float">
            <text:p>0.09042626163587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57507835264641" calcext:value-type="float">
            <text:p>0.035750783526464</text:p>
          </table:table-cell>
          <table:table-cell table:style-name="Default" office:value-type="float" office:value="0.0437407814851649" calcext:value-type="float">
            <text:p>0.04374078148516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95285309735484" calcext:value-type="float">
            <text:p>0.029528530973548</text:p>
          </table:table-cell>
          <table:table-cell table:style-name="Default" office:value-type="float" office:value="0.0744846231958911" calcext:value-type="float">
            <text:p>0.074484623195891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236616955368595" calcext:value-type="float">
            <text:p>0.02366169553686</text:p>
          </table:table-cell>
          <table:table-cell table:style-name="Default" office:value-type="float" office:value="0.0558188791737624" calcext:value-type="float">
            <text:p>0.05581887917376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156874509258565" calcext:value-type="float">
            <text:p>0.015687450925857</text:p>
          </table:table-cell>
          <table:table-cell table:style-name="Default" office:value-type="float" office:value="0.0418345768064549" calcext:value-type="float">
            <text:p>0.041834576806455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415413564372788" calcext:value-type="float">
            <text:p>0.041541356437279</text:p>
          </table:table-cell>
          <table:table-cell table:style-name="Default" office:value-type="float" office:value="0.116691702666342" calcext:value-type="float">
            <text:p>0.116691702666342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30166956372327" calcext:value-type="float">
            <text:p>0.033016695637233</text:p>
          </table:table-cell>
          <table:table-cell table:style-name="Default" office:value-type="float" office:value="0.0644671222966857" calcext:value-type="float">
            <text:p>0.064467122296686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Default" office:value-type="float" office:value="0.0319039589656063" calcext:value-type="float">
            <text:p>0.031903958965606</text:p>
          </table:table-cell>
          <table:table-cell table:style-name="Default" office:value-type="float" office:value="0.0816566882055611" calcext:value-type="float">
            <text:p>0.081656688205561</text:p>
          </table:table-cell>
          <table:table-cell table:number-columns-repeated="18"/>
        </table:table-row>
        <table:table-row table:style-name="ro1" table:number-rows-repeated="1047756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heet2" table:style-name="ta1">
        <table:table-column table:style-name="co20" table:number-columns-repeated="25" table:default-cell-style-name="Default"/>
        <table:table-column table:style-name="co20" table:number-columns-repeated="2" table:default-cell-style-name="ce7"/>
        <table:table-column table:style-name="co21" table:default-cell-style-name="Default"/>
        <table:table-column table:style-name="co20" table:number-columns-repeated="8" table:default-cell-style-name="Default"/>
        <table:table-column table:style-name="co20" table:default-cell-style-name="ce10"/>
        <table:table-column table:style-name="co20" table:number-columns-repeated="987" table:default-cell-style-name="Default"/>
        <table:table-row table:style-name="ro1">
          <table:table-cell office:value-type="string" calcext:value-type="string">
            <text:p>CRBM2 FULL</text:p>
          </table:table-cell>
          <table:table-cell table:number-columns-repeated="24"/>
          <table:table-cell office:value-type="string" calcext:value-type="string">
            <text:p>2F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diff</text:p>
          </table:table-cell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4S</text:p>
          </table:table-cell>
          <table:table-cell office:value-type="string" calcext:value-type="string">
            <text:p>diff</text:p>
          </table:table-cell>
          <table:table-cell table:style-name="ce7" office:value-type="string" calcext:value-type="string">
            <text:p>8F</text:p>
          </table:table-cell>
          <table:table-cell table:style-name="ce7" office:value-type="string" calcext:value-type="string">
            <text:p>8S</text:p>
          </table:table-cell>
          <table:table-cell office:value-type="string" calcext:value-type="string">
            <text:p>diff</text:p>
          </table:table-cell>
          <table:table-cell table:style-name="ce7" office:value-type="string" calcext:value-type="string">
            <text:p>16F</text:p>
          </table:table-cell>
          <table:table-cell table:style-name="ce7" office:value-type="string" calcext:value-type="string">
            <text:p>16S</text:p>
          </table:table-cell>
          <table:table-cell office:value-type="string" calcext:value-type="string">
            <text:p>diff</text:p>
          </table:table-cell>
          <table:table-cell table:number-columns-repeated="987"/>
        </table:table-row>
        <table:table-row table:style-name="ro1">
          <table:table-cell table:formula="of:=[Sheet1.$B$3]" office:value-type="float" office:value="20.5605838618922" calcext:value-type="float">
            <text:p>20.5605838618922</text:p>
          </table:table-cell>
          <table:table-cell table:formula="of:=[Sheet1.$B$16]" office:value-type="float" office:value="9.91532608684009" calcext:value-type="float">
            <text:p>9.91532608684009</text:p>
          </table:table-cell>
          <table:table-cell table:formula="of:=[Sheet1.$B$29]" office:value-type="float" office:value="1375.90403838802" calcext:value-type="float">
            <text:p>1375.90403838802</text:p>
          </table:table-cell>
          <table:table-cell table:formula="of:=[Sheet1.$B$42]" office:value-type="float" office:value="87.7147543030933" calcext:value-type="float">
            <text:p>87.7147543030933</text:p>
          </table:table-cell>
          <table:table-cell table:formula="of:=[Sheet1.$B$55]" office:value-type="float" office:value="633.156803849891" calcext:value-type="float">
            <text:p>633.156803849891</text:p>
          </table:table-cell>
          <table:table-cell table:formula="of:=[Sheet1.$B$68]" office:value-type="float" office:value="6.88930019363273" calcext:value-type="float">
            <text:p>6.88930019363273</text:p>
          </table:table-cell>
          <table:table-cell table:formula="of:=[Sheet1.$B$81]" office:value-type="float" office:value="270.272018451114" calcext:value-type="float">
            <text:p>270.272018451114</text:p>
          </table:table-cell>
          <table:table-cell table:formula="of:=[Sheet1.$B$94]" office:value-type="float" office:value="21.849610193258" calcext:value-type="float">
            <text:p>21.849610193258</text:p>
          </table:table-cell>
          <table:table-cell table:formula="of:=[Sheet1.$B$107]" office:value-type="float" office:value="134.295166339398" calcext:value-type="float">
            <text:p>134.295166339398</text:p>
          </table:table-cell>
          <table:table-cell table:formula="of:=[Sheet1.$B$120]" office:value-type="float" office:value="21.8388977749501" calcext:value-type="float">
            <text:p>21.8388977749501</text:p>
          </table:table-cell>
          <table:table-cell table:formula="of:=[Sheet1.$B$133]" office:value-type="float" office:value="7.00605374133178" calcext:value-type="float">
            <text:p>7.00605374133178</text:p>
          </table:table-cell>
          <table:table-cell table:formula="of:=[Sheet1.$B$146]" office:value-type="float" office:value="6732.01761567051" calcext:value-type="float">
            <text:p>6732.01761567051</text:p>
          </table:table-cell>
          <table:table-cell table:formula="of:=[Sheet1.$B$159]" office:value-type="float" office:value="188.468033496398" calcext:value-type="float">
            <text:p>188.468033496398</text:p>
          </table:table-cell>
          <table:table-cell table:formula="of:=[Sheet1.$B$172]" office:value-type="float" office:value="752.686351221301" calcext:value-type="float">
            <text:p>752.686351221301</text:p>
          </table:table-cell>
          <table:table-cell table:formula="of:=[Sheet1.$B$185]" office:value-type="float" office:value="6.8869167802711" calcext:value-type="float">
            <text:p>6.8869167802711</text:p>
          </table:table-cell>
          <table:table-cell table:formula="of:=[Sheet1.$B$198]" office:value-type="float" office:value="3712.74023993067" calcext:value-type="float">
            <text:p>3712.74023993067</text:p>
          </table:table-cell>
          <table:table-cell table:formula="of:=[Sheet1.$B$211]" office:value-type="float" office:value="97.2888687846849" calcext:value-type="float">
            <text:p>97.2888687846849</text:p>
          </table:table-cell>
          <table:table-cell table:formula="of:=[Sheet1.$B$224]" office:value-type="float" office:value="39.9941225935874" calcext:value-type="float">
            <text:p>39.9941225935874</text:p>
          </table:table-cell>
          <table:table-cell table:formula="of:=[Sheet1.$B$237]" office:value-type="float" office:value="111.699042830853" calcext:value-type="float">
            <text:p>111.699042830853</text:p>
          </table:table-cell>
          <table:table-cell table:formula="of:=[Sheet1.$B$250]" office:value-type="float" office:value="6.93072341900967" calcext:value-type="float">
            <text:p>6.93072341900967</text:p>
          </table:table-cell>
          <table:table-cell table:formula="of:=[Sheet1.$B$263]" office:value-type="float" office:value="65.7415861824827" calcext:value-type="float">
            <text:p>65.7415861824827</text:p>
          </table:table-cell>
          <table:table-cell table:formula="of:=AVERAGE([.A2:.U2])" office:value-type="float" office:value="681.136002575866" calcext:value-type="float">
            <text:p>681.136002575866</text:p>
          </table:table-cell>
          <table:table-cell table:formula="of:=STDEV([.A2:.U2])" office:value-type="float" office:value="1618.42505329759" calcext:value-type="float">
            <text:p>1618.42505329759</text:p>
          </table:table-cell>
          <table:table-cell/>
          <table:table-cell office:value-type="string" calcext:value-type="string">
            <text:p>age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49.2953708724885" calcext:value-type="float">
            <text:p>49.30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0.518566360853089" calcext:value-type="float">
            <text:p>0.52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8883219603233" calcext:value-type="float">
            <text:p>0.99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0.640247597669992" calcext:value-type="float">
            <text:p>0.64</text:p>
          </table:table-cell>
          <table:table-cell table:number-columns-repeated="987"/>
        </table:table-row>
        <table:table-row table:style-name="ro1">
          <table:table-cell table:formula="of:=[Sheet1.$B$4]" office:value-type="float" office:value="0.118713008358548" calcext:value-type="float">
            <text:p>0.118713008358548</text:p>
          </table:table-cell>
          <table:table-cell table:formula="of:=[Sheet1.$B$17]" office:value-type="float" office:value="0.222485984083552" calcext:value-type="float">
            <text:p>0.222485984083552</text:p>
          </table:table-cell>
          <table:table-cell table:formula="of:=[Sheet1.$B$30]" office:value-type="float" office:value="4.33375899949946" calcext:value-type="float">
            <text:p>4.33375899949946</text:p>
          </table:table-cell>
          <table:table-cell table:formula="of:=[Sheet1.$B$43]" office:value-type="float" office:value="0.0675055881916027" calcext:value-type="float">
            <text:p>0.067505588191603</text:p>
          </table:table-cell>
          <table:table-cell table:formula="of:=[Sheet1.$B$56]" office:value-type="float" office:value="14.9140711121571" calcext:value-type="float">
            <text:p>14.9140711121571</text:p>
          </table:table-cell>
          <table:table-cell table:formula="of:=[Sheet1.$B$69]" office:value-type="float" office:value="0.0447275072868855" calcext:value-type="float">
            <text:p>0.044727507286886</text:p>
          </table:table-cell>
          <table:table-cell table:formula="of:=[Sheet1.$B$82]" office:value-type="float" office:value="0.0508340500276652" calcext:value-type="float">
            <text:p>0.050834050027665</text:p>
          </table:table-cell>
          <table:table-cell table:formula="of:=[Sheet1.$B$95]" office:value-type="float" office:value="0.0436727482231279" calcext:value-type="float">
            <text:p>0.043672748223128</text:p>
          </table:table-cell>
          <table:table-cell table:formula="of:=[Sheet1.$B$108]" office:value-type="float" office:value="0.288616587304175" calcext:value-type="float">
            <text:p>0.288616587304175</text:p>
          </table:table-cell>
          <table:table-cell table:formula="of:=[Sheet1.$B$121]" office:value-type="float" office:value="0.043672673223174" calcext:value-type="float">
            <text:p>0.043672673223174</text:p>
          </table:table-cell>
          <table:table-cell table:formula="of:=[Sheet1.$B$134]" office:value-type="float" office:value="0.0948905351545621" calcext:value-type="float">
            <text:p>0.094890535154562</text:p>
          </table:table-cell>
          <table:table-cell table:formula="of:=[Sheet1.$B$147]" office:value-type="float" office:value="11.0865736766554" calcext:value-type="float">
            <text:p>11.0865736766554</text:p>
          </table:table-cell>
          <table:table-cell table:formula="of:=[Sheet1.$B$160]" office:value-type="float" office:value="0.0526669891814405" calcext:value-type="float">
            <text:p>0.052666989181441</text:p>
          </table:table-cell>
          <table:table-cell table:formula="of:=[Sheet1.$B$173]" office:value-type="float" office:value="3.33576348845635" calcext:value-type="float">
            <text:p>3.33576348845635</text:p>
          </table:table-cell>
          <table:table-cell table:formula="of:=[Sheet1.$B$186]" office:value-type="float" office:value="133.621781882975" calcext:value-type="float">
            <text:p>133.621781882975</text:p>
          </table:table-cell>
          <table:table-cell table:formula="of:=[Sheet1.$B$199]" office:value-type="float" office:value="3.70525715606695" calcext:value-type="float">
            <text:p>3.70525715606695</text:p>
          </table:table-cell>
          <table:table-cell table:formula="of:=[Sheet1.$B$212]" office:value-type="float" office:value="0.210346095528553" calcext:value-type="float">
            <text:p>0.210346095528553</text:p>
          </table:table-cell>
          <table:table-cell table:formula="of:=[Sheet1.$B$225]" office:value-type="float" office:value="1.53007183380117" calcext:value-type="float">
            <text:p>1.53007183380117</text:p>
          </table:table-cell>
          <table:table-cell table:formula="of:=[Sheet1.$B$238]" office:value-type="float" office:value="7.2032504786786" calcext:value-type="float">
            <text:p>7.2032504786786</text:p>
          </table:table-cell>
          <table:table-cell table:formula="of:=[Sheet1.$B$251]" office:value-type="float" office:value="0.418628509112298" calcext:value-type="float">
            <text:p>0.418628509112298</text:p>
          </table:table-cell>
          <table:table-cell table:formula="of:=[Sheet1.$B$264]" office:value-type="float" office:value="0.358186004547626" calcext:value-type="float">
            <text:p>0.358186004547626</text:p>
          </table:table-cell>
          <table:table-cell table:formula="of:=AVERAGE([.A3:.U3])" office:value-type="float" office:value="8.65454642421492" calcext:value-type="float">
            <text:p>8.65454642421492</text:p>
          </table:table-cell>
          <table:table-cell table:formula="of:=STDEV([.A3:.U3])" office:value-type="float" office:value="28.9184911853519" calcext:value-type="float">
            <text:p>28.9184911853519</text:p>
          </table:table-cell>
          <table:table-cell/>
          <table:table-cell office:value-type="string" calcext:value-type="string">
            <text:p>loy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 table:style-name="ce10" office:value-type="float" office:value="59.3597233672935" calcext:value-type="float">
            <text:p>59.36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float" office:value="0.375463538187977" calcext:value-type="float">
            <text:p>0.38</text:p>
          </table:table-cell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5" calcext:value-type="float">
            <text:p>15</text:p>
          </table:table-cell>
          <table:table-cell table:style-name="ce4" office:value-type="float" office:value="0.822639491221143" calcext:value-type="float">
            <text:p>0.82</text:p>
          </table:table-cell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0.481755501427935" calcext:value-type="float">
            <text:p>0.48</text:p>
          </table:table-cell>
          <table:table-cell table:number-columns-repeated="987"/>
        </table:table-row>
        <table:table-row table:style-name="ro1">
          <table:table-cell table:formula="of:=[Sheet1.$B$5]" office:value-type="float" office:value="0.335834179567097" calcext:value-type="float">
            <text:p>0.335834179567097</text:p>
          </table:table-cell>
          <table:table-cell table:formula="of:=[Sheet1.$B$18]" office:value-type="float" office:value="0.267008981353201" calcext:value-type="float">
            <text:p>0.267008981353201</text:p>
          </table:table-cell>
          <table:table-cell table:formula="of:=[Sheet1.$B$31]" office:value-type="float" office:value="13.8738803299747" calcext:value-type="float">
            <text:p>13.8738803299747</text:p>
          </table:table-cell>
          <table:table-cell table:formula="of:=[Sheet1.$B$44]" office:value-type="float" office:value="0.240131384173528" calcext:value-type="float">
            <text:p>0.240131384173528</text:p>
          </table:table-cell>
          <table:table-cell table:formula="of:=[Sheet1.$B$57]" office:value-type="float" office:value="5.62791497902115" calcext:value-type="float">
            <text:p>5.62791497902115</text:p>
          </table:table-cell>
          <table:table-cell table:formula="of:=[Sheet1.$B$70]" office:value-type="float" office:value="0.133557209744032" calcext:value-type="float">
            <text:p>0.133557209744032</text:p>
          </table:table-cell>
          <table:table-cell table:formula="of:=[Sheet1.$B$83]" office:value-type="float" office:value="0.675846380659544" calcext:value-type="float">
            <text:p>0.675846380659544</text:p>
          </table:table-cell>
          <table:table-cell table:formula="of:=[Sheet1.$B$96]" office:value-type="float" office:value="0.133292544296125" calcext:value-type="float">
            <text:p>0.133292544296125</text:p>
          </table:table-cell>
          <table:table-cell table:formula="of:=[Sheet1.$B$109]" office:value-type="float" office:value="2.12909263631998" calcext:value-type="float">
            <text:p>2.12909263631998</text:p>
          </table:table-cell>
          <table:table-cell table:formula="of:=[Sheet1.$B$122]" office:value-type="float" office:value="0.133279198245629" calcext:value-type="float">
            <text:p>0.133279198245629</text:p>
          </table:table-cell>
          <table:table-cell table:formula="of:=[Sheet1.$B$135]" office:value-type="float" office:value="0.218298288230103" calcext:value-type="float">
            <text:p>0.218298288230103</text:p>
          </table:table-cell>
          <table:table-cell table:formula="of:=[Sheet1.$B$148]" office:value-type="float" office:value="8.52625009122325" calcext:value-type="float">
            <text:p>8.52625009122325</text:p>
          </table:table-cell>
          <table:table-cell table:formula="of:=[Sheet1.$B$161]" office:value-type="float" office:value="0.159224531827741" calcext:value-type="float">
            <text:p>0.159224531827741</text:p>
          </table:table-cell>
          <table:table-cell table:formula="of:=[Sheet1.$B$174]" office:value-type="float" office:value="6.60085500818958" calcext:value-type="float">
            <text:p>6.60085500818958</text:p>
          </table:table-cell>
          <table:table-cell table:formula="of:=[Sheet1.$B$187]" office:value-type="float" office:value="0.283334603176125" calcext:value-type="float">
            <text:p>0.283334603176125</text:p>
          </table:table-cell>
          <table:table-cell table:formula="of:=[Sheet1.$B$200]" office:value-type="float" office:value="6.77500066282315" calcext:value-type="float">
            <text:p>6.77500066282315</text:p>
          </table:table-cell>
          <table:table-cell table:formula="of:=[Sheet1.$B$213]" office:value-type="float" office:value="0.996777163736015" calcext:value-type="float">
            <text:p>0.996777163736015</text:p>
          </table:table-cell>
          <table:table-cell table:formula="of:=[Sheet1.$B$226]" office:value-type="float" office:value="0.276488133082219" calcext:value-type="float">
            <text:p>0.276488133082219</text:p>
          </table:table-cell>
          <table:table-cell table:formula="of:=[Sheet1.$B$239]" office:value-type="float" office:value="0.394526859927275" calcext:value-type="float">
            <text:p>0.394526859927275</text:p>
          </table:table-cell>
          <table:table-cell table:formula="of:=[Sheet1.$B$252]" office:value-type="float" office:value="0.266442967382311" calcext:value-type="float">
            <text:p>0.266442967382311</text:p>
          </table:table-cell>
          <table:table-cell table:formula="of:=[Sheet1.$B$265]" office:value-type="float" office:value="1.82558542367054" calcext:value-type="float">
            <text:p>1.82558542367054</text:p>
          </table:table-cell>
          <table:table-cell table:formula="of:=AVERAGE([.A4:.U4])" office:value-type="float" office:value="2.37488674079158" calcext:value-type="float">
            <text:p>2.37488674079158</text:p>
          </table:table-cell>
          <table:table-cell table:formula="of:=STDEV([.A4:.U4])" office:value-type="float" office:value="3.72795272341843" calcext:value-type="float">
            <text:p>3.72795272341843</text:p>
          </table:table-cell>
          <table:table-cell/>
          <table:table-cell office:value-type="string" calcext:value-type="string">
            <text:p>inc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3712.98779199386" calcext:value-type="float">
            <text:p>3712.99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float" office:value="26.6691826760512" calcext:value-type="float">
            <text:p>26.67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43.0019203887332" calcext:value-type="float">
            <text:p>43.00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5.8245615804401" calcext:value-type="float">
            <text:p>35.82</text:p>
          </table:table-cell>
          <table:table-cell table:number-columns-repeated="987"/>
        </table:table-row>
        <table:table-row table:style-name="ro1">
          <table:table-cell table:formula="of:=[Sheet1.$B$6]" office:value-type="float" office:value="0.0435843637825133" calcext:value-type="float">
            <text:p>0.043584363782513</text:p>
          </table:table-cell>
          <table:table-cell table:formula="of:=[Sheet1.$B$19]" office:value-type="float" office:value="0.0369385400666333" calcext:value-type="float">
            <text:p>0.036938540066633</text:p>
          </table:table-cell>
          <table:table-cell table:formula="of:=[Sheet1.$B$32]" office:value-type="float" office:value="1.86185564177848" calcext:value-type="float">
            <text:p>1.86185564177848</text:p>
          </table:table-cell>
          <table:table-cell table:formula="of:=[Sheet1.$B$45]" office:value-type="float" office:value="0.0293134092710175" calcext:value-type="float">
            <text:p>0.029313409271018</text:p>
          </table:table-cell>
          <table:table-cell table:formula="of:=[Sheet1.$B$58]" office:value-type="float" office:value="0.530859032687133" calcext:value-type="float">
            <text:p>0.530859032687133</text:p>
          </table:table-cell>
          <table:table-cell table:formula="of:=[Sheet1.$B$71]" office:value-type="float" office:value="0.0190586615487981" calcext:value-type="float">
            <text:p>0.019058661548798</text:p>
          </table:table-cell>
          <table:table-cell table:formula="of:=[Sheet1.$B$84]" office:value-type="float" office:value="0.0592057178504597" calcext:value-type="float">
            <text:p>0.05920571785046</text:p>
          </table:table-cell>
          <table:table-cell table:formula="of:=[Sheet1.$B$97]" office:value-type="float" office:value="0.0182753718067384" calcext:value-type="float">
            <text:p>0.018275371806738</text:p>
          </table:table-cell>
          <table:table-cell table:formula="of:=[Sheet1.$B$110]" office:value-type="float" office:value="0.160306108066476" calcext:value-type="float">
            <text:p>0.160306108066476</text:p>
          </table:table-cell>
          <table:table-cell table:formula="of:=[Sheet1.$B$123]" office:value-type="float" office:value="0.0182753364964645" calcext:value-type="float">
            <text:p>0.018275336496465</text:p>
          </table:table-cell>
          <table:table-cell table:formula="of:=[Sheet1.$B$136]" office:value-type="float" office:value="0.0384628781567614" calcext:value-type="float">
            <text:p>0.038462878156761</text:p>
          </table:table-cell>
          <table:table-cell table:formula="of:=[Sheet1.$B$149]" office:value-type="float" office:value="5.93067337965254" calcext:value-type="float">
            <text:p>5.93067337965254</text:p>
          </table:table-cell>
          <table:table-cell table:formula="of:=[Sheet1.$B$162]" office:value-type="float" office:value="0.0222187095728693" calcext:value-type="float">
            <text:p>0.022218709572869</text:p>
          </table:table-cell>
          <table:table-cell table:formula="of:=[Sheet1.$B$175]" office:value-type="float" office:value="1.03879079305651" calcext:value-type="float">
            <text:p>1.03879079305651</text:p>
          </table:table-cell>
          <table:table-cell table:formula="of:=[Sheet1.$B$188]" office:value-type="float" office:value="0.0459171149483915" calcext:value-type="float">
            <text:p>0.045917114948392</text:p>
          </table:table-cell>
          <table:table-cell table:formula="of:=[Sheet1.$B$201]" office:value-type="float" office:value="2.01953888021685" calcext:value-type="float">
            <text:p>2.01953888021685</text:p>
          </table:table-cell>
          <table:table-cell table:formula="of:=[Sheet1.$B$214]" office:value-type="float" office:value="0.140393660920507" calcext:value-type="float">
            <text:p>0.140393660920507</text:p>
          </table:table-cell>
          <table:table-cell table:formula="of:=[Sheet1.$B$227]" office:value-type="float" office:value="0.0405010835561611" calcext:value-type="float">
            <text:p>0.040501083556161</text:p>
          </table:table-cell>
          <table:table-cell table:formula="of:=[Sheet1.$B$240]" office:value-type="float" office:value="0.0630736521345508" calcext:value-type="float">
            <text:p>0.063073652134551</text:p>
          </table:table-cell>
          <table:table-cell table:formula="of:=[Sheet1.$B$253]" office:value-type="float" office:value="0.0323165947844604" calcext:value-type="float">
            <text:p>0.03231659478446</text:p>
          </table:table-cell>
          <table:table-cell table:formula="of:=[Sheet1.$B$266]" office:value-type="float" office:value="0.187192702159749" calcext:value-type="float">
            <text:p>0.187192702159749</text:p>
          </table:table-cell>
          <table:table-cell table:formula="of:=AVERAGE([.A5:.U5])" office:value-type="float" office:value="0.587464363453051" calcext:value-type="float">
            <text:p>0.587464363453051</text:p>
          </table:table-cell>
          <table:table-cell table:formula="of:=STDEV([.A5:.U5])" office:value-type="float" office:value="1.35888336433865" calcext:value-type="float">
            <text:p>1.35888336433865</text:p>
          </table:table-cell>
          <table:table-cell/>
          <table:table-cell office:value-type="string" calcext:value-type="string">
            <text:p>sex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float" office:value="67.5090002865957" calcext:value-type="float">
            <text:p>67.51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" office:value-type="float" office:value="0.410959548926169" calcext:value-type="float">
            <text:p>0.41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1360660180834" calcext:value-type="float">
            <text:p>0.91</text:p>
          </table:table-cell>
          <table:table-cell table:style-name="ce16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0.51987488916254" calcext:value-type="float">
            <text:p>0.52</text:p>
          </table:table-cell>
          <table:table-cell table:number-columns-repeated="987"/>
        </table:table-row>
        <table:table-row table:style-name="ro1">
          <table:table-cell table:formula="of:=[Sheet1.$B$7]" office:value-type="float" office:value="0.08150537264677" calcext:value-type="float">
            <text:p>0.08150537264677</text:p>
          </table:table-cell>
          <table:table-cell table:formula="of:=[Sheet1.$B$20]" office:value-type="float" office:value="0.0631903205518451" calcext:value-type="float">
            <text:p>0.063190320551845</text:p>
          </table:table-cell>
          <table:table-cell table:formula="of:=[Sheet1.$B$33]" office:value-type="float" office:value="2.60571883366687" calcext:value-type="float">
            <text:p>2.60571883366687</text:p>
          </table:table-cell>
          <table:table-cell table:formula="of:=[Sheet1.$B$46]" office:value-type="float" office:value="0.0618494785028027" calcext:value-type="float">
            <text:p>0.061849478502803</text:p>
          </table:table-cell>
          <table:table-cell table:formula="of:=[Sheet1.$B$59]" office:value-type="float" office:value="0.749748879534627" calcext:value-type="float">
            <text:p>0.749748879534627</text:p>
          </table:table-cell>
          <table:table-cell table:formula="of:=[Sheet1.$B$72]" office:value-type="float" office:value="0.0340860631125992" calcext:value-type="float">
            <text:p>0.034086063112599</text:p>
          </table:table-cell>
          <table:table-cell table:formula="of:=[Sheet1.$B$85]" office:value-type="float" office:value="0.179931315142254" calcext:value-type="float">
            <text:p>0.179931315142254</text:p>
          </table:table-cell>
          <table:table-cell table:formula="of:=[Sheet1.$B$98]" office:value-type="float" office:value="0.0339480927706889" calcext:value-type="float">
            <text:p>0.033948092770689</text:p>
          </table:table-cell>
          <table:table-cell table:formula="of:=[Sheet1.$B$111]" office:value-type="float" office:value="0.287126263950104" calcext:value-type="float">
            <text:p>0.287126263950104</text:p>
          </table:table-cell>
          <table:table-cell table:formula="of:=[Sheet1.$B$124]" office:value-type="float" office:value="0.0339475335216254" calcext:value-type="float">
            <text:p>0.033947533521625</text:p>
          </table:table-cell>
          <table:table-cell table:formula="of:=[Sheet1.$B$137]" office:value-type="float" office:value="0.0573525827166655" calcext:value-type="float">
            <text:p>0.057352582716666</text:p>
          </table:table-cell>
          <table:table-cell table:formula="of:=[Sheet1.$B$150]" office:value-type="float" office:value="3.86571810232623" calcext:value-type="float">
            <text:p>3.86571810232623</text:p>
          </table:table-cell>
          <table:table-cell table:formula="of:=[Sheet1.$B$163]" office:value-type="float" office:value="0.0410838893145353" calcext:value-type="float">
            <text:p>0.041083889314535</text:p>
          </table:table-cell>
          <table:table-cell table:formula="of:=[Sheet1.$B$176]" office:value-type="float" office:value="1.05852121168857" calcext:value-type="float">
            <text:p>1.05852121168857</text:p>
          </table:table-cell>
          <table:table-cell table:formula="of:=[Sheet1.$B$189]" office:value-type="float" office:value="0.0691682861262616" calcext:value-type="float">
            <text:p>0.069168286126262</text:p>
          </table:table-cell>
          <table:table-cell table:formula="of:=[Sheet1.$B$202]" office:value-type="float" office:value="3.70335986326884" calcext:value-type="float">
            <text:p>3.70335986326884</text:p>
          </table:table-cell>
          <table:table-cell table:formula="of:=[Sheet1.$B$215]" office:value-type="float" office:value="0.264525614915742" calcext:value-type="float">
            <text:p>0.264525614915742</text:p>
          </table:table-cell>
          <table:table-cell table:formula="of:=[Sheet1.$B$228]" office:value-type="float" office:value="0.0696511058962461" calcext:value-type="float">
            <text:p>0.069651105896246</text:p>
          </table:table-cell>
          <table:table-cell table:formula="of:=[Sheet1.$B$241]" office:value-type="float" office:value="0.107628844325622" calcext:value-type="float">
            <text:p>0.107628844325622</text:p>
          </table:table-cell>
          <table:table-cell table:formula="of:=[Sheet1.$B$254]" office:value-type="float" office:value="0.0549493773298118" calcext:value-type="float">
            <text:p>0.054949377329812</text:p>
          </table:table-cell>
          <table:table-cell table:formula="of:=[Sheet1.$B$267]" office:value-type="float" office:value="0.455851032896501" calcext:value-type="float">
            <text:p>0.455851032896501</text:p>
          </table:table-cell>
          <table:table-cell table:formula="of:=AVERAGE([.A6:.U6])" office:value-type="float" office:value="0.660898193533582" calcext:value-type="float">
            <text:p>0.660898193533582</text:p>
          </table:table-cell>
          <table:table-cell table:formula="of:=STDEV([.A6:.U6])" office:value-type="float" office:value="1.19160044002175" calcext:value-type="float">
            <text:p>1.19160044002175</text:p>
          </table:table-cell>
          <table:table-cell/>
          <table:table-cell office:value-type="string" calcext:value-type="string">
            <text:p>emp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4267.79455647268" calcext:value-type="float">
            <text:p>4267.79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4" office:value-type="float" office:value="13.7442847764115" calcext:value-type="float">
            <text:p>13.74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21.2713631236031" calcext:value-type="float">
            <text:p>21.27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33.7433344482533" calcext:value-type="float">
            <text:p>33.74</text:p>
          </table:table-cell>
          <table:table-cell table:number-columns-repeated="987"/>
        </table:table-row>
        <table:table-row table:style-name="ro1">
          <table:table-cell table:formula="of:=[Sheet1.$B$8]" office:value-type="float" office:value="0.655738580358948" calcext:value-type="float">
            <text:p>0.655738580358948</text:p>
          </table:table-cell>
          <table:table-cell table:formula="of:=[Sheet1.$B$21]" office:value-type="float" office:value="0.366526258337444" calcext:value-type="float">
            <text:p>0.366526258337444</text:p>
          </table:table-cell>
          <table:table-cell table:formula="of:=[Sheet1.$B$34]" office:value-type="float" office:value="13.8145003529063" calcext:value-type="float">
            <text:p>13.8145003529063</text:p>
          </table:table-cell>
          <table:table-cell table:formula="of:=[Sheet1.$B$47]" office:value-type="float" office:value="0.425892720771971" calcext:value-type="float">
            <text:p>0.425892720771971</text:p>
          </table:table-cell>
          <table:table-cell table:formula="of:=[Sheet1.$B$60]" office:value-type="float" office:value="2.48998992137285" calcext:value-type="float">
            <text:p>2.48998992137285</text:p>
          </table:table-cell>
          <table:table-cell table:formula="of:=[Sheet1.$B$73]" office:value-type="float" office:value="0.267194123235576" calcext:value-type="float">
            <text:p>0.267194123235576</text:p>
          </table:table-cell>
          <table:table-cell table:formula="of:=[Sheet1.$B$86]" office:value-type="float" office:value="4.32718059842841" calcext:value-type="float">
            <text:p>4.32718059842841</text:p>
          </table:table-cell>
          <table:table-cell table:formula="of:=[Sheet1.$B$99]" office:value-type="float" office:value="0.267551100758537" calcext:value-type="float">
            <text:p>0.267551100758537</text:p>
          </table:table-cell>
          <table:table-cell table:formula="of:=[Sheet1.$B$112]" office:value-type="float" office:value="7.52203547098748" calcext:value-type="float">
            <text:p>7.52203547098748</text:p>
          </table:table-cell>
          <table:table-cell table:formula="of:=[Sheet1.$B$125]" office:value-type="float" office:value="0.267490649124069" calcext:value-type="float">
            <text:p>0.267490649124069</text:p>
          </table:table-cell>
          <table:table-cell table:formula="of:=[Sheet1.$B$138]" office:value-type="float" office:value="0.391693221446277" calcext:value-type="float">
            <text:p>0.391693221446277</text:p>
          </table:table-cell>
          <table:table-cell table:formula="of:=[Sheet1.$B$151]" office:value-type="float" office:value="6.70318575298828" calcext:value-type="float">
            <text:p>6.70318575298828</text:p>
          </table:table-cell>
          <table:table-cell table:formula="of:=[Sheet1.$B$164]" office:value-type="float" office:value="0.430585705333654" calcext:value-type="float">
            <text:p>0.430585705333654</text:p>
          </table:table-cell>
          <table:table-cell table:formula="of:=[Sheet1.$B$177]" office:value-type="float" office:value="16.4061760771596" calcext:value-type="float">
            <text:p>16.4061760771596</text:p>
          </table:table-cell>
          <table:table-cell table:formula="of:=[Sheet1.$B$190]" office:value-type="float" office:value="0.303744100891795" calcext:value-type="float">
            <text:p>0.303744100891795</text:p>
          </table:table-cell>
          <table:table-cell table:formula="of:=[Sheet1.$B$203]" office:value-type="float" office:value="52.8680951373279" calcext:value-type="float">
            <text:p>52.8680951373279</text:p>
          </table:table-cell>
          <table:table-cell table:formula="of:=[Sheet1.$B$216]" office:value-type="float" office:value="1.52073935424981" calcext:value-type="float">
            <text:p>1.52073935424981</text:p>
          </table:table-cell>
          <table:table-cell table:formula="of:=[Sheet1.$B$229]" office:value-type="float" office:value="0.516442762021102" calcext:value-type="float">
            <text:p>0.516442762021102</text:p>
          </table:table-cell>
          <table:table-cell table:formula="of:=[Sheet1.$B$242]" office:value-type="float" office:value="0.551101303791954" calcext:value-type="float">
            <text:p>0.551101303791954</text:p>
          </table:table-cell>
          <table:table-cell table:formula="of:=[Sheet1.$B$255]" office:value-type="float" office:value="0.361765120129079" calcext:value-type="float">
            <text:p>0.361765120129079</text:p>
          </table:table-cell>
          <table:table-cell table:formula="of:=[Sheet1.$B$268]" office:value-type="float" office:value="4.03471176348718" calcext:value-type="float">
            <text:p>4.03471176348718</text:p>
          </table:table-cell>
          <table:table-cell table:formula="of:=AVERAGE([.A7:.U7])" office:value-type="float" office:value="5.45201619405277" calcext:value-type="float">
            <text:p>5.45201619405277</text:p>
          </table:table-cell>
          <table:table-cell table:formula="of:=STDEV([.A7:.U7])" office:value-type="float" office:value="11.7854717028206" calcext:value-type="float">
            <text:p>11.7854717028206</text:p>
          </table:table-cell>
          <table:table-cell/>
          <table:table-cell office:value-type="string" calcext:value-type="string">
            <text:p>act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16" calcext:value-type="float">
            <text:p>16</text:p>
          </table:table-cell>
          <table:table-cell table:style-name="ce10" office:value-type="float" office:value="47.9189735887393" calcext:value-type="float">
            <text:p>47.92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style-name="ce4" office:value-type="float" office:value="0.196409228737608" calcext:value-type="float">
            <text:p>0.20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table:style-name="ce4" office:value-type="float" office:value="0.336205380801292" calcext:value-type="float">
            <text:p>0.34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0.264652042071506" calcext:value-type="float">
            <text:p>0.26</text:p>
          </table:table-cell>
          <table:table-cell table:number-columns-repeated="987"/>
        </table:table-row>
        <table:table-row table:style-name="ro1">
          <table:table-cell table:formula="of:=[Sheet1.$B$9]" office:value-type="float" office:value="0.233855132318547" calcext:value-type="float">
            <text:p>0.233855132318547</text:p>
          </table:table-cell>
          <table:table-cell table:formula="of:=[Sheet1.$B$22]" office:value-type="float" office:value="0.158491411386224" calcext:value-type="float">
            <text:p>0.158491411386224</text:p>
          </table:table-cell>
          <table:table-cell table:formula="of:=[Sheet1.$B$35]" office:value-type="float" office:value="7.25346305088654" calcext:value-type="float">
            <text:p>7.25346305088654</text:p>
          </table:table-cell>
          <table:table-cell table:formula="of:=[Sheet1.$B$48]" office:value-type="float" office:value="0.157815145580089" calcext:value-type="float">
            <text:p>0.157815145580089</text:p>
          </table:table-cell>
          <table:table-cell table:formula="of:=[Sheet1.$B$61]" office:value-type="float" office:value="1.93324476098921" calcext:value-type="float">
            <text:p>1.93324476098921</text:p>
          </table:table-cell>
          <table:table-cell table:formula="of:=[Sheet1.$B$74]" office:value-type="float" office:value="0.0896026481880037" calcext:value-type="float">
            <text:p>0.089602648188004</text:p>
          </table:table-cell>
          <table:table-cell table:formula="of:=[Sheet1.$B$87]" office:value-type="float" office:value="0.413259969914666" calcext:value-type="float">
            <text:p>0.413259969914666</text:p>
          </table:table-cell>
          <table:table-cell table:formula="of:=[Sheet1.$B$100]" office:value-type="float" office:value="0.0883917760807212" calcext:value-type="float">
            <text:p>0.088391776080721</text:p>
          </table:table-cell>
          <table:table-cell table:formula="of:=[Sheet1.$B$113]" office:value-type="float" office:value="0.475468913074718" calcext:value-type="float">
            <text:p>0.475468913074718</text:p>
          </table:table-cell>
          <table:table-cell table:formula="of:=[Sheet1.$B$126]" office:value-type="float" office:value="0.0883804557780325" calcext:value-type="float">
            <text:p>0.088380455778033</text:p>
          </table:table-cell>
          <table:table-cell table:formula="of:=[Sheet1.$B$139]" office:value-type="float" office:value="0.201604541130542" calcext:value-type="float">
            <text:p>0.201604541130542</text:p>
          </table:table-cell>
          <table:table-cell table:formula="of:=[Sheet1.$B$152]" office:value-type="float" office:value="13.9663913494055" calcext:value-type="float">
            <text:p>13.9663913494055</text:p>
          </table:table-cell>
          <table:table-cell table:formula="of:=[Sheet1.$B$165]" office:value-type="float" office:value="0.114040350258884" calcext:value-type="float">
            <text:p>0.114040350258884</text:p>
          </table:table-cell>
          <table:table-cell table:formula="of:=[Sheet1.$B$178]" office:value-type="float" office:value="6.95716064675527" calcext:value-type="float">
            <text:p>6.95716064675527</text:p>
          </table:table-cell>
          <table:table-cell table:formula="of:=[Sheet1.$B$191]" office:value-type="float" office:value="0.130128122865867" calcext:value-type="float">
            <text:p>0.130128122865867</text:p>
          </table:table-cell>
          <table:table-cell table:formula="of:=[Sheet1.$B$204]" office:value-type="float" office:value="8.84683978669562" calcext:value-type="float">
            <text:p>8.84683978669562</text:p>
          </table:table-cell>
          <table:table-cell table:formula="of:=[Sheet1.$B$217]" office:value-type="float" office:value="0.478979886402011" calcext:value-type="float">
            <text:p>0.478979886402011</text:p>
          </table:table-cell>
          <table:table-cell table:formula="of:=[Sheet1.$B$230]" office:value-type="float" office:value="0.222685600399809" calcext:value-type="float">
            <text:p>0.222685600399809</text:p>
          </table:table-cell>
          <table:table-cell table:formula="of:=[Sheet1.$B$243]" office:value-type="float" office:value="0.267603556648589" calcext:value-type="float">
            <text:p>0.267603556648589</text:p>
          </table:table-cell>
          <table:table-cell table:formula="of:=[Sheet1.$B$256]" office:value-type="float" office:value="0.136456037877991" calcext:value-type="float">
            <text:p>0.136456037877991</text:p>
          </table:table-cell>
          <table:table-cell table:formula="of:=[Sheet1.$B$269]" office:value-type="float" office:value="1.40205901219758" calcext:value-type="float">
            <text:p>1.40205901219758</text:p>
          </table:table-cell>
          <table:table-cell table:formula="of:=AVERAGE([.A8:.U8])" office:value-type="float" office:value="2.07694867403973" calcext:value-type="float">
            <text:p>2.07694867403973</text:p>
          </table:table-cell>
          <table:table-cell table:formula="of:=STDEV([.A8:.U8])" office:value-type="float" office:value="3.81065408607031" calcext:value-type="float">
            <text:p>3.81065408607031</text:p>
          </table:table-cell>
          <table:table-cell/>
          <table:table-cell office:value-type="string" calcext:value-type="string">
            <text:p>new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10" office:value-type="float" office:value="53.9345982702501" calcext:value-type="float">
            <text:p>53.93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4" office:value-type="float" office:value="1.49176695636315" calcext:value-type="float">
            <text:p>1.49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float" office:value="1.33572380528815" calcext:value-type="float">
            <text:p>1.34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0.913473671267507" calcext:value-type="float">
            <text:p>0.91</text:p>
          </table:table-cell>
          <table:table-cell table:number-columns-repeated="987"/>
        </table:table-row>
        <table:table-row table:style-name="ro1">
          <table:table-cell table:formula="of:=[Sheet1.$B$10]" office:value-type="float" office:value="0.488874667643579" calcext:value-type="float">
            <text:p>0.488874667643579</text:p>
          </table:table-cell>
          <table:table-cell table:formula="of:=[Sheet1.$B$23]" office:value-type="float" office:value="0.282649032728111" calcext:value-type="float">
            <text:p>0.282649032728111</text:p>
          </table:table-cell>
          <table:table-cell table:formula="of:=[Sheet1.$B$36]" office:value-type="float" office:value="13.9416922796363" calcext:value-type="float">
            <text:p>13.9416922796363</text:p>
          </table:table-cell>
          <table:table-cell table:formula="of:=[Sheet1.$B$49]" office:value-type="float" office:value="0.376378938170271" calcext:value-type="float">
            <text:p>0.376378938170271</text:p>
          </table:table-cell>
          <table:table-cell table:formula="of:=[Sheet1.$B$62]" office:value-type="float" office:value="3.87757890657842" calcext:value-type="float">
            <text:p>3.87757890657842</text:p>
          </table:table-cell>
          <table:table-cell table:formula="of:=[Sheet1.$B$75]" office:value-type="float" office:value="0.207497090846569" calcext:value-type="float">
            <text:p>0.207497090846569</text:p>
          </table:table-cell>
          <table:table-cell table:formula="of:=[Sheet1.$B$88]" office:value-type="float" office:value="3.54739550514549" calcext:value-type="float">
            <text:p>3.54739550514549</text:p>
          </table:table-cell>
          <table:table-cell table:formula="of:=[Sheet1.$B$101]" office:value-type="float" office:value="0.202514783285008" calcext:value-type="float">
            <text:p>0.202514783285008</text:p>
          </table:table-cell>
          <table:table-cell table:formula="of:=[Sheet1.$B$114]" office:value-type="float" office:value="0.952195810112926" calcext:value-type="float">
            <text:p>0.952195810112926</text:p>
          </table:table-cell>
          <table:table-cell table:formula="of:=[Sheet1.$B$127]" office:value-type="float" office:value="0.202422560591045" calcext:value-type="float">
            <text:p>0.202422560591045</text:p>
          </table:table-cell>
          <table:table-cell table:formula="of:=[Sheet1.$B$140]" office:value-type="float" office:value="0.388730920515619" calcext:value-type="float">
            <text:p>0.388730920515619</text:p>
          </table:table-cell>
          <table:table-cell table:formula="of:=[Sheet1.$B$153]" office:value-type="float" office:value="13.1267276657771" calcext:value-type="float">
            <text:p>13.1267276657771</text:p>
          </table:table-cell>
          <table:table-cell table:formula="of:=[Sheet1.$B$166]" office:value-type="float" office:value="0.45543747915211" calcext:value-type="float">
            <text:p>0.45543747915211</text:p>
          </table:table-cell>
          <table:table-cell table:formula="of:=[Sheet1.$B$179]" office:value-type="float" office:value="6.21257939783876" calcext:value-type="float">
            <text:p>6.21257939783876</text:p>
          </table:table-cell>
          <table:table-cell table:formula="of:=[Sheet1.$B$192]" office:value-type="float" office:value="0.26767070700916" calcext:value-type="float">
            <text:p>0.26767070700916</text:p>
          </table:table-cell>
          <table:table-cell table:formula="of:=[Sheet1.$B$205]" office:value-type="float" office:value="6.48693956850388" calcext:value-type="float">
            <text:p>6.48693956850388</text:p>
          </table:table-cell>
          <table:table-cell table:formula="of:=[Sheet1.$B$218]" office:value-type="float" office:value="1.78989962687178" calcext:value-type="float">
            <text:p>1.78989962687178</text:p>
          </table:table-cell>
          <table:table-cell table:formula="of:=[Sheet1.$B$231]" office:value-type="float" office:value="0.508309337806712" calcext:value-type="float">
            <text:p>0.508309337806712</text:p>
          </table:table-cell>
          <table:table-cell table:formula="of:=[Sheet1.$B$244]" office:value-type="float" office:value="0.410197248143343" calcext:value-type="float">
            <text:p>0.410197248143343</text:p>
          </table:table-cell>
          <table:table-cell table:formula="of:=[Sheet1.$B$257]" office:value-type="float" office:value="0.460850095587791" calcext:value-type="float">
            <text:p>0.460850095587791</text:p>
          </table:table-cell>
          <table:table-cell table:formula="of:=[Sheet1.$B$270]" office:value-type="float" office:value="1.47036373914756" calcext:value-type="float">
            <text:p>1.47036373914756</text:p>
          </table:table-cell>
          <table:table-cell table:formula="of:=AVERAGE([.A9:.U9])" office:value-type="float" office:value="2.65032882671864" calcext:value-type="float">
            <text:p>2.65032882671864</text:p>
          </table:table-cell>
          <table:table-cell table:formula="of:=STDEV([.A9:.U9])" office:value-type="float" office:value="4.09509467410724" calcext:value-type="float">
            <text:p>4.09509467410724</text:p>
          </table:table-cell>
          <table:table-cell/>
          <table:table-cell office:value-type="string" calcext:value-type="string">
            <text:p>res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16.6145297194359" calcext:value-type="float">
            <text:p>16.61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</text:p>
          </table:table-cell>
          <table:table-cell table:style-name="ce4" office:value-type="float" office:value="0.193408538180123" calcext:value-type="float">
            <text:p>0.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style-name="ce4" office:value-type="float" office:value="0.314312292098869" calcext:value-type="float">
            <text:p>0.31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0.228499626667727" calcext:value-type="float">
            <text:p>0.23</text:p>
          </table:table-cell>
          <table:table-cell table:number-columns-repeated="987"/>
        </table:table-row>
        <table:table-row table:style-name="ro1">
          <table:table-cell table:formula="of:=[Sheet1.$B$11]" office:value-type="float" office:value="0.0616828527386261" calcext:value-type="float">
            <text:p>0.061682852738626</text:p>
          </table:table-cell>
          <table:table-cell table:formula="of:=[Sheet1.$B$24]" office:value-type="float" office:value="0.0465677319630889" calcext:value-type="float">
            <text:p>0.046567731963089</text:p>
          </table:table-cell>
          <table:table-cell table:formula="of:=[Sheet1.$B$37]" office:value-type="float" office:value="1.53221299162856" calcext:value-type="float">
            <text:p>1.53221299162856</text:p>
          </table:table-cell>
          <table:table-cell table:formula="of:=[Sheet1.$B$50]" office:value-type="float" office:value="0.0351161711694133" calcext:value-type="float">
            <text:p>0.035116171169413</text:p>
          </table:table-cell>
          <table:table-cell table:formula="of:=[Sheet1.$B$63]" office:value-type="float" office:value="1.88387578019587" calcext:value-type="float">
            <text:p>1.88387578019587</text:p>
          </table:table-cell>
          <table:table-cell table:formula="of:=[Sheet1.$B$76]" office:value-type="float" office:value="0.0218796022034755" calcext:value-type="float">
            <text:p>0.021879602203476</text:p>
          </table:table-cell>
          <table:table-cell table:formula="of:=[Sheet1.$B$89]" office:value-type="float" office:value="0.101644228903225" calcext:value-type="float">
            <text:p>0.101644228903225</text:p>
          </table:table-cell>
          <table:table-cell table:formula="of:=[Sheet1.$B$102]" office:value-type="float" office:value="0.0209170224459902" calcext:value-type="float">
            <text:p>0.02091702244599</text:p>
          </table:table-cell>
          <table:table-cell table:formula="of:=[Sheet1.$B$115]" office:value-type="float" office:value="0.0834931674222859" calcext:value-type="float">
            <text:p>0.083493167422286</text:p>
          </table:table-cell>
          <table:table-cell table:formula="of:=[Sheet1.$B$128]" office:value-type="float" office:value="0.020916074995821" calcext:value-type="float">
            <text:p>0.020916074995821</text:p>
          </table:table-cell>
          <table:table-cell table:formula="of:=[Sheet1.$B$141]" office:value-type="float" office:value="0.0641201164542345" calcext:value-type="float">
            <text:p>0.064120116454235</text:p>
          </table:table-cell>
          <table:table-cell table:formula="of:=[Sheet1.$B$154]" office:value-type="float" office:value="2.19511089375972" calcext:value-type="float">
            <text:p>2.19511089375972</text:p>
          </table:table-cell>
          <table:table-cell table:formula="of:=[Sheet1.$B$167]" office:value-type="float" office:value="0.0299322200664606" calcext:value-type="float">
            <text:p>0.029932220066461</text:p>
          </table:table-cell>
          <table:table-cell table:formula="of:=[Sheet1.$B$180]" office:value-type="float" office:value="1.28936408203007" calcext:value-type="float">
            <text:p>1.28936408203007</text:p>
          </table:table-cell>
          <table:table-cell table:formula="of:=[Sheet1.$B$193]" office:value-type="float" office:value="0.0328271726426468" calcext:value-type="float">
            <text:p>0.032827172642647</text:p>
          </table:table-cell>
          <table:table-cell table:formula="of:=[Sheet1.$B$206]" office:value-type="float" office:value="1.27397395996578" calcext:value-type="float">
            <text:p>1.27397395996578</text:p>
          </table:table-cell>
          <table:table-cell table:formula="of:=[Sheet1.$B$219]" office:value-type="float" office:value="0.153833088057199" calcext:value-type="float">
            <text:p>0.153833088057199</text:p>
          </table:table-cell>
          <table:table-cell table:formula="of:=[Sheet1.$B$232]" office:value-type="float" office:value="0.0559271952920704" calcext:value-type="float">
            <text:p>0.05592719529207</text:p>
          </table:table-cell>
          <table:table-cell table:formula="of:=[Sheet1.$B$245]" office:value-type="float" office:value="0.06747809431926" calcext:value-type="float">
            <text:p>0.06747809431926</text:p>
          </table:table-cell>
          <table:table-cell table:formula="of:=[Sheet1.$B$258]" office:value-type="float" office:value="0.0408428734439361" calcext:value-type="float">
            <text:p>0.040842873443936</text:p>
          </table:table-cell>
          <table:table-cell table:formula="of:=[Sheet1.$B$271]" office:value-type="float" office:value="0.22311050706787" calcext:value-type="float">
            <text:p>0.22311050706787</text:p>
          </table:table-cell>
          <table:table-cell table:formula="of:=AVERAGE([.A10:.U10])" office:value-type="float" office:value="0.439753610798362" calcext:value-type="float">
            <text:p>0.439753610798362</text:p>
          </table:table-cell>
          <table:table-cell table:formula="of:=STDEV([.A10:.U10])" office:value-type="float" office:value="0.709025310983332" calcext:value-type="float">
            <text:p>0.709025310983332</text:p>
          </table:table-cell>
          <table:table-cell/>
          <table:table-cell office:value-type="string" calcext:value-type="string">
            <text:p>fo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7" calcext:value-type="float">
            <text:p>17</text:p>
          </table:table-cell>
          <table:table-cell table:style-name="ce10" office:value-type="float" office:value="29.1536813364111" calcext:value-type="float">
            <text:p>29.15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4" office:value-type="float" office:value="1.42794622485724" calcext:value-type="float">
            <text:p>1.43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4" office:value-type="float" office:value="0.759002052399614" calcext:value-type="float">
            <text:p>0.76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.34685992759619" calcext:value-type="float">
            <text:p>1.35</text:p>
          </table:table-cell>
          <table:table-cell table:number-columns-repeated="987"/>
        </table:table-row>
        <table:table-row table:style-name="ro1">
          <table:table-cell table:formula="of:=[Sheet1.$B$12]" office:value-type="float" office:value="0.0232869630451897" calcext:value-type="float">
            <text:p>0.02328696304519</text:p>
          </table:table-cell>
          <table:table-cell table:formula="of:=[Sheet1.$B$25]" office:value-type="float" office:value="0.015557149632041" calcext:value-type="float">
            <text:p>0.015557149632041</text:p>
          </table:table-cell>
          <table:table-cell table:formula="of:=[Sheet1.$B$38]" office:value-type="float" office:value="0.712169317014348" calcext:value-type="float">
            <text:p>0.712169317014348</text:p>
          </table:table-cell>
          <table:table-cell table:formula="of:=[Sheet1.$B$51]" office:value-type="float" office:value="0.0142009386516242" calcext:value-type="float">
            <text:p>0.014200938651624</text:p>
          </table:table-cell>
          <table:table-cell table:formula="of:=[Sheet1.$B$64]" office:value-type="float" office:value="0.350352795475539" calcext:value-type="float">
            <text:p>0.350352795475539</text:p>
          </table:table-cell>
          <table:table-cell table:formula="of:=[Sheet1.$B$77]" office:value-type="float" office:value="0.00859465048768585" calcext:value-type="float">
            <text:p>0.008594650487686</text:p>
          </table:table-cell>
          <table:table-cell table:formula="of:=[Sheet1.$B$90]" office:value-type="float" office:value="0.111074275900223" calcext:value-type="float">
            <text:p>0.111074275900223</text:p>
          </table:table-cell>
          <table:table-cell table:formula="of:=[Sheet1.$B$103]" office:value-type="float" office:value="0.00854257656600259" calcext:value-type="float">
            <text:p>0.008542576566003</text:p>
          </table:table-cell>
          <table:table-cell table:formula="of:=[Sheet1.$B$116]" office:value-type="float" office:value="0.0424660264376679" calcext:value-type="float">
            <text:p>0.042466026437668</text:p>
          </table:table-cell>
          <table:table-cell table:formula="of:=[Sheet1.$B$129]" office:value-type="float" office:value="0.00854248950437017" calcext:value-type="float">
            <text:p>0.00854248950437</text:p>
          </table:table-cell>
          <table:table-cell table:formula="of:=[Sheet1.$B$142]" office:value-type="float" office:value="0.0209892694479657" calcext:value-type="float">
            <text:p>0.020989269447966</text:p>
          </table:table-cell>
          <table:table-cell table:formula="of:=[Sheet1.$B$155]" office:value-type="float" office:value="1.08070215837427" calcext:value-type="float">
            <text:p>1.08070215837427</text:p>
          </table:table-cell>
          <table:table-cell table:formula="of:=[Sheet1.$B$168]" office:value-type="float" office:value="0.0114859400305759" calcext:value-type="float">
            <text:p>0.011485940030576</text:p>
          </table:table-cell>
          <table:table-cell table:formula="of:=[Sheet1.$B$181]" office:value-type="float" office:value="0.232056886024486" calcext:value-type="float">
            <text:p>0.232056886024486</text:p>
          </table:table-cell>
          <table:table-cell table:formula="of:=[Sheet1.$B$194]" office:value-type="float" office:value="0.0126568917214118" calcext:value-type="float">
            <text:p>0.012656891721412</text:p>
          </table:table-cell>
          <table:table-cell table:formula="of:=[Sheet1.$B$207]" office:value-type="float" office:value="2.40496357450868" calcext:value-type="float">
            <text:p>2.40496357450868</text:p>
          </table:table-cell>
          <table:table-cell table:formula="of:=[Sheet1.$B$220]" office:value-type="float" office:value="0.0609971712861556" calcext:value-type="float">
            <text:p>0.060997171286156</text:p>
          </table:table-cell>
          <table:table-cell table:formula="of:=[Sheet1.$B$233]" office:value-type="float" office:value="0.0178811785945019" calcext:value-type="float">
            <text:p>0.017881178594502</text:p>
          </table:table-cell>
          <table:table-cell table:formula="of:=[Sheet1.$B$246]" office:value-type="float" office:value="0.0213927449704353" calcext:value-type="float">
            <text:p>0.021392744970435</text:p>
          </table:table-cell>
          <table:table-cell table:formula="of:=[Sheet1.$B$259]" office:value-type="float" office:value="0.0142614647683367" calcext:value-type="float">
            <text:p>0.014261464768337</text:p>
          </table:table-cell>
          <table:table-cell table:formula="of:=[Sheet1.$B$272]" office:value-type="float" office:value="0.118718497867922" calcext:value-type="float">
            <text:p>0.118718497867922</text:p>
          </table:table-cell>
          <table:table-cell table:formula="of:=AVERAGE([.A11:.U11])" office:value-type="float" office:value="0.251947283824259" calcext:value-type="float">
            <text:p>0.251947283824259</text:p>
          </table:table-cell>
          <table:table-cell table:formula="of:=STDEV([.A11:.U11])" office:value-type="float" office:value="0.562911995369555" calcext:value-type="float">
            <text:p>0.562911995369555</text:p>
          </table:table-cell>
          <table:table-cell/>
          <table:table-cell office:value-type="string" calcext:value-type="string">
            <text:p>eur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16.6153675817167" calcext:value-type="float">
            <text:p>16.62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</text:p>
          </table:table-cell>
          <table:table-cell table:style-name="ce4" office:value-type="float" office:value="0.193418253469357" calcext:value-type="float">
            <text:p>0.19</text:p>
          </table:table-cell>
          <table:table-cell table:style-name="ce14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4" office:value-type="float" office:value="0.314319590270548" calcext:value-type="float">
            <text:p>0.31</text:p>
          </table:table-cell>
          <table:table-cell table:style-name="ce16" office:value-type="float" office:value="21" calcext:value-type="float">
            <text:p>21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0.228501529817175" calcext:value-type="float">
            <text:p>0.23</text:p>
          </table:table-cell>
          <table:table-cell table:number-columns-repeated="987"/>
        </table:table-row>
        <table:table-row table:style-name="ro1">
          <table:table-cell table:formula="of:=[Sheet1.$B$13]" office:value-type="float" office:value="0.0754691818304123" calcext:value-type="float">
            <text:p>0.075469181830412</text:p>
          </table:table-cell>
          <table:table-cell table:formula="of:=[Sheet1.$B$26]" office:value-type="float" office:value="0.0515370306149394" calcext:value-type="float">
            <text:p>0.051537030614939</text:p>
          </table:table-cell>
          <table:table-cell table:formula="of:=[Sheet1.$B$39]" office:value-type="float" office:value="2.56359814197927" calcext:value-type="float">
            <text:p>2.56359814197927</text:p>
          </table:table-cell>
          <table:table-cell table:formula="of:=[Sheet1.$B$52]" office:value-type="float" office:value="0.0576820913195529" calcext:value-type="float">
            <text:p>0.057682091319553</text:p>
          </table:table-cell>
          <table:table-cell table:formula="of:=[Sheet1.$B$65]" office:value-type="float" office:value="0.457015167753179" calcext:value-type="float">
            <text:p>0.457015167753179</text:p>
          </table:table-cell>
          <table:table-cell table:formula="of:=[Sheet1.$B$78]" office:value-type="float" office:value="0.0287821058558727" calcext:value-type="float">
            <text:p>0.028782105855873</text:p>
          </table:table-cell>
          <table:table-cell table:formula="of:=[Sheet1.$B$91]" office:value-type="float" office:value="0.131671560959635" calcext:value-type="float">
            <text:p>0.131671560959635</text:p>
          </table:table-cell>
          <table:table-cell table:formula="of:=[Sheet1.$B$104]" office:value-type="float" office:value="0.0284164811323674" calcext:value-type="float">
            <text:p>0.028416481132367</text:p>
          </table:table-cell>
          <table:table-cell table:formula="of:=[Sheet1.$B$117]" office:value-type="float" office:value="0.211572486127614" calcext:value-type="float">
            <text:p>0.211572486127614</text:p>
          </table:table-cell>
          <table:table-cell table:formula="of:=[Sheet1.$B$130]" office:value-type="float" office:value="0.0284158493085045" calcext:value-type="float">
            <text:p>0.028415849308505</text:p>
          </table:table-cell>
          <table:table-cell table:formula="of:=[Sheet1.$B$143]" office:value-type="float" office:value="0.0608363806304184" calcext:value-type="float">
            <text:p>0.060836380630418</text:p>
          </table:table-cell>
          <table:table-cell table:formula="of:=[Sheet1.$B$156]" office:value-type="float" office:value="1.58725656246" calcext:value-type="float">
            <text:p>1.58725656246</text:p>
          </table:table-cell>
          <table:table-cell table:formula="of:=[Sheet1.$B$169]" office:value-type="float" office:value="0.032535144302321" calcext:value-type="float">
            <text:p>0.032535144302321</text:p>
          </table:table-cell>
          <table:table-cell table:formula="of:=[Sheet1.$B$182]" office:value-type="float" office:value="0.367169741831264" calcext:value-type="float">
            <text:p>0.367169741831264</text:p>
          </table:table-cell>
          <table:table-cell table:formula="of:=[Sheet1.$B$195]" office:value-type="float" office:value="0.0568246540785682" calcext:value-type="float">
            <text:p>0.056824654078568</text:p>
          </table:table-cell>
          <table:table-cell table:formula="of:=[Sheet1.$B$208]" office:value-type="float" office:value="3.44353865439306" calcext:value-type="float">
            <text:p>3.44353865439306</text:p>
          </table:table-cell>
          <table:table-cell table:formula="of:=[Sheet1.$B$221]" office:value-type="float" office:value="0.229687310102859" calcext:value-type="float">
            <text:p>0.229687310102859</text:p>
          </table:table-cell>
          <table:table-cell table:formula="of:=[Sheet1.$B$234]" office:value-type="float" office:value="0.0649983577222271" calcext:value-type="float">
            <text:p>0.064998357722227</text:p>
          </table:table-cell>
          <table:table-cell table:formula="of:=[Sheet1.$B$247]" office:value-type="float" office:value="0.0798343070880082" calcext:value-type="float">
            <text:p>0.079834307088008</text:p>
          </table:table-cell>
          <table:table-cell table:formula="of:=[Sheet1.$B$260]" office:value-type="float" office:value="0.0460472479877784" calcext:value-type="float">
            <text:p>0.046047247987778</text:p>
          </table:table-cell>
          <table:table-cell table:formula="of:=[Sheet1.$B$273]" office:value-type="float" office:value="0.518815834388791" calcext:value-type="float">
            <text:p>0.518815834388791</text:p>
          </table:table-cell>
          <table:table-cell table:formula="of:=AVERAGE([.A12:.U12])" office:value-type="float" office:value="0.481985918660316" calcext:value-type="float">
            <text:p>0.481985918660316</text:p>
          </table:table-cell>
          <table:table-cell table:formula="of:=STDEV([.A12:.U12])" office:value-type="float" office:value="0.917425496401274" calcext:value-type="float">
            <text:p>0.917425496401274</text:p>
          </table:table-cell>
          <table:table-cell/>
          <table:table-cell office:value-type="string" calcext:value-type="string">
            <text:p>vip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float" office:value="122.656103124099" calcext:value-type="float">
            <text:p>122.66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4" office:value-type="float" office:value="0.332820898850879" calcext:value-type="float">
            <text:p>0.33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float" office:value="0.985865632204149" calcext:value-type="float">
            <text:p>0.99</text:p>
          </table:table-cell>
          <table:table-cell table:style-name="ce16" office:value-type="float" office:value="16" calcext:value-type="float">
            <text:p>16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0.677368650247229" calcext:value-type="float">
            <text:p>0.68</text:p>
          </table:table-cell>
          <table:table-cell table:number-columns-repeated="987"/>
        </table:table-row>
        <table:table-row table:style-name="ro1">
          <table:table-cell table:formula="of:=[Sheet1.$B$14]" office:value-type="float" office:value="0.0303982443607119" calcext:value-type="float">
            <text:p>0.030398244360712</text:p>
          </table:table-cell>
          <table:table-cell table:formula="of:=[Sheet1.$B$27]" office:value-type="float" office:value="0.0204012878209672" calcext:value-type="float">
            <text:p>0.020401287820967</text:p>
          </table:table-cell>
          <table:table-cell table:formula="of:=[Sheet1.$B$40]" office:value-type="float" office:value="1.10791530097294" calcext:value-type="float">
            <text:p>1.10791530097294</text:p>
          </table:table-cell>
          <table:table-cell table:formula="of:=[Sheet1.$B$53]" office:value-type="float" office:value="0.0145936284529303" calcext:value-type="float">
            <text:p>0.01459362845293</text:p>
          </table:table-cell>
          <table:table-cell table:formula="of:=[Sheet1.$B$66]" office:value-type="float" office:value="0.542384260411608" calcext:value-type="float">
            <text:p>0.542384260411608</text:p>
          </table:table-cell>
          <table:table-cell table:formula="of:=[Sheet1.$B$79]" office:value-type="float" office:value="0.00958345104859516" calcext:value-type="float">
            <text:p>0.009583451048595</text:p>
          </table:table-cell>
          <table:table-cell table:formula="of:=[Sheet1.$B$92]" office:value-type="float" office:value="0.0530987004288517" calcext:value-type="float">
            <text:p>0.053098700428852</text:p>
          </table:table-cell>
          <table:table-cell table:formula="of:=[Sheet1.$B$105]" office:value-type="float" office:value="0.00943424902263285" calcext:value-type="float">
            <text:p>0.009434249022633</text:p>
          </table:table-cell>
          <table:table-cell table:formula="of:=[Sheet1.$B$118]" office:value-type="float" office:value="0.0410820583808722" calcext:value-type="float">
            <text:p>0.041082058380872</text:p>
          </table:table-cell>
          <table:table-cell table:formula="of:=[Sheet1.$B$131]" office:value-type="float" office:value="0.0094341959153443" calcext:value-type="float">
            <text:p>0.009434195915344</text:p>
          </table:table-cell>
          <table:table-cell table:formula="of:=[Sheet1.$B$144]" office:value-type="float" office:value="0.0285108603713114" calcext:value-type="float">
            <text:p>0.028510860371311</text:p>
          </table:table-cell>
          <table:table-cell table:formula="of:=[Sheet1.$B$157]" office:value-type="float" office:value="1.07113527393374" calcext:value-type="float">
            <text:p>1.07113527393374</text:p>
          </table:table-cell>
          <table:table-cell table:formula="of:=[Sheet1.$B$170]" office:value-type="float" office:value="0.0181076168756668" calcext:value-type="float">
            <text:p>0.018107616875667</text:p>
          </table:table-cell>
          <table:table-cell table:formula="of:=[Sheet1.$B$183]" office:value-type="float" office:value="0.329517632793755" calcext:value-type="float">
            <text:p>0.329517632793755</text:p>
          </table:table-cell>
          <table:table-cell table:formula="of:=[Sheet1.$B$196]" office:value-type="float" office:value="0.0107995859377376" calcext:value-type="float">
            <text:p>0.010799585937738</text:p>
          </table:table-cell>
          <table:table-cell table:formula="of:=[Sheet1.$B$209]" office:value-type="float" office:value="0.887750295902311" calcext:value-type="float">
            <text:p>0.887750295902311</text:p>
          </table:table-cell>
          <table:table-cell table:formula="of:=[Sheet1.$B$222]" office:value-type="float" office:value="0.070242269719392" calcext:value-type="float">
            <text:p>0.070242269719392</text:p>
          </table:table-cell>
          <table:table-cell table:formula="of:=[Sheet1.$B$235]" office:value-type="float" office:value="0.0245887222092721" calcext:value-type="float">
            <text:p>0.024588722209272</text:p>
          </table:table-cell>
          <table:table-cell table:formula="of:=[Sheet1.$B$248]" office:value-type="float" office:value="0.0259583315177885" calcext:value-type="float">
            <text:p>0.025958331517789</text:p>
          </table:table-cell>
          <table:table-cell table:formula="of:=[Sheet1.$B$261]" office:value-type="float" office:value="0.017328612903121" calcext:value-type="float">
            <text:p>0.017328612903121</text:p>
          </table:table-cell>
          <table:table-cell table:formula="of:=[Sheet1.$B$274]" office:value-type="float" office:value="0.112981371939328" calcext:value-type="float">
            <text:p>0.112981371939328</text:p>
          </table:table-cell>
          <table:table-cell table:formula="of:=AVERAGE([.A13:.U13])" office:value-type="float" office:value="0.211202188138994" calcext:value-type="float">
            <text:p>0.211202188138994</text:p>
          </table:table-cell>
          <table:table-cell table:formula="of:=STDEV([.A13:.U13])" office:value-type="float" office:value="0.364403742875687" calcext:value-type="float">
            <text:p>0.364403742875687</text:p>
          </table:table-cell>
          <table:table-cell/>
          <table:table-cell office:value-type="string" calcext:value-type="string">
            <text:p>sav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4177.1349399395" calcext:value-type="float">
            <text:p>34177.13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258.406913933999" calcext:value-type="float">
            <text:p>258.4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255.122776073084" calcext:value-type="float">
            <text:p>255.12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1.805929634275" calcext:value-type="float">
            <text:p>181.81</text:p>
          </table:table-cell>
          <table:table-cell table:number-columns-repeated="987"/>
        </table:table-row>
        <table:table-row table:style-name="ro1">
          <table:table-cell table:formula="of:=[Sheet1.$B$15]" office:value-type="float" office:value="0.0221543895129842" calcext:value-type="float">
            <text:p>0.022154389512984</text:p>
          </table:table-cell>
          <table:table-cell table:formula="of:=[Sheet1.$B$28]" office:value-type="float" office:value="0.0157311386065626" calcext:value-type="float">
            <text:p>0.015731138606563</text:p>
          </table:table-cell>
          <table:table-cell table:formula="of:=[Sheet1.$B$41]" office:value-type="float" office:value="0.721606176192194" calcext:value-type="float">
            <text:p>0.721606176192194</text:p>
          </table:table-cell>
          <table:table-cell table:formula="of:=[Sheet1.$B$54]" office:value-type="float" office:value="0.0122210820597756" calcext:value-type="float">
            <text:p>0.012221082059776</text:p>
          </table:table-cell>
          <table:table-cell table:formula="of:=[Sheet1.$B$67]" office:value-type="float" office:value="0.299610344227074" calcext:value-type="float">
            <text:p>0.299610344227074</text:p>
          </table:table-cell>
          <table:table-cell table:formula="of:=[Sheet1.$B$80]" office:value-type="float" office:value="0.00767940090402411" calcext:value-type="float">
            <text:p>0.007679400904024</text:p>
          </table:table-cell>
          <table:table-cell table:formula="of:=[Sheet1.$B$93]" office:value-type="float" office:value="0.0362976641758652" calcext:value-type="float">
            <text:p>0.036297664175865</text:p>
          </table:table-cell>
          <table:table-cell table:formula="of:=[Sheet1.$B$106]" office:value-type="float" office:value="0.00753287474754058" calcext:value-type="float">
            <text:p>0.007532874747541</text:p>
          </table:table-cell>
          <table:table-cell table:formula="of:=[Sheet1.$B$119]" office:value-type="float" office:value="0.0355092068542465" calcext:value-type="float">
            <text:p>0.035509206854247</text:p>
          </table:table-cell>
          <table:table-cell table:formula="of:=[Sheet1.$B$132]" office:value-type="float" office:value="0.00753281308820443" calcext:value-type="float">
            <text:p>0.007532813088204</text:p>
          </table:table-cell>
          <table:table-cell table:formula="of:=[Sheet1.$B$145]" office:value-type="float" office:value="0.0223488881162629" calcext:value-type="float">
            <text:p>0.022348888116263</text:p>
          </table:table-cell>
          <table:table-cell table:formula="of:=[Sheet1.$B$158]" office:value-type="float" office:value="0.750433484605866" calcext:value-type="float">
            <text:p>0.750433484605866</text:p>
          </table:table-cell>
          <table:table-cell table:formula="of:=[Sheet1.$B$171]" office:value-type="float" office:value="0.00979618584889386" calcext:value-type="float">
            <text:p>0.009796185848894</text:p>
          </table:table-cell>
          <table:table-cell table:formula="of:=[Sheet1.$B$184]" office:value-type="float" office:value="0.257707833629951" calcext:value-type="float">
            <text:p>0.257707833629951</text:p>
          </table:table-cell>
          <table:table-cell table:formula="of:=[Sheet1.$B$197]" office:value-type="float" office:value="0.0121589320834454" calcext:value-type="float">
            <text:p>0.012158932083445</text:p>
          </table:table-cell>
          <table:table-cell table:formula="of:=[Sheet1.$B$210]" office:value-type="float" office:value="1.68141956564585" calcext:value-type="float">
            <text:p>1.68141956564585</text:p>
          </table:table-cell>
          <table:table-cell table:formula="of:=[Sheet1.$B$223]" office:value-type="float" office:value="0.0574358926903306" calcext:value-type="float">
            <text:p>0.057435892690331</text:p>
          </table:table-cell>
          <table:table-cell table:formula="of:=[Sheet1.$B$236]" office:value-type="float" office:value="0.0174598691803682" calcext:value-type="float">
            <text:p>0.017459869180368</text:p>
          </table:table-cell>
          <table:table-cell table:formula="of:=[Sheet1.$B$249]" office:value-type="float" office:value="0.0223150247289406" calcext:value-type="float">
            <text:p>0.022315024728941</text:p>
          </table:table-cell>
          <table:table-cell table:formula="of:=[Sheet1.$B$262]" office:value-type="float" office:value="0.0150387832748393" calcext:value-type="float">
            <text:p>0.015038783274839</text:p>
          </table:table-cell>
          <table:table-cell table:formula="of:=[Sheet1.$B$275]" office:value-type="float" office:value="0.104622437162799" calcext:value-type="float">
            <text:p>0.104622437162799</text:p>
          </table:table-cell>
          <table:table-cell table:formula="of:=AVERAGE([.A14:.U14])" office:value-type="float" office:value="0.196029142254096" calcext:value-type="float">
            <text:p>0.196029142254096</text:p>
          </table:table-cell>
          <table:table-cell table:formula="of:=STDEV([.A14:.U14])" office:value-type="float" office:value="0.404962771416943" calcext:value-type="float">
            <text:p>0.404962771416943</text:p>
          </table:table-cell>
          <table:table-cell/>
          <table:table-cell office:value-type="string" calcext:value-type="string">
            <text:p>cur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float" office:value="64.1852391520769" calcext:value-type="float">
            <text:p>64.19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4" office:value-type="float" office:value="0.411087462837139" calcext:value-type="float">
            <text:p>0.41</text:p>
          </table:table-cell>
          <table:table-cell table:style-name="ce14" office:value-type="float" office:value="12" calcext:value-type="float">
            <text:p>12</text:p>
          </table:table-cell>
          <table:table-cell table:style-name="ce15" office:value-type="float" office:value="18" calcext:value-type="float">
            <text:p>18</text:p>
          </table:table-cell>
          <table:table-cell table:style-name="ce4" office:value-type="float" office:value="0.383631472963096" calcext:value-type="float">
            <text:p>0.38</text:p>
          </table:table-cell>
          <table:table-cell table:style-name="ce16" office:value-type="float" office:value="12" calcext:value-type="float">
            <text:p>12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0.39369508538347" calcext:value-type="float">
            <text:p>0.3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der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112.38065150106" calcext:value-type="float">
            <text:p>3112.38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4.70165162019758" calcext:value-type="float">
            <text:p>4.70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9.6736785777904" calcext:value-type="float">
            <text:p>19.67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2.81764881779301" calcext:value-type="float">
            <text:p>2.82</text:p>
          </table:table-cell>
          <table:table-cell table:number-columns-repeated="987"/>
        </table:table-row>
        <table:table-row table:style-name="ro1">
          <table:table-cell table:formula="of:=AVERAGE([.Z3:.Z15])" office:value-type="float" office:value="10.6153846153846" calcext:value-type="float">
            <text:p>10.6153846153846</text:p>
          </table:table-cell>
          <table:table-cell table:formula="of:=AVERAGE([.B2:.B14])" office:value-type="float" office:value="0.881723919537285" calcext:value-type="float">
            <text:p>0.881723919537285</text:p>
          </table:table-cell>
          <table:table-cell table:formula="of:=AVERAGE([.C2:.C14])" office:value-type="float" office:value="110.786646908012" calcext:value-type="float">
            <text:p>110.786646908012</text:p>
          </table:table-cell>
          <table:table-cell table:formula="of:=AVERAGE([.D2:.D14])" office:value-type="float" office:value="6.86211191380061" calcext:value-type="float">
            <text:p>6.86211191380061</text:p>
          </table:table-cell>
          <table:table-cell table:formula="of:=AVERAGE([.E2:.E14])" office:value-type="float" office:value="51.2933422915611" calcext:value-type="float">
            <text:p>51.2933422915611</text:p>
          </table:table-cell>
          <table:table-cell table:formula="of:=AVERAGE([.F2:.F14])" office:value-type="float" office:value="0.597041746776527" calcext:value-type="float">
            <text:p>0.597041746776527</text:p>
          </table:table-cell>
          <table:table-cell table:formula="of:=AVERAGE([.G2:.G14])" office:value-type="float" office:value="21.5353429552808" calcext:value-type="float">
            <text:p>21.5353429552808</text:p>
          </table:table-cell>
          <table:table-cell table:formula="of:=AVERAGE([.H2:.H14])" office:value-type="float" office:value="1.74708460110719" calcext:value-type="float">
            <text:p>1.74708460110719</text:p>
          </table:table-cell>
          <table:table-cell table:formula="of:=AVERAGE([.I2:.I14])" office:value-type="float" office:value="11.2710870057259" calcext:value-type="float">
            <text:p>11.2710870057259</text:p>
          </table:table-cell>
          <table:table-cell table:formula="of:=AVERAGE([.J2:.J14])" office:value-type="float" office:value="1.74624673882634" calcext:value-type="float">
            <text:p>1.74624673882634</text:p>
          </table:table-cell>
          <table:table-cell table:formula="of:=AVERAGE([.K2:.K14])" office:value-type="float" office:value="0.6610686325925" calcext:value-type="float">
            <text:p>0.6610686325925</text:p>
          </table:table-cell>
          <table:table-cell table:formula="of:=AVERAGE([.L2:.L14])" office:value-type="float" office:value="523.223674927821" calcext:value-type="float">
            <text:p>523.223674927821</text:p>
          </table:table-cell>
          <table:table-cell table:formula="of:=AVERAGE([.M2:.M14])" office:value-type="float" office:value="14.6034729429356" calcext:value-type="float">
            <text:p>14.6034729429356</text:p>
          </table:table-cell>
          <table:table-cell table:formula="of:=AVERAGE([.N2:.N14])" office:value-type="float" office:value="61.2901549246735" calcext:value-type="float">
            <text:p>61.2901549246735</text:p>
          </table:table-cell>
          <table:table-cell table:formula="of:=AVERAGE([.O2:.O14])" office:value-type="float" office:value="10.9026099103637" calcext:value-type="float">
            <text:p>10.9026099103637</text:p>
          </table:table-cell>
          <table:table-cell table:formula="of:=AVERAGE([.P2:.P14])" office:value-type="float" office:value="292.833609002768" calcext:value-type="float">
            <text:p>292.833609002768</text:p>
          </table:table-cell>
          <table:table-cell table:formula="of:=AVERAGE([.Q2:.Q14])" office:value-type="float" office:value="7.94328660916656" calcext:value-type="float">
            <text:p>7.94328660916656</text:p>
          </table:table-cell>
          <table:table-cell table:formula="of:=AVERAGE([.R2:.R14])" office:value-type="float" office:value="3.33377905947302" calcext:value-type="float">
            <text:p>3.33377905947302</text:p>
          </table:table-cell>
          <table:table-cell table:formula="of:=AVERAGE([.S2:.S14])" office:value-type="float" office:value="9.30103102131749" calcext:value-type="float">
            <text:p>9.30103102131749</text:p>
          </table:table-cell>
          <table:table-cell table:formula="of:=AVERAGE([.T2:.T14])" office:value-type="float" office:value="0.67658854643011" calcext:value-type="float">
            <text:p>0.67658854643011</text:p>
          </table:table-cell>
          <table:table-cell table:formula="of:=AVERAGE([.U2:.U14])" office:value-type="float" office:value="5.8887526545397" calcext:value-type="float">
            <text:p>5.8887526545397</text:p>
          </table:table-cell>
          <table:table-cell office:value-type="string" calcext:value-type="string">
            <text:p>avg</text:p>
          </table:table-cell>
          <table:table-cell table:number-columns-repeated="2"/>
          <table:table-cell office:value-type="string" calcext:value-type="string">
            <text:p>pay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float" office:value="24.9099840240981" calcext:value-type="float">
            <text:p>24.91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style-name="ce4" office:value-type="float" office:value="0.290778829034728" calcext:value-type="float">
            <text:p>0.29</text:p>
          </table:table-cell>
          <table:table-cell table:style-name="ce14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4" office:value-type="float" office:value="0.521840408638498" calcext:value-type="float">
            <text:p>0.52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0.410537613219272" calcext:value-type="float">
            <text:p>0.41</text:p>
          </table:table-cell>
          <table:table-cell table:number-columns-repeated="987"/>
        </table:table-row>
        <table:table-row table:style-name="ro1">
          <table:table-cell table:formula="of:=STDEV([.Z3:.Z15])" office:value-type="float" office:value="7.00640732399591" calcext:value-type="float">
            <text:p>7.00640732399591</text:p>
          </table:table-cell>
          <table:table-cell table:formula="of:=STDEV([.B2:.B14])" office:value-type="float" office:value="2.71689532682159" calcext:value-type="float">
            <text:p>2.71689532682159</text:p>
          </table:table-cell>
          <table:table-cell table:formula="of:=STDEV([.C2:.C14])" office:value-type="float" office:value="380.156172890421" calcext:value-type="float">
            <text:p>380.156172890421</text:p>
          </table:table-cell>
          <table:table-cell table:formula="of:=STDEV([.D2:.D14])" office:value-type="float" office:value="24.2935975172194" calcext:value-type="float">
            <text:p>24.2935975172194</text:p>
          </table:table-cell>
          <table:table-cell table:formula="of:=STDEV([.E2:.E14])" office:value-type="float" office:value="174.873438106863" calcext:value-type="float">
            <text:p>174.873438106863</text:p>
          </table:table-cell>
          <table:table-cell table:formula="of:=STDEV([.F2:.F14])" office:value-type="float" office:value="1.89239406351344" calcext:value-type="float">
            <text:p>1.89239406351344</text:p>
          </table:table-cell>
          <table:table-cell table:formula="of:=STDEV([.G2:.G14])" office:value-type="float" office:value="74.749559460288" calcext:value-type="float">
            <text:p>74.749559460288</text:p>
          </table:table-cell>
          <table:table-cell table:formula="of:=STDEV([.H2:.H14])" office:value-type="float" office:value="6.04061627032962" calcext:value-type="float">
            <text:p>6.04061627032962</text:p>
          </table:table-cell>
          <table:table-cell table:formula="of:=STDEV([.I2:.I14])" office:value-type="float" office:value="37.0204900450187" calcext:value-type="float">
            <text:p>37.0204900450187</text:p>
          </table:table-cell>
          <table:table-cell table:formula="of:=STDEV([.J2:.J14])" office:value-type="float" office:value="6.03764926838979" calcext:value-type="float">
            <text:p>6.03764926838979</text:p>
          </table:table-cell>
          <table:table-cell table:formula="of:=STDEV([.K2:.K14])" office:value-type="float" office:value="1.91092928001742" calcext:value-type="float">
            <text:p>1.91092928001742</text:p>
          </table:table-cell>
          <table:table-cell table:formula="of:=STDEV([.L2:.L14])" office:value-type="float" office:value="1865.51624314854" calcext:value-type="float">
            <text:p>1865.51624314854</text:p>
          </table:table-cell>
          <table:table-cell table:formula="of:=STDEV([.M2:.M14])" office:value-type="float" office:value="52.2400228230902" calcext:value-type="float">
            <text:p>52.2400228230902</text:p>
          </table:table-cell>
          <table:table-cell table:formula="of:=STDEV([.N2:.N14])" office:value-type="float" office:value="207.789466418473" calcext:value-type="float">
            <text:p>207.789466418473</text:p>
          </table:table-cell>
          <table:table-cell table:formula="of:=STDEV([.O2:.O14])" office:value-type="float" office:value="36.9201991045651" calcext:value-type="float">
            <text:p>36.9201991045651</text:p>
          </table:table-cell>
          <table:table-cell table:formula="of:=STDEV([.P2:.P14])" office:value-type="float" office:value="1027.64642028151" calcext:value-type="float">
            <text:p>1027.64642028151</text:p>
          </table:table-cell>
          <table:table-cell table:formula="of:=STDEV([.Q2:.Q14])" office:value-type="float" office:value="26.8511952569789" calcext:value-type="float">
            <text:p>26.8511952569789</text:p>
          </table:table-cell>
          <table:table-cell table:formula="of:=STDEV([.R2:.R14])" office:value-type="float" office:value="11.0229082850825" calcext:value-type="float">
            <text:p>11.0229082850825</text:p>
          </table:table-cell>
          <table:table-cell table:formula="of:=STDEV([.S2:.S14])" office:value-type="float" office:value="30.8283838748998" calcext:value-type="float">
            <text:p>30.8283838748998</text:p>
          </table:table-cell>
          <table:table-cell table:formula="of:=STDEV([.T2:.T14])" office:value-type="float" office:value="1.88636756720384" calcext:value-type="float">
            <text:p>1.88636756720384</text:p>
          </table:table-cell>
          <table:table-cell table:formula="of:=STDEV([.U2:.U14])" office:value-type="float" office:value="18.0176236492209" calcext:value-type="float">
            <text:p>18.0176236492209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jun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1759.26181955391" calcext:value-type="float">
            <text:p>1759.26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float" office:value="58.2942034019764" calcext:value-type="float">
            <text:p>58.29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45.3195072383399" calcext:value-type="float">
            <text:p>45.32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22.4348592822522" calcext:value-type="float">
            <text:p>22.43</text:p>
          </table:table-cell>
          <table:table-cell table:number-columns-repeated="987"/>
        </table:table-row>
        <table:table-row table:style-name="ro1">
          <table:table-cell table:formula="of:=RANK([.Z17];[.$A$16:.$U$16])" office:value-type="float" office:value="16" calcext:value-type="float">
            <text:p>16</text:p>
          </table:table-cell>
          <table:table-cell table:formula="of:=RANK([.B16];[.$A$16:.$U$16])" office:value-type="float" office:value="18" calcext:value-type="float">
            <text:p>18</text:p>
          </table:table-cell>
          <table:table-cell table:formula="of:=RANK([.C16];[.$A$16:.$U$16])" office:value-type="float" office:value="3" calcext:value-type="float">
            <text:p>3</text:p>
          </table:table-cell>
          <table:table-cell table:formula="of:=RANK([.D16];[.$A$16:.$U$16])" office:value-type="float" office:value="13" calcext:value-type="float">
            <text:p>13</text:p>
          </table:table-cell>
          <table:table-cell table:formula="of:=RANK([.E16];[.$A$16:.$U$16])" office:value-type="float" office:value="5" calcext:value-type="float">
            <text:p>5</text:p>
          </table:table-cell>
          <table:table-cell table:formula="of:=RANK([.F16];[.$A$16:.$U$16])" office:value-type="float" office:value="21" calcext:value-type="float">
            <text:p>21</text:p>
          </table:table-cell>
          <table:table-cell table:formula="of:=RANK([.G16];[.$A$16:.$U$16])" office:value-type="float" office:value="6" calcext:value-type="float">
            <text:p>6</text:p>
          </table:table-cell>
          <table:table-cell table:formula="of:=RANK([.H16];[.$A$16:.$U$16])" office:value-type="float" office:value="16" calcext:value-type="float">
            <text:p>16</text:p>
          </table:table-cell>
          <table:table-cell table:formula="of:=RANK([.I16];[.$A$16:.$U$16])" office:value-type="float" office:value="8" calcext:value-type="float">
            <text:p>8</text:p>
          </table:table-cell>
          <table:table-cell table:formula="of:=RANK([.J16];[.$A$16:.$U$16])" office:value-type="float" office:value="17" calcext:value-type="float">
            <text:p>17</text:p>
          </table:table-cell>
          <table:table-cell table:formula="of:=RANK([.K16];[.$A$16:.$U$16])" office:value-type="float" office:value="20" calcext:value-type="float">
            <text:p>20</text:p>
          </table:table-cell>
          <table:table-cell table:formula="of:=RANK([.L16];[.$A$16:.$U$16])" office:value-type="float" office:value="1" calcext:value-type="float">
            <text:p>1</text:p>
          </table:table-cell>
          <table:table-cell table:formula="of:=RANK([.M16];[.$A$16:.$U$16])" office:value-type="float" office:value="7" calcext:value-type="float">
            <text:p>7</text:p>
          </table:table-cell>
          <table:table-cell table:formula="of:=RANK([.N16];[.$A$16:.$U$16])" office:value-type="float" office:value="4" calcext:value-type="float">
            <text:p>4</text:p>
          </table:table-cell>
          <table:table-cell table:formula="of:=RANK([.O16];[.$A$16:.$U$16])" office:value-type="float" office:value="9" calcext:value-type="float">
            <text:p>9</text:p>
          </table:table-cell>
          <table:table-cell table:formula="of:=RANK([.P16];[.$A$16:.$U$16])" office:value-type="float" office:value="2" calcext:value-type="float">
            <text:p>2</text:p>
          </table:table-cell>
          <table:table-cell table:formula="of:=RANK([.Q16];[.$A$16:.$U$16])" office:value-type="float" office:value="12" calcext:value-type="float">
            <text:p>12</text:p>
          </table:table-cell>
          <table:table-cell table:formula="of:=RANK([.R16];[.$A$16:.$U$16])" office:value-type="float" office:value="15" calcext:value-type="float">
            <text:p>15</text:p>
          </table:table-cell>
          <table:table-cell table:formula="of:=RANK([.S16];[.$A$16:.$U$16])" office:value-type="float" office:value="11" calcext:value-type="float">
            <text:p>11</text:p>
          </table:table-cell>
          <table:table-cell table:formula="of:=RANK([.T16];[.$A$16:.$U$16])" office:value-type="float" office:value="19" calcext:value-type="float">
            <text:p>19</text:p>
          </table:table-cell>
          <table:table-cell table:formula="of:=RANK([.U16];[.$A$16:.$U$16])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mas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185.935378731454" calcext:value-type="float">
            <text:p>185.94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4" office:value-type="float" office:value="1.40943386797342" calcext:value-type="float">
            <text:p>1.41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4.98819631322764" calcext:value-type="float">
            <text:p>4.99</text:p>
          </table:table-cell>
          <table:table-cell table:style-name="ce16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2.29181158942318" calcext:value-type="float">
            <text:p>2.29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par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66.563323001887" calcext:value-type="float">
            <text:p>166.56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4" office:value-type="float" office:value="0.611061055174019" calcext:value-type="float">
            <text:p>0.61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4" office:value-type="float" office:value="0.828746385166895" calcext:value-type="float">
            <text:p>0.83</text:p>
          </table:table-cell>
          <table:table-cell table:style-name="ce16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office:value-type="float" office:value="0.525334818390432" calcext:value-type="float">
            <text:p>0.5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BM2 SAMPLED</text:p>
          </table:table-cell>
          <table:table-cell table:number-columns-repeated="23"/>
          <table:table-cell office:value-type="string" calcext:value-type="string">
            <text:p>plu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189.745833250441" calcext:value-type="float">
            <text:p>189.7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4" office:value-type="float" office:value="0.652353651840402" calcext:value-type="float">
            <text:p>0.65</text:p>
          </table:table-cell>
          <table:table-cell table:style-name="ce14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4" office:value-type="float" office:value="1.50856706862069" calcext:value-type="float">
            <text:p>1.51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855093507671399" calcext:value-type="float">
            <text:p>0.86</text:p>
          </table:table-cell>
          <table:table-cell table:number-columns-repeated="987"/>
        </table:table-row>
        <table:table-row table:style-name="ro1">
          <table:table-cell table:formula="of:=[Sheet1.$C$3]" office:value-type="float" office:value="771.006349315036" calcext:value-type="float">
            <text:p>771.006349315036</text:p>
          </table:table-cell>
          <table:table-cell table:formula="of:=[Sheet1.$C$16]" office:value-type="float" office:value="777.680064707411" calcext:value-type="float">
            <text:p>777.680064707411</text:p>
          </table:table-cell>
          <table:table-cell table:formula="of:=[Sheet1.$C$29]" office:value-type="float" office:value="49306.472259409" calcext:value-type="float">
            <text:p>49306.472259409</text:p>
          </table:table-cell>
          <table:table-cell table:formula="of:=[Sheet1.$C$42]" office:value-type="float" office:value="958.205177569942" calcext:value-type="float">
            <text:p>958.205177569942</text:p>
          </table:table-cell>
          <table:table-cell table:formula="of:=[Sheet1.$C$55]" office:value-type="float" office:value="55963.7764003143" calcext:value-type="float">
            <text:p>55963.7764003143</text:p>
          </table:table-cell>
          <table:table-cell table:formula="of:=[Sheet1.$C$68]" office:value-type="float" office:value="627.514545361521" calcext:value-type="float">
            <text:p>627.514545361521</text:p>
          </table:table-cell>
          <table:table-cell table:formula="of:=[Sheet1.$C$81]" office:value-type="float" office:value="959.489021700066" calcext:value-type="float">
            <text:p>959.489021700066</text:p>
          </table:table-cell>
          <table:table-cell table:formula="of:=[Sheet1.$C$94]" office:value-type="float" office:value="235.579684384444" calcext:value-type="float">
            <text:p>235.579684384444</text:p>
          </table:table-cell>
          <table:table-cell table:formula="of:=[Sheet1.$C$107]" office:value-type="float" office:value="494.956330458418" calcext:value-type="float">
            <text:p>494.956330458418</text:p>
          </table:table-cell>
          <table:table-cell table:formula="of:=[Sheet1.$C$120]" office:value-type="float" office:value="235.579684384444" calcext:value-type="float">
            <text:p>235.579684384444</text:p>
          </table:table-cell>
          <table:table-cell table:formula="of:=[Sheet1.$C$133]" office:value-type="float" office:value="1598.76645764797" calcext:value-type="float">
            <text:p>1598.76645764797</text:p>
          </table:table-cell>
          <table:table-cell table:formula="of:=[Sheet1.$C$146]" office:value-type="float" office:value="449275.539456071" calcext:value-type="float">
            <text:p>449275.539456071</text:p>
          </table:table-cell>
          <table:table-cell table:formula="of:=[Sheet1.$C$159]" office:value-type="float" office:value="1007.62193714659" calcext:value-type="float">
            <text:p>1007.62193714659</text:p>
          </table:table-cell>
          <table:table-cell table:formula="of:=[Sheet1.$C$172]" office:value-type="float" office:value="41139.2431908146" calcext:value-type="float">
            <text:p>41139.2431908146</text:p>
          </table:table-cell>
          <table:table-cell table:formula="of:=[Sheet1.$C$185]" office:value-type="float" office:value="459.616287315954" calcext:value-type="float">
            <text:p>459.616287315954</text:p>
          </table:table-cell>
          <table:table-cell table:formula="of:=[Sheet1.$C$198]" office:value-type="float" office:value="26233.3955425129" calcext:value-type="float">
            <text:p>26233.3955425129</text:p>
          </table:table-cell>
          <table:table-cell table:formula="of:=[Sheet1.$C$211]" office:value-type="float" office:value="2496.06798530989" calcext:value-type="float">
            <text:p>2496.06798530989</text:p>
          </table:table-cell>
          <table:table-cell table:formula="of:=[Sheet1.$C$224]" office:value-type="float" office:value="2196.31006262655" calcext:value-type="float">
            <text:p>2196.31006262655</text:p>
          </table:table-cell>
          <table:table-cell table:formula="of:=[Sheet1.$C$237]" office:value-type="float" office:value="2576.28002347715" calcext:value-type="float">
            <text:p>2576.28002347715</text:p>
          </table:table-cell>
          <table:table-cell table:formula="of:=[Sheet1.$C$250]" office:value-type="float" office:value="2074.90315192725" calcext:value-type="float">
            <text:p>2074.90315192725</text:p>
          </table:table-cell>
          <table:table-cell table:formula="of:=[Sheet1.$C$263]" office:value-type="float" office:value="316.862226921292" calcext:value-type="float">
            <text:p>316.862226921292</text:p>
          </table:table-cell>
          <table:table-cell table:formula="of:=AVERAGE([.A21:.U21])" office:value-type="float" office:value="30462.1364685417" calcext:value-type="float">
            <text:p>30462.1364685417</text:p>
          </table:table-cell>
          <table:table-cell table:formula="of:=STDEV([.A21:.U21])" office:value-type="float" office:value="97553.8573362842" calcext:value-type="float">
            <text:p>97553.8573362842</text:p>
          </table:table-cell>
          <table:table-cell/>
          <table:table-cell office:value-type="string" calcext:value-type="string">
            <text:p>eac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159.381319027676" calcext:value-type="float">
            <text:p>159.38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7" calcext:value-type="float">
            <text:p>17</text:p>
          </table:table-cell>
          <table:table-cell table:style-name="ce4" office:value-type="float" office:value="0.32925793205299" calcext:value-type="float">
            <text:p>0.33</text:p>
          </table:table-cell>
          <table:table-cell table:style-name="ce14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4" office:value-type="float" office:value="0.816289883165652" calcext:value-type="float">
            <text:p>0.82</text:p>
          </table:table-cell>
          <table:table-cell table:style-name="ce16" office:value-type="float" office:value="17" calcext:value-type="float">
            <text:p>17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0.91414639177581" calcext:value-type="float">
            <text:p>0.91</text:p>
          </table:table-cell>
          <table:table-cell table:number-columns-repeated="987"/>
        </table:table-row>
        <table:table-row table:style-name="ro1">
          <table:table-cell table:formula="of:=[Sheet1.$C$4]" office:value-type="float" office:value="0.31909755068047" calcext:value-type="float">
            <text:p>0.31909755068047</text:p>
          </table:table-cell>
          <table:table-cell table:formula="of:=[Sheet1.$C$17]" office:value-type="float" office:value="0.792145088531739" calcext:value-type="float">
            <text:p>0.792145088531739</text:p>
          </table:table-cell>
          <table:table-cell table:formula="of:=[Sheet1.$C$30]" office:value-type="float" office:value="18.158327558618" calcext:value-type="float">
            <text:p>18.158327558618</text:p>
          </table:table-cell>
          <table:table-cell table:formula="of:=[Sheet1.$C$43]" office:value-type="float" office:value="0.180305629837624" calcext:value-type="float">
            <text:p>0.180305629837624</text:p>
          </table:table-cell>
          <table:table-cell table:formula="of:=[Sheet1.$C$56]" office:value-type="float" office:value="123.445394000368" calcext:value-type="float">
            <text:p>123.445394000368</text:p>
          </table:table-cell>
          <table:table-cell table:formula="of:=[Sheet1.$C$69]" office:value-type="float" office:value="0.119713173359924" calcext:value-type="float">
            <text:p>0.119713173359924</text:p>
          </table:table-cell>
          <table:table-cell table:formula="of:=[Sheet1.$C$82]" office:value-type="float" office:value="0.13461139254669" calcext:value-type="float">
            <text:p>0.13461139254669</text:p>
          </table:table-cell>
          <table:table-cell table:formula="of:=[Sheet1.$C$95]" office:value-type="float" office:value="0.117895879880337" calcext:value-type="float">
            <text:p>0.117895879880337</text:p>
          </table:table-cell>
          <table:table-cell table:formula="of:=[Sheet1.$C$108]" office:value-type="float" office:value="0.585522116460725" calcext:value-type="float">
            <text:p>0.585522116460725</text:p>
          </table:table-cell>
          <table:table-cell table:formula="of:=[Sheet1.$C$121]" office:value-type="float" office:value="0.117895879880337" calcext:value-type="float">
            <text:p>0.117895879880337</text:p>
          </table:table-cell>
          <table:table-cell table:formula="of:=[Sheet1.$C$134]" office:value-type="float" office:value="0.256333102488537" calcext:value-type="float">
            <text:p>0.256333102488537</text:p>
          </table:table-cell>
          <table:table-cell table:formula="of:=[Sheet1.$C$147]" office:value-type="float" office:value="161.081923153702" calcext:value-type="float">
            <text:p>161.081923153702</text:p>
          </table:table-cell>
          <table:table-cell table:formula="of:=[Sheet1.$C$160]" office:value-type="float" office:value="0.142739726412133" calcext:value-type="float">
            <text:p>0.142739726412133</text:p>
          </table:table-cell>
          <table:table-cell table:formula="of:=[Sheet1.$C$173]" office:value-type="float" office:value="11.4690158628432" calcext:value-type="float">
            <text:p>11.4690158628432</text:p>
          </table:table-cell>
          <table:table-cell table:formula="of:=[Sheet1.$C$186]" office:value-type="float" office:value="1.8711057475249" calcext:value-type="float">
            <text:p>1.8711057475249</text:p>
          </table:table-cell>
          <table:table-cell table:formula="of:=[Sheet1.$C$199]" office:value-type="float" office:value="13.2673352297129" calcext:value-type="float">
            <text:p>13.2673352297129</text:p>
          </table:table-cell>
          <table:table-cell table:formula="of:=[Sheet1.$C$212]" office:value-type="float" office:value="0.516917874005403" calcext:value-type="float">
            <text:p>0.516917874005403</text:p>
          </table:table-cell>
          <table:table-cell table:formula="of:=[Sheet1.$C$225]" office:value-type="float" office:value="6.52213143364348" calcext:value-type="float">
            <text:p>6.52213143364348</text:p>
          </table:table-cell>
          <table:table-cell table:formula="of:=[Sheet1.$C$238]" office:value-type="float" office:value="3.57099755236335" calcext:value-type="float">
            <text:p>3.57099755236335</text:p>
          </table:table-cell>
          <table:table-cell table:formula="of:=[Sheet1.$C$251]" office:value-type="float" office:value="1.3481378249856" calcext:value-type="float">
            <text:p>1.3481378249856</text:p>
          </table:table-cell>
          <table:table-cell table:formula="of:=[Sheet1.$C$264]" office:value-type="float" office:value="0.275998149447445" calcext:value-type="float">
            <text:p>0.275998149447445</text:p>
          </table:table-cell>
          <table:table-cell table:formula="of:=AVERAGE([.A22:.U22])" office:value-type="float" office:value="16.3949306632044" calcext:value-type="float">
            <text:p>16.3949306632044</text:p>
          </table:table-cell>
          <table:table-cell table:formula="of:=STDEV([.A22:.U22])" office:value-type="float" office:value="42.5681635517327" calcext:value-type="float">
            <text:p>42.5681635517327</text:p>
          </table:table-cell>
          <table:table-cell/>
          <table:table-cell office:value-type="string" calcext:value-type="string">
            <text:p>con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table:style-name="ce10" office:value-type="float" office:value="19.0716321971786" calcext:value-type="float">
            <text:p>19.07</text:p>
          </table:table-cell>
          <table:table-cell table:style-name="ce11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4" office:value-type="float" office:value="3.17119423763576" calcext:value-type="float">
            <text:p>3.17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3.35341774451131" calcext:value-type="float">
            <text:p>3.3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0.484387349394334" calcext:value-type="float">
            <text:p>0.48</text:p>
          </table:table-cell>
          <table:table-cell table:number-columns-repeated="987"/>
        </table:table-row>
        <table:table-row table:style-name="ro1">
          <table:table-cell table:formula="of:=[Sheet1.$C$5]" office:value-type="float" office:value="0.73032360036982" calcext:value-type="float">
            <text:p>0.73032360036982</text:p>
          </table:table-cell>
          <table:table-cell table:formula="of:=[Sheet1.$C$18]" office:value-type="float" office:value="0.547062741846791" calcext:value-type="float">
            <text:p>0.547062741846791</text:p>
          </table:table-cell>
          <table:table-cell table:formula="of:=[Sheet1.$C$31]" office:value-type="float" office:value="29.3245832325649" calcext:value-type="float">
            <text:p>29.3245832325649</text:p>
          </table:table-cell>
          <table:table-cell table:formula="of:=[Sheet1.$C$44]" office:value-type="float" office:value="0.517502783633411" calcext:value-type="float">
            <text:p>0.517502783633411</text:p>
          </table:table-cell>
          <table:table-cell table:formula="of:=[Sheet1.$C$57]" office:value-type="float" office:value="11.8710804783869" calcext:value-type="float">
            <text:p>11.8710804783869</text:p>
          </table:table-cell>
          <table:table-cell table:formula="of:=[Sheet1.$C$70]" office:value-type="float" office:value="0.295637775831022" calcext:value-type="float">
            <text:p>0.295637775831022</text:p>
          </table:table-cell>
          <table:table-cell table:formula="of:=[Sheet1.$C$83]" office:value-type="float" office:value="1.56944278198558" calcext:value-type="float">
            <text:p>1.56944278198558</text:p>
          </table:table-cell>
          <table:table-cell table:formula="of:=[Sheet1.$C$96]" office:value-type="float" office:value="0.29156162299801" calcext:value-type="float">
            <text:p>0.29156162299801</text:p>
          </table:table-cell>
          <table:table-cell table:formula="of:=[Sheet1.$C$109]" office:value-type="float" office:value="1.80568553312342" calcext:value-type="float">
            <text:p>1.80568553312342</text:p>
          </table:table-cell>
          <table:table-cell table:formula="of:=[Sheet1.$C$122]" office:value-type="float" office:value="0.29156162299801" calcext:value-type="float">
            <text:p>0.29156162299801</text:p>
          </table:table-cell>
          <table:table-cell table:formula="of:=[Sheet1.$C$135]" office:value-type="float" office:value="0.421372159258568" calcext:value-type="float">
            <text:p>0.421372159258568</text:p>
          </table:table-cell>
          <table:table-cell table:formula="of:=[Sheet1.$C$148]" office:value-type="float" office:value="69.8848277974648" calcext:value-type="float">
            <text:p>69.8848277974648</text:p>
          </table:table-cell>
          <table:table-cell table:formula="of:=[Sheet1.$C$161]" office:value-type="float" office:value="0.332323274306865" calcext:value-type="float">
            <text:p>0.332323274306865</text:p>
          </table:table-cell>
          <table:table-cell table:formula="of:=[Sheet1.$C$174]" office:value-type="float" office:value="7.80797243149189" calcext:value-type="float">
            <text:p>7.80797243149189</text:p>
          </table:table-cell>
          <table:table-cell table:formula="of:=[Sheet1.$C$187]" office:value-type="float" office:value="0.803600596386746" calcext:value-type="float">
            <text:p>0.803600596386746</text:p>
          </table:table-cell>
          <table:table-cell table:formula="of:=[Sheet1.$C$200]" office:value-type="float" office:value="17.4899662834958" calcext:value-type="float">
            <text:p>17.4899662834958</text:p>
          </table:table-cell>
          <table:table-cell table:formula="of:=[Sheet1.$C$213]" office:value-type="float" office:value="3.32842269237599" calcext:value-type="float">
            <text:p>3.32842269237599</text:p>
          </table:table-cell>
          <table:table-cell table:formula="of:=[Sheet1.$C$226]" office:value-type="float" office:value="0.431610762604921" calcext:value-type="float">
            <text:p>0.431610762604921</text:p>
          </table:table-cell>
          <table:table-cell table:formula="of:=[Sheet1.$C$239]" office:value-type="float" office:value="1.43777639140569" calcext:value-type="float">
            <text:p>1.43777639140569</text:p>
          </table:table-cell>
          <table:table-cell table:formula="of:=[Sheet1.$C$252]" office:value-type="float" office:value="0.531292874168117" calcext:value-type="float">
            <text:p>0.531292874168117</text:p>
          </table:table-cell>
          <table:table-cell table:formula="of:=[Sheet1.$C$265]" office:value-type="float" office:value="0.994828256950581" calcext:value-type="float">
            <text:p>0.994828256950581</text:p>
          </table:table-cell>
          <table:table-cell table:formula="of:=AVERAGE([.A23:.U23])" office:value-type="float" office:value="7.17659217588799" calcext:value-type="float">
            <text:p>7.17659217588799</text:p>
          </table:table-cell>
          <table:table-cell table:formula="of:=STDEV([.A23:.U23])" office:value-type="float" office:value="16.1131195003845" calcext:value-type="float">
            <text:p>16.1131195003845</text:p>
          </table:table-cell>
          <table:table-cell table:number-columns-repeated="4"/>
          <table:table-cell table:style-name="ce4"/>
          <table:table-cell table:number-columns-repeated="996"/>
        </table:table-row>
        <table:table-row table:style-name="ro1">
          <table:table-cell table:formula="of:=[Sheet1.$C$6]" office:value-type="float" office:value="0.115766691692733" calcext:value-type="float">
            <text:p>0.115766691692733</text:p>
          </table:table-cell>
          <table:table-cell table:formula="of:=[Sheet1.$C$19]" office:value-type="float" office:value="0.0976698117572106" calcext:value-type="float">
            <text:p>0.097669811757211</text:p>
          </table:table-cell>
          <table:table-cell table:formula="of:=[Sheet1.$C$32]" office:value-type="float" office:value="5.92272767798031" calcext:value-type="float">
            <text:p>5.92272767798031</text:p>
          </table:table-cell>
          <table:table-cell table:formula="of:=[Sheet1.$C$45]" office:value-type="float" office:value="0.0813669724863137" calcext:value-type="float">
            <text:p>0.081366972486314</text:p>
          </table:table-cell>
          <table:table-cell table:formula="of:=[Sheet1.$C$58]" office:value-type="float" office:value="2.03264130274091" calcext:value-type="float">
            <text:p>2.03264130274091</text:p>
          </table:table-cell>
          <table:table-cell table:formula="of:=[Sheet1.$C$71]" office:value-type="float" office:value="0.0508634792577367" calcext:value-type="float">
            <text:p>0.050863479257737</text:p>
          </table:table-cell>
          <table:table-cell table:formula="of:=[Sheet1.$C$84]" office:value-type="float" office:value="0.155130249869824" calcext:value-type="float">
            <text:p>0.155130249869824</text:p>
          </table:table-cell>
          <table:table-cell table:formula="of:=[Sheet1.$C$97]" office:value-type="float" office:value="0.0487287034831407" calcext:value-type="float">
            <text:p>0.048728703483141</text:p>
          </table:table-cell>
          <table:table-cell table:formula="of:=[Sheet1.$C$110]" office:value-type="float" office:value="0.436269812600262" calcext:value-type="float">
            <text:p>0.436269812600262</text:p>
          </table:table-cell>
          <table:table-cell table:formula="of:=[Sheet1.$C$123]" office:value-type="float" office:value="0.0487287034831407" calcext:value-type="float">
            <text:p>0.048728703483141</text:p>
          </table:table-cell>
          <table:table-cell table:formula="of:=[Sheet1.$C$136]" office:value-type="float" office:value="0.10048223318988" calcext:value-type="float">
            <text:p>0.10048223318988</text:p>
          </table:table-cell>
          <table:table-cell table:formula="of:=[Sheet1.$C$149]" office:value-type="float" office:value="15.0353324668265" calcext:value-type="float">
            <text:p>15.0353324668265</text:p>
          </table:table-cell>
          <table:table-cell table:formula="of:=[Sheet1.$C$162]" office:value-type="float" office:value="0.0592775218924376" calcext:value-type="float">
            <text:p>0.059277521892438</text:p>
          </table:table-cell>
          <table:table-cell table:formula="of:=[Sheet1.$C$175]" office:value-type="float" office:value="2.08809292777203" calcext:value-type="float">
            <text:p>2.08809292777203</text:p>
          </table:table-cell>
          <table:table-cell table:formula="of:=[Sheet1.$C$188]" office:value-type="float" office:value="0.117975743571043" calcext:value-type="float">
            <text:p>0.117975743571043</text:p>
          </table:table-cell>
          <table:table-cell table:formula="of:=[Sheet1.$C$201]" office:value-type="float" office:value="6.41639914688896" calcext:value-type="float">
            <text:p>6.41639914688896</text:p>
          </table:table-cell>
          <table:table-cell table:formula="of:=[Sheet1.$C$214]" office:value-type="float" office:value="0.375857306049957" calcext:value-type="float">
            <text:p>0.375857306049957</text:p>
          </table:table-cell>
          <table:table-cell table:formula="of:=[Sheet1.$C$227]" office:value-type="float" office:value="0.104439173609707" calcext:value-type="float">
            <text:p>0.104439173609707</text:p>
          </table:table-cell>
          <table:table-cell table:formula="of:=[Sheet1.$C$240]" office:value-type="float" office:value="0.162124426365382" calcext:value-type="float">
            <text:p>0.162124426365382</text:p>
          </table:table-cell>
          <table:table-cell table:formula="of:=[Sheet1.$C$253]" office:value-type="float" office:value="0.0856680162598678" calcext:value-type="float">
            <text:p>0.085668016259868</text:p>
          </table:table-cell>
          <table:table-cell table:formula="of:=[Sheet1.$C$266]" office:value-type="float" office:value="0.132023839795044" calcext:value-type="float">
            <text:p>0.132023839795044</text:p>
          </table:table-cell>
          <table:table-cell table:formula="of:=AVERAGE([.A24:.U24])" office:value-type="float" office:value="1.60321743845583" calcext:value-type="float">
            <text:p>1.60321743845583</text:p>
          </table:table-cell>
          <table:table-cell table:formula="of:=STDEV([.A24:.U24])" office:value-type="float" office:value="3.58683349499193" calcext:value-type="float">
            <text:p>3.58683349499193</text:p>
          </table:table-cell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">
          <table:table-cell table:formula="of:=[Sheet1.$C$7]" office:value-type="float" office:value="0.227737644982454" calcext:value-type="float">
            <text:p>0.227737644982454</text:p>
          </table:table-cell>
          <table:table-cell table:formula="of:=[Sheet1.$C$20]" office:value-type="float" office:value="0.167669005752029" calcext:value-type="float">
            <text:p>0.167669005752029</text:p>
          </table:table-cell>
          <table:table-cell table:formula="of:=[Sheet1.$C$33]" office:value-type="float" office:value="8.64186838750191" calcext:value-type="float">
            <text:p>8.64186838750191</text:p>
          </table:table-cell>
          <table:table-cell table:formula="of:=[Sheet1.$C$46]" office:value-type="float" office:value="0.159822482041244" calcext:value-type="float">
            <text:p>0.159822482041244</text:p>
          </table:table-cell>
          <table:table-cell table:formula="of:=[Sheet1.$C$59]" office:value-type="float" office:value="1.45894325849001" calcext:value-type="float">
            <text:p>1.45894325849001</text:p>
          </table:table-cell>
          <table:table-cell table:formula="of:=[Sheet1.$C$72]" office:value-type="float" office:value="0.0916446587666226" calcext:value-type="float">
            <text:p>0.091644658766623</text:p>
          </table:table-cell>
          <table:table-cell table:formula="of:=[Sheet1.$C$85]" office:value-type="float" office:value="0.389037738573371" calcext:value-type="float">
            <text:p>0.389037738573371</text:p>
          </table:table-cell>
          <table:table-cell table:formula="of:=[Sheet1.$C$98]" office:value-type="float" office:value="0.0915008756468286" calcext:value-type="float">
            <text:p>0.091500875646829</text:p>
          </table:table-cell>
          <table:table-cell table:formula="of:=[Sheet1.$C$111]" office:value-type="float" office:value="0.634577555537058" calcext:value-type="float">
            <text:p>0.634577555537058</text:p>
          </table:table-cell>
          <table:table-cell table:formula="of:=[Sheet1.$C$124]" office:value-type="float" office:value="0.0915008756468286" calcext:value-type="float">
            <text:p>0.091500875646829</text:p>
          </table:table-cell>
          <table:table-cell table:formula="of:=[Sheet1.$C$137]" office:value-type="float" office:value="0.150216410605288" calcext:value-type="float">
            <text:p>0.150216410605288</text:p>
          </table:table-cell>
          <table:table-cell table:formula="of:=[Sheet1.$C$150]" office:value-type="float" office:value="12.0274526022939" calcext:value-type="float">
            <text:p>12.0274526022939</text:p>
          </table:table-cell>
          <table:table-cell table:formula="of:=[Sheet1.$C$163]" office:value-type="float" office:value="0.115120910965225" calcext:value-type="float">
            <text:p>0.115120910965225</text:p>
          </table:table-cell>
          <table:table-cell table:formula="of:=[Sheet1.$C$176]" office:value-type="float" office:value="2.00503260911437" calcext:value-type="float">
            <text:p>2.00503260911437</text:p>
          </table:table-cell>
          <table:table-cell table:formula="of:=[Sheet1.$C$189]" office:value-type="float" office:value="0.165121425513658" calcext:value-type="float">
            <text:p>0.165121425513658</text:p>
          </table:table-cell>
          <table:table-cell table:formula="of:=[Sheet1.$C$202]" office:value-type="float" office:value="6.34819532840277" calcext:value-type="float">
            <text:p>6.34819532840277</text:p>
          </table:table-cell>
          <table:table-cell table:formula="of:=[Sheet1.$C$215]" office:value-type="float" office:value="1.27497620083501" calcext:value-type="float">
            <text:p>1.27497620083501</text:p>
          </table:table-cell>
          <table:table-cell table:formula="of:=[Sheet1.$C$228]" office:value-type="float" office:value="0.20430977802576" calcext:value-type="float">
            <text:p>0.20430977802576</text:p>
          </table:table-cell>
          <table:table-cell table:formula="of:=[Sheet1.$C$241]" office:value-type="float" office:value="0.296516127162887" calcext:value-type="float">
            <text:p>0.296516127162887</text:p>
          </table:table-cell>
          <table:table-cell table:formula="of:=[Sheet1.$C$254]" office:value-type="float" office:value="0.137360748579258" calcext:value-type="float">
            <text:p>0.137360748579258</text:p>
          </table:table-cell>
          <table:table-cell table:formula="of:=[Sheet1.$C$267]" office:value-type="float" office:value="0.276340017008284" calcext:value-type="float">
            <text:p>0.276340017008284</text:p>
          </table:table-cell>
          <table:table-cell table:formula="of:=AVERAGE([.A25:.U25])" office:value-type="float" office:value="1.66452117340213" calcext:value-type="float">
            <text:p>1.66452117340213</text:p>
          </table:table-cell>
          <table:table-cell table:formula="of:=STDEV([.A25:.U25])" office:value-type="float" office:value="3.24194973285159" calcext:value-type="float">
            <text:p>3.24194973285159</text:p>
          </table:table-cell>
          <table:table-cell table:number-columns-repeated="2"/>
          <table:table-cell table:style-name="Default" office:value-type="string" calcext:value-type="string">
            <text:p>Increasing the number of hidden units increases the stability of the model shown in Table N.</text:p>
          </table:table-cell>
          <table:table-cell table:style-name="Default"/>
          <table:table-cell table:number-columns-repeated="997"/>
        </table:table-row>
        <table:table-row table:style-name="ro1">
          <table:table-cell table:formula="of:=[Sheet1.$C$8]" office:value-type="float" office:value="2.92447267105695" calcext:value-type="float">
            <text:p>2.92447267105695</text:p>
          </table:table-cell>
          <table:table-cell table:formula="of:=[Sheet1.$C$21]" office:value-type="float" office:value="1.61163803847841" calcext:value-type="float">
            <text:p>1.61163803847841</text:p>
          </table:table-cell>
          <table:table-cell table:formula="of:=[Sheet1.$C$34]" office:value-type="float" office:value="165.529257926915" calcext:value-type="float">
            <text:p>165.529257926915</text:p>
          </table:table-cell>
          <table:table-cell table:formula="of:=[Sheet1.$C$47]" office:value-type="float" office:value="3.65604242797151" calcext:value-type="float">
            <text:p>3.65604242797151</text:p>
          </table:table-cell>
          <table:table-cell table:formula="of:=[Sheet1.$C$60]" office:value-type="float" office:value="14.6032173551616" calcext:value-type="float">
            <text:p>14.6032173551616</text:p>
          </table:table-cell>
          <table:table-cell table:formula="of:=[Sheet1.$C$73]" office:value-type="float" office:value="1.18791707914657" calcext:value-type="float">
            <text:p>1.18791707914657</text:p>
          </table:table-cell>
          <table:table-cell table:formula="of:=[Sheet1.$C$86]" office:value-type="float" office:value="12.3037805208283" calcext:value-type="float">
            <text:p>12.3037805208283</text:p>
          </table:table-cell>
          <table:table-cell table:formula="of:=[Sheet1.$C$99]" office:value-type="float" office:value="1.17439863488099" calcext:value-type="float">
            <text:p>1.17439863488099</text:p>
          </table:table-cell>
          <table:table-cell table:formula="of:=[Sheet1.$C$112]" office:value-type="float" office:value="21.8645025168253" calcext:value-type="float">
            <text:p>21.8645025168253</text:p>
          </table:table-cell>
          <table:table-cell table:formula="of:=[Sheet1.$C$125]" office:value-type="float" office:value="1.17439863488099" calcext:value-type="float">
            <text:p>1.17439863488099</text:p>
          </table:table-cell>
          <table:table-cell table:formula="of:=[Sheet1.$C$138]" office:value-type="float" office:value="1.43981487649366" calcext:value-type="float">
            <text:p>1.43981487649366</text:p>
          </table:table-cell>
          <table:table-cell table:formula="of:=[Sheet1.$C$151]" office:value-type="float" office:value="648.060587236101" calcext:value-type="float">
            <text:p>648.060587236101</text:p>
          </table:table-cell>
          <table:table-cell table:formula="of:=[Sheet1.$C$164]" office:value-type="float" office:value="11.3826940235461" calcext:value-type="float">
            <text:p>11.3826940235461</text:p>
          </table:table-cell>
          <table:table-cell table:formula="of:=[Sheet1.$C$177]" office:value-type="float" office:value="58.46819751233" calcext:value-type="float">
            <text:p>58.46819751233</text:p>
          </table:table-cell>
          <table:table-cell table:formula="of:=[Sheet1.$C$190]" office:value-type="float" office:value="1.19384066415709" calcext:value-type="float">
            <text:p>1.19384066415709</text:p>
          </table:table-cell>
          <table:table-cell table:formula="of:=[Sheet1.$C$203]" office:value-type="float" office:value="301.220328021303" calcext:value-type="float">
            <text:p>301.220328021303</text:p>
          </table:table-cell>
          <table:table-cell table:formula="of:=[Sheet1.$C$216]" office:value-type="float" office:value="9.76618130428786" calcext:value-type="float">
            <text:p>9.76618130428786</text:p>
          </table:table-cell>
          <table:table-cell table:formula="of:=[Sheet1.$C$229]" office:value-type="float" office:value="2.21775249336048" calcext:value-type="float">
            <text:p>2.21775249336048</text:p>
          </table:table-cell>
          <table:table-cell table:formula="of:=[Sheet1.$C$242]" office:value-type="float" office:value="2.39888623705556" calcext:value-type="float">
            <text:p>2.39888623705556</text:p>
          </table:table-cell>
          <table:table-cell table:formula="of:=[Sheet1.$C$255]" office:value-type="float" office:value="1.56986333835145" calcext:value-type="float">
            <text:p>1.56986333835145</text:p>
          </table:table-cell>
          <table:table-cell table:formula="of:=[Sheet1.$C$268]" office:value-type="float" office:value="2.78181829276728" calcext:value-type="float">
            <text:p>2.78181829276728</text:p>
          </table:table-cell>
          <table:table-cell table:formula="of:=AVERAGE([.A26:.U26])" office:value-type="float" office:value="60.3109328478999" calcext:value-type="float">
            <text:p>60.3109328478999</text:p>
          </table:table-cell>
          <table:table-cell table:formula="of:=STDEV([.A26:.U26])" office:value-type="float" office:value="152.687555654896" calcext:value-type="float">
            <text:p>152.687555654896</text:p>
          </table:table-cell>
          <table:table-cell table:number-columns-repeated="2"/>
          <table:table-cell table:style-name="Default" office:value-type="string" calcext:value-type="string">
            <text:p>Effects of varying input variables by sampling is minimized by using a higher number of latent variables</text:p>
          </table:table-cell>
          <table:table-cell table:style-name="Default"/>
          <table:table-cell table:number-columns-repeated="997"/>
        </table:table-row>
        <table:table-row table:style-name="ro1">
          <table:table-cell table:formula="of:=[Sheet1.$C$9]" office:value-type="float" office:value="0.615530180391519" calcext:value-type="float">
            <text:p>0.615530180391519</text:p>
          </table:table-cell>
          <table:table-cell table:formula="of:=[Sheet1.$C$22]" office:value-type="float" office:value="0.379825339003687" calcext:value-type="float">
            <text:p>0.379825339003687</text:p>
          </table:table-cell>
          <table:table-cell table:formula="of:=[Sheet1.$C$35]" office:value-type="float" office:value="28.9093384576729" calcext:value-type="float">
            <text:p>28.9093384576729</text:p>
          </table:table-cell>
          <table:table-cell table:formula="of:=[Sheet1.$C$48]" office:value-type="float" office:value="0.563379290498606" calcext:value-type="float">
            <text:p>0.563379290498606</text:p>
          </table:table-cell>
          <table:table-cell table:formula="of:=[Sheet1.$C$61]" office:value-type="float" office:value="3.08349794852631" calcext:value-type="float">
            <text:p>3.08349794852631</text:p>
          </table:table-cell>
          <table:table-cell table:formula="of:=[Sheet1.$C$74]" office:value-type="float" office:value="0.242573098242148" calcext:value-type="float">
            <text:p>0.242573098242148</text:p>
          </table:table-cell>
          <table:table-cell table:formula="of:=[Sheet1.$C$87]" office:value-type="float" office:value="1.13913129914613" calcext:value-type="float">
            <text:p>1.13913129914613</text:p>
          </table:table-cell>
          <table:table-cell table:formula="of:=[Sheet1.$C$100]" office:value-type="float" office:value="0.23892795169259" calcext:value-type="float">
            <text:p>0.23892795169259</text:p>
          </table:table-cell>
          <table:table-cell table:formula="of:=[Sheet1.$C$113]" office:value-type="float" office:value="1.10897552859894" calcext:value-type="float">
            <text:p>1.10897552859894</text:p>
          </table:table-cell>
          <table:table-cell table:formula="of:=[Sheet1.$C$126]" office:value-type="float" office:value="0.23892795169259" calcext:value-type="float">
            <text:p>0.23892795169259</text:p>
          </table:table-cell>
          <table:table-cell table:formula="of:=[Sheet1.$C$139]" office:value-type="float" office:value="0.403275529831691" calcext:value-type="float">
            <text:p>0.403275529831691</text:p>
          </table:table-cell>
          <table:table-cell table:formula="of:=[Sheet1.$C$152]" office:value-type="float" office:value="69.8342783099263" calcext:value-type="float">
            <text:p>69.8342783099263</text:p>
          </table:table-cell>
          <table:table-cell table:formula="of:=[Sheet1.$C$165]" office:value-type="float" office:value="0.42878518006522" calcext:value-type="float">
            <text:p>0.42878518006522</text:p>
          </table:table-cell>
          <table:table-cell table:formula="of:=[Sheet1.$C$178]" office:value-type="float" office:value="12.7722015024084" calcext:value-type="float">
            <text:p>12.7722015024084</text:p>
          </table:table-cell>
          <table:table-cell table:formula="of:=[Sheet1.$C$191]" office:value-type="float" office:value="0.303716503645264" calcext:value-type="float">
            <text:p>0.303716503645264</text:p>
          </table:table-cell>
          <table:table-cell table:formula="of:=[Sheet1.$C$204]" office:value-type="float" office:value="14.0491470102217" calcext:value-type="float">
            <text:p>14.0491470102217</text:p>
          </table:table-cell>
          <table:table-cell table:formula="of:=[Sheet1.$C$217]" office:value-type="float" office:value="2.34445080614789" calcext:value-type="float">
            <text:p>2.34445080614789</text:p>
          </table:table-cell>
          <table:table-cell table:formula="of:=[Sheet1.$C$230]" office:value-type="float" office:value="0.637023934404546" calcext:value-type="float">
            <text:p>0.637023934404546</text:p>
          </table:table-cell>
          <table:table-cell table:formula="of:=[Sheet1.$C$243]" office:value-type="float" office:value="0.685792294089089" calcext:value-type="float">
            <text:p>0.685792294089089</text:p>
          </table:table-cell>
          <table:table-cell table:formula="of:=[Sheet1.$C$256]" office:value-type="float" office:value="0.364659830034942" calcext:value-type="float">
            <text:p>0.364659830034942</text:p>
          </table:table-cell>
          <table:table-cell table:formula="of:=[Sheet1.$C$269]" office:value-type="float" office:value="0.553887875317073" calcext:value-type="float">
            <text:p>0.553887875317073</text:p>
          </table:table-cell>
          <table:table-cell table:formula="of:=AVERAGE([.A27:.U27])" office:value-type="float" office:value="6.61415837245512" calcext:value-type="float">
            <text:p>6.61415837245512</text:p>
          </table:table-cell>
          <table:table-cell table:formula="of:=STDEV([.A27:.U27])" office:value-type="float" office:value="16.085233992821" calcext:value-type="float">
            <text:p>16.085233992821</text:p>
          </table:table-cell>
          <table:table-cell table:number-columns-repeated="1001"/>
        </table:table-row>
        <table:table-row table:style-name="ro1">
          <table:table-cell table:formula="of:=[Sheet1.$C$10]" office:value-type="float" office:value="2.33592419485768" calcext:value-type="float">
            <text:p>2.33592419485768</text:p>
          </table:table-cell>
          <table:table-cell table:formula="of:=[Sheet1.$C$23]" office:value-type="float" office:value="1.46267511042463" calcext:value-type="float">
            <text:p>1.46267511042463</text:p>
          </table:table-cell>
          <table:table-cell table:formula="of:=[Sheet1.$C$36]" office:value-type="float" office:value="121.908337231517" calcext:value-type="float">
            <text:p>121.908337231517</text:p>
          </table:table-cell>
          <table:table-cell table:formula="of:=[Sheet1.$C$49]" office:value-type="float" office:value="3.09843705505129" calcext:value-type="float">
            <text:p>3.09843705505129</text:p>
          </table:table-cell>
          <table:table-cell table:formula="of:=[Sheet1.$C$62]" office:value-type="float" office:value="19.8205000520279" calcext:value-type="float">
            <text:p>19.8205000520279</text:p>
          </table:table-cell>
          <table:table-cell table:formula="of:=[Sheet1.$C$75]" office:value-type="float" office:value="1.00357529637136" calcext:value-type="float">
            <text:p>1.00357529637136</text:p>
          </table:table-cell>
          <table:table-cell table:formula="of:=[Sheet1.$C$88]" office:value-type="float" office:value="4.84587749394139" calcext:value-type="float">
            <text:p>4.84587749394139</text:p>
          </table:table-cell>
          <table:table-cell table:formula="of:=[Sheet1.$C$101]" office:value-type="float" office:value="0.961122976277251" calcext:value-type="float">
            <text:p>0.961122976277251</text:p>
          </table:table-cell>
          <table:table-cell table:formula="of:=[Sheet1.$C$114]" office:value-type="float" office:value="2.96377974226826" calcext:value-type="float">
            <text:p>2.96377974226826</text:p>
          </table:table-cell>
          <table:table-cell table:formula="of:=[Sheet1.$C$127]" office:value-type="float" office:value="0.961122976277251" calcext:value-type="float">
            <text:p>0.961122976277251</text:p>
          </table:table-cell>
          <table:table-cell table:formula="of:=[Sheet1.$C$140]" office:value-type="float" office:value="1.07355831342527" calcext:value-type="float">
            <text:p>1.07355831342527</text:p>
          </table:table-cell>
          <table:table-cell table:formula="of:=[Sheet1.$C$153]" office:value-type="float" office:value="831.573484497377" calcext:value-type="float">
            <text:p>831.573484497377</text:p>
          </table:table-cell>
          <table:table-cell table:formula="of:=[Sheet1.$C$166]" office:value-type="float" office:value="3.90218228712431" calcext:value-type="float">
            <text:p>3.90218228712431</text:p>
          </table:table-cell>
          <table:table-cell table:formula="of:=[Sheet1.$C$179]" office:value-type="float" office:value="19.7562395601942" calcext:value-type="float">
            <text:p>19.7562395601942</text:p>
          </table:table-cell>
          <table:table-cell table:formula="of:=[Sheet1.$C$192]" office:value-type="float" office:value="1.15415748815652" calcext:value-type="float">
            <text:p>1.15415748815652</text:p>
          </table:table-cell>
          <table:table-cell table:formula="of:=[Sheet1.$C$205]" office:value-type="float" office:value="63.9912770528313" calcext:value-type="float">
            <text:p>63.9912770528313</text:p>
          </table:table-cell>
          <table:table-cell table:formula="of:=[Sheet1.$C$218]" office:value-type="float" office:value="5.35197281600801" calcext:value-type="float">
            <text:p>5.35197281600801</text:p>
          </table:table-cell>
          <table:table-cell table:formula="of:=[Sheet1.$C$231]" office:value-type="float" office:value="1.74294150409" calcext:value-type="float">
            <text:p>1.74294150409</text:p>
          </table:table-cell>
          <table:table-cell table:formula="of:=[Sheet1.$C$244]" office:value-type="float" office:value="2.20264076022505" calcext:value-type="float">
            <text:p>2.20264076022505</text:p>
          </table:table-cell>
          <table:table-cell table:formula="of:=[Sheet1.$C$257]" office:value-type="float" office:value="1.46310563324672" calcext:value-type="float">
            <text:p>1.46310563324672</text:p>
          </table:table-cell>
          <table:table-cell table:formula="of:=[Sheet1.$C$270]" office:value-type="float" office:value="1.97714025777298" calcext:value-type="float">
            <text:p>1.97714025777298</text:p>
          </table:table-cell>
          <table:table-cell table:formula="of:=AVERAGE([.A28:.U28])" office:value-type="float" office:value="52.0738120142602" calcext:value-type="float">
            <text:p>52.0738120142602</text:p>
          </table:table-cell>
          <table:table-cell table:formula="of:=STDEV([.A28:.U28])" office:value-type="float" office:value="180.889667983846" calcext:value-type="float">
            <text:p>180.889667983846</text:p>
          </table:table-cell>
          <table:table-cell table:number-columns-repeated="2"/>
          <table:table-cell table:style-name="Default" office:value-type="string" calcext:value-type="string">
            <text:p>why???</text:p>
          </table:table-cell>
          <table:table-cell table:style-name="Default"/>
          <table:table-cell table:number-columns-repeated="9"/>
          <table:table-cell table:style-name="Default"/>
          <table:table-cell table:number-columns-repeated="987"/>
        </table:table-row>
        <table:table-row table:style-name="ro1">
          <table:table-cell table:formula="of:=[Sheet1.$C$11]" office:value-type="float" office:value="0.160155433668146" calcext:value-type="float">
            <text:p>0.160155433668146</text:p>
          </table:table-cell>
          <table:table-cell table:formula="of:=[Sheet1.$C$24]" office:value-type="float" office:value="0.124454523175137" calcext:value-type="float">
            <text:p>0.124454523175137</text:p>
          </table:table-cell>
          <table:table-cell table:formula="of:=[Sheet1.$C$37]" office:value-type="float" office:value="7.23409163993592" calcext:value-type="float">
            <text:p>7.23409163993592</text:p>
          </table:table-cell>
          <table:table-cell table:formula="of:=[Sheet1.$C$50]" office:value-type="float" office:value="0.0917650287269399" calcext:value-type="float">
            <text:p>0.09176502872694</text:p>
          </table:table-cell>
          <table:table-cell table:formula="of:=[Sheet1.$C$63]" office:value-type="float" office:value="2.57063777013199" calcext:value-type="float">
            <text:p>2.57063777013199</text:p>
          </table:table-cell>
          <table:table-cell table:formula="of:=[Sheet1.$C$76]" office:value-type="float" office:value="0.0564113544925221" calcext:value-type="float">
            <text:p>0.056411354492522</text:p>
          </table:table-cell>
          <table:table-cell table:formula="of:=[Sheet1.$C$89]" office:value-type="float" office:value="0.241748465901971" calcext:value-type="float">
            <text:p>0.241748465901971</text:p>
          </table:table-cell>
          <table:table-cell table:formula="of:=[Sheet1.$C$102]" office:value-type="float" office:value="0.0537611905505082" calcext:value-type="float">
            <text:p>0.053761190550508</text:p>
          </table:table-cell>
          <table:table-cell table:formula="of:=[Sheet1.$C$115]" office:value-type="float" office:value="0.214192813994535" calcext:value-type="float">
            <text:p>0.214192813994535</text:p>
          </table:table-cell>
          <table:table-cell table:formula="of:=[Sheet1.$C$128]" office:value-type="float" office:value="0.0537611905505082" calcext:value-type="float">
            <text:p>0.053761190550508</text:p>
          </table:table-cell>
          <table:table-cell table:formula="of:=[Sheet1.$C$141]" office:value-type="float" office:value="0.169081467993092" calcext:value-type="float">
            <text:p>0.169081467993092</text:p>
          </table:table-cell>
          <table:table-cell table:formula="of:=[Sheet1.$C$154]" office:value-type="float" office:value="5.37033022264036" calcext:value-type="float">
            <text:p>5.37033022264036</text:p>
          </table:table-cell>
          <table:table-cell table:formula="of:=[Sheet1.$C$167]" office:value-type="float" office:value="0.0778346419019641" calcext:value-type="float">
            <text:p>0.077834641901964</text:p>
          </table:table-cell>
          <table:table-cell table:formula="of:=[Sheet1.$C$180]" office:value-type="float" office:value="1.43423010741626" calcext:value-type="float">
            <text:p>1.43423010741626</text:p>
          </table:table-cell>
          <table:table-cell table:formula="of:=[Sheet1.$C$193]" office:value-type="float" office:value="0.083226811475343" calcext:value-type="float">
            <text:p>0.083226811475343</text:p>
          </table:table-cell>
          <table:table-cell table:formula="of:=[Sheet1.$C$206]" office:value-type="float" office:value="5.74152764519477" calcext:value-type="float">
            <text:p>5.74152764519477</text:p>
          </table:table-cell>
          <table:table-cell table:formula="of:=[Sheet1.$C$219]" office:value-type="float" office:value="0.414709055320696" calcext:value-type="float">
            <text:p>0.414709055320696</text:p>
          </table:table-cell>
          <table:table-cell table:formula="of:=[Sheet1.$C$232]" office:value-type="float" office:value="0.152017225257122" calcext:value-type="float">
            <text:p>0.152017225257122</text:p>
          </table:table-cell>
          <table:table-cell table:formula="of:=[Sheet1.$C$245]" office:value-type="float" office:value="0.163374449795573" calcext:value-type="float">
            <text:p>0.163374449795573</text:p>
          </table:table-cell>
          <table:table-cell table:formula="of:=[Sheet1.$C$258]" office:value-type="float" office:value="0.106175230659854" calcext:value-type="float">
            <text:p>0.106175230659854</text:p>
          </table:table-cell>
          <table:table-cell table:formula="of:=[Sheet1.$C$271]" office:value-type="float" office:value="0.128373327255101" calcext:value-type="float">
            <text:p>0.128373327255101</text:p>
          </table:table-cell>
          <table:table-cell table:formula="of:=AVERAGE([.A29:.U29])" office:value-type="float" office:value="1.17342188552563" calcext:value-type="float">
            <text:p>1.17342188552563</text:p>
          </table:table-cell>
          <table:table-cell table:formula="of:=STDEV([.A29:.U29])" office:value-type="float" office:value="2.1718830428175" calcext:value-type="float">
            <text:p>2.1718830428175</text:p>
          </table:table-cell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987"/>
        </table:table-row>
        <table:table-row table:style-name="ro1">
          <table:table-cell table:formula="of:=[Sheet1.$C$12]" office:value-type="float" office:value="0.0618910101656128" calcext:value-type="float">
            <text:p>0.061891010165613</text:p>
          </table:table-cell>
          <table:table-cell table:formula="of:=[Sheet1.$C$25]" office:value-type="float" office:value="0.0411820296605179" calcext:value-type="float">
            <text:p>0.041182029660518</text:p>
          </table:table-cell>
          <table:table-cell table:formula="of:=[Sheet1.$C$38]" office:value-type="float" office:value="2.52496517189132" calcext:value-type="float">
            <text:p>2.52496517189132</text:p>
          </table:table-cell>
          <table:table-cell table:formula="of:=[Sheet1.$C$51]" office:value-type="float" office:value="0.0380963471513154" calcext:value-type="float">
            <text:p>0.038096347151315</text:p>
          </table:table-cell>
          <table:table-cell table:formula="of:=[Sheet1.$C$64]" office:value-type="float" office:value="1.09823995296658" calcext:value-type="float">
            <text:p>1.09823995296658</text:p>
          </table:table-cell>
          <table:table-cell table:formula="of:=[Sheet1.$C$77]" office:value-type="float" office:value="0.0228436614077321" calcext:value-type="float">
            <text:p>0.022843661407732</text:p>
          </table:table-cell>
          <table:table-cell table:formula="of:=[Sheet1.$C$90]" office:value-type="float" office:value="0.310566627476093" calcext:value-type="float">
            <text:p>0.310566627476093</text:p>
          </table:table-cell>
          <table:table-cell table:formula="of:=[Sheet1.$C$103]" office:value-type="float" office:value="0.0227165979378437" calcext:value-type="float">
            <text:p>0.022716597937844</text:p>
          </table:table-cell>
          <table:table-cell table:formula="of:=[Sheet1.$C$116]" office:value-type="float" office:value="0.117205076858032" calcext:value-type="float">
            <text:p>0.117205076858032</text:p>
          </table:table-cell>
          <table:table-cell table:formula="of:=[Sheet1.$C$129]" office:value-type="float" office:value="0.0227165979378437" calcext:value-type="float">
            <text:p>0.022716597937844</text:p>
          </table:table-cell>
          <table:table-cell table:formula="of:=[Sheet1.$C$142]" office:value-type="float" office:value="0.0552232101509198" calcext:value-type="float">
            <text:p>0.05522321015092</text:p>
          </table:table-cell>
          <table:table-cell table:formula="of:=[Sheet1.$C$155]" office:value-type="float" office:value="3.44211841433513" calcext:value-type="float">
            <text:p>3.44211841433513</text:p>
          </table:table-cell>
          <table:table-cell table:formula="of:=[Sheet1.$C$168]" office:value-type="float" office:value="0.0305569757269653" calcext:value-type="float">
            <text:p>0.030556975726965</text:p>
          </table:table-cell>
          <table:table-cell table:formula="of:=[Sheet1.$C$181]" office:value-type="float" office:value="0.505605263877989" calcext:value-type="float">
            <text:p>0.505605263877989</text:p>
          </table:table-cell>
          <table:table-cell table:formula="of:=[Sheet1.$C$194]" office:value-type="float" office:value="0.0336331486434631" calcext:value-type="float">
            <text:p>0.033633148643463</text:p>
          </table:table-cell>
          <table:table-cell table:formula="of:=[Sheet1.$C$207]" office:value-type="float" office:value="5.8567387191132" calcext:value-type="float">
            <text:p>5.8567387191132</text:p>
          </table:table-cell>
          <table:table-cell table:formula="of:=[Sheet1.$C$220]" office:value-type="float" office:value="0.170274132757275" calcext:value-type="float">
            <text:p>0.170274132757275</text:p>
          </table:table-cell>
          <table:table-cell table:formula="of:=[Sheet1.$C$233]" office:value-type="float" office:value="0.0473073479609511" calcext:value-type="float">
            <text:p>0.047307347960951</text:p>
          </table:table-cell>
          <table:table-cell table:formula="of:=[Sheet1.$C$246]" office:value-type="float" office:value="0.0568088991181089" calcext:value-type="float">
            <text:p>0.056808899118109</text:p>
          </table:table-cell>
          <table:table-cell table:formula="of:=[Sheet1.$C$259]" office:value-type="float" office:value="0.0375725249500462" calcext:value-type="float">
            <text:p>0.037572524950046</text:p>
          </table:table-cell>
          <table:table-cell table:formula="of:=[Sheet1.$C$272]" office:value-type="float" office:value="0.0671107856084247" calcext:value-type="float">
            <text:p>0.067110785608425</text:p>
          </table:table-cell>
          <table:table-cell table:formula="of:=AVERAGE([.A30:.U30])" office:value-type="float" office:value="0.693493928366446" calcext:value-type="float">
            <text:p>0.693493928366446</text:p>
          </table:table-cell>
          <table:table-cell table:formula="of:=STDEV([.A30:.U30])" office:value-type="float" office:value="1.48410550424236" calcext:value-type="float">
            <text:p>1.48410550424236</text:p>
          </table:table-cell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">
          <table:table-cell table:formula="of:=[Sheet1.$C$13]" office:value-type="float" office:value="0.202446018705527" calcext:value-type="float">
            <text:p>0.202446018705527</text:p>
          </table:table-cell>
          <table:table-cell table:formula="of:=[Sheet1.$C$26]" office:value-type="float" office:value="0.138792304263335" calcext:value-type="float">
            <text:p>0.138792304263335</text:p>
          </table:table-cell>
          <table:table-cell table:formula="of:=[Sheet1.$C$39]" office:value-type="float" office:value="8.4772427234052" calcext:value-type="float">
            <text:p>8.4772427234052</text:p>
          </table:table-cell>
          <table:table-cell table:formula="of:=[Sheet1.$C$52]" office:value-type="float" office:value="0.160942673526087" calcext:value-type="float">
            <text:p>0.160942673526087</text:p>
          </table:table-cell>
          <table:table-cell table:formula="of:=[Sheet1.$C$65]" office:value-type="float" office:value="2.18064491238844" calcext:value-type="float">
            <text:p>2.18064491238844</text:p>
          </table:table-cell>
          <table:table-cell table:formula="of:=[Sheet1.$C$78]" office:value-type="float" office:value="0.0767799068510351" calcext:value-type="float">
            <text:p>0.076779906851035</text:p>
          </table:table-cell>
          <table:table-cell table:formula="of:=[Sheet1.$C$91]" office:value-type="float" office:value="0.300223350251422" calcext:value-type="float">
            <text:p>0.300223350251422</text:p>
          </table:table-cell>
          <table:table-cell table:formula="of:=[Sheet1.$C$104]" office:value-type="float" office:value="0.0757078808809726" calcext:value-type="float">
            <text:p>0.075707880880973</text:p>
          </table:table-cell>
          <table:table-cell table:formula="of:=[Sheet1.$C$117]" office:value-type="float" office:value="0.630669775093367" calcext:value-type="float">
            <text:p>0.630669775093367</text:p>
          </table:table-cell>
          <table:table-cell table:formula="of:=[Sheet1.$C$130]" office:value-type="float" office:value="0.0757078808809726" calcext:value-type="float">
            <text:p>0.075707880880973</text:p>
          </table:table-cell>
          <table:table-cell table:formula="of:=[Sheet1.$C$143]" office:value-type="float" office:value="0.153560871522733" calcext:value-type="float">
            <text:p>0.153560871522733</text:p>
          </table:table-cell>
          <table:table-cell table:formula="of:=[Sheet1.$C$156]" office:value-type="float" office:value="4.44426331438805" calcext:value-type="float">
            <text:p>4.44426331438805</text:p>
          </table:table-cell>
          <table:table-cell table:formula="of:=[Sheet1.$C$169]" office:value-type="float" office:value="0.0854820274083442" calcext:value-type="float">
            <text:p>0.085482027408344</text:p>
          </table:table-cell>
          <table:table-cell table:formula="of:=[Sheet1.$C$182]" office:value-type="float" office:value="0.865205210554826" calcext:value-type="float">
            <text:p>0.865205210554826</text:p>
          </table:table-cell>
          <table:table-cell table:formula="of:=[Sheet1.$C$195]" office:value-type="float" office:value="0.160230503628516" calcext:value-type="float">
            <text:p>0.160230503628516</text:p>
          </table:table-cell>
          <table:table-cell table:formula="of:=[Sheet1.$C$208]" office:value-type="float" office:value="6.12649596315281" calcext:value-type="float">
            <text:p>6.12649596315281</text:p>
          </table:table-cell>
          <table:table-cell table:formula="of:=[Sheet1.$C$221]" office:value-type="float" office:value="0.476521160108188" calcext:value-type="float">
            <text:p>0.476521160108188</text:p>
          </table:table-cell>
          <table:table-cell table:formula="of:=[Sheet1.$C$234]" office:value-type="float" office:value="0.180840761504527" calcext:value-type="float">
            <text:p>0.180840761504527</text:p>
          </table:table-cell>
          <table:table-cell table:formula="of:=[Sheet1.$C$247]" office:value-type="float" office:value="0.227190272198686" calcext:value-type="float">
            <text:p>0.227190272198686</text:p>
          </table:table-cell>
          <table:table-cell table:formula="of:=[Sheet1.$C$260]" office:value-type="float" office:value="0.121238313328738" calcext:value-type="float">
            <text:p>0.121238313328738</text:p>
          </table:table-cell>
          <table:table-cell table:formula="of:=[Sheet1.$C$273]" office:value-type="float" office:value="0.315883134932559" calcext:value-type="float">
            <text:p>0.315883134932559</text:p>
          </table:table-cell>
          <table:table-cell table:formula="of:=AVERAGE([.A31:.U31])" office:value-type="float" office:value="1.21314614090354" calcext:value-type="float">
            <text:p>1.21314614090354</text:p>
          </table:table-cell>
          <table:table-cell table:formula="of:=STDEV([.A31:.U31])" office:value-type="float" office:value="2.28932841844639" calcext:value-type="float">
            <text:p>2.28932841844639</text:p>
          </table:table-cell>
          <table:table-cell table:number-columns-repeated="1001"/>
        </table:table-row>
        <table:table-row table:style-name="ro1">
          <table:table-cell table:formula="of:=[Sheet1.$C$14]" office:value-type="float" office:value="0.0809492649308472" calcext:value-type="float">
            <text:p>0.080949264930847</text:p>
          </table:table-cell>
          <table:table-cell table:formula="of:=[Sheet1.$C$27]" office:value-type="float" office:value="0.0539036718044959" calcext:value-type="float">
            <text:p>0.053903671804496</text:p>
          </table:table-cell>
          <table:table-cell table:formula="of:=[Sheet1.$C$40]" office:value-type="float" office:value="3.56634770086737" calcext:value-type="float">
            <text:p>3.56634770086737</text:p>
          </table:table-cell>
          <table:table-cell table:formula="of:=[Sheet1.$C$53]" office:value-type="float" office:value="0.0390224961345939" calcext:value-type="float">
            <text:p>0.039022496134594</text:p>
          </table:table-cell>
          <table:table-cell table:formula="of:=[Sheet1.$C$66]" office:value-type="float" office:value="1.19108403214326" calcext:value-type="float">
            <text:p>1.19108403214326</text:p>
          </table:table-cell>
          <table:table-cell table:formula="of:=[Sheet1.$C$79]" office:value-type="float" office:value="0.025314536308662" calcext:value-type="float">
            <text:p>0.025314536308662</text:p>
          </table:table-cell>
          <table:table-cell table:formula="of:=[Sheet1.$C$92]" office:value-type="float" office:value="0.136320152195323" calcext:value-type="float">
            <text:p>0.136320152195323</text:p>
          </table:table-cell>
          <table:table-cell table:formula="of:=[Sheet1.$C$105]" office:value-type="float" office:value="0.0249689007956606" calcext:value-type="float">
            <text:p>0.024968900795661</text:p>
          </table:table-cell>
          <table:table-cell table:formula="of:=[Sheet1.$C$118]" office:value-type="float" office:value="0.109396272040619" calcext:value-type="float">
            <text:p>0.109396272040619</text:p>
          </table:table-cell>
          <table:table-cell table:formula="of:=[Sheet1.$C$131]" office:value-type="float" office:value="0.0249689007956606" calcext:value-type="float">
            <text:p>0.024968900795661</text:p>
          </table:table-cell>
          <table:table-cell table:formula="of:=[Sheet1.$C$144]" office:value-type="float" office:value="0.073847184388662" calcext:value-type="float">
            <text:p>0.073847184388662</text:p>
          </table:table-cell>
          <table:table-cell table:formula="of:=[Sheet1.$C$157]" office:value-type="float" office:value="5.53944020346595" calcext:value-type="float">
            <text:p>5.53944020346595</text:p>
          </table:table-cell>
          <table:table-cell table:formula="of:=[Sheet1.$C$170]" office:value-type="float" office:value="0.0482707129752158" calcext:value-type="float">
            <text:p>0.048270712975216</text:p>
          </table:table-cell>
          <table:table-cell table:formula="of:=[Sheet1.$C$183]" office:value-type="float" office:value="0.756805815332307" calcext:value-type="float">
            <text:p>0.756805815332307</text:p>
          </table:table-cell>
          <table:table-cell table:formula="of:=[Sheet1.$C$196]" office:value-type="float" office:value="0.0285704122150661" calcext:value-type="float">
            <text:p>0.028570412215066</text:p>
          </table:table-cell>
          <table:table-cell table:formula="of:=[Sheet1.$C$209]" office:value-type="float" office:value="1.66060989032228" calcext:value-type="float">
            <text:p>1.66060989032228</text:p>
          </table:table-cell>
          <table:table-cell table:formula="of:=[Sheet1.$C$222]" office:value-type="float" office:value="0.183134670791823" calcext:value-type="float">
            <text:p>0.183134670791823</text:p>
          </table:table-cell>
          <table:table-cell table:formula="of:=[Sheet1.$C$235]" office:value-type="float" office:value="0.0653879170509379" calcext:value-type="float">
            <text:p>0.065387917050938</text:p>
          </table:table-cell>
          <table:table-cell table:formula="of:=[Sheet1.$C$248]" office:value-type="float" office:value="0.0675378195802458" calcext:value-type="float">
            <text:p>0.067537819580246</text:p>
          </table:table-cell>
          <table:table-cell table:formula="of:=[Sheet1.$C$261]" office:value-type="float" office:value="0.0452193634428946" calcext:value-type="float">
            <text:p>0.045219363442895</text:p>
          </table:table-cell>
          <table:table-cell table:formula="of:=[Sheet1.$C$274]" office:value-type="float" office:value="0.0594918483140044" calcext:value-type="float">
            <text:p>0.059491848314004</text:p>
          </table:table-cell>
          <table:table-cell table:formula="of:=AVERAGE([.A32:.U32])" office:value-type="float" office:value="0.656218655518851" calcext:value-type="float">
            <text:p>0.656218655518851</text:p>
          </table:table-cell>
          <table:table-cell table:formula="of:=STDEV([.A32:.U32])" office:value-type="float" office:value="1.40018199450258" calcext:value-type="float">
            <text:p>1.40018199450258</text:p>
          </table:table-cell>
          <table:table-cell table:number-columns-repeated="1001"/>
        </table:table-row>
        <table:table-row table:style-name="ro1">
          <table:table-cell table:formula="of:=[Sheet1.$C$15]" office:value-type="float" office:value="0.0591777658123356" calcext:value-type="float">
            <text:p>0.059177765812336</text:p>
          </table:table-cell>
          <table:table-cell table:formula="of:=[Sheet1.$C$28]" office:value-type="float" office:value="0.0417323566916835" calcext:value-type="float">
            <text:p>0.041732356691684</text:p>
          </table:table-cell>
          <table:table-cell table:formula="of:=[Sheet1.$C$41]" office:value-type="float" office:value="2.39835860642429" calcext:value-type="float">
            <text:p>2.39835860642429</text:p>
          </table:table-cell>
          <table:table-cell table:formula="of:=[Sheet1.$C$54]" office:value-type="float" office:value="0.0325978481505095" calcext:value-type="float">
            <text:p>0.03259784815051</text:p>
          </table:table-cell>
          <table:table-cell table:formula="of:=[Sheet1.$C$67]" office:value-type="float" office:value="1.01040255750197" calcext:value-type="float">
            <text:p>1.01040255750197</text:p>
          </table:table-cell>
          <table:table-cell table:formula="of:=[Sheet1.$C$80]" office:value-type="float" office:value="0.0203799801499754" calcext:value-type="float">
            <text:p>0.020379980149975</text:p>
          </table:table-cell>
          <table:table-cell table:formula="of:=[Sheet1.$C$93]" office:value-type="float" office:value="0.0943441591194833" calcext:value-type="float">
            <text:p>0.094344159119483</text:p>
          </table:table-cell>
          <table:table-cell table:formula="of:=[Sheet1.$C$106]" office:value-type="float" office:value="0.0200105675915968" calcext:value-type="float">
            <text:p>0.020010567591597</text:p>
          </table:table-cell>
          <table:table-cell table:formula="of:=[Sheet1.$C$119]" office:value-type="float" office:value="0.0948812459626755" calcext:value-type="float">
            <text:p>0.094881245962676</text:p>
          </table:table-cell>
          <table:table-cell table:formula="of:=[Sheet1.$C$132]" office:value-type="float" office:value="0.0200105675915968" calcext:value-type="float">
            <text:p>0.020010567591597</text:p>
          </table:table-cell>
          <table:table-cell table:formula="of:=[Sheet1.$C$145]" office:value-type="float" office:value="0.0600098296761951" calcext:value-type="float">
            <text:p>0.060009829676195</text:p>
          </table:table-cell>
          <table:table-cell table:formula="of:=[Sheet1.$C$158]" office:value-type="float" office:value="2.82849898610888" calcext:value-type="float">
            <text:p>2.82849898610888</text:p>
          </table:table-cell>
          <table:table-cell table:formula="of:=[Sheet1.$C$171]" office:value-type="float" office:value="0.0260528062478658" calcext:value-type="float">
            <text:p>0.026052806247866</text:p>
          </table:table-cell>
          <table:table-cell table:formula="of:=[Sheet1.$C$184]" office:value-type="float" office:value="0.548693916535495" calcext:value-type="float">
            <text:p>0.548693916535495</text:p>
          </table:table-cell>
          <table:table-cell table:formula="of:=[Sheet1.$C$197]" office:value-type="float" office:value="0.0322547871315504" calcext:value-type="float">
            <text:p>0.03225478713155</text:p>
          </table:table-cell>
          <table:table-cell table:formula="of:=[Sheet1.$C$210]" office:value-type="float" office:value="1.6770084332611" calcext:value-type="float">
            <text:p>1.6770084332611</text:p>
          </table:table-cell>
          <table:table-cell table:formula="of:=[Sheet1.$C$223]" office:value-type="float" office:value="0.151246099484772" calcext:value-type="float">
            <text:p>0.151246099484772</text:p>
          </table:table-cell>
          <table:table-cell table:formula="of:=[Sheet1.$C$236]" office:value-type="float" office:value="0.0465018396170545" calcext:value-type="float">
            <text:p>0.046501839617055</text:p>
          </table:table-cell>
          <table:table-cell table:formula="of:=[Sheet1.$C$249]" office:value-type="float" office:value="0.0595668263491943" calcext:value-type="float">
            <text:p>0.059566826349194</text:p>
          </table:table-cell>
          <table:table-cell table:formula="of:=[Sheet1.$C$262]" office:value-type="float" office:value="0.0393528381156417" calcext:value-type="float">
            <text:p>0.039352838115642</text:p>
          </table:table-cell>
          <table:table-cell table:formula="of:=[Sheet1.$C$275]" office:value-type="float" office:value="0.0598803658773954" calcext:value-type="float">
            <text:p>0.059880365877395</text:p>
          </table:table-cell>
          <table:table-cell table:formula="of:=AVERAGE([.A33:.U33])" office:value-type="float" office:value="0.443855351590536" calcext:value-type="float">
            <text:p>0.443855351590536</text:p>
          </table:table-cell>
          <table:table-cell table:formula="of:=STDEV([.A33:.U33])" office:value-type="float" office:value="0.831088846122681" calcext:value-type="float">
            <text:p>0.8310888461226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21:.A33])" office:value-type="float" office:value="59.9107554878731" calcext:value-type="float">
            <text:p>59.9107554878731</text:p>
          </table:table-cell>
          <table:table-cell table:formula="of:=AVERAGE([.B21:.B33])" office:value-type="float" office:value="60.2414472868308" calcext:value-type="float">
            <text:p>60.2414472868308</text:p>
          </table:table-cell>
          <table:table-cell table:formula="of:=AVERAGE([.C21:.C33])" office:value-type="float" office:value="3823.77443890187" calcext:value-type="float">
            <text:p>3823.77443890187</text:p>
          </table:table-cell>
          <table:table-cell table:formula="of:=AVERAGE([.D21:.D33])" office:value-type="float" office:value="74.3711122003963" calcext:value-type="float">
            <text:p>74.3711122003963</text:p>
          </table:table-cell>
          <table:table-cell table:formula="of:=AVERAGE([.E21:.E33])" office:value-type="float" office:value="4319.08789876424" calcext:value-type="float">
            <text:p>4319.08789876424</text:p>
          </table:table-cell>
          <table:table-cell table:formula="of:=AVERAGE([.F21:.F33])" office:value-type="float" office:value="48.5160153355159" calcext:value-type="float">
            <text:p>48.5160153355159</text:p>
          </table:table-cell>
          <table:table-cell table:formula="of:=AVERAGE([.G21:.G33])" office:value-type="float" office:value="75.4699412255309" calcext:value-type="float">
            <text:p>75.4699412255309</text:p>
          </table:table-cell>
          <table:table-cell table:formula="of:=AVERAGE([.H21:.H33])" office:value-type="float" office:value="18.3616143205431" calcext:value-type="float">
            <text:p>18.3616143205431</text:p>
          </table:table-cell>
          <table:table-cell table:formula="of:=AVERAGE([.I21:.I33])" office:value-type="float" office:value="40.424768342137" calcext:value-type="float">
            <text:p>40.424768342137</text:p>
          </table:table-cell>
          <table:table-cell table:formula="of:=AVERAGE([.J21:.J33])" office:value-type="float" office:value="18.3616143205431" calcext:value-type="float">
            <text:p>18.3616143205431</text:p>
          </table:table-cell>
          <table:table-cell table:formula="of:=AVERAGE([.K21:.K33])" office:value-type="float" office:value="123.317171756692" calcext:value-type="float">
            <text:p>123.317171756692</text:p>
          </table:table-cell>
          <table:table-cell table:formula="of:=AVERAGE([.L21:.L33])" office:value-type="float" office:value="34700.3586148674" calcext:value-type="float">
            <text:p>34700.3586148674</text:p>
          </table:table-cell>
          <table:table-cell table:formula="of:=AVERAGE([.M21:.M33])" office:value-type="float" office:value="78.7887120950125" calcext:value-type="float">
            <text:p>78.7887120950125</text:p>
          </table:table-cell>
          <table:table-cell table:formula="of:=AVERAGE([.N21:.N33])" office:value-type="float" office:value="3173.67080642573" calcext:value-type="float">
            <text:p>3173.67080642573</text:p>
          </table:table-cell>
          <table:table-cell table:formula="of:=AVERAGE([.O21:.O33])" office:value-type="float" office:value="35.8125939344618" calcext:value-type="float">
            <text:p>35.8125939344618</text:p>
          </table:table-cell>
          <table:table-cell table:formula="of:=AVERAGE([.P21:.P33])" office:value-type="float" office:value="2052.09542855668" calcext:value-type="float">
            <text:p>2052.09542855668</text:p>
          </table:table-cell>
          <table:table-cell table:formula="of:=AVERAGE([.Q21:.Q33])" office:value-type="float" office:value="193.87866534062" calcext:value-type="float">
            <text:p>193.87866534062</text:p>
          </table:table-cell>
          <table:table-cell table:formula="of:=AVERAGE([.R21:.R33])" office:value-type="float" office:value="169.89710206136" calcext:value-type="float">
            <text:p>169.89710206136</text:p>
          </table:table-cell>
          <table:table-cell table:formula="of:=AVERAGE([.S21:.S33])" office:value-type="float" office:value="199.046864271758" calcext:value-type="float">
            <text:p>199.046864271758</text:p>
          </table:table-cell>
          <table:table-cell table:formula="of:=AVERAGE([.T21:.T33])" office:value-type="float" office:value="160.057907574106" calcext:value-type="float">
            <text:p>160.057907574106</text:p>
          </table:table-cell>
          <table:table-cell table:formula="of:=AVERAGE([.U21:.U33])" office:value-type="float" office:value="24.9603848517183" calcext:value-type="float">
            <text:p>24.9603848517183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21:.A33])" office:value-type="float" office:value="213.659596384198" calcext:value-type="float">
            <text:p>213.659596384198</text:p>
          </table:table-cell>
          <table:table-cell table:formula="of:=STDEV([.B21:.B33])" office:value-type="float" office:value="215.564134694615" calcext:value-type="float">
            <text:p>215.564134694615</text:p>
          </table:table-cell>
          <table:table-cell table:formula="of:=STDEV([.C21:.C33])" office:value-type="float" office:value="13665.9445641944" calcext:value-type="float">
            <text:p>13665.9445641944</text:p>
          </table:table-cell>
          <table:table-cell table:formula="of:=STDEV([.D21:.D33])" office:value-type="float" office:value="265.561826955389" calcext:value-type="float">
            <text:p>265.561826955389</text:p>
          </table:table-cell>
          <table:table-cell table:formula="of:=STDEV([.E21:.E33])" office:value-type="float" office:value="15517.3331094386" calcext:value-type="float">
            <text:p>15517.3331094386</text:p>
          </table:table-cell>
          <table:table-cell table:formula="of:=STDEV([.F21:.F33])" office:value-type="float" office:value="173.967826645727" calcext:value-type="float">
            <text:p>173.967826645727</text:p>
          </table:table-cell>
          <table:table-cell table:formula="of:=STDEV([.G21:.G33])" office:value-type="float" office:value="265.636659548636" calcext:value-type="float">
            <text:p>265.636659548636</text:p>
          </table:table-cell>
          <table:table-cell table:formula="of:=STDEV([.H21:.H33])" office:value-type="float" office:value="65.2669723272635" calcext:value-type="float">
            <text:p>65.2669723272635</text:p>
          </table:table-cell>
          <table:table-cell table:formula="of:=STDEV([.I21:.I33])" office:value-type="float" office:value="136.696259822316" calcext:value-type="float">
            <text:p>136.696259822316</text:p>
          </table:table-cell>
          <table:table-cell table:formula="of:=STDEV([.J21:.J33])" office:value-type="float" office:value="65.2669723272635" calcext:value-type="float">
            <text:p>65.2669723272635</text:p>
          </table:table-cell>
          <table:table-cell table:formula="of:=STDEV([.K21:.K33])" office:value-type="float" office:value="443.317539643923" calcext:value-type="float">
            <text:p>443.317539643923</text:p>
          </table:table-cell>
          <table:table-cell table:formula="of:=STDEV([.L21:.L33])" office:value-type="float" office:value="124564.62997325" calcext:value-type="float">
            <text:p>124564.62997325</text:p>
          </table:table-cell>
          <table:table-cell table:formula="of:=STDEV([.M21:.M33])" office:value-type="float" office:value="279.097879294003" calcext:value-type="float">
            <text:p>279.097879294003</text:p>
          </table:table-cell>
          <table:table-cell table:formula="of:=STDEV([.N21:.N33])" office:value-type="float" office:value="11407.2458115484" calcext:value-type="float">
            <text:p>11407.2458115484</text:p>
          </table:table-cell>
          <table:table-cell table:formula="of:=STDEV([.O21:.O33])" office:value-type="float" office:value="127.338512186713" calcext:value-type="float">
            <text:p>127.338512186713</text:p>
          </table:table-cell>
          <table:table-cell table:formula="of:=STDEV([.P21:.P33])" office:value-type="float" office:value="7266.03111503917" calcext:value-type="float">
            <text:p>7266.03111503917</text:p>
          </table:table-cell>
          <table:table-cell table:formula="of:=STDEV([.Q21:.Q33])" office:value-type="float" office:value="691.727446517123" calcext:value-type="float">
            <text:p>691.727446517123</text:p>
          </table:table-cell>
          <table:table-cell table:formula="of:=STDEV([.R21:.R33])" office:value-type="float" office:value="608.863953477789" calcext:value-type="float">
            <text:p>608.863953477789</text:p>
          </table:table-cell>
          <table:table-cell table:formula="of:=STDEV([.S21:.S33])" office:value-type="float" office:value="714.270569342167" calcext:value-type="float">
            <text:p>714.270569342167</text:p>
          </table:table-cell>
          <table:table-cell table:formula="of:=STDEV([.T21:.T33])" office:value-type="float" office:value="575.339685594095" calcext:value-type="float">
            <text:p>575.339685594095</text:p>
          </table:table-cell>
          <table:table-cell table:formula="of:=STDEV([.U21:.U33])" office:value-type="float" office:value="87.7095786414914" calcext:value-type="float">
            <text:p>87.7095786414914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35];[.$A$35:.$U$35])" office:value-type="float" office:value="15" calcext:value-type="float">
            <text:p>15</text:p>
          </table:table-cell>
          <table:table-cell table:formula="of:=RANK([.B35];[.$A$35:.$U$35])" office:value-type="float" office:value="14" calcext:value-type="float">
            <text:p>14</text:p>
          </table:table-cell>
          <table:table-cell table:formula="of:=RANK([.C35];[.$A$35:.$U$35])" office:value-type="float" office:value="3" calcext:value-type="float">
            <text:p>3</text:p>
          </table:table-cell>
          <table:table-cell table:formula="of:=RANK([.D35];[.$A$35:.$U$35])" office:value-type="float" office:value="13" calcext:value-type="float">
            <text:p>13</text:p>
          </table:table-cell>
          <table:table-cell table:formula="of:=RANK([.E35];[.$A$35:.$U$35])" office:value-type="float" office:value="2" calcext:value-type="float">
            <text:p>2</text:p>
          </table:table-cell>
          <table:table-cell table:formula="of:=RANK([.F35];[.$A$35:.$U$35])" office:value-type="float" office:value="16" calcext:value-type="float">
            <text:p>16</text:p>
          </table:table-cell>
          <table:table-cell table:formula="of:=RANK([.G35];[.$A$35:.$U$35])" office:value-type="float" office:value="12" calcext:value-type="float">
            <text:p>12</text:p>
          </table:table-cell>
          <table:table-cell table:formula="of:=RANK([.H35];[.$A$35:.$U$35])" office:value-type="float" office:value="20" calcext:value-type="float">
            <text:p>20</text:p>
          </table:table-cell>
          <table:table-cell table:formula="of:=RANK([.I35];[.$A$35:.$U$35])" office:value-type="float" office:value="17" calcext:value-type="float">
            <text:p>17</text:p>
          </table:table-cell>
          <table:table-cell table:formula="of:=RANK([.J35];[.$A$35:.$U$35])" office:value-type="float" office:value="20" calcext:value-type="float">
            <text:p>20</text:p>
          </table:table-cell>
          <table:table-cell table:formula="of:=RANK([.K35];[.$A$35:.$U$35])" office:value-type="float" office:value="10" calcext:value-type="float">
            <text:p>10</text:p>
          </table:table-cell>
          <table:table-cell table:formula="of:=RANK([.L35];[.$A$35:.$U$35])" office:value-type="float" office:value="1" calcext:value-type="float">
            <text:p>1</text:p>
          </table:table-cell>
          <table:table-cell table:formula="of:=RANK([.M35];[.$A$35:.$U$35])" office:value-type="float" office:value="11" calcext:value-type="float">
            <text:p>11</text:p>
          </table:table-cell>
          <table:table-cell table:formula="of:=RANK([.N35];[.$A$35:.$U$35])" office:value-type="float" office:value="4" calcext:value-type="float">
            <text:p>4</text:p>
          </table:table-cell>
          <table:table-cell table:formula="of:=RANK([.O35];[.$A$35:.$U$35])" office:value-type="float" office:value="18" calcext:value-type="float">
            <text:p>18</text:p>
          </table:table-cell>
          <table:table-cell table:formula="of:=RANK([.P35];[.$A$35:.$U$35])" office:value-type="float" office:value="5" calcext:value-type="float">
            <text:p>5</text:p>
          </table:table-cell>
          <table:table-cell table:formula="of:=RANK([.Q35];[.$A$35:.$U$35])" office:value-type="float" office:value="7" calcext:value-type="float">
            <text:p>7</text:p>
          </table:table-cell>
          <table:table-cell table:formula="of:=RANK([.R35];[.$A$35:.$U$35])" office:value-type="float" office:value="8" calcext:value-type="float">
            <text:p>8</text:p>
          </table:table-cell>
          <table:table-cell table:formula="of:=RANK([.S35];[.$A$35:.$U$35])" office:value-type="float" office:value="6" calcext:value-type="float">
            <text:p>6</text:p>
          </table:table-cell>
          <table:table-cell table:formula="of:=RANK([.T35];[.$A$35:.$U$35])" office:value-type="float" office:value="9" calcext:value-type="float">
            <text:p>9</text:p>
          </table:table-cell>
          <table:table-cell table:formula="of:=RANK([.U35];[.$A$35:.$U$35])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formula="of:=[.A35]-[.AB17]" office:value-type="float" office:value="-1699.35106406604" calcext:value-type="float">
            <text:p>-1699.35106406604</text:p>
          </table:table-cell>
          <table:table-cell table:formula="of:=[.B35]-[.B16]" office:value-type="float" office:value="59.3597233672935" calcext:value-type="float">
            <text:p>59.3597233672935</text:p>
          </table:table-cell>
          <table:table-cell table:formula="of:=[.C35]-[.C16]" office:value-type="float" office:value="3712.98779199386" calcext:value-type="float">
            <text:p>3712.98779199386</text:p>
          </table:table-cell>
          <table:table-cell table:formula="of:=[.D35]-[.D16]" office:value-type="float" office:value="67.5090002865957" calcext:value-type="float">
            <text:p>67.5090002865957</text:p>
          </table:table-cell>
          <table:table-cell table:formula="of:=[.E35]-[.E16]" office:value-type="float" office:value="4267.79455647268" calcext:value-type="float">
            <text:p>4267.79455647268</text:p>
          </table:table-cell>
          <table:table-cell table:formula="of:=[.F35]-[.F16]" office:value-type="float" office:value="47.9189735887393" calcext:value-type="float">
            <text:p>47.9189735887393</text:p>
          </table:table-cell>
          <table:table-cell table:formula="of:=[.G35]-[.G16]" office:value-type="float" office:value="53.9345982702501" calcext:value-type="float">
            <text:p>53.9345982702501</text:p>
          </table:table-cell>
          <table:table-cell table:formula="of:=[.H35]-[.H16]" office:value-type="float" office:value="16.6145297194359" calcext:value-type="float">
            <text:p>16.6145297194359</text:p>
          </table:table-cell>
          <table:table-cell table:formula="of:=[.I35]-[.I16]" office:value-type="float" office:value="29.1536813364111" calcext:value-type="float">
            <text:p>29.1536813364111</text:p>
          </table:table-cell>
          <table:table-cell table:formula="of:=[.J35]-[.J16]" office:value-type="float" office:value="16.6153675817167" calcext:value-type="float">
            <text:p>16.6153675817167</text:p>
          </table:table-cell>
          <table:table-cell table:formula="of:=[.K35]-[.K16]" office:value-type="float" office:value="122.656103124099" calcext:value-type="float">
            <text:p>122.656103124099</text:p>
          </table:table-cell>
          <table:table-cell table:formula="of:=[.L35]-[.L16]" office:value-type="float" office:value="34177.1349399395" calcext:value-type="float">
            <text:p>34177.1349399395</text:p>
          </table:table-cell>
          <table:table-cell table:formula="of:=[.M35]-[.M16]" office:value-type="float" office:value="64.1852391520769" calcext:value-type="float">
            <text:p>64.1852391520769</text:p>
          </table:table-cell>
          <table:table-cell table:formula="of:=[.N35]-[.N16]" office:value-type="float" office:value="3112.38065150106" calcext:value-type="float">
            <text:p>3112.38065150106</text:p>
          </table:table-cell>
          <table:table-cell table:formula="of:=[.O35]-[.O16]" office:value-type="float" office:value="24.9099840240981" calcext:value-type="float">
            <text:p>24.9099840240981</text:p>
          </table:table-cell>
          <table:table-cell table:formula="of:=[.P35]-[.P16]" office:value-type="float" office:value="1759.26181955391" calcext:value-type="float">
            <text:p>1759.26181955391</text:p>
          </table:table-cell>
          <table:table-cell table:formula="of:=[.Q35]-[.Q16]" office:value-type="float" office:value="185.935378731454" calcext:value-type="float">
            <text:p>185.935378731454</text:p>
          </table:table-cell>
          <table:table-cell table:formula="of:=[.R35]-[.R16]" office:value-type="float" office:value="166.563323001887" calcext:value-type="float">
            <text:p>166.563323001887</text:p>
          </table:table-cell>
          <table:table-cell table:formula="of:=[.S35]-[.S16]" office:value-type="float" office:value="189.745833250441" calcext:value-type="float">
            <text:p>189.745833250441</text:p>
          </table:table-cell>
          <table:table-cell table:formula="of:=[.T35]-[.T16]" office:value-type="float" office:value="159.381319027676" calcext:value-type="float">
            <text:p>159.381319027676</text:p>
          </table:table-cell>
          <table:table-cell table:formula="of:=[.U35]-[.U16]" office:value-type="float" office:value="19.0716321971786" calcext:value-type="float">
            <text:p>19.071632197178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BM4 FULL</text:p>
          </table:table-cell>
          <table:table-cell table:number-columns-repeated="1023"/>
        </table:table-row>
        <table:table-row table:style-name="ro1">
          <table:table-cell table:formula="of:=[Sheet1.$F$3]" office:value-type="float" office:value="1.95300046446812" calcext:value-type="float">
            <text:p>1.95300046446812</text:p>
          </table:table-cell>
          <table:table-cell table:formula="of:=[Sheet1.$F$16]" office:value-type="float" office:value="1.39074044301165" calcext:value-type="float">
            <text:p>1.39074044301165</text:p>
          </table:table-cell>
          <table:table-cell table:formula="of:=[Sheet1.$F$29]" office:value-type="float" office:value="66.6530829747909" calcext:value-type="float">
            <text:p>66.6530829747909</text:p>
          </table:table-cell>
          <table:table-cell table:formula="of:=[Sheet1.$F$42]" office:value-type="float" office:value="1.78784712456912" calcext:value-type="float">
            <text:p>1.78784712456912</text:p>
          </table:table-cell>
          <table:table-cell table:formula="of:=[Sheet1.$F$55]" office:value-type="float" office:value="39.0999798889666" calcext:value-type="float">
            <text:p>39.0999798889666</text:p>
          </table:table-cell>
          <table:table-cell table:formula="of:=[Sheet1.$F$68]" office:value-type="float" office:value="0.738397233010642" calcext:value-type="float">
            <text:p>0.738397233010642</text:p>
          </table:table-cell>
          <table:table-cell table:formula="of:=[Sheet1.$F$81]" office:value-type="float" office:value="3.1867038409238" calcext:value-type="float">
            <text:p>3.1867038409238</text:p>
          </table:table-cell>
          <table:table-cell table:formula="of:=[Sheet1.$F$94]" office:value-type="float" office:value="0.736894235084328" calcext:value-type="float">
            <text:p>0.736894235084328</text:p>
          </table:table-cell>
          <table:table-cell table:formula="of:=[Sheet1.$F$107]" office:value-type="float" office:value="4.55450958583874" calcext:value-type="float">
            <text:p>4.55450958583874</text:p>
          </table:table-cell>
          <table:table-cell table:formula="of:=[Sheet1.$F$120]" office:value-type="float" office:value="0.736842809561899" calcext:value-type="float">
            <text:p>0.736842809561899</text:p>
          </table:table-cell>
          <table:table-cell table:formula="of:=[Sheet1.$F$133]" office:value-type="float" office:value="1.06573872705715" calcext:value-type="float">
            <text:p>1.06573872705715</text:p>
          </table:table-cell>
          <table:table-cell table:formula="of:=[Sheet1.$F$146]" office:value-type="float" office:value="109.940078811305" calcext:value-type="float">
            <text:p>109.940078811305</text:p>
          </table:table-cell>
          <table:table-cell table:formula="of:=[Sheet1.$F$159]" office:value-type="float" office:value="2.11218439419521" calcext:value-type="float">
            <text:p>2.11218439419521</text:p>
          </table:table-cell>
          <table:table-cell table:formula="of:=[Sheet1.$F$172]" office:value-type="float" office:value="22.3689335540489" calcext:value-type="float">
            <text:p>22.3689335540489</text:p>
          </table:table-cell>
          <table:table-cell table:formula="of:=[Sheet1.$F$185]" office:value-type="float" office:value="0.782451194658021" calcext:value-type="float">
            <text:p>0.782451194658021</text:p>
          </table:table-cell>
          <table:table-cell table:formula="of:=[Sheet1.$F$198]" office:value-type="float" office:value="258.792895497525" calcext:value-type="float">
            <text:p>258.792895497525</text:p>
          </table:table-cell>
          <table:table-cell table:formula="of:=[Sheet1.$F$211]" office:value-type="float" office:value="4.75798929830883" calcext:value-type="float">
            <text:p>4.75798929830883</text:p>
          </table:table-cell>
          <table:table-cell table:formula="of:=[Sheet1.$F$224]" office:value-type="float" office:value="2.65934293584851" calcext:value-type="float">
            <text:p>2.65934293584851</text:p>
          </table:table-cell>
          <table:table-cell table:formula="of:=[Sheet1.$F$237]" office:value-type="float" office:value="2.20838100076025" calcext:value-type="float">
            <text:p>2.20838100076025</text:p>
          </table:table-cell>
          <table:table-cell table:formula="of:=[Sheet1.$F$250]" office:value-type="float" office:value="0.904525736159014" calcext:value-type="float">
            <text:p>0.904525736159014</text:p>
          </table:table-cell>
          <table:table-cell table:formula="of:=[Sheet1.$F$263]" office:value-type="float" office:value="11.8645890475772" calcext:value-type="float">
            <text:p>11.8645890475772</text:p>
          </table:table-cell>
          <table:table-cell table:formula="of:=AVERAGE([.A42:.U42])" office:value-type="float" office:value="25.6331004189366" calcext:value-type="float">
            <text:p>25.6331004189366</text:p>
          </table:table-cell>
          <table:table-cell table:formula="of:=STDEV([.A42:.U42])" office:value-type="float" office:value="59.9825309104423" calcext:value-type="float">
            <text:p>59.9825309104423</text:p>
          </table:table-cell>
          <table:table-cell table:number-columns-repeated="1001"/>
        </table:table-row>
        <table:table-row table:style-name="ro1">
          <table:table-cell table:formula="of:=[Sheet1.$F$4]" office:value-type="float" office:value="0.116942456926406" calcext:value-type="float">
            <text:p>0.116942456926406</text:p>
          </table:table-cell>
          <table:table-cell table:formula="of:=[Sheet1.$F$17]" office:value-type="float" office:value="0.207297558636235" calcext:value-type="float">
            <text:p>0.207297558636235</text:p>
          </table:table-cell>
          <table:table-cell table:formula="of:=[Sheet1.$F$30]" office:value-type="float" office:value="4.35906400290434" calcext:value-type="float">
            <text:p>4.35906400290434</text:p>
          </table:table-cell>
          <table:table-cell table:formula="of:=[Sheet1.$F$43]" office:value-type="float" office:value="0.0665478303521704" calcext:value-type="float">
            <text:p>0.06654783035217</text:p>
          </table:table-cell>
          <table:table-cell table:formula="of:=[Sheet1.$F$56]" office:value-type="float" office:value="10.6097224022066" calcext:value-type="float">
            <text:p>10.6097224022066</text:p>
          </table:table-cell>
          <table:table-cell table:formula="of:=[Sheet1.$F$69]" office:value-type="float" office:value="0.0440829306657967" calcext:value-type="float">
            <text:p>0.044082930665797</text:p>
          </table:table-cell>
          <table:table-cell table:formula="of:=[Sheet1.$F$82]" office:value-type="float" office:value="0.0508966292377543" calcext:value-type="float">
            <text:p>0.050896629237754</text:p>
          </table:table-cell>
          <table:table-cell table:formula="of:=[Sheet1.$F$95]" office:value-type="float" office:value="0.043024849951082" calcext:value-type="float">
            <text:p>0.043024849951082</text:p>
          </table:table-cell>
          <table:table-cell table:formula="of:=[Sheet1.$F$108]" office:value-type="float" office:value="0.28073167773977" calcext:value-type="float">
            <text:p>0.28073167773977</text:p>
          </table:table-cell>
          <table:table-cell table:formula="of:=[Sheet1.$F$121]" office:value-type="float" office:value="0.0430246759757979" calcext:value-type="float">
            <text:p>0.043024675975798</text:p>
          </table:table-cell>
          <table:table-cell table:formula="of:=[Sheet1.$F$134]" office:value-type="float" office:value="0.0943132079357166" calcext:value-type="float">
            <text:p>0.094313207935717</text:p>
          </table:table-cell>
          <table:table-cell table:formula="of:=[Sheet1.$F$147]" office:value-type="float" office:value="13.1481150627943" calcext:value-type="float">
            <text:p>13.1481150627943</text:p>
          </table:table-cell>
          <table:table-cell table:formula="of:=[Sheet1.$F$160]" office:value-type="float" office:value="0.0523543266304934" calcext:value-type="float">
            <text:p>0.052354326630493</text:p>
          </table:table-cell>
          <table:table-cell table:formula="of:=[Sheet1.$F$173]" office:value-type="float" office:value="3.44065035292264" calcext:value-type="float">
            <text:p>3.44065035292264</text:p>
          </table:table-cell>
          <table:table-cell table:formula="of:=[Sheet1.$F$186]" office:value-type="float" office:value="0.360732691093523" calcext:value-type="float">
            <text:p>0.360732691093523</text:p>
          </table:table-cell>
          <table:table-cell table:formula="of:=[Sheet1.$F$199]" office:value-type="float" office:value="5.32474891752602" calcext:value-type="float">
            <text:p>5.32474891752602</text:p>
          </table:table-cell>
          <table:table-cell table:formula="of:=[Sheet1.$F$212]" office:value-type="float" office:value="0.206425706466179" calcext:value-type="float">
            <text:p>0.206425706466179</text:p>
          </table:table-cell>
          <table:table-cell table:formula="of:=[Sheet1.$F$225]" office:value-type="float" office:value="0.436464126187638" calcext:value-type="float">
            <text:p>0.436464126187638</text:p>
          </table:table-cell>
          <table:table-cell table:formula="of:=[Sheet1.$F$238]" office:value-type="float" office:value="0.971870450234061" calcext:value-type="float">
            <text:p>0.971870450234061</text:p>
          </table:table-cell>
          <table:table-cell table:formula="of:=[Sheet1.$F$251]" office:value-type="float" office:value="0.29444020289492" calcext:value-type="float">
            <text:p>0.29444020289492</text:p>
          </table:table-cell>
          <table:table-cell table:formula="of:=[Sheet1.$F$264]" office:value-type="float" office:value="0.324593983419099" calcext:value-type="float">
            <text:p>0.324593983419099</text:p>
          </table:table-cell>
          <table:table-cell table:formula="of:=AVERAGE([.A43:.U43])" office:value-type="float" office:value="1.92743066870003" calcext:value-type="float">
            <text:p>1.92743066870003</text:p>
          </table:table-cell>
          <table:table-cell table:formula="of:=STDEV([.A43:.U43])" office:value-type="float" office:value="3.66248838305876" calcext:value-type="float">
            <text:p>3.66248838305876</text:p>
          </table:table-cell>
          <table:table-cell table:number-columns-repeated="1001"/>
        </table:table-row>
        <table:table-row table:style-name="ro1">
          <table:table-cell table:formula="of:=[Sheet1.$F$5]" office:value-type="float" office:value="0.346040115990863" calcext:value-type="float">
            <text:p>0.346040115990863</text:p>
          </table:table-cell>
          <table:table-cell table:formula="of:=[Sheet1.$F$18]" office:value-type="float" office:value="0.265302462402647" calcext:value-type="float">
            <text:p>0.265302462402647</text:p>
          </table:table-cell>
          <table:table-cell table:formula="of:=[Sheet1.$F$31]" office:value-type="float" office:value="10.2867411692961" calcext:value-type="float">
            <text:p>10.2867411692961</text:p>
          </table:table-cell>
          <table:table-cell table:formula="of:=[Sheet1.$F$44]" office:value-type="float" office:value="0.228793996096496" calcext:value-type="float">
            <text:p>0.228793996096496</text:p>
          </table:table-cell>
          <table:table-cell table:formula="of:=[Sheet1.$F$57]" office:value-type="float" office:value="8.1909055173441" calcext:value-type="float">
            <text:p>8.1909055173441</text:p>
          </table:table-cell>
          <table:table-cell table:formula="of:=[Sheet1.$F$70]" office:value-type="float" office:value="0.129396153151462" calcext:value-type="float">
            <text:p>0.129396153151462</text:p>
          </table:table-cell>
          <table:table-cell table:formula="of:=[Sheet1.$F$83]" office:value-type="float" office:value="0.641740222124674" calcext:value-type="float">
            <text:p>0.641740222124674</text:p>
          </table:table-cell>
          <table:table-cell table:formula="of:=[Sheet1.$F$96]" office:value-type="float" office:value="0.1289028841672" calcext:value-type="float">
            <text:p>0.1289028841672</text:p>
          </table:table-cell>
          <table:table-cell table:formula="of:=[Sheet1.$F$109]" office:value-type="float" office:value="1.83705859897248" calcext:value-type="float">
            <text:p>1.83705859897248</text:p>
          </table:table-cell>
          <table:table-cell table:formula="of:=[Sheet1.$F$122]" office:value-type="float" office:value="0.128899833518356" calcext:value-type="float">
            <text:p>0.128899833518356</text:p>
          </table:table-cell>
          <table:table-cell table:formula="of:=[Sheet1.$F$135]" office:value-type="float" office:value="0.219418724461941" calcext:value-type="float">
            <text:p>0.219418724461941</text:p>
          </table:table-cell>
          <table:table-cell table:formula="of:=[Sheet1.$F$148]" office:value-type="float" office:value="22.4858245838099" calcext:value-type="float">
            <text:p>22.4858245838099</text:p>
          </table:table-cell>
          <table:table-cell table:formula="of:=[Sheet1.$F$161]" office:value-type="float" office:value="0.154345543303675" calcext:value-type="float">
            <text:p>0.154345543303675</text:p>
          </table:table-cell>
          <table:table-cell table:formula="of:=[Sheet1.$F$174]" office:value-type="float" office:value="2.96742985742674" calcext:value-type="float">
            <text:p>2.96742985742674</text:p>
          </table:table-cell>
          <table:table-cell table:formula="of:=[Sheet1.$F$187]" office:value-type="float" office:value="0.263494077799579" calcext:value-type="float">
            <text:p>0.263494077799579</text:p>
          </table:table-cell>
          <table:table-cell table:formula="of:=[Sheet1.$F$200]" office:value-type="float" office:value="12.4247239155102" calcext:value-type="float">
            <text:p>12.4247239155102</text:p>
          </table:table-cell>
          <table:table-cell table:formula="of:=[Sheet1.$F$213]" office:value-type="float" office:value="1.08179768474076" calcext:value-type="float">
            <text:p>1.08179768474076</text:p>
          </table:table-cell>
          <table:table-cell table:formula="of:=[Sheet1.$F$226]" office:value-type="float" office:value="0.272090717846942" calcext:value-type="float">
            <text:p>0.272090717846942</text:p>
          </table:table-cell>
          <table:table-cell table:formula="of:=[Sheet1.$F$239]" office:value-type="float" office:value="0.376338566374284" calcext:value-type="float">
            <text:p>0.376338566374284</text:p>
          </table:table-cell>
          <table:table-cell table:formula="of:=[Sheet1.$F$252]" office:value-type="float" office:value="0.259361440520969" calcext:value-type="float">
            <text:p>0.259361440520969</text:p>
          </table:table-cell>
          <table:table-cell table:formula="of:=[Sheet1.$F$265]" office:value-type="float" office:value="1.59557878301175" calcext:value-type="float">
            <text:p>1.59557878301175</text:p>
          </table:table-cell>
          <table:table-cell table:formula="of:=AVERAGE([.A44:.U44])" office:value-type="float" office:value="3.06115165942243" calcext:value-type="float">
            <text:p>3.06115165942243</text:p>
          </table:table-cell>
          <table:table-cell table:formula="of:=STDEV([.A44:.U44])" office:value-type="float" office:value="5.71461110321028" calcext:value-type="float">
            <text:p>5.71461110321028</text:p>
          </table:table-cell>
          <table:table-cell table:number-columns-repeated="1001"/>
        </table:table-row>
        <table:table-row table:style-name="ro1">
          <table:table-cell table:formula="of:=[Sheet1.$F$6]" office:value-type="float" office:value="0.0438385093160491" calcext:value-type="float">
            <text:p>0.043838509316049</text:p>
          </table:table-cell>
          <table:table-cell table:formula="of:=[Sheet1.$F$19]" office:value-type="float" office:value="0.0368339091508732" calcext:value-type="float">
            <text:p>0.036833909150873</text:p>
          </table:table-cell>
          <table:table-cell table:formula="of:=[Sheet1.$F$32]" office:value-type="float" office:value="1.42061357398802" calcext:value-type="float">
            <text:p>1.42061357398802</text:p>
          </table:table-cell>
          <table:table-cell table:formula="of:=[Sheet1.$F$45]" office:value-type="float" office:value="0.0294539532166757" calcext:value-type="float">
            <text:p>0.029453953216676</text:p>
          </table:table-cell>
          <table:table-cell table:formula="of:=[Sheet1.$F$58]" office:value-type="float" office:value="0.521141498246127" calcext:value-type="float">
            <text:p>0.521141498246127</text:p>
          </table:table-cell>
          <table:table-cell table:formula="of:=[Sheet1.$F$71]" office:value-type="float" office:value="0.019160861355936" calcext:value-type="float">
            <text:p>0.019160861355936</text:p>
          </table:table-cell>
          <table:table-cell table:formula="of:=[Sheet1.$F$84]" office:value-type="float" office:value="0.0595301170808687" calcext:value-type="float">
            <text:p>0.059530117080869</text:p>
          </table:table-cell>
          <table:table-cell table:formula="of:=[Sheet1.$F$97]" office:value-type="float" office:value="0.0183651606358704" calcext:value-type="float">
            <text:p>0.01836516063587</text:p>
          </table:table-cell>
          <table:table-cell table:formula="of:=[Sheet1.$F$110]" office:value-type="float" office:value="0.162542486644194" calcext:value-type="float">
            <text:p>0.162542486644194</text:p>
          </table:table-cell>
          <table:table-cell table:formula="of:=[Sheet1.$F$123]" office:value-type="float" office:value="0.0183649528478949" calcext:value-type="float">
            <text:p>0.018364952847895</text:p>
          </table:table-cell>
          <table:table-cell table:formula="of:=[Sheet1.$F$136]" office:value-type="float" office:value="0.0382968037821687" calcext:value-type="float">
            <text:p>0.038296803782169</text:p>
          </table:table-cell>
          <table:table-cell table:formula="of:=[Sheet1.$F$149]" office:value-type="float" office:value="3.56803043423163" calcext:value-type="float">
            <text:p>3.56803043423163</text:p>
          </table:table-cell>
          <table:table-cell table:formula="of:=[Sheet1.$F$162]" office:value-type="float" office:value="0.0222400039160962" calcext:value-type="float">
            <text:p>0.022240003916096</text:p>
          </table:table-cell>
          <table:table-cell table:formula="of:=[Sheet1.$F$175]" office:value-type="float" office:value="1.02027535440347" calcext:value-type="float">
            <text:p>1.02027535440347</text:p>
          </table:table-cell>
          <table:table-cell table:formula="of:=[Sheet1.$F$188]" office:value-type="float" office:value="0.0463246264595107" calcext:value-type="float">
            <text:p>0.046324626459511</text:p>
          </table:table-cell>
          <table:table-cell table:formula="of:=[Sheet1.$F$201]" office:value-type="float" office:value="2.77373688848001" calcext:value-type="float">
            <text:p>2.77373688848001</text:p>
          </table:table-cell>
          <table:table-cell table:formula="of:=[Sheet1.$F$214]" office:value-type="float" office:value="0.139649847244489" calcext:value-type="float">
            <text:p>0.139649847244489</text:p>
          </table:table-cell>
          <table:table-cell table:formula="of:=[Sheet1.$F$227]" office:value-type="float" office:value="0.0405038389830593" calcext:value-type="float">
            <text:p>0.040503838983059</text:p>
          </table:table-cell>
          <table:table-cell table:formula="of:=[Sheet1.$F$240]" office:value-type="float" office:value="0.062571588940738" calcext:value-type="float">
            <text:p>0.062571588940738</text:p>
          </table:table-cell>
          <table:table-cell table:formula="of:=[Sheet1.$F$253]" office:value-type="float" office:value="0.0323175333306237" calcext:value-type="float">
            <text:p>0.032317533330624</text:p>
          </table:table-cell>
          <table:table-cell table:formula="of:=[Sheet1.$F$266]" office:value-type="float" office:value="0.301825456290428" calcext:value-type="float">
            <text:p>0.301825456290428</text:p>
          </table:table-cell>
          <table:table-cell table:formula="of:=AVERAGE([.A45:.U45])" office:value-type="float" office:value="0.494077018978321" calcext:value-type="float">
            <text:p>0.494077018978321</text:p>
          </table:table-cell>
          <table:table-cell table:formula="of:=STDEV([.A45:.U45])" office:value-type="float" office:value="0.969155724253876" calcext:value-type="float">
            <text:p>0.969155724253876</text:p>
          </table:table-cell>
          <table:table-cell table:number-columns-repeated="1001"/>
        </table:table-row>
        <table:table-row table:style-name="ro1">
          <table:table-cell table:formula="of:=[Sheet1.$F$7]" office:value-type="float" office:value="0.0821436002016656" calcext:value-type="float">
            <text:p>0.082143600201666</text:p>
          </table:table-cell>
          <table:table-cell table:formula="of:=[Sheet1.$F$20]" office:value-type="float" office:value="0.0634294900109716" calcext:value-type="float">
            <text:p>0.063429490010972</text:p>
          </table:table-cell>
          <table:table-cell table:formula="of:=[Sheet1.$F$33]" office:value-type="float" office:value="3.14417259414757" calcext:value-type="float">
            <text:p>3.14417259414757</text:p>
          </table:table-cell>
          <table:table-cell table:formula="of:=[Sheet1.$F$46]" office:value-type="float" office:value="0.0622354778416258" calcext:value-type="float">
            <text:p>0.062235477841626</text:p>
          </table:table-cell>
          <table:table-cell table:formula="of:=[Sheet1.$F$59]" office:value-type="float" office:value="0.73015567375899" calcext:value-type="float">
            <text:p>0.73015567375899</text:p>
          </table:table-cell>
          <table:table-cell table:formula="of:=[Sheet1.$F$72]" office:value-type="float" office:value="0.034302501243752" calcext:value-type="float">
            <text:p>0.034302501243752</text:p>
          </table:table-cell>
          <table:table-cell table:formula="of:=[Sheet1.$F$85]" office:value-type="float" office:value="0.179050882113698" calcext:value-type="float">
            <text:p>0.179050882113698</text:p>
          </table:table-cell>
          <table:table-cell table:formula="of:=[Sheet1.$F$98]" office:value-type="float" office:value="0.0341592634196057" calcext:value-type="float">
            <text:p>0.034159263419606</text:p>
          </table:table-cell>
          <table:table-cell table:formula="of:=[Sheet1.$F$111]" office:value-type="float" office:value="0.286944258815119" calcext:value-type="float">
            <text:p>0.286944258815119</text:p>
          </table:table-cell>
          <table:table-cell table:formula="of:=[Sheet1.$F$124]" office:value-type="float" office:value="0.0341582531912585" calcext:value-type="float">
            <text:p>0.034158253191259</text:p>
          </table:table-cell>
          <table:table-cell table:formula="of:=[Sheet1.$F$137]" office:value-type="float" office:value="0.0573229997910098" calcext:value-type="float">
            <text:p>0.05732299979101</text:p>
          </table:table-cell>
          <table:table-cell table:formula="of:=[Sheet1.$F$150]" office:value-type="float" office:value="3.07721232343431" calcext:value-type="float">
            <text:p>3.07721232343431</text:p>
          </table:table-cell>
          <table:table-cell table:formula="of:=[Sheet1.$F$163]" office:value-type="float" office:value="0.0412794639197929" calcext:value-type="float">
            <text:p>0.041279463919793</text:p>
          </table:table-cell>
          <table:table-cell table:formula="of:=[Sheet1.$F$176]" office:value-type="float" office:value="1.05802543560416" calcext:value-type="float">
            <text:p>1.05802543560416</text:p>
          </table:table-cell>
          <table:table-cell table:formula="of:=[Sheet1.$F$189]" office:value-type="float" office:value="0.0697009734203138" calcext:value-type="float">
            <text:p>0.069700973420314</text:p>
          </table:table-cell>
          <table:table-cell table:formula="of:=[Sheet1.$F$202]" office:value-type="float" office:value="5.04810960952904" calcext:value-type="float">
            <text:p>5.04810960952904</text:p>
          </table:table-cell>
          <table:table-cell table:formula="of:=[Sheet1.$F$215]" office:value-type="float" office:value="0.26498591208427" calcext:value-type="float">
            <text:p>0.26498591208427</text:p>
          </table:table-cell>
          <table:table-cell table:formula="of:=[Sheet1.$F$228]" office:value-type="float" office:value="0.0696705707300534" calcext:value-type="float">
            <text:p>0.069670570730053</text:p>
          </table:table-cell>
          <table:table-cell table:formula="of:=[Sheet1.$F$241]" office:value-type="float" office:value="0.107341182139372" calcext:value-type="float">
            <text:p>0.107341182139372</text:p>
          </table:table-cell>
          <table:table-cell table:formula="of:=[Sheet1.$F$254]" office:value-type="float" office:value="0.055248247984421" calcext:value-type="float">
            <text:p>0.055248247984421</text:p>
          </table:table-cell>
          <table:table-cell table:formula="of:=[Sheet1.$F$267]" office:value-type="float" office:value="0.5738493271883" calcext:value-type="float">
            <text:p>0.5738493271883</text:p>
          </table:table-cell>
          <table:table-cell table:formula="of:=AVERAGE([.A46:.U46])" office:value-type="float" office:value="0.71778562097949" calcext:value-type="float">
            <text:p>0.71778562097949</text:p>
          </table:table-cell>
          <table:table-cell table:formula="of:=STDEV([.A46:.U46])" office:value-type="float" office:value="1.34597214803919" calcext:value-type="float">
            <text:p>1.34597214803919</text:p>
          </table:table-cell>
          <table:table-cell table:number-columns-repeated="1001"/>
        </table:table-row>
        <table:table-row table:style-name="ro1">
          <table:table-cell table:formula="of:=[Sheet1.$F$8]" office:value-type="float" office:value="0.626532193095498" calcext:value-type="float">
            <text:p>0.626532193095498</text:p>
          </table:table-cell>
          <table:table-cell table:formula="of:=[Sheet1.$F$21]" office:value-type="float" office:value="0.384884775759384" calcext:value-type="float">
            <text:p>0.384884775759384</text:p>
          </table:table-cell>
          <table:table-cell table:formula="of:=[Sheet1.$F$34]" office:value-type="float" office:value="23.7449116332748" calcext:value-type="float">
            <text:p>23.7449116332748</text:p>
          </table:table-cell>
          <table:table-cell table:formula="of:=[Sheet1.$F$47]" office:value-type="float" office:value="0.391941347965343" calcext:value-type="float">
            <text:p>0.391941347965343</text:p>
          </table:table-cell>
          <table:table-cell table:formula="of:=[Sheet1.$F$60]" office:value-type="float" office:value="2.11935665095127" calcext:value-type="float">
            <text:p>2.11935665095127</text:p>
          </table:table-cell>
          <table:table-cell table:formula="of:=[Sheet1.$F$73]" office:value-type="float" office:value="0.247085580198951" calcext:value-type="float">
            <text:p>0.247085580198951</text:p>
          </table:table-cell>
          <table:table-cell table:formula="of:=[Sheet1.$F$86]" office:value-type="float" office:value="4.92703386895708" calcext:value-type="float">
            <text:p>4.92703386895708</text:p>
          </table:table-cell>
          <table:table-cell table:formula="of:=[Sheet1.$F$99]" office:value-type="float" office:value="0.245863851378732" calcext:value-type="float">
            <text:p>0.245863851378732</text:p>
          </table:table-cell>
          <table:table-cell table:formula="of:=[Sheet1.$F$112]" office:value-type="float" office:value="2.20851978475678" calcext:value-type="float">
            <text:p>2.20851978475678</text:p>
          </table:table-cell>
          <table:table-cell table:formula="of:=[Sheet1.$F$125]" office:value-type="float" office:value="0.24579722014044" calcext:value-type="float">
            <text:p>0.24579722014044</text:p>
          </table:table-cell>
          <table:table-cell table:formula="of:=[Sheet1.$F$138]" office:value-type="float" office:value="0.395356100092641" calcext:value-type="float">
            <text:p>0.395356100092641</text:p>
          </table:table-cell>
          <table:table-cell table:formula="of:=[Sheet1.$F$151]" office:value-type="float" office:value="38.2156753146925" calcext:value-type="float">
            <text:p>38.2156753146925</text:p>
          </table:table-cell>
          <table:table-cell table:formula="of:=[Sheet1.$F$164]" office:value-type="float" office:value="0.35210136784764" calcext:value-type="float">
            <text:p>0.35210136784764</text:p>
          </table:table-cell>
          <table:table-cell table:formula="of:=[Sheet1.$F$177]" office:value-type="float" office:value="7.31241450662967" calcext:value-type="float">
            <text:p>7.31241450662967</text:p>
          </table:table-cell>
          <table:table-cell table:formula="of:=[Sheet1.$F$190]" office:value-type="float" office:value="0.285099575544358" calcext:value-type="float">
            <text:p>0.285099575544358</text:p>
          </table:table-cell>
          <table:table-cell table:formula="of:=[Sheet1.$F$203]" office:value-type="float" office:value="121.443970379259" calcext:value-type="float">
            <text:p>121.443970379259</text:p>
          </table:table-cell>
          <table:table-cell table:formula="of:=[Sheet1.$F$216]" office:value-type="float" office:value="1.4462680995759" calcext:value-type="float">
            <text:p>1.4462680995759</text:p>
          </table:table-cell>
          <table:table-cell table:formula="of:=[Sheet1.$F$229]" office:value-type="float" office:value="0.493773702651476" calcext:value-type="float">
            <text:p>0.493773702651476</text:p>
          </table:table-cell>
          <table:table-cell table:formula="of:=[Sheet1.$F$242]" office:value-type="float" office:value="0.527713410706963" calcext:value-type="float">
            <text:p>0.527713410706963</text:p>
          </table:table-cell>
          <table:table-cell table:formula="of:=[Sheet1.$F$255]" office:value-type="float" office:value="0.353519114435124" calcext:value-type="float">
            <text:p>0.353519114435124</text:p>
          </table:table-cell>
          <table:table-cell table:formula="of:=[Sheet1.$F$268]" office:value-type="float" office:value="5.31974044051926" calcext:value-type="float">
            <text:p>5.31974044051926</text:p>
          </table:table-cell>
          <table:table-cell table:formula="of:=AVERAGE([.A47:.U47])" office:value-type="float" office:value="10.0613123294492" calcext:value-type="float">
            <text:p>10.0613123294492</text:p>
          </table:table-cell>
          <table:table-cell table:formula="of:=STDEV([.A47:.U47])" office:value-type="float" office:value="27.1720988934835" calcext:value-type="float">
            <text:p>27.1720988934835</text:p>
          </table:table-cell>
          <table:table-cell table:number-columns-repeated="1001"/>
        </table:table-row>
        <table:table-row table:style-name="ro1">
          <table:table-cell table:formula="of:=[Sheet1.$F$9]" office:value-type="float" office:value="0.228975790644677" calcext:value-type="float">
            <text:p>0.228975790644677</text:p>
          </table:table-cell>
          <table:table-cell table:formula="of:=[Sheet1.$F$22]" office:value-type="float" office:value="0.155481627104757" calcext:value-type="float">
            <text:p>0.155481627104757</text:p>
          </table:table-cell>
          <table:table-cell table:formula="of:=[Sheet1.$F$35]" office:value-type="float" office:value="4.90678458730409" calcext:value-type="float">
            <text:p>4.90678458730409</text:p>
          </table:table-cell>
          <table:table-cell table:formula="of:=[Sheet1.$F$48]" office:value-type="float" office:value="0.150113004093411" calcext:value-type="float">
            <text:p>0.150113004093411</text:p>
          </table:table-cell>
          <table:table-cell table:formula="of:=[Sheet1.$F$61]" office:value-type="float" office:value="2.11211719733503" calcext:value-type="float">
            <text:p>2.11211719733503</text:p>
          </table:table-cell>
          <table:table-cell table:formula="of:=[Sheet1.$F$74]" office:value-type="float" office:value="0.0861176088118754" calcext:value-type="float">
            <text:p>0.086117608811875</text:p>
          </table:table-cell>
          <table:table-cell table:formula="of:=[Sheet1.$F$87]" office:value-type="float" office:value="0.391879220046909" calcext:value-type="float">
            <text:p>0.391879220046909</text:p>
          </table:table-cell>
          <table:table-cell table:formula="of:=[Sheet1.$F$100]" office:value-type="float" office:value="0.0848202755293542" calcext:value-type="float">
            <text:p>0.084820275529354</text:p>
          </table:table-cell>
          <table:table-cell table:formula="of:=[Sheet1.$F$113]" office:value-type="float" office:value="0.449816843961621" calcext:value-type="float">
            <text:p>0.449816843961621</text:p>
          </table:table-cell>
          <table:table-cell table:formula="of:=[Sheet1.$F$126]" office:value-type="float" office:value="0.0848186680913506" calcext:value-type="float">
            <text:p>0.084818668091351</text:p>
          </table:table-cell>
          <table:table-cell table:formula="of:=[Sheet1.$F$139]" office:value-type="float" office:value="0.194753358012324" calcext:value-type="float">
            <text:p>0.194753358012324</text:p>
          </table:table-cell>
          <table:table-cell table:formula="of:=[Sheet1.$F$152]" office:value-type="float" office:value="24.4231219107716" calcext:value-type="float">
            <text:p>24.4231219107716</text:p>
          </table:table-cell>
          <table:table-cell table:formula="of:=[Sheet1.$F$165]" office:value-type="float" office:value="0.109160901463569" calcext:value-type="float">
            <text:p>0.109160901463569</text:p>
          </table:table-cell>
          <table:table-cell table:formula="of:=[Sheet1.$F$178]" office:value-type="float" office:value="2.74110324288717" calcext:value-type="float">
            <text:p>2.74110324288717</text:p>
          </table:table-cell>
          <table:table-cell table:formula="of:=[Sheet1.$F$191]" office:value-type="float" office:value="0.125848589071511" calcext:value-type="float">
            <text:p>0.125848589071511</text:p>
          </table:table-cell>
          <table:table-cell table:formula="of:=[Sheet1.$F$204]" office:value-type="float" office:value="7.79368264278889" calcext:value-type="float">
            <text:p>7.79368264278889</text:p>
          </table:table-cell>
          <table:table-cell table:formula="of:=[Sheet1.$F$217]" office:value-type="float" office:value="0.469052661057256" calcext:value-type="float">
            <text:p>0.469052661057256</text:p>
          </table:table-cell>
          <table:table-cell table:formula="of:=[Sheet1.$F$230]" office:value-type="float" office:value="0.213027088177476" calcext:value-type="float">
            <text:p>0.213027088177476</text:p>
          </table:table-cell>
          <table:table-cell table:formula="of:=[Sheet1.$F$243]" office:value-type="float" office:value="0.254368628580489" calcext:value-type="float">
            <text:p>0.254368628580489</text:p>
          </table:table-cell>
          <table:table-cell table:formula="of:=[Sheet1.$F$256]" office:value-type="float" office:value="0.132759312571697" calcext:value-type="float">
            <text:p>0.132759312571697</text:p>
          </table:table-cell>
          <table:table-cell table:formula="of:=[Sheet1.$F$269]" office:value-type="float" office:value="1.15912940645124" calcext:value-type="float">
            <text:p>1.15912940645124</text:p>
          </table:table-cell>
          <table:table-cell table:formula="of:=AVERAGE([.A48:.U48])" office:value-type="float" office:value="2.20318726498839" calcext:value-type="float">
            <text:p>2.20318726498839</text:p>
          </table:table-cell>
          <table:table-cell table:formula="of:=STDEV([.A48:.U48])" office:value-type="float" office:value="5.44784686100761" calcext:value-type="float">
            <text:p>5.44784686100761</text:p>
          </table:table-cell>
          <table:table-cell table:number-columns-repeated="1001"/>
        </table:table-row>
        <table:table-row table:style-name="ro1">
          <table:table-cell table:formula="of:=[Sheet1.$F$10]" office:value-type="float" office:value="0.469794893738355" calcext:value-type="float">
            <text:p>0.469794893738355</text:p>
          </table:table-cell>
          <table:table-cell table:formula="of:=[Sheet1.$F$23]" office:value-type="float" office:value="0.284106347100695" calcext:value-type="float">
            <text:p>0.284106347100695</text:p>
          </table:table-cell>
          <table:table-cell table:formula="of:=[Sheet1.$F$36]" office:value-type="float" office:value="14.5700510413657" calcext:value-type="float">
            <text:p>14.5700510413657</text:p>
          </table:table-cell>
          <table:table-cell table:formula="of:=[Sheet1.$F$49]" office:value-type="float" office:value="0.314983283398545" calcext:value-type="float">
            <text:p>0.314983283398545</text:p>
          </table:table-cell>
          <table:table-cell table:formula="of:=[Sheet1.$F$62]" office:value-type="float" office:value="3.58846787570669" calcext:value-type="float">
            <text:p>3.58846787570669</text:p>
          </table:table-cell>
          <table:table-cell table:formula="of:=[Sheet1.$F$75]" office:value-type="float" office:value="0.182423527368248" calcext:value-type="float">
            <text:p>0.182423527368248</text:p>
          </table:table-cell>
          <table:table-cell table:formula="of:=[Sheet1.$F$88]" office:value-type="float" office:value="1.88972898502603" calcext:value-type="float">
            <text:p>1.88972898502603</text:p>
          </table:table-cell>
          <table:table-cell table:formula="of:=[Sheet1.$F$101]" office:value-type="float" office:value="0.17788422963095" calcext:value-type="float">
            <text:p>0.17788422963095</text:p>
          </table:table-cell>
          <table:table-cell table:formula="of:=[Sheet1.$F$114]" office:value-type="float" office:value="0.827989920723929" calcext:value-type="float">
            <text:p>0.827989920723929</text:p>
          </table:table-cell>
          <table:table-cell table:formula="of:=[Sheet1.$F$127]" office:value-type="float" office:value="0.177882493870553" calcext:value-type="float">
            <text:p>0.177882493870553</text:p>
          </table:table-cell>
          <table:table-cell table:formula="of:=[Sheet1.$F$140]" office:value-type="float" office:value="0.379155357434989" calcext:value-type="float">
            <text:p>0.379155357434989</text:p>
          </table:table-cell>
          <table:table-cell table:formula="of:=[Sheet1.$F$153]" office:value-type="float" office:value="15.9954370195047" calcext:value-type="float">
            <text:p>15.9954370195047</text:p>
          </table:table-cell>
          <table:table-cell table:formula="of:=[Sheet1.$F$166]" office:value-type="float" office:value="0.308455146939919" calcext:value-type="float">
            <text:p>0.308455146939919</text:p>
          </table:table-cell>
          <table:table-cell table:formula="of:=[Sheet1.$F$179]" office:value-type="float" office:value="3.42564596330723" calcext:value-type="float">
            <text:p>3.42564596330723</text:p>
          </table:table-cell>
          <table:table-cell table:formula="of:=[Sheet1.$F$192]" office:value-type="float" office:value="0.24604129146712" calcext:value-type="float">
            <text:p>0.24604129146712</text:p>
          </table:table-cell>
          <table:table-cell table:formula="of:=[Sheet1.$F$205]" office:value-type="float" office:value="16.8353951165259" calcext:value-type="float">
            <text:p>16.8353951165259</text:p>
          </table:table-cell>
          <table:table-cell table:formula="of:=[Sheet1.$F$218]" office:value-type="float" office:value="2.1483288400302" calcext:value-type="float">
            <text:p>2.1483288400302</text:p>
          </table:table-cell>
          <table:table-cell table:formula="of:=[Sheet1.$F$231]" office:value-type="float" office:value="0.444050497422776" calcext:value-type="float">
            <text:p>0.444050497422776</text:p>
          </table:table-cell>
          <table:table-cell table:formula="of:=[Sheet1.$F$244]" office:value-type="float" office:value="0.391149366125448" calcext:value-type="float">
            <text:p>0.391149366125448</text:p>
          </table:table-cell>
          <table:table-cell table:formula="of:=[Sheet1.$F$257]" office:value-type="float" office:value="0.38795087907561" calcext:value-type="float">
            <text:p>0.38795087907561</text:p>
          </table:table-cell>
          <table:table-cell table:formula="of:=[Sheet1.$F$270]" office:value-type="float" office:value="2.95365478640661" calcext:value-type="float">
            <text:p>2.95365478640661</text:p>
          </table:table-cell>
          <table:table-cell table:formula="of:=AVERAGE([.A49:.U49])" office:value-type="float" office:value="3.14278937438906" calcext:value-type="float">
            <text:p>3.14278937438906</text:p>
          </table:table-cell>
          <table:table-cell table:formula="of:=STDEV([.A49:.U49])" office:value-type="float" office:value="5.4205941068802" calcext:value-type="float">
            <text:p>5.4205941068802</text:p>
          </table:table-cell>
          <table:table-cell table:number-columns-repeated="1001"/>
        </table:table-row>
        <table:table-row table:style-name="ro1">
          <table:table-cell table:formula="of:=[Sheet1.$F$11]" office:value-type="float" office:value="0.0629779090189371" calcext:value-type="float">
            <text:p>0.062977909018937</text:p>
          </table:table-cell>
          <table:table-cell table:formula="of:=[Sheet1.$F$24]" office:value-type="float" office:value="0.0478996573096751" calcext:value-type="float">
            <text:p>0.047899657309675</text:p>
          </table:table-cell>
          <table:table-cell table:formula="of:=[Sheet1.$F$37]" office:value-type="float" office:value="1.69129924014401" calcext:value-type="float">
            <text:p>1.69129924014401</text:p>
          </table:table-cell>
          <table:table-cell table:formula="of:=[Sheet1.$F$50]" office:value-type="float" office:value="0.0349654877924231" calcext:value-type="float">
            <text:p>0.034965487792423</text:p>
          </table:table-cell>
          <table:table-cell table:formula="of:=[Sheet1.$F$63]" office:value-type="float" office:value="1.79110329600559" calcext:value-type="float">
            <text:p>1.79110329600559</text:p>
          </table:table-cell>
          <table:table-cell table:formula="of:=[Sheet1.$F$76]" office:value-type="float" office:value="0.0218500142681871" calcext:value-type="float">
            <text:p>0.021850014268187</text:p>
          </table:table-cell>
          <table:table-cell table:formula="of:=[Sheet1.$F$89]" office:value-type="float" office:value="0.0986141660381665" calcext:value-type="float">
            <text:p>0.098614166038167</text:p>
          </table:table-cell>
          <table:table-cell table:formula="of:=[Sheet1.$F$102]" office:value-type="float" office:value="0.0209025411565725" calcext:value-type="float">
            <text:p>0.020902541156573</text:p>
          </table:table-cell>
          <table:table-cell table:formula="of:=[Sheet1.$F$115]" office:value-type="float" office:value="0.0832413382470451" calcext:value-type="float">
            <text:p>0.083241338247045</text:p>
          </table:table-cell>
          <table:table-cell table:formula="of:=[Sheet1.$F$128]" office:value-type="float" office:value="0.0209022512748754" calcext:value-type="float">
            <text:p>0.020902251274875</text:p>
          </table:table-cell>
          <table:table-cell table:formula="of:=[Sheet1.$F$141]" office:value-type="float" office:value="0.0645012431005314" calcext:value-type="float">
            <text:p>0.064501243100531</text:p>
          </table:table-cell>
          <table:table-cell table:formula="of:=[Sheet1.$F$154]" office:value-type="float" office:value="3.65851037602001" calcext:value-type="float">
            <text:p>3.65851037602001</text:p>
          </table:table-cell>
          <table:table-cell table:formula="of:=[Sheet1.$F$167]" office:value-type="float" office:value="0.0296498012551747" calcext:value-type="float">
            <text:p>0.029649801255175</text:p>
          </table:table-cell>
          <table:table-cell table:formula="of:=[Sheet1.$F$180]" office:value-type="float" office:value="1.49086234528956" calcext:value-type="float">
            <text:p>1.49086234528956</text:p>
          </table:table-cell>
          <table:table-cell table:formula="of:=[Sheet1.$F$193]" office:value-type="float" office:value="0.0329732559567777" calcext:value-type="float">
            <text:p>0.032973255956778</text:p>
          </table:table-cell>
          <table:table-cell table:formula="of:=[Sheet1.$F$206]" office:value-type="float" office:value="1.19625836425282" calcext:value-type="float">
            <text:p>1.19625836425282</text:p>
          </table:table-cell>
          <table:table-cell table:formula="of:=[Sheet1.$F$219]" office:value-type="float" office:value="0.154589568963955" calcext:value-type="float">
            <text:p>0.154589568963955</text:p>
          </table:table-cell>
          <table:table-cell table:formula="of:=[Sheet1.$F$232]" office:value-type="float" office:value="0.0559117594079709" calcext:value-type="float">
            <text:p>0.055911759407971</text:p>
          </table:table-cell>
          <table:table-cell table:formula="of:=[Sheet1.$F$245]" office:value-type="float" office:value="0.0676272452167381" calcext:value-type="float">
            <text:p>0.067627245216738</text:p>
          </table:table-cell>
          <table:table-cell table:formula="of:=[Sheet1.$F$258]" office:value-type="float" office:value="0.0415733057309501" calcext:value-type="float">
            <text:p>0.04157330573095</text:p>
          </table:table-cell>
          <table:table-cell table:formula="of:=[Sheet1.$F$271]" office:value-type="float" office:value="0.185457349019158" calcext:value-type="float">
            <text:p>0.185457349019158</text:p>
          </table:table-cell>
          <table:table-cell table:formula="of:=AVERAGE([.A50:.U50])" office:value-type="float" office:value="0.516746215022339" calcext:value-type="float">
            <text:p>0.516746215022339</text:p>
          </table:table-cell>
          <table:table-cell table:formula="of:=STDEV([.A50:.U50])" office:value-type="float" office:value="0.938049107857966" calcext:value-type="float">
            <text:p>0.938049107857966</text:p>
          </table:table-cell>
          <table:table-cell table:number-columns-repeated="1001"/>
        </table:table-row>
        <table:table-row table:style-name="ro1">
          <table:table-cell table:formula="of:=[Sheet1.$F$12]" office:value-type="float" office:value="0.0232238091388474" calcext:value-type="float">
            <text:p>0.023223809138847</text:p>
          </table:table-cell>
          <table:table-cell table:formula="of:=[Sheet1.$F$25]" office:value-type="float" office:value="0.0155433941221859" calcext:value-type="float">
            <text:p>0.015543394122186</text:p>
          </table:table-cell>
          <table:table-cell table:formula="of:=[Sheet1.$F$38]" office:value-type="float" office:value="0.719623308260695" calcext:value-type="float">
            <text:p>0.719623308260695</text:p>
          </table:table-cell>
          <table:table-cell table:formula="of:=[Sheet1.$F$51]" office:value-type="float" office:value="0.014204810613791" calcext:value-type="float">
            <text:p>0.014204810613791</text:p>
          </table:table-cell>
          <table:table-cell table:formula="of:=[Sheet1.$F$64]" office:value-type="float" office:value="0.349473819419514" calcext:value-type="float">
            <text:p>0.349473819419514</text:p>
          </table:table-cell>
          <table:table-cell table:formula="of:=[Sheet1.$F$77]" office:value-type="float" office:value="0.00858933769411793" calcext:value-type="float">
            <text:p>0.008589337694118</text:p>
          </table:table-cell>
          <table:table-cell table:formula="of:=[Sheet1.$F$90]" office:value-type="float" office:value="0.112109203500767" calcext:value-type="float">
            <text:p>0.112109203500767</text:p>
          </table:table-cell>
          <table:table-cell table:formula="of:=[Sheet1.$F$103]" office:value-type="float" office:value="0.00853854470246503" calcext:value-type="float">
            <text:p>0.008538544702465</text:p>
          </table:table-cell>
          <table:table-cell table:formula="of:=[Sheet1.$F$116]" office:value-type="float" office:value="0.042353727506413" calcext:value-type="float">
            <text:p>0.042353727506413</text:p>
          </table:table-cell>
          <table:table-cell table:formula="of:=[Sheet1.$F$129]" office:value-type="float" office:value="0.00853850675524876" calcext:value-type="float">
            <text:p>0.008538506755249</text:p>
          </table:table-cell>
          <table:table-cell table:formula="of:=[Sheet1.$F$142]" office:value-type="float" office:value="0.0209658461592446" calcext:value-type="float">
            <text:p>0.020965846159245</text:p>
          </table:table-cell>
          <table:table-cell table:formula="of:=[Sheet1.$F$155]" office:value-type="float" office:value="1.05418797904526" calcext:value-type="float">
            <text:p>1.05418797904526</text:p>
          </table:table-cell>
          <table:table-cell table:formula="of:=[Sheet1.$F$168]" office:value-type="float" office:value="0.0114991718151252" calcext:value-type="float">
            <text:p>0.011499171815125</text:p>
          </table:table-cell>
          <table:table-cell table:formula="of:=[Sheet1.$F$181]" office:value-type="float" office:value="0.231580258657531" calcext:value-type="float">
            <text:p>0.231580258657531</text:p>
          </table:table-cell>
          <table:table-cell table:formula="of:=[Sheet1.$F$194]" office:value-type="float" office:value="0.0126205188735756" calcext:value-type="float">
            <text:p>0.012620518873576</text:p>
          </table:table-cell>
          <table:table-cell table:formula="of:=[Sheet1.$F$207]" office:value-type="float" office:value="2.07062805402618" calcext:value-type="float">
            <text:p>2.07062805402618</text:p>
          </table:table-cell>
          <table:table-cell table:formula="of:=[Sheet1.$F$220]" office:value-type="float" office:value="0.0601828345708382" calcext:value-type="float">
            <text:p>0.060182834570838</text:p>
          </table:table-cell>
          <table:table-cell table:formula="of:=[Sheet1.$F$233]" office:value-type="float" office:value="0.0178892338739142" calcext:value-type="float">
            <text:p>0.017889233873914</text:p>
          </table:table-cell>
          <table:table-cell table:formula="of:=[Sheet1.$F$246]" office:value-type="float" office:value="0.0213433244001111" calcext:value-type="float">
            <text:p>0.021343324400111</text:p>
          </table:table-cell>
          <table:table-cell table:formula="of:=[Sheet1.$F$259]" office:value-type="float" office:value="0.0142118118329372" calcext:value-type="float">
            <text:p>0.014211811832937</text:p>
          </table:table-cell>
          <table:table-cell table:formula="of:=[Sheet1.$F$272]" office:value-type="float" office:value="0.141196689906131" calcext:value-type="float">
            <text:p>0.141196689906131</text:p>
          </table:table-cell>
          <table:table-cell table:formula="of:=AVERAGE([.A51:.U51])" office:value-type="float" office:value="0.236119246898804" calcext:value-type="float">
            <text:p>0.236119246898804</text:p>
          </table:table-cell>
          <table:table-cell table:formula="of:=STDEV([.A51:.U51])" office:value-type="float" office:value="0.498119731790225" calcext:value-type="float">
            <text:p>0.498119731790225</text:p>
          </table:table-cell>
          <table:table-cell table:number-columns-repeated="1001"/>
        </table:table-row>
        <table:table-row table:style-name="ro1">
          <table:table-cell table:formula="of:=[Sheet1.$F$13]" office:value-type="float" office:value="0.0757919509020913" calcext:value-type="float">
            <text:p>0.075791950902091</text:p>
          </table:table-cell>
          <table:table-cell table:formula="of:=[Sheet1.$F$26]" office:value-type="float" office:value="0.0516416174585408" calcext:value-type="float">
            <text:p>0.051641617458541</text:p>
          </table:table-cell>
          <table:table-cell table:formula="of:=[Sheet1.$F$39]" office:value-type="float" office:value="2.6065470887973" calcext:value-type="float">
            <text:p>2.6065470887973</text:p>
          </table:table-cell>
          <table:table-cell table:formula="of:=[Sheet1.$F$52]" office:value-type="float" office:value="0.0575297032803308" calcext:value-type="float">
            <text:p>0.057529703280331</text:p>
          </table:table-cell>
          <table:table-cell table:formula="of:=[Sheet1.$F$65]" office:value-type="float" office:value="0.456714601395826" calcext:value-type="float">
            <text:p>0.456714601395826</text:p>
          </table:table-cell>
          <table:table-cell table:formula="of:=[Sheet1.$F$78]" office:value-type="float" office:value="0.0288737271568149" calcext:value-type="float">
            <text:p>0.028873727156815</text:p>
          </table:table-cell>
          <table:table-cell table:formula="of:=[Sheet1.$F$91]" office:value-type="float" office:value="0.130347234539128" calcext:value-type="float">
            <text:p>0.130347234539128</text:p>
          </table:table-cell>
          <table:table-cell table:formula="of:=[Sheet1.$F$104]" office:value-type="float" office:value="0.0285089963559841" calcext:value-type="float">
            <text:p>0.028508996355984</text:p>
          </table:table-cell>
          <table:table-cell table:formula="of:=[Sheet1.$F$117]" office:value-type="float" office:value="0.211873261584435" calcext:value-type="float">
            <text:p>0.211873261584435</text:p>
          </table:table-cell>
          <table:table-cell table:formula="of:=[Sheet1.$F$130]" office:value-type="float" office:value="0.0285089471315785" calcext:value-type="float">
            <text:p>0.028508947131579</text:p>
          </table:table-cell>
          <table:table-cell table:formula="of:=[Sheet1.$F$143]" office:value-type="float" office:value="0.0606377634376223" calcext:value-type="float">
            <text:p>0.060637763437622</text:p>
          </table:table-cell>
          <table:table-cell table:formula="of:=[Sheet1.$F$156]" office:value-type="float" office:value="1.57746742662897" calcext:value-type="float">
            <text:p>1.57746742662897</text:p>
          </table:table-cell>
          <table:table-cell table:formula="of:=[Sheet1.$F$169]" office:value-type="float" office:value="0.0327169783176092" calcext:value-type="float">
            <text:p>0.032716978317609</text:p>
          </table:table-cell>
          <table:table-cell table:formula="of:=[Sheet1.$F$182]" office:value-type="float" office:value="0.366624342353541" calcext:value-type="float">
            <text:p>0.366624342353541</text:p>
          </table:table-cell>
          <table:table-cell table:formula="of:=[Sheet1.$F$195]" office:value-type="float" office:value="0.0566877521656705" calcext:value-type="float">
            <text:p>0.056687752165671</text:p>
          </table:table-cell>
          <table:table-cell table:formula="of:=[Sheet1.$F$208]" office:value-type="float" office:value="2.66148357179013" calcext:value-type="float">
            <text:p>2.66148357179013</text:p>
          </table:table-cell>
          <table:table-cell table:formula="of:=[Sheet1.$F$221]" office:value-type="float" office:value="0.230219981400431" calcext:value-type="float">
            <text:p>0.230219981400431</text:p>
          </table:table-cell>
          <table:table-cell table:formula="of:=[Sheet1.$F$234]" office:value-type="float" office:value="0.0642887215708235" calcext:value-type="float">
            <text:p>0.064288721570824</text:p>
          </table:table-cell>
          <table:table-cell table:formula="of:=[Sheet1.$F$247]" office:value-type="float" office:value="0.0800010045906752" calcext:value-type="float">
            <text:p>0.080001004590675</text:p>
          </table:table-cell>
          <table:table-cell table:formula="of:=[Sheet1.$F$260]" office:value-type="float" office:value="0.0461266448401153" calcext:value-type="float">
            <text:p>0.046126644840115</text:p>
          </table:table-cell>
          <table:table-cell table:formula="of:=[Sheet1.$F$273]" office:value-type="float" office:value="0.372852401407563" calcext:value-type="float">
            <text:p>0.372852401407563</text:p>
          </table:table-cell>
          <table:table-cell table:formula="of:=AVERAGE([.A52:.U52])" office:value-type="float" office:value="0.439306843671675" calcext:value-type="float">
            <text:p>0.439306843671675</text:p>
          </table:table-cell>
          <table:table-cell table:formula="of:=STDEV([.A52:.U52])" office:value-type="float" office:value="0.804515064675231" calcext:value-type="float">
            <text:p>0.804515064675231</text:p>
          </table:table-cell>
          <table:table-cell table:number-columns-repeated="1001"/>
        </table:table-row>
        <table:table-row table:style-name="ro1">
          <table:table-cell table:formula="of:=[Sheet1.$F$14]" office:value-type="float" office:value="0.0304148354890652" calcext:value-type="float">
            <text:p>0.030414835489065</text:p>
          </table:table-cell>
          <table:table-cell table:formula="of:=[Sheet1.$F$27]" office:value-type="float" office:value="0.0202646894889985" calcext:value-type="float">
            <text:p>0.020264689488999</text:p>
          </table:table-cell>
          <table:table-cell table:formula="of:=[Sheet1.$F$40]" office:value-type="float" office:value="1.2269429459751" calcext:value-type="float">
            <text:p>1.2269429459751</text:p>
          </table:table-cell>
          <table:table-cell table:formula="of:=[Sheet1.$F$53]" office:value-type="float" office:value="0.0145958084008456" calcext:value-type="float">
            <text:p>0.014595808400846</text:p>
          </table:table-cell>
          <table:table-cell table:formula="of:=[Sheet1.$F$66]" office:value-type="float" office:value="0.554787104884362" calcext:value-type="float">
            <text:p>0.554787104884362</text:p>
          </table:table-cell>
          <table:table-cell table:formula="of:=[Sheet1.$F$79]" office:value-type="float" office:value="0.00956844362699137" calcext:value-type="float">
            <text:p>0.009568443626991</text:p>
          </table:table-cell>
          <table:table-cell table:formula="of:=[Sheet1.$F$92]" office:value-type="float" office:value="0.0545016164827431" calcext:value-type="float">
            <text:p>0.054501616482743</text:p>
          </table:table-cell>
          <table:table-cell table:formula="of:=[Sheet1.$F$105]" office:value-type="float" office:value="0.00944841048049062" calcext:value-type="float">
            <text:p>0.009448410480491</text:p>
          </table:table-cell>
          <table:table-cell table:formula="of:=[Sheet1.$F$118]" office:value-type="float" office:value="0.0417314231783325" calcext:value-type="float">
            <text:p>0.041731423178333</text:p>
          </table:table-cell>
          <table:table-cell table:formula="of:=[Sheet1.$F$131]" office:value-type="float" office:value="0.00944836924005782" calcext:value-type="float">
            <text:p>0.009448369240058</text:p>
          </table:table-cell>
          <table:table-cell table:formula="of:=[Sheet1.$F$144]" office:value-type="float" office:value="0.0282935232382777" calcext:value-type="float">
            <text:p>0.028293523238278</text:p>
          </table:table-cell>
          <table:table-cell table:formula="of:=[Sheet1.$F$157]" office:value-type="float" office:value="1.09400485218241" calcext:value-type="float">
            <text:p>1.09400485218241</text:p>
          </table:table-cell>
          <table:table-cell table:formula="of:=[Sheet1.$F$170]" office:value-type="float" office:value="0.0181179259371368" calcext:value-type="float">
            <text:p>0.018117925937137</text:p>
          </table:table-cell>
          <table:table-cell table:formula="of:=[Sheet1.$F$183]" office:value-type="float" office:value="0.326166906569395" calcext:value-type="float">
            <text:p>0.326166906569395</text:p>
          </table:table-cell>
          <table:table-cell table:formula="of:=[Sheet1.$F$196]" office:value-type="float" office:value="0.0108093105254647" calcext:value-type="float">
            <text:p>0.010809310525465</text:p>
          </table:table-cell>
          <table:table-cell table:formula="of:=[Sheet1.$F$209]" office:value-type="float" office:value="0.879776138585146" calcext:value-type="float">
            <text:p>0.879776138585146</text:p>
          </table:table-cell>
          <table:table-cell table:formula="of:=[Sheet1.$F$222]" office:value-type="float" office:value="0.0697801488011702" calcext:value-type="float">
            <text:p>0.06978014880117</text:p>
          </table:table-cell>
          <table:table-cell table:formula="of:=[Sheet1.$F$235]" office:value-type="float" office:value="0.024599259742339" calcext:value-type="float">
            <text:p>0.024599259742339</text:p>
          </table:table-cell>
          <table:table-cell table:formula="of:=[Sheet1.$F$248]" office:value-type="float" office:value="0.0254524408283095" calcext:value-type="float">
            <text:p>0.02545244082831</text:p>
          </table:table-cell>
          <table:table-cell table:formula="of:=[Sheet1.$F$261]" office:value-type="float" office:value="0.0170040104348621" calcext:value-type="float">
            <text:p>0.017004010434862</text:p>
          </table:table-cell>
          <table:table-cell table:formula="of:=[Sheet1.$F$274]" office:value-type="float" office:value="0.0797071579726762" calcext:value-type="float">
            <text:p>0.079707157972676</text:p>
          </table:table-cell>
          <table:table-cell table:formula="of:=AVERAGE([.A53:.U53])" office:value-type="float" office:value="0.216448348669722" calcext:value-type="float">
            <text:p>0.216448348669722</text:p>
          </table:table-cell>
          <table:table-cell table:formula="of:=STDEV([.A53:.U53])" office:value-type="float" office:value="0.382564282893066" calcext:value-type="float">
            <text:p>0.382564282893066</text:p>
          </table:table-cell>
          <table:table-cell table:number-columns-repeated="1001"/>
        </table:table-row>
        <table:table-row table:style-name="ro1">
          <table:table-cell table:formula="of:=[Sheet1.$F$15]" office:value-type="float" office:value="0.0220432979003696" calcext:value-type="float">
            <text:p>0.02204329790037</text:p>
          </table:table-cell>
          <table:table-cell table:formula="of:=[Sheet1.$F$28]" office:value-type="float" office:value="0.0157291967516931" calcext:value-type="float">
            <text:p>0.015729196751693</text:p>
          </table:table-cell>
          <table:table-cell table:formula="of:=[Sheet1.$F$41]" office:value-type="float" office:value="0.72546108798443" calcext:value-type="float">
            <text:p>0.72546108798443</text:p>
          </table:table-cell>
          <table:table-cell table:formula="of:=[Sheet1.$F$54]" office:value-type="float" office:value="0.012259455225904" calcext:value-type="float">
            <text:p>0.012259455225904</text:p>
          </table:table-cell>
          <table:table-cell table:formula="of:=[Sheet1.$F$67]" office:value-type="float" office:value="0.308526538711914" calcext:value-type="float">
            <text:p>0.308526538711914</text:p>
          </table:table-cell>
          <table:table-cell table:formula="of:=[Sheet1.$F$80]" office:value-type="float" office:value="0.00768711250269907" calcext:value-type="float">
            <text:p>0.007687112502699</text:p>
          </table:table-cell>
          <table:table-cell table:formula="of:=[Sheet1.$F$93]" office:value-type="float" office:value="0.0370133078202032" calcext:value-type="float">
            <text:p>0.037013307820203</text:p>
          </table:table-cell>
          <table:table-cell table:formula="of:=[Sheet1.$F$106]" office:value-type="float" office:value="0.00755127871724007" calcext:value-type="float">
            <text:p>0.00755127871724</text:p>
          </table:table-cell>
          <table:table-cell table:formula="of:=[Sheet1.$F$119]" office:value-type="float" office:value="0.0356823333292096" calcext:value-type="float">
            <text:p>0.03568233332921</text:p>
          </table:table-cell>
          <table:table-cell table:formula="of:=[Sheet1.$F$132]" office:value-type="float" office:value="0.00755124085052177" calcext:value-type="float">
            <text:p>0.007551240850522</text:p>
          </table:table-cell>
          <table:table-cell table:formula="of:=[Sheet1.$F$145]" office:value-type="float" office:value="0.0224141426547697" calcext:value-type="float">
            <text:p>0.02241414265477</text:p>
          </table:table-cell>
          <table:table-cell table:formula="of:=[Sheet1.$F$158]" office:value-type="float" office:value="0.751639642556492" calcext:value-type="float">
            <text:p>0.751639642556492</text:p>
          </table:table-cell>
          <table:table-cell table:formula="of:=[Sheet1.$F$171]" office:value-type="float" office:value="0.00983559352438001" calcext:value-type="float">
            <text:p>0.00983559352438</text:p>
          </table:table-cell>
          <table:table-cell table:formula="of:=[Sheet1.$F$184]" office:value-type="float" office:value="0.259567215040949" calcext:value-type="float">
            <text:p>0.259567215040949</text:p>
          </table:table-cell>
          <table:table-cell table:formula="of:=[Sheet1.$F$197]" office:value-type="float" office:value="0.0121701427971059" calcext:value-type="float">
            <text:p>0.012170142797106</text:p>
          </table:table-cell>
          <table:table-cell table:formula="of:=[Sheet1.$F$210]" office:value-type="float" office:value="1.61540797486355" calcext:value-type="float">
            <text:p>1.61540797486355</text:p>
          </table:table-cell>
          <table:table-cell table:formula="of:=[Sheet1.$F$223]" office:value-type="float" office:value="0.0571609015143084" calcext:value-type="float">
            <text:p>0.057160901514308</text:p>
          </table:table-cell>
          <table:table-cell table:formula="of:=[Sheet1.$F$236]" office:value-type="float" office:value="0.0174078482650352" calcext:value-type="float">
            <text:p>0.017407848265035</text:p>
          </table:table-cell>
          <table:table-cell table:formula="of:=[Sheet1.$F$249]" office:value-type="float" office:value="0.0223257528145009" calcext:value-type="float">
            <text:p>0.022325752814501</text:p>
          </table:table-cell>
          <table:table-cell table:formula="of:=[Sheet1.$F$262]" office:value-type="float" office:value="0.0150382460329157" calcext:value-type="float">
            <text:p>0.015038246032916</text:p>
          </table:table-cell>
          <table:table-cell table:formula="of:=[Sheet1.$F$275]" office:value-type="float" office:value="0.0690366557459344" calcext:value-type="float">
            <text:p>0.069036655745934</text:p>
          </table:table-cell>
          <table:table-cell table:formula="of:=AVERAGE([.A54:.U54])" office:value-type="float" office:value="0.19197661740972" calcext:value-type="float">
            <text:p>0.19197661740972</text:p>
          </table:table-cell>
          <table:table-cell table:formula="of:=STDEV([.A54:.U54])" office:value-type="float" office:value="0.393885480180073" calcext:value-type="float">
            <text:p>0.3938854801800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42:.A54])" office:value-type="float" office:value="0.313978448217765" calcext:value-type="float">
            <text:p>0.313978448217765</text:p>
          </table:table-cell>
          <table:table-cell table:formula="of:=AVERAGE([.B42:.B54])" office:value-type="float" office:value="0.226088859100639" calcext:value-type="float">
            <text:p>0.226088859100639</text:p>
          </table:table-cell>
          <table:table-cell table:formula="of:=AVERAGE([.C42:.C54])" office:value-type="float" office:value="10.4657919421718" calcext:value-type="float">
            <text:p>10.4657919421718</text:p>
          </table:table-cell>
          <table:table-cell table:formula="of:=AVERAGE([.D42:.D54])" office:value-type="float" office:value="0.243497790988206" calcext:value-type="float">
            <text:p>0.243497790988206</text:p>
          </table:table-cell>
          <table:table-cell table:formula="of:=AVERAGE([.E42:.E54])" office:value-type="float" office:value="5.41788092807174" calcext:value-type="float">
            <text:p>5.41788092807174</text:p>
          </table:table-cell>
          <table:table-cell table:formula="of:=AVERAGE([.F42:.F54])" office:value-type="float" office:value="0.119810387004267" calcext:value-type="float">
            <text:p>0.119810387004267</text:p>
          </table:table-cell>
          <table:table-cell table:formula="of:=AVERAGE([.G42:.G54])" office:value-type="float" office:value="0.904549945683986" calcext:value-type="float">
            <text:p>0.904549945683986</text:p>
          </table:table-cell>
          <table:table-cell table:formula="of:=AVERAGE([.H42:.H54])" office:value-type="float" office:value="0.11883573240076" calcext:value-type="float">
            <text:p>0.11883573240076</text:p>
          </table:table-cell>
          <table:table-cell table:formula="of:=AVERAGE([.I42:.I54])" office:value-type="float" office:value="0.847922710869082" calcext:value-type="float">
            <text:p>0.847922710869082</text:p>
          </table:table-cell>
          <table:table-cell table:formula="of:=AVERAGE([.J42:.J54])" office:value-type="float" office:value="0.118826017111526" calcext:value-type="float">
            <text:p>0.118826017111526</text:p>
          </table:table-cell>
          <table:table-cell table:formula="of:=AVERAGE([.K42:.K54])" office:value-type="float" office:value="0.203166753627568" calcext:value-type="float">
            <text:p>0.203166753627568</text:p>
          </table:table-cell>
          <table:table-cell table:formula="of:=AVERAGE([.L42:.L54])" office:value-type="float" office:value="18.3837927489982" calcext:value-type="float">
            <text:p>18.3837927489982</text:p>
          </table:table-cell>
          <table:table-cell table:formula="of:=AVERAGE([.M42:.M54])" office:value-type="float" office:value="0.250303124543525" calcext:value-type="float">
            <text:p>0.250303124543525</text:p>
          </table:table-cell>
          <table:table-cell table:formula="of:=AVERAGE([.N42:.N54])" office:value-type="float" office:value="3.61609841039546" calcext:value-type="float">
            <text:p>3.61609841039546</text:p>
          </table:table-cell>
          <table:table-cell table:formula="of:=AVERAGE([.O42:.O54])" office:value-type="float" office:value="0.177304153833272" calcext:value-type="float">
            <text:p>0.177304153833272</text:p>
          </table:table-cell>
          <table:table-cell table:formula="of:=AVERAGE([.P42:.P54])" office:value-type="float" office:value="33.7585243900509" calcext:value-type="float">
            <text:p>33.7585243900509</text:p>
          </table:table-cell>
          <table:table-cell table:formula="of:=AVERAGE([.Q42:.Q54])" office:value-type="float" office:value="0.852802421904507" calcext:value-type="float">
            <text:p>0.852802421904507</text:p>
          </table:table-cell>
          <table:table-cell table:formula="of:=AVERAGE([.R42:.R54])" office:value-type="float" office:value="0.369924638516001" calcext:value-type="float">
            <text:p>0.369924638516001</text:p>
          </table:table-cell>
          <table:table-cell table:formula="of:=AVERAGE([.S42:.S54])" office:value-type="float" office:value="0.393575689362457" calcext:value-type="float">
            <text:p>0.393575689362457</text:p>
          </table:table-cell>
          <table:table-cell table:formula="of:=AVERAGE([.T42:.T54])" office:value-type="float" office:value="0.196467421988012" calcext:value-type="float">
            <text:p>0.196467421988012</text:p>
          </table:table-cell>
          <table:table-cell table:formula="of:=AVERAGE([.U42:.U54])" office:value-type="float" office:value="1.91855472960887" calcext:value-type="float">
            <text:p>1.91855472960887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42:.A54])" office:value-type="float" office:value="0.528525317764026" calcext:value-type="float">
            <text:p>0.528525317764026</text:p>
          </table:table-cell>
          <table:table-cell table:formula="of:=STDEV([.B42:.B54])" office:value-type="float" office:value="0.370503552859978" calcext:value-type="float">
            <text:p>0.370503552859978</text:p>
          </table:table-cell>
          <table:table-cell table:formula="of:=STDEV([.C42:.C54])" office:value-type="float" office:value="18.1838238016197" calcext:value-type="float">
            <text:p>18.1838238016197</text:p>
          </table:table-cell>
          <table:table-cell table:formula="of:=STDEV([.D42:.D54])" office:value-type="float" office:value="0.480242294413827" calcext:value-type="float">
            <text:p>0.480242294413827</text:p>
          </table:table-cell>
          <table:table-cell table:formula="of:=STDEV([.E42:.E54])" office:value-type="float" office:value="10.6201349994884" calcext:value-type="float">
            <text:p>10.6201349994884</text:p>
          </table:table-cell>
          <table:table-cell table:formula="of:=STDEV([.F42:.F54])" office:value-type="float" office:value="0.200443981556156" calcext:value-type="float">
            <text:p>0.200443981556156</text:p>
          </table:table-cell>
          <table:table-cell table:formula="of:=STDEV([.G42:.G54])" office:value-type="float" office:value="1.5278606855455" calcext:value-type="float">
            <text:p>1.5278606855455</text:p>
          </table:table-cell>
          <table:table-cell table:formula="of:=STDEV([.H42:.H54])" office:value-type="float" office:value="0.200032169152171" calcext:value-type="float">
            <text:p>0.200032169152171</text:p>
          </table:table-cell>
          <table:table-cell table:formula="of:=STDEV([.I42:.I54])" office:value-type="float" office:value="1.31597084944168" calcext:value-type="float">
            <text:p>1.31597084944168</text:p>
          </table:table-cell>
          <table:table-cell table:formula="of:=STDEV([.J42:.J54])" office:value-type="float" office:value="0.200015438535556" calcext:value-type="float">
            <text:p>0.200015438535556</text:p>
          </table:table-cell>
          <table:table-cell table:formula="of:=STDEV([.K42:.K54])" office:value-type="float" office:value="0.289909125217776" calcext:value-type="float">
            <text:p>0.289909125217776</text:p>
          </table:table-cell>
          <table:table-cell table:formula="of:=STDEV([.L42:.L54])" office:value-type="float" office:value="29.8963533572111" calcext:value-type="float">
            <text:p>29.8963533572111</text:p>
          </table:table-cell>
          <table:table-cell table:formula="of:=STDEV([.M42:.M54])" office:value-type="float" office:value="0.570756540261876" calcext:value-type="float">
            <text:p>0.570756540261876</text:p>
          </table:table-cell>
          <table:table-cell table:formula="of:=STDEV([.N42:.N54])" office:value-type="float" office:value="5.975559102272" calcext:value-type="float">
            <text:p>5.975559102272</text:p>
          </table:table-cell>
          <table:table-cell table:formula="of:=STDEV([.O42:.O54])" office:value-type="float" office:value="0.218421281396421" calcext:value-type="float">
            <text:p>0.218421281396421</text:p>
          </table:table-cell>
          <table:table-cell table:formula="of:=STDEV([.P42:.P54])" office:value-type="float" office:value="74.9907596769883" calcext:value-type="float">
            <text:p>74.9907596769883</text:p>
          </table:table-cell>
          <table:table-cell table:formula="of:=STDEV([.Q42:.Q54])" office:value-type="float" office:value="1.33860064882621" calcext:value-type="float">
            <text:p>1.33860064882621</text:p>
          </table:table-cell>
          <table:table-cell table:formula="of:=STDEV([.R42:.R54])" office:value-type="float" office:value="0.710576045407128" calcext:value-type="float">
            <text:p>0.710576045407128</text:p>
          </table:table-cell>
          <table:table-cell table:formula="of:=STDEV([.S42:.S54])" office:value-type="float" office:value="0.610572220820848" calcext:value-type="float">
            <text:p>0.610572220820848</text:p>
          </table:table-cell>
          <table:table-cell table:formula="of:=STDEV([.T42:.T54])" office:value-type="float" office:value="0.253658911115675" calcext:value-type="float">
            <text:p>0.253658911115675</text:p>
          </table:table-cell>
          <table:table-cell table:formula="of:=STDEV([.U42:.U54])" office:value-type="float" office:value="3.34864143652425" calcext:value-type="float">
            <text:p>3.34864143652425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56];[.$A56:.$U56])" office:value-type="float" office:value="12" calcext:value-type="float">
            <text:p>12</text:p>
          </table:table-cell>
          <table:table-cell table:formula="of:=RANK([.B56];[.$A56:.$U56])" office:value-type="float" office:value="15" calcext:value-type="float">
            <text:p>15</text:p>
          </table:table-cell>
          <table:table-cell table:formula="of:=RANK([.C56];[.$A56:.$U56])" office:value-type="float" office:value="3" calcext:value-type="float">
            <text:p>3</text:p>
          </table:table-cell>
          <table:table-cell table:formula="of:=RANK([.D56];[.$A56:.$U56])" office:value-type="float" office:value="14" calcext:value-type="float">
            <text:p>14</text:p>
          </table:table-cell>
          <table:table-cell table:formula="of:=RANK([.E56];[.$A56:.$U56])" office:value-type="float" office:value="4" calcext:value-type="float">
            <text:p>4</text:p>
          </table:table-cell>
          <table:table-cell table:formula="of:=RANK([.F56];[.$A56:.$U56])" office:value-type="float" office:value="19" calcext:value-type="float">
            <text:p>19</text:p>
          </table:table-cell>
          <table:table-cell table:formula="of:=RANK([.G56];[.$A56:.$U56])" office:value-type="float" office:value="7" calcext:value-type="float">
            <text:p>7</text:p>
          </table:table-cell>
          <table:table-cell table:formula="of:=RANK([.H56];[.$A56:.$U56])" office:value-type="float" office:value="20" calcext:value-type="float">
            <text:p>20</text:p>
          </table:table-cell>
          <table:table-cell table:formula="of:=RANK([.I56];[.$A56:.$U56])" office:value-type="float" office:value="9" calcext:value-type="float">
            <text:p>9</text:p>
          </table:table-cell>
          <table:table-cell table:formula="of:=RANK([.J56];[.$A56:.$U56])" office:value-type="float" office:value="21" calcext:value-type="float">
            <text:p>21</text:p>
          </table:table-cell>
          <table:table-cell table:formula="of:=RANK([.K56];[.$A56:.$U56])" office:value-type="float" office:value="16" calcext:value-type="float">
            <text:p>16</text:p>
          </table:table-cell>
          <table:table-cell table:formula="of:=RANK([.L56];[.$A56:.$U56])" office:value-type="float" office:value="2" calcext:value-type="float">
            <text:p>2</text:p>
          </table:table-cell>
          <table:table-cell table:formula="of:=RANK([.M56];[.$A56:.$U56])" office:value-type="float" office:value="13" calcext:value-type="float">
            <text:p>13</text:p>
          </table:table-cell>
          <table:table-cell table:formula="of:=RANK([.N56];[.$A56:.$U56])" office:value-type="float" office:value="5" calcext:value-type="float">
            <text:p>5</text:p>
          </table:table-cell>
          <table:table-cell table:formula="of:=RANK([.O56];[.$A56:.$U56])" office:value-type="float" office:value="18" calcext:value-type="float">
            <text:p>18</text:p>
          </table:table-cell>
          <table:table-cell table:formula="of:=RANK([.P56];[.$A56:.$U56])" office:value-type="float" office:value="1" calcext:value-type="float">
            <text:p>1</text:p>
          </table:table-cell>
          <table:table-cell table:formula="of:=RANK([.Q56];[.$A56:.$U56])" office:value-type="float" office:value="8" calcext:value-type="float">
            <text:p>8</text:p>
          </table:table-cell>
          <table:table-cell table:formula="of:=RANK([.R56];[.$A56:.$U56])" office:value-type="float" office:value="11" calcext:value-type="float">
            <text:p>11</text:p>
          </table:table-cell>
          <table:table-cell table:formula="of:=RANK([.S56];[.$A56:.$U56])" office:value-type="float" office:value="10" calcext:value-type="float">
            <text:p>10</text:p>
          </table:table-cell>
          <table:table-cell table:formula="of:=RANK([.T56];[.$A56:.$U56])" office:value-type="float" office:value="17" calcext:value-type="float">
            <text:p>17</text:p>
          </table:table-cell>
          <table:table-cell table:formula="of:=RANK([.U56];[.$A56:.$U56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BM4 SAMPLED</text:p>
          </table:table-cell>
          <table:table-cell table:number-columns-repeated="1023"/>
        </table:table-row>
        <table:table-row table:style-name="ro1">
          <table:table-cell table:formula="of:=[Sheet1.$G$3]" office:value-type="float" office:value="5.16533551861601" calcext:value-type="float">
            <text:p>5.16533551861601</text:p>
          </table:table-cell>
          <table:table-cell table:formula="of:=[Sheet1.$G$16]" office:value-type="float" office:value="3.70123714361526" calcext:value-type="float">
            <text:p>3.70123714361526</text:p>
          </table:table-cell>
          <table:table-cell table:formula="of:=[Sheet1.$G$29]" office:value-type="float" office:value="247.29220375479" calcext:value-type="float">
            <text:p>247.29220375479</text:p>
          </table:table-cell>
          <table:table-cell table:formula="of:=[Sheet1.$G$42]" office:value-type="float" office:value="4.81570849418919" calcext:value-type="float">
            <text:p>4.81570849418919</text:p>
          </table:table-cell>
          <table:table-cell table:formula="of:=[Sheet1.$G$55]" office:value-type="float" office:value="105.15679591003" calcext:value-type="float">
            <text:p>105.15679591003</text:p>
          </table:table-cell>
          <table:table-cell table:formula="of:=[Sheet1.$G$68]" office:value-type="float" office:value="1.94352739591566" calcext:value-type="float">
            <text:p>1.94352739591566</text:p>
          </table:table-cell>
          <table:table-cell table:formula="of:=[Sheet1.$G$81]" office:value-type="float" office:value="8.56043365387708" calcext:value-type="float">
            <text:p>8.56043365387708</text:p>
          </table:table-cell>
          <table:table-cell table:formula="of:=[Sheet1.$G$94]" office:value-type="float" office:value="1.92186454950496" calcext:value-type="float">
            <text:p>1.92186454950496</text:p>
          </table:table-cell>
          <table:table-cell table:formula="of:=[Sheet1.$G$107]" office:value-type="float" office:value="12.3339250338955" calcext:value-type="float">
            <text:p>12.3339250338955</text:p>
          </table:table-cell>
          <table:table-cell table:formula="of:=[Sheet1.$G$120]" office:value-type="float" office:value="1.92186454950496" calcext:value-type="float">
            <text:p>1.92186454950496</text:p>
          </table:table-cell>
          <table:table-cell table:formula="of:=[Sheet1.$G$133]" office:value-type="float" office:value="2.80904291504151" calcext:value-type="float">
            <text:p>2.80904291504151</text:p>
          </table:table-cell>
          <table:table-cell table:formula="of:=[Sheet1.$G$146]" office:value-type="float" office:value="2025.72820664859" calcext:value-type="float">
            <text:p>2025.72820664859</text:p>
          </table:table-cell>
          <table:table-cell table:formula="of:=[Sheet1.$G$159]" office:value-type="float" office:value="5.56980382986824" calcext:value-type="float">
            <text:p>5.56980382986824</text:p>
          </table:table-cell>
          <table:table-cell table:formula="of:=[Sheet1.$G$172]" office:value-type="float" office:value="47.9920254395191" calcext:value-type="float">
            <text:p>47.9920254395191</text:p>
          </table:table-cell>
          <table:table-cell table:formula="of:=[Sheet1.$G$185]" office:value-type="float" office:value="2.06082488269288" calcext:value-type="float">
            <text:p>2.06082488269288</text:p>
          </table:table-cell>
          <table:table-cell table:formula="of:=[Sheet1.$G$198]" office:value-type="float" office:value="802.646788509367" calcext:value-type="float">
            <text:p>802.646788509367</text:p>
          </table:table-cell>
          <table:table-cell table:formula="of:=[Sheet1.$G$211]" office:value-type="float" office:value="12.4634593622262" calcext:value-type="float">
            <text:p>12.4634593622262</text:p>
          </table:table-cell>
          <table:table-cell table:formula="of:=[Sheet1.$G$224]" office:value-type="float" office:value="7.06329879062379" calcext:value-type="float">
            <text:p>7.06329879062379</text:p>
          </table:table-cell>
          <table:table-cell table:formula="of:=[Sheet1.$G$237]" office:value-type="float" office:value="5.90288774461612" calcext:value-type="float">
            <text:p>5.90288774461612</text:p>
          </table:table-cell>
          <table:table-cell table:formula="of:=[Sheet1.$G$250]" office:value-type="float" office:value="2.39222530502322" calcext:value-type="float">
            <text:p>2.39222530502322</text:p>
          </table:table-cell>
          <table:table-cell table:formula="of:=[Sheet1.$G$263]" office:value-type="float" office:value="31.4750724305077" calcext:value-type="float">
            <text:p>31.4750724305077</text:p>
          </table:table-cell>
          <table:table-cell table:formula="of:=AVERAGE([.A61:.U61])" office:value-type="float" office:value="158.996025326763" calcext:value-type="float">
            <text:p>158.996025326763</text:p>
          </table:table-cell>
          <table:table-cell table:formula="of:=STDEV([.A61:.U61])" office:value-type="float" office:value="463.305329919128" calcext:value-type="float">
            <text:p>463.305329919128</text:p>
          </table:table-cell>
          <table:table-cell table:number-columns-repeated="1001"/>
        </table:table-row>
        <table:table-row table:style-name="ro1">
          <table:table-cell table:formula="of:=[Sheet1.$G$4]" office:value-type="float" office:value="0.300311816305938" calcext:value-type="float">
            <text:p>0.300311816305938</text:p>
          </table:table-cell>
          <table:table-cell table:formula="of:=[Sheet1.$G$17]" office:value-type="float" office:value="0.561731137349172" calcext:value-type="float">
            <text:p>0.561731137349172</text:p>
          </table:table-cell>
          <table:table-cell table:formula="of:=[Sheet1.$G$30]" office:value-type="float" office:value="16.0139478470941" calcext:value-type="float">
            <text:p>16.0139478470941</text:p>
          </table:table-cell>
          <table:table-cell table:formula="of:=[Sheet1.$G$43]" office:value-type="float" office:value="0.176664725880876" calcext:value-type="float">
            <text:p>0.176664725880876</text:p>
          </table:table-cell>
          <table:table-cell table:formula="of:=[Sheet1.$G$56]" office:value-type="float" office:value="80.3314558623266" calcext:value-type="float">
            <text:p>80.3314558623266</text:p>
          </table:table-cell>
          <table:table-cell table:formula="of:=[Sheet1.$G$69]" office:value-type="float" office:value="0.115832761967734" calcext:value-type="float">
            <text:p>0.115832761967734</text:p>
          </table:table-cell>
          <table:table-cell table:formula="of:=[Sheet1.$G$82]" office:value-type="float" office:value="0.133281316674537" calcext:value-type="float">
            <text:p>0.133281316674537</text:p>
          </table:table-cell>
          <table:table-cell table:formula="of:=[Sheet1.$G$95]" office:value-type="float" office:value="0.113119120034748" calcext:value-type="float">
            <text:p>0.113119120034748</text:p>
          </table:table-cell>
          <table:table-cell table:formula="of:=[Sheet1.$G$108]" office:value-type="float" office:value="0.676334757704746" calcext:value-type="float">
            <text:p>0.676334757704746</text:p>
          </table:table-cell>
          <table:table-cell table:formula="of:=[Sheet1.$G$121]" office:value-type="float" office:value="0.113119120034748" calcext:value-type="float">
            <text:p>0.113119120034748</text:p>
          </table:table-cell>
          <table:table-cell table:formula="of:=[Sheet1.$G$134]" office:value-type="float" office:value="0.234685920509034" calcext:value-type="float">
            <text:p>0.234685920509034</text:p>
          </table:table-cell>
          <table:table-cell table:formula="of:=[Sheet1.$G$147]" office:value-type="float" office:value="225.031556391741" calcext:value-type="float">
            <text:p>225.031556391741</text:p>
          </table:table-cell>
          <table:table-cell table:formula="of:=[Sheet1.$G$160]" office:value-type="float" office:value="0.136192466337025" calcext:value-type="float">
            <text:p>0.136192466337025</text:p>
          </table:table-cell>
          <table:table-cell table:formula="of:=[Sheet1.$G$173]" office:value-type="float" office:value="14.3713830371969" calcext:value-type="float">
            <text:p>14.3713830371969</text:p>
          </table:table-cell>
          <table:table-cell table:formula="of:=[Sheet1.$G$186]" office:value-type="float" office:value="0.959078423114303" calcext:value-type="float">
            <text:p>0.959078423114303</text:p>
          </table:table-cell>
          <table:table-cell table:formula="of:=[Sheet1.$G$199]" office:value-type="float" office:value="29.9694367252951" calcext:value-type="float">
            <text:p>29.9694367252951</text:p>
          </table:table-cell>
          <table:table-cell table:formula="of:=[Sheet1.$G$212]" office:value-type="float" office:value="0.536304372741122" calcext:value-type="float">
            <text:p>0.536304372741122</text:p>
          </table:table-cell>
          <table:table-cell table:formula="of:=[Sheet1.$G$225]" office:value-type="float" office:value="1.15930756546991" calcext:value-type="float">
            <text:p>1.15930756546991</text:p>
          </table:table-cell>
          <table:table-cell table:formula="of:=[Sheet1.$G$238]" office:value-type="float" office:value="2.52682817931737" calcext:value-type="float">
            <text:p>2.52682817931737</text:p>
          </table:table-cell>
          <table:table-cell table:formula="of:=[Sheet1.$G$251]" office:value-type="float" office:value="0.875125919235755" calcext:value-type="float">
            <text:p>0.875125919235755</text:p>
          </table:table-cell>
          <table:table-cell table:formula="of:=[Sheet1.$G$264]" office:value-type="float" office:value="0.863521958204885" calcext:value-type="float">
            <text:p>0.863521958204885</text:p>
          </table:table-cell>
          <table:table-cell table:formula="of:=AVERAGE([.A62:.U62])" office:value-type="float" office:value="17.8666294964065" calcext:value-type="float">
            <text:p>17.8666294964065</text:p>
          </table:table-cell>
          <table:table-cell table:formula="of:=STDEV([.A62:.U62])" office:value-type="float" office:value="50.8730879920942" calcext:value-type="float">
            <text:p>50.8730879920942</text:p>
          </table:table-cell>
          <table:table-cell table:number-columns-repeated="1001"/>
        </table:table-row>
        <table:table-row table:style-name="ro1">
          <table:table-cell table:formula="of:=[Sheet1.$G$5]" office:value-type="float" office:value="0.918503127833329" calcext:value-type="float">
            <text:p>0.918503127833329</text:p>
          </table:table-cell>
          <table:table-cell table:formula="of:=[Sheet1.$G$18]" office:value-type="float" office:value="0.701497239467056" calcext:value-type="float">
            <text:p>0.701497239467056</text:p>
          </table:table-cell>
          <table:table-cell table:formula="of:=[Sheet1.$G$31]" office:value-type="float" office:value="29.9909356866746" calcext:value-type="float">
            <text:p>29.9909356866746</text:p>
          </table:table-cell>
          <table:table-cell table:formula="of:=[Sheet1.$G$44]" office:value-type="float" office:value="0.610318786370784" calcext:value-type="float">
            <text:p>0.610318786370784</text:p>
          </table:table-cell>
          <table:table-cell table:formula="of:=[Sheet1.$G$57]" office:value-type="float" office:value="26.6607366159517" calcext:value-type="float">
            <text:p>26.6607366159517</text:p>
          </table:table-cell>
          <table:table-cell table:formula="of:=[Sheet1.$G$70]" office:value-type="float" office:value="0.342518987944429" calcext:value-type="float">
            <text:p>0.342518987944429</text:p>
          </table:table-cell>
          <table:table-cell table:formula="of:=[Sheet1.$G$83]" office:value-type="float" office:value="1.67305007285452" calcext:value-type="float">
            <text:p>1.67305007285452</text:p>
          </table:table-cell>
          <table:table-cell table:formula="of:=[Sheet1.$G$96]" office:value-type="float" office:value="0.341176937847657" calcext:value-type="float">
            <text:p>0.341176937847657</text:p>
          </table:table-cell>
          <table:table-cell table:formula="of:=[Sheet1.$G$109]" office:value-type="float" office:value="5.03041593393419" calcext:value-type="float">
            <text:p>5.03041593393419</text:p>
          </table:table-cell>
          <table:table-cell table:formula="of:=[Sheet1.$G$122]" office:value-type="float" office:value="0.341176937847657" calcext:value-type="float">
            <text:p>0.341176937847657</text:p>
          </table:table-cell>
          <table:table-cell table:formula="of:=[Sheet1.$G$135]" office:value-type="float" office:value="0.582913114946761" calcext:value-type="float">
            <text:p>0.582913114946761</text:p>
          </table:table-cell>
          <table:table-cell table:formula="of:=[Sheet1.$G$148]" office:value-type="float" office:value="175.848168778124" calcext:value-type="float">
            <text:p>175.848168778124</text:p>
          </table:table-cell>
          <table:table-cell table:formula="of:=[Sheet1.$G$161]" office:value-type="float" office:value="0.409850321474081" calcext:value-type="float">
            <text:p>0.409850321474081</text:p>
          </table:table-cell>
          <table:table-cell table:formula="of:=[Sheet1.$G$174]" office:value-type="float" office:value="5.91627893126555" calcext:value-type="float">
            <text:p>5.91627893126555</text:p>
          </table:table-cell>
          <table:table-cell table:formula="of:=[Sheet1.$G$187]" office:value-type="float" office:value="0.691294602114646" calcext:value-type="float">
            <text:p>0.691294602114646</text:p>
          </table:table-cell>
          <table:table-cell table:formula="of:=[Sheet1.$G$200]" office:value-type="float" office:value="35.0662428217589" calcext:value-type="float">
            <text:p>35.0662428217589</text:p>
          </table:table-cell>
          <table:table-cell table:formula="of:=[Sheet1.$G$213]" office:value-type="float" office:value="2.90856679947823" calcext:value-type="float">
            <text:p>2.90856679947823</text:p>
          </table:table-cell>
          <table:table-cell table:formula="of:=[Sheet1.$G$226]" office:value-type="float" office:value="0.719602675431081" calcext:value-type="float">
            <text:p>0.719602675431081</text:p>
          </table:table-cell>
          <table:table-cell table:formula="of:=[Sheet1.$G$239]" office:value-type="float" office:value="1.0167054637317" calcext:value-type="float">
            <text:p>1.0167054637317</text:p>
          </table:table-cell>
          <table:table-cell table:formula="of:=[Sheet1.$G$252]" office:value-type="float" office:value="0.680833501780418" calcext:value-type="float">
            <text:p>0.680833501780418</text:p>
          </table:table-cell>
          <table:table-cell table:formula="of:=[Sheet1.$G$265]" office:value-type="float" office:value="4.21418415371988" calcext:value-type="float">
            <text:p>4.21418415371988</text:p>
          </table:table-cell>
          <table:table-cell table:formula="of:=AVERAGE([.A63:.U63])" office:value-type="float" office:value="14.0316653090739" calcext:value-type="float">
            <text:p>14.0316653090739</text:p>
          </table:table-cell>
          <table:table-cell table:formula="of:=STDEV([.A63:.U63])" office:value-type="float" office:value="38.5501072632171" calcext:value-type="float">
            <text:p>38.5501072632171</text:p>
          </table:table-cell>
          <table:table-cell table:number-columns-repeated="1001"/>
        </table:table-row>
        <table:table-row table:style-name="ro1">
          <table:table-cell table:formula="of:=[Sheet1.$G$6]" office:value-type="float" office:value="0.117007015752486" calcext:value-type="float">
            <text:p>0.117007015752486</text:p>
          </table:table-cell>
          <table:table-cell table:formula="of:=[Sheet1.$G$19]" office:value-type="float" office:value="0.0980584655689167" calcext:value-type="float">
            <text:p>0.098058465568917</text:p>
          </table:table-cell>
          <table:table-cell table:formula="of:=[Sheet1.$G$32]" office:value-type="float" office:value="4.89513199477507" calcext:value-type="float">
            <text:p>4.89513199477507</text:p>
          </table:table-cell>
          <table:table-cell table:formula="of:=[Sheet1.$G$45]" office:value-type="float" office:value="0.0789926262443496" calcext:value-type="float">
            <text:p>0.07899262624435</text:p>
          </table:table-cell>
          <table:table-cell table:formula="of:=[Sheet1.$G$58]" office:value-type="float" office:value="1.4183703267041" calcext:value-type="float">
            <text:p>1.4183703267041</text:p>
          </table:table-cell>
          <table:table-cell table:formula="of:=[Sheet1.$G$71]" office:value-type="float" office:value="0.0507671148939239" calcext:value-type="float">
            <text:p>0.050767114893924</text:p>
          </table:table-cell>
          <table:table-cell table:formula="of:=[Sheet1.$G$84]" office:value-type="float" office:value="0.155138925418089" calcext:value-type="float">
            <text:p>0.155138925418089</text:p>
          </table:table-cell>
          <table:table-cell table:formula="of:=[Sheet1.$G$97]" office:value-type="float" office:value="0.0487434425107137" calcext:value-type="float">
            <text:p>0.048743442510714</text:p>
          </table:table-cell>
          <table:table-cell table:formula="of:=[Sheet1.$G$110]" office:value-type="float" office:value="0.437781796868485" calcext:value-type="float">
            <text:p>0.437781796868485</text:p>
          </table:table-cell>
          <table:table-cell table:formula="of:=[Sheet1.$G$123]" office:value-type="float" office:value="0.0487434425107137" calcext:value-type="float">
            <text:p>0.048743442510714</text:p>
          </table:table-cell>
          <table:table-cell table:formula="of:=[Sheet1.$G$136]" office:value-type="float" office:value="0.1016302502237" calcext:value-type="float">
            <text:p>0.1016302502237</text:p>
          </table:table-cell>
          <table:table-cell table:formula="of:=[Sheet1.$G$149]" office:value-type="float" office:value="23.6468157417042" calcext:value-type="float">
            <text:p>23.6468157417042</text:p>
          </table:table-cell>
          <table:table-cell table:formula="of:=[Sheet1.$G$162]" office:value-type="float" office:value="0.0588332451115735" calcext:value-type="float">
            <text:p>0.058833245111574</text:p>
          </table:table-cell>
          <table:table-cell table:formula="of:=[Sheet1.$G$175]" office:value-type="float" office:value="1.95433626964527" calcext:value-type="float">
            <text:p>1.95433626964527</text:p>
          </table:table-cell>
          <table:table-cell table:formula="of:=[Sheet1.$G$188]" office:value-type="float" office:value="0.122267304144028" calcext:value-type="float">
            <text:p>0.122267304144028</text:p>
          </table:table-cell>
          <table:table-cell table:formula="of:=[Sheet1.$G$201]" office:value-type="float" office:value="7.85135431244724" calcext:value-type="float">
            <text:p>7.85135431244724</text:p>
          </table:table-cell>
          <table:table-cell table:formula="of:=[Sheet1.$G$214]" office:value-type="float" office:value="0.3789182479704" calcext:value-type="float">
            <text:p>0.3789182479704</text:p>
          </table:table-cell>
          <table:table-cell table:formula="of:=[Sheet1.$G$227]" office:value-type="float" office:value="0.10812868847772" calcext:value-type="float">
            <text:p>0.10812868847772</text:p>
          </table:table-cell>
          <table:table-cell table:formula="of:=[Sheet1.$G$240]" office:value-type="float" office:value="0.166145700776593" calcext:value-type="float">
            <text:p>0.166145700776593</text:p>
          </table:table-cell>
          <table:table-cell table:formula="of:=[Sheet1.$G$253]" office:value-type="float" office:value="0.0859677056271167" calcext:value-type="float">
            <text:p>0.085967705627117</text:p>
          </table:table-cell>
          <table:table-cell table:formula="of:=[Sheet1.$G$266]" office:value-type="float" office:value="0.798620149798185" calcext:value-type="float">
            <text:p>0.798620149798185</text:p>
          </table:table-cell>
          <table:table-cell table:formula="of:=AVERAGE([.A64:.U64])" office:value-type="float" office:value="2.02960727462728" calcext:value-type="float">
            <text:p>2.02960727462728</text:p>
          </table:table-cell>
          <table:table-cell table:formula="of:=STDEV([.A64:.U64])" office:value-type="float" office:value="5.31607541770471" calcext:value-type="float">
            <text:p>5.31607541770471</text:p>
          </table:table-cell>
          <table:table-cell table:number-columns-repeated="1001"/>
        </table:table-row>
        <table:table-row table:style-name="ro1">
          <table:table-cell table:formula="of:=[Sheet1.$G$7]" office:value-type="float" office:value="0.220030797195573" calcext:value-type="float">
            <text:p>0.220030797195573</text:p>
          </table:table-cell>
          <table:table-cell table:formula="of:=[Sheet1.$G$20]" office:value-type="float" office:value="0.168421980958173" calcext:value-type="float">
            <text:p>0.168421980958173</text:p>
          </table:table-cell>
          <table:table-cell table:formula="of:=[Sheet1.$G$33]" office:value-type="float" office:value="9.21677779676512" calcext:value-type="float">
            <text:p>9.21677779676512</text:p>
          </table:table-cell>
          <table:table-cell table:formula="of:=[Sheet1.$G$46]" office:value-type="float" office:value="0.166705864400178" calcext:value-type="float">
            <text:p>0.166705864400178</text:p>
          </table:table-cell>
          <table:table-cell table:formula="of:=[Sheet1.$G$59]" office:value-type="float" office:value="2.040991212353" calcext:value-type="float">
            <text:p>2.040991212353</text:p>
          </table:table-cell>
          <table:table-cell table:formula="of:=[Sheet1.$G$72]" office:value-type="float" office:value="0.0909843312521277" calcext:value-type="float">
            <text:p>0.090984331252128</text:p>
          </table:table-cell>
          <table:table-cell table:formula="of:=[Sheet1.$G$85]" office:value-type="float" office:value="0.46472676314579" calcext:value-type="float">
            <text:p>0.46472676314579</text:p>
          </table:table-cell>
          <table:table-cell table:formula="of:=[Sheet1.$G$98]" office:value-type="float" office:value="0.090605869967144" calcext:value-type="float">
            <text:p>0.090605869967144</text:p>
          </table:table-cell>
          <table:table-cell table:formula="of:=[Sheet1.$G$111]" office:value-type="float" office:value="0.783940677642268" calcext:value-type="float">
            <text:p>0.783940677642268</text:p>
          </table:table-cell>
          <table:table-cell table:formula="of:=[Sheet1.$G$124]" office:value-type="float" office:value="0.090605869967144" calcext:value-type="float">
            <text:p>0.090605869967144</text:p>
          </table:table-cell>
          <table:table-cell table:formula="of:=[Sheet1.$G$137]" office:value-type="float" office:value="0.152860209470895" calcext:value-type="float">
            <text:p>0.152860209470895</text:p>
          </table:table-cell>
          <table:table-cell table:formula="of:=[Sheet1.$G$150]" office:value-type="float" office:value="25.4488643298102" calcext:value-type="float">
            <text:p>25.4488643298102</text:p>
          </table:table-cell>
          <table:table-cell table:formula="of:=[Sheet1.$G$163]" office:value-type="float" office:value="0.109592569954108" calcext:value-type="float">
            <text:p>0.109592569954108</text:p>
          </table:table-cell>
          <table:table-cell table:formula="of:=[Sheet1.$G$176]" office:value-type="float" office:value="1.99971384831833" calcext:value-type="float">
            <text:p>1.99971384831833</text:p>
          </table:table-cell>
          <table:table-cell table:formula="of:=[Sheet1.$G$189]" office:value-type="float" office:value="0.183263099610665" calcext:value-type="float">
            <text:p>0.183263099610665</text:p>
          </table:table-cell>
          <table:table-cell table:formula="of:=[Sheet1.$G$202]" office:value-type="float" office:value="12.9505260936559" calcext:value-type="float">
            <text:p>12.9505260936559</text:p>
          </table:table-cell>
          <table:table-cell table:formula="of:=[Sheet1.$G$215]" office:value-type="float" office:value="0.724656724639524" calcext:value-type="float">
            <text:p>0.724656724639524</text:p>
          </table:table-cell>
          <table:table-cell table:formula="of:=[Sheet1.$G$228]" office:value-type="float" office:value="0.186095644555869" calcext:value-type="float">
            <text:p>0.186095644555869</text:p>
          </table:table-cell>
          <table:table-cell table:formula="of:=[Sheet1.$G$241]" office:value-type="float" office:value="0.288181771432655" calcext:value-type="float">
            <text:p>0.288181771432655</text:p>
          </table:table-cell>
          <table:table-cell table:formula="of:=[Sheet1.$G$254]" office:value-type="float" office:value="0.146444420765671" calcext:value-type="float">
            <text:p>0.146444420765671</text:p>
          </table:table-cell>
          <table:table-cell table:formula="of:=[Sheet1.$G$267]" office:value-type="float" office:value="1.51552276797469" calcext:value-type="float">
            <text:p>1.51552276797469</text:p>
          </table:table-cell>
          <table:table-cell table:formula="of:=AVERAGE([.A65:.U65])" office:value-type="float" office:value="2.71616726875405" calcext:value-type="float">
            <text:p>2.71616726875405</text:p>
          </table:table-cell>
          <table:table-cell table:formula="of:=STDEV([.A65:.U65])" office:value-type="float" office:value="6.15441014409513" calcext:value-type="float">
            <text:p>6.15441014409513</text:p>
          </table:table-cell>
          <table:table-cell table:number-columns-repeated="1001"/>
        </table:table-row>
        <table:table-row table:style-name="ro1">
          <table:table-cell table:formula="of:=[Sheet1.$G$8]" office:value-type="float" office:value="1.67796203894662" calcext:value-type="float">
            <text:p>1.67796203894662</text:p>
          </table:table-cell>
          <table:table-cell table:formula="of:=[Sheet1.$G$21]" office:value-type="float" office:value="1.02527196697351" calcext:value-type="float">
            <text:p>1.02527196697351</text:p>
          </table:table-cell>
          <table:table-cell table:formula="of:=[Sheet1.$G$34]" office:value-type="float" office:value="76.4993537946356" calcext:value-type="float">
            <text:p>76.4993537946356</text:p>
          </table:table-cell>
          <table:table-cell table:formula="of:=[Sheet1.$G$47]" office:value-type="float" office:value="1.05292447950737" calcext:value-type="float">
            <text:p>1.05292447950737</text:p>
          </table:table-cell>
          <table:table-cell table:formula="of:=[Sheet1.$G$60]" office:value-type="float" office:value="6.2616177148572" calcext:value-type="float">
            <text:p>6.2616177148572</text:p>
          </table:table-cell>
          <table:table-cell table:formula="of:=[Sheet1.$G$73]" office:value-type="float" office:value="0.65638361381906" calcext:value-type="float">
            <text:p>0.65638361381906</text:p>
          </table:table-cell>
          <table:table-cell table:formula="of:=[Sheet1.$G$86]" office:value-type="float" office:value="12.9747680648147" calcext:value-type="float">
            <text:p>12.9747680648147</text:p>
          </table:table-cell>
          <table:table-cell table:formula="of:=[Sheet1.$G$99]" office:value-type="float" office:value="0.651133575770613" calcext:value-type="float">
            <text:p>0.651133575770613</text:p>
          </table:table-cell>
          <table:table-cell table:formula="of:=[Sheet1.$G$112]" office:value-type="float" office:value="5.815832051588" calcext:value-type="float">
            <text:p>5.815832051588</text:p>
          </table:table-cell>
          <table:table-cell table:formula="of:=[Sheet1.$G$125]" office:value-type="float" office:value="0.651133575770613" calcext:value-type="float">
            <text:p>0.651133575770613</text:p>
          </table:table-cell>
          <table:table-cell table:formula="of:=[Sheet1.$G$138]" office:value-type="float" office:value="1.05050468074647" calcext:value-type="float">
            <text:p>1.05050468074647</text:p>
          </table:table-cell>
          <table:table-cell table:formula="of:=[Sheet1.$G$151]" office:value-type="float" office:value="735.422552070309" calcext:value-type="float">
            <text:p>735.422552070309</text:p>
          </table:table-cell>
          <table:table-cell table:formula="of:=[Sheet1.$G$164]" office:value-type="float" office:value="0.935732329016213" calcext:value-type="float">
            <text:p>0.935732329016213</text:p>
          </table:table-cell>
          <table:table-cell table:formula="of:=[Sheet1.$G$177]" office:value-type="float" office:value="17.0111069025334" calcext:value-type="float">
            <text:p>17.0111069025334</text:p>
          </table:table-cell>
          <table:table-cell table:formula="of:=[Sheet1.$G$190]" office:value-type="float" office:value="0.758017483215261" calcext:value-type="float">
            <text:p>0.758017483215261</text:p>
          </table:table-cell>
          <table:table-cell table:formula="of:=[Sheet1.$G$203]" office:value-type="float" office:value="233.620579088516" calcext:value-type="float">
            <text:p>233.620579088516</text:p>
          </table:table-cell>
          <table:table-cell table:formula="of:=[Sheet1.$G$216]" office:value-type="float" office:value="3.79436672426727" calcext:value-type="float">
            <text:p>3.79436672426727</text:p>
          </table:table-cell>
          <table:table-cell table:formula="of:=[Sheet1.$G$229]" office:value-type="float" office:value="1.30512038253248" calcext:value-type="float">
            <text:p>1.30512038253248</text:p>
          </table:table-cell>
          <table:table-cell table:formula="of:=[Sheet1.$G$242]" office:value-type="float" office:value="1.41567281458986" calcext:value-type="float">
            <text:p>1.41567281458986</text:p>
          </table:table-cell>
          <table:table-cell table:formula="of:=[Sheet1.$G$255]" office:value-type="float" office:value="0.942651666457282" calcext:value-type="float">
            <text:p>0.942651666457282</text:p>
          </table:table-cell>
          <table:table-cell table:formula="of:=[Sheet1.$G$268]" office:value-type="float" office:value="14.1241526891604" calcext:value-type="float">
            <text:p>14.1241526891604</text:p>
          </table:table-cell>
          <table:table-cell table:formula="of:=AVERAGE([.A66:.U66])" office:value-type="float" office:value="53.2212779860965" calcext:value-type="float">
            <text:p>53.2212779860965</text:p>
          </table:table-cell>
          <table:table-cell table:formula="of:=STDEV([.A66:.U66])" office:value-type="float" office:value="164.704661466297" calcext:value-type="float">
            <text:p>164.704661466297</text:p>
          </table:table-cell>
          <table:table-cell table:number-columns-repeated="1001"/>
        </table:table-row>
        <table:table-row table:style-name="ro1">
          <table:table-cell table:formula="of:=[Sheet1.$G$9]" office:value-type="float" office:value="0.608016619201933" calcext:value-type="float">
            <text:p>0.608016619201933</text:p>
          </table:table-cell>
          <table:table-cell table:formula="of:=[Sheet1.$G$22]" office:value-type="float" office:value="0.411811788595071" calcext:value-type="float">
            <text:p>0.411811788595071</text:p>
          </table:table-cell>
          <table:table-cell table:formula="of:=[Sheet1.$G$35]" office:value-type="float" office:value="22.495536974928" calcext:value-type="float">
            <text:p>22.495536974928</text:p>
          </table:table-cell>
          <table:table-cell table:formula="of:=[Sheet1.$G$48]" office:value-type="float" office:value="0.401908849994218" calcext:value-type="float">
            <text:p>0.401908849994218</text:p>
          </table:table-cell>
          <table:table-cell table:formula="of:=[Sheet1.$G$61]" office:value-type="float" office:value="6.14171071994461" calcext:value-type="float">
            <text:p>6.14171071994461</text:p>
          </table:table-cell>
          <table:table-cell table:formula="of:=[Sheet1.$G$74]" office:value-type="float" office:value="0.227412078059793" calcext:value-type="float">
            <text:p>0.227412078059793</text:p>
          </table:table-cell>
          <table:table-cell table:formula="of:=[Sheet1.$G$87]" office:value-type="float" office:value="1.02634879841348" calcext:value-type="float">
            <text:p>1.02634879841348</text:p>
          </table:table-cell>
          <table:table-cell table:formula="of:=[Sheet1.$G$100]" office:value-type="float" office:value="0.223961337230028" calcext:value-type="float">
            <text:p>0.223961337230028</text:p>
          </table:table-cell>
          <table:table-cell table:formula="of:=[Sheet1.$G$113]" office:value-type="float" office:value="1.18678348213886" calcext:value-type="float">
            <text:p>1.18678348213886</text:p>
          </table:table-cell>
          <table:table-cell table:formula="of:=[Sheet1.$G$126]" office:value-type="float" office:value="0.223961337230028" calcext:value-type="float">
            <text:p>0.223961337230028</text:p>
          </table:table-cell>
          <table:table-cell table:formula="of:=[Sheet1.$G$139]" office:value-type="float" office:value="0.51434041693131" calcext:value-type="float">
            <text:p>0.51434041693131</text:p>
          </table:table-cell>
          <table:table-cell table:formula="of:=[Sheet1.$G$152]" office:value-type="float" office:value="201.473517883601" calcext:value-type="float">
            <text:p>201.473517883601</text:p>
          </table:table-cell>
          <table:table-cell table:formula="of:=[Sheet1.$G$165]" office:value-type="float" office:value="0.288779831833798" calcext:value-type="float">
            <text:p>0.288779831833798</text:p>
          </table:table-cell>
          <table:table-cell table:formula="of:=[Sheet1.$G$178]" office:value-type="float" office:value="6.09520323692523" calcext:value-type="float">
            <text:p>6.09520323692523</text:p>
          </table:table-cell>
          <table:table-cell table:formula="of:=[Sheet1.$G$191]" office:value-type="float" office:value="0.331824596693531" calcext:value-type="float">
            <text:p>0.331824596693531</text:p>
          </table:table-cell>
          <table:table-cell table:formula="of:=[Sheet1.$G$204]" office:value-type="float" office:value="16.1061761366556" calcext:value-type="float">
            <text:p>16.1061761366556</text:p>
          </table:table-cell>
          <table:table-cell table:formula="of:=[Sheet1.$G$217]" office:value-type="float" office:value="1.24461895903198" calcext:value-type="float">
            <text:p>1.24461895903198</text:p>
          </table:table-cell>
          <table:table-cell table:formula="of:=[Sheet1.$G$230]" office:value-type="float" office:value="0.562677073787717" calcext:value-type="float">
            <text:p>0.562677073787717</text:p>
          </table:table-cell>
          <table:table-cell table:formula="of:=[Sheet1.$G$243]" office:value-type="float" office:value="0.674673374917546" calcext:value-type="float">
            <text:p>0.674673374917546</text:p>
          </table:table-cell>
          <table:table-cell table:formula="of:=[Sheet1.$G$256]" office:value-type="float" office:value="0.349109223618591" calcext:value-type="float">
            <text:p>0.349109223618591</text:p>
          </table:table-cell>
          <table:table-cell table:formula="of:=[Sheet1.$G$269]" office:value-type="float" office:value="3.06199747165438" calcext:value-type="float">
            <text:p>3.06199747165438</text:p>
          </table:table-cell>
          <table:table-cell table:formula="of:=AVERAGE([.A67:.U67])" office:value-type="float" office:value="12.5547795329232" calcext:value-type="float">
            <text:p>12.5547795329232</text:p>
          </table:table-cell>
          <table:table-cell table:formula="of:=STDEV([.A67:.U67])" office:value-type="float" office:value="43.6677384616184" calcext:value-type="float">
            <text:p>43.6677384616184</text:p>
          </table:table-cell>
          <table:table-cell table:number-columns-repeated="1001"/>
        </table:table-row>
        <table:table-row table:style-name="ro1">
          <table:table-cell table:formula="of:=[Sheet1.$G$10]" office:value-type="float" office:value="1.24736479581943" calcext:value-type="float">
            <text:p>1.24736479581943</text:p>
          </table:table-cell>
          <table:table-cell table:formula="of:=[Sheet1.$G$23]" office:value-type="float" office:value="0.752891489059193" calcext:value-type="float">
            <text:p>0.752891489059193</text:p>
          </table:table-cell>
          <table:table-cell table:formula="of:=[Sheet1.$G$36]" office:value-type="float" office:value="53.4526019098403" calcext:value-type="float">
            <text:p>53.4526019098403</text:p>
          </table:table-cell>
          <table:table-cell table:formula="of:=[Sheet1.$G$49]" office:value-type="float" office:value="0.847647631251109" calcext:value-type="float">
            <text:p>0.847647631251109</text:p>
          </table:table-cell>
          <table:table-cell table:formula="of:=[Sheet1.$G$62]" office:value-type="float" office:value="10.5267969427668" calcext:value-type="float">
            <text:p>10.5267969427668</text:p>
          </table:table-cell>
          <table:table-cell table:formula="of:=[Sheet1.$G$75]" office:value-type="float" office:value="0.481241846604394" calcext:value-type="float">
            <text:p>0.481241846604394</text:p>
          </table:table-cell>
          <table:table-cell table:formula="of:=[Sheet1.$G$88]" office:value-type="float" office:value="5.02961103786168" calcext:value-type="float">
            <text:p>5.02961103786168</text:p>
          </table:table-cell>
          <table:table-cell table:formula="of:=[Sheet1.$G$101]" office:value-type="float" office:value="0.470551371785966" calcext:value-type="float">
            <text:p>0.470551371785966</text:p>
          </table:table-cell>
          <table:table-cell table:formula="of:=[Sheet1.$G$114]" office:value-type="float" office:value="2.2224228794548" calcext:value-type="float">
            <text:p>2.2224228794548</text:p>
          </table:table-cell>
          <table:table-cell table:formula="of:=[Sheet1.$G$127]" office:value-type="float" office:value="0.470551371785966" calcext:value-type="float">
            <text:p>0.470551371785966</text:p>
          </table:table-cell>
          <table:table-cell table:formula="of:=[Sheet1.$G$140]" office:value-type="float" office:value="1.00219006822904" calcext:value-type="float">
            <text:p>1.00219006822904</text:p>
          </table:table-cell>
          <table:table-cell table:formula="of:=[Sheet1.$G$153]" office:value-type="float" office:value="113.674566701828" calcext:value-type="float">
            <text:p>113.674566701828</text:p>
          </table:table-cell>
          <table:table-cell table:formula="of:=[Sheet1.$G$166]" office:value-type="float" office:value="0.820193509781362" calcext:value-type="float">
            <text:p>0.820193509781362</text:p>
          </table:table-cell>
          <table:table-cell table:formula="of:=[Sheet1.$G$179]" office:value-type="float" office:value="6.89144500804756" calcext:value-type="float">
            <text:p>6.89144500804756</text:p>
          </table:table-cell>
          <table:table-cell table:formula="of:=[Sheet1.$G$192]" office:value-type="float" office:value="0.648620657579428" calcext:value-type="float">
            <text:p>0.648620657579428</text:p>
          </table:table-cell>
          <table:table-cell table:formula="of:=[Sheet1.$G$205]" office:value-type="float" office:value="40.4430860711813" calcext:value-type="float">
            <text:p>40.4430860711813</text:p>
          </table:table-cell>
          <table:table-cell table:formula="of:=[Sheet1.$G$218]" office:value-type="float" office:value="5.84499999730995" calcext:value-type="float">
            <text:p>5.84499999730995</text:p>
          </table:table-cell>
          <table:table-cell table:formula="of:=[Sheet1.$G$231]" office:value-type="float" office:value="1.17313810978543" calcext:value-type="float">
            <text:p>1.17313810978543</text:p>
          </table:table-cell>
          <table:table-cell table:formula="of:=[Sheet1.$G$244]" office:value-type="float" office:value="1.03221871155458" calcext:value-type="float">
            <text:p>1.03221871155458</text:p>
          </table:table-cell>
          <table:table-cell table:formula="of:=[Sheet1.$G$257]" office:value-type="float" office:value="1.01134176039857" calcext:value-type="float">
            <text:p>1.01134176039857</text:p>
          </table:table-cell>
          <table:table-cell table:formula="of:=[Sheet1.$G$270]" office:value-type="float" office:value="7.86739765728755" calcext:value-type="float">
            <text:p>7.86739765728755</text:p>
          </table:table-cell>
          <table:table-cell table:formula="of:=AVERAGE([.A68:.U68])" office:value-type="float" office:value="12.1862323585339" calcext:value-type="float">
            <text:p>12.1862323585339</text:p>
          </table:table-cell>
          <table:table-cell table:formula="of:=STDEV([.A68:.U68])" office:value-type="float" office:value="27.0090921534568" calcext:value-type="float">
            <text:p>27.0090921534568</text:p>
          </table:table-cell>
          <table:table-cell table:number-columns-repeated="1001"/>
        </table:table-row>
        <table:table-row table:style-name="ro1">
          <table:table-cell table:formula="of:=[Sheet1.$G$11]" office:value-type="float" office:value="0.167084591546095" calcext:value-type="float">
            <text:p>0.167084591546095</text:p>
          </table:table-cell>
          <table:table-cell table:formula="of:=[Sheet1.$G$24]" office:value-type="float" office:value="0.126678149218123" calcext:value-type="float">
            <text:p>0.126678149218123</text:p>
          </table:table-cell>
          <table:table-cell table:formula="of:=[Sheet1.$G$37]" office:value-type="float" office:value="6.52011678850618" calcext:value-type="float">
            <text:p>6.52011678850618</text:p>
          </table:table-cell>
          <table:table-cell table:formula="of:=[Sheet1.$G$50]" office:value-type="float" office:value="0.093989868568933" calcext:value-type="float">
            <text:p>0.093989868568933</text:p>
          </table:table-cell>
          <table:table-cell table:formula="of:=[Sheet1.$G$63]" office:value-type="float" office:value="5.43872413939091" calcext:value-type="float">
            <text:p>5.43872413939091</text:p>
          </table:table-cell>
          <table:table-cell table:formula="of:=[Sheet1.$G$76]" office:value-type="float" office:value="0.0577604710304501" calcext:value-type="float">
            <text:p>0.05776047103045</text:p>
          </table:table-cell>
          <table:table-cell table:formula="of:=[Sheet1.$G$89]" office:value-type="float" office:value="0.26051965019101" calcext:value-type="float">
            <text:p>0.26051965019101</text:p>
          </table:table-cell>
          <table:table-cell table:formula="of:=[Sheet1.$G$102]" office:value-type="float" office:value="0.0552977190848032" calcext:value-type="float">
            <text:p>0.055297719084803</text:p>
          </table:table-cell>
          <table:table-cell table:formula="of:=[Sheet1.$G$115]" office:value-type="float" office:value="0.222736790435273" calcext:value-type="float">
            <text:p>0.222736790435273</text:p>
          </table:table-cell>
          <table:table-cell table:formula="of:=[Sheet1.$G$128]" office:value-type="float" office:value="0.0552977190848032" calcext:value-type="float">
            <text:p>0.055297719084803</text:p>
          </table:table-cell>
          <table:table-cell table:formula="of:=[Sheet1.$G$141]" office:value-type="float" office:value="0.170318238846845" calcext:value-type="float">
            <text:p>0.170318238846845</text:p>
          </table:table-cell>
          <table:table-cell table:formula="of:=[Sheet1.$G$154]" office:value-type="float" office:value="23.2140595688488" calcext:value-type="float">
            <text:p>23.2140595688488</text:p>
          </table:table-cell>
          <table:table-cell table:formula="of:=[Sheet1.$G$167]" office:value-type="float" office:value="0.0783683720052246" calcext:value-type="float">
            <text:p>0.078368372005225</text:p>
          </table:table-cell>
          <table:table-cell table:formula="of:=[Sheet1.$G$180]" office:value-type="float" office:value="3.26777692185439" calcext:value-type="float">
            <text:p>3.26777692185439</text:p>
          </table:table-cell>
          <table:table-cell table:formula="of:=[Sheet1.$G$193]" office:value-type="float" office:value="0.0868839388149377" calcext:value-type="float">
            <text:p>0.086883938814938</text:p>
          </table:table-cell>
          <table:table-cell table:formula="of:=[Sheet1.$G$206]" office:value-type="float" office:value="3.12502300066887" calcext:value-type="float">
            <text:p>3.12502300066887</text:p>
          </table:table-cell>
          <table:table-cell table:formula="of:=[Sheet1.$G$219]" office:value-type="float" office:value="0.404933592664013" calcext:value-type="float">
            <text:p>0.404933592664013</text:p>
          </table:table-cell>
          <table:table-cell table:formula="of:=[Sheet1.$G$232]" office:value-type="float" office:value="0.147683973919337" calcext:value-type="float">
            <text:p>0.147683973919337</text:p>
          </table:table-cell>
          <table:table-cell table:formula="of:=[Sheet1.$G$245]" office:value-type="float" office:value="0.177999104418324" calcext:value-type="float">
            <text:p>0.177999104418324</text:p>
          </table:table-cell>
          <table:table-cell table:formula="of:=[Sheet1.$G$258]" office:value-type="float" office:value="0.109039776163725" calcext:value-type="float">
            <text:p>0.109039776163725</text:p>
          </table:table-cell>
          <table:table-cell table:formula="of:=[Sheet1.$G$271]" office:value-type="float" office:value="0.492667540480684" calcext:value-type="float">
            <text:p>0.492667540480684</text:p>
          </table:table-cell>
          <table:table-cell table:formula="of:=AVERAGE([.A69:.U69])" office:value-type="float" office:value="2.10823618646389" calcext:value-type="float">
            <text:p>2.10823618646389</text:p>
          </table:table-cell>
          <table:table-cell table:formula="of:=STDEV([.A69:.U69])" office:value-type="float" office:value="5.19030341806627" calcext:value-type="float">
            <text:p>5.19030341806627</text:p>
          </table:table-cell>
          <table:table-cell table:number-columns-repeated="1001"/>
        </table:table-row>
        <table:table-row table:style-name="ro1">
          <table:table-cell table:formula="of:=[Sheet1.$G$12]" office:value-type="float" office:value="0.0616696294417271" calcext:value-type="float">
            <text:p>0.061669629441727</text:p>
          </table:table-cell>
          <table:table-cell table:formula="of:=[Sheet1.$G$25]" office:value-type="float" office:value="0.0410868696216101" calcext:value-type="float">
            <text:p>0.04108686962161</text:p>
          </table:table-cell>
          <table:table-cell table:formula="of:=[Sheet1.$G$38]" office:value-type="float" office:value="2.49807524550742" calcext:value-type="float">
            <text:p>2.49807524550742</text:p>
          </table:table-cell>
          <table:table-cell table:formula="of:=[Sheet1.$G$51]" office:value-type="float" office:value="0.0379518765285941" calcext:value-type="float">
            <text:p>0.037951876528594</text:p>
          </table:table-cell>
          <table:table-cell table:formula="of:=[Sheet1.$G$64]" office:value-type="float" office:value="1.05930076301321" calcext:value-type="float">
            <text:p>1.05930076301321</text:p>
          </table:table-cell>
          <table:table-cell table:formula="of:=[Sheet1.$G$77]" office:value-type="float" office:value="0.0226850391244892" calcext:value-type="float">
            <text:p>0.022685039124489</text:p>
          </table:table-cell>
          <table:table-cell table:formula="of:=[Sheet1.$G$90]" office:value-type="float" office:value="0.292828668975036" calcext:value-type="float">
            <text:p>0.292828668975036</text:p>
          </table:table-cell>
          <table:table-cell table:formula="of:=[Sheet1.$G$103]" office:value-type="float" office:value="0.0225600152511494" calcext:value-type="float">
            <text:p>0.022560015251149</text:p>
          </table:table-cell>
          <table:table-cell table:formula="of:=[Sheet1.$G$116]" office:value-type="float" office:value="0.112754261544089" calcext:value-type="float">
            <text:p>0.112754261544089</text:p>
          </table:table-cell>
          <table:table-cell table:formula="of:=[Sheet1.$G$129]" office:value-type="float" office:value="0.0225600152511494" calcext:value-type="float">
            <text:p>0.022560015251149</text:p>
          </table:table-cell>
          <table:table-cell table:formula="of:=[Sheet1.$G$142]" office:value-type="float" office:value="0.0554355243496926" calcext:value-type="float">
            <text:p>0.055435524349693</text:p>
          </table:table-cell>
          <table:table-cell table:formula="of:=[Sheet1.$G$155]" office:value-type="float" office:value="7.99121601079979" calcext:value-type="float">
            <text:p>7.99121601079979</text:p>
          </table:table-cell>
          <table:table-cell table:formula="of:=[Sheet1.$G$168]" office:value-type="float" office:value="0.0304481204798869" calcext:value-type="float">
            <text:p>0.030448120479887</text:p>
          </table:table-cell>
          <table:table-cell table:formula="of:=[Sheet1.$G$181]" office:value-type="float" office:value="0.508233409800451" calcext:value-type="float">
            <text:p>0.508233409800451</text:p>
          </table:table-cell>
          <table:table-cell table:formula="of:=[Sheet1.$G$194]" office:value-type="float" office:value="0.0332558824426447" calcext:value-type="float">
            <text:p>0.033255882442645</text:p>
          </table:table-cell>
          <table:table-cell table:formula="of:=[Sheet1.$G$207]" office:value-type="float" office:value="4.19431911562535" calcext:value-type="float">
            <text:p>4.19431911562535</text:p>
          </table:table-cell>
          <table:table-cell table:formula="of:=[Sheet1.$G$220]" office:value-type="float" office:value="0.160178442742927" calcext:value-type="float">
            <text:p>0.160178442742927</text:p>
          </table:table-cell>
          <table:table-cell table:formula="of:=[Sheet1.$G$233]" office:value-type="float" office:value="0.0472718848104044" calcext:value-type="float">
            <text:p>0.047271884810404</text:p>
          </table:table-cell>
          <table:table-cell table:formula="of:=[Sheet1.$G$246]" office:value-type="float" office:value="0.0564363676112306" calcext:value-type="float">
            <text:p>0.056436367611231</text:p>
          </table:table-cell>
          <table:table-cell table:formula="of:=[Sheet1.$G$259]" office:value-type="float" office:value="0.0372309163364413" calcext:value-type="float">
            <text:p>0.037230916336441</text:p>
          </table:table-cell>
          <table:table-cell table:formula="of:=[Sheet1.$G$272]" office:value-type="float" office:value="0.374271355080489" calcext:value-type="float">
            <text:p>0.374271355080489</text:p>
          </table:table-cell>
          <table:table-cell table:formula="of:=AVERAGE([.A70:.U70])" office:value-type="float" office:value="0.840941400682751" calcext:value-type="float">
            <text:p>0.840941400682751</text:p>
          </table:table-cell>
          <table:table-cell table:formula="of:=STDEV([.A70:.U70])" office:value-type="float" office:value="1.93010865798566" calcext:value-type="float">
            <text:p>1.93010865798566</text:p>
          </table:table-cell>
          <table:table-cell table:number-columns-repeated="1001"/>
        </table:table-row>
        <table:table-row table:style-name="ro1">
          <table:table-cell table:formula="of:=[Sheet1.$G$13]" office:value-type="float" office:value="0.200826195585531" calcext:value-type="float">
            <text:p>0.200826195585531</text:p>
          </table:table-cell>
          <table:table-cell table:formula="of:=[Sheet1.$G$26]" office:value-type="float" office:value="0.136521288519068" calcext:value-type="float">
            <text:p>0.136521288519068</text:p>
          </table:table-cell>
          <table:table-cell table:formula="of:=[Sheet1.$G$39]" office:value-type="float" office:value="7.92324882428049" calcext:value-type="float">
            <text:p>7.92324882428049</text:p>
          </table:table-cell>
          <table:table-cell table:formula="of:=[Sheet1.$G$52]" office:value-type="float" office:value="0.153188074005103" calcext:value-type="float">
            <text:p>0.153188074005103</text:p>
          </table:table-cell>
          <table:table-cell table:formula="of:=[Sheet1.$G$65]" office:value-type="float" office:value="1.49531632890991" calcext:value-type="float">
            <text:p>1.49531632890991</text:p>
          </table:table-cell>
          <table:table-cell table:formula="of:=[Sheet1.$G$78]" office:value-type="float" office:value="0.0761531104826731" calcext:value-type="float">
            <text:p>0.076153110482673</text:p>
          </table:table-cell>
          <table:table-cell table:formula="of:=[Sheet1.$G$91]" office:value-type="float" office:value="0.339688058730721" calcext:value-type="float">
            <text:p>0.339688058730721</text:p>
          </table:table-cell>
          <table:table-cell table:formula="of:=[Sheet1.$G$104]" office:value-type="float" office:value="0.0752235396773223" calcext:value-type="float">
            <text:p>0.075223539677322</text:p>
          </table:table-cell>
          <table:table-cell table:formula="of:=[Sheet1.$G$117]" office:value-type="float" office:value="0.557085402357461" calcext:value-type="float">
            <text:p>0.557085402357461</text:p>
          </table:table-cell>
          <table:table-cell table:formula="of:=[Sheet1.$G$130]" office:value-type="float" office:value="0.0752235396773223" calcext:value-type="float">
            <text:p>0.075223539677322</text:p>
          </table:table-cell>
          <table:table-cell table:formula="of:=[Sheet1.$G$143]" office:value-type="float" office:value="0.160521872458264" calcext:value-type="float">
            <text:p>0.160521872458264</text:p>
          </table:table-cell>
          <table:table-cell table:formula="of:=[Sheet1.$G$156]" office:value-type="float" office:value="9.41635955677342" calcext:value-type="float">
            <text:p>9.41635955677342</text:p>
          </table:table-cell>
          <table:table-cell table:formula="of:=[Sheet1.$G$169]" office:value-type="float" office:value="0.0864811411161901" calcext:value-type="float">
            <text:p>0.08648114111619</text:p>
          </table:table-cell>
          <table:table-cell table:formula="of:=[Sheet1.$G$182]" office:value-type="float" office:value="0.799208455354814" calcext:value-type="float">
            <text:p>0.799208455354814</text:p>
          </table:table-cell>
          <table:table-cell table:formula="of:=[Sheet1.$G$195]" office:value-type="float" office:value="0.148990779664244" calcext:value-type="float">
            <text:p>0.148990779664244</text:p>
          </table:table-cell>
          <table:table-cell table:formula="of:=[Sheet1.$G$208]" office:value-type="float" office:value="5.24384915107523" calcext:value-type="float">
            <text:p>5.24384915107523</text:p>
          </table:table-cell>
          <table:table-cell table:formula="of:=[Sheet1.$G$221]" office:value-type="float" office:value="0.613433116578505" calcext:value-type="float">
            <text:p>0.613433116578505</text:p>
          </table:table-cell>
          <table:table-cell table:formula="of:=[Sheet1.$G$234]" office:value-type="float" office:value="0.169828416444717" calcext:value-type="float">
            <text:p>0.169828416444717</text:p>
          </table:table-cell>
          <table:table-cell table:formula="of:=[Sheet1.$G$247]" office:value-type="float" office:value="0.213176362619469" calcext:value-type="float">
            <text:p>0.213176362619469</text:p>
          </table:table-cell>
          <table:table-cell table:formula="of:=[Sheet1.$G$260]" office:value-type="float" office:value="0.120614765384202" calcext:value-type="float">
            <text:p>0.120614765384202</text:p>
          </table:table-cell>
          <table:table-cell table:formula="of:=[Sheet1.$G$273]" office:value-type="float" office:value="0.983720290910584" calcext:value-type="float">
            <text:p>0.983720290910584</text:p>
          </table:table-cell>
          <table:table-cell table:formula="of:=AVERAGE([.A71:.U71])" office:value-type="float" office:value="1.38041229860025" calcext:value-type="float">
            <text:p>1.38041229860025</text:p>
          </table:table-cell>
          <table:table-cell table:formula="of:=STDEV([.A71:.U71])" office:value-type="float" office:value="2.68156322235962" calcext:value-type="float">
            <text:p>2.68156322235962</text:p>
          </table:table-cell>
          <table:table-cell table:number-columns-repeated="1001"/>
        </table:table-row>
        <table:table-row table:style-name="ro1">
          <table:table-cell table:formula="of:=[Sheet1.$G$14]" office:value-type="float" office:value="0.0804449806042246" calcext:value-type="float">
            <text:p>0.080444980604225</text:p>
          </table:table-cell>
          <table:table-cell table:formula="of:=[Sheet1.$G$27]" office:value-type="float" office:value="0.0533677552512848" calcext:value-type="float">
            <text:p>0.053367755251285</text:p>
          </table:table-cell>
          <table:table-cell table:formula="of:=[Sheet1.$G$40]" office:value-type="float" office:value="3.62153886704175" calcext:value-type="float">
            <text:p>3.62153886704175</text:p>
          </table:table-cell>
          <table:table-cell table:formula="of:=[Sheet1.$G$53]" office:value-type="float" office:value="0.039161025445207" calcext:value-type="float">
            <text:p>0.039161025445207</text:p>
          </table:table-cell>
          <table:table-cell table:formula="of:=[Sheet1.$G$66]" office:value-type="float" office:value="1.60926230027759" calcext:value-type="float">
            <text:p>1.60926230027759</text:p>
          </table:table-cell>
          <table:table-cell table:formula="of:=[Sheet1.$G$79]" office:value-type="float" office:value="0.0252555900555063" calcext:value-type="float">
            <text:p>0.025255590055506</text:p>
          </table:table-cell>
          <table:table-cell table:formula="of:=[Sheet1.$G$92]" office:value-type="float" office:value="0.144393488807946" calcext:value-type="float">
            <text:p>0.144393488807946</text:p>
          </table:table-cell>
          <table:table-cell table:formula="of:=[Sheet1.$G$105]" office:value-type="float" office:value="0.0249548099577713" calcext:value-type="float">
            <text:p>0.024954809957771</text:p>
          </table:table-cell>
          <table:table-cell table:formula="of:=[Sheet1.$G$118]" office:value-type="float" office:value="0.111045402008965" calcext:value-type="float">
            <text:p>0.111045402008965</text:p>
          </table:table-cell>
          <table:table-cell table:formula="of:=[Sheet1.$G$131]" office:value-type="float" office:value="0.0249548099577713" calcext:value-type="float">
            <text:p>0.024954809957771</text:p>
          </table:table-cell>
          <table:table-cell table:formula="of:=[Sheet1.$G$144]" office:value-type="float" office:value="0.0739882881833357" calcext:value-type="float">
            <text:p>0.073988288183336</text:p>
          </table:table-cell>
          <table:table-cell table:formula="of:=[Sheet1.$G$157]" office:value-type="float" office:value="25.8106963907067" calcext:value-type="float">
            <text:p>25.8106963907067</text:p>
          </table:table-cell>
          <table:table-cell table:formula="of:=[Sheet1.$G$170]" office:value-type="float" office:value="0.0477869517852086" calcext:value-type="float">
            <text:p>0.047786951785209</text:p>
          </table:table-cell>
          <table:table-cell table:formula="of:=[Sheet1.$G$183]" office:value-type="float" office:value="0.766009448835952" calcext:value-type="float">
            <text:p>0.766009448835952</text:p>
          </table:table-cell>
          <table:table-cell table:formula="of:=[Sheet1.$G$196]" office:value-type="float" office:value="0.0285701935565591" calcext:value-type="float">
            <text:p>0.028570193556559</text:p>
          </table:table-cell>
          <table:table-cell table:formula="of:=[Sheet1.$G$209]" office:value-type="float" office:value="2.0628326073407" calcext:value-type="float">
            <text:p>2.0628326073407</text:p>
          </table:table-cell>
          <table:table-cell table:formula="of:=[Sheet1.$G$222]" office:value-type="float" office:value="0.182958569763216" calcext:value-type="float">
            <text:p>0.182958569763216</text:p>
          </table:table-cell>
          <table:table-cell table:formula="of:=[Sheet1.$G$235]" office:value-type="float" office:value="0.0645907219735816" calcext:value-type="float">
            <text:p>0.064590721973582</text:p>
          </table:table-cell>
          <table:table-cell table:formula="of:=[Sheet1.$G$248]" office:value-type="float" office:value="0.0670623029381449" calcext:value-type="float">
            <text:p>0.067062302938145</text:p>
          </table:table-cell>
          <table:table-cell table:formula="of:=[Sheet1.$G$261]" office:value-type="float" office:value="0.0445089328401016" calcext:value-type="float">
            <text:p>0.044508932840102</text:p>
          </table:table-cell>
          <table:table-cell table:formula="of:=[Sheet1.$G$274]" office:value-type="float" office:value="0.212179676806628" calcext:value-type="float">
            <text:p>0.212179676806628</text:p>
          </table:table-cell>
          <table:table-cell table:formula="of:=AVERAGE([.A72:.U72])" office:value-type="float" office:value="1.67121729114944" calcext:value-type="float">
            <text:p>1.67121729114944</text:p>
          </table:table-cell>
          <table:table-cell table:formula="of:=STDEV([.A72:.U72])" office:value-type="float" office:value="5.60459940374585" calcext:value-type="float">
            <text:p>5.60459940374585</text:p>
          </table:table-cell>
          <table:table-cell table:number-columns-repeated="1001"/>
        </table:table-row>
        <table:table-row table:style-name="ro1">
          <table:table-cell table:formula="of:=[Sheet1.$G$15]" office:value-type="float" office:value="0.0585253910722005" calcext:value-type="float">
            <text:p>0.058525391072201</text:p>
          </table:table-cell>
          <table:table-cell table:formula="of:=[Sheet1.$G$28]" office:value-type="float" office:value="0.0416058905555708" calcext:value-type="float">
            <text:p>0.041605890555571</text:p>
          </table:table-cell>
          <table:table-cell table:formula="of:=[Sheet1.$G$41]" office:value-type="float" office:value="2.33520055205993" calcext:value-type="float">
            <text:p>2.33520055205993</text:p>
          </table:table-cell>
          <table:table-cell table:formula="of:=[Sheet1.$G$54]" office:value-type="float" office:value="0.0327831165009713" calcext:value-type="float">
            <text:p>0.032783116500971</text:p>
          </table:table-cell>
          <table:table-cell table:formula="of:=[Sheet1.$G$67]" office:value-type="float" office:value="0.96707532175691" calcext:value-type="float">
            <text:p>0.96707532175691</text:p>
          </table:table-cell>
          <table:table-cell table:formula="of:=[Sheet1.$G$80]" office:value-type="float" office:value="0.0203326634941413" calcext:value-type="float">
            <text:p>0.020332663494141</text:p>
          </table:table-cell>
          <table:table-cell table:formula="of:=[Sheet1.$G$93]" office:value-type="float" office:value="0.097331226848238" calcext:value-type="float">
            <text:p>0.097331226848238</text:p>
          </table:table-cell>
          <table:table-cell table:formula="of:=[Sheet1.$G$106]" office:value-type="float" office:value="0.0199832289285973" calcext:value-type="float">
            <text:p>0.019983228928597</text:p>
          </table:table-cell>
          <table:table-cell table:formula="of:=[Sheet1.$G$119]" office:value-type="float" office:value="0.0952376948695126" calcext:value-type="float">
            <text:p>0.095237694869513</text:p>
          </table:table-cell>
          <table:table-cell table:formula="of:=[Sheet1.$G$132]" office:value-type="float" office:value="0.0199832289285973" calcext:value-type="float">
            <text:p>0.019983228928597</text:p>
          </table:table-cell>
          <table:table-cell table:formula="of:=[Sheet1.$G$145]" office:value-type="float" office:value="0.0594079822829577" calcext:value-type="float">
            <text:p>0.059407982282958</text:p>
          </table:table-cell>
          <table:table-cell table:formula="of:=[Sheet1.$G$158]" office:value-type="float" office:value="5.57260680612512" calcext:value-type="float">
            <text:p>5.57260680612512</text:p>
          </table:table-cell>
          <table:table-cell table:formula="of:=[Sheet1.$G$171]" office:value-type="float" office:value="0.0260149471857212" calcext:value-type="float">
            <text:p>0.026014947185721</text:p>
          </table:table-cell>
          <table:table-cell table:formula="of:=[Sheet1.$G$184]" office:value-type="float" office:value="0.5580294884126" calcext:value-type="float">
            <text:p>0.5580294884126</text:p>
          </table:table-cell>
          <table:table-cell table:formula="of:=[Sheet1.$G$197]" office:value-type="float" office:value="0.0321869336408632" calcext:value-type="float">
            <text:p>0.032186933640863</text:p>
          </table:table-cell>
          <table:table-cell table:formula="of:=[Sheet1.$G$210]" office:value-type="float" office:value="3.40524766276743" calcext:value-type="float">
            <text:p>3.40524766276743</text:p>
          </table:table-cell>
          <table:table-cell table:formula="of:=[Sheet1.$G$223]" office:value-type="float" office:value="0.15167685899971" calcext:value-type="float">
            <text:p>0.15167685899971</text:p>
          </table:table-cell>
          <table:table-cell table:formula="of:=[Sheet1.$G$236]" office:value-type="float" office:value="0.0460700901582234" calcext:value-type="float">
            <text:p>0.046070090158223</text:p>
          </table:table-cell>
          <table:table-cell table:formula="of:=[Sheet1.$G$249]" office:value-type="float" office:value="0.0590935371135697" calcext:value-type="float">
            <text:p>0.05909353711357</text:p>
          </table:table-cell>
          <table:table-cell table:formula="of:=[Sheet1.$G$262]" office:value-type="float" office:value="0.03933570890194" calcext:value-type="float">
            <text:p>0.03933570890194</text:p>
          </table:table-cell>
          <table:table-cell table:formula="of:=[Sheet1.$G$275]" office:value-type="float" office:value="0.183428432594159" calcext:value-type="float">
            <text:p>0.183428432594159</text:p>
          </table:table-cell>
          <table:table-cell table:formula="of:=AVERAGE([.A73:.U73])" office:value-type="float" office:value="0.658150322056998" calcext:value-type="float">
            <text:p>0.658150322056998</text:p>
          </table:table-cell>
          <table:table-cell table:formula="of:=STDEV([.A73:.U73])" office:value-type="float" office:value="1.42035374290479" calcext:value-type="float">
            <text:p>1.420353742904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61:.A73])" office:value-type="float" office:value="0.832544809070854" calcext:value-type="float">
            <text:p>0.832544809070854</text:p>
          </table:table-cell>
          <table:table-cell table:formula="of:=AVERAGE([.B61:.B73])" office:value-type="float" office:value="0.601552397288616" calcext:value-type="float">
            <text:p>0.601552397288616</text:p>
          </table:table-cell>
          <table:table-cell table:formula="of:=AVERAGE([.C61:.C73])" office:value-type="float" office:value="37.134974618223" calcext:value-type="float">
            <text:p>37.134974618223</text:p>
          </table:table-cell>
          <table:table-cell table:formula="of:=AVERAGE([.D61:.D73])" office:value-type="float" office:value="0.654457339914375" calcext:value-type="float">
            <text:p>0.654457339914375</text:p>
          </table:table-cell>
          <table:table-cell table:formula="of:=AVERAGE([.E61:.E73])" office:value-type="float" office:value="19.1621657044833" calcext:value-type="float">
            <text:p>19.1621657044833</text:p>
          </table:table-cell>
          <table:table-cell table:formula="of:=AVERAGE([.F61:.F73])" office:value-type="float" office:value="0.316219615741876" calcext:value-type="float">
            <text:p>0.316219615741876</text:p>
          </table:table-cell>
          <table:table-cell table:formula="of:=AVERAGE([.G61:.G73])" office:value-type="float" office:value="2.39631690204714" calcext:value-type="float">
            <text:p>2.39631690204714</text:p>
          </table:table-cell>
          <table:table-cell table:formula="of:=AVERAGE([.H61:.H73])" office:value-type="float" office:value="0.312244270580883" calcext:value-type="float">
            <text:p>0.312244270580883</text:p>
          </table:table-cell>
          <table:table-cell table:formula="of:=AVERAGE([.I61:.I73])" office:value-type="float" office:value="2.27586893572632" calcext:value-type="float">
            <text:p>2.27586893572632</text:p>
          </table:table-cell>
          <table:table-cell table:formula="of:=AVERAGE([.J61:.J73])" office:value-type="float" office:value="0.312244270580883" calcext:value-type="float">
            <text:p>0.312244270580883</text:p>
          </table:table-cell>
          <table:table-cell table:formula="of:=AVERAGE([.K61:.K73])" office:value-type="float" office:value="0.535987652478447" calcext:value-type="float">
            <text:p>0.535987652478447</text:p>
          </table:table-cell>
          <table:table-cell table:formula="of:=AVERAGE([.L61:.L73])" office:value-type="float" office:value="276.790706682997" calcext:value-type="float">
            <text:p>276.790706682997</text:p>
          </table:table-cell>
          <table:table-cell table:formula="of:=AVERAGE([.M61:.M73])" office:value-type="float" office:value="0.661390587380664" calcext:value-type="float">
            <text:p>0.661390587380664</text:p>
          </table:table-cell>
          <table:table-cell table:formula="of:=AVERAGE([.N61:.N73])" office:value-type="float" office:value="8.31775003059304" calcext:value-type="float">
            <text:p>8.31775003059304</text:p>
          </table:table-cell>
          <table:table-cell table:formula="of:=AVERAGE([.O61:.O73])" office:value-type="float" office:value="0.468082982867999" calcext:value-type="float">
            <text:p>0.468082982867999</text:p>
          </table:table-cell>
          <table:table-cell table:formula="of:=AVERAGE([.P61:.P73])" office:value-type="float" office:value="92.0527277920273" calcext:value-type="float">
            <text:p>92.0527277920273</text:p>
          </table:table-cell>
          <table:table-cell table:formula="of:=AVERAGE([.Q61:.Q73])" office:value-type="float" office:value="2.26223628987793" calcext:value-type="float">
            <text:p>2.26223628987793</text:p>
          </table:table-cell>
          <table:table-cell table:formula="of:=AVERAGE([.R61:.R73])" office:value-type="float" office:value="0.98098569369002" calcext:value-type="float">
            <text:p>0.98098569369002</text:p>
          </table:table-cell>
          <table:table-cell table:formula="of:=AVERAGE([.S61:.S73])" office:value-type="float" office:value="1.04592934120286" calcext:value-type="float">
            <text:p>1.04592934120286</text:p>
          </table:table-cell>
          <table:table-cell table:formula="of:=AVERAGE([.T61:.T73])" office:value-type="float" office:value="0.525725354041003" calcext:value-type="float">
            <text:p>0.525725354041003</text:p>
          </table:table-cell>
          <table:table-cell table:formula="of:=AVERAGE([.U61:.U73])" office:value-type="float" office:value="5.08974896724463" calcext:value-type="float">
            <text:p>5.08974896724463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61:.A73])" office:value-type="float" office:value="1.39907818330573" calcext:value-type="float">
            <text:p>1.39907818330573</text:p>
          </table:table-cell>
          <table:table-cell table:formula="of:=STDEV([.B61:.B73])" office:value-type="float" office:value="0.986116085296034" calcext:value-type="float">
            <text:p>0.986116085296034</text:p>
          </table:table-cell>
          <table:table-cell table:formula="of:=STDEV([.C61:.C73])" office:value-type="float" office:value="66.9804981097527" calcext:value-type="float">
            <text:p>66.9804981097527</text:p>
          </table:table-cell>
          <table:table-cell table:formula="of:=STDEV([.D61:.D73])" office:value-type="float" office:value="1.2937583376742" calcext:value-type="float">
            <text:p>1.2937583376742</text:p>
          </table:table-cell>
          <table:table-cell table:formula="of:=STDEV([.E61:.E73])" office:value-type="float" office:value="33.7624295446576" calcext:value-type="float">
            <text:p>33.7624295446576</text:p>
          </table:table-cell>
          <table:table-cell table:formula="of:=STDEV([.F61:.F73])" office:value-type="float" office:value="0.527873764977298" calcext:value-type="float">
            <text:p>0.527873764977298</text:p>
          </table:table-cell>
          <table:table-cell table:formula="of:=STDEV([.G61:.G73])" office:value-type="float" office:value="4.04847592865897" calcext:value-type="float">
            <text:p>4.04847592865897</text:p>
          </table:table-cell>
          <table:table-cell table:formula="of:=STDEV([.H61:.H73])" office:value-type="float" office:value="0.522150336396408" calcext:value-type="float">
            <text:p>0.522150336396408</text:p>
          </table:table-cell>
          <table:table-cell table:formula="of:=STDEV([.I61:.I73])" office:value-type="float" office:value="3.55815372332844" calcext:value-type="float">
            <text:p>3.55815372332844</text:p>
          </table:table-cell>
          <table:table-cell table:formula="of:=STDEV([.J61:.J73])" office:value-type="float" office:value="0.522150336396408" calcext:value-type="float">
            <text:p>0.522150336396408</text:p>
          </table:table-cell>
          <table:table-cell table:formula="of:=STDEV([.K61:.K73])" office:value-type="float" office:value="0.76506805971921" calcext:value-type="float">
            <text:p>0.76506805971921</text:p>
          </table:table-cell>
          <table:table-cell table:formula="of:=STDEV([.L61:.L73])" office:value-type="float" office:value="561.702887520901" calcext:value-type="float">
            <text:p>561.702887520901</text:p>
          </table:table-cell>
          <table:table-cell table:formula="of:=STDEV([.M61:.M73])" office:value-type="float" office:value="1.50519209364771" calcext:value-type="float">
            <text:p>1.50519209364771</text:p>
          </table:table-cell>
          <table:table-cell table:formula="of:=STDEV([.N61:.N73])" office:value-type="float" office:value="13.0373888281665" calcext:value-type="float">
            <text:p>13.0373888281665</text:p>
          </table:table-cell>
          <table:table-cell table:formula="of:=STDEV([.O61:.O73])" office:value-type="float" office:value="0.576125260027333" calcext:value-type="float">
            <text:p>0.576125260027333</text:p>
          </table:table-cell>
          <table:table-cell table:formula="of:=STDEV([.P61:.P73])" office:value-type="float" office:value="222.295825537504" calcext:value-type="float">
            <text:p>222.295825537504</text:p>
          </table:table-cell>
          <table:table-cell table:formula="of:=STDEV([.Q61:.Q73])" office:value-type="float" office:value="3.52321311549633" calcext:value-type="float">
            <text:p>3.52321311549633</text:p>
          </table:table-cell>
          <table:table-cell table:formula="of:=STDEV([.R61:.R73])" office:value-type="float" office:value="1.88731259916264" calcext:value-type="float">
            <text:p>1.88731259916264</text:p>
          </table:table-cell>
          <table:table-cell table:formula="of:=STDEV([.S61:.S73])" office:value-type="float" office:value="1.62698065258292" calcext:value-type="float">
            <text:p>1.62698065258292</text:p>
          </table:table-cell>
          <table:table-cell table:formula="of:=STDEV([.T61:.T73])" office:value-type="float" office:value="0.674077065527497" calcext:value-type="float">
            <text:p>0.674077065527497</text:p>
          </table:table-cell>
          <table:table-cell table:formula="of:=STDEV([.U61:.U73])" office:value-type="float" office:value="8.88603943830148" calcext:value-type="float">
            <text:p>8.88603943830148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75];[.$A75:.$U75])" office:value-type="float" office:value="12" calcext:value-type="float">
            <text:p>12</text:p>
          </table:table-cell>
          <table:table-cell table:formula="of:=RANK([.B75];[.$A75:.$U75])" office:value-type="float" office:value="15" calcext:value-type="float">
            <text:p>15</text:p>
          </table:table-cell>
          <table:table-cell table:formula="of:=RANK([.C75];[.$A75:.$U75])" office:value-type="float" office:value="3" calcext:value-type="float">
            <text:p>3</text:p>
          </table:table-cell>
          <table:table-cell table:formula="of:=RANK([.D75];[.$A75:.$U75])" office:value-type="float" office:value="14" calcext:value-type="float">
            <text:p>14</text:p>
          </table:table-cell>
          <table:table-cell table:formula="of:=RANK([.E75];[.$A75:.$U75])" office:value-type="float" office:value="4" calcext:value-type="float">
            <text:p>4</text:p>
          </table:table-cell>
          <table:table-cell table:formula="of:=RANK([.F75];[.$A75:.$U75])" office:value-type="float" office:value="19" calcext:value-type="float">
            <text:p>19</text:p>
          </table:table-cell>
          <table:table-cell table:formula="of:=RANK([.G75];[.$A75:.$U75])" office:value-type="float" office:value="7" calcext:value-type="float">
            <text:p>7</text:p>
          </table:table-cell>
          <table:table-cell table:formula="of:=RANK([.H75];[.$A75:.$U75])" office:value-type="float" office:value="20" calcext:value-type="float">
            <text:p>20</text:p>
          </table:table-cell>
          <table:table-cell table:formula="of:=RANK([.I75];[.$A75:.$U75])" office:value-type="float" office:value="8" calcext:value-type="float">
            <text:p>8</text:p>
          </table:table-cell>
          <table:table-cell table:formula="of:=RANK([.J75];[.$A75:.$U75])" office:value-type="float" office:value="20" calcext:value-type="float">
            <text:p>20</text:p>
          </table:table-cell>
          <table:table-cell table:formula="of:=RANK([.K75];[.$A75:.$U75])" office:value-type="float" office:value="16" calcext:value-type="float">
            <text:p>16</text:p>
          </table:table-cell>
          <table:table-cell table:formula="of:=RANK([.L75];[.$A75:.$U75])" office:value-type="float" office:value="1" calcext:value-type="float">
            <text:p>1</text:p>
          </table:table-cell>
          <table:table-cell table:formula="of:=RANK([.M75];[.$A75:.$U75])" office:value-type="float" office:value="13" calcext:value-type="float">
            <text:p>13</text:p>
          </table:table-cell>
          <table:table-cell table:formula="of:=RANK([.N75];[.$A75:.$U75])" office:value-type="float" office:value="5" calcext:value-type="float">
            <text:p>5</text:p>
          </table:table-cell>
          <table:table-cell table:formula="of:=RANK([.O75];[.$A75:.$U75])" office:value-type="float" office:value="18" calcext:value-type="float">
            <text:p>18</text:p>
          </table:table-cell>
          <table:table-cell table:formula="of:=RANK([.P75];[.$A75:.$U75])" office:value-type="float" office:value="2" calcext:value-type="float">
            <text:p>2</text:p>
          </table:table-cell>
          <table:table-cell table:formula="of:=RANK([.Q75];[.$A75:.$U75])" office:value-type="float" office:value="9" calcext:value-type="float">
            <text:p>9</text:p>
          </table:table-cell>
          <table:table-cell table:formula="of:=RANK([.R75];[.$A75:.$U75])" office:value-type="float" office:value="11" calcext:value-type="float">
            <text:p>11</text:p>
          </table:table-cell>
          <table:table-cell table:formula="of:=RANK([.S75];[.$A75:.$U75])" office:value-type="float" office:value="10" calcext:value-type="float">
            <text:p>10</text:p>
          </table:table-cell>
          <table:table-cell table:formula="of:=RANK([.T75];[.$A75:.$U75])" office:value-type="float" office:value="17" calcext:value-type="float">
            <text:p>17</text:p>
          </table:table-cell>
          <table:table-cell table:formula="of:=RANK([.U75];[.$A75:.$U75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formula="of:=[.A75]-[.A56]" office:value-type="float" office:value="0.518566360853089" calcext:value-type="float">
            <text:p>0.518566360853089</text:p>
          </table:table-cell>
          <table:table-cell table:formula="of:=[.B75]-[.B56]" office:value-type="float" office:value="0.375463538187977" calcext:value-type="float">
            <text:p>0.375463538187977</text:p>
          </table:table-cell>
          <table:table-cell table:formula="of:=[.C75]-[.C56]" office:value-type="float" office:value="26.6691826760512" calcext:value-type="float">
            <text:p>26.6691826760512</text:p>
          </table:table-cell>
          <table:table-cell table:formula="of:=[.D75]-[.D56]" office:value-type="float" office:value="0.410959548926169" calcext:value-type="float">
            <text:p>0.410959548926169</text:p>
          </table:table-cell>
          <table:table-cell table:formula="of:=[.E75]-[.E56]" office:value-type="float" office:value="13.7442847764115" calcext:value-type="float">
            <text:p>13.7442847764115</text:p>
          </table:table-cell>
          <table:table-cell table:formula="of:=[.F75]-[.F56]" office:value-type="float" office:value="0.196409228737608" calcext:value-type="float">
            <text:p>0.196409228737608</text:p>
          </table:table-cell>
          <table:table-cell table:formula="of:=[.G75]-[.G56]" office:value-type="float" office:value="1.49176695636315" calcext:value-type="float">
            <text:p>1.49176695636315</text:p>
          </table:table-cell>
          <table:table-cell table:formula="of:=[.H75]-[.H56]" office:value-type="float" office:value="0.193408538180123" calcext:value-type="float">
            <text:p>0.193408538180123</text:p>
          </table:table-cell>
          <table:table-cell table:formula="of:=[.I75]-[.I56]" office:value-type="float" office:value="1.42794622485724" calcext:value-type="float">
            <text:p>1.42794622485724</text:p>
          </table:table-cell>
          <table:table-cell table:formula="of:=[.J75]-[.J56]" office:value-type="float" office:value="0.193418253469357" calcext:value-type="float">
            <text:p>0.193418253469357</text:p>
          </table:table-cell>
          <table:table-cell table:formula="of:=[.K75]-[.K56]" office:value-type="float" office:value="0.332820898850879" calcext:value-type="float">
            <text:p>0.332820898850879</text:p>
          </table:table-cell>
          <table:table-cell table:formula="of:=[.L75]-[.L56]" office:value-type="float" office:value="258.406913933999" calcext:value-type="float">
            <text:p>258.406913933999</text:p>
          </table:table-cell>
          <table:table-cell table:formula="of:=[.M75]-[.M56]" office:value-type="float" office:value="0.411087462837139" calcext:value-type="float">
            <text:p>0.411087462837139</text:p>
          </table:table-cell>
          <table:table-cell table:formula="of:=[.N75]-[.N56]" office:value-type="float" office:value="4.70165162019758" calcext:value-type="float">
            <text:p>4.70165162019758</text:p>
          </table:table-cell>
          <table:table-cell table:formula="of:=[.O75]-[.O56]" office:value-type="float" office:value="0.290778829034728" calcext:value-type="float">
            <text:p>0.290778829034728</text:p>
          </table:table-cell>
          <table:table-cell table:formula="of:=[.P75]-[.P56]" office:value-type="float" office:value="58.2942034019764" calcext:value-type="float">
            <text:p>58.2942034019764</text:p>
          </table:table-cell>
          <table:table-cell table:formula="of:=[.Q75]-[.Q56]" office:value-type="float" office:value="1.40943386797342" calcext:value-type="float">
            <text:p>1.40943386797342</text:p>
          </table:table-cell>
          <table:table-cell table:formula="of:=[.R75]-[.R56]" office:value-type="float" office:value="0.611061055174019" calcext:value-type="float">
            <text:p>0.611061055174019</text:p>
          </table:table-cell>
          <table:table-cell table:formula="of:=[.S75]-[.S56]" office:value-type="float" office:value="0.652353651840402" calcext:value-type="float">
            <text:p>0.652353651840402</text:p>
          </table:table-cell>
          <table:table-cell table:formula="of:=[.T75]-[.T56]" office:value-type="float" office:value="0.32925793205299" calcext:value-type="float">
            <text:p>0.32925793205299</text:p>
          </table:table-cell>
          <table:table-cell table:formula="of:=[.U75]-[.U56]" office:value-type="float" office:value="3.17119423763576" calcext:value-type="float">
            <text:p>3.1711942376357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BM8 FULL</text:p>
          </table:table-cell>
          <table:table-cell table:number-columns-repeated="1023"/>
        </table:table-row>
        <table:table-row table:style-name="ro1">
          <table:table-cell table:formula="of:=[Sheet1.$J$3]" office:value-type="float" office:value="2.08210703797552" calcext:value-type="float">
            <text:p>2.08210703797552</text:p>
          </table:table-cell>
          <table:table-cell table:formula="of:=[Sheet1.$J$16]" office:value-type="float" office:value="1.32952332410161" calcext:value-type="float">
            <text:p>1.32952332410161</text:p>
          </table:table-cell>
          <table:table-cell table:formula="of:=[Sheet1.$J$29]" office:value-type="float" office:value="54.3228594507282" calcext:value-type="float">
            <text:p>54.3228594507282</text:p>
          </table:table-cell>
          <table:table-cell table:formula="of:=[Sheet1.$J$42]" office:value-type="float" office:value="1.6709387966837" calcext:value-type="float">
            <text:p>1.6709387966837</text:p>
          </table:table-cell>
          <table:table-cell table:formula="of:=[Sheet1.$J$55]" office:value-type="float" office:value="18.0732185643957" calcext:value-type="float">
            <text:p>18.0732185643957</text:p>
          </table:table-cell>
          <table:table-cell table:formula="of:=[Sheet1.$J$68]" office:value-type="float" office:value="0.771870772115098" calcext:value-type="float">
            <text:p>0.771870772115098</text:p>
          </table:table-cell>
          <table:table-cell table:formula="of:=[Sheet1.$J$81]" office:value-type="float" office:value="6.63589159221483" calcext:value-type="float">
            <text:p>6.63589159221483</text:p>
          </table:table-cell>
          <table:table-cell table:formula="of:=[Sheet1.$J$94]" office:value-type="float" office:value="0.764846716020064" calcext:value-type="float">
            <text:p>0.764846716020064</text:p>
          </table:table-cell>
          <table:table-cell table:formula="of:=[Sheet1.$J$107]" office:value-type="float" office:value="3.06141848466682" calcext:value-type="float">
            <text:p>3.06141848466682</text:p>
          </table:table-cell>
          <table:table-cell table:formula="of:=[Sheet1.$J$120]" office:value-type="float" office:value="0.764794020580628" calcext:value-type="float">
            <text:p>0.764794020580628</text:p>
          </table:table-cell>
          <table:table-cell table:formula="of:=[Sheet1.$J$133]" office:value-type="float" office:value="1.0661149256609" calcext:value-type="float">
            <text:p>1.0661149256609</text:p>
          </table:table-cell>
          <table:table-cell table:formula="of:=[Sheet1.$J$146]" office:value-type="float" office:value="190.11629696387" calcext:value-type="float">
            <text:p>190.11629696387</text:p>
          </table:table-cell>
          <table:table-cell table:formula="of:=[Sheet1.$J$159]" office:value-type="float" office:value="2.86602891168803" calcext:value-type="float">
            <text:p>2.86602891168803</text:p>
          </table:table-cell>
          <table:table-cell table:formula="of:=[Sheet1.$J$172]" office:value-type="float" office:value="52.2173365230989" calcext:value-type="float">
            <text:p>52.2173365230989</text:p>
          </table:table-cell>
          <table:table-cell table:formula="of:=[Sheet1.$J$185]" office:value-type="float" office:value="0.798146021921892" calcext:value-type="float">
            <text:p>0.798146021921892</text:p>
          </table:table-cell>
          <table:table-cell table:formula="of:=[Sheet1.$J$198]" office:value-type="float" office:value="195.757564093184" calcext:value-type="float">
            <text:p>195.757564093184</text:p>
          </table:table-cell>
          <table:table-cell table:formula="of:=[Sheet1.$J$211]" office:value-type="float" office:value="7.95148186818736" calcext:value-type="float">
            <text:p>7.95148186818736</text:p>
          </table:table-cell>
          <table:table-cell table:formula="of:=[Sheet1.$J$224]" office:value-type="float" office:value="1.49926898906615" calcext:value-type="float">
            <text:p>1.49926898906615</text:p>
          </table:table-cell>
          <table:table-cell table:formula="of:=[Sheet1.$J$237]" office:value-type="float" office:value="2.49693660488771" calcext:value-type="float">
            <text:p>2.49693660488771</text:p>
          </table:table-cell>
          <table:table-cell table:formula="of:=[Sheet1.$J$250]" office:value-type="float" office:value="0.892026966507692" calcext:value-type="float">
            <text:p>0.892026966507692</text:p>
          </table:table-cell>
          <table:table-cell table:formula="of:=[Sheet1.$J$263]" office:value-type="float" office:value="14.484921231672" calcext:value-type="float">
            <text:p>14.484921231672</text:p>
          </table:table-cell>
          <table:table-cell table:formula="of:=AVERAGE([.A82:.U82])" office:value-type="float" office:value="26.648742469487" calcext:value-type="float">
            <text:p>26.648742469487</text:p>
          </table:table-cell>
          <table:table-cell table:formula="of:=STDEV([.A82:.U82])" office:value-type="float" office:value="57.4075790536066" calcext:value-type="float">
            <text:p>57.4075790536066</text:p>
          </table:table-cell>
          <table:table-cell table:number-columns-repeated="1001"/>
        </table:table-row>
        <table:table-row table:style-name="ro1">
          <table:table-cell table:formula="of:=[Sheet1.$J$4]" office:value-type="float" office:value="0.118064084836076" calcext:value-type="float">
            <text:p>0.118064084836076</text:p>
          </table:table-cell>
          <table:table-cell table:formula="of:=[Sheet1.$J$17]" office:value-type="float" office:value="0.209317584153525" calcext:value-type="float">
            <text:p>0.209317584153525</text:p>
          </table:table-cell>
          <table:table-cell table:formula="of:=[Sheet1.$J$30]" office:value-type="float" office:value="4.60199888787107" calcext:value-type="float">
            <text:p>4.60199888787107</text:p>
          </table:table-cell>
          <table:table-cell table:formula="of:=[Sheet1.$J$43]" office:value-type="float" office:value="0.0677934514718397" calcext:value-type="float">
            <text:p>0.06779345147184</text:p>
          </table:table-cell>
          <table:table-cell table:formula="of:=[Sheet1.$J$56]" office:value-type="float" office:value="6.27139737808876" calcext:value-type="float">
            <text:p>6.27139737808876</text:p>
          </table:table-cell>
          <table:table-cell table:formula="of:=[Sheet1.$J$69]" office:value-type="float" office:value="0.0445198116865632" calcext:value-type="float">
            <text:p>0.044519811686563</text:p>
          </table:table-cell>
          <table:table-cell table:formula="of:=[Sheet1.$J$82]" office:value-type="float" office:value="0.0511070063798727" calcext:value-type="float">
            <text:p>0.051107006379873</text:p>
          </table:table-cell>
          <table:table-cell table:formula="of:=[Sheet1.$J$95]" office:value-type="float" office:value="0.0435478659613703" calcext:value-type="float">
            <text:p>0.04354786596137</text:p>
          </table:table-cell>
          <table:table-cell table:formula="of:=[Sheet1.$J$108]" office:value-type="float" office:value="0.284950499668391" calcext:value-type="float">
            <text:p>0.284950499668391</text:p>
          </table:table-cell>
          <table:table-cell table:formula="of:=[Sheet1.$J$121]" office:value-type="float" office:value="0.0435478419498477" calcext:value-type="float">
            <text:p>0.043547841949848</text:p>
          </table:table-cell>
          <table:table-cell table:formula="of:=[Sheet1.$J$134]" office:value-type="float" office:value="0.0922466450359292" calcext:value-type="float">
            <text:p>0.092246645035929</text:p>
          </table:table-cell>
          <table:table-cell table:formula="of:=[Sheet1.$J$147]" office:value-type="float" office:value="40.8802108959643" calcext:value-type="float">
            <text:p>40.8802108959643</text:p>
          </table:table-cell>
          <table:table-cell table:formula="of:=[Sheet1.$J$160]" office:value-type="float" office:value="0.0529152051267806" calcext:value-type="float">
            <text:p>0.052915205126781</text:p>
          </table:table-cell>
          <table:table-cell table:formula="of:=[Sheet1.$J$173]" office:value-type="float" office:value="3.90145511696795" calcext:value-type="float">
            <text:p>3.90145511696795</text:p>
          </table:table-cell>
          <table:table-cell table:formula="of:=[Sheet1.$J$186]" office:value-type="float" office:value="0.405103693868049" calcext:value-type="float">
            <text:p>0.405103693868049</text:p>
          </table:table-cell>
          <table:table-cell table:formula="of:=[Sheet1.$J$199]" office:value-type="float" office:value="3.40743970684505" calcext:value-type="float">
            <text:p>3.40743970684505</text:p>
          </table:table-cell>
          <table:table-cell table:formula="of:=[Sheet1.$J$212]" office:value-type="float" office:value="0.207465462615102" calcext:value-type="float">
            <text:p>0.207465462615102</text:p>
          </table:table-cell>
          <table:table-cell table:formula="of:=[Sheet1.$J$225]" office:value-type="float" office:value="0.496014072775515" calcext:value-type="float">
            <text:p>0.496014072775515</text:p>
          </table:table-cell>
          <table:table-cell table:formula="of:=[Sheet1.$J$238]" office:value-type="float" office:value="1.0067851332261" calcext:value-type="float">
            <text:p>1.0067851332261</text:p>
          </table:table-cell>
          <table:table-cell table:formula="of:=[Sheet1.$J$251]" office:value-type="float" office:value="0.312121866075096" calcext:value-type="float">
            <text:p>0.312121866075096</text:p>
          </table:table-cell>
          <table:table-cell table:formula="of:=[Sheet1.$J$264]" office:value-type="float" office:value="1.63141438008136" calcext:value-type="float">
            <text:p>1.63141438008136</text:p>
          </table:table-cell>
          <table:table-cell table:formula="of:=AVERAGE([.A83:.U83])" office:value-type="float" office:value="3.05378174241184" calcext:value-type="float">
            <text:p>3.05378174241184</text:p>
          </table:table-cell>
          <table:table-cell table:formula="of:=STDEV([.A83:.U83])" office:value-type="float" office:value="8.85179131493264" calcext:value-type="float">
            <text:p>8.85179131493264</text:p>
          </table:table-cell>
          <table:table-cell table:number-columns-repeated="1001"/>
        </table:table-row>
        <table:table-row table:style-name="ro1">
          <table:table-cell table:formula="of:=[Sheet1.$J$5]" office:value-type="float" office:value="0.337435012653833" calcext:value-type="float">
            <text:p>0.337435012653833</text:p>
          </table:table-cell>
          <table:table-cell table:formula="of:=[Sheet1.$J$18]" office:value-type="float" office:value="0.25607916666549" calcext:value-type="float">
            <text:p>0.25607916666549</text:p>
          </table:table-cell>
          <table:table-cell table:formula="of:=[Sheet1.$J$31]" office:value-type="float" office:value="7.54934674300369" calcext:value-type="float">
            <text:p>7.54934674300369</text:p>
          </table:table-cell>
          <table:table-cell table:formula="of:=[Sheet1.$J$44]" office:value-type="float" office:value="0.22883327953083" calcext:value-type="float">
            <text:p>0.22883327953083</text:p>
          </table:table-cell>
          <table:table-cell table:formula="of:=[Sheet1.$J$57]" office:value-type="float" office:value="4.14150959531359" calcext:value-type="float">
            <text:p>4.14150959531359</text:p>
          </table:table-cell>
          <table:table-cell table:formula="of:=[Sheet1.$J$70]" office:value-type="float" office:value="0.129177572214997" calcext:value-type="float">
            <text:p>0.129177572214997</text:p>
          </table:table-cell>
          <table:table-cell table:formula="of:=[Sheet1.$J$83]" office:value-type="float" office:value="0.606457893974153" calcext:value-type="float">
            <text:p>0.606457893974153</text:p>
          </table:table-cell>
          <table:table-cell table:formula="of:=[Sheet1.$J$96]" office:value-type="float" office:value="0.128786600963517" calcext:value-type="float">
            <text:p>0.128786600963517</text:p>
          </table:table-cell>
          <table:table-cell table:formula="of:=[Sheet1.$J$109]" office:value-type="float" office:value="2.07950295880842" calcext:value-type="float">
            <text:p>2.07950295880842</text:p>
          </table:table-cell>
          <table:table-cell table:formula="of:=[Sheet1.$J$122]" office:value-type="float" office:value="0.128776724341994" calcext:value-type="float">
            <text:p>0.128776724341994</text:p>
          </table:table-cell>
          <table:table-cell table:formula="of:=[Sheet1.$J$135]" office:value-type="float" office:value="0.219091753227239" calcext:value-type="float">
            <text:p>0.219091753227239</text:p>
          </table:table-cell>
          <table:table-cell table:formula="of:=[Sheet1.$J$148]" office:value-type="float" office:value="13.1882999591444" calcext:value-type="float">
            <text:p>13.1882999591444</text:p>
          </table:table-cell>
          <table:table-cell table:formula="of:=[Sheet1.$J$161]" office:value-type="float" office:value="0.155348548040804" calcext:value-type="float">
            <text:p>0.155348548040804</text:p>
          </table:table-cell>
          <table:table-cell table:formula="of:=[Sheet1.$J$174]" office:value-type="float" office:value="5.2631727032144" calcext:value-type="float">
            <text:p>5.2631727032144</text:p>
          </table:table-cell>
          <table:table-cell table:formula="of:=[Sheet1.$J$187]" office:value-type="float" office:value="0.261340391655718" calcext:value-type="float">
            <text:p>0.261340391655718</text:p>
          </table:table-cell>
          <table:table-cell table:formula="of:=[Sheet1.$J$200]" office:value-type="float" office:value="28.0272957757014" calcext:value-type="float">
            <text:p>28.0272957757014</text:p>
          </table:table-cell>
          <table:table-cell table:formula="of:=[Sheet1.$J$213]" office:value-type="float" office:value="1.07087650402091" calcext:value-type="float">
            <text:p>1.07087650402091</text:p>
          </table:table-cell>
          <table:table-cell table:formula="of:=[Sheet1.$J$226]" office:value-type="float" office:value="0.272051308690401" calcext:value-type="float">
            <text:p>0.272051308690401</text:p>
          </table:table-cell>
          <table:table-cell table:formula="of:=[Sheet1.$J$239]" office:value-type="float" office:value="0.377022657761521" calcext:value-type="float">
            <text:p>0.377022657761521</text:p>
          </table:table-cell>
          <table:table-cell table:formula="of:=[Sheet1.$J$252]" office:value-type="float" office:value="0.257763128344364" calcext:value-type="float">
            <text:p>0.257763128344364</text:p>
          </table:table-cell>
          <table:table-cell table:formula="of:=[Sheet1.$J$265]" office:value-type="float" office:value="4.24268811697193" calcext:value-type="float">
            <text:p>4.24268811697193</text:p>
          </table:table-cell>
          <table:table-cell table:formula="of:=AVERAGE([.A84:.U84])" office:value-type="float" office:value="3.28194554258303" calcext:value-type="float">
            <text:p>3.28194554258303</text:p>
          </table:table-cell>
          <table:table-cell table:formula="of:=STDEV([.A84:.U84])" office:value-type="float" office:value="6.55612609437016" calcext:value-type="float">
            <text:p>6.55612609437016</text:p>
          </table:table-cell>
          <table:table-cell table:number-columns-repeated="1001"/>
        </table:table-row>
        <table:table-row table:style-name="ro1">
          <table:table-cell table:formula="of:=[Sheet1.$J$6]" office:value-type="float" office:value="0.043956410639167" calcext:value-type="float">
            <text:p>0.043956410639167</text:p>
          </table:table-cell>
          <table:table-cell table:formula="of:=[Sheet1.$J$19]" office:value-type="float" office:value="0.0367491976594798" calcext:value-type="float">
            <text:p>0.03674919765948</text:p>
          </table:table-cell>
          <table:table-cell table:formula="of:=[Sheet1.$J$32]" office:value-type="float" office:value="1.70496974157187" calcext:value-type="float">
            <text:p>1.70496974157187</text:p>
          </table:table-cell>
          <table:table-cell table:formula="of:=[Sheet1.$J$45]" office:value-type="float" office:value="0.029504885780142" calcext:value-type="float">
            <text:p>0.029504885780142</text:p>
          </table:table-cell>
          <table:table-cell table:formula="of:=[Sheet1.$J$58]" office:value-type="float" office:value="0.524240219583398" calcext:value-type="float">
            <text:p>0.524240219583398</text:p>
          </table:table-cell>
          <table:table-cell table:formula="of:=[Sheet1.$J$71]" office:value-type="float" office:value="0.0192255942243941" calcext:value-type="float">
            <text:p>0.019225594224394</text:p>
          </table:table-cell>
          <table:table-cell table:formula="of:=[Sheet1.$J$84]" office:value-type="float" office:value="0.0592477884694765" calcext:value-type="float">
            <text:p>0.059247788469477</text:p>
          </table:table-cell>
          <table:table-cell table:formula="of:=[Sheet1.$J$97]" office:value-type="float" office:value="0.0184189223459956" calcext:value-type="float">
            <text:p>0.018418922345996</text:p>
          </table:table-cell>
          <table:table-cell table:formula="of:=[Sheet1.$J$110]" office:value-type="float" office:value="0.161113422717202" calcext:value-type="float">
            <text:p>0.161113422717202</text:p>
          </table:table-cell>
          <table:table-cell table:formula="of:=[Sheet1.$J$123]" office:value-type="float" office:value="0.0184186932686603" calcext:value-type="float">
            <text:p>0.01841869326866</text:p>
          </table:table-cell>
          <table:table-cell table:formula="of:=[Sheet1.$J$136]" office:value-type="float" office:value="0.0386884545071694" calcext:value-type="float">
            <text:p>0.038688454507169</text:p>
          </table:table-cell>
          <table:table-cell table:formula="of:=[Sheet1.$J$149]" office:value-type="float" office:value="4.65075995904059" calcext:value-type="float">
            <text:p>4.65075995904059</text:p>
          </table:table-cell>
          <table:table-cell table:formula="of:=[Sheet1.$J$162]" office:value-type="float" office:value="0.02229663444142" calcext:value-type="float">
            <text:p>0.02229663444142</text:p>
          </table:table-cell>
          <table:table-cell table:formula="of:=[Sheet1.$J$175]" office:value-type="float" office:value="1.02656270557225" calcext:value-type="float">
            <text:p>1.02656270557225</text:p>
          </table:table-cell>
          <table:table-cell table:formula="of:=[Sheet1.$J$188]" office:value-type="float" office:value="0.0462460324761953" calcext:value-type="float">
            <text:p>0.046246032476195</text:p>
          </table:table-cell>
          <table:table-cell table:formula="of:=[Sheet1.$J$201]" office:value-type="float" office:value="2.29013088324063" calcext:value-type="float">
            <text:p>2.29013088324063</text:p>
          </table:table-cell>
          <table:table-cell table:formula="of:=[Sheet1.$J$214]" office:value-type="float" office:value="0.140266136604983" calcext:value-type="float">
            <text:p>0.140266136604983</text:p>
          </table:table-cell>
          <table:table-cell table:formula="of:=[Sheet1.$J$227]" office:value-type="float" office:value="0.0404963559543922" calcext:value-type="float">
            <text:p>0.040496355954392</text:p>
          </table:table-cell>
          <table:table-cell table:formula="of:=[Sheet1.$J$240]" office:value-type="float" office:value="0.0627839234466426" calcext:value-type="float">
            <text:p>0.062783923446643</text:p>
          </table:table-cell>
          <table:table-cell table:formula="of:=[Sheet1.$J$253]" office:value-type="float" office:value="0.0326465185633349" calcext:value-type="float">
            <text:p>0.032646518563335</text:p>
          </table:table-cell>
          <table:table-cell table:formula="of:=[Sheet1.$J$266]" office:value-type="float" office:value="0.631488647061863" calcext:value-type="float">
            <text:p>0.631488647061863</text:p>
          </table:table-cell>
          <table:table-cell table:formula="of:=AVERAGE([.A85:.U85])" office:value-type="float" office:value="0.552295767960441" calcext:value-type="float">
            <text:p>0.552295767960441</text:p>
          </table:table-cell>
          <table:table-cell table:formula="of:=STDEV([.A85:.U85])" office:value-type="float" office:value="1.12178668267788" calcext:value-type="float">
            <text:p>1.12178668267788</text:p>
          </table:table-cell>
          <table:table-cell table:number-columns-repeated="1001"/>
        </table:table-row>
        <table:table-row table:style-name="ro1">
          <table:table-cell table:formula="of:=[Sheet1.$J$7]" office:value-type="float" office:value="0.0820318185650334" calcext:value-type="float">
            <text:p>0.082031818565033</text:p>
          </table:table-cell>
          <table:table-cell table:formula="of:=[Sheet1.$J$20]" office:value-type="float" office:value="0.0626236526575154" calcext:value-type="float">
            <text:p>0.062623652657515</text:p>
          </table:table-cell>
          <table:table-cell table:formula="of:=[Sheet1.$J$33]" office:value-type="float" office:value="2.27461591563709" calcext:value-type="float">
            <text:p>2.27461591563709</text:p>
          </table:table-cell>
          <table:table-cell table:formula="of:=[Sheet1.$J$46]" office:value-type="float" office:value="0.0623168998874123" calcext:value-type="float">
            <text:p>0.062316899887412</text:p>
          </table:table-cell>
          <table:table-cell table:formula="of:=[Sheet1.$J$59]" office:value-type="float" office:value="0.782520390452639" calcext:value-type="float">
            <text:p>0.782520390452639</text:p>
          </table:table-cell>
          <table:table-cell table:formula="of:=[Sheet1.$J$72]" office:value-type="float" office:value="0.0343444247146695" calcext:value-type="float">
            <text:p>0.03434442471467</text:p>
          </table:table-cell>
          <table:table-cell table:formula="of:=[Sheet1.$J$85]" office:value-type="float" office:value="0.177678794864205" calcext:value-type="float">
            <text:p>0.177678794864205</text:p>
          </table:table-cell>
          <table:table-cell table:formula="of:=[Sheet1.$J$98]" office:value-type="float" office:value="0.03417501662918" calcext:value-type="float">
            <text:p>0.03417501662918</text:p>
          </table:table-cell>
          <table:table-cell table:formula="of:=[Sheet1.$J$111]" office:value-type="float" office:value="0.286997028268672" calcext:value-type="float">
            <text:p>0.286997028268672</text:p>
          </table:table-cell>
          <table:table-cell table:formula="of:=[Sheet1.$J$124]" office:value-type="float" office:value="0.0341743449346512" calcext:value-type="float">
            <text:p>0.034174344934651</text:p>
          </table:table-cell>
          <table:table-cell table:formula="of:=[Sheet1.$J$137]" office:value-type="float" office:value="0.0574474778415708" calcext:value-type="float">
            <text:p>0.057447477841571</text:p>
          </table:table-cell>
          <table:table-cell table:formula="of:=[Sheet1.$J$150]" office:value-type="float" office:value="4.19651387128229" calcext:value-type="float">
            <text:p>4.19651387128229</text:p>
          </table:table-cell>
          <table:table-cell table:formula="of:=[Sheet1.$J$163]" office:value-type="float" office:value="0.0413167076725063" calcext:value-type="float">
            <text:p>0.041316707672506</text:p>
          </table:table-cell>
          <table:table-cell table:formula="of:=[Sheet1.$J$176]" office:value-type="float" office:value="1.1176516367359" calcext:value-type="float">
            <text:p>1.1176516367359</text:p>
          </table:table-cell>
          <table:table-cell table:formula="of:=[Sheet1.$J$189]" office:value-type="float" office:value="0.0695950817179414" calcext:value-type="float">
            <text:p>0.069595081717941</text:p>
          </table:table-cell>
          <table:table-cell table:formula="of:=[Sheet1.$J$202]" office:value-type="float" office:value="5.99398431368709" calcext:value-type="float">
            <text:p>5.99398431368709</text:p>
          </table:table-cell>
          <table:table-cell table:formula="of:=[Sheet1.$J$215]" office:value-type="float" office:value="0.265405565999853" calcext:value-type="float">
            <text:p>0.265405565999853</text:p>
          </table:table-cell>
          <table:table-cell table:formula="of:=[Sheet1.$J$228]" office:value-type="float" office:value="0.0695831870380563" calcext:value-type="float">
            <text:p>0.069583187038056</text:p>
          </table:table-cell>
          <table:table-cell table:formula="of:=[Sheet1.$J$241]" office:value-type="float" office:value="0.107242939867285" calcext:value-type="float">
            <text:p>0.107242939867285</text:p>
          </table:table-cell>
          <table:table-cell table:formula="of:=[Sheet1.$J$254]" office:value-type="float" office:value="0.0552809840647966" calcext:value-type="float">
            <text:p>0.055280984064797</text:p>
          </table:table-cell>
          <table:table-cell table:formula="of:=[Sheet1.$J$267]" office:value-type="float" office:value="1.09137326704701" calcext:value-type="float">
            <text:p>1.09137326704701</text:p>
          </table:table-cell>
          <table:table-cell table:formula="of:=AVERAGE([.A86:.U86])" office:value-type="float" office:value="0.804613015217398" calcext:value-type="float">
            <text:p>0.804613015217398</text:p>
          </table:table-cell>
          <table:table-cell table:formula="of:=STDEV([.A86:.U86])" office:value-type="float" office:value="1.55565525455151" calcext:value-type="float">
            <text:p>1.55565525455151</text:p>
          </table:table-cell>
          <table:table-cell table:number-columns-repeated="1001"/>
        </table:table-row>
        <table:table-row table:style-name="ro1">
          <table:table-cell table:formula="of:=[Sheet1.$J$8]" office:value-type="float" office:value="0.626508781975175" calcext:value-type="float">
            <text:p>0.626508781975175</text:p>
          </table:table-cell>
          <table:table-cell table:formula="of:=[Sheet1.$J$21]" office:value-type="float" office:value="0.374580325215844" calcext:value-type="float">
            <text:p>0.374580325215844</text:p>
          </table:table-cell>
          <table:table-cell table:formula="of:=[Sheet1.$J$34]" office:value-type="float" office:value="27.9097070909233" calcext:value-type="float">
            <text:p>27.9097070909233</text:p>
          </table:table-cell>
          <table:table-cell table:formula="of:=[Sheet1.$J$47]" office:value-type="float" office:value="0.389094814205155" calcext:value-type="float">
            <text:p>0.389094814205155</text:p>
          </table:table-cell>
          <table:table-cell table:formula="of:=[Sheet1.$J$60]" office:value-type="float" office:value="1.66649030706908" calcext:value-type="float">
            <text:p>1.66649030706908</text:p>
          </table:table-cell>
          <table:table-cell table:formula="of:=[Sheet1.$J$73]" office:value-type="float" office:value="0.245447222101641" calcext:value-type="float">
            <text:p>0.245447222101641</text:p>
          </table:table-cell>
          <table:table-cell table:formula="of:=[Sheet1.$J$86]" office:value-type="float" office:value="2.70668481129489" calcext:value-type="float">
            <text:p>2.70668481129489</text:p>
          </table:table-cell>
          <table:table-cell table:formula="of:=[Sheet1.$J$99]" office:value-type="float" office:value="0.24501310756702" calcext:value-type="float">
            <text:p>0.24501310756702</text:p>
          </table:table-cell>
          <table:table-cell table:formula="of:=[Sheet1.$J$112]" office:value-type="float" office:value="2.20878945419912" calcext:value-type="float">
            <text:p>2.20878945419912</text:p>
          </table:table-cell>
          <table:table-cell table:formula="of:=[Sheet1.$J$125]" office:value-type="float" office:value="0.244994787566373" calcext:value-type="float">
            <text:p>0.244994787566373</text:p>
          </table:table-cell>
          <table:table-cell table:formula="of:=[Sheet1.$J$138]" office:value-type="float" office:value="0.390905769341501" calcext:value-type="float">
            <text:p>0.390905769341501</text:p>
          </table:table-cell>
          <table:table-cell table:formula="of:=[Sheet1.$J$151]" office:value-type="float" office:value="23.3122813772058" calcext:value-type="float">
            <text:p>23.3122813772058</text:p>
          </table:table-cell>
          <table:table-cell table:formula="of:=[Sheet1.$J$164]" office:value-type="float" office:value="0.361118514093296" calcext:value-type="float">
            <text:p>0.361118514093296</text:p>
          </table:table-cell>
          <table:table-cell table:formula="of:=[Sheet1.$J$177]" office:value-type="float" office:value="10.4553346264129" calcext:value-type="float">
            <text:p>10.4553346264129</text:p>
          </table:table-cell>
          <table:table-cell table:formula="of:=[Sheet1.$J$190]" office:value-type="float" office:value="0.289257380354902" calcext:value-type="float">
            <text:p>0.289257380354902</text:p>
          </table:table-cell>
          <table:table-cell table:formula="of:=[Sheet1.$J$203]" office:value-type="float" office:value="43.8079442512766" calcext:value-type="float">
            <text:p>43.8079442512766</text:p>
          </table:table-cell>
          <table:table-cell table:formula="of:=[Sheet1.$J$216]" office:value-type="float" office:value="1.38748840699938" calcext:value-type="float">
            <text:p>1.38748840699938</text:p>
          </table:table-cell>
          <table:table-cell table:formula="of:=[Sheet1.$J$229]" office:value-type="float" office:value="0.494166909904248" calcext:value-type="float">
            <text:p>0.494166909904248</text:p>
          </table:table-cell>
          <table:table-cell table:formula="of:=[Sheet1.$J$242]" office:value-type="float" office:value="0.531004355794238" calcext:value-type="float">
            <text:p>0.531004355794238</text:p>
          </table:table-cell>
          <table:table-cell table:formula="of:=[Sheet1.$J$255]" office:value-type="float" office:value="0.35114112120893" calcext:value-type="float">
            <text:p>0.35114112120893</text:p>
          </table:table-cell>
          <table:table-cell table:formula="of:=[Sheet1.$J$268]" office:value-type="float" office:value="4.88770822943366" calcext:value-type="float">
            <text:p>4.88770822943366</text:p>
          </table:table-cell>
          <table:table-cell table:formula="of:=AVERAGE([.A87:.U87])" office:value-type="float" office:value="5.85169817353062" calcext:value-type="float">
            <text:p>5.85169817353062</text:p>
          </table:table-cell>
          <table:table-cell table:formula="of:=STDEV([.A87:.U87])" office:value-type="float" office:value="11.5638492274538" calcext:value-type="float">
            <text:p>11.5638492274538</text:p>
          </table:table-cell>
          <table:table-cell table:number-columns-repeated="1001"/>
        </table:table-row>
        <table:table-row table:style-name="ro1">
          <table:table-cell table:formula="of:=[Sheet1.$J$9]" office:value-type="float" office:value="0.228346649660058" calcext:value-type="float">
            <text:p>0.228346649660058</text:p>
          </table:table-cell>
          <table:table-cell table:formula="of:=[Sheet1.$J$22]" office:value-type="float" office:value="0.153964494845799" calcext:value-type="float">
            <text:p>0.153964494845799</text:p>
          </table:table-cell>
          <table:table-cell table:formula="of:=[Sheet1.$J$35]" office:value-type="float" office:value="9.22911465842413" calcext:value-type="float">
            <text:p>9.22911465842413</text:p>
          </table:table-cell>
          <table:table-cell table:formula="of:=[Sheet1.$J$48]" office:value-type="float" office:value="0.15028784883554" calcext:value-type="float">
            <text:p>0.15028784883554</text:p>
          </table:table-cell>
          <table:table-cell table:formula="of:=[Sheet1.$J$61]" office:value-type="float" office:value="2.89751993326984" calcext:value-type="float">
            <text:p>2.89751993326984</text:p>
          </table:table-cell>
          <table:table-cell table:formula="of:=[Sheet1.$J$74]" office:value-type="float" office:value="0.0860735566231734" calcext:value-type="float">
            <text:p>0.086073556623173</text:p>
          </table:table-cell>
          <table:table-cell table:formula="of:=[Sheet1.$J$87]" office:value-type="float" office:value="0.391180922685337" calcext:value-type="float">
            <text:p>0.391180922685337</text:p>
          </table:table-cell>
          <table:table-cell table:formula="of:=[Sheet1.$J$100]" office:value-type="float" office:value="0.0848745772073983" calcext:value-type="float">
            <text:p>0.084874577207398</text:p>
          </table:table-cell>
          <table:table-cell table:formula="of:=[Sheet1.$J$113]" office:value-type="float" office:value="0.448733345132499" calcext:value-type="float">
            <text:p>0.448733345132499</text:p>
          </table:table-cell>
          <table:table-cell table:formula="of:=[Sheet1.$J$126]" office:value-type="float" office:value="0.0848652154632472" calcext:value-type="float">
            <text:p>0.084865215463247</text:p>
          </table:table-cell>
          <table:table-cell table:formula="of:=[Sheet1.$J$139]" office:value-type="float" office:value="0.194703940604934" calcext:value-type="float">
            <text:p>0.194703940604934</text:p>
          </table:table-cell>
          <table:table-cell table:formula="of:=[Sheet1.$J$152]" office:value-type="float" office:value="4.896105728825" calcext:value-type="float">
            <text:p>4.896105728825</text:p>
          </table:table-cell>
          <table:table-cell table:formula="of:=[Sheet1.$J$165]" office:value-type="float" office:value="0.109388470651633" calcext:value-type="float">
            <text:p>0.109388470651633</text:p>
          </table:table-cell>
          <table:table-cell table:formula="of:=[Sheet1.$J$178]" office:value-type="float" office:value="2.431834666533" calcext:value-type="float">
            <text:p>2.431834666533</text:p>
          </table:table-cell>
          <table:table-cell table:formula="of:=[Sheet1.$J$191]" office:value-type="float" office:value="0.125510305491932" calcext:value-type="float">
            <text:p>0.125510305491932</text:p>
          </table:table-cell>
          <table:table-cell table:formula="of:=[Sheet1.$J$204]" office:value-type="float" office:value="11.9006118402572" calcext:value-type="float">
            <text:p>11.9006118402572</text:p>
          </table:table-cell>
          <table:table-cell table:formula="of:=[Sheet1.$J$217]" office:value-type="float" office:value="0.46682098656073" calcext:value-type="float">
            <text:p>0.46682098656073</text:p>
          </table:table-cell>
          <table:table-cell table:formula="of:=[Sheet1.$J$230]" office:value-type="float" office:value="0.21307801049358" calcext:value-type="float">
            <text:p>0.21307801049358</text:p>
          </table:table-cell>
          <table:table-cell table:formula="of:=[Sheet1.$J$243]" office:value-type="float" office:value="0.254742272594856" calcext:value-type="float">
            <text:p>0.254742272594856</text:p>
          </table:table-cell>
          <table:table-cell table:formula="of:=[Sheet1.$J$256]" office:value-type="float" office:value="0.132527092610896" calcext:value-type="float">
            <text:p>0.132527092610896</text:p>
          </table:table-cell>
          <table:table-cell table:formula="of:=[Sheet1.$J$269]" office:value-type="float" office:value="2.05759058940127" calcext:value-type="float">
            <text:p>2.05759058940127</text:p>
          </table:table-cell>
          <table:table-cell table:formula="of:=AVERAGE([.A88:.U88])" office:value-type="float" office:value="1.73989881457962" calcext:value-type="float">
            <text:p>1.73989881457962</text:p>
          </table:table-cell>
          <table:table-cell table:formula="of:=STDEV([.A88:.U88])" office:value-type="float" office:value="3.21426451637113" calcext:value-type="float">
            <text:p>3.21426451637113</text:p>
          </table:table-cell>
          <table:table-cell table:number-columns-repeated="1001"/>
        </table:table-row>
        <table:table-row table:style-name="ro1">
          <table:table-cell table:formula="of:=[Sheet1.$J$10]" office:value-type="float" office:value="0.46773246628703" calcext:value-type="float">
            <text:p>0.46773246628703</text:p>
          </table:table-cell>
          <table:table-cell table:formula="of:=[Sheet1.$J$23]" office:value-type="float" office:value="0.281049011211352" calcext:value-type="float">
            <text:p>0.281049011211352</text:p>
          </table:table-cell>
          <table:table-cell table:formula="of:=[Sheet1.$J$36]" office:value-type="float" office:value="12.4449427632085" calcext:value-type="float">
            <text:p>12.4449427632085</text:p>
          </table:table-cell>
          <table:table-cell table:formula="of:=[Sheet1.$J$49]" office:value-type="float" office:value="0.31430547667277" calcext:value-type="float">
            <text:p>0.31430547667277</text:p>
          </table:table-cell>
          <table:table-cell table:formula="of:=[Sheet1.$J$62]" office:value-type="float" office:value="2.44958897650549" calcext:value-type="float">
            <text:p>2.44958897650549</text:p>
          </table:table-cell>
          <table:table-cell table:formula="of:=[Sheet1.$J$75]" office:value-type="float" office:value="0.181654815592852" calcext:value-type="float">
            <text:p>0.181654815592852</text:p>
          </table:table-cell>
          <table:table-cell table:formula="of:=[Sheet1.$J$88]" office:value-type="float" office:value="2.27674289310389" calcext:value-type="float">
            <text:p>2.27674289310389</text:p>
          </table:table-cell>
          <table:table-cell table:formula="of:=[Sheet1.$J$101]" office:value-type="float" office:value="0.177570633607301" calcext:value-type="float">
            <text:p>0.177570633607301</text:p>
          </table:table-cell>
          <table:table-cell table:formula="of:=[Sheet1.$J$114]" office:value-type="float" office:value="0.830500101226394" calcext:value-type="float">
            <text:p>0.830500101226394</text:p>
          </table:table-cell>
          <table:table-cell table:formula="of:=[Sheet1.$J$127]" office:value-type="float" office:value="0.177567572281602" calcext:value-type="float">
            <text:p>0.177567572281602</text:p>
          </table:table-cell>
          <table:table-cell table:formula="of:=[Sheet1.$J$140]" office:value-type="float" office:value="0.37597369305607" calcext:value-type="float">
            <text:p>0.37597369305607</text:p>
          </table:table-cell>
          <table:table-cell table:formula="of:=[Sheet1.$J$153]" office:value-type="float" office:value="17.3387928615257" calcext:value-type="float">
            <text:p>17.3387928615257</text:p>
          </table:table-cell>
          <table:table-cell table:formula="of:=[Sheet1.$J$166]" office:value-type="float" office:value="0.313665979431868" calcext:value-type="float">
            <text:p>0.313665979431868</text:p>
          </table:table-cell>
          <table:table-cell table:formula="of:=[Sheet1.$J$179]" office:value-type="float" office:value="5.86376712154281" calcext:value-type="float">
            <text:p>5.86376712154281</text:p>
          </table:table-cell>
          <table:table-cell table:formula="of:=[Sheet1.$J$192]" office:value-type="float" office:value="0.243995118800781" calcext:value-type="float">
            <text:p>0.243995118800781</text:p>
          </table:table-cell>
          <table:table-cell table:formula="of:=[Sheet1.$J$205]" office:value-type="float" office:value="22.0193850400552" calcext:value-type="float">
            <text:p>22.0193850400552</text:p>
          </table:table-cell>
          <table:table-cell table:formula="of:=[Sheet1.$J$218]" office:value-type="float" office:value="1.94972323761932" calcext:value-type="float">
            <text:p>1.94972323761932</text:p>
          </table:table-cell>
          <table:table-cell table:formula="of:=[Sheet1.$J$231]" office:value-type="float" office:value="0.441560195564866" calcext:value-type="float">
            <text:p>0.441560195564866</text:p>
          </table:table-cell>
          <table:table-cell table:formula="of:=[Sheet1.$J$244]" office:value-type="float" office:value="0.390510107967801" calcext:value-type="float">
            <text:p>0.390510107967801</text:p>
          </table:table-cell>
          <table:table-cell table:formula="of:=[Sheet1.$J$257]" office:value-type="float" office:value="0.386534511739238" calcext:value-type="float">
            <text:p>0.386534511739238</text:p>
          </table:table-cell>
          <table:table-cell table:formula="of:=[Sheet1.$J$270]" office:value-type="float" office:value="3.27585384232011" calcext:value-type="float">
            <text:p>3.27585384232011</text:p>
          </table:table-cell>
          <table:table-cell table:formula="of:=AVERAGE([.A89:.U89])" office:value-type="float" office:value="3.43816268663433" calcext:value-type="float">
            <text:p>3.43816268663433</text:p>
          </table:table-cell>
          <table:table-cell table:formula="of:=STDEV([.A89:.U89])" office:value-type="float" office:value="6.14085656702776" calcext:value-type="float">
            <text:p>6.14085656702776</text:p>
          </table:table-cell>
          <table:table-cell table:number-columns-repeated="1001"/>
        </table:table-row>
        <table:table-row table:style-name="ro1">
          <table:table-cell table:formula="of:=[Sheet1.$J$11]" office:value-type="float" office:value="0.0629679289405219" calcext:value-type="float">
            <text:p>0.062967928940522</text:p>
          </table:table-cell>
          <table:table-cell table:formula="of:=[Sheet1.$J$24]" office:value-type="float" office:value="0.0469993513386853" calcext:value-type="float">
            <text:p>0.046999351338685</text:p>
          </table:table-cell>
          <table:table-cell table:formula="of:=[Sheet1.$J$37]" office:value-type="float" office:value="1.54534121960669" calcext:value-type="float">
            <text:p>1.54534121960669</text:p>
          </table:table-cell>
          <table:table-cell table:formula="of:=[Sheet1.$J$50]" office:value-type="float" office:value="0.035199252160859" calcext:value-type="float">
            <text:p>0.035199252160859</text:p>
          </table:table-cell>
          <table:table-cell table:formula="of:=[Sheet1.$J$63]" office:value-type="float" office:value="1.68453010012035" calcext:value-type="float">
            <text:p>1.68453010012035</text:p>
          </table:table-cell>
          <table:table-cell table:formula="of:=[Sheet1.$J$76]" office:value-type="float" office:value="0.0218786698232045" calcext:value-type="float">
            <text:p>0.021878669823205</text:p>
          </table:table-cell>
          <table:table-cell table:formula="of:=[Sheet1.$J$89]" office:value-type="float" office:value="0.0991684054941581" calcext:value-type="float">
            <text:p>0.099168405494158</text:p>
          </table:table-cell>
          <table:table-cell table:formula="of:=[Sheet1.$J$102]" office:value-type="float" office:value="0.0209837263212755" calcext:value-type="float">
            <text:p>0.020983726321276</text:p>
          </table:table-cell>
          <table:table-cell table:formula="of:=[Sheet1.$J$115]" office:value-type="float" office:value="0.0832944627799235" calcext:value-type="float">
            <text:p>0.083294462779924</text:p>
          </table:table-cell>
          <table:table-cell table:formula="of:=[Sheet1.$J$128]" office:value-type="float" office:value="0.0209835256005935" calcext:value-type="float">
            <text:p>0.020983525600594</text:p>
          </table:table-cell>
          <table:table-cell table:formula="of:=[Sheet1.$J$141]" office:value-type="float" office:value="0.0644427294914114" calcext:value-type="float">
            <text:p>0.064442729491411</text:p>
          </table:table-cell>
          <table:table-cell table:formula="of:=[Sheet1.$J$154]" office:value-type="float" office:value="2.77349495377434" calcext:value-type="float">
            <text:p>2.77349495377434</text:p>
          </table:table-cell>
          <table:table-cell table:formula="of:=[Sheet1.$J$167]" office:value-type="float" office:value="0.0296455501177145" calcext:value-type="float">
            <text:p>0.029645550117715</text:p>
          </table:table-cell>
          <table:table-cell table:formula="of:=[Sheet1.$J$180]" office:value-type="float" office:value="1.25001401363486" calcext:value-type="float">
            <text:p>1.25001401363486</text:p>
          </table:table-cell>
          <table:table-cell table:formula="of:=[Sheet1.$J$193]" office:value-type="float" office:value="0.0329844782394553" calcext:value-type="float">
            <text:p>0.032984478239455</text:p>
          </table:table-cell>
          <table:table-cell table:formula="of:=[Sheet1.$J$206]" office:value-type="float" office:value="1.21153839535138" calcext:value-type="float">
            <text:p>1.21153839535138</text:p>
          </table:table-cell>
          <table:table-cell table:formula="of:=[Sheet1.$J$219]" office:value-type="float" office:value="0.154796081791564" calcext:value-type="float">
            <text:p>0.154796081791564</text:p>
          </table:table-cell>
          <table:table-cell table:formula="of:=[Sheet1.$J$232]" office:value-type="float" office:value="0.0558118983112496" calcext:value-type="float">
            <text:p>0.05581189831125</text:p>
          </table:table-cell>
          <table:table-cell table:formula="of:=[Sheet1.$J$245]" office:value-type="float" office:value="0.067654155501617" calcext:value-type="float">
            <text:p>0.067654155501617</text:p>
          </table:table-cell>
          <table:table-cell table:formula="of:=[Sheet1.$J$258]" office:value-type="float" office:value="0.0415637453150363" calcext:value-type="float">
            <text:p>0.041563745315036</text:p>
          </table:table-cell>
          <table:table-cell table:formula="of:=[Sheet1.$J$271]" office:value-type="float" office:value="0.550655303919612" calcext:value-type="float">
            <text:p>0.550655303919612</text:p>
          </table:table-cell>
          <table:table-cell table:formula="of:=AVERAGE([.A90:.U90])" office:value-type="float" office:value="0.469235616554024" calcext:value-type="float">
            <text:p>0.469235616554024</text:p>
          </table:table-cell>
          <table:table-cell table:formula="of:=STDEV([.A90:.U90])" office:value-type="float" office:value="0.764617528407292" calcext:value-type="float">
            <text:p>0.764617528407292</text:p>
          </table:table-cell>
          <table:table-cell table:number-columns-repeated="1001"/>
        </table:table-row>
        <table:table-row table:style-name="ro1">
          <table:table-cell table:formula="of:=[Sheet1.$J$12]" office:value-type="float" office:value="0.0234670023236831" calcext:value-type="float">
            <text:p>0.023467002323683</text:p>
          </table:table-cell>
          <table:table-cell table:formula="of:=[Sheet1.$J$25]" office:value-type="float" office:value="0.0156300316878879" calcext:value-type="float">
            <text:p>0.015630031687888</text:p>
          </table:table-cell>
          <table:table-cell table:formula="of:=[Sheet1.$J$38]" office:value-type="float" office:value="0.724598089157363" calcext:value-type="float">
            <text:p>0.724598089157363</text:p>
          </table:table-cell>
          <table:table-cell table:formula="of:=[Sheet1.$J$51]" office:value-type="float" office:value="0.0142660606633845" calcext:value-type="float">
            <text:p>0.014266060663385</text:p>
          </table:table-cell>
          <table:table-cell table:formula="of:=[Sheet1.$J$64]" office:value-type="float" office:value="0.349956833290534" calcext:value-type="float">
            <text:p>0.349956833290534</text:p>
          </table:table-cell>
          <table:table-cell table:formula="of:=[Sheet1.$J$77]" office:value-type="float" office:value="0.00862831260398149" calcext:value-type="float">
            <text:p>0.008628312603981</text:p>
          </table:table-cell>
          <table:table-cell table:formula="of:=[Sheet1.$J$90]" office:value-type="float" office:value="0.111883399356245" calcext:value-type="float">
            <text:p>0.111883399356245</text:p>
          </table:table-cell>
          <table:table-cell table:formula="of:=[Sheet1.$J$103]" office:value-type="float" office:value="0.00857669566257432" calcext:value-type="float">
            <text:p>0.008576695662574</text:p>
          </table:table-cell>
          <table:table-cell table:formula="of:=[Sheet1.$J$116]" office:value-type="float" office:value="0.0428214565496047" calcext:value-type="float">
            <text:p>0.042821456549605</text:p>
          </table:table-cell>
          <table:table-cell table:formula="of:=[Sheet1.$J$129]" office:value-type="float" office:value="0.00857658124190499" calcext:value-type="float">
            <text:p>0.008576581241905</text:p>
          </table:table-cell>
          <table:table-cell table:formula="of:=[Sheet1.$J$142]" office:value-type="float" office:value="0.021100286084852" calcext:value-type="float">
            <text:p>0.021100286084852</text:p>
          </table:table-cell>
          <table:table-cell table:formula="of:=[Sheet1.$J$155]" office:value-type="float" office:value="1.10678676176057" calcext:value-type="float">
            <text:p>1.10678676176057</text:p>
          </table:table-cell>
          <table:table-cell table:formula="of:=[Sheet1.$J$168]" office:value-type="float" office:value="0.0115463342937152" calcext:value-type="float">
            <text:p>0.011546334293715</text:p>
          </table:table-cell>
          <table:table-cell table:formula="of:=[Sheet1.$J$181]" office:value-type="float" office:value="0.232425788883722" calcext:value-type="float">
            <text:p>0.232425788883722</text:p>
          </table:table-cell>
          <table:table-cell table:formula="of:=[Sheet1.$J$194]" office:value-type="float" office:value="0.0126549265457938" calcext:value-type="float">
            <text:p>0.012654926545794</text:p>
          </table:table-cell>
          <table:table-cell table:formula="of:=[Sheet1.$J$207]" office:value-type="float" office:value="2.00360621103176" calcext:value-type="float">
            <text:p>2.00360621103176</text:p>
          </table:table-cell>
          <table:table-cell table:formula="of:=[Sheet1.$J$220]" office:value-type="float" office:value="0.0604808823631303" calcext:value-type="float">
            <text:p>0.06048088236313</text:p>
          </table:table-cell>
          <table:table-cell table:formula="of:=[Sheet1.$J$233]" office:value-type="float" office:value="0.0179272196790132" calcext:value-type="float">
            <text:p>0.017927219679013</text:p>
          </table:table-cell>
          <table:table-cell table:formula="of:=[Sheet1.$J$246]" office:value-type="float" office:value="0.0214167180960757" calcext:value-type="float">
            <text:p>0.021416718096076</text:p>
          </table:table-cell>
          <table:table-cell table:formula="of:=[Sheet1.$J$259]" office:value-type="float" office:value="0.014302011220627" calcext:value-type="float">
            <text:p>0.014302011220627</text:p>
          </table:table-cell>
          <table:table-cell table:formula="of:=[Sheet1.$J$272]" office:value-type="float" office:value="0.199649975104416" calcext:value-type="float">
            <text:p>0.199649975104416</text:p>
          </table:table-cell>
          <table:table-cell table:formula="of:=AVERAGE([.A91:.U91])" office:value-type="float" office:value="0.238585789409564" calcext:value-type="float">
            <text:p>0.238585789409564</text:p>
          </table:table-cell>
          <table:table-cell table:formula="of:=STDEV([.A91:.U91])" office:value-type="float" office:value="0.490223161042353" calcext:value-type="float">
            <text:p>0.490223161042353</text:p>
          </table:table-cell>
          <table:table-cell table:number-columns-repeated="1001"/>
        </table:table-row>
        <table:table-row table:style-name="ro1">
          <table:table-cell table:formula="of:=[Sheet1.$J$13]" office:value-type="float" office:value="0.0759539318801707" calcext:value-type="float">
            <text:p>0.075953931880171</text:p>
          </table:table-cell>
          <table:table-cell table:formula="of:=[Sheet1.$J$26]" office:value-type="float" office:value="0.051278495522592" calcext:value-type="float">
            <text:p>0.051278495522592</text:p>
          </table:table-cell>
          <table:table-cell table:formula="of:=[Sheet1.$J$39]" office:value-type="float" office:value="2.83456046200479" calcext:value-type="float">
            <text:p>2.83456046200479</text:p>
          </table:table-cell>
          <table:table-cell table:formula="of:=[Sheet1.$J$52]" office:value-type="float" office:value="0.0575282729922012" calcext:value-type="float">
            <text:p>0.057528272992201</text:p>
          </table:table-cell>
          <table:table-cell table:formula="of:=[Sheet1.$J$65]" office:value-type="float" office:value="0.458456018484768" calcext:value-type="float">
            <text:p>0.458456018484768</text:p>
          </table:table-cell>
          <table:table-cell table:formula="of:=[Sheet1.$J$78]" office:value-type="float" office:value="0.0288709764137306" calcext:value-type="float">
            <text:p>0.028870976413731</text:p>
          </table:table-cell>
          <table:table-cell table:formula="of:=[Sheet1.$J$91]" office:value-type="float" office:value="0.130792043273794" calcext:value-type="float">
            <text:p>0.130792043273794</text:p>
          </table:table-cell>
          <table:table-cell table:formula="of:=[Sheet1.$J$104]" office:value-type="float" office:value="0.0285036837984371" calcext:value-type="float">
            <text:p>0.028503683798437</text:p>
          </table:table-cell>
          <table:table-cell table:formula="of:=[Sheet1.$J$117]" office:value-type="float" office:value="0.211465680810833" calcext:value-type="float">
            <text:p>0.211465680810833</text:p>
          </table:table-cell>
          <table:table-cell table:formula="of:=[Sheet1.$J$130]" office:value-type="float" office:value="0.0285034655658409" calcext:value-type="float">
            <text:p>0.028503465565841</text:p>
          </table:table-cell>
          <table:table-cell table:formula="of:=[Sheet1.$J$143]" office:value-type="float" office:value="0.0606206106486397" calcext:value-type="float">
            <text:p>0.06062061064864</text:p>
          </table:table-cell>
          <table:table-cell table:formula="of:=[Sheet1.$J$156]" office:value-type="float" office:value="1.66001947635293" calcext:value-type="float">
            <text:p>1.66001947635293</text:p>
          </table:table-cell>
          <table:table-cell table:formula="of:=[Sheet1.$J$169]" office:value-type="float" office:value="0.0326930868589725" calcext:value-type="float">
            <text:p>0.032693086858973</text:p>
          </table:table-cell>
          <table:table-cell table:formula="of:=[Sheet1.$J$182]" office:value-type="float" office:value="0.367496805714846" calcext:value-type="float">
            <text:p>0.367496805714846</text:p>
          </table:table-cell>
          <table:table-cell table:formula="of:=[Sheet1.$J$195]" office:value-type="float" office:value="0.0566213289455805" calcext:value-type="float">
            <text:p>0.056621328945581</text:p>
          </table:table-cell>
          <table:table-cell table:formula="of:=[Sheet1.$J$208]" office:value-type="float" office:value="2.6235940267637" calcext:value-type="float">
            <text:p>2.6235940267637</text:p>
          </table:table-cell>
          <table:table-cell table:formula="of:=[Sheet1.$J$221]" office:value-type="float" office:value="0.23056447243555" calcext:value-type="float">
            <text:p>0.23056447243555</text:p>
          </table:table-cell>
          <table:table-cell table:formula="of:=[Sheet1.$J$234]" office:value-type="float" office:value="0.0641984052855972" calcext:value-type="float">
            <text:p>0.064198405285597</text:p>
          </table:table-cell>
          <table:table-cell table:formula="of:=[Sheet1.$J$247]" office:value-type="float" office:value="0.0798883677967613" calcext:value-type="float">
            <text:p>0.079888367796761</text:p>
          </table:table-cell>
          <table:table-cell table:formula="of:=[Sheet1.$J$260]" office:value-type="float" office:value="0.0460876103017878" calcext:value-type="float">
            <text:p>0.046087610301788</text:p>
          </table:table-cell>
          <table:table-cell table:formula="of:=[Sheet1.$J$273]" office:value-type="float" office:value="0.883047323117174" calcext:value-type="float">
            <text:p>0.883047323117174</text:p>
          </table:table-cell>
          <table:table-cell table:formula="of:=AVERAGE([.A92:.U92])" office:value-type="float" office:value="0.476702121188986" calcext:value-type="float">
            <text:p>0.476702121188986</text:p>
          </table:table-cell>
          <table:table-cell table:formula="of:=STDEV([.A92:.U92])" office:value-type="float" office:value="0.841909631486671" calcext:value-type="float">
            <text:p>0.841909631486671</text:p>
          </table:table-cell>
          <table:table-cell table:number-columns-repeated="1001"/>
        </table:table-row>
        <table:table-row table:style-name="ro1">
          <table:table-cell table:formula="of:=[Sheet1.$J$14]" office:value-type="float" office:value="0.0306781674645438" calcext:value-type="float">
            <text:p>0.030678167464544</text:p>
          </table:table-cell>
          <table:table-cell table:formula="of:=[Sheet1.$J$27]" office:value-type="float" office:value="0.0202508510452506" calcext:value-type="float">
            <text:p>0.020250851045251</text:p>
          </table:table-cell>
          <table:table-cell table:formula="of:=[Sheet1.$J$40]" office:value-type="float" office:value="1.15299444342048" calcext:value-type="float">
            <text:p>1.15299444342048</text:p>
          </table:table-cell>
          <table:table-cell table:formula="of:=[Sheet1.$J$53]" office:value-type="float" office:value="0.0145912865055052" calcext:value-type="float">
            <text:p>0.014591286505505</text:p>
          </table:table-cell>
          <table:table-cell table:formula="of:=[Sheet1.$J$66]" office:value-type="float" office:value="0.522657606930531" calcext:value-type="float">
            <text:p>0.522657606930531</text:p>
          </table:table-cell>
          <table:table-cell table:formula="of:=[Sheet1.$J$79]" office:value-type="float" office:value="0.00957713151595558" calcext:value-type="float">
            <text:p>0.009577131515956</text:p>
          </table:table-cell>
          <table:table-cell table:formula="of:=[Sheet1.$J$92]" office:value-type="float" office:value="0.0548218641602828" calcext:value-type="float">
            <text:p>0.054821864160283</text:p>
          </table:table-cell>
          <table:table-cell table:formula="of:=[Sheet1.$J$105]" office:value-type="float" office:value="0.00945256566269918" calcext:value-type="float">
            <text:p>0.009452565662699</text:p>
          </table:table-cell>
          <table:table-cell table:formula="of:=[Sheet1.$J$118]" office:value-type="float" office:value="0.0418013135107434" calcext:value-type="float">
            <text:p>0.041801313510743</text:p>
          </table:table-cell>
          <table:table-cell table:formula="of:=[Sheet1.$J$131]" office:value-type="float" office:value="0.00945253697692459" calcext:value-type="float">
            <text:p>0.009452536976925</text:p>
          </table:table-cell>
          <table:table-cell table:formula="of:=[Sheet1.$J$144]" office:value-type="float" office:value="0.0282664984653246" calcext:value-type="float">
            <text:p>0.028266498465325</text:p>
          </table:table-cell>
          <table:table-cell table:formula="of:=[Sheet1.$J$157]" office:value-type="float" office:value="1.11492898379741" calcext:value-type="float">
            <text:p>1.11492898379741</text:p>
          </table:table-cell>
          <table:table-cell table:formula="of:=[Sheet1.$J$170]" office:value-type="float" office:value="0.0181448766753838" calcext:value-type="float">
            <text:p>0.018144876675384</text:p>
          </table:table-cell>
          <table:table-cell table:formula="of:=[Sheet1.$J$183]" office:value-type="float" office:value="0.327394868690692" calcext:value-type="float">
            <text:p>0.327394868690692</text:p>
          </table:table-cell>
          <table:table-cell table:formula="of:=[Sheet1.$J$196]" office:value-type="float" office:value="0.0108135907949592" calcext:value-type="float">
            <text:p>0.010813590794959</text:p>
          </table:table-cell>
          <table:table-cell table:formula="of:=[Sheet1.$J$209]" office:value-type="float" office:value="1.00885876449912" calcext:value-type="float">
            <text:p>1.00885876449912</text:p>
          </table:table-cell>
          <table:table-cell table:formula="of:=[Sheet1.$J$222]" office:value-type="float" office:value="0.0691663522184824" calcext:value-type="float">
            <text:p>0.069166352218482</text:p>
          </table:table-cell>
          <table:table-cell table:formula="of:=[Sheet1.$J$235]" office:value-type="float" office:value="0.0245181910095088" calcext:value-type="float">
            <text:p>0.024518191009509</text:p>
          </table:table-cell>
          <table:table-cell table:formula="of:=[Sheet1.$J$248]" office:value-type="float" office:value="0.0254321648843664" calcext:value-type="float">
            <text:p>0.025432164884366</text:p>
          </table:table-cell>
          <table:table-cell table:formula="of:=[Sheet1.$J$261]" office:value-type="float" office:value="0.0169286039408688" calcext:value-type="float">
            <text:p>0.016928603940869</text:p>
          </table:table-cell>
          <table:table-cell table:formula="of:=[Sheet1.$J$274]" office:value-type="float" office:value="0.186552183680404" calcext:value-type="float">
            <text:p>0.186552183680404</text:p>
          </table:table-cell>
          <table:table-cell table:formula="of:=AVERAGE([.A93:.U93])" office:value-type="float" office:value="0.22368013551664" calcext:value-type="float">
            <text:p>0.22368013551664</text:p>
          </table:table-cell>
          <table:table-cell table:formula="of:=STDEV([.A93:.U93])" office:value-type="float" office:value="0.385284381070279" calcext:value-type="float">
            <text:p>0.385284381070279</text:p>
          </table:table-cell>
          <table:table-cell table:number-columns-repeated="1001"/>
        </table:table-row>
        <table:table-row table:style-name="ro1">
          <table:table-cell table:formula="of:=[Sheet1.$J$15]" office:value-type="float" office:value="0.0221749612033093" calcext:value-type="float">
            <text:p>0.022174961203309</text:p>
          </table:table-cell>
          <table:table-cell table:formula="of:=[Sheet1.$J$28]" office:value-type="float" office:value="0.0157714890029913" calcext:value-type="float">
            <text:p>0.015771489002991</text:p>
          </table:table-cell>
          <table:table-cell table:formula="of:=[Sheet1.$J$41]" office:value-type="float" office:value="0.746470654528528" calcext:value-type="float">
            <text:p>0.746470654528528</text:p>
          </table:table-cell>
          <table:table-cell table:formula="of:=[Sheet1.$J$54]" office:value-type="float" office:value="0.0122615133437531" calcext:value-type="float">
            <text:p>0.012261513343753</text:p>
          </table:table-cell>
          <table:table-cell table:formula="of:=[Sheet1.$J$67]" office:value-type="float" office:value="0.299637581859352" calcext:value-type="float">
            <text:p>0.299637581859352</text:p>
          </table:table-cell>
          <table:table-cell table:formula="of:=[Sheet1.$J$80]" office:value-type="float" office:value="0.00770819496253695" calcext:value-type="float">
            <text:p>0.007708194962537</text:p>
          </table:table-cell>
          <table:table-cell table:formula="of:=[Sheet1.$J$93]" office:value-type="float" office:value="0.0372831459740064" calcext:value-type="float">
            <text:p>0.037283145974006</text:p>
          </table:table-cell>
          <table:table-cell table:formula="of:=[Sheet1.$J$106]" office:value-type="float" office:value="0.00756917005859073" calcext:value-type="float">
            <text:p>0.007569170058591</text:p>
          </table:table-cell>
          <table:table-cell table:formula="of:=[Sheet1.$J$119]" office:value-type="float" office:value="0.0356386017892685" calcext:value-type="float">
            <text:p>0.035638601789269</text:p>
          </table:table-cell>
          <table:table-cell table:formula="of:=[Sheet1.$J$132]" office:value-type="float" office:value="0.00756909580133108" calcext:value-type="float">
            <text:p>0.007569095801331</text:p>
          </table:table-cell>
          <table:table-cell table:formula="of:=[Sheet1.$J$145]" office:value-type="float" office:value="0.0224268104050075" calcext:value-type="float">
            <text:p>0.022426810405008</text:p>
          </table:table-cell>
          <table:table-cell table:formula="of:=[Sheet1.$J$158]" office:value-type="float" office:value="0.75186711270087" calcext:value-type="float">
            <text:p>0.75186711270087</text:p>
          </table:table-cell>
          <table:table-cell table:formula="of:=[Sheet1.$J$171]" office:value-type="float" office:value="0.00985580226479933" calcext:value-type="float">
            <text:p>0.009855802264799</text:p>
          </table:table-cell>
          <table:table-cell table:formula="of:=[Sheet1.$J$184]" office:value-type="float" office:value="0.25529077202147" calcext:value-type="float">
            <text:p>0.25529077202147</text:p>
          </table:table-cell>
          <table:table-cell table:formula="of:=[Sheet1.$J$197]" office:value-type="float" office:value="0.0121933867945615" calcext:value-type="float">
            <text:p>0.012193386794562</text:p>
          </table:table-cell>
          <table:table-cell table:formula="of:=[Sheet1.$J$210]" office:value-type="float" office:value="1.67156523288289" calcext:value-type="float">
            <text:p>1.67156523288289</text:p>
          </table:table-cell>
          <table:table-cell table:formula="of:=[Sheet1.$J$223]" office:value-type="float" office:value="0.0571818951812322" calcext:value-type="float">
            <text:p>0.057181895181232</text:p>
          </table:table-cell>
          <table:table-cell table:formula="of:=[Sheet1.$J$236]" office:value-type="float" office:value="0.0174367951100821" calcext:value-type="float">
            <text:p>0.017436795110082</text:p>
          </table:table-cell>
          <table:table-cell table:formula="of:=[Sheet1.$J$249]" office:value-type="float" office:value="0.0223915838134976" calcext:value-type="float">
            <text:p>0.022391583813498</text:p>
          </table:table-cell>
          <table:table-cell table:formula="of:=[Sheet1.$J$262]" office:value-type="float" office:value="0.0150188932416112" calcext:value-type="float">
            <text:p>0.015018893241611</text:p>
          </table:table-cell>
          <table:table-cell table:formula="of:=[Sheet1.$J$275]" office:value-type="float" office:value="0.205143589972991" calcext:value-type="float">
            <text:p>0.205143589972991</text:p>
          </table:table-cell>
          <table:table-cell table:formula="of:=AVERAGE([.A94:.U94])" office:value-type="float" office:value="0.201545537281556" calcext:value-type="float">
            <text:p>0.201545537281556</text:p>
          </table:table-cell>
          <table:table-cell table:formula="of:=STDEV([.A94:.U94])" office:value-type="float" office:value="0.404316379299443" calcext:value-type="float">
            <text:p>0.4043163792994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82:.A94])" office:value-type="float" office:value="0.323186481108009" calcext:value-type="float">
            <text:p>0.323186481108009</text:p>
          </table:table-cell>
          <table:table-cell table:formula="of:=AVERAGE([.B82:.B94])" office:value-type="float" office:value="0.219524382700617" calcext:value-type="float">
            <text:p>0.219524382700617</text:p>
          </table:table-cell>
          <table:table-cell table:formula="of:=AVERAGE([.C82:.C94])" office:value-type="float" office:value="9.77242462462198" calcext:value-type="float">
            <text:p>9.77242462462198</text:p>
          </table:table-cell>
          <table:table-cell table:formula="of:=AVERAGE([.D82:.D94])" office:value-type="float" office:value="0.234378602979469" calcext:value-type="float">
            <text:p>0.234378602979469</text:p>
          </table:table-cell>
          <table:table-cell table:formula="of:=AVERAGE([.E82:.E94])" office:value-type="float" office:value="3.08628642348954" calcext:value-type="float">
            <text:p>3.08628642348954</text:p>
          </table:table-cell>
          <table:table-cell table:formula="of:=AVERAGE([.F82:.F94])" office:value-type="float" office:value="0.122229004199446" calcext:value-type="float">
            <text:p>0.122229004199446</text:p>
          </table:table-cell>
          <table:table-cell table:formula="of:=AVERAGE([.G82:.G94])" office:value-type="float" office:value="1.02607235086501" calcext:value-type="float">
            <text:p>1.02607235086501</text:p>
          </table:table-cell>
          <table:table-cell table:formula="of:=AVERAGE([.H82:.H94])" office:value-type="float" office:value="0.120947637061956" calcext:value-type="float">
            <text:p>0.120947637061956</text:p>
          </table:table-cell>
          <table:table-cell table:formula="of:=AVERAGE([.I82:.I94])" office:value-type="float" office:value="0.752078985394453" calcext:value-type="float">
            <text:p>0.752078985394453</text:p>
          </table:table-cell>
          <table:table-cell table:formula="of:=AVERAGE([.J82:.J94])" office:value-type="float" office:value="0.120940338890277" calcext:value-type="float">
            <text:p>0.120940338890277</text:p>
          </table:table-cell>
          <table:table-cell table:formula="of:=AVERAGE([.K82:.K94])" office:value-type="float" office:value="0.202463814951581" calcext:value-type="float">
            <text:p>0.202463814951581</text:p>
          </table:table-cell>
          <table:table-cell table:formula="of:=AVERAGE([.L82:.L94])" office:value-type="float" office:value="23.5374122234803" calcext:value-type="float">
            <text:p>23.5374122234803</text:p>
          </table:table-cell>
          <table:table-cell table:formula="of:=AVERAGE([.M82:.M94])" office:value-type="float" office:value="0.309535740104379" calcext:value-type="float">
            <text:p>0.309535740104379</text:p>
          </table:table-cell>
          <table:table-cell table:formula="of:=AVERAGE([.N82:.N94])" office:value-type="float" office:value="6.51613364223259" calcext:value-type="float">
            <text:p>6.51613364223259</text:p>
          </table:table-cell>
          <table:table-cell table:formula="of:=AVERAGE([.O82:.O94])" office:value-type="float" office:value="0.181881672123674" calcext:value-type="float">
            <text:p>0.181881672123674</text:p>
          </table:table-cell>
          <table:table-cell table:formula="of:=AVERAGE([.P82:.P94])" office:value-type="float" office:value="24.7479629642135" calcext:value-type="float">
            <text:p>24.7479629642135</text:p>
          </table:table-cell>
          <table:table-cell table:formula="of:=AVERAGE([.Q82:.Q94])" office:value-type="float" office:value="1.07782445019982" calcext:value-type="float">
            <text:p>1.07782445019982</text:p>
          </table:table-cell>
          <table:table-cell table:formula="of:=AVERAGE([.R82:.R94])" office:value-type="float" office:value="0.285085502990974" calcext:value-type="float">
            <text:p>0.285085502990974</text:p>
          </table:table-cell>
          <table:table-cell table:formula="of:=AVERAGE([.S82:.S94])" office:value-type="float" office:value="0.418754691202959" calcext:value-type="float">
            <text:p>0.418754691202959</text:p>
          </table:table-cell>
          <table:table-cell table:formula="of:=AVERAGE([.T82:.T94])" office:value-type="float" office:value="0.196457157933406" calcext:value-type="float">
            <text:p>0.196457157933406</text:p>
          </table:table-cell>
          <table:table-cell table:formula="of:=AVERAGE([.U82:.U94])" office:value-type="float" office:value="2.64062205229106" calcext:value-type="float">
            <text:p>2.64062205229106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82:.A94])" office:value-type="float" office:value="0.561911599184515" calcext:value-type="float">
            <text:p>0.561911599184515</text:p>
          </table:table-cell>
          <table:table-cell table:formula="of:=STDEV([.B82:.B94])" office:value-type="float" office:value="0.354090156343683" calcext:value-type="float">
            <text:p>0.354090156343683</text:p>
          </table:table-cell>
          <table:table-cell table:formula="of:=STDEV([.C82:.C94])" office:value-type="float" office:value="15.3502458880911" calcext:value-type="float">
            <text:p>15.3502458880911</text:p>
          </table:table-cell>
          <table:table-cell table:formula="of:=STDEV([.D82:.D94])" office:value-type="float" office:value="0.448841298929112" calcext:value-type="float">
            <text:p>0.448841298929112</text:p>
          </table:table-cell>
          <table:table-cell table:formula="of:=STDEV([.E82:.E94])" office:value-type="float" office:value="4.83813270096673" calcext:value-type="float">
            <text:p>4.83813270096673</text:p>
          </table:table-cell>
          <table:table-cell table:formula="of:=STDEV([.F82:.F94])" office:value-type="float" office:value="0.208960261479057" calcext:value-type="float">
            <text:p>0.208960261479057</text:p>
          </table:table-cell>
          <table:table-cell table:formula="of:=STDEV([.G82:.G94])" office:value-type="float" office:value="1.90307645583547" calcext:value-type="float">
            <text:p>1.90307645583547</text:p>
          </table:table-cell>
          <table:table-cell table:formula="of:=STDEV([.H82:.H94])" office:value-type="float" office:value="0.207173682631715" calcext:value-type="float">
            <text:p>0.207173682631715</text:p>
          </table:table-cell>
          <table:table-cell table:formula="of:=STDEV([.I82:.I94])" office:value-type="float" office:value="1.01486413834668" calcext:value-type="float">
            <text:p>1.01486413834668</text:p>
          </table:table-cell>
          <table:table-cell table:formula="of:=STDEV([.J82:.J94])" office:value-type="float" office:value="0.207159214865235" calcext:value-type="float">
            <text:p>0.207159214865235</text:p>
          </table:table-cell>
          <table:table-cell table:formula="of:=STDEV([.K82:.K94])" office:value-type="float" office:value="0.289635690216333" calcext:value-type="float">
            <text:p>0.289635690216333</text:p>
          </table:table-cell>
          <table:table-cell table:formula="of:=STDEV([.L82:.L94])" office:value-type="float" office:value="51.4036249057257" calcext:value-type="float">
            <text:p>51.4036249057257</text:p>
          </table:table-cell>
          <table:table-cell table:formula="of:=STDEV([.M82:.M94])" office:value-type="float" office:value="0.77679707823952" calcext:value-type="float">
            <text:p>0.77679707823952</text:p>
          </table:table-cell>
          <table:table-cell table:formula="of:=STDEV([.N82:.N94])" office:value-type="float" office:value="14.057711874088" calcext:value-type="float">
            <text:p>14.057711874088</text:p>
          </table:table-cell>
          <table:table-cell table:formula="of:=STDEV([.O82:.O94])" office:value-type="float" office:value="0.225471873519229" calcext:value-type="float">
            <text:p>0.225471873519229</text:p>
          </table:table-cell>
          <table:table-cell table:formula="of:=STDEV([.P82:.P94])" office:value-type="float" office:value="53.0401781465972" calcext:value-type="float">
            <text:p>53.0401781465972</text:p>
          </table:table-cell>
          <table:table-cell table:formula="of:=STDEV([.Q82:.Q94])" office:value-type="float" office:value="2.14936279370701" calcext:value-type="float">
            <text:p>2.14936279370701</text:p>
          </table:table-cell>
          <table:table-cell table:formula="of:=STDEV([.R82:.R94])" office:value-type="float" office:value="0.409350504941387" calcext:value-type="float">
            <text:p>0.409350504941387</text:p>
          </table:table-cell>
          <table:table-cell table:formula="of:=STDEV([.S82:.S94])" office:value-type="float" office:value="0.685456038243626" calcext:value-type="float">
            <text:p>0.685456038243626</text:p>
          </table:table-cell>
          <table:table-cell table:formula="of:=STDEV([.T82:.T94])" office:value-type="float" office:value="0.251130135309644" calcext:value-type="float">
            <text:p>0.251130135309644</text:p>
          </table:table-cell>
          <table:table-cell table:formula="of:=STDEV([.U82:.U94])" office:value-type="float" office:value="3.88878256411718" calcext:value-type="float">
            <text:p>3.88878256411718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96];[.$A96:.$U96])" office:value-type="float" office:value="11" calcext:value-type="float">
            <text:p>11</text:p>
          </table:table-cell>
          <table:table-cell table:formula="of:=RANK([.B96];[.$A96:.$U96])" office:value-type="float" office:value="15" calcext:value-type="float">
            <text:p>15</text:p>
          </table:table-cell>
          <table:table-cell table:formula="of:=RANK([.C96];[.$A96:.$U96])" office:value-type="float" office:value="3" calcext:value-type="float">
            <text:p>3</text:p>
          </table:table-cell>
          <table:table-cell table:formula="of:=RANK([.D96];[.$A96:.$U96])" office:value-type="float" office:value="14" calcext:value-type="float">
            <text:p>14</text:p>
          </table:table-cell>
          <table:table-cell table:formula="of:=RANK([.E96];[.$A96:.$U96])" office:value-type="float" office:value="5" calcext:value-type="float">
            <text:p>5</text:p>
          </table:table-cell>
          <table:table-cell table:formula="of:=RANK([.F96];[.$A96:.$U96])" office:value-type="float" office:value="19" calcext:value-type="float">
            <text:p>19</text:p>
          </table:table-cell>
          <table:table-cell table:formula="of:=RANK([.G96];[.$A96:.$U96])" office:value-type="float" office:value="8" calcext:value-type="float">
            <text:p>8</text:p>
          </table:table-cell>
          <table:table-cell table:formula="of:=RANK([.H96];[.$A96:.$U96])" office:value-type="float" office:value="20" calcext:value-type="float">
            <text:p>20</text:p>
          </table:table-cell>
          <table:table-cell table:formula="of:=RANK([.I96];[.$A96:.$U96])" office:value-type="float" office:value="9" calcext:value-type="float">
            <text:p>9</text:p>
          </table:table-cell>
          <table:table-cell table:formula="of:=RANK([.J96];[.$A96:.$U96])" office:value-type="float" office:value="21" calcext:value-type="float">
            <text:p>21</text:p>
          </table:table-cell>
          <table:table-cell table:formula="of:=RANK([.K96];[.$A96:.$U96])" office:value-type="float" office:value="16" calcext:value-type="float">
            <text:p>16</text:p>
          </table:table-cell>
          <table:table-cell table:formula="of:=RANK([.L96];[.$A96:.$U96])" office:value-type="float" office:value="2" calcext:value-type="float">
            <text:p>2</text:p>
          </table:table-cell>
          <table:table-cell table:formula="of:=RANK([.M96];[.$A96:.$U96])" office:value-type="float" office:value="12" calcext:value-type="float">
            <text:p>12</text:p>
          </table:table-cell>
          <table:table-cell table:formula="of:=RANK([.N96];[.$A96:.$U96])" office:value-type="float" office:value="4" calcext:value-type="float">
            <text:p>4</text:p>
          </table:table-cell>
          <table:table-cell table:formula="of:=RANK([.O96];[.$A96:.$U96])" office:value-type="float" office:value="18" calcext:value-type="float">
            <text:p>18</text:p>
          </table:table-cell>
          <table:table-cell table:formula="of:=RANK([.P96];[.$A96:.$U96])" office:value-type="float" office:value="1" calcext:value-type="float">
            <text:p>1</text:p>
          </table:table-cell>
          <table:table-cell table:formula="of:=RANK([.Q96];[.$A96:.$U96])" office:value-type="float" office:value="7" calcext:value-type="float">
            <text:p>7</text:p>
          </table:table-cell>
          <table:table-cell table:formula="of:=RANK([.R96];[.$A96:.$U96])" office:value-type="float" office:value="13" calcext:value-type="float">
            <text:p>13</text:p>
          </table:table-cell>
          <table:table-cell table:formula="of:=RANK([.S96];[.$A96:.$U96])" office:value-type="float" office:value="10" calcext:value-type="float">
            <text:p>10</text:p>
          </table:table-cell>
          <table:table-cell table:formula="of:=RANK([.T96];[.$A96:.$U96])" office:value-type="float" office:value="17" calcext:value-type="float">
            <text:p>17</text:p>
          </table:table-cell>
          <table:table-cell table:formula="of:=RANK([.U96];[.$A96:.$U96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BM8 SAMPLED</text:p>
          </table:table-cell>
          <table:table-cell table:number-columns-repeated="1023"/>
        </table:table-row>
        <table:table-row table:style-name="ro1">
          <table:table-cell table:formula="of:=[Sheet1.$K$3]" office:value-type="float" office:value="11.3366341522901" calcext:value-type="float">
            <text:p>11.3366341522901</text:p>
          </table:table-cell>
          <table:table-cell table:formula="of:=[Sheet1.$K$16]" office:value-type="float" office:value="9.2402222985546" calcext:value-type="float">
            <text:p>9.2402222985546</text:p>
          </table:table-cell>
          <table:table-cell table:formula="of:=[Sheet1.$K$29]" office:value-type="float" office:value="447.805092043927" calcext:value-type="float">
            <text:p>447.805092043927</text:p>
          </table:table-cell>
          <table:table-cell table:formula="of:=[Sheet1.$K$42]" office:value-type="float" office:value="10.5928618873934" calcext:value-type="float">
            <text:p>10.5928618873934</text:p>
          </table:table-cell>
          <table:table-cell table:formula="of:=[Sheet1.$K$55]" office:value-type="float" office:value="245.788942327968" calcext:value-type="float">
            <text:p>245.788942327968</text:p>
          </table:table-cell>
          <table:table-cell table:formula="of:=[Sheet1.$K$68]" office:value-type="float" office:value="3.78332283366035" calcext:value-type="float">
            <text:p>3.78332283366035</text:p>
          </table:table-cell>
          <table:table-cell table:formula="of:=[Sheet1.$K$81]" office:value-type="float" office:value="13.6419263550125" calcext:value-type="float">
            <text:p>13.6419263550125</text:p>
          </table:table-cell>
          <table:table-cell table:formula="of:=[Sheet1.$K$94]" office:value-type="float" office:value="3.52286588821021" calcext:value-type="float">
            <text:p>3.52286588821021</text:p>
          </table:table-cell>
          <table:table-cell table:formula="of:=[Sheet1.$K$107]" office:value-type="float" office:value="8.56825487593499" calcext:value-type="float">
            <text:p>8.56825487593499</text:p>
          </table:table-cell>
          <table:table-cell table:formula="of:=[Sheet1.$K$120]" office:value-type="float" office:value="3.52286588821021" calcext:value-type="float">
            <text:p>3.52286588821021</text:p>
          </table:table-cell>
          <table:table-cell table:formula="of:=[Sheet1.$K$133]" office:value-type="float" office:value="11.5809799462005" calcext:value-type="float">
            <text:p>11.5809799462005</text:p>
          </table:table-cell>
          <table:table-cell table:formula="of:=[Sheet1.$K$146]" office:value-type="float" office:value="2417.11014014924" calcext:value-type="float">
            <text:p>2417.11014014924</text:p>
          </table:table-cell>
          <table:table-cell table:formula="of:=[Sheet1.$K$159]" office:value-type="float" office:value="5.59460033693189" calcext:value-type="float">
            <text:p>5.59460033693189</text:p>
          </table:table-cell>
          <table:table-cell table:formula="of:=[Sheet1.$K$172]" office:value-type="float" office:value="266.965007144051" calcext:value-type="float">
            <text:p>266.965007144051</text:p>
          </table:table-cell>
          <table:table-cell table:formula="of:=[Sheet1.$K$185]" office:value-type="float" office:value="5.21413275308584" calcext:value-type="float">
            <text:p>5.21413275308584</text:p>
          </table:table-cell>
          <table:table-cell table:formula="of:=[Sheet1.$K$198]" office:value-type="float" office:value="435.991601597985" calcext:value-type="float">
            <text:p>435.991601597985</text:p>
          </table:table-cell>
          <table:table-cell table:formula="of:=[Sheet1.$K$211]" office:value-type="float" office:value="60.5931795485064" calcext:value-type="float">
            <text:p>60.5931795485064</text:p>
          </table:table-cell>
          <table:table-cell table:formula="of:=[Sheet1.$K$224]" office:value-type="float" office:value="8.54045643549643" calcext:value-type="float">
            <text:p>8.54045643549643</text:p>
          </table:table-cell>
          <table:table-cell table:formula="of:=[Sheet1.$K$237]" office:value-type="float" office:value="16.1685325936401" calcext:value-type="float">
            <text:p>16.1685325936401</text:p>
          </table:table-cell>
          <table:table-cell table:formula="of:=[Sheet1.$K$250]" office:value-type="float" office:value="8.95851961376877" calcext:value-type="float">
            <text:p>8.95851961376877</text:p>
          </table:table-cell>
          <table:table-cell table:formula="of:=[Sheet1.$K$263]" office:value-type="float" office:value="37.3074486315047" calcext:value-type="float">
            <text:p>37.3074486315047</text:p>
          </table:table-cell>
          <table:table-cell table:formula="of:=AVERAGE([.A101:.U101])" office:value-type="float" office:value="191.991789871503" calcext:value-type="float">
            <text:p>191.991789871503</text:p>
          </table:table-cell>
          <table:table-cell table:formula="of:=STDEV([.A101:.U101])" office:value-type="float" office:value="529.005651833496" calcext:value-type="float">
            <text:p>529.005651833496</text:p>
          </table:table-cell>
          <table:table-cell table:number-columns-repeated="1001"/>
        </table:table-row>
        <table:table-row table:style-name="ro1">
          <table:table-cell table:formula="of:=[Sheet1.$K$4]" office:value-type="float" office:value="0.305285378031088" calcext:value-type="float">
            <text:p>0.305285378031088</text:p>
          </table:table-cell>
          <table:table-cell table:formula="of:=[Sheet1.$K$17]" office:value-type="float" office:value="0.680946887833134" calcext:value-type="float">
            <text:p>0.680946887833134</text:p>
          </table:table-cell>
          <table:table-cell table:formula="of:=[Sheet1.$K$30]" office:value-type="float" office:value="17.8009046186148" calcext:value-type="float">
            <text:p>17.8009046186148</text:p>
          </table:table-cell>
          <table:table-cell table:formula="of:=[Sheet1.$K$43]" office:value-type="float" office:value="0.179938973613329" calcext:value-type="float">
            <text:p>0.179938973613329</text:p>
          </table:table-cell>
          <table:table-cell table:formula="of:=[Sheet1.$K$56]" office:value-type="float" office:value="33.3383428870355" calcext:value-type="float">
            <text:p>33.3383428870355</text:p>
          </table:table-cell>
          <table:table-cell table:formula="of:=[Sheet1.$K$69]" office:value-type="float" office:value="0.116384241155447" calcext:value-type="float">
            <text:p>0.116384241155447</text:p>
          </table:table-cell>
          <table:table-cell table:formula="of:=[Sheet1.$K$82]" office:value-type="float" office:value="0.133549209024472" calcext:value-type="float">
            <text:p>0.133549209024472</text:p>
          </table:table-cell>
          <table:table-cell table:formula="of:=[Sheet1.$K$95]" office:value-type="float" office:value="0.114576641385923" calcext:value-type="float">
            <text:p>0.114576641385923</text:p>
          </table:table-cell>
          <table:table-cell table:formula="of:=[Sheet1.$K$108]" office:value-type="float" office:value="0.589267323359525" calcext:value-type="float">
            <text:p>0.589267323359525</text:p>
          </table:table-cell>
          <table:table-cell table:formula="of:=[Sheet1.$K$121]" office:value-type="float" office:value="0.114576641385923" calcext:value-type="float">
            <text:p>0.114576641385923</text:p>
          </table:table-cell>
          <table:table-cell table:formula="of:=[Sheet1.$K$134]" office:value-type="float" office:value="0.240955544873456" calcext:value-type="float">
            <text:p>0.240955544873456</text:p>
          </table:table-cell>
          <table:table-cell table:formula="of:=[Sheet1.$K$147]" office:value-type="float" office:value="292.78090403381" calcext:value-type="float">
            <text:p>292.78090403381</text:p>
          </table:table-cell>
          <table:table-cell table:formula="of:=[Sheet1.$K$160]" office:value-type="float" office:value="0.14109159444682" calcext:value-type="float">
            <text:p>0.14109159444682</text:p>
          </table:table-cell>
          <table:table-cell table:formula="of:=[Sheet1.$K$173]" office:value-type="float" office:value="14.980900041477" calcext:value-type="float">
            <text:p>14.980900041477</text:p>
          </table:table-cell>
          <table:table-cell table:formula="of:=[Sheet1.$K$186]" office:value-type="float" office:value="0.865435584739533" calcext:value-type="float">
            <text:p>0.865435584739533</text:p>
          </table:table-cell>
          <table:table-cell table:formula="of:=[Sheet1.$K$199]" office:value-type="float" office:value="18.2797292107004" calcext:value-type="float">
            <text:p>18.2797292107004</text:p>
          </table:table-cell>
          <table:table-cell table:formula="of:=[Sheet1.$K$212]" office:value-type="float" office:value="0.515751500272593" calcext:value-type="float">
            <text:p>0.515751500272593</text:p>
          </table:table-cell>
          <table:table-cell table:formula="of:=[Sheet1.$K$225]" office:value-type="float" office:value="1.98073781350286" calcext:value-type="float">
            <text:p>1.98073781350286</text:p>
          </table:table-cell>
          <table:table-cell table:formula="of:=[Sheet1.$K$238]" office:value-type="float" office:value="2.3129636193908" calcext:value-type="float">
            <text:p>2.3129636193908</text:p>
          </table:table-cell>
          <table:table-cell table:formula="of:=[Sheet1.$K$251]" office:value-type="float" office:value="0.791781140713171" calcext:value-type="float">
            <text:p>0.791781140713171</text:p>
          </table:table-cell>
          <table:table-cell table:formula="of:=[Sheet1.$K$264]" office:value-type="float" office:value="1.39615729390851" calcext:value-type="float">
            <text:p>1.39615729390851</text:p>
          </table:table-cell>
          <table:table-cell table:formula="of:=AVERAGE([.A102:.U102])" office:value-type="float" office:value="18.4600085799654" calcext:value-type="float">
            <text:p>18.4600085799654</text:p>
          </table:table-cell>
          <table:table-cell table:formula="of:=STDEV([.A102:.U102])" office:value-type="float" office:value="63.4686052591603" calcext:value-type="float">
            <text:p>63.4686052591603</text:p>
          </table:table-cell>
          <table:table-cell table:number-columns-repeated="1001"/>
        </table:table-row>
        <table:table-row table:style-name="ro1">
          <table:table-cell table:formula="of:=[Sheet1.$K$5]" office:value-type="float" office:value="0.719479125420173" calcext:value-type="float">
            <text:p>0.719479125420173</text:p>
          </table:table-cell>
          <table:table-cell table:formula="of:=[Sheet1.$K$18]" office:value-type="float" office:value="0.511328907067099" calcext:value-type="float">
            <text:p>0.511328907067099</text:p>
          </table:table-cell>
          <table:table-cell table:formula="of:=[Sheet1.$K$31]" office:value-type="float" office:value="16.4825777405212" calcext:value-type="float">
            <text:p>16.4825777405212</text:p>
          </table:table-cell>
          <table:table-cell table:formula="of:=[Sheet1.$K$44]" office:value-type="float" office:value="0.473579317985553" calcext:value-type="float">
            <text:p>0.473579317985553</text:p>
          </table:table-cell>
          <table:table-cell table:formula="of:=[Sheet1.$K$57]" office:value-type="float" office:value="7.93099333148174" calcext:value-type="float">
            <text:p>7.93099333148174</text:p>
          </table:table-cell>
          <table:table-cell table:formula="of:=[Sheet1.$K$70]" office:value-type="float" office:value="0.267923089446766" calcext:value-type="float">
            <text:p>0.267923089446766</text:p>
          </table:table-cell>
          <table:table-cell table:formula="of:=[Sheet1.$K$83]" office:value-type="float" office:value="1.21837124835765" calcext:value-type="float">
            <text:p>1.21837124835765</text:p>
          </table:table-cell>
          <table:table-cell table:formula="of:=[Sheet1.$K$96]" office:value-type="float" office:value="0.266450406140989" calcext:value-type="float">
            <text:p>0.266450406140989</text:p>
          </table:table-cell>
          <table:table-cell table:formula="of:=[Sheet1.$K$109]" office:value-type="float" office:value="2.85724306590416" calcext:value-type="float">
            <text:p>2.85724306590416</text:p>
          </table:table-cell>
          <table:table-cell table:formula="of:=[Sheet1.$K$122]" office:value-type="float" office:value="0.266450406140989" calcext:value-type="float">
            <text:p>0.266450406140989</text:p>
          </table:table-cell>
          <table:table-cell table:formula="of:=[Sheet1.$K$135]" office:value-type="float" office:value="0.422588928216683" calcext:value-type="float">
            <text:p>0.422588928216683</text:p>
          </table:table-cell>
          <table:table-cell table:formula="of:=[Sheet1.$K$148]" office:value-type="float" office:value="65.6462365062293" calcext:value-type="float">
            <text:p>65.6462365062293</text:p>
          </table:table-cell>
          <table:table-cell table:formula="of:=[Sheet1.$K$161]" office:value-type="float" office:value="0.312346455509831" calcext:value-type="float">
            <text:p>0.312346455509831</text:p>
          </table:table-cell>
          <table:table-cell table:formula="of:=[Sheet1.$K$174]" office:value-type="float" office:value="7.68202181282695" calcext:value-type="float">
            <text:p>7.68202181282695</text:p>
          </table:table-cell>
          <table:table-cell table:formula="of:=[Sheet1.$K$187]" office:value-type="float" office:value="0.634909728599416" calcext:value-type="float">
            <text:p>0.634909728599416</text:p>
          </table:table-cell>
          <table:table-cell table:formula="of:=[Sheet1.$K$200]" office:value-type="float" office:value="71.6724075802112" calcext:value-type="float">
            <text:p>71.6724075802112</text:p>
          </table:table-cell>
          <table:table-cell table:formula="of:=[Sheet1.$K$213]" office:value-type="float" office:value="4.45207797164486" calcext:value-type="float">
            <text:p>4.45207797164486</text:p>
          </table:table-cell>
          <table:table-cell table:formula="of:=[Sheet1.$K$226]" office:value-type="float" office:value="0.427848315247734" calcext:value-type="float">
            <text:p>0.427848315247734</text:p>
          </table:table-cell>
          <table:table-cell table:formula="of:=[Sheet1.$K$239]" office:value-type="float" office:value="0.946492708912036" calcext:value-type="float">
            <text:p>0.946492708912036</text:p>
          </table:table-cell>
          <table:table-cell table:formula="of:=[Sheet1.$K$252]" office:value-type="float" office:value="0.494162065765931" calcext:value-type="float">
            <text:p>0.494162065765931</text:p>
          </table:table-cell>
          <table:table-cell table:formula="of:=[Sheet1.$K$265]" office:value-type="float" office:value="6.39510831796479" calcext:value-type="float">
            <text:p>6.39510831796479</text:p>
          </table:table-cell>
          <table:table-cell table:formula="of:=AVERAGE([.A103:.U103])" office:value-type="float" office:value="9.05145700140929" calcext:value-type="float">
            <text:p>9.05145700140929</text:p>
          </table:table-cell>
          <table:table-cell table:formula="of:=STDEV([.A103:.U103])" office:value-type="float" office:value="20.2398513995202" calcext:value-type="float">
            <text:p>20.2398513995202</text:p>
          </table:table-cell>
          <table:table-cell table:number-columns-repeated="1001"/>
        </table:table-row>
        <table:table-row table:style-name="ro1">
          <table:table-cell table:formula="of:=[Sheet1.$K$6]" office:value-type="float" office:value="0.116321313475478" calcext:value-type="float">
            <text:p>0.116321313475478</text:p>
          </table:table-cell>
          <table:table-cell table:formula="of:=[Sheet1.$K$19]" office:value-type="float" office:value="0.0981187535724091" calcext:value-type="float">
            <text:p>0.098118753572409</text:p>
          </table:table-cell>
          <table:table-cell table:formula="of:=[Sheet1.$K$32]" office:value-type="float" office:value="5.43666233188801" calcext:value-type="float">
            <text:p>5.43666233188801</text:p>
          </table:table-cell>
          <table:table-cell table:formula="of:=[Sheet1.$K$45]" office:value-type="float" office:value="0.0810969944795158" calcext:value-type="float">
            <text:p>0.081096994479516</text:p>
          </table:table-cell>
          <table:table-cell table:formula="of:=[Sheet1.$K$58]" office:value-type="float" office:value="2.47981219217883" calcext:value-type="float">
            <text:p>2.47981219217883</text:p>
          </table:table-cell>
          <table:table-cell table:formula="of:=[Sheet1.$K$71]" office:value-type="float" office:value="0.0511112548179756" calcext:value-type="float">
            <text:p>0.051111254817976</text:p>
          </table:table-cell>
          <table:table-cell table:formula="of:=[Sheet1.$K$84]" office:value-type="float" office:value="0.158406579369063" calcext:value-type="float">
            <text:p>0.158406579369063</text:p>
          </table:table-cell>
          <table:table-cell table:formula="of:=[Sheet1.$K$97]" office:value-type="float" office:value="0.0489755520781498" calcext:value-type="float">
            <text:p>0.04897555207815</text:p>
          </table:table-cell>
          <table:table-cell table:formula="of:=[Sheet1.$K$110]" office:value-type="float" office:value="0.42512934279486" calcext:value-type="float">
            <text:p>0.42512934279486</text:p>
          </table:table-cell>
          <table:table-cell table:formula="of:=[Sheet1.$K$123]" office:value-type="float" office:value="0.0489755520781498" calcext:value-type="float">
            <text:p>0.04897555207815</text:p>
          </table:table-cell>
          <table:table-cell table:formula="of:=[Sheet1.$K$136]" office:value-type="float" office:value="0.10157709850812" calcext:value-type="float">
            <text:p>0.10157709850812</text:p>
          </table:table-cell>
          <table:table-cell table:formula="of:=[Sheet1.$K$149]" office:value-type="float" office:value="16.5479546621701" calcext:value-type="float">
            <text:p>16.5479546621701</text:p>
          </table:table-cell>
          <table:table-cell table:formula="of:=[Sheet1.$K$162]" office:value-type="float" office:value="0.0594555098983472" calcext:value-type="float">
            <text:p>0.059455509898347</text:p>
          </table:table-cell>
          <table:table-cell table:formula="of:=[Sheet1.$K$175]" office:value-type="float" office:value="2.58072534410431" calcext:value-type="float">
            <text:p>2.58072534410431</text:p>
          </table:table-cell>
          <table:table-cell table:formula="of:=[Sheet1.$K$188]" office:value-type="float" office:value="0.116198675150046" calcext:value-type="float">
            <text:p>0.116198675150046</text:p>
          </table:table-cell>
          <table:table-cell table:formula="of:=[Sheet1.$K$201]" office:value-type="float" office:value="14.1852190283252" calcext:value-type="float">
            <text:p>14.1852190283252</text:p>
          </table:table-cell>
          <table:table-cell table:formula="of:=[Sheet1.$K$214]" office:value-type="float" office:value="0.375167183195907" calcext:value-type="float">
            <text:p>0.375167183195907</text:p>
          </table:table-cell>
          <table:table-cell table:formula="of:=[Sheet1.$K$227]" office:value-type="float" office:value="0.105229391938545" calcext:value-type="float">
            <text:p>0.105229391938545</text:p>
          </table:table-cell>
          <table:table-cell table:formula="of:=[Sheet1.$K$240]" office:value-type="float" office:value="0.161382395012878" calcext:value-type="float">
            <text:p>0.161382395012878</text:p>
          </table:table-cell>
          <table:table-cell table:formula="of:=[Sheet1.$K$253]" office:value-type="float" office:value="0.0856940267463306" calcext:value-type="float">
            <text:p>0.085694026746331</text:p>
          </table:table-cell>
          <table:table-cell table:formula="of:=[Sheet1.$K$266]" office:value-type="float" office:value="1.17880243099565" calcext:value-type="float">
            <text:p>1.17880243099565</text:p>
          </table:table-cell>
          <table:table-cell table:formula="of:=AVERAGE([.A104:.U104])" office:value-type="float" office:value="2.11628645775133" calcext:value-type="float">
            <text:p>2.11628645775133</text:p>
          </table:table-cell>
          <table:table-cell table:formula="of:=STDEV([.A104:.U104])" office:value-type="float" office:value="4.61093932454084" calcext:value-type="float">
            <text:p>4.61093932454084</text:p>
          </table:table-cell>
          <table:table-cell table:number-columns-repeated="1001"/>
        </table:table-row>
        <table:table-row table:style-name="ro1">
          <table:table-cell table:formula="of:=[Sheet1.$K$7]" office:value-type="float" office:value="0.235131113151648" calcext:value-type="float">
            <text:p>0.235131113151648</text:p>
          </table:table-cell>
          <table:table-cell table:formula="of:=[Sheet1.$K$20]" office:value-type="float" office:value="0.17262158534597" calcext:value-type="float">
            <text:p>0.17262158534597</text:p>
          </table:table-cell>
          <table:table-cell table:formula="of:=[Sheet1.$K$33]" office:value-type="float" office:value="8.1343365547159" calcext:value-type="float">
            <text:p>8.1343365547159</text:p>
          </table:table-cell>
          <table:table-cell table:formula="of:=[Sheet1.$K$46]" office:value-type="float" office:value="0.164979457395669" calcext:value-type="float">
            <text:p>0.164979457395669</text:p>
          </table:table-cell>
          <table:table-cell table:formula="of:=[Sheet1.$K$59]" office:value-type="float" office:value="1.41504852970073" calcext:value-type="float">
            <text:p>1.41504852970073</text:p>
          </table:table-cell>
          <table:table-cell table:formula="of:=[Sheet1.$K$72]" office:value-type="float" office:value="0.0941153759453663" calcext:value-type="float">
            <text:p>0.094115375945366</text:p>
          </table:table-cell>
          <table:table-cell table:formula="of:=[Sheet1.$K$85]" office:value-type="float" office:value="0.402244151301146" calcext:value-type="float">
            <text:p>0.402244151301146</text:p>
          </table:table-cell>
          <table:table-cell table:formula="of:=[Sheet1.$K$98]" office:value-type="float" office:value="0.0940091595369372" calcext:value-type="float">
            <text:p>0.094009159536937</text:p>
          </table:table-cell>
          <table:table-cell table:formula="of:=[Sheet1.$K$111]" office:value-type="float" office:value="0.672340077469757" calcext:value-type="float">
            <text:p>0.672340077469757</text:p>
          </table:table-cell>
          <table:table-cell table:formula="of:=[Sheet1.$K$124]" office:value-type="float" office:value="0.0940091595369372" calcext:value-type="float">
            <text:p>0.094009159536937</text:p>
          </table:table-cell>
          <table:table-cell table:formula="of:=[Sheet1.$K$137]" office:value-type="float" office:value="0.154411692410797" calcext:value-type="float">
            <text:p>0.154411692410797</text:p>
          </table:table-cell>
          <table:table-cell table:formula="of:=[Sheet1.$K$150]" office:value-type="float" office:value="22.3299268850378" calcext:value-type="float">
            <text:p>22.3299268850378</text:p>
          </table:table-cell>
          <table:table-cell table:formula="of:=[Sheet1.$K$163]" office:value-type="float" office:value="0.118328679551749" calcext:value-type="float">
            <text:p>0.118328679551749</text:p>
          </table:table-cell>
          <table:table-cell table:formula="of:=[Sheet1.$K$176]" office:value-type="float" office:value="4.47608007345289" calcext:value-type="float">
            <text:p>4.47608007345289</text:p>
          </table:table-cell>
          <table:table-cell table:formula="of:=[Sheet1.$K$189]" office:value-type="float" office:value="0.168592718412336" calcext:value-type="float">
            <text:p>0.168592718412336</text:p>
          </table:table-cell>
          <table:table-cell table:formula="of:=[Sheet1.$K$202]" office:value-type="float" office:value="17.0621853664201" calcext:value-type="float">
            <text:p>17.0621853664201</text:p>
          </table:table-cell>
          <table:table-cell table:formula="of:=[Sheet1.$K$215]" office:value-type="float" office:value="1.47992428118741" calcext:value-type="float">
            <text:p>1.47992428118741</text:p>
          </table:table-cell>
          <table:table-cell table:formula="of:=[Sheet1.$K$228]" office:value-type="float" office:value="0.212815377376141" calcext:value-type="float">
            <text:p>0.212815377376141</text:p>
          </table:table-cell>
          <table:table-cell table:formula="of:=[Sheet1.$K$241]" office:value-type="float" office:value="0.298246140050732" calcext:value-type="float">
            <text:p>0.298246140050732</text:p>
          </table:table-cell>
          <table:table-cell table:formula="of:=[Sheet1.$K$254]" office:value-type="float" office:value="0.141316837977748" calcext:value-type="float">
            <text:p>0.141316837977748</text:p>
          </table:table-cell>
          <table:table-cell table:formula="of:=[Sheet1.$K$267]" office:value-type="float" office:value="2.14812459880196" calcext:value-type="float">
            <text:p>2.14812459880196</text:p>
          </table:table-cell>
          <table:table-cell table:formula="of:=AVERAGE([.A105:.U105])" office:value-type="float" office:value="2.86041846737046" calcext:value-type="float">
            <text:p>2.86041846737046</text:p>
          </table:table-cell>
          <table:table-cell table:formula="of:=STDEV([.A105:.U105])" office:value-type="float" office:value="5.97454932700424" calcext:value-type="float">
            <text:p>5.97454932700424</text:p>
          </table:table-cell>
          <table:table-cell table:number-columns-repeated="1001"/>
        </table:table-row>
        <table:table-row table:style-name="ro1">
          <table:table-cell table:formula="of:=[Sheet1.$K$8]" office:value-type="float" office:value="1.81037947180153" calcext:value-type="float">
            <text:p>1.81037947180153</text:p>
          </table:table-cell>
          <table:table-cell table:formula="of:=[Sheet1.$K$21]" office:value-type="float" office:value="1.08413771063328" calcext:value-type="float">
            <text:p>1.08413771063328</text:p>
          </table:table-cell>
          <table:table-cell table:formula="of:=[Sheet1.$K$34]" office:value-type="float" office:value="92.5570862770038" calcext:value-type="float">
            <text:p>92.5570862770038</text:p>
          </table:table-cell>
          <table:table-cell table:formula="of:=[Sheet1.$K$47]" office:value-type="float" office:value="1.37341263324843" calcext:value-type="float">
            <text:p>1.37341263324843</text:p>
          </table:table-cell>
          <table:table-cell table:formula="of:=[Sheet1.$K$60]" office:value-type="float" office:value="4.4351243175414" calcext:value-type="float">
            <text:p>4.4351243175414</text:p>
          </table:table-cell>
          <table:table-cell table:formula="of:=[Sheet1.$K$73]" office:value-type="float" office:value="0.671793554901949" calcext:value-type="float">
            <text:p>0.671793554901949</text:p>
          </table:table-cell>
          <table:table-cell table:formula="of:=[Sheet1.$K$86]" office:value-type="float" office:value="9.41045410587542" calcext:value-type="float">
            <text:p>9.41045410587542</text:p>
          </table:table-cell>
          <table:table-cell table:formula="of:=[Sheet1.$K$99]" office:value-type="float" office:value="0.670515207326875" calcext:value-type="float">
            <text:p>0.670515207326875</text:p>
          </table:table-cell>
          <table:table-cell table:formula="of:=[Sheet1.$K$112]" office:value-type="float" office:value="2.86792839784299" calcext:value-type="float">
            <text:p>2.86792839784299</text:p>
          </table:table-cell>
          <table:table-cell table:formula="of:=[Sheet1.$K$125]" office:value-type="float" office:value="0.670515207326875" calcext:value-type="float">
            <text:p>0.670515207326875</text:p>
          </table:table-cell>
          <table:table-cell table:formula="of:=[Sheet1.$K$138]" office:value-type="float" office:value="1.21724202001649" calcext:value-type="float">
            <text:p>1.21724202001649</text:p>
          </table:table-cell>
          <table:table-cell table:formula="of:=[Sheet1.$K$151]" office:value-type="float" office:value="578.813086513918" calcext:value-type="float">
            <text:p>578.813086513918</text:p>
          </table:table-cell>
          <table:table-cell table:formula="of:=[Sheet1.$K$164]" office:value-type="float" office:value="1.32331239027274" calcext:value-type="float">
            <text:p>1.32331239027274</text:p>
          </table:table-cell>
          <table:table-cell table:formula="of:=[Sheet1.$K$177]" office:value-type="float" office:value="24.5667347251736" calcext:value-type="float">
            <text:p>24.5667347251736</text:p>
          </table:table-cell>
          <table:table-cell table:formula="of:=[Sheet1.$K$190]" office:value-type="float" office:value="0.721029918429519" calcext:value-type="float">
            <text:p>0.721029918429519</text:p>
          </table:table-cell>
          <table:table-cell table:formula="of:=[Sheet1.$K$203]" office:value-type="float" office:value="240.969238640481" calcext:value-type="float">
            <text:p>240.969238640481</text:p>
          </table:table-cell>
          <table:table-cell table:formula="of:=[Sheet1.$K$216]" office:value-type="float" office:value="3.43287542462202" calcext:value-type="float">
            <text:p>3.43287542462202</text:p>
          </table:table-cell>
          <table:table-cell table:formula="of:=[Sheet1.$K$229]" office:value-type="float" office:value="1.16387531762696" calcext:value-type="float">
            <text:p>1.16387531762696</text:p>
          </table:table-cell>
          <table:table-cell table:formula="of:=[Sheet1.$K$242]" office:value-type="float" office:value="2.42398593550693" calcext:value-type="float">
            <text:p>2.42398593550693</text:p>
          </table:table-cell>
          <table:table-cell table:formula="of:=[Sheet1.$K$255]" office:value-type="float" office:value="1.0150446242089" calcext:value-type="float">
            <text:p>1.0150446242089</text:p>
          </table:table-cell>
          <table:table-cell table:formula="of:=[Sheet1.$K$268]" office:value-type="float" office:value="12.2172775831371" calcext:value-type="float">
            <text:p>12.2172775831371</text:p>
          </table:table-cell>
          <table:table-cell table:formula="of:=AVERAGE([.A106:.U106])" office:value-type="float" office:value="46.8292880941379" calcext:value-type="float">
            <text:p>46.8292880941379</text:p>
          </table:table-cell>
          <table:table-cell table:formula="of:=STDEV([.A106:.U106])" office:value-type="float" office:value="133.511362155581" calcext:value-type="float">
            <text:p>133.511362155581</text:p>
          </table:table-cell>
          <table:table-cell table:number-columns-repeated="1001"/>
        </table:table-row>
        <table:table-row table:style-name="ro1">
          <table:table-cell table:formula="of:=[Sheet1.$K$9]" office:value-type="float" office:value="0.567518326891257" calcext:value-type="float">
            <text:p>0.567518326891257</text:p>
          </table:table-cell>
          <table:table-cell table:formula="of:=[Sheet1.$K$22]" office:value-type="float" office:value="0.363475268235374" calcext:value-type="float">
            <text:p>0.363475268235374</text:p>
          </table:table-cell>
          <table:table-cell table:formula="of:=[Sheet1.$K$35]" office:value-type="float" office:value="27.7861880379391" calcext:value-type="float">
            <text:p>27.7861880379391</text:p>
          </table:table-cell>
          <table:table-cell table:formula="of:=[Sheet1.$K$48]" office:value-type="float" office:value="0.44443718372195" calcext:value-type="float">
            <text:p>0.44443718372195</text:p>
          </table:table-cell>
          <table:table-cell table:formula="of:=[Sheet1.$K$61]" office:value-type="float" office:value="5.71090374991412" calcext:value-type="float">
            <text:p>5.71090374991412</text:p>
          </table:table-cell>
          <table:table-cell table:formula="of:=[Sheet1.$K$74]" office:value-type="float" office:value="0.22011217271849" calcext:value-type="float">
            <text:p>0.22011217271849</text:p>
          </table:table-cell>
          <table:table-cell table:formula="of:=[Sheet1.$K$87]" office:value-type="float" office:value="1.18825435686193" calcext:value-type="float">
            <text:p>1.18825435686193</text:p>
          </table:table-cell>
          <table:table-cell table:formula="of:=[Sheet1.$K$100]" office:value-type="float" office:value="0.215029909368494" calcext:value-type="float">
            <text:p>0.215029909368494</text:p>
          </table:table-cell>
          <table:table-cell table:formula="of:=[Sheet1.$K$113]" office:value-type="float" office:value="0.884046309572307" calcext:value-type="float">
            <text:p>0.884046309572307</text:p>
          </table:table-cell>
          <table:table-cell table:formula="of:=[Sheet1.$K$126]" office:value-type="float" office:value="0.215029909368494" calcext:value-type="float">
            <text:p>0.215029909368494</text:p>
          </table:table-cell>
          <table:table-cell table:formula="of:=[Sheet1.$K$139]" office:value-type="float" office:value="0.399310116376502" calcext:value-type="float">
            <text:p>0.399310116376502</text:p>
          </table:table-cell>
          <table:table-cell table:formula="of:=[Sheet1.$K$152]" office:value-type="float" office:value="24.9574465991631" calcext:value-type="float">
            <text:p>24.9574465991631</text:p>
          </table:table-cell>
          <table:table-cell table:formula="of:=[Sheet1.$K$165]" office:value-type="float" office:value="0.343170994147106" calcext:value-type="float">
            <text:p>0.343170994147106</text:p>
          </table:table-cell>
          <table:table-cell table:formula="of:=[Sheet1.$K$178]" office:value-type="float" office:value="3.74050913243341" calcext:value-type="float">
            <text:p>3.74050913243341</text:p>
          </table:table-cell>
          <table:table-cell table:formula="of:=[Sheet1.$K$191]" office:value-type="float" office:value="0.280102443377378" calcext:value-type="float">
            <text:p>0.280102443377378</text:p>
          </table:table-cell>
          <table:table-cell table:formula="of:=[Sheet1.$K$204]" office:value-type="float" office:value="22.5256750047571" calcext:value-type="float">
            <text:p>22.5256750047571</text:p>
          </table:table-cell>
          <table:table-cell table:formula="of:=[Sheet1.$K$217]" office:value-type="float" office:value="1.81836455267421" calcext:value-type="float">
            <text:p>1.81836455267421</text:p>
          </table:table-cell>
          <table:table-cell table:formula="of:=[Sheet1.$K$230]" office:value-type="float" office:value="0.557889800981903" calcext:value-type="float">
            <text:p>0.557889800981903</text:p>
          </table:table-cell>
          <table:table-cell table:formula="of:=[Sheet1.$K$243]" office:value-type="float" office:value="0.629883019049966" calcext:value-type="float">
            <text:p>0.629883019049966</text:p>
          </table:table-cell>
          <table:table-cell table:formula="of:=[Sheet1.$K$256]" office:value-type="float" office:value="0.346266892146099" calcext:value-type="float">
            <text:p>0.346266892146099</text:p>
          </table:table-cell>
          <table:table-cell table:formula="of:=[Sheet1.$K$269]" office:value-type="float" office:value="4.01817816292587" calcext:value-type="float">
            <text:p>4.01817816292587</text:p>
          </table:table-cell>
          <table:table-cell table:formula="of:=AVERAGE([.A107:.U107])" office:value-type="float" office:value="4.62913294964877" calcext:value-type="float">
            <text:p>4.62913294964877</text:p>
          </table:table-cell>
          <table:table-cell table:formula="of:=STDEV([.A107:.U107])" office:value-type="float" office:value="8.72517576065342" calcext:value-type="float">
            <text:p>8.72517576065342</text:p>
          </table:table-cell>
          <table:table-cell table:number-columns-repeated="1001"/>
        </table:table-row>
        <table:table-row table:style-name="ro1">
          <table:table-cell table:formula="of:=[Sheet1.$K$10]" office:value-type="float" office:value="1.40037097766936" calcext:value-type="float">
            <text:p>1.40037097766936</text:p>
          </table:table-cell>
          <table:table-cell table:formula="of:=[Sheet1.$K$23]" office:value-type="float" office:value="0.998840500947504" calcext:value-type="float">
            <text:p>0.998840500947504</text:p>
          </table:table-cell>
          <table:table-cell table:formula="of:=[Sheet1.$K$36]" office:value-type="float" office:value="46.8564788126448" calcext:value-type="float">
            <text:p>46.8564788126448</text:p>
          </table:table-cell>
          <table:table-cell table:formula="of:=[Sheet1.$K$49]" office:value-type="float" office:value="1.2232684132309" calcext:value-type="float">
            <text:p>1.2232684132309</text:p>
          </table:table-cell>
          <table:table-cell table:formula="of:=[Sheet1.$K$62]" office:value-type="float" office:value="8.30769304788375" calcext:value-type="float">
            <text:p>8.30769304788375</text:p>
          </table:table-cell>
          <table:table-cell table:formula="of:=[Sheet1.$K$75]" office:value-type="float" office:value="0.553504434685659" calcext:value-type="float">
            <text:p>0.553504434685659</text:p>
          </table:table-cell>
          <table:table-cell table:formula="of:=[Sheet1.$K$88]" office:value-type="float" office:value="3.44458035984234" calcext:value-type="float">
            <text:p>3.44458035984234</text:p>
          </table:table-cell>
          <table:table-cell table:formula="of:=[Sheet1.$K$101]" office:value-type="float" office:value="0.529022601995731" calcext:value-type="float">
            <text:p>0.529022601995731</text:p>
          </table:table-cell>
          <table:table-cell table:formula="of:=[Sheet1.$K$114]" office:value-type="float" office:value="1.61312393734705" calcext:value-type="float">
            <text:p>1.61312393734705</text:p>
          </table:table-cell>
          <table:table-cell table:formula="of:=[Sheet1.$K$127]" office:value-type="float" office:value="0.529022601995731" calcext:value-type="float">
            <text:p>0.529022601995731</text:p>
          </table:table-cell>
          <table:table-cell table:formula="of:=[Sheet1.$K$140]" office:value-type="float" office:value="0.820790259955486" calcext:value-type="float">
            <text:p>0.820790259955486</text:p>
          </table:table-cell>
          <table:table-cell table:formula="of:=[Sheet1.$K$153]" office:value-type="float" office:value="175.628044577708" calcext:value-type="float">
            <text:p>175.628044577708</text:p>
          </table:table-cell>
          <table:table-cell table:formula="of:=[Sheet1.$K$166]" office:value-type="float" office:value="0.850677429900123" calcext:value-type="float">
            <text:p>0.850677429900123</text:p>
          </table:table-cell>
          <table:table-cell table:formula="of:=[Sheet1.$K$179]" office:value-type="float" office:value="11.4770855497593" calcext:value-type="float">
            <text:p>11.4770855497593</text:p>
          </table:table-cell>
          <table:table-cell table:formula="of:=[Sheet1.$K$192]" office:value-type="float" office:value="0.813473396624458" calcext:value-type="float">
            <text:p>0.813473396624458</text:p>
          </table:table-cell>
          <table:table-cell table:formula="of:=[Sheet1.$K$205]" office:value-type="float" office:value="72.6515876251329" calcext:value-type="float">
            <text:p>72.6515876251329</text:p>
          </table:table-cell>
          <table:table-cell table:formula="of:=[Sheet1.$K$218]" office:value-type="float" office:value="4.78425050677716" calcext:value-type="float">
            <text:p>4.78425050677716</text:p>
          </table:table-cell>
          <table:table-cell table:formula="of:=[Sheet1.$K$231]" office:value-type="float" office:value="1.00083228133794" calcext:value-type="float">
            <text:p>1.00083228133794</text:p>
          </table:table-cell>
          <table:table-cell table:formula="of:=[Sheet1.$K$244]" office:value-type="float" office:value="1.544262131623" calcext:value-type="float">
            <text:p>1.544262131623</text:p>
          </table:table-cell>
          <table:table-cell table:formula="of:=[Sheet1.$K$257]" office:value-type="float" office:value="0.985236693693838" calcext:value-type="float">
            <text:p>0.985236693693838</text:p>
          </table:table-cell>
          <table:table-cell table:formula="of:=[Sheet1.$K$270]" office:value-type="float" office:value="9.83900030196438" calcext:value-type="float">
            <text:p>9.83900030196438</text:p>
          </table:table-cell>
          <table:table-cell table:formula="of:=AVERAGE([.A108:.U108])" office:value-type="float" office:value="16.4691022115581" calcext:value-type="float">
            <text:p>16.4691022115581</text:p>
          </table:table-cell>
          <table:table-cell table:formula="of:=STDEV([.A108:.U108])" office:value-type="float" office:value="40.6015861052912" calcext:value-type="float">
            <text:p>40.6015861052912</text:p>
          </table:table-cell>
          <table:table-cell table:number-columns-repeated="1001"/>
        </table:table-row>
        <table:table-row table:style-name="ro1">
          <table:table-cell table:formula="of:=[Sheet1.$K$11]" office:value-type="float" office:value="0.162835697249591" calcext:value-type="float">
            <text:p>0.162835697249591</text:p>
          </table:table-cell>
          <table:table-cell table:formula="of:=[Sheet1.$K$24]" office:value-type="float" office:value="0.124733499588217" calcext:value-type="float">
            <text:p>0.124733499588217</text:p>
          </table:table-cell>
          <table:table-cell table:formula="of:=[Sheet1.$K$37]" office:value-type="float" office:value="6.29619230917167" calcext:value-type="float">
            <text:p>6.29619230917167</text:p>
          </table:table-cell>
          <table:table-cell table:formula="of:=[Sheet1.$K$50]" office:value-type="float" office:value="0.0923677855693541" calcext:value-type="float">
            <text:p>0.092367785569354</text:p>
          </table:table-cell>
          <table:table-cell table:formula="of:=[Sheet1.$K$63]" office:value-type="float" office:value="1.91911622446368" calcext:value-type="float">
            <text:p>1.91911622446368</text:p>
          </table:table-cell>
          <table:table-cell table:formula="of:=[Sheet1.$K$76]" office:value-type="float" office:value="0.0568131636782358" calcext:value-type="float">
            <text:p>0.056813163678236</text:p>
          </table:table-cell>
          <table:table-cell table:formula="of:=[Sheet1.$K$89]" office:value-type="float" office:value="0.248112166451531" calcext:value-type="float">
            <text:p>0.248112166451531</text:p>
          </table:table-cell>
          <table:table-cell table:formula="of:=[Sheet1.$K$102]" office:value-type="float" office:value="0.0542336502996617" calcext:value-type="float">
            <text:p>0.054233650299662</text:p>
          </table:table-cell>
          <table:table-cell table:formula="of:=[Sheet1.$K$115]" office:value-type="float" office:value="0.220498362650772" calcext:value-type="float">
            <text:p>0.220498362650772</text:p>
          </table:table-cell>
          <table:table-cell table:formula="of:=[Sheet1.$K$128]" office:value-type="float" office:value="0.0542336502996617" calcext:value-type="float">
            <text:p>0.054233650299662</text:p>
          </table:table-cell>
          <table:table-cell table:formula="of:=[Sheet1.$K$141]" office:value-type="float" office:value="0.169229425044402" calcext:value-type="float">
            <text:p>0.169229425044402</text:p>
          </table:table-cell>
          <table:table-cell table:formula="of:=[Sheet1.$K$154]" office:value-type="float" office:value="8.20539444756384" calcext:value-type="float">
            <text:p>8.20539444756384</text:p>
          </table:table-cell>
          <table:table-cell table:formula="of:=[Sheet1.$K$167]" office:value-type="float" office:value="0.0786390626171976" calcext:value-type="float">
            <text:p>0.078639062617198</text:p>
          </table:table-cell>
          <table:table-cell table:formula="of:=[Sheet1.$K$180]" office:value-type="float" office:value="1.35358869976604" calcext:value-type="float">
            <text:p>1.35358869976604</text:p>
          </table:table-cell>
          <table:table-cell table:formula="of:=[Sheet1.$K$193]" office:value-type="float" office:value="0.0827962745654486" calcext:value-type="float">
            <text:p>0.082796274565449</text:p>
          </table:table-cell>
          <table:table-cell table:formula="of:=[Sheet1.$K$206]" office:value-type="float" office:value="4.28176602681343" calcext:value-type="float">
            <text:p>4.28176602681343</text:p>
          </table:table-cell>
          <table:table-cell table:formula="of:=[Sheet1.$K$219]" office:value-type="float" office:value="0.421240754130595" calcext:value-type="float">
            <text:p>0.421240754130595</text:p>
          </table:table-cell>
          <table:table-cell table:formula="of:=[Sheet1.$K$232]" office:value-type="float" office:value="0.15332094884585" calcext:value-type="float">
            <text:p>0.15332094884585</text:p>
          </table:table-cell>
          <table:table-cell table:formula="of:=[Sheet1.$K$245]" office:value-type="float" office:value="0.163253909351662" calcext:value-type="float">
            <text:p>0.163253909351662</text:p>
          </table:table-cell>
          <table:table-cell table:formula="of:=[Sheet1.$K$258]" office:value-type="float" office:value="0.106453229952109" calcext:value-type="float">
            <text:p>0.106453229952109</text:p>
          </table:table-cell>
          <table:table-cell table:formula="of:=[Sheet1.$K$271]" office:value-type="float" office:value="0.842406308308801" calcext:value-type="float">
            <text:p>0.842406308308801</text:p>
          </table:table-cell>
          <table:table-cell table:formula="of:=AVERAGE([.A109:.U109])" office:value-type="float" office:value="1.19462979030389" calcext:value-type="float">
            <text:p>1.19462979030389</text:p>
          </table:table-cell>
          <table:table-cell table:formula="of:=STDEV([.A109:.U109])" office:value-type="float" office:value="2.25842284652045" calcext:value-type="float">
            <text:p>2.25842284652045</text:p>
          </table:table-cell>
          <table:table-cell table:number-columns-repeated="1001"/>
        </table:table-row>
        <table:table-row table:style-name="ro1">
          <table:table-cell table:formula="of:=[Sheet1.$K$12]" office:value-type="float" office:value="0.0621233824515937" calcext:value-type="float">
            <text:p>0.062123382451594</text:p>
          </table:table-cell>
          <table:table-cell table:formula="of:=[Sheet1.$K$25]" office:value-type="float" office:value="0.0412534438180394" calcext:value-type="float">
            <text:p>0.041253443818039</text:p>
          </table:table-cell>
          <table:table-cell table:formula="of:=[Sheet1.$K$38]" office:value-type="float" office:value="2.60880213767637" calcext:value-type="float">
            <text:p>2.60880213767637</text:p>
          </table:table-cell>
          <table:table-cell table:formula="of:=[Sheet1.$K$51]" office:value-type="float" office:value="0.0381213767557227" calcext:value-type="float">
            <text:p>0.038121376755723</text:p>
          </table:table-cell>
          <table:table-cell table:formula="of:=[Sheet1.$K$64]" office:value-type="float" office:value="1.07914117254686" calcext:value-type="float">
            <text:p>1.07914117254686</text:p>
          </table:table-cell>
          <table:table-cell table:formula="of:=[Sheet1.$K$77]" office:value-type="float" office:value="0.022892587595578" calcext:value-type="float">
            <text:p>0.022892587595578</text:p>
          </table:table-cell>
          <table:table-cell table:formula="of:=[Sheet1.$K$90]" office:value-type="float" office:value="0.315747406293242" calcext:value-type="float">
            <text:p>0.315747406293242</text:p>
          </table:table-cell>
          <table:table-cell table:formula="of:=[Sheet1.$K$103]" office:value-type="float" office:value="0.0227671104618964" calcext:value-type="float">
            <text:p>0.022767110461896</text:p>
          </table:table-cell>
          <table:table-cell table:formula="of:=[Sheet1.$K$116]" office:value-type="float" office:value="0.117848317810594" calcext:value-type="float">
            <text:p>0.117848317810594</text:p>
          </table:table-cell>
          <table:table-cell table:formula="of:=[Sheet1.$K$129]" office:value-type="float" office:value="0.0227671104618964" calcext:value-type="float">
            <text:p>0.022767110461896</text:p>
          </table:table-cell>
          <table:table-cell table:formula="of:=[Sheet1.$K$142]" office:value-type="float" office:value="0.0551152582962952" calcext:value-type="float">
            <text:p>0.055115258296295</text:p>
          </table:table-cell>
          <table:table-cell table:formula="of:=[Sheet1.$K$155]" office:value-type="float" office:value="3.21147341635955" calcext:value-type="float">
            <text:p>3.21147341635955</text:p>
          </table:table-cell>
          <table:table-cell table:formula="of:=[Sheet1.$K$168]" office:value-type="float" office:value="0.0306164153309085" calcext:value-type="float">
            <text:p>0.030616415330909</text:p>
          </table:table-cell>
          <table:table-cell table:formula="of:=[Sheet1.$K$181]" office:value-type="float" office:value="0.509704977396065" calcext:value-type="float">
            <text:p>0.509704977396065</text:p>
          </table:table-cell>
          <table:table-cell table:formula="of:=[Sheet1.$K$194]" office:value-type="float" office:value="0.0336310706704033" calcext:value-type="float">
            <text:p>0.033631070670403</text:p>
          </table:table-cell>
          <table:table-cell table:formula="of:=[Sheet1.$K$207]" office:value-type="float" office:value="4.30315300460912" calcext:value-type="float">
            <text:p>4.30315300460912</text:p>
          </table:table-cell>
          <table:table-cell table:formula="of:=[Sheet1.$K$220]" office:value-type="float" office:value="0.17033419462161" calcext:value-type="float">
            <text:p>0.17033419462161</text:p>
          </table:table-cell>
          <table:table-cell table:formula="of:=[Sheet1.$K$233]" office:value-type="float" office:value="0.0474055907454987" calcext:value-type="float">
            <text:p>0.047405590745499</text:p>
          </table:table-cell>
          <table:table-cell table:formula="of:=[Sheet1.$K$246]" office:value-type="float" office:value="0.0568663327469635" calcext:value-type="float">
            <text:p>0.056866332746964</text:p>
          </table:table-cell>
          <table:table-cell table:formula="of:=[Sheet1.$K$259]" office:value-type="float" office:value="0.0374346797475427" calcext:value-type="float">
            <text:p>0.037434679747543</text:p>
          </table:table-cell>
          <table:table-cell table:formula="of:=[Sheet1.$K$272]" office:value-type="float" office:value="0.470233312373935" calcext:value-type="float">
            <text:p>0.470233312373935</text:p>
          </table:table-cell>
          <table:table-cell table:formula="of:=AVERAGE([.A110:.U110])" office:value-type="float" office:value="0.631306299941414" calcext:value-type="float">
            <text:p>0.631306299941414</text:p>
          </table:table-cell>
          <table:table-cell table:formula="of:=STDEV([.A110:.U110])" office:value-type="float" office:value="1.20572927356339" calcext:value-type="float">
            <text:p>1.20572927356339</text:p>
          </table:table-cell>
          <table:table-cell table:number-columns-repeated="1001"/>
        </table:table-row>
        <table:table-row table:style-name="ro1">
          <table:table-cell table:formula="of:=[Sheet1.$K$13]" office:value-type="float" office:value="0.199510543685351" calcext:value-type="float">
            <text:p>0.199510543685351</text:p>
          </table:table-cell>
          <table:table-cell table:formula="of:=[Sheet1.$K$26]" office:value-type="float" office:value="0.137536541079981" calcext:value-type="float">
            <text:p>0.137536541079981</text:p>
          </table:table-cell>
          <table:table-cell table:formula="of:=[Sheet1.$K$39]" office:value-type="float" office:value="8.30207536490043" calcext:value-type="float">
            <text:p>8.30207536490043</text:p>
          </table:table-cell>
          <table:table-cell table:formula="of:=[Sheet1.$K$52]" office:value-type="float" office:value="0.158348026470694" calcext:value-type="float">
            <text:p>0.158348026470694</text:p>
          </table:table-cell>
          <table:table-cell table:formula="of:=[Sheet1.$K$65]" office:value-type="float" office:value="1.85343155043592" calcext:value-type="float">
            <text:p>1.85343155043592</text:p>
          </table:table-cell>
          <table:table-cell table:formula="of:=[Sheet1.$K$78]" office:value-type="float" office:value="0.0759106166907207" calcext:value-type="float">
            <text:p>0.075910616690721</text:p>
          </table:table-cell>
          <table:table-cell table:formula="of:=[Sheet1.$K$91]" office:value-type="float" office:value="0.298956587475023" calcext:value-type="float">
            <text:p>0.298956587475023</text:p>
          </table:table-cell>
          <table:table-cell table:formula="of:=[Sheet1.$K$104]" office:value-type="float" office:value="0.0748501244874455" calcext:value-type="float">
            <text:p>0.074850124487446</text:p>
          </table:table-cell>
          <table:table-cell table:formula="of:=[Sheet1.$K$117]" office:value-type="float" office:value="0.621982172684968" calcext:value-type="float">
            <text:p>0.621982172684968</text:p>
          </table:table-cell>
          <table:table-cell table:formula="of:=[Sheet1.$K$130]" office:value-type="float" office:value="0.0748501244874455" calcext:value-type="float">
            <text:p>0.074850124487446</text:p>
          </table:table-cell>
          <table:table-cell table:formula="of:=[Sheet1.$K$143]" office:value-type="float" office:value="0.151831408768633" calcext:value-type="float">
            <text:p>0.151831408768633</text:p>
          </table:table-cell>
          <table:table-cell table:formula="of:=[Sheet1.$K$156]" office:value-type="float" office:value="5.71919003148772" calcext:value-type="float">
            <text:p>5.71919003148772</text:p>
          </table:table-cell>
          <table:table-cell table:formula="of:=[Sheet1.$K$169]" office:value-type="float" office:value="0.084750045381175" calcext:value-type="float">
            <text:p>0.084750045381175</text:p>
          </table:table-cell>
          <table:table-cell table:formula="of:=[Sheet1.$K$182]" office:value-type="float" office:value="0.875616617805258" calcext:value-type="float">
            <text:p>0.875616617805258</text:p>
          </table:table-cell>
          <table:table-cell table:formula="of:=[Sheet1.$K$195]" office:value-type="float" office:value="0.157243406682006" calcext:value-type="float">
            <text:p>0.157243406682006</text:p>
          </table:table-cell>
          <table:table-cell table:formula="of:=[Sheet1.$K$208]" office:value-type="float" office:value="5.50074295337295" calcext:value-type="float">
            <text:p>5.50074295337295</text:p>
          </table:table-cell>
          <table:table-cell table:formula="of:=[Sheet1.$K$221]" office:value-type="float" office:value="0.473755026213092" calcext:value-type="float">
            <text:p>0.473755026213092</text:p>
          </table:table-cell>
          <table:table-cell table:formula="of:=[Sheet1.$K$234]" office:value-type="float" office:value="0.178581814760497" calcext:value-type="float">
            <text:p>0.178581814760497</text:p>
          </table:table-cell>
          <table:table-cell table:formula="of:=[Sheet1.$K$247]" office:value-type="float" office:value="0.223489964368874" calcext:value-type="float">
            <text:p>0.223489964368874</text:p>
          </table:table-cell>
          <table:table-cell table:formula="of:=[Sheet1.$K$260]" office:value-type="float" office:value="0.119938271665829" calcext:value-type="float">
            <text:p>0.119938271665829</text:p>
          </table:table-cell>
          <table:table-cell table:formula="of:=[Sheet1.$K$273]" office:value-type="float" office:value="1.41743126848652" calcext:value-type="float">
            <text:p>1.41743126848652</text:p>
          </table:table-cell>
          <table:table-cell table:formula="of:=AVERAGE([.A111:.U111])" office:value-type="float" office:value="1.2714296410186" calcext:value-type="float">
            <text:p>1.2714296410186</text:p>
          </table:table-cell>
          <table:table-cell table:formula="of:=STDEV([.A111:.U111])" office:value-type="float" office:value="2.2924682737434" calcext:value-type="float">
            <text:p>2.2924682737434</text:p>
          </table:table-cell>
          <table:table-cell table:number-columns-repeated="1001"/>
        </table:table-row>
        <table:table-row table:style-name="ro1">
          <table:table-cell table:formula="of:=[Sheet1.$K$14]" office:value-type="float" office:value="0.081246297975011" calcext:value-type="float">
            <text:p>0.081246297975011</text:p>
          </table:table-cell>
          <table:table-cell table:formula="of:=[Sheet1.$K$27]" office:value-type="float" office:value="0.0532045732801624" calcext:value-type="float">
            <text:p>0.053204573280162</text:p>
          </table:table-cell>
          <table:table-cell table:formula="of:=[Sheet1.$K$40]" office:value-type="float" office:value="3.59385310992161" calcext:value-type="float">
            <text:p>3.59385310992161</text:p>
          </table:table-cell>
          <table:table-cell table:formula="of:=[Sheet1.$K$53]" office:value-type="float" office:value="0.0392751273885234" calcext:value-type="float">
            <text:p>0.039275127388523</text:p>
          </table:table-cell>
          <table:table-cell table:formula="of:=[Sheet1.$K$66]" office:value-type="float" office:value="1.33657874192482" calcext:value-type="float">
            <text:p>1.33657874192482</text:p>
          </table:table-cell>
          <table:table-cell table:formula="of:=[Sheet1.$K$79]" office:value-type="float" office:value="0.0253047736717014" calcext:value-type="float">
            <text:p>0.025304773671701</text:p>
          </table:table-cell>
          <table:table-cell table:formula="of:=[Sheet1.$K$92]" office:value-type="float" office:value="0.144945408135247" calcext:value-type="float">
            <text:p>0.144945408135247</text:p>
          </table:table-cell>
          <table:table-cell table:formula="of:=[Sheet1.$K$105]" office:value-type="float" office:value="0.024998284628106" calcext:value-type="float">
            <text:p>0.024998284628106</text:p>
          </table:table-cell>
          <table:table-cell table:formula="of:=[Sheet1.$K$118]" office:value-type="float" office:value="0.111279347256145" calcext:value-type="float">
            <text:p>0.111279347256145</text:p>
          </table:table-cell>
          <table:table-cell table:formula="of:=[Sheet1.$K$131]" office:value-type="float" office:value="0.024998284628106" calcext:value-type="float">
            <text:p>0.024998284628106</text:p>
          </table:table-cell>
          <table:table-cell table:formula="of:=[Sheet1.$K$144]" office:value-type="float" office:value="0.0739092317258607" calcext:value-type="float">
            <text:p>0.073909231725861</text:p>
          </table:table-cell>
          <table:table-cell table:formula="of:=[Sheet1.$K$157]" office:value-type="float" office:value="4.50331780973377" calcext:value-type="float">
            <text:p>4.50331780973377</text:p>
          </table:table-cell>
          <table:table-cell table:formula="of:=[Sheet1.$K$170]" office:value-type="float" office:value="0.0480533302742172" calcext:value-type="float">
            <text:p>0.048053330274217</text:p>
          </table:table-cell>
          <table:table-cell table:formula="of:=[Sheet1.$K$183]" office:value-type="float" office:value="0.701362375171118" calcext:value-type="float">
            <text:p>0.701362375171118</text:p>
          </table:table-cell>
          <table:table-cell table:formula="of:=[Sheet1.$K$196]" office:value-type="float" office:value="0.0285606780587892" calcext:value-type="float">
            <text:p>0.028560678058789</text:p>
          </table:table-cell>
          <table:table-cell table:formula="of:=[Sheet1.$K$209]" office:value-type="float" office:value="1.71294401239705" calcext:value-type="float">
            <text:p>1.71294401239705</text:p>
          </table:table-cell>
          <table:table-cell table:formula="of:=[Sheet1.$K$222]" office:value-type="float" office:value="0.190356051565387" calcext:value-type="float">
            <text:p>0.190356051565387</text:p>
          </table:table-cell>
          <table:table-cell table:formula="of:=[Sheet1.$K$235]" office:value-type="float" office:value="0.064787472382154" calcext:value-type="float">
            <text:p>0.064787472382154</text:p>
          </table:table-cell>
          <table:table-cell table:formula="of:=[Sheet1.$K$248]" office:value-type="float" office:value="0.0662869585849599" calcext:value-type="float">
            <text:p>0.06628695858496</text:p>
          </table:table-cell>
          <table:table-cell table:formula="of:=[Sheet1.$K$261]" office:value-type="float" office:value="0.0443016706819446" calcext:value-type="float">
            <text:p>0.044301670681945</text:p>
          </table:table-cell>
          <table:table-cell table:formula="of:=[Sheet1.$K$274]" office:value-type="float" office:value="0.359724316069445" calcext:value-type="float">
            <text:p>0.359724316069445</text:p>
          </table:table-cell>
          <table:table-cell table:formula="of:=AVERAGE([.A112:.U112])" office:value-type="float" office:value="0.629966088354958" calcext:value-type="float">
            <text:p>0.629966088354958</text:p>
          </table:table-cell>
          <table:table-cell table:formula="of:=STDEV([.A112:.U112])" office:value-type="float" office:value="1.23095923847907" calcext:value-type="float">
            <text:p>1.23095923847907</text:p>
          </table:table-cell>
          <table:table-cell table:number-columns-repeated="1001"/>
        </table:table-row>
        <table:table-row table:style-name="ro1">
          <table:table-cell table:formula="of:=[Sheet1.$K$15]" office:value-type="float" office:value="0.0594070227322334" calcext:value-type="float">
            <text:p>0.059407022732233</text:p>
          </table:table-cell>
          <table:table-cell table:formula="of:=[Sheet1.$K$28]" office:value-type="float" office:value="0.0417103910271201" calcext:value-type="float">
            <text:p>0.04171039102712</text:p>
          </table:table-cell>
          <table:table-cell table:formula="of:=[Sheet1.$K$41]" office:value-type="float" office:value="2.40623583469226" calcext:value-type="float">
            <text:p>2.40623583469226</text:p>
          </table:table-cell>
          <table:table-cell table:formula="of:=[Sheet1.$K$54]" office:value-type="float" office:value="0.0329232438308934" calcext:value-type="float">
            <text:p>0.032923243830893</text:p>
          </table:table-cell>
          <table:table-cell table:formula="of:=[Sheet1.$K$67]" office:value-type="float" office:value="1.05431603912932" calcext:value-type="float">
            <text:p>1.05431603912932</text:p>
          </table:table-cell>
          <table:table-cell table:formula="of:=[Sheet1.$K$80]" office:value-type="float" office:value="0.0204589060413547" calcext:value-type="float">
            <text:p>0.020458906041355</text:p>
          </table:table-cell>
          <table:table-cell table:formula="of:=[Sheet1.$K$93]" office:value-type="float" office:value="0.0978020959914765" calcext:value-type="float">
            <text:p>0.097802095991477</text:p>
          </table:table-cell>
          <table:table-cell table:formula="of:=[Sheet1.$K$106]" office:value-type="float" office:value="0.0200845431703063" calcext:value-type="float">
            <text:p>0.020084543170306</text:p>
          </table:table-cell>
          <table:table-cell table:formula="of:=[Sheet1.$K$119]" office:value-type="float" office:value="0.095111960694759" calcext:value-type="float">
            <text:p>0.095111960694759</text:p>
          </table:table-cell>
          <table:table-cell table:formula="of:=[Sheet1.$K$132]" office:value-type="float" office:value="0.0200845431703063" calcext:value-type="float">
            <text:p>0.020084543170306</text:p>
          </table:table-cell>
          <table:table-cell table:formula="of:=[Sheet1.$K$145]" office:value-type="float" office:value="0.0603418826312573" calcext:value-type="float">
            <text:p>0.060341882631257</text:p>
          </table:table-cell>
          <table:table-cell table:formula="of:=[Sheet1.$K$158]" office:value-type="float" office:value="7.12933222291358" calcext:value-type="float">
            <text:p>7.12933222291358</text:p>
          </table:table-cell>
          <table:table-cell table:formula="of:=[Sheet1.$K$171]" office:value-type="float" office:value="0.0261315256150723" calcext:value-type="float">
            <text:p>0.026131525615072</text:p>
          </table:table-cell>
          <table:table-cell table:formula="of:=[Sheet1.$K$184]" office:value-type="float" office:value="0.55822236688196" calcext:value-type="float">
            <text:p>0.55822236688196</text:p>
          </table:table-cell>
          <table:table-cell table:formula="of:=[Sheet1.$K$197]" office:value-type="float" office:value="0.032280401513067" calcext:value-type="float">
            <text:p>0.032280401513067</text:p>
          </table:table-cell>
          <table:table-cell table:formula="of:=[Sheet1.$K$210]" office:value-type="float" office:value="1.74086258198884" calcext:value-type="float">
            <text:p>1.74086258198884</text:p>
          </table:table-cell>
          <table:table-cell table:formula="of:=[Sheet1.$K$223]" office:value-type="float" office:value="0.150992929145618" calcext:value-type="float">
            <text:p>0.150992929145618</text:p>
          </table:table-cell>
          <table:table-cell table:formula="of:=[Sheet1.$K$236]" office:value-type="float" office:value="0.0460339858097792" calcext:value-type="float">
            <text:p>0.046033985809779</text:p>
          </table:table-cell>
          <table:table-cell table:formula="of:=[Sheet1.$K$249]" office:value-type="float" office:value="0.0595371694685859" calcext:value-type="float">
            <text:p>0.059537169468586</text:p>
          </table:table-cell>
          <table:table-cell table:formula="of:=[Sheet1.$K$262]" office:value-type="float" office:value="0.0395617872195408" calcext:value-type="float">
            <text:p>0.039561787219541</text:p>
          </table:table-cell>
          <table:table-cell table:formula="of:=[Sheet1.$K$275]" office:value-type="float" office:value="0.332624831989111" calcext:value-type="float">
            <text:p>0.332624831989111</text:p>
          </table:table-cell>
          <table:table-cell table:formula="of:=AVERAGE([.A113:.U113])" office:value-type="float" office:value="0.667812203126497" calcext:value-type="float">
            <text:p>0.667812203126497</text:p>
          </table:table-cell>
          <table:table-cell table:formula="of:=STDEV([.A113:.U113])" office:value-type="float" office:value="1.61055786687823" calcext:value-type="float">
            <text:p>1.610557866878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101:.A113])" office:value-type="float" office:value="1.31201867714034" calcext:value-type="float">
            <text:p>1.31201867714034</text:p>
          </table:table-cell>
          <table:table-cell table:formula="of:=AVERAGE([.B101:.B113])" office:value-type="float" office:value="1.04216387392176" calcext:value-type="float">
            <text:p>1.04216387392176</text:p>
          </table:table-cell>
          <table:table-cell table:formula="of:=AVERAGE([.C101:.C113])" office:value-type="float" office:value="52.7743450133552" calcext:value-type="float">
            <text:p>52.7743450133552</text:p>
          </table:table-cell>
          <table:table-cell table:formula="of:=AVERAGE([.D101:.D113])" office:value-type="float" office:value="1.1457392631603" calcext:value-type="float">
            <text:p>1.1457392631603</text:p>
          </table:table-cell>
          <table:table-cell table:formula="of:=AVERAGE([.E101:.E113])" office:value-type="float" office:value="24.3576495470927" calcext:value-type="float">
            <text:p>24.3576495470927</text:p>
          </table:table-cell>
          <table:table-cell table:formula="of:=AVERAGE([.F101:.F113])" office:value-type="float" office:value="0.458434385000738" calcext:value-type="float">
            <text:p>0.458434385000738</text:p>
          </table:table-cell>
          <table:table-cell table:formula="of:=AVERAGE([.G101:.G113])" office:value-type="float" office:value="2.36179615615316" calcext:value-type="float">
            <text:p>2.36179615615316</text:p>
          </table:table-cell>
          <table:table-cell table:formula="of:=AVERAGE([.H101:.H113])" office:value-type="float" office:value="0.435259929160825" calcext:value-type="float">
            <text:p>0.435259929160825</text:p>
          </table:table-cell>
          <table:table-cell table:formula="of:=AVERAGE([.I101:.I113])" office:value-type="float" office:value="1.51108103779407" calcext:value-type="float">
            <text:p>1.51108103779407</text:p>
          </table:table-cell>
          <table:table-cell table:formula="of:=AVERAGE([.J101:.J113])" office:value-type="float" office:value="0.435259929160825" calcext:value-type="float">
            <text:p>0.435259929160825</text:p>
          </table:table-cell>
          <table:table-cell table:formula="of:=AVERAGE([.K101:.K113])" office:value-type="float" office:value="1.18832944715573" calcext:value-type="float">
            <text:p>1.18832944715573</text:p>
          </table:table-cell>
          <table:table-cell table:formula="of:=AVERAGE([.L101:.L113])" office:value-type="float" office:value="278.660188296564" calcext:value-type="float">
            <text:p>278.660188296564</text:p>
          </table:table-cell>
          <table:table-cell table:formula="of:=AVERAGE([.M101:.M113])" office:value-type="float" office:value="0.693167213067475" calcext:value-type="float">
            <text:p>0.693167213067475</text:p>
          </table:table-cell>
          <table:table-cell table:formula="of:=AVERAGE([.N101:.N113])" office:value-type="float" office:value="26.189812220023" calcext:value-type="float">
            <text:p>26.189812220023</text:p>
          </table:table-cell>
          <table:table-cell table:formula="of:=AVERAGE([.O101:.O113])" office:value-type="float" office:value="0.703722080762172" calcext:value-type="float">
            <text:p>0.703722080762172</text:p>
          </table:table-cell>
          <table:table-cell table:formula="of:=AVERAGE([.P101:.P113])" office:value-type="float" office:value="70.0674702025534" calcext:value-type="float">
            <text:p>70.0674702025534</text:p>
          </table:table-cell>
          <table:table-cell table:formula="of:=AVERAGE([.Q101:.Q113])" office:value-type="float" office:value="6.06602076342745" calcext:value-type="float">
            <text:p>6.06602076342745</text:p>
          </table:table-cell>
          <table:table-cell table:formula="of:=AVERAGE([.R101:.R113])" office:value-type="float" office:value="1.11383188815787" calcext:value-type="float">
            <text:p>1.11383188815787</text:p>
          </table:table-cell>
          <table:table-cell table:formula="of:=AVERAGE([.S101:.S113])" office:value-type="float" office:value="1.92732175982365" calcext:value-type="float">
            <text:p>1.92732175982365</text:p>
          </table:table-cell>
          <table:table-cell table:formula="of:=AVERAGE([.T101:.T113])" office:value-type="float" office:value="1.01274704109906" calcext:value-type="float">
            <text:p>1.01274704109906</text:p>
          </table:table-cell>
          <table:table-cell table:formula="of:=AVERAGE([.U101:.U113])" office:value-type="float" office:value="5.99403979680237" calcext:value-type="float">
            <text:p>5.99403979680237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101:.A113])" office:value-type="float" office:value="3.06134135355278" calcext:value-type="float">
            <text:p>3.06134135355278</text:p>
          </table:table-cell>
          <table:table-cell table:formula="of:=STDEV([.B101:.B113])" office:value-type="float" office:value="2.48952481728733" calcext:value-type="float">
            <text:p>2.48952481728733</text:p>
          </table:table-cell>
          <table:table-cell table:formula="of:=STDEV([.C101:.C113])" office:value-type="float" office:value="121.338183581274" calcext:value-type="float">
            <text:p>121.338183581274</text:p>
          </table:table-cell>
          <table:table-cell table:formula="of:=STDEV([.D101:.D113])" office:value-type="float" office:value="2.87303108301339" calcext:value-type="float">
            <text:p>2.87303108301339</text:p>
          </table:table-cell>
          <table:table-cell table:formula="of:=STDEV([.E101:.E113])" office:value-type="float" office:value="67.0909512488468" calcext:value-type="float">
            <text:p>67.0909512488468</text:p>
          </table:table-cell>
          <table:table-cell table:formula="of:=STDEV([.F101:.F113])" office:value-type="float" office:value="1.02041327111494" calcext:value-type="float">
            <text:p>1.02041327111494</text:p>
          </table:table-cell>
          <table:table-cell table:formula="of:=STDEV([.G101:.G113])" office:value-type="float" office:value="4.25628155172312" calcext:value-type="float">
            <text:p>4.25628155172312</text:p>
          </table:table-cell>
          <table:table-cell table:formula="of:=STDEV([.H101:.H113])" office:value-type="float" office:value="0.9499500966997" calcext:value-type="float">
            <text:p>0.9499500966997</text:p>
          </table:table-cell>
          <table:table-cell table:formula="of:=STDEV([.I101:.I113])" office:value-type="float" office:value="2.32656047815019" calcext:value-type="float">
            <text:p>2.32656047815019</text:p>
          </table:table-cell>
          <table:table-cell table:formula="of:=STDEV([.J101:.J113])" office:value-type="float" office:value="0.9499500966997" calcext:value-type="float">
            <text:p>0.9499500966997</text:p>
          </table:table-cell>
          <table:table-cell table:formula="of:=STDEV([.K101:.K113])" office:value-type="float" office:value="3.1412697158598" calcext:value-type="float">
            <text:p>3.1412697158598</text:p>
          </table:table-cell>
          <table:table-cell table:formula="of:=STDEV([.L101:.L113])" office:value-type="float" office:value="663.979706071131" calcext:value-type="float">
            <text:p>663.979706071131</text:p>
          </table:table-cell>
          <table:table-cell table:formula="of:=STDEV([.M101:.M113])" office:value-type="float" office:value="1.52201009144339" calcext:value-type="float">
            <text:p>1.52201009144339</text:p>
          </table:table-cell>
          <table:table-cell table:formula="of:=STDEV([.N101:.N113])" office:value-type="float" office:value="72.6960403844337" calcext:value-type="float">
            <text:p>72.6960403844337</text:p>
          </table:table-cell>
          <table:table-cell table:formula="of:=STDEV([.O101:.O113])" office:value-type="float" office:value="1.3915795322433" calcext:value-type="float">
            <text:p>1.3915795322433</text:p>
          </table:table-cell>
          <table:table-cell table:formula="of:=STDEV([.P101:.P113])" office:value-type="float" office:value="127.852176888577" calcext:value-type="float">
            <text:p>127.852176888577</text:p>
          </table:table-cell>
          <table:table-cell table:formula="of:=STDEV([.Q101:.Q113])" office:value-type="float" office:value="16.4673047306421" calcext:value-type="float">
            <text:p>16.4673047306421</text:p>
          </table:table-cell>
          <table:table-cell table:formula="of:=STDEV([.R101:.R113])" office:value-type="float" office:value="2.30408209633561" calcext:value-type="float">
            <text:p>2.30408209633561</text:p>
          </table:table-cell>
          <table:table-cell table:formula="of:=STDEV([.S101:.S113])" office:value-type="float" office:value="4.36117022949753" calcext:value-type="float">
            <text:p>4.36117022949753</text:p>
          </table:table-cell>
          <table:table-cell table:formula="of:=STDEV([.T101:.T113])" office:value-type="float" office:value="2.41473808115056" calcext:value-type="float">
            <text:p>2.41473808115056</text:p>
          </table:table-cell>
          <table:table-cell table:formula="of:=STDEV([.U101:.U113])" office:value-type="float" office:value="10.161279478098" calcext:value-type="float">
            <text:p>10.161279478098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115];[.$A115:.$U115])" office:value-type="float" office:value="11" calcext:value-type="float">
            <text:p>11</text:p>
          </table:table-cell>
          <table:table-cell table:formula="of:=RANK([.B115];[.$A115:.$U115])" office:value-type="float" office:value="15" calcext:value-type="float">
            <text:p>15</text:p>
          </table:table-cell>
          <table:table-cell table:formula="of:=RANK([.C115];[.$A115:.$U115])" office:value-type="float" office:value="3" calcext:value-type="float">
            <text:p>3</text:p>
          </table:table-cell>
          <table:table-cell table:formula="of:=RANK([.D115];[.$A115:.$U115])" office:value-type="float" office:value="13" calcext:value-type="float">
            <text:p>13</text:p>
          </table:table-cell>
          <table:table-cell table:formula="of:=RANK([.E115];[.$A115:.$U115])" office:value-type="float" office:value="5" calcext:value-type="float">
            <text:p>5</text:p>
          </table:table-cell>
          <table:table-cell table:formula="of:=RANK([.F115];[.$A115:.$U115])" office:value-type="float" office:value="19" calcext:value-type="float">
            <text:p>19</text:p>
          </table:table-cell>
          <table:table-cell table:formula="of:=RANK([.G115];[.$A115:.$U115])" office:value-type="float" office:value="8" calcext:value-type="float">
            <text:p>8</text:p>
          </table:table-cell>
          <table:table-cell table:formula="of:=RANK([.H115];[.$A115:.$U115])" office:value-type="float" office:value="20" calcext:value-type="float">
            <text:p>20</text:p>
          </table:table-cell>
          <table:table-cell table:formula="of:=RANK([.I115];[.$A115:.$U115])" office:value-type="float" office:value="10" calcext:value-type="float">
            <text:p>10</text:p>
          </table:table-cell>
          <table:table-cell table:formula="of:=RANK([.J115];[.$A115:.$U115])" office:value-type="float" office:value="20" calcext:value-type="float">
            <text:p>20</text:p>
          </table:table-cell>
          <table:table-cell table:formula="of:=RANK([.K115];[.$A115:.$U115])" office:value-type="float" office:value="12" calcext:value-type="float">
            <text:p>12</text:p>
          </table:table-cell>
          <table:table-cell table:formula="of:=RANK([.L115];[.$A115:.$U115])" office:value-type="float" office:value="1" calcext:value-type="float">
            <text:p>1</text:p>
          </table:table-cell>
          <table:table-cell table:formula="of:=RANK([.M115];[.$A115:.$U115])" office:value-type="float" office:value="18" calcext:value-type="float">
            <text:p>18</text:p>
          </table:table-cell>
          <table:table-cell table:formula="of:=RANK([.N115];[.$A115:.$U115])" office:value-type="float" office:value="4" calcext:value-type="float">
            <text:p>4</text:p>
          </table:table-cell>
          <table:table-cell table:formula="of:=RANK([.O115];[.$A115:.$U115])" office:value-type="float" office:value="17" calcext:value-type="float">
            <text:p>17</text:p>
          </table:table-cell>
          <table:table-cell table:formula="of:=RANK([.P115];[.$A115:.$U115])" office:value-type="float" office:value="2" calcext:value-type="float">
            <text:p>2</text:p>
          </table:table-cell>
          <table:table-cell table:formula="of:=RANK([.Q115];[.$A115:.$U115])" office:value-type="float" office:value="6" calcext:value-type="float">
            <text:p>6</text:p>
          </table:table-cell>
          <table:table-cell table:formula="of:=RANK([.R115];[.$A115:.$U115])" office:value-type="float" office:value="14" calcext:value-type="float">
            <text:p>14</text:p>
          </table:table-cell>
          <table:table-cell table:formula="of:=RANK([.S115];[.$A115:.$U115])" office:value-type="float" office:value="9" calcext:value-type="float">
            <text:p>9</text:p>
          </table:table-cell>
          <table:table-cell table:formula="of:=RANK([.T115];[.$A115:.$U115])" office:value-type="float" office:value="16" calcext:value-type="float">
            <text:p>16</text:p>
          </table:table-cell>
          <table:table-cell table:formula="of:=RANK([.U115];[.$A115:.$U11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formula="of:=[.A115]-[.A96]" office:value-type="float" office:value="0.98883219603233" calcext:value-type="float">
            <text:p>0.98883219603233</text:p>
          </table:table-cell>
          <table:table-cell table:formula="of:=[.B115]-[.B96]" office:value-type="float" office:value="0.822639491221143" calcext:value-type="float">
            <text:p>0.822639491221143</text:p>
          </table:table-cell>
          <table:table-cell table:formula="of:=[.C115]-[.C96]" office:value-type="float" office:value="43.0019203887332" calcext:value-type="float">
            <text:p>43.0019203887332</text:p>
          </table:table-cell>
          <table:table-cell table:formula="of:=[.D115]-[.D96]" office:value-type="float" office:value="0.911360660180834" calcext:value-type="float">
            <text:p>0.911360660180834</text:p>
          </table:table-cell>
          <table:table-cell table:formula="of:=[.E115]-[.E96]" office:value-type="float" office:value="21.2713631236031" calcext:value-type="float">
            <text:p>21.2713631236031</text:p>
          </table:table-cell>
          <table:table-cell table:formula="of:=[.F115]-[.F96]" office:value-type="float" office:value="0.336205380801292" calcext:value-type="float">
            <text:p>0.336205380801292</text:p>
          </table:table-cell>
          <table:table-cell table:formula="of:=[.G115]-[.G96]" office:value-type="float" office:value="1.33572380528815" calcext:value-type="float">
            <text:p>1.33572380528815</text:p>
          </table:table-cell>
          <table:table-cell table:formula="of:=[.H115]-[.H96]" office:value-type="float" office:value="0.314312292098869" calcext:value-type="float">
            <text:p>0.314312292098869</text:p>
          </table:table-cell>
          <table:table-cell table:formula="of:=[.I115]-[.I96]" office:value-type="float" office:value="0.759002052399614" calcext:value-type="float">
            <text:p>0.759002052399614</text:p>
          </table:table-cell>
          <table:table-cell table:formula="of:=[.J115]-[.J96]" office:value-type="float" office:value="0.314319590270548" calcext:value-type="float">
            <text:p>0.314319590270548</text:p>
          </table:table-cell>
          <table:table-cell table:formula="of:=[.K115]-[.K96]" office:value-type="float" office:value="0.985865632204149" calcext:value-type="float">
            <text:p>0.985865632204149</text:p>
          </table:table-cell>
          <table:table-cell table:formula="of:=[.L115]-[.L96]" office:value-type="float" office:value="255.122776073084" calcext:value-type="float">
            <text:p>255.122776073084</text:p>
          </table:table-cell>
          <table:table-cell table:formula="of:=[.M115]-[.M96]" office:value-type="float" office:value="0.383631472963096" calcext:value-type="float">
            <text:p>0.383631472963096</text:p>
          </table:table-cell>
          <table:table-cell table:formula="of:=[.N115]-[.N96]" office:value-type="float" office:value="19.6736785777904" calcext:value-type="float">
            <text:p>19.6736785777904</text:p>
          </table:table-cell>
          <table:table-cell table:formula="of:=[.O115]-[.O96]" office:value-type="float" office:value="0.521840408638498" calcext:value-type="float">
            <text:p>0.521840408638498</text:p>
          </table:table-cell>
          <table:table-cell table:formula="of:=[.P115]-[.P96]" office:value-type="float" office:value="45.3195072383399" calcext:value-type="float">
            <text:p>45.3195072383399</text:p>
          </table:table-cell>
          <table:table-cell table:formula="of:=[.Q115]-[.Q96]" office:value-type="float" office:value="4.98819631322764" calcext:value-type="float">
            <text:p>4.98819631322764</text:p>
          </table:table-cell>
          <table:table-cell table:formula="of:=[.R115]-[.R96]" office:value-type="float" office:value="0.828746385166895" calcext:value-type="float">
            <text:p>0.828746385166895</text:p>
          </table:table-cell>
          <table:table-cell table:formula="of:=[.S115]-[.S96]" office:value-type="float" office:value="1.50856706862069" calcext:value-type="float">
            <text:p>1.50856706862069</text:p>
          </table:table-cell>
          <table:table-cell table:formula="of:=[.T115]-[.T96]" office:value-type="float" office:value="0.816289883165652" calcext:value-type="float">
            <text:p>0.816289883165652</text:p>
          </table:table-cell>
          <table:table-cell table:formula="of:=[.U115]-[.U96]" office:value-type="float" office:value="3.35341774451131" calcext:value-type="float">
            <text:p>3.3534177445113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BM16 FULL</text:p>
          </table:table-cell>
          <table:table-cell table:number-columns-repeated="1023"/>
        </table:table-row>
        <table:table-row table:style-name="ro1">
          <table:table-cell table:formula="of:=[Sheet1.$N$3]" office:value-type="float" office:value="1.94377173365773" calcext:value-type="float">
            <text:p>1.94377173365773</text:p>
          </table:table-cell>
          <table:table-cell table:formula="of:=[Sheet1.$N$16]" office:value-type="float" office:value="1.27531743006233" calcext:value-type="float">
            <text:p>1.27531743006233</text:p>
          </table:table-cell>
          <table:table-cell table:formula="of:=[Sheet1.$N$29]" office:value-type="float" office:value="75.9803124435373" calcext:value-type="float">
            <text:p>75.9803124435373</text:p>
          </table:table-cell>
          <table:table-cell table:formula="of:=[Sheet1.$N$42]" office:value-type="float" office:value="1.4714586744628" calcext:value-type="float">
            <text:p>1.4714586744628</text:p>
          </table:table-cell>
          <table:table-cell table:formula="of:=[Sheet1.$N$55]" office:value-type="float" office:value="37.0010245535463" calcext:value-type="float">
            <text:p>37.0010245535463</text:p>
          </table:table-cell>
          <table:table-cell table:formula="of:=[Sheet1.$N$68]" office:value-type="float" office:value="0.771644395145882" calcext:value-type="float">
            <text:p>0.771644395145882</text:p>
          </table:table-cell>
          <table:table-cell table:formula="of:=[Sheet1.$N$81]" office:value-type="float" office:value="7.68478915322966" calcext:value-type="float">
            <text:p>7.68478915322966</text:p>
          </table:table-cell>
          <table:table-cell table:formula="of:=[Sheet1.$N$94]" office:value-type="float" office:value="0.758249178946456" calcext:value-type="float">
            <text:p>0.758249178946456</text:p>
          </table:table-cell>
          <table:table-cell table:formula="of:=[Sheet1.$N$107]" office:value-type="float" office:value="11.707706391489" calcext:value-type="float">
            <text:p>11.707706391489</text:p>
          </table:table-cell>
          <table:table-cell table:formula="of:=[Sheet1.$N$120]" office:value-type="float" office:value="0.758235986758413" calcext:value-type="float">
            <text:p>0.758235986758413</text:p>
          </table:table-cell>
          <table:table-cell table:formula="of:=[Sheet1.$N$133]" office:value-type="float" office:value="1.13412864105829" calcext:value-type="float">
            <text:p>1.13412864105829</text:p>
          </table:table-cell>
          <table:table-cell table:formula="of:=[Sheet1.$N$146]" office:value-type="float" office:value="151.349170241626" calcext:value-type="float">
            <text:p>151.349170241626</text:p>
          </table:table-cell>
          <table:table-cell table:formula="of:=[Sheet1.$N$159]" office:value-type="float" office:value="2.82760208616835" calcext:value-type="float">
            <text:p>2.82760208616835</text:p>
          </table:table-cell>
          <table:table-cell table:formula="of:=[Sheet1.$N$172]" office:value-type="float" office:value="8.89703045678618" calcext:value-type="float">
            <text:p>8.89703045678618</text:p>
          </table:table-cell>
          <table:table-cell table:formula="of:=[Sheet1.$N$185]" office:value-type="float" office:value="0.814138055469616" calcext:value-type="float">
            <text:p>0.814138055469616</text:p>
          </table:table-cell>
          <table:table-cell table:formula="of:=[Sheet1.$N$198]" office:value-type="float" office:value="188.146468381288" calcext:value-type="float">
            <text:p>188.146468381288</text:p>
          </table:table-cell>
          <table:table-cell table:formula="of:=[Sheet1.$N$211]" office:value-type="float" office:value="4.45386136038469" calcext:value-type="float">
            <text:p>4.45386136038469</text:p>
          </table:table-cell>
          <table:table-cell table:formula="of:=[Sheet1.$N$224]" office:value-type="float" office:value="1.76764139503874" calcext:value-type="float">
            <text:p>1.76764139503874</text:p>
          </table:table-cell>
          <table:table-cell table:formula="of:=[Sheet1.$N$237]" office:value-type="float" office:value="2.50419557861802" calcext:value-type="float">
            <text:p>2.50419557861802</text:p>
          </table:table-cell>
          <table:table-cell table:formula="of:=[Sheet1.$N$250]" office:value-type="float" office:value="0.934152809964811" calcext:value-type="float">
            <text:p>0.934152809964811</text:p>
          </table:table-cell>
          <table:table-cell table:formula="of:=[Sheet1.$N$263]" office:value-type="float" office:value="13.1442075764068" calcext:value-type="float">
            <text:p>13.1442075764068</text:p>
          </table:table-cell>
          <table:table-cell table:formula="of:=AVERAGE([.A122:.U122])" office:value-type="float" office:value="24.5392907868403" calcext:value-type="float">
            <text:p>24.5392907868403</text:p>
          </table:table-cell>
          <table:table-cell table:formula="of:=STDEV([.A122:.U122])" office:value-type="float" office:value="51.6233737376447" calcext:value-type="float">
            <text:p>51.6233737376447</text:p>
          </table:table-cell>
          <table:table-cell table:number-columns-repeated="1001"/>
        </table:table-row>
        <table:table-row table:style-name="ro1">
          <table:table-cell table:formula="of:=[Sheet1.$N$4]" office:value-type="float" office:value="0.117166195870212" calcext:value-type="float">
            <text:p>0.117166195870212</text:p>
          </table:table-cell>
          <table:table-cell table:formula="of:=[Sheet1.$N$17]" office:value-type="float" office:value="0.229467198568186" calcext:value-type="float">
            <text:p>0.229467198568186</text:p>
          </table:table-cell>
          <table:table-cell table:formula="of:=[Sheet1.$N$30]" office:value-type="float" office:value="4.17951459131633" calcext:value-type="float">
            <text:p>4.17951459131633</text:p>
          </table:table-cell>
          <table:table-cell table:formula="of:=[Sheet1.$N$43]" office:value-type="float" office:value="0.0671399546613854" calcext:value-type="float">
            <text:p>0.067139954661385</text:p>
          </table:table-cell>
          <table:table-cell table:formula="of:=[Sheet1.$N$56]" office:value-type="float" office:value="12.1776146280735" calcext:value-type="float">
            <text:p>12.1776146280735</text:p>
          </table:table-cell>
          <table:table-cell table:formula="of:=[Sheet1.$N$69]" office:value-type="float" office:value="0.0444826120925702" calcext:value-type="float">
            <text:p>0.04448261209257</text:p>
          </table:table-cell>
          <table:table-cell table:formula="of:=[Sheet1.$N$82]" office:value-type="float" office:value="0.0511452198403596" calcext:value-type="float">
            <text:p>0.05114521984036</text:p>
          </table:table-cell>
          <table:table-cell table:formula="of:=[Sheet1.$N$95]" office:value-type="float" office:value="0.0433989385917106" calcext:value-type="float">
            <text:p>0.043398938591711</text:p>
          </table:table-cell>
          <table:table-cell table:formula="of:=[Sheet1.$N$108]" office:value-type="float" office:value="0.282310066321307" calcext:value-type="float">
            <text:p>0.282310066321307</text:p>
          </table:table-cell>
          <table:table-cell table:formula="of:=[Sheet1.$N$121]" office:value-type="float" office:value="0.0433988533508803" calcext:value-type="float">
            <text:p>0.04339885335088</text:p>
          </table:table-cell>
          <table:table-cell table:formula="of:=[Sheet1.$N$134]" office:value-type="float" office:value="0.0883037672995731" calcext:value-type="float">
            <text:p>0.088303767299573</text:p>
          </table:table-cell>
          <table:table-cell table:formula="of:=[Sheet1.$N$147]" office:value-type="float" office:value="10.8722816997376" calcext:value-type="float">
            <text:p>10.8722816997376</text:p>
          </table:table-cell>
          <table:table-cell table:formula="of:=[Sheet1.$N$160]" office:value-type="float" office:value="0.0523593991424073" calcext:value-type="float">
            <text:p>0.052359399142407</text:p>
          </table:table-cell>
          <table:table-cell table:formula="of:=[Sheet1.$N$173]" office:value-type="float" office:value="2.76208065252156" calcext:value-type="float">
            <text:p>2.76208065252156</text:p>
          </table:table-cell>
          <table:table-cell table:formula="of:=[Sheet1.$N$186]" office:value-type="float" office:value="0.399906128042716" calcext:value-type="float">
            <text:p>0.399906128042716</text:p>
          </table:table-cell>
          <table:table-cell table:formula="of:=[Sheet1.$N$199]" office:value-type="float" office:value="5.84823578195308" calcext:value-type="float">
            <text:p>5.84823578195308</text:p>
          </table:table-cell>
          <table:table-cell table:formula="of:=[Sheet1.$N$212]" office:value-type="float" office:value="0.20351799728772" calcext:value-type="float">
            <text:p>0.20351799728772</text:p>
          </table:table-cell>
          <table:table-cell table:formula="of:=[Sheet1.$N$225]" office:value-type="float" office:value="0.47706315155737" calcext:value-type="float">
            <text:p>0.47706315155737</text:p>
          </table:table-cell>
          <table:table-cell table:formula="of:=[Sheet1.$N$238]" office:value-type="float" office:value="0.778029461615575" calcext:value-type="float">
            <text:p>0.778029461615575</text:p>
          </table:table-cell>
          <table:table-cell table:formula="of:=[Sheet1.$N$251]" office:value-type="float" office:value="0.316384620682818" calcext:value-type="float">
            <text:p>0.316384620682818</text:p>
          </table:table-cell>
          <table:table-cell table:formula="of:=[Sheet1.$N$264]" office:value-type="float" office:value="0.601393855253329" calcext:value-type="float">
            <text:p>0.601393855253329</text:p>
          </table:table-cell>
          <table:table-cell table:formula="of:=AVERAGE([.A123:.U123])" office:value-type="float" office:value="1.88739022732287" calcext:value-type="float">
            <text:p>1.88739022732287</text:p>
          </table:table-cell>
          <table:table-cell table:formula="of:=STDEV([.A123:.U123])" office:value-type="float" office:value="3.55428297543619" calcext:value-type="float">
            <text:p>3.55428297543619</text:p>
          </table:table-cell>
          <table:table-cell table:number-columns-repeated="1001"/>
        </table:table-row>
        <table:table-row table:style-name="ro1">
          <table:table-cell table:formula="of:=[Sheet1.$N$5]" office:value-type="float" office:value="0.33596161698737" calcext:value-type="float">
            <text:p>0.33596161698737</text:p>
          </table:table-cell>
          <table:table-cell table:formula="of:=[Sheet1.$N$18]" office:value-type="float" office:value="0.263898134279849" calcext:value-type="float">
            <text:p>0.263898134279849</text:p>
          </table:table-cell>
          <table:table-cell table:formula="of:=[Sheet1.$N$31]" office:value-type="float" office:value="11.9176216521704" calcext:value-type="float">
            <text:p>11.9176216521704</text:p>
          </table:table-cell>
          <table:table-cell table:formula="of:=[Sheet1.$N$44]" office:value-type="float" office:value="0.229431723221149" calcext:value-type="float">
            <text:p>0.229431723221149</text:p>
          </table:table-cell>
          <table:table-cell table:formula="of:=[Sheet1.$N$57]" office:value-type="float" office:value="14.4443784485941" calcext:value-type="float">
            <text:p>14.4443784485941</text:p>
          </table:table-cell>
          <table:table-cell table:formula="of:=[Sheet1.$N$70]" office:value-type="float" office:value="0.129185740391716" calcext:value-type="float">
            <text:p>0.129185740391716</text:p>
          </table:table-cell>
          <table:table-cell table:formula="of:=[Sheet1.$N$83]" office:value-type="float" office:value="0.56621129763009" calcext:value-type="float">
            <text:p>0.56621129763009</text:p>
          </table:table-cell>
          <table:table-cell table:formula="of:=[Sheet1.$N$96]" office:value-type="float" office:value="0.129038008061971" calcext:value-type="float">
            <text:p>0.129038008061971</text:p>
          </table:table-cell>
          <table:table-cell table:formula="of:=[Sheet1.$N$109]" office:value-type="float" office:value="2.6900203169706" calcext:value-type="float">
            <text:p>2.6900203169706</text:p>
          </table:table-cell>
          <table:table-cell table:formula="of:=[Sheet1.$N$122]" office:value-type="float" office:value="0.129033808487783" calcext:value-type="float">
            <text:p>0.129033808487783</text:p>
          </table:table-cell>
          <table:table-cell table:formula="of:=[Sheet1.$N$135]" office:value-type="float" office:value="0.218760804253961" calcext:value-type="float">
            <text:p>0.218760804253961</text:p>
          </table:table-cell>
          <table:table-cell table:formula="of:=[Sheet1.$N$148]" office:value-type="float" office:value="12.6552407602326" calcext:value-type="float">
            <text:p>12.6552407602326</text:p>
          </table:table-cell>
          <table:table-cell table:formula="of:=[Sheet1.$N$161]" office:value-type="float" office:value="0.154736588276679" calcext:value-type="float">
            <text:p>0.154736588276679</text:p>
          </table:table-cell>
          <table:table-cell table:formula="of:=[Sheet1.$N$174]" office:value-type="float" office:value="4.41594663076381" calcext:value-type="float">
            <text:p>4.41594663076381</text:p>
          </table:table-cell>
          <table:table-cell table:formula="of:=[Sheet1.$N$187]" office:value-type="float" office:value="0.261573330813562" calcext:value-type="float">
            <text:p>0.261573330813562</text:p>
          </table:table-cell>
          <table:table-cell table:formula="of:=[Sheet1.$N$200]" office:value-type="float" office:value="25.7573858826491" calcext:value-type="float">
            <text:p>25.7573858826491</text:p>
          </table:table-cell>
          <table:table-cell table:formula="of:=[Sheet1.$N$213]" office:value-type="float" office:value="0.934910207984907" calcext:value-type="float">
            <text:p>0.934910207984907</text:p>
          </table:table-cell>
          <table:table-cell table:formula="of:=[Sheet1.$N$226]" office:value-type="float" office:value="0.27141553631963" calcext:value-type="float">
            <text:p>0.27141553631963</text:p>
          </table:table-cell>
          <table:table-cell table:formula="of:=[Sheet1.$N$239]" office:value-type="float" office:value="0.383162593839351" calcext:value-type="float">
            <text:p>0.383162593839351</text:p>
          </table:table-cell>
          <table:table-cell table:formula="of:=[Sheet1.$N$252]" office:value-type="float" office:value="0.256901062259101" calcext:value-type="float">
            <text:p>0.256901062259101</text:p>
          </table:table-cell>
          <table:table-cell table:formula="of:=[Sheet1.$N$265]" office:value-type="float" office:value="2.10968385203813" calcext:value-type="float">
            <text:p>2.10968385203813</text:p>
          </table:table-cell>
          <table:table-cell table:formula="of:=AVERAGE([.A124:.U124])" office:value-type="float" office:value="3.72640466648695" calcext:value-type="float">
            <text:p>3.72640466648695</text:p>
          </table:table-cell>
          <table:table-cell table:formula="of:=STDEV([.A124:.U124])" office:value-type="float" office:value="6.76666071934795" calcext:value-type="float">
            <text:p>6.76666071934795</text:p>
          </table:table-cell>
          <table:table-cell table:number-columns-repeated="1001"/>
        </table:table-row>
        <table:table-row table:style-name="ro1">
          <table:table-cell table:formula="of:=[Sheet1.$N$6]" office:value-type="float" office:value="0.0442874713887565" calcext:value-type="float">
            <text:p>0.044287471388757</text:p>
          </table:table-cell>
          <table:table-cell table:formula="of:=[Sheet1.$N$19]" office:value-type="float" office:value="0.0370024890368581" calcext:value-type="float">
            <text:p>0.037002489036858</text:p>
          </table:table-cell>
          <table:table-cell table:formula="of:=[Sheet1.$N$32]" office:value-type="float" office:value="1.446975719408" calcext:value-type="float">
            <text:p>1.446975719408</text:p>
          </table:table-cell>
          <table:table-cell table:formula="of:=[Sheet1.$N$45]" office:value-type="float" office:value="0.029607687063883" calcext:value-type="float">
            <text:p>0.029607687063883</text:p>
          </table:table-cell>
          <table:table-cell table:formula="of:=[Sheet1.$N$58]" office:value-type="float" office:value="0.515352937340637" calcext:value-type="float">
            <text:p>0.515352937340637</text:p>
          </table:table-cell>
          <table:table-cell table:formula="of:=[Sheet1.$N$71]" office:value-type="float" office:value="0.0192409340118615" calcext:value-type="float">
            <text:p>0.019240934011862</text:p>
          </table:table-cell>
          <table:table-cell table:formula="of:=[Sheet1.$N$84]" office:value-type="float" office:value="0.0611175510562352" calcext:value-type="float">
            <text:p>0.061117551056235</text:p>
          </table:table-cell>
          <table:table-cell table:formula="of:=[Sheet1.$N$97]" office:value-type="float" office:value="0.0184758691585466" calcext:value-type="float">
            <text:p>0.018475869158547</text:p>
          </table:table-cell>
          <table:table-cell table:formula="of:=[Sheet1.$N$110]" office:value-type="float" office:value="0.162095136961718" calcext:value-type="float">
            <text:p>0.162095136961718</text:p>
          </table:table-cell>
          <table:table-cell table:formula="of:=[Sheet1.$N$123]" office:value-type="float" office:value="0.0184758596305903" calcext:value-type="float">
            <text:p>0.01847585963059</text:p>
          </table:table-cell>
          <table:table-cell table:formula="of:=[Sheet1.$N$136]" office:value-type="float" office:value="0.0390795510883017" calcext:value-type="float">
            <text:p>0.039079551088302</text:p>
          </table:table-cell>
          <table:table-cell table:formula="of:=[Sheet1.$N$149]" office:value-type="float" office:value="3.4409190134342" calcext:value-type="float">
            <text:p>3.4409190134342</text:p>
          </table:table-cell>
          <table:table-cell table:formula="of:=[Sheet1.$N$162]" office:value-type="float" office:value="0.0222296423571889" calcext:value-type="float">
            <text:p>0.022229642357189</text:p>
          </table:table-cell>
          <table:table-cell table:formula="of:=[Sheet1.$N$175]" office:value-type="float" office:value="1.10609915422171" calcext:value-type="float">
            <text:p>1.10609915422171</text:p>
          </table:table-cell>
          <table:table-cell table:formula="of:=[Sheet1.$N$188]" office:value-type="float" office:value="0.0462633523366372" calcext:value-type="float">
            <text:p>0.046263352336637</text:p>
          </table:table-cell>
          <table:table-cell table:formula="of:=[Sheet1.$N$201]" office:value-type="float" office:value="1.60850288686105" calcext:value-type="float">
            <text:p>1.60850288686105</text:p>
          </table:table-cell>
          <table:table-cell table:formula="of:=[Sheet1.$N$214]" office:value-type="float" office:value="0.139764335958627" calcext:value-type="float">
            <text:p>0.139764335958627</text:p>
          </table:table-cell>
          <table:table-cell table:formula="of:=[Sheet1.$N$227]" office:value-type="float" office:value="0.040928984623186" calcext:value-type="float">
            <text:p>0.040928984623186</text:p>
          </table:table-cell>
          <table:table-cell table:formula="of:=[Sheet1.$N$240]" office:value-type="float" office:value="0.0626605375411814" calcext:value-type="float">
            <text:p>0.062660537541181</text:p>
          </table:table-cell>
          <table:table-cell table:formula="of:=[Sheet1.$N$253]" office:value-type="float" office:value="0.0325914302435384" calcext:value-type="float">
            <text:p>0.032591430243538</text:p>
          </table:table-cell>
          <table:table-cell table:formula="of:=[Sheet1.$N$266]" office:value-type="float" office:value="0.390862635495827" calcext:value-type="float">
            <text:p>0.390862635495827</text:p>
          </table:table-cell>
          <table:table-cell table:formula="of:=AVERAGE([.A125:.U125])" office:value-type="float" office:value="0.442025389486597" calcext:value-type="float">
            <text:p>0.442025389486597</text:p>
          </table:table-cell>
          <table:table-cell table:formula="of:=STDEV([.A125:.U125])" office:value-type="float" office:value="0.840395024075643" calcext:value-type="float">
            <text:p>0.840395024075643</text:p>
          </table:table-cell>
          <table:table-cell table:number-columns-repeated="1001"/>
        </table:table-row>
        <table:table-row table:style-name="ro1">
          <table:table-cell table:formula="of:=[Sheet1.$N$7]" office:value-type="float" office:value="0.0820390962874913" calcext:value-type="float">
            <text:p>0.082039096287491</text:p>
          </table:table-cell>
          <table:table-cell table:formula="of:=[Sheet1.$N$20]" office:value-type="float" office:value="0.0638799040694325" calcext:value-type="float">
            <text:p>0.063879904069433</text:p>
          </table:table-cell>
          <table:table-cell table:formula="of:=[Sheet1.$N$33]" office:value-type="float" office:value="2.44221747861652" calcext:value-type="float">
            <text:p>2.44221747861652</text:p>
          </table:table-cell>
          <table:table-cell table:formula="of:=[Sheet1.$N$46]" office:value-type="float" office:value="0.0622682385883592" calcext:value-type="float">
            <text:p>0.062268238588359</text:p>
          </table:table-cell>
          <table:table-cell table:formula="of:=[Sheet1.$N$59]" office:value-type="float" office:value="0.698999723769869" calcext:value-type="float">
            <text:p>0.698999723769869</text:p>
          </table:table-cell>
          <table:table-cell table:formula="of:=[Sheet1.$N$72]" office:value-type="float" office:value="0.034307015065571" calcext:value-type="float">
            <text:p>0.034307015065571</text:p>
          </table:table-cell>
          <table:table-cell table:formula="of:=[Sheet1.$N$85]" office:value-type="float" office:value="0.179903935267553" calcext:value-type="float">
            <text:p>0.179903935267553</text:p>
          </table:table-cell>
          <table:table-cell table:formula="of:=[Sheet1.$N$98]" office:value-type="float" office:value="0.0341773558888165" calcext:value-type="float">
            <text:p>0.034177355888817</text:p>
          </table:table-cell>
          <table:table-cell table:formula="of:=[Sheet1.$N$111]" office:value-type="float" office:value="0.2858187895448" calcext:value-type="float">
            <text:p>0.2858187895448</text:p>
          </table:table-cell>
          <table:table-cell table:formula="of:=[Sheet1.$N$124]" office:value-type="float" office:value="0.0341768610683501" calcext:value-type="float">
            <text:p>0.03417686106835</text:p>
          </table:table-cell>
          <table:table-cell table:formula="of:=[Sheet1.$N$137]" office:value-type="float" office:value="0.0574976796420445" calcext:value-type="float">
            <text:p>0.057497679642045</text:p>
          </table:table-cell>
          <table:table-cell table:formula="of:=[Sheet1.$N$150]" office:value-type="float" office:value="3.75875570702129" calcext:value-type="float">
            <text:p>3.75875570702129</text:p>
          </table:table-cell>
          <table:table-cell table:formula="of:=[Sheet1.$N$163]" office:value-type="float" office:value="0.0412794954826945" calcext:value-type="float">
            <text:p>0.041279495482695</text:p>
          </table:table-cell>
          <table:table-cell table:formula="of:=[Sheet1.$N$176]" office:value-type="float" office:value="1.16766683347189" calcext:value-type="float">
            <text:p>1.16766683347189</text:p>
          </table:table-cell>
          <table:table-cell table:formula="of:=[Sheet1.$N$189]" office:value-type="float" office:value="0.0696619841060803" calcext:value-type="float">
            <text:p>0.06966198410608</text:p>
          </table:table-cell>
          <table:table-cell table:formula="of:=[Sheet1.$N$202]" office:value-type="float" office:value="5.58742095405822" calcext:value-type="float">
            <text:p>5.58742095405822</text:p>
          </table:table-cell>
          <table:table-cell table:formula="of:=[Sheet1.$N$215]" office:value-type="float" office:value="0.266489367272035" calcext:value-type="float">
            <text:p>0.266489367272035</text:p>
          </table:table-cell>
          <table:table-cell table:formula="of:=[Sheet1.$N$228]" office:value-type="float" office:value="0.0698063239664432" calcext:value-type="float">
            <text:p>0.069806323966443</text:p>
          </table:table-cell>
          <table:table-cell table:formula="of:=[Sheet1.$N$241]" office:value-type="float" office:value="0.107173954027899" calcext:value-type="float">
            <text:p>0.107173954027899</text:p>
          </table:table-cell>
          <table:table-cell table:formula="of:=[Sheet1.$N$254]" office:value-type="float" office:value="0.0552077603091084" calcext:value-type="float">
            <text:p>0.055207760309108</text:p>
          </table:table-cell>
          <table:table-cell table:formula="of:=[Sheet1.$N$267]" office:value-type="float" office:value="0.628764976833603" calcext:value-type="float">
            <text:p>0.628764976833603</text:p>
          </table:table-cell>
          <table:table-cell table:formula="of:=AVERAGE([.A126:.U126])" office:value-type="float" office:value="0.748929211159908" calcext:value-type="float">
            <text:p>0.748929211159908</text:p>
          </table:table-cell>
          <table:table-cell table:formula="of:=STDEV([.A126:.U126])" office:value-type="float" office:value="1.44936342848914" calcext:value-type="float">
            <text:p>1.44936342848914</text:p>
          </table:table-cell>
          <table:table-cell table:number-columns-repeated="1001"/>
        </table:table-row>
        <table:table-row table:style-name="ro1">
          <table:table-cell table:formula="of:=[Sheet1.$N$8]" office:value-type="float" office:value="0.637073448120903" calcext:value-type="float">
            <text:p>0.637073448120903</text:p>
          </table:table-cell>
          <table:table-cell table:formula="of:=[Sheet1.$N$21]" office:value-type="float" office:value="0.375673781114132" calcext:value-type="float">
            <text:p>0.375673781114132</text:p>
          </table:table-cell>
          <table:table-cell table:formula="of:=[Sheet1.$N$34]" office:value-type="float" office:value="20.2185174112781" calcext:value-type="float">
            <text:p>20.2185174112781</text:p>
          </table:table-cell>
          <table:table-cell table:formula="of:=[Sheet1.$N$47]" office:value-type="float" office:value="0.390257075788072" calcext:value-type="float">
            <text:p>0.390257075788072</text:p>
          </table:table-cell>
          <table:table-cell table:formula="of:=[Sheet1.$N$60]" office:value-type="float" office:value="1.78842215940185" calcext:value-type="float">
            <text:p>1.78842215940185</text:p>
          </table:table-cell>
          <table:table-cell table:formula="of:=[Sheet1.$N$73]" office:value-type="float" office:value="0.247495113731148" calcext:value-type="float">
            <text:p>0.247495113731148</text:p>
          </table:table-cell>
          <table:table-cell table:formula="of:=[Sheet1.$N$86]" office:value-type="float" office:value="2.81163404604925" calcext:value-type="float">
            <text:p>2.81163404604925</text:p>
          </table:table-cell>
          <table:table-cell table:formula="of:=[Sheet1.$N$99]" office:value-type="float" office:value="0.246877384286573" calcext:value-type="float">
            <text:p>0.246877384286573</text:p>
          </table:table-cell>
          <table:table-cell table:formula="of:=[Sheet1.$N$112]" office:value-type="float" office:value="2.04532325270737" calcext:value-type="float">
            <text:p>2.04532325270737</text:p>
          </table:table-cell>
          <table:table-cell table:formula="of:=[Sheet1.$N$125]" office:value-type="float" office:value="0.246873259077428" calcext:value-type="float">
            <text:p>0.246873259077428</text:p>
          </table:table-cell>
          <table:table-cell table:formula="of:=[Sheet1.$N$138]" office:value-type="float" office:value="0.395292761674577" calcext:value-type="float">
            <text:p>0.395292761674577</text:p>
          </table:table-cell>
          <table:table-cell table:formula="of:=[Sheet1.$N$151]" office:value-type="float" office:value="24.2579126431472" calcext:value-type="float">
            <text:p>24.2579126431472</text:p>
          </table:table-cell>
          <table:table-cell table:formula="of:=[Sheet1.$N$164]" office:value-type="float" office:value="0.36689770874" calcext:value-type="float">
            <text:p>0.36689770874</text:p>
          </table:table-cell>
          <table:table-cell table:formula="of:=[Sheet1.$N$177]" office:value-type="float" office:value="4.21555251701736" calcext:value-type="float">
            <text:p>4.21555251701736</text:p>
          </table:table-cell>
          <table:table-cell table:formula="of:=[Sheet1.$N$190]" office:value-type="float" office:value="0.287579632766202" calcext:value-type="float">
            <text:p>0.287579632766202</text:p>
          </table:table-cell>
          <table:table-cell table:formula="of:=[Sheet1.$N$203]" office:value-type="float" office:value="38.323985316148" calcext:value-type="float">
            <text:p>38.323985316148</text:p>
          </table:table-cell>
          <table:table-cell table:formula="of:=[Sheet1.$N$216]" office:value-type="float" office:value="1.45593260725073" calcext:value-type="float">
            <text:p>1.45593260725073</text:p>
          </table:table-cell>
          <table:table-cell table:formula="of:=[Sheet1.$N$229]" office:value-type="float" office:value="0.497412794891396" calcext:value-type="float">
            <text:p>0.497412794891396</text:p>
          </table:table-cell>
          <table:table-cell table:formula="of:=[Sheet1.$N$242]" office:value-type="float" office:value="0.54021744350093" calcext:value-type="float">
            <text:p>0.54021744350093</text:p>
          </table:table-cell>
          <table:table-cell table:formula="of:=[Sheet1.$N$255]" office:value-type="float" office:value="0.351510033256868" calcext:value-type="float">
            <text:p>0.351510033256868</text:p>
          </table:table-cell>
          <table:table-cell table:formula="of:=[Sheet1.$N$268]" office:value-type="float" office:value="4.84637483401347" calcext:value-type="float">
            <text:p>4.84637483401347</text:p>
          </table:table-cell>
          <table:table-cell table:formula="of:=AVERAGE([.A127:.U127])" office:value-type="float" office:value="4.9784197725696" calcext:value-type="float">
            <text:p>4.9784197725696</text:p>
          </table:table-cell>
          <table:table-cell table:formula="of:=STDEV([.A127:.U127])" office:value-type="float" office:value="10.0151599539338" calcext:value-type="float">
            <text:p>10.0151599539338</text:p>
          </table:table-cell>
          <table:table-cell table:number-columns-repeated="1001"/>
        </table:table-row>
        <table:table-row table:style-name="ro1">
          <table:table-cell table:formula="of:=[Sheet1.$N$9]" office:value-type="float" office:value="0.226074695117644" calcext:value-type="float">
            <text:p>0.226074695117644</text:p>
          </table:table-cell>
          <table:table-cell table:formula="of:=[Sheet1.$N$22]" office:value-type="float" office:value="0.153135004757416" calcext:value-type="float">
            <text:p>0.153135004757416</text:p>
          </table:table-cell>
          <table:table-cell table:formula="of:=[Sheet1.$N$35]" office:value-type="float" office:value="8.74007983796943" calcext:value-type="float">
            <text:p>8.74007983796943</text:p>
          </table:table-cell>
          <table:table-cell table:formula="of:=[Sheet1.$N$48]" office:value-type="float" office:value="0.150072158226322" calcext:value-type="float">
            <text:p>0.150072158226322</text:p>
          </table:table-cell>
          <table:table-cell table:formula="of:=[Sheet1.$N$61]" office:value-type="float" office:value="4.22847770144193" calcext:value-type="float">
            <text:p>4.22847770144193</text:p>
          </table:table-cell>
          <table:table-cell table:formula="of:=[Sheet1.$N$74]" office:value-type="float" office:value="0.0861186598335811" calcext:value-type="float">
            <text:p>0.086118659833581</text:p>
          </table:table-cell>
          <table:table-cell table:formula="of:=[Sheet1.$N$87]" office:value-type="float" office:value="0.372255637137817" calcext:value-type="float">
            <text:p>0.372255637137817</text:p>
          </table:table-cell>
          <table:table-cell table:formula="of:=[Sheet1.$N$100]" office:value-type="float" office:value="0.084904228679822" calcext:value-type="float">
            <text:p>0.084904228679822</text:p>
          </table:table-cell>
          <table:table-cell table:formula="of:=[Sheet1.$N$113]" office:value-type="float" office:value="0.446646183989708" calcext:value-type="float">
            <text:p>0.446646183989708</text:p>
          </table:table-cell>
          <table:table-cell table:formula="of:=[Sheet1.$N$126]" office:value-type="float" office:value="0.0849038753736814" calcext:value-type="float">
            <text:p>0.084903875373681</text:p>
          </table:table-cell>
          <table:table-cell table:formula="of:=[Sheet1.$N$139]" office:value-type="float" office:value="0.194599986549391" calcext:value-type="float">
            <text:p>0.194599986549391</text:p>
          </table:table-cell>
          <table:table-cell table:formula="of:=[Sheet1.$N$152]" office:value-type="float" office:value="10.6299277265521" calcext:value-type="float">
            <text:p>10.6299277265521</text:p>
          </table:table-cell>
          <table:table-cell table:formula="of:=[Sheet1.$N$165]" office:value-type="float" office:value="0.109151400062321" calcext:value-type="float">
            <text:p>0.109151400062321</text:p>
          </table:table-cell>
          <table:table-cell table:formula="of:=[Sheet1.$N$178]" office:value-type="float" office:value="2.17675191396787" calcext:value-type="float">
            <text:p>2.17675191396787</text:p>
          </table:table-cell>
          <table:table-cell table:formula="of:=[Sheet1.$N$191]" office:value-type="float" office:value="0.126131421759217" calcext:value-type="float">
            <text:p>0.126131421759217</text:p>
          </table:table-cell>
          <table:table-cell table:formula="of:=[Sheet1.$N$204]" office:value-type="float" office:value="15.865293001794" calcext:value-type="float">
            <text:p>15.865293001794</text:p>
          </table:table-cell>
          <table:table-cell table:formula="of:=[Sheet1.$N$217]" office:value-type="float" office:value="0.463628246245082" calcext:value-type="float">
            <text:p>0.463628246245082</text:p>
          </table:table-cell>
          <table:table-cell table:formula="of:=[Sheet1.$N$230]" office:value-type="float" office:value="0.213147827730078" calcext:value-type="float">
            <text:p>0.213147827730078</text:p>
          </table:table-cell>
          <table:table-cell table:formula="of:=[Sheet1.$N$243]" office:value-type="float" office:value="0.255580290080133" calcext:value-type="float">
            <text:p>0.255580290080133</text:p>
          </table:table-cell>
          <table:table-cell table:formula="of:=[Sheet1.$N$256]" office:value-type="float" office:value="0.132274262454931" calcext:value-type="float">
            <text:p>0.132274262454931</text:p>
          </table:table-cell>
          <table:table-cell table:formula="of:=[Sheet1.$N$269]" office:value-type="float" office:value="1.55567621140854" calcext:value-type="float">
            <text:p>1.55567621140854</text:p>
          </table:table-cell>
          <table:table-cell table:formula="of:=AVERAGE([.A128:.U128])" office:value-type="float" office:value="2.20451572719671" calcext:value-type="float">
            <text:p>2.20451572719671</text:p>
          </table:table-cell>
          <table:table-cell table:formula="of:=STDEV([.A128:.U128])" office:value-type="float" office:value="4.27164181886157" calcext:value-type="float">
            <text:p>4.27164181886157</text:p>
          </table:table-cell>
          <table:table-cell table:number-columns-repeated="1001"/>
        </table:table-row>
        <table:table-row table:style-name="ro1">
          <table:table-cell table:formula="of:=[Sheet1.$N$10]" office:value-type="float" office:value="0.470374790154151" calcext:value-type="float">
            <text:p>0.470374790154151</text:p>
          </table:table-cell>
          <table:table-cell table:formula="of:=[Sheet1.$N$23]" office:value-type="float" office:value="0.284976797985583" calcext:value-type="float">
            <text:p>0.284976797985583</text:p>
          </table:table-cell>
          <table:table-cell table:formula="of:=[Sheet1.$N$36]" office:value-type="float" office:value="12.2568401099644" calcext:value-type="float">
            <text:p>12.2568401099644</text:p>
          </table:table-cell>
          <table:table-cell table:formula="of:=[Sheet1.$N$49]" office:value-type="float" office:value="0.316869651605088" calcext:value-type="float">
            <text:p>0.316869651605088</text:p>
          </table:table-cell>
          <table:table-cell table:formula="of:=[Sheet1.$N$62]" office:value-type="float" office:value="7.00512041919849" calcext:value-type="float">
            <text:p>7.00512041919849</text:p>
          </table:table-cell>
          <table:table-cell table:formula="of:=[Sheet1.$N$75]" office:value-type="float" office:value="0.182989051231584" calcext:value-type="float">
            <text:p>0.182989051231584</text:p>
          </table:table-cell>
          <table:table-cell table:formula="of:=[Sheet1.$N$88]" office:value-type="float" office:value="2.92257842629805" calcext:value-type="float">
            <text:p>2.92257842629805</text:p>
          </table:table-cell>
          <table:table-cell table:formula="of:=[Sheet1.$N$101]" office:value-type="float" office:value="0.178192255898574" calcext:value-type="float">
            <text:p>0.178192255898574</text:p>
          </table:table-cell>
          <table:table-cell table:formula="of:=[Sheet1.$N$114]" office:value-type="float" office:value="0.823477101581958" calcext:value-type="float">
            <text:p>0.823477101581958</text:p>
          </table:table-cell>
          <table:table-cell table:formula="of:=[Sheet1.$N$127]" office:value-type="float" office:value="0.178190285723893" calcext:value-type="float">
            <text:p>0.178190285723893</text:p>
          </table:table-cell>
          <table:table-cell table:formula="of:=[Sheet1.$N$140]" office:value-type="float" office:value="0.376039870662684" calcext:value-type="float">
            <text:p>0.376039870662684</text:p>
          </table:table-cell>
          <table:table-cell table:formula="of:=[Sheet1.$N$153]" office:value-type="float" office:value="20.4238995222446" calcext:value-type="float">
            <text:p>20.4238995222446</text:p>
          </table:table-cell>
          <table:table-cell table:formula="of:=[Sheet1.$N$166]" office:value-type="float" office:value="0.314612734006659" calcext:value-type="float">
            <text:p>0.314612734006659</text:p>
          </table:table-cell>
          <table:table-cell table:formula="of:=[Sheet1.$N$179]" office:value-type="float" office:value="5.57498560954897" calcext:value-type="float">
            <text:p>5.57498560954897</text:p>
          </table:table-cell>
          <table:table-cell table:formula="of:=[Sheet1.$N$192]" office:value-type="float" office:value="0.246624012662574" calcext:value-type="float">
            <text:p>0.246624012662574</text:p>
          </table:table-cell>
          <table:table-cell table:formula="of:=[Sheet1.$N$205]" office:value-type="float" office:value="26.6410007908815" calcext:value-type="float">
            <text:p>26.6410007908815</text:p>
          </table:table-cell>
          <table:table-cell table:formula="of:=[Sheet1.$N$218]" office:value-type="float" office:value="1.60653179287443" calcext:value-type="float">
            <text:p>1.60653179287443</text:p>
          </table:table-cell>
          <table:table-cell table:formula="of:=[Sheet1.$N$231]" office:value-type="float" office:value="0.449338444913388" calcext:value-type="float">
            <text:p>0.449338444913388</text:p>
          </table:table-cell>
          <table:table-cell table:formula="of:=[Sheet1.$N$244]" office:value-type="float" office:value="0.394150267942383" calcext:value-type="float">
            <text:p>0.394150267942383</text:p>
          </table:table-cell>
          <table:table-cell table:formula="of:=[Sheet1.$N$257]" office:value-type="float" office:value="0.383857404692831" calcext:value-type="float">
            <text:p>0.383857404692831</text:p>
          </table:table-cell>
          <table:table-cell table:formula="of:=[Sheet1.$N$270]" office:value-type="float" office:value="2.54170397900885" calcext:value-type="float">
            <text:p>2.54170397900885</text:p>
          </table:table-cell>
          <table:table-cell table:formula="of:=AVERAGE([.A129:.U129])" office:value-type="float" office:value="3.97963587233717" calcext:value-type="float">
            <text:p>3.97963587233717</text:p>
          </table:table-cell>
          <table:table-cell table:formula="of:=STDEV([.A129:.U129])" office:value-type="float" office:value="7.22578654834059" calcext:value-type="float">
            <text:p>7.22578654834059</text:p>
          </table:table-cell>
          <table:table-cell table:number-columns-repeated="1001"/>
        </table:table-row>
        <table:table-row table:style-name="ro1">
          <table:table-cell table:formula="of:=[Sheet1.$N$11]" office:value-type="float" office:value="0.0633389039206246" calcext:value-type="float">
            <text:p>0.063338903920625</text:p>
          </table:table-cell>
          <table:table-cell table:formula="of:=[Sheet1.$N$24]" office:value-type="float" office:value="0.0468803526914239" calcext:value-type="float">
            <text:p>0.046880352691424</text:p>
          </table:table-cell>
          <table:table-cell table:formula="of:=[Sheet1.$N$37]" office:value-type="float" office:value="1.73080859591494" calcext:value-type="float">
            <text:p>1.73080859591494</text:p>
          </table:table-cell>
          <table:table-cell table:formula="of:=[Sheet1.$N$50]" office:value-type="float" office:value="0.0352224597066031" calcext:value-type="float">
            <text:p>0.035222459706603</text:p>
          </table:table-cell>
          <table:table-cell table:formula="of:=[Sheet1.$N$63]" office:value-type="float" office:value="1.84898897374992" calcext:value-type="float">
            <text:p>1.84898897374992</text:p>
          </table:table-cell>
          <table:table-cell table:formula="of:=[Sheet1.$N$76]" office:value-type="float" office:value="0.0219178549498282" calcext:value-type="float">
            <text:p>0.021917854949828</text:p>
          </table:table-cell>
          <table:table-cell table:formula="of:=[Sheet1.$N$89]" office:value-type="float" office:value="0.100323797568545" calcext:value-type="float">
            <text:p>0.100323797568545</text:p>
          </table:table-cell>
          <table:table-cell table:formula="of:=[Sheet1.$N$102]" office:value-type="float" office:value="0.0210523430072112" calcext:value-type="float">
            <text:p>0.021052343007211</text:p>
          </table:table-cell>
          <table:table-cell table:formula="of:=[Sheet1.$N$115]" office:value-type="float" office:value="0.0840988758087262" calcext:value-type="float">
            <text:p>0.084098875808726</text:p>
          </table:table-cell>
          <table:table-cell table:formula="of:=[Sheet1.$N$128]" office:value-type="float" office:value="0.0210522571664666" calcext:value-type="float">
            <text:p>0.021052257166467</text:p>
          </table:table-cell>
          <table:table-cell table:formula="of:=[Sheet1.$N$141]" office:value-type="float" office:value="0.064615592535375" calcext:value-type="float">
            <text:p>0.064615592535375</text:p>
          </table:table-cell>
          <table:table-cell table:formula="of:=[Sheet1.$N$154]" office:value-type="float" office:value="5.46737751157766" calcext:value-type="float">
            <text:p>5.46737751157766</text:p>
          </table:table-cell>
          <table:table-cell table:formula="of:=[Sheet1.$N$167]" office:value-type="float" office:value="0.0297322996845658" calcext:value-type="float">
            <text:p>0.029732299684566</text:p>
          </table:table-cell>
          <table:table-cell table:formula="of:=[Sheet1.$N$180]" office:value-type="float" office:value="1.20808635839539" calcext:value-type="float">
            <text:p>1.20808635839539</text:p>
          </table:table-cell>
          <table:table-cell table:formula="of:=[Sheet1.$N$193]" office:value-type="float" office:value="0.0330531093767164" calcext:value-type="float">
            <text:p>0.033053109376716</text:p>
          </table:table-cell>
          <table:table-cell table:formula="of:=[Sheet1.$N$206]" office:value-type="float" office:value="1.25815787284896" calcext:value-type="float">
            <text:p>1.25815787284896</text:p>
          </table:table-cell>
          <table:table-cell table:formula="of:=[Sheet1.$N$219]" office:value-type="float" office:value="0.154615105671314" calcext:value-type="float">
            <text:p>0.154615105671314</text:p>
          </table:table-cell>
          <table:table-cell table:formula="of:=[Sheet1.$N$232]" office:value-type="float" office:value="0.0558986574842158" calcext:value-type="float">
            <text:p>0.055898657484216</text:p>
          </table:table-cell>
          <table:table-cell table:formula="of:=[Sheet1.$N$245]" office:value-type="float" office:value="0.067721307093452" calcext:value-type="float">
            <text:p>0.067721307093452</text:p>
          </table:table-cell>
          <table:table-cell table:formula="of:=[Sheet1.$N$258]" office:value-type="float" office:value="0.0416152081919708" calcext:value-type="float">
            <text:p>0.041615208191971</text:p>
          </table:table-cell>
          <table:table-cell table:formula="of:=[Sheet1.$N$271]" office:value-type="float" office:value="0.186814349652213" calcext:value-type="float">
            <text:p>0.186814349652213</text:p>
          </table:table-cell>
          <table:table-cell table:formula="of:=AVERAGE([.A130:.U130])" office:value-type="float" office:value="0.597208180333149" calcext:value-type="float">
            <text:p>0.597208180333149</text:p>
          </table:table-cell>
          <table:table-cell table:formula="of:=STDEV([.A130:.U130])" office:value-type="float" office:value="1.26411340078972" calcext:value-type="float">
            <text:p>1.26411340078972</text:p>
          </table:table-cell>
          <table:table-cell table:number-columns-repeated="1001"/>
        </table:table-row>
        <table:table-row table:style-name="ro1">
          <table:table-cell table:formula="of:=[Sheet1.$N$12]" office:value-type="float" office:value="0.0234743703684172" calcext:value-type="float">
            <text:p>0.023474370368417</text:p>
          </table:table-cell>
          <table:table-cell table:formula="of:=[Sheet1.$N$25]" office:value-type="float" office:value="0.0156455105946671" calcext:value-type="float">
            <text:p>0.015645510594667</text:p>
          </table:table-cell>
          <table:table-cell table:formula="of:=[Sheet1.$N$38]" office:value-type="float" office:value="0.722168339886327" calcext:value-type="float">
            <text:p>0.722168339886327</text:p>
          </table:table-cell>
          <table:table-cell table:formula="of:=[Sheet1.$N$51]" office:value-type="float" office:value="0.0142940734464668" calcext:value-type="float">
            <text:p>0.014294073446467</text:p>
          </table:table-cell>
          <table:table-cell table:formula="of:=[Sheet1.$N$64]" office:value-type="float" office:value="0.353784452676996" calcext:value-type="float">
            <text:p>0.353784452676996</text:p>
          </table:table-cell>
          <table:table-cell table:formula="of:=[Sheet1.$N$77]" office:value-type="float" office:value="0.00863623136294478" calcext:value-type="float">
            <text:p>0.008636231362945</text:p>
          </table:table-cell>
          <table:table-cell table:formula="of:=[Sheet1.$N$90]" office:value-type="float" office:value="0.113172657501903" calcext:value-type="float">
            <text:p>0.113172657501903</text:p>
          </table:table-cell>
          <table:table-cell table:formula="of:=[Sheet1.$N$103]" office:value-type="float" office:value="0.00858543037025344" calcext:value-type="float">
            <text:p>0.008585430370253</text:p>
          </table:table-cell>
          <table:table-cell table:formula="of:=[Sheet1.$N$116]" office:value-type="float" office:value="0.0426033127475123" calcext:value-type="float">
            <text:p>0.042603312747512</text:p>
          </table:table-cell>
          <table:table-cell table:formula="of:=[Sheet1.$N$129]" office:value-type="float" office:value="0.00858531760562676" calcext:value-type="float">
            <text:p>0.008585317605627</text:p>
          </table:table-cell>
          <table:table-cell table:formula="of:=[Sheet1.$N$142]" office:value-type="float" office:value="0.021045817558173" calcext:value-type="float">
            <text:p>0.021045817558173</text:p>
          </table:table-cell>
          <table:table-cell table:formula="of:=[Sheet1.$N$155]" office:value-type="float" office:value="1.06729389220974" calcext:value-type="float">
            <text:p>1.06729389220974</text:p>
          </table:table-cell>
          <table:table-cell table:formula="of:=[Sheet1.$N$168]" office:value-type="float" office:value="0.011550403308315" calcext:value-type="float">
            <text:p>0.011550403308315</text:p>
          </table:table-cell>
          <table:table-cell table:formula="of:=[Sheet1.$N$181]" office:value-type="float" office:value="0.233351429508769" calcext:value-type="float">
            <text:p>0.233351429508769</text:p>
          </table:table-cell>
          <table:table-cell table:formula="of:=[Sheet1.$N$194]" office:value-type="float" office:value="0.012650253204442" calcext:value-type="float">
            <text:p>0.012650253204442</text:p>
          </table:table-cell>
          <table:table-cell table:formula="of:=[Sheet1.$N$207]" office:value-type="float" office:value="1.99335611193835" calcext:value-type="float">
            <text:p>1.99335611193835</text:p>
          </table:table-cell>
          <table:table-cell table:formula="of:=[Sheet1.$N$220]" office:value-type="float" office:value="0.0603899845417072" calcext:value-type="float">
            <text:p>0.060389984541707</text:p>
          </table:table-cell>
          <table:table-cell table:formula="of:=[Sheet1.$N$233]" office:value-type="float" office:value="0.017946672948698" calcext:value-type="float">
            <text:p>0.017946672948698</text:p>
          </table:table-cell>
          <table:table-cell table:formula="of:=[Sheet1.$N$246]" office:value-type="float" office:value="0.0214100131630342" calcext:value-type="float">
            <text:p>0.021410013163034</text:p>
          </table:table-cell>
          <table:table-cell table:formula="of:=[Sheet1.$N$259]" office:value-type="float" office:value="0.0142660164996003" calcext:value-type="float">
            <text:p>0.0142660164996</text:p>
          </table:table-cell>
          <table:table-cell table:formula="of:=[Sheet1.$N$272]" office:value-type="float" office:value="0.142083692211963" calcext:value-type="float">
            <text:p>0.142083692211963</text:p>
          </table:table-cell>
          <table:table-cell table:formula="of:=AVERAGE([.A131:.U131])" office:value-type="float" office:value="0.233633046840662" calcext:value-type="float">
            <text:p>0.233633046840662</text:p>
          </table:table-cell>
          <table:table-cell table:formula="of:=STDEV([.A131:.U131])" office:value-type="float" office:value="0.485224494228819" calcext:value-type="float">
            <text:p>0.485224494228819</text:p>
          </table:table-cell>
          <table:table-cell table:number-columns-repeated="1001"/>
        </table:table-row>
        <table:table-row table:style-name="ro1">
          <table:table-cell table:formula="of:=[Sheet1.$N$13]" office:value-type="float" office:value="0.0759335364260613" calcext:value-type="float">
            <text:p>0.075933536426061</text:p>
          </table:table-cell>
          <table:table-cell table:formula="of:=[Sheet1.$N$26]" office:value-type="float" office:value="0.0513183277924574" calcext:value-type="float">
            <text:p>0.051318327792457</text:p>
          </table:table-cell>
          <table:table-cell table:formula="of:=[Sheet1.$N$39]" office:value-type="float" office:value="2.97541888336395" calcext:value-type="float">
            <text:p>2.97541888336395</text:p>
          </table:table-cell>
          <table:table-cell table:formula="of:=[Sheet1.$N$52]" office:value-type="float" office:value="0.0575579314623066" calcext:value-type="float">
            <text:p>0.057557931462307</text:p>
          </table:table-cell>
          <table:table-cell table:formula="of:=[Sheet1.$N$65]" office:value-type="float" office:value="0.466315318729539" calcext:value-type="float">
            <text:p>0.466315318729539</text:p>
          </table:table-cell>
          <table:table-cell table:formula="of:=[Sheet1.$N$78]" office:value-type="float" office:value="0.0288668721499758" calcext:value-type="float">
            <text:p>0.028866872149976</text:p>
          </table:table-cell>
          <table:table-cell table:formula="of:=[Sheet1.$N$91]" office:value-type="float" office:value="0.130653445999711" calcext:value-type="float">
            <text:p>0.130653445999711</text:p>
          </table:table-cell>
          <table:table-cell table:formula="of:=[Sheet1.$N$104]" office:value-type="float" office:value="0.0284978927049014" calcext:value-type="float">
            <text:p>0.028497892704901</text:p>
          </table:table-cell>
          <table:table-cell table:formula="of:=[Sheet1.$N$117]" office:value-type="float" office:value="0.21136274818349" calcext:value-type="float">
            <text:p>0.21136274818349</text:p>
          </table:table-cell>
          <table:table-cell table:formula="of:=[Sheet1.$N$130]" office:value-type="float" office:value="0.028497888240295" calcext:value-type="float">
            <text:p>0.028497888240295</text:p>
          </table:table-cell>
          <table:table-cell table:formula="of:=[Sheet1.$N$143]" office:value-type="float" office:value="0.0606617347087088" calcext:value-type="float">
            <text:p>0.060661734708709</text:p>
          </table:table-cell>
          <table:table-cell table:formula="of:=[Sheet1.$N$156]" office:value-type="float" office:value="1.97623188231469" calcext:value-type="float">
            <text:p>1.97623188231469</text:p>
          </table:table-cell>
          <table:table-cell table:formula="of:=[Sheet1.$N$169]" office:value-type="float" office:value="0.0327079308356862" calcext:value-type="float">
            <text:p>0.032707930835686</text:p>
          </table:table-cell>
          <table:table-cell table:formula="of:=[Sheet1.$N$182]" office:value-type="float" office:value="0.377566756385079" calcext:value-type="float">
            <text:p>0.377566756385079</text:p>
          </table:table-cell>
          <table:table-cell table:formula="of:=[Sheet1.$N$195]" office:value-type="float" office:value="0.0566105656754785" calcext:value-type="float">
            <text:p>0.056610565675479</text:p>
          </table:table-cell>
          <table:table-cell table:formula="of:=[Sheet1.$N$208]" office:value-type="float" office:value="3.33960575838494" calcext:value-type="float">
            <text:p>3.33960575838494</text:p>
          </table:table-cell>
          <table:table-cell table:formula="of:=[Sheet1.$N$221]" office:value-type="float" office:value="0.229167455350155" calcext:value-type="float">
            <text:p>0.229167455350155</text:p>
          </table:table-cell>
          <table:table-cell table:formula="of:=[Sheet1.$N$234]" office:value-type="float" office:value="0.0640187280957687" calcext:value-type="float">
            <text:p>0.064018728095769</text:p>
          </table:table-cell>
          <table:table-cell table:formula="of:=[Sheet1.$N$247]" office:value-type="float" office:value="0.0800099351891028" calcext:value-type="float">
            <text:p>0.080009935189103</text:p>
          </table:table-cell>
          <table:table-cell table:formula="of:=[Sheet1.$N$260]" office:value-type="float" office:value="0.0461089929337862" calcext:value-type="float">
            <text:p>0.046108992933786</text:p>
          </table:table-cell>
          <table:table-cell table:formula="of:=[Sheet1.$N$273]" office:value-type="float" office:value="0.444878520468474" calcext:value-type="float">
            <text:p>0.444878520468474</text:p>
          </table:table-cell>
          <table:table-cell table:formula="of:=AVERAGE([.A132:.U132])" office:value-type="float" office:value="0.51247576692355" calcext:value-type="float">
            <text:p>0.51247576692355</text:p>
          </table:table-cell>
          <table:table-cell table:formula="of:=STDEV([.A132:.U132])" office:value-type="float" office:value="0.977324233009534" calcext:value-type="float">
            <text:p>0.977324233009534</text:p>
          </table:table-cell>
          <table:table-cell table:number-columns-repeated="1001"/>
        </table:table-row>
        <table:table-row table:style-name="ro1">
          <table:table-cell table:formula="of:=[Sheet1.$N$14]" office:value-type="float" office:value="0.0306722768019833" calcext:value-type="float">
            <text:p>0.030672276801983</text:p>
          </table:table-cell>
          <table:table-cell table:formula="of:=[Sheet1.$N$27]" office:value-type="float" office:value="0.0202920619154428" calcext:value-type="float">
            <text:p>0.020292061915443</text:p>
          </table:table-cell>
          <table:table-cell table:formula="of:=[Sheet1.$N$40]" office:value-type="float" office:value="1.16100473760577" calcext:value-type="float">
            <text:p>1.16100473760577</text:p>
          </table:table-cell>
          <table:table-cell table:formula="of:=[Sheet1.$N$53]" office:value-type="float" office:value="0.0145972501950514" calcext:value-type="float">
            <text:p>0.014597250195051</text:p>
          </table:table-cell>
          <table:table-cell table:formula="of:=[Sheet1.$N$66]" office:value-type="float" office:value="0.538908516172751" calcext:value-type="float">
            <text:p>0.538908516172751</text:p>
          </table:table-cell>
          <table:table-cell table:formula="of:=[Sheet1.$N$79]" office:value-type="float" office:value="0.00957385262196408" calcext:value-type="float">
            <text:p>0.009573852621964</text:p>
          </table:table-cell>
          <table:table-cell table:formula="of:=[Sheet1.$N$92]" office:value-type="float" office:value="0.0544982815061661" calcext:value-type="float">
            <text:p>0.054498281506166</text:p>
          </table:table-cell>
          <table:table-cell table:formula="of:=[Sheet1.$N$105]" office:value-type="float" office:value="0.00945415423502978" calcext:value-type="float">
            <text:p>0.00945415423503</text:p>
          </table:table-cell>
          <table:table-cell table:formula="of:=[Sheet1.$N$118]" office:value-type="float" office:value="0.0417007812660087" calcext:value-type="float">
            <text:p>0.041700781266009</text:p>
          </table:table-cell>
          <table:table-cell table:formula="of:=[Sheet1.$N$131]" office:value-type="float" office:value="0.0094541220069248" calcext:value-type="float">
            <text:p>0.009454122006925</text:p>
          </table:table-cell>
          <table:table-cell table:formula="of:=[Sheet1.$N$144]" office:value-type="float" office:value="0.0281666853156898" calcext:value-type="float">
            <text:p>0.02816668531569</text:p>
          </table:table-cell>
          <table:table-cell table:formula="of:=[Sheet1.$N$157]" office:value-type="float" office:value="1.12944838693852" calcext:value-type="float">
            <text:p>1.12944838693852</text:p>
          </table:table-cell>
          <table:table-cell table:formula="of:=[Sheet1.$N$170]" office:value-type="float" office:value="0.0181346232441822" calcext:value-type="float">
            <text:p>0.018134623244182</text:p>
          </table:table-cell>
          <table:table-cell table:formula="of:=[Sheet1.$N$183]" office:value-type="float" office:value="0.325091111852206" calcext:value-type="float">
            <text:p>0.325091111852206</text:p>
          </table:table-cell>
          <table:table-cell table:formula="of:=[Sheet1.$N$196]" office:value-type="float" office:value="0.0108097915548089" calcext:value-type="float">
            <text:p>0.010809791554809</text:p>
          </table:table-cell>
          <table:table-cell table:formula="of:=[Sheet1.$N$209]" office:value-type="float" office:value="0.87055283795925" calcext:value-type="float">
            <text:p>0.87055283795925</text:p>
          </table:table-cell>
          <table:table-cell table:formula="of:=[Sheet1.$N$222]" office:value-type="float" office:value="0.0701049424056006" calcext:value-type="float">
            <text:p>0.070104942405601</text:p>
          </table:table-cell>
          <table:table-cell table:formula="of:=[Sheet1.$N$235]" office:value-type="float" office:value="0.0245746551999857" calcext:value-type="float">
            <text:p>0.024574655199986</text:p>
          </table:table-cell>
          <table:table-cell table:formula="of:=[Sheet1.$N$248]" office:value-type="float" office:value="0.0254468502512132" calcext:value-type="float">
            <text:p>0.025446850251213</text:p>
          </table:table-cell>
          <table:table-cell table:formula="of:=[Sheet1.$N$261]" office:value-type="float" office:value="0.0169302259684728" calcext:value-type="float">
            <text:p>0.016930225968473</text:p>
          </table:table-cell>
          <table:table-cell table:formula="of:=[Sheet1.$N$274]" office:value-type="float" office:value="0.0661066813086049" calcext:value-type="float">
            <text:p>0.066106681308605</text:p>
          </table:table-cell>
          <table:table-cell table:formula="of:=AVERAGE([.A133:.U133])" office:value-type="float" office:value="0.213120134586935" calcext:value-type="float">
            <text:p>0.213120134586935</text:p>
          </table:table-cell>
          <table:table-cell table:formula="of:=STDEV([.A133:.U133])" office:value-type="float" office:value="0.376983920936962" calcext:value-type="float">
            <text:p>0.376983920936962</text:p>
          </table:table-cell>
          <table:table-cell table:number-columns-repeated="1001"/>
        </table:table-row>
        <table:table-row table:style-name="ro1">
          <table:table-cell table:formula="of:=[Sheet1.$N$15]" office:value-type="float" office:value="0.0221902781131227" calcext:value-type="float">
            <text:p>0.022190278113123</text:p>
          </table:table-cell>
          <table:table-cell table:formula="of:=[Sheet1.$N$28]" office:value-type="float" office:value="0.0158504322864363" calcext:value-type="float">
            <text:p>0.015850432286436</text:p>
          </table:table-cell>
          <table:table-cell table:formula="of:=[Sheet1.$N$41]" office:value-type="float" office:value="0.758510627129165" calcext:value-type="float">
            <text:p>0.758510627129165</text:p>
          </table:table-cell>
          <table:table-cell table:formula="of:=[Sheet1.$N$54]" office:value-type="float" office:value="0.0122583735713821" calcext:value-type="float">
            <text:p>0.012258373571382</text:p>
          </table:table-cell>
          <table:table-cell table:formula="of:=[Sheet1.$N$67]" office:value-type="float" office:value="0.316211254394854" calcext:value-type="float">
            <text:p>0.316211254394854</text:p>
          </table:table-cell>
          <table:table-cell table:formula="of:=[Sheet1.$N$80]" office:value-type="float" office:value="0.00771527408780964" calcext:value-type="float">
            <text:p>0.00771527408781</text:p>
          </table:table-cell>
          <table:table-cell table:formula="of:=[Sheet1.$N$93]" office:value-type="float" office:value="0.0367918590110631" calcext:value-type="float">
            <text:p>0.036791859011063</text:p>
          </table:table-cell>
          <table:table-cell table:formula="of:=[Sheet1.$N$106]" office:value-type="float" office:value="0.00757933879173258" calcext:value-type="float">
            <text:p>0.007579338791733</text:p>
          </table:table-cell>
          <table:table-cell table:formula="of:=[Sheet1.$N$119]" office:value-type="float" office:value="0.0357750611442298" calcext:value-type="float">
            <text:p>0.03577506114423</text:p>
          </table:table-cell>
          <table:table-cell table:formula="of:=[Sheet1.$N$132]" office:value-type="float" office:value="0.00757926318844088" calcext:value-type="float">
            <text:p>0.007579263188441</text:p>
          </table:table-cell>
          <table:table-cell table:formula="of:=[Sheet1.$N$145]" office:value-type="float" office:value="0.0223169154950018" calcext:value-type="float">
            <text:p>0.022316915495002</text:p>
          </table:table-cell>
          <table:table-cell table:formula="of:=[Sheet1.$N$158]" office:value-type="float" office:value="0.77336148974232" calcext:value-type="float">
            <text:p>0.77336148974232</text:p>
          </table:table-cell>
          <table:table-cell table:formula="of:=[Sheet1.$N$171]" office:value-type="float" office:value="0.00987810133478497" calcext:value-type="float">
            <text:p>0.009878101334785</text:p>
          </table:table-cell>
          <table:table-cell table:formula="of:=[Sheet1.$N$184]" office:value-type="float" office:value="0.253136943655145" calcext:value-type="float">
            <text:p>0.253136943655145</text:p>
          </table:table-cell>
          <table:table-cell table:formula="of:=[Sheet1.$N$197]" office:value-type="float" office:value="0.0121975416636174" calcext:value-type="float">
            <text:p>0.012197541663617</text:p>
          </table:table-cell>
          <table:table-cell table:formula="of:=[Sheet1.$N$210]" office:value-type="float" office:value="1.41260718844478" calcext:value-type="float">
            <text:p>1.41260718844478</text:p>
          </table:table-cell>
          <table:table-cell table:formula="of:=[Sheet1.$N$223]" office:value-type="float" office:value="0.0573854408231506" calcext:value-type="float">
            <text:p>0.057385440823151</text:p>
          </table:table-cell>
          <table:table-cell table:formula="of:=[Sheet1.$N$236]" office:value-type="float" office:value="0.0174445057204465" calcext:value-type="float">
            <text:p>0.017444505720447</text:p>
          </table:table-cell>
          <table:table-cell table:formula="of:=[Sheet1.$N$249]" office:value-type="float" office:value="0.0225262206402482" calcext:value-type="float">
            <text:p>0.022526220640248</text:p>
          </table:table-cell>
          <table:table-cell table:formula="of:=[Sheet1.$N$262]" office:value-type="float" office:value="0.0149896570498511" calcext:value-type="float">
            <text:p>0.014989657049851</text:p>
          </table:table-cell>
          <table:table-cell table:formula="of:=[Sheet1.$N$275]" office:value-type="float" office:value="0.0615476144865921" calcext:value-type="float">
            <text:p>0.061547614486592</text:p>
          </table:table-cell>
          <table:table-cell table:formula="of:=AVERAGE([.A134:.U134])" office:value-type="float" office:value="0.18465968479877" calcext:value-type="float">
            <text:p>0.18465968479877</text:p>
          </table:table-cell>
          <table:table-cell table:formula="of:=STDEV([.A134:.U134])" office:value-type="float" office:value="0.362590263011653" calcext:value-type="float">
            <text:p>0.3625902630116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122:.A134])" office:value-type="float" office:value="0.313258339478036" calcext:value-type="float">
            <text:p>0.313258339478036</text:p>
          </table:table-cell>
          <table:table-cell table:formula="of:=AVERAGE([.B122:.B134])" office:value-type="float" office:value="0.21794903270417" calcext:value-type="float">
            <text:p>0.21794903270417</text:p>
          </table:table-cell>
          <table:table-cell table:formula="of:=AVERAGE([.C122:.C134])" office:value-type="float" office:value="11.117691571397" calcext:value-type="float">
            <text:p>11.117691571397</text:p>
          </table:table-cell>
          <table:table-cell table:formula="of:=AVERAGE([.D122:.D134])" office:value-type="float" office:value="0.219310403999913" calcext:value-type="float">
            <text:p>0.219310403999913</text:p>
          </table:table-cell>
          <table:table-cell table:formula="of:=AVERAGE([.E122:.E134])" office:value-type="float" office:value="6.26027685285313" calcext:value-type="float">
            <text:p>6.26027685285313</text:p>
          </table:table-cell>
          <table:table-cell table:formula="of:=AVERAGE([.F122:.F134])" office:value-type="float" office:value="0.122474892821264" calcext:value-type="float">
            <text:p>0.122474892821264</text:p>
          </table:table-cell>
          <table:table-cell table:formula="of:=AVERAGE([.G122:.G134])" office:value-type="float" office:value="1.16039040831511" calcext:value-type="float">
            <text:p>1.16039040831511</text:p>
          </table:table-cell>
          <table:table-cell table:formula="of:=AVERAGE([.H122:.H134])" office:value-type="float" office:value="0.1206524906632" calcext:value-type="float">
            <text:p>0.1206524906632</text:p>
          </table:table-cell>
          <table:table-cell table:formula="of:=AVERAGE([.I122:.I134])" office:value-type="float" office:value="1.45068753990126" calcext:value-type="float">
            <text:p>1.45068753990126</text:p>
          </table:table-cell>
          <table:table-cell table:formula="of:=AVERAGE([.J122:.J134])" office:value-type="float" office:value="0.120650587513752" calcext:value-type="float">
            <text:p>0.120650587513752</text:p>
          </table:table-cell>
          <table:table-cell table:formula="of:=AVERAGE([.K122:.K134])" office:value-type="float" office:value="0.207731523680136" calcext:value-type="float">
            <text:p>0.207731523680136</text:p>
          </table:table-cell>
          <table:table-cell table:formula="of:=AVERAGE([.L122:.L134])" office:value-type="float" office:value="19.0616784982137" calcext:value-type="float">
            <text:p>19.0616784982137</text:p>
          </table:table-cell>
          <table:table-cell table:formula="of:=AVERAGE([.M122:.M134])" office:value-type="float" office:value="0.306990185587987" calcext:value-type="float">
            <text:p>0.306990185587987</text:p>
          </table:table-cell>
          <table:table-cell table:formula="of:=AVERAGE([.N122:.N134])" office:value-type="float" office:value="2.5164112590843" calcext:value-type="float">
            <text:p>2.5164112590843</text:p>
          </table:table-cell>
          <table:table-cell table:formula="of:=AVERAGE([.O122:.O134])" office:value-type="float" office:value="0.182861475340898" calcext:value-type="float">
            <text:p>0.182861475340898</text:p>
          </table:table-cell>
          <table:table-cell table:formula="of:=AVERAGE([.P122:.P134])" office:value-type="float" office:value="24.3578902127084" calcext:value-type="float">
            <text:p>24.3578902127084</text:p>
          </table:table-cell>
          <table:table-cell table:formula="of:=AVERAGE([.Q122:.Q134])" office:value-type="float" office:value="0.776638372619242" calcext:value-type="float">
            <text:p>0.776638372619242</text:p>
          </table:table-cell>
          <table:table-cell table:formula="of:=AVERAGE([.R122:.R134])" office:value-type="float" office:value="0.305125975268411" calcext:value-type="float">
            <text:p>0.305125975268411</text:p>
          </table:table-cell>
          <table:table-cell table:formula="of:=AVERAGE([.S122:.S134])" office:value-type="float" office:value="0.403252650269425" calcext:value-type="float">
            <text:p>0.403252650269425</text:p>
          </table:table-cell>
          <table:table-cell table:formula="of:=AVERAGE([.T122:.T134])" office:value-type="float" office:value="0.199753037269822" calcext:value-type="float">
            <text:p>0.199753037269822</text:p>
          </table:table-cell>
          <table:table-cell table:formula="of:=AVERAGE([.U122:.U134])" office:value-type="float" office:value="2.05539221373742" calcext:value-type="float">
            <text:p>2.05539221373742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122:.A134])" office:value-type="float" office:value="0.52661062373208" calcext:value-type="float">
            <text:p>0.52661062373208</text:p>
          </table:table-cell>
          <table:table-cell table:formula="of:=STDEV([.B122:.B134])" office:value-type="float" office:value="0.340121383016995" calcext:value-type="float">
            <text:p>0.340121383016995</text:p>
          </table:table-cell>
          <table:table-cell table:formula="of:=STDEV([.C122:.C134])" office:value-type="float" office:value="20.3785537195459" calcext:value-type="float">
            <text:p>20.3785537195459</text:p>
          </table:table-cell>
          <table:table-cell table:formula="of:=STDEV([.D122:.D134])" office:value-type="float" office:value="0.396040759120778" calcext:value-type="float">
            <text:p>0.396040759120778</text:p>
          </table:table-cell>
          <table:table-cell table:formula="of:=STDEV([.E122:.E134])" office:value-type="float" office:value="10.3745782551681" calcext:value-type="float">
            <text:p>10.3745782551681</text:p>
          </table:table-cell>
          <table:table-cell table:formula="of:=STDEV([.F122:.F134])" office:value-type="float" office:value="0.209034153686609" calcext:value-type="float">
            <text:p>0.209034153686609</text:p>
          </table:table-cell>
          <table:table-cell table:formula="of:=STDEV([.G122:.G134])" office:value-type="float" office:value="2.20870081248491" calcext:value-type="float">
            <text:p>2.20870081248491</text:p>
          </table:table-cell>
          <table:table-cell table:formula="of:=STDEV([.H122:.H134])" office:value-type="float" office:value="0.205574349012597" calcext:value-type="float">
            <text:p>0.205574349012597</text:p>
          </table:table-cell>
          <table:table-cell table:formula="of:=STDEV([.I122:.I134])" office:value-type="float" office:value="3.19183036942428" calcext:value-type="float">
            <text:p>3.19183036942428</text:p>
          </table:table-cell>
          <table:table-cell table:formula="of:=STDEV([.J122:.J134])" office:value-type="float" office:value="0.205570707237767" calcext:value-type="float">
            <text:p>0.205570707237767</text:p>
          </table:table-cell>
          <table:table-cell table:formula="of:=STDEV([.K122:.K134])" office:value-type="float" office:value="0.306984616518036" calcext:value-type="float">
            <text:p>0.306984616518036</text:p>
          </table:table-cell>
          <table:table-cell table:formula="of:=STDEV([.L122:.L134])" office:value-type="float" office:value="40.4585903774763" calcext:value-type="float">
            <text:p>40.4585903774763</text:p>
          </table:table-cell>
          <table:table-cell table:formula="of:=STDEV([.M122:.M134])" office:value-type="float" office:value="0.766326777998189" calcext:value-type="float">
            <text:p>0.766326777998189</text:p>
          </table:table-cell>
          <table:table-cell table:formula="of:=STDEV([.N122:.N134])" office:value-type="float" office:value="2.61357568570453" calcext:value-type="float">
            <text:p>2.61357568570453</text:p>
          </table:table-cell>
          <table:table-cell table:formula="of:=STDEV([.O122:.O134])" office:value-type="float" office:value="0.228695347157591" calcext:value-type="float">
            <text:p>0.228695347157591</text:p>
          </table:table-cell>
          <table:table-cell table:formula="of:=STDEV([.P122:.P134])" office:value-type="float" office:value="50.7175161380243" calcext:value-type="float">
            <text:p>50.7175161380243</text:p>
          </table:table-cell>
          <table:table-cell table:formula="of:=STDEV([.Q122:.Q134])" office:value-type="float" office:value="1.22493703386064" calcext:value-type="float">
            <text:p>1.22493703386064</text:p>
          </table:table-cell>
          <table:table-cell table:formula="of:=STDEV([.R122:.R134])" office:value-type="float" office:value="0.476554084714328" calcext:value-type="float">
            <text:p>0.476554084714328</text:p>
          </table:table-cell>
          <table:table-cell table:formula="of:=STDEV([.S122:.S134])" office:value-type="float" office:value="0.673900224054327" calcext:value-type="float">
            <text:p>0.673900224054327</text:p>
          </table:table-cell>
          <table:table-cell table:formula="of:=STDEV([.T122:.T134])" office:value-type="float" office:value="0.26094497589005" calcext:value-type="float">
            <text:p>0.26094497589005</text:p>
          </table:table-cell>
          <table:table-cell table:formula="of:=STDEV([.U122:.U134])" office:value-type="float" office:value="3.60369449839156" calcext:value-type="float">
            <text:p>3.60369449839156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136];[.$A136:.$U136])" office:value-type="float" office:value="11" calcext:value-type="float">
            <text:p>11</text:p>
          </table:table-cell>
          <table:table-cell table:formula="of:=RANK([.B136];[.$A136:.$U136])" office:value-type="float" office:value="15" calcext:value-type="float">
            <text:p>15</text:p>
          </table:table-cell>
          <table:table-cell table:formula="of:=RANK([.C136];[.$A136:.$U136])" office:value-type="float" office:value="3" calcext:value-type="float">
            <text:p>3</text:p>
          </table:table-cell>
          <table:table-cell table:formula="of:=RANK([.D136];[.$A136:.$U136])" office:value-type="float" office:value="14" calcext:value-type="float">
            <text:p>14</text:p>
          </table:table-cell>
          <table:table-cell table:formula="of:=RANK([.E136];[.$A136:.$U136])" office:value-type="float" office:value="4" calcext:value-type="float">
            <text:p>4</text:p>
          </table:table-cell>
          <table:table-cell table:formula="of:=RANK([.F136];[.$A136:.$U136])" office:value-type="float" office:value="19" calcext:value-type="float">
            <text:p>19</text:p>
          </table:table-cell>
          <table:table-cell table:formula="of:=RANK([.G136];[.$A136:.$U136])" office:value-type="float" office:value="8" calcext:value-type="float">
            <text:p>8</text:p>
          </table:table-cell>
          <table:table-cell table:formula="of:=RANK([.H136];[.$A136:.$U136])" office:value-type="float" office:value="20" calcext:value-type="float">
            <text:p>20</text:p>
          </table:table-cell>
          <table:table-cell table:formula="of:=RANK([.I136];[.$A136:.$U136])" office:value-type="float" office:value="7" calcext:value-type="float">
            <text:p>7</text:p>
          </table:table-cell>
          <table:table-cell table:formula="of:=RANK([.J136];[.$A136:.$U136])" office:value-type="float" office:value="21" calcext:value-type="float">
            <text:p>21</text:p>
          </table:table-cell>
          <table:table-cell table:formula="of:=RANK([.K136];[.$A136:.$U136])" office:value-type="float" office:value="16" calcext:value-type="float">
            <text:p>16</text:p>
          </table:table-cell>
          <table:table-cell table:formula="of:=RANK([.L136];[.$A136:.$U136])" office:value-type="float" office:value="2" calcext:value-type="float">
            <text:p>2</text:p>
          </table:table-cell>
          <table:table-cell table:formula="of:=RANK([.M136];[.$A136:.$U136])" office:value-type="float" office:value="12" calcext:value-type="float">
            <text:p>12</text:p>
          </table:table-cell>
          <table:table-cell table:formula="of:=RANK([.N136];[.$A136:.$U136])" office:value-type="float" office:value="5" calcext:value-type="float">
            <text:p>5</text:p>
          </table:table-cell>
          <table:table-cell table:formula="of:=RANK([.O136];[.$A136:.$U136])" office:value-type="float" office:value="18" calcext:value-type="float">
            <text:p>18</text:p>
          </table:table-cell>
          <table:table-cell table:formula="of:=RANK([.P136];[.$A136:.$U136])" office:value-type="float" office:value="1" calcext:value-type="float">
            <text:p>1</text:p>
          </table:table-cell>
          <table:table-cell table:formula="of:=RANK([.Q136];[.$A136:.$U136])" office:value-type="float" office:value="9" calcext:value-type="float">
            <text:p>9</text:p>
          </table:table-cell>
          <table:table-cell table:formula="of:=RANK([.R136];[.$A136:.$U136])" office:value-type="float" office:value="13" calcext:value-type="float">
            <text:p>13</text:p>
          </table:table-cell>
          <table:table-cell table:formula="of:=RANK([.S136];[.$A136:.$U136])" office:value-type="float" office:value="10" calcext:value-type="float">
            <text:p>10</text:p>
          </table:table-cell>
          <table:table-cell table:formula="of:=RANK([.T136];[.$A136:.$U136])" office:value-type="float" office:value="17" calcext:value-type="float">
            <text:p>17</text:p>
          </table:table-cell>
          <table:table-cell table:formula="of:=RANK([.U136];[.$A136:.$U136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BM16 SAMPLED</text:p>
          </table:table-cell>
          <table:table-cell table:number-columns-repeated="1023"/>
        </table:table-row>
        <table:table-row table:style-name="ro1">
          <table:table-cell table:formula="of:=[Sheet1.$O$3]" office:value-type="float" office:value="6.67281209331933" calcext:value-type="float">
            <text:p>6.67281209331933</text:p>
          </table:table-cell>
          <table:table-cell table:formula="of:=[Sheet1.$O$16]" office:value-type="float" office:value="4.87550547397614" calcext:value-type="float">
            <text:p>4.87550547397614</text:p>
          </table:table-cell>
          <table:table-cell table:formula="of:=[Sheet1.$O$29]" office:value-type="float" office:value="358.745087980474" calcext:value-type="float">
            <text:p>358.745087980474</text:p>
          </table:table-cell>
          <table:table-cell table:formula="of:=[Sheet1.$O$42]" office:value-type="float" office:value="5.20060206717598" calcext:value-type="float">
            <text:p>5.20060206717598</text:p>
          </table:table-cell>
          <table:table-cell table:formula="of:=[Sheet1.$O$55]" office:value-type="float" office:value="360.818347458072" calcext:value-type="float">
            <text:p>360.818347458072</text:p>
          </table:table-cell>
          <table:table-cell table:formula="of:=[Sheet1.$O$68]" office:value-type="float" office:value="2.84893211740329" calcext:value-type="float">
            <text:p>2.84893211740329</text:p>
          </table:table-cell>
          <table:table-cell table:formula="of:=[Sheet1.$O$81]" office:value-type="float" office:value="10.1402963286947" calcext:value-type="float">
            <text:p>10.1402963286947</text:p>
          </table:table-cell>
          <table:table-cell table:formula="of:=[Sheet1.$O$94]" office:value-type="float" office:value="2.39470976230176" calcext:value-type="float">
            <text:p>2.39470976230176</text:p>
          </table:table-cell>
          <table:table-cell table:formula="of:=[Sheet1.$O$107]" office:value-type="float" office:value="23.1842018657979" calcext:value-type="float">
            <text:p>23.1842018657979</text:p>
          </table:table-cell>
          <table:table-cell table:formula="of:=[Sheet1.$O$120]" office:value-type="float" office:value="2.39470976230176" calcext:value-type="float">
            <text:p>2.39470976230176</text:p>
          </table:table-cell>
          <table:table-cell table:formula="of:=[Sheet1.$O$133]" office:value-type="float" office:value="7.64254262558269" calcext:value-type="float">
            <text:p>7.64254262558269</text:p>
          </table:table-cell>
          <table:table-cell table:formula="of:=[Sheet1.$O$146]" office:value-type="float" office:value="1027.38067922386" calcext:value-type="float">
            <text:p>1027.38067922386</text:p>
          </table:table-cell>
          <table:table-cell table:formula="of:=[Sheet1.$O$159]" office:value-type="float" office:value="5.34759587522724" calcext:value-type="float">
            <text:p>5.34759587522724</text:p>
          </table:table-cell>
          <table:table-cell table:formula="of:=[Sheet1.$O$172]" office:value-type="float" office:value="26.3791491119129" calcext:value-type="float">
            <text:p>26.3791491119129</text:p>
          </table:table-cell>
          <table:table-cell table:formula="of:=[Sheet1.$O$185]" office:value-type="float" office:value="3.88523252323521" calcext:value-type="float">
            <text:p>3.88523252323521</text:p>
          </table:table-cell>
          <table:table-cell table:formula="of:=[Sheet1.$O$198]" office:value-type="float" office:value="233.604079846846" calcext:value-type="float">
            <text:p>233.604079846846</text:p>
          </table:table-cell>
          <table:table-cell table:formula="of:=[Sheet1.$O$211]" office:value-type="float" office:value="21.9490688672814" calcext:value-type="float">
            <text:p>21.9490688672814</text:p>
          </table:table-cell>
          <table:table-cell table:formula="of:=[Sheet1.$O$224]" office:value-type="float" office:value="5.04721580694439" calcext:value-type="float">
            <text:p>5.04721580694439</text:p>
          </table:table-cell>
          <table:table-cell table:formula="of:=[Sheet1.$O$237]" office:value-type="float" office:value="6.63134798770881" calcext:value-type="float">
            <text:p>6.63134798770881</text:p>
          </table:table-cell>
          <table:table-cell table:formula="of:=[Sheet1.$O$250]" office:value-type="float" office:value="10.3788362471332" calcext:value-type="float">
            <text:p>10.3788362471332</text:p>
          </table:table-cell>
          <table:table-cell table:formula="of:=[Sheet1.$O$263]" office:value-type="float" office:value="14.5532485174996" calcext:value-type="float">
            <text:p>14.5532485174996</text:p>
          </table:table-cell>
          <table:table-cell table:formula="of:=AVERAGE([.A141:.U141])" office:value-type="float" office:value="101.908295311559" calcext:value-type="float">
            <text:p>101.908295311559</text:p>
          </table:table-cell>
          <table:table-cell table:formula="of:=STDEV([.A141:.U141])" office:value-type="float" office:value="240.135636677899" calcext:value-type="float">
            <text:p>240.135636677899</text:p>
          </table:table-cell>
          <table:table-cell table:number-columns-repeated="1001"/>
        </table:table-row>
        <table:table-row table:style-name="ro1">
          <table:table-cell table:formula="of:=[Sheet1.$O$4]" office:value-type="float" office:value="0.306874677396275" calcext:value-type="float">
            <text:p>0.306874677396275</text:p>
          </table:table-cell>
          <table:table-cell table:formula="of:=[Sheet1.$O$17]" office:value-type="float" office:value="0.690308678217757" calcext:value-type="float">
            <text:p>0.690308678217757</text:p>
          </table:table-cell>
          <table:table-cell table:formula="of:=[Sheet1.$O$30]" office:value-type="float" office:value="16.695037055942" calcext:value-type="float">
            <text:p>16.695037055942</text:p>
          </table:table-cell>
          <table:table-cell table:formula="of:=[Sheet1.$O$43]" office:value-type="float" office:value="0.181715128933718" calcext:value-type="float">
            <text:p>0.181715128933718</text:p>
          </table:table-cell>
          <table:table-cell table:formula="of:=[Sheet1.$O$56]" office:value-type="float" office:value="74.6349214528936" calcext:value-type="float">
            <text:p>74.6349214528936</text:p>
          </table:table-cell>
          <table:table-cell table:formula="of:=[Sheet1.$O$69]" office:value-type="float" office:value="0.117669208264469" calcext:value-type="float">
            <text:p>0.117669208264469</text:p>
          </table:table-cell>
          <table:table-cell table:formula="of:=[Sheet1.$O$82]" office:value-type="float" office:value="0.136486875808292" calcext:value-type="float">
            <text:p>0.136486875808292</text:p>
          </table:table-cell>
          <table:table-cell table:formula="of:=[Sheet1.$O$95]" office:value-type="float" office:value="0.11591330741551" calcext:value-type="float">
            <text:p>0.11591330741551</text:p>
          </table:table-cell>
          <table:table-cell table:formula="of:=[Sheet1.$O$108]" office:value-type="float" office:value="0.608651991294071" calcext:value-type="float">
            <text:p>0.608651991294071</text:p>
          </table:table-cell>
          <table:table-cell table:formula="of:=[Sheet1.$O$121]" office:value-type="float" office:value="0.11591330741551" calcext:value-type="float">
            <text:p>0.11591330741551</text:p>
          </table:table-cell>
          <table:table-cell table:formula="of:=[Sheet1.$O$134]" office:value-type="float" office:value="0.236779211374135" calcext:value-type="float">
            <text:p>0.236779211374135</text:p>
          </table:table-cell>
          <table:table-cell table:formula="of:=[Sheet1.$O$147]" office:value-type="float" office:value="157.063762063825" calcext:value-type="float">
            <text:p>157.063762063825</text:p>
          </table:table-cell>
          <table:table-cell table:formula="of:=[Sheet1.$O$160]" office:value-type="float" office:value="0.144831972349099" calcext:value-type="float">
            <text:p>0.144831972349099</text:p>
          </table:table-cell>
          <table:table-cell table:formula="of:=[Sheet1.$O$173]" office:value-type="float" office:value="4.2359170466291" calcext:value-type="float">
            <text:p>4.2359170466291</text:p>
          </table:table-cell>
          <table:table-cell table:formula="of:=[Sheet1.$O$186]" office:value-type="float" office:value="0.754535739193453" calcext:value-type="float">
            <text:p>0.754535739193453</text:p>
          </table:table-cell>
          <table:table-cell table:formula="of:=[Sheet1.$O$199]" office:value-type="float" office:value="31.0599635618581" calcext:value-type="float">
            <text:p>31.0599635618581</text:p>
          </table:table-cell>
          <table:table-cell table:formula="of:=[Sheet1.$O$212]" office:value-type="float" office:value="0.509080527825086" calcext:value-type="float">
            <text:p>0.509080527825086</text:p>
          </table:table-cell>
          <table:table-cell table:formula="of:=[Sheet1.$O$225]" office:value-type="float" office:value="1.75475258684088" calcext:value-type="float">
            <text:p>1.75475258684088</text:p>
          </table:table-cell>
          <table:table-cell table:formula="of:=[Sheet1.$O$238]" office:value-type="float" office:value="3.17824800956058" calcext:value-type="float">
            <text:p>3.17824800956058</text:p>
          </table:table-cell>
          <table:table-cell table:formula="of:=[Sheet1.$O$251]" office:value-type="float" office:value="0.738040731354313" calcext:value-type="float">
            <text:p>0.738040731354313</text:p>
          </table:table-cell>
          <table:table-cell table:formula="of:=[Sheet1.$O$264]" office:value-type="float" office:value="0.577296015978979" calcext:value-type="float">
            <text:p>0.577296015978979</text:p>
          </table:table-cell>
          <table:table-cell table:formula="of:=AVERAGE([.A142:.U142])" office:value-type="float" office:value="13.9931761500176" calcext:value-type="float">
            <text:p>13.9931761500176</text:p>
          </table:table-cell>
          <table:table-cell table:formula="of:=STDEV([.A142:.U142])" office:value-type="float" office:value="37.0167491372709" calcext:value-type="float">
            <text:p>37.0167491372709</text:p>
          </table:table-cell>
          <table:table-cell table:number-columns-repeated="1001"/>
        </table:table-row>
        <table:table-row table:style-name="ro1">
          <table:table-cell table:formula="of:=[Sheet1.$O$5]" office:value-type="float" office:value="0.742553763650119" calcext:value-type="float">
            <text:p>0.742553763650119</text:p>
          </table:table-cell>
          <table:table-cell table:formula="of:=[Sheet1.$O$18]" office:value-type="float" office:value="0.511923196978273" calcext:value-type="float">
            <text:p>0.511923196978273</text:p>
          </table:table-cell>
          <table:table-cell table:formula="of:=[Sheet1.$O$31]" office:value-type="float" office:value="23.2889362486688" calcext:value-type="float">
            <text:p>23.2889362486688</text:p>
          </table:table-cell>
          <table:table-cell table:formula="of:=[Sheet1.$O$44]" office:value-type="float" office:value="0.462418711152984" calcext:value-type="float">
            <text:p>0.462418711152984</text:p>
          </table:table-cell>
          <table:table-cell table:formula="of:=[Sheet1.$O$57]" office:value-type="float" office:value="34.4046567704109" calcext:value-type="float">
            <text:p>34.4046567704109</text:p>
          </table:table-cell>
          <table:table-cell table:formula="of:=[Sheet1.$O$70]" office:value-type="float" office:value="0.269399203437741" calcext:value-type="float">
            <text:p>0.269399203437741</text:p>
          </table:table-cell>
          <table:table-cell table:formula="of:=[Sheet1.$O$83]" office:value-type="float" office:value="1.35252936395318" calcext:value-type="float">
            <text:p>1.35252936395318</text:p>
          </table:table-cell>
          <table:table-cell table:formula="of:=[Sheet1.$O$96]" office:value-type="float" office:value="0.268542883299248" calcext:value-type="float">
            <text:p>0.268542883299248</text:p>
          </table:table-cell>
          <table:table-cell table:formula="of:=[Sheet1.$O$109]" office:value-type="float" office:value="4.86107754450898" calcext:value-type="float">
            <text:p>4.86107754450898</text:p>
          </table:table-cell>
          <table:table-cell table:formula="of:=[Sheet1.$O$122]" office:value-type="float" office:value="0.268542883299248" calcext:value-type="float">
            <text:p>0.268542883299248</text:p>
          </table:table-cell>
          <table:table-cell table:formula="of:=[Sheet1.$O$135]" office:value-type="float" office:value="0.42197532715373" calcext:value-type="float">
            <text:p>0.42197532715373</text:p>
          </table:table-cell>
          <table:table-cell table:formula="of:=[Sheet1.$O$148]" office:value-type="float" office:value="81.7185407861544" calcext:value-type="float">
            <text:p>81.7185407861544</text:p>
          </table:table-cell>
          <table:table-cell table:formula="of:=[Sheet1.$O$161]" office:value-type="float" office:value="0.309773328154424" calcext:value-type="float">
            <text:p>0.309773328154424</text:p>
          </table:table-cell>
          <table:table-cell table:formula="of:=[Sheet1.$O$174]" office:value-type="float" office:value="7.60604363629016" calcext:value-type="float">
            <text:p>7.60604363629016</text:p>
          </table:table-cell>
          <table:table-cell table:formula="of:=[Sheet1.$O$187]" office:value-type="float" office:value="0.602772925277973" calcext:value-type="float">
            <text:p>0.602772925277973</text:p>
          </table:table-cell>
          <table:table-cell table:formula="of:=[Sheet1.$O$200]" office:value-type="float" office:value="29.9728365587035" calcext:value-type="float">
            <text:p>29.9728365587035</text:p>
          </table:table-cell>
          <table:table-cell table:formula="of:=[Sheet1.$O$213]" office:value-type="float" office:value="3.77809400460809" calcext:value-type="float">
            <text:p>3.77809400460809</text:p>
          </table:table-cell>
          <table:table-cell table:formula="of:=[Sheet1.$O$226]" office:value-type="float" office:value="0.426823491789954" calcext:value-type="float">
            <text:p>0.426823491789954</text:p>
          </table:table-cell>
          <table:table-cell table:formula="of:=[Sheet1.$O$239]" office:value-type="float" office:value="1.02302602273952" calcext:value-type="float">
            <text:p>1.02302602273952</text:p>
          </table:table-cell>
          <table:table-cell table:formula="of:=[Sheet1.$O$252]" office:value-type="float" office:value="0.496277673817883" calcext:value-type="float">
            <text:p>0.496277673817883</text:p>
          </table:table-cell>
          <table:table-cell table:formula="of:=[Sheet1.$O$265]" office:value-type="float" office:value="1.61767608863291" calcext:value-type="float">
            <text:p>1.61767608863291</text:p>
          </table:table-cell>
          <table:table-cell table:formula="of:=AVERAGE([.A143:.U143])" office:value-type="float" office:value="9.25735335298486" calcext:value-type="float">
            <text:p>9.25735335298486</text:p>
          </table:table-cell>
          <table:table-cell table:formula="of:=STDEV([.A143:.U143])" office:value-type="float" office:value="19.5015820705727" calcext:value-type="float">
            <text:p>19.5015820705727</text:p>
          </table:table-cell>
          <table:table-cell table:number-columns-repeated="1001"/>
        </table:table-row>
        <table:table-row table:style-name="ro1">
          <table:table-cell table:formula="of:=[Sheet1.$O$6]" office:value-type="float" office:value="0.11745434992007" calcext:value-type="float">
            <text:p>0.11745434992007</text:p>
          </table:table-cell>
          <table:table-cell table:formula="of:=[Sheet1.$O$19]" office:value-type="float" office:value="0.0983124463330685" calcext:value-type="float">
            <text:p>0.098312446333069</text:p>
          </table:table-cell>
          <table:table-cell table:formula="of:=[Sheet1.$O$32]" office:value-type="float" office:value="5.59450752540302" calcext:value-type="float">
            <text:p>5.59450752540302</text:p>
          </table:table-cell>
          <table:table-cell table:formula="of:=[Sheet1.$O$45]" office:value-type="float" office:value="0.0815596336885288" calcext:value-type="float">
            <text:p>0.081559633688529</text:p>
          </table:table-cell>
          <table:table-cell table:formula="of:=[Sheet1.$O$58]" office:value-type="float" office:value="3.15063289577964" calcext:value-type="float">
            <text:p>3.15063289577964</text:p>
          </table:table-cell>
          <table:table-cell table:formula="of:=[Sheet1.$O$71]" office:value-type="float" office:value="0.0513842207812024" calcext:value-type="float">
            <text:p>0.051384220781202</text:p>
          </table:table-cell>
          <table:table-cell table:formula="of:=[Sheet1.$O$84]" office:value-type="float" office:value="0.160590069566876" calcext:value-type="float">
            <text:p>0.160590069566876</text:p>
          </table:table-cell>
          <table:table-cell table:formula="of:=[Sheet1.$O$97]" office:value-type="float" office:value="0.0492701040813022" calcext:value-type="float">
            <text:p>0.049270104081302</text:p>
          </table:table-cell>
          <table:table-cell table:formula="of:=[Sheet1.$O$110]" office:value-type="float" office:value="0.444267633459279" calcext:value-type="float">
            <text:p>0.444267633459279</text:p>
          </table:table-cell>
          <table:table-cell table:formula="of:=[Sheet1.$O$123]" office:value-type="float" office:value="0.0492701040813022" calcext:value-type="float">
            <text:p>0.049270104081302</text:p>
          </table:table-cell>
          <table:table-cell table:formula="of:=[Sheet1.$O$136]" office:value-type="float" office:value="0.103743368015081" calcext:value-type="float">
            <text:p>0.103743368015081</text:p>
          </table:table-cell>
          <table:table-cell table:formula="of:=[Sheet1.$O$149]" office:value-type="float" office:value="14.9255798030762" calcext:value-type="float">
            <text:p>14.9255798030762</text:p>
          </table:table-cell>
          <table:table-cell table:formula="of:=[Sheet1.$O$162]" office:value-type="float" office:value="0.0594229246067054" calcext:value-type="float">
            <text:p>0.059422924606705</text:p>
          </table:table-cell>
          <table:table-cell table:formula="of:=[Sheet1.$O$175]" office:value-type="float" office:value="2.26999013288653" calcext:value-type="float">
            <text:p>2.26999013288653</text:p>
          </table:table-cell>
          <table:table-cell table:formula="of:=[Sheet1.$O$188]" office:value-type="float" office:value="0.117334238053644" calcext:value-type="float">
            <text:p>0.117334238053644</text:p>
          </table:table-cell>
          <table:table-cell table:formula="of:=[Sheet1.$O$201]" office:value-type="float" office:value="4.65314173456432" calcext:value-type="float">
            <text:p>4.65314173456432</text:p>
          </table:table-cell>
          <table:table-cell table:formula="of:=[Sheet1.$O$214]" office:value-type="float" office:value="0.406151220345374" calcext:value-type="float">
            <text:p>0.406151220345374</text:p>
          </table:table-cell>
          <table:table-cell table:formula="of:=[Sheet1.$O$227]" office:value-type="float" office:value="0.105453340131798" calcext:value-type="float">
            <text:p>0.105453340131798</text:p>
          </table:table-cell>
          <table:table-cell table:formula="of:=[Sheet1.$O$240]" office:value-type="float" office:value="0.162093076668261" calcext:value-type="float">
            <text:p>0.162093076668261</text:p>
          </table:table-cell>
          <table:table-cell table:formula="of:=[Sheet1.$O$253]" office:value-type="float" office:value="0.0861416779998778" calcext:value-type="float">
            <text:p>0.086141677999878</text:p>
          </table:table-cell>
          <table:table-cell table:formula="of:=[Sheet1.$O$266]" office:value-type="float" office:value="0.338444457104534" calcext:value-type="float">
            <text:p>0.338444457104534</text:p>
          </table:table-cell>
          <table:table-cell table:formula="of:=AVERAGE([.A144:.U144])" office:value-type="float" office:value="1.5726069026927" calcext:value-type="float">
            <text:p>1.5726069026927</text:p>
          </table:table-cell>
          <table:table-cell table:formula="of:=STDEV([.A144:.U144])" office:value-type="float" office:value="3.46035205261216" calcext:value-type="float">
            <text:p>3.46035205261216</text:p>
          </table:table-cell>
          <table:table-cell table:number-columns-repeated="1001"/>
        </table:table-row>
        <table:table-row table:style-name="ro1">
          <table:table-cell table:formula="of:=[Sheet1.$O$7]" office:value-type="float" office:value="0.231402017356442" calcext:value-type="float">
            <text:p>0.231402017356442</text:p>
          </table:table-cell>
          <table:table-cell table:formula="of:=[Sheet1.$O$20]" office:value-type="float" office:value="0.170505717786334" calcext:value-type="float">
            <text:p>0.170505717786334</text:p>
          </table:table-cell>
          <table:table-cell table:formula="of:=[Sheet1.$O$33]" office:value-type="float" office:value="9.13050867783497" calcext:value-type="float">
            <text:p>9.13050867783497</text:p>
          </table:table-cell>
          <table:table-cell table:formula="of:=[Sheet1.$O$46]" office:value-type="float" office:value="0.161046444620005" calcext:value-type="float">
            <text:p>0.161046444620005</text:p>
          </table:table-cell>
          <table:table-cell table:formula="of:=[Sheet1.$O$59]" office:value-type="float" office:value="1.3261788803583" calcext:value-type="float">
            <text:p>1.3261788803583</text:p>
          </table:table-cell>
          <table:table-cell table:formula="of:=[Sheet1.$O$72]" office:value-type="float" office:value="0.0923166310015089" calcext:value-type="float">
            <text:p>0.092316631001509</text:p>
          </table:table-cell>
          <table:table-cell table:formula="of:=[Sheet1.$O$85]" office:value-type="float" office:value="0.387347316729517" calcext:value-type="float">
            <text:p>0.387347316729517</text:p>
          </table:table-cell>
          <table:table-cell table:formula="of:=[Sheet1.$O$98]" office:value-type="float" office:value="0.0922421504113476" calcext:value-type="float">
            <text:p>0.092242150411348</text:p>
          </table:table-cell>
          <table:table-cell table:formula="of:=[Sheet1.$O$111]" office:value-type="float" office:value="0.642279050041746" calcext:value-type="float">
            <text:p>0.642279050041746</text:p>
          </table:table-cell>
          <table:table-cell table:formula="of:=[Sheet1.$O$124]" office:value-type="float" office:value="0.0922421504113476" calcext:value-type="float">
            <text:p>0.092242150411348</text:p>
          </table:table-cell>
          <table:table-cell table:formula="of:=[Sheet1.$O$137]" office:value-type="float" office:value="0.151397969324765" calcext:value-type="float">
            <text:p>0.151397969324765</text:p>
          </table:table-cell>
          <table:table-cell table:formula="of:=[Sheet1.$O$150]" office:value-type="float" office:value="23.1521252573398" calcext:value-type="float">
            <text:p>23.1521252573398</text:p>
          </table:table-cell>
          <table:table-cell table:formula="of:=[Sheet1.$O$163]" office:value-type="float" office:value="0.116175944588237" calcext:value-type="float">
            <text:p>0.116175944588237</text:p>
          </table:table-cell>
          <table:table-cell table:formula="of:=[Sheet1.$O$176]" office:value-type="float" office:value="1.86166807659739" calcext:value-type="float">
            <text:p>1.86166807659739</text:p>
          </table:table-cell>
          <table:table-cell table:formula="of:=[Sheet1.$O$189]" office:value-type="float" office:value="0.165066159660015" calcext:value-type="float">
            <text:p>0.165066159660015</text:p>
          </table:table-cell>
          <table:table-cell table:formula="of:=[Sheet1.$O$202]" office:value-type="float" office:value="21.9286368490529" calcext:value-type="float">
            <text:p>21.9286368490529</text:p>
          </table:table-cell>
          <table:table-cell table:formula="of:=[Sheet1.$O$215]" office:value-type="float" office:value="1.26501178439169" calcext:value-type="float">
            <text:p>1.26501178439169</text:p>
          </table:table-cell>
          <table:table-cell table:formula="of:=[Sheet1.$O$228]" office:value-type="float" office:value="0.205648792584878" calcext:value-type="float">
            <text:p>0.205648792584878</text:p>
          </table:table-cell>
          <table:table-cell table:formula="of:=[Sheet1.$O$241]" office:value-type="float" office:value="0.29490337728039" calcext:value-type="float">
            <text:p>0.29490337728039</text:p>
          </table:table-cell>
          <table:table-cell table:formula="of:=[Sheet1.$O$254]" office:value-type="float" office:value="0.13830971925566" calcext:value-type="float">
            <text:p>0.13830971925566</text:p>
          </table:table-cell>
          <table:table-cell table:formula="of:=[Sheet1.$O$267]" office:value-type="float" office:value="0.66634353763984" calcext:value-type="float">
            <text:p>0.66634353763984</text:p>
          </table:table-cell>
          <table:table-cell table:formula="of:=AVERAGE([.A145:.U145])" office:value-type="float" office:value="2.96530269067939" calcext:value-type="float">
            <text:p>2.96530269067939</text:p>
          </table:table-cell>
          <table:table-cell table:formula="of:=STDEV([.A145:.U145])" office:value-type="float" office:value="6.79623543473141" calcext:value-type="float">
            <text:p>6.79623543473141</text:p>
          </table:table-cell>
          <table:table-cell table:number-columns-repeated="1001"/>
        </table:table-row>
        <table:table-row table:style-name="ro1">
          <table:table-cell table:formula="of:=[Sheet1.$O$8]" office:value-type="float" office:value="1.81924722915501" calcext:value-type="float">
            <text:p>1.81924722915501</text:p>
          </table:table-cell>
          <table:table-cell table:formula="of:=[Sheet1.$O$21]" office:value-type="float" office:value="1.05561379343612" calcext:value-type="float">
            <text:p>1.05561379343612</text:p>
          </table:table-cell>
          <table:table-cell table:formula="of:=[Sheet1.$O$34]" office:value-type="float" office:value="88.1485931478797" calcext:value-type="float">
            <text:p>88.1485931478797</text:p>
          </table:table-cell>
          <table:table-cell table:formula="of:=[Sheet1.$O$47]" office:value-type="float" office:value="1.45026521483903" calcext:value-type="float">
            <text:p>1.45026521483903</text:p>
          </table:table-cell>
          <table:table-cell table:formula="of:=[Sheet1.$O$60]" office:value-type="float" office:value="4.36572436222145" calcext:value-type="float">
            <text:p>4.36572436222145</text:p>
          </table:table-cell>
          <table:table-cell table:formula="of:=[Sheet1.$O$73]" office:value-type="float" office:value="0.678134498910882" calcext:value-type="float">
            <text:p>0.678134498910882</text:p>
          </table:table-cell>
          <table:table-cell table:formula="of:=[Sheet1.$O$86]" office:value-type="float" office:value="5.45384620469094" calcext:value-type="float">
            <text:p>5.45384620469094</text:p>
          </table:table-cell>
          <table:table-cell table:formula="of:=[Sheet1.$O$99]" office:value-type="float" office:value="0.672227915654101" calcext:value-type="float">
            <text:p>0.672227915654101</text:p>
          </table:table-cell>
          <table:table-cell table:formula="of:=[Sheet1.$O$112]" office:value-type="float" office:value="2.81805175984982" calcext:value-type="float">
            <text:p>2.81805175984982</text:p>
          </table:table-cell>
          <table:table-cell table:formula="of:=[Sheet1.$O$125]" office:value-type="float" office:value="0.672227915654101" calcext:value-type="float">
            <text:p>0.672227915654101</text:p>
          </table:table-cell>
          <table:table-cell table:formula="of:=[Sheet1.$O$138]" office:value-type="float" office:value="1.17027602845447" calcext:value-type="float">
            <text:p>1.17027602845447</text:p>
          </table:table-cell>
          <table:table-cell table:formula="of:=[Sheet1.$O$151]" office:value-type="float" office:value="1048.39699126223" calcext:value-type="float">
            <text:p>1048.39699126223</text:p>
          </table:table-cell>
          <table:table-cell table:formula="of:=[Sheet1.$O$164]" office:value-type="float" office:value="1.62080621793333" calcext:value-type="float">
            <text:p>1.62080621793333</text:p>
          </table:table-cell>
          <table:table-cell table:formula="of:=[Sheet1.$O$177]" office:value-type="float" office:value="9.15874543385869" calcext:value-type="float">
            <text:p>9.15874543385869</text:p>
          </table:table-cell>
          <table:table-cell table:formula="of:=[Sheet1.$O$190]" office:value-type="float" office:value="0.732746151187537" calcext:value-type="float">
            <text:p>0.732746151187537</text:p>
          </table:table-cell>
          <table:table-cell table:formula="of:=[Sheet1.$O$203]" office:value-type="float" office:value="122.461612841738" calcext:value-type="float">
            <text:p>122.461612841738</text:p>
          </table:table-cell>
          <table:table-cell table:formula="of:=[Sheet1.$O$216]" office:value-type="float" office:value="5.00776256740323" calcext:value-type="float">
            <text:p>5.00776256740323</text:p>
          </table:table-cell>
          <table:table-cell table:formula="of:=[Sheet1.$O$229]" office:value-type="float" office:value="1.04394017468547" calcext:value-type="float">
            <text:p>1.04394017468547</text:p>
          </table:table-cell>
          <table:table-cell table:formula="of:=[Sheet1.$O$242]" office:value-type="float" office:value="2.56380062617629" calcext:value-type="float">
            <text:p>2.56380062617629</text:p>
          </table:table-cell>
          <table:table-cell table:formula="of:=[Sheet1.$O$255]" office:value-type="float" office:value="1.01886803504739" calcext:value-type="float">
            <text:p>1.01886803504739</text:p>
          </table:table-cell>
          <table:table-cell table:formula="of:=[Sheet1.$O$268]" office:value-type="float" office:value="8.17997612602924" calcext:value-type="float">
            <text:p>8.17997612602924</text:p>
          </table:table-cell>
          <table:table-cell table:formula="of:=AVERAGE([.A146:.U146])" office:value-type="float" office:value="62.3090217860493" calcext:value-type="float">
            <text:p>62.3090217860493</text:p>
          </table:table-cell>
          <table:table-cell table:formula="of:=STDEV([.A146:.U146])" office:value-type="float" office:value="228.103739264974" calcext:value-type="float">
            <text:p>228.103739264974</text:p>
          </table:table-cell>
          <table:table-cell table:number-columns-repeated="1001"/>
        </table:table-row>
        <table:table-row table:style-name="ro1">
          <table:table-cell table:formula="of:=[Sheet1.$O$9]" office:value-type="float" office:value="0.587349180006834" calcext:value-type="float">
            <text:p>0.587349180006834</text:p>
          </table:table-cell>
          <table:table-cell table:formula="of:=[Sheet1.$O$22]" office:value-type="float" office:value="0.364365856926415" calcext:value-type="float">
            <text:p>0.364365856926415</text:p>
          </table:table-cell>
          <table:table-cell table:formula="of:=[Sheet1.$O$35]" office:value-type="float" office:value="27.0097191617129" calcext:value-type="float">
            <text:p>27.0097191617129</text:p>
          </table:table-cell>
          <table:table-cell table:formula="of:=[Sheet1.$O$48]" office:value-type="float" office:value="0.436942107322466" calcext:value-type="float">
            <text:p>0.436942107322466</text:p>
          </table:table-cell>
          <table:table-cell table:formula="of:=[Sheet1.$O$61]" office:value-type="float" office:value="9.33189860949733" calcext:value-type="float">
            <text:p>9.33189860949733</text:p>
          </table:table-cell>
          <table:table-cell table:formula="of:=[Sheet1.$O$74]" office:value-type="float" office:value="0.217690644150494" calcext:value-type="float">
            <text:p>0.217690644150494</text:p>
          </table:table-cell>
          <table:table-cell table:formula="of:=[Sheet1.$O$87]" office:value-type="float" office:value="1.07121107008722" calcext:value-type="float">
            <text:p>1.07121107008722</text:p>
          </table:table-cell>
          <table:table-cell table:formula="of:=[Sheet1.$O$100]" office:value-type="float" office:value="0.213600244043646" calcext:value-type="float">
            <text:p>0.213600244043646</text:p>
          </table:table-cell>
          <table:table-cell table:formula="of:=[Sheet1.$O$113]" office:value-type="float" office:value="0.839703883408127" calcext:value-type="float">
            <text:p>0.839703883408127</text:p>
          </table:table-cell>
          <table:table-cell table:formula="of:=[Sheet1.$O$126]" office:value-type="float" office:value="0.213600244043646" calcext:value-type="float">
            <text:p>0.213600244043646</text:p>
          </table:table-cell>
          <table:table-cell table:formula="of:=[Sheet1.$O$139]" office:value-type="float" office:value="0.398014136866169" calcext:value-type="float">
            <text:p>0.398014136866169</text:p>
          </table:table-cell>
          <table:table-cell table:formula="of:=[Sheet1.$O$152]" office:value-type="float" office:value="64.5009171223795" calcext:value-type="float">
            <text:p>64.5009171223795</text:p>
          </table:table-cell>
          <table:table-cell table:formula="of:=[Sheet1.$O$165]" office:value-type="float" office:value="0.333768073788017" calcext:value-type="float">
            <text:p>0.333768073788017</text:p>
          </table:table-cell>
          <table:table-cell table:formula="of:=[Sheet1.$O$178]" office:value-type="float" office:value="3.55266086637451" calcext:value-type="float">
            <text:p>3.55266086637451</text:p>
          </table:table-cell>
          <table:table-cell table:formula="of:=[Sheet1.$O$191]" office:value-type="float" office:value="0.282711329687444" calcext:value-type="float">
            <text:p>0.282711329687444</text:p>
          </table:table-cell>
          <table:table-cell table:formula="of:=[Sheet1.$O$204]" office:value-type="float" office:value="21.6392798326739" calcext:value-type="float">
            <text:p>21.6392798326739</text:p>
          </table:table-cell>
          <table:table-cell table:formula="of:=[Sheet1.$O$217]" office:value-type="float" office:value="1.68261617659328" calcext:value-type="float">
            <text:p>1.68261617659328</text:p>
          </table:table-cell>
          <table:table-cell table:formula="of:=[Sheet1.$O$230]" office:value-type="float" office:value="0.568702471424469" calcext:value-type="float">
            <text:p>0.568702471424469</text:p>
          </table:table-cell>
          <table:table-cell table:formula="of:=[Sheet1.$O$243]" office:value-type="float" office:value="0.615799293476588" calcext:value-type="float">
            <text:p>0.615799293476588</text:p>
          </table:table-cell>
          <table:table-cell table:formula="of:=[Sheet1.$O$256]" office:value-type="float" office:value="0.348665794192058" calcext:value-type="float">
            <text:p>0.348665794192058</text:p>
          </table:table-cell>
          <table:table-cell table:formula="of:=[Sheet1.$O$269]" office:value-type="float" office:value="1.57846696083219" calcext:value-type="float">
            <text:p>1.57846696083219</text:p>
          </table:table-cell>
          <table:table-cell table:formula="of:=AVERAGE([.A147:.U147])" office:value-type="float" office:value="6.46608014568987" calcext:value-type="float">
            <text:p>6.46608014568987</text:p>
          </table:table-cell>
          <table:table-cell table:formula="of:=STDEV([.A147:.U147])" office:value-type="float" office:value="15.147606991389" calcext:value-type="float">
            <text:p>15.147606991389</text:p>
          </table:table-cell>
          <table:table-cell table:number-columns-repeated="1001"/>
        </table:table-row>
        <table:table-row table:style-name="ro1">
          <table:table-cell table:formula="of:=[Sheet1.$O$10]" office:value-type="float" office:value="1.34840966101469" calcext:value-type="float">
            <text:p>1.34840966101469</text:p>
          </table:table-cell>
          <table:table-cell table:formula="of:=[Sheet1.$O$23]" office:value-type="float" office:value="0.930092344075851" calcext:value-type="float">
            <text:p>0.930092344075851</text:p>
          </table:table-cell>
          <table:table-cell table:formula="of:=[Sheet1.$O$36]" office:value-type="float" office:value="55.9020422884102" calcext:value-type="float">
            <text:p>55.9020422884102</text:p>
          </table:table-cell>
          <table:table-cell table:formula="of:=[Sheet1.$O$49]" office:value-type="float" office:value="1.27098130225359" calcext:value-type="float">
            <text:p>1.27098130225359</text:p>
          </table:table-cell>
          <table:table-cell table:formula="of:=[Sheet1.$O$62]" office:value-type="float" office:value="25.0408925512479" calcext:value-type="float">
            <text:p>25.0408925512479</text:p>
          </table:table-cell>
          <table:table-cell table:formula="of:=[Sheet1.$O$75]" office:value-type="float" office:value="0.554490453643901" calcext:value-type="float">
            <text:p>0.554490453643901</text:p>
          </table:table-cell>
          <table:table-cell table:formula="of:=[Sheet1.$O$88]" office:value-type="float" office:value="7.16434748811102" calcext:value-type="float">
            <text:p>7.16434748811102</text:p>
          </table:table-cell>
          <table:table-cell table:formula="of:=[Sheet1.$O$101]" office:value-type="float" office:value="0.534103913935947" calcext:value-type="float">
            <text:p>0.534103913935947</text:p>
          </table:table-cell>
          <table:table-cell table:formula="of:=[Sheet1.$O$114]" office:value-type="float" office:value="1.80705735036189" calcext:value-type="float">
            <text:p>1.80705735036189</text:p>
          </table:table-cell>
          <table:table-cell table:formula="of:=[Sheet1.$O$127]" office:value-type="float" office:value="0.534103913935947" calcext:value-type="float">
            <text:p>0.534103913935947</text:p>
          </table:table-cell>
          <table:table-cell table:formula="of:=[Sheet1.$O$140]" office:value-type="float" office:value="0.868210763738663" calcext:value-type="float">
            <text:p>0.868210763738663</text:p>
          </table:table-cell>
          <table:table-cell table:formula="of:=[Sheet1.$O$153]" office:value-type="float" office:value="145.063623008629" calcext:value-type="float">
            <text:p>145.063623008629</text:p>
          </table:table-cell>
          <table:table-cell table:formula="of:=[Sheet1.$O$166]" office:value-type="float" office:value="0.907423327123423" calcext:value-type="float">
            <text:p>0.907423327123423</text:p>
          </table:table-cell>
          <table:table-cell table:formula="of:=[Sheet1.$O$179]" office:value-type="float" office:value="9.95882986123578" calcext:value-type="float">
            <text:p>9.95882986123578</text:p>
          </table:table-cell>
          <table:table-cell table:formula="of:=[Sheet1.$O$192]" office:value-type="float" office:value="0.834761952324846" calcext:value-type="float">
            <text:p>0.834761952324846</text:p>
          </table:table-cell>
          <table:table-cell table:formula="of:=[Sheet1.$O$205]" office:value-type="float" office:value="113.478975465591" calcext:value-type="float">
            <text:p>113.478975465591</text:p>
          </table:table-cell>
          <table:table-cell table:formula="of:=[Sheet1.$O$218]" office:value-type="float" office:value="3.86296060065339" calcext:value-type="float">
            <text:p>3.86296060065339</text:p>
          </table:table-cell>
          <table:table-cell table:formula="of:=[Sheet1.$O$231]" office:value-type="float" office:value="1.14868765731187" calcext:value-type="float">
            <text:p>1.14868765731187</text:p>
          </table:table-cell>
          <table:table-cell table:formula="of:=[Sheet1.$O$244]" office:value-type="float" office:value="1.31353316776794" calcext:value-type="float">
            <text:p>1.31353316776794</text:p>
          </table:table-cell>
          <table:table-cell table:formula="of:=[Sheet1.$O$257]" office:value-type="float" office:value="0.925276910581201" calcext:value-type="float">
            <text:p>0.925276910581201</text:p>
          </table:table-cell>
          <table:table-cell table:formula="of:=[Sheet1.$O$270]" office:value-type="float" office:value="4.39999462807352" calcext:value-type="float">
            <text:p>4.39999462807352</text:p>
          </table:table-cell>
          <table:table-cell table:formula="of:=AVERAGE([.A148:.U148])" office:value-type="float" office:value="17.9927999338106" calcext:value-type="float">
            <text:p>17.9927999338106</text:p>
          </table:table-cell>
          <table:table-cell table:formula="of:=STDEV([.A148:.U148])" office:value-type="float" office:value="39.4169158605273" calcext:value-type="float">
            <text:p>39.4169158605273</text:p>
          </table:table-cell>
          <table:table-cell table:number-columns-repeated="1001"/>
        </table:table-row>
        <table:table-row table:style-name="ro1">
          <table:table-cell table:formula="of:=[Sheet1.$O$11]" office:value-type="float" office:value="0.162559504781893" calcext:value-type="float">
            <text:p>0.162559504781893</text:p>
          </table:table-cell>
          <table:table-cell table:formula="of:=[Sheet1.$O$24]" office:value-type="float" office:value="0.123188398857526" calcext:value-type="float">
            <text:p>0.123188398857526</text:p>
          </table:table-cell>
          <table:table-cell table:formula="of:=[Sheet1.$O$37]" office:value-type="float" office:value="7.53908596983766" calcext:value-type="float">
            <text:p>7.53908596983766</text:p>
          </table:table-cell>
          <table:table-cell table:formula="of:=[Sheet1.$O$50]" office:value-type="float" office:value="0.0921679736875555" calcext:value-type="float">
            <text:p>0.092167973687556</text:p>
          </table:table-cell>
          <table:table-cell table:formula="of:=[Sheet1.$O$63]" office:value-type="float" office:value="2.0478389890335" calcext:value-type="float">
            <text:p>2.0478389890335</text:p>
          </table:table-cell>
          <table:table-cell table:formula="of:=[Sheet1.$O$76]" office:value-type="float" office:value="0.0566117262577513" calcext:value-type="float">
            <text:p>0.056611726257751</text:p>
          </table:table-cell>
          <table:table-cell table:formula="of:=[Sheet1.$O$89]" office:value-type="float" office:value="0.243209200450704" calcext:value-type="float">
            <text:p>0.243209200450704</text:p>
          </table:table-cell>
          <table:table-cell table:formula="of:=[Sheet1.$O$102]" office:value-type="float" office:value="0.0541646587469936" calcext:value-type="float">
            <text:p>0.054164658746994</text:p>
          </table:table-cell>
          <table:table-cell table:formula="of:=[Sheet1.$O$115]" office:value-type="float" office:value="0.220689529645461" calcext:value-type="float">
            <text:p>0.220689529645461</text:p>
          </table:table-cell>
          <table:table-cell table:formula="of:=[Sheet1.$O$128]" office:value-type="float" office:value="0.0541646587469936" calcext:value-type="float">
            <text:p>0.054164658746994</text:p>
          </table:table-cell>
          <table:table-cell table:formula="of:=[Sheet1.$O$141]" office:value-type="float" office:value="0.169168329336749" calcext:value-type="float">
            <text:p>0.169168329336749</text:p>
          </table:table-cell>
          <table:table-cell table:formula="of:=[Sheet1.$O$154]" office:value-type="float" office:value="15.5723339884901" calcext:value-type="float">
            <text:p>15.5723339884901</text:p>
          </table:table-cell>
          <table:table-cell table:formula="of:=[Sheet1.$O$167]" office:value-type="float" office:value="0.0779374078126243" calcext:value-type="float">
            <text:p>0.077937407812624</text:p>
          </table:table-cell>
          <table:table-cell table:formula="of:=[Sheet1.$O$180]" office:value-type="float" office:value="1.57666973392782" calcext:value-type="float">
            <text:p>1.57666973392782</text:p>
          </table:table-cell>
          <table:table-cell table:formula="of:=[Sheet1.$O$193]" office:value-type="float" office:value="0.0830754143028031" calcext:value-type="float">
            <text:p>0.083075414302803</text:p>
          </table:table-cell>
          <table:table-cell table:formula="of:=[Sheet1.$O$206]" office:value-type="float" office:value="13.8019485605705" calcext:value-type="float">
            <text:p>13.8019485605705</text:p>
          </table:table-cell>
          <table:table-cell table:formula="of:=[Sheet1.$O$219]" office:value-type="float" office:value="0.422307863879532" calcext:value-type="float">
            <text:p>0.422307863879532</text:p>
          </table:table-cell>
          <table:table-cell table:formula="of:=[Sheet1.$O$232]" office:value-type="float" office:value="0.152534866590004" calcext:value-type="float">
            <text:p>0.152534866590004</text:p>
          </table:table-cell>
          <table:table-cell table:formula="of:=[Sheet1.$O$245]" office:value-type="float" office:value="0.162033823992846" calcext:value-type="float">
            <text:p>0.162033823992846</text:p>
          </table:table-cell>
          <table:table-cell table:formula="of:=[Sheet1.$O$258]" office:value-type="float" office:value="0.106268314387271" calcext:value-type="float">
            <text:p>0.106268314387271</text:p>
          </table:table-cell>
          <table:table-cell table:formula="of:=[Sheet1.$O$271]" office:value-type="float" office:value="0.255006718117046" calcext:value-type="float">
            <text:p>0.255006718117046</text:p>
          </table:table-cell>
          <table:table-cell table:formula="of:=AVERAGE([.A149:.U149])" office:value-type="float" office:value="2.04633169673587" calcext:value-type="float">
            <text:p>2.04633169673587</text:p>
          </table:table-cell>
          <table:table-cell table:formula="of:=STDEV([.A149:.U149])" office:value-type="float" office:value="4.52263519049605" calcext:value-type="float">
            <text:p>4.52263519049605</text:p>
          </table:table-cell>
          <table:table-cell table:number-columns-repeated="1001"/>
        </table:table-row>
        <table:table-row table:style-name="ro1">
          <table:table-cell table:formula="of:=[Sheet1.$O$12]" office:value-type="float" office:value="0.0624669541706978" calcext:value-type="float">
            <text:p>0.062466954170698</text:p>
          </table:table-cell>
          <table:table-cell table:formula="of:=[Sheet1.$O$25]" office:value-type="float" office:value="0.0414314309360291" calcext:value-type="float">
            <text:p>0.041431430936029</text:p>
          </table:table-cell>
          <table:table-cell table:formula="of:=[Sheet1.$O$38]" office:value-type="float" office:value="2.62988607396893" calcext:value-type="float">
            <text:p>2.62988607396893</text:p>
          </table:table-cell>
          <table:table-cell table:formula="of:=[Sheet1.$O$51]" office:value-type="float" office:value="0.0383809697881977" calcext:value-type="float">
            <text:p>0.038380969788198</text:p>
          </table:table-cell>
          <table:table-cell table:formula="of:=[Sheet1.$O$64]" office:value-type="float" office:value="1.22078456251175" calcext:value-type="float">
            <text:p>1.22078456251175</text:p>
          </table:table-cell>
          <table:table-cell table:formula="of:=[Sheet1.$O$77]" office:value-type="float" office:value="0.0229759679124026" calcext:value-type="float">
            <text:p>0.022975967912403</text:p>
          </table:table-cell>
          <table:table-cell table:formula="of:=[Sheet1.$O$90]" office:value-type="float" office:value="0.318322174596262" calcext:value-type="float">
            <text:p>0.318322174596262</text:p>
          </table:table-cell>
          <table:table-cell table:formula="of:=[Sheet1.$O$103]" office:value-type="float" office:value="0.0228546936404369" calcext:value-type="float">
            <text:p>0.022854693640437</text:p>
          </table:table-cell>
          <table:table-cell table:formula="of:=[Sheet1.$O$116]" office:value-type="float" office:value="0.118196108826939" calcext:value-type="float">
            <text:p>0.118196108826939</text:p>
          </table:table-cell>
          <table:table-cell table:formula="of:=[Sheet1.$O$129]" office:value-type="float" office:value="0.0228546936404369" calcext:value-type="float">
            <text:p>0.022854693640437</text:p>
          </table:table-cell>
          <table:table-cell table:formula="of:=[Sheet1.$O$142]" office:value-type="float" office:value="0.0555582204302789" calcext:value-type="float">
            <text:p>0.055558220430279</text:p>
          </table:table-cell>
          <table:table-cell table:formula="of:=[Sheet1.$O$155]" office:value-type="float" office:value="3.5544980777127" calcext:value-type="float">
            <text:p>3.5544980777127</text:p>
          </table:table-cell>
          <table:table-cell table:formula="of:=[Sheet1.$O$168]" office:value-type="float" office:value="0.030807104381774" calcext:value-type="float">
            <text:p>0.030807104381774</text:p>
          </table:table-cell>
          <table:table-cell table:formula="of:=[Sheet1.$O$181]" office:value-type="float" office:value="0.51073529572651" calcext:value-type="float">
            <text:p>0.51073529572651</text:p>
          </table:table-cell>
          <table:table-cell table:formula="of:=[Sheet1.$O$194]" office:value-type="float" office:value="0.033644381776215" calcext:value-type="float">
            <text:p>0.033644381776215</text:p>
          </table:table-cell>
          <table:table-cell table:formula="of:=[Sheet1.$O$207]" office:value-type="float" office:value="4.12959553874978" calcext:value-type="float">
            <text:p>4.12959553874978</text:p>
          </table:table-cell>
          <table:table-cell table:formula="of:=[Sheet1.$O$220]" office:value-type="float" office:value="0.169524578912058" calcext:value-type="float">
            <text:p>0.169524578912058</text:p>
          </table:table-cell>
          <table:table-cell table:formula="of:=[Sheet1.$O$233]" office:value-type="float" office:value="0.047499178572781" calcext:value-type="float">
            <text:p>0.047499178572781</text:p>
          </table:table-cell>
          <table:table-cell table:formula="of:=[Sheet1.$O$246]" office:value-type="float" office:value="0.0569751487506706" calcext:value-type="float">
            <text:p>0.056975148750671</text:p>
          </table:table-cell>
          <table:table-cell table:formula="of:=[Sheet1.$O$259]" office:value-type="float" office:value="0.0376354927845986" calcext:value-type="float">
            <text:p>0.037635492784599</text:p>
          </table:table-cell>
          <table:table-cell table:formula="of:=[Sheet1.$O$272]" office:value-type="float" office:value="0.151633729358379" calcext:value-type="float">
            <text:p>0.151633729358379</text:p>
          </table:table-cell>
          <table:table-cell table:formula="of:=AVERAGE([.A150:.U150])" office:value-type="float" office:value="0.632202875102278" calcext:value-type="float">
            <text:p>0.632202875102278</text:p>
          </table:table-cell>
          <table:table-cell table:formula="of:=STDEV([.A150:.U150])" office:value-type="float" office:value="1.22780238081836" calcext:value-type="float">
            <text:p>1.22780238081836</text:p>
          </table:table-cell>
          <table:table-cell table:number-columns-repeated="1001"/>
        </table:table-row>
        <table:table-row table:style-name="ro1">
          <table:table-cell table:formula="of:=[Sheet1.$O$13]" office:value-type="float" office:value="0.203533249466482" calcext:value-type="float">
            <text:p>0.203533249466482</text:p>
          </table:table-cell>
          <table:table-cell table:formula="of:=[Sheet1.$O$26]" office:value-type="float" office:value="0.139148401296296" calcext:value-type="float">
            <text:p>0.139148401296296</text:p>
          </table:table-cell>
          <table:table-cell table:formula="of:=[Sheet1.$O$39]" office:value-type="float" office:value="9.51444361621435" calcext:value-type="float">
            <text:p>9.51444361621435</text:p>
          </table:table-cell>
          <table:table-cell table:formula="of:=[Sheet1.$O$52]" office:value-type="float" office:value="0.161207106112777" calcext:value-type="float">
            <text:p>0.161207106112777</text:p>
          </table:table-cell>
          <table:table-cell table:formula="of:=[Sheet1.$O$65]" office:value-type="float" office:value="1.23250763716528" calcext:value-type="float">
            <text:p>1.23250763716528</text:p>
          </table:table-cell>
          <table:table-cell table:formula="of:=[Sheet1.$O$78]" office:value-type="float" office:value="0.0771835235620766" calcext:value-type="float">
            <text:p>0.077183523562077</text:p>
          </table:table-cell>
          <table:table-cell table:formula="of:=[Sheet1.$O$91]" office:value-type="float" office:value="0.296173823152176" calcext:value-type="float">
            <text:p>0.296173823152176</text:p>
          </table:table-cell>
          <table:table-cell table:formula="of:=[Sheet1.$O$104]" office:value-type="float" office:value="0.0761259714825518" calcext:value-type="float">
            <text:p>0.076125971482552</text:p>
          </table:table-cell>
          <table:table-cell table:formula="of:=[Sheet1.$O$117]" office:value-type="float" office:value="0.616358847698206" calcext:value-type="float">
            <text:p>0.616358847698206</text:p>
          </table:table-cell>
          <table:table-cell table:formula="of:=[Sheet1.$O$130]" office:value-type="float" office:value="0.0761259714825518" calcext:value-type="float">
            <text:p>0.076125971482552</text:p>
          </table:table-cell>
          <table:table-cell table:formula="of:=[Sheet1.$O$143]" office:value-type="float" office:value="0.154980609020513" calcext:value-type="float">
            <text:p>0.154980609020513</text:p>
          </table:table-cell>
          <table:table-cell table:formula="of:=[Sheet1.$O$156]" office:value-type="float" office:value="16.50759309241" calcext:value-type="float">
            <text:p>16.50759309241</text:p>
          </table:table-cell>
          <table:table-cell table:formula="of:=[Sheet1.$O$169]" office:value-type="float" office:value="0.0860221358287312" calcext:value-type="float">
            <text:p>0.086022135828731</text:p>
          </table:table-cell>
          <table:table-cell table:formula="of:=[Sheet1.$O$182]" office:value-type="float" office:value="0.961330742652642" calcext:value-type="float">
            <text:p>0.961330742652642</text:p>
          </table:table-cell>
          <table:table-cell table:formula="of:=[Sheet1.$O$195]" office:value-type="float" office:value="0.161257122804261" calcext:value-type="float">
            <text:p>0.161257122804261</text:p>
          </table:table-cell>
          <table:table-cell table:formula="of:=[Sheet1.$O$208]" office:value-type="float" office:value="8.00132682625608" calcext:value-type="float">
            <text:p>8.00132682625608</text:p>
          </table:table-cell>
          <table:table-cell table:formula="of:=[Sheet1.$O$221]" office:value-type="float" office:value="0.488643138099615" calcext:value-type="float">
            <text:p>0.488643138099615</text:p>
          </table:table-cell>
          <table:table-cell table:formula="of:=[Sheet1.$O$234]" office:value-type="float" office:value="0.182330276037972" calcext:value-type="float">
            <text:p>0.182330276037972</text:p>
          </table:table-cell>
          <table:table-cell table:formula="of:=[Sheet1.$O$247]" office:value-type="float" office:value="0.229840950028697" calcext:value-type="float">
            <text:p>0.229840950028697</text:p>
          </table:table-cell>
          <table:table-cell table:formula="of:=[Sheet1.$O$260]" office:value-type="float" office:value="0.122481290070452" calcext:value-type="float">
            <text:p>0.122481290070452</text:p>
          </table:table-cell>
          <table:table-cell table:formula="of:=[Sheet1.$O$273]" office:value-type="float" office:value="0.481652105646488" calcext:value-type="float">
            <text:p>0.481652105646488</text:p>
          </table:table-cell>
          <table:table-cell table:formula="of:=AVERAGE([.A151:.U151])" office:value-type="float" office:value="1.89382221126134" calcext:value-type="float">
            <text:p>1.89382221126134</text:p>
          </table:table-cell>
          <table:table-cell table:formula="of:=STDEV([.A151:.U151])" office:value-type="float" office:value="4.21528832299213" calcext:value-type="float">
            <text:p>4.21528832299213</text:p>
          </table:table-cell>
          <table:table-cell table:number-columns-repeated="1001"/>
        </table:table-row>
        <table:table-row table:style-name="ro1">
          <table:table-cell table:formula="of:=[Sheet1.$O$14]" office:value-type="float" office:value="0.0815911777414371" calcext:value-type="float">
            <text:p>0.081591177741437</text:p>
          </table:table-cell>
          <table:table-cell table:formula="of:=[Sheet1.$O$27]" office:value-type="float" office:value="0.0537899655020075" calcext:value-type="float">
            <text:p>0.053789965502008</text:p>
          </table:table-cell>
          <table:table-cell table:formula="of:=[Sheet1.$O$40]" office:value-type="float" office:value="3.62751536346272" calcext:value-type="float">
            <text:p>3.62751536346272</text:p>
          </table:table-cell>
          <table:table-cell table:formula="of:=[Sheet1.$O$53]" office:value-type="float" office:value="0.0391767367338091" calcext:value-type="float">
            <text:p>0.039176736733809</text:p>
          </table:table-cell>
          <table:table-cell table:formula="of:=[Sheet1.$O$66]" office:value-type="float" office:value="1.4111685284015" calcext:value-type="float">
            <text:p>1.4111685284015</text:p>
          </table:table-cell>
          <table:table-cell table:formula="of:=[Sheet1.$O$79]" office:value-type="float" office:value="0.0253470843492341" calcext:value-type="float">
            <text:p>0.025347084349234</text:p>
          </table:table-cell>
          <table:table-cell table:formula="of:=[Sheet1.$O$92]" office:value-type="float" office:value="0.139260497283366" calcext:value-type="float">
            <text:p>0.139260497283366</text:p>
          </table:table-cell>
          <table:table-cell table:formula="of:=[Sheet1.$O$105]" office:value-type="float" office:value="0.0250660168795036" calcext:value-type="float">
            <text:p>0.025066016879504</text:p>
          </table:table-cell>
          <table:table-cell table:formula="of:=[Sheet1.$O$118]" office:value-type="float" office:value="0.111649688417607" calcext:value-type="float">
            <text:p>0.111649688417607</text:p>
          </table:table-cell>
          <table:table-cell table:formula="of:=[Sheet1.$O$131]" office:value-type="float" office:value="0.0250660168795036" calcext:value-type="float">
            <text:p>0.025066016879504</text:p>
          </table:table-cell>
          <table:table-cell table:formula="of:=[Sheet1.$O$144]" office:value-type="float" office:value="0.0737326136956146" calcext:value-type="float">
            <text:p>0.073732613695615</text:p>
          </table:table-cell>
          <table:table-cell table:formula="of:=[Sheet1.$O$157]" office:value-type="float" office:value="9.42158315158388" calcext:value-type="float">
            <text:p>9.42158315158388</text:p>
          </table:table-cell>
          <table:table-cell table:formula="of:=[Sheet1.$O$170]" office:value-type="float" office:value="0.0480450480371646" calcext:value-type="float">
            <text:p>0.048045048037165</text:p>
          </table:table-cell>
          <table:table-cell table:formula="of:=[Sheet1.$O$183]" office:value-type="float" office:value="0.715189074209473" calcext:value-type="float">
            <text:p>0.715189074209473</text:p>
          </table:table-cell>
          <table:table-cell table:formula="of:=[Sheet1.$O$196]" office:value-type="float" office:value="0.0286698541537315" calcext:value-type="float">
            <text:p>0.028669854153732</text:p>
          </table:table-cell>
          <table:table-cell table:formula="of:=[Sheet1.$O$209]" office:value-type="float" office:value="1.86483740189969" calcext:value-type="float">
            <text:p>1.86483740189969</text:p>
          </table:table-cell>
          <table:table-cell table:formula="of:=[Sheet1.$O$222]" office:value-type="float" office:value="0.195338173107532" calcext:value-type="float">
            <text:p>0.195338173107532</text:p>
          </table:table-cell>
          <table:table-cell table:formula="of:=[Sheet1.$O$235]" office:value-type="float" office:value="0.0658334032362248" calcext:value-type="float">
            <text:p>0.065833403236225</text:p>
          </table:table-cell>
          <table:table-cell table:formula="of:=[Sheet1.$O$248]" office:value-type="float" office:value="0.0668312162361564" calcext:value-type="float">
            <text:p>0.066831216236156</text:p>
          </table:table-cell>
          <table:table-cell table:formula="of:=[Sheet1.$O$261]" office:value-type="float" office:value="0.0444325894758036" calcext:value-type="float">
            <text:p>0.044432589475804</text:p>
          </table:table-cell>
          <table:table-cell table:formula="of:=[Sheet1.$O$274]" office:value-type="float" office:value="0.121486156246988" calcext:value-type="float">
            <text:p>0.121486156246988</text:p>
          </table:table-cell>
          <table:table-cell table:formula="of:=AVERAGE([.A152:.U152])" office:value-type="float" office:value="0.865981417025379" calcext:value-type="float">
            <text:p>0.865981417025379</text:p>
          </table:table-cell>
          <table:table-cell table:formula="of:=STDEV([.A152:.U152])" office:value-type="float" office:value="2.14795609997609" calcext:value-type="float">
            <text:p>2.14795609997609</text:p>
          </table:table-cell>
          <table:table-cell table:number-columns-repeated="1001"/>
        </table:table-row>
        <table:table-row table:style-name="ro1">
          <table:table-cell table:formula="of:=[Sheet1.$O$15]" office:value-type="float" office:value="0.0593233249450798" calcext:value-type="float">
            <text:p>0.05932332494508</text:p>
          </table:table-cell>
          <table:table-cell table:formula="of:=[Sheet1.$O$28]" office:value-type="float" office:value="0.0419732393955491" calcext:value-type="float">
            <text:p>0.041973239395549</text:p>
          </table:table-cell>
          <table:table-cell table:formula="of:=[Sheet1.$O$41]" office:value-type="float" office:value="2.42392786407312" calcext:value-type="float">
            <text:p>2.42392786407312</text:p>
          </table:table-cell>
          <table:table-cell table:formula="of:=[Sheet1.$O$54]" office:value-type="float" office:value="0.0329454148032463" calcext:value-type="float">
            <text:p>0.032945414803246</text:p>
          </table:table-cell>
          <table:table-cell table:formula="of:=[Sheet1.$O$67]" office:value-type="float" office:value="1.06139421679033" calcext:value-type="float">
            <text:p>1.06139421679033</text:p>
          </table:table-cell>
          <table:table-cell table:formula="of:=[Sheet1.$O$80]" office:value-type="float" office:value="0.0205148739310653" calcext:value-type="float">
            <text:p>0.020514873931065</text:p>
          </table:table-cell>
          <table:table-cell table:formula="of:=[Sheet1.$O$93]" office:value-type="float" office:value="0.0966126214497393" calcext:value-type="float">
            <text:p>0.096612621449739</text:p>
          </table:table-cell>
          <table:table-cell table:formula="of:=[Sheet1.$O$106]" office:value-type="float" office:value="0.0201559034097047" calcext:value-type="float">
            <text:p>0.020155903409705</text:p>
          </table:table-cell>
          <table:table-cell table:formula="of:=[Sheet1.$O$119]" office:value-type="float" office:value="0.0959318241568165" calcext:value-type="float">
            <text:p>0.095931824156817</text:p>
          </table:table-cell>
          <table:table-cell table:formula="of:=[Sheet1.$O$132]" office:value-type="float" office:value="0.0201559034097047" calcext:value-type="float">
            <text:p>0.020155903409705</text:p>
          </table:table-cell>
          <table:table-cell table:formula="of:=[Sheet1.$O$145]" office:value-type="float" office:value="0.059923058062893" calcext:value-type="float">
            <text:p>0.059923058062893</text:p>
          </table:table-cell>
          <table:table-cell table:formula="of:=[Sheet1.$O$158]" office:value-type="float" office:value="4.02067888465961" calcext:value-type="float">
            <text:p>4.02067888465961</text:p>
          </table:table-cell>
          <table:table-cell table:formula="of:=[Sheet1.$O$171]" office:value-type="float" office:value="0.0262991627981734" calcext:value-type="float">
            <text:p>0.026299162798173</text:p>
          </table:table-cell>
          <table:table-cell table:formula="of:=[Sheet1.$O$184]" office:value-type="float" office:value="0.55585198710362" calcext:value-type="float">
            <text:p>0.55585198710362</text:p>
          </table:table-cell>
          <table:table-cell table:formula="of:=[Sheet1.$O$197]" office:value-type="float" office:value="0.0323803596250725" calcext:value-type="float">
            <text:p>0.032380359625073</text:p>
          </table:table-cell>
          <table:table-cell table:formula="of:=[Sheet1.$O$210]" office:value-type="float" office:value="1.70950841598442" calcext:value-type="float">
            <text:p>1.70950841598442</text:p>
          </table:table-cell>
          <table:table-cell table:formula="of:=[Sheet1.$O$223]" office:value-type="float" office:value="0.153290003451274" calcext:value-type="float">
            <text:p>0.153290003451274</text:p>
          </table:table-cell>
          <table:table-cell table:formula="of:=[Sheet1.$O$236]" office:value-type="float" office:value="0.0465682714142699" calcext:value-type="float">
            <text:p>0.04656827141427</text:p>
          </table:table-cell>
          <table:table-cell table:formula="of:=[Sheet1.$O$249]" office:value-type="float" office:value="0.060067352843969" calcext:value-type="float">
            <text:p>0.060067352843969</text:p>
          </table:table-cell>
          <table:table-cell table:formula="of:=[Sheet1.$O$262]" office:value-type="float" office:value="0.0394581014935082" calcext:value-type="float">
            <text:p>0.039458101493508</text:p>
          </table:table-cell>
          <table:table-cell table:formula="of:=[Sheet1.$O$275]" office:value-type="float" office:value="0.0959092795530317" calcext:value-type="float">
            <text:p>0.095909279553032</text:p>
          </table:table-cell>
          <table:table-cell table:formula="of:=AVERAGE([.A153:.U153])" office:value-type="float" office:value="0.508231907778771" calcext:value-type="float">
            <text:p>0.508231907778771</text:p>
          </table:table-cell>
          <table:table-cell table:formula="of:=STDEV([.A153:.U153])" office:value-type="float" office:value="1.02582741404187" calcext:value-type="float">
            <text:p>1.025827414041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01"/>
        </table:table-row>
        <table:table-row table:style-name="ro1">
          <table:table-cell table:formula="of:=AVERAGE([.A141:.A153])" office:value-type="float" office:value="0.953505937148028" calcext:value-type="float">
            <text:p>0.953505937148028</text:p>
          </table:table-cell>
          <table:table-cell table:formula="of:=AVERAGE([.B141:.B153])" office:value-type="float" office:value="0.699704534132105" calcext:value-type="float">
            <text:p>0.699704534132105</text:p>
          </table:table-cell>
          <table:table-cell table:formula="of:=AVERAGE([.C141:.C153])" office:value-type="float" office:value="46.9422531518371" calcext:value-type="float">
            <text:p>46.9422531518371</text:p>
          </table:table-cell>
          <table:table-cell table:formula="of:=AVERAGE([.D141:.D153])" office:value-type="float" office:value="0.739185293162453" calcext:value-type="float">
            <text:p>0.739185293162453</text:p>
          </table:table-cell>
          <table:table-cell table:formula="of:=AVERAGE([.E141:.E153])" office:value-type="float" office:value="40.0036113011064" calcext:value-type="float">
            <text:p>40.0036113011064</text:p>
          </table:table-cell>
          <table:table-cell table:formula="of:=AVERAGE([.F141:.F153])" office:value-type="float" office:value="0.387126934892771" calcext:value-type="float">
            <text:p>0.387126934892771</text:p>
          </table:table-cell>
          <table:table-cell table:formula="of:=AVERAGE([.G141:.G153])" office:value-type="float" office:value="2.07386407958261" calcext:value-type="float">
            <text:p>2.07386407958261</text:p>
          </table:table-cell>
          <table:table-cell table:formula="of:=AVERAGE([.H141:.H153])" office:value-type="float" office:value="0.349152117330927" calcext:value-type="float">
            <text:p>0.349152117330927</text:p>
          </table:table-cell>
          <table:table-cell table:formula="of:=AVERAGE([.I141:.I153])" office:value-type="float" office:value="2.79754746749745" calcext:value-type="float">
            <text:p>2.79754746749745</text:p>
          </table:table-cell>
          <table:table-cell table:formula="of:=AVERAGE([.J141:.J153])" office:value-type="float" office:value="0.349152117330927" calcext:value-type="float">
            <text:p>0.349152117330927</text:p>
          </table:table-cell>
          <table:table-cell table:formula="of:=AVERAGE([.K141:.K153])" office:value-type="float" office:value="0.885100173927365" calcext:value-type="float">
            <text:p>0.885100173927365</text:p>
          </table:table-cell>
          <table:table-cell table:formula="of:=AVERAGE([.L141:.L153])" office:value-type="float" office:value="200.867608132488" calcext:value-type="float">
            <text:p>200.867608132488</text:p>
          </table:table-cell>
          <table:table-cell table:formula="of:=AVERAGE([.M141:.M153])" office:value-type="float" office:value="0.700685270971457" calcext:value-type="float">
            <text:p>0.700685270971457</text:p>
          </table:table-cell>
          <table:table-cell table:formula="of:=AVERAGE([.N141:.N153])" office:value-type="float" office:value="5.33406007687732" calcext:value-type="float">
            <text:p>5.33406007687732</text:p>
          </table:table-cell>
          <table:table-cell table:formula="of:=AVERAGE([.O141:.O153])" office:value-type="float" office:value="0.59339908856017" calcext:value-type="float">
            <text:p>0.59339908856017</text:p>
          </table:table-cell>
          <table:table-cell table:formula="of:=AVERAGE([.P141:.P153])" office:value-type="float" office:value="46.7927494949606" calcext:value-type="float">
            <text:p>46.7927494949606</text:p>
          </table:table-cell>
          <table:table-cell table:formula="of:=AVERAGE([.Q141:.Q153])" office:value-type="float" office:value="3.06844996204243" calcext:value-type="float">
            <text:p>3.06844996204243</text:p>
          </table:table-cell>
          <table:table-cell table:formula="of:=AVERAGE([.R141:.R153])" office:value-type="float" office:value="0.830460793658843" calcext:value-type="float">
            <text:p>0.830460793658843</text:p>
          </table:table-cell>
          <table:table-cell table:formula="of:=AVERAGE([.S141:.S153])" office:value-type="float" office:value="1.25834615794082" calcext:value-type="float">
            <text:p>1.25834615794082</text:p>
          </table:table-cell>
          <table:table-cell table:formula="of:=AVERAGE([.T141:.T153])" office:value-type="float" office:value="1.11389942904563" calcext:value-type="float">
            <text:p>1.11389942904563</text:p>
          </table:table-cell>
          <table:table-cell table:formula="of:=AVERAGE([.U141:.U153])" office:value-type="float" office:value="2.53977956313175" calcext:value-type="float">
            <text:p>2.53977956313175</text:p>
          </table:table-cell>
          <table:table-cell office:value-type="string" calcext:value-type="string">
            <text:p>avg</text:p>
          </table:table-cell>
          <table:table-cell table:number-columns-repeated="1002"/>
        </table:table-row>
        <table:table-row table:style-name="ro1">
          <table:table-cell table:formula="of:=STDEV([.A141:.A153])" office:value-type="float" office:value="1.80219411180901" calcext:value-type="float">
            <text:p>1.80219411180901</text:p>
          </table:table-cell>
          <table:table-cell table:formula="of:=STDEV([.B141:.B153])" office:value-type="float" office:value="1.30180397274224" calcext:value-type="float">
            <text:p>1.30180397274224</text:p>
          </table:table-cell>
          <table:table-cell table:formula="of:=STDEV([.C141:.C153])" office:value-type="float" office:value="96.9473120433061" calcext:value-type="float">
            <text:p>96.9473120433061</text:p>
          </table:table-cell>
          <table:table-cell table:formula="of:=STDEV([.D141:.D153])" office:value-type="float" office:value="1.4192346713156" calcext:value-type="float">
            <text:p>1.4192346713156</text:p>
          </table:table-cell>
          <table:table-cell table:formula="of:=STDEV([.E141:.E153])" office:value-type="float" office:value="98.6979281507451" calcext:value-type="float">
            <text:p>98.6979281507451</text:p>
          </table:table-cell>
          <table:table-cell table:formula="of:=STDEV([.F141:.F153])" office:value-type="float" office:value="0.768721511404616" calcext:value-type="float">
            <text:p>0.768721511404616</text:p>
          </table:table-cell>
          <table:table-cell table:formula="of:=STDEV([.G141:.G153])" office:value-type="float" office:value="3.30950996976613" calcext:value-type="float">
            <text:p>3.30950996976613</text:p>
          </table:table-cell>
          <table:table-cell table:formula="of:=STDEV([.H141:.H153])" office:value-type="float" office:value="0.648035291402732" calcext:value-type="float">
            <text:p>0.648035291402732</text:p>
          </table:table-cell>
          <table:table-cell table:formula="of:=STDEV([.I141:.I153])" office:value-type="float" office:value="6.2766254611915" calcext:value-type="float">
            <text:p>6.2766254611915</text:p>
          </table:table-cell>
          <table:table-cell table:formula="of:=STDEV([.J141:.J153])" office:value-type="float" office:value="0.648035291402732" calcext:value-type="float">
            <text:p>0.648035291402732</text:p>
          </table:table-cell>
          <table:table-cell table:formula="of:=STDEV([.K141:.K153])" office:value-type="float" office:value="2.05828693579146" calcext:value-type="float">
            <text:p>2.05828693579146</text:p>
          </table:table-cell>
          <table:table-cell table:formula="of:=STDEV([.L141:.L153])" office:value-type="float" office:value="375.063115828421" calcext:value-type="float">
            <text:p>375.063115828421</text:p>
          </table:table-cell>
          <table:table-cell table:formula="of:=STDEV([.M141:.M153])" office:value-type="float" office:value="1.46990706828948" calcext:value-type="float">
            <text:p>1.46990706828948</text:p>
          </table:table-cell>
          <table:table-cell table:formula="of:=STDEV([.N141:.N153])" office:value-type="float" office:value="7.13306955527671" calcext:value-type="float">
            <text:p>7.13306955527671</text:p>
          </table:table-cell>
          <table:table-cell table:formula="of:=STDEV([.O141:.O153])" office:value-type="float" office:value="1.03443587666324" calcext:value-type="float">
            <text:p>1.03443587666324</text:p>
          </table:table-cell>
          <table:table-cell table:formula="of:=STDEV([.P141:.P153])" office:value-type="float" office:value="68.9762812483595" calcext:value-type="float">
            <text:p>68.9762812483595</text:p>
          </table:table-cell>
          <table:table-cell table:formula="of:=STDEV([.Q141:.Q153])" office:value-type="float" office:value="5.90902448975238" calcext:value-type="float">
            <text:p>5.90902448975238</text:p>
          </table:table-cell>
          <table:table-cell table:formula="of:=STDEV([.R141:.R153])" office:value-type="float" office:value="1.37299776743987" calcext:value-type="float">
            <text:p>1.37299776743987</text:p>
          </table:table-cell>
          <table:table-cell table:formula="of:=STDEV([.S141:.S153])" office:value-type="float" office:value="1.90217549915757" calcext:value-type="float">
            <text:p>1.90217549915757</text:p>
          </table:table-cell>
          <table:table-cell table:formula="of:=STDEV([.T141:.T153])" office:value-type="float" office:value="2.80557171515496" calcext:value-type="float">
            <text:p>2.80557171515496</text:p>
          </table:table-cell>
          <table:table-cell table:formula="of:=STDEV([.U141:.U153])" office:value-type="float" office:value="4.28716098705101" calcext:value-type="float">
            <text:p>4.28716098705101</text:p>
          </table:table-cell>
          <table:table-cell office:value-type="string" calcext:value-type="string">
            <text:p>std</text:p>
          </table:table-cell>
          <table:table-cell table:number-columns-repeated="1002"/>
        </table:table-row>
        <table:table-row table:style-name="ro1">
          <table:table-cell table:formula="of:=RANK([.A155];[.$A155:.$U155])" office:value-type="float" office:value="12" calcext:value-type="float">
            <text:p>12</text:p>
          </table:table-cell>
          <table:table-cell table:formula="of:=RANK([.B155];[.$A155:.$U155])" office:value-type="float" office:value="17" calcext:value-type="float">
            <text:p>17</text:p>
          </table:table-cell>
          <table:table-cell table:formula="of:=RANK([.C155];[.$A155:.$U155])" office:value-type="float" office:value="2" calcext:value-type="float">
            <text:p>2</text:p>
          </table:table-cell>
          <table:table-cell table:formula="of:=RANK([.D155];[.$A155:.$U155])" office:value-type="float" office:value="15" calcext:value-type="float">
            <text:p>15</text:p>
          </table:table-cell>
          <table:table-cell table:formula="of:=RANK([.E155];[.$A155:.$U155])" office:value-type="float" office:value="4" calcext:value-type="float">
            <text:p>4</text:p>
          </table:table-cell>
          <table:table-cell table:formula="of:=RANK([.F155];[.$A155:.$U155])" office:value-type="float" office:value="19" calcext:value-type="float">
            <text:p>19</text:p>
          </table:table-cell>
          <table:table-cell table:formula="of:=RANK([.G155];[.$A155:.$U155])" office:value-type="float" office:value="9" calcext:value-type="float">
            <text:p>9</text:p>
          </table:table-cell>
          <table:table-cell table:formula="of:=RANK([.H155];[.$A155:.$U155])" office:value-type="float" office:value="20" calcext:value-type="float">
            <text:p>20</text:p>
          </table:table-cell>
          <table:table-cell table:formula="of:=RANK([.I155];[.$A155:.$U155])" office:value-type="float" office:value="7" calcext:value-type="float">
            <text:p>7</text:p>
          </table:table-cell>
          <table:table-cell table:formula="of:=RANK([.J155];[.$A155:.$U155])" office:value-type="float" office:value="20" calcext:value-type="float">
            <text:p>20</text:p>
          </table:table-cell>
          <table:table-cell table:formula="of:=RANK([.K155];[.$A155:.$U155])" office:value-type="float" office:value="13" calcext:value-type="float">
            <text:p>13</text:p>
          </table:table-cell>
          <table:table-cell table:formula="of:=RANK([.L155];[.$A155:.$U155])" office:value-type="float" office:value="1" calcext:value-type="float">
            <text:p>1</text:p>
          </table:table-cell>
          <table:table-cell table:formula="of:=RANK([.M155];[.$A155:.$U155])" office:value-type="float" office:value="16" calcext:value-type="float">
            <text:p>16</text:p>
          </table:table-cell>
          <table:table-cell table:formula="of:=RANK([.N155];[.$A155:.$U155])" office:value-type="float" office:value="5" calcext:value-type="float">
            <text:p>5</text:p>
          </table:table-cell>
          <table:table-cell table:formula="of:=RANK([.O155];[.$A155:.$U155])" office:value-type="float" office:value="18" calcext:value-type="float">
            <text:p>18</text:p>
          </table:table-cell>
          <table:table-cell table:formula="of:=RANK([.P155];[.$A155:.$U155])" office:value-type="float" office:value="3" calcext:value-type="float">
            <text:p>3</text:p>
          </table:table-cell>
          <table:table-cell table:formula="of:=RANK([.Q155];[.$A155:.$U155])" office:value-type="float" office:value="6" calcext:value-type="float">
            <text:p>6</text:p>
          </table:table-cell>
          <table:table-cell table:formula="of:=RANK([.R155];[.$A155:.$U155])" office:value-type="float" office:value="14" calcext:value-type="float">
            <text:p>14</text:p>
          </table:table-cell>
          <table:table-cell table:formula="of:=RANK([.S155];[.$A155:.$U155])" office:value-type="float" office:value="10" calcext:value-type="float">
            <text:p>10</text:p>
          </table:table-cell>
          <table:table-cell table:formula="of:=RANK([.T155];[.$A155:.$U155])" office:value-type="float" office:value="11" calcext:value-type="float">
            <text:p>11</text:p>
          </table:table-cell>
          <table:table-cell table:formula="of:=RANK([.U155];[.$A155:.$U155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formula="of:=[.A155]-[.A136]" office:value-type="float" office:value="0.640247597669992" calcext:value-type="float">
            <text:p>0.640247597669992</text:p>
          </table:table-cell>
          <table:table-cell table:formula="of:=[.B155]-[.B136]" office:value-type="float" office:value="0.481755501427935" calcext:value-type="float">
            <text:p>0.481755501427935</text:p>
          </table:table-cell>
          <table:table-cell table:formula="of:=[.C155]-[.C136]" office:value-type="float" office:value="35.8245615804401" calcext:value-type="float">
            <text:p>35.8245615804401</text:p>
          </table:table-cell>
          <table:table-cell table:formula="of:=[.D155]-[.D136]" office:value-type="float" office:value="0.51987488916254" calcext:value-type="float">
            <text:p>0.51987488916254</text:p>
          </table:table-cell>
          <table:table-cell table:formula="of:=[.E155]-[.E136]" office:value-type="float" office:value="33.7433344482533" calcext:value-type="float">
            <text:p>33.7433344482533</text:p>
          </table:table-cell>
          <table:table-cell table:formula="of:=[.F155]-[.F136]" office:value-type="float" office:value="0.264652042071506" calcext:value-type="float">
            <text:p>0.264652042071506</text:p>
          </table:table-cell>
          <table:table-cell table:formula="of:=[.G155]-[.G136]" office:value-type="float" office:value="0.913473671267507" calcext:value-type="float">
            <text:p>0.913473671267507</text:p>
          </table:table-cell>
          <table:table-cell table:formula="of:=[.H155]-[.H136]" office:value-type="float" office:value="0.228499626667727" calcext:value-type="float">
            <text:p>0.228499626667727</text:p>
          </table:table-cell>
          <table:table-cell table:formula="of:=[.I155]-[.I136]" office:value-type="float" office:value="1.34685992759619" calcext:value-type="float">
            <text:p>1.34685992759619</text:p>
          </table:table-cell>
          <table:table-cell table:formula="of:=[.J155]-[.J136]" office:value-type="float" office:value="0.228501529817175" calcext:value-type="float">
            <text:p>0.228501529817175</text:p>
          </table:table-cell>
          <table:table-cell table:formula="of:=[.K155]-[.K136]" office:value-type="float" office:value="0.677368650247229" calcext:value-type="float">
            <text:p>0.677368650247229</text:p>
          </table:table-cell>
          <table:table-cell table:formula="of:=[.L155]-[.L136]" office:value-type="float" office:value="181.805929634275" calcext:value-type="float">
            <text:p>181.805929634275</text:p>
          </table:table-cell>
          <table:table-cell table:formula="of:=[.M155]-[.M136]" office:value-type="float" office:value="0.39369508538347" calcext:value-type="float">
            <text:p>0.39369508538347</text:p>
          </table:table-cell>
          <table:table-cell table:formula="of:=[.N155]-[.N136]" office:value-type="float" office:value="2.81764881779301" calcext:value-type="float">
            <text:p>2.81764881779301</text:p>
          </table:table-cell>
          <table:table-cell table:formula="of:=[.O155]-[.O136]" office:value-type="float" office:value="0.410537613219272" calcext:value-type="float">
            <text:p>0.410537613219272</text:p>
          </table:table-cell>
          <table:table-cell table:formula="of:=[.P155]-[.P136]" office:value-type="float" office:value="22.4348592822522" calcext:value-type="float">
            <text:p>22.4348592822522</text:p>
          </table:table-cell>
          <table:table-cell table:formula="of:=[.Q155]-[.Q136]" office:value-type="float" office:value="2.29181158942318" calcext:value-type="float">
            <text:p>2.29181158942318</text:p>
          </table:table-cell>
          <table:table-cell table:formula="of:=[.R155]-[.R136]" office:value-type="float" office:value="0.525334818390432" calcext:value-type="float">
            <text:p>0.525334818390432</text:p>
          </table:table-cell>
          <table:table-cell table:formula="of:=[.S155]-[.S136]" office:value-type="float" office:value="0.855093507671399" calcext:value-type="float">
            <text:p>0.855093507671399</text:p>
          </table:table-cell>
          <table:table-cell table:formula="of:=[.T155]-[.T136]" office:value-type="float" office:value="0.91414639177581" calcext:value-type="float">
            <text:p>0.91414639177581</text:p>
          </table:table-cell>
          <table:table-cell table:formula="of:=[.U155]-[.U136]" office:value-type="float" office:value="0.484387349394334" calcext:value-type="float">
            <text:p>0.484387349394334</text:p>
          </table:table-cell>
          <table:table-cell office:value-type="string" calcext:value-type="string">
            <text:p>diff</text:p>
          </table:table-cell>
          <table:table-cell table:number-columns-repeated="100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Z2:Sheet2.Z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A2:Sheet2.A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C2:Sheet2.AC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D2:Sheet2.A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J2:Sheet2.AJ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I2:Sheet2.AI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F2:Sheet2.A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G2:Sheet2.A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00-00-00</text:date>, <text:time style:data-style-name="N2" text:time-value="10:06:43.989776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03:32.828684399</meta:creation-date>
    <meta:generator>LibreOffice/5.3.1.2$Linux_X86_64 LibreOffice_project/30m0$Build-2</meta:generator>
    <dc:date>2017-05-11T11:34:41.941007061</dc:date>
    <meta:editing-duration>PT2H23M6S</meta:editing-duration>
    <meta:editing-cycles>26</meta:editing-cycles>
    <meta:document-statistic meta:table-count="2" meta:cell-count="9382" meta:object-count="0"/>
  </office:meta>
</office:document-meta>
</file>